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33ff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4" table:default-cell-style-name="ce3"/>
        <table:table-column table:style-name="co9" table:number-columns-repeated="3" table:default-cell-style-name="ce3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9406" calcext:value-type="float">
            <text:p>9406</text:p>
          </table:table-cell>
          <table:table-cell table:style-name="ce1" office:value-type="float" office:value="561" calcext:value-type="float">
            <text:p>5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58.3" calcext:value-type="float">
            <text:p>3058,3</text:p>
          </table:table-cell>
          <table:table-cell table:style-name="ce1" office:value-type="float" office:value="7219.8" calcext:value-type="float">
            <text:p>7219,8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18050" calcext:value-type="float">
            <text:p>18050</text:p>
          </table:table-cell>
          <table:table-cell table:style-name="ce1" office:value-type="float" office:value="1453.8" calcext:value-type="float">
            <text:p>1453,8</text:p>
          </table:table-cell>
          <table:table-cell table:style-name="ce1" office:value-type="float" office:value="1529" calcext:value-type="float">
            <text:p>1529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23184.2" calcext:value-type="float">
            <text:p>23184,2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64.6" calcext:value-type="float">
            <text:p>1764,6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.3" calcext:value-type="float">
            <text:p>17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9085" calcext:value-type="float">
            <text:p>9085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588.1" calcext:value-type="float">
            <text:p>3588,1</text:p>
          </table:table-cell>
          <table:table-cell table:style-name="ce1" office:value-type="float" office:value="2957.5" calcext:value-type="float">
            <text:p>2957,5</text:p>
          </table:table-cell>
          <table:table-cell table:style-name="ce1" office:value-type="float" office:value="8623.8" calcext:value-type="float">
            <text:p>8623,8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5322.4" calcext:value-type="float">
            <text:p>15322,4</text:p>
          </table:table-cell>
          <table:table-cell table:style-name="ce1" office:value-type="float" office:value="1202.8" calcext:value-type="float">
            <text:p>1202,8</text:p>
          </table:table-cell>
          <table:table-cell table:style-name="ce1" office:value-type="float" office:value="1022.4" calcext:value-type="float">
            <text:p>1022,4</text:p>
          </table:table-cell>
          <table:table-cell table:style-name="ce1" office:value-type="float" office:value="641.2" calcext:value-type="float">
            <text:p>641,2</text:p>
          </table:table-cell>
          <table:table-cell table:style-name="ce1" office:value-type="float" office:value="23946.4" calcext:value-type="float">
            <text:p>23946,4</text:p>
          </table:table-cell>
          <table:table-cell table:style-name="ce1" office:value-type="float" office:value="37.5" calcext:value-type="float">
            <text:p>37,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63.6" calcext:value-type="float">
            <text:p>1363,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.4" calcext:value-type="float">
            <text:p>300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8463.2" calcext:value-type="float">
            <text:p>8463,2</text:p>
          </table:table-cell>
          <table:table-cell table:style-name="ce1" office:value-type="float" office:value="521" calcext:value-type="float">
            <text:p>5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707" calcext:value-type="float">
            <text:p>2707</text:p>
          </table:table-cell>
          <table:table-cell table:style-name="ce1" office:value-type="float" office:value="8272.8" calcext:value-type="float">
            <text:p>8272,8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16926.8" calcext:value-type="float">
            <text:p>16926,8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1423.4" calcext:value-type="float">
            <text:p>1423,4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24548.2" calcext:value-type="float">
            <text:p>24548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0.5" calcext:value-type="float">
            <text:p>300,5</text:p>
          </table:table-cell>
          <table:table-cell table:style-name="ce1" office:value-type="float" office:value="1624" calcext:value-type="float">
            <text:p>1624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8042.2" calcext:value-type="float">
            <text:p>8042,2</text:p>
          </table:table-cell>
          <table:table-cell table:style-name="ce1" office:value-type="float" office:value="450.8" calcext:value-type="float">
            <text:p>450,8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8.3" calcext:value-type="float">
            <text:p>3058,3</text:p>
          </table:table-cell>
          <table:table-cell table:style-name="ce1" office:value-type="float" office:value="7495.3" calcext:value-type="float">
            <text:p>7495,3</text:p>
          </table:table-cell>
          <table:table-cell table:style-name="ce1" office:value-type="float" office:value="7176.3" calcext:value-type="float">
            <text:p>7176,3</text:p>
          </table:table-cell>
          <table:table-cell table:style-name="ce1" office:value-type="float" office:value="16044.6" calcext:value-type="float">
            <text:p>16044,6</text:p>
          </table:table-cell>
          <table:table-cell table:style-name="ce1" office:value-type="float" office:value="1228" calcext:value-type="float">
            <text:p>1228</text:p>
          </table:table-cell>
          <table:table-cell table:style-name="ce1" office:value-type="float" office:value="1463.6" calcext:value-type="float">
            <text:p>1463,6</text:p>
          </table:table-cell>
          <table:table-cell table:style-name="ce1" office:value-type="float" office:value="641.4" calcext:value-type="float">
            <text:p>641,4</text:p>
          </table:table-cell>
          <table:table-cell table:style-name="ce1" office:value-type="float" office:value="24889" calcext:value-type="float">
            <text:p>2488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82.6" calcext:value-type="float">
            <text:p>1082,6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.6" calcext:value-type="float">
            <text:p>440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8924.4" calcext:value-type="float">
            <text:p>8924,4</text:p>
          </table:table-cell>
          <table:table-cell table:style-name="ce1" office:value-type="float" office:value="460.8" calcext:value-type="float">
            <text:p>460,8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2957.8" calcext:value-type="float">
            <text:p>2957,8</text:p>
          </table:table-cell>
          <table:table-cell table:style-name="ce1" office:value-type="float" office:value="7871.5" calcext:value-type="float">
            <text:p>7871,5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4961.4" calcext:value-type="float">
            <text:p>14961,4</text:p>
          </table:table-cell>
          <table:table-cell table:style-name="ce1" office:value-type="float" office:value="1503.8" calcext:value-type="float">
            <text:p>1503,8</text:p>
          </table:table-cell>
          <table:table-cell table:style-name="ce1" office:value-type="float" office:value="1463.6" calcext:value-type="float">
            <text:p>1463,6</text:p>
          </table:table-cell>
          <table:table-cell table:style-name="ce1" office:value-type="float" office:value="881.8" calcext:value-type="float">
            <text:p>881,8</text:p>
          </table:table-cell>
          <table:table-cell table:style-name="ce1" office:value-type="float" office:value="24548.2" calcext:value-type="float">
            <text:p>24548,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0.5" calcext:value-type="float">
            <text:p>250,5</text:p>
          </table:table-cell>
          <table:table-cell table:style-name="ce1" office:value-type="float" office:value="761.6" calcext:value-type="float">
            <text:p>761,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0.4" calcext:value-type="float">
            <text:p>280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8242.6" calcext:value-type="float">
            <text:p>8242,6</text:p>
          </table:table-cell>
          <table:table-cell table:style-name="ce1" office:value-type="float" office:value="541" calcext:value-type="float">
            <text:p>5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3409" calcext:value-type="float">
            <text:p>3409</text:p>
          </table:table-cell>
          <table:table-cell table:style-name="ce1" office:value-type="float" office:value="7069.3" calcext:value-type="float">
            <text:p>7069,3</text:p>
          </table:table-cell>
          <table:table-cell table:style-name="ce1" office:value-type="float" office:value="8970.3" calcext:value-type="float">
            <text:p>8970,3</text:p>
          </table:table-cell>
          <table:table-cell table:style-name="ce1" office:value-type="float" office:value="15803.8" calcext:value-type="float">
            <text:p>15803,8</text:p>
          </table:table-cell>
          <table:table-cell table:style-name="ce1" office:value-type="float" office:value="1102.4" calcext:value-type="float">
            <text:p>1102,4</text:p>
          </table:table-cell>
          <table:table-cell table:style-name="ce1" office:value-type="float" office:value="1854.8" calcext:value-type="float">
            <text:p>1854,8</text:p>
          </table:table-cell>
          <table:table-cell table:style-name="ce1" office:value-type="float" office:value="601.2" calcext:value-type="float">
            <text:p>601,2</text:p>
          </table:table-cell>
          <table:table-cell table:style-name="ce1" office:value-type="float" office:value="22702.8" calcext:value-type="float">
            <text:p>22702,8</text:p>
          </table:table-cell>
          <table:table-cell table:style-name="ce1" office:value-type="float" office:value="28.6" calcext:value-type="float">
            <text:p>28,6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1182.6" calcext:value-type="float">
            <text:p>1182,6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7540.6" calcext:value-type="float">
            <text:p>7540,6</text:p>
          </table:table-cell>
          <table:table-cell table:style-name="ce1" office:value-type="float" office:value="520.8" calcext:value-type="float">
            <text:p>52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32.5" calcext:value-type="float">
            <text:p>2832,5</text:p>
          </table:table-cell>
          <table:table-cell table:style-name="ce1" office:value-type="float" office:value="7696" calcext:value-type="float">
            <text:p>7696</text:p>
          </table:table-cell>
          <table:table-cell table:style-name="ce1" office:value-type="float" office:value="4485.2" calcext:value-type="float">
            <text:p>4485,2</text:p>
          </table:table-cell>
          <table:table-cell table:style-name="ce1" office:value-type="float" office:value="14299.4" calcext:value-type="float">
            <text:p>14299,4</text:p>
          </table:table-cell>
          <table:table-cell table:style-name="ce1" office:value-type="float" office:value="781.6" calcext:value-type="float">
            <text:p>781,6</text:p>
          </table:table-cell>
          <table:table-cell table:style-name="ce1" office:value-type="float" office:value="1162.8" calcext:value-type="float">
            <text:p>1162,8</text:p>
          </table:table-cell>
          <table:table-cell table:style-name="ce1" office:value-type="float" office:value="1042.4" calcext:value-type="float">
            <text:p>1042,4</text:p>
          </table:table-cell>
          <table:table-cell table:style-name="ce1" office:value-type="float" office:value="22161.6" calcext:value-type="float">
            <text:p>22161,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0.2" calcext:value-type="float">
            <text:p>300,2</text:p>
          </table:table-cell>
          <table:table-cell table:style-name="ce1" office:value-type="float" office:value="761.6" calcext:value-type="float">
            <text:p>761,6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7500.6" calcext:value-type="float">
            <text:p>7500,6</text:p>
          </table:table-cell>
          <table:table-cell table:style-name="ce1" office:value-type="float" office:value="501" calcext:value-type="float">
            <text:p>5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534.3" calcext:value-type="float">
            <text:p>3534,3</text:p>
          </table:table-cell>
          <table:table-cell table:style-name="ce1" office:value-type="float" office:value="7520.5" calcext:value-type="float">
            <text:p>7520,5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15222" calcext:value-type="float">
            <text:p>15222</text:p>
          </table:table-cell>
          <table:table-cell table:style-name="ce1" office:value-type="float" office:value="952.3" calcext:value-type="float">
            <text:p>952,3</text:p>
          </table:table-cell>
          <table:table-cell table:style-name="ce1" office:value-type="float" office:value="1142.6" calcext:value-type="float">
            <text:p>1142,6</text:p>
          </table:table-cell>
          <table:table-cell table:style-name="ce1" office:value-type="float" office:value="581.2" calcext:value-type="float">
            <text:p>581,2</text:p>
          </table:table-cell>
          <table:table-cell table:style-name="ce1" office:value-type="float" office:value="22442.4" calcext:value-type="float">
            <text:p>22442,4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1262.8" calcext:value-type="float">
            <text:p>1262,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980.2" calcext:value-type="float">
            <text:p>5980,2</text:p>
          </table:table-cell>
          <table:table-cell table:style-name="ce1" office:value-type="float" office:value="175.3" calcext:value-type="float">
            <text:p>17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2">
          <table:table-cell table:style-name="Default" office:value-type="float" office:value="15.9" calcext:value-type="float">
            <text:p>15,9</text:p>
          </table:table-cell>
          <table:table-cell table:style-name="Default" office:value-type="float" office:value="7560.6" calcext:value-type="float">
            <text:p>7560,6</text:p>
          </table:table-cell>
          <table:table-cell table:style-name="Default" office:value-type="float" office:value="801.6" calcext:value-type="float">
            <text:p>801,6</text:p>
          </table:table-cell>
          <table:table-cell table:style-name="Default" office:value-type="float" office:value="3588.1" calcext:value-type="float">
            <text:p>3588,1</text:p>
          </table:table-cell>
          <table:table-cell table:style-name="Default" office:value-type="float" office:value="7176.3" calcext:value-type="float">
            <text:p>7176,3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3835.3" calcext:value-type="float">
            <text:p>3835,3</text:p>
          </table:table-cell>
          <table:table-cell table:style-name="Default" office:value-type="float" office:value="7821.5" calcext:value-type="float">
            <text:p>7821,5</text:p>
          </table:table-cell>
          <table:table-cell table:style-name="Default" office:value-type="float" office:value="5980.2" calcext:value-type="float">
            <text:p>5980,2</text:p>
          </table:table-cell>
          <table:table-cell table:style-name="Default" office:value-type="float" office:value="15944" calcext:value-type="float">
            <text:p>15944</text:p>
          </table:table-cell>
          <table:table-cell table:style-name="Default" office:value-type="float" office:value="1062.4" calcext:value-type="float">
            <text:p>1062,4</text:p>
          </table:table-cell>
          <table:table-cell table:style-name="Default" office:value-type="float" office:value="1483.6" calcext:value-type="float">
            <text:p>1483,6</text:p>
          </table:table-cell>
          <table:table-cell table:style-name="Default" office:value-type="float" office:value="621.2" calcext:value-type="float">
            <text:p>621,2</text:p>
          </table:table-cell>
          <table:table-cell table:style-name="Default" office:value-type="float" office:value="22302" calcext:value-type="float">
            <text:p>2230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082.6" calcext:value-type="float">
            <text:p>1082,6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7.7" calcext:value-type="float">
            <text:p>17,7</text:p>
          </table:table-cell>
          <table:table-cell table:style-name="Default" office:value-type="float" office:value="6477.4" calcext:value-type="float">
            <text:p>6477,4</text:p>
          </table:table-cell>
          <table:table-cell table:style-name="Default" office:value-type="float" office:value="721.4" calcext:value-type="float">
            <text:p>721,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732.3" calcext:value-type="float">
            <text:p>2732,3</text:p>
          </table:table-cell>
          <table:table-cell table:style-name="Default" office:value-type="float" office:value="6678.2" calcext:value-type="float">
            <text:p>6678,2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14881" calcext:value-type="float">
            <text:p>14881</text:p>
          </table:table-cell>
          <table:table-cell table:style-name="Default" office:value-type="float" office:value="922.2" calcext:value-type="float">
            <text:p>922,2</text:p>
          </table:table-cell>
          <table:table-cell table:style-name="Default" office:value-type="float" office:value="1553.8" calcext:value-type="float">
            <text:p>1553,8</text:p>
          </table:table-cell>
          <table:table-cell table:style-name="Default" office:value-type="float" office:value="741.6" calcext:value-type="float">
            <text:p>741,6</text:p>
          </table:table-cell>
          <table:table-cell table:style-name="Default" office:value-type="float" office:value="22863.4" calcext:value-type="float">
            <text:p>22863,4</text:p>
          </table:table-cell>
          <table:table-cell table:style-name="Default" office:value-type="float" office:value="12.5" calcext:value-type="float">
            <text:p>12,5</text:p>
          </table:table-cell>
          <table:table-cell table:style-name="Default" office:value-type="float" office:value="225.3" calcext:value-type="float">
            <text:p>225,3</text:p>
          </table:table-cell>
          <table:table-cell table:style-name="Default" office:value-type="float" office:value="1162.8" calcext:value-type="float">
            <text:p>1162,8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485.2" calcext:value-type="float">
            <text:p>4485,2</text:p>
          </table:table-cell>
          <table:table-cell table:style-name="Default" office:value-type="float" office:value="175" calcext:value-type="float">
            <text:p>1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19.4" calcext:value-type="float">
            <text:p>19,4</text:p>
          </table:table-cell>
          <table:table-cell table:style-name="Default" office:value-type="float" office:value="19935.4" calcext:value-type="float">
            <text:p>19935,4</text:p>
          </table:table-cell>
          <table:table-cell table:style-name="Default" office:value-type="float" office:value="100906.3" calcext:value-type="float">
            <text:p>100906,3</text:p>
          </table:table-cell>
          <table:table-cell table:number-columns-repeated="2" table:style-name="Default" office:value-type="float" office:value="5980.2" calcext:value-type="float">
            <text:p>5980,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176.3" calcext:value-type="float">
            <text:p>63176,3</text:p>
          </table:table-cell>
          <table:table-cell table:style-name="Default" office:value-type="float" office:value="41515.8" calcext:value-type="float">
            <text:p>41515,8</text:p>
          </table:table-cell>
          <table:table-cell table:style-name="Default" office:value-type="float" office:value="13455.5" calcext:value-type="float">
            <text:p>13455,5</text:p>
          </table:table-cell>
          <table:table-cell table:style-name="Default" office:value-type="float" office:value="74281.8" calcext:value-type="float">
            <text:p>74281,8</text:p>
          </table:table-cell>
          <table:table-cell table:style-name="Default" office:value-type="float" office:value="42499.4" calcext:value-type="float">
            <text:p>42499,4</text:p>
          </table:table-cell>
          <table:table-cell table:style-name="Default" office:value-type="float" office:value="32134.5" calcext:value-type="float">
            <text:p>32134,5</text:p>
          </table:table-cell>
          <table:table-cell table:style-name="Default" office:value-type="float" office:value="177944.5" calcext:value-type="float">
            <text:p>177944,5</text:p>
          </table:table-cell>
          <table:table-cell table:style-name="Default" office:value-type="float" office:value="45045.6" calcext:value-type="float">
            <text:p>45045,6</text:p>
          </table:table-cell>
          <table:table-cell table:style-name="Default" office:value-type="float" office:value="65239.1" calcext:value-type="float">
            <text:p>65239,1</text:p>
          </table:table-cell>
          <table:table-cell table:style-name="Default" office:value-type="float" office:value="16846.6" calcext:value-type="float">
            <text:p>16846,6</text:p>
          </table:table-cell>
          <table:table-cell table:style-name="Default" office:value-type="float" office:value="41791.5" calcext:value-type="float">
            <text:p>41791,5</text:p>
          </table:table-cell>
          <table:table-cell table:style-name="Default" office:value-type="float" office:value="79528.4" calcext:value-type="float">
            <text:p>79528,4</text:p>
          </table:table-cell>
          <table:table-cell table:style-name="Default" office:value-type="float" office:value="10764.4" calcext:value-type="float">
            <text:p>10764,4</text:p>
          </table:table-cell>
          <table:table-cell table:style-name="Default" office:value-type="float" office:value="334553.6" calcext:value-type="float">
            <text:p>334553,6</text:p>
          </table:table-cell>
          <table:table-cell table:style-name="Default" office:value-type="float" office:value="132470" calcext:value-type="float">
            <text:p>132470</text:p>
          </table:table-cell>
          <table:table-cell table:style-name="Default" office:value-type="float" office:value="98159" calcext:value-type="float">
            <text:p>98159</text:p>
          </table:table-cell>
          <table:table-cell table:style-name="ce6" table:number-columns-repeated="1002"/>
        </table:table-row>
        <table:table-row table:style-name="ro2">
          <table:table-cell table:style-name="Default" office:value-type="float" office:value="21.2" calcext:value-type="float">
            <text:p>21,2</text:p>
          </table:table-cell>
          <table:table-cell table:style-name="Default" office:value-type="float" office:value="54512" calcext:value-type="float">
            <text:p>54512</text:p>
          </table:table-cell>
          <table:table-cell table:style-name="Default" office:value-type="float" office:value="133177.4" calcext:value-type="float">
            <text:p>133177,4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28705" calcext:value-type="float">
            <text:p>28705</text:p>
          </table:table-cell>
          <table:table-cell table:style-name="Default" office:value-type="float" office:value="7176.3" calcext:value-type="float">
            <text:p>7176,3</text:p>
          </table:table-cell>
          <table:table-cell table:style-name="Default" office:value-type="float" office:value="233802" calcext:value-type="float">
            <text:p>233802</text:p>
          </table:table-cell>
          <table:table-cell table:style-name="Default" office:value-type="float" office:value="35599" calcext:value-type="float">
            <text:p>35599</text:p>
          </table:table-cell>
          <table:table-cell table:style-name="Default" office:value-type="float" office:value="43093.4" calcext:value-type="float">
            <text:p>43093,4</text:p>
          </table:table-cell>
          <table:table-cell table:style-name="Default" office:value-type="float" office:value="93661.6" calcext:value-type="float">
            <text:p>93661,6</text:p>
          </table:table-cell>
          <table:table-cell table:style-name="Default" office:value-type="float" office:value="108081.2" calcext:value-type="float">
            <text:p>108081,2</text:p>
          </table:table-cell>
          <table:table-cell table:style-name="Default" office:value-type="float" office:value="60548.8" calcext:value-type="float">
            <text:p>60548,8</text:p>
          </table:table-cell>
          <table:table-cell table:style-name="Default" office:value-type="float" office:value="259023.2" calcext:value-type="float">
            <text:p>259023,2</text:p>
          </table:table-cell>
          <table:table-cell table:style-name="Default" office:value-type="float" office:value="84596" calcext:value-type="float">
            <text:p>84596</text:p>
          </table:table-cell>
          <table:table-cell table:style-name="Default" office:value-type="float" office:value="174210.3" calcext:value-type="float">
            <text:p>174210,3</text:p>
          </table:table-cell>
          <table:table-cell table:style-name="Default" office:value-type="float" office:value="20296.2" calcext:value-type="float">
            <text:p>20296,2</text:p>
          </table:table-cell>
          <table:table-cell table:style-name="Default" office:value-type="float" office:value="34636.6" calcext:value-type="float">
            <text:p>34636,6</text:p>
          </table:table-cell>
          <table:table-cell table:style-name="Default" office:value-type="float" office:value="122130.8" calcext:value-type="float">
            <text:p>122130,8</text:p>
          </table:table-cell>
          <table:table-cell table:style-name="Default" office:value-type="float" office:value="62926.7" calcext:value-type="float">
            <text:p>62926,7</text:p>
          </table:table-cell>
          <table:table-cell table:style-name="Default" office:value-type="float" office:value="255247.5" calcext:value-type="float">
            <text:p>255247,5</text:p>
          </table:table-cell>
          <table:table-cell table:style-name="Default" office:value-type="float" office:value="183124.8" calcext:value-type="float">
            <text:p>183124,8</text:p>
          </table:table-cell>
          <table:table-cell table:style-name="Default" office:value-type="float" office:value="361648.8" calcext:value-type="float">
            <text:p>361648,8</text:p>
          </table:table-cell>
          <table:table-cell table:number-columns-repeated="100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69474" calcext:value-type="float">
            <text:p>69474</text:p>
          </table:table-cell>
          <table:table-cell table:style-name="Default" office:value-type="float" office:value="164919.2" calcext:value-type="float">
            <text:p>164919,2</text:p>
          </table:table-cell>
          <table:table-cell table:style-name="Default" office:value-type="float" office:value="30440.6" calcext:value-type="float">
            <text:p>30440,6</text:p>
          </table:table-cell>
          <table:table-cell table:style-name="Default" office:value-type="float" office:value="297481" calcext:value-type="float">
            <text:p>297481</text:p>
          </table:table-cell>
          <table:table-cell table:style-name="Default" office:value-type="float" office:value="24352.5" calcext:value-type="float">
            <text:p>24352,5</text:p>
          </table:table-cell>
          <table:table-cell table:style-name="Default" office:value-type="float" office:value="319248.8" calcext:value-type="float">
            <text:p>319248,8</text:p>
          </table:table-cell>
          <table:table-cell table:style-name="Default" office:value-type="float" office:value="30765.6" calcext:value-type="float">
            <text:p>30765,6</text:p>
          </table:table-cell>
          <table:table-cell table:style-name="Default" office:value-type="float" office:value="1404043.4" calcext:value-type="float">
            <text:p>1404043,4</text:p>
          </table:table-cell>
          <table:table-cell table:style-name="Default" office:value-type="float" office:value="113376" calcext:value-type="float">
            <text:p>113376</text:p>
          </table:table-cell>
          <table:table-cell table:style-name="Default" office:value-type="float" office:value="86261" calcext:value-type="float">
            <text:p>86261</text:p>
          </table:table-cell>
          <table:table-cell table:style-name="Default" office:value-type="float" office:value="75129.6" calcext:value-type="float">
            <text:p>75129,6</text:p>
          </table:table-cell>
          <table:table-cell table:style-name="Default" office:value-type="float" office:value="317104" calcext:value-type="float">
            <text:p>317104</text:p>
          </table:table-cell>
          <table:table-cell table:style-name="Default" office:value-type="float" office:value="104311.2" calcext:value-type="float">
            <text:p>104311,2</text:p>
          </table:table-cell>
          <table:table-cell table:style-name="Default" office:value-type="float" office:value="241777.3" calcext:value-type="float">
            <text:p>241777,3</text:p>
          </table:table-cell>
          <table:table-cell table:style-name="Default" office:value-type="float" office:value="27336" calcext:value-type="float">
            <text:p>27336</text:p>
          </table:table-cell>
          <table:table-cell table:style-name="Default" office:value-type="float" office:value="40693.6" calcext:value-type="float">
            <text:p>40693,6</text:p>
          </table:table-cell>
          <table:table-cell table:style-name="Default" office:value-type="float" office:value="128291.7" calcext:value-type="float">
            <text:p>128291,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459299.6" calcext:value-type="float">
            <text:p>459299,6</text:p>
          </table:table-cell>
          <table:table-cell table:style-name="Default" office:value-type="float" office:value="262311.2" calcext:value-type="float">
            <text:p>262311,2</text:p>
          </table:table-cell>
          <table:table-cell table:style-name="Default" office:value-type="float" office:value="322178.4" calcext:value-type="float">
            <text:p>322178,4</text:p>
          </table:table-cell>
          <table:table-cell table:number-columns-repeated="1002"/>
        </table:table-row>
        <table:table-row table:style-name="ro2">
          <table:table-cell table:style-name="Default" office:value-type="float" office:value="24.7" calcext:value-type="float">
            <text:p>24,7</text:p>
          </table:table-cell>
          <table:table-cell table:style-name="Default" office:value-type="float" office:value="80544.8" calcext:value-type="float">
            <text:p>80544,8</text:p>
          </table:table-cell>
          <table:table-cell table:style-name="Default" office:value-type="float" office:value="109465" calcext:value-type="float">
            <text:p>109465</text:p>
          </table:table-cell>
          <table:table-cell table:style-name="Default" office:value-type="float" office:value="97263.4" calcext:value-type="float">
            <text:p>97263,4</text:p>
          </table:table-cell>
          <table:table-cell table:style-name="Default" office:value-type="float" office:value="990907.5" calcext:value-type="float">
            <text:p>990907,5</text:p>
          </table:table-cell>
          <table:table-cell table:style-name="Default" office:value-type="float" office:value="17337.5" calcext:value-type="float">
            <text:p>17337,5</text:p>
          </table:table-cell>
          <table:table-cell table:style-name="Default" office:value-type="float" office:value="312551.2" calcext:value-type="float">
            <text:p>312551,2</text:p>
          </table:table-cell>
          <table:table-cell table:style-name="Default" office:value-type="float" office:value="31427.4" calcext:value-type="float">
            <text:p>31427,4</text:p>
          </table:table-cell>
          <table:table-cell table:style-name="Default" office:value-type="float" office:value="851826.1" calcext:value-type="float">
            <text:p>851826,1</text:p>
          </table:table-cell>
          <table:table-cell table:style-name="Default" office:value-type="float" office:value="96930.4" calcext:value-type="float">
            <text:p>96930,4</text:p>
          </table:table-cell>
          <table:table-cell table:style-name="Default" office:value-type="float" office:value="95085.2" calcext:value-type="float">
            <text:p>95085,2</text:p>
          </table:table-cell>
          <table:table-cell table:style-name="Default" office:value-type="float" office:value="48635.8" calcext:value-type="float">
            <text:p>48635,8</text:p>
          </table:table-cell>
          <table:table-cell table:style-name="Default" office:value-type="float" office:value="286537.6" calcext:value-type="float">
            <text:p>286537,6</text:p>
          </table:table-cell>
          <table:table-cell table:style-name="Default" office:value-type="float" office:value="113737.6" calcext:value-type="float">
            <text:p>113737,6</text:p>
          </table:table-cell>
          <table:table-cell table:style-name="Default" office:value-type="float" office:value="282141.5" calcext:value-type="float">
            <text:p>282141,5</text:p>
          </table:table-cell>
          <table:table-cell table:style-name="Default" office:value-type="float" office:value="45988" calcext:value-type="float">
            <text:p>45988</text:p>
          </table:table-cell>
          <table:table-cell table:style-name="Default" office:value-type="float" office:value="37324" calcext:value-type="float">
            <text:p>37324</text:p>
          </table:table-cell>
          <table:table-cell table:style-name="Default" office:value-type="float" office:value="118107.2" calcext:value-type="float">
            <text:p>118107,2</text:p>
          </table:table-cell>
          <table:table-cell table:style-name="Default" office:value-type="float" office:value="438014.6" calcext:value-type="float">
            <text:p>438014,6</text:p>
          </table:table-cell>
          <table:table-cell table:style-name="Default" office:value-type="float" office:value="311407.2" calcext:value-type="float">
            <text:p>311407,2</text:p>
          </table:table-cell>
          <table:table-cell table:style-name="Default" office:value-type="float" office:value="305189.6" calcext:value-type="float">
            <text:p>305189,6</text:p>
          </table:table-cell>
          <table:table-cell table:style-name="Default" office:value-type="float" office:value="343456" calcext:value-type="float">
            <text:p>343456</text:p>
          </table:table-cell>
          <table:table-cell table:number-columns-repeated="1002"/>
        </table:table-row>
        <table:table-row table:style-name="ro2"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88927.6" calcext:value-type="float">
            <text:p>88927,6</text:p>
          </table:table-cell>
          <table:table-cell table:style-name="Default" office:value-type="float" office:value="112574" calcext:value-type="float">
            <text:p>112574</text:p>
          </table:table-cell>
          <table:table-cell table:style-name="Default" office:value-type="float" office:value="101786.4" calcext:value-type="float">
            <text:p>101786,4</text:p>
          </table:table-cell>
          <table:table-cell table:style-name="Default" office:value-type="float" office:value="1262659.9" calcext:value-type="float">
            <text:p>1262659,9</text:p>
          </table:table-cell>
          <table:table-cell table:style-name="Default" office:value-type="float" office:value="22679.7" calcext:value-type="float">
            <text:p>22679,7</text:p>
          </table:table-cell>
          <table:table-cell table:style-name="Default" office:value-type="float" office:value="368748" calcext:value-type="float">
            <text:p>368748</text:p>
          </table:table-cell>
          <table:table-cell table:style-name="Default" office:value-type="float" office:value="34776.8" calcext:value-type="float">
            <text:p>34776,8</text:p>
          </table:table-cell>
          <table:table-cell table:style-name="Default" office:value-type="float" office:value="1073384.3" calcext:value-type="float">
            <text:p>1073384,3</text:p>
          </table:table-cell>
          <table:table-cell table:style-name="Default" office:value-type="float" office:value="112353.6" calcext:value-type="float">
            <text:p>112353,6</text:p>
          </table:table-cell>
          <table:table-cell table:style-name="Default" office:value-type="float" office:value="88266.8" calcext:value-type="float">
            <text:p>88266,8</text:p>
          </table:table-cell>
          <table:table-cell table:style-name="Default" office:value-type="float" office:value="59445.6" calcext:value-type="float">
            <text:p>59445,6</text:p>
          </table:table-cell>
          <table:table-cell table:style-name="Default" office:value-type="float" office:value="325870.4" calcext:value-type="float">
            <text:p>325870,4</text:p>
          </table:table-cell>
          <table:table-cell table:style-name="Default" office:value-type="float" office:value="123665.2" calcext:value-type="float">
            <text:p>123665,2</text:p>
          </table:table-cell>
          <table:table-cell table:style-name="Default" office:value-type="float" office:value="321755.5" calcext:value-type="float">
            <text:p>321755,5</text:p>
          </table:table-cell>
          <table:table-cell table:style-name="Default" office:value-type="float" office:value="35980.2" calcext:value-type="float">
            <text:p>35980,2</text:p>
          </table:table-cell>
          <table:table-cell table:style-name="Default" office:value-type="float" office:value="39430" calcext:value-type="float">
            <text:p>39430</text:p>
          </table:table-cell>
          <table:table-cell table:style-name="Default" office:value-type="float" office:value="130128.8" calcext:value-type="float">
            <text:p>130128,8</text:p>
          </table:table-cell>
          <table:table-cell table:style-name="Default" office:value-type="float" office:value="472971.3" calcext:value-type="float">
            <text:p>472971,3</text:p>
          </table:table-cell>
          <table:table-cell table:style-name="Default" office:value-type="float" office:value="323643.2" calcext:value-type="float">
            <text:p>323643,2</text:p>
          </table:table-cell>
          <table:table-cell table:style-name="Default" office:value-type="float" office:value="339526.4" calcext:value-type="float">
            <text:p>339526,4</text:p>
          </table:table-cell>
          <table:table-cell table:style-name="Default" office:value-type="float" office:value="380742.4" calcext:value-type="float">
            <text:p>380742,4</text:p>
          </table:table-cell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style-name="ce2" office:value-type="float" office:value="93320" calcext:value-type="float">
            <text:p>93320</text:p>
          </table:table-cell>
          <table:table-cell table:style-name="ce2" office:value-type="float" office:value="458997.2" calcext:value-type="float">
            <text:p>458997,2</text:p>
          </table:table-cell>
          <table:table-cell table:style-name="ce2" office:value-type="float" office:value="100444.5" calcext:value-type="float">
            <text:p>100444,5</text:p>
          </table:table-cell>
          <table:table-cell table:style-name="ce2" office:value-type="float" office:value="1354067.5" calcext:value-type="float">
            <text:p>1354067,5</text:p>
          </table:table-cell>
          <table:table-cell table:style-name="ce2" office:value-type="float" office:value="22388.7" calcext:value-type="float">
            <text:p>22388,7</text:p>
          </table:table-cell>
          <table:table-cell table:style-name="ce2" office:value-type="float" office:value="378876" calcext:value-type="float">
            <text:p>378876</text:p>
          </table:table-cell>
          <table:table-cell table:style-name="ce2" office:value-type="float" office:value="38407" calcext:value-type="float">
            <text:p>38407</text:p>
          </table:table-cell>
          <table:table-cell table:style-name="ce2" office:value-type="float" office:value="635695.4" calcext:value-type="float">
            <text:p>635695,4</text:p>
          </table:table-cell>
          <table:table-cell table:style-name="ce2" office:value-type="float" office:value="102586" calcext:value-type="float">
            <text:p>102586</text:p>
          </table:table-cell>
          <table:table-cell table:style-name="ce2" office:value-type="float" office:value="84635.6" calcext:value-type="float">
            <text:p>84635,6</text:p>
          </table:table-cell>
          <table:table-cell table:style-name="ce2" office:value-type="float" office:value="66926.6" calcext:value-type="float">
            <text:p>66926,6</text:p>
          </table:table-cell>
          <table:table-cell table:style-name="ce2" office:value-type="float" office:value="322057.6" calcext:value-type="float">
            <text:p>322057,6</text:p>
          </table:table-cell>
          <table:table-cell table:style-name="ce2" office:value-type="float" office:value="127676" calcext:value-type="float">
            <text:p>127676</text:p>
          </table:table-cell>
          <table:table-cell table:style-name="ce2" office:value-type="float" office:value="338233.5" calcext:value-type="float">
            <text:p>338233,5</text:p>
          </table:table-cell>
          <table:table-cell table:style-name="ce2" office:value-type="float" office:value="42137.6" calcext:value-type="float">
            <text:p>42137,6</text:p>
          </table:table-cell>
          <table:table-cell table:style-name="ce2" office:value-type="float" office:value="28198.4" calcext:value-type="float">
            <text:p>28198,4</text:p>
          </table:table-cell>
          <table:table-cell table:style-name="ce2" office:value-type="float" office:value="125624" calcext:value-type="float">
            <text:p>125624</text:p>
          </table:table-cell>
          <table:table-cell table:style-name="ce2" office:value-type="float" office:value="488395.8" calcext:value-type="float">
            <text:p>488395,8</text:p>
          </table:table-cell>
          <table:table-cell table:style-name="ce2" office:value-type="float" office:value="317445.6" calcext:value-type="float">
            <text:p>317445,6</text:p>
          </table:table-cell>
          <table:table-cell table:style-name="ce2" office:value-type="float" office:value="346828.8" calcext:value-type="float">
            <text:p>346828,8</text:p>
          </table:table-cell>
          <table:table-cell table:style-name="ce2" office:value-type="float" office:value="391392" calcext:value-type="float">
            <text:p>39139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ce2" office:value-type="float" office:value="99116.8" calcext:value-type="float">
            <text:p>99116,8</text:p>
          </table:table-cell>
          <table:table-cell table:style-name="ce2" office:value-type="float" office:value="73083.8" calcext:value-type="float">
            <text:p>73083,8</text:p>
          </table:table-cell>
          <table:table-cell table:style-name="ce2" office:value-type="float" office:value="93662.6" calcext:value-type="float">
            <text:p>93662,6</text:p>
          </table:table-cell>
          <table:table-cell table:style-name="ce2" office:value-type="float" office:value="1356022.5" calcext:value-type="float">
            <text:p>1356022,5</text:p>
          </table:table-cell>
          <table:table-cell table:style-name="ce2" office:value-type="float" office:value="17984.4" calcext:value-type="float">
            <text:p>17984,4</text:p>
          </table:table-cell>
          <table:table-cell table:style-name="ce2" office:value-type="float" office:value="379198.4" calcext:value-type="float">
            <text:p>379198,4</text:p>
          </table:table-cell>
          <table:table-cell table:style-name="ce2" office:value-type="float" office:value="38146.4" calcext:value-type="float">
            <text:p>38146,4</text:p>
          </table:table-cell>
          <table:table-cell table:style-name="ce2" office:value-type="float" office:value="605857.8" calcext:value-type="float">
            <text:p>605857,8</text:p>
          </table:table-cell>
          <table:table-cell table:style-name="ce2" office:value-type="float" office:value="98374.4" calcext:value-type="float">
            <text:p>98374,4</text:p>
          </table:table-cell>
          <table:table-cell table:style-name="ce2" office:value-type="float" office:value="79120.4" calcext:value-type="float">
            <text:p>79120,4</text:p>
          </table:table-cell>
          <table:table-cell table:style-name="ce2" office:value-type="float" office:value="44263.6" calcext:value-type="float">
            <text:p>44263,6</text:p>
          </table:table-cell>
          <table:table-cell table:style-name="ce2" office:value-type="float" office:value="325569.6" calcext:value-type="float">
            <text:p>325569,6</text:p>
          </table:table-cell>
          <table:table-cell table:style-name="ce2" office:value-type="float" office:value="130905.2" calcext:value-type="float">
            <text:p>130905,2</text:p>
          </table:table-cell>
          <table:table-cell table:style-name="ce2" office:value-type="float" office:value="342339.5" calcext:value-type="float">
            <text:p>342339,5</text:p>
          </table:table-cell>
          <table:table-cell table:style-name="ce2" office:value-type="float" office:value="33493.2" calcext:value-type="float">
            <text:p>33493,2</text:p>
          </table:table-cell>
          <table:table-cell table:style-name="ce2" office:value-type="float" office:value="26273.2" calcext:value-type="float">
            <text:p>26273,2</text:p>
          </table:table-cell>
          <table:table-cell table:style-name="ce2" office:value-type="float" office:value="131129.6" calcext:value-type="float">
            <text:p>131129,6</text:p>
          </table:table-cell>
          <table:table-cell table:style-name="ce2" office:value-type="float" office:value="472449.5" calcext:value-type="float">
            <text:p>472449,5</text:p>
          </table:table-cell>
          <table:table-cell table:style-name="ce2" office:value-type="float" office:value="287961.6" calcext:value-type="float">
            <text:p>287961,6</text:p>
          </table:table-cell>
          <table:table-cell table:style-name="ce2" office:value-type="float" office:value="355872" calcext:value-type="float">
            <text:p>355872</text:p>
          </table:table-cell>
          <table:table-cell table:style-name="ce2" office:value-type="float" office:value="386979.2" calcext:value-type="float">
            <text:p>386979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ce2" office:value-type="float" office:value="101463.2" calcext:value-type="float">
            <text:p>101463,2</text:p>
          </table:table-cell>
          <table:table-cell table:style-name="ce2" office:value-type="float" office:value="96494" calcext:value-type="float">
            <text:p>96494</text:p>
          </table:table-cell>
          <table:table-cell table:style-name="ce2" office:value-type="float" office:value="87029.6" calcext:value-type="float">
            <text:p>87029,6</text:p>
          </table:table-cell>
          <table:table-cell table:style-name="ce2" office:value-type="float" office:value="1279030.2" calcext:value-type="float">
            <text:p>1279030,2</text:p>
          </table:table-cell>
          <table:table-cell table:style-name="ce2" office:value-type="float" office:value="20853.8" calcext:value-type="float">
            <text:p>20853,8</text:p>
          </table:table-cell>
          <table:table-cell table:style-name="ce2" office:value-type="float" office:value="359483.2" calcext:value-type="float">
            <text:p>359483,2</text:p>
          </table:table-cell>
          <table:table-cell table:style-name="ce2" office:value-type="float" office:value="37765.4" calcext:value-type="float">
            <text:p>37765,4</text:p>
          </table:table-cell>
          <table:table-cell table:style-name="ce2" office:value-type="float" office:value="540147.1" calcext:value-type="float">
            <text:p>540147,1</text:p>
          </table:table-cell>
          <table:table-cell table:style-name="ce2" office:value-type="float" office:value="92378" calcext:value-type="float">
            <text:p>92378</text:p>
          </table:table-cell>
          <table:table-cell table:style-name="ce2" office:value-type="float" office:value="84917.2" calcext:value-type="float">
            <text:p>84917,2</text:p>
          </table:table-cell>
          <table:table-cell table:style-name="ce2" office:value-type="float" office:value="47672.6" calcext:value-type="float">
            <text:p>47672,6</text:p>
          </table:table-cell>
          <table:table-cell table:style-name="ce2" office:value-type="float" office:value="316079.2" calcext:value-type="float">
            <text:p>316079,2</text:p>
          </table:table-cell>
          <table:table-cell table:style-name="ce2" office:value-type="float" office:value="126593.6" calcext:value-type="float">
            <text:p>126593,6</text:p>
          </table:table-cell>
          <table:table-cell table:style-name="ce2" office:value-type="float" office:value="342364.5" calcext:value-type="float">
            <text:p>342364,5</text:p>
          </table:table-cell>
          <table:table-cell table:style-name="ce2" office:value-type="float" office:value="32711.2" calcext:value-type="float">
            <text:p>32711,2</text:p>
          </table:table-cell>
          <table:table-cell table:style-name="ce2" office:value-type="float" office:value="28238.8" calcext:value-type="float">
            <text:p>28238,8</text:p>
          </table:table-cell>
          <table:table-cell table:style-name="ce2" office:value-type="float" office:value="122471.2" calcext:value-type="float">
            <text:p>122471,2</text:p>
          </table:table-cell>
          <table:table-cell table:style-name="ce2" office:value-type="float" office:value="470391.3" calcext:value-type="float">
            <text:p>470391,3</text:p>
          </table:table-cell>
          <table:table-cell table:style-name="ce2" office:value-type="float" office:value="290389.6" calcext:value-type="float">
            <text:p>290389,6</text:p>
          </table:table-cell>
          <table:table-cell table:style-name="ce2" office:value-type="float" office:value="344601.6" calcext:value-type="float">
            <text:p>344601,6</text:p>
          </table:table-cell>
          <table:table-cell table:style-name="ce2" office:value-type="float" office:value="355211.2" calcext:value-type="float">
            <text:p>355211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ce2" office:value-type="float" office:value="92939.2" calcext:value-type="float">
            <text:p>92939,2</text:p>
          </table:table-cell>
          <table:table-cell table:style-name="ce2" office:value-type="float" office:value="46008.4" calcext:value-type="float">
            <text:p>46008,4</text:p>
          </table:table-cell>
          <table:table-cell table:style-name="ce2" office:value-type="float" office:value="86038.6" calcext:value-type="float">
            <text:p>86038,6</text:p>
          </table:table-cell>
          <table:table-cell table:style-name="ce2" office:value-type="float" office:value="1408449.1" calcext:value-type="float">
            <text:p>1408449,1</text:p>
          </table:table-cell>
          <table:table-cell table:style-name="ce2" office:value-type="float" office:value="18679.7" calcext:value-type="float">
            <text:p>18679,7</text:p>
          </table:table-cell>
          <table:table-cell table:style-name="ce2" office:value-type="float" office:value="375467.2" calcext:value-type="float">
            <text:p>375467,2</text:p>
          </table:table-cell>
          <table:table-cell table:style-name="ce2" office:value-type="float" office:value="37805.4" calcext:value-type="float">
            <text:p>37805,4</text:p>
          </table:table-cell>
          <table:table-cell table:style-name="ce2" office:value-type="float" office:value="606716.9" calcext:value-type="float">
            <text:p>606716,9</text:p>
          </table:table-cell>
          <table:table-cell table:style-name="ce2" office:value-type="float" office:value="95747.6" calcext:value-type="float">
            <text:p>95747,6</text:p>
          </table:table-cell>
          <table:table-cell table:style-name="ce2" office:value-type="float" office:value="78859.8" calcext:value-type="float">
            <text:p>78859,8</text:p>
          </table:table-cell>
          <table:table-cell table:style-name="ce2" office:value-type="float" office:value="35920.2" calcext:value-type="float">
            <text:p>35920,2</text:p>
          </table:table-cell>
          <table:table-cell table:style-name="ce2" office:value-type="float" office:value="332849.6" calcext:value-type="float">
            <text:p>332849,6</text:p>
          </table:table-cell>
          <table:table-cell table:style-name="ce2" office:value-type="float" office:value="127896.4" calcext:value-type="float">
            <text:p>127896,4</text:p>
          </table:table-cell>
          <table:table-cell table:style-name="ce2" office:value-type="float" office:value="353811.5" calcext:value-type="float">
            <text:p>353811,5</text:p>
          </table:table-cell>
          <table:table-cell table:style-name="ce2" office:value-type="float" office:value="32671" calcext:value-type="float">
            <text:p>32671</text:p>
          </table:table-cell>
          <table:table-cell table:style-name="ce2" office:value-type="float" office:value="31567.8" calcext:value-type="float">
            <text:p>31567,8</text:p>
          </table:table-cell>
          <table:table-cell table:style-name="ce2" office:value-type="float" office:value="121180" calcext:value-type="float">
            <text:p>121180</text:p>
          </table:table-cell>
          <table:table-cell table:style-name="ce2" office:value-type="float" office:value="494302.5" calcext:value-type="float">
            <text:p>494302,5</text:p>
          </table:table-cell>
          <table:table-cell table:style-name="ce2" office:value-type="float" office:value="279839.2" calcext:value-type="float">
            <text:p>279839,2</text:p>
          </table:table-cell>
          <table:table-cell table:style-name="ce2" office:value-type="float" office:value="357516.8" calcext:value-type="float">
            <text:p>357516,8</text:p>
          </table:table-cell>
          <table:table-cell table:style-name="ce2" office:value-type="float" office:value="354086.4" calcext:value-type="float">
            <text:p>354086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94383.6" calcext:value-type="float">
            <text:p>94383,6</text:p>
          </table:table-cell>
          <table:table-cell table:style-name="ce2" office:value-type="float" office:value="44504" calcext:value-type="float">
            <text:p>44504</text:p>
          </table:table-cell>
          <table:table-cell table:style-name="ce2" office:value-type="float" office:value="81410.4" calcext:value-type="float">
            <text:p>81410,4</text:p>
          </table:table-cell>
          <table:table-cell table:style-name="ce2" office:value-type="float" office:value="1342777.4" calcext:value-type="float">
            <text:p>1342777,4</text:p>
          </table:table-cell>
          <table:table-cell table:style-name="ce2" office:value-type="float" office:value="22084" calcext:value-type="float">
            <text:p>22084</text:p>
          </table:table-cell>
          <table:table-cell table:style-name="ce2" office:value-type="float" office:value="386339.2" calcext:value-type="float">
            <text:p>386339,2</text:p>
          </table:table-cell>
          <table:table-cell table:style-name="ce2" office:value-type="float" office:value="38306.8" calcext:value-type="float">
            <text:p>38306,8</text:p>
          </table:table-cell>
          <table:table-cell table:style-name="ce2" office:value-type="float" office:value="513691.4" calcext:value-type="float">
            <text:p>513691,4</text:p>
          </table:table-cell>
          <table:table-cell table:style-name="ce2" office:value-type="float" office:value="106898" calcext:value-type="float">
            <text:p>106898</text:p>
          </table:table-cell>
          <table:table-cell table:style-name="ce2" office:value-type="float" office:value="75791.2" calcext:value-type="float">
            <text:p>75791,2</text:p>
          </table:table-cell>
          <table:table-cell table:style-name="ce2" office:value-type="float" office:value="37865.6" calcext:value-type="float">
            <text:p>37865,6</text:p>
          </table:table-cell>
          <table:table-cell table:style-name="ce2" office:value-type="float" office:value="310143.2" calcext:value-type="float">
            <text:p>310143,2</text:p>
          </table:table-cell>
          <table:table-cell table:style-name="ce2" office:value-type="float" office:value="124748.4" calcext:value-type="float">
            <text:p>124748,4</text:p>
          </table:table-cell>
          <table:table-cell table:style-name="ce2" office:value-type="float" office:value="357866.5" calcext:value-type="float">
            <text:p>357866,5</text:p>
          </table:table-cell>
          <table:table-cell table:style-name="ce2" office:value-type="float" office:value="31748.4" calcext:value-type="float">
            <text:p>31748,4</text:p>
          </table:table-cell>
          <table:table-cell table:style-name="ce2" office:value-type="float" office:value="25932" calcext:value-type="float">
            <text:p>25932</text:p>
          </table:table-cell>
          <table:table-cell table:style-name="ce2" office:value-type="float" office:value="124924" calcext:value-type="float">
            <text:p>124924</text:p>
          </table:table-cell>
          <table:table-cell table:style-name="ce2" office:value-type="float" office:value="485282.7" calcext:value-type="float">
            <text:p>485282,7</text:p>
          </table:table-cell>
          <table:table-cell table:style-name="ce2" office:value-type="float" office:value="285115.2" calcext:value-type="float">
            <text:p>285115,2</text:p>
          </table:table-cell>
          <table:table-cell table:style-name="ce2" office:value-type="float" office:value="351539.2" calcext:value-type="float">
            <text:p>351539,2</text:p>
          </table:table-cell>
          <table:table-cell table:style-name="ce2" office:value-type="float" office:value="356252.8" calcext:value-type="float">
            <text:p>356252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ce2" office:value-type="float" office:value="95526.4" calcext:value-type="float">
            <text:p>95526,4</text:p>
          </table:table-cell>
          <table:table-cell table:style-name="ce2" office:value-type="float" office:value="36762.6" calcext:value-type="float">
            <text:p>36762,6</text:p>
          </table:table-cell>
          <table:table-cell table:style-name="ce2" office:value-type="float" office:value="88101.7" calcext:value-type="float">
            <text:p>88101,7</text:p>
          </table:table-cell>
          <table:table-cell table:style-name="ce2" office:value-type="float" office:value="1326416.4" calcext:value-type="float">
            <text:p>1326416,4</text:p>
          </table:table-cell>
          <table:table-cell table:style-name="ce2" office:value-type="float" office:value="21110.6" calcext:value-type="float">
            <text:p>21110,6</text:p>
          </table:table-cell>
          <table:table-cell table:style-name="ce2" office:value-type="float" office:value="376948.8" calcext:value-type="float">
            <text:p>376948,8</text:p>
          </table:table-cell>
          <table:table-cell table:style-name="ce2" office:value-type="float" office:value="37224" calcext:value-type="float">
            <text:p>37224</text:p>
          </table:table-cell>
          <table:table-cell table:style-name="ce2" office:value-type="float" office:value="518512.3" calcext:value-type="float">
            <text:p>518512,3</text:p>
          </table:table-cell>
          <table:table-cell table:style-name="ce2" office:value-type="float" office:value="91655.6" calcext:value-type="float">
            <text:p>91655,6</text:p>
          </table:table-cell>
          <table:table-cell table:style-name="ce2" office:value-type="float" office:value="73124" calcext:value-type="float">
            <text:p>73124</text:p>
          </table:table-cell>
          <table:table-cell table:style-name="ce2" office:value-type="float" office:value="36722.4" calcext:value-type="float">
            <text:p>36722,4</text:p>
          </table:table-cell>
          <table:table-cell table:style-name="ce2" office:value-type="float" office:value="309102.4" calcext:value-type="float">
            <text:p>309102,4</text:p>
          </table:table-cell>
          <table:table-cell table:style-name="ce2" office:value-type="float" office:value="128518.8" calcext:value-type="float">
            <text:p>128518,8</text:p>
          </table:table-cell>
          <table:table-cell table:style-name="ce2" office:value-type="float" office:value="356966" calcext:value-type="float">
            <text:p>356966</text:p>
          </table:table-cell>
          <table:table-cell table:style-name="ce2" office:value-type="float" office:value="34095.2" calcext:value-type="float">
            <text:p>34095,2</text:p>
          </table:table-cell>
          <table:table-cell table:style-name="ce2" office:value-type="float" office:value="26613.8" calcext:value-type="float">
            <text:p>26613,8</text:p>
          </table:table-cell>
          <table:table-cell table:style-name="ce2" office:value-type="float" office:value="126605.6" calcext:value-type="float">
            <text:p>126605,6</text:p>
          </table:table-cell>
          <table:table-cell table:style-name="ce2" office:value-type="float" office:value="472667.3" calcext:value-type="float">
            <text:p>472667,3</text:p>
          </table:table-cell>
          <table:table-cell table:style-name="ce2" office:value-type="float" office:value="271356.8" calcext:value-type="float">
            <text:p>271356,8</text:p>
          </table:table-cell>
          <table:table-cell table:style-name="ce2" office:value-type="float" office:value="351720" calcext:value-type="float">
            <text:p>351720</text:p>
          </table:table-cell>
          <table:table-cell table:style-name="ce2" office:value-type="float" office:value="367684.8" calcext:value-type="float">
            <text:p>367684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ce2" office:value-type="float" office:value="92418" calcext:value-type="float">
            <text:p>92418</text:p>
          </table:table-cell>
          <table:table-cell table:style-name="ce2" office:value-type="float" office:value="37464.4" calcext:value-type="float">
            <text:p>37464,4</text:p>
          </table:table-cell>
          <table:table-cell table:style-name="ce2" office:value-type="float" office:value="84515.6" calcext:value-type="float">
            <text:p>84515,6</text:p>
          </table:table-cell>
          <table:table-cell table:style-name="ce2" office:value-type="float" office:value="1371339.9" calcext:value-type="float">
            <text:p>1371339,9</text:p>
          </table:table-cell>
          <table:table-cell table:style-name="ce2" office:value-type="float" office:value="21093.8" calcext:value-type="float">
            <text:p>21093,8</text:p>
          </table:table-cell>
          <table:table-cell table:style-name="ce2" office:value-type="float" office:value="377251.2" calcext:value-type="float">
            <text:p>377251,2</text:p>
          </table:table-cell>
          <table:table-cell table:style-name="ce2" office:value-type="float" office:value="36000.6" calcext:value-type="float">
            <text:p>36000,6</text:p>
          </table:table-cell>
          <table:table-cell table:style-name="ce2" office:value-type="float" office:value="493418.4" calcext:value-type="float">
            <text:p>493418,4</text:p>
          </table:table-cell>
          <table:table-cell table:style-name="ce2" office:value-type="float" office:value="93079.6" calcext:value-type="float">
            <text:p>93079,6</text:p>
          </table:table-cell>
          <table:table-cell table:style-name="ce2" office:value-type="float" office:value="81708.2" calcext:value-type="float">
            <text:p>81708,2</text:p>
          </table:table-cell>
          <table:table-cell table:style-name="ce2" office:value-type="float" office:value="33473.4" calcext:value-type="float">
            <text:p>33473,4</text:p>
          </table:table-cell>
          <table:table-cell table:style-name="ce2" office:value-type="float" office:value="310805.6" calcext:value-type="float">
            <text:p>310805,6</text:p>
          </table:table-cell>
          <table:table-cell table:style-name="ce2" office:value-type="float" office:value="126492.4" calcext:value-type="float">
            <text:p>126492,4</text:p>
          </table:table-cell>
          <table:table-cell table:style-name="ce2" office:value-type="float" office:value="350197" calcext:value-type="float">
            <text:p>350197</text:p>
          </table:table-cell>
          <table:table-cell table:style-name="ce2" office:value-type="float" office:value="31808.4" calcext:value-type="float">
            <text:p>31808,4</text:p>
          </table:table-cell>
          <table:table-cell table:style-name="ce2" office:value-type="float" office:value="24427.8" calcext:value-type="float">
            <text:p>24427,8</text:p>
          </table:table-cell>
          <table:table-cell table:style-name="ce2" office:value-type="float" office:value="118697.6" calcext:value-type="float">
            <text:p>118697,6</text:p>
          </table:table-cell>
          <table:table-cell table:style-name="ce2" office:value-type="float" office:value="447609.4" calcext:value-type="float">
            <text:p>447609,4</text:p>
          </table:table-cell>
          <table:table-cell table:style-name="ce2" office:value-type="float" office:value="250156.8" calcext:value-type="float">
            <text:p>250156,8</text:p>
          </table:table-cell>
          <table:table-cell table:style-name="ce2" office:value-type="float" office:value="342534.4" calcext:value-type="float">
            <text:p>342534,4</text:p>
          </table:table-cell>
          <table:table-cell table:style-name="ce2" office:value-type="float" office:value="336699.2" calcext:value-type="float">
            <text:p>336699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ce2" office:value-type="float" office:value="90873.2" calcext:value-type="float">
            <text:p>90873,2</text:p>
          </table:table-cell>
          <table:table-cell table:style-name="ce2" office:value-type="float" office:value="41455.6" calcext:value-type="float">
            <text:p>41455,6</text:p>
          </table:table-cell>
          <table:table-cell table:style-name="ce2" office:value-type="float" office:value="79992" calcext:value-type="float">
            <text:p>79992</text:p>
          </table:table-cell>
          <table:table-cell table:style-name="ce2" office:value-type="float" office:value="1232342.5" calcext:value-type="float">
            <text:p>1232342,5</text:p>
          </table:table-cell>
          <table:table-cell table:style-name="ce2" office:value-type="float" office:value="21699.2" calcext:value-type="float">
            <text:p>21699,2</text:p>
          </table:table-cell>
          <table:table-cell table:style-name="ce2" office:value-type="float" office:value="350680" calcext:value-type="float">
            <text:p>350680</text:p>
          </table:table-cell>
          <table:table-cell table:style-name="ce2" office:value-type="float" office:value="34736.8" calcext:value-type="float">
            <text:p>34736,8</text:p>
          </table:table-cell>
          <table:table-cell table:style-name="ce2" office:value-type="float" office:value="466446.4" calcext:value-type="float">
            <text:p>466446,4</text:p>
          </table:table-cell>
          <table:table-cell table:style-name="ce2" office:value-type="float" office:value="89008" calcext:value-type="float">
            <text:p>89008</text:p>
          </table:table-cell>
          <table:table-cell table:style-name="ce2" office:value-type="float" office:value="74006" calcext:value-type="float">
            <text:p>74006</text:p>
          </table:table-cell>
          <table:table-cell table:style-name="ce2" office:value-type="float" office:value="30464.8" calcext:value-type="float">
            <text:p>30464,8</text:p>
          </table:table-cell>
          <table:table-cell table:style-name="ce2" office:value-type="float" office:value="300015.2" calcext:value-type="float">
            <text:p>300015,2</text:p>
          </table:table-cell>
          <table:table-cell table:style-name="ce2" office:value-type="float" office:value="120295.6" calcext:value-type="float">
            <text:p>120295,6</text:p>
          </table:table-cell>
          <table:table-cell table:style-name="ce2" office:value-type="float" office:value="330351.5" calcext:value-type="float">
            <text:p>330351,5</text:p>
          </table:table-cell>
          <table:table-cell table:style-name="ce2" office:value-type="float" office:value="30043.6" calcext:value-type="float">
            <text:p>30043,6</text:p>
          </table:table-cell>
          <table:table-cell table:style-name="ce2" office:value-type="float" office:value="21921" calcext:value-type="float">
            <text:p>21921</text:p>
          </table:table-cell>
          <table:table-cell table:style-name="ce2" office:value-type="float" office:value="110209.2" calcext:value-type="float">
            <text:p>110209,2</text:p>
          </table:table-cell>
          <table:table-cell table:style-name="ce2" office:value-type="float" office:value="421207.9" calcext:value-type="float">
            <text:p>421207,9</text:p>
          </table:table-cell>
          <table:table-cell table:style-name="ce2" office:value-type="float" office:value="263113.6" calcext:value-type="float">
            <text:p>263113,6</text:p>
          </table:table-cell>
          <table:table-cell table:style-name="ce2" office:value-type="float" office:value="337260.8" calcext:value-type="float">
            <text:p>337260,8</text:p>
          </table:table-cell>
          <table:table-cell table:style-name="ce2" office:value-type="float" office:value="326870.4" calcext:value-type="float">
            <text:p>326870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ce2" office:value-type="float" office:value="87263.6" calcext:value-type="float">
            <text:p>87263,6</text:p>
          </table:table-cell>
          <table:table-cell table:style-name="ce2" office:value-type="float" office:value="32651" calcext:value-type="float">
            <text:p>32651</text:p>
          </table:table-cell>
          <table:table-cell table:style-name="ce2" office:value-type="float" office:value="81813.6" calcext:value-type="float">
            <text:p>81813,6</text:p>
          </table:table-cell>
          <table:table-cell table:style-name="ce2" office:value-type="float" office:value="1217652.4" calcext:value-type="float">
            <text:p>1217652,4</text:p>
          </table:table-cell>
          <table:table-cell table:style-name="ce2" office:value-type="float" office:value="14203.8" calcext:value-type="float">
            <text:p>14203,8</text:p>
          </table:table-cell>
          <table:table-cell table:style-name="ce2" office:value-type="float" office:value="336697.6" calcext:value-type="float">
            <text:p>336697,6</text:p>
          </table:table-cell>
          <table:table-cell table:style-name="ce2" office:value-type="float" office:value="33613.6" calcext:value-type="float">
            <text:p>33613,6</text:p>
          </table:table-cell>
          <table:table-cell table:style-name="ce2" office:value-type="float" office:value="469931.1" calcext:value-type="float">
            <text:p>469931,1</text:p>
          </table:table-cell>
          <table:table-cell table:style-name="ce2" office:value-type="float" office:value="85638.8" calcext:value-type="float">
            <text:p>85638,8</text:p>
          </table:table-cell>
          <table:table-cell table:style-name="ce2" office:value-type="float" office:value="68531.4" calcext:value-type="float">
            <text:p>68531,4</text:p>
          </table:table-cell>
          <table:table-cell table:style-name="ce2" office:value-type="float" office:value="32791.2" calcext:value-type="float">
            <text:p>32791,2</text:p>
          </table:table-cell>
          <table:table-cell table:style-name="ce2" office:value-type="float" office:value="284212" calcext:value-type="float">
            <text:p>284212</text:p>
          </table:table-cell>
          <table:table-cell table:style-name="ce2" office:value-type="float" office:value="115763.6" calcext:value-type="float">
            <text:p>115763,6</text:p>
          </table:table-cell>
          <table:table-cell table:style-name="ce2" office:value-type="float" office:value="334256" calcext:value-type="float">
            <text:p>334256</text:p>
          </table:table-cell>
          <table:table-cell table:style-name="ce2" office:value-type="float" office:value="29261.4" calcext:value-type="float">
            <text:p>29261,4</text:p>
          </table:table-cell>
          <table:table-cell table:style-name="ce2" office:value-type="float" office:value="21479.6" calcext:value-type="float">
            <text:p>21479,6</text:p>
          </table:table-cell>
          <table:table-cell table:style-name="ce2" office:value-type="float" office:value="108657.6" calcext:value-type="float">
            <text:p>108657,6</text:p>
          </table:table-cell>
          <table:table-cell table:style-name="ce2" office:value-type="float" office:value="430693.8" calcext:value-type="float">
            <text:p>430693,8</text:p>
          </table:table-cell>
          <table:table-cell table:style-name="ce2" office:value-type="float" office:value="230142.4" calcext:value-type="float">
            <text:p>230142,4</text:p>
          </table:table-cell>
          <table:table-cell table:style-name="ce2" office:value-type="float" office:value="323722.4" calcext:value-type="float">
            <text:p>323722,4</text:p>
          </table:table-cell>
          <table:table-cell table:style-name="ce2" office:value-type="float" office:value="324805.6" calcext:value-type="float">
            <text:p>324805,6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ce2" office:value-type="float" office:value="85960.2" calcext:value-type="float">
            <text:p>85960,2</text:p>
          </table:table-cell>
          <table:table-cell table:style-name="ce2" office:value-type="float" office:value="24488" calcext:value-type="float">
            <text:p>24488</text:p>
          </table:table-cell>
          <table:table-cell table:style-name="ce2" office:value-type="float" office:value="81705.6" calcext:value-type="float">
            <text:p>81705,6</text:p>
          </table:table-cell>
          <table:table-cell table:style-name="ce2" office:value-type="float" office:value="1230300.7" calcext:value-type="float">
            <text:p>1230300,7</text:p>
          </table:table-cell>
          <table:table-cell table:style-name="ce2" office:value-type="float" office:value="21277.5" calcext:value-type="float">
            <text:p>21277,5</text:p>
          </table:table-cell>
          <table:table-cell table:style-name="ce2" office:value-type="float" office:value="344660.8" calcext:value-type="float">
            <text:p>344660,8</text:p>
          </table:table-cell>
          <table:table-cell table:style-name="ce2" office:value-type="float" office:value="33513.4" calcext:value-type="float">
            <text:p>33513,4</text:p>
          </table:table-cell>
          <table:table-cell table:style-name="ce2" office:value-type="float" office:value="472892.4" calcext:value-type="float">
            <text:p>472892,4</text:p>
          </table:table-cell>
          <table:table-cell table:style-name="ce2" office:value-type="float" office:value="93019.2" calcext:value-type="float">
            <text:p>93019,2</text:p>
          </table:table-cell>
          <table:table-cell table:style-name="ce2" office:value-type="float" office:value="66164.8" calcext:value-type="float">
            <text:p>66164,8</text:p>
          </table:table-cell>
          <table:table-cell table:style-name="ce2" office:value-type="float" office:value="32049.2" calcext:value-type="float">
            <text:p>32049,2</text:p>
          </table:table-cell>
          <table:table-cell table:style-name="ce2" office:value-type="float" office:value="279660" calcext:value-type="float">
            <text:p>279660</text:p>
          </table:table-cell>
          <table:table-cell table:style-name="ce2" office:value-type="float" office:value="113577.6" calcext:value-type="float">
            <text:p>113577,6</text:p>
          </table:table-cell>
          <table:table-cell table:style-name="ce2" office:value-type="float" office:value="326597.5" calcext:value-type="float">
            <text:p>326597,5</text:p>
          </table:table-cell>
          <table:table-cell table:style-name="ce2" office:value-type="float" office:value="28659.6" calcext:value-type="float">
            <text:p>28659,6</text:p>
          </table:table-cell>
          <table:table-cell table:style-name="ce2" office:value-type="float" office:value="20757.6" calcext:value-type="float">
            <text:p>20757,6</text:p>
          </table:table-cell>
          <table:table-cell table:style-name="ce2" office:value-type="float" office:value="105053.6" calcext:value-type="float">
            <text:p>105053,6</text:p>
          </table:table-cell>
          <table:table-cell table:style-name="ce2" office:value-type="float" office:value="405371.8" calcext:value-type="float">
            <text:p>405371,8</text:p>
          </table:table-cell>
          <table:table-cell table:style-name="ce2" office:value-type="float" office:value="232508" calcext:value-type="float">
            <text:p>232508</text:p>
          </table:table-cell>
          <table:table-cell table:style-name="ce2" office:value-type="float" office:value="318128.8" calcext:value-type="float">
            <text:p>318128,8</text:p>
          </table:table-cell>
          <table:table-cell table:style-name="ce2" office:value-type="float" office:value="306034.4" calcext:value-type="float">
            <text:p>306034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82810.8" calcext:value-type="float">
            <text:p>82810,8</text:p>
          </table:table-cell>
          <table:table-cell table:style-name="ce2" office:value-type="float" office:value="32149.4" calcext:value-type="float">
            <text:p>32149,4</text:p>
          </table:table-cell>
          <table:table-cell table:style-name="ce2" office:value-type="float" office:value="76478.8" calcext:value-type="float">
            <text:p>76478,8</text:p>
          </table:table-cell>
          <table:table-cell table:style-name="ce2" office:value-type="float" office:value="1151727.7" calcext:value-type="float">
            <text:p>1151727,7</text:p>
          </table:table-cell>
          <table:table-cell table:style-name="ce2" office:value-type="float" office:value="21687.5" calcext:value-type="float">
            <text:p>21687,5</text:p>
          </table:table-cell>
          <table:table-cell table:style-name="ce2" office:value-type="float" office:value="339005.6" calcext:value-type="float">
            <text:p>339005,6</text:p>
          </table:table-cell>
          <table:table-cell table:style-name="ce2" office:value-type="float" office:value="34175" calcext:value-type="float">
            <text:p>34175</text:p>
          </table:table-cell>
          <table:table-cell table:style-name="ce2" office:value-type="float" office:value="445339.8" calcext:value-type="float">
            <text:p>445339,8</text:p>
          </table:table-cell>
          <table:table-cell table:style-name="ce2" office:value-type="float" office:value="83793.8" calcext:value-type="float">
            <text:p>83793,8</text:p>
          </table:table-cell>
          <table:table-cell table:style-name="ce2" office:value-type="float" office:value="65924" calcext:value-type="float">
            <text:p>65924</text:p>
          </table:table-cell>
          <table:table-cell table:style-name="ce2" office:value-type="float" office:value="29522" calcext:value-type="float">
            <text:p>29522</text:p>
          </table:table-cell>
          <table:table-cell table:style-name="ce2" office:value-type="float" office:value="279360" calcext:value-type="float">
            <text:p>279360</text:p>
          </table:table-cell>
          <table:table-cell table:style-name="ce2" office:value-type="float" office:value="110408.4" calcext:value-type="float">
            <text:p>110408,4</text:p>
          </table:table-cell>
          <table:table-cell table:style-name="ce2" office:value-type="float" office:value="326573.5" calcext:value-type="float">
            <text:p>326573,5</text:p>
          </table:table-cell>
          <table:table-cell table:style-name="ce2" office:value-type="float" office:value="28018" calcext:value-type="float">
            <text:p>28018</text:p>
          </table:table-cell>
          <table:table-cell table:style-name="ce2" office:value-type="float" office:value="21299" calcext:value-type="float">
            <text:p>21299</text:p>
          </table:table-cell>
          <table:table-cell table:style-name="ce2" office:value-type="float" office:value="106044.8" calcext:value-type="float">
            <text:p>106044,8</text:p>
          </table:table-cell>
          <table:table-cell table:style-name="ce2" office:value-type="float" office:value="407065.7" calcext:value-type="float">
            <text:p>407065,7</text:p>
          </table:table-cell>
          <table:table-cell table:style-name="ce2" office:value-type="float" office:value="226532.8" calcext:value-type="float">
            <text:p>226532,8</text:p>
          </table:table-cell>
          <table:table-cell table:style-name="ce2" office:value-type="float" office:value="318709.6" calcext:value-type="float">
            <text:p>318709,6</text:p>
          </table:table-cell>
          <table:table-cell table:style-name="ce2" office:value-type="float" office:value="307456.8" calcext:value-type="float">
            <text:p>307456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2" office:value-type="float" office:value="81066.2" calcext:value-type="float">
            <text:p>81066,2</text:p>
          </table:table-cell>
          <table:table-cell table:style-name="ce2" office:value-type="float" office:value="44724.8" calcext:value-type="float">
            <text:p>44724,8</text:p>
          </table:table-cell>
          <table:table-cell table:style-name="ce2" office:value-type="float" office:value="79350.9" calcext:value-type="float">
            <text:p>79350,9</text:p>
          </table:table-cell>
          <table:table-cell table:style-name="ce2" office:value-type="float" office:value="1191271.8" calcext:value-type="float">
            <text:p>1191271,8</text:p>
          </table:table-cell>
          <table:table-cell table:style-name="ce2" office:value-type="float" office:value="18001.6" calcext:value-type="float">
            <text:p>18001,6</text:p>
          </table:table-cell>
          <table:table-cell table:style-name="ce2" office:value-type="float" office:value="325788.8" calcext:value-type="float">
            <text:p>325788,8</text:p>
          </table:table-cell>
          <table:table-cell table:style-name="ce2" office:value-type="float" office:value="32069.2" calcext:value-type="float">
            <text:p>32069,2</text:p>
          </table:table-cell>
          <table:table-cell table:style-name="ce2" office:value-type="float" office:value="461992.1" calcext:value-type="float">
            <text:p>461992,1</text:p>
          </table:table-cell>
          <table:table-cell table:style-name="ce2" office:value-type="float" office:value="83552.8" calcext:value-type="float">
            <text:p>83552,8</text:p>
          </table:table-cell>
          <table:table-cell table:style-name="ce2" office:value-type="float" office:value="65241.8" calcext:value-type="float">
            <text:p>65241,8</text:p>
          </table:table-cell>
          <table:table-cell table:style-name="ce2" office:value-type="float" office:value="32611" calcext:value-type="float">
            <text:p>32611</text:p>
          </table:table-cell>
          <table:table-cell table:style-name="ce2" office:value-type="float" office:value="271196.8" calcext:value-type="float">
            <text:p>271196,8</text:p>
          </table:table-cell>
          <table:table-cell table:style-name="ce2" office:value-type="float" office:value="113877.2" calcext:value-type="float">
            <text:p>113877,2</text:p>
          </table:table-cell>
          <table:table-cell table:style-name="ce2" office:value-type="float" office:value="323732.5" calcext:value-type="float">
            <text:p>323732,5</text:p>
          </table:table-cell>
          <table:table-cell table:style-name="ce2" office:value-type="float" office:value="29080.8" calcext:value-type="float">
            <text:p>29080,8</text:p>
          </table:table-cell>
          <table:table-cell table:style-name="ce2" office:value-type="float" office:value="20497" calcext:value-type="float">
            <text:p>20497</text:p>
          </table:table-cell>
          <table:table-cell table:style-name="ce2" office:value-type="float" office:value="101660.8" calcext:value-type="float">
            <text:p>101660,8</text:p>
          </table:table-cell>
          <table:table-cell table:style-name="ce2" office:value-type="float" office:value="411515.9" calcext:value-type="float">
            <text:p>411515,9</text:p>
          </table:table-cell>
          <table:table-cell table:style-name="ce2" office:value-type="float" office:value="216804.8" calcext:value-type="float">
            <text:p>216804,8</text:p>
          </table:table-cell>
          <table:table-cell table:style-name="ce2" office:value-type="float" office:value="303124.8" calcext:value-type="float">
            <text:p>303124,8</text:p>
          </table:table-cell>
          <table:table-cell table:style-name="ce2" office:value-type="float" office:value="303526.4" calcext:value-type="float">
            <text:p>303526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ce2" office:value-type="float" office:value="82931.6" calcext:value-type="float">
            <text:p>82931,6</text:p>
          </table:table-cell>
          <table:table-cell table:style-name="ce2" office:value-type="float" office:value="23766" calcext:value-type="float">
            <text:p>23766</text:p>
          </table:table-cell>
          <table:table-cell table:style-name="ce2" office:value-type="float" office:value="75004.8" calcext:value-type="float">
            <text:p>75004,8</text:p>
          </table:table-cell>
          <table:table-cell table:style-name="ce2" office:value-type="float" office:value="1140800.9" calcext:value-type="float">
            <text:p>1140800,9</text:p>
          </table:table-cell>
          <table:table-cell table:style-name="ce2" office:value-type="float" office:value="14266.3" calcext:value-type="float">
            <text:p>14266,3</text:p>
          </table:table-cell>
          <table:table-cell table:style-name="ce2" office:value-type="float" office:value="326811.2" calcext:value-type="float">
            <text:p>326811,2</text:p>
          </table:table-cell>
          <table:table-cell table:style-name="ce2" office:value-type="float" office:value="34375.6" calcext:value-type="float">
            <text:p>34375,6</text:p>
          </table:table-cell>
          <table:table-cell table:style-name="ce2" office:value-type="float" office:value="457732.6" calcext:value-type="float">
            <text:p>457732,6</text:p>
          </table:table-cell>
          <table:table-cell table:style-name="ce2" office:value-type="float" office:value="80263.8" calcext:value-type="float">
            <text:p>80263,8</text:p>
          </table:table-cell>
          <table:table-cell table:style-name="ce2" office:value-type="float" office:value="62975.8" calcext:value-type="float">
            <text:p>62975,8</text:p>
          </table:table-cell>
          <table:table-cell table:style-name="ce2" office:value-type="float" office:value="28960.6" calcext:value-type="float">
            <text:p>28960,6</text:p>
          </table:table-cell>
          <table:table-cell table:style-name="ce2" office:value-type="float" office:value="271137.6" calcext:value-type="float">
            <text:p>271137,6</text:p>
          </table:table-cell>
          <table:table-cell table:style-name="ce2" office:value-type="float" office:value="105956" calcext:value-type="float">
            <text:p>105956</text:p>
          </table:table-cell>
          <table:table-cell table:style-name="ce2" office:value-type="float" office:value="312947.5" calcext:value-type="float">
            <text:p>312947,5</text:p>
          </table:table-cell>
          <table:table-cell table:style-name="ce2" office:value-type="float" office:value="27656.8" calcext:value-type="float">
            <text:p>27656,8</text:p>
          </table:table-cell>
          <table:table-cell table:style-name="ce2" office:value-type="float" office:value="19634.6" calcext:value-type="float">
            <text:p>19634,6</text:p>
          </table:table-cell>
          <table:table-cell table:style-name="ce2" office:value-type="float" office:value="107376.4" calcext:value-type="float">
            <text:p>107376,4</text:p>
          </table:table-cell>
          <table:table-cell table:style-name="ce2" office:value-type="float" office:value="396851.8" calcext:value-type="float">
            <text:p>396851,8</text:p>
          </table:table-cell>
          <table:table-cell table:style-name="ce2" office:value-type="float" office:value="222139.2" calcext:value-type="float">
            <text:p>222139,2</text:p>
          </table:table-cell>
          <table:table-cell table:style-name="ce2" office:value-type="float" office:value="305190.4" calcext:value-type="float">
            <text:p>305190,4</text:p>
          </table:table-cell>
          <table:table-cell table:style-name="ce2" office:value-type="float" office:value="293136.8" calcext:value-type="float">
            <text:p>293136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ce2" office:value-type="float" office:value="78799.8" calcext:value-type="float">
            <text:p>78799,8</text:p>
          </table:table-cell>
          <table:table-cell table:style-name="ce2" office:value-type="float" office:value="22181.4" calcext:value-type="float">
            <text:p>22181,4</text:p>
          </table:table-cell>
          <table:table-cell table:style-name="ce2" office:value-type="float" office:value="79054.7" calcext:value-type="float">
            <text:p>79054,7</text:p>
          </table:table-cell>
          <table:table-cell table:style-name="ce2" office:value-type="float" office:value="1118531.3" calcext:value-type="float">
            <text:p>1118531,3</text:p>
          </table:table-cell>
          <table:table-cell table:style-name="ce2" office:value-type="float" office:value="14347.5" calcext:value-type="float">
            <text:p>14347,5</text:p>
          </table:table-cell>
          <table:table-cell table:style-name="ce2" office:value-type="float" office:value="309042.4" calcext:value-type="float">
            <text:p>309042,4</text:p>
          </table:table-cell>
          <table:table-cell table:style-name="ce2" office:value-type="float" office:value="30465" calcext:value-type="float">
            <text:p>30465</text:p>
          </table:table-cell>
          <table:table-cell table:style-name="ce2" office:value-type="float" office:value="435159.7" calcext:value-type="float">
            <text:p>435159,7</text:p>
          </table:table-cell>
          <table:table-cell table:style-name="ce2" office:value-type="float" office:value="75270" calcext:value-type="float">
            <text:p>75270</text:p>
          </table:table-cell>
          <table:table-cell table:style-name="ce2" office:value-type="float" office:value="61792.4" calcext:value-type="float">
            <text:p>61792,4</text:p>
          </table:table-cell>
          <table:table-cell table:style-name="ce2" office:value-type="float" office:value="27456.4" calcext:value-type="float">
            <text:p>27456,4</text:p>
          </table:table-cell>
          <table:table-cell table:style-name="ce2" office:value-type="float" office:value="260546.4" calcext:value-type="float">
            <text:p>260546,4</text:p>
          </table:table-cell>
          <table:table-cell table:style-name="ce2" office:value-type="float" office:value="105554.4" calcext:value-type="float">
            <text:p>105554,4</text:p>
          </table:table-cell>
          <table:table-cell table:style-name="ce2" office:value-type="float" office:value="313710" calcext:value-type="float">
            <text:p>313710</text:p>
          </table:table-cell>
          <table:table-cell table:style-name="ce2" office:value-type="float" office:value="25531" calcext:value-type="float">
            <text:p>25531</text:p>
          </table:table-cell>
          <table:table-cell table:style-name="ce2" office:value-type="float" office:value="18150.4" calcext:value-type="float">
            <text:p>18150,4</text:p>
          </table:table-cell>
          <table:table-cell table:style-name="ce2" office:value-type="float" office:value="99118.4" calcext:value-type="float">
            <text:p>99118,4</text:p>
          </table:table-cell>
          <table:table-cell table:style-name="ce2" office:value-type="float" office:value="388351" calcext:value-type="float">
            <text:p>388351</text:p>
          </table:table-cell>
          <table:table-cell table:style-name="ce2" office:value-type="float" office:value="216043.2" calcext:value-type="float">
            <text:p>216043,2</text:p>
          </table:table-cell>
          <table:table-cell table:style-name="ce2" office:value-type="float" office:value="301100" calcext:value-type="float">
            <text:p>301100</text:p>
          </table:table-cell>
          <table:table-cell table:style-name="ce2" office:value-type="float" office:value="295240.8" calcext:value-type="float">
            <text:p>295240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76473" calcext:value-type="float">
            <text:p>76473</text:p>
          </table:table-cell>
          <table:table-cell table:style-name="ce2" office:value-type="float" office:value="23204.4" calcext:value-type="float">
            <text:p>23204,4</text:p>
          </table:table-cell>
          <table:table-cell table:style-name="ce2" office:value-type="float" office:value="75543.7" calcext:value-type="float">
            <text:p>75543,7</text:p>
          </table:table-cell>
          <table:table-cell table:style-name="ce2" office:value-type="float" office:value="1105783.5" calcext:value-type="float">
            <text:p>1105783,5</text:p>
          </table:table-cell>
          <table:table-cell table:style-name="ce2" office:value-type="float" office:value="14368.8" calcext:value-type="float">
            <text:p>14368,8</text:p>
          </table:table-cell>
          <table:table-cell table:style-name="ce2" office:value-type="float" office:value="310104.8" calcext:value-type="float">
            <text:p>310104,8</text:p>
          </table:table-cell>
          <table:table-cell table:style-name="ce2" office:value-type="float" office:value="30524.8" calcext:value-type="float">
            <text:p>30524,8</text:p>
          </table:table-cell>
          <table:table-cell table:style-name="ce2" office:value-type="float" office:value="428512.4" calcext:value-type="float">
            <text:p>428512,4</text:p>
          </table:table-cell>
          <table:table-cell table:style-name="ce2" office:value-type="float" office:value="77475.8" calcext:value-type="float">
            <text:p>77475,8</text:p>
          </table:table-cell>
          <table:table-cell table:style-name="ce2" office:value-type="float" office:value="59566.2" calcext:value-type="float">
            <text:p>59566,2</text:p>
          </table:table-cell>
          <table:table-cell table:style-name="ce2" office:value-type="float" office:value="26032.4" calcext:value-type="float">
            <text:p>26032,4</text:p>
          </table:table-cell>
          <table:table-cell table:style-name="ce2" office:value-type="float" office:value="253628.8" calcext:value-type="float">
            <text:p>253628,8</text:p>
          </table:table-cell>
          <table:table-cell table:style-name="ce2" office:value-type="float" office:value="104411.2" calcext:value-type="float">
            <text:p>104411,2</text:p>
          </table:table-cell>
          <table:table-cell table:style-name="ce2" office:value-type="float" office:value="300133.5" calcext:value-type="float">
            <text:p>300133,5</text:p>
          </table:table-cell>
          <table:table-cell table:style-name="ce2" office:value-type="float" office:value="28178.4" calcext:value-type="float">
            <text:p>28178,4</text:p>
          </table:table-cell>
          <table:table-cell table:style-name="ce2" office:value-type="float" office:value="19273.4" calcext:value-type="float">
            <text:p>19273,4</text:p>
          </table:table-cell>
          <table:table-cell table:style-name="ce2" office:value-type="float" office:value="99027.6" calcext:value-type="float">
            <text:p>99027,6</text:p>
          </table:table-cell>
          <table:table-cell table:style-name="ce2" office:value-type="float" office:value="374557.4" calcext:value-type="float">
            <text:p>374557,4</text:p>
          </table:table-cell>
          <table:table-cell table:style-name="ce2" office:value-type="float" office:value="213615.2" calcext:value-type="float">
            <text:p>213615,2</text:p>
          </table:table-cell>
          <table:table-cell table:style-name="ce2" office:value-type="float" office:value="298514.4" calcext:value-type="float">
            <text:p>298514,4</text:p>
          </table:table-cell>
          <table:table-cell table:style-name="ce2" office:value-type="float" office:value="287340.8" calcext:value-type="float">
            <text:p>287340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ce2" office:value-type="float" office:value="76593.4" calcext:value-type="float">
            <text:p>76593,4</text:p>
          </table:table-cell>
          <table:table-cell table:style-name="ce2" office:value-type="float" office:value="28178.6" calcext:value-type="float">
            <text:p>28178,6</text:p>
          </table:table-cell>
          <table:table-cell table:style-name="ce2" office:value-type="float" office:value="77800.3" calcext:value-type="float">
            <text:p>77800,3</text:p>
          </table:table-cell>
          <table:table-cell table:style-name="ce2" office:value-type="float" office:value="1090617.7" calcext:value-type="float">
            <text:p>1090617,7</text:p>
          </table:table-cell>
          <table:table-cell table:style-name="ce2" office:value-type="float" office:value="13243.4" calcext:value-type="float">
            <text:p>13243,4</text:p>
          </table:table-cell>
          <table:table-cell table:style-name="ce2" office:value-type="float" office:value="307718.4" calcext:value-type="float">
            <text:p>307718,4</text:p>
          </table:table-cell>
          <table:table-cell table:style-name="ce2" office:value-type="float" office:value="30565" calcext:value-type="float">
            <text:p>30565</text:p>
          </table:table-cell>
          <table:table-cell table:style-name="ce2" office:value-type="float" office:value="421350.7" calcext:value-type="float">
            <text:p>421350,7</text:p>
          </table:table-cell>
          <table:table-cell table:style-name="ce2" office:value-type="float" office:value="75831.8" calcext:value-type="float">
            <text:p>75831,8</text:p>
          </table:table-cell>
          <table:table-cell table:style-name="ce2" office:value-type="float" office:value="61350.6" calcext:value-type="float">
            <text:p>61350,6</text:p>
          </table:table-cell>
          <table:table-cell table:style-name="ce2" office:value-type="float" office:value="25410.8" calcext:value-type="float">
            <text:p>25410,8</text:p>
          </table:table-cell>
          <table:table-cell table:style-name="ce2" office:value-type="float" office:value="245364" calcext:value-type="float">
            <text:p>245364</text:p>
          </table:table-cell>
          <table:table-cell table:style-name="ce2" office:value-type="float" office:value="104932.4" calcext:value-type="float">
            <text:p>104932,4</text:p>
          </table:table-cell>
          <table:table-cell table:style-name="ce2" office:value-type="float" office:value="296943.5" calcext:value-type="float">
            <text:p>296943,5</text:p>
          </table:table-cell>
          <table:table-cell table:style-name="ce2" office:value-type="float" office:value="27537" calcext:value-type="float">
            <text:p>27537</text:p>
          </table:table-cell>
          <table:table-cell table:style-name="ce2" office:value-type="float" office:value="17368.2" calcext:value-type="float">
            <text:p>17368,2</text:p>
          </table:table-cell>
          <table:table-cell table:style-name="ce2" office:value-type="float" office:value="95454.8" calcext:value-type="float">
            <text:p>95454,8</text:p>
          </table:table-cell>
          <table:table-cell table:style-name="ce2" office:value-type="float" office:value="368130.5" calcext:value-type="float">
            <text:p>368130,5</text:p>
          </table:table-cell>
          <table:table-cell table:style-name="ce2" office:value-type="float" office:value="207680" calcext:value-type="float">
            <text:p>207680</text:p>
          </table:table-cell>
          <table:table-cell table:style-name="ce2" office:value-type="float" office:value="290852" calcext:value-type="float">
            <text:p>290852</text:p>
          </table:table-cell>
          <table:table-cell table:style-name="ce2" office:value-type="float" office:value="283630.4" calcext:value-type="float">
            <text:p>283630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ce2" office:value-type="float" office:value="74648.6" calcext:value-type="float">
            <text:p>74648,6</text:p>
          </table:table-cell>
          <table:table-cell table:style-name="ce2" office:value-type="float" office:value="21700.4" calcext:value-type="float">
            <text:p>21700,4</text:p>
          </table:table-cell>
          <table:table-cell table:style-name="ce2" office:value-type="float" office:value="77896.7" calcext:value-type="float">
            <text:p>77896,7</text:p>
          </table:table-cell>
          <table:table-cell table:style-name="ce2" office:value-type="float" office:value="1070753" calcext:value-type="float">
            <text:p>1070753</text:p>
          </table:table-cell>
          <table:table-cell table:style-name="ce2" office:value-type="float" office:value="13259.8" calcext:value-type="float">
            <text:p>13259,8</text:p>
          </table:table-cell>
          <table:table-cell table:style-name="ce2" office:value-type="float" office:value="299716" calcext:value-type="float">
            <text:p>299716</text:p>
          </table:table-cell>
          <table:table-cell table:style-name="ce2" office:value-type="float" office:value="31246.8" calcext:value-type="float">
            <text:p>31246,8</text:p>
          </table:table-cell>
          <table:table-cell table:style-name="ce2" office:value-type="float" office:value="418266.4" calcext:value-type="float">
            <text:p>418266,4</text:p>
          </table:table-cell>
          <table:table-cell table:style-name="ce2" office:value-type="float" office:value="76874.6" calcext:value-type="float">
            <text:p>76874,6</text:p>
          </table:table-cell>
          <table:table-cell table:style-name="ce2" office:value-type="float" office:value="60268.4" calcext:value-type="float">
            <text:p>60268,4</text:p>
          </table:table-cell>
          <table:table-cell table:style-name="ce2" office:value-type="float" office:value="25089.6" calcext:value-type="float">
            <text:p>25089,6</text:p>
          </table:table-cell>
          <table:table-cell table:style-name="ce2" office:value-type="float" office:value="249976.8" calcext:value-type="float">
            <text:p>249976,8</text:p>
          </table:table-cell>
          <table:table-cell table:style-name="ce2" office:value-type="float" office:value="103930.4" calcext:value-type="float">
            <text:p>103930,4</text:p>
          </table:table-cell>
          <table:table-cell table:style-name="ce2" office:value-type="float" office:value="300008.5" calcext:value-type="float">
            <text:p>300008,5</text:p>
          </table:table-cell>
          <table:table-cell table:style-name="ce2" office:value-type="float" office:value="24929.2" calcext:value-type="float">
            <text:p>24929,2</text:p>
          </table:table-cell>
          <table:table-cell table:style-name="ce2" office:value-type="float" office:value="18371" calcext:value-type="float">
            <text:p>18371</text:p>
          </table:table-cell>
          <table:table-cell table:style-name="ce2" office:value-type="float" office:value="97256" calcext:value-type="float">
            <text:p>97256</text:p>
          </table:table-cell>
          <table:table-cell table:style-name="ce2" office:value-type="float" office:value="372192.8" calcext:value-type="float">
            <text:p>372192,8</text:p>
          </table:table-cell>
          <table:table-cell table:style-name="ce2" office:value-type="float" office:value="210286.4" calcext:value-type="float">
            <text:p>210286,4</text:p>
          </table:table-cell>
          <table:table-cell table:style-name="ce2" office:value-type="float" office:value="283993.6" calcext:value-type="float">
            <text:p>283993,6</text:p>
          </table:table-cell>
          <table:table-cell table:style-name="ce2" office:value-type="float" office:value="272479.2" calcext:value-type="float">
            <text:p>272479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ce2" office:value-type="float" office:value="74447.4" calcext:value-type="float">
            <text:p>74447,4</text:p>
          </table:table-cell>
          <table:table-cell table:style-name="ce2" office:value-type="float" office:value="22442.4" calcext:value-type="float">
            <text:p>22442,4</text:p>
          </table:table-cell>
          <table:table-cell table:style-name="ce2" office:value-type="float" office:value="75033.9" calcext:value-type="float">
            <text:p>75033,9</text:p>
          </table:table-cell>
          <table:table-cell table:style-name="ce2" office:value-type="float" office:value="1051330.7" calcext:value-type="float">
            <text:p>1051330,7</text:p>
          </table:table-cell>
          <table:table-cell table:style-name="ce2" office:value-type="float" office:value="14265" calcext:value-type="float">
            <text:p>14265</text:p>
          </table:table-cell>
          <table:table-cell table:style-name="ce2" office:value-type="float" office:value="291511.2" calcext:value-type="float">
            <text:p>291511,2</text:p>
          </table:table-cell>
          <table:table-cell table:style-name="ce2" office:value-type="float" office:value="30705.4" calcext:value-type="float">
            <text:p>30705,4</text:p>
          </table:table-cell>
          <table:table-cell table:style-name="ce2" office:value-type="float" office:value="404020.5" calcext:value-type="float">
            <text:p>404020,5</text:p>
          </table:table-cell>
          <table:table-cell table:style-name="ce2" office:value-type="float" office:value="76212" calcext:value-type="float">
            <text:p>76212</text:p>
          </table:table-cell>
          <table:table-cell table:style-name="ce2" office:value-type="float" office:value="58262.4" calcext:value-type="float">
            <text:p>58262,4</text:p>
          </table:table-cell>
          <table:table-cell table:style-name="ce2" office:value-type="float" office:value="25210.2" calcext:value-type="float">
            <text:p>25210,2</text:p>
          </table:table-cell>
          <table:table-cell table:style-name="ce2" office:value-type="float" office:value="244823.2" calcext:value-type="float">
            <text:p>244823,2</text:p>
          </table:table-cell>
          <table:table-cell table:style-name="ce2" office:value-type="float" office:value="104832.4" calcext:value-type="float">
            <text:p>104832,4</text:p>
          </table:table-cell>
          <table:table-cell table:style-name="ce2" office:value-type="float" office:value="295718" calcext:value-type="float">
            <text:p>295718</text:p>
          </table:table-cell>
          <table:table-cell table:style-name="ce2" office:value-type="float" office:value="25751.6" calcext:value-type="float">
            <text:p>25751,6</text:p>
          </table:table-cell>
          <table:table-cell table:style-name="ce2" office:value-type="float" office:value="17428.4" calcext:value-type="float">
            <text:p>17428,4</text:p>
          </table:table-cell>
          <table:table-cell table:style-name="ce2" office:value-type="float" office:value="98117.6" calcext:value-type="float">
            <text:p>98117,6</text:p>
          </table:table-cell>
          <table:table-cell table:style-name="ce2" office:value-type="float" office:value="375419.1" calcext:value-type="float">
            <text:p>375419,1</text:p>
          </table:table-cell>
          <table:table-cell table:style-name="ce2" office:value-type="float" office:value="211670.4" calcext:value-type="float">
            <text:p>211670,4</text:p>
          </table:table-cell>
          <table:table-cell table:style-name="ce2" office:value-type="float" office:value="287120" calcext:value-type="float">
            <text:p>287120</text:p>
          </table:table-cell>
          <table:table-cell table:style-name="ce2" office:value-type="float" office:value="277815.2" calcext:value-type="float">
            <text:p>277815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ce2" office:value-type="float" office:value="77135.4" calcext:value-type="float">
            <text:p>77135,4</text:p>
          </table:table-cell>
          <table:table-cell table:style-name="ce2" office:value-type="float" office:value="22623" calcext:value-type="float">
            <text:p>22623</text:p>
          </table:table-cell>
          <table:table-cell table:style-name="ce2" office:value-type="float" office:value="78702.2" calcext:value-type="float">
            <text:p>78702,2</text:p>
          </table:table-cell>
          <table:table-cell table:style-name="ce2" office:value-type="float" office:value="1060353.7" calcext:value-type="float">
            <text:p>1060353,7</text:p>
          </table:table-cell>
          <table:table-cell table:style-name="ce2" office:value-type="float" office:value="17862.5" calcext:value-type="float">
            <text:p>17862,5</text:p>
          </table:table-cell>
          <table:table-cell table:style-name="ce2" office:value-type="float" office:value="296387.2" calcext:value-type="float">
            <text:p>296387,2</text:p>
          </table:table-cell>
          <table:table-cell table:style-name="ce2" office:value-type="float" office:value="30484.8" calcext:value-type="float">
            <text:p>30484,8</text:p>
          </table:table-cell>
          <table:table-cell table:style-name="ce2" office:value-type="float" office:value="397583.5" calcext:value-type="float">
            <text:p>397583,5</text:p>
          </table:table-cell>
          <table:table-cell table:style-name="ce2" office:value-type="float" office:value="73124" calcext:value-type="float">
            <text:p>73124</text:p>
          </table:table-cell>
          <table:table-cell table:style-name="ce2" office:value-type="float" office:value="58222.6" calcext:value-type="float">
            <text:p>58222,6</text:p>
          </table:table-cell>
          <table:table-cell table:style-name="ce2" office:value-type="float" office:value="22362.2" calcext:value-type="float">
            <text:p>22362,2</text:p>
          </table:table-cell>
          <table:table-cell table:style-name="ce2" office:value-type="float" office:value="248975.2" calcext:value-type="float">
            <text:p>248975,2</text:p>
          </table:table-cell>
          <table:table-cell table:style-name="ce2" office:value-type="float" office:value="100179.2" calcext:value-type="float">
            <text:p>100179,2</text:p>
          </table:table-cell>
          <table:table-cell table:style-name="ce2" office:value-type="float" office:value="292826.5" calcext:value-type="float">
            <text:p>292826,5</text:p>
          </table:table-cell>
          <table:table-cell table:style-name="ce2" office:value-type="float" office:value="27757.2" calcext:value-type="float">
            <text:p>27757,2</text:p>
          </table:table-cell>
          <table:table-cell table:style-name="ce2" office:value-type="float" office:value="17428.2" calcext:value-type="float">
            <text:p>17428,2</text:p>
          </table:table-cell>
          <table:table-cell table:style-name="ce2" office:value-type="float" office:value="97496.4" calcext:value-type="float">
            <text:p>97496,4</text:p>
          </table:table-cell>
          <table:table-cell table:style-name="ce2" office:value-type="float" office:value="365359.6" calcext:value-type="float">
            <text:p>365359,6</text:p>
          </table:table-cell>
          <table:table-cell table:style-name="ce2" office:value-type="float" office:value="206877.6" calcext:value-type="float">
            <text:p>206877,6</text:p>
          </table:table-cell>
          <table:table-cell table:style-name="ce2" office:value-type="float" office:value="288745.6" calcext:value-type="float">
            <text:p>288745,6</text:p>
          </table:table-cell>
          <table:table-cell table:style-name="ce2" office:value-type="float" office:value="275668" calcext:value-type="float">
            <text:p>27566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ce2" office:value-type="float" office:value="71900.4" calcext:value-type="float">
            <text:p>71900,4</text:p>
          </table:table-cell>
          <table:table-cell table:style-name="ce2" office:value-type="float" office:value="21279.2" calcext:value-type="float">
            <text:p>21279,2</text:p>
          </table:table-cell>
          <table:table-cell table:style-name="ce2" office:value-type="float" office:value="75303.5" calcext:value-type="float">
            <text:p>75303,5</text:p>
          </table:table-cell>
          <table:table-cell table:style-name="ce2" office:value-type="float" office:value="1044370.5" calcext:value-type="float">
            <text:p>1044370,5</text:p>
          </table:table-cell>
          <table:table-cell table:style-name="ce2" office:value-type="float" office:value="14316.3" calcext:value-type="float">
            <text:p>14316,3</text:p>
          </table:table-cell>
          <table:table-cell table:style-name="ce2" office:value-type="float" office:value="285176" calcext:value-type="float">
            <text:p>285176</text:p>
          </table:table-cell>
          <table:table-cell table:style-name="ce2" office:value-type="float" office:value="29562.2" calcext:value-type="float">
            <text:p>29562,2</text:p>
          </table:table-cell>
          <table:table-cell table:style-name="ce2" office:value-type="float" office:value="405436.4" calcext:value-type="float">
            <text:p>405436,4</text:p>
          </table:table-cell>
          <table:table-cell table:style-name="ce2" office:value-type="float" office:value="72502.4" calcext:value-type="float">
            <text:p>72502,4</text:p>
          </table:table-cell>
          <table:table-cell table:style-name="ce2" office:value-type="float" office:value="56578" calcext:value-type="float">
            <text:p>56578</text:p>
          </table:table-cell>
          <table:table-cell table:style-name="ce2" office:value-type="float" office:value="26012.4" calcext:value-type="float">
            <text:p>26012,4</text:p>
          </table:table-cell>
          <table:table-cell table:style-name="ce2" office:value-type="float" office:value="244621.6" calcext:value-type="float">
            <text:p>244621,6</text:p>
          </table:table-cell>
          <table:table-cell table:style-name="ce2" office:value-type="float" office:value="100520.4" calcext:value-type="float">
            <text:p>100520,4</text:p>
          </table:table-cell>
          <table:table-cell table:style-name="ce2" office:value-type="float" office:value="286808.5" calcext:value-type="float">
            <text:p>286808,5</text:p>
          </table:table-cell>
          <table:table-cell table:style-name="ce2" office:value-type="float" office:value="25290.2" calcext:value-type="float">
            <text:p>25290,2</text:p>
          </table:table-cell>
          <table:table-cell table:style-name="ce2" office:value-type="float" office:value="18150.4" calcext:value-type="float">
            <text:p>18150,4</text:p>
          </table:table-cell>
          <table:table-cell table:style-name="ce2" office:value-type="float" office:value="92551.6" calcext:value-type="float">
            <text:p>92551,6</text:p>
          </table:table-cell>
          <table:table-cell table:style-name="ce2" office:value-type="float" office:value="369502.8" calcext:value-type="float">
            <text:p>369502,8</text:p>
          </table:table-cell>
          <table:table-cell table:style-name="ce2" office:value-type="float" office:value="198955.2" calcext:value-type="float">
            <text:p>198955,2</text:p>
          </table:table-cell>
          <table:table-cell table:style-name="ce2" office:value-type="float" office:value="285073.6" calcext:value-type="float">
            <text:p>285073,6</text:p>
          </table:table-cell>
          <table:table-cell table:style-name="ce2" office:value-type="float" office:value="268188" calcext:value-type="float">
            <text:p>26818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ce2" office:value-type="float" office:value="70336.2" calcext:value-type="float">
            <text:p>70336,2</text:p>
          </table:table-cell>
          <table:table-cell table:style-name="ce2" office:value-type="float" office:value="20436.8" calcext:value-type="float">
            <text:p>20436,8</text:p>
          </table:table-cell>
          <table:table-cell table:style-name="ce2" office:value-type="float" office:value="71137.8" calcext:value-type="float">
            <text:p>71137,8</text:p>
          </table:table-cell>
          <table:table-cell table:style-name="ce2" office:value-type="float" office:value="989998.1" calcext:value-type="float">
            <text:p>989998,1</text:p>
          </table:table-cell>
          <table:table-cell table:style-name="ce2" office:value-type="float" office:value="14206.3" calcext:value-type="float">
            <text:p>14206,3</text:p>
          </table:table-cell>
          <table:table-cell table:style-name="ce2" office:value-type="float" office:value="285094.4" calcext:value-type="float">
            <text:p>285094,4</text:p>
          </table:table-cell>
          <table:table-cell table:style-name="ce2" office:value-type="float" office:value="28960.6" calcext:value-type="float">
            <text:p>28960,6</text:p>
          </table:table-cell>
          <table:table-cell table:style-name="ce2" office:value-type="float" office:value="405908.3" calcext:value-type="float">
            <text:p>405908,3</text:p>
          </table:table-cell>
          <table:table-cell table:style-name="ce2" office:value-type="float" office:value="73585.2" calcext:value-type="float">
            <text:p>73585,2</text:p>
          </table:table-cell>
          <table:table-cell table:style-name="ce2" office:value-type="float" office:value="53509.2" calcext:value-type="float">
            <text:p>53509,2</text:p>
          </table:table-cell>
          <table:table-cell table:style-name="ce2" office:value-type="float" office:value="23826.2" calcext:value-type="float">
            <text:p>23826,2</text:p>
          </table:table-cell>
          <table:table-cell table:style-name="ce2" office:value-type="float" office:value="230764" calcext:value-type="float">
            <text:p>230764</text:p>
          </table:table-cell>
          <table:table-cell table:style-name="ce2" office:value-type="float" office:value="95305.6" calcext:value-type="float">
            <text:p>95305,6</text:p>
          </table:table-cell>
          <table:table-cell table:style-name="ce2" office:value-type="float" office:value="274157.5" calcext:value-type="float">
            <text:p>274157,5</text:p>
          </table:table-cell>
          <table:table-cell table:style-name="ce2" office:value-type="float" office:value="24307.6" calcext:value-type="float">
            <text:p>24307,6</text:p>
          </table:table-cell>
          <table:table-cell table:style-name="ce2" office:value-type="float" office:value="16746.4" calcext:value-type="float">
            <text:p>16746,4</text:p>
          </table:table-cell>
          <table:table-cell table:style-name="ce2" office:value-type="float" office:value="89948.8" calcext:value-type="float">
            <text:p>89948,8</text:p>
          </table:table-cell>
          <table:table-cell table:style-name="ce2" office:value-type="float" office:value="338144.9" calcext:value-type="float">
            <text:p>338144,9</text:p>
          </table:table-cell>
          <table:table-cell table:style-name="ce2" office:value-type="float" office:value="201463.2" calcext:value-type="float">
            <text:p>201463,2</text:p>
          </table:table-cell>
          <table:table-cell table:style-name="ce2" office:value-type="float" office:value="274644.8" calcext:value-type="float">
            <text:p>274644,8</text:p>
          </table:table-cell>
          <table:table-cell table:style-name="ce2" office:value-type="float" office:value="259382.4" calcext:value-type="float">
            <text:p>259382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ce2" office:value-type="float" office:value="71960.6" calcext:value-type="float">
            <text:p>71960,6</text:p>
          </table:table-cell>
          <table:table-cell table:style-name="ce2" office:value-type="float" office:value="19734.8" calcext:value-type="float">
            <text:p>19734,8</text:p>
          </table:table-cell>
          <table:table-cell table:style-name="ce2" office:value-type="float" office:value="75129.7" calcext:value-type="float">
            <text:p>75129,7</text:p>
          </table:table-cell>
          <table:table-cell table:style-name="ce2" office:value-type="float" office:value="970755.4" calcext:value-type="float">
            <text:p>970755,4</text:p>
          </table:table-cell>
          <table:table-cell table:style-name="ce2" office:value-type="float" office:value="14290" calcext:value-type="float">
            <text:p>14290</text:p>
          </table:table-cell>
          <table:table-cell table:style-name="ce2" office:value-type="float" office:value="262772" calcext:value-type="float">
            <text:p>262772</text:p>
          </table:table-cell>
          <table:table-cell table:style-name="ce2" office:value-type="float" office:value="28860.4" calcext:value-type="float">
            <text:p>28860,4</text:p>
          </table:table-cell>
          <table:table-cell table:style-name="ce2" office:value-type="float" office:value="379685.3" calcext:value-type="float">
            <text:p>379685,3</text:p>
          </table:table-cell>
          <table:table-cell table:style-name="ce2" office:value-type="float" office:value="68250.4" calcext:value-type="float">
            <text:p>68250,4</text:p>
          </table:table-cell>
          <table:table-cell table:style-name="ce2" office:value-type="float" office:value="54431.6" calcext:value-type="float">
            <text:p>54431,6</text:p>
          </table:table-cell>
          <table:table-cell table:style-name="ce2" office:value-type="float" office:value="22201.8" calcext:value-type="float">
            <text:p>22201,8</text:p>
          </table:table-cell>
          <table:table-cell table:style-name="ce2" office:value-type="float" office:value="226452" calcext:value-type="float">
            <text:p>226452</text:p>
          </table:table-cell>
          <table:table-cell table:style-name="ce2" office:value-type="float" office:value="93721.6" calcext:value-type="float">
            <text:p>93721,6</text:p>
          </table:table-cell>
          <table:table-cell table:style-name="ce2" office:value-type="float" office:value="267915.5" calcext:value-type="float">
            <text:p>267915,5</text:p>
          </table:table-cell>
          <table:table-cell table:style-name="ce2" office:value-type="float" office:value="24488" calcext:value-type="float">
            <text:p>24488</text:p>
          </table:table-cell>
          <table:table-cell table:style-name="ce2" office:value-type="float" office:value="16385.2" calcext:value-type="float">
            <text:p>16385,2</text:p>
          </table:table-cell>
          <table:table-cell table:style-name="ce2" office:value-type="float" office:value="89919.2" calcext:value-type="float">
            <text:p>89919,2</text:p>
          </table:table-cell>
          <table:table-cell table:style-name="ce2" office:value-type="float" office:value="329527.4" calcext:value-type="float">
            <text:p>329527,4</text:p>
          </table:table-cell>
          <table:table-cell table:style-name="ce2" office:value-type="float" office:value="188987.2" calcext:value-type="float">
            <text:p>188987,2</text:p>
          </table:table-cell>
          <table:table-cell table:style-name="ce2" office:value-type="float" office:value="262372.8" calcext:value-type="float">
            <text:p>262372,8</text:p>
          </table:table-cell>
          <table:table-cell table:style-name="ce2" office:value-type="float" office:value="242094.4" calcext:value-type="float">
            <text:p>242094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ce2" office:value-type="float" office:value="69273.4" calcext:value-type="float">
            <text:p>69273,4</text:p>
          </table:table-cell>
          <table:table-cell table:style-name="ce2" office:value-type="float" office:value="19393.6" calcext:value-type="float">
            <text:p>19393,6</text:p>
          </table:table-cell>
          <table:table-cell table:style-name="ce2" office:value-type="float" office:value="72057.9" calcext:value-type="float">
            <text:p>72057,9</text:p>
          </table:table-cell>
          <table:table-cell table:style-name="ce2" office:value-type="float" office:value="945135.2" calcext:value-type="float">
            <text:p>945135,2</text:p>
          </table:table-cell>
          <table:table-cell table:style-name="ce2" office:value-type="float" office:value="14390" calcext:value-type="float">
            <text:p>14390</text:p>
          </table:table-cell>
          <table:table-cell table:style-name="ce2" office:value-type="float" office:value="267666.4" calcext:value-type="float">
            <text:p>267666,4</text:p>
          </table:table-cell>
          <table:table-cell table:style-name="ce2" office:value-type="float" office:value="26834.6" calcext:value-type="float">
            <text:p>26834,6</text:p>
          </table:table-cell>
          <table:table-cell table:style-name="ce2" office:value-type="float" office:value="385939.8" calcext:value-type="float">
            <text:p>385939,8</text:p>
          </table:table-cell>
          <table:table-cell table:style-name="ce2" office:value-type="float" office:value="69212.6" calcext:value-type="float">
            <text:p>69212,6</text:p>
          </table:table-cell>
          <table:table-cell table:style-name="ce2" office:value-type="float" office:value="53188.6" calcext:value-type="float">
            <text:p>53188,6</text:p>
          </table:table-cell>
          <table:table-cell table:style-name="ce2" office:value-type="float" office:value="22502.4" calcext:value-type="float">
            <text:p>22502,4</text:p>
          </table:table-cell>
          <table:table-cell table:style-name="ce2" office:value-type="float" office:value="226512.8" calcext:value-type="float">
            <text:p>226512,8</text:p>
          </table:table-cell>
          <table:table-cell table:style-name="ce2" office:value-type="float" office:value="92538" calcext:value-type="float">
            <text:p>92538</text:p>
          </table:table-cell>
          <table:table-cell table:style-name="ce2" office:value-type="float" office:value="264249" calcext:value-type="float">
            <text:p>264249</text:p>
          </table:table-cell>
          <table:table-cell table:style-name="ce2" office:value-type="float" office:value="23184.2" calcext:value-type="float">
            <text:p>23184,2</text:p>
          </table:table-cell>
          <table:table-cell table:style-name="ce2" office:value-type="float" office:value="14620.2" calcext:value-type="float">
            <text:p>14620,2</text:p>
          </table:table-cell>
          <table:table-cell table:style-name="ce2" office:value-type="float" office:value="89628.8" calcext:value-type="float">
            <text:p>89628,8</text:p>
          </table:table-cell>
          <table:table-cell table:style-name="ce2" office:value-type="float" office:value="346223.4" calcext:value-type="float">
            <text:p>346223,4</text:p>
          </table:table-cell>
          <table:table-cell table:style-name="ce2" office:value-type="float" office:value="193259.2" calcext:value-type="float">
            <text:p>193259,2</text:p>
          </table:table-cell>
          <table:table-cell table:style-name="ce2" office:value-type="float" office:value="267805.6" calcext:value-type="float">
            <text:p>267805,6</text:p>
          </table:table-cell>
          <table:table-cell table:style-name="ce2" office:value-type="float" office:value="251602.4" calcext:value-type="float">
            <text:p>251602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ce2" office:value-type="float" office:value="70516.6" calcext:value-type="float">
            <text:p>70516,6</text:p>
          </table:table-cell>
          <table:table-cell table:style-name="ce2" office:value-type="float" office:value="19975.4" calcext:value-type="float">
            <text:p>19975,4</text:p>
          </table:table-cell>
          <table:table-cell table:style-name="ce2" office:value-type="float" office:value="70950" calcext:value-type="float">
            <text:p>70950</text:p>
          </table:table-cell>
          <table:table-cell table:style-name="ce2" office:value-type="float" office:value="966025.6" calcext:value-type="float">
            <text:p>966025,6</text:p>
          </table:table-cell>
          <table:table-cell table:style-name="ce2" office:value-type="float" office:value="13283.2" calcext:value-type="float">
            <text:p>13283,2</text:p>
          </table:table-cell>
          <table:table-cell table:style-name="ce2" office:value-type="float" office:value="264637.6" calcext:value-type="float">
            <text:p>264637,6</text:p>
          </table:table-cell>
          <table:table-cell table:style-name="ce2" office:value-type="float" office:value="28579.6" calcext:value-type="float">
            <text:p>28579,6</text:p>
          </table:table-cell>
          <table:table-cell table:style-name="ce2" office:value-type="float" office:value="387019.8" calcext:value-type="float">
            <text:p>387019,8</text:p>
          </table:table-cell>
          <table:table-cell table:style-name="ce2" office:value-type="float" office:value="72120.8" calcext:value-type="float">
            <text:p>72120,8</text:p>
          </table:table-cell>
          <table:table-cell table:style-name="ce2" office:value-type="float" office:value="55254.2" calcext:value-type="float">
            <text:p>55254,2</text:p>
          </table:table-cell>
          <table:table-cell table:style-name="ce2" office:value-type="float" office:value="23726" calcext:value-type="float">
            <text:p>23726</text:p>
          </table:table-cell>
          <table:table-cell table:style-name="ce2" office:value-type="float" office:value="226753.6" calcext:value-type="float">
            <text:p>226753,6</text:p>
          </table:table-cell>
          <table:table-cell table:style-name="ce2" office:value-type="float" office:value="92758.8" calcext:value-type="float">
            <text:p>92758,8</text:p>
          </table:table-cell>
          <table:table-cell table:style-name="ce2" office:value-type="float" office:value="277237.5" calcext:value-type="float">
            <text:p>277237,5</text:p>
          </table:table-cell>
          <table:table-cell table:style-name="ce2" office:value-type="float" office:value="24789" calcext:value-type="float">
            <text:p>24789</text:p>
          </table:table-cell>
          <table:table-cell table:style-name="ce2" office:value-type="float" office:value="16586" calcext:value-type="float">
            <text:p>16586</text:p>
          </table:table-cell>
          <table:table-cell table:style-name="ce2" office:value-type="float" office:value="90179.2" calcext:value-type="float">
            <text:p>90179,2</text:p>
          </table:table-cell>
          <table:table-cell table:style-name="ce2" office:value-type="float" office:value="340900.1" calcext:value-type="float">
            <text:p>340900,1</text:p>
          </table:table-cell>
          <table:table-cell table:style-name="ce2" office:value-type="float" office:value="201843.2" calcext:value-type="float">
            <text:p>201843,2</text:p>
          </table:table-cell>
          <table:table-cell table:style-name="ce2" office:value-type="float" office:value="270414.4" calcext:value-type="float">
            <text:p>270414,4</text:p>
          </table:table-cell>
          <table:table-cell table:style-name="ce2" office:value-type="float" office:value="261650.4" calcext:value-type="float">
            <text:p>261650,4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ce2" office:value-type="float" office:value="68410.2" calcext:value-type="float">
            <text:p>68410,2</text:p>
          </table:table-cell>
          <table:table-cell table:style-name="ce2" office:value-type="float" office:value="25871.8" calcext:value-type="float">
            <text:p>25871,8</text:p>
          </table:table-cell>
          <table:table-cell table:style-name="ce2" office:value-type="float" office:value="75333.4" calcext:value-type="float">
            <text:p>75333,4</text:p>
          </table:table-cell>
          <table:table-cell table:style-name="ce2" office:value-type="float" office:value="991227.9" calcext:value-type="float">
            <text:p>991227,9</text:p>
          </table:table-cell>
          <table:table-cell table:style-name="ce2" office:value-type="float" office:value="10746.6" calcext:value-type="float">
            <text:p>10746,6</text:p>
          </table:table-cell>
          <table:table-cell table:style-name="ce2" office:value-type="float" office:value="274225.6" calcext:value-type="float">
            <text:p>274225,6</text:p>
          </table:table-cell>
          <table:table-cell table:style-name="ce2" office:value-type="float" office:value="27636.8" calcext:value-type="float">
            <text:p>27636,8</text:p>
          </table:table-cell>
          <table:table-cell table:style-name="ce2" office:value-type="float" office:value="387808" calcext:value-type="float">
            <text:p>387808</text:p>
          </table:table-cell>
          <table:table-cell table:style-name="ce2" office:value-type="float" office:value="72983.2" calcext:value-type="float">
            <text:p>72983,2</text:p>
          </table:table-cell>
          <table:table-cell table:style-name="ce2" office:value-type="float" office:value="55154" calcext:value-type="float">
            <text:p>55154</text:p>
          </table:table-cell>
          <table:table-cell table:style-name="ce2" office:value-type="float" office:value="22442.2" calcext:value-type="float">
            <text:p>22442,2</text:p>
          </table:table-cell>
          <table:table-cell table:style-name="ce2" office:value-type="float" office:value="233111.2" calcext:value-type="float">
            <text:p>233111,2</text:p>
          </table:table-cell>
          <table:table-cell table:style-name="ce2" office:value-type="float" office:value="95406" calcext:value-type="float">
            <text:p>95406</text:p>
          </table:table-cell>
          <table:table-cell table:style-name="ce2" office:value-type="float" office:value="274795.5" calcext:value-type="float">
            <text:p>274795,5</text:p>
          </table:table-cell>
          <table:table-cell table:style-name="ce2" office:value-type="float" office:value="25671.4" calcext:value-type="float">
            <text:p>25671,4</text:p>
          </table:table-cell>
          <table:table-cell table:style-name="ce2" office:value-type="float" office:value="16525.8" calcext:value-type="float">
            <text:p>16525,8</text:p>
          </table:table-cell>
          <table:table-cell table:style-name="ce2" office:value-type="float" office:value="91570.8" calcext:value-type="float">
            <text:p>91570,8</text:p>
          </table:table-cell>
          <table:table-cell table:style-name="ce2" office:value-type="float" office:value="337585.4" calcext:value-type="float">
            <text:p>337585,4</text:p>
          </table:table-cell>
          <table:table-cell table:style-name="ce2" office:value-type="float" office:value="200498.4" calcext:value-type="float">
            <text:p>200498,4</text:p>
          </table:table-cell>
          <table:table-cell table:style-name="ce2" office:value-type="float" office:value="269370.4" calcext:value-type="float">
            <text:p>269370,4</text:p>
          </table:table-cell>
          <table:table-cell table:style-name="ce2" office:value-type="float" office:value="249616.8" calcext:value-type="float">
            <text:p>249616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ce2" office:value-type="float" office:value="71178.6" calcext:value-type="float">
            <text:p>71178,6</text:p>
          </table:table-cell>
          <table:table-cell table:style-name="ce2" office:value-type="float" office:value="20657.4" calcext:value-type="float">
            <text:p>20657,4</text:p>
          </table:table-cell>
          <table:table-cell table:style-name="ce2" office:value-type="float" office:value="74915.6" calcext:value-type="float">
            <text:p>74915,6</text:p>
          </table:table-cell>
          <table:table-cell table:style-name="ce2" office:value-type="float" office:value="963968.2" calcext:value-type="float">
            <text:p>963968,2</text:p>
          </table:table-cell>
          <table:table-cell table:style-name="ce2" office:value-type="float" office:value="17803.1" calcext:value-type="float">
            <text:p>17803,1</text:p>
          </table:table-cell>
          <table:table-cell table:style-name="ce2" office:value-type="float" office:value="270534.4" calcext:value-type="float">
            <text:p>270534,4</text:p>
          </table:table-cell>
          <table:table-cell table:style-name="ce2" office:value-type="float" office:value="29261.6" calcext:value-type="float">
            <text:p>29261,6</text:p>
          </table:table-cell>
          <table:table-cell table:style-name="ce2" office:value-type="float" office:value="385544.5" calcext:value-type="float">
            <text:p>385544,5</text:p>
          </table:table-cell>
          <table:table-cell table:style-name="ce2" office:value-type="float" office:value="70717.2" calcext:value-type="float">
            <text:p>70717,2</text:p>
          </table:table-cell>
          <table:table-cell table:style-name="ce2" office:value-type="float" office:value="50761.6" calcext:value-type="float">
            <text:p>50761,6</text:p>
          </table:table-cell>
          <table:table-cell table:style-name="ce2" office:value-type="float" office:value="23244.6" calcext:value-type="float">
            <text:p>23244,6</text:p>
          </table:table-cell>
          <table:table-cell table:style-name="ce2" office:value-type="float" office:value="226071.2" calcext:value-type="float">
            <text:p>226071,2</text:p>
          </table:table-cell>
          <table:table-cell table:style-name="ce2" office:value-type="float" office:value="99477.6" calcext:value-type="float">
            <text:p>99477,6</text:p>
          </table:table-cell>
          <table:table-cell table:style-name="ce2" office:value-type="float" office:value="279788.5" calcext:value-type="float">
            <text:p>279788,5</text:p>
          </table:table-cell>
          <table:table-cell table:style-name="ce2" office:value-type="float" office:value="24869.2" calcext:value-type="float">
            <text:p>24869,2</text:p>
          </table:table-cell>
          <table:table-cell table:style-name="ce2" office:value-type="float" office:value="15763.8" calcext:value-type="float">
            <text:p>15763,8</text:p>
          </table:table-cell>
          <table:table-cell table:style-name="ce2" office:value-type="float" office:value="90109.2" calcext:value-type="float">
            <text:p>90109,2</text:p>
          </table:table-cell>
          <table:table-cell table:style-name="ce2" office:value-type="float" office:value="339113.9" calcext:value-type="float">
            <text:p>339113,9</text:p>
          </table:table-cell>
          <table:table-cell table:style-name="ce2" office:value-type="float" office:value="195304.8" calcext:value-type="float">
            <text:p>195304,8</text:p>
          </table:table-cell>
          <table:table-cell table:style-name="ce2" office:value-type="float" office:value="255212" calcext:value-type="float">
            <text:p>255212</text:p>
          </table:table-cell>
          <table:table-cell table:style-name="ce2" office:value-type="float" office:value="249115.2" calcext:value-type="float">
            <text:p>249115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ce2" office:value-type="float" office:value="67328" calcext:value-type="float">
            <text:p>67328</text:p>
          </table:table-cell>
          <table:table-cell table:style-name="ce2" office:value-type="float" office:value="20316.4" calcext:value-type="float">
            <text:p>20316,4</text:p>
          </table:table-cell>
          <table:table-cell table:style-name="ce2" office:value-type="float" office:value="85122.2" calcext:value-type="float">
            <text:p>85122,2</text:p>
          </table:table-cell>
          <table:table-cell table:style-name="ce2" office:value-type="float" office:value="914455.9" calcext:value-type="float">
            <text:p>914455,9</text:p>
          </table:table-cell>
          <table:table-cell table:style-name="ce2" office:value-type="float" office:value="14306.3" calcext:value-type="float">
            <text:p>14306,3</text:p>
          </table:table-cell>
          <table:table-cell table:style-name="ce2" office:value-type="float" office:value="259864.8" calcext:value-type="float">
            <text:p>259864,8</text:p>
          </table:table-cell>
          <table:table-cell table:style-name="ce2" office:value-type="float" office:value="27536.6" calcext:value-type="float">
            <text:p>27536,6</text:p>
          </table:table-cell>
          <table:table-cell table:style-name="ce2" office:value-type="float" office:value="369316" calcext:value-type="float">
            <text:p>369316</text:p>
          </table:table-cell>
          <table:table-cell table:style-name="ce2" office:value-type="float" office:value="67428.2" calcext:value-type="float">
            <text:p>67428,2</text:p>
          </table:table-cell>
          <table:table-cell table:style-name="ce2" office:value-type="float" office:value="52326" calcext:value-type="float">
            <text:p>52326</text:p>
          </table:table-cell>
          <table:table-cell table:style-name="ce2" office:value-type="float" office:value="21880.6" calcext:value-type="float">
            <text:p>21880,6</text:p>
          </table:table-cell>
          <table:table-cell table:style-name="ce2" office:value-type="float" office:value="214840" calcext:value-type="float">
            <text:p>214840</text:p>
          </table:table-cell>
          <table:table-cell table:style-name="ce2" office:value-type="float" office:value="85959.2" calcext:value-type="float">
            <text:p>85959,2</text:p>
          </table:table-cell>
          <table:table-cell table:style-name="ce2" office:value-type="float" office:value="260044.5" calcext:value-type="float">
            <text:p>260044,5</text:p>
          </table:table-cell>
          <table:table-cell table:style-name="ce2" office:value-type="float" office:value="23645.6" calcext:value-type="float">
            <text:p>23645,6</text:p>
          </table:table-cell>
          <table:table-cell table:style-name="ce2" office:value-type="float" office:value="15041.6" calcext:value-type="float">
            <text:p>15041,6</text:p>
          </table:table-cell>
          <table:table-cell table:style-name="ce2" office:value-type="float" office:value="85074" calcext:value-type="float">
            <text:p>85074</text:p>
          </table:table-cell>
          <table:table-cell table:style-name="ce2" office:value-type="float" office:value="322571" calcext:value-type="float">
            <text:p>322571</text:p>
          </table:table-cell>
          <table:table-cell table:style-name="ce2" office:value-type="float" office:value="187302.4" calcext:value-type="float">
            <text:p>187302,4</text:p>
          </table:table-cell>
          <table:table-cell table:style-name="ce2" office:value-type="float" office:value="250579.2" calcext:value-type="float">
            <text:p>250579,2</text:p>
          </table:table-cell>
          <table:table-cell table:style-name="ce2" office:value-type="float" office:value="248132" calcext:value-type="float">
            <text:p>24813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66946.4" calcext:value-type="float">
            <text:p>66946,4</text:p>
          </table:table-cell>
          <table:table-cell table:style-name="ce2" office:value-type="float" office:value="18631.8" calcext:value-type="float">
            <text:p>18631,8</text:p>
          </table:table-cell>
          <table:table-cell table:style-name="ce2" office:value-type="float" office:value="73153.3" calcext:value-type="float">
            <text:p>73153,3</text:p>
          </table:table-cell>
          <table:table-cell table:style-name="ce2" office:value-type="float" office:value="941059.8" calcext:value-type="float">
            <text:p>941059,8</text:p>
          </table:table-cell>
          <table:table-cell table:style-name="ce2" office:value-type="float" office:value="10956.6" calcext:value-type="float">
            <text:p>10956,6</text:p>
          </table:table-cell>
          <table:table-cell table:style-name="ce2" office:value-type="float" office:value="256535.2" calcext:value-type="float">
            <text:p>256535,2</text:p>
          </table:table-cell>
          <table:table-cell table:style-name="ce2" office:value-type="float" office:value="27235.6" calcext:value-type="float">
            <text:p>27235,6</text:p>
          </table:table-cell>
          <table:table-cell table:style-name="ce2" office:value-type="float" office:value="380777.3" calcext:value-type="float">
            <text:p>380777,3</text:p>
          </table:table-cell>
          <table:table-cell table:style-name="ce2" office:value-type="float" office:value="67408" calcext:value-type="float">
            <text:p>67408</text:p>
          </table:table-cell>
          <table:table-cell table:style-name="ce2" office:value-type="float" office:value="48014" calcext:value-type="float">
            <text:p>48014</text:p>
          </table:table-cell>
          <table:table-cell table:style-name="ce2" office:value-type="float" office:value="21881" calcext:value-type="float">
            <text:p>21881</text:p>
          </table:table-cell>
          <table:table-cell table:style-name="ce2" office:value-type="float" office:value="208260.8" calcext:value-type="float">
            <text:p>208260,8</text:p>
          </table:table-cell>
          <table:table-cell table:style-name="ce2" office:value-type="float" office:value="89710" calcext:value-type="float">
            <text:p>89710</text:p>
          </table:table-cell>
          <table:table-cell table:style-name="ce2" office:value-type="float" office:value="254475.5" calcext:value-type="float">
            <text:p>254475,5</text:p>
          </table:table-cell>
          <table:table-cell table:style-name="ce2" office:value-type="float" office:value="23645.8" calcext:value-type="float">
            <text:p>23645,8</text:p>
          </table:table-cell>
          <table:table-cell table:style-name="ce2" office:value-type="float" office:value="15824" calcext:value-type="float">
            <text:p>15824</text:p>
          </table:table-cell>
          <table:table-cell table:style-name="ce2" office:value-type="float" office:value="82081.4" calcext:value-type="float">
            <text:p>82081,4</text:p>
          </table:table-cell>
          <table:table-cell table:style-name="ce2" office:value-type="float" office:value="322196" calcext:value-type="float">
            <text:p>322196</text:p>
          </table:table-cell>
          <table:table-cell table:style-name="ce2" office:value-type="float" office:value="191936.8" calcext:value-type="float">
            <text:p>191936,8</text:p>
          </table:table-cell>
          <table:table-cell table:style-name="ce2" office:value-type="float" office:value="240249.6" calcext:value-type="float">
            <text:p>240249,6</text:p>
          </table:table-cell>
          <table:table-cell table:style-name="ce2" office:value-type="float" office:value="236239.2" calcext:value-type="float">
            <text:p>236239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66144.4" calcext:value-type="float">
            <text:p>66144,4</text:p>
          </table:table-cell>
          <table:table-cell table:style-name="ce2" office:value-type="float" office:value="18210.8" calcext:value-type="float">
            <text:p>18210,8</text:p>
          </table:table-cell>
          <table:table-cell table:style-name="ce2" office:value-type="float" office:value="72682.6" calcext:value-type="float">
            <text:p>72682,6</text:p>
          </table:table-cell>
          <table:table-cell table:style-name="ce2" office:value-type="float" office:value="916366.7" calcext:value-type="float">
            <text:p>916366,7</text:p>
          </table:table-cell>
          <table:table-cell table:style-name="ce2" office:value-type="float" office:value="13600.8" calcext:value-type="float">
            <text:p>13600,8</text:p>
          </table:table-cell>
          <table:table-cell table:style-name="ce2" office:value-type="float" office:value="247588.8" calcext:value-type="float">
            <text:p>247588,8</text:p>
          </table:table-cell>
          <table:table-cell table:style-name="ce2" office:value-type="float" office:value="27576.6" calcext:value-type="float">
            <text:p>27576,6</text:p>
          </table:table-cell>
          <table:table-cell table:style-name="ce2" office:value-type="float" office:value="374547.4" calcext:value-type="float">
            <text:p>374547,4</text:p>
          </table:table-cell>
          <table:table-cell table:style-name="ce2" office:value-type="float" office:value="66264.8" calcext:value-type="float">
            <text:p>66264,8</text:p>
          </table:table-cell>
          <table:table-cell table:style-name="ce2" office:value-type="float" office:value="50180" calcext:value-type="float">
            <text:p>50180</text:p>
          </table:table-cell>
          <table:table-cell table:style-name="ce2" office:value-type="float" office:value="22442.2" calcext:value-type="float">
            <text:p>22442,2</text:p>
          </table:table-cell>
          <table:table-cell table:style-name="ce2" office:value-type="float" office:value="207178.4" calcext:value-type="float">
            <text:p>207178,4</text:p>
          </table:table-cell>
          <table:table-cell table:style-name="ce2" office:value-type="float" office:value="93320" calcext:value-type="float">
            <text:p>93320</text:p>
          </table:table-cell>
          <table:table-cell table:style-name="ce2" office:value-type="float" office:value="264547.5" calcext:value-type="float">
            <text:p>264547,5</text:p>
          </table:table-cell>
          <table:table-cell table:style-name="ce2" office:value-type="float" office:value="23224.6" calcext:value-type="float">
            <text:p>23224,6</text:p>
          </table:table-cell>
          <table:table-cell table:style-name="ce2" office:value-type="float" office:value="15823.8" calcext:value-type="float">
            <text:p>15823,8</text:p>
          </table:table-cell>
          <table:table-cell table:style-name="ce2" office:value-type="float" office:value="86696" calcext:value-type="float">
            <text:p>86696</text:p>
          </table:table-cell>
          <table:table-cell table:style-name="ce2" office:value-type="float" office:value="323589.8" calcext:value-type="float">
            <text:p>323589,8</text:p>
          </table:table-cell>
          <table:table-cell table:style-name="ce2" office:value-type="float" office:value="188004" calcext:value-type="float">
            <text:p>188004</text:p>
          </table:table-cell>
          <table:table-cell table:style-name="ce2" office:value-type="float" office:value="255212" calcext:value-type="float">
            <text:p>255212</text:p>
          </table:table-cell>
          <table:table-cell table:style-name="ce2" office:value-type="float" office:value="242837.6" calcext:value-type="float">
            <text:p>242837,6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64620" calcext:value-type="float">
            <text:p>64620</text:p>
          </table:table-cell>
          <table:table-cell table:style-name="ce2" office:value-type="float" office:value="18651.6" calcext:value-type="float">
            <text:p>18651,6</text:p>
          </table:table-cell>
          <table:table-cell table:style-name="ce2" office:value-type="float" office:value="71976.6" calcext:value-type="float">
            <text:p>71976,6</text:p>
          </table:table-cell>
          <table:table-cell table:style-name="ce2" office:value-type="float" office:value="929515.1" calcext:value-type="float">
            <text:p>929515,1</text:p>
          </table:table-cell>
          <table:table-cell table:style-name="ce2" office:value-type="float" office:value="10780.3" calcext:value-type="float">
            <text:p>10780,3</text:p>
          </table:table-cell>
          <table:table-cell table:style-name="ce2" office:value-type="float" office:value="256315.2" calcext:value-type="float">
            <text:p>256315,2</text:p>
          </table:table-cell>
          <table:table-cell table:style-name="ce2" office:value-type="float" office:value="28138.4" calcext:value-type="float">
            <text:p>28138,4</text:p>
          </table:table-cell>
          <table:table-cell table:style-name="ce2" office:value-type="float" office:value="367464.9" calcext:value-type="float">
            <text:p>367464,9</text:p>
          </table:table-cell>
          <table:table-cell table:style-name="ce2" office:value-type="float" office:value="64880.8" calcext:value-type="float">
            <text:p>64880,8</text:p>
          </table:table-cell>
          <table:table-cell table:style-name="ce2" office:value-type="float" office:value="50881.8" calcext:value-type="float">
            <text:p>50881,8</text:p>
          </table:table-cell>
          <table:table-cell table:style-name="ce2" office:value-type="float" office:value="22402.4" calcext:value-type="float">
            <text:p>22402,4</text:p>
          </table:table-cell>
          <table:table-cell table:style-name="ce2" office:value-type="float" office:value="212653.6" calcext:value-type="float">
            <text:p>212653,6</text:p>
          </table:table-cell>
          <table:table-cell table:style-name="ce2" office:value-type="float" office:value="93500.8" calcext:value-type="float">
            <text:p>93500,8</text:p>
          </table:table-cell>
          <table:table-cell table:style-name="ce2" office:value-type="float" office:value="256542" calcext:value-type="float">
            <text:p>256542</text:p>
          </table:table-cell>
          <table:table-cell table:style-name="ce2" office:value-type="float" office:value="23485.2" calcext:value-type="float">
            <text:p>23485,2</text:p>
          </table:table-cell>
          <table:table-cell table:style-name="ce2" office:value-type="float" office:value="15282.4" calcext:value-type="float">
            <text:p>15282,4</text:p>
          </table:table-cell>
          <table:table-cell table:style-name="ce2" office:value-type="float" office:value="85424.8" calcext:value-type="float">
            <text:p>85424,8</text:p>
          </table:table-cell>
          <table:table-cell table:style-name="ce2" office:value-type="float" office:value="316977.1" calcext:value-type="float">
            <text:p>316977,1</text:p>
          </table:table-cell>
          <table:table-cell table:style-name="ce2" office:value-type="float" office:value="192156.8" calcext:value-type="float">
            <text:p>192156,8</text:p>
          </table:table-cell>
          <table:table-cell table:style-name="ce2" office:value-type="float" office:value="255532.8" calcext:value-type="float">
            <text:p>255532,8</text:p>
          </table:table-cell>
          <table:table-cell table:style-name="ce2" office:value-type="float" office:value="242536.8" calcext:value-type="float">
            <text:p>242536,8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ce2" office:value-type="float" office:value="61551.6" calcext:value-type="float">
            <text:p>61551,6</text:p>
          </table:table-cell>
          <table:table-cell table:style-name="ce2" office:value-type="float" office:value="18411.2" calcext:value-type="float">
            <text:p>18411,2</text:p>
          </table:table-cell>
          <table:table-cell table:style-name="ce2" office:value-type="float" office:value="84356.1" calcext:value-type="float">
            <text:p>84356,1</text:p>
          </table:table-cell>
          <table:table-cell table:style-name="ce2" office:value-type="float" office:value="888433.3" calcext:value-type="float">
            <text:p>888433,3</text:p>
          </table:table-cell>
          <table:table-cell table:style-name="ce2" office:value-type="float" office:value="10633.1" calcext:value-type="float">
            <text:p>10633,1</text:p>
          </table:table-cell>
          <table:table-cell table:style-name="ce2" office:value-type="float" office:value="244880.8" calcext:value-type="float">
            <text:p>244880,8</text:p>
          </table:table-cell>
          <table:table-cell table:style-name="ce2" office:value-type="float" office:value="29141" calcext:value-type="float">
            <text:p>29141</text:p>
          </table:table-cell>
          <table:table-cell table:style-name="ce2" office:value-type="float" office:value="348270.3" calcext:value-type="float">
            <text:p>348270,3</text:p>
          </table:table-cell>
          <table:table-cell table:style-name="ce2" office:value-type="float" office:value="68009.8" calcext:value-type="float">
            <text:p>68009,8</text:p>
          </table:table-cell>
          <table:table-cell table:style-name="ce2" office:value-type="float" office:value="47031.4" calcext:value-type="float">
            <text:p>47031,4</text:p>
          </table:table-cell>
          <table:table-cell table:style-name="ce2" office:value-type="float" office:value="21299.2" calcext:value-type="float">
            <text:p>21299,2</text:p>
          </table:table-cell>
          <table:table-cell table:style-name="ce2" office:value-type="float" office:value="194261.6" calcext:value-type="float">
            <text:p>194261,6</text:p>
          </table:table-cell>
          <table:table-cell table:style-name="ce2" office:value-type="float" office:value="87945.2" calcext:value-type="float">
            <text:p>87945,2</text:p>
          </table:table-cell>
          <table:table-cell table:style-name="ce2" office:value-type="float" office:value="238510.8" calcext:value-type="float">
            <text:p>238510,8</text:p>
          </table:table-cell>
          <table:table-cell table:style-name="ce2" office:value-type="float" office:value="20998.4" calcext:value-type="float">
            <text:p>20998,4</text:p>
          </table:table-cell>
          <table:table-cell table:style-name="ce2" office:value-type="float" office:value="15543" calcext:value-type="float">
            <text:p>15543</text:p>
          </table:table-cell>
          <table:table-cell table:style-name="ce2" office:value-type="float" office:value="80329.4" calcext:value-type="float">
            <text:p>80329,4</text:p>
          </table:table-cell>
          <table:table-cell table:style-name="ce2" office:value-type="float" office:value="291347.6" calcext:value-type="float">
            <text:p>291347,6</text:p>
          </table:table-cell>
          <table:table-cell table:style-name="ce2" office:value-type="float" office:value="173063.2" calcext:value-type="float">
            <text:p>173063,2</text:p>
          </table:table-cell>
          <table:table-cell table:style-name="ce2" office:value-type="float" office:value="228738.4" calcext:value-type="float">
            <text:p>228738,4</text:p>
          </table:table-cell>
          <table:table-cell table:style-name="ce2" office:value-type="float" office:value="216063.2" calcext:value-type="float">
            <text:p>216063,2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57320.2" calcext:value-type="float">
            <text:p>57320,2</text:p>
          </table:table-cell>
          <table:table-cell table:style-name="ce2" office:value-type="float" office:value="17267.8" calcext:value-type="float">
            <text:p>17267,8</text:p>
          </table:table-cell>
          <table:table-cell table:style-name="ce2" office:value-type="float" office:value="67514.9" calcext:value-type="float">
            <text:p>67514,9</text:p>
          </table:table-cell>
          <table:table-cell table:style-name="ce2" office:value-type="float" office:value="853781.3" calcext:value-type="float">
            <text:p>853781,3</text:p>
          </table:table-cell>
          <table:table-cell table:style-name="ce2" office:value-type="float" office:value="13304.3" calcext:value-type="float">
            <text:p>13304,3</text:p>
          </table:table-cell>
          <table:table-cell table:style-name="ce2" office:value-type="float" office:value="238102.4" calcext:value-type="float">
            <text:p>238102,4</text:p>
          </table:table-cell>
          <table:table-cell table:style-name="ce2" office:value-type="float" office:value="25952" calcext:value-type="float">
            <text:p>25952</text:p>
          </table:table-cell>
          <table:table-cell table:style-name="ce2" office:value-type="float" office:value="345025" calcext:value-type="float">
            <text:p>345025</text:p>
          </table:table-cell>
          <table:table-cell table:style-name="ce2" office:value-type="float" office:value="60668.8" calcext:value-type="float">
            <text:p>60668,8</text:p>
          </table:table-cell>
          <table:table-cell table:style-name="ce2" office:value-type="float" office:value="47131.6" calcext:value-type="float">
            <text:p>47131,6</text:p>
          </table:table-cell>
          <table:table-cell table:style-name="ce2" office:value-type="float" office:value="22743.2" calcext:value-type="float">
            <text:p>22743,2</text:p>
          </table:table-cell>
          <table:table-cell table:style-name="ce2" office:value-type="float" office:value="198693.6" calcext:value-type="float">
            <text:p>198693,6</text:p>
          </table:table-cell>
          <table:table-cell table:style-name="ce2" office:value-type="float" office:value="89429.2" calcext:value-type="float">
            <text:p>89429,2</text:p>
          </table:table-cell>
          <table:table-cell table:style-name="ce2" office:value-type="float" office:value="237672" calcext:value-type="float">
            <text:p>237672</text:p>
          </table:table-cell>
          <table:table-cell table:style-name="ce2" office:value-type="float" office:value="21780.4" calcext:value-type="float">
            <text:p>21780,4</text:p>
          </table:table-cell>
          <table:table-cell table:style-name="ce2" office:value-type="float" office:value="15141.8" calcext:value-type="float">
            <text:p>15141,8</text:p>
          </table:table-cell>
          <table:table-cell table:style-name="ce2" office:value-type="float" office:value="78367.6" calcext:value-type="float">
            <text:p>78367,6</text:p>
          </table:table-cell>
          <table:table-cell table:style-name="ce2" office:value-type="float" office:value="295142.9" calcext:value-type="float">
            <text:p>295142,9</text:p>
          </table:table-cell>
          <table:table-cell table:style-name="ce2" office:value-type="float" office:value="173424" calcext:value-type="float">
            <text:p>173424</text:p>
          </table:table-cell>
          <table:table-cell table:style-name="ce2" office:value-type="float" office:value="229781.6" calcext:value-type="float">
            <text:p>229781,6</text:p>
          </table:table-cell>
          <table:table-cell table:style-name="ce2" office:value-type="float" office:value="220716" calcext:value-type="float">
            <text:p>220716</text:p>
          </table:table-cell>
          <table:table-cell table:style-name="ce2"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ce2" office:value-type="float" office:value="61832.6" calcext:value-type="float">
            <text:p>61832,6</text:p>
          </table:table-cell>
          <table:table-cell table:style-name="ce2" office:value-type="float" office:value="15502.8" calcext:value-type="float">
            <text:p>15502,8</text:p>
          </table:table-cell>
          <table:table-cell table:style-name="ce2" office:value-type="float" office:value="64513.6" calcext:value-type="float">
            <text:p>64513,6</text:p>
          </table:table-cell>
          <table:table-cell table:style-name="ce2" office:value-type="float" office:value="828729.7" calcext:value-type="float">
            <text:p>828729,7</text:p>
          </table:table-cell>
          <table:table-cell table:style-name="ce2" office:value-type="float" office:value="10734.4" calcext:value-type="float">
            <text:p>10734,4</text:p>
          </table:table-cell>
          <table:table-cell table:style-name="ce2" office:value-type="float" office:value="238063.2" calcext:value-type="float">
            <text:p>238063,2</text:p>
          </table:table-cell>
          <table:table-cell table:style-name="ce2" office:value-type="float" office:value="25450.6" calcext:value-type="float">
            <text:p>25450,6</text:p>
          </table:table-cell>
          <table:table-cell table:style-name="ce2" office:value-type="float" office:value="348008.4" calcext:value-type="float">
            <text:p>348008,4</text:p>
          </table:table-cell>
          <table:table-cell table:style-name="ce2" office:value-type="float" office:value="62534.4" calcext:value-type="float">
            <text:p>62534,4</text:p>
          </table:table-cell>
          <table:table-cell table:style-name="ce2" office:value-type="float" office:value="48395" calcext:value-type="float">
            <text:p>48395</text:p>
          </table:table-cell>
          <table:table-cell table:style-name="ce2" office:value-type="float" office:value="22281.8" calcext:value-type="float">
            <text:p>22281,8</text:p>
          </table:table-cell>
          <table:table-cell table:style-name="ce2" office:value-type="float" office:value="195866.4" calcext:value-type="float">
            <text:p>195866,4</text:p>
          </table:table-cell>
          <table:table-cell table:style-name="ce2" office:value-type="float" office:value="84094.4" calcext:value-type="float">
            <text:p>84094,4</text:p>
          </table:table-cell>
          <table:table-cell table:style-name="ce2" office:value-type="float" office:value="233730.5" calcext:value-type="float">
            <text:p>233730,5</text:p>
          </table:table-cell>
          <table:table-cell table:style-name="ce2" office:value-type="float" office:value="21981" calcext:value-type="float">
            <text:p>21981</text:p>
          </table:table-cell>
          <table:table-cell table:style-name="ce2" office:value-type="float" office:value="14780.8" calcext:value-type="float">
            <text:p>14780,8</text:p>
          </table:table-cell>
          <table:table-cell table:style-name="ce2" office:value-type="float" office:value="83412" calcext:value-type="float">
            <text:p>83412</text:p>
          </table:table-cell>
          <table:table-cell table:style-name="ce2" office:value-type="float" office:value="294157.7" calcext:value-type="float">
            <text:p>294157,7</text:p>
          </table:table-cell>
          <table:table-cell table:style-name="ce2" office:value-type="float" office:value="180944.8" calcext:value-type="float">
            <text:p>180944,8</text:p>
          </table:table-cell>
          <table:table-cell table:style-name="ce2" office:value-type="float" office:value="235476.8" calcext:value-type="float">
            <text:p>235476,8</text:p>
          </table:table-cell>
          <table:table-cell table:style-name="ce2" office:value-type="float" office:value="222821.6" calcext:value-type="float">
            <text:p>222821,6</text:p>
          </table:table-cell>
          <table:table-cell table:style-name="ce2" table:number-columns-repeated="1002"/>
        </table:table-row>
        <table:table-row table:style-name="ro2">
          <table:table-cell table:style-name="Default" office:value-type="float" office:value="86.6" calcext:value-type="float">
            <text:p>86,6</text:p>
          </table:table-cell>
          <table:table-cell table:style-name="Default" office:value-type="float" office:value="62133.4" calcext:value-type="float">
            <text:p>62133,4</text:p>
          </table:table-cell>
          <table:table-cell table:style-name="Default" office:value-type="float" office:value="18571.4" calcext:value-type="float">
            <text:p>18571,4</text:p>
          </table:table-cell>
          <table:table-cell table:style-name="Default" office:value-type="float" office:value="70966.6" calcext:value-type="float">
            <text:p>70966,6</text:p>
          </table:table-cell>
          <table:table-cell table:style-name="Default" office:value-type="float" office:value="845119.3" calcext:value-type="float">
            <text:p>845119,3</text:p>
          </table:table-cell>
          <table:table-cell table:style-name="Default" office:value-type="float" office:value="7082.5" calcext:value-type="float">
            <text:p>7082,5</text:p>
          </table:table-cell>
          <table:table-cell table:style-name="Default" office:value-type="float" office:value="252102.4" calcext:value-type="float">
            <text:p>252102,4</text:p>
          </table:table-cell>
          <table:table-cell table:style-name="Default" office:value-type="float" office:value="26553.8" calcext:value-type="float">
            <text:p>26553,8</text:p>
          </table:table-cell>
          <table:table-cell table:style-name="Default" office:value-type="float" office:value="362128.2" calcext:value-type="float">
            <text:p>362128,2</text:p>
          </table:table-cell>
          <table:table-cell table:style-name="Default" office:value-type="float" office:value="66645.8" calcext:value-type="float">
            <text:p>66645,8</text:p>
          </table:table-cell>
          <table:table-cell table:style-name="Default" office:value-type="float" office:value="51262.8" calcext:value-type="float">
            <text:p>51262,8</text:p>
          </table:table-cell>
          <table:table-cell table:style-name="Default" office:value-type="float" office:value="21078.4" calcext:value-type="float">
            <text:p>21078,4</text:p>
          </table:table-cell>
          <table:table-cell table:style-name="Default" office:value-type="float" office:value="215000.8" calcext:value-type="float">
            <text:p>215000,8</text:p>
          </table:table-cell>
          <table:table-cell table:style-name="Default" office:value-type="float" office:value="91595.4" calcext:value-type="float">
            <text:p>91595,4</text:p>
          </table:table-cell>
          <table:table-cell table:style-name="Default" office:value-type="float" office:value="253226" calcext:value-type="float">
            <text:p>253226</text:p>
          </table:table-cell>
          <table:table-cell table:style-name="Default" office:value-type="float" office:value="22081.4" calcext:value-type="float">
            <text:p>22081,4</text:p>
          </table:table-cell>
          <table:table-cell table:style-name="Default" office:value-type="float" office:value="14720.8" calcext:value-type="float">
            <text:p>14720,8</text:p>
          </table:table-cell>
          <table:table-cell table:style-name="Default" office:value-type="float" office:value="84763.6" calcext:value-type="float">
            <text:p>84763,6</text:p>
          </table:table-cell>
          <table:table-cell table:style-name="Default" office:value-type="float" office:value="298208.7" calcext:value-type="float">
            <text:p>298208,7</text:p>
          </table:table-cell>
          <table:table-cell table:style-name="Default" office:value-type="float" office:value="181245.6" calcext:value-type="float">
            <text:p>181245,6</text:p>
          </table:table-cell>
          <table:table-cell table:style-name="Default" office:value-type="float" office:value="239128" calcext:value-type="float">
            <text:p>239128</text:p>
          </table:table-cell>
          <table:table-cell table:style-name="Default" office:value-type="float" office:value="235256" calcext:value-type="float">
            <text:p>235256</text:p>
          </table:table-cell>
          <table:table-cell table:style-name="ce4" table:number-columns-repeated="1002"/>
        </table:table-row>
        <table:table-row table:style-name="ro2">
          <table:table-cell table:style-name="Default" office:value-type="float" office:value="88.4" calcext:value-type="float">
            <text:p>88,4</text:p>
          </table:table-cell>
          <table:table-cell table:style-name="Default" office:value-type="float" office:value="60890" calcext:value-type="float">
            <text:p>60890</text:p>
          </table:table-cell>
          <table:table-cell table:style-name="Default" office:value-type="float" office:value="17929.8" calcext:value-type="float">
            <text:p>17929,8</text:p>
          </table:table-cell>
          <table:table-cell table:style-name="Default" office:value-type="float" office:value="76651.4" calcext:value-type="float">
            <text:p>76651,4</text:p>
          </table:table-cell>
          <table:table-cell table:style-name="Default" office:value-type="float" office:value="883968.1" calcext:value-type="float">
            <text:p>883968,1</text:p>
          </table:table-cell>
          <table:table-cell table:style-name="Default" office:value-type="float" office:value="10929.4" calcext:value-type="float">
            <text:p>10929,4</text:p>
          </table:table-cell>
          <table:table-cell table:style-name="Default" office:value-type="float" office:value="244361.6" calcext:value-type="float">
            <text:p>244361,6</text:p>
          </table:table-cell>
          <table:table-cell table:style-name="Default" office:value-type="float" office:value="25270.4" calcext:value-type="float">
            <text:p>25270,4</text:p>
          </table:table-cell>
          <table:table-cell table:style-name="Default" office:value-type="float" office:value="354293.9" calcext:value-type="float">
            <text:p>354293,9</text:p>
          </table:table-cell>
          <table:table-cell table:style-name="Default" office:value-type="float" office:value="65261.8" calcext:value-type="float">
            <text:p>65261,8</text:p>
          </table:table-cell>
          <table:table-cell table:style-name="Default" office:value-type="float" office:value="50541" calcext:value-type="float">
            <text:p>50541</text:p>
          </table:table-cell>
          <table:table-cell table:style-name="Default" office:value-type="float" office:value="20577.4" calcext:value-type="float">
            <text:p>20577,4</text:p>
          </table:table-cell>
          <table:table-cell table:style-name="Default" office:value-type="float" office:value="202785.6" calcext:value-type="float">
            <text:p>202785,6</text:p>
          </table:table-cell>
          <table:table-cell table:style-name="Default" office:value-type="float" office:value="88226.4" calcext:value-type="float">
            <text:p>88226,4</text:p>
          </table:table-cell>
          <table:table-cell table:style-name="Default" office:value-type="float" office:value="244027.5" calcext:value-type="float">
            <text:p>244027,5</text:p>
          </table:table-cell>
          <table:table-cell table:style-name="Default" office:value-type="float" office:value="22041.2" calcext:value-type="float">
            <text:p>22041,2</text:p>
          </table:table-cell>
          <table:table-cell table:style-name="Default" office:value-type="float" office:value="14981.4" calcext:value-type="float">
            <text:p>14981,4</text:p>
          </table:table-cell>
          <table:table-cell table:style-name="Default" office:value-type="float" office:value="83392.4" calcext:value-type="float">
            <text:p>83392,4</text:p>
          </table:table-cell>
          <table:table-cell table:style-name="Default" office:value-type="float" office:value="292178.6" calcext:value-type="float">
            <text:p>292178,6</text:p>
          </table:table-cell>
          <table:table-cell table:style-name="Default" office:value-type="float" office:value="181105.6" calcext:value-type="float">
            <text:p>181105,6</text:p>
          </table:table-cell>
          <table:table-cell table:style-name="Default" office:value-type="float" office:value="232568.8" calcext:value-type="float">
            <text:p>232568,8</text:p>
          </table:table-cell>
          <table:table-cell table:style-name="Default" office:value-type="float" office:value="219232" calcext:value-type="float">
            <text:p>219232</text:p>
          </table:table-cell>
          <table:table-cell table:style-name="ce4" table:number-columns-repeated="1002"/>
        </table:table-row>
        <table:table-row table:style-name="ro2" table:number-rows-repeated="89">
          <table:table-cell table:style-name="ce3"/>
          <table:table-cell table:number-columns-repeated="21"/>
          <table:table-cell table:style-name="ce3" table:number-columns-repeated="1002"/>
        </table:table-row>
        <table:table-row table:style-name="ro2" table:number-rows-repeated="35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style-name="Default" table:formula="of:=AVERAGE([.B2:.B9])" office:value-type="float" office:value="8400.575" calcext:value-type="float">
            <text:p>8400,575</text:p>
          </table:table-cell>
          <table:table-cell table:style-name="Default" table:formula="of:=AVERAGE([.C2:.C9])" office:value-type="float" office:value="519.675" calcext:value-type="float">
            <text:p>519,675</text:p>
          </table:table-cell>
          <table:table-cell table:style-name="Default" table:formula="of:=AVERAGE([.D2:.D9])" office:value-type="float" office:value="2242.575" calcext:value-type="float">
            <text:p>2242,575</text:p>
          </table:table-cell>
          <table:table-cell table:style-name="Default" table:formula="of:=AVERAGE([.E2:.E9])" office:value-type="float" office:value="1943.5625" calcext:value-type="float">
            <text:p>1943,5625</text:p>
          </table:table-cell>
          <table:table-cell table:style-name="Default" table:formula="of:=AVERAGE([.F2:.F9])" office:value-type="float" office:value="1943.5625" calcext:value-type="float">
            <text:p>1943,5625</text:p>
          </table:table-cell>
          <table:table-cell table:style-name="Default" table:formula="of:=AVERAGE([.G2:.G9])" office:value-type="float" office:value="3064.3375" calcext:value-type="float">
            <text:p>3064,3375</text:p>
          </table:table-cell>
          <table:table-cell table:style-name="Default" table:formula="of:=AVERAGE([.H2:.H9])" office:value-type="float" office:value="7721.125" calcext:value-type="float">
            <text:p>7721,125</text:p>
          </table:table-cell>
          <table:table-cell table:style-name="Default" table:formula="of:=AVERAGE([.I2:.I9])" office:value-type="float" office:value="6690.375" calcext:value-type="float">
            <text:p>6690,375</text:p>
          </table:table-cell>
          <table:table-cell table:style-name="Default" table:formula="of:=AVERAGE([.J2:.J9])" office:value-type="float" office:value="15828.8" calcext:value-type="float">
            <text:p>15828,8</text:p>
          </table:table-cell>
          <table:table-cell table:style-name="Default" table:formula="of:=AVERAGE([.K2:.K9])" office:value-type="float" office:value="1158.3875" calcext:value-type="float">
            <text:p>1158,3875</text:p>
          </table:table-cell>
          <table:table-cell table:style-name="Default" table:formula="of:=AVERAGE([.L2:.L9])" office:value-type="float" office:value="1382.775" calcext:value-type="float">
            <text:p>1382,775</text:p>
          </table:table-cell>
          <table:table-cell table:style-name="Default" table:formula="of:=AVERAGE([.M2:.M9])" office:value-type="float" office:value="769.15" calcext:value-type="float">
            <text:p>769,15</text:p>
          </table:table-cell>
          <table:table-cell table:style-name="Default" table:formula="of:=AVERAGE([.N2:.N9])" office:value-type="float" office:value="23552.85" calcext:value-type="float">
            <text:p>23552,85</text:p>
          </table:table-cell>
          <table:table-cell table:style-name="Default" table:formula="of:=AVERAGE([.O2:.O9])" office:value-type="float" office:value="33.2625" calcext:value-type="float">
            <text:p>33,2625</text:p>
          </table:table-cell>
          <table:table-cell table:style-name="Default" table:formula="of:=AVERAGE([.P2:.P9])" office:value-type="float" office:value="167.9" calcext:value-type="float">
            <text:p>167,9</text:p>
          </table:table-cell>
          <table:table-cell table:style-name="Default" table:formula="of:=AVERAGE([.Q2:.Q9])" office:value-type="float" office:value="1225.425" calcext:value-type="float">
            <text:p>1225,425</text:p>
          </table:table-cell>
          <table:table-cell table:style-name="Default" table:formula="of:=AVERAGE([.R2:.R9])" office:value-type="float" office:value="253.125" calcext:value-type="float">
            <text:p>253,125</text:p>
          </table:table-cell>
          <table:table-cell table:style-name="Default" table:formula="of:=AVERAGE([.S2:.S9])" office:value-type="float" office:value="1308.175" calcext:value-type="float">
            <text:p>1308,175</text:p>
          </table:table-cell>
          <table:table-cell table:style-name="Default" table:formula="of:=AVERAGE([.T2:.T9])" office:value-type="float" office:value="239.65" calcext:value-type="float">
            <text:p>239,65</text:p>
          </table:table-cell>
          <table:table-cell table:style-name="Default" table:formula="of:=AVERAGE([.U2:.U9])" office:value-type="float" office:value="8.3375" calcext:value-type="float">
            <text:p>8,3375</text:p>
          </table:table-cell>
          <table:table-cell table:style-name="Default"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LOD</text:p>
          </table:table-cell>
          <table:table-cell table:style-name="Default" table:formula="of:=3*STDEV([.B2:.B9])" office:value-type="float" office:value="2109.32590704776" calcext:value-type="float">
            <text:p>2109,3259070478</text:p>
          </table:table-cell>
          <table:table-cell table:style-name="Default" table:formula="of:=3*STDEV([.C2:.C9])" office:value-type="float" office:value="149.304422956206" calcext:value-type="float">
            <text:p>149,3044229562</text:p>
          </table:table-cell>
          <table:table-cell table:style-name="Default" table:formula="of:=3*STDEV([.D2:.D9])" office:value-type="float" office:value="12457.3260614846" calcext:value-type="float">
            <text:p>12457,3260614846</text:p>
          </table:table-cell>
          <table:table-cell table:style-name="Default" table:formula="of:=3*STDEV([.E2:.E9])" office:value-type="float" office:value="8346.3000992634" calcext:value-type="float">
            <text:p>8346,3000992634</text:p>
          </table:table-cell>
          <table:table-cell table:style-name="Default" table:formula="of:=3*STDEV([.F2:.F9])" office:value-type="float" office:value="8346.3000992634" calcext:value-type="float">
            <text:p>8346,3000992634</text:p>
          </table:table-cell>
          <table:table-cell table:style-name="Default" table:formula="of:=3*STDEV([.G2:.G9])" office:value-type="float" office:value="836.267036021219" calcext:value-type="float">
            <text:p>836,2670360212</text:p>
          </table:table-cell>
          <table:table-cell table:style-name="Default" table:formula="of:=3*STDEV([.H2:.H9])" office:value-type="float" office:value="1567.01497280658" calcext:value-type="float">
            <text:p>1567,0149728066</text:p>
          </table:table-cell>
          <table:table-cell table:style-name="Default" table:formula="of:=3*STDEV([.I2:.I9])" office:value-type="float" office:value="6305.40951377693" calcext:value-type="float">
            <text:p>6305,4095137769</text:p>
          </table:table-cell>
          <table:table-cell table:style-name="Default" table:formula="of:=3*STDEV([.J2:.J9])" office:value-type="float" office:value="3568.18484466742" calcext:value-type="float">
            <text:p>3568,1848446674</text:p>
          </table:table-cell>
          <table:table-cell table:style-name="Default" table:formula="of:=3*STDEV([.K2:.K9])" office:value-type="float" office:value="729.953775322207" calcext:value-type="float">
            <text:p>729,9537753222</text:p>
          </table:table-cell>
          <table:table-cell table:style-name="Default" table:formula="of:=3*STDEV([.L2:.L9])" office:value-type="float" office:value="797.642461525571" calcext:value-type="float">
            <text:p>797,6424615256</text:p>
          </table:table-cell>
          <table:table-cell table:style-name="Default" table:formula="of:=3*STDEV([.M2:.M9])" office:value-type="float" office:value="518.437969839622" calcext:value-type="float">
            <text:p>518,4379698396</text:p>
          </table:table-cell>
          <table:table-cell table:style-name="Default" table:formula="of:=3*STDEV([.N2:.N9])" office:value-type="float" office:value="3196.85263389746" calcext:value-type="float">
            <text:p>3196,8526338975</text:p>
          </table:table-cell>
          <table:table-cell table:style-name="Default" table:formula="of:=3*STDEV([.O2:.O9])" office:value-type="float" office:value="48.2479144626998" calcext:value-type="float">
            <text:p>48,2479144627</text:p>
          </table:table-cell>
          <table:table-cell table:style-name="Default" table:formula="of:=3*STDEV([.P2:.P9])" office:value-type="float" office:value="308.611211721156" calcext:value-type="float">
            <text:p>308,6112117212</text:p>
          </table:table-cell>
          <table:table-cell table:style-name="Default" table:formula="of:=3*STDEV([.Q2:.Q9])" office:value-type="float" office:value="1089.10516316312" calcext:value-type="float">
            <text:p>1089,1051631631</text:p>
          </table:table-cell>
          <table:table-cell table:style-name="Default" table:formula="of:=3*STDEV([.R2:.R9])" office:value-type="float" office:value="297.518756911704" calcext:value-type="float">
            <text:p>297,5187569117</text:p>
          </table:table-cell>
          <table:table-cell table:style-name="Default" table:formula="of:=3*STDEV([.S2:.S9])" office:value-type="float" office:value="7365.00536237803" calcext:value-type="float">
            <text:p>7365,005362378</text:p>
          </table:table-cell>
          <table:table-cell table:style-name="Default" table:formula="of:=3*STDEV([.T2:.T9])" office:value-type="float" office:value="298.08442715829" calcext:value-type="float">
            <text:p>298,0844271583</text:p>
          </table:table-cell>
          <table:table-cell table:style-name="Default" table:formula="of:=3*STDEV([.U2:.U9])" office:value-type="float" office:value="70.7460334577141" calcext:value-type="float">
            <text:p>70,7460334577</text:p>
          </table:table-cell>
          <table:table-cell table:style-name="Default"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-Blanc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[.B17]-[.B$176]" office:value-type="float" office:value="84919.425" calcext:value-type="float">
            <text:p>84919,425</text:p>
          </table:table-cell>
          <table:table-cell table:formula="of:=[.C17]-[.C$176]" office:value-type="float" office:value="458477.525" calcext:value-type="float">
            <text:p>458477,525</text:p>
          </table:table-cell>
          <table:table-cell table:formula="of:=[.D17]-[.D$176]" office:value-type="float" office:value="98201.925" calcext:value-type="float">
            <text:p>98201,925</text:p>
          </table:table-cell>
          <table:table-cell table:formula="of:=[.E17]-[.E$176]" office:value-type="float" office:value="1352123.9375" calcext:value-type="float">
            <text:p>1352123,9375</text:p>
          </table:table-cell>
          <table:table-cell table:formula="of:=[.F17]-[.F$176]" office:value-type="float" office:value="20445.1375" calcext:value-type="float">
            <text:p>20445,1375</text:p>
          </table:table-cell>
          <table:table-cell table:formula="of:=[.G17]-[.G$176]" office:value-type="float" office:value="375811.6625" calcext:value-type="float">
            <text:p>375811,6625</text:p>
          </table:table-cell>
          <table:table-cell table:formula="of:=[.H17]-[.H$176]" office:value-type="float" office:value="30685.875" calcext:value-type="float">
            <text:p>30685,875</text:p>
          </table:table-cell>
          <table:table-cell table:formula="of:=[.I17]-[.I$176]" office:value-type="float" office:value="629005.025" calcext:value-type="float">
            <text:p>629005,025</text:p>
          </table:table-cell>
          <table:table-cell table:formula="of:=[.J17]-[.J$176]" office:value-type="float" office:value="86757.2" calcext:value-type="float">
            <text:p>86757,2</text:p>
          </table:table-cell>
          <table:table-cell table:formula="of:=[.K17]-[.K$176]" office:value-type="float" office:value="83477.2125" calcext:value-type="float">
            <text:p>83477,2125</text:p>
          </table:table-cell>
          <table:table-cell table:formula="of:=[.L17]-[.L$176]" office:value-type="float" office:value="65543.825" calcext:value-type="float">
            <text:p>65543,825</text:p>
          </table:table-cell>
          <table:table-cell table:formula="of:=[.M17]-[.M$176]" office:value-type="float" office:value="321288.45" calcext:value-type="float">
            <text:p>321288,45</text:p>
          </table:table-cell>
          <table:table-cell table:formula="of:=[.N17]-[.N$176]" office:value-type="float" office:value="104123.15" calcext:value-type="float">
            <text:p>104123,15</text:p>
          </table:table-cell>
          <table:table-cell table:formula="of:=[.O17]-[.O$176]" office:value-type="float" office:value="338200.2375" calcext:value-type="float">
            <text:p>338200,2375</text:p>
          </table:table-cell>
          <table:table-cell table:formula="of:=[.P17]-[.P$176]" office:value-type="float" office:value="41969.7" calcext:value-type="float">
            <text:p>41969,7</text:p>
          </table:table-cell>
          <table:table-cell table:formula="of:=[.Q17]-[.Q$176]" office:value-type="float" office:value="26972.975" calcext:value-type="float">
            <text:p>26972,975</text:p>
          </table:table-cell>
          <table:table-cell table:formula="of:=[.R17]-[.R$176]" office:value-type="float" office:value="125370.875" calcext:value-type="float">
            <text:p>125370,875</text:p>
          </table:table-cell>
          <table:table-cell table:formula="of:=[.S17]-[.S$176]" office:value-type="float" office:value="487087.625" calcext:value-type="float">
            <text:p>487087,625</text:p>
          </table:table-cell>
          <table:table-cell table:formula="of:=[.T17]-[.T$176]" office:value-type="float" office:value="317205.95" calcext:value-type="float">
            <text:p>317205,95</text:p>
          </table:table-cell>
          <table:table-cell table:formula="of:=[.U17]-[.U$176]" office:value-type="float" office:value="346820.4625" calcext:value-type="float">
            <text:p>346820,4625</text:p>
          </table:table-cell>
          <table:table-cell table:formula="of:=[.V17]-[.V$176]" office:value-type="float" office:value="391392" calcext:value-type="float">
            <text:p>391392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[.B18]-[.B$176]" office:value-type="float" office:value="90716.225" calcext:value-type="float">
            <text:p>90716,225</text:p>
          </table:table-cell>
          <table:table-cell table:formula="of:=[.C18]-[.C$176]" office:value-type="float" office:value="72564.125" calcext:value-type="float">
            <text:p>72564,125</text:p>
          </table:table-cell>
          <table:table-cell table:formula="of:=[.D18]-[.D$176]" office:value-type="float" office:value="91420.025" calcext:value-type="float">
            <text:p>91420,025</text:p>
          </table:table-cell>
          <table:table-cell table:formula="of:=[.E18]-[.E$176]" office:value-type="float" office:value="1354078.9375" calcext:value-type="float">
            <text:p>1354078,9375</text:p>
          </table:table-cell>
          <table:table-cell table:formula="of:=[.F18]-[.F$176]" office:value-type="float" office:value="16040.8375" calcext:value-type="float">
            <text:p>16040,8375</text:p>
          </table:table-cell>
          <table:table-cell table:formula="of:=[.G18]-[.G$176]" office:value-type="float" office:value="376134.0625" calcext:value-type="float">
            <text:p>376134,0625</text:p>
          </table:table-cell>
          <table:table-cell table:formula="of:=[.H18]-[.H$176]" office:value-type="float" office:value="30425.275" calcext:value-type="float">
            <text:p>30425,275</text:p>
          </table:table-cell>
          <table:table-cell table:formula="of:=[.I18]-[.I$176]" office:value-type="float" office:value="599167.425" calcext:value-type="float">
            <text:p>599167,425</text:p>
          </table:table-cell>
          <table:table-cell table:formula="of:=[.J18]-[.J$176]" office:value-type="float" office:value="82545.6" calcext:value-type="float">
            <text:p>82545,6</text:p>
          </table:table-cell>
          <table:table-cell table:formula="of:=[.K18]-[.K$176]" office:value-type="float" office:value="77962.0125" calcext:value-type="float">
            <text:p>77962,0125</text:p>
          </table:table-cell>
          <table:table-cell table:formula="of:=[.L18]-[.L$176]" office:value-type="float" office:value="42880.825" calcext:value-type="float">
            <text:p>42880,825</text:p>
          </table:table-cell>
          <table:table-cell table:formula="of:=[.M18]-[.M$176]" office:value-type="float" office:value="324800.45" calcext:value-type="float">
            <text:p>324800,45</text:p>
          </table:table-cell>
          <table:table-cell table:formula="of:=[.N18]-[.N$176]" office:value-type="float" office:value="107352.35" calcext:value-type="float">
            <text:p>107352,35</text:p>
          </table:table-cell>
          <table:table-cell table:formula="of:=[.O18]-[.O$176]" office:value-type="float" office:value="342306.2375" calcext:value-type="float">
            <text:p>342306,2375</text:p>
          </table:table-cell>
          <table:table-cell table:formula="of:=[.P18]-[.P$176]" office:value-type="float" office:value="33325.3" calcext:value-type="float">
            <text:p>33325,3</text:p>
          </table:table-cell>
          <table:table-cell table:formula="of:=[.Q18]-[.Q$176]" office:value-type="float" office:value="25047.775" calcext:value-type="float">
            <text:p>25047,775</text:p>
          </table:table-cell>
          <table:table-cell table:formula="of:=[.R18]-[.R$176]" office:value-type="float" office:value="130876.475" calcext:value-type="float">
            <text:p>130876,475</text:p>
          </table:table-cell>
          <table:table-cell table:formula="of:=[.S18]-[.S$176]" office:value-type="float" office:value="471141.325" calcext:value-type="float">
            <text:p>471141,325</text:p>
          </table:table-cell>
          <table:table-cell table:formula="of:=[.T18]-[.T$176]" office:value-type="float" office:value="287721.95" calcext:value-type="float">
            <text:p>287721,95</text:p>
          </table:table-cell>
          <table:table-cell table:formula="of:=[.U18]-[.U$176]" office:value-type="float" office:value="355863.6625" calcext:value-type="float">
            <text:p>355863,6625</text:p>
          </table:table-cell>
          <table:table-cell table:formula="of:=[.V18]-[.V$176]" office:value-type="float" office:value="386979.2" calcext:value-type="float">
            <text:p>386979,2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[.B19]-[.B$176]" office:value-type="float" office:value="93062.625" calcext:value-type="float">
            <text:p>93062,625</text:p>
          </table:table-cell>
          <table:table-cell table:formula="of:=[.C19]-[.C$176]" office:value-type="float" office:value="95974.325" calcext:value-type="float">
            <text:p>95974,325</text:p>
          </table:table-cell>
          <table:table-cell table:formula="of:=[.D19]-[.D$176]" office:value-type="float" office:value="84787.025" calcext:value-type="float">
            <text:p>84787,025</text:p>
          </table:table-cell>
          <table:table-cell table:formula="of:=[.E19]-[.E$176]" office:value-type="float" office:value="1277086.6375" calcext:value-type="float">
            <text:p>1277086,6375</text:p>
          </table:table-cell>
          <table:table-cell table:formula="of:=[.F19]-[.F$176]" office:value-type="float" office:value="18910.2375" calcext:value-type="float">
            <text:p>18910,2375</text:p>
          </table:table-cell>
          <table:table-cell table:formula="of:=[.G19]-[.G$176]" office:value-type="float" office:value="356418.8625" calcext:value-type="float">
            <text:p>356418,8625</text:p>
          </table:table-cell>
          <table:table-cell table:formula="of:=[.H19]-[.H$176]" office:value-type="float" office:value="30044.275" calcext:value-type="float">
            <text:p>30044,275</text:p>
          </table:table-cell>
          <table:table-cell table:formula="of:=[.I19]-[.I$176]" office:value-type="float" office:value="533456.725" calcext:value-type="float">
            <text:p>533456,725</text:p>
          </table:table-cell>
          <table:table-cell table:formula="of:=[.J19]-[.J$176]" office:value-type="float" office:value="76549.2" calcext:value-type="float">
            <text:p>76549,2</text:p>
          </table:table-cell>
          <table:table-cell table:formula="of:=[.K19]-[.K$176]" office:value-type="float" office:value="83758.8125" calcext:value-type="float">
            <text:p>83758,8125</text:p>
          </table:table-cell>
          <table:table-cell table:formula="of:=[.L19]-[.L$176]" office:value-type="float" office:value="46289.825" calcext:value-type="float">
            <text:p>46289,825</text:p>
          </table:table-cell>
          <table:table-cell table:formula="of:=[.M19]-[.M$176]" office:value-type="float" office:value="315310.05" calcext:value-type="float">
            <text:p>315310,05</text:p>
          </table:table-cell>
          <table:table-cell table:formula="of:=[.N19]-[.N$176]" office:value-type="float" office:value="103040.75" calcext:value-type="float">
            <text:p>103040,75</text:p>
          </table:table-cell>
          <table:table-cell table:formula="of:=[.O19]-[.O$176]" office:value-type="float" office:value="342331.2375" calcext:value-type="float">
            <text:p>342331,2375</text:p>
          </table:table-cell>
          <table:table-cell table:formula="of:=[.P19]-[.P$176]" office:value-type="float" office:value="32543.3" calcext:value-type="float">
            <text:p>32543,3</text:p>
          </table:table-cell>
          <table:table-cell table:formula="of:=[.Q19]-[.Q$176]" office:value-type="float" office:value="27013.375" calcext:value-type="float">
            <text:p>27013,375</text:p>
          </table:table-cell>
          <table:table-cell table:formula="of:=[.R19]-[.R$176]" office:value-type="float" office:value="122218.075" calcext:value-type="float">
            <text:p>122218,075</text:p>
          </table:table-cell>
          <table:table-cell table:formula="of:=[.S19]-[.S$176]" office:value-type="float" office:value="469083.125" calcext:value-type="float">
            <text:p>469083,125</text:p>
          </table:table-cell>
          <table:table-cell table:formula="of:=[.T19]-[.T$176]" office:value-type="float" office:value="290149.95" calcext:value-type="float">
            <text:p>290149,95</text:p>
          </table:table-cell>
          <table:table-cell table:formula="of:=[.U19]-[.U$176]" office:value-type="float" office:value="344593.2625" calcext:value-type="float">
            <text:p>344593,2625</text:p>
          </table:table-cell>
          <table:table-cell table:formula="of:=[.V19]-[.V$176]" office:value-type="float" office:value="355211.2" calcext:value-type="float">
            <text:p>355211,2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[.B20]-[.B$176]" office:value-type="float" office:value="84538.625" calcext:value-type="float">
            <text:p>84538,625</text:p>
          </table:table-cell>
          <table:table-cell table:formula="of:=[.C20]-[.C$176]" office:value-type="float" office:value="45488.725" calcext:value-type="float">
            <text:p>45488,725</text:p>
          </table:table-cell>
          <table:table-cell table:formula="of:=[.D20]-[.D$176]" office:value-type="float" office:value="83796.025" calcext:value-type="float">
            <text:p>83796,025</text:p>
          </table:table-cell>
          <table:table-cell table:formula="of:=[.E20]-[.E$176]" office:value-type="float" office:value="1406505.5375" calcext:value-type="float">
            <text:p>1406505,5375</text:p>
          </table:table-cell>
          <table:table-cell table:formula="of:=[.F20]-[.F$176]" office:value-type="float" office:value="16736.1375" calcext:value-type="float">
            <text:p>16736,1375</text:p>
          </table:table-cell>
          <table:table-cell table:formula="of:=[.G20]-[.G$176]" office:value-type="float" office:value="372402.8625" calcext:value-type="float">
            <text:p>372402,8625</text:p>
          </table:table-cell>
          <table:table-cell table:formula="of:=[.H20]-[.H$176]" office:value-type="float" office:value="30084.275" calcext:value-type="float">
            <text:p>30084,275</text:p>
          </table:table-cell>
          <table:table-cell table:formula="of:=[.I20]-[.I$176]" office:value-type="float" office:value="600026.525" calcext:value-type="float">
            <text:p>600026,525</text:p>
          </table:table-cell>
          <table:table-cell table:formula="of:=[.J20]-[.J$176]" office:value-type="float" office:value="79918.8" calcext:value-type="float">
            <text:p>79918,8</text:p>
          </table:table-cell>
          <table:table-cell table:formula="of:=[.K20]-[.K$176]" office:value-type="float" office:value="77701.4125" calcext:value-type="float">
            <text:p>77701,4125</text:p>
          </table:table-cell>
          <table:table-cell table:formula="of:=[.L20]-[.L$176]" office:value-type="float" office:value="34537.425" calcext:value-type="float">
            <text:p>34537,425</text:p>
          </table:table-cell>
          <table:table-cell table:formula="of:=[.M20]-[.M$176]" office:value-type="float" office:value="332080.45" calcext:value-type="float">
            <text:p>332080,45</text:p>
          </table:table-cell>
          <table:table-cell table:formula="of:=[.N20]-[.N$176]" office:value-type="float" office:value="104343.55" calcext:value-type="float">
            <text:p>104343,55</text:p>
          </table:table-cell>
          <table:table-cell table:formula="of:=[.O20]-[.O$176]" office:value-type="float" office:value="353778.2375" calcext:value-type="float">
            <text:p>353778,2375</text:p>
          </table:table-cell>
          <table:table-cell table:formula="of:=[.P20]-[.P$176]" office:value-type="float" office:value="32503.1" calcext:value-type="float">
            <text:p>32503,1</text:p>
          </table:table-cell>
          <table:table-cell table:formula="of:=[.Q20]-[.Q$176]" office:value-type="float" office:value="30342.375" calcext:value-type="float">
            <text:p>30342,375</text:p>
          </table:table-cell>
          <table:table-cell table:formula="of:=[.R20]-[.R$176]" office:value-type="float" office:value="120926.875" calcext:value-type="float">
            <text:p>120926,875</text:p>
          </table:table-cell>
          <table:table-cell table:formula="of:=[.S20]-[.S$176]" office:value-type="float" office:value="492994.325" calcext:value-type="float">
            <text:p>492994,325</text:p>
          </table:table-cell>
          <table:table-cell table:formula="of:=[.T20]-[.T$176]" office:value-type="float" office:value="279599.55" calcext:value-type="float">
            <text:p>279599,55</text:p>
          </table:table-cell>
          <table:table-cell table:formula="of:=[.U20]-[.U$176]" office:value-type="float" office:value="357508.4625" calcext:value-type="float">
            <text:p>357508,4625</text:p>
          </table:table-cell>
          <table:table-cell table:formula="of:=[.V20]-[.V$176]" office:value-type="float" office:value="354086.4" calcext:value-type="float">
            <text:p>354086,4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[.B21]-[.B$176]" office:value-type="float" office:value="85983.025" calcext:value-type="float">
            <text:p>85983,025</text:p>
          </table:table-cell>
          <table:table-cell table:formula="of:=[.C21]-[.C$176]" office:value-type="float" office:value="43984.325" calcext:value-type="float">
            <text:p>43984,325</text:p>
          </table:table-cell>
          <table:table-cell table:formula="of:=[.D21]-[.D$176]" office:value-type="float" office:value="79167.825" calcext:value-type="float">
            <text:p>79167,825</text:p>
          </table:table-cell>
          <table:table-cell table:formula="of:=[.E21]-[.E$176]" office:value-type="float" office:value="1340833.8375" calcext:value-type="float">
            <text:p>1340833,8375</text:p>
          </table:table-cell>
          <table:table-cell table:formula="of:=[.F21]-[.F$176]" office:value-type="float" office:value="20140.4375" calcext:value-type="float">
            <text:p>20140,4375</text:p>
          </table:table-cell>
          <table:table-cell table:formula="of:=[.G21]-[.G$176]" office:value-type="float" office:value="383274.8625" calcext:value-type="float">
            <text:p>383274,8625</text:p>
          </table:table-cell>
          <table:table-cell table:formula="of:=[.H21]-[.H$176]" office:value-type="float" office:value="30585.675" calcext:value-type="float">
            <text:p>30585,675</text:p>
          </table:table-cell>
          <table:table-cell table:formula="of:=[.I21]-[.I$176]" office:value-type="float" office:value="507001.025" calcext:value-type="float">
            <text:p>507001,025</text:p>
          </table:table-cell>
          <table:table-cell table:formula="of:=[.J21]-[.J$176]" office:value-type="float" office:value="91069.2" calcext:value-type="float">
            <text:p>91069,2</text:p>
          </table:table-cell>
          <table:table-cell table:formula="of:=[.K21]-[.K$176]" office:value-type="float" office:value="74632.8125" calcext:value-type="float">
            <text:p>74632,8125</text:p>
          </table:table-cell>
          <table:table-cell table:formula="of:=[.L21]-[.L$176]" office:value-type="float" office:value="36482.825" calcext:value-type="float">
            <text:p>36482,825</text:p>
          </table:table-cell>
          <table:table-cell table:formula="of:=[.M21]-[.M$176]" office:value-type="float" office:value="309374.05" calcext:value-type="float">
            <text:p>309374,05</text:p>
          </table:table-cell>
          <table:table-cell table:formula="of:=[.N21]-[.N$176]" office:value-type="float" office:value="101195.55" calcext:value-type="float">
            <text:p>101195,55</text:p>
          </table:table-cell>
          <table:table-cell table:formula="of:=[.O21]-[.O$176]" office:value-type="float" office:value="357833.2375" calcext:value-type="float">
            <text:p>357833,2375</text:p>
          </table:table-cell>
          <table:table-cell table:formula="of:=[.P21]-[.P$176]" office:value-type="float" office:value="31580.5" calcext:value-type="float">
            <text:p>31580,5</text:p>
          </table:table-cell>
          <table:table-cell table:formula="of:=[.Q21]-[.Q$176]" office:value-type="float" office:value="24706.575" calcext:value-type="float">
            <text:p>24706,575</text:p>
          </table:table-cell>
          <table:table-cell table:formula="of:=[.R21]-[.R$176]" office:value-type="float" office:value="124670.875" calcext:value-type="float">
            <text:p>124670,875</text:p>
          </table:table-cell>
          <table:table-cell table:formula="of:=[.S21]-[.S$176]" office:value-type="float" office:value="483974.525" calcext:value-type="float">
            <text:p>483974,525</text:p>
          </table:table-cell>
          <table:table-cell table:formula="of:=[.T21]-[.T$176]" office:value-type="float" office:value="284875.55" calcext:value-type="float">
            <text:p>284875,55</text:p>
          </table:table-cell>
          <table:table-cell table:formula="of:=[.U21]-[.U$176]" office:value-type="float" office:value="351530.8625" calcext:value-type="float">
            <text:p>351530,8625</text:p>
          </table:table-cell>
          <table:table-cell table:formula="of:=[.V21]-[.V$176]" office:value-type="float" office:value="356252.8" calcext:value-type="float">
            <text:p>356252,8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[.B22]-[.B$176]" office:value-type="float" office:value="87125.825" calcext:value-type="float">
            <text:p>87125,825</text:p>
          </table:table-cell>
          <table:table-cell table:formula="of:=[.C22]-[.C$176]" office:value-type="float" office:value="36242.925" calcext:value-type="float">
            <text:p>36242,925</text:p>
          </table:table-cell>
          <table:table-cell table:formula="of:=[.D22]-[.D$176]" office:value-type="float" office:value="85859.125" calcext:value-type="float">
            <text:p>85859,125</text:p>
          </table:table-cell>
          <table:table-cell table:formula="of:=[.E22]-[.E$176]" office:value-type="float" office:value="1324472.8375" calcext:value-type="float">
            <text:p>1324472,8375</text:p>
          </table:table-cell>
          <table:table-cell table:formula="of:=[.F22]-[.F$176]" office:value-type="float" office:value="19167.0375" calcext:value-type="float">
            <text:p>19167,0375</text:p>
          </table:table-cell>
          <table:table-cell table:formula="of:=[.G22]-[.G$176]" office:value-type="float" office:value="373884.4625" calcext:value-type="float">
            <text:p>373884,4625</text:p>
          </table:table-cell>
          <table:table-cell table:formula="of:=[.H22]-[.H$176]" office:value-type="float" office:value="29502.875" calcext:value-type="float">
            <text:p>29502,875</text:p>
          </table:table-cell>
          <table:table-cell table:formula="of:=[.I22]-[.I$176]" office:value-type="float" office:value="511821.925" calcext:value-type="float">
            <text:p>511821,925</text:p>
          </table:table-cell>
          <table:table-cell table:formula="of:=[.J22]-[.J$176]" office:value-type="float" office:value="75826.8" calcext:value-type="float">
            <text:p>75826,8</text:p>
          </table:table-cell>
          <table:table-cell table:formula="of:=[.K22]-[.K$176]" office:value-type="float" office:value="71965.6125" calcext:value-type="float">
            <text:p>71965,6125</text:p>
          </table:table-cell>
          <table:table-cell table:formula="of:=[.L22]-[.L$176]" office:value-type="float" office:value="35339.625" calcext:value-type="float">
            <text:p>35339,625</text:p>
          </table:table-cell>
          <table:table-cell table:formula="of:=[.M22]-[.M$176]" office:value-type="float" office:value="308333.25" calcext:value-type="float">
            <text:p>308333,25</text:p>
          </table:table-cell>
          <table:table-cell table:formula="of:=[.N22]-[.N$176]" office:value-type="float" office:value="104965.95" calcext:value-type="float">
            <text:p>104965,95</text:p>
          </table:table-cell>
          <table:table-cell table:formula="of:=[.O22]-[.O$176]" office:value-type="float" office:value="356932.7375" calcext:value-type="float">
            <text:p>356932,7375</text:p>
          </table:table-cell>
          <table:table-cell table:formula="of:=[.P22]-[.P$176]" office:value-type="float" office:value="33927.3" calcext:value-type="float">
            <text:p>33927,3</text:p>
          </table:table-cell>
          <table:table-cell table:formula="of:=[.Q22]-[.Q$176]" office:value-type="float" office:value="25388.375" calcext:value-type="float">
            <text:p>25388,375</text:p>
          </table:table-cell>
          <table:table-cell table:formula="of:=[.R22]-[.R$176]" office:value-type="float" office:value="126352.475" calcext:value-type="float">
            <text:p>126352,475</text:p>
          </table:table-cell>
          <table:table-cell table:formula="of:=[.S22]-[.S$176]" office:value-type="float" office:value="471359.125" calcext:value-type="float">
            <text:p>471359,125</text:p>
          </table:table-cell>
          <table:table-cell table:formula="of:=[.T22]-[.T$176]" office:value-type="float" office:value="271117.15" calcext:value-type="float">
            <text:p>271117,15</text:p>
          </table:table-cell>
          <table:table-cell table:formula="of:=[.U22]-[.U$176]" office:value-type="float" office:value="351711.6625" calcext:value-type="float">
            <text:p>351711,6625</text:p>
          </table:table-cell>
          <table:table-cell table:formula="of:=[.V22]-[.V$176]" office:value-type="float" office:value="367684.8" calcext:value-type="float">
            <text:p>367684,8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[.B23]-[.B$176]" office:value-type="float" office:value="84017.425" calcext:value-type="float">
            <text:p>84017,425</text:p>
          </table:table-cell>
          <table:table-cell table:formula="of:=[.C23]-[.C$176]" office:value-type="float" office:value="36944.725" calcext:value-type="float">
            <text:p>36944,725</text:p>
          </table:table-cell>
          <table:table-cell table:formula="of:=[.D23]-[.D$176]" office:value-type="float" office:value="82273.025" calcext:value-type="float">
            <text:p>82273,025</text:p>
          </table:table-cell>
          <table:table-cell table:formula="of:=[.E23]-[.E$176]" office:value-type="float" office:value="1369396.3375" calcext:value-type="float">
            <text:p>1369396,3375</text:p>
          </table:table-cell>
          <table:table-cell table:formula="of:=[.F23]-[.F$176]" office:value-type="float" office:value="19150.2375" calcext:value-type="float">
            <text:p>19150,2375</text:p>
          </table:table-cell>
          <table:table-cell table:formula="of:=[.G23]-[.G$176]" office:value-type="float" office:value="374186.8625" calcext:value-type="float">
            <text:p>374186,8625</text:p>
          </table:table-cell>
          <table:table-cell table:formula="of:=[.H23]-[.H$176]" office:value-type="float" office:value="28279.475" calcext:value-type="float">
            <text:p>28279,475</text:p>
          </table:table-cell>
          <table:table-cell table:formula="of:=[.I23]-[.I$176]" office:value-type="float" office:value="486728.025" calcext:value-type="float">
            <text:p>486728,025</text:p>
          </table:table-cell>
          <table:table-cell table:formula="of:=[.J23]-[.J$176]" office:value-type="float" office:value="77250.8" calcext:value-type="float">
            <text:p>77250,8</text:p>
          </table:table-cell>
          <table:table-cell table:formula="of:=[.K23]-[.K$176]" office:value-type="float" office:value="80549.8125" calcext:value-type="float">
            <text:p>80549,8125</text:p>
          </table:table-cell>
          <table:table-cell table:formula="of:=[.L23]-[.L$176]" office:value-type="float" office:value="32090.625" calcext:value-type="float">
            <text:p>32090,625</text:p>
          </table:table-cell>
          <table:table-cell table:formula="of:=[.M23]-[.M$176]" office:value-type="float" office:value="310036.45" calcext:value-type="float">
            <text:p>310036,45</text:p>
          </table:table-cell>
          <table:table-cell table:formula="of:=[.N23]-[.N$176]" office:value-type="float" office:value="102939.55" calcext:value-type="float">
            <text:p>102939,55</text:p>
          </table:table-cell>
          <table:table-cell table:formula="of:=[.O23]-[.O$176]" office:value-type="float" office:value="350163.7375" calcext:value-type="float">
            <text:p>350163,7375</text:p>
          </table:table-cell>
          <table:table-cell table:formula="of:=[.P23]-[.P$176]" office:value-type="float" office:value="31640.5" calcext:value-type="float">
            <text:p>31640,5</text:p>
          </table:table-cell>
          <table:table-cell table:formula="of:=[.Q23]-[.Q$176]" office:value-type="float" office:value="23202.375" calcext:value-type="float">
            <text:p>23202,375</text:p>
          </table:table-cell>
          <table:table-cell table:formula="of:=[.R23]-[.R$176]" office:value-type="float" office:value="118444.475" calcext:value-type="float">
            <text:p>118444,475</text:p>
          </table:table-cell>
          <table:table-cell table:formula="of:=[.S23]-[.S$176]" office:value-type="float" office:value="446301.225" calcext:value-type="float">
            <text:p>446301,225</text:p>
          </table:table-cell>
          <table:table-cell table:formula="of:=[.T23]-[.T$176]" office:value-type="float" office:value="249917.15" calcext:value-type="float">
            <text:p>249917,15</text:p>
          </table:table-cell>
          <table:table-cell table:formula="of:=[.U23]-[.U$176]" office:value-type="float" office:value="342526.0625" calcext:value-type="float">
            <text:p>342526,0625</text:p>
          </table:table-cell>
          <table:table-cell table:formula="of:=[.V23]-[.V$176]" office:value-type="float" office:value="336699.2" calcext:value-type="float">
            <text:p>336699,2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[.B24]-[.B$176]" office:value-type="float" office:value="82472.625" calcext:value-type="float">
            <text:p>82472,625</text:p>
          </table:table-cell>
          <table:table-cell table:formula="of:=[.C24]-[.C$176]" office:value-type="float" office:value="40935.925" calcext:value-type="float">
            <text:p>40935,925</text:p>
          </table:table-cell>
          <table:table-cell table:formula="of:=[.D24]-[.D$176]" office:value-type="float" office:value="77749.425" calcext:value-type="float">
            <text:p>77749,425</text:p>
          </table:table-cell>
          <table:table-cell table:formula="of:=[.E24]-[.E$176]" office:value-type="float" office:value="1230398.9375" calcext:value-type="float">
            <text:p>1230398,9375</text:p>
          </table:table-cell>
          <table:table-cell table:formula="of:=[.F24]-[.F$176]" office:value-type="float" office:value="19755.6375" calcext:value-type="float">
            <text:p>19755,6375</text:p>
          </table:table-cell>
          <table:table-cell table:formula="of:=[.G24]-[.G$176]" office:value-type="float" office:value="347615.6625" calcext:value-type="float">
            <text:p>347615,6625</text:p>
          </table:table-cell>
          <table:table-cell table:formula="of:=[.H24]-[.H$176]" office:value-type="float" office:value="27015.675" calcext:value-type="float">
            <text:p>27015,675</text:p>
          </table:table-cell>
          <table:table-cell table:formula="of:=[.I24]-[.I$176]" office:value-type="float" office:value="459756.025" calcext:value-type="float">
            <text:p>459756,025</text:p>
          </table:table-cell>
          <table:table-cell table:formula="of:=[.J24]-[.J$176]" office:value-type="float" office:value="73179.2" calcext:value-type="float">
            <text:p>73179,2</text:p>
          </table:table-cell>
          <table:table-cell table:formula="of:=[.K24]-[.K$176]" office:value-type="float" office:value="72847.6125" calcext:value-type="float">
            <text:p>72847,6125</text:p>
          </table:table-cell>
          <table:table-cell table:formula="of:=[.L24]-[.L$176]" office:value-type="float" office:value="29082.025" calcext:value-type="float">
            <text:p>29082,025</text:p>
          </table:table-cell>
          <table:table-cell table:formula="of:=[.M24]-[.M$176]" office:value-type="float" office:value="299246.05" calcext:value-type="float">
            <text:p>299246,05</text:p>
          </table:table-cell>
          <table:table-cell table:formula="of:=[.N24]-[.N$176]" office:value-type="float" office:value="96742.75" calcext:value-type="float">
            <text:p>96742,75</text:p>
          </table:table-cell>
          <table:table-cell table:formula="of:=[.O24]-[.O$176]" office:value-type="float" office:value="330318.2375" calcext:value-type="float">
            <text:p>330318,2375</text:p>
          </table:table-cell>
          <table:table-cell table:formula="of:=[.P24]-[.P$176]" office:value-type="float" office:value="29875.7" calcext:value-type="float">
            <text:p>29875,7</text:p>
          </table:table-cell>
          <table:table-cell table:formula="of:=[.Q24]-[.Q$176]" office:value-type="float" office:value="20695.575" calcext:value-type="float">
            <text:p>20695,575</text:p>
          </table:table-cell>
          <table:table-cell table:formula="of:=[.R24]-[.R$176]" office:value-type="float" office:value="109956.075" calcext:value-type="float">
            <text:p>109956,075</text:p>
          </table:table-cell>
          <table:table-cell table:formula="of:=[.S24]-[.S$176]" office:value-type="float" office:value="419899.725" calcext:value-type="float">
            <text:p>419899,725</text:p>
          </table:table-cell>
          <table:table-cell table:formula="of:=[.T24]-[.T$176]" office:value-type="float" office:value="262873.95" calcext:value-type="float">
            <text:p>262873,95</text:p>
          </table:table-cell>
          <table:table-cell table:formula="of:=[.U24]-[.U$176]" office:value-type="float" office:value="337252.4625" calcext:value-type="float">
            <text:p>337252,4625</text:p>
          </table:table-cell>
          <table:table-cell table:formula="of:=[.V24]-[.V$176]" office:value-type="float" office:value="326870.4" calcext:value-type="float">
            <text:p>326870,4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[.B25]-[.B$176]" office:value-type="float" office:value="78863.025" calcext:value-type="float">
            <text:p>78863,025</text:p>
          </table:table-cell>
          <table:table-cell table:formula="of:=[.C25]-[.C$176]" office:value-type="float" office:value="32131.325" calcext:value-type="float">
            <text:p>32131,325</text:p>
          </table:table-cell>
          <table:table-cell table:formula="of:=[.D25]-[.D$176]" office:value-type="float" office:value="79571.025" calcext:value-type="float">
            <text:p>79571,025</text:p>
          </table:table-cell>
          <table:table-cell table:formula="of:=[.E25]-[.E$176]" office:value-type="float" office:value="1215708.8375" calcext:value-type="float">
            <text:p>1215708,8375</text:p>
          </table:table-cell>
          <table:table-cell table:formula="of:=[.F25]-[.F$176]" office:value-type="float" office:value="12260.2375" calcext:value-type="float">
            <text:p>12260,2375</text:p>
          </table:table-cell>
          <table:table-cell table:formula="of:=[.G25]-[.G$176]" office:value-type="float" office:value="333633.2625" calcext:value-type="float">
            <text:p>333633,2625</text:p>
          </table:table-cell>
          <table:table-cell table:formula="of:=[.H25]-[.H$176]" office:value-type="float" office:value="25892.475" calcext:value-type="float">
            <text:p>25892,475</text:p>
          </table:table-cell>
          <table:table-cell table:formula="of:=[.I25]-[.I$176]" office:value-type="float" office:value="463240.725" calcext:value-type="float">
            <text:p>463240,725</text:p>
          </table:table-cell>
          <table:table-cell table:formula="of:=[.J25]-[.J$176]" office:value-type="float" office:value="69810" calcext:value-type="float">
            <text:p>69810</text:p>
          </table:table-cell>
          <table:table-cell table:formula="of:=[.K25]-[.K$176]" office:value-type="float" office:value="67373.0125" calcext:value-type="float">
            <text:p>67373,0125</text:p>
          </table:table-cell>
          <table:table-cell table:formula="of:=[.L25]-[.L$176]" office:value-type="float" office:value="31408.425" calcext:value-type="float">
            <text:p>31408,425</text:p>
          </table:table-cell>
          <table:table-cell table:formula="of:=[.M25]-[.M$176]" office:value-type="float" office:value="283442.85" calcext:value-type="float">
            <text:p>283442,85</text:p>
          </table:table-cell>
          <table:table-cell table:formula="of:=[.N25]-[.N$176]" office:value-type="float" office:value="92210.75" calcext:value-type="float">
            <text:p>92210,75</text:p>
          </table:table-cell>
          <table:table-cell table:formula="of:=[.O25]-[.O$176]" office:value-type="float" office:value="334222.7375" calcext:value-type="float">
            <text:p>334222,7375</text:p>
          </table:table-cell>
          <table:table-cell table:formula="of:=[.P25]-[.P$176]" office:value-type="float" office:value="29093.5" calcext:value-type="float">
            <text:p>29093,5</text:p>
          </table:table-cell>
          <table:table-cell table:formula="of:=[.Q25]-[.Q$176]" office:value-type="float" office:value="20254.175" calcext:value-type="float">
            <text:p>20254,175</text:p>
          </table:table-cell>
          <table:table-cell table:formula="of:=[.R25]-[.R$176]" office:value-type="float" office:value="108404.475" calcext:value-type="float">
            <text:p>108404,475</text:p>
          </table:table-cell>
          <table:table-cell table:formula="of:=[.S25]-[.S$176]" office:value-type="float" office:value="429385.625" calcext:value-type="float">
            <text:p>429385,625</text:p>
          </table:table-cell>
          <table:table-cell table:formula="of:=[.T25]-[.T$176]" office:value-type="float" office:value="229902.75" calcext:value-type="float">
            <text:p>229902,75</text:p>
          </table:table-cell>
          <table:table-cell table:formula="of:=[.U25]-[.U$176]" office:value-type="float" office:value="323714.0625" calcext:value-type="float">
            <text:p>323714,0625</text:p>
          </table:table-cell>
          <table:table-cell table:formula="of:=[.V25]-[.V$176]" office:value-type="float" office:value="324805.6" calcext:value-type="float">
            <text:p>324805,6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[.B26]-[.B$176]" office:value-type="float" office:value="77559.625" calcext:value-type="float">
            <text:p>77559,625</text:p>
          </table:table-cell>
          <table:table-cell table:formula="of:=[.C26]-[.C$176]" office:value-type="float" office:value="23968.325" calcext:value-type="float">
            <text:p>23968,325</text:p>
          </table:table-cell>
          <table:table-cell table:formula="of:=[.D26]-[.D$176]" office:value-type="float" office:value="79463.025" calcext:value-type="float">
            <text:p>79463,025</text:p>
          </table:table-cell>
          <table:table-cell table:formula="of:=[.E26]-[.E$176]" office:value-type="float" office:value="1228357.1375" calcext:value-type="float">
            <text:p>1228357,1375</text:p>
          </table:table-cell>
          <table:table-cell table:formula="of:=[.F26]-[.F$176]" office:value-type="float" office:value="19333.9375" calcext:value-type="float">
            <text:p>19333,9375</text:p>
          </table:table-cell>
          <table:table-cell table:formula="of:=[.G26]-[.G$176]" office:value-type="float" office:value="341596.4625" calcext:value-type="float">
            <text:p>341596,4625</text:p>
          </table:table-cell>
          <table:table-cell table:formula="of:=[.H26]-[.H$176]" office:value-type="float" office:value="25792.275" calcext:value-type="float">
            <text:p>25792,275</text:p>
          </table:table-cell>
          <table:table-cell table:formula="of:=[.I26]-[.I$176]" office:value-type="float" office:value="466202.025" calcext:value-type="float">
            <text:p>466202,025</text:p>
          </table:table-cell>
          <table:table-cell table:formula="of:=[.J26]-[.J$176]" office:value-type="float" office:value="77190.4" calcext:value-type="float">
            <text:p>77190,4</text:p>
          </table:table-cell>
          <table:table-cell table:formula="of:=[.K26]-[.K$176]" office:value-type="float" office:value="65006.4125" calcext:value-type="float">
            <text:p>65006,4125</text:p>
          </table:table-cell>
          <table:table-cell table:formula="of:=[.L26]-[.L$176]" office:value-type="float" office:value="30666.425" calcext:value-type="float">
            <text:p>30666,425</text:p>
          </table:table-cell>
          <table:table-cell table:formula="of:=[.M26]-[.M$176]" office:value-type="float" office:value="278890.85" calcext:value-type="float">
            <text:p>278890,85</text:p>
          </table:table-cell>
          <table:table-cell table:formula="of:=[.N26]-[.N$176]" office:value-type="float" office:value="90024.75" calcext:value-type="float">
            <text:p>90024,75</text:p>
          </table:table-cell>
          <table:table-cell table:formula="of:=[.O26]-[.O$176]" office:value-type="float" office:value="326564.2375" calcext:value-type="float">
            <text:p>326564,2375</text:p>
          </table:table-cell>
          <table:table-cell table:formula="of:=[.P26]-[.P$176]" office:value-type="float" office:value="28491.7" calcext:value-type="float">
            <text:p>28491,7</text:p>
          </table:table-cell>
          <table:table-cell table:formula="of:=[.Q26]-[.Q$176]" office:value-type="float" office:value="19532.175" calcext:value-type="float">
            <text:p>19532,175</text:p>
          </table:table-cell>
          <table:table-cell table:formula="of:=[.R26]-[.R$176]" office:value-type="float" office:value="104800.475" calcext:value-type="float">
            <text:p>104800,475</text:p>
          </table:table-cell>
          <table:table-cell table:formula="of:=[.S26]-[.S$176]" office:value-type="float" office:value="404063.625" calcext:value-type="float">
            <text:p>404063,625</text:p>
          </table:table-cell>
          <table:table-cell table:formula="of:=[.T26]-[.T$176]" office:value-type="float" office:value="232268.35" calcext:value-type="float">
            <text:p>232268,35</text:p>
          </table:table-cell>
          <table:table-cell table:formula="of:=[.U26]-[.U$176]" office:value-type="float" office:value="318120.4625" calcext:value-type="float">
            <text:p>318120,4625</text:p>
          </table:table-cell>
          <table:table-cell table:formula="of:=[.V26]-[.V$176]" office:value-type="float" office:value="306034.4" calcext:value-type="float">
            <text:p>306034,4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[.B27]-[.B$176]" office:value-type="float" office:value="74410.225" calcext:value-type="float">
            <text:p>74410,225</text:p>
          </table:table-cell>
          <table:table-cell table:formula="of:=[.C27]-[.C$176]" office:value-type="float" office:value="31629.725" calcext:value-type="float">
            <text:p>31629,725</text:p>
          </table:table-cell>
          <table:table-cell table:formula="of:=[.D27]-[.D$176]" office:value-type="float" office:value="74236.225" calcext:value-type="float">
            <text:p>74236,225</text:p>
          </table:table-cell>
          <table:table-cell table:formula="of:=[.E27]-[.E$176]" office:value-type="float" office:value="1149784.1375" calcext:value-type="float">
            <text:p>1149784,1375</text:p>
          </table:table-cell>
          <table:table-cell table:formula="of:=[.F27]-[.F$176]" office:value-type="float" office:value="19743.9375" calcext:value-type="float">
            <text:p>19743,9375</text:p>
          </table:table-cell>
          <table:table-cell table:formula="of:=[.G27]-[.G$176]" office:value-type="float" office:value="335941.2625" calcext:value-type="float">
            <text:p>335941,2625</text:p>
          </table:table-cell>
          <table:table-cell table:formula="of:=[.H27]-[.H$176]" office:value-type="float" office:value="26453.875" calcext:value-type="float">
            <text:p>26453,875</text:p>
          </table:table-cell>
          <table:table-cell table:formula="of:=[.I27]-[.I$176]" office:value-type="float" office:value="438649.425" calcext:value-type="float">
            <text:p>438649,425</text:p>
          </table:table-cell>
          <table:table-cell table:formula="of:=[.J27]-[.J$176]" office:value-type="float" office:value="67965" calcext:value-type="float">
            <text:p>67965</text:p>
          </table:table-cell>
          <table:table-cell table:formula="of:=[.K27]-[.K$176]" office:value-type="float" office:value="64765.6125" calcext:value-type="float">
            <text:p>64765,6125</text:p>
          </table:table-cell>
          <table:table-cell table:formula="of:=[.L27]-[.L$176]" office:value-type="float" office:value="28139.225" calcext:value-type="float">
            <text:p>28139,225</text:p>
          </table:table-cell>
          <table:table-cell table:formula="of:=[.M27]-[.M$176]" office:value-type="float" office:value="278590.85" calcext:value-type="float">
            <text:p>278590,85</text:p>
          </table:table-cell>
          <table:table-cell table:formula="of:=[.N27]-[.N$176]" office:value-type="float" office:value="86855.55" calcext:value-type="float">
            <text:p>86855,55</text:p>
          </table:table-cell>
          <table:table-cell table:formula="of:=[.O27]-[.O$176]" office:value-type="float" office:value="326540.2375" calcext:value-type="float">
            <text:p>326540,2375</text:p>
          </table:table-cell>
          <table:table-cell table:formula="of:=[.P27]-[.P$176]" office:value-type="float" office:value="27850.1" calcext:value-type="float">
            <text:p>27850,1</text:p>
          </table:table-cell>
          <table:table-cell table:formula="of:=[.Q27]-[.Q$176]" office:value-type="float" office:value="20073.575" calcext:value-type="float">
            <text:p>20073,575</text:p>
          </table:table-cell>
          <table:table-cell table:formula="of:=[.R27]-[.R$176]" office:value-type="float" office:value="105791.675" calcext:value-type="float">
            <text:p>105791,675</text:p>
          </table:table-cell>
          <table:table-cell table:formula="of:=[.S27]-[.S$176]" office:value-type="float" office:value="405757.525" calcext:value-type="float">
            <text:p>405757,525</text:p>
          </table:table-cell>
          <table:table-cell table:formula="of:=[.T27]-[.T$176]" office:value-type="float" office:value="226293.15" calcext:value-type="float">
            <text:p>226293,15</text:p>
          </table:table-cell>
          <table:table-cell table:formula="of:=[.U27]-[.U$176]" office:value-type="float" office:value="318701.2625" calcext:value-type="float">
            <text:p>318701,2625</text:p>
          </table:table-cell>
          <table:table-cell table:formula="of:=[.V27]-[.V$176]" office:value-type="float" office:value="307456.8" calcext:value-type="float">
            <text:p>307456,8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[.B28]-[.B$176]" office:value-type="float" office:value="72665.625" calcext:value-type="float">
            <text:p>72665,625</text:p>
          </table:table-cell>
          <table:table-cell table:formula="of:=[.C28]-[.C$176]" office:value-type="float" office:value="44205.125" calcext:value-type="float">
            <text:p>44205,125</text:p>
          </table:table-cell>
          <table:table-cell table:formula="of:=[.D28]-[.D$176]" office:value-type="float" office:value="77108.325" calcext:value-type="float">
            <text:p>77108,325</text:p>
          </table:table-cell>
          <table:table-cell table:formula="of:=[.E28]-[.E$176]" office:value-type="float" office:value="1189328.2375" calcext:value-type="float">
            <text:p>1189328,2375</text:p>
          </table:table-cell>
          <table:table-cell table:formula="of:=[.F28]-[.F$176]" office:value-type="float" office:value="16058.0375" calcext:value-type="float">
            <text:p>16058,0375</text:p>
          </table:table-cell>
          <table:table-cell table:formula="of:=[.G28]-[.G$176]" office:value-type="float" office:value="322724.4625" calcext:value-type="float">
            <text:p>322724,4625</text:p>
          </table:table-cell>
          <table:table-cell table:formula="of:=[.H28]-[.H$176]" office:value-type="float" office:value="24348.075" calcext:value-type="float">
            <text:p>24348,075</text:p>
          </table:table-cell>
          <table:table-cell table:formula="of:=[.I28]-[.I$176]" office:value-type="float" office:value="455301.725" calcext:value-type="float">
            <text:p>455301,725</text:p>
          </table:table-cell>
          <table:table-cell table:formula="of:=[.J28]-[.J$176]" office:value-type="float" office:value="67724" calcext:value-type="float">
            <text:p>67724</text:p>
          </table:table-cell>
          <table:table-cell table:formula="of:=[.K28]-[.K$176]" office:value-type="float" office:value="64083.4125" calcext:value-type="float">
            <text:p>64083,4125</text:p>
          </table:table-cell>
          <table:table-cell table:formula="of:=[.L28]-[.L$176]" office:value-type="float" office:value="31228.225" calcext:value-type="float">
            <text:p>31228,225</text:p>
          </table:table-cell>
          <table:table-cell table:formula="of:=[.M28]-[.M$176]" office:value-type="float" office:value="270427.65" calcext:value-type="float">
            <text:p>270427,65</text:p>
          </table:table-cell>
          <table:table-cell table:formula="of:=[.N28]-[.N$176]" office:value-type="float" office:value="90324.35" calcext:value-type="float">
            <text:p>90324,35</text:p>
          </table:table-cell>
          <table:table-cell table:formula="of:=[.O28]-[.O$176]" office:value-type="float" office:value="323699.2375" calcext:value-type="float">
            <text:p>323699,2375</text:p>
          </table:table-cell>
          <table:table-cell table:formula="of:=[.P28]-[.P$176]" office:value-type="float" office:value="28912.9" calcext:value-type="float">
            <text:p>28912,9</text:p>
          </table:table-cell>
          <table:table-cell table:formula="of:=[.Q28]-[.Q$176]" office:value-type="float" office:value="19271.575" calcext:value-type="float">
            <text:p>19271,575</text:p>
          </table:table-cell>
          <table:table-cell table:formula="of:=[.R28]-[.R$176]" office:value-type="float" office:value="101407.675" calcext:value-type="float">
            <text:p>101407,675</text:p>
          </table:table-cell>
          <table:table-cell table:formula="of:=[.S28]-[.S$176]" office:value-type="float" office:value="410207.725" calcext:value-type="float">
            <text:p>410207,725</text:p>
          </table:table-cell>
          <table:table-cell table:formula="of:=[.T28]-[.T$176]" office:value-type="float" office:value="216565.15" calcext:value-type="float">
            <text:p>216565,15</text:p>
          </table:table-cell>
          <table:table-cell table:formula="of:=[.U28]-[.U$176]" office:value-type="float" office:value="303116.4625" calcext:value-type="float">
            <text:p>303116,4625</text:p>
          </table:table-cell>
          <table:table-cell table:formula="of:=[.V28]-[.V$176]" office:value-type="float" office:value="303526.4" calcext:value-type="float">
            <text:p>303526,4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[.B29]-[.B$176]" office:value-type="float" office:value="74531.025" calcext:value-type="float">
            <text:p>74531,025</text:p>
          </table:table-cell>
          <table:table-cell table:formula="of:=[.C29]-[.C$176]" office:value-type="float" office:value="23246.325" calcext:value-type="float">
            <text:p>23246,325</text:p>
          </table:table-cell>
          <table:table-cell table:formula="of:=[.D29]-[.D$176]" office:value-type="float" office:value="72762.225" calcext:value-type="float">
            <text:p>72762,225</text:p>
          </table:table-cell>
          <table:table-cell table:formula="of:=[.E29]-[.E$176]" office:value-type="float" office:value="1138857.3375" calcext:value-type="float">
            <text:p>1138857,3375</text:p>
          </table:table-cell>
          <table:table-cell table:formula="of:=[.F29]-[.F$176]" office:value-type="float" office:value="12322.7375" calcext:value-type="float">
            <text:p>12322,7375</text:p>
          </table:table-cell>
          <table:table-cell table:formula="of:=[.G29]-[.G$176]" office:value-type="float" office:value="323746.8625" calcext:value-type="float">
            <text:p>323746,8625</text:p>
          </table:table-cell>
          <table:table-cell table:formula="of:=[.H29]-[.H$176]" office:value-type="float" office:value="26654.475" calcext:value-type="float">
            <text:p>26654,475</text:p>
          </table:table-cell>
          <table:table-cell table:formula="of:=[.I29]-[.I$176]" office:value-type="float" office:value="451042.225" calcext:value-type="float">
            <text:p>451042,225</text:p>
          </table:table-cell>
          <table:table-cell table:formula="of:=[.J29]-[.J$176]" office:value-type="float" office:value="64435" calcext:value-type="float">
            <text:p>64435</text:p>
          </table:table-cell>
          <table:table-cell table:formula="of:=[.K29]-[.K$176]" office:value-type="float" office:value="61817.4125" calcext:value-type="float">
            <text:p>61817,4125</text:p>
          </table:table-cell>
          <table:table-cell table:formula="of:=[.L29]-[.L$176]" office:value-type="float" office:value="27577.825" calcext:value-type="float">
            <text:p>27577,825</text:p>
          </table:table-cell>
          <table:table-cell table:formula="of:=[.M29]-[.M$176]" office:value-type="float" office:value="270368.45" calcext:value-type="float">
            <text:p>270368,45</text:p>
          </table:table-cell>
          <table:table-cell table:formula="of:=[.N29]-[.N$176]" office:value-type="float" office:value="82403.15" calcext:value-type="float">
            <text:p>82403,15</text:p>
          </table:table-cell>
          <table:table-cell table:formula="of:=[.O29]-[.O$176]" office:value-type="float" office:value="312914.2375" calcext:value-type="float">
            <text:p>312914,2375</text:p>
          </table:table-cell>
          <table:table-cell table:formula="of:=[.P29]-[.P$176]" office:value-type="float" office:value="27488.9" calcext:value-type="float">
            <text:p>27488,9</text:p>
          </table:table-cell>
          <table:table-cell table:formula="of:=[.Q29]-[.Q$176]" office:value-type="float" office:value="18409.175" calcext:value-type="float">
            <text:p>18409,175</text:p>
          </table:table-cell>
          <table:table-cell table:formula="of:=[.R29]-[.R$176]" office:value-type="float" office:value="107123.275" calcext:value-type="float">
            <text:p>107123,275</text:p>
          </table:table-cell>
          <table:table-cell table:formula="of:=[.S29]-[.S$176]" office:value-type="float" office:value="395543.625" calcext:value-type="float">
            <text:p>395543,625</text:p>
          </table:table-cell>
          <table:table-cell table:formula="of:=[.T29]-[.T$176]" office:value-type="float" office:value="221899.55" calcext:value-type="float">
            <text:p>221899,55</text:p>
          </table:table-cell>
          <table:table-cell table:formula="of:=[.U29]-[.U$176]" office:value-type="float" office:value="305182.0625" calcext:value-type="float">
            <text:p>305182,0625</text:p>
          </table:table-cell>
          <table:table-cell table:formula="of:=[.V29]-[.V$176]" office:value-type="float" office:value="293136.8" calcext:value-type="float">
            <text:p>293136,8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[.B30]-[.B$176]" office:value-type="float" office:value="70399.225" calcext:value-type="float">
            <text:p>70399,225</text:p>
          </table:table-cell>
          <table:table-cell table:formula="of:=[.C30]-[.C$176]" office:value-type="float" office:value="21661.725" calcext:value-type="float">
            <text:p>21661,725</text:p>
          </table:table-cell>
          <table:table-cell table:formula="of:=[.D30]-[.D$176]" office:value-type="float" office:value="76812.125" calcext:value-type="float">
            <text:p>76812,125</text:p>
          </table:table-cell>
          <table:table-cell table:formula="of:=[.E30]-[.E$176]" office:value-type="float" office:value="1116587.7375" calcext:value-type="float">
            <text:p>1116587,7375</text:p>
          </table:table-cell>
          <table:table-cell table:formula="of:=[.F30]-[.F$176]" office:value-type="float" office:value="12403.9375" calcext:value-type="float">
            <text:p>12403,9375</text:p>
          </table:table-cell>
          <table:table-cell table:formula="of:=[.G30]-[.G$176]" office:value-type="float" office:value="305978.0625" calcext:value-type="float">
            <text:p>305978,0625</text:p>
          </table:table-cell>
          <table:table-cell table:formula="of:=[.H30]-[.H$176]" office:value-type="float" office:value="22743.875" calcext:value-type="float">
            <text:p>22743,875</text:p>
          </table:table-cell>
          <table:table-cell table:formula="of:=[.I30]-[.I$176]" office:value-type="float" office:value="428469.325" calcext:value-type="float">
            <text:p>428469,325</text:p>
          </table:table-cell>
          <table:table-cell table:formula="of:=[.J30]-[.J$176]" office:value-type="float" office:value="59441.2" calcext:value-type="float">
            <text:p>59441,2</text:p>
          </table:table-cell>
          <table:table-cell table:formula="of:=[.K30]-[.K$176]" office:value-type="float" office:value="60634.0125" calcext:value-type="float">
            <text:p>60634,0125</text:p>
          </table:table-cell>
          <table:table-cell table:formula="of:=[.L30]-[.L$176]" office:value-type="float" office:value="26073.625" calcext:value-type="float">
            <text:p>26073,625</text:p>
          </table:table-cell>
          <table:table-cell table:formula="of:=[.M30]-[.M$176]" office:value-type="float" office:value="259777.25" calcext:value-type="float">
            <text:p>259777,25</text:p>
          </table:table-cell>
          <table:table-cell table:formula="of:=[.N30]-[.N$176]" office:value-type="float" office:value="82001.55" calcext:value-type="float">
            <text:p>82001,55</text:p>
          </table:table-cell>
          <table:table-cell table:formula="of:=[.O30]-[.O$176]" office:value-type="float" office:value="313676.7375" calcext:value-type="float">
            <text:p>313676,7375</text:p>
          </table:table-cell>
          <table:table-cell table:formula="of:=[.P30]-[.P$176]" office:value-type="float" office:value="25363.1" calcext:value-type="float">
            <text:p>25363,1</text:p>
          </table:table-cell>
          <table:table-cell table:formula="of:=[.Q30]-[.Q$176]" office:value-type="float" office:value="16924.975" calcext:value-type="float">
            <text:p>16924,975</text:p>
          </table:table-cell>
          <table:table-cell table:formula="of:=[.R30]-[.R$176]" office:value-type="float" office:value="98865.275" calcext:value-type="float">
            <text:p>98865,275</text:p>
          </table:table-cell>
          <table:table-cell table:formula="of:=[.S30]-[.S$176]" office:value-type="float" office:value="387042.825" calcext:value-type="float">
            <text:p>387042,825</text:p>
          </table:table-cell>
          <table:table-cell table:formula="of:=[.T30]-[.T$176]" office:value-type="float" office:value="215803.55" calcext:value-type="float">
            <text:p>215803,55</text:p>
          </table:table-cell>
          <table:table-cell table:formula="of:=[.U30]-[.U$176]" office:value-type="float" office:value="301091.6625" calcext:value-type="float">
            <text:p>301091,6625</text:p>
          </table:table-cell>
          <table:table-cell table:formula="of:=[.V30]-[.V$176]" office:value-type="float" office:value="295240.8" calcext:value-type="float">
            <text:p>295240,8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[.B31]-[.B$176]" office:value-type="float" office:value="68072.425" calcext:value-type="float">
            <text:p>68072,425</text:p>
          </table:table-cell>
          <table:table-cell table:formula="of:=[.C31]-[.C$176]" office:value-type="float" office:value="22684.725" calcext:value-type="float">
            <text:p>22684,725</text:p>
          </table:table-cell>
          <table:table-cell table:formula="of:=[.D31]-[.D$176]" office:value-type="float" office:value="73301.125" calcext:value-type="float">
            <text:p>73301,125</text:p>
          </table:table-cell>
          <table:table-cell table:formula="of:=[.E31]-[.E$176]" office:value-type="float" office:value="1103839.9375" calcext:value-type="float">
            <text:p>1103839,9375</text:p>
          </table:table-cell>
          <table:table-cell table:formula="of:=[.F31]-[.F$176]" office:value-type="float" office:value="12425.2375" calcext:value-type="float">
            <text:p>12425,2375</text:p>
          </table:table-cell>
          <table:table-cell table:formula="of:=[.G31]-[.G$176]" office:value-type="float" office:value="307040.4625" calcext:value-type="float">
            <text:p>307040,4625</text:p>
          </table:table-cell>
          <table:table-cell table:formula="of:=[.H31]-[.H$176]" office:value-type="float" office:value="22803.675" calcext:value-type="float">
            <text:p>22803,675</text:p>
          </table:table-cell>
          <table:table-cell table:formula="of:=[.I31]-[.I$176]" office:value-type="float" office:value="421822.025" calcext:value-type="float">
            <text:p>421822,025</text:p>
          </table:table-cell>
          <table:table-cell table:formula="of:=[.J31]-[.J$176]" office:value-type="float" office:value="61647" calcext:value-type="float">
            <text:p>61647</text:p>
          </table:table-cell>
          <table:table-cell table:formula="of:=[.K31]-[.K$176]" office:value-type="float" office:value="58407.8125" calcext:value-type="float">
            <text:p>58407,8125</text:p>
          </table:table-cell>
          <table:table-cell table:formula="of:=[.L31]-[.L$176]" office:value-type="float" office:value="24649.625" calcext:value-type="float">
            <text:p>24649,625</text:p>
          </table:table-cell>
          <table:table-cell table:formula="of:=[.M31]-[.M$176]" office:value-type="float" office:value="252859.65" calcext:value-type="float">
            <text:p>252859,65</text:p>
          </table:table-cell>
          <table:table-cell table:formula="of:=[.N31]-[.N$176]" office:value-type="float" office:value="80858.35" calcext:value-type="float">
            <text:p>80858,35</text:p>
          </table:table-cell>
          <table:table-cell table:formula="of:=[.O31]-[.O$176]" office:value-type="float" office:value="300100.2375" calcext:value-type="float">
            <text:p>300100,2375</text:p>
          </table:table-cell>
          <table:table-cell table:formula="of:=[.P31]-[.P$176]" office:value-type="float" office:value="28010.5" calcext:value-type="float">
            <text:p>28010,5</text:p>
          </table:table-cell>
          <table:table-cell table:formula="of:=[.Q31]-[.Q$176]" office:value-type="float" office:value="18047.975" calcext:value-type="float">
            <text:p>18047,975</text:p>
          </table:table-cell>
          <table:table-cell table:formula="of:=[.R31]-[.R$176]" office:value-type="float" office:value="98774.475" calcext:value-type="float">
            <text:p>98774,475</text:p>
          </table:table-cell>
          <table:table-cell table:formula="of:=[.S31]-[.S$176]" office:value-type="float" office:value="373249.225" calcext:value-type="float">
            <text:p>373249,225</text:p>
          </table:table-cell>
          <table:table-cell table:formula="of:=[.T31]-[.T$176]" office:value-type="float" office:value="213375.55" calcext:value-type="float">
            <text:p>213375,55</text:p>
          </table:table-cell>
          <table:table-cell table:formula="of:=[.U31]-[.U$176]" office:value-type="float" office:value="298506.0625" calcext:value-type="float">
            <text:p>298506,0625</text:p>
          </table:table-cell>
          <table:table-cell table:formula="of:=[.V31]-[.V$176]" office:value-type="float" office:value="287340.8" calcext:value-type="float">
            <text:p>287340,8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[.B32]-[.B$176]" office:value-type="float" office:value="68192.825" calcext:value-type="float">
            <text:p>68192,825</text:p>
          </table:table-cell>
          <table:table-cell table:formula="of:=[.C32]-[.C$176]" office:value-type="float" office:value="27658.925" calcext:value-type="float">
            <text:p>27658,925</text:p>
          </table:table-cell>
          <table:table-cell table:formula="of:=[.D32]-[.D$176]" office:value-type="float" office:value="75557.725" calcext:value-type="float">
            <text:p>75557,725</text:p>
          </table:table-cell>
          <table:table-cell table:formula="of:=[.E32]-[.E$176]" office:value-type="float" office:value="1088674.1375" calcext:value-type="float">
            <text:p>1088674,1375</text:p>
          </table:table-cell>
          <table:table-cell table:formula="of:=[.F32]-[.F$176]" office:value-type="float" office:value="11299.8375" calcext:value-type="float">
            <text:p>11299,8375</text:p>
          </table:table-cell>
          <table:table-cell table:formula="of:=[.G32]-[.G$176]" office:value-type="float" office:value="304654.0625" calcext:value-type="float">
            <text:p>304654,0625</text:p>
          </table:table-cell>
          <table:table-cell table:formula="of:=[.H32]-[.H$176]" office:value-type="float" office:value="22843.875" calcext:value-type="float">
            <text:p>22843,875</text:p>
          </table:table-cell>
          <table:table-cell table:formula="of:=[.I32]-[.I$176]" office:value-type="float" office:value="414660.325" calcext:value-type="float">
            <text:p>414660,325</text:p>
          </table:table-cell>
          <table:table-cell table:formula="of:=[.J32]-[.J$176]" office:value-type="float" office:value="60003" calcext:value-type="float">
            <text:p>60003</text:p>
          </table:table-cell>
          <table:table-cell table:formula="of:=[.K32]-[.K$176]" office:value-type="float" office:value="60192.2125" calcext:value-type="float">
            <text:p>60192,2125</text:p>
          </table:table-cell>
          <table:table-cell table:formula="of:=[.L32]-[.L$176]" office:value-type="float" office:value="24028.025" calcext:value-type="float">
            <text:p>24028,025</text:p>
          </table:table-cell>
          <table:table-cell table:formula="of:=[.M32]-[.M$176]" office:value-type="float" office:value="244594.85" calcext:value-type="float">
            <text:p>244594,85</text:p>
          </table:table-cell>
          <table:table-cell table:formula="of:=[.N32]-[.N$176]" office:value-type="float" office:value="81379.55" calcext:value-type="float">
            <text:p>81379,55</text:p>
          </table:table-cell>
          <table:table-cell table:formula="of:=[.O32]-[.O$176]" office:value-type="float" office:value="296910.2375" calcext:value-type="float">
            <text:p>296910,2375</text:p>
          </table:table-cell>
          <table:table-cell table:formula="of:=[.P32]-[.P$176]" office:value-type="float" office:value="27369.1" calcext:value-type="float">
            <text:p>27369,1</text:p>
          </table:table-cell>
          <table:table-cell table:formula="of:=[.Q32]-[.Q$176]" office:value-type="float" office:value="16142.775" calcext:value-type="float">
            <text:p>16142,775</text:p>
          </table:table-cell>
          <table:table-cell table:formula="of:=[.R32]-[.R$176]" office:value-type="float" office:value="95201.675" calcext:value-type="float">
            <text:p>95201,675</text:p>
          </table:table-cell>
          <table:table-cell table:formula="of:=[.S32]-[.S$176]" office:value-type="float" office:value="366822.325" calcext:value-type="float">
            <text:p>366822,325</text:p>
          </table:table-cell>
          <table:table-cell table:formula="of:=[.T32]-[.T$176]" office:value-type="float" office:value="207440.35" calcext:value-type="float">
            <text:p>207440,35</text:p>
          </table:table-cell>
          <table:table-cell table:formula="of:=[.U32]-[.U$176]" office:value-type="float" office:value="290843.6625" calcext:value-type="float">
            <text:p>290843,6625</text:p>
          </table:table-cell>
          <table:table-cell table:formula="of:=[.V32]-[.V$176]" office:value-type="float" office:value="283630.4" calcext:value-type="float">
            <text:p>283630,4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[.B33]-[.B$176]" office:value-type="float" office:value="66248.025" calcext:value-type="float">
            <text:p>66248,025</text:p>
          </table:table-cell>
          <table:table-cell table:formula="of:=[.C33]-[.C$176]" office:value-type="float" office:value="21180.725" calcext:value-type="float">
            <text:p>21180,725</text:p>
          </table:table-cell>
          <table:table-cell table:formula="of:=[.D33]-[.D$176]" office:value-type="float" office:value="75654.125" calcext:value-type="float">
            <text:p>75654,125</text:p>
          </table:table-cell>
          <table:table-cell table:formula="of:=[.E33]-[.E$176]" office:value-type="float" office:value="1068809.4375" calcext:value-type="float">
            <text:p>1068809,4375</text:p>
          </table:table-cell>
          <table:table-cell table:formula="of:=[.F33]-[.F$176]" office:value-type="float" office:value="11316.2375" calcext:value-type="float">
            <text:p>11316,2375</text:p>
          </table:table-cell>
          <table:table-cell table:formula="of:=[.G33]-[.G$176]" office:value-type="float" office:value="296651.6625" calcext:value-type="float">
            <text:p>296651,6625</text:p>
          </table:table-cell>
          <table:table-cell table:formula="of:=[.H33]-[.H$176]" office:value-type="float" office:value="23525.675" calcext:value-type="float">
            <text:p>23525,675</text:p>
          </table:table-cell>
          <table:table-cell table:formula="of:=[.I33]-[.I$176]" office:value-type="float" office:value="411576.025" calcext:value-type="float">
            <text:p>411576,025</text:p>
          </table:table-cell>
          <table:table-cell table:formula="of:=[.J33]-[.J$176]" office:value-type="float" office:value="61045.8" calcext:value-type="float">
            <text:p>61045,8</text:p>
          </table:table-cell>
          <table:table-cell table:formula="of:=[.K33]-[.K$176]" office:value-type="float" office:value="59110.0125" calcext:value-type="float">
            <text:p>59110,0125</text:p>
          </table:table-cell>
          <table:table-cell table:formula="of:=[.L33]-[.L$176]" office:value-type="float" office:value="23706.825" calcext:value-type="float">
            <text:p>23706,825</text:p>
          </table:table-cell>
          <table:table-cell table:formula="of:=[.M33]-[.M$176]" office:value-type="float" office:value="249207.65" calcext:value-type="float">
            <text:p>249207,65</text:p>
          </table:table-cell>
          <table:table-cell table:formula="of:=[.N33]-[.N$176]" office:value-type="float" office:value="80377.55" calcext:value-type="float">
            <text:p>80377,55</text:p>
          </table:table-cell>
          <table:table-cell table:formula="of:=[.O33]-[.O$176]" office:value-type="float" office:value="299975.2375" calcext:value-type="float">
            <text:p>299975,2375</text:p>
          </table:table-cell>
          <table:table-cell table:formula="of:=[.P33]-[.P$176]" office:value-type="float" office:value="24761.3" calcext:value-type="float">
            <text:p>24761,3</text:p>
          </table:table-cell>
          <table:table-cell table:formula="of:=[.Q33]-[.Q$176]" office:value-type="float" office:value="17145.575" calcext:value-type="float">
            <text:p>17145,575</text:p>
          </table:table-cell>
          <table:table-cell table:formula="of:=[.R33]-[.R$176]" office:value-type="float" office:value="97002.875" calcext:value-type="float">
            <text:p>97002,875</text:p>
          </table:table-cell>
          <table:table-cell table:formula="of:=[.S33]-[.S$176]" office:value-type="float" office:value="370884.625" calcext:value-type="float">
            <text:p>370884,625</text:p>
          </table:table-cell>
          <table:table-cell table:formula="of:=[.T33]-[.T$176]" office:value-type="float" office:value="210046.75" calcext:value-type="float">
            <text:p>210046,75</text:p>
          </table:table-cell>
          <table:table-cell table:formula="of:=[.U33]-[.U$176]" office:value-type="float" office:value="283985.2625" calcext:value-type="float">
            <text:p>283985,2625</text:p>
          </table:table-cell>
          <table:table-cell table:formula="of:=[.V33]-[.V$176]" office:value-type="float" office:value="272479.2" calcext:value-type="float">
            <text:p>272479,2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[.B34]-[.B$176]" office:value-type="float" office:value="66046.825" calcext:value-type="float">
            <text:p>66046,825</text:p>
          </table:table-cell>
          <table:table-cell table:formula="of:=[.C34]-[.C$176]" office:value-type="float" office:value="21922.725" calcext:value-type="float">
            <text:p>21922,725</text:p>
          </table:table-cell>
          <table:table-cell table:formula="of:=[.D34]-[.D$176]" office:value-type="float" office:value="72791.325" calcext:value-type="float">
            <text:p>72791,325</text:p>
          </table:table-cell>
          <table:table-cell table:formula="of:=[.E34]-[.E$176]" office:value-type="float" office:value="1049387.1375" calcext:value-type="float">
            <text:p>1049387,1375</text:p>
          </table:table-cell>
          <table:table-cell table:formula="of:=[.F34]-[.F$176]" office:value-type="float" office:value="12321.4375" calcext:value-type="float">
            <text:p>12321,4375</text:p>
          </table:table-cell>
          <table:table-cell table:formula="of:=[.G34]-[.G$176]" office:value-type="float" office:value="288446.8625" calcext:value-type="float">
            <text:p>288446,8625</text:p>
          </table:table-cell>
          <table:table-cell table:formula="of:=[.H34]-[.H$176]" office:value-type="float" office:value="22984.275" calcext:value-type="float">
            <text:p>22984,275</text:p>
          </table:table-cell>
          <table:table-cell table:formula="of:=[.I34]-[.I$176]" office:value-type="float" office:value="397330.125" calcext:value-type="float">
            <text:p>397330,125</text:p>
          </table:table-cell>
          <table:table-cell table:formula="of:=[.J34]-[.J$176]" office:value-type="float" office:value="60383.2" calcext:value-type="float">
            <text:p>60383,2</text:p>
          </table:table-cell>
          <table:table-cell table:formula="of:=[.K34]-[.K$176]" office:value-type="float" office:value="57104.0125" calcext:value-type="float">
            <text:p>57104,0125</text:p>
          </table:table-cell>
          <table:table-cell table:formula="of:=[.L34]-[.L$176]" office:value-type="float" office:value="23827.425" calcext:value-type="float">
            <text:p>23827,425</text:p>
          </table:table-cell>
          <table:table-cell table:formula="of:=[.M34]-[.M$176]" office:value-type="float" office:value="244054.05" calcext:value-type="float">
            <text:p>244054,05</text:p>
          </table:table-cell>
          <table:table-cell table:formula="of:=[.N34]-[.N$176]" office:value-type="float" office:value="81279.55" calcext:value-type="float">
            <text:p>81279,55</text:p>
          </table:table-cell>
          <table:table-cell table:formula="of:=[.O34]-[.O$176]" office:value-type="float" office:value="295684.7375" calcext:value-type="float">
            <text:p>295684,7375</text:p>
          </table:table-cell>
          <table:table-cell table:formula="of:=[.P34]-[.P$176]" office:value-type="float" office:value="25583.7" calcext:value-type="float">
            <text:p>25583,7</text:p>
          </table:table-cell>
          <table:table-cell table:formula="of:=[.Q34]-[.Q$176]" office:value-type="float" office:value="16202.975" calcext:value-type="float">
            <text:p>16202,975</text:p>
          </table:table-cell>
          <table:table-cell table:formula="of:=[.R34]-[.R$176]" office:value-type="float" office:value="97864.475" calcext:value-type="float">
            <text:p>97864,475</text:p>
          </table:table-cell>
          <table:table-cell table:formula="of:=[.S34]-[.S$176]" office:value-type="float" office:value="374110.925" calcext:value-type="float">
            <text:p>374110,925</text:p>
          </table:table-cell>
          <table:table-cell table:formula="of:=[.T34]-[.T$176]" office:value-type="float" office:value="211430.75" calcext:value-type="float">
            <text:p>211430,75</text:p>
          </table:table-cell>
          <table:table-cell table:formula="of:=[.U34]-[.U$176]" office:value-type="float" office:value="287111.6625" calcext:value-type="float">
            <text:p>287111,6625</text:p>
          </table:table-cell>
          <table:table-cell table:formula="of:=[.V34]-[.V$176]" office:value-type="float" office:value="277815.2" calcext:value-type="float">
            <text:p>277815,2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[.B35]-[.B$176]" office:value-type="float" office:value="68734.825" calcext:value-type="float">
            <text:p>68734,825</text:p>
          </table:table-cell>
          <table:table-cell table:formula="of:=[.C35]-[.C$176]" office:value-type="float" office:value="22103.325" calcext:value-type="float">
            <text:p>22103,325</text:p>
          </table:table-cell>
          <table:table-cell table:formula="of:=[.D35]-[.D$176]" office:value-type="float" office:value="76459.625" calcext:value-type="float">
            <text:p>76459,625</text:p>
          </table:table-cell>
          <table:table-cell table:formula="of:=[.E35]-[.E$176]" office:value-type="float" office:value="1058410.1375" calcext:value-type="float">
            <text:p>1058410,1375</text:p>
          </table:table-cell>
          <table:table-cell table:formula="of:=[.F35]-[.F$176]" office:value-type="float" office:value="15918.9375" calcext:value-type="float">
            <text:p>15918,9375</text:p>
          </table:table-cell>
          <table:table-cell table:formula="of:=[.G35]-[.G$176]" office:value-type="float" office:value="293322.8625" calcext:value-type="float">
            <text:p>293322,8625</text:p>
          </table:table-cell>
          <table:table-cell table:formula="of:=[.H35]-[.H$176]" office:value-type="float" office:value="22763.675" calcext:value-type="float">
            <text:p>22763,675</text:p>
          </table:table-cell>
          <table:table-cell table:formula="of:=[.I35]-[.I$176]" office:value-type="float" office:value="390893.125" calcext:value-type="float">
            <text:p>390893,125</text:p>
          </table:table-cell>
          <table:table-cell table:formula="of:=[.J35]-[.J$176]" office:value-type="float" office:value="57295.2" calcext:value-type="float">
            <text:p>57295,2</text:p>
          </table:table-cell>
          <table:table-cell table:formula="of:=[.K35]-[.K$176]" office:value-type="float" office:value="57064.2125" calcext:value-type="float">
            <text:p>57064,2125</text:p>
          </table:table-cell>
          <table:table-cell table:formula="of:=[.L35]-[.L$176]" office:value-type="float" office:value="20979.425" calcext:value-type="float">
            <text:p>20979,425</text:p>
          </table:table-cell>
          <table:table-cell table:formula="of:=[.M35]-[.M$176]" office:value-type="float" office:value="248206.05" calcext:value-type="float">
            <text:p>248206,05</text:p>
          </table:table-cell>
          <table:table-cell table:formula="of:=[.N35]-[.N$176]" office:value-type="float" office:value="76626.35" calcext:value-type="float">
            <text:p>76626,35</text:p>
          </table:table-cell>
          <table:table-cell table:formula="of:=[.O35]-[.O$176]" office:value-type="float" office:value="292793.2375" calcext:value-type="float">
            <text:p>292793,2375</text:p>
          </table:table-cell>
          <table:table-cell table:formula="of:=[.P35]-[.P$176]" office:value-type="float" office:value="27589.3" calcext:value-type="float">
            <text:p>27589,3</text:p>
          </table:table-cell>
          <table:table-cell table:formula="of:=[.Q35]-[.Q$176]" office:value-type="float" office:value="16202.775" calcext:value-type="float">
            <text:p>16202,775</text:p>
          </table:table-cell>
          <table:table-cell table:formula="of:=[.R35]-[.R$176]" office:value-type="float" office:value="97243.275" calcext:value-type="float">
            <text:p>97243,275</text:p>
          </table:table-cell>
          <table:table-cell table:formula="of:=[.S35]-[.S$176]" office:value-type="float" office:value="364051.425" calcext:value-type="float">
            <text:p>364051,425</text:p>
          </table:table-cell>
          <table:table-cell table:formula="of:=[.T35]-[.T$176]" office:value-type="float" office:value="206637.95" calcext:value-type="float">
            <text:p>206637,95</text:p>
          </table:table-cell>
          <table:table-cell table:formula="of:=[.U35]-[.U$176]" office:value-type="float" office:value="288737.2625" calcext:value-type="float">
            <text:p>288737,2625</text:p>
          </table:table-cell>
          <table:table-cell table:formula="of:=[.V35]-[.V$176]" office:value-type="float" office:value="275668" calcext:value-type="float">
            <text:p>275668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[.B36]-[.B$176]" office:value-type="float" office:value="63499.825" calcext:value-type="float">
            <text:p>63499,825</text:p>
          </table:table-cell>
          <table:table-cell table:formula="of:=[.C36]-[.C$176]" office:value-type="float" office:value="20759.525" calcext:value-type="float">
            <text:p>20759,525</text:p>
          </table:table-cell>
          <table:table-cell table:formula="of:=[.D36]-[.D$176]" office:value-type="float" office:value="73060.925" calcext:value-type="float">
            <text:p>73060,925</text:p>
          </table:table-cell>
          <table:table-cell table:formula="of:=[.E36]-[.E$176]" office:value-type="float" office:value="1042426.9375" calcext:value-type="float">
            <text:p>1042426,9375</text:p>
          </table:table-cell>
          <table:table-cell table:formula="of:=[.F36]-[.F$176]" office:value-type="float" office:value="12372.7375" calcext:value-type="float">
            <text:p>12372,7375</text:p>
          </table:table-cell>
          <table:table-cell table:formula="of:=[.G36]-[.G$176]" office:value-type="float" office:value="282111.6625" calcext:value-type="float">
            <text:p>282111,6625</text:p>
          </table:table-cell>
          <table:table-cell table:formula="of:=[.H36]-[.H$176]" office:value-type="float" office:value="21841.075" calcext:value-type="float">
            <text:p>21841,075</text:p>
          </table:table-cell>
          <table:table-cell table:formula="of:=[.I36]-[.I$176]" office:value-type="float" office:value="398746.025" calcext:value-type="float">
            <text:p>398746,025</text:p>
          </table:table-cell>
          <table:table-cell table:formula="of:=[.J36]-[.J$176]" office:value-type="float" office:value="56673.6" calcext:value-type="float">
            <text:p>56673,6</text:p>
          </table:table-cell>
          <table:table-cell table:formula="of:=[.K36]-[.K$176]" office:value-type="float" office:value="55419.6125" calcext:value-type="float">
            <text:p>55419,6125</text:p>
          </table:table-cell>
          <table:table-cell table:formula="of:=[.L36]-[.L$176]" office:value-type="float" office:value="24629.625" calcext:value-type="float">
            <text:p>24629,625</text:p>
          </table:table-cell>
          <table:table-cell table:formula="of:=[.M36]-[.M$176]" office:value-type="float" office:value="243852.45" calcext:value-type="float">
            <text:p>243852,45</text:p>
          </table:table-cell>
          <table:table-cell table:formula="of:=[.N36]-[.N$176]" office:value-type="float" office:value="76967.55" calcext:value-type="float">
            <text:p>76967,55</text:p>
          </table:table-cell>
          <table:table-cell table:formula="of:=[.O36]-[.O$176]" office:value-type="float" office:value="286775.2375" calcext:value-type="float">
            <text:p>286775,2375</text:p>
          </table:table-cell>
          <table:table-cell table:formula="of:=[.P36]-[.P$176]" office:value-type="float" office:value="25122.3" calcext:value-type="float">
            <text:p>25122,3</text:p>
          </table:table-cell>
          <table:table-cell table:formula="of:=[.Q36]-[.Q$176]" office:value-type="float" office:value="16924.975" calcext:value-type="float">
            <text:p>16924,975</text:p>
          </table:table-cell>
          <table:table-cell table:formula="of:=[.R36]-[.R$176]" office:value-type="float" office:value="92298.475" calcext:value-type="float">
            <text:p>92298,475</text:p>
          </table:table-cell>
          <table:table-cell table:formula="of:=[.S36]-[.S$176]" office:value-type="float" office:value="368194.625" calcext:value-type="float">
            <text:p>368194,625</text:p>
          </table:table-cell>
          <table:table-cell table:formula="of:=[.T36]-[.T$176]" office:value-type="float" office:value="198715.55" calcext:value-type="float">
            <text:p>198715,55</text:p>
          </table:table-cell>
          <table:table-cell table:formula="of:=[.U36]-[.U$176]" office:value-type="float" office:value="285065.2625" calcext:value-type="float">
            <text:p>285065,2625</text:p>
          </table:table-cell>
          <table:table-cell table:formula="of:=[.V36]-[.V$176]" office:value-type="float" office:value="268188" calcext:value-type="float">
            <text:p>268188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[.B37]-[.B$176]" office:value-type="float" office:value="61935.625" calcext:value-type="float">
            <text:p>61935,625</text:p>
          </table:table-cell>
          <table:table-cell table:formula="of:=[.C37]-[.C$176]" office:value-type="float" office:value="19917.125" calcext:value-type="float">
            <text:p>19917,125</text:p>
          </table:table-cell>
          <table:table-cell table:formula="of:=[.D37]-[.D$176]" office:value-type="float" office:value="68895.225" calcext:value-type="float">
            <text:p>68895,225</text:p>
          </table:table-cell>
          <table:table-cell table:formula="of:=[.E37]-[.E$176]" office:value-type="float" office:value="988054.5375" calcext:value-type="float">
            <text:p>988054,5375</text:p>
          </table:table-cell>
          <table:table-cell table:formula="of:=[.F37]-[.F$176]" office:value-type="float" office:value="12262.7375" calcext:value-type="float">
            <text:p>12262,7375</text:p>
          </table:table-cell>
          <table:table-cell table:formula="of:=[.G37]-[.G$176]" office:value-type="float" office:value="282030.0625" calcext:value-type="float">
            <text:p>282030,0625</text:p>
          </table:table-cell>
          <table:table-cell table:formula="of:=[.H37]-[.H$176]" office:value-type="float" office:value="21239.475" calcext:value-type="float">
            <text:p>21239,475</text:p>
          </table:table-cell>
          <table:table-cell table:formula="of:=[.I37]-[.I$176]" office:value-type="float" office:value="399217.925" calcext:value-type="float">
            <text:p>399217,925</text:p>
          </table:table-cell>
          <table:table-cell table:formula="of:=[.J37]-[.J$176]" office:value-type="float" office:value="57756.4" calcext:value-type="float">
            <text:p>57756,4</text:p>
          </table:table-cell>
          <table:table-cell table:formula="of:=[.K37]-[.K$176]" office:value-type="float" office:value="52350.8125" calcext:value-type="float">
            <text:p>52350,8125</text:p>
          </table:table-cell>
          <table:table-cell table:formula="of:=[.L37]-[.L$176]" office:value-type="float" office:value="22443.425" calcext:value-type="float">
            <text:p>22443,425</text:p>
          </table:table-cell>
          <table:table-cell table:formula="of:=[.M37]-[.M$176]" office:value-type="float" office:value="229994.85" calcext:value-type="float">
            <text:p>229994,85</text:p>
          </table:table-cell>
          <table:table-cell table:formula="of:=[.N37]-[.N$176]" office:value-type="float" office:value="71752.75" calcext:value-type="float">
            <text:p>71752,75</text:p>
          </table:table-cell>
          <table:table-cell table:formula="of:=[.O37]-[.O$176]" office:value-type="float" office:value="274124.2375" calcext:value-type="float">
            <text:p>274124,2375</text:p>
          </table:table-cell>
          <table:table-cell table:formula="of:=[.P37]-[.P$176]" office:value-type="float" office:value="24139.7" calcext:value-type="float">
            <text:p>24139,7</text:p>
          </table:table-cell>
          <table:table-cell table:formula="of:=[.Q37]-[.Q$176]" office:value-type="float" office:value="15520.975" calcext:value-type="float">
            <text:p>15520,975</text:p>
          </table:table-cell>
          <table:table-cell table:formula="of:=[.R37]-[.R$176]" office:value-type="float" office:value="89695.675" calcext:value-type="float">
            <text:p>89695,675</text:p>
          </table:table-cell>
          <table:table-cell table:formula="of:=[.S37]-[.S$176]" office:value-type="float" office:value="336836.725" calcext:value-type="float">
            <text:p>336836,725</text:p>
          </table:table-cell>
          <table:table-cell table:formula="of:=[.T37]-[.T$176]" office:value-type="float" office:value="201223.55" calcext:value-type="float">
            <text:p>201223,55</text:p>
          </table:table-cell>
          <table:table-cell table:formula="of:=[.U37]-[.U$176]" office:value-type="float" office:value="274636.4625" calcext:value-type="float">
            <text:p>274636,4625</text:p>
          </table:table-cell>
          <table:table-cell table:formula="of:=[.V37]-[.V$176]" office:value-type="float" office:value="259382.4" calcext:value-type="float">
            <text:p>259382,4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[.B38]-[.B$176]" office:value-type="float" office:value="63560.025" calcext:value-type="float">
            <text:p>63560,025</text:p>
          </table:table-cell>
          <table:table-cell table:formula="of:=[.C38]-[.C$176]" office:value-type="float" office:value="19215.125" calcext:value-type="float">
            <text:p>19215,125</text:p>
          </table:table-cell>
          <table:table-cell table:formula="of:=[.D38]-[.D$176]" office:value-type="float" office:value="72887.125" calcext:value-type="float">
            <text:p>72887,125</text:p>
          </table:table-cell>
          <table:table-cell table:formula="of:=[.E38]-[.E$176]" office:value-type="float" office:value="968811.8375" calcext:value-type="float">
            <text:p>968811,8375</text:p>
          </table:table-cell>
          <table:table-cell table:formula="of:=[.F38]-[.F$176]" office:value-type="float" office:value="12346.4375" calcext:value-type="float">
            <text:p>12346,4375</text:p>
          </table:table-cell>
          <table:table-cell table:formula="of:=[.G38]-[.G$176]" office:value-type="float" office:value="259707.6625" calcext:value-type="float">
            <text:p>259707,6625</text:p>
          </table:table-cell>
          <table:table-cell table:formula="of:=[.H38]-[.H$176]" office:value-type="float" office:value="21139.275" calcext:value-type="float">
            <text:p>21139,275</text:p>
          </table:table-cell>
          <table:table-cell table:formula="of:=[.I38]-[.I$176]" office:value-type="float" office:value="372994.925" calcext:value-type="float">
            <text:p>372994,925</text:p>
          </table:table-cell>
          <table:table-cell table:formula="of:=[.J38]-[.J$176]" office:value-type="float" office:value="52421.6" calcext:value-type="float">
            <text:p>52421,6</text:p>
          </table:table-cell>
          <table:table-cell table:formula="of:=[.K38]-[.K$176]" office:value-type="float" office:value="53273.2125" calcext:value-type="float">
            <text:p>53273,2125</text:p>
          </table:table-cell>
          <table:table-cell table:formula="of:=[.L38]-[.L$176]" office:value-type="float" office:value="20819.025" calcext:value-type="float">
            <text:p>20819,025</text:p>
          </table:table-cell>
          <table:table-cell table:formula="of:=[.M38]-[.M$176]" office:value-type="float" office:value="225682.85" calcext:value-type="float">
            <text:p>225682,85</text:p>
          </table:table-cell>
          <table:table-cell table:formula="of:=[.N38]-[.N$176]" office:value-type="float" office:value="70168.75" calcext:value-type="float">
            <text:p>70168,75</text:p>
          </table:table-cell>
          <table:table-cell table:formula="of:=[.O38]-[.O$176]" office:value-type="float" office:value="267882.2375" calcext:value-type="float">
            <text:p>267882,2375</text:p>
          </table:table-cell>
          <table:table-cell table:formula="of:=[.P38]-[.P$176]" office:value-type="float" office:value="24320.1" calcext:value-type="float">
            <text:p>24320,1</text:p>
          </table:table-cell>
          <table:table-cell table:formula="of:=[.Q38]-[.Q$176]" office:value-type="float" office:value="15159.775" calcext:value-type="float">
            <text:p>15159,775</text:p>
          </table:table-cell>
          <table:table-cell table:formula="of:=[.R38]-[.R$176]" office:value-type="float" office:value="89666.075" calcext:value-type="float">
            <text:p>89666,075</text:p>
          </table:table-cell>
          <table:table-cell table:formula="of:=[.S38]-[.S$176]" office:value-type="float" office:value="328219.225" calcext:value-type="float">
            <text:p>328219,225</text:p>
          </table:table-cell>
          <table:table-cell table:formula="of:=[.T38]-[.T$176]" office:value-type="float" office:value="188747.55" calcext:value-type="float">
            <text:p>188747,55</text:p>
          </table:table-cell>
          <table:table-cell table:formula="of:=[.U38]-[.U$176]" office:value-type="float" office:value="262364.4625" calcext:value-type="float">
            <text:p>262364,4625</text:p>
          </table:table-cell>
          <table:table-cell table:formula="of:=[.V38]-[.V$176]" office:value-type="float" office:value="242094.4" calcext:value-type="float">
            <text:p>242094,4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[.B39]-[.B$176]" office:value-type="float" office:value="60872.825" calcext:value-type="float">
            <text:p>60872,825</text:p>
          </table:table-cell>
          <table:table-cell table:formula="of:=[.C39]-[.C$176]" office:value-type="float" office:value="18873.925" calcext:value-type="float">
            <text:p>18873,925</text:p>
          </table:table-cell>
          <table:table-cell table:formula="of:=[.D39]-[.D$176]" office:value-type="float" office:value="69815.325" calcext:value-type="float">
            <text:p>69815,325</text:p>
          </table:table-cell>
          <table:table-cell table:formula="of:=[.E39]-[.E$176]" office:value-type="float" office:value="943191.6375" calcext:value-type="float">
            <text:p>943191,6375</text:p>
          </table:table-cell>
          <table:table-cell table:formula="of:=[.F39]-[.F$176]" office:value-type="float" office:value="12446.4375" calcext:value-type="float">
            <text:p>12446,4375</text:p>
          </table:table-cell>
          <table:table-cell table:formula="of:=[.G39]-[.G$176]" office:value-type="float" office:value="264602.0625" calcext:value-type="float">
            <text:p>264602,0625</text:p>
          </table:table-cell>
          <table:table-cell table:formula="of:=[.H39]-[.H$176]" office:value-type="float" office:value="19113.475" calcext:value-type="float">
            <text:p>19113,475</text:p>
          </table:table-cell>
          <table:table-cell table:formula="of:=[.I39]-[.I$176]" office:value-type="float" office:value="379249.425" calcext:value-type="float">
            <text:p>379249,425</text:p>
          </table:table-cell>
          <table:table-cell table:formula="of:=[.J39]-[.J$176]" office:value-type="float" office:value="53383.8" calcext:value-type="float">
            <text:p>53383,8</text:p>
          </table:table-cell>
          <table:table-cell table:formula="of:=[.K39]-[.K$176]" office:value-type="float" office:value="52030.2125" calcext:value-type="float">
            <text:p>52030,2125</text:p>
          </table:table-cell>
          <table:table-cell table:formula="of:=[.L39]-[.L$176]" office:value-type="float" office:value="21119.625" calcext:value-type="float">
            <text:p>21119,625</text:p>
          </table:table-cell>
          <table:table-cell table:formula="of:=[.M39]-[.M$176]" office:value-type="float" office:value="225743.65" calcext:value-type="float">
            <text:p>225743,65</text:p>
          </table:table-cell>
          <table:table-cell table:formula="of:=[.N39]-[.N$176]" office:value-type="float" office:value="68985.15" calcext:value-type="float">
            <text:p>68985,15</text:p>
          </table:table-cell>
          <table:table-cell table:formula="of:=[.O39]-[.O$176]" office:value-type="float" office:value="264215.7375" calcext:value-type="float">
            <text:p>264215,7375</text:p>
          </table:table-cell>
          <table:table-cell table:formula="of:=[.P39]-[.P$176]" office:value-type="float" office:value="23016.3" calcext:value-type="float">
            <text:p>23016,3</text:p>
          </table:table-cell>
          <table:table-cell table:formula="of:=[.Q39]-[.Q$176]" office:value-type="float" office:value="13394.775" calcext:value-type="float">
            <text:p>13394,775</text:p>
          </table:table-cell>
          <table:table-cell table:formula="of:=[.R39]-[.R$176]" office:value-type="float" office:value="89375.675" calcext:value-type="float">
            <text:p>89375,675</text:p>
          </table:table-cell>
          <table:table-cell table:formula="of:=[.S39]-[.S$176]" office:value-type="float" office:value="344915.225" calcext:value-type="float">
            <text:p>344915,225</text:p>
          </table:table-cell>
          <table:table-cell table:formula="of:=[.T39]-[.T$176]" office:value-type="float" office:value="193019.55" calcext:value-type="float">
            <text:p>193019,55</text:p>
          </table:table-cell>
          <table:table-cell table:formula="of:=[.U39]-[.U$176]" office:value-type="float" office:value="267797.2625" calcext:value-type="float">
            <text:p>267797,2625</text:p>
          </table:table-cell>
          <table:table-cell table:formula="of:=[.V39]-[.V$176]" office:value-type="float" office:value="251602.4" calcext:value-type="float">
            <text:p>251602,4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[.B40]-[.B$176]" office:value-type="float" office:value="62116.025" calcext:value-type="float">
            <text:p>62116,025</text:p>
          </table:table-cell>
          <table:table-cell table:formula="of:=[.C40]-[.C$176]" office:value-type="float" office:value="19455.725" calcext:value-type="float">
            <text:p>19455,725</text:p>
          </table:table-cell>
          <table:table-cell table:formula="of:=[.D40]-[.D$176]" office:value-type="float" office:value="68707.425" calcext:value-type="float">
            <text:p>68707,425</text:p>
          </table:table-cell>
          <table:table-cell table:formula="of:=[.E40]-[.E$176]" office:value-type="float" office:value="964082.0375" calcext:value-type="float">
            <text:p>964082,0375</text:p>
          </table:table-cell>
          <table:table-cell table:formula="of:=[.F40]-[.F$176]" office:value-type="float" office:value="11339.6375" calcext:value-type="float">
            <text:p>11339,6375</text:p>
          </table:table-cell>
          <table:table-cell table:formula="of:=[.G40]-[.G$176]" office:value-type="float" office:value="261573.2625" calcext:value-type="float">
            <text:p>261573,2625</text:p>
          </table:table-cell>
          <table:table-cell table:formula="of:=[.H40]-[.H$176]" office:value-type="float" office:value="20858.475" calcext:value-type="float">
            <text:p>20858,475</text:p>
          </table:table-cell>
          <table:table-cell table:formula="of:=[.I40]-[.I$176]" office:value-type="float" office:value="380329.425" calcext:value-type="float">
            <text:p>380329,425</text:p>
          </table:table-cell>
          <table:table-cell table:formula="of:=[.J40]-[.J$176]" office:value-type="float" office:value="56292" calcext:value-type="float">
            <text:p>56292</text:p>
          </table:table-cell>
          <table:table-cell table:formula="of:=[.K40]-[.K$176]" office:value-type="float" office:value="54095.8125" calcext:value-type="float">
            <text:p>54095,8125</text:p>
          </table:table-cell>
          <table:table-cell table:formula="of:=[.L40]-[.L$176]" office:value-type="float" office:value="22343.225" calcext:value-type="float">
            <text:p>22343,225</text:p>
          </table:table-cell>
          <table:table-cell table:formula="of:=[.M40]-[.M$176]" office:value-type="float" office:value="225984.45" calcext:value-type="float">
            <text:p>225984,45</text:p>
          </table:table-cell>
          <table:table-cell table:formula="of:=[.N40]-[.N$176]" office:value-type="float" office:value="69205.95" calcext:value-type="float">
            <text:p>69205,95</text:p>
          </table:table-cell>
          <table:table-cell table:formula="of:=[.O40]-[.O$176]" office:value-type="float" office:value="277204.2375" calcext:value-type="float">
            <text:p>277204,2375</text:p>
          </table:table-cell>
          <table:table-cell table:formula="of:=[.P40]-[.P$176]" office:value-type="float" office:value="24621.1" calcext:value-type="float">
            <text:p>24621,1</text:p>
          </table:table-cell>
          <table:table-cell table:formula="of:=[.Q40]-[.Q$176]" office:value-type="float" office:value="15360.575" calcext:value-type="float">
            <text:p>15360,575</text:p>
          </table:table-cell>
          <table:table-cell table:formula="of:=[.R40]-[.R$176]" office:value-type="float" office:value="89926.075" calcext:value-type="float">
            <text:p>89926,075</text:p>
          </table:table-cell>
          <table:table-cell table:formula="of:=[.S40]-[.S$176]" office:value-type="float" office:value="339591.925" calcext:value-type="float">
            <text:p>339591,925</text:p>
          </table:table-cell>
          <table:table-cell table:formula="of:=[.T40]-[.T$176]" office:value-type="float" office:value="201603.55" calcext:value-type="float">
            <text:p>201603,55</text:p>
          </table:table-cell>
          <table:table-cell table:formula="of:=[.U40]-[.U$176]" office:value-type="float" office:value="270406.0625" calcext:value-type="float">
            <text:p>270406,0625</text:p>
          </table:table-cell>
          <table:table-cell table:formula="of:=[.V40]-[.V$176]" office:value-type="float" office:value="261650.4" calcext:value-type="float">
            <text:p>261650,4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[.B41]-[.B$176]" office:value-type="float" office:value="60009.625" calcext:value-type="float">
            <text:p>60009,625</text:p>
          </table:table-cell>
          <table:table-cell table:formula="of:=[.C41]-[.C$176]" office:value-type="float" office:value="25352.125" calcext:value-type="float">
            <text:p>25352,125</text:p>
          </table:table-cell>
          <table:table-cell table:formula="of:=[.D41]-[.D$176]" office:value-type="float" office:value="73090.825" calcext:value-type="float">
            <text:p>73090,825</text:p>
          </table:table-cell>
          <table:table-cell table:formula="of:=[.E41]-[.E$176]" office:value-type="float" office:value="989284.3375" calcext:value-type="float">
            <text:p>989284,3375</text:p>
          </table:table-cell>
          <table:table-cell table:formula="of:=[.F41]-[.F$176]" office:value-type="float" office:value="8803.0375" calcext:value-type="float">
            <text:p>8803,0375</text:p>
          </table:table-cell>
          <table:table-cell table:formula="of:=[.G41]-[.G$176]" office:value-type="float" office:value="271161.2625" calcext:value-type="float">
            <text:p>271161,2625</text:p>
          </table:table-cell>
          <table:table-cell table:formula="of:=[.H41]-[.H$176]" office:value-type="float" office:value="19915.675" calcext:value-type="float">
            <text:p>19915,675</text:p>
          </table:table-cell>
          <table:table-cell table:formula="of:=[.I41]-[.I$176]" office:value-type="float" office:value="381117.625" calcext:value-type="float">
            <text:p>381117,625</text:p>
          </table:table-cell>
          <table:table-cell table:formula="of:=[.J41]-[.J$176]" office:value-type="float" office:value="57154.4" calcext:value-type="float">
            <text:p>57154,4</text:p>
          </table:table-cell>
          <table:table-cell table:formula="of:=[.K41]-[.K$176]" office:value-type="float" office:value="53995.6125" calcext:value-type="float">
            <text:p>53995,6125</text:p>
          </table:table-cell>
          <table:table-cell table:formula="of:=[.L41]-[.L$176]" office:value-type="float" office:value="21059.425" calcext:value-type="float">
            <text:p>21059,425</text:p>
          </table:table-cell>
          <table:table-cell table:formula="of:=[.M41]-[.M$176]" office:value-type="float" office:value="232342.05" calcext:value-type="float">
            <text:p>232342,05</text:p>
          </table:table-cell>
          <table:table-cell table:formula="of:=[.N41]-[.N$176]" office:value-type="float" office:value="71853.15" calcext:value-type="float">
            <text:p>71853,15</text:p>
          </table:table-cell>
          <table:table-cell table:formula="of:=[.O41]-[.O$176]" office:value-type="float" office:value="274762.2375" calcext:value-type="float">
            <text:p>274762,2375</text:p>
          </table:table-cell>
          <table:table-cell table:formula="of:=[.P41]-[.P$176]" office:value-type="float" office:value="25503.5" calcext:value-type="float">
            <text:p>25503,5</text:p>
          </table:table-cell>
          <table:table-cell table:formula="of:=[.Q41]-[.Q$176]" office:value-type="float" office:value="15300.375" calcext:value-type="float">
            <text:p>15300,375</text:p>
          </table:table-cell>
          <table:table-cell table:formula="of:=[.R41]-[.R$176]" office:value-type="float" office:value="91317.675" calcext:value-type="float">
            <text:p>91317,675</text:p>
          </table:table-cell>
          <table:table-cell table:formula="of:=[.S41]-[.S$176]" office:value-type="float" office:value="336277.225" calcext:value-type="float">
            <text:p>336277,225</text:p>
          </table:table-cell>
          <table:table-cell table:formula="of:=[.T41]-[.T$176]" office:value-type="float" office:value="200258.75" calcext:value-type="float">
            <text:p>200258,75</text:p>
          </table:table-cell>
          <table:table-cell table:formula="of:=[.U41]-[.U$176]" office:value-type="float" office:value="269362.0625" calcext:value-type="float">
            <text:p>269362,0625</text:p>
          </table:table-cell>
          <table:table-cell table:formula="of:=[.V41]-[.V$176]" office:value-type="float" office:value="249616.8" calcext:value-type="float">
            <text:p>249616,8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[.B42]-[.B$176]" office:value-type="float" office:value="62778.025" calcext:value-type="float">
            <text:p>62778,025</text:p>
          </table:table-cell>
          <table:table-cell table:formula="of:=[.C42]-[.C$176]" office:value-type="float" office:value="20137.725" calcext:value-type="float">
            <text:p>20137,725</text:p>
          </table:table-cell>
          <table:table-cell table:formula="of:=[.D42]-[.D$176]" office:value-type="float" office:value="72673.025" calcext:value-type="float">
            <text:p>72673,025</text:p>
          </table:table-cell>
          <table:table-cell table:formula="of:=[.E42]-[.E$176]" office:value-type="float" office:value="962024.6375" calcext:value-type="float">
            <text:p>962024,6375</text:p>
          </table:table-cell>
          <table:table-cell table:formula="of:=[.F42]-[.F$176]" office:value-type="float" office:value="15859.5375" calcext:value-type="float">
            <text:p>15859,5375</text:p>
          </table:table-cell>
          <table:table-cell table:formula="of:=[.G42]-[.G$176]" office:value-type="float" office:value="267470.0625" calcext:value-type="float">
            <text:p>267470,0625</text:p>
          </table:table-cell>
          <table:table-cell table:formula="of:=[.H42]-[.H$176]" office:value-type="float" office:value="21540.475" calcext:value-type="float">
            <text:p>21540,475</text:p>
          </table:table-cell>
          <table:table-cell table:formula="of:=[.I42]-[.I$176]" office:value-type="float" office:value="378854.125" calcext:value-type="float">
            <text:p>378854,125</text:p>
          </table:table-cell>
          <table:table-cell table:formula="of:=[.J42]-[.J$176]" office:value-type="float" office:value="54888.4" calcext:value-type="float">
            <text:p>54888,4</text:p>
          </table:table-cell>
          <table:table-cell table:formula="of:=[.K42]-[.K$176]" office:value-type="float" office:value="49603.2125" calcext:value-type="float">
            <text:p>49603,2125</text:p>
          </table:table-cell>
          <table:table-cell table:formula="of:=[.L42]-[.L$176]" office:value-type="float" office:value="21861.825" calcext:value-type="float">
            <text:p>21861,825</text:p>
          </table:table-cell>
          <table:table-cell table:formula="of:=[.M42]-[.M$176]" office:value-type="float" office:value="225302.05" calcext:value-type="float">
            <text:p>225302,05</text:p>
          </table:table-cell>
          <table:table-cell table:formula="of:=[.N42]-[.N$176]" office:value-type="float" office:value="75924.75" calcext:value-type="float">
            <text:p>75924,75</text:p>
          </table:table-cell>
          <table:table-cell table:formula="of:=[.O42]-[.O$176]" office:value-type="float" office:value="279755.2375" calcext:value-type="float">
            <text:p>279755,2375</text:p>
          </table:table-cell>
          <table:table-cell table:formula="of:=[.P42]-[.P$176]" office:value-type="float" office:value="24701.3" calcext:value-type="float">
            <text:p>24701,3</text:p>
          </table:table-cell>
          <table:table-cell table:formula="of:=[.Q42]-[.Q$176]" office:value-type="float" office:value="14538.375" calcext:value-type="float">
            <text:p>14538,375</text:p>
          </table:table-cell>
          <table:table-cell table:formula="of:=[.R42]-[.R$176]" office:value-type="float" office:value="89856.075" calcext:value-type="float">
            <text:p>89856,075</text:p>
          </table:table-cell>
          <table:table-cell table:formula="of:=[.S42]-[.S$176]" office:value-type="float" office:value="337805.725" calcext:value-type="float">
            <text:p>337805,725</text:p>
          </table:table-cell>
          <table:table-cell table:formula="of:=[.T42]-[.T$176]" office:value-type="float" office:value="195065.15" calcext:value-type="float">
            <text:p>195065,15</text:p>
          </table:table-cell>
          <table:table-cell table:formula="of:=[.U42]-[.U$176]" office:value-type="float" office:value="255203.6625" calcext:value-type="float">
            <text:p>255203,6625</text:p>
          </table:table-cell>
          <table:table-cell table:formula="of:=[.V42]-[.V$176]" office:value-type="float" office:value="249115.2" calcext:value-type="float">
            <text:p>249115,2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[.B43]-[.B$176]" office:value-type="float" office:value="58927.425" calcext:value-type="float">
            <text:p>58927,425</text:p>
          </table:table-cell>
          <table:table-cell table:formula="of:=[.C43]-[.C$176]" office:value-type="float" office:value="19796.725" calcext:value-type="float">
            <text:p>19796,725</text:p>
          </table:table-cell>
          <table:table-cell table:formula="of:=[.D43]-[.D$176]" office:value-type="float" office:value="82879.625" calcext:value-type="float">
            <text:p>82879,625</text:p>
          </table:table-cell>
          <table:table-cell table:formula="of:=[.E43]-[.E$176]" office:value-type="float" office:value="912512.3375" calcext:value-type="float">
            <text:p>912512,3375</text:p>
          </table:table-cell>
          <table:table-cell table:formula="of:=[.F43]-[.F$176]" office:value-type="float" office:value="12362.7375" calcext:value-type="float">
            <text:p>12362,7375</text:p>
          </table:table-cell>
          <table:table-cell table:formula="of:=[.G43]-[.G$176]" office:value-type="float" office:value="256800.4625" calcext:value-type="float">
            <text:p>256800,4625</text:p>
          </table:table-cell>
          <table:table-cell table:formula="of:=[.H43]-[.H$176]" office:value-type="float" office:value="19815.475" calcext:value-type="float">
            <text:p>19815,475</text:p>
          </table:table-cell>
          <table:table-cell table:formula="of:=[.I43]-[.I$176]" office:value-type="float" office:value="362625.625" calcext:value-type="float">
            <text:p>362625,625</text:p>
          </table:table-cell>
          <table:table-cell table:formula="of:=[.J43]-[.J$176]" office:value-type="float" office:value="51599.4" calcext:value-type="float">
            <text:p>51599,4</text:p>
          </table:table-cell>
          <table:table-cell table:formula="of:=[.K43]-[.K$176]" office:value-type="float" office:value="51167.6125" calcext:value-type="float">
            <text:p>51167,6125</text:p>
          </table:table-cell>
          <table:table-cell table:formula="of:=[.L43]-[.L$176]" office:value-type="float" office:value="20497.825" calcext:value-type="float">
            <text:p>20497,825</text:p>
          </table:table-cell>
          <table:table-cell table:formula="of:=[.M43]-[.M$176]" office:value-type="float" office:value="214070.85" calcext:value-type="float">
            <text:p>214070,85</text:p>
          </table:table-cell>
          <table:table-cell table:formula="of:=[.N43]-[.N$176]" office:value-type="float" office:value="62406.35" calcext:value-type="float">
            <text:p>62406,35</text:p>
          </table:table-cell>
          <table:table-cell table:formula="of:=[.O43]-[.O$176]" office:value-type="float" office:value="260011.2375" calcext:value-type="float">
            <text:p>260011,2375</text:p>
          </table:table-cell>
          <table:table-cell table:formula="of:=[.P43]-[.P$176]" office:value-type="float" office:value="23477.7" calcext:value-type="float">
            <text:p>23477,7</text:p>
          </table:table-cell>
          <table:table-cell table:formula="of:=[.Q43]-[.Q$176]" office:value-type="float" office:value="13816.175" calcext:value-type="float">
            <text:p>13816,175</text:p>
          </table:table-cell>
          <table:table-cell table:formula="of:=[.R43]-[.R$176]" office:value-type="float" office:value="84820.875" calcext:value-type="float">
            <text:p>84820,875</text:p>
          </table:table-cell>
          <table:table-cell table:formula="of:=[.S43]-[.S$176]" office:value-type="float" office:value="321262.825" calcext:value-type="float">
            <text:p>321262,825</text:p>
          </table:table-cell>
          <table:table-cell table:formula="of:=[.T43]-[.T$176]" office:value-type="float" office:value="187062.75" calcext:value-type="float">
            <text:p>187062,75</text:p>
          </table:table-cell>
          <table:table-cell table:formula="of:=[.U43]-[.U$176]" office:value-type="float" office:value="250570.8625" calcext:value-type="float">
            <text:p>250570,8625</text:p>
          </table:table-cell>
          <table:table-cell table:formula="of:=[.V43]-[.V$176]" office:value-type="float" office:value="248132" calcext:value-type="float">
            <text:p>248132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[.B44]-[.B$176]" office:value-type="float" office:value="58545.825" calcext:value-type="float">
            <text:p>58545,825</text:p>
          </table:table-cell>
          <table:table-cell table:formula="of:=[.C44]-[.C$176]" office:value-type="float" office:value="18112.125" calcext:value-type="float">
            <text:p>18112,125</text:p>
          </table:table-cell>
          <table:table-cell table:formula="of:=[.D44]-[.D$176]" office:value-type="float" office:value="70910.725" calcext:value-type="float">
            <text:p>70910,725</text:p>
          </table:table-cell>
          <table:table-cell table:formula="of:=[.E44]-[.E$176]" office:value-type="float" office:value="939116.2375" calcext:value-type="float">
            <text:p>939116,2375</text:p>
          </table:table-cell>
          <table:table-cell table:formula="of:=[.F44]-[.F$176]" office:value-type="float" office:value="9013.0375" calcext:value-type="float">
            <text:p>9013,0375</text:p>
          </table:table-cell>
          <table:table-cell table:formula="of:=[.G44]-[.G$176]" office:value-type="float" office:value="253470.8625" calcext:value-type="float">
            <text:p>253470,8625</text:p>
          </table:table-cell>
          <table:table-cell table:formula="of:=[.H44]-[.H$176]" office:value-type="float" office:value="19514.475" calcext:value-type="float">
            <text:p>19514,475</text:p>
          </table:table-cell>
          <table:table-cell table:formula="of:=[.I44]-[.I$176]" office:value-type="float" office:value="374086.925" calcext:value-type="float">
            <text:p>374086,925</text:p>
          </table:table-cell>
          <table:table-cell table:formula="of:=[.J44]-[.J$176]" office:value-type="float" office:value="51579.2" calcext:value-type="float">
            <text:p>51579,2</text:p>
          </table:table-cell>
          <table:table-cell table:formula="of:=[.K44]-[.K$176]" office:value-type="float" office:value="46855.6125" calcext:value-type="float">
            <text:p>46855,6125</text:p>
          </table:table-cell>
          <table:table-cell table:formula="of:=[.L44]-[.L$176]" office:value-type="float" office:value="20498.225" calcext:value-type="float">
            <text:p>20498,225</text:p>
          </table:table-cell>
          <table:table-cell table:formula="of:=[.M44]-[.M$176]" office:value-type="float" office:value="207491.65" calcext:value-type="float">
            <text:p>207491,65</text:p>
          </table:table-cell>
          <table:table-cell table:formula="of:=[.N44]-[.N$176]" office:value-type="float" office:value="66157.15" calcext:value-type="float">
            <text:p>66157,15</text:p>
          </table:table-cell>
          <table:table-cell table:formula="of:=[.O44]-[.O$176]" office:value-type="float" office:value="254442.2375" calcext:value-type="float">
            <text:p>254442,2375</text:p>
          </table:table-cell>
          <table:table-cell table:formula="of:=[.P44]-[.P$176]" office:value-type="float" office:value="23477.9" calcext:value-type="float">
            <text:p>23477,9</text:p>
          </table:table-cell>
          <table:table-cell table:formula="of:=[.Q44]-[.Q$176]" office:value-type="float" office:value="14598.575" calcext:value-type="float">
            <text:p>14598,575</text:p>
          </table:table-cell>
          <table:table-cell table:formula="of:=[.R44]-[.R$176]" office:value-type="float" office:value="81828.275" calcext:value-type="float">
            <text:p>81828,275</text:p>
          </table:table-cell>
          <table:table-cell table:formula="of:=[.S44]-[.S$176]" office:value-type="float" office:value="320887.825" calcext:value-type="float">
            <text:p>320887,825</text:p>
          </table:table-cell>
          <table:table-cell table:formula="of:=[.T44]-[.T$176]" office:value-type="float" office:value="191697.15" calcext:value-type="float">
            <text:p>191697,15</text:p>
          </table:table-cell>
          <table:table-cell table:formula="of:=[.U44]-[.U$176]" office:value-type="float" office:value="240241.2625" calcext:value-type="float">
            <text:p>240241,2625</text:p>
          </table:table-cell>
          <table:table-cell table:formula="of:=[.V44]-[.V$176]" office:value-type="float" office:value="236239.2" calcext:value-type="float">
            <text:p>236239,2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[.B45]-[.B$176]" office:value-type="float" office:value="57743.825" calcext:value-type="float">
            <text:p>57743,825</text:p>
          </table:table-cell>
          <table:table-cell table:formula="of:=[.C45]-[.C$176]" office:value-type="float" office:value="17691.125" calcext:value-type="float">
            <text:p>17691,125</text:p>
          </table:table-cell>
          <table:table-cell table:formula="of:=[.D45]-[.D$176]" office:value-type="float" office:value="70440.025" calcext:value-type="float">
            <text:p>70440,025</text:p>
          </table:table-cell>
          <table:table-cell table:formula="of:=[.E45]-[.E$176]" office:value-type="float" office:value="914423.1375" calcext:value-type="float">
            <text:p>914423,1375</text:p>
          </table:table-cell>
          <table:table-cell table:formula="of:=[.F45]-[.F$176]" office:value-type="float" office:value="11657.2375" calcext:value-type="float">
            <text:p>11657,2375</text:p>
          </table:table-cell>
          <table:table-cell table:formula="of:=[.G45]-[.G$176]" office:value-type="float" office:value="244524.4625" calcext:value-type="float">
            <text:p>244524,4625</text:p>
          </table:table-cell>
          <table:table-cell table:formula="of:=[.H45]-[.H$176]" office:value-type="float" office:value="19855.475" calcext:value-type="float">
            <text:p>19855,475</text:p>
          </table:table-cell>
          <table:table-cell table:formula="of:=[.I45]-[.I$176]" office:value-type="float" office:value="367857.025" calcext:value-type="float">
            <text:p>367857,025</text:p>
          </table:table-cell>
          <table:table-cell table:formula="of:=[.J45]-[.J$176]" office:value-type="float" office:value="50436" calcext:value-type="float">
            <text:p>50436</text:p>
          </table:table-cell>
          <table:table-cell table:formula="of:=[.K45]-[.K$176]" office:value-type="float" office:value="49021.6125" calcext:value-type="float">
            <text:p>49021,6125</text:p>
          </table:table-cell>
          <table:table-cell table:formula="of:=[.L45]-[.L$176]" office:value-type="float" office:value="21059.425" calcext:value-type="float">
            <text:p>21059,425</text:p>
          </table:table-cell>
          <table:table-cell table:formula="of:=[.M45]-[.M$176]" office:value-type="float" office:value="206409.25" calcext:value-type="float">
            <text:p>206409,25</text:p>
          </table:table-cell>
          <table:table-cell table:formula="of:=[.N45]-[.N$176]" office:value-type="float" office:value="69767.15" calcext:value-type="float">
            <text:p>69767,15</text:p>
          </table:table-cell>
          <table:table-cell table:formula="of:=[.O45]-[.O$176]" office:value-type="float" office:value="264514.2375" calcext:value-type="float">
            <text:p>264514,2375</text:p>
          </table:table-cell>
          <table:table-cell table:formula="of:=[.P45]-[.P$176]" office:value-type="float" office:value="23056.7" calcext:value-type="float">
            <text:p>23056,7</text:p>
          </table:table-cell>
          <table:table-cell table:formula="of:=[.Q45]-[.Q$176]" office:value-type="float" office:value="14598.375" calcext:value-type="float">
            <text:p>14598,375</text:p>
          </table:table-cell>
          <table:table-cell table:formula="of:=[.R45]-[.R$176]" office:value-type="float" office:value="86442.875" calcext:value-type="float">
            <text:p>86442,875</text:p>
          </table:table-cell>
          <table:table-cell table:formula="of:=[.S45]-[.S$176]" office:value-type="float" office:value="322281.625" calcext:value-type="float">
            <text:p>322281,625</text:p>
          </table:table-cell>
          <table:table-cell table:formula="of:=[.T45]-[.T$176]" office:value-type="float" office:value="187764.35" calcext:value-type="float">
            <text:p>187764,35</text:p>
          </table:table-cell>
          <table:table-cell table:formula="of:=[.U45]-[.U$176]" office:value-type="float" office:value="255203.6625" calcext:value-type="float">
            <text:p>255203,6625</text:p>
          </table:table-cell>
          <table:table-cell table:formula="of:=[.V45]-[.V$176]" office:value-type="float" office:value="242837.6" calcext:value-type="float">
            <text:p>242837,6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[.B46]-[.B$176]" office:value-type="float" office:value="56219.425" calcext:value-type="float">
            <text:p>56219,425</text:p>
          </table:table-cell>
          <table:table-cell table:formula="of:=[.C46]-[.C$176]" office:value-type="float" office:value="18131.925" calcext:value-type="float">
            <text:p>18131,925</text:p>
          </table:table-cell>
          <table:table-cell table:formula="of:=[.D46]-[.D$176]" office:value-type="float" office:value="69734.025" calcext:value-type="float">
            <text:p>69734,025</text:p>
          </table:table-cell>
          <table:table-cell table:formula="of:=[.E46]-[.E$176]" office:value-type="float" office:value="927571.5375" calcext:value-type="float">
            <text:p>927571,5375</text:p>
          </table:table-cell>
          <table:table-cell table:formula="of:=[.F46]-[.F$176]" office:value-type="float" office:value="8836.7375" calcext:value-type="float">
            <text:p>8836,7375</text:p>
          </table:table-cell>
          <table:table-cell table:formula="of:=[.G46]-[.G$176]" office:value-type="float" office:value="253250.8625" calcext:value-type="float">
            <text:p>253250,8625</text:p>
          </table:table-cell>
          <table:table-cell table:formula="of:=[.H46]-[.H$176]" office:value-type="float" office:value="20417.275" calcext:value-type="float">
            <text:p>20417,275</text:p>
          </table:table-cell>
          <table:table-cell table:formula="of:=[.I46]-[.I$176]" office:value-type="float" office:value="360774.525" calcext:value-type="float">
            <text:p>360774,525</text:p>
          </table:table-cell>
          <table:table-cell table:formula="of:=[.J46]-[.J$176]" office:value-type="float" office:value="49052" calcext:value-type="float">
            <text:p>49052</text:p>
          </table:table-cell>
          <table:table-cell table:formula="of:=[.K46]-[.K$176]" office:value-type="float" office:value="49723.4125" calcext:value-type="float">
            <text:p>49723,4125</text:p>
          </table:table-cell>
          <table:table-cell table:formula="of:=[.L46]-[.L$176]" office:value-type="float" office:value="21019.625" calcext:value-type="float">
            <text:p>21019,625</text:p>
          </table:table-cell>
          <table:table-cell table:formula="of:=[.M46]-[.M$176]" office:value-type="float" office:value="211884.45" calcext:value-type="float">
            <text:p>211884,45</text:p>
          </table:table-cell>
          <table:table-cell table:formula="of:=[.N46]-[.N$176]" office:value-type="float" office:value="69947.95" calcext:value-type="float">
            <text:p>69947,95</text:p>
          </table:table-cell>
          <table:table-cell table:formula="of:=[.O46]-[.O$176]" office:value-type="float" office:value="256508.7375" calcext:value-type="float">
            <text:p>256508,7375</text:p>
          </table:table-cell>
          <table:table-cell table:formula="of:=[.P46]-[.P$176]" office:value-type="float" office:value="23317.3" calcext:value-type="float">
            <text:p>23317,3</text:p>
          </table:table-cell>
          <table:table-cell table:formula="of:=[.Q46]-[.Q$176]" office:value-type="float" office:value="14056.975" calcext:value-type="float">
            <text:p>14056,975</text:p>
          </table:table-cell>
          <table:table-cell table:formula="of:=[.R46]-[.R$176]" office:value-type="float" office:value="85171.675" calcext:value-type="float">
            <text:p>85171,675</text:p>
          </table:table-cell>
          <table:table-cell table:formula="of:=[.S46]-[.S$176]" office:value-type="float" office:value="315668.925" calcext:value-type="float">
            <text:p>315668,925</text:p>
          </table:table-cell>
          <table:table-cell table:formula="of:=[.T46]-[.T$176]" office:value-type="float" office:value="191917.15" calcext:value-type="float">
            <text:p>191917,15</text:p>
          </table:table-cell>
          <table:table-cell table:formula="of:=[.U46]-[.U$176]" office:value-type="float" office:value="255524.4625" calcext:value-type="float">
            <text:p>255524,4625</text:p>
          </table:table-cell>
          <table:table-cell table:formula="of:=[.V46]-[.V$176]" office:value-type="float" office:value="242536.8" calcext:value-type="float">
            <text:p>242536,8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[.B47]-[.B$176]" office:value-type="float" office:value="53151.025" calcext:value-type="float">
            <text:p>53151,025</text:p>
          </table:table-cell>
          <table:table-cell table:formula="of:=[.C47]-[.C$176]" office:value-type="float" office:value="17891.525" calcext:value-type="float">
            <text:p>17891,525</text:p>
          </table:table-cell>
          <table:table-cell table:formula="of:=[.D47]-[.D$176]" office:value-type="float" office:value="82113.525" calcext:value-type="float">
            <text:p>82113,525</text:p>
          </table:table-cell>
          <table:table-cell table:formula="of:=[.E47]-[.E$176]" office:value-type="float" office:value="886489.7375" calcext:value-type="float">
            <text:p>886489,7375</text:p>
          </table:table-cell>
          <table:table-cell table:formula="of:=[.F47]-[.F$176]" office:value-type="float" office:value="8689.5375" calcext:value-type="float">
            <text:p>8689,5375</text:p>
          </table:table-cell>
          <table:table-cell table:formula="of:=[.G47]-[.G$176]" office:value-type="float" office:value="241816.4625" calcext:value-type="float">
            <text:p>241816,4625</text:p>
          </table:table-cell>
          <table:table-cell table:formula="of:=[.H47]-[.H$176]" office:value-type="float" office:value="21419.875" calcext:value-type="float">
            <text:p>21419,875</text:p>
          </table:table-cell>
          <table:table-cell table:formula="of:=[.I47]-[.I$176]" office:value-type="float" office:value="341579.925" calcext:value-type="float">
            <text:p>341579,925</text:p>
          </table:table-cell>
          <table:table-cell table:formula="of:=[.J47]-[.J$176]" office:value-type="float" office:value="52181" calcext:value-type="float">
            <text:p>52181</text:p>
          </table:table-cell>
          <table:table-cell table:formula="of:=[.K47]-[.K$176]" office:value-type="float" office:value="45873.0125" calcext:value-type="float">
            <text:p>45873,0125</text:p>
          </table:table-cell>
          <table:table-cell table:formula="of:=[.L47]-[.L$176]" office:value-type="float" office:value="19916.425" calcext:value-type="float">
            <text:p>19916,425</text:p>
          </table:table-cell>
          <table:table-cell table:formula="of:=[.M47]-[.M$176]" office:value-type="float" office:value="193492.45" calcext:value-type="float">
            <text:p>193492,45</text:p>
          </table:table-cell>
          <table:table-cell table:formula="of:=[.N47]-[.N$176]" office:value-type="float" office:value="64392.35" calcext:value-type="float">
            <text:p>64392,35</text:p>
          </table:table-cell>
          <table:table-cell table:formula="of:=[.O47]-[.O$176]" office:value-type="float" office:value="238477.5375" calcext:value-type="float">
            <text:p>238477,5375</text:p>
          </table:table-cell>
          <table:table-cell table:formula="of:=[.P47]-[.P$176]" office:value-type="float" office:value="20830.5" calcext:value-type="float">
            <text:p>20830,5</text:p>
          </table:table-cell>
          <table:table-cell table:formula="of:=[.Q47]-[.Q$176]" office:value-type="float" office:value="14317.575" calcext:value-type="float">
            <text:p>14317,575</text:p>
          </table:table-cell>
          <table:table-cell table:formula="of:=[.R47]-[.R$176]" office:value-type="float" office:value="80076.275" calcext:value-type="float">
            <text:p>80076,275</text:p>
          </table:table-cell>
          <table:table-cell table:formula="of:=[.S47]-[.S$176]" office:value-type="float" office:value="290039.425" calcext:value-type="float">
            <text:p>290039,425</text:p>
          </table:table-cell>
          <table:table-cell table:formula="of:=[.T47]-[.T$176]" office:value-type="float" office:value="172823.55" calcext:value-type="float">
            <text:p>172823,55</text:p>
          </table:table-cell>
          <table:table-cell table:formula="of:=[.U47]-[.U$176]" office:value-type="float" office:value="228730.0625" calcext:value-type="float">
            <text:p>228730,0625</text:p>
          </table:table-cell>
          <table:table-cell table:formula="of:=[.V47]-[.V$176]" office:value-type="float" office:value="216063.2" calcext:value-type="float">
            <text:p>216063,2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[.B48]-[.B$176]" office:value-type="float" office:value="48919.625" calcext:value-type="float">
            <text:p>48919,625</text:p>
          </table:table-cell>
          <table:table-cell table:formula="of:=[.C48]-[.C$176]" office:value-type="float" office:value="16748.125" calcext:value-type="float">
            <text:p>16748,125</text:p>
          </table:table-cell>
          <table:table-cell table:formula="of:=[.D48]-[.D$176]" office:value-type="float" office:value="65272.325" calcext:value-type="float">
            <text:p>65272,325</text:p>
          </table:table-cell>
          <table:table-cell table:formula="of:=[.E48]-[.E$176]" office:value-type="float" office:value="851837.7375" calcext:value-type="float">
            <text:p>851837,7375</text:p>
          </table:table-cell>
          <table:table-cell table:formula="of:=[.F48]-[.F$176]" office:value-type="float" office:value="11360.7375" calcext:value-type="float">
            <text:p>11360,7375</text:p>
          </table:table-cell>
          <table:table-cell table:formula="of:=[.G48]-[.G$176]" office:value-type="float" office:value="235038.0625" calcext:value-type="float">
            <text:p>235038,0625</text:p>
          </table:table-cell>
          <table:table-cell table:formula="of:=[.H48]-[.H$176]" office:value-type="float" office:value="18230.875" calcext:value-type="float">
            <text:p>18230,875</text:p>
          </table:table-cell>
          <table:table-cell table:formula="of:=[.I48]-[.I$176]" office:value-type="float" office:value="338334.625" calcext:value-type="float">
            <text:p>338334,625</text:p>
          </table:table-cell>
          <table:table-cell table:formula="of:=[.J48]-[.J$176]" office:value-type="float" office:value="44840" calcext:value-type="float">
            <text:p>44840</text:p>
          </table:table-cell>
          <table:table-cell table:formula="of:=[.K48]-[.K$176]" office:value-type="float" office:value="45973.2125" calcext:value-type="float">
            <text:p>45973,2125</text:p>
          </table:table-cell>
          <table:table-cell table:formula="of:=[.L48]-[.L$176]" office:value-type="float" office:value="21360.425" calcext:value-type="float">
            <text:p>21360,425</text:p>
          </table:table-cell>
          <table:table-cell table:formula="of:=[.M48]-[.M$176]" office:value-type="float" office:value="197924.45" calcext:value-type="float">
            <text:p>197924,45</text:p>
          </table:table-cell>
          <table:table-cell table:formula="of:=[.N48]-[.N$176]" office:value-type="float" office:value="65876.35" calcext:value-type="float">
            <text:p>65876,35</text:p>
          </table:table-cell>
          <table:table-cell table:formula="of:=[.O48]-[.O$176]" office:value-type="float" office:value="237638.7375" calcext:value-type="float">
            <text:p>237638,7375</text:p>
          </table:table-cell>
          <table:table-cell table:formula="of:=[.P48]-[.P$176]" office:value-type="float" office:value="21612.5" calcext:value-type="float">
            <text:p>21612,5</text:p>
          </table:table-cell>
          <table:table-cell table:formula="of:=[.Q48]-[.Q$176]" office:value-type="float" office:value="13916.375" calcext:value-type="float">
            <text:p>13916,375</text:p>
          </table:table-cell>
          <table:table-cell table:formula="of:=[.R48]-[.R$176]" office:value-type="float" office:value="78114.475" calcext:value-type="float">
            <text:p>78114,475</text:p>
          </table:table-cell>
          <table:table-cell table:formula="of:=[.S48]-[.S$176]" office:value-type="float" office:value="293834.725" calcext:value-type="float">
            <text:p>293834,725</text:p>
          </table:table-cell>
          <table:table-cell table:formula="of:=[.T48]-[.T$176]" office:value-type="float" office:value="173184.35" calcext:value-type="float">
            <text:p>173184,35</text:p>
          </table:table-cell>
          <table:table-cell table:formula="of:=[.U48]-[.U$176]" office:value-type="float" office:value="229773.2625" calcext:value-type="float">
            <text:p>229773,2625</text:p>
          </table:table-cell>
          <table:table-cell table:formula="of:=[.V48]-[.V$176]" office:value-type="float" office:value="220716" calcext:value-type="float">
            <text:p>220716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[.B49]-[.B$176]" office:value-type="float" office:value="53432.025" calcext:value-type="float">
            <text:p>53432,025</text:p>
          </table:table-cell>
          <table:table-cell table:formula="of:=[.C49]-[.C$176]" office:value-type="float" office:value="14983.125" calcext:value-type="float">
            <text:p>14983,125</text:p>
          </table:table-cell>
          <table:table-cell table:formula="of:=[.D49]-[.D$176]" office:value-type="float" office:value="62271.025" calcext:value-type="float">
            <text:p>62271,025</text:p>
          </table:table-cell>
          <table:table-cell table:formula="of:=[.E49]-[.E$176]" office:value-type="float" office:value="826786.1375" calcext:value-type="float">
            <text:p>826786,1375</text:p>
          </table:table-cell>
          <table:table-cell table:formula="of:=[.F49]-[.F$176]" office:value-type="float" office:value="8790.8375" calcext:value-type="float">
            <text:p>8790,8375</text:p>
          </table:table-cell>
          <table:table-cell table:formula="of:=[.G49]-[.G$176]" office:value-type="float" office:value="234998.8625" calcext:value-type="float">
            <text:p>234998,8625</text:p>
          </table:table-cell>
          <table:table-cell table:formula="of:=[.H49]-[.H$176]" office:value-type="float" office:value="17729.475" calcext:value-type="float">
            <text:p>17729,475</text:p>
          </table:table-cell>
          <table:table-cell table:formula="of:=[.I49]-[.I$176]" office:value-type="float" office:value="341318.025" calcext:value-type="float">
            <text:p>341318,025</text:p>
          </table:table-cell>
          <table:table-cell table:formula="of:=[.J49]-[.J$176]" office:value-type="float" office:value="46705.6" calcext:value-type="float">
            <text:p>46705,6</text:p>
          </table:table-cell>
          <table:table-cell table:formula="of:=[.K49]-[.K$176]" office:value-type="float" office:value="47236.6125" calcext:value-type="float">
            <text:p>47236,6125</text:p>
          </table:table-cell>
          <table:table-cell table:formula="of:=[.L49]-[.L$176]" office:value-type="float" office:value="20899.025" calcext:value-type="float">
            <text:p>20899,025</text:p>
          </table:table-cell>
          <table:table-cell table:formula="of:=[.M49]-[.M$176]" office:value-type="float" office:value="195097.25" calcext:value-type="float">
            <text:p>195097,25</text:p>
          </table:table-cell>
          <table:table-cell table:formula="of:=[.N49]-[.N$176]" office:value-type="float" office:value="60541.55" calcext:value-type="float">
            <text:p>60541,55</text:p>
          </table:table-cell>
          <table:table-cell table:formula="of:=[.O49]-[.O$176]" office:value-type="float" office:value="233697.2375" calcext:value-type="float">
            <text:p>233697,2375</text:p>
          </table:table-cell>
          <table:table-cell table:formula="of:=[.P49]-[.P$176]" office:value-type="float" office:value="21813.1" calcext:value-type="float">
            <text:p>21813,1</text:p>
          </table:table-cell>
          <table:table-cell table:formula="of:=[.Q49]-[.Q$176]" office:value-type="float" office:value="13555.375" calcext:value-type="float">
            <text:p>13555,375</text:p>
          </table:table-cell>
          <table:table-cell table:formula="of:=[.R49]-[.R$176]" office:value-type="float" office:value="83158.875" calcext:value-type="float">
            <text:p>83158,875</text:p>
          </table:table-cell>
          <table:table-cell table:formula="of:=[.S49]-[.S$176]" office:value-type="float" office:value="292849.525" calcext:value-type="float">
            <text:p>292849,525</text:p>
          </table:table-cell>
          <table:table-cell table:formula="of:=[.T49]-[.T$176]" office:value-type="float" office:value="180705.15" calcext:value-type="float">
            <text:p>180705,15</text:p>
          </table:table-cell>
          <table:table-cell table:formula="of:=[.U49]-[.U$176]" office:value-type="float" office:value="235468.4625" calcext:value-type="float">
            <text:p>235468,4625</text:p>
          </table:table-cell>
          <table:table-cell table:formula="of:=[.V49]-[.V$176]" office:value-type="float" office:value="222821.6" calcext:value-type="float">
            <text:p>222821,6</text:p>
          </table:table-cell>
          <table:table-cell table:number-columns-repeated="1002"/>
        </table:table-row>
        <table:table-row table:style-name="ro2" table:number-rows-repeated="86">
          <table:table-cell table:style-name="ce3"/>
          <table:table-cell table:number-columns-repeated="21"/>
          <table:table-cell table:style-name="ce3"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&gt; LOD</text:p>
          </table:table-cell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([.B180]&gt;[.B$177];[.B180];&quot;&quot;)" office:value-type="float" office:value="84919.425" calcext:value-type="float">
            <text:p>84919,425</text:p>
          </table:table-cell>
          <table:table-cell table:formula="of:=IF([.C180]&gt;[.C$177];[.C180];&quot;&quot;)" office:value-type="float" office:value="458477.525" calcext:value-type="float">
            <text:p>458477,525</text:p>
          </table:table-cell>
          <table:table-cell table:formula="of:=IF([.D180]&gt;[.D$177];[.D180];&quot;&quot;)" office:value-type="float" office:value="98201.925" calcext:value-type="float">
            <text:p>98201,925</text:p>
          </table:table-cell>
          <table:table-cell table:formula="of:=IF([.E180]&gt;[.E$177];[.E180];&quot;&quot;)" office:value-type="float" office:value="1352123.9375" calcext:value-type="float">
            <text:p>1352123,9375</text:p>
          </table:table-cell>
          <table:table-cell table:formula="of:=IF([.F180]&gt;[.F$177];[.F180];&quot;&quot;)" office:value-type="float" office:value="20445.1375" calcext:value-type="float">
            <text:p>20445,1375</text:p>
          </table:table-cell>
          <table:table-cell table:formula="of:=IF([.G180]&gt;[.G$177];[.G180];&quot;&quot;)" office:value-type="float" office:value="375811.6625" calcext:value-type="float">
            <text:p>375811,6625</text:p>
          </table:table-cell>
          <table:table-cell table:formula="of:=IF([.H180]&gt;[.H$177];[.H180];&quot;&quot;)" office:value-type="float" office:value="30685.875" calcext:value-type="float">
            <text:p>30685,875</text:p>
          </table:table-cell>
          <table:table-cell table:formula="of:=IF([.I180]&gt;[.I$177];[.I180];&quot;&quot;)" office:value-type="float" office:value="629005.025" calcext:value-type="float">
            <text:p>629005,025</text:p>
          </table:table-cell>
          <table:table-cell table:formula="of:=IF([.J180]&gt;[.J$177];[.J180];&quot;&quot;)" office:value-type="float" office:value="86757.2" calcext:value-type="float">
            <text:p>86757,2</text:p>
          </table:table-cell>
          <table:table-cell table:formula="of:=IF([.K180]&gt;[.K$177];[.K180];&quot;&quot;)" office:value-type="float" office:value="83477.2125" calcext:value-type="float">
            <text:p>83477,2125</text:p>
          </table:table-cell>
          <table:table-cell table:formula="of:=IF([.L180]&gt;[.L$177];[.L180];&quot;&quot;)" office:value-type="float" office:value="65543.825" calcext:value-type="float">
            <text:p>65543,825</text:p>
          </table:table-cell>
          <table:table-cell table:formula="of:=IF([.M180]&gt;[.M$177];[.M180];&quot;&quot;)" office:value-type="float" office:value="321288.45" calcext:value-type="float">
            <text:p>321288,45</text:p>
          </table:table-cell>
          <table:table-cell table:formula="of:=IF([.N180]&gt;[.N$177];[.N180];&quot;&quot;)" office:value-type="float" office:value="104123.15" calcext:value-type="float">
            <text:p>104123,15</text:p>
          </table:table-cell>
          <table:table-cell table:formula="of:=IF([.O180]&gt;[.O$177];[.O180];&quot;&quot;)" office:value-type="float" office:value="338200.2375" calcext:value-type="float">
            <text:p>338200,2375</text:p>
          </table:table-cell>
          <table:table-cell table:formula="of:=IF([.P180]&gt;[.P$177];[.P180];&quot;&quot;)" office:value-type="float" office:value="41969.7" calcext:value-type="float">
            <text:p>41969,7</text:p>
          </table:table-cell>
          <table:table-cell table:formula="of:=IF([.Q180]&gt;[.Q$177];[.Q180];&quot;&quot;)" office:value-type="float" office:value="26972.975" calcext:value-type="float">
            <text:p>26972,975</text:p>
          </table:table-cell>
          <table:table-cell table:formula="of:=IF([.R180]&gt;[.R$177];[.R180];&quot;&quot;)" office:value-type="float" office:value="125370.875" calcext:value-type="float">
            <text:p>125370,875</text:p>
          </table:table-cell>
          <table:table-cell table:formula="of:=IF([.S180]&gt;[.S$177];[.S180];&quot;&quot;)" office:value-type="float" office:value="487087.625" calcext:value-type="float">
            <text:p>487087,625</text:p>
          </table:table-cell>
          <table:table-cell table:formula="of:=IF([.T180]&gt;[.T$177];[.T180];&quot;&quot;)" office:value-type="float" office:value="317205.95" calcext:value-type="float">
            <text:p>317205,95</text:p>
          </table:table-cell>
          <table:table-cell table:formula="of:=IF([.U180]&gt;[.U$177];[.U180];&quot;&quot;)" office:value-type="float" office:value="346820.4625" calcext:value-type="float">
            <text:p>346820,4625</text:p>
          </table:table-cell>
          <table:table-cell table:formula="of:=IF([.V180]&gt;[.V$177];[.V180];&quot;&quot;)" office:value-type="float" office:value="391392" calcext:value-type="float">
            <text:p>391392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([.B181]&gt;[.B$177];[.B181];&quot;&quot;)" office:value-type="float" office:value="90716.225" calcext:value-type="float">
            <text:p>90716,225</text:p>
          </table:table-cell>
          <table:table-cell table:formula="of:=IF([.C181]&gt;[.C$177];[.C181];&quot;&quot;)" office:value-type="float" office:value="72564.125" calcext:value-type="float">
            <text:p>72564,125</text:p>
          </table:table-cell>
          <table:table-cell table:formula="of:=IF([.D181]&gt;[.D$177];[.D181];&quot;&quot;)" office:value-type="float" office:value="91420.025" calcext:value-type="float">
            <text:p>91420,025</text:p>
          </table:table-cell>
          <table:table-cell table:formula="of:=IF([.E181]&gt;[.E$177];[.E181];&quot;&quot;)" office:value-type="float" office:value="1354078.9375" calcext:value-type="float">
            <text:p>1354078,9375</text:p>
          </table:table-cell>
          <table:table-cell table:formula="of:=IF([.F181]&gt;[.F$177];[.F181];&quot;&quot;)" office:value-type="float" office:value="16040.8375" calcext:value-type="float">
            <text:p>16040,8375</text:p>
          </table:table-cell>
          <table:table-cell table:formula="of:=IF([.G181]&gt;[.G$177];[.G181];&quot;&quot;)" office:value-type="float" office:value="376134.0625" calcext:value-type="float">
            <text:p>376134,0625</text:p>
          </table:table-cell>
          <table:table-cell table:formula="of:=IF([.H181]&gt;[.H$177];[.H181];&quot;&quot;)" office:value-type="float" office:value="30425.275" calcext:value-type="float">
            <text:p>30425,275</text:p>
          </table:table-cell>
          <table:table-cell table:formula="of:=IF([.I181]&gt;[.I$177];[.I181];&quot;&quot;)" office:value-type="float" office:value="599167.425" calcext:value-type="float">
            <text:p>599167,425</text:p>
          </table:table-cell>
          <table:table-cell table:formula="of:=IF([.J181]&gt;[.J$177];[.J181];&quot;&quot;)" office:value-type="float" office:value="82545.6" calcext:value-type="float">
            <text:p>82545,6</text:p>
          </table:table-cell>
          <table:table-cell table:formula="of:=IF([.K181]&gt;[.K$177];[.K181];&quot;&quot;)" office:value-type="float" office:value="77962.0125" calcext:value-type="float">
            <text:p>77962,0125</text:p>
          </table:table-cell>
          <table:table-cell table:formula="of:=IF([.L181]&gt;[.L$177];[.L181];&quot;&quot;)" office:value-type="float" office:value="42880.825" calcext:value-type="float">
            <text:p>42880,825</text:p>
          </table:table-cell>
          <table:table-cell table:formula="of:=IF([.M181]&gt;[.M$177];[.M181];&quot;&quot;)" office:value-type="float" office:value="324800.45" calcext:value-type="float">
            <text:p>324800,45</text:p>
          </table:table-cell>
          <table:table-cell table:formula="of:=IF([.N181]&gt;[.N$177];[.N181];&quot;&quot;)" office:value-type="float" office:value="107352.35" calcext:value-type="float">
            <text:p>107352,35</text:p>
          </table:table-cell>
          <table:table-cell table:formula="of:=IF([.O181]&gt;[.O$177];[.O181];&quot;&quot;)" office:value-type="float" office:value="342306.2375" calcext:value-type="float">
            <text:p>342306,2375</text:p>
          </table:table-cell>
          <table:table-cell table:formula="of:=IF([.P181]&gt;[.P$177];[.P181];&quot;&quot;)" office:value-type="float" office:value="33325.3" calcext:value-type="float">
            <text:p>33325,3</text:p>
          </table:table-cell>
          <table:table-cell table:formula="of:=IF([.Q181]&gt;[.Q$177];[.Q181];&quot;&quot;)" office:value-type="float" office:value="25047.775" calcext:value-type="float">
            <text:p>25047,775</text:p>
          </table:table-cell>
          <table:table-cell table:formula="of:=IF([.R181]&gt;[.R$177];[.R181];&quot;&quot;)" office:value-type="float" office:value="130876.475" calcext:value-type="float">
            <text:p>130876,475</text:p>
          </table:table-cell>
          <table:table-cell table:formula="of:=IF([.S181]&gt;[.S$177];[.S181];&quot;&quot;)" office:value-type="float" office:value="471141.325" calcext:value-type="float">
            <text:p>471141,325</text:p>
          </table:table-cell>
          <table:table-cell table:formula="of:=IF([.T181]&gt;[.T$177];[.T181];&quot;&quot;)" office:value-type="float" office:value="287721.95" calcext:value-type="float">
            <text:p>287721,95</text:p>
          </table:table-cell>
          <table:table-cell table:formula="of:=IF([.U181]&gt;[.U$177];[.U181];&quot;&quot;)" office:value-type="float" office:value="355863.6625" calcext:value-type="float">
            <text:p>355863,6625</text:p>
          </table:table-cell>
          <table:table-cell table:formula="of:=IF([.V181]&gt;[.V$177];[.V181];&quot;&quot;)" office:value-type="float" office:value="386979.2" calcext:value-type="float">
            <text:p>386979,2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([.B182]&gt;[.B$177];[.B182];&quot;&quot;)" office:value-type="float" office:value="93062.625" calcext:value-type="float">
            <text:p>93062,625</text:p>
          </table:table-cell>
          <table:table-cell table:formula="of:=IF([.C182]&gt;[.C$177];[.C182];&quot;&quot;)" office:value-type="float" office:value="95974.325" calcext:value-type="float">
            <text:p>95974,325</text:p>
          </table:table-cell>
          <table:table-cell table:formula="of:=IF([.D182]&gt;[.D$177];[.D182];&quot;&quot;)" office:value-type="float" office:value="84787.025" calcext:value-type="float">
            <text:p>84787,025</text:p>
          </table:table-cell>
          <table:table-cell table:formula="of:=IF([.E182]&gt;[.E$177];[.E182];&quot;&quot;)" office:value-type="float" office:value="1277086.6375" calcext:value-type="float">
            <text:p>1277086,6375</text:p>
          </table:table-cell>
          <table:table-cell table:formula="of:=IF([.F182]&gt;[.F$177];[.F182];&quot;&quot;)" office:value-type="float" office:value="18910.2375" calcext:value-type="float">
            <text:p>18910,2375</text:p>
          </table:table-cell>
          <table:table-cell table:formula="of:=IF([.G182]&gt;[.G$177];[.G182];&quot;&quot;)" office:value-type="float" office:value="356418.8625" calcext:value-type="float">
            <text:p>356418,8625</text:p>
          </table:table-cell>
          <table:table-cell table:formula="of:=IF([.H182]&gt;[.H$177];[.H182];&quot;&quot;)" office:value-type="float" office:value="30044.275" calcext:value-type="float">
            <text:p>30044,275</text:p>
          </table:table-cell>
          <table:table-cell table:formula="of:=IF([.I182]&gt;[.I$177];[.I182];&quot;&quot;)" office:value-type="float" office:value="533456.725" calcext:value-type="float">
            <text:p>533456,725</text:p>
          </table:table-cell>
          <table:table-cell table:formula="of:=IF([.J182]&gt;[.J$177];[.J182];&quot;&quot;)" office:value-type="float" office:value="76549.2" calcext:value-type="float">
            <text:p>76549,2</text:p>
          </table:table-cell>
          <table:table-cell table:formula="of:=IF([.K182]&gt;[.K$177];[.K182];&quot;&quot;)" office:value-type="float" office:value="83758.8125" calcext:value-type="float">
            <text:p>83758,8125</text:p>
          </table:table-cell>
          <table:table-cell table:formula="of:=IF([.L182]&gt;[.L$177];[.L182];&quot;&quot;)" office:value-type="float" office:value="46289.825" calcext:value-type="float">
            <text:p>46289,825</text:p>
          </table:table-cell>
          <table:table-cell table:formula="of:=IF([.M182]&gt;[.M$177];[.M182];&quot;&quot;)" office:value-type="float" office:value="315310.05" calcext:value-type="float">
            <text:p>315310,05</text:p>
          </table:table-cell>
          <table:table-cell table:formula="of:=IF([.N182]&gt;[.N$177];[.N182];&quot;&quot;)" office:value-type="float" office:value="103040.75" calcext:value-type="float">
            <text:p>103040,75</text:p>
          </table:table-cell>
          <table:table-cell table:formula="of:=IF([.O182]&gt;[.O$177];[.O182];&quot;&quot;)" office:value-type="float" office:value="342331.2375" calcext:value-type="float">
            <text:p>342331,2375</text:p>
          </table:table-cell>
          <table:table-cell table:formula="of:=IF([.P182]&gt;[.P$177];[.P182];&quot;&quot;)" office:value-type="float" office:value="32543.3" calcext:value-type="float">
            <text:p>32543,3</text:p>
          </table:table-cell>
          <table:table-cell table:formula="of:=IF([.Q182]&gt;[.Q$177];[.Q182];&quot;&quot;)" office:value-type="float" office:value="27013.375" calcext:value-type="float">
            <text:p>27013,375</text:p>
          </table:table-cell>
          <table:table-cell table:formula="of:=IF([.R182]&gt;[.R$177];[.R182];&quot;&quot;)" office:value-type="float" office:value="122218.075" calcext:value-type="float">
            <text:p>122218,075</text:p>
          </table:table-cell>
          <table:table-cell table:formula="of:=IF([.S182]&gt;[.S$177];[.S182];&quot;&quot;)" office:value-type="float" office:value="469083.125" calcext:value-type="float">
            <text:p>469083,125</text:p>
          </table:table-cell>
          <table:table-cell table:formula="of:=IF([.T182]&gt;[.T$177];[.T182];&quot;&quot;)" office:value-type="float" office:value="290149.95" calcext:value-type="float">
            <text:p>290149,95</text:p>
          </table:table-cell>
          <table:table-cell table:formula="of:=IF([.U182]&gt;[.U$177];[.U182];&quot;&quot;)" office:value-type="float" office:value="344593.2625" calcext:value-type="float">
            <text:p>344593,2625</text:p>
          </table:table-cell>
          <table:table-cell table:formula="of:=IF([.V182]&gt;[.V$177];[.V182];&quot;&quot;)" office:value-type="float" office:value="355211.2" calcext:value-type="float">
            <text:p>355211,2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([.B183]&gt;[.B$177];[.B183];&quot;&quot;)" office:value-type="float" office:value="84538.625" calcext:value-type="float">
            <text:p>84538,625</text:p>
          </table:table-cell>
          <table:table-cell table:formula="of:=IF([.C183]&gt;[.C$177];[.C183];&quot;&quot;)" office:value-type="float" office:value="45488.725" calcext:value-type="float">
            <text:p>45488,725</text:p>
          </table:table-cell>
          <table:table-cell table:formula="of:=IF([.D183]&gt;[.D$177];[.D183];&quot;&quot;)" office:value-type="float" office:value="83796.025" calcext:value-type="float">
            <text:p>83796,025</text:p>
          </table:table-cell>
          <table:table-cell table:formula="of:=IF([.E183]&gt;[.E$177];[.E183];&quot;&quot;)" office:value-type="float" office:value="1406505.5375" calcext:value-type="float">
            <text:p>1406505,5375</text:p>
          </table:table-cell>
          <table:table-cell table:formula="of:=IF([.F183]&gt;[.F$177];[.F183];&quot;&quot;)" office:value-type="float" office:value="16736.1375" calcext:value-type="float">
            <text:p>16736,1375</text:p>
          </table:table-cell>
          <table:table-cell table:formula="of:=IF([.G183]&gt;[.G$177];[.G183];&quot;&quot;)" office:value-type="float" office:value="372402.8625" calcext:value-type="float">
            <text:p>372402,8625</text:p>
          </table:table-cell>
          <table:table-cell table:formula="of:=IF([.H183]&gt;[.H$177];[.H183];&quot;&quot;)" office:value-type="float" office:value="30084.275" calcext:value-type="float">
            <text:p>30084,275</text:p>
          </table:table-cell>
          <table:table-cell table:formula="of:=IF([.I183]&gt;[.I$177];[.I183];&quot;&quot;)" office:value-type="float" office:value="600026.525" calcext:value-type="float">
            <text:p>600026,525</text:p>
          </table:table-cell>
          <table:table-cell table:formula="of:=IF([.J183]&gt;[.J$177];[.J183];&quot;&quot;)" office:value-type="float" office:value="79918.8" calcext:value-type="float">
            <text:p>79918,8</text:p>
          </table:table-cell>
          <table:table-cell table:formula="of:=IF([.K183]&gt;[.K$177];[.K183];&quot;&quot;)" office:value-type="float" office:value="77701.4125" calcext:value-type="float">
            <text:p>77701,4125</text:p>
          </table:table-cell>
          <table:table-cell table:formula="of:=IF([.L183]&gt;[.L$177];[.L183];&quot;&quot;)" office:value-type="float" office:value="34537.425" calcext:value-type="float">
            <text:p>34537,425</text:p>
          </table:table-cell>
          <table:table-cell table:formula="of:=IF([.M183]&gt;[.M$177];[.M183];&quot;&quot;)" office:value-type="float" office:value="332080.45" calcext:value-type="float">
            <text:p>332080,45</text:p>
          </table:table-cell>
          <table:table-cell table:formula="of:=IF([.N183]&gt;[.N$177];[.N183];&quot;&quot;)" office:value-type="float" office:value="104343.55" calcext:value-type="float">
            <text:p>104343,55</text:p>
          </table:table-cell>
          <table:table-cell table:formula="of:=IF([.O183]&gt;[.O$177];[.O183];&quot;&quot;)" office:value-type="float" office:value="353778.2375" calcext:value-type="float">
            <text:p>353778,2375</text:p>
          </table:table-cell>
          <table:table-cell table:formula="of:=IF([.P183]&gt;[.P$177];[.P183];&quot;&quot;)" office:value-type="float" office:value="32503.1" calcext:value-type="float">
            <text:p>32503,1</text:p>
          </table:table-cell>
          <table:table-cell table:formula="of:=IF([.Q183]&gt;[.Q$177];[.Q183];&quot;&quot;)" office:value-type="float" office:value="30342.375" calcext:value-type="float">
            <text:p>30342,375</text:p>
          </table:table-cell>
          <table:table-cell table:formula="of:=IF([.R183]&gt;[.R$177];[.R183];&quot;&quot;)" office:value-type="float" office:value="120926.875" calcext:value-type="float">
            <text:p>120926,875</text:p>
          </table:table-cell>
          <table:table-cell table:formula="of:=IF([.S183]&gt;[.S$177];[.S183];&quot;&quot;)" office:value-type="float" office:value="492994.325" calcext:value-type="float">
            <text:p>492994,325</text:p>
          </table:table-cell>
          <table:table-cell table:formula="of:=IF([.T183]&gt;[.T$177];[.T183];&quot;&quot;)" office:value-type="float" office:value="279599.55" calcext:value-type="float">
            <text:p>279599,55</text:p>
          </table:table-cell>
          <table:table-cell table:formula="of:=IF([.U183]&gt;[.U$177];[.U183];&quot;&quot;)" office:value-type="float" office:value="357508.4625" calcext:value-type="float">
            <text:p>357508,4625</text:p>
          </table:table-cell>
          <table:table-cell table:formula="of:=IF([.V183]&gt;[.V$177];[.V183];&quot;&quot;)" office:value-type="float" office:value="354086.4" calcext:value-type="float">
            <text:p>354086,4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([.B184]&gt;[.B$177];[.B184];&quot;&quot;)" office:value-type="float" office:value="85983.025" calcext:value-type="float">
            <text:p>85983,025</text:p>
          </table:table-cell>
          <table:table-cell table:formula="of:=IF([.C184]&gt;[.C$177];[.C184];&quot;&quot;)" office:value-type="float" office:value="43984.325" calcext:value-type="float">
            <text:p>43984,325</text:p>
          </table:table-cell>
          <table:table-cell table:formula="of:=IF([.D184]&gt;[.D$177];[.D184];&quot;&quot;)" office:value-type="float" office:value="79167.825" calcext:value-type="float">
            <text:p>79167,825</text:p>
          </table:table-cell>
          <table:table-cell table:formula="of:=IF([.E184]&gt;[.E$177];[.E184];&quot;&quot;)" office:value-type="float" office:value="1340833.8375" calcext:value-type="float">
            <text:p>1340833,8375</text:p>
          </table:table-cell>
          <table:table-cell table:formula="of:=IF([.F184]&gt;[.F$177];[.F184];&quot;&quot;)" office:value-type="float" office:value="20140.4375" calcext:value-type="float">
            <text:p>20140,4375</text:p>
          </table:table-cell>
          <table:table-cell table:formula="of:=IF([.G184]&gt;[.G$177];[.G184];&quot;&quot;)" office:value-type="float" office:value="383274.8625" calcext:value-type="float">
            <text:p>383274,8625</text:p>
          </table:table-cell>
          <table:table-cell table:formula="of:=IF([.H184]&gt;[.H$177];[.H184];&quot;&quot;)" office:value-type="float" office:value="30585.675" calcext:value-type="float">
            <text:p>30585,675</text:p>
          </table:table-cell>
          <table:table-cell table:formula="of:=IF([.I184]&gt;[.I$177];[.I184];&quot;&quot;)" office:value-type="float" office:value="507001.025" calcext:value-type="float">
            <text:p>507001,025</text:p>
          </table:table-cell>
          <table:table-cell table:formula="of:=IF([.J184]&gt;[.J$177];[.J184];&quot;&quot;)" office:value-type="float" office:value="91069.2" calcext:value-type="float">
            <text:p>91069,2</text:p>
          </table:table-cell>
          <table:table-cell table:formula="of:=IF([.K184]&gt;[.K$177];[.K184];&quot;&quot;)" office:value-type="float" office:value="74632.8125" calcext:value-type="float">
            <text:p>74632,8125</text:p>
          </table:table-cell>
          <table:table-cell table:formula="of:=IF([.L184]&gt;[.L$177];[.L184];&quot;&quot;)" office:value-type="float" office:value="36482.825" calcext:value-type="float">
            <text:p>36482,825</text:p>
          </table:table-cell>
          <table:table-cell table:formula="of:=IF([.M184]&gt;[.M$177];[.M184];&quot;&quot;)" office:value-type="float" office:value="309374.05" calcext:value-type="float">
            <text:p>309374,05</text:p>
          </table:table-cell>
          <table:table-cell table:formula="of:=IF([.N184]&gt;[.N$177];[.N184];&quot;&quot;)" office:value-type="float" office:value="101195.55" calcext:value-type="float">
            <text:p>101195,55</text:p>
          </table:table-cell>
          <table:table-cell table:formula="of:=IF([.O184]&gt;[.O$177];[.O184];&quot;&quot;)" office:value-type="float" office:value="357833.2375" calcext:value-type="float">
            <text:p>357833,2375</text:p>
          </table:table-cell>
          <table:table-cell table:formula="of:=IF([.P184]&gt;[.P$177];[.P184];&quot;&quot;)" office:value-type="float" office:value="31580.5" calcext:value-type="float">
            <text:p>31580,5</text:p>
          </table:table-cell>
          <table:table-cell table:formula="of:=IF([.Q184]&gt;[.Q$177];[.Q184];&quot;&quot;)" office:value-type="float" office:value="24706.575" calcext:value-type="float">
            <text:p>24706,575</text:p>
          </table:table-cell>
          <table:table-cell table:formula="of:=IF([.R184]&gt;[.R$177];[.R184];&quot;&quot;)" office:value-type="float" office:value="124670.875" calcext:value-type="float">
            <text:p>124670,875</text:p>
          </table:table-cell>
          <table:table-cell table:formula="of:=IF([.S184]&gt;[.S$177];[.S184];&quot;&quot;)" office:value-type="float" office:value="483974.525" calcext:value-type="float">
            <text:p>483974,525</text:p>
          </table:table-cell>
          <table:table-cell table:formula="of:=IF([.T184]&gt;[.T$177];[.T184];&quot;&quot;)" office:value-type="float" office:value="284875.55" calcext:value-type="float">
            <text:p>284875,55</text:p>
          </table:table-cell>
          <table:table-cell table:formula="of:=IF([.U184]&gt;[.U$177];[.U184];&quot;&quot;)" office:value-type="float" office:value="351530.8625" calcext:value-type="float">
            <text:p>351530,8625</text:p>
          </table:table-cell>
          <table:table-cell table:formula="of:=IF([.V184]&gt;[.V$177];[.V184];&quot;&quot;)" office:value-type="float" office:value="356252.8" calcext:value-type="float">
            <text:p>356252,8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([.B185]&gt;[.B$177];[.B185];&quot;&quot;)" office:value-type="float" office:value="87125.825" calcext:value-type="float">
            <text:p>87125,825</text:p>
          </table:table-cell>
          <table:table-cell table:formula="of:=IF([.C185]&gt;[.C$177];[.C185];&quot;&quot;)" office:value-type="float" office:value="36242.925" calcext:value-type="float">
            <text:p>36242,925</text:p>
          </table:table-cell>
          <table:table-cell table:formula="of:=IF([.D185]&gt;[.D$177];[.D185];&quot;&quot;)" office:value-type="float" office:value="85859.125" calcext:value-type="float">
            <text:p>85859,125</text:p>
          </table:table-cell>
          <table:table-cell table:formula="of:=IF([.E185]&gt;[.E$177];[.E185];&quot;&quot;)" office:value-type="float" office:value="1324472.8375" calcext:value-type="float">
            <text:p>1324472,8375</text:p>
          </table:table-cell>
          <table:table-cell table:formula="of:=IF([.F185]&gt;[.F$177];[.F185];&quot;&quot;)" office:value-type="float" office:value="19167.0375" calcext:value-type="float">
            <text:p>19167,0375</text:p>
          </table:table-cell>
          <table:table-cell table:formula="of:=IF([.G185]&gt;[.G$177];[.G185];&quot;&quot;)" office:value-type="float" office:value="373884.4625" calcext:value-type="float">
            <text:p>373884,4625</text:p>
          </table:table-cell>
          <table:table-cell table:formula="of:=IF([.H185]&gt;[.H$177];[.H185];&quot;&quot;)" office:value-type="float" office:value="29502.875" calcext:value-type="float">
            <text:p>29502,875</text:p>
          </table:table-cell>
          <table:table-cell table:formula="of:=IF([.I185]&gt;[.I$177];[.I185];&quot;&quot;)" office:value-type="float" office:value="511821.925" calcext:value-type="float">
            <text:p>511821,925</text:p>
          </table:table-cell>
          <table:table-cell table:formula="of:=IF([.J185]&gt;[.J$177];[.J185];&quot;&quot;)" office:value-type="float" office:value="75826.8" calcext:value-type="float">
            <text:p>75826,8</text:p>
          </table:table-cell>
          <table:table-cell table:formula="of:=IF([.K185]&gt;[.K$177];[.K185];&quot;&quot;)" office:value-type="float" office:value="71965.6125" calcext:value-type="float">
            <text:p>71965,6125</text:p>
          </table:table-cell>
          <table:table-cell table:formula="of:=IF([.L185]&gt;[.L$177];[.L185];&quot;&quot;)" office:value-type="float" office:value="35339.625" calcext:value-type="float">
            <text:p>35339,625</text:p>
          </table:table-cell>
          <table:table-cell table:formula="of:=IF([.M185]&gt;[.M$177];[.M185];&quot;&quot;)" office:value-type="float" office:value="308333.25" calcext:value-type="float">
            <text:p>308333,25</text:p>
          </table:table-cell>
          <table:table-cell table:formula="of:=IF([.N185]&gt;[.N$177];[.N185];&quot;&quot;)" office:value-type="float" office:value="104965.95" calcext:value-type="float">
            <text:p>104965,95</text:p>
          </table:table-cell>
          <table:table-cell table:formula="of:=IF([.O185]&gt;[.O$177];[.O185];&quot;&quot;)" office:value-type="float" office:value="356932.7375" calcext:value-type="float">
            <text:p>356932,7375</text:p>
          </table:table-cell>
          <table:table-cell table:formula="of:=IF([.P185]&gt;[.P$177];[.P185];&quot;&quot;)" office:value-type="float" office:value="33927.3" calcext:value-type="float">
            <text:p>33927,3</text:p>
          </table:table-cell>
          <table:table-cell table:formula="of:=IF([.Q185]&gt;[.Q$177];[.Q185];&quot;&quot;)" office:value-type="float" office:value="25388.375" calcext:value-type="float">
            <text:p>25388,375</text:p>
          </table:table-cell>
          <table:table-cell table:formula="of:=IF([.R185]&gt;[.R$177];[.R185];&quot;&quot;)" office:value-type="float" office:value="126352.475" calcext:value-type="float">
            <text:p>126352,475</text:p>
          </table:table-cell>
          <table:table-cell table:formula="of:=IF([.S185]&gt;[.S$177];[.S185];&quot;&quot;)" office:value-type="float" office:value="471359.125" calcext:value-type="float">
            <text:p>471359,125</text:p>
          </table:table-cell>
          <table:table-cell table:formula="of:=IF([.T185]&gt;[.T$177];[.T185];&quot;&quot;)" office:value-type="float" office:value="271117.15" calcext:value-type="float">
            <text:p>271117,15</text:p>
          </table:table-cell>
          <table:table-cell table:formula="of:=IF([.U185]&gt;[.U$177];[.U185];&quot;&quot;)" office:value-type="float" office:value="351711.6625" calcext:value-type="float">
            <text:p>351711,6625</text:p>
          </table:table-cell>
          <table:table-cell table:formula="of:=IF([.V185]&gt;[.V$177];[.V185];&quot;&quot;)" office:value-type="float" office:value="367684.8" calcext:value-type="float">
            <text:p>367684,8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([.B186]&gt;[.B$177];[.B186];&quot;&quot;)" office:value-type="float" office:value="84017.425" calcext:value-type="float">
            <text:p>84017,425</text:p>
          </table:table-cell>
          <table:table-cell table:formula="of:=IF([.C186]&gt;[.C$177];[.C186];&quot;&quot;)" office:value-type="float" office:value="36944.725" calcext:value-type="float">
            <text:p>36944,725</text:p>
          </table:table-cell>
          <table:table-cell table:formula="of:=IF([.D186]&gt;[.D$177];[.D186];&quot;&quot;)" office:value-type="float" office:value="82273.025" calcext:value-type="float">
            <text:p>82273,025</text:p>
          </table:table-cell>
          <table:table-cell table:formula="of:=IF([.E186]&gt;[.E$177];[.E186];&quot;&quot;)" office:value-type="float" office:value="1369396.3375" calcext:value-type="float">
            <text:p>1369396,3375</text:p>
          </table:table-cell>
          <table:table-cell table:formula="of:=IF([.F186]&gt;[.F$177];[.F186];&quot;&quot;)" office:value-type="float" office:value="19150.2375" calcext:value-type="float">
            <text:p>19150,2375</text:p>
          </table:table-cell>
          <table:table-cell table:formula="of:=IF([.G186]&gt;[.G$177];[.G186];&quot;&quot;)" office:value-type="float" office:value="374186.8625" calcext:value-type="float">
            <text:p>374186,8625</text:p>
          </table:table-cell>
          <table:table-cell table:formula="of:=IF([.H186]&gt;[.H$177];[.H186];&quot;&quot;)" office:value-type="float" office:value="28279.475" calcext:value-type="float">
            <text:p>28279,475</text:p>
          </table:table-cell>
          <table:table-cell table:formula="of:=IF([.I186]&gt;[.I$177];[.I186];&quot;&quot;)" office:value-type="float" office:value="486728.025" calcext:value-type="float">
            <text:p>486728,025</text:p>
          </table:table-cell>
          <table:table-cell table:formula="of:=IF([.J186]&gt;[.J$177];[.J186];&quot;&quot;)" office:value-type="float" office:value="77250.8" calcext:value-type="float">
            <text:p>77250,8</text:p>
          </table:table-cell>
          <table:table-cell table:formula="of:=IF([.K186]&gt;[.K$177];[.K186];&quot;&quot;)" office:value-type="float" office:value="80549.8125" calcext:value-type="float">
            <text:p>80549,8125</text:p>
          </table:table-cell>
          <table:table-cell table:formula="of:=IF([.L186]&gt;[.L$177];[.L186];&quot;&quot;)" office:value-type="float" office:value="32090.625" calcext:value-type="float">
            <text:p>32090,625</text:p>
          </table:table-cell>
          <table:table-cell table:formula="of:=IF([.M186]&gt;[.M$177];[.M186];&quot;&quot;)" office:value-type="float" office:value="310036.45" calcext:value-type="float">
            <text:p>310036,45</text:p>
          </table:table-cell>
          <table:table-cell table:formula="of:=IF([.N186]&gt;[.N$177];[.N186];&quot;&quot;)" office:value-type="float" office:value="102939.55" calcext:value-type="float">
            <text:p>102939,55</text:p>
          </table:table-cell>
          <table:table-cell table:formula="of:=IF([.O186]&gt;[.O$177];[.O186];&quot;&quot;)" office:value-type="float" office:value="350163.7375" calcext:value-type="float">
            <text:p>350163,7375</text:p>
          </table:table-cell>
          <table:table-cell table:formula="of:=IF([.P186]&gt;[.P$177];[.P186];&quot;&quot;)" office:value-type="float" office:value="31640.5" calcext:value-type="float">
            <text:p>31640,5</text:p>
          </table:table-cell>
          <table:table-cell table:formula="of:=IF([.Q186]&gt;[.Q$177];[.Q186];&quot;&quot;)" office:value-type="float" office:value="23202.375" calcext:value-type="float">
            <text:p>23202,375</text:p>
          </table:table-cell>
          <table:table-cell table:formula="of:=IF([.R186]&gt;[.R$177];[.R186];&quot;&quot;)" office:value-type="float" office:value="118444.475" calcext:value-type="float">
            <text:p>118444,475</text:p>
          </table:table-cell>
          <table:table-cell table:formula="of:=IF([.S186]&gt;[.S$177];[.S186];&quot;&quot;)" office:value-type="float" office:value="446301.225" calcext:value-type="float">
            <text:p>446301,225</text:p>
          </table:table-cell>
          <table:table-cell table:formula="of:=IF([.T186]&gt;[.T$177];[.T186];&quot;&quot;)" office:value-type="float" office:value="249917.15" calcext:value-type="float">
            <text:p>249917,15</text:p>
          </table:table-cell>
          <table:table-cell table:formula="of:=IF([.U186]&gt;[.U$177];[.U186];&quot;&quot;)" office:value-type="float" office:value="342526.0625" calcext:value-type="float">
            <text:p>342526,0625</text:p>
          </table:table-cell>
          <table:table-cell table:formula="of:=IF([.V186]&gt;[.V$177];[.V186];&quot;&quot;)" office:value-type="float" office:value="336699.2" calcext:value-type="float">
            <text:p>336699,2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([.B187]&gt;[.B$177];[.B187];&quot;&quot;)" office:value-type="float" office:value="82472.625" calcext:value-type="float">
            <text:p>82472,625</text:p>
          </table:table-cell>
          <table:table-cell table:formula="of:=IF([.C187]&gt;[.C$177];[.C187];&quot;&quot;)" office:value-type="float" office:value="40935.925" calcext:value-type="float">
            <text:p>40935,925</text:p>
          </table:table-cell>
          <table:table-cell table:formula="of:=IF([.D187]&gt;[.D$177];[.D187];&quot;&quot;)" office:value-type="float" office:value="77749.425" calcext:value-type="float">
            <text:p>77749,425</text:p>
          </table:table-cell>
          <table:table-cell table:formula="of:=IF([.E187]&gt;[.E$177];[.E187];&quot;&quot;)" office:value-type="float" office:value="1230398.9375" calcext:value-type="float">
            <text:p>1230398,9375</text:p>
          </table:table-cell>
          <table:table-cell table:formula="of:=IF([.F187]&gt;[.F$177];[.F187];&quot;&quot;)" office:value-type="float" office:value="19755.6375" calcext:value-type="float">
            <text:p>19755,6375</text:p>
          </table:table-cell>
          <table:table-cell table:formula="of:=IF([.G187]&gt;[.G$177];[.G187];&quot;&quot;)" office:value-type="float" office:value="347615.6625" calcext:value-type="float">
            <text:p>347615,6625</text:p>
          </table:table-cell>
          <table:table-cell table:formula="of:=IF([.H187]&gt;[.H$177];[.H187];&quot;&quot;)" office:value-type="float" office:value="27015.675" calcext:value-type="float">
            <text:p>27015,675</text:p>
          </table:table-cell>
          <table:table-cell table:formula="of:=IF([.I187]&gt;[.I$177];[.I187];&quot;&quot;)" office:value-type="float" office:value="459756.025" calcext:value-type="float">
            <text:p>459756,025</text:p>
          </table:table-cell>
          <table:table-cell table:formula="of:=IF([.J187]&gt;[.J$177];[.J187];&quot;&quot;)" office:value-type="float" office:value="73179.2" calcext:value-type="float">
            <text:p>73179,2</text:p>
          </table:table-cell>
          <table:table-cell table:formula="of:=IF([.K187]&gt;[.K$177];[.K187];&quot;&quot;)" office:value-type="float" office:value="72847.6125" calcext:value-type="float">
            <text:p>72847,6125</text:p>
          </table:table-cell>
          <table:table-cell table:formula="of:=IF([.L187]&gt;[.L$177];[.L187];&quot;&quot;)" office:value-type="float" office:value="29082.025" calcext:value-type="float">
            <text:p>29082,025</text:p>
          </table:table-cell>
          <table:table-cell table:formula="of:=IF([.M187]&gt;[.M$177];[.M187];&quot;&quot;)" office:value-type="float" office:value="299246.05" calcext:value-type="float">
            <text:p>299246,05</text:p>
          </table:table-cell>
          <table:table-cell table:formula="of:=IF([.N187]&gt;[.N$177];[.N187];&quot;&quot;)" office:value-type="float" office:value="96742.75" calcext:value-type="float">
            <text:p>96742,75</text:p>
          </table:table-cell>
          <table:table-cell table:formula="of:=IF([.O187]&gt;[.O$177];[.O187];&quot;&quot;)" office:value-type="float" office:value="330318.2375" calcext:value-type="float">
            <text:p>330318,2375</text:p>
          </table:table-cell>
          <table:table-cell table:formula="of:=IF([.P187]&gt;[.P$177];[.P187];&quot;&quot;)" office:value-type="float" office:value="29875.7" calcext:value-type="float">
            <text:p>29875,7</text:p>
          </table:table-cell>
          <table:table-cell table:formula="of:=IF([.Q187]&gt;[.Q$177];[.Q187];&quot;&quot;)" office:value-type="float" office:value="20695.575" calcext:value-type="float">
            <text:p>20695,575</text:p>
          </table:table-cell>
          <table:table-cell table:formula="of:=IF([.R187]&gt;[.R$177];[.R187];&quot;&quot;)" office:value-type="float" office:value="109956.075" calcext:value-type="float">
            <text:p>109956,075</text:p>
          </table:table-cell>
          <table:table-cell table:formula="of:=IF([.S187]&gt;[.S$177];[.S187];&quot;&quot;)" office:value-type="float" office:value="419899.725" calcext:value-type="float">
            <text:p>419899,725</text:p>
          </table:table-cell>
          <table:table-cell table:formula="of:=IF([.T187]&gt;[.T$177];[.T187];&quot;&quot;)" office:value-type="float" office:value="262873.95" calcext:value-type="float">
            <text:p>262873,95</text:p>
          </table:table-cell>
          <table:table-cell table:formula="of:=IF([.U187]&gt;[.U$177];[.U187];&quot;&quot;)" office:value-type="float" office:value="337252.4625" calcext:value-type="float">
            <text:p>337252,4625</text:p>
          </table:table-cell>
          <table:table-cell table:formula="of:=IF([.V187]&gt;[.V$177];[.V187];&quot;&quot;)" office:value-type="float" office:value="326870.4" calcext:value-type="float">
            <text:p>326870,4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([.B188]&gt;[.B$177];[.B188];&quot;&quot;)" office:value-type="float" office:value="78863.025" calcext:value-type="float">
            <text:p>78863,025</text:p>
          </table:table-cell>
          <table:table-cell table:formula="of:=IF([.C188]&gt;[.C$177];[.C188];&quot;&quot;)" office:value-type="float" office:value="32131.325" calcext:value-type="float">
            <text:p>32131,325</text:p>
          </table:table-cell>
          <table:table-cell table:formula="of:=IF([.D188]&gt;[.D$177];[.D188];&quot;&quot;)" office:value-type="float" office:value="79571.025" calcext:value-type="float">
            <text:p>79571,025</text:p>
          </table:table-cell>
          <table:table-cell table:formula="of:=IF([.E188]&gt;[.E$177];[.E188];&quot;&quot;)" office:value-type="float" office:value="1215708.8375" calcext:value-type="float">
            <text:p>1215708,8375</text:p>
          </table:table-cell>
          <table:table-cell table:formula="of:=IF([.F188]&gt;[.F$177];[.F188];&quot;&quot;)" office:value-type="float" office:value="12260.2375" calcext:value-type="float">
            <text:p>12260,2375</text:p>
          </table:table-cell>
          <table:table-cell table:formula="of:=IF([.G188]&gt;[.G$177];[.G188];&quot;&quot;)" office:value-type="float" office:value="333633.2625" calcext:value-type="float">
            <text:p>333633,2625</text:p>
          </table:table-cell>
          <table:table-cell table:formula="of:=IF([.H188]&gt;[.H$177];[.H188];&quot;&quot;)" office:value-type="float" office:value="25892.475" calcext:value-type="float">
            <text:p>25892,475</text:p>
          </table:table-cell>
          <table:table-cell table:formula="of:=IF([.I188]&gt;[.I$177];[.I188];&quot;&quot;)" office:value-type="float" office:value="463240.725" calcext:value-type="float">
            <text:p>463240,725</text:p>
          </table:table-cell>
          <table:table-cell table:formula="of:=IF([.J188]&gt;[.J$177];[.J188];&quot;&quot;)" office:value-type="float" office:value="69810" calcext:value-type="float">
            <text:p>69810</text:p>
          </table:table-cell>
          <table:table-cell table:formula="of:=IF([.K188]&gt;[.K$177];[.K188];&quot;&quot;)" office:value-type="float" office:value="67373.0125" calcext:value-type="float">
            <text:p>67373,0125</text:p>
          </table:table-cell>
          <table:table-cell table:formula="of:=IF([.L188]&gt;[.L$177];[.L188];&quot;&quot;)" office:value-type="float" office:value="31408.425" calcext:value-type="float">
            <text:p>31408,425</text:p>
          </table:table-cell>
          <table:table-cell table:formula="of:=IF([.M188]&gt;[.M$177];[.M188];&quot;&quot;)" office:value-type="float" office:value="283442.85" calcext:value-type="float">
            <text:p>283442,85</text:p>
          </table:table-cell>
          <table:table-cell table:formula="of:=IF([.N188]&gt;[.N$177];[.N188];&quot;&quot;)" office:value-type="float" office:value="92210.75" calcext:value-type="float">
            <text:p>92210,75</text:p>
          </table:table-cell>
          <table:table-cell table:formula="of:=IF([.O188]&gt;[.O$177];[.O188];&quot;&quot;)" office:value-type="float" office:value="334222.7375" calcext:value-type="float">
            <text:p>334222,7375</text:p>
          </table:table-cell>
          <table:table-cell table:formula="of:=IF([.P188]&gt;[.P$177];[.P188];&quot;&quot;)" office:value-type="float" office:value="29093.5" calcext:value-type="float">
            <text:p>29093,5</text:p>
          </table:table-cell>
          <table:table-cell table:formula="of:=IF([.Q188]&gt;[.Q$177];[.Q188];&quot;&quot;)" office:value-type="float" office:value="20254.175" calcext:value-type="float">
            <text:p>20254,175</text:p>
          </table:table-cell>
          <table:table-cell table:formula="of:=IF([.R188]&gt;[.R$177];[.R188];&quot;&quot;)" office:value-type="float" office:value="108404.475" calcext:value-type="float">
            <text:p>108404,475</text:p>
          </table:table-cell>
          <table:table-cell table:formula="of:=IF([.S188]&gt;[.S$177];[.S188];&quot;&quot;)" office:value-type="float" office:value="429385.625" calcext:value-type="float">
            <text:p>429385,625</text:p>
          </table:table-cell>
          <table:table-cell table:formula="of:=IF([.T188]&gt;[.T$177];[.T188];&quot;&quot;)" office:value-type="float" office:value="229902.75" calcext:value-type="float">
            <text:p>229902,75</text:p>
          </table:table-cell>
          <table:table-cell table:formula="of:=IF([.U188]&gt;[.U$177];[.U188];&quot;&quot;)" office:value-type="float" office:value="323714.0625" calcext:value-type="float">
            <text:p>323714,0625</text:p>
          </table:table-cell>
          <table:table-cell table:formula="of:=IF([.V188]&gt;[.V$177];[.V188];&quot;&quot;)" office:value-type="float" office:value="324805.6" calcext:value-type="float">
            <text:p>324805,6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([.B189]&gt;[.B$177];[.B189];&quot;&quot;)" office:value-type="float" office:value="77559.625" calcext:value-type="float">
            <text:p>77559,625</text:p>
          </table:table-cell>
          <table:table-cell table:formula="of:=IF([.C189]&gt;[.C$177];[.C189];&quot;&quot;)" office:value-type="float" office:value="23968.325" calcext:value-type="float">
            <text:p>23968,325</text:p>
          </table:table-cell>
          <table:table-cell table:formula="of:=IF([.D189]&gt;[.D$177];[.D189];&quot;&quot;)" office:value-type="float" office:value="79463.025" calcext:value-type="float">
            <text:p>79463,025</text:p>
          </table:table-cell>
          <table:table-cell table:formula="of:=IF([.E189]&gt;[.E$177];[.E189];&quot;&quot;)" office:value-type="float" office:value="1228357.1375" calcext:value-type="float">
            <text:p>1228357,1375</text:p>
          </table:table-cell>
          <table:table-cell table:formula="of:=IF([.F189]&gt;[.F$177];[.F189];&quot;&quot;)" office:value-type="float" office:value="19333.9375" calcext:value-type="float">
            <text:p>19333,9375</text:p>
          </table:table-cell>
          <table:table-cell table:formula="of:=IF([.G189]&gt;[.G$177];[.G189];&quot;&quot;)" office:value-type="float" office:value="341596.4625" calcext:value-type="float">
            <text:p>341596,4625</text:p>
          </table:table-cell>
          <table:table-cell table:formula="of:=IF([.H189]&gt;[.H$177];[.H189];&quot;&quot;)" office:value-type="float" office:value="25792.275" calcext:value-type="float">
            <text:p>25792,275</text:p>
          </table:table-cell>
          <table:table-cell table:formula="of:=IF([.I189]&gt;[.I$177];[.I189];&quot;&quot;)" office:value-type="float" office:value="466202.025" calcext:value-type="float">
            <text:p>466202,025</text:p>
          </table:table-cell>
          <table:table-cell table:formula="of:=IF([.J189]&gt;[.J$177];[.J189];&quot;&quot;)" office:value-type="float" office:value="77190.4" calcext:value-type="float">
            <text:p>77190,4</text:p>
          </table:table-cell>
          <table:table-cell table:formula="of:=IF([.K189]&gt;[.K$177];[.K189];&quot;&quot;)" office:value-type="float" office:value="65006.4125" calcext:value-type="float">
            <text:p>65006,4125</text:p>
          </table:table-cell>
          <table:table-cell table:formula="of:=IF([.L189]&gt;[.L$177];[.L189];&quot;&quot;)" office:value-type="float" office:value="30666.425" calcext:value-type="float">
            <text:p>30666,425</text:p>
          </table:table-cell>
          <table:table-cell table:formula="of:=IF([.M189]&gt;[.M$177];[.M189];&quot;&quot;)" office:value-type="float" office:value="278890.85" calcext:value-type="float">
            <text:p>278890,85</text:p>
          </table:table-cell>
          <table:table-cell table:formula="of:=IF([.N189]&gt;[.N$177];[.N189];&quot;&quot;)" office:value-type="float" office:value="90024.75" calcext:value-type="float">
            <text:p>90024,75</text:p>
          </table:table-cell>
          <table:table-cell table:formula="of:=IF([.O189]&gt;[.O$177];[.O189];&quot;&quot;)" office:value-type="float" office:value="326564.2375" calcext:value-type="float">
            <text:p>326564,2375</text:p>
          </table:table-cell>
          <table:table-cell table:formula="of:=IF([.P189]&gt;[.P$177];[.P189];&quot;&quot;)" office:value-type="float" office:value="28491.7" calcext:value-type="float">
            <text:p>28491,7</text:p>
          </table:table-cell>
          <table:table-cell table:formula="of:=IF([.Q189]&gt;[.Q$177];[.Q189];&quot;&quot;)" office:value-type="float" office:value="19532.175" calcext:value-type="float">
            <text:p>19532,175</text:p>
          </table:table-cell>
          <table:table-cell table:formula="of:=IF([.R189]&gt;[.R$177];[.R189];&quot;&quot;)" office:value-type="float" office:value="104800.475" calcext:value-type="float">
            <text:p>104800,475</text:p>
          </table:table-cell>
          <table:table-cell table:formula="of:=IF([.S189]&gt;[.S$177];[.S189];&quot;&quot;)" office:value-type="float" office:value="404063.625" calcext:value-type="float">
            <text:p>404063,625</text:p>
          </table:table-cell>
          <table:table-cell table:formula="of:=IF([.T189]&gt;[.T$177];[.T189];&quot;&quot;)" office:value-type="float" office:value="232268.35" calcext:value-type="float">
            <text:p>232268,35</text:p>
          </table:table-cell>
          <table:table-cell table:formula="of:=IF([.U189]&gt;[.U$177];[.U189];&quot;&quot;)" office:value-type="float" office:value="318120.4625" calcext:value-type="float">
            <text:p>318120,4625</text:p>
          </table:table-cell>
          <table:table-cell table:formula="of:=IF([.V189]&gt;[.V$177];[.V189];&quot;&quot;)" office:value-type="float" office:value="306034.4" calcext:value-type="float">
            <text:p>306034,4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([.B190]&gt;[.B$177];[.B190];&quot;&quot;)" office:value-type="float" office:value="74410.225" calcext:value-type="float">
            <text:p>74410,225</text:p>
          </table:table-cell>
          <table:table-cell table:formula="of:=IF([.C190]&gt;[.C$177];[.C190];&quot;&quot;)" office:value-type="float" office:value="31629.725" calcext:value-type="float">
            <text:p>31629,725</text:p>
          </table:table-cell>
          <table:table-cell table:formula="of:=IF([.D190]&gt;[.D$177];[.D190];&quot;&quot;)" office:value-type="float" office:value="74236.225" calcext:value-type="float">
            <text:p>74236,225</text:p>
          </table:table-cell>
          <table:table-cell table:formula="of:=IF([.E190]&gt;[.E$177];[.E190];&quot;&quot;)" office:value-type="float" office:value="1149784.1375" calcext:value-type="float">
            <text:p>1149784,1375</text:p>
          </table:table-cell>
          <table:table-cell table:formula="of:=IF([.F190]&gt;[.F$177];[.F190];&quot;&quot;)" office:value-type="float" office:value="19743.9375" calcext:value-type="float">
            <text:p>19743,9375</text:p>
          </table:table-cell>
          <table:table-cell table:formula="of:=IF([.G190]&gt;[.G$177];[.G190];&quot;&quot;)" office:value-type="float" office:value="335941.2625" calcext:value-type="float">
            <text:p>335941,2625</text:p>
          </table:table-cell>
          <table:table-cell table:formula="of:=IF([.H190]&gt;[.H$177];[.H190];&quot;&quot;)" office:value-type="float" office:value="26453.875" calcext:value-type="float">
            <text:p>26453,875</text:p>
          </table:table-cell>
          <table:table-cell table:formula="of:=IF([.I190]&gt;[.I$177];[.I190];&quot;&quot;)" office:value-type="float" office:value="438649.425" calcext:value-type="float">
            <text:p>438649,425</text:p>
          </table:table-cell>
          <table:table-cell table:formula="of:=IF([.J190]&gt;[.J$177];[.J190];&quot;&quot;)" office:value-type="float" office:value="67965" calcext:value-type="float">
            <text:p>67965</text:p>
          </table:table-cell>
          <table:table-cell table:formula="of:=IF([.K190]&gt;[.K$177];[.K190];&quot;&quot;)" office:value-type="float" office:value="64765.6125" calcext:value-type="float">
            <text:p>64765,6125</text:p>
          </table:table-cell>
          <table:table-cell table:formula="of:=IF([.L190]&gt;[.L$177];[.L190];&quot;&quot;)" office:value-type="float" office:value="28139.225" calcext:value-type="float">
            <text:p>28139,225</text:p>
          </table:table-cell>
          <table:table-cell table:formula="of:=IF([.M190]&gt;[.M$177];[.M190];&quot;&quot;)" office:value-type="float" office:value="278590.85" calcext:value-type="float">
            <text:p>278590,85</text:p>
          </table:table-cell>
          <table:table-cell table:formula="of:=IF([.N190]&gt;[.N$177];[.N190];&quot;&quot;)" office:value-type="float" office:value="86855.55" calcext:value-type="float">
            <text:p>86855,55</text:p>
          </table:table-cell>
          <table:table-cell table:formula="of:=IF([.O190]&gt;[.O$177];[.O190];&quot;&quot;)" office:value-type="float" office:value="326540.2375" calcext:value-type="float">
            <text:p>326540,2375</text:p>
          </table:table-cell>
          <table:table-cell table:formula="of:=IF([.P190]&gt;[.P$177];[.P190];&quot;&quot;)" office:value-type="float" office:value="27850.1" calcext:value-type="float">
            <text:p>27850,1</text:p>
          </table:table-cell>
          <table:table-cell table:formula="of:=IF([.Q190]&gt;[.Q$177];[.Q190];&quot;&quot;)" office:value-type="float" office:value="20073.575" calcext:value-type="float">
            <text:p>20073,575</text:p>
          </table:table-cell>
          <table:table-cell table:formula="of:=IF([.R190]&gt;[.R$177];[.R190];&quot;&quot;)" office:value-type="float" office:value="105791.675" calcext:value-type="float">
            <text:p>105791,675</text:p>
          </table:table-cell>
          <table:table-cell table:formula="of:=IF([.S190]&gt;[.S$177];[.S190];&quot;&quot;)" office:value-type="float" office:value="405757.525" calcext:value-type="float">
            <text:p>405757,525</text:p>
          </table:table-cell>
          <table:table-cell table:formula="of:=IF([.T190]&gt;[.T$177];[.T190];&quot;&quot;)" office:value-type="float" office:value="226293.15" calcext:value-type="float">
            <text:p>226293,15</text:p>
          </table:table-cell>
          <table:table-cell table:formula="of:=IF([.U190]&gt;[.U$177];[.U190];&quot;&quot;)" office:value-type="float" office:value="318701.2625" calcext:value-type="float">
            <text:p>318701,2625</text:p>
          </table:table-cell>
          <table:table-cell table:formula="of:=IF([.V190]&gt;[.V$177];[.V190];&quot;&quot;)" office:value-type="float" office:value="307456.8" calcext:value-type="float">
            <text:p>307456,8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([.B191]&gt;[.B$177];[.B191];&quot;&quot;)" office:value-type="float" office:value="72665.625" calcext:value-type="float">
            <text:p>72665,625</text:p>
          </table:table-cell>
          <table:table-cell table:formula="of:=IF([.C191]&gt;[.C$177];[.C191];&quot;&quot;)" office:value-type="float" office:value="44205.125" calcext:value-type="float">
            <text:p>44205,125</text:p>
          </table:table-cell>
          <table:table-cell table:formula="of:=IF([.D191]&gt;[.D$177];[.D191];&quot;&quot;)" office:value-type="float" office:value="77108.325" calcext:value-type="float">
            <text:p>77108,325</text:p>
          </table:table-cell>
          <table:table-cell table:formula="of:=IF([.E191]&gt;[.E$177];[.E191];&quot;&quot;)" office:value-type="float" office:value="1189328.2375" calcext:value-type="float">
            <text:p>1189328,2375</text:p>
          </table:table-cell>
          <table:table-cell table:formula="of:=IF([.F191]&gt;[.F$177];[.F191];&quot;&quot;)" office:value-type="float" office:value="16058.0375" calcext:value-type="float">
            <text:p>16058,0375</text:p>
          </table:table-cell>
          <table:table-cell table:formula="of:=IF([.G191]&gt;[.G$177];[.G191];&quot;&quot;)" office:value-type="float" office:value="322724.4625" calcext:value-type="float">
            <text:p>322724,4625</text:p>
          </table:table-cell>
          <table:table-cell table:formula="of:=IF([.H191]&gt;[.H$177];[.H191];&quot;&quot;)" office:value-type="float" office:value="24348.075" calcext:value-type="float">
            <text:p>24348,075</text:p>
          </table:table-cell>
          <table:table-cell table:formula="of:=IF([.I191]&gt;[.I$177];[.I191];&quot;&quot;)" office:value-type="float" office:value="455301.725" calcext:value-type="float">
            <text:p>455301,725</text:p>
          </table:table-cell>
          <table:table-cell table:formula="of:=IF([.J191]&gt;[.J$177];[.J191];&quot;&quot;)" office:value-type="float" office:value="67724" calcext:value-type="float">
            <text:p>67724</text:p>
          </table:table-cell>
          <table:table-cell table:formula="of:=IF([.K191]&gt;[.K$177];[.K191];&quot;&quot;)" office:value-type="float" office:value="64083.4125" calcext:value-type="float">
            <text:p>64083,4125</text:p>
          </table:table-cell>
          <table:table-cell table:formula="of:=IF([.L191]&gt;[.L$177];[.L191];&quot;&quot;)" office:value-type="float" office:value="31228.225" calcext:value-type="float">
            <text:p>31228,225</text:p>
          </table:table-cell>
          <table:table-cell table:formula="of:=IF([.M191]&gt;[.M$177];[.M191];&quot;&quot;)" office:value-type="float" office:value="270427.65" calcext:value-type="float">
            <text:p>270427,65</text:p>
          </table:table-cell>
          <table:table-cell table:formula="of:=IF([.N191]&gt;[.N$177];[.N191];&quot;&quot;)" office:value-type="float" office:value="90324.35" calcext:value-type="float">
            <text:p>90324,35</text:p>
          </table:table-cell>
          <table:table-cell table:formula="of:=IF([.O191]&gt;[.O$177];[.O191];&quot;&quot;)" office:value-type="float" office:value="323699.2375" calcext:value-type="float">
            <text:p>323699,2375</text:p>
          </table:table-cell>
          <table:table-cell table:formula="of:=IF([.P191]&gt;[.P$177];[.P191];&quot;&quot;)" office:value-type="float" office:value="28912.9" calcext:value-type="float">
            <text:p>28912,9</text:p>
          </table:table-cell>
          <table:table-cell table:formula="of:=IF([.Q191]&gt;[.Q$177];[.Q191];&quot;&quot;)" office:value-type="float" office:value="19271.575" calcext:value-type="float">
            <text:p>19271,575</text:p>
          </table:table-cell>
          <table:table-cell table:formula="of:=IF([.R191]&gt;[.R$177];[.R191];&quot;&quot;)" office:value-type="float" office:value="101407.675" calcext:value-type="float">
            <text:p>101407,675</text:p>
          </table:table-cell>
          <table:table-cell table:formula="of:=IF([.S191]&gt;[.S$177];[.S191];&quot;&quot;)" office:value-type="float" office:value="410207.725" calcext:value-type="float">
            <text:p>410207,725</text:p>
          </table:table-cell>
          <table:table-cell table:formula="of:=IF([.T191]&gt;[.T$177];[.T191];&quot;&quot;)" office:value-type="float" office:value="216565.15" calcext:value-type="float">
            <text:p>216565,15</text:p>
          </table:table-cell>
          <table:table-cell table:formula="of:=IF([.U191]&gt;[.U$177];[.U191];&quot;&quot;)" office:value-type="float" office:value="303116.4625" calcext:value-type="float">
            <text:p>303116,4625</text:p>
          </table:table-cell>
          <table:table-cell table:formula="of:=IF([.V191]&gt;[.V$177];[.V191];&quot;&quot;)" office:value-type="float" office:value="303526.4" calcext:value-type="float">
            <text:p>303526,4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([.B192]&gt;[.B$177];[.B192];&quot;&quot;)" office:value-type="float" office:value="74531.025" calcext:value-type="float">
            <text:p>74531,025</text:p>
          </table:table-cell>
          <table:table-cell table:formula="of:=IF([.C192]&gt;[.C$177];[.C192];&quot;&quot;)" office:value-type="float" office:value="23246.325" calcext:value-type="float">
            <text:p>23246,325</text:p>
          </table:table-cell>
          <table:table-cell table:formula="of:=IF([.D192]&gt;[.D$177];[.D192];&quot;&quot;)" office:value-type="float" office:value="72762.225" calcext:value-type="float">
            <text:p>72762,225</text:p>
          </table:table-cell>
          <table:table-cell table:formula="of:=IF([.E192]&gt;[.E$177];[.E192];&quot;&quot;)" office:value-type="float" office:value="1138857.3375" calcext:value-type="float">
            <text:p>1138857,3375</text:p>
          </table:table-cell>
          <table:table-cell table:formula="of:=IF([.F192]&gt;[.F$177];[.F192];&quot;&quot;)" office:value-type="float" office:value="12322.7375" calcext:value-type="float">
            <text:p>12322,7375</text:p>
          </table:table-cell>
          <table:table-cell table:formula="of:=IF([.G192]&gt;[.G$177];[.G192];&quot;&quot;)" office:value-type="float" office:value="323746.8625" calcext:value-type="float">
            <text:p>323746,8625</text:p>
          </table:table-cell>
          <table:table-cell table:formula="of:=IF([.H192]&gt;[.H$177];[.H192];&quot;&quot;)" office:value-type="float" office:value="26654.475" calcext:value-type="float">
            <text:p>26654,475</text:p>
          </table:table-cell>
          <table:table-cell table:formula="of:=IF([.I192]&gt;[.I$177];[.I192];&quot;&quot;)" office:value-type="float" office:value="451042.225" calcext:value-type="float">
            <text:p>451042,225</text:p>
          </table:table-cell>
          <table:table-cell table:formula="of:=IF([.J192]&gt;[.J$177];[.J192];&quot;&quot;)" office:value-type="float" office:value="64435" calcext:value-type="float">
            <text:p>64435</text:p>
          </table:table-cell>
          <table:table-cell table:formula="of:=IF([.K192]&gt;[.K$177];[.K192];&quot;&quot;)" office:value-type="float" office:value="61817.4125" calcext:value-type="float">
            <text:p>61817,4125</text:p>
          </table:table-cell>
          <table:table-cell table:formula="of:=IF([.L192]&gt;[.L$177];[.L192];&quot;&quot;)" office:value-type="float" office:value="27577.825" calcext:value-type="float">
            <text:p>27577,825</text:p>
          </table:table-cell>
          <table:table-cell table:formula="of:=IF([.M192]&gt;[.M$177];[.M192];&quot;&quot;)" office:value-type="float" office:value="270368.45" calcext:value-type="float">
            <text:p>270368,45</text:p>
          </table:table-cell>
          <table:table-cell table:formula="of:=IF([.N192]&gt;[.N$177];[.N192];&quot;&quot;)" office:value-type="float" office:value="82403.15" calcext:value-type="float">
            <text:p>82403,15</text:p>
          </table:table-cell>
          <table:table-cell table:formula="of:=IF([.O192]&gt;[.O$177];[.O192];&quot;&quot;)" office:value-type="float" office:value="312914.2375" calcext:value-type="float">
            <text:p>312914,2375</text:p>
          </table:table-cell>
          <table:table-cell table:formula="of:=IF([.P192]&gt;[.P$177];[.P192];&quot;&quot;)" office:value-type="float" office:value="27488.9" calcext:value-type="float">
            <text:p>27488,9</text:p>
          </table:table-cell>
          <table:table-cell table:formula="of:=IF([.Q192]&gt;[.Q$177];[.Q192];&quot;&quot;)" office:value-type="float" office:value="18409.175" calcext:value-type="float">
            <text:p>18409,175</text:p>
          </table:table-cell>
          <table:table-cell table:formula="of:=IF([.R192]&gt;[.R$177];[.R192];&quot;&quot;)" office:value-type="float" office:value="107123.275" calcext:value-type="float">
            <text:p>107123,275</text:p>
          </table:table-cell>
          <table:table-cell table:formula="of:=IF([.S192]&gt;[.S$177];[.S192];&quot;&quot;)" office:value-type="float" office:value="395543.625" calcext:value-type="float">
            <text:p>395543,625</text:p>
          </table:table-cell>
          <table:table-cell table:formula="of:=IF([.T192]&gt;[.T$177];[.T192];&quot;&quot;)" office:value-type="float" office:value="221899.55" calcext:value-type="float">
            <text:p>221899,55</text:p>
          </table:table-cell>
          <table:table-cell table:formula="of:=IF([.U192]&gt;[.U$177];[.U192];&quot;&quot;)" office:value-type="float" office:value="305182.0625" calcext:value-type="float">
            <text:p>305182,0625</text:p>
          </table:table-cell>
          <table:table-cell table:formula="of:=IF([.V192]&gt;[.V$177];[.V192];&quot;&quot;)" office:value-type="float" office:value="293136.8" calcext:value-type="float">
            <text:p>293136,8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([.B193]&gt;[.B$177];[.B193];&quot;&quot;)" office:value-type="float" office:value="70399.225" calcext:value-type="float">
            <text:p>70399,225</text:p>
          </table:table-cell>
          <table:table-cell table:formula="of:=IF([.C193]&gt;[.C$177];[.C193];&quot;&quot;)" office:value-type="float" office:value="21661.725" calcext:value-type="float">
            <text:p>21661,725</text:p>
          </table:table-cell>
          <table:table-cell table:formula="of:=IF([.D193]&gt;[.D$177];[.D193];&quot;&quot;)" office:value-type="float" office:value="76812.125" calcext:value-type="float">
            <text:p>76812,125</text:p>
          </table:table-cell>
          <table:table-cell table:formula="of:=IF([.E193]&gt;[.E$177];[.E193];&quot;&quot;)" office:value-type="float" office:value="1116587.7375" calcext:value-type="float">
            <text:p>1116587,7375</text:p>
          </table:table-cell>
          <table:table-cell table:formula="of:=IF([.F193]&gt;[.F$177];[.F193];&quot;&quot;)" office:value-type="float" office:value="12403.9375" calcext:value-type="float">
            <text:p>12403,9375</text:p>
          </table:table-cell>
          <table:table-cell table:formula="of:=IF([.G193]&gt;[.G$177];[.G193];&quot;&quot;)" office:value-type="float" office:value="305978.0625" calcext:value-type="float">
            <text:p>305978,0625</text:p>
          </table:table-cell>
          <table:table-cell table:formula="of:=IF([.H193]&gt;[.H$177];[.H193];&quot;&quot;)" office:value-type="float" office:value="22743.875" calcext:value-type="float">
            <text:p>22743,875</text:p>
          </table:table-cell>
          <table:table-cell table:formula="of:=IF([.I193]&gt;[.I$177];[.I193];&quot;&quot;)" office:value-type="float" office:value="428469.325" calcext:value-type="float">
            <text:p>428469,325</text:p>
          </table:table-cell>
          <table:table-cell table:formula="of:=IF([.J193]&gt;[.J$177];[.J193];&quot;&quot;)" office:value-type="float" office:value="59441.2" calcext:value-type="float">
            <text:p>59441,2</text:p>
          </table:table-cell>
          <table:table-cell table:formula="of:=IF([.K193]&gt;[.K$177];[.K193];&quot;&quot;)" office:value-type="float" office:value="60634.0125" calcext:value-type="float">
            <text:p>60634,0125</text:p>
          </table:table-cell>
          <table:table-cell table:formula="of:=IF([.L193]&gt;[.L$177];[.L193];&quot;&quot;)" office:value-type="float" office:value="26073.625" calcext:value-type="float">
            <text:p>26073,625</text:p>
          </table:table-cell>
          <table:table-cell table:formula="of:=IF([.M193]&gt;[.M$177];[.M193];&quot;&quot;)" office:value-type="float" office:value="259777.25" calcext:value-type="float">
            <text:p>259777,25</text:p>
          </table:table-cell>
          <table:table-cell table:formula="of:=IF([.N193]&gt;[.N$177];[.N193];&quot;&quot;)" office:value-type="float" office:value="82001.55" calcext:value-type="float">
            <text:p>82001,55</text:p>
          </table:table-cell>
          <table:table-cell table:formula="of:=IF([.O193]&gt;[.O$177];[.O193];&quot;&quot;)" office:value-type="float" office:value="313676.7375" calcext:value-type="float">
            <text:p>313676,7375</text:p>
          </table:table-cell>
          <table:table-cell table:formula="of:=IF([.P193]&gt;[.P$177];[.P193];&quot;&quot;)" office:value-type="float" office:value="25363.1" calcext:value-type="float">
            <text:p>25363,1</text:p>
          </table:table-cell>
          <table:table-cell table:formula="of:=IF([.Q193]&gt;[.Q$177];[.Q193];&quot;&quot;)" office:value-type="float" office:value="16924.975" calcext:value-type="float">
            <text:p>16924,975</text:p>
          </table:table-cell>
          <table:table-cell table:formula="of:=IF([.R193]&gt;[.R$177];[.R193];&quot;&quot;)" office:value-type="float" office:value="98865.275" calcext:value-type="float">
            <text:p>98865,275</text:p>
          </table:table-cell>
          <table:table-cell table:formula="of:=IF([.S193]&gt;[.S$177];[.S193];&quot;&quot;)" office:value-type="float" office:value="387042.825" calcext:value-type="float">
            <text:p>387042,825</text:p>
          </table:table-cell>
          <table:table-cell table:formula="of:=IF([.T193]&gt;[.T$177];[.T193];&quot;&quot;)" office:value-type="float" office:value="215803.55" calcext:value-type="float">
            <text:p>215803,55</text:p>
          </table:table-cell>
          <table:table-cell table:formula="of:=IF([.U193]&gt;[.U$177];[.U193];&quot;&quot;)" office:value-type="float" office:value="301091.6625" calcext:value-type="float">
            <text:p>301091,6625</text:p>
          </table:table-cell>
          <table:table-cell table:formula="of:=IF([.V193]&gt;[.V$177];[.V193];&quot;&quot;)" office:value-type="float" office:value="295240.8" calcext:value-type="float">
            <text:p>295240,8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([.B194]&gt;[.B$177];[.B194];&quot;&quot;)" office:value-type="float" office:value="68072.425" calcext:value-type="float">
            <text:p>68072,425</text:p>
          </table:table-cell>
          <table:table-cell table:formula="of:=IF([.C194]&gt;[.C$177];[.C194];&quot;&quot;)" office:value-type="float" office:value="22684.725" calcext:value-type="float">
            <text:p>22684,725</text:p>
          </table:table-cell>
          <table:table-cell table:formula="of:=IF([.D194]&gt;[.D$177];[.D194];&quot;&quot;)" office:value-type="float" office:value="73301.125" calcext:value-type="float">
            <text:p>73301,125</text:p>
          </table:table-cell>
          <table:table-cell table:formula="of:=IF([.E194]&gt;[.E$177];[.E194];&quot;&quot;)" office:value-type="float" office:value="1103839.9375" calcext:value-type="float">
            <text:p>1103839,9375</text:p>
          </table:table-cell>
          <table:table-cell table:formula="of:=IF([.F194]&gt;[.F$177];[.F194];&quot;&quot;)" office:value-type="float" office:value="12425.2375" calcext:value-type="float">
            <text:p>12425,2375</text:p>
          </table:table-cell>
          <table:table-cell table:formula="of:=IF([.G194]&gt;[.G$177];[.G194];&quot;&quot;)" office:value-type="float" office:value="307040.4625" calcext:value-type="float">
            <text:p>307040,4625</text:p>
          </table:table-cell>
          <table:table-cell table:formula="of:=IF([.H194]&gt;[.H$177];[.H194];&quot;&quot;)" office:value-type="float" office:value="22803.675" calcext:value-type="float">
            <text:p>22803,675</text:p>
          </table:table-cell>
          <table:table-cell table:formula="of:=IF([.I194]&gt;[.I$177];[.I194];&quot;&quot;)" office:value-type="float" office:value="421822.025" calcext:value-type="float">
            <text:p>421822,025</text:p>
          </table:table-cell>
          <table:table-cell table:formula="of:=IF([.J194]&gt;[.J$177];[.J194];&quot;&quot;)" office:value-type="float" office:value="61647" calcext:value-type="float">
            <text:p>61647</text:p>
          </table:table-cell>
          <table:table-cell table:formula="of:=IF([.K194]&gt;[.K$177];[.K194];&quot;&quot;)" office:value-type="float" office:value="58407.8125" calcext:value-type="float">
            <text:p>58407,8125</text:p>
          </table:table-cell>
          <table:table-cell table:formula="of:=IF([.L194]&gt;[.L$177];[.L194];&quot;&quot;)" office:value-type="float" office:value="24649.625" calcext:value-type="float">
            <text:p>24649,625</text:p>
          </table:table-cell>
          <table:table-cell table:formula="of:=IF([.M194]&gt;[.M$177];[.M194];&quot;&quot;)" office:value-type="float" office:value="252859.65" calcext:value-type="float">
            <text:p>252859,65</text:p>
          </table:table-cell>
          <table:table-cell table:formula="of:=IF([.N194]&gt;[.N$177];[.N194];&quot;&quot;)" office:value-type="float" office:value="80858.35" calcext:value-type="float">
            <text:p>80858,35</text:p>
          </table:table-cell>
          <table:table-cell table:formula="of:=IF([.O194]&gt;[.O$177];[.O194];&quot;&quot;)" office:value-type="float" office:value="300100.2375" calcext:value-type="float">
            <text:p>300100,2375</text:p>
          </table:table-cell>
          <table:table-cell table:formula="of:=IF([.P194]&gt;[.P$177];[.P194];&quot;&quot;)" office:value-type="float" office:value="28010.5" calcext:value-type="float">
            <text:p>28010,5</text:p>
          </table:table-cell>
          <table:table-cell table:formula="of:=IF([.Q194]&gt;[.Q$177];[.Q194];&quot;&quot;)" office:value-type="float" office:value="18047.975" calcext:value-type="float">
            <text:p>18047,975</text:p>
          </table:table-cell>
          <table:table-cell table:formula="of:=IF([.R194]&gt;[.R$177];[.R194];&quot;&quot;)" office:value-type="float" office:value="98774.475" calcext:value-type="float">
            <text:p>98774,475</text:p>
          </table:table-cell>
          <table:table-cell table:formula="of:=IF([.S194]&gt;[.S$177];[.S194];&quot;&quot;)" office:value-type="float" office:value="373249.225" calcext:value-type="float">
            <text:p>373249,225</text:p>
          </table:table-cell>
          <table:table-cell table:formula="of:=IF([.T194]&gt;[.T$177];[.T194];&quot;&quot;)" office:value-type="float" office:value="213375.55" calcext:value-type="float">
            <text:p>213375,55</text:p>
          </table:table-cell>
          <table:table-cell table:formula="of:=IF([.U194]&gt;[.U$177];[.U194];&quot;&quot;)" office:value-type="float" office:value="298506.0625" calcext:value-type="float">
            <text:p>298506,0625</text:p>
          </table:table-cell>
          <table:table-cell table:formula="of:=IF([.V194]&gt;[.V$177];[.V194];&quot;&quot;)" office:value-type="float" office:value="287340.8" calcext:value-type="float">
            <text:p>287340,8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([.B195]&gt;[.B$177];[.B195];&quot;&quot;)" office:value-type="float" office:value="68192.825" calcext:value-type="float">
            <text:p>68192,825</text:p>
          </table:table-cell>
          <table:table-cell table:formula="of:=IF([.C195]&gt;[.C$177];[.C195];&quot;&quot;)" office:value-type="float" office:value="27658.925" calcext:value-type="float">
            <text:p>27658,925</text:p>
          </table:table-cell>
          <table:table-cell table:formula="of:=IF([.D195]&gt;[.D$177];[.D195];&quot;&quot;)" office:value-type="float" office:value="75557.725" calcext:value-type="float">
            <text:p>75557,725</text:p>
          </table:table-cell>
          <table:table-cell table:formula="of:=IF([.E195]&gt;[.E$177];[.E195];&quot;&quot;)" office:value-type="float" office:value="1088674.1375" calcext:value-type="float">
            <text:p>1088674,1375</text:p>
          </table:table-cell>
          <table:table-cell table:formula="of:=IF([.F195]&gt;[.F$177];[.F195];&quot;&quot;)" office:value-type="float" office:value="11299.8375" calcext:value-type="float">
            <text:p>11299,8375</text:p>
          </table:table-cell>
          <table:table-cell table:formula="of:=IF([.G195]&gt;[.G$177];[.G195];&quot;&quot;)" office:value-type="float" office:value="304654.0625" calcext:value-type="float">
            <text:p>304654,0625</text:p>
          </table:table-cell>
          <table:table-cell table:formula="of:=IF([.H195]&gt;[.H$177];[.H195];&quot;&quot;)" office:value-type="float" office:value="22843.875" calcext:value-type="float">
            <text:p>22843,875</text:p>
          </table:table-cell>
          <table:table-cell table:formula="of:=IF([.I195]&gt;[.I$177];[.I195];&quot;&quot;)" office:value-type="float" office:value="414660.325" calcext:value-type="float">
            <text:p>414660,325</text:p>
          </table:table-cell>
          <table:table-cell table:formula="of:=IF([.J195]&gt;[.J$177];[.J195];&quot;&quot;)" office:value-type="float" office:value="60003" calcext:value-type="float">
            <text:p>60003</text:p>
          </table:table-cell>
          <table:table-cell table:formula="of:=IF([.K195]&gt;[.K$177];[.K195];&quot;&quot;)" office:value-type="float" office:value="60192.2125" calcext:value-type="float">
            <text:p>60192,2125</text:p>
          </table:table-cell>
          <table:table-cell table:formula="of:=IF([.L195]&gt;[.L$177];[.L195];&quot;&quot;)" office:value-type="float" office:value="24028.025" calcext:value-type="float">
            <text:p>24028,025</text:p>
          </table:table-cell>
          <table:table-cell table:formula="of:=IF([.M195]&gt;[.M$177];[.M195];&quot;&quot;)" office:value-type="float" office:value="244594.85" calcext:value-type="float">
            <text:p>244594,85</text:p>
          </table:table-cell>
          <table:table-cell table:formula="of:=IF([.N195]&gt;[.N$177];[.N195];&quot;&quot;)" office:value-type="float" office:value="81379.55" calcext:value-type="float">
            <text:p>81379,55</text:p>
          </table:table-cell>
          <table:table-cell table:formula="of:=IF([.O195]&gt;[.O$177];[.O195];&quot;&quot;)" office:value-type="float" office:value="296910.2375" calcext:value-type="float">
            <text:p>296910,2375</text:p>
          </table:table-cell>
          <table:table-cell table:formula="of:=IF([.P195]&gt;[.P$177];[.P195];&quot;&quot;)" office:value-type="float" office:value="27369.1" calcext:value-type="float">
            <text:p>27369,1</text:p>
          </table:table-cell>
          <table:table-cell table:formula="of:=IF([.Q195]&gt;[.Q$177];[.Q195];&quot;&quot;)" office:value-type="float" office:value="16142.775" calcext:value-type="float">
            <text:p>16142,775</text:p>
          </table:table-cell>
          <table:table-cell table:formula="of:=IF([.R195]&gt;[.R$177];[.R195];&quot;&quot;)" office:value-type="float" office:value="95201.675" calcext:value-type="float">
            <text:p>95201,675</text:p>
          </table:table-cell>
          <table:table-cell table:formula="of:=IF([.S195]&gt;[.S$177];[.S195];&quot;&quot;)" office:value-type="float" office:value="366822.325" calcext:value-type="float">
            <text:p>366822,325</text:p>
          </table:table-cell>
          <table:table-cell table:formula="of:=IF([.T195]&gt;[.T$177];[.T195];&quot;&quot;)" office:value-type="float" office:value="207440.35" calcext:value-type="float">
            <text:p>207440,35</text:p>
          </table:table-cell>
          <table:table-cell table:formula="of:=IF([.U195]&gt;[.U$177];[.U195];&quot;&quot;)" office:value-type="float" office:value="290843.6625" calcext:value-type="float">
            <text:p>290843,6625</text:p>
          </table:table-cell>
          <table:table-cell table:formula="of:=IF([.V195]&gt;[.V$177];[.V195];&quot;&quot;)" office:value-type="float" office:value="283630.4" calcext:value-type="float">
            <text:p>283630,4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([.B196]&gt;[.B$177];[.B196];&quot;&quot;)" office:value-type="float" office:value="66248.025" calcext:value-type="float">
            <text:p>66248,025</text:p>
          </table:table-cell>
          <table:table-cell table:formula="of:=IF([.C196]&gt;[.C$177];[.C196];&quot;&quot;)" office:value-type="float" office:value="21180.725" calcext:value-type="float">
            <text:p>21180,725</text:p>
          </table:table-cell>
          <table:table-cell table:formula="of:=IF([.D196]&gt;[.D$177];[.D196];&quot;&quot;)" office:value-type="float" office:value="75654.125" calcext:value-type="float">
            <text:p>75654,125</text:p>
          </table:table-cell>
          <table:table-cell table:formula="of:=IF([.E196]&gt;[.E$177];[.E196];&quot;&quot;)" office:value-type="float" office:value="1068809.4375" calcext:value-type="float">
            <text:p>1068809,4375</text:p>
          </table:table-cell>
          <table:table-cell table:formula="of:=IF([.F196]&gt;[.F$177];[.F196];&quot;&quot;)" office:value-type="float" office:value="11316.2375" calcext:value-type="float">
            <text:p>11316,2375</text:p>
          </table:table-cell>
          <table:table-cell table:formula="of:=IF([.G196]&gt;[.G$177];[.G196];&quot;&quot;)" office:value-type="float" office:value="296651.6625" calcext:value-type="float">
            <text:p>296651,6625</text:p>
          </table:table-cell>
          <table:table-cell table:formula="of:=IF([.H196]&gt;[.H$177];[.H196];&quot;&quot;)" office:value-type="float" office:value="23525.675" calcext:value-type="float">
            <text:p>23525,675</text:p>
          </table:table-cell>
          <table:table-cell table:formula="of:=IF([.I196]&gt;[.I$177];[.I196];&quot;&quot;)" office:value-type="float" office:value="411576.025" calcext:value-type="float">
            <text:p>411576,025</text:p>
          </table:table-cell>
          <table:table-cell table:formula="of:=IF([.J196]&gt;[.J$177];[.J196];&quot;&quot;)" office:value-type="float" office:value="61045.8" calcext:value-type="float">
            <text:p>61045,8</text:p>
          </table:table-cell>
          <table:table-cell table:formula="of:=IF([.K196]&gt;[.K$177];[.K196];&quot;&quot;)" office:value-type="float" office:value="59110.0125" calcext:value-type="float">
            <text:p>59110,0125</text:p>
          </table:table-cell>
          <table:table-cell table:formula="of:=IF([.L196]&gt;[.L$177];[.L196];&quot;&quot;)" office:value-type="float" office:value="23706.825" calcext:value-type="float">
            <text:p>23706,825</text:p>
          </table:table-cell>
          <table:table-cell table:formula="of:=IF([.M196]&gt;[.M$177];[.M196];&quot;&quot;)" office:value-type="float" office:value="249207.65" calcext:value-type="float">
            <text:p>249207,65</text:p>
          </table:table-cell>
          <table:table-cell table:formula="of:=IF([.N196]&gt;[.N$177];[.N196];&quot;&quot;)" office:value-type="float" office:value="80377.55" calcext:value-type="float">
            <text:p>80377,55</text:p>
          </table:table-cell>
          <table:table-cell table:formula="of:=IF([.O196]&gt;[.O$177];[.O196];&quot;&quot;)" office:value-type="float" office:value="299975.2375" calcext:value-type="float">
            <text:p>299975,2375</text:p>
          </table:table-cell>
          <table:table-cell table:formula="of:=IF([.P196]&gt;[.P$177];[.P196];&quot;&quot;)" office:value-type="float" office:value="24761.3" calcext:value-type="float">
            <text:p>24761,3</text:p>
          </table:table-cell>
          <table:table-cell table:formula="of:=IF([.Q196]&gt;[.Q$177];[.Q196];&quot;&quot;)" office:value-type="float" office:value="17145.575" calcext:value-type="float">
            <text:p>17145,575</text:p>
          </table:table-cell>
          <table:table-cell table:formula="of:=IF([.R196]&gt;[.R$177];[.R196];&quot;&quot;)" office:value-type="float" office:value="97002.875" calcext:value-type="float">
            <text:p>97002,875</text:p>
          </table:table-cell>
          <table:table-cell table:formula="of:=IF([.S196]&gt;[.S$177];[.S196];&quot;&quot;)" office:value-type="float" office:value="370884.625" calcext:value-type="float">
            <text:p>370884,625</text:p>
          </table:table-cell>
          <table:table-cell table:formula="of:=IF([.T196]&gt;[.T$177];[.T196];&quot;&quot;)" office:value-type="float" office:value="210046.75" calcext:value-type="float">
            <text:p>210046,75</text:p>
          </table:table-cell>
          <table:table-cell table:formula="of:=IF([.U196]&gt;[.U$177];[.U196];&quot;&quot;)" office:value-type="float" office:value="283985.2625" calcext:value-type="float">
            <text:p>283985,2625</text:p>
          </table:table-cell>
          <table:table-cell table:formula="of:=IF([.V196]&gt;[.V$177];[.V196];&quot;&quot;)" office:value-type="float" office:value="272479.2" calcext:value-type="float">
            <text:p>272479,2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([.B197]&gt;[.B$177];[.B197];&quot;&quot;)" office:value-type="float" office:value="66046.825" calcext:value-type="float">
            <text:p>66046,825</text:p>
          </table:table-cell>
          <table:table-cell table:formula="of:=IF([.C197]&gt;[.C$177];[.C197];&quot;&quot;)" office:value-type="float" office:value="21922.725" calcext:value-type="float">
            <text:p>21922,725</text:p>
          </table:table-cell>
          <table:table-cell table:formula="of:=IF([.D197]&gt;[.D$177];[.D197];&quot;&quot;)" office:value-type="float" office:value="72791.325" calcext:value-type="float">
            <text:p>72791,325</text:p>
          </table:table-cell>
          <table:table-cell table:formula="of:=IF([.E197]&gt;[.E$177];[.E197];&quot;&quot;)" office:value-type="float" office:value="1049387.1375" calcext:value-type="float">
            <text:p>1049387,1375</text:p>
          </table:table-cell>
          <table:table-cell table:formula="of:=IF([.F197]&gt;[.F$177];[.F197];&quot;&quot;)" office:value-type="float" office:value="12321.4375" calcext:value-type="float">
            <text:p>12321,4375</text:p>
          </table:table-cell>
          <table:table-cell table:formula="of:=IF([.G197]&gt;[.G$177];[.G197];&quot;&quot;)" office:value-type="float" office:value="288446.8625" calcext:value-type="float">
            <text:p>288446,8625</text:p>
          </table:table-cell>
          <table:table-cell table:formula="of:=IF([.H197]&gt;[.H$177];[.H197];&quot;&quot;)" office:value-type="float" office:value="22984.275" calcext:value-type="float">
            <text:p>22984,275</text:p>
          </table:table-cell>
          <table:table-cell table:formula="of:=IF([.I197]&gt;[.I$177];[.I197];&quot;&quot;)" office:value-type="float" office:value="397330.125" calcext:value-type="float">
            <text:p>397330,125</text:p>
          </table:table-cell>
          <table:table-cell table:formula="of:=IF([.J197]&gt;[.J$177];[.J197];&quot;&quot;)" office:value-type="float" office:value="60383.2" calcext:value-type="float">
            <text:p>60383,2</text:p>
          </table:table-cell>
          <table:table-cell table:formula="of:=IF([.K197]&gt;[.K$177];[.K197];&quot;&quot;)" office:value-type="float" office:value="57104.0125" calcext:value-type="float">
            <text:p>57104,0125</text:p>
          </table:table-cell>
          <table:table-cell table:formula="of:=IF([.L197]&gt;[.L$177];[.L197];&quot;&quot;)" office:value-type="float" office:value="23827.425" calcext:value-type="float">
            <text:p>23827,425</text:p>
          </table:table-cell>
          <table:table-cell table:formula="of:=IF([.M197]&gt;[.M$177];[.M197];&quot;&quot;)" office:value-type="float" office:value="244054.05" calcext:value-type="float">
            <text:p>244054,05</text:p>
          </table:table-cell>
          <table:table-cell table:formula="of:=IF([.N197]&gt;[.N$177];[.N197];&quot;&quot;)" office:value-type="float" office:value="81279.55" calcext:value-type="float">
            <text:p>81279,55</text:p>
          </table:table-cell>
          <table:table-cell table:formula="of:=IF([.O197]&gt;[.O$177];[.O197];&quot;&quot;)" office:value-type="float" office:value="295684.7375" calcext:value-type="float">
            <text:p>295684,7375</text:p>
          </table:table-cell>
          <table:table-cell table:formula="of:=IF([.P197]&gt;[.P$177];[.P197];&quot;&quot;)" office:value-type="float" office:value="25583.7" calcext:value-type="float">
            <text:p>25583,7</text:p>
          </table:table-cell>
          <table:table-cell table:formula="of:=IF([.Q197]&gt;[.Q$177];[.Q197];&quot;&quot;)" office:value-type="float" office:value="16202.975" calcext:value-type="float">
            <text:p>16202,975</text:p>
          </table:table-cell>
          <table:table-cell table:formula="of:=IF([.R197]&gt;[.R$177];[.R197];&quot;&quot;)" office:value-type="float" office:value="97864.475" calcext:value-type="float">
            <text:p>97864,475</text:p>
          </table:table-cell>
          <table:table-cell table:formula="of:=IF([.S197]&gt;[.S$177];[.S197];&quot;&quot;)" office:value-type="float" office:value="374110.925" calcext:value-type="float">
            <text:p>374110,925</text:p>
          </table:table-cell>
          <table:table-cell table:formula="of:=IF([.T197]&gt;[.T$177];[.T197];&quot;&quot;)" office:value-type="float" office:value="211430.75" calcext:value-type="float">
            <text:p>211430,75</text:p>
          </table:table-cell>
          <table:table-cell table:formula="of:=IF([.U197]&gt;[.U$177];[.U197];&quot;&quot;)" office:value-type="float" office:value="287111.6625" calcext:value-type="float">
            <text:p>287111,6625</text:p>
          </table:table-cell>
          <table:table-cell table:formula="of:=IF([.V197]&gt;[.V$177];[.V197];&quot;&quot;)" office:value-type="float" office:value="277815.2" calcext:value-type="float">
            <text:p>277815,2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([.B198]&gt;[.B$177];[.B198];&quot;&quot;)" office:value-type="float" office:value="68734.825" calcext:value-type="float">
            <text:p>68734,825</text:p>
          </table:table-cell>
          <table:table-cell table:formula="of:=IF([.C198]&gt;[.C$177];[.C198];&quot;&quot;)" office:value-type="float" office:value="22103.325" calcext:value-type="float">
            <text:p>22103,325</text:p>
          </table:table-cell>
          <table:table-cell table:formula="of:=IF([.D198]&gt;[.D$177];[.D198];&quot;&quot;)" office:value-type="float" office:value="76459.625" calcext:value-type="float">
            <text:p>76459,625</text:p>
          </table:table-cell>
          <table:table-cell table:formula="of:=IF([.E198]&gt;[.E$177];[.E198];&quot;&quot;)" office:value-type="float" office:value="1058410.1375" calcext:value-type="float">
            <text:p>1058410,1375</text:p>
          </table:table-cell>
          <table:table-cell table:formula="of:=IF([.F198]&gt;[.F$177];[.F198];&quot;&quot;)" office:value-type="float" office:value="15918.9375" calcext:value-type="float">
            <text:p>15918,9375</text:p>
          </table:table-cell>
          <table:table-cell table:formula="of:=IF([.G198]&gt;[.G$177];[.G198];&quot;&quot;)" office:value-type="float" office:value="293322.8625" calcext:value-type="float">
            <text:p>293322,8625</text:p>
          </table:table-cell>
          <table:table-cell table:formula="of:=IF([.H198]&gt;[.H$177];[.H198];&quot;&quot;)" office:value-type="float" office:value="22763.675" calcext:value-type="float">
            <text:p>22763,675</text:p>
          </table:table-cell>
          <table:table-cell table:formula="of:=IF([.I198]&gt;[.I$177];[.I198];&quot;&quot;)" office:value-type="float" office:value="390893.125" calcext:value-type="float">
            <text:p>390893,125</text:p>
          </table:table-cell>
          <table:table-cell table:formula="of:=IF([.J198]&gt;[.J$177];[.J198];&quot;&quot;)" office:value-type="float" office:value="57295.2" calcext:value-type="float">
            <text:p>57295,2</text:p>
          </table:table-cell>
          <table:table-cell table:formula="of:=IF([.K198]&gt;[.K$177];[.K198];&quot;&quot;)" office:value-type="float" office:value="57064.2125" calcext:value-type="float">
            <text:p>57064,2125</text:p>
          </table:table-cell>
          <table:table-cell table:formula="of:=IF([.L198]&gt;[.L$177];[.L198];&quot;&quot;)" office:value-type="float" office:value="20979.425" calcext:value-type="float">
            <text:p>20979,425</text:p>
          </table:table-cell>
          <table:table-cell table:formula="of:=IF([.M198]&gt;[.M$177];[.M198];&quot;&quot;)" office:value-type="float" office:value="248206.05" calcext:value-type="float">
            <text:p>248206,05</text:p>
          </table:table-cell>
          <table:table-cell table:formula="of:=IF([.N198]&gt;[.N$177];[.N198];&quot;&quot;)" office:value-type="float" office:value="76626.35" calcext:value-type="float">
            <text:p>76626,35</text:p>
          </table:table-cell>
          <table:table-cell table:formula="of:=IF([.O198]&gt;[.O$177];[.O198];&quot;&quot;)" office:value-type="float" office:value="292793.2375" calcext:value-type="float">
            <text:p>292793,2375</text:p>
          </table:table-cell>
          <table:table-cell table:formula="of:=IF([.P198]&gt;[.P$177];[.P198];&quot;&quot;)" office:value-type="float" office:value="27589.3" calcext:value-type="float">
            <text:p>27589,3</text:p>
          </table:table-cell>
          <table:table-cell table:formula="of:=IF([.Q198]&gt;[.Q$177];[.Q198];&quot;&quot;)" office:value-type="float" office:value="16202.775" calcext:value-type="float">
            <text:p>16202,775</text:p>
          </table:table-cell>
          <table:table-cell table:formula="of:=IF([.R198]&gt;[.R$177];[.R198];&quot;&quot;)" office:value-type="float" office:value="97243.275" calcext:value-type="float">
            <text:p>97243,275</text:p>
          </table:table-cell>
          <table:table-cell table:formula="of:=IF([.S198]&gt;[.S$177];[.S198];&quot;&quot;)" office:value-type="float" office:value="364051.425" calcext:value-type="float">
            <text:p>364051,425</text:p>
          </table:table-cell>
          <table:table-cell table:formula="of:=IF([.T198]&gt;[.T$177];[.T198];&quot;&quot;)" office:value-type="float" office:value="206637.95" calcext:value-type="float">
            <text:p>206637,95</text:p>
          </table:table-cell>
          <table:table-cell table:formula="of:=IF([.U198]&gt;[.U$177];[.U198];&quot;&quot;)" office:value-type="float" office:value="288737.2625" calcext:value-type="float">
            <text:p>288737,2625</text:p>
          </table:table-cell>
          <table:table-cell table:formula="of:=IF([.V198]&gt;[.V$177];[.V198];&quot;&quot;)" office:value-type="float" office:value="275668" calcext:value-type="float">
            <text:p>275668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([.B199]&gt;[.B$177];[.B199];&quot;&quot;)" office:value-type="float" office:value="63499.825" calcext:value-type="float">
            <text:p>63499,825</text:p>
          </table:table-cell>
          <table:table-cell table:formula="of:=IF([.C199]&gt;[.C$177];[.C199];&quot;&quot;)" office:value-type="float" office:value="20759.525" calcext:value-type="float">
            <text:p>20759,525</text:p>
          </table:table-cell>
          <table:table-cell table:formula="of:=IF([.D199]&gt;[.D$177];[.D199];&quot;&quot;)" office:value-type="float" office:value="73060.925" calcext:value-type="float">
            <text:p>73060,925</text:p>
          </table:table-cell>
          <table:table-cell table:formula="of:=IF([.E199]&gt;[.E$177];[.E199];&quot;&quot;)" office:value-type="float" office:value="1042426.9375" calcext:value-type="float">
            <text:p>1042426,9375</text:p>
          </table:table-cell>
          <table:table-cell table:formula="of:=IF([.F199]&gt;[.F$177];[.F199];&quot;&quot;)" office:value-type="float" office:value="12372.7375" calcext:value-type="float">
            <text:p>12372,7375</text:p>
          </table:table-cell>
          <table:table-cell table:formula="of:=IF([.G199]&gt;[.G$177];[.G199];&quot;&quot;)" office:value-type="float" office:value="282111.6625" calcext:value-type="float">
            <text:p>282111,6625</text:p>
          </table:table-cell>
          <table:table-cell table:formula="of:=IF([.H199]&gt;[.H$177];[.H199];&quot;&quot;)" office:value-type="float" office:value="21841.075" calcext:value-type="float">
            <text:p>21841,075</text:p>
          </table:table-cell>
          <table:table-cell table:formula="of:=IF([.I199]&gt;[.I$177];[.I199];&quot;&quot;)" office:value-type="float" office:value="398746.025" calcext:value-type="float">
            <text:p>398746,025</text:p>
          </table:table-cell>
          <table:table-cell table:formula="of:=IF([.J199]&gt;[.J$177];[.J199];&quot;&quot;)" office:value-type="float" office:value="56673.6" calcext:value-type="float">
            <text:p>56673,6</text:p>
          </table:table-cell>
          <table:table-cell table:formula="of:=IF([.K199]&gt;[.K$177];[.K199];&quot;&quot;)" office:value-type="float" office:value="55419.6125" calcext:value-type="float">
            <text:p>55419,6125</text:p>
          </table:table-cell>
          <table:table-cell table:formula="of:=IF([.L199]&gt;[.L$177];[.L199];&quot;&quot;)" office:value-type="float" office:value="24629.625" calcext:value-type="float">
            <text:p>24629,625</text:p>
          </table:table-cell>
          <table:table-cell table:formula="of:=IF([.M199]&gt;[.M$177];[.M199];&quot;&quot;)" office:value-type="float" office:value="243852.45" calcext:value-type="float">
            <text:p>243852,45</text:p>
          </table:table-cell>
          <table:table-cell table:formula="of:=IF([.N199]&gt;[.N$177];[.N199];&quot;&quot;)" office:value-type="float" office:value="76967.55" calcext:value-type="float">
            <text:p>76967,55</text:p>
          </table:table-cell>
          <table:table-cell table:formula="of:=IF([.O199]&gt;[.O$177];[.O199];&quot;&quot;)" office:value-type="float" office:value="286775.2375" calcext:value-type="float">
            <text:p>286775,2375</text:p>
          </table:table-cell>
          <table:table-cell table:formula="of:=IF([.P199]&gt;[.P$177];[.P199];&quot;&quot;)" office:value-type="float" office:value="25122.3" calcext:value-type="float">
            <text:p>25122,3</text:p>
          </table:table-cell>
          <table:table-cell table:formula="of:=IF([.Q199]&gt;[.Q$177];[.Q199];&quot;&quot;)" office:value-type="float" office:value="16924.975" calcext:value-type="float">
            <text:p>16924,975</text:p>
          </table:table-cell>
          <table:table-cell table:formula="of:=IF([.R199]&gt;[.R$177];[.R199];&quot;&quot;)" office:value-type="float" office:value="92298.475" calcext:value-type="float">
            <text:p>92298,475</text:p>
          </table:table-cell>
          <table:table-cell table:formula="of:=IF([.S199]&gt;[.S$177];[.S199];&quot;&quot;)" office:value-type="float" office:value="368194.625" calcext:value-type="float">
            <text:p>368194,625</text:p>
          </table:table-cell>
          <table:table-cell table:formula="of:=IF([.T199]&gt;[.T$177];[.T199];&quot;&quot;)" office:value-type="float" office:value="198715.55" calcext:value-type="float">
            <text:p>198715,55</text:p>
          </table:table-cell>
          <table:table-cell table:formula="of:=IF([.U199]&gt;[.U$177];[.U199];&quot;&quot;)" office:value-type="float" office:value="285065.2625" calcext:value-type="float">
            <text:p>285065,2625</text:p>
          </table:table-cell>
          <table:table-cell table:formula="of:=IF([.V199]&gt;[.V$177];[.V199];&quot;&quot;)" office:value-type="float" office:value="268188" calcext:value-type="float">
            <text:p>268188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([.B200]&gt;[.B$177];[.B200];&quot;&quot;)" office:value-type="float" office:value="61935.625" calcext:value-type="float">
            <text:p>61935,625</text:p>
          </table:table-cell>
          <table:table-cell table:formula="of:=IF([.C200]&gt;[.C$177];[.C200];&quot;&quot;)" office:value-type="float" office:value="19917.125" calcext:value-type="float">
            <text:p>19917,125</text:p>
          </table:table-cell>
          <table:table-cell table:formula="of:=IF([.D200]&gt;[.D$177];[.D200];&quot;&quot;)" office:value-type="float" office:value="68895.225" calcext:value-type="float">
            <text:p>68895,225</text:p>
          </table:table-cell>
          <table:table-cell table:formula="of:=IF([.E200]&gt;[.E$177];[.E200];&quot;&quot;)" office:value-type="float" office:value="988054.5375" calcext:value-type="float">
            <text:p>988054,5375</text:p>
          </table:table-cell>
          <table:table-cell table:formula="of:=IF([.F200]&gt;[.F$177];[.F200];&quot;&quot;)" office:value-type="float" office:value="12262.7375" calcext:value-type="float">
            <text:p>12262,7375</text:p>
          </table:table-cell>
          <table:table-cell table:formula="of:=IF([.G200]&gt;[.G$177];[.G200];&quot;&quot;)" office:value-type="float" office:value="282030.0625" calcext:value-type="float">
            <text:p>282030,0625</text:p>
          </table:table-cell>
          <table:table-cell table:formula="of:=IF([.H200]&gt;[.H$177];[.H200];&quot;&quot;)" office:value-type="float" office:value="21239.475" calcext:value-type="float">
            <text:p>21239,475</text:p>
          </table:table-cell>
          <table:table-cell table:formula="of:=IF([.I200]&gt;[.I$177];[.I200];&quot;&quot;)" office:value-type="float" office:value="399217.925" calcext:value-type="float">
            <text:p>399217,925</text:p>
          </table:table-cell>
          <table:table-cell table:formula="of:=IF([.J200]&gt;[.J$177];[.J200];&quot;&quot;)" office:value-type="float" office:value="57756.4" calcext:value-type="float">
            <text:p>57756,4</text:p>
          </table:table-cell>
          <table:table-cell table:formula="of:=IF([.K200]&gt;[.K$177];[.K200];&quot;&quot;)" office:value-type="float" office:value="52350.8125" calcext:value-type="float">
            <text:p>52350,8125</text:p>
          </table:table-cell>
          <table:table-cell table:formula="of:=IF([.L200]&gt;[.L$177];[.L200];&quot;&quot;)" office:value-type="float" office:value="22443.425" calcext:value-type="float">
            <text:p>22443,425</text:p>
          </table:table-cell>
          <table:table-cell table:formula="of:=IF([.M200]&gt;[.M$177];[.M200];&quot;&quot;)" office:value-type="float" office:value="229994.85" calcext:value-type="float">
            <text:p>229994,85</text:p>
          </table:table-cell>
          <table:table-cell table:formula="of:=IF([.N200]&gt;[.N$177];[.N200];&quot;&quot;)" office:value-type="float" office:value="71752.75" calcext:value-type="float">
            <text:p>71752,75</text:p>
          </table:table-cell>
          <table:table-cell table:formula="of:=IF([.O200]&gt;[.O$177];[.O200];&quot;&quot;)" office:value-type="float" office:value="274124.2375" calcext:value-type="float">
            <text:p>274124,2375</text:p>
          </table:table-cell>
          <table:table-cell table:formula="of:=IF([.P200]&gt;[.P$177];[.P200];&quot;&quot;)" office:value-type="float" office:value="24139.7" calcext:value-type="float">
            <text:p>24139,7</text:p>
          </table:table-cell>
          <table:table-cell table:formula="of:=IF([.Q200]&gt;[.Q$177];[.Q200];&quot;&quot;)" office:value-type="float" office:value="15520.975" calcext:value-type="float">
            <text:p>15520,975</text:p>
          </table:table-cell>
          <table:table-cell table:formula="of:=IF([.R200]&gt;[.R$177];[.R200];&quot;&quot;)" office:value-type="float" office:value="89695.675" calcext:value-type="float">
            <text:p>89695,675</text:p>
          </table:table-cell>
          <table:table-cell table:formula="of:=IF([.S200]&gt;[.S$177];[.S200];&quot;&quot;)" office:value-type="float" office:value="336836.725" calcext:value-type="float">
            <text:p>336836,725</text:p>
          </table:table-cell>
          <table:table-cell table:formula="of:=IF([.T200]&gt;[.T$177];[.T200];&quot;&quot;)" office:value-type="float" office:value="201223.55" calcext:value-type="float">
            <text:p>201223,55</text:p>
          </table:table-cell>
          <table:table-cell table:formula="of:=IF([.U200]&gt;[.U$177];[.U200];&quot;&quot;)" office:value-type="float" office:value="274636.4625" calcext:value-type="float">
            <text:p>274636,4625</text:p>
          </table:table-cell>
          <table:table-cell table:formula="of:=IF([.V200]&gt;[.V$177];[.V200];&quot;&quot;)" office:value-type="float" office:value="259382.4" calcext:value-type="float">
            <text:p>259382,4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([.B201]&gt;[.B$177];[.B201];&quot;&quot;)" office:value-type="float" office:value="63560.025" calcext:value-type="float">
            <text:p>63560,025</text:p>
          </table:table-cell>
          <table:table-cell table:formula="of:=IF([.C201]&gt;[.C$177];[.C201];&quot;&quot;)" office:value-type="float" office:value="19215.125" calcext:value-type="float">
            <text:p>19215,125</text:p>
          </table:table-cell>
          <table:table-cell table:formula="of:=IF([.D201]&gt;[.D$177];[.D201];&quot;&quot;)" office:value-type="float" office:value="72887.125" calcext:value-type="float">
            <text:p>72887,125</text:p>
          </table:table-cell>
          <table:table-cell table:formula="of:=IF([.E201]&gt;[.E$177];[.E201];&quot;&quot;)" office:value-type="float" office:value="968811.8375" calcext:value-type="float">
            <text:p>968811,8375</text:p>
          </table:table-cell>
          <table:table-cell table:formula="of:=IF([.F201]&gt;[.F$177];[.F201];&quot;&quot;)" office:value-type="float" office:value="12346.4375" calcext:value-type="float">
            <text:p>12346,4375</text:p>
          </table:table-cell>
          <table:table-cell table:formula="of:=IF([.G201]&gt;[.G$177];[.G201];&quot;&quot;)" office:value-type="float" office:value="259707.6625" calcext:value-type="float">
            <text:p>259707,6625</text:p>
          </table:table-cell>
          <table:table-cell table:formula="of:=IF([.H201]&gt;[.H$177];[.H201];&quot;&quot;)" office:value-type="float" office:value="21139.275" calcext:value-type="float">
            <text:p>21139,275</text:p>
          </table:table-cell>
          <table:table-cell table:formula="of:=IF([.I201]&gt;[.I$177];[.I201];&quot;&quot;)" office:value-type="float" office:value="372994.925" calcext:value-type="float">
            <text:p>372994,925</text:p>
          </table:table-cell>
          <table:table-cell table:formula="of:=IF([.J201]&gt;[.J$177];[.J201];&quot;&quot;)" office:value-type="float" office:value="52421.6" calcext:value-type="float">
            <text:p>52421,6</text:p>
          </table:table-cell>
          <table:table-cell table:formula="of:=IF([.K201]&gt;[.K$177];[.K201];&quot;&quot;)" office:value-type="float" office:value="53273.2125" calcext:value-type="float">
            <text:p>53273,2125</text:p>
          </table:table-cell>
          <table:table-cell table:formula="of:=IF([.L201]&gt;[.L$177];[.L201];&quot;&quot;)" office:value-type="float" office:value="20819.025" calcext:value-type="float">
            <text:p>20819,025</text:p>
          </table:table-cell>
          <table:table-cell table:formula="of:=IF([.M201]&gt;[.M$177];[.M201];&quot;&quot;)" office:value-type="float" office:value="225682.85" calcext:value-type="float">
            <text:p>225682,85</text:p>
          </table:table-cell>
          <table:table-cell table:formula="of:=IF([.N201]&gt;[.N$177];[.N201];&quot;&quot;)" office:value-type="float" office:value="70168.75" calcext:value-type="float">
            <text:p>70168,75</text:p>
          </table:table-cell>
          <table:table-cell table:formula="of:=IF([.O201]&gt;[.O$177];[.O201];&quot;&quot;)" office:value-type="float" office:value="267882.2375" calcext:value-type="float">
            <text:p>267882,2375</text:p>
          </table:table-cell>
          <table:table-cell table:formula="of:=IF([.P201]&gt;[.P$177];[.P201];&quot;&quot;)" office:value-type="float" office:value="24320.1" calcext:value-type="float">
            <text:p>24320,1</text:p>
          </table:table-cell>
          <table:table-cell table:formula="of:=IF([.Q201]&gt;[.Q$177];[.Q201];&quot;&quot;)" office:value-type="float" office:value="15159.775" calcext:value-type="float">
            <text:p>15159,775</text:p>
          </table:table-cell>
          <table:table-cell table:formula="of:=IF([.R201]&gt;[.R$177];[.R201];&quot;&quot;)" office:value-type="float" office:value="89666.075" calcext:value-type="float">
            <text:p>89666,075</text:p>
          </table:table-cell>
          <table:table-cell table:formula="of:=IF([.S201]&gt;[.S$177];[.S201];&quot;&quot;)" office:value-type="float" office:value="328219.225" calcext:value-type="float">
            <text:p>328219,225</text:p>
          </table:table-cell>
          <table:table-cell table:formula="of:=IF([.T201]&gt;[.T$177];[.T201];&quot;&quot;)" office:value-type="float" office:value="188747.55" calcext:value-type="float">
            <text:p>188747,55</text:p>
          </table:table-cell>
          <table:table-cell table:formula="of:=IF([.U201]&gt;[.U$177];[.U201];&quot;&quot;)" office:value-type="float" office:value="262364.4625" calcext:value-type="float">
            <text:p>262364,4625</text:p>
          </table:table-cell>
          <table:table-cell table:formula="of:=IF([.V201]&gt;[.V$177];[.V201];&quot;&quot;)" office:value-type="float" office:value="242094.4" calcext:value-type="float">
            <text:p>242094,4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([.B202]&gt;[.B$177];[.B202];&quot;&quot;)" office:value-type="float" office:value="60872.825" calcext:value-type="float">
            <text:p>60872,825</text:p>
          </table:table-cell>
          <table:table-cell table:formula="of:=IF([.C202]&gt;[.C$177];[.C202];&quot;&quot;)" office:value-type="float" office:value="18873.925" calcext:value-type="float">
            <text:p>18873,925</text:p>
          </table:table-cell>
          <table:table-cell table:formula="of:=IF([.D202]&gt;[.D$177];[.D202];&quot;&quot;)" office:value-type="float" office:value="69815.325" calcext:value-type="float">
            <text:p>69815,325</text:p>
          </table:table-cell>
          <table:table-cell table:formula="of:=IF([.E202]&gt;[.E$177];[.E202];&quot;&quot;)" office:value-type="float" office:value="943191.6375" calcext:value-type="float">
            <text:p>943191,6375</text:p>
          </table:table-cell>
          <table:table-cell table:formula="of:=IF([.F202]&gt;[.F$177];[.F202];&quot;&quot;)" office:value-type="float" office:value="12446.4375" calcext:value-type="float">
            <text:p>12446,4375</text:p>
          </table:table-cell>
          <table:table-cell table:formula="of:=IF([.G202]&gt;[.G$177];[.G202];&quot;&quot;)" office:value-type="float" office:value="264602.0625" calcext:value-type="float">
            <text:p>264602,0625</text:p>
          </table:table-cell>
          <table:table-cell table:formula="of:=IF([.H202]&gt;[.H$177];[.H202];&quot;&quot;)" office:value-type="float" office:value="19113.475" calcext:value-type="float">
            <text:p>19113,475</text:p>
          </table:table-cell>
          <table:table-cell table:formula="of:=IF([.I202]&gt;[.I$177];[.I202];&quot;&quot;)" office:value-type="float" office:value="379249.425" calcext:value-type="float">
            <text:p>379249,425</text:p>
          </table:table-cell>
          <table:table-cell table:formula="of:=IF([.J202]&gt;[.J$177];[.J202];&quot;&quot;)" office:value-type="float" office:value="53383.8" calcext:value-type="float">
            <text:p>53383,8</text:p>
          </table:table-cell>
          <table:table-cell table:formula="of:=IF([.K202]&gt;[.K$177];[.K202];&quot;&quot;)" office:value-type="float" office:value="52030.2125" calcext:value-type="float">
            <text:p>52030,2125</text:p>
          </table:table-cell>
          <table:table-cell table:formula="of:=IF([.L202]&gt;[.L$177];[.L202];&quot;&quot;)" office:value-type="float" office:value="21119.625" calcext:value-type="float">
            <text:p>21119,625</text:p>
          </table:table-cell>
          <table:table-cell table:formula="of:=IF([.M202]&gt;[.M$177];[.M202];&quot;&quot;)" office:value-type="float" office:value="225743.65" calcext:value-type="float">
            <text:p>225743,65</text:p>
          </table:table-cell>
          <table:table-cell table:formula="of:=IF([.N202]&gt;[.N$177];[.N202];&quot;&quot;)" office:value-type="float" office:value="68985.15" calcext:value-type="float">
            <text:p>68985,15</text:p>
          </table:table-cell>
          <table:table-cell table:formula="of:=IF([.O202]&gt;[.O$177];[.O202];&quot;&quot;)" office:value-type="float" office:value="264215.7375" calcext:value-type="float">
            <text:p>264215,7375</text:p>
          </table:table-cell>
          <table:table-cell table:formula="of:=IF([.P202]&gt;[.P$177];[.P202];&quot;&quot;)" office:value-type="float" office:value="23016.3" calcext:value-type="float">
            <text:p>23016,3</text:p>
          </table:table-cell>
          <table:table-cell table:formula="of:=IF([.Q202]&gt;[.Q$177];[.Q202];&quot;&quot;)" office:value-type="float" office:value="13394.775" calcext:value-type="float">
            <text:p>13394,775</text:p>
          </table:table-cell>
          <table:table-cell table:formula="of:=IF([.R202]&gt;[.R$177];[.R202];&quot;&quot;)" office:value-type="float" office:value="89375.675" calcext:value-type="float">
            <text:p>89375,675</text:p>
          </table:table-cell>
          <table:table-cell table:formula="of:=IF([.S202]&gt;[.S$177];[.S202];&quot;&quot;)" office:value-type="float" office:value="344915.225" calcext:value-type="float">
            <text:p>344915,225</text:p>
          </table:table-cell>
          <table:table-cell table:formula="of:=IF([.T202]&gt;[.T$177];[.T202];&quot;&quot;)" office:value-type="float" office:value="193019.55" calcext:value-type="float">
            <text:p>193019,55</text:p>
          </table:table-cell>
          <table:table-cell table:formula="of:=IF([.U202]&gt;[.U$177];[.U202];&quot;&quot;)" office:value-type="float" office:value="267797.2625" calcext:value-type="float">
            <text:p>267797,2625</text:p>
          </table:table-cell>
          <table:table-cell table:formula="of:=IF([.V202]&gt;[.V$177];[.V202];&quot;&quot;)" office:value-type="float" office:value="251602.4" calcext:value-type="float">
            <text:p>251602,4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([.B203]&gt;[.B$177];[.B203];&quot;&quot;)" office:value-type="float" office:value="62116.025" calcext:value-type="float">
            <text:p>62116,025</text:p>
          </table:table-cell>
          <table:table-cell table:formula="of:=IF([.C203]&gt;[.C$177];[.C203];&quot;&quot;)" office:value-type="float" office:value="19455.725" calcext:value-type="float">
            <text:p>19455,725</text:p>
          </table:table-cell>
          <table:table-cell table:formula="of:=IF([.D203]&gt;[.D$177];[.D203];&quot;&quot;)" office:value-type="float" office:value="68707.425" calcext:value-type="float">
            <text:p>68707,425</text:p>
          </table:table-cell>
          <table:table-cell table:formula="of:=IF([.E203]&gt;[.E$177];[.E203];&quot;&quot;)" office:value-type="float" office:value="964082.0375" calcext:value-type="float">
            <text:p>964082,0375</text:p>
          </table:table-cell>
          <table:table-cell table:formula="of:=IF([.F203]&gt;[.F$177];[.F203];&quot;&quot;)" office:value-type="float" office:value="11339.6375" calcext:value-type="float">
            <text:p>11339,6375</text:p>
          </table:table-cell>
          <table:table-cell table:formula="of:=IF([.G203]&gt;[.G$177];[.G203];&quot;&quot;)" office:value-type="float" office:value="261573.2625" calcext:value-type="float">
            <text:p>261573,2625</text:p>
          </table:table-cell>
          <table:table-cell table:formula="of:=IF([.H203]&gt;[.H$177];[.H203];&quot;&quot;)" office:value-type="float" office:value="20858.475" calcext:value-type="float">
            <text:p>20858,475</text:p>
          </table:table-cell>
          <table:table-cell table:formula="of:=IF([.I203]&gt;[.I$177];[.I203];&quot;&quot;)" office:value-type="float" office:value="380329.425" calcext:value-type="float">
            <text:p>380329,425</text:p>
          </table:table-cell>
          <table:table-cell table:formula="of:=IF([.J203]&gt;[.J$177];[.J203];&quot;&quot;)" office:value-type="float" office:value="56292" calcext:value-type="float">
            <text:p>56292</text:p>
          </table:table-cell>
          <table:table-cell table:formula="of:=IF([.K203]&gt;[.K$177];[.K203];&quot;&quot;)" office:value-type="float" office:value="54095.8125" calcext:value-type="float">
            <text:p>54095,8125</text:p>
          </table:table-cell>
          <table:table-cell table:formula="of:=IF([.L203]&gt;[.L$177];[.L203];&quot;&quot;)" office:value-type="float" office:value="22343.225" calcext:value-type="float">
            <text:p>22343,225</text:p>
          </table:table-cell>
          <table:table-cell table:formula="of:=IF([.M203]&gt;[.M$177];[.M203];&quot;&quot;)" office:value-type="float" office:value="225984.45" calcext:value-type="float">
            <text:p>225984,45</text:p>
          </table:table-cell>
          <table:table-cell table:formula="of:=IF([.N203]&gt;[.N$177];[.N203];&quot;&quot;)" office:value-type="float" office:value="69205.95" calcext:value-type="float">
            <text:p>69205,95</text:p>
          </table:table-cell>
          <table:table-cell table:formula="of:=IF([.O203]&gt;[.O$177];[.O203];&quot;&quot;)" office:value-type="float" office:value="277204.2375" calcext:value-type="float">
            <text:p>277204,2375</text:p>
          </table:table-cell>
          <table:table-cell table:formula="of:=IF([.P203]&gt;[.P$177];[.P203];&quot;&quot;)" office:value-type="float" office:value="24621.1" calcext:value-type="float">
            <text:p>24621,1</text:p>
          </table:table-cell>
          <table:table-cell table:formula="of:=IF([.Q203]&gt;[.Q$177];[.Q203];&quot;&quot;)" office:value-type="float" office:value="15360.575" calcext:value-type="float">
            <text:p>15360,575</text:p>
          </table:table-cell>
          <table:table-cell table:formula="of:=IF([.R203]&gt;[.R$177];[.R203];&quot;&quot;)" office:value-type="float" office:value="89926.075" calcext:value-type="float">
            <text:p>89926,075</text:p>
          </table:table-cell>
          <table:table-cell table:formula="of:=IF([.S203]&gt;[.S$177];[.S203];&quot;&quot;)" office:value-type="float" office:value="339591.925" calcext:value-type="float">
            <text:p>339591,925</text:p>
          </table:table-cell>
          <table:table-cell table:formula="of:=IF([.T203]&gt;[.T$177];[.T203];&quot;&quot;)" office:value-type="float" office:value="201603.55" calcext:value-type="float">
            <text:p>201603,55</text:p>
          </table:table-cell>
          <table:table-cell table:formula="of:=IF([.U203]&gt;[.U$177];[.U203];&quot;&quot;)" office:value-type="float" office:value="270406.0625" calcext:value-type="float">
            <text:p>270406,0625</text:p>
          </table:table-cell>
          <table:table-cell table:formula="of:=IF([.V203]&gt;[.V$177];[.V203];&quot;&quot;)" office:value-type="float" office:value="261650.4" calcext:value-type="float">
            <text:p>261650,4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([.B204]&gt;[.B$177];[.B204];&quot;&quot;)" office:value-type="float" office:value="60009.625" calcext:value-type="float">
            <text:p>60009,625</text:p>
          </table:table-cell>
          <table:table-cell table:formula="of:=IF([.C204]&gt;[.C$177];[.C204];&quot;&quot;)" office:value-type="float" office:value="25352.125" calcext:value-type="float">
            <text:p>25352,125</text:p>
          </table:table-cell>
          <table:table-cell table:formula="of:=IF([.D204]&gt;[.D$177];[.D204];&quot;&quot;)" office:value-type="float" office:value="73090.825" calcext:value-type="float">
            <text:p>73090,825</text:p>
          </table:table-cell>
          <table:table-cell table:formula="of:=IF([.E204]&gt;[.E$177];[.E204];&quot;&quot;)" office:value-type="float" office:value="989284.3375" calcext:value-type="float">
            <text:p>989284,3375</text:p>
          </table:table-cell>
          <table:table-cell table:formula="of:=IF([.F204]&gt;[.F$177];[.F204];&quot;&quot;)" office:value-type="float" office:value="8803.0375" calcext:value-type="float">
            <text:p>8803,0375</text:p>
          </table:table-cell>
          <table:table-cell table:formula="of:=IF([.G204]&gt;[.G$177];[.G204];&quot;&quot;)" office:value-type="float" office:value="271161.2625" calcext:value-type="float">
            <text:p>271161,2625</text:p>
          </table:table-cell>
          <table:table-cell table:formula="of:=IF([.H204]&gt;[.H$177];[.H204];&quot;&quot;)" office:value-type="float" office:value="19915.675" calcext:value-type="float">
            <text:p>19915,675</text:p>
          </table:table-cell>
          <table:table-cell table:formula="of:=IF([.I204]&gt;[.I$177];[.I204];&quot;&quot;)" office:value-type="float" office:value="381117.625" calcext:value-type="float">
            <text:p>381117,625</text:p>
          </table:table-cell>
          <table:table-cell table:formula="of:=IF([.J204]&gt;[.J$177];[.J204];&quot;&quot;)" office:value-type="float" office:value="57154.4" calcext:value-type="float">
            <text:p>57154,4</text:p>
          </table:table-cell>
          <table:table-cell table:formula="of:=IF([.K204]&gt;[.K$177];[.K204];&quot;&quot;)" office:value-type="float" office:value="53995.6125" calcext:value-type="float">
            <text:p>53995,6125</text:p>
          </table:table-cell>
          <table:table-cell table:formula="of:=IF([.L204]&gt;[.L$177];[.L204];&quot;&quot;)" office:value-type="float" office:value="21059.425" calcext:value-type="float">
            <text:p>21059,425</text:p>
          </table:table-cell>
          <table:table-cell table:formula="of:=IF([.M204]&gt;[.M$177];[.M204];&quot;&quot;)" office:value-type="float" office:value="232342.05" calcext:value-type="float">
            <text:p>232342,05</text:p>
          </table:table-cell>
          <table:table-cell table:formula="of:=IF([.N204]&gt;[.N$177];[.N204];&quot;&quot;)" office:value-type="float" office:value="71853.15" calcext:value-type="float">
            <text:p>71853,15</text:p>
          </table:table-cell>
          <table:table-cell table:formula="of:=IF([.O204]&gt;[.O$177];[.O204];&quot;&quot;)" office:value-type="float" office:value="274762.2375" calcext:value-type="float">
            <text:p>274762,2375</text:p>
          </table:table-cell>
          <table:table-cell table:formula="of:=IF([.P204]&gt;[.P$177];[.P204];&quot;&quot;)" office:value-type="float" office:value="25503.5" calcext:value-type="float">
            <text:p>25503,5</text:p>
          </table:table-cell>
          <table:table-cell table:formula="of:=IF([.Q204]&gt;[.Q$177];[.Q204];&quot;&quot;)" office:value-type="float" office:value="15300.375" calcext:value-type="float">
            <text:p>15300,375</text:p>
          </table:table-cell>
          <table:table-cell table:formula="of:=IF([.R204]&gt;[.R$177];[.R204];&quot;&quot;)" office:value-type="float" office:value="91317.675" calcext:value-type="float">
            <text:p>91317,675</text:p>
          </table:table-cell>
          <table:table-cell table:formula="of:=IF([.S204]&gt;[.S$177];[.S204];&quot;&quot;)" office:value-type="float" office:value="336277.225" calcext:value-type="float">
            <text:p>336277,225</text:p>
          </table:table-cell>
          <table:table-cell table:formula="of:=IF([.T204]&gt;[.T$177];[.T204];&quot;&quot;)" office:value-type="float" office:value="200258.75" calcext:value-type="float">
            <text:p>200258,75</text:p>
          </table:table-cell>
          <table:table-cell table:formula="of:=IF([.U204]&gt;[.U$177];[.U204];&quot;&quot;)" office:value-type="float" office:value="269362.0625" calcext:value-type="float">
            <text:p>269362,0625</text:p>
          </table:table-cell>
          <table:table-cell table:formula="of:=IF([.V204]&gt;[.V$177];[.V204];&quot;&quot;)" office:value-type="float" office:value="249616.8" calcext:value-type="float">
            <text:p>249616,8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([.B205]&gt;[.B$177];[.B205];&quot;&quot;)" office:value-type="float" office:value="62778.025" calcext:value-type="float">
            <text:p>62778,025</text:p>
          </table:table-cell>
          <table:table-cell table:formula="of:=IF([.C205]&gt;[.C$177];[.C205];&quot;&quot;)" office:value-type="float" office:value="20137.725" calcext:value-type="float">
            <text:p>20137,725</text:p>
          </table:table-cell>
          <table:table-cell table:formula="of:=IF([.D205]&gt;[.D$177];[.D205];&quot;&quot;)" office:value-type="float" office:value="72673.025" calcext:value-type="float">
            <text:p>72673,025</text:p>
          </table:table-cell>
          <table:table-cell table:formula="of:=IF([.E205]&gt;[.E$177];[.E205];&quot;&quot;)" office:value-type="float" office:value="962024.6375" calcext:value-type="float">
            <text:p>962024,6375</text:p>
          </table:table-cell>
          <table:table-cell table:formula="of:=IF([.F205]&gt;[.F$177];[.F205];&quot;&quot;)" office:value-type="float" office:value="15859.5375" calcext:value-type="float">
            <text:p>15859,5375</text:p>
          </table:table-cell>
          <table:table-cell table:formula="of:=IF([.G205]&gt;[.G$177];[.G205];&quot;&quot;)" office:value-type="float" office:value="267470.0625" calcext:value-type="float">
            <text:p>267470,0625</text:p>
          </table:table-cell>
          <table:table-cell table:formula="of:=IF([.H205]&gt;[.H$177];[.H205];&quot;&quot;)" office:value-type="float" office:value="21540.475" calcext:value-type="float">
            <text:p>21540,475</text:p>
          </table:table-cell>
          <table:table-cell table:formula="of:=IF([.I205]&gt;[.I$177];[.I205];&quot;&quot;)" office:value-type="float" office:value="378854.125" calcext:value-type="float">
            <text:p>378854,125</text:p>
          </table:table-cell>
          <table:table-cell table:formula="of:=IF([.J205]&gt;[.J$177];[.J205];&quot;&quot;)" office:value-type="float" office:value="54888.4" calcext:value-type="float">
            <text:p>54888,4</text:p>
          </table:table-cell>
          <table:table-cell table:formula="of:=IF([.K205]&gt;[.K$177];[.K205];&quot;&quot;)" office:value-type="float" office:value="49603.2125" calcext:value-type="float">
            <text:p>49603,2125</text:p>
          </table:table-cell>
          <table:table-cell table:formula="of:=IF([.L205]&gt;[.L$177];[.L205];&quot;&quot;)" office:value-type="float" office:value="21861.825" calcext:value-type="float">
            <text:p>21861,825</text:p>
          </table:table-cell>
          <table:table-cell table:formula="of:=IF([.M205]&gt;[.M$177];[.M205];&quot;&quot;)" office:value-type="float" office:value="225302.05" calcext:value-type="float">
            <text:p>225302,05</text:p>
          </table:table-cell>
          <table:table-cell table:formula="of:=IF([.N205]&gt;[.N$177];[.N205];&quot;&quot;)" office:value-type="float" office:value="75924.75" calcext:value-type="float">
            <text:p>75924,75</text:p>
          </table:table-cell>
          <table:table-cell table:formula="of:=IF([.O205]&gt;[.O$177];[.O205];&quot;&quot;)" office:value-type="float" office:value="279755.2375" calcext:value-type="float">
            <text:p>279755,2375</text:p>
          </table:table-cell>
          <table:table-cell table:formula="of:=IF([.P205]&gt;[.P$177];[.P205];&quot;&quot;)" office:value-type="float" office:value="24701.3" calcext:value-type="float">
            <text:p>24701,3</text:p>
          </table:table-cell>
          <table:table-cell table:formula="of:=IF([.Q205]&gt;[.Q$177];[.Q205];&quot;&quot;)" office:value-type="float" office:value="14538.375" calcext:value-type="float">
            <text:p>14538,375</text:p>
          </table:table-cell>
          <table:table-cell table:formula="of:=IF([.R205]&gt;[.R$177];[.R205];&quot;&quot;)" office:value-type="float" office:value="89856.075" calcext:value-type="float">
            <text:p>89856,075</text:p>
          </table:table-cell>
          <table:table-cell table:formula="of:=IF([.S205]&gt;[.S$177];[.S205];&quot;&quot;)" office:value-type="float" office:value="337805.725" calcext:value-type="float">
            <text:p>337805,725</text:p>
          </table:table-cell>
          <table:table-cell table:formula="of:=IF([.T205]&gt;[.T$177];[.T205];&quot;&quot;)" office:value-type="float" office:value="195065.15" calcext:value-type="float">
            <text:p>195065,15</text:p>
          </table:table-cell>
          <table:table-cell table:formula="of:=IF([.U205]&gt;[.U$177];[.U205];&quot;&quot;)" office:value-type="float" office:value="255203.6625" calcext:value-type="float">
            <text:p>255203,6625</text:p>
          </table:table-cell>
          <table:table-cell table:formula="of:=IF([.V205]&gt;[.V$177];[.V205];&quot;&quot;)" office:value-type="float" office:value="249115.2" calcext:value-type="float">
            <text:p>249115,2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([.B206]&gt;[.B$177];[.B206];&quot;&quot;)" office:value-type="float" office:value="58927.425" calcext:value-type="float">
            <text:p>58927,425</text:p>
          </table:table-cell>
          <table:table-cell table:formula="of:=IF([.C206]&gt;[.C$177];[.C206];&quot;&quot;)" office:value-type="float" office:value="19796.725" calcext:value-type="float">
            <text:p>19796,725</text:p>
          </table:table-cell>
          <table:table-cell table:formula="of:=IF([.D206]&gt;[.D$177];[.D206];&quot;&quot;)" office:value-type="float" office:value="82879.625" calcext:value-type="float">
            <text:p>82879,625</text:p>
          </table:table-cell>
          <table:table-cell table:formula="of:=IF([.E206]&gt;[.E$177];[.E206];&quot;&quot;)" office:value-type="float" office:value="912512.3375" calcext:value-type="float">
            <text:p>912512,3375</text:p>
          </table:table-cell>
          <table:table-cell table:formula="of:=IF([.F206]&gt;[.F$177];[.F206];&quot;&quot;)" office:value-type="float" office:value="12362.7375" calcext:value-type="float">
            <text:p>12362,7375</text:p>
          </table:table-cell>
          <table:table-cell table:formula="of:=IF([.G206]&gt;[.G$177];[.G206];&quot;&quot;)" office:value-type="float" office:value="256800.4625" calcext:value-type="float">
            <text:p>256800,4625</text:p>
          </table:table-cell>
          <table:table-cell table:formula="of:=IF([.H206]&gt;[.H$177];[.H206];&quot;&quot;)" office:value-type="float" office:value="19815.475" calcext:value-type="float">
            <text:p>19815,475</text:p>
          </table:table-cell>
          <table:table-cell table:formula="of:=IF([.I206]&gt;[.I$177];[.I206];&quot;&quot;)" office:value-type="float" office:value="362625.625" calcext:value-type="float">
            <text:p>362625,625</text:p>
          </table:table-cell>
          <table:table-cell table:formula="of:=IF([.J206]&gt;[.J$177];[.J206];&quot;&quot;)" office:value-type="float" office:value="51599.4" calcext:value-type="float">
            <text:p>51599,4</text:p>
          </table:table-cell>
          <table:table-cell table:formula="of:=IF([.K206]&gt;[.K$177];[.K206];&quot;&quot;)" office:value-type="float" office:value="51167.6125" calcext:value-type="float">
            <text:p>51167,6125</text:p>
          </table:table-cell>
          <table:table-cell table:formula="of:=IF([.L206]&gt;[.L$177];[.L206];&quot;&quot;)" office:value-type="float" office:value="20497.825" calcext:value-type="float">
            <text:p>20497,825</text:p>
          </table:table-cell>
          <table:table-cell table:formula="of:=IF([.M206]&gt;[.M$177];[.M206];&quot;&quot;)" office:value-type="float" office:value="214070.85" calcext:value-type="float">
            <text:p>214070,85</text:p>
          </table:table-cell>
          <table:table-cell table:formula="of:=IF([.N206]&gt;[.N$177];[.N206];&quot;&quot;)" office:value-type="float" office:value="62406.35" calcext:value-type="float">
            <text:p>62406,35</text:p>
          </table:table-cell>
          <table:table-cell table:formula="of:=IF([.O206]&gt;[.O$177];[.O206];&quot;&quot;)" office:value-type="float" office:value="260011.2375" calcext:value-type="float">
            <text:p>260011,2375</text:p>
          </table:table-cell>
          <table:table-cell table:formula="of:=IF([.P206]&gt;[.P$177];[.P206];&quot;&quot;)" office:value-type="float" office:value="23477.7" calcext:value-type="float">
            <text:p>23477,7</text:p>
          </table:table-cell>
          <table:table-cell table:formula="of:=IF([.Q206]&gt;[.Q$177];[.Q206];&quot;&quot;)" office:value-type="float" office:value="13816.175" calcext:value-type="float">
            <text:p>13816,175</text:p>
          </table:table-cell>
          <table:table-cell table:formula="of:=IF([.R206]&gt;[.R$177];[.R206];&quot;&quot;)" office:value-type="float" office:value="84820.875" calcext:value-type="float">
            <text:p>84820,875</text:p>
          </table:table-cell>
          <table:table-cell table:formula="of:=IF([.S206]&gt;[.S$177];[.S206];&quot;&quot;)" office:value-type="float" office:value="321262.825" calcext:value-type="float">
            <text:p>321262,825</text:p>
          </table:table-cell>
          <table:table-cell table:formula="of:=IF([.T206]&gt;[.T$177];[.T206];&quot;&quot;)" office:value-type="float" office:value="187062.75" calcext:value-type="float">
            <text:p>187062,75</text:p>
          </table:table-cell>
          <table:table-cell table:formula="of:=IF([.U206]&gt;[.U$177];[.U206];&quot;&quot;)" office:value-type="float" office:value="250570.8625" calcext:value-type="float">
            <text:p>250570,8625</text:p>
          </table:table-cell>
          <table:table-cell table:formula="of:=IF([.V206]&gt;[.V$177];[.V206];&quot;&quot;)" office:value-type="float" office:value="248132" calcext:value-type="float">
            <text:p>248132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([.B207]&gt;[.B$177];[.B207];&quot;&quot;)" office:value-type="float" office:value="58545.825" calcext:value-type="float">
            <text:p>58545,825</text:p>
          </table:table-cell>
          <table:table-cell table:formula="of:=IF([.C207]&gt;[.C$177];[.C207];&quot;&quot;)" office:value-type="float" office:value="18112.125" calcext:value-type="float">
            <text:p>18112,125</text:p>
          </table:table-cell>
          <table:table-cell table:formula="of:=IF([.D207]&gt;[.D$177];[.D207];&quot;&quot;)" office:value-type="float" office:value="70910.725" calcext:value-type="float">
            <text:p>70910,725</text:p>
          </table:table-cell>
          <table:table-cell table:formula="of:=IF([.E207]&gt;[.E$177];[.E207];&quot;&quot;)" office:value-type="float" office:value="939116.2375" calcext:value-type="float">
            <text:p>939116,2375</text:p>
          </table:table-cell>
          <table:table-cell table:formula="of:=IF([.F207]&gt;[.F$177];[.F207];&quot;&quot;)" office:value-type="float" office:value="9013.0375" calcext:value-type="float">
            <text:p>9013,0375</text:p>
          </table:table-cell>
          <table:table-cell table:formula="of:=IF([.G207]&gt;[.G$177];[.G207];&quot;&quot;)" office:value-type="float" office:value="253470.8625" calcext:value-type="float">
            <text:p>253470,8625</text:p>
          </table:table-cell>
          <table:table-cell table:formula="of:=IF([.H207]&gt;[.H$177];[.H207];&quot;&quot;)" office:value-type="float" office:value="19514.475" calcext:value-type="float">
            <text:p>19514,475</text:p>
          </table:table-cell>
          <table:table-cell table:formula="of:=IF([.I207]&gt;[.I$177];[.I207];&quot;&quot;)" office:value-type="float" office:value="374086.925" calcext:value-type="float">
            <text:p>374086,925</text:p>
          </table:table-cell>
          <table:table-cell table:formula="of:=IF([.J207]&gt;[.J$177];[.J207];&quot;&quot;)" office:value-type="float" office:value="51579.2" calcext:value-type="float">
            <text:p>51579,2</text:p>
          </table:table-cell>
          <table:table-cell table:formula="of:=IF([.K207]&gt;[.K$177];[.K207];&quot;&quot;)" office:value-type="float" office:value="46855.6125" calcext:value-type="float">
            <text:p>46855,6125</text:p>
          </table:table-cell>
          <table:table-cell table:formula="of:=IF([.L207]&gt;[.L$177];[.L207];&quot;&quot;)" office:value-type="float" office:value="20498.225" calcext:value-type="float">
            <text:p>20498,225</text:p>
          </table:table-cell>
          <table:table-cell table:formula="of:=IF([.M207]&gt;[.M$177];[.M207];&quot;&quot;)" office:value-type="float" office:value="207491.65" calcext:value-type="float">
            <text:p>207491,65</text:p>
          </table:table-cell>
          <table:table-cell table:formula="of:=IF([.N207]&gt;[.N$177];[.N207];&quot;&quot;)" office:value-type="float" office:value="66157.15" calcext:value-type="float">
            <text:p>66157,15</text:p>
          </table:table-cell>
          <table:table-cell table:formula="of:=IF([.O207]&gt;[.O$177];[.O207];&quot;&quot;)" office:value-type="float" office:value="254442.2375" calcext:value-type="float">
            <text:p>254442,2375</text:p>
          </table:table-cell>
          <table:table-cell table:formula="of:=IF([.P207]&gt;[.P$177];[.P207];&quot;&quot;)" office:value-type="float" office:value="23477.9" calcext:value-type="float">
            <text:p>23477,9</text:p>
          </table:table-cell>
          <table:table-cell table:formula="of:=IF([.Q207]&gt;[.Q$177];[.Q207];&quot;&quot;)" office:value-type="float" office:value="14598.575" calcext:value-type="float">
            <text:p>14598,575</text:p>
          </table:table-cell>
          <table:table-cell table:formula="of:=IF([.R207]&gt;[.R$177];[.R207];&quot;&quot;)" office:value-type="float" office:value="81828.275" calcext:value-type="float">
            <text:p>81828,275</text:p>
          </table:table-cell>
          <table:table-cell table:formula="of:=IF([.S207]&gt;[.S$177];[.S207];&quot;&quot;)" office:value-type="float" office:value="320887.825" calcext:value-type="float">
            <text:p>320887,825</text:p>
          </table:table-cell>
          <table:table-cell table:formula="of:=IF([.T207]&gt;[.T$177];[.T207];&quot;&quot;)" office:value-type="float" office:value="191697.15" calcext:value-type="float">
            <text:p>191697,15</text:p>
          </table:table-cell>
          <table:table-cell table:formula="of:=IF([.U207]&gt;[.U$177];[.U207];&quot;&quot;)" office:value-type="float" office:value="240241.2625" calcext:value-type="float">
            <text:p>240241,2625</text:p>
          </table:table-cell>
          <table:table-cell table:formula="of:=IF([.V207]&gt;[.V$177];[.V207];&quot;&quot;)" office:value-type="float" office:value="236239.2" calcext:value-type="float">
            <text:p>236239,2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([.B208]&gt;[.B$177];[.B208];&quot;&quot;)" office:value-type="float" office:value="57743.825" calcext:value-type="float">
            <text:p>57743,825</text:p>
          </table:table-cell>
          <table:table-cell table:formula="of:=IF([.C208]&gt;[.C$177];[.C208];&quot;&quot;)" office:value-type="float" office:value="17691.125" calcext:value-type="float">
            <text:p>17691,125</text:p>
          </table:table-cell>
          <table:table-cell table:formula="of:=IF([.D208]&gt;[.D$177];[.D208];&quot;&quot;)" office:value-type="float" office:value="70440.025" calcext:value-type="float">
            <text:p>70440,025</text:p>
          </table:table-cell>
          <table:table-cell table:formula="of:=IF([.E208]&gt;[.E$177];[.E208];&quot;&quot;)" office:value-type="float" office:value="914423.1375" calcext:value-type="float">
            <text:p>914423,1375</text:p>
          </table:table-cell>
          <table:table-cell table:formula="of:=IF([.F208]&gt;[.F$177];[.F208];&quot;&quot;)" office:value-type="float" office:value="11657.2375" calcext:value-type="float">
            <text:p>11657,2375</text:p>
          </table:table-cell>
          <table:table-cell table:formula="of:=IF([.G208]&gt;[.G$177];[.G208];&quot;&quot;)" office:value-type="float" office:value="244524.4625" calcext:value-type="float">
            <text:p>244524,4625</text:p>
          </table:table-cell>
          <table:table-cell table:formula="of:=IF([.H208]&gt;[.H$177];[.H208];&quot;&quot;)" office:value-type="float" office:value="19855.475" calcext:value-type="float">
            <text:p>19855,475</text:p>
          </table:table-cell>
          <table:table-cell table:formula="of:=IF([.I208]&gt;[.I$177];[.I208];&quot;&quot;)" office:value-type="float" office:value="367857.025" calcext:value-type="float">
            <text:p>367857,025</text:p>
          </table:table-cell>
          <table:table-cell table:formula="of:=IF([.J208]&gt;[.J$177];[.J208];&quot;&quot;)" office:value-type="float" office:value="50436" calcext:value-type="float">
            <text:p>50436</text:p>
          </table:table-cell>
          <table:table-cell table:formula="of:=IF([.K208]&gt;[.K$177];[.K208];&quot;&quot;)" office:value-type="float" office:value="49021.6125" calcext:value-type="float">
            <text:p>49021,6125</text:p>
          </table:table-cell>
          <table:table-cell table:formula="of:=IF([.L208]&gt;[.L$177];[.L208];&quot;&quot;)" office:value-type="float" office:value="21059.425" calcext:value-type="float">
            <text:p>21059,425</text:p>
          </table:table-cell>
          <table:table-cell table:formula="of:=IF([.M208]&gt;[.M$177];[.M208];&quot;&quot;)" office:value-type="float" office:value="206409.25" calcext:value-type="float">
            <text:p>206409,25</text:p>
          </table:table-cell>
          <table:table-cell table:formula="of:=IF([.N208]&gt;[.N$177];[.N208];&quot;&quot;)" office:value-type="float" office:value="69767.15" calcext:value-type="float">
            <text:p>69767,15</text:p>
          </table:table-cell>
          <table:table-cell table:formula="of:=IF([.O208]&gt;[.O$177];[.O208];&quot;&quot;)" office:value-type="float" office:value="264514.2375" calcext:value-type="float">
            <text:p>264514,2375</text:p>
          </table:table-cell>
          <table:table-cell table:formula="of:=IF([.P208]&gt;[.P$177];[.P208];&quot;&quot;)" office:value-type="float" office:value="23056.7" calcext:value-type="float">
            <text:p>23056,7</text:p>
          </table:table-cell>
          <table:table-cell table:formula="of:=IF([.Q208]&gt;[.Q$177];[.Q208];&quot;&quot;)" office:value-type="float" office:value="14598.375" calcext:value-type="float">
            <text:p>14598,375</text:p>
          </table:table-cell>
          <table:table-cell table:formula="of:=IF([.R208]&gt;[.R$177];[.R208];&quot;&quot;)" office:value-type="float" office:value="86442.875" calcext:value-type="float">
            <text:p>86442,875</text:p>
          </table:table-cell>
          <table:table-cell table:formula="of:=IF([.S208]&gt;[.S$177];[.S208];&quot;&quot;)" office:value-type="float" office:value="322281.625" calcext:value-type="float">
            <text:p>322281,625</text:p>
          </table:table-cell>
          <table:table-cell table:formula="of:=IF([.T208]&gt;[.T$177];[.T208];&quot;&quot;)" office:value-type="float" office:value="187764.35" calcext:value-type="float">
            <text:p>187764,35</text:p>
          </table:table-cell>
          <table:table-cell table:formula="of:=IF([.U208]&gt;[.U$177];[.U208];&quot;&quot;)" office:value-type="float" office:value="255203.6625" calcext:value-type="float">
            <text:p>255203,6625</text:p>
          </table:table-cell>
          <table:table-cell table:formula="of:=IF([.V208]&gt;[.V$177];[.V208];&quot;&quot;)" office:value-type="float" office:value="242837.6" calcext:value-type="float">
            <text:p>242837,6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([.B209]&gt;[.B$177];[.B209];&quot;&quot;)" office:value-type="float" office:value="56219.425" calcext:value-type="float">
            <text:p>56219,425</text:p>
          </table:table-cell>
          <table:table-cell table:formula="of:=IF([.C209]&gt;[.C$177];[.C209];&quot;&quot;)" office:value-type="float" office:value="18131.925" calcext:value-type="float">
            <text:p>18131,925</text:p>
          </table:table-cell>
          <table:table-cell table:formula="of:=IF([.D209]&gt;[.D$177];[.D209];&quot;&quot;)" office:value-type="float" office:value="69734.025" calcext:value-type="float">
            <text:p>69734,025</text:p>
          </table:table-cell>
          <table:table-cell table:formula="of:=IF([.E209]&gt;[.E$177];[.E209];&quot;&quot;)" office:value-type="float" office:value="927571.5375" calcext:value-type="float">
            <text:p>927571,5375</text:p>
          </table:table-cell>
          <table:table-cell table:formula="of:=IF([.F209]&gt;[.F$177];[.F209];&quot;&quot;)" office:value-type="float" office:value="8836.7375" calcext:value-type="float">
            <text:p>8836,7375</text:p>
          </table:table-cell>
          <table:table-cell table:formula="of:=IF([.G209]&gt;[.G$177];[.G209];&quot;&quot;)" office:value-type="float" office:value="253250.8625" calcext:value-type="float">
            <text:p>253250,8625</text:p>
          </table:table-cell>
          <table:table-cell table:formula="of:=IF([.H209]&gt;[.H$177];[.H209];&quot;&quot;)" office:value-type="float" office:value="20417.275" calcext:value-type="float">
            <text:p>20417,275</text:p>
          </table:table-cell>
          <table:table-cell table:formula="of:=IF([.I209]&gt;[.I$177];[.I209];&quot;&quot;)" office:value-type="float" office:value="360774.525" calcext:value-type="float">
            <text:p>360774,525</text:p>
          </table:table-cell>
          <table:table-cell table:formula="of:=IF([.J209]&gt;[.J$177];[.J209];&quot;&quot;)" office:value-type="float" office:value="49052" calcext:value-type="float">
            <text:p>49052</text:p>
          </table:table-cell>
          <table:table-cell table:formula="of:=IF([.K209]&gt;[.K$177];[.K209];&quot;&quot;)" office:value-type="float" office:value="49723.4125" calcext:value-type="float">
            <text:p>49723,4125</text:p>
          </table:table-cell>
          <table:table-cell table:formula="of:=IF([.L209]&gt;[.L$177];[.L209];&quot;&quot;)" office:value-type="float" office:value="21019.625" calcext:value-type="float">
            <text:p>21019,625</text:p>
          </table:table-cell>
          <table:table-cell table:formula="of:=IF([.M209]&gt;[.M$177];[.M209];&quot;&quot;)" office:value-type="float" office:value="211884.45" calcext:value-type="float">
            <text:p>211884,45</text:p>
          </table:table-cell>
          <table:table-cell table:formula="of:=IF([.N209]&gt;[.N$177];[.N209];&quot;&quot;)" office:value-type="float" office:value="69947.95" calcext:value-type="float">
            <text:p>69947,95</text:p>
          </table:table-cell>
          <table:table-cell table:formula="of:=IF([.O209]&gt;[.O$177];[.O209];&quot;&quot;)" office:value-type="float" office:value="256508.7375" calcext:value-type="float">
            <text:p>256508,7375</text:p>
          </table:table-cell>
          <table:table-cell table:formula="of:=IF([.P209]&gt;[.P$177];[.P209];&quot;&quot;)" office:value-type="float" office:value="23317.3" calcext:value-type="float">
            <text:p>23317,3</text:p>
          </table:table-cell>
          <table:table-cell table:formula="of:=IF([.Q209]&gt;[.Q$177];[.Q209];&quot;&quot;)" office:value-type="float" office:value="14056.975" calcext:value-type="float">
            <text:p>14056,975</text:p>
          </table:table-cell>
          <table:table-cell table:formula="of:=IF([.R209]&gt;[.R$177];[.R209];&quot;&quot;)" office:value-type="float" office:value="85171.675" calcext:value-type="float">
            <text:p>85171,675</text:p>
          </table:table-cell>
          <table:table-cell table:formula="of:=IF([.S209]&gt;[.S$177];[.S209];&quot;&quot;)" office:value-type="float" office:value="315668.925" calcext:value-type="float">
            <text:p>315668,925</text:p>
          </table:table-cell>
          <table:table-cell table:formula="of:=IF([.T209]&gt;[.T$177];[.T209];&quot;&quot;)" office:value-type="float" office:value="191917.15" calcext:value-type="float">
            <text:p>191917,15</text:p>
          </table:table-cell>
          <table:table-cell table:formula="of:=IF([.U209]&gt;[.U$177];[.U209];&quot;&quot;)" office:value-type="float" office:value="255524.4625" calcext:value-type="float">
            <text:p>255524,4625</text:p>
          </table:table-cell>
          <table:table-cell table:formula="of:=IF([.V209]&gt;[.V$177];[.V209];&quot;&quot;)" office:value-type="float" office:value="242536.8" calcext:value-type="float">
            <text:p>242536,8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([.B210]&gt;[.B$177];[.B210];&quot;&quot;)" office:value-type="float" office:value="53151.025" calcext:value-type="float">
            <text:p>53151,025</text:p>
          </table:table-cell>
          <table:table-cell table:formula="of:=IF([.C210]&gt;[.C$177];[.C210];&quot;&quot;)" office:value-type="float" office:value="17891.525" calcext:value-type="float">
            <text:p>17891,525</text:p>
          </table:table-cell>
          <table:table-cell table:formula="of:=IF([.D210]&gt;[.D$177];[.D210];&quot;&quot;)" office:value-type="float" office:value="82113.525" calcext:value-type="float">
            <text:p>82113,525</text:p>
          </table:table-cell>
          <table:table-cell table:formula="of:=IF([.E210]&gt;[.E$177];[.E210];&quot;&quot;)" office:value-type="float" office:value="886489.7375" calcext:value-type="float">
            <text:p>886489,7375</text:p>
          </table:table-cell>
          <table:table-cell table:formula="of:=IF([.F210]&gt;[.F$177];[.F210];&quot;&quot;)" office:value-type="float" office:value="8689.5375" calcext:value-type="float">
            <text:p>8689,5375</text:p>
          </table:table-cell>
          <table:table-cell table:formula="of:=IF([.G210]&gt;[.G$177];[.G210];&quot;&quot;)" office:value-type="float" office:value="241816.4625" calcext:value-type="float">
            <text:p>241816,4625</text:p>
          </table:table-cell>
          <table:table-cell table:formula="of:=IF([.H210]&gt;[.H$177];[.H210];&quot;&quot;)" office:value-type="float" office:value="21419.875" calcext:value-type="float">
            <text:p>21419,875</text:p>
          </table:table-cell>
          <table:table-cell table:formula="of:=IF([.I210]&gt;[.I$177];[.I210];&quot;&quot;)" office:value-type="float" office:value="341579.925" calcext:value-type="float">
            <text:p>341579,925</text:p>
          </table:table-cell>
          <table:table-cell table:formula="of:=IF([.J210]&gt;[.J$177];[.J210];&quot;&quot;)" office:value-type="float" office:value="52181" calcext:value-type="float">
            <text:p>52181</text:p>
          </table:table-cell>
          <table:table-cell table:formula="of:=IF([.K210]&gt;[.K$177];[.K210];&quot;&quot;)" office:value-type="float" office:value="45873.0125" calcext:value-type="float">
            <text:p>45873,0125</text:p>
          </table:table-cell>
          <table:table-cell table:formula="of:=IF([.L210]&gt;[.L$177];[.L210];&quot;&quot;)" office:value-type="float" office:value="19916.425" calcext:value-type="float">
            <text:p>19916,425</text:p>
          </table:table-cell>
          <table:table-cell table:formula="of:=IF([.M210]&gt;[.M$177];[.M210];&quot;&quot;)" office:value-type="float" office:value="193492.45" calcext:value-type="float">
            <text:p>193492,45</text:p>
          </table:table-cell>
          <table:table-cell table:formula="of:=IF([.N210]&gt;[.N$177];[.N210];&quot;&quot;)" office:value-type="float" office:value="64392.35" calcext:value-type="float">
            <text:p>64392,35</text:p>
          </table:table-cell>
          <table:table-cell table:formula="of:=IF([.O210]&gt;[.O$177];[.O210];&quot;&quot;)" office:value-type="float" office:value="238477.5375" calcext:value-type="float">
            <text:p>238477,5375</text:p>
          </table:table-cell>
          <table:table-cell table:formula="of:=IF([.P210]&gt;[.P$177];[.P210];&quot;&quot;)" office:value-type="float" office:value="20830.5" calcext:value-type="float">
            <text:p>20830,5</text:p>
          </table:table-cell>
          <table:table-cell table:formula="of:=IF([.Q210]&gt;[.Q$177];[.Q210];&quot;&quot;)" office:value-type="float" office:value="14317.575" calcext:value-type="float">
            <text:p>14317,575</text:p>
          </table:table-cell>
          <table:table-cell table:formula="of:=IF([.R210]&gt;[.R$177];[.R210];&quot;&quot;)" office:value-type="float" office:value="80076.275" calcext:value-type="float">
            <text:p>80076,275</text:p>
          </table:table-cell>
          <table:table-cell table:formula="of:=IF([.S210]&gt;[.S$177];[.S210];&quot;&quot;)" office:value-type="float" office:value="290039.425" calcext:value-type="float">
            <text:p>290039,425</text:p>
          </table:table-cell>
          <table:table-cell table:formula="of:=IF([.T210]&gt;[.T$177];[.T210];&quot;&quot;)" office:value-type="float" office:value="172823.55" calcext:value-type="float">
            <text:p>172823,55</text:p>
          </table:table-cell>
          <table:table-cell table:formula="of:=IF([.U210]&gt;[.U$177];[.U210];&quot;&quot;)" office:value-type="float" office:value="228730.0625" calcext:value-type="float">
            <text:p>228730,0625</text:p>
          </table:table-cell>
          <table:table-cell table:formula="of:=IF([.V210]&gt;[.V$177];[.V210];&quot;&quot;)" office:value-type="float" office:value="216063.2" calcext:value-type="float">
            <text:p>216063,2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([.B211]&gt;[.B$177];[.B211];&quot;&quot;)" office:value-type="float" office:value="48919.625" calcext:value-type="float">
            <text:p>48919,625</text:p>
          </table:table-cell>
          <table:table-cell table:formula="of:=IF([.C211]&gt;[.C$177];[.C211];&quot;&quot;)" office:value-type="float" office:value="16748.125" calcext:value-type="float">
            <text:p>16748,125</text:p>
          </table:table-cell>
          <table:table-cell table:formula="of:=IF([.D211]&gt;[.D$177];[.D211];&quot;&quot;)" office:value-type="float" office:value="65272.325" calcext:value-type="float">
            <text:p>65272,325</text:p>
          </table:table-cell>
          <table:table-cell table:formula="of:=IF([.E211]&gt;[.E$177];[.E211];&quot;&quot;)" office:value-type="float" office:value="851837.7375" calcext:value-type="float">
            <text:p>851837,7375</text:p>
          </table:table-cell>
          <table:table-cell table:formula="of:=IF([.F211]&gt;[.F$177];[.F211];&quot;&quot;)" office:value-type="float" office:value="11360.7375" calcext:value-type="float">
            <text:p>11360,7375</text:p>
          </table:table-cell>
          <table:table-cell table:formula="of:=IF([.G211]&gt;[.G$177];[.G211];&quot;&quot;)" office:value-type="float" office:value="235038.0625" calcext:value-type="float">
            <text:p>235038,0625</text:p>
          </table:table-cell>
          <table:table-cell table:formula="of:=IF([.H211]&gt;[.H$177];[.H211];&quot;&quot;)" office:value-type="float" office:value="18230.875" calcext:value-type="float">
            <text:p>18230,875</text:p>
          </table:table-cell>
          <table:table-cell table:formula="of:=IF([.I211]&gt;[.I$177];[.I211];&quot;&quot;)" office:value-type="float" office:value="338334.625" calcext:value-type="float">
            <text:p>338334,625</text:p>
          </table:table-cell>
          <table:table-cell table:formula="of:=IF([.J211]&gt;[.J$177];[.J211];&quot;&quot;)" office:value-type="float" office:value="44840" calcext:value-type="float">
            <text:p>44840</text:p>
          </table:table-cell>
          <table:table-cell table:formula="of:=IF([.K211]&gt;[.K$177];[.K211];&quot;&quot;)" office:value-type="float" office:value="45973.2125" calcext:value-type="float">
            <text:p>45973,2125</text:p>
          </table:table-cell>
          <table:table-cell table:formula="of:=IF([.L211]&gt;[.L$177];[.L211];&quot;&quot;)" office:value-type="float" office:value="21360.425" calcext:value-type="float">
            <text:p>21360,425</text:p>
          </table:table-cell>
          <table:table-cell table:formula="of:=IF([.M211]&gt;[.M$177];[.M211];&quot;&quot;)" office:value-type="float" office:value="197924.45" calcext:value-type="float">
            <text:p>197924,45</text:p>
          </table:table-cell>
          <table:table-cell table:formula="of:=IF([.N211]&gt;[.N$177];[.N211];&quot;&quot;)" office:value-type="float" office:value="65876.35" calcext:value-type="float">
            <text:p>65876,35</text:p>
          </table:table-cell>
          <table:table-cell table:formula="of:=IF([.O211]&gt;[.O$177];[.O211];&quot;&quot;)" office:value-type="float" office:value="237638.7375" calcext:value-type="float">
            <text:p>237638,7375</text:p>
          </table:table-cell>
          <table:table-cell table:formula="of:=IF([.P211]&gt;[.P$177];[.P211];&quot;&quot;)" office:value-type="float" office:value="21612.5" calcext:value-type="float">
            <text:p>21612,5</text:p>
          </table:table-cell>
          <table:table-cell table:formula="of:=IF([.Q211]&gt;[.Q$177];[.Q211];&quot;&quot;)" office:value-type="float" office:value="13916.375" calcext:value-type="float">
            <text:p>13916,375</text:p>
          </table:table-cell>
          <table:table-cell table:formula="of:=IF([.R211]&gt;[.R$177];[.R211];&quot;&quot;)" office:value-type="float" office:value="78114.475" calcext:value-type="float">
            <text:p>78114,475</text:p>
          </table:table-cell>
          <table:table-cell table:formula="of:=IF([.S211]&gt;[.S$177];[.S211];&quot;&quot;)" office:value-type="float" office:value="293834.725" calcext:value-type="float">
            <text:p>293834,725</text:p>
          </table:table-cell>
          <table:table-cell table:formula="of:=IF([.T211]&gt;[.T$177];[.T211];&quot;&quot;)" office:value-type="float" office:value="173184.35" calcext:value-type="float">
            <text:p>173184,35</text:p>
          </table:table-cell>
          <table:table-cell table:formula="of:=IF([.U211]&gt;[.U$177];[.U211];&quot;&quot;)" office:value-type="float" office:value="229773.2625" calcext:value-type="float">
            <text:p>229773,2625</text:p>
          </table:table-cell>
          <table:table-cell table:formula="of:=IF([.V211]&gt;[.V$177];[.V211];&quot;&quot;)" office:value-type="float" office:value="220716" calcext:value-type="float">
            <text:p>220716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([.B212]&gt;[.B$177];[.B212];&quot;&quot;)" office:value-type="float" office:value="53432.025" calcext:value-type="float">
            <text:p>53432,025</text:p>
          </table:table-cell>
          <table:table-cell table:formula="of:=IF([.C212]&gt;[.C$177];[.C212];&quot;&quot;)" office:value-type="float" office:value="14983.125" calcext:value-type="float">
            <text:p>14983,125</text:p>
          </table:table-cell>
          <table:table-cell table:formula="of:=IF([.D212]&gt;[.D$177];[.D212];&quot;&quot;)" office:value-type="float" office:value="62271.025" calcext:value-type="float">
            <text:p>62271,025</text:p>
          </table:table-cell>
          <table:table-cell table:formula="of:=IF([.E212]&gt;[.E$177];[.E212];&quot;&quot;)" office:value-type="float" office:value="826786.1375" calcext:value-type="float">
            <text:p>826786,1375</text:p>
          </table:table-cell>
          <table:table-cell table:formula="of:=IF([.F212]&gt;[.F$177];[.F212];&quot;&quot;)" office:value-type="float" office:value="8790.8375" calcext:value-type="float">
            <text:p>8790,8375</text:p>
          </table:table-cell>
          <table:table-cell table:formula="of:=IF([.G212]&gt;[.G$177];[.G212];&quot;&quot;)" office:value-type="float" office:value="234998.8625" calcext:value-type="float">
            <text:p>234998,8625</text:p>
          </table:table-cell>
          <table:table-cell table:formula="of:=IF([.H212]&gt;[.H$177];[.H212];&quot;&quot;)" office:value-type="float" office:value="17729.475" calcext:value-type="float">
            <text:p>17729,475</text:p>
          </table:table-cell>
          <table:table-cell table:formula="of:=IF([.I212]&gt;[.I$177];[.I212];&quot;&quot;)" office:value-type="float" office:value="341318.025" calcext:value-type="float">
            <text:p>341318,025</text:p>
          </table:table-cell>
          <table:table-cell table:formula="of:=IF([.J212]&gt;[.J$177];[.J212];&quot;&quot;)" office:value-type="float" office:value="46705.6" calcext:value-type="float">
            <text:p>46705,6</text:p>
          </table:table-cell>
          <table:table-cell table:formula="of:=IF([.K212]&gt;[.K$177];[.K212];&quot;&quot;)" office:value-type="float" office:value="47236.6125" calcext:value-type="float">
            <text:p>47236,6125</text:p>
          </table:table-cell>
          <table:table-cell table:formula="of:=IF([.L212]&gt;[.L$177];[.L212];&quot;&quot;)" office:value-type="float" office:value="20899.025" calcext:value-type="float">
            <text:p>20899,025</text:p>
          </table:table-cell>
          <table:table-cell table:formula="of:=IF([.M212]&gt;[.M$177];[.M212];&quot;&quot;)" office:value-type="float" office:value="195097.25" calcext:value-type="float">
            <text:p>195097,25</text:p>
          </table:table-cell>
          <table:table-cell table:formula="of:=IF([.N212]&gt;[.N$177];[.N212];&quot;&quot;)" office:value-type="float" office:value="60541.55" calcext:value-type="float">
            <text:p>60541,55</text:p>
          </table:table-cell>
          <table:table-cell table:formula="of:=IF([.O212]&gt;[.O$177];[.O212];&quot;&quot;)" office:value-type="float" office:value="233697.2375" calcext:value-type="float">
            <text:p>233697,2375</text:p>
          </table:table-cell>
          <table:table-cell table:formula="of:=IF([.P212]&gt;[.P$177];[.P212];&quot;&quot;)" office:value-type="float" office:value="21813.1" calcext:value-type="float">
            <text:p>21813,1</text:p>
          </table:table-cell>
          <table:table-cell table:formula="of:=IF([.Q212]&gt;[.Q$177];[.Q212];&quot;&quot;)" office:value-type="float" office:value="13555.375" calcext:value-type="float">
            <text:p>13555,375</text:p>
          </table:table-cell>
          <table:table-cell table:formula="of:=IF([.R212]&gt;[.R$177];[.R212];&quot;&quot;)" office:value-type="float" office:value="83158.875" calcext:value-type="float">
            <text:p>83158,875</text:p>
          </table:table-cell>
          <table:table-cell table:formula="of:=IF([.S212]&gt;[.S$177];[.S212];&quot;&quot;)" office:value-type="float" office:value="292849.525" calcext:value-type="float">
            <text:p>292849,525</text:p>
          </table:table-cell>
          <table:table-cell table:formula="of:=IF([.T212]&gt;[.T$177];[.T212];&quot;&quot;)" office:value-type="float" office:value="180705.15" calcext:value-type="float">
            <text:p>180705,15</text:p>
          </table:table-cell>
          <table:table-cell table:formula="of:=IF([.U212]&gt;[.U$177];[.U212];&quot;&quot;)" office:value-type="float" office:value="235468.4625" calcext:value-type="float">
            <text:p>235468,4625</text:p>
          </table:table-cell>
          <table:table-cell table:formula="of:=IF([.V212]&gt;[.V$177];[.V212];&quot;&quot;)" office:value-type="float" office:value="222821.6" calcext:value-type="float">
            <text:p>222821,6</text:p>
          </table:table-cell>
          <table:table-cell table:number-columns-repeated="1002"/>
        </table:table-row>
        <table:table-row table:style-name="ro2">
          <table:table-cell/>
          <table:table-cell table:formula="of:=IF([.B213]&gt;[.B$177];[.B213];&quot;&quot;)">
            <text:p/>
          </table:table-cell>
          <table:table-cell table:formula="of:=IF([.C213]&gt;[.C$177];[.C213];&quot;&quot;)">
            <text:p/>
          </table:table-cell>
          <table:table-cell table:formula="of:=IF([.D213]&gt;[.D$177];[.D213];&quot;&quot;)">
            <text:p/>
          </table:table-cell>
          <table:table-cell table:formula="of:=IF([.E213]&gt;[.E$177];[.E213];&quot;&quot;)">
            <text:p/>
          </table:table-cell>
          <table:table-cell table:formula="of:=IF([.F213]&gt;[.F$177];[.F213];&quot;&quot;)">
            <text:p/>
          </table:table-cell>
          <table:table-cell table:formula="of:=IF([.G213]&gt;[.G$177];[.G213];&quot;&quot;)">
            <text:p/>
          </table:table-cell>
          <table:table-cell table:formula="of:=IF([.H213]&gt;[.H$177];[.H213];&quot;&quot;)">
            <text:p/>
          </table:table-cell>
          <table:table-cell table:formula="of:=IF([.I213]&gt;[.I$177];[.I213];&quot;&quot;)">
            <text:p/>
          </table:table-cell>
          <table:table-cell table:formula="of:=IF([.J213]&gt;[.J$177];[.J213];&quot;&quot;)">
            <text:p/>
          </table:table-cell>
          <table:table-cell table:formula="of:=IF([.K213]&gt;[.K$177];[.K213];&quot;&quot;)">
            <text:p/>
          </table:table-cell>
          <table:table-cell table:formula="of:=IF([.L213]&gt;[.L$177];[.L213];&quot;&quot;)">
            <text:p/>
          </table:table-cell>
          <table:table-cell table:formula="of:=IF([.M213]&gt;[.M$177];[.M213];&quot;&quot;)">
            <text:p/>
          </table:table-cell>
          <table:table-cell table:formula="of:=IF([.N213]&gt;[.N$177];[.N213];&quot;&quot;)">
            <text:p/>
          </table:table-cell>
          <table:table-cell table:formula="of:=IF([.O213]&gt;[.O$177];[.O213];&quot;&quot;)">
            <text:p/>
          </table:table-cell>
          <table:table-cell table:formula="of:=IF([.P213]&gt;[.P$177];[.P213];&quot;&quot;)">
            <text:p/>
          </table:table-cell>
          <table:table-cell table:formula="of:=IF([.Q213]&gt;[.Q$177];[.Q213];&quot;&quot;)">
            <text:p/>
          </table:table-cell>
          <table:table-cell table:formula="of:=IF([.R213]&gt;[.R$177];[.R213];&quot;&quot;)">
            <text:p/>
          </table:table-cell>
          <table:table-cell table:formula="of:=IF([.S213]&gt;[.S$177];[.S213];&quot;&quot;)">
            <text:p/>
          </table:table-cell>
          <table:table-cell table:formula="of:=IF([.T213]&gt;[.T$177];[.T213];&quot;&quot;)">
            <text:p/>
          </table:table-cell>
          <table:table-cell table:formula="of:=IF([.U213]&gt;[.U$177];[.U213];&quot;&quot;)">
            <text:p/>
          </table:table-cell>
          <table:table-cell table:formula="of:=IF([.V213]&gt;[.V$177];[.V21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4]&gt;[.B$177];[.B214];&quot;&quot;)">
            <text:p/>
          </table:table-cell>
          <table:table-cell table:formula="of:=IF([.C214]&gt;[.C$177];[.C214];&quot;&quot;)">
            <text:p/>
          </table:table-cell>
          <table:table-cell table:formula="of:=IF([.D214]&gt;[.D$177];[.D214];&quot;&quot;)">
            <text:p/>
          </table:table-cell>
          <table:table-cell table:formula="of:=IF([.E214]&gt;[.E$177];[.E214];&quot;&quot;)">
            <text:p/>
          </table:table-cell>
          <table:table-cell table:formula="of:=IF([.F214]&gt;[.F$177];[.F214];&quot;&quot;)">
            <text:p/>
          </table:table-cell>
          <table:table-cell table:formula="of:=IF([.G214]&gt;[.G$177];[.G214];&quot;&quot;)">
            <text:p/>
          </table:table-cell>
          <table:table-cell table:formula="of:=IF([.H214]&gt;[.H$177];[.H214];&quot;&quot;)">
            <text:p/>
          </table:table-cell>
          <table:table-cell table:formula="of:=IF([.I214]&gt;[.I$177];[.I214];&quot;&quot;)">
            <text:p/>
          </table:table-cell>
          <table:table-cell table:formula="of:=IF([.J214]&gt;[.J$177];[.J214];&quot;&quot;)">
            <text:p/>
          </table:table-cell>
          <table:table-cell table:formula="of:=IF([.K214]&gt;[.K$177];[.K214];&quot;&quot;)">
            <text:p/>
          </table:table-cell>
          <table:table-cell table:formula="of:=IF([.L214]&gt;[.L$177];[.L214];&quot;&quot;)">
            <text:p/>
          </table:table-cell>
          <table:table-cell table:formula="of:=IF([.M214]&gt;[.M$177];[.M214];&quot;&quot;)">
            <text:p/>
          </table:table-cell>
          <table:table-cell table:formula="of:=IF([.N214]&gt;[.N$177];[.N214];&quot;&quot;)">
            <text:p/>
          </table:table-cell>
          <table:table-cell table:formula="of:=IF([.O214]&gt;[.O$177];[.O214];&quot;&quot;)">
            <text:p/>
          </table:table-cell>
          <table:table-cell table:formula="of:=IF([.P214]&gt;[.P$177];[.P214];&quot;&quot;)">
            <text:p/>
          </table:table-cell>
          <table:table-cell table:formula="of:=IF([.Q214]&gt;[.Q$177];[.Q214];&quot;&quot;)">
            <text:p/>
          </table:table-cell>
          <table:table-cell table:formula="of:=IF([.R214]&gt;[.R$177];[.R214];&quot;&quot;)">
            <text:p/>
          </table:table-cell>
          <table:table-cell table:formula="of:=IF([.S214]&gt;[.S$177];[.S214];&quot;&quot;)">
            <text:p/>
          </table:table-cell>
          <table:table-cell table:formula="of:=IF([.T214]&gt;[.T$177];[.T214];&quot;&quot;)">
            <text:p/>
          </table:table-cell>
          <table:table-cell table:formula="of:=IF([.U214]&gt;[.U$177];[.U214];&quot;&quot;)">
            <text:p/>
          </table:table-cell>
          <table:table-cell table:formula="of:=IF([.V214]&gt;[.V$177];[.V21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5]&gt;[.B$177];[.B215];&quot;&quot;)">
            <text:p/>
          </table:table-cell>
          <table:table-cell table:formula="of:=IF([.C215]&gt;[.C$177];[.C215];&quot;&quot;)">
            <text:p/>
          </table:table-cell>
          <table:table-cell table:formula="of:=IF([.D215]&gt;[.D$177];[.D215];&quot;&quot;)">
            <text:p/>
          </table:table-cell>
          <table:table-cell table:formula="of:=IF([.E215]&gt;[.E$177];[.E215];&quot;&quot;)">
            <text:p/>
          </table:table-cell>
          <table:table-cell table:formula="of:=IF([.F215]&gt;[.F$177];[.F215];&quot;&quot;)">
            <text:p/>
          </table:table-cell>
          <table:table-cell table:formula="of:=IF([.G215]&gt;[.G$177];[.G215];&quot;&quot;)">
            <text:p/>
          </table:table-cell>
          <table:table-cell table:formula="of:=IF([.H215]&gt;[.H$177];[.H215];&quot;&quot;)">
            <text:p/>
          </table:table-cell>
          <table:table-cell table:formula="of:=IF([.I215]&gt;[.I$177];[.I215];&quot;&quot;)">
            <text:p/>
          </table:table-cell>
          <table:table-cell table:formula="of:=IF([.J215]&gt;[.J$177];[.J215];&quot;&quot;)">
            <text:p/>
          </table:table-cell>
          <table:table-cell table:formula="of:=IF([.K215]&gt;[.K$177];[.K215];&quot;&quot;)">
            <text:p/>
          </table:table-cell>
          <table:table-cell table:formula="of:=IF([.L215]&gt;[.L$177];[.L215];&quot;&quot;)">
            <text:p/>
          </table:table-cell>
          <table:table-cell table:formula="of:=IF([.M215]&gt;[.M$177];[.M215];&quot;&quot;)">
            <text:p/>
          </table:table-cell>
          <table:table-cell table:formula="of:=IF([.N215]&gt;[.N$177];[.N215];&quot;&quot;)">
            <text:p/>
          </table:table-cell>
          <table:table-cell table:formula="of:=IF([.O215]&gt;[.O$177];[.O215];&quot;&quot;)">
            <text:p/>
          </table:table-cell>
          <table:table-cell table:formula="of:=IF([.P215]&gt;[.P$177];[.P215];&quot;&quot;)">
            <text:p/>
          </table:table-cell>
          <table:table-cell table:formula="of:=IF([.Q215]&gt;[.Q$177];[.Q215];&quot;&quot;)">
            <text:p/>
          </table:table-cell>
          <table:table-cell table:formula="of:=IF([.R215]&gt;[.R$177];[.R215];&quot;&quot;)">
            <text:p/>
          </table:table-cell>
          <table:table-cell table:formula="of:=IF([.S215]&gt;[.S$177];[.S215];&quot;&quot;)">
            <text:p/>
          </table:table-cell>
          <table:table-cell table:formula="of:=IF([.T215]&gt;[.T$177];[.T215];&quot;&quot;)">
            <text:p/>
          </table:table-cell>
          <table:table-cell table:formula="of:=IF([.U215]&gt;[.U$177];[.U215];&quot;&quot;)">
            <text:p/>
          </table:table-cell>
          <table:table-cell table:formula="of:=IF([.V215]&gt;[.V$177];[.V21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6]&gt;[.B$177];[.B216];&quot;&quot;)">
            <text:p/>
          </table:table-cell>
          <table:table-cell table:formula="of:=IF([.C216]&gt;[.C$177];[.C216];&quot;&quot;)">
            <text:p/>
          </table:table-cell>
          <table:table-cell table:formula="of:=IF([.D216]&gt;[.D$177];[.D216];&quot;&quot;)">
            <text:p/>
          </table:table-cell>
          <table:table-cell table:formula="of:=IF([.E216]&gt;[.E$177];[.E216];&quot;&quot;)">
            <text:p/>
          </table:table-cell>
          <table:table-cell table:formula="of:=IF([.F216]&gt;[.F$177];[.F216];&quot;&quot;)">
            <text:p/>
          </table:table-cell>
          <table:table-cell table:formula="of:=IF([.G216]&gt;[.G$177];[.G216];&quot;&quot;)">
            <text:p/>
          </table:table-cell>
          <table:table-cell table:formula="of:=IF([.H216]&gt;[.H$177];[.H216];&quot;&quot;)">
            <text:p/>
          </table:table-cell>
          <table:table-cell table:formula="of:=IF([.I216]&gt;[.I$177];[.I216];&quot;&quot;)">
            <text:p/>
          </table:table-cell>
          <table:table-cell table:formula="of:=IF([.J216]&gt;[.J$177];[.J216];&quot;&quot;)">
            <text:p/>
          </table:table-cell>
          <table:table-cell table:formula="of:=IF([.K216]&gt;[.K$177];[.K216];&quot;&quot;)">
            <text:p/>
          </table:table-cell>
          <table:table-cell table:formula="of:=IF([.L216]&gt;[.L$177];[.L216];&quot;&quot;)">
            <text:p/>
          </table:table-cell>
          <table:table-cell table:formula="of:=IF([.M216]&gt;[.M$177];[.M216];&quot;&quot;)">
            <text:p/>
          </table:table-cell>
          <table:table-cell table:formula="of:=IF([.N216]&gt;[.N$177];[.N216];&quot;&quot;)">
            <text:p/>
          </table:table-cell>
          <table:table-cell table:formula="of:=IF([.O216]&gt;[.O$177];[.O216];&quot;&quot;)">
            <text:p/>
          </table:table-cell>
          <table:table-cell table:formula="of:=IF([.P216]&gt;[.P$177];[.P216];&quot;&quot;)">
            <text:p/>
          </table:table-cell>
          <table:table-cell table:formula="of:=IF([.Q216]&gt;[.Q$177];[.Q216];&quot;&quot;)">
            <text:p/>
          </table:table-cell>
          <table:table-cell table:formula="of:=IF([.R216]&gt;[.R$177];[.R216];&quot;&quot;)">
            <text:p/>
          </table:table-cell>
          <table:table-cell table:formula="of:=IF([.S216]&gt;[.S$177];[.S216];&quot;&quot;)">
            <text:p/>
          </table:table-cell>
          <table:table-cell table:formula="of:=IF([.T216]&gt;[.T$177];[.T216];&quot;&quot;)">
            <text:p/>
          </table:table-cell>
          <table:table-cell table:formula="of:=IF([.U216]&gt;[.U$177];[.U216];&quot;&quot;)">
            <text:p/>
          </table:table-cell>
          <table:table-cell table:formula="of:=IF([.V216]&gt;[.V$177];[.V21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7]&gt;[.B$177];[.B217];&quot;&quot;)">
            <text:p/>
          </table:table-cell>
          <table:table-cell table:formula="of:=IF([.C217]&gt;[.C$177];[.C217];&quot;&quot;)">
            <text:p/>
          </table:table-cell>
          <table:table-cell table:formula="of:=IF([.D217]&gt;[.D$177];[.D217];&quot;&quot;)">
            <text:p/>
          </table:table-cell>
          <table:table-cell table:formula="of:=IF([.E217]&gt;[.E$177];[.E217];&quot;&quot;)">
            <text:p/>
          </table:table-cell>
          <table:table-cell table:formula="of:=IF([.F217]&gt;[.F$177];[.F217];&quot;&quot;)">
            <text:p/>
          </table:table-cell>
          <table:table-cell table:formula="of:=IF([.G217]&gt;[.G$177];[.G217];&quot;&quot;)">
            <text:p/>
          </table:table-cell>
          <table:table-cell table:formula="of:=IF([.H217]&gt;[.H$177];[.H217];&quot;&quot;)">
            <text:p/>
          </table:table-cell>
          <table:table-cell table:formula="of:=IF([.I217]&gt;[.I$177];[.I217];&quot;&quot;)">
            <text:p/>
          </table:table-cell>
          <table:table-cell table:formula="of:=IF([.J217]&gt;[.J$177];[.J217];&quot;&quot;)">
            <text:p/>
          </table:table-cell>
          <table:table-cell table:formula="of:=IF([.K217]&gt;[.K$177];[.K217];&quot;&quot;)">
            <text:p/>
          </table:table-cell>
          <table:table-cell table:formula="of:=IF([.L217]&gt;[.L$177];[.L217];&quot;&quot;)">
            <text:p/>
          </table:table-cell>
          <table:table-cell table:formula="of:=IF([.M217]&gt;[.M$177];[.M217];&quot;&quot;)">
            <text:p/>
          </table:table-cell>
          <table:table-cell table:formula="of:=IF([.N217]&gt;[.N$177];[.N217];&quot;&quot;)">
            <text:p/>
          </table:table-cell>
          <table:table-cell table:formula="of:=IF([.O217]&gt;[.O$177];[.O217];&quot;&quot;)">
            <text:p/>
          </table:table-cell>
          <table:table-cell table:formula="of:=IF([.P217]&gt;[.P$177];[.P217];&quot;&quot;)">
            <text:p/>
          </table:table-cell>
          <table:table-cell table:formula="of:=IF([.Q217]&gt;[.Q$177];[.Q217];&quot;&quot;)">
            <text:p/>
          </table:table-cell>
          <table:table-cell table:formula="of:=IF([.R217]&gt;[.R$177];[.R217];&quot;&quot;)">
            <text:p/>
          </table:table-cell>
          <table:table-cell table:formula="of:=IF([.S217]&gt;[.S$177];[.S217];&quot;&quot;)">
            <text:p/>
          </table:table-cell>
          <table:table-cell table:formula="of:=IF([.T217]&gt;[.T$177];[.T217];&quot;&quot;)">
            <text:p/>
          </table:table-cell>
          <table:table-cell table:formula="of:=IF([.U217]&gt;[.U$177];[.U217];&quot;&quot;)">
            <text:p/>
          </table:table-cell>
          <table:table-cell table:formula="of:=IF([.V217]&gt;[.V$177];[.V21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8]&gt;[.B$177];[.B218];&quot;&quot;)">
            <text:p/>
          </table:table-cell>
          <table:table-cell table:formula="of:=IF([.C218]&gt;[.C$177];[.C218];&quot;&quot;)">
            <text:p/>
          </table:table-cell>
          <table:table-cell table:formula="of:=IF([.D218]&gt;[.D$177];[.D218];&quot;&quot;)">
            <text:p/>
          </table:table-cell>
          <table:table-cell table:formula="of:=IF([.E218]&gt;[.E$177];[.E218];&quot;&quot;)">
            <text:p/>
          </table:table-cell>
          <table:table-cell table:formula="of:=IF([.F218]&gt;[.F$177];[.F218];&quot;&quot;)">
            <text:p/>
          </table:table-cell>
          <table:table-cell table:formula="of:=IF([.G218]&gt;[.G$177];[.G218];&quot;&quot;)">
            <text:p/>
          </table:table-cell>
          <table:table-cell table:formula="of:=IF([.H218]&gt;[.H$177];[.H218];&quot;&quot;)">
            <text:p/>
          </table:table-cell>
          <table:table-cell table:formula="of:=IF([.I218]&gt;[.I$177];[.I218];&quot;&quot;)">
            <text:p/>
          </table:table-cell>
          <table:table-cell table:formula="of:=IF([.J218]&gt;[.J$177];[.J218];&quot;&quot;)">
            <text:p/>
          </table:table-cell>
          <table:table-cell table:formula="of:=IF([.K218]&gt;[.K$177];[.K218];&quot;&quot;)">
            <text:p/>
          </table:table-cell>
          <table:table-cell table:formula="of:=IF([.L218]&gt;[.L$177];[.L218];&quot;&quot;)">
            <text:p/>
          </table:table-cell>
          <table:table-cell table:formula="of:=IF([.M218]&gt;[.M$177];[.M218];&quot;&quot;)">
            <text:p/>
          </table:table-cell>
          <table:table-cell table:formula="of:=IF([.N218]&gt;[.N$177];[.N218];&quot;&quot;)">
            <text:p/>
          </table:table-cell>
          <table:table-cell table:formula="of:=IF([.O218]&gt;[.O$177];[.O218];&quot;&quot;)">
            <text:p/>
          </table:table-cell>
          <table:table-cell table:formula="of:=IF([.P218]&gt;[.P$177];[.P218];&quot;&quot;)">
            <text:p/>
          </table:table-cell>
          <table:table-cell table:formula="of:=IF([.Q218]&gt;[.Q$177];[.Q218];&quot;&quot;)">
            <text:p/>
          </table:table-cell>
          <table:table-cell table:formula="of:=IF([.R218]&gt;[.R$177];[.R218];&quot;&quot;)">
            <text:p/>
          </table:table-cell>
          <table:table-cell table:formula="of:=IF([.S218]&gt;[.S$177];[.S218];&quot;&quot;)">
            <text:p/>
          </table:table-cell>
          <table:table-cell table:formula="of:=IF([.T218]&gt;[.T$177];[.T218];&quot;&quot;)">
            <text:p/>
          </table:table-cell>
          <table:table-cell table:formula="of:=IF([.U218]&gt;[.U$177];[.U218];&quot;&quot;)">
            <text:p/>
          </table:table-cell>
          <table:table-cell table:formula="of:=IF([.V218]&gt;[.V$177];[.V21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19]&gt;[.B$177];[.B219];&quot;&quot;)">
            <text:p/>
          </table:table-cell>
          <table:table-cell table:formula="of:=IF([.C219]&gt;[.C$177];[.C219];&quot;&quot;)">
            <text:p/>
          </table:table-cell>
          <table:table-cell table:formula="of:=IF([.D219]&gt;[.D$177];[.D219];&quot;&quot;)">
            <text:p/>
          </table:table-cell>
          <table:table-cell table:formula="of:=IF([.E219]&gt;[.E$177];[.E219];&quot;&quot;)">
            <text:p/>
          </table:table-cell>
          <table:table-cell table:formula="of:=IF([.F219]&gt;[.F$177];[.F219];&quot;&quot;)">
            <text:p/>
          </table:table-cell>
          <table:table-cell table:formula="of:=IF([.G219]&gt;[.G$177];[.G219];&quot;&quot;)">
            <text:p/>
          </table:table-cell>
          <table:table-cell table:formula="of:=IF([.H219]&gt;[.H$177];[.H219];&quot;&quot;)">
            <text:p/>
          </table:table-cell>
          <table:table-cell table:formula="of:=IF([.I219]&gt;[.I$177];[.I219];&quot;&quot;)">
            <text:p/>
          </table:table-cell>
          <table:table-cell table:formula="of:=IF([.J219]&gt;[.J$177];[.J219];&quot;&quot;)">
            <text:p/>
          </table:table-cell>
          <table:table-cell table:formula="of:=IF([.K219]&gt;[.K$177];[.K219];&quot;&quot;)">
            <text:p/>
          </table:table-cell>
          <table:table-cell table:formula="of:=IF([.L219]&gt;[.L$177];[.L219];&quot;&quot;)">
            <text:p/>
          </table:table-cell>
          <table:table-cell table:formula="of:=IF([.M219]&gt;[.M$177];[.M219];&quot;&quot;)">
            <text:p/>
          </table:table-cell>
          <table:table-cell table:formula="of:=IF([.N219]&gt;[.N$177];[.N219];&quot;&quot;)">
            <text:p/>
          </table:table-cell>
          <table:table-cell table:formula="of:=IF([.O219]&gt;[.O$177];[.O219];&quot;&quot;)">
            <text:p/>
          </table:table-cell>
          <table:table-cell table:formula="of:=IF([.P219]&gt;[.P$177];[.P219];&quot;&quot;)">
            <text:p/>
          </table:table-cell>
          <table:table-cell table:formula="of:=IF([.Q219]&gt;[.Q$177];[.Q219];&quot;&quot;)">
            <text:p/>
          </table:table-cell>
          <table:table-cell table:formula="of:=IF([.R219]&gt;[.R$177];[.R219];&quot;&quot;)">
            <text:p/>
          </table:table-cell>
          <table:table-cell table:formula="of:=IF([.S219]&gt;[.S$177];[.S219];&quot;&quot;)">
            <text:p/>
          </table:table-cell>
          <table:table-cell table:formula="of:=IF([.T219]&gt;[.T$177];[.T219];&quot;&quot;)">
            <text:p/>
          </table:table-cell>
          <table:table-cell table:formula="of:=IF([.U219]&gt;[.U$177];[.U219];&quot;&quot;)">
            <text:p/>
          </table:table-cell>
          <table:table-cell table:formula="of:=IF([.V219]&gt;[.V$177];[.V21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0]&gt;[.B$177];[.B220];&quot;&quot;)">
            <text:p/>
          </table:table-cell>
          <table:table-cell table:formula="of:=IF([.C220]&gt;[.C$177];[.C220];&quot;&quot;)">
            <text:p/>
          </table:table-cell>
          <table:table-cell table:formula="of:=IF([.D220]&gt;[.D$177];[.D220];&quot;&quot;)">
            <text:p/>
          </table:table-cell>
          <table:table-cell table:formula="of:=IF([.E220]&gt;[.E$177];[.E220];&quot;&quot;)">
            <text:p/>
          </table:table-cell>
          <table:table-cell table:formula="of:=IF([.F220]&gt;[.F$177];[.F220];&quot;&quot;)">
            <text:p/>
          </table:table-cell>
          <table:table-cell table:formula="of:=IF([.G220]&gt;[.G$177];[.G220];&quot;&quot;)">
            <text:p/>
          </table:table-cell>
          <table:table-cell table:formula="of:=IF([.H220]&gt;[.H$177];[.H220];&quot;&quot;)">
            <text:p/>
          </table:table-cell>
          <table:table-cell table:formula="of:=IF([.I220]&gt;[.I$177];[.I220];&quot;&quot;)">
            <text:p/>
          </table:table-cell>
          <table:table-cell table:formula="of:=IF([.J220]&gt;[.J$177];[.J220];&quot;&quot;)">
            <text:p/>
          </table:table-cell>
          <table:table-cell table:formula="of:=IF([.K220]&gt;[.K$177];[.K220];&quot;&quot;)">
            <text:p/>
          </table:table-cell>
          <table:table-cell table:formula="of:=IF([.L220]&gt;[.L$177];[.L220];&quot;&quot;)">
            <text:p/>
          </table:table-cell>
          <table:table-cell table:formula="of:=IF([.M220]&gt;[.M$177];[.M220];&quot;&quot;)">
            <text:p/>
          </table:table-cell>
          <table:table-cell table:formula="of:=IF([.N220]&gt;[.N$177];[.N220];&quot;&quot;)">
            <text:p/>
          </table:table-cell>
          <table:table-cell table:formula="of:=IF([.O220]&gt;[.O$177];[.O220];&quot;&quot;)">
            <text:p/>
          </table:table-cell>
          <table:table-cell table:formula="of:=IF([.P220]&gt;[.P$177];[.P220];&quot;&quot;)">
            <text:p/>
          </table:table-cell>
          <table:table-cell table:formula="of:=IF([.Q220]&gt;[.Q$177];[.Q220];&quot;&quot;)">
            <text:p/>
          </table:table-cell>
          <table:table-cell table:formula="of:=IF([.R220]&gt;[.R$177];[.R220];&quot;&quot;)">
            <text:p/>
          </table:table-cell>
          <table:table-cell table:formula="of:=IF([.S220]&gt;[.S$177];[.S220];&quot;&quot;)">
            <text:p/>
          </table:table-cell>
          <table:table-cell table:formula="of:=IF([.T220]&gt;[.T$177];[.T220];&quot;&quot;)">
            <text:p/>
          </table:table-cell>
          <table:table-cell table:formula="of:=IF([.U220]&gt;[.U$177];[.U220];&quot;&quot;)">
            <text:p/>
          </table:table-cell>
          <table:table-cell table:formula="of:=IF([.V220]&gt;[.V$177];[.V22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1]&gt;[.B$177];[.B221];&quot;&quot;)">
            <text:p/>
          </table:table-cell>
          <table:table-cell table:formula="of:=IF([.C221]&gt;[.C$177];[.C221];&quot;&quot;)">
            <text:p/>
          </table:table-cell>
          <table:table-cell table:formula="of:=IF([.D221]&gt;[.D$177];[.D221];&quot;&quot;)">
            <text:p/>
          </table:table-cell>
          <table:table-cell table:formula="of:=IF([.E221]&gt;[.E$177];[.E221];&quot;&quot;)">
            <text:p/>
          </table:table-cell>
          <table:table-cell table:formula="of:=IF([.F221]&gt;[.F$177];[.F221];&quot;&quot;)">
            <text:p/>
          </table:table-cell>
          <table:table-cell table:formula="of:=IF([.G221]&gt;[.G$177];[.G221];&quot;&quot;)">
            <text:p/>
          </table:table-cell>
          <table:table-cell table:formula="of:=IF([.H221]&gt;[.H$177];[.H221];&quot;&quot;)">
            <text:p/>
          </table:table-cell>
          <table:table-cell table:formula="of:=IF([.I221]&gt;[.I$177];[.I221];&quot;&quot;)">
            <text:p/>
          </table:table-cell>
          <table:table-cell table:formula="of:=IF([.J221]&gt;[.J$177];[.J221];&quot;&quot;)">
            <text:p/>
          </table:table-cell>
          <table:table-cell table:formula="of:=IF([.K221]&gt;[.K$177];[.K221];&quot;&quot;)">
            <text:p/>
          </table:table-cell>
          <table:table-cell table:formula="of:=IF([.L221]&gt;[.L$177];[.L221];&quot;&quot;)">
            <text:p/>
          </table:table-cell>
          <table:table-cell table:formula="of:=IF([.M221]&gt;[.M$177];[.M221];&quot;&quot;)">
            <text:p/>
          </table:table-cell>
          <table:table-cell table:formula="of:=IF([.N221]&gt;[.N$177];[.N221];&quot;&quot;)">
            <text:p/>
          </table:table-cell>
          <table:table-cell table:formula="of:=IF([.O221]&gt;[.O$177];[.O221];&quot;&quot;)">
            <text:p/>
          </table:table-cell>
          <table:table-cell table:formula="of:=IF([.P221]&gt;[.P$177];[.P221];&quot;&quot;)">
            <text:p/>
          </table:table-cell>
          <table:table-cell table:formula="of:=IF([.Q221]&gt;[.Q$177];[.Q221];&quot;&quot;)">
            <text:p/>
          </table:table-cell>
          <table:table-cell table:formula="of:=IF([.R221]&gt;[.R$177];[.R221];&quot;&quot;)">
            <text:p/>
          </table:table-cell>
          <table:table-cell table:formula="of:=IF([.S221]&gt;[.S$177];[.S221];&quot;&quot;)">
            <text:p/>
          </table:table-cell>
          <table:table-cell table:formula="of:=IF([.T221]&gt;[.T$177];[.T221];&quot;&quot;)">
            <text:p/>
          </table:table-cell>
          <table:table-cell table:formula="of:=IF([.U221]&gt;[.U$177];[.U221];&quot;&quot;)">
            <text:p/>
          </table:table-cell>
          <table:table-cell table:formula="of:=IF([.V221]&gt;[.V$177];[.V22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2]&gt;[.B$177];[.B222];&quot;&quot;)">
            <text:p/>
          </table:table-cell>
          <table:table-cell table:formula="of:=IF([.C222]&gt;[.C$177];[.C222];&quot;&quot;)">
            <text:p/>
          </table:table-cell>
          <table:table-cell table:formula="of:=IF([.D222]&gt;[.D$177];[.D222];&quot;&quot;)">
            <text:p/>
          </table:table-cell>
          <table:table-cell table:formula="of:=IF([.E222]&gt;[.E$177];[.E222];&quot;&quot;)">
            <text:p/>
          </table:table-cell>
          <table:table-cell table:formula="of:=IF([.F222]&gt;[.F$177];[.F222];&quot;&quot;)">
            <text:p/>
          </table:table-cell>
          <table:table-cell table:formula="of:=IF([.G222]&gt;[.G$177];[.G222];&quot;&quot;)">
            <text:p/>
          </table:table-cell>
          <table:table-cell table:formula="of:=IF([.H222]&gt;[.H$177];[.H222];&quot;&quot;)">
            <text:p/>
          </table:table-cell>
          <table:table-cell table:formula="of:=IF([.I222]&gt;[.I$177];[.I222];&quot;&quot;)">
            <text:p/>
          </table:table-cell>
          <table:table-cell table:formula="of:=IF([.J222]&gt;[.J$177];[.J222];&quot;&quot;)">
            <text:p/>
          </table:table-cell>
          <table:table-cell table:formula="of:=IF([.K222]&gt;[.K$177];[.K222];&quot;&quot;)">
            <text:p/>
          </table:table-cell>
          <table:table-cell table:formula="of:=IF([.L222]&gt;[.L$177];[.L222];&quot;&quot;)">
            <text:p/>
          </table:table-cell>
          <table:table-cell table:formula="of:=IF([.M222]&gt;[.M$177];[.M222];&quot;&quot;)">
            <text:p/>
          </table:table-cell>
          <table:table-cell table:formula="of:=IF([.N222]&gt;[.N$177];[.N222];&quot;&quot;)">
            <text:p/>
          </table:table-cell>
          <table:table-cell table:formula="of:=IF([.O222]&gt;[.O$177];[.O222];&quot;&quot;)">
            <text:p/>
          </table:table-cell>
          <table:table-cell table:formula="of:=IF([.P222]&gt;[.P$177];[.P222];&quot;&quot;)">
            <text:p/>
          </table:table-cell>
          <table:table-cell table:formula="of:=IF([.Q222]&gt;[.Q$177];[.Q222];&quot;&quot;)">
            <text:p/>
          </table:table-cell>
          <table:table-cell table:formula="of:=IF([.R222]&gt;[.R$177];[.R222];&quot;&quot;)">
            <text:p/>
          </table:table-cell>
          <table:table-cell table:formula="of:=IF([.S222]&gt;[.S$177];[.S222];&quot;&quot;)">
            <text:p/>
          </table:table-cell>
          <table:table-cell table:formula="of:=IF([.T222]&gt;[.T$177];[.T222];&quot;&quot;)">
            <text:p/>
          </table:table-cell>
          <table:table-cell table:formula="of:=IF([.U222]&gt;[.U$177];[.U222];&quot;&quot;)">
            <text:p/>
          </table:table-cell>
          <table:table-cell table:formula="of:=IF([.V222]&gt;[.V$177];[.V22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3]&gt;[.B$177];[.B223];&quot;&quot;)">
            <text:p/>
          </table:table-cell>
          <table:table-cell table:formula="of:=IF([.C223]&gt;[.C$177];[.C223];&quot;&quot;)">
            <text:p/>
          </table:table-cell>
          <table:table-cell table:formula="of:=IF([.D223]&gt;[.D$177];[.D223];&quot;&quot;)">
            <text:p/>
          </table:table-cell>
          <table:table-cell table:formula="of:=IF([.E223]&gt;[.E$177];[.E223];&quot;&quot;)">
            <text:p/>
          </table:table-cell>
          <table:table-cell table:formula="of:=IF([.F223]&gt;[.F$177];[.F223];&quot;&quot;)">
            <text:p/>
          </table:table-cell>
          <table:table-cell table:formula="of:=IF([.G223]&gt;[.G$177];[.G223];&quot;&quot;)">
            <text:p/>
          </table:table-cell>
          <table:table-cell table:formula="of:=IF([.H223]&gt;[.H$177];[.H223];&quot;&quot;)">
            <text:p/>
          </table:table-cell>
          <table:table-cell table:formula="of:=IF([.I223]&gt;[.I$177];[.I223];&quot;&quot;)">
            <text:p/>
          </table:table-cell>
          <table:table-cell table:formula="of:=IF([.J223]&gt;[.J$177];[.J223];&quot;&quot;)">
            <text:p/>
          </table:table-cell>
          <table:table-cell table:formula="of:=IF([.K223]&gt;[.K$177];[.K223];&quot;&quot;)">
            <text:p/>
          </table:table-cell>
          <table:table-cell table:formula="of:=IF([.L223]&gt;[.L$177];[.L223];&quot;&quot;)">
            <text:p/>
          </table:table-cell>
          <table:table-cell table:formula="of:=IF([.M223]&gt;[.M$177];[.M223];&quot;&quot;)">
            <text:p/>
          </table:table-cell>
          <table:table-cell table:formula="of:=IF([.N223]&gt;[.N$177];[.N223];&quot;&quot;)">
            <text:p/>
          </table:table-cell>
          <table:table-cell table:formula="of:=IF([.O223]&gt;[.O$177];[.O223];&quot;&quot;)">
            <text:p/>
          </table:table-cell>
          <table:table-cell table:formula="of:=IF([.P223]&gt;[.P$177];[.P223];&quot;&quot;)">
            <text:p/>
          </table:table-cell>
          <table:table-cell table:formula="of:=IF([.Q223]&gt;[.Q$177];[.Q223];&quot;&quot;)">
            <text:p/>
          </table:table-cell>
          <table:table-cell table:formula="of:=IF([.R223]&gt;[.R$177];[.R223];&quot;&quot;)">
            <text:p/>
          </table:table-cell>
          <table:table-cell table:formula="of:=IF([.S223]&gt;[.S$177];[.S223];&quot;&quot;)">
            <text:p/>
          </table:table-cell>
          <table:table-cell table:formula="of:=IF([.T223]&gt;[.T$177];[.T223];&quot;&quot;)">
            <text:p/>
          </table:table-cell>
          <table:table-cell table:formula="of:=IF([.U223]&gt;[.U$177];[.U223];&quot;&quot;)">
            <text:p/>
          </table:table-cell>
          <table:table-cell table:formula="of:=IF([.V223]&gt;[.V$177];[.V22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4]&gt;[.B$177];[.B224];&quot;&quot;)">
            <text:p/>
          </table:table-cell>
          <table:table-cell table:formula="of:=IF([.C224]&gt;[.C$177];[.C224];&quot;&quot;)">
            <text:p/>
          </table:table-cell>
          <table:table-cell table:formula="of:=IF([.D224]&gt;[.D$177];[.D224];&quot;&quot;)">
            <text:p/>
          </table:table-cell>
          <table:table-cell table:formula="of:=IF([.E224]&gt;[.E$177];[.E224];&quot;&quot;)">
            <text:p/>
          </table:table-cell>
          <table:table-cell table:formula="of:=IF([.F224]&gt;[.F$177];[.F224];&quot;&quot;)">
            <text:p/>
          </table:table-cell>
          <table:table-cell table:formula="of:=IF([.G224]&gt;[.G$177];[.G224];&quot;&quot;)">
            <text:p/>
          </table:table-cell>
          <table:table-cell table:formula="of:=IF([.H224]&gt;[.H$177];[.H224];&quot;&quot;)">
            <text:p/>
          </table:table-cell>
          <table:table-cell table:formula="of:=IF([.I224]&gt;[.I$177];[.I224];&quot;&quot;)">
            <text:p/>
          </table:table-cell>
          <table:table-cell table:formula="of:=IF([.J224]&gt;[.J$177];[.J224];&quot;&quot;)">
            <text:p/>
          </table:table-cell>
          <table:table-cell table:formula="of:=IF([.K224]&gt;[.K$177];[.K224];&quot;&quot;)">
            <text:p/>
          </table:table-cell>
          <table:table-cell table:formula="of:=IF([.L224]&gt;[.L$177];[.L224];&quot;&quot;)">
            <text:p/>
          </table:table-cell>
          <table:table-cell table:formula="of:=IF([.M224]&gt;[.M$177];[.M224];&quot;&quot;)">
            <text:p/>
          </table:table-cell>
          <table:table-cell table:formula="of:=IF([.N224]&gt;[.N$177];[.N224];&quot;&quot;)">
            <text:p/>
          </table:table-cell>
          <table:table-cell table:formula="of:=IF([.O224]&gt;[.O$177];[.O224];&quot;&quot;)">
            <text:p/>
          </table:table-cell>
          <table:table-cell table:formula="of:=IF([.P224]&gt;[.P$177];[.P224];&quot;&quot;)">
            <text:p/>
          </table:table-cell>
          <table:table-cell table:formula="of:=IF([.Q224]&gt;[.Q$177];[.Q224];&quot;&quot;)">
            <text:p/>
          </table:table-cell>
          <table:table-cell table:formula="of:=IF([.R224]&gt;[.R$177];[.R224];&quot;&quot;)">
            <text:p/>
          </table:table-cell>
          <table:table-cell table:formula="of:=IF([.S224]&gt;[.S$177];[.S224];&quot;&quot;)">
            <text:p/>
          </table:table-cell>
          <table:table-cell table:formula="of:=IF([.T224]&gt;[.T$177];[.T224];&quot;&quot;)">
            <text:p/>
          </table:table-cell>
          <table:table-cell table:formula="of:=IF([.U224]&gt;[.U$177];[.U224];&quot;&quot;)">
            <text:p/>
          </table:table-cell>
          <table:table-cell table:formula="of:=IF([.V224]&gt;[.V$177];[.V22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5]&gt;[.B$177];[.B225];&quot;&quot;)">
            <text:p/>
          </table:table-cell>
          <table:table-cell table:formula="of:=IF([.C225]&gt;[.C$177];[.C225];&quot;&quot;)">
            <text:p/>
          </table:table-cell>
          <table:table-cell table:formula="of:=IF([.D225]&gt;[.D$177];[.D225];&quot;&quot;)">
            <text:p/>
          </table:table-cell>
          <table:table-cell table:formula="of:=IF([.E225]&gt;[.E$177];[.E225];&quot;&quot;)">
            <text:p/>
          </table:table-cell>
          <table:table-cell table:formula="of:=IF([.F225]&gt;[.F$177];[.F225];&quot;&quot;)">
            <text:p/>
          </table:table-cell>
          <table:table-cell table:formula="of:=IF([.G225]&gt;[.G$177];[.G225];&quot;&quot;)">
            <text:p/>
          </table:table-cell>
          <table:table-cell table:formula="of:=IF([.H225]&gt;[.H$177];[.H225];&quot;&quot;)">
            <text:p/>
          </table:table-cell>
          <table:table-cell table:formula="of:=IF([.I225]&gt;[.I$177];[.I225];&quot;&quot;)">
            <text:p/>
          </table:table-cell>
          <table:table-cell table:formula="of:=IF([.J225]&gt;[.J$177];[.J225];&quot;&quot;)">
            <text:p/>
          </table:table-cell>
          <table:table-cell table:formula="of:=IF([.K225]&gt;[.K$177];[.K225];&quot;&quot;)">
            <text:p/>
          </table:table-cell>
          <table:table-cell table:formula="of:=IF([.L225]&gt;[.L$177];[.L225];&quot;&quot;)">
            <text:p/>
          </table:table-cell>
          <table:table-cell table:formula="of:=IF([.M225]&gt;[.M$177];[.M225];&quot;&quot;)">
            <text:p/>
          </table:table-cell>
          <table:table-cell table:formula="of:=IF([.N225]&gt;[.N$177];[.N225];&quot;&quot;)">
            <text:p/>
          </table:table-cell>
          <table:table-cell table:formula="of:=IF([.O225]&gt;[.O$177];[.O225];&quot;&quot;)">
            <text:p/>
          </table:table-cell>
          <table:table-cell table:formula="of:=IF([.P225]&gt;[.P$177];[.P225];&quot;&quot;)">
            <text:p/>
          </table:table-cell>
          <table:table-cell table:formula="of:=IF([.Q225]&gt;[.Q$177];[.Q225];&quot;&quot;)">
            <text:p/>
          </table:table-cell>
          <table:table-cell table:formula="of:=IF([.R225]&gt;[.R$177];[.R225];&quot;&quot;)">
            <text:p/>
          </table:table-cell>
          <table:table-cell table:formula="of:=IF([.S225]&gt;[.S$177];[.S225];&quot;&quot;)">
            <text:p/>
          </table:table-cell>
          <table:table-cell table:formula="of:=IF([.T225]&gt;[.T$177];[.T225];&quot;&quot;)">
            <text:p/>
          </table:table-cell>
          <table:table-cell table:formula="of:=IF([.U225]&gt;[.U$177];[.U225];&quot;&quot;)">
            <text:p/>
          </table:table-cell>
          <table:table-cell table:formula="of:=IF([.V225]&gt;[.V$177];[.V22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6]&gt;[.B$177];[.B226];&quot;&quot;)">
            <text:p/>
          </table:table-cell>
          <table:table-cell table:formula="of:=IF([.C226]&gt;[.C$177];[.C226];&quot;&quot;)">
            <text:p/>
          </table:table-cell>
          <table:table-cell table:formula="of:=IF([.D226]&gt;[.D$177];[.D226];&quot;&quot;)">
            <text:p/>
          </table:table-cell>
          <table:table-cell table:formula="of:=IF([.E226]&gt;[.E$177];[.E226];&quot;&quot;)">
            <text:p/>
          </table:table-cell>
          <table:table-cell table:formula="of:=IF([.F226]&gt;[.F$177];[.F226];&quot;&quot;)">
            <text:p/>
          </table:table-cell>
          <table:table-cell table:formula="of:=IF([.G226]&gt;[.G$177];[.G226];&quot;&quot;)">
            <text:p/>
          </table:table-cell>
          <table:table-cell table:formula="of:=IF([.H226]&gt;[.H$177];[.H226];&quot;&quot;)">
            <text:p/>
          </table:table-cell>
          <table:table-cell table:formula="of:=IF([.I226]&gt;[.I$177];[.I226];&quot;&quot;)">
            <text:p/>
          </table:table-cell>
          <table:table-cell table:formula="of:=IF([.J226]&gt;[.J$177];[.J226];&quot;&quot;)">
            <text:p/>
          </table:table-cell>
          <table:table-cell table:formula="of:=IF([.K226]&gt;[.K$177];[.K226];&quot;&quot;)">
            <text:p/>
          </table:table-cell>
          <table:table-cell table:formula="of:=IF([.L226]&gt;[.L$177];[.L226];&quot;&quot;)">
            <text:p/>
          </table:table-cell>
          <table:table-cell table:formula="of:=IF([.M226]&gt;[.M$177];[.M226];&quot;&quot;)">
            <text:p/>
          </table:table-cell>
          <table:table-cell table:formula="of:=IF([.N226]&gt;[.N$177];[.N226];&quot;&quot;)">
            <text:p/>
          </table:table-cell>
          <table:table-cell table:formula="of:=IF([.O226]&gt;[.O$177];[.O226];&quot;&quot;)">
            <text:p/>
          </table:table-cell>
          <table:table-cell table:formula="of:=IF([.P226]&gt;[.P$177];[.P226];&quot;&quot;)">
            <text:p/>
          </table:table-cell>
          <table:table-cell table:formula="of:=IF([.Q226]&gt;[.Q$177];[.Q226];&quot;&quot;)">
            <text:p/>
          </table:table-cell>
          <table:table-cell table:formula="of:=IF([.R226]&gt;[.R$177];[.R226];&quot;&quot;)">
            <text:p/>
          </table:table-cell>
          <table:table-cell table:formula="of:=IF([.S226]&gt;[.S$177];[.S226];&quot;&quot;)">
            <text:p/>
          </table:table-cell>
          <table:table-cell table:formula="of:=IF([.T226]&gt;[.T$177];[.T226];&quot;&quot;)">
            <text:p/>
          </table:table-cell>
          <table:table-cell table:formula="of:=IF([.U226]&gt;[.U$177];[.U226];&quot;&quot;)">
            <text:p/>
          </table:table-cell>
          <table:table-cell table:formula="of:=IF([.V226]&gt;[.V$177];[.V22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7]&gt;[.B$177];[.B227];&quot;&quot;)">
            <text:p/>
          </table:table-cell>
          <table:table-cell table:formula="of:=IF([.C227]&gt;[.C$177];[.C227];&quot;&quot;)">
            <text:p/>
          </table:table-cell>
          <table:table-cell table:formula="of:=IF([.D227]&gt;[.D$177];[.D227];&quot;&quot;)">
            <text:p/>
          </table:table-cell>
          <table:table-cell table:formula="of:=IF([.E227]&gt;[.E$177];[.E227];&quot;&quot;)">
            <text:p/>
          </table:table-cell>
          <table:table-cell table:formula="of:=IF([.F227]&gt;[.F$177];[.F227];&quot;&quot;)">
            <text:p/>
          </table:table-cell>
          <table:table-cell table:formula="of:=IF([.G227]&gt;[.G$177];[.G227];&quot;&quot;)">
            <text:p/>
          </table:table-cell>
          <table:table-cell table:formula="of:=IF([.H227]&gt;[.H$177];[.H227];&quot;&quot;)">
            <text:p/>
          </table:table-cell>
          <table:table-cell table:formula="of:=IF([.I227]&gt;[.I$177];[.I227];&quot;&quot;)">
            <text:p/>
          </table:table-cell>
          <table:table-cell table:formula="of:=IF([.J227]&gt;[.J$177];[.J227];&quot;&quot;)">
            <text:p/>
          </table:table-cell>
          <table:table-cell table:formula="of:=IF([.K227]&gt;[.K$177];[.K227];&quot;&quot;)">
            <text:p/>
          </table:table-cell>
          <table:table-cell table:formula="of:=IF([.L227]&gt;[.L$177];[.L227];&quot;&quot;)">
            <text:p/>
          </table:table-cell>
          <table:table-cell table:formula="of:=IF([.M227]&gt;[.M$177];[.M227];&quot;&quot;)">
            <text:p/>
          </table:table-cell>
          <table:table-cell table:formula="of:=IF([.N227]&gt;[.N$177];[.N227];&quot;&quot;)">
            <text:p/>
          </table:table-cell>
          <table:table-cell table:formula="of:=IF([.O227]&gt;[.O$177];[.O227];&quot;&quot;)">
            <text:p/>
          </table:table-cell>
          <table:table-cell table:formula="of:=IF([.P227]&gt;[.P$177];[.P227];&quot;&quot;)">
            <text:p/>
          </table:table-cell>
          <table:table-cell table:formula="of:=IF([.Q227]&gt;[.Q$177];[.Q227];&quot;&quot;)">
            <text:p/>
          </table:table-cell>
          <table:table-cell table:formula="of:=IF([.R227]&gt;[.R$177];[.R227];&quot;&quot;)">
            <text:p/>
          </table:table-cell>
          <table:table-cell table:formula="of:=IF([.S227]&gt;[.S$177];[.S227];&quot;&quot;)">
            <text:p/>
          </table:table-cell>
          <table:table-cell table:formula="of:=IF([.T227]&gt;[.T$177];[.T227];&quot;&quot;)">
            <text:p/>
          </table:table-cell>
          <table:table-cell table:formula="of:=IF([.U227]&gt;[.U$177];[.U227];&quot;&quot;)">
            <text:p/>
          </table:table-cell>
          <table:table-cell table:formula="of:=IF([.V227]&gt;[.V$177];[.V22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8]&gt;[.B$177];[.B228];&quot;&quot;)">
            <text:p/>
          </table:table-cell>
          <table:table-cell table:formula="of:=IF([.C228]&gt;[.C$177];[.C228];&quot;&quot;)">
            <text:p/>
          </table:table-cell>
          <table:table-cell table:formula="of:=IF([.D228]&gt;[.D$177];[.D228];&quot;&quot;)">
            <text:p/>
          </table:table-cell>
          <table:table-cell table:formula="of:=IF([.E228]&gt;[.E$177];[.E228];&quot;&quot;)">
            <text:p/>
          </table:table-cell>
          <table:table-cell table:formula="of:=IF([.F228]&gt;[.F$177];[.F228];&quot;&quot;)">
            <text:p/>
          </table:table-cell>
          <table:table-cell table:formula="of:=IF([.G228]&gt;[.G$177];[.G228];&quot;&quot;)">
            <text:p/>
          </table:table-cell>
          <table:table-cell table:formula="of:=IF([.H228]&gt;[.H$177];[.H228];&quot;&quot;)">
            <text:p/>
          </table:table-cell>
          <table:table-cell table:formula="of:=IF([.I228]&gt;[.I$177];[.I228];&quot;&quot;)">
            <text:p/>
          </table:table-cell>
          <table:table-cell table:formula="of:=IF([.J228]&gt;[.J$177];[.J228];&quot;&quot;)">
            <text:p/>
          </table:table-cell>
          <table:table-cell table:formula="of:=IF([.K228]&gt;[.K$177];[.K228];&quot;&quot;)">
            <text:p/>
          </table:table-cell>
          <table:table-cell table:formula="of:=IF([.L228]&gt;[.L$177];[.L228];&quot;&quot;)">
            <text:p/>
          </table:table-cell>
          <table:table-cell table:formula="of:=IF([.M228]&gt;[.M$177];[.M228];&quot;&quot;)">
            <text:p/>
          </table:table-cell>
          <table:table-cell table:formula="of:=IF([.N228]&gt;[.N$177];[.N228];&quot;&quot;)">
            <text:p/>
          </table:table-cell>
          <table:table-cell table:formula="of:=IF([.O228]&gt;[.O$177];[.O228];&quot;&quot;)">
            <text:p/>
          </table:table-cell>
          <table:table-cell table:formula="of:=IF([.P228]&gt;[.P$177];[.P228];&quot;&quot;)">
            <text:p/>
          </table:table-cell>
          <table:table-cell table:formula="of:=IF([.Q228]&gt;[.Q$177];[.Q228];&quot;&quot;)">
            <text:p/>
          </table:table-cell>
          <table:table-cell table:formula="of:=IF([.R228]&gt;[.R$177];[.R228];&quot;&quot;)">
            <text:p/>
          </table:table-cell>
          <table:table-cell table:formula="of:=IF([.S228]&gt;[.S$177];[.S228];&quot;&quot;)">
            <text:p/>
          </table:table-cell>
          <table:table-cell table:formula="of:=IF([.T228]&gt;[.T$177];[.T228];&quot;&quot;)">
            <text:p/>
          </table:table-cell>
          <table:table-cell table:formula="of:=IF([.U228]&gt;[.U$177];[.U228];&quot;&quot;)">
            <text:p/>
          </table:table-cell>
          <table:table-cell table:formula="of:=IF([.V228]&gt;[.V$177];[.V22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29]&gt;[.B$177];[.B229];&quot;&quot;)">
            <text:p/>
          </table:table-cell>
          <table:table-cell table:formula="of:=IF([.C229]&gt;[.C$177];[.C229];&quot;&quot;)">
            <text:p/>
          </table:table-cell>
          <table:table-cell table:formula="of:=IF([.D229]&gt;[.D$177];[.D229];&quot;&quot;)">
            <text:p/>
          </table:table-cell>
          <table:table-cell table:formula="of:=IF([.E229]&gt;[.E$177];[.E229];&quot;&quot;)">
            <text:p/>
          </table:table-cell>
          <table:table-cell table:formula="of:=IF([.F229]&gt;[.F$177];[.F229];&quot;&quot;)">
            <text:p/>
          </table:table-cell>
          <table:table-cell table:formula="of:=IF([.G229]&gt;[.G$177];[.G229];&quot;&quot;)">
            <text:p/>
          </table:table-cell>
          <table:table-cell table:formula="of:=IF([.H229]&gt;[.H$177];[.H229];&quot;&quot;)">
            <text:p/>
          </table:table-cell>
          <table:table-cell table:formula="of:=IF([.I229]&gt;[.I$177];[.I229];&quot;&quot;)">
            <text:p/>
          </table:table-cell>
          <table:table-cell table:formula="of:=IF([.J229]&gt;[.J$177];[.J229];&quot;&quot;)">
            <text:p/>
          </table:table-cell>
          <table:table-cell table:formula="of:=IF([.K229]&gt;[.K$177];[.K229];&quot;&quot;)">
            <text:p/>
          </table:table-cell>
          <table:table-cell table:formula="of:=IF([.L229]&gt;[.L$177];[.L229];&quot;&quot;)">
            <text:p/>
          </table:table-cell>
          <table:table-cell table:formula="of:=IF([.M229]&gt;[.M$177];[.M229];&quot;&quot;)">
            <text:p/>
          </table:table-cell>
          <table:table-cell table:formula="of:=IF([.N229]&gt;[.N$177];[.N229];&quot;&quot;)">
            <text:p/>
          </table:table-cell>
          <table:table-cell table:formula="of:=IF([.O229]&gt;[.O$177];[.O229];&quot;&quot;)">
            <text:p/>
          </table:table-cell>
          <table:table-cell table:formula="of:=IF([.P229]&gt;[.P$177];[.P229];&quot;&quot;)">
            <text:p/>
          </table:table-cell>
          <table:table-cell table:formula="of:=IF([.Q229]&gt;[.Q$177];[.Q229];&quot;&quot;)">
            <text:p/>
          </table:table-cell>
          <table:table-cell table:formula="of:=IF([.R229]&gt;[.R$177];[.R229];&quot;&quot;)">
            <text:p/>
          </table:table-cell>
          <table:table-cell table:formula="of:=IF([.S229]&gt;[.S$177];[.S229];&quot;&quot;)">
            <text:p/>
          </table:table-cell>
          <table:table-cell table:formula="of:=IF([.T229]&gt;[.T$177];[.T229];&quot;&quot;)">
            <text:p/>
          </table:table-cell>
          <table:table-cell table:formula="of:=IF([.U229]&gt;[.U$177];[.U229];&quot;&quot;)">
            <text:p/>
          </table:table-cell>
          <table:table-cell table:formula="of:=IF([.V229]&gt;[.V$177];[.V22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0]&gt;[.B$177];[.B230];&quot;&quot;)">
            <text:p/>
          </table:table-cell>
          <table:table-cell table:formula="of:=IF([.C230]&gt;[.C$177];[.C230];&quot;&quot;)">
            <text:p/>
          </table:table-cell>
          <table:table-cell table:formula="of:=IF([.D230]&gt;[.D$177];[.D230];&quot;&quot;)">
            <text:p/>
          </table:table-cell>
          <table:table-cell table:formula="of:=IF([.E230]&gt;[.E$177];[.E230];&quot;&quot;)">
            <text:p/>
          </table:table-cell>
          <table:table-cell table:formula="of:=IF([.F230]&gt;[.F$177];[.F230];&quot;&quot;)">
            <text:p/>
          </table:table-cell>
          <table:table-cell table:formula="of:=IF([.G230]&gt;[.G$177];[.G230];&quot;&quot;)">
            <text:p/>
          </table:table-cell>
          <table:table-cell table:formula="of:=IF([.H230]&gt;[.H$177];[.H230];&quot;&quot;)">
            <text:p/>
          </table:table-cell>
          <table:table-cell table:formula="of:=IF([.I230]&gt;[.I$177];[.I230];&quot;&quot;)">
            <text:p/>
          </table:table-cell>
          <table:table-cell table:formula="of:=IF([.J230]&gt;[.J$177];[.J230];&quot;&quot;)">
            <text:p/>
          </table:table-cell>
          <table:table-cell table:formula="of:=IF([.K230]&gt;[.K$177];[.K230];&quot;&quot;)">
            <text:p/>
          </table:table-cell>
          <table:table-cell table:formula="of:=IF([.L230]&gt;[.L$177];[.L230];&quot;&quot;)">
            <text:p/>
          </table:table-cell>
          <table:table-cell table:formula="of:=IF([.M230]&gt;[.M$177];[.M230];&quot;&quot;)">
            <text:p/>
          </table:table-cell>
          <table:table-cell table:formula="of:=IF([.N230]&gt;[.N$177];[.N230];&quot;&quot;)">
            <text:p/>
          </table:table-cell>
          <table:table-cell table:formula="of:=IF([.O230]&gt;[.O$177];[.O230];&quot;&quot;)">
            <text:p/>
          </table:table-cell>
          <table:table-cell table:formula="of:=IF([.P230]&gt;[.P$177];[.P230];&quot;&quot;)">
            <text:p/>
          </table:table-cell>
          <table:table-cell table:formula="of:=IF([.Q230]&gt;[.Q$177];[.Q230];&quot;&quot;)">
            <text:p/>
          </table:table-cell>
          <table:table-cell table:formula="of:=IF([.R230]&gt;[.R$177];[.R230];&quot;&quot;)">
            <text:p/>
          </table:table-cell>
          <table:table-cell table:formula="of:=IF([.S230]&gt;[.S$177];[.S230];&quot;&quot;)">
            <text:p/>
          </table:table-cell>
          <table:table-cell table:formula="of:=IF([.T230]&gt;[.T$177];[.T230];&quot;&quot;)">
            <text:p/>
          </table:table-cell>
          <table:table-cell table:formula="of:=IF([.U230]&gt;[.U$177];[.U230];&quot;&quot;)">
            <text:p/>
          </table:table-cell>
          <table:table-cell table:formula="of:=IF([.V230]&gt;[.V$177];[.V23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1]&gt;[.B$177];[.B231];&quot;&quot;)">
            <text:p/>
          </table:table-cell>
          <table:table-cell table:formula="of:=IF([.C231]&gt;[.C$177];[.C231];&quot;&quot;)">
            <text:p/>
          </table:table-cell>
          <table:table-cell table:formula="of:=IF([.D231]&gt;[.D$177];[.D231];&quot;&quot;)">
            <text:p/>
          </table:table-cell>
          <table:table-cell table:formula="of:=IF([.E231]&gt;[.E$177];[.E231];&quot;&quot;)">
            <text:p/>
          </table:table-cell>
          <table:table-cell table:formula="of:=IF([.F231]&gt;[.F$177];[.F231];&quot;&quot;)">
            <text:p/>
          </table:table-cell>
          <table:table-cell table:formula="of:=IF([.G231]&gt;[.G$177];[.G231];&quot;&quot;)">
            <text:p/>
          </table:table-cell>
          <table:table-cell table:formula="of:=IF([.H231]&gt;[.H$177];[.H231];&quot;&quot;)">
            <text:p/>
          </table:table-cell>
          <table:table-cell table:formula="of:=IF([.I231]&gt;[.I$177];[.I231];&quot;&quot;)">
            <text:p/>
          </table:table-cell>
          <table:table-cell table:formula="of:=IF([.J231]&gt;[.J$177];[.J231];&quot;&quot;)">
            <text:p/>
          </table:table-cell>
          <table:table-cell table:formula="of:=IF([.K231]&gt;[.K$177];[.K231];&quot;&quot;)">
            <text:p/>
          </table:table-cell>
          <table:table-cell table:formula="of:=IF([.L231]&gt;[.L$177];[.L231];&quot;&quot;)">
            <text:p/>
          </table:table-cell>
          <table:table-cell table:formula="of:=IF([.M231]&gt;[.M$177];[.M231];&quot;&quot;)">
            <text:p/>
          </table:table-cell>
          <table:table-cell table:formula="of:=IF([.N231]&gt;[.N$177];[.N231];&quot;&quot;)">
            <text:p/>
          </table:table-cell>
          <table:table-cell table:formula="of:=IF([.O231]&gt;[.O$177];[.O231];&quot;&quot;)">
            <text:p/>
          </table:table-cell>
          <table:table-cell table:formula="of:=IF([.P231]&gt;[.P$177];[.P231];&quot;&quot;)">
            <text:p/>
          </table:table-cell>
          <table:table-cell table:formula="of:=IF([.Q231]&gt;[.Q$177];[.Q231];&quot;&quot;)">
            <text:p/>
          </table:table-cell>
          <table:table-cell table:formula="of:=IF([.R231]&gt;[.R$177];[.R231];&quot;&quot;)">
            <text:p/>
          </table:table-cell>
          <table:table-cell table:formula="of:=IF([.S231]&gt;[.S$177];[.S231];&quot;&quot;)">
            <text:p/>
          </table:table-cell>
          <table:table-cell table:formula="of:=IF([.T231]&gt;[.T$177];[.T231];&quot;&quot;)">
            <text:p/>
          </table:table-cell>
          <table:table-cell table:formula="of:=IF([.U231]&gt;[.U$177];[.U231];&quot;&quot;)">
            <text:p/>
          </table:table-cell>
          <table:table-cell table:formula="of:=IF([.V231]&gt;[.V$177];[.V23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2]&gt;[.B$177];[.B232];&quot;&quot;)">
            <text:p/>
          </table:table-cell>
          <table:table-cell table:formula="of:=IF([.C232]&gt;[.C$177];[.C232];&quot;&quot;)">
            <text:p/>
          </table:table-cell>
          <table:table-cell table:formula="of:=IF([.D232]&gt;[.D$177];[.D232];&quot;&quot;)">
            <text:p/>
          </table:table-cell>
          <table:table-cell table:formula="of:=IF([.E232]&gt;[.E$177];[.E232];&quot;&quot;)">
            <text:p/>
          </table:table-cell>
          <table:table-cell table:formula="of:=IF([.F232]&gt;[.F$177];[.F232];&quot;&quot;)">
            <text:p/>
          </table:table-cell>
          <table:table-cell table:formula="of:=IF([.G232]&gt;[.G$177];[.G232];&quot;&quot;)">
            <text:p/>
          </table:table-cell>
          <table:table-cell table:formula="of:=IF([.H232]&gt;[.H$177];[.H232];&quot;&quot;)">
            <text:p/>
          </table:table-cell>
          <table:table-cell table:formula="of:=IF([.I232]&gt;[.I$177];[.I232];&quot;&quot;)">
            <text:p/>
          </table:table-cell>
          <table:table-cell table:formula="of:=IF([.J232]&gt;[.J$177];[.J232];&quot;&quot;)">
            <text:p/>
          </table:table-cell>
          <table:table-cell table:formula="of:=IF([.K232]&gt;[.K$177];[.K232];&quot;&quot;)">
            <text:p/>
          </table:table-cell>
          <table:table-cell table:formula="of:=IF([.L232]&gt;[.L$177];[.L232];&quot;&quot;)">
            <text:p/>
          </table:table-cell>
          <table:table-cell table:formula="of:=IF([.M232]&gt;[.M$177];[.M232];&quot;&quot;)">
            <text:p/>
          </table:table-cell>
          <table:table-cell table:formula="of:=IF([.N232]&gt;[.N$177];[.N232];&quot;&quot;)">
            <text:p/>
          </table:table-cell>
          <table:table-cell table:formula="of:=IF([.O232]&gt;[.O$177];[.O232];&quot;&quot;)">
            <text:p/>
          </table:table-cell>
          <table:table-cell table:formula="of:=IF([.P232]&gt;[.P$177];[.P232];&quot;&quot;)">
            <text:p/>
          </table:table-cell>
          <table:table-cell table:formula="of:=IF([.Q232]&gt;[.Q$177];[.Q232];&quot;&quot;)">
            <text:p/>
          </table:table-cell>
          <table:table-cell table:formula="of:=IF([.R232]&gt;[.R$177];[.R232];&quot;&quot;)">
            <text:p/>
          </table:table-cell>
          <table:table-cell table:formula="of:=IF([.S232]&gt;[.S$177];[.S232];&quot;&quot;)">
            <text:p/>
          </table:table-cell>
          <table:table-cell table:formula="of:=IF([.T232]&gt;[.T$177];[.T232];&quot;&quot;)">
            <text:p/>
          </table:table-cell>
          <table:table-cell table:formula="of:=IF([.U232]&gt;[.U$177];[.U232];&quot;&quot;)">
            <text:p/>
          </table:table-cell>
          <table:table-cell table:formula="of:=IF([.V232]&gt;[.V$177];[.V23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3]&gt;[.B$177];[.B233];&quot;&quot;)">
            <text:p/>
          </table:table-cell>
          <table:table-cell table:formula="of:=IF([.C233]&gt;[.C$177];[.C233];&quot;&quot;)">
            <text:p/>
          </table:table-cell>
          <table:table-cell table:formula="of:=IF([.D233]&gt;[.D$177];[.D233];&quot;&quot;)">
            <text:p/>
          </table:table-cell>
          <table:table-cell table:formula="of:=IF([.E233]&gt;[.E$177];[.E233];&quot;&quot;)">
            <text:p/>
          </table:table-cell>
          <table:table-cell table:formula="of:=IF([.F233]&gt;[.F$177];[.F233];&quot;&quot;)">
            <text:p/>
          </table:table-cell>
          <table:table-cell table:formula="of:=IF([.G233]&gt;[.G$177];[.G233];&quot;&quot;)">
            <text:p/>
          </table:table-cell>
          <table:table-cell table:formula="of:=IF([.H233]&gt;[.H$177];[.H233];&quot;&quot;)">
            <text:p/>
          </table:table-cell>
          <table:table-cell table:formula="of:=IF([.I233]&gt;[.I$177];[.I233];&quot;&quot;)">
            <text:p/>
          </table:table-cell>
          <table:table-cell table:formula="of:=IF([.J233]&gt;[.J$177];[.J233];&quot;&quot;)">
            <text:p/>
          </table:table-cell>
          <table:table-cell table:formula="of:=IF([.K233]&gt;[.K$177];[.K233];&quot;&quot;)">
            <text:p/>
          </table:table-cell>
          <table:table-cell table:formula="of:=IF([.L233]&gt;[.L$177];[.L233];&quot;&quot;)">
            <text:p/>
          </table:table-cell>
          <table:table-cell table:formula="of:=IF([.M233]&gt;[.M$177];[.M233];&quot;&quot;)">
            <text:p/>
          </table:table-cell>
          <table:table-cell table:formula="of:=IF([.N233]&gt;[.N$177];[.N233];&quot;&quot;)">
            <text:p/>
          </table:table-cell>
          <table:table-cell table:formula="of:=IF([.O233]&gt;[.O$177];[.O233];&quot;&quot;)">
            <text:p/>
          </table:table-cell>
          <table:table-cell table:formula="of:=IF([.P233]&gt;[.P$177];[.P233];&quot;&quot;)">
            <text:p/>
          </table:table-cell>
          <table:table-cell table:formula="of:=IF([.Q233]&gt;[.Q$177];[.Q233];&quot;&quot;)">
            <text:p/>
          </table:table-cell>
          <table:table-cell table:formula="of:=IF([.R233]&gt;[.R$177];[.R233];&quot;&quot;)">
            <text:p/>
          </table:table-cell>
          <table:table-cell table:formula="of:=IF([.S233]&gt;[.S$177];[.S233];&quot;&quot;)">
            <text:p/>
          </table:table-cell>
          <table:table-cell table:formula="of:=IF([.T233]&gt;[.T$177];[.T233];&quot;&quot;)">
            <text:p/>
          </table:table-cell>
          <table:table-cell table:formula="of:=IF([.U233]&gt;[.U$177];[.U233];&quot;&quot;)">
            <text:p/>
          </table:table-cell>
          <table:table-cell table:formula="of:=IF([.V233]&gt;[.V$177];[.V23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4]&gt;[.B$177];[.B234];&quot;&quot;)">
            <text:p/>
          </table:table-cell>
          <table:table-cell table:formula="of:=IF([.C234]&gt;[.C$177];[.C234];&quot;&quot;)">
            <text:p/>
          </table:table-cell>
          <table:table-cell table:formula="of:=IF([.D234]&gt;[.D$177];[.D234];&quot;&quot;)">
            <text:p/>
          </table:table-cell>
          <table:table-cell table:formula="of:=IF([.E234]&gt;[.E$177];[.E234];&quot;&quot;)">
            <text:p/>
          </table:table-cell>
          <table:table-cell table:formula="of:=IF([.F234]&gt;[.F$177];[.F234];&quot;&quot;)">
            <text:p/>
          </table:table-cell>
          <table:table-cell table:formula="of:=IF([.G234]&gt;[.G$177];[.G234];&quot;&quot;)">
            <text:p/>
          </table:table-cell>
          <table:table-cell table:formula="of:=IF([.H234]&gt;[.H$177];[.H234];&quot;&quot;)">
            <text:p/>
          </table:table-cell>
          <table:table-cell table:formula="of:=IF([.I234]&gt;[.I$177];[.I234];&quot;&quot;)">
            <text:p/>
          </table:table-cell>
          <table:table-cell table:formula="of:=IF([.J234]&gt;[.J$177];[.J234];&quot;&quot;)">
            <text:p/>
          </table:table-cell>
          <table:table-cell table:formula="of:=IF([.K234]&gt;[.K$177];[.K234];&quot;&quot;)">
            <text:p/>
          </table:table-cell>
          <table:table-cell table:formula="of:=IF([.L234]&gt;[.L$177];[.L234];&quot;&quot;)">
            <text:p/>
          </table:table-cell>
          <table:table-cell table:formula="of:=IF([.M234]&gt;[.M$177];[.M234];&quot;&quot;)">
            <text:p/>
          </table:table-cell>
          <table:table-cell table:formula="of:=IF([.N234]&gt;[.N$177];[.N234];&quot;&quot;)">
            <text:p/>
          </table:table-cell>
          <table:table-cell table:formula="of:=IF([.O234]&gt;[.O$177];[.O234];&quot;&quot;)">
            <text:p/>
          </table:table-cell>
          <table:table-cell table:formula="of:=IF([.P234]&gt;[.P$177];[.P234];&quot;&quot;)">
            <text:p/>
          </table:table-cell>
          <table:table-cell table:formula="of:=IF([.Q234]&gt;[.Q$177];[.Q234];&quot;&quot;)">
            <text:p/>
          </table:table-cell>
          <table:table-cell table:formula="of:=IF([.R234]&gt;[.R$177];[.R234];&quot;&quot;)">
            <text:p/>
          </table:table-cell>
          <table:table-cell table:formula="of:=IF([.S234]&gt;[.S$177];[.S234];&quot;&quot;)">
            <text:p/>
          </table:table-cell>
          <table:table-cell table:formula="of:=IF([.T234]&gt;[.T$177];[.T234];&quot;&quot;)">
            <text:p/>
          </table:table-cell>
          <table:table-cell table:formula="of:=IF([.U234]&gt;[.U$177];[.U234];&quot;&quot;)">
            <text:p/>
          </table:table-cell>
          <table:table-cell table:formula="of:=IF([.V234]&gt;[.V$177];[.V23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5]&gt;[.B$177];[.B235];&quot;&quot;)">
            <text:p/>
          </table:table-cell>
          <table:table-cell table:formula="of:=IF([.C235]&gt;[.C$177];[.C235];&quot;&quot;)">
            <text:p/>
          </table:table-cell>
          <table:table-cell table:formula="of:=IF([.D235]&gt;[.D$177];[.D235];&quot;&quot;)">
            <text:p/>
          </table:table-cell>
          <table:table-cell table:formula="of:=IF([.E235]&gt;[.E$177];[.E235];&quot;&quot;)">
            <text:p/>
          </table:table-cell>
          <table:table-cell table:formula="of:=IF([.F235]&gt;[.F$177];[.F235];&quot;&quot;)">
            <text:p/>
          </table:table-cell>
          <table:table-cell table:formula="of:=IF([.G235]&gt;[.G$177];[.G235];&quot;&quot;)">
            <text:p/>
          </table:table-cell>
          <table:table-cell table:formula="of:=IF([.H235]&gt;[.H$177];[.H235];&quot;&quot;)">
            <text:p/>
          </table:table-cell>
          <table:table-cell table:formula="of:=IF([.I235]&gt;[.I$177];[.I235];&quot;&quot;)">
            <text:p/>
          </table:table-cell>
          <table:table-cell table:formula="of:=IF([.J235]&gt;[.J$177];[.J235];&quot;&quot;)">
            <text:p/>
          </table:table-cell>
          <table:table-cell table:formula="of:=IF([.K235]&gt;[.K$177];[.K235];&quot;&quot;)">
            <text:p/>
          </table:table-cell>
          <table:table-cell table:formula="of:=IF([.L235]&gt;[.L$177];[.L235];&quot;&quot;)">
            <text:p/>
          </table:table-cell>
          <table:table-cell table:formula="of:=IF([.M235]&gt;[.M$177];[.M235];&quot;&quot;)">
            <text:p/>
          </table:table-cell>
          <table:table-cell table:formula="of:=IF([.N235]&gt;[.N$177];[.N235];&quot;&quot;)">
            <text:p/>
          </table:table-cell>
          <table:table-cell table:formula="of:=IF([.O235]&gt;[.O$177];[.O235];&quot;&quot;)">
            <text:p/>
          </table:table-cell>
          <table:table-cell table:formula="of:=IF([.P235]&gt;[.P$177];[.P235];&quot;&quot;)">
            <text:p/>
          </table:table-cell>
          <table:table-cell table:formula="of:=IF([.Q235]&gt;[.Q$177];[.Q235];&quot;&quot;)">
            <text:p/>
          </table:table-cell>
          <table:table-cell table:formula="of:=IF([.R235]&gt;[.R$177];[.R235];&quot;&quot;)">
            <text:p/>
          </table:table-cell>
          <table:table-cell table:formula="of:=IF([.S235]&gt;[.S$177];[.S235];&quot;&quot;)">
            <text:p/>
          </table:table-cell>
          <table:table-cell table:formula="of:=IF([.T235]&gt;[.T$177];[.T235];&quot;&quot;)">
            <text:p/>
          </table:table-cell>
          <table:table-cell table:formula="of:=IF([.U235]&gt;[.U$177];[.U235];&quot;&quot;)">
            <text:p/>
          </table:table-cell>
          <table:table-cell table:formula="of:=IF([.V235]&gt;[.V$177];[.V23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6]&gt;[.B$177];[.B236];&quot;&quot;)">
            <text:p/>
          </table:table-cell>
          <table:table-cell table:formula="of:=IF([.C236]&gt;[.C$177];[.C236];&quot;&quot;)">
            <text:p/>
          </table:table-cell>
          <table:table-cell table:formula="of:=IF([.D236]&gt;[.D$177];[.D236];&quot;&quot;)">
            <text:p/>
          </table:table-cell>
          <table:table-cell table:formula="of:=IF([.E236]&gt;[.E$177];[.E236];&quot;&quot;)">
            <text:p/>
          </table:table-cell>
          <table:table-cell table:formula="of:=IF([.F236]&gt;[.F$177];[.F236];&quot;&quot;)">
            <text:p/>
          </table:table-cell>
          <table:table-cell table:formula="of:=IF([.G236]&gt;[.G$177];[.G236];&quot;&quot;)">
            <text:p/>
          </table:table-cell>
          <table:table-cell table:formula="of:=IF([.H236]&gt;[.H$177];[.H236];&quot;&quot;)">
            <text:p/>
          </table:table-cell>
          <table:table-cell table:formula="of:=IF([.I236]&gt;[.I$177];[.I236];&quot;&quot;)">
            <text:p/>
          </table:table-cell>
          <table:table-cell table:formula="of:=IF([.J236]&gt;[.J$177];[.J236];&quot;&quot;)">
            <text:p/>
          </table:table-cell>
          <table:table-cell table:formula="of:=IF([.K236]&gt;[.K$177];[.K236];&quot;&quot;)">
            <text:p/>
          </table:table-cell>
          <table:table-cell table:formula="of:=IF([.L236]&gt;[.L$177];[.L236];&quot;&quot;)">
            <text:p/>
          </table:table-cell>
          <table:table-cell table:formula="of:=IF([.M236]&gt;[.M$177];[.M236];&quot;&quot;)">
            <text:p/>
          </table:table-cell>
          <table:table-cell table:formula="of:=IF([.N236]&gt;[.N$177];[.N236];&quot;&quot;)">
            <text:p/>
          </table:table-cell>
          <table:table-cell table:formula="of:=IF([.O236]&gt;[.O$177];[.O236];&quot;&quot;)">
            <text:p/>
          </table:table-cell>
          <table:table-cell table:formula="of:=IF([.P236]&gt;[.P$177];[.P236];&quot;&quot;)">
            <text:p/>
          </table:table-cell>
          <table:table-cell table:formula="of:=IF([.Q236]&gt;[.Q$177];[.Q236];&quot;&quot;)">
            <text:p/>
          </table:table-cell>
          <table:table-cell table:formula="of:=IF([.R236]&gt;[.R$177];[.R236];&quot;&quot;)">
            <text:p/>
          </table:table-cell>
          <table:table-cell table:formula="of:=IF([.S236]&gt;[.S$177];[.S236];&quot;&quot;)">
            <text:p/>
          </table:table-cell>
          <table:table-cell table:formula="of:=IF([.T236]&gt;[.T$177];[.T236];&quot;&quot;)">
            <text:p/>
          </table:table-cell>
          <table:table-cell table:formula="of:=IF([.U236]&gt;[.U$177];[.U236];&quot;&quot;)">
            <text:p/>
          </table:table-cell>
          <table:table-cell table:formula="of:=IF([.V236]&gt;[.V$177];[.V23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7]&gt;[.B$177];[.B237];&quot;&quot;)">
            <text:p/>
          </table:table-cell>
          <table:table-cell table:formula="of:=IF([.C237]&gt;[.C$177];[.C237];&quot;&quot;)">
            <text:p/>
          </table:table-cell>
          <table:table-cell table:formula="of:=IF([.D237]&gt;[.D$177];[.D237];&quot;&quot;)">
            <text:p/>
          </table:table-cell>
          <table:table-cell table:formula="of:=IF([.E237]&gt;[.E$177];[.E237];&quot;&quot;)">
            <text:p/>
          </table:table-cell>
          <table:table-cell table:formula="of:=IF([.F237]&gt;[.F$177];[.F237];&quot;&quot;)">
            <text:p/>
          </table:table-cell>
          <table:table-cell table:formula="of:=IF([.G237]&gt;[.G$177];[.G237];&quot;&quot;)">
            <text:p/>
          </table:table-cell>
          <table:table-cell table:formula="of:=IF([.H237]&gt;[.H$177];[.H237];&quot;&quot;)">
            <text:p/>
          </table:table-cell>
          <table:table-cell table:formula="of:=IF([.I237]&gt;[.I$177];[.I237];&quot;&quot;)">
            <text:p/>
          </table:table-cell>
          <table:table-cell table:formula="of:=IF([.J237]&gt;[.J$177];[.J237];&quot;&quot;)">
            <text:p/>
          </table:table-cell>
          <table:table-cell table:formula="of:=IF([.K237]&gt;[.K$177];[.K237];&quot;&quot;)">
            <text:p/>
          </table:table-cell>
          <table:table-cell table:formula="of:=IF([.L237]&gt;[.L$177];[.L237];&quot;&quot;)">
            <text:p/>
          </table:table-cell>
          <table:table-cell table:formula="of:=IF([.M237]&gt;[.M$177];[.M237];&quot;&quot;)">
            <text:p/>
          </table:table-cell>
          <table:table-cell table:formula="of:=IF([.N237]&gt;[.N$177];[.N237];&quot;&quot;)">
            <text:p/>
          </table:table-cell>
          <table:table-cell table:formula="of:=IF([.O237]&gt;[.O$177];[.O237];&quot;&quot;)">
            <text:p/>
          </table:table-cell>
          <table:table-cell table:formula="of:=IF([.P237]&gt;[.P$177];[.P237];&quot;&quot;)">
            <text:p/>
          </table:table-cell>
          <table:table-cell table:formula="of:=IF([.Q237]&gt;[.Q$177];[.Q237];&quot;&quot;)">
            <text:p/>
          </table:table-cell>
          <table:table-cell table:formula="of:=IF([.R237]&gt;[.R$177];[.R237];&quot;&quot;)">
            <text:p/>
          </table:table-cell>
          <table:table-cell table:formula="of:=IF([.S237]&gt;[.S$177];[.S237];&quot;&quot;)">
            <text:p/>
          </table:table-cell>
          <table:table-cell table:formula="of:=IF([.T237]&gt;[.T$177];[.T237];&quot;&quot;)">
            <text:p/>
          </table:table-cell>
          <table:table-cell table:formula="of:=IF([.U237]&gt;[.U$177];[.U237];&quot;&quot;)">
            <text:p/>
          </table:table-cell>
          <table:table-cell table:formula="of:=IF([.V237]&gt;[.V$177];[.V23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8]&gt;[.B$177];[.B238];&quot;&quot;)">
            <text:p/>
          </table:table-cell>
          <table:table-cell table:formula="of:=IF([.C238]&gt;[.C$177];[.C238];&quot;&quot;)">
            <text:p/>
          </table:table-cell>
          <table:table-cell table:formula="of:=IF([.D238]&gt;[.D$177];[.D238];&quot;&quot;)">
            <text:p/>
          </table:table-cell>
          <table:table-cell table:formula="of:=IF([.E238]&gt;[.E$177];[.E238];&quot;&quot;)">
            <text:p/>
          </table:table-cell>
          <table:table-cell table:formula="of:=IF([.F238]&gt;[.F$177];[.F238];&quot;&quot;)">
            <text:p/>
          </table:table-cell>
          <table:table-cell table:formula="of:=IF([.G238]&gt;[.G$177];[.G238];&quot;&quot;)">
            <text:p/>
          </table:table-cell>
          <table:table-cell table:formula="of:=IF([.H238]&gt;[.H$177];[.H238];&quot;&quot;)">
            <text:p/>
          </table:table-cell>
          <table:table-cell table:formula="of:=IF([.I238]&gt;[.I$177];[.I238];&quot;&quot;)">
            <text:p/>
          </table:table-cell>
          <table:table-cell table:formula="of:=IF([.J238]&gt;[.J$177];[.J238];&quot;&quot;)">
            <text:p/>
          </table:table-cell>
          <table:table-cell table:formula="of:=IF([.K238]&gt;[.K$177];[.K238];&quot;&quot;)">
            <text:p/>
          </table:table-cell>
          <table:table-cell table:formula="of:=IF([.L238]&gt;[.L$177];[.L238];&quot;&quot;)">
            <text:p/>
          </table:table-cell>
          <table:table-cell table:formula="of:=IF([.M238]&gt;[.M$177];[.M238];&quot;&quot;)">
            <text:p/>
          </table:table-cell>
          <table:table-cell table:formula="of:=IF([.N238]&gt;[.N$177];[.N238];&quot;&quot;)">
            <text:p/>
          </table:table-cell>
          <table:table-cell table:formula="of:=IF([.O238]&gt;[.O$177];[.O238];&quot;&quot;)">
            <text:p/>
          </table:table-cell>
          <table:table-cell table:formula="of:=IF([.P238]&gt;[.P$177];[.P238];&quot;&quot;)">
            <text:p/>
          </table:table-cell>
          <table:table-cell table:formula="of:=IF([.Q238]&gt;[.Q$177];[.Q238];&quot;&quot;)">
            <text:p/>
          </table:table-cell>
          <table:table-cell table:formula="of:=IF([.R238]&gt;[.R$177];[.R238];&quot;&quot;)">
            <text:p/>
          </table:table-cell>
          <table:table-cell table:formula="of:=IF([.S238]&gt;[.S$177];[.S238];&quot;&quot;)">
            <text:p/>
          </table:table-cell>
          <table:table-cell table:formula="of:=IF([.T238]&gt;[.T$177];[.T238];&quot;&quot;)">
            <text:p/>
          </table:table-cell>
          <table:table-cell table:formula="of:=IF([.U238]&gt;[.U$177];[.U238];&quot;&quot;)">
            <text:p/>
          </table:table-cell>
          <table:table-cell table:formula="of:=IF([.V238]&gt;[.V$177];[.V23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39]&gt;[.B$177];[.B239];&quot;&quot;)">
            <text:p/>
          </table:table-cell>
          <table:table-cell table:formula="of:=IF([.C239]&gt;[.C$177];[.C239];&quot;&quot;)">
            <text:p/>
          </table:table-cell>
          <table:table-cell table:formula="of:=IF([.D239]&gt;[.D$177];[.D239];&quot;&quot;)">
            <text:p/>
          </table:table-cell>
          <table:table-cell table:formula="of:=IF([.E239]&gt;[.E$177];[.E239];&quot;&quot;)">
            <text:p/>
          </table:table-cell>
          <table:table-cell table:formula="of:=IF([.F239]&gt;[.F$177];[.F239];&quot;&quot;)">
            <text:p/>
          </table:table-cell>
          <table:table-cell table:formula="of:=IF([.G239]&gt;[.G$177];[.G239];&quot;&quot;)">
            <text:p/>
          </table:table-cell>
          <table:table-cell table:formula="of:=IF([.H239]&gt;[.H$177];[.H239];&quot;&quot;)">
            <text:p/>
          </table:table-cell>
          <table:table-cell table:formula="of:=IF([.I239]&gt;[.I$177];[.I239];&quot;&quot;)">
            <text:p/>
          </table:table-cell>
          <table:table-cell table:formula="of:=IF([.J239]&gt;[.J$177];[.J239];&quot;&quot;)">
            <text:p/>
          </table:table-cell>
          <table:table-cell table:formula="of:=IF([.K239]&gt;[.K$177];[.K239];&quot;&quot;)">
            <text:p/>
          </table:table-cell>
          <table:table-cell table:formula="of:=IF([.L239]&gt;[.L$177];[.L239];&quot;&quot;)">
            <text:p/>
          </table:table-cell>
          <table:table-cell table:formula="of:=IF([.M239]&gt;[.M$177];[.M239];&quot;&quot;)">
            <text:p/>
          </table:table-cell>
          <table:table-cell table:formula="of:=IF([.N239]&gt;[.N$177];[.N239];&quot;&quot;)">
            <text:p/>
          </table:table-cell>
          <table:table-cell table:formula="of:=IF([.O239]&gt;[.O$177];[.O239];&quot;&quot;)">
            <text:p/>
          </table:table-cell>
          <table:table-cell table:formula="of:=IF([.P239]&gt;[.P$177];[.P239];&quot;&quot;)">
            <text:p/>
          </table:table-cell>
          <table:table-cell table:formula="of:=IF([.Q239]&gt;[.Q$177];[.Q239];&quot;&quot;)">
            <text:p/>
          </table:table-cell>
          <table:table-cell table:formula="of:=IF([.R239]&gt;[.R$177];[.R239];&quot;&quot;)">
            <text:p/>
          </table:table-cell>
          <table:table-cell table:formula="of:=IF([.S239]&gt;[.S$177];[.S239];&quot;&quot;)">
            <text:p/>
          </table:table-cell>
          <table:table-cell table:formula="of:=IF([.T239]&gt;[.T$177];[.T239];&quot;&quot;)">
            <text:p/>
          </table:table-cell>
          <table:table-cell table:formula="of:=IF([.U239]&gt;[.U$177];[.U239];&quot;&quot;)">
            <text:p/>
          </table:table-cell>
          <table:table-cell table:formula="of:=IF([.V239]&gt;[.V$177];[.V23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0]&gt;[.B$177];[.B240];&quot;&quot;)">
            <text:p/>
          </table:table-cell>
          <table:table-cell table:formula="of:=IF([.C240]&gt;[.C$177];[.C240];&quot;&quot;)">
            <text:p/>
          </table:table-cell>
          <table:table-cell table:formula="of:=IF([.D240]&gt;[.D$177];[.D240];&quot;&quot;)">
            <text:p/>
          </table:table-cell>
          <table:table-cell table:formula="of:=IF([.E240]&gt;[.E$177];[.E240];&quot;&quot;)">
            <text:p/>
          </table:table-cell>
          <table:table-cell table:formula="of:=IF([.F240]&gt;[.F$177];[.F240];&quot;&quot;)">
            <text:p/>
          </table:table-cell>
          <table:table-cell table:formula="of:=IF([.G240]&gt;[.G$177];[.G240];&quot;&quot;)">
            <text:p/>
          </table:table-cell>
          <table:table-cell table:formula="of:=IF([.H240]&gt;[.H$177];[.H240];&quot;&quot;)">
            <text:p/>
          </table:table-cell>
          <table:table-cell table:formula="of:=IF([.I240]&gt;[.I$177];[.I240];&quot;&quot;)">
            <text:p/>
          </table:table-cell>
          <table:table-cell table:formula="of:=IF([.J240]&gt;[.J$177];[.J240];&quot;&quot;)">
            <text:p/>
          </table:table-cell>
          <table:table-cell table:formula="of:=IF([.K240]&gt;[.K$177];[.K240];&quot;&quot;)">
            <text:p/>
          </table:table-cell>
          <table:table-cell table:formula="of:=IF([.L240]&gt;[.L$177];[.L240];&quot;&quot;)">
            <text:p/>
          </table:table-cell>
          <table:table-cell table:formula="of:=IF([.M240]&gt;[.M$177];[.M240];&quot;&quot;)">
            <text:p/>
          </table:table-cell>
          <table:table-cell table:formula="of:=IF([.N240]&gt;[.N$177];[.N240];&quot;&quot;)">
            <text:p/>
          </table:table-cell>
          <table:table-cell table:formula="of:=IF([.O240]&gt;[.O$177];[.O240];&quot;&quot;)">
            <text:p/>
          </table:table-cell>
          <table:table-cell table:formula="of:=IF([.P240]&gt;[.P$177];[.P240];&quot;&quot;)">
            <text:p/>
          </table:table-cell>
          <table:table-cell table:formula="of:=IF([.Q240]&gt;[.Q$177];[.Q240];&quot;&quot;)">
            <text:p/>
          </table:table-cell>
          <table:table-cell table:formula="of:=IF([.R240]&gt;[.R$177];[.R240];&quot;&quot;)">
            <text:p/>
          </table:table-cell>
          <table:table-cell table:formula="of:=IF([.S240]&gt;[.S$177];[.S240];&quot;&quot;)">
            <text:p/>
          </table:table-cell>
          <table:table-cell table:formula="of:=IF([.T240]&gt;[.T$177];[.T240];&quot;&quot;)">
            <text:p/>
          </table:table-cell>
          <table:table-cell table:formula="of:=IF([.U240]&gt;[.U$177];[.U240];&quot;&quot;)">
            <text:p/>
          </table:table-cell>
          <table:table-cell table:formula="of:=IF([.V240]&gt;[.V$177];[.V24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1]&gt;[.B$177];[.B241];&quot;&quot;)">
            <text:p/>
          </table:table-cell>
          <table:table-cell table:formula="of:=IF([.C241]&gt;[.C$177];[.C241];&quot;&quot;)">
            <text:p/>
          </table:table-cell>
          <table:table-cell table:formula="of:=IF([.D241]&gt;[.D$177];[.D241];&quot;&quot;)">
            <text:p/>
          </table:table-cell>
          <table:table-cell table:formula="of:=IF([.E241]&gt;[.E$177];[.E241];&quot;&quot;)">
            <text:p/>
          </table:table-cell>
          <table:table-cell table:formula="of:=IF([.F241]&gt;[.F$177];[.F241];&quot;&quot;)">
            <text:p/>
          </table:table-cell>
          <table:table-cell table:formula="of:=IF([.G241]&gt;[.G$177];[.G241];&quot;&quot;)">
            <text:p/>
          </table:table-cell>
          <table:table-cell table:formula="of:=IF([.H241]&gt;[.H$177];[.H241];&quot;&quot;)">
            <text:p/>
          </table:table-cell>
          <table:table-cell table:formula="of:=IF([.I241]&gt;[.I$177];[.I241];&quot;&quot;)">
            <text:p/>
          </table:table-cell>
          <table:table-cell table:formula="of:=IF([.J241]&gt;[.J$177];[.J241];&quot;&quot;)">
            <text:p/>
          </table:table-cell>
          <table:table-cell table:formula="of:=IF([.K241]&gt;[.K$177];[.K241];&quot;&quot;)">
            <text:p/>
          </table:table-cell>
          <table:table-cell table:formula="of:=IF([.L241]&gt;[.L$177];[.L241];&quot;&quot;)">
            <text:p/>
          </table:table-cell>
          <table:table-cell table:formula="of:=IF([.M241]&gt;[.M$177];[.M241];&quot;&quot;)">
            <text:p/>
          </table:table-cell>
          <table:table-cell table:formula="of:=IF([.N241]&gt;[.N$177];[.N241];&quot;&quot;)">
            <text:p/>
          </table:table-cell>
          <table:table-cell table:formula="of:=IF([.O241]&gt;[.O$177];[.O241];&quot;&quot;)">
            <text:p/>
          </table:table-cell>
          <table:table-cell table:formula="of:=IF([.P241]&gt;[.P$177];[.P241];&quot;&quot;)">
            <text:p/>
          </table:table-cell>
          <table:table-cell table:formula="of:=IF([.Q241]&gt;[.Q$177];[.Q241];&quot;&quot;)">
            <text:p/>
          </table:table-cell>
          <table:table-cell table:formula="of:=IF([.R241]&gt;[.R$177];[.R241];&quot;&quot;)">
            <text:p/>
          </table:table-cell>
          <table:table-cell table:formula="of:=IF([.S241]&gt;[.S$177];[.S241];&quot;&quot;)">
            <text:p/>
          </table:table-cell>
          <table:table-cell table:formula="of:=IF([.T241]&gt;[.T$177];[.T241];&quot;&quot;)">
            <text:p/>
          </table:table-cell>
          <table:table-cell table:formula="of:=IF([.U241]&gt;[.U$177];[.U241];&quot;&quot;)">
            <text:p/>
          </table:table-cell>
          <table:table-cell table:formula="of:=IF([.V241]&gt;[.V$177];[.V24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2]&gt;[.B$177];[.B242];&quot;&quot;)">
            <text:p/>
          </table:table-cell>
          <table:table-cell table:formula="of:=IF([.C242]&gt;[.C$177];[.C242];&quot;&quot;)">
            <text:p/>
          </table:table-cell>
          <table:table-cell table:formula="of:=IF([.D242]&gt;[.D$177];[.D242];&quot;&quot;)">
            <text:p/>
          </table:table-cell>
          <table:table-cell table:formula="of:=IF([.E242]&gt;[.E$177];[.E242];&quot;&quot;)">
            <text:p/>
          </table:table-cell>
          <table:table-cell table:formula="of:=IF([.F242]&gt;[.F$177];[.F242];&quot;&quot;)">
            <text:p/>
          </table:table-cell>
          <table:table-cell table:formula="of:=IF([.G242]&gt;[.G$177];[.G242];&quot;&quot;)">
            <text:p/>
          </table:table-cell>
          <table:table-cell table:formula="of:=IF([.H242]&gt;[.H$177];[.H242];&quot;&quot;)">
            <text:p/>
          </table:table-cell>
          <table:table-cell table:formula="of:=IF([.I242]&gt;[.I$177];[.I242];&quot;&quot;)">
            <text:p/>
          </table:table-cell>
          <table:table-cell table:formula="of:=IF([.J242]&gt;[.J$177];[.J242];&quot;&quot;)">
            <text:p/>
          </table:table-cell>
          <table:table-cell table:formula="of:=IF([.K242]&gt;[.K$177];[.K242];&quot;&quot;)">
            <text:p/>
          </table:table-cell>
          <table:table-cell table:formula="of:=IF([.L242]&gt;[.L$177];[.L242];&quot;&quot;)">
            <text:p/>
          </table:table-cell>
          <table:table-cell table:formula="of:=IF([.M242]&gt;[.M$177];[.M242];&quot;&quot;)">
            <text:p/>
          </table:table-cell>
          <table:table-cell table:formula="of:=IF([.N242]&gt;[.N$177];[.N242];&quot;&quot;)">
            <text:p/>
          </table:table-cell>
          <table:table-cell table:formula="of:=IF([.O242]&gt;[.O$177];[.O242];&quot;&quot;)">
            <text:p/>
          </table:table-cell>
          <table:table-cell table:formula="of:=IF([.P242]&gt;[.P$177];[.P242];&quot;&quot;)">
            <text:p/>
          </table:table-cell>
          <table:table-cell table:formula="of:=IF([.Q242]&gt;[.Q$177];[.Q242];&quot;&quot;)">
            <text:p/>
          </table:table-cell>
          <table:table-cell table:formula="of:=IF([.R242]&gt;[.R$177];[.R242];&quot;&quot;)">
            <text:p/>
          </table:table-cell>
          <table:table-cell table:formula="of:=IF([.S242]&gt;[.S$177];[.S242];&quot;&quot;)">
            <text:p/>
          </table:table-cell>
          <table:table-cell table:formula="of:=IF([.T242]&gt;[.T$177];[.T242];&quot;&quot;)">
            <text:p/>
          </table:table-cell>
          <table:table-cell table:formula="of:=IF([.U242]&gt;[.U$177];[.U242];&quot;&quot;)">
            <text:p/>
          </table:table-cell>
          <table:table-cell table:formula="of:=IF([.V242]&gt;[.V$177];[.V24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3]&gt;[.B$177];[.B243];&quot;&quot;)">
            <text:p/>
          </table:table-cell>
          <table:table-cell table:formula="of:=IF([.C243]&gt;[.C$177];[.C243];&quot;&quot;)">
            <text:p/>
          </table:table-cell>
          <table:table-cell table:formula="of:=IF([.D243]&gt;[.D$177];[.D243];&quot;&quot;)">
            <text:p/>
          </table:table-cell>
          <table:table-cell table:formula="of:=IF([.E243]&gt;[.E$177];[.E243];&quot;&quot;)">
            <text:p/>
          </table:table-cell>
          <table:table-cell table:formula="of:=IF([.F243]&gt;[.F$177];[.F243];&quot;&quot;)">
            <text:p/>
          </table:table-cell>
          <table:table-cell table:formula="of:=IF([.G243]&gt;[.G$177];[.G243];&quot;&quot;)">
            <text:p/>
          </table:table-cell>
          <table:table-cell table:formula="of:=IF([.H243]&gt;[.H$177];[.H243];&quot;&quot;)">
            <text:p/>
          </table:table-cell>
          <table:table-cell table:formula="of:=IF([.I243]&gt;[.I$177];[.I243];&quot;&quot;)">
            <text:p/>
          </table:table-cell>
          <table:table-cell table:formula="of:=IF([.J243]&gt;[.J$177];[.J243];&quot;&quot;)">
            <text:p/>
          </table:table-cell>
          <table:table-cell table:formula="of:=IF([.K243]&gt;[.K$177];[.K243];&quot;&quot;)">
            <text:p/>
          </table:table-cell>
          <table:table-cell table:formula="of:=IF([.L243]&gt;[.L$177];[.L243];&quot;&quot;)">
            <text:p/>
          </table:table-cell>
          <table:table-cell table:formula="of:=IF([.M243]&gt;[.M$177];[.M243];&quot;&quot;)">
            <text:p/>
          </table:table-cell>
          <table:table-cell table:formula="of:=IF([.N243]&gt;[.N$177];[.N243];&quot;&quot;)">
            <text:p/>
          </table:table-cell>
          <table:table-cell table:formula="of:=IF([.O243]&gt;[.O$177];[.O243];&quot;&quot;)">
            <text:p/>
          </table:table-cell>
          <table:table-cell table:formula="of:=IF([.P243]&gt;[.P$177];[.P243];&quot;&quot;)">
            <text:p/>
          </table:table-cell>
          <table:table-cell table:formula="of:=IF([.Q243]&gt;[.Q$177];[.Q243];&quot;&quot;)">
            <text:p/>
          </table:table-cell>
          <table:table-cell table:formula="of:=IF([.R243]&gt;[.R$177];[.R243];&quot;&quot;)">
            <text:p/>
          </table:table-cell>
          <table:table-cell table:formula="of:=IF([.S243]&gt;[.S$177];[.S243];&quot;&quot;)">
            <text:p/>
          </table:table-cell>
          <table:table-cell table:formula="of:=IF([.T243]&gt;[.T$177];[.T243];&quot;&quot;)">
            <text:p/>
          </table:table-cell>
          <table:table-cell table:formula="of:=IF([.U243]&gt;[.U$177];[.U243];&quot;&quot;)">
            <text:p/>
          </table:table-cell>
          <table:table-cell table:formula="of:=IF([.V243]&gt;[.V$177];[.V24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4]&gt;[.B$177];[.B244];&quot;&quot;)">
            <text:p/>
          </table:table-cell>
          <table:table-cell table:formula="of:=IF([.C244]&gt;[.C$177];[.C244];&quot;&quot;)">
            <text:p/>
          </table:table-cell>
          <table:table-cell table:formula="of:=IF([.D244]&gt;[.D$177];[.D244];&quot;&quot;)">
            <text:p/>
          </table:table-cell>
          <table:table-cell table:formula="of:=IF([.E244]&gt;[.E$177];[.E244];&quot;&quot;)">
            <text:p/>
          </table:table-cell>
          <table:table-cell table:formula="of:=IF([.F244]&gt;[.F$177];[.F244];&quot;&quot;)">
            <text:p/>
          </table:table-cell>
          <table:table-cell table:formula="of:=IF([.G244]&gt;[.G$177];[.G244];&quot;&quot;)">
            <text:p/>
          </table:table-cell>
          <table:table-cell table:formula="of:=IF([.H244]&gt;[.H$177];[.H244];&quot;&quot;)">
            <text:p/>
          </table:table-cell>
          <table:table-cell table:formula="of:=IF([.I244]&gt;[.I$177];[.I244];&quot;&quot;)">
            <text:p/>
          </table:table-cell>
          <table:table-cell table:formula="of:=IF([.J244]&gt;[.J$177];[.J244];&quot;&quot;)">
            <text:p/>
          </table:table-cell>
          <table:table-cell table:formula="of:=IF([.K244]&gt;[.K$177];[.K244];&quot;&quot;)">
            <text:p/>
          </table:table-cell>
          <table:table-cell table:formula="of:=IF([.L244]&gt;[.L$177];[.L244];&quot;&quot;)">
            <text:p/>
          </table:table-cell>
          <table:table-cell table:formula="of:=IF([.M244]&gt;[.M$177];[.M244];&quot;&quot;)">
            <text:p/>
          </table:table-cell>
          <table:table-cell table:formula="of:=IF([.N244]&gt;[.N$177];[.N244];&quot;&quot;)">
            <text:p/>
          </table:table-cell>
          <table:table-cell table:formula="of:=IF([.O244]&gt;[.O$177];[.O244];&quot;&quot;)">
            <text:p/>
          </table:table-cell>
          <table:table-cell table:formula="of:=IF([.P244]&gt;[.P$177];[.P244];&quot;&quot;)">
            <text:p/>
          </table:table-cell>
          <table:table-cell table:formula="of:=IF([.Q244]&gt;[.Q$177];[.Q244];&quot;&quot;)">
            <text:p/>
          </table:table-cell>
          <table:table-cell table:formula="of:=IF([.R244]&gt;[.R$177];[.R244];&quot;&quot;)">
            <text:p/>
          </table:table-cell>
          <table:table-cell table:formula="of:=IF([.S244]&gt;[.S$177];[.S244];&quot;&quot;)">
            <text:p/>
          </table:table-cell>
          <table:table-cell table:formula="of:=IF([.T244]&gt;[.T$177];[.T244];&quot;&quot;)">
            <text:p/>
          </table:table-cell>
          <table:table-cell table:formula="of:=IF([.U244]&gt;[.U$177];[.U244];&quot;&quot;)">
            <text:p/>
          </table:table-cell>
          <table:table-cell table:formula="of:=IF([.V244]&gt;[.V$177];[.V24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5]&gt;[.B$177];[.B245];&quot;&quot;)">
            <text:p/>
          </table:table-cell>
          <table:table-cell table:formula="of:=IF([.C245]&gt;[.C$177];[.C245];&quot;&quot;)">
            <text:p/>
          </table:table-cell>
          <table:table-cell table:formula="of:=IF([.D245]&gt;[.D$177];[.D245];&quot;&quot;)">
            <text:p/>
          </table:table-cell>
          <table:table-cell table:formula="of:=IF([.E245]&gt;[.E$177];[.E245];&quot;&quot;)">
            <text:p/>
          </table:table-cell>
          <table:table-cell table:formula="of:=IF([.F245]&gt;[.F$177];[.F245];&quot;&quot;)">
            <text:p/>
          </table:table-cell>
          <table:table-cell table:formula="of:=IF([.G245]&gt;[.G$177];[.G245];&quot;&quot;)">
            <text:p/>
          </table:table-cell>
          <table:table-cell table:formula="of:=IF([.H245]&gt;[.H$177];[.H245];&quot;&quot;)">
            <text:p/>
          </table:table-cell>
          <table:table-cell table:formula="of:=IF([.I245]&gt;[.I$177];[.I245];&quot;&quot;)">
            <text:p/>
          </table:table-cell>
          <table:table-cell table:formula="of:=IF([.J245]&gt;[.J$177];[.J245];&quot;&quot;)">
            <text:p/>
          </table:table-cell>
          <table:table-cell table:formula="of:=IF([.K245]&gt;[.K$177];[.K245];&quot;&quot;)">
            <text:p/>
          </table:table-cell>
          <table:table-cell table:formula="of:=IF([.L245]&gt;[.L$177];[.L245];&quot;&quot;)">
            <text:p/>
          </table:table-cell>
          <table:table-cell table:formula="of:=IF([.M245]&gt;[.M$177];[.M245];&quot;&quot;)">
            <text:p/>
          </table:table-cell>
          <table:table-cell table:formula="of:=IF([.N245]&gt;[.N$177];[.N245];&quot;&quot;)">
            <text:p/>
          </table:table-cell>
          <table:table-cell table:formula="of:=IF([.O245]&gt;[.O$177];[.O245];&quot;&quot;)">
            <text:p/>
          </table:table-cell>
          <table:table-cell table:formula="of:=IF([.P245]&gt;[.P$177];[.P245];&quot;&quot;)">
            <text:p/>
          </table:table-cell>
          <table:table-cell table:formula="of:=IF([.Q245]&gt;[.Q$177];[.Q245];&quot;&quot;)">
            <text:p/>
          </table:table-cell>
          <table:table-cell table:formula="of:=IF([.R245]&gt;[.R$177];[.R245];&quot;&quot;)">
            <text:p/>
          </table:table-cell>
          <table:table-cell table:formula="of:=IF([.S245]&gt;[.S$177];[.S245];&quot;&quot;)">
            <text:p/>
          </table:table-cell>
          <table:table-cell table:formula="of:=IF([.T245]&gt;[.T$177];[.T245];&quot;&quot;)">
            <text:p/>
          </table:table-cell>
          <table:table-cell table:formula="of:=IF([.U245]&gt;[.U$177];[.U245];&quot;&quot;)">
            <text:p/>
          </table:table-cell>
          <table:table-cell table:formula="of:=IF([.V245]&gt;[.V$177];[.V24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6]&gt;[.B$177];[.B246];&quot;&quot;)">
            <text:p/>
          </table:table-cell>
          <table:table-cell table:formula="of:=IF([.C246]&gt;[.C$177];[.C246];&quot;&quot;)">
            <text:p/>
          </table:table-cell>
          <table:table-cell table:formula="of:=IF([.D246]&gt;[.D$177];[.D246];&quot;&quot;)">
            <text:p/>
          </table:table-cell>
          <table:table-cell table:formula="of:=IF([.E246]&gt;[.E$177];[.E246];&quot;&quot;)">
            <text:p/>
          </table:table-cell>
          <table:table-cell table:formula="of:=IF([.F246]&gt;[.F$177];[.F246];&quot;&quot;)">
            <text:p/>
          </table:table-cell>
          <table:table-cell table:formula="of:=IF([.G246]&gt;[.G$177];[.G246];&quot;&quot;)">
            <text:p/>
          </table:table-cell>
          <table:table-cell table:formula="of:=IF([.H246]&gt;[.H$177];[.H246];&quot;&quot;)">
            <text:p/>
          </table:table-cell>
          <table:table-cell table:formula="of:=IF([.I246]&gt;[.I$177];[.I246];&quot;&quot;)">
            <text:p/>
          </table:table-cell>
          <table:table-cell table:formula="of:=IF([.J246]&gt;[.J$177];[.J246];&quot;&quot;)">
            <text:p/>
          </table:table-cell>
          <table:table-cell table:formula="of:=IF([.K246]&gt;[.K$177];[.K246];&quot;&quot;)">
            <text:p/>
          </table:table-cell>
          <table:table-cell table:formula="of:=IF([.L246]&gt;[.L$177];[.L246];&quot;&quot;)">
            <text:p/>
          </table:table-cell>
          <table:table-cell table:formula="of:=IF([.M246]&gt;[.M$177];[.M246];&quot;&quot;)">
            <text:p/>
          </table:table-cell>
          <table:table-cell table:formula="of:=IF([.N246]&gt;[.N$177];[.N246];&quot;&quot;)">
            <text:p/>
          </table:table-cell>
          <table:table-cell table:formula="of:=IF([.O246]&gt;[.O$177];[.O246];&quot;&quot;)">
            <text:p/>
          </table:table-cell>
          <table:table-cell table:formula="of:=IF([.P246]&gt;[.P$177];[.P246];&quot;&quot;)">
            <text:p/>
          </table:table-cell>
          <table:table-cell table:formula="of:=IF([.Q246]&gt;[.Q$177];[.Q246];&quot;&quot;)">
            <text:p/>
          </table:table-cell>
          <table:table-cell table:formula="of:=IF([.R246]&gt;[.R$177];[.R246];&quot;&quot;)">
            <text:p/>
          </table:table-cell>
          <table:table-cell table:formula="of:=IF([.S246]&gt;[.S$177];[.S246];&quot;&quot;)">
            <text:p/>
          </table:table-cell>
          <table:table-cell table:formula="of:=IF([.T246]&gt;[.T$177];[.T246];&quot;&quot;)">
            <text:p/>
          </table:table-cell>
          <table:table-cell table:formula="of:=IF([.U246]&gt;[.U$177];[.U246];&quot;&quot;)">
            <text:p/>
          </table:table-cell>
          <table:table-cell table:formula="of:=IF([.V246]&gt;[.V$177];[.V24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7]&gt;[.B$177];[.B247];&quot;&quot;)">
            <text:p/>
          </table:table-cell>
          <table:table-cell table:formula="of:=IF([.C247]&gt;[.C$177];[.C247];&quot;&quot;)">
            <text:p/>
          </table:table-cell>
          <table:table-cell table:formula="of:=IF([.D247]&gt;[.D$177];[.D247];&quot;&quot;)">
            <text:p/>
          </table:table-cell>
          <table:table-cell table:formula="of:=IF([.E247]&gt;[.E$177];[.E247];&quot;&quot;)">
            <text:p/>
          </table:table-cell>
          <table:table-cell table:formula="of:=IF([.F247]&gt;[.F$177];[.F247];&quot;&quot;)">
            <text:p/>
          </table:table-cell>
          <table:table-cell table:formula="of:=IF([.G247]&gt;[.G$177];[.G247];&quot;&quot;)">
            <text:p/>
          </table:table-cell>
          <table:table-cell table:formula="of:=IF([.H247]&gt;[.H$177];[.H247];&quot;&quot;)">
            <text:p/>
          </table:table-cell>
          <table:table-cell table:formula="of:=IF([.I247]&gt;[.I$177];[.I247];&quot;&quot;)">
            <text:p/>
          </table:table-cell>
          <table:table-cell table:formula="of:=IF([.J247]&gt;[.J$177];[.J247];&quot;&quot;)">
            <text:p/>
          </table:table-cell>
          <table:table-cell table:formula="of:=IF([.K247]&gt;[.K$177];[.K247];&quot;&quot;)">
            <text:p/>
          </table:table-cell>
          <table:table-cell table:formula="of:=IF([.L247]&gt;[.L$177];[.L247];&quot;&quot;)">
            <text:p/>
          </table:table-cell>
          <table:table-cell table:formula="of:=IF([.M247]&gt;[.M$177];[.M247];&quot;&quot;)">
            <text:p/>
          </table:table-cell>
          <table:table-cell table:formula="of:=IF([.N247]&gt;[.N$177];[.N247];&quot;&quot;)">
            <text:p/>
          </table:table-cell>
          <table:table-cell table:formula="of:=IF([.O247]&gt;[.O$177];[.O247];&quot;&quot;)">
            <text:p/>
          </table:table-cell>
          <table:table-cell table:formula="of:=IF([.P247]&gt;[.P$177];[.P247];&quot;&quot;)">
            <text:p/>
          </table:table-cell>
          <table:table-cell table:formula="of:=IF([.Q247]&gt;[.Q$177];[.Q247];&quot;&quot;)">
            <text:p/>
          </table:table-cell>
          <table:table-cell table:formula="of:=IF([.R247]&gt;[.R$177];[.R247];&quot;&quot;)">
            <text:p/>
          </table:table-cell>
          <table:table-cell table:formula="of:=IF([.S247]&gt;[.S$177];[.S247];&quot;&quot;)">
            <text:p/>
          </table:table-cell>
          <table:table-cell table:formula="of:=IF([.T247]&gt;[.T$177];[.T247];&quot;&quot;)">
            <text:p/>
          </table:table-cell>
          <table:table-cell table:formula="of:=IF([.U247]&gt;[.U$177];[.U247];&quot;&quot;)">
            <text:p/>
          </table:table-cell>
          <table:table-cell table:formula="of:=IF([.V247]&gt;[.V$177];[.V24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8]&gt;[.B$177];[.B248];&quot;&quot;)">
            <text:p/>
          </table:table-cell>
          <table:table-cell table:formula="of:=IF([.C248]&gt;[.C$177];[.C248];&quot;&quot;)">
            <text:p/>
          </table:table-cell>
          <table:table-cell table:formula="of:=IF([.D248]&gt;[.D$177];[.D248];&quot;&quot;)">
            <text:p/>
          </table:table-cell>
          <table:table-cell table:formula="of:=IF([.E248]&gt;[.E$177];[.E248];&quot;&quot;)">
            <text:p/>
          </table:table-cell>
          <table:table-cell table:formula="of:=IF([.F248]&gt;[.F$177];[.F248];&quot;&quot;)">
            <text:p/>
          </table:table-cell>
          <table:table-cell table:formula="of:=IF([.G248]&gt;[.G$177];[.G248];&quot;&quot;)">
            <text:p/>
          </table:table-cell>
          <table:table-cell table:formula="of:=IF([.H248]&gt;[.H$177];[.H248];&quot;&quot;)">
            <text:p/>
          </table:table-cell>
          <table:table-cell table:formula="of:=IF([.I248]&gt;[.I$177];[.I248];&quot;&quot;)">
            <text:p/>
          </table:table-cell>
          <table:table-cell table:formula="of:=IF([.J248]&gt;[.J$177];[.J248];&quot;&quot;)">
            <text:p/>
          </table:table-cell>
          <table:table-cell table:formula="of:=IF([.K248]&gt;[.K$177];[.K248];&quot;&quot;)">
            <text:p/>
          </table:table-cell>
          <table:table-cell table:formula="of:=IF([.L248]&gt;[.L$177];[.L248];&quot;&quot;)">
            <text:p/>
          </table:table-cell>
          <table:table-cell table:formula="of:=IF([.M248]&gt;[.M$177];[.M248];&quot;&quot;)">
            <text:p/>
          </table:table-cell>
          <table:table-cell table:formula="of:=IF([.N248]&gt;[.N$177];[.N248];&quot;&quot;)">
            <text:p/>
          </table:table-cell>
          <table:table-cell table:formula="of:=IF([.O248]&gt;[.O$177];[.O248];&quot;&quot;)">
            <text:p/>
          </table:table-cell>
          <table:table-cell table:formula="of:=IF([.P248]&gt;[.P$177];[.P248];&quot;&quot;)">
            <text:p/>
          </table:table-cell>
          <table:table-cell table:formula="of:=IF([.Q248]&gt;[.Q$177];[.Q248];&quot;&quot;)">
            <text:p/>
          </table:table-cell>
          <table:table-cell table:formula="of:=IF([.R248]&gt;[.R$177];[.R248];&quot;&quot;)">
            <text:p/>
          </table:table-cell>
          <table:table-cell table:formula="of:=IF([.S248]&gt;[.S$177];[.S248];&quot;&quot;)">
            <text:p/>
          </table:table-cell>
          <table:table-cell table:formula="of:=IF([.T248]&gt;[.T$177];[.T248];&quot;&quot;)">
            <text:p/>
          </table:table-cell>
          <table:table-cell table:formula="of:=IF([.U248]&gt;[.U$177];[.U248];&quot;&quot;)">
            <text:p/>
          </table:table-cell>
          <table:table-cell table:formula="of:=IF([.V248]&gt;[.V$177];[.V24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49]&gt;[.B$177];[.B249];&quot;&quot;)">
            <text:p/>
          </table:table-cell>
          <table:table-cell table:formula="of:=IF([.C249]&gt;[.C$177];[.C249];&quot;&quot;)">
            <text:p/>
          </table:table-cell>
          <table:table-cell table:formula="of:=IF([.D249]&gt;[.D$177];[.D249];&quot;&quot;)">
            <text:p/>
          </table:table-cell>
          <table:table-cell table:formula="of:=IF([.E249]&gt;[.E$177];[.E249];&quot;&quot;)">
            <text:p/>
          </table:table-cell>
          <table:table-cell table:formula="of:=IF([.F249]&gt;[.F$177];[.F249];&quot;&quot;)">
            <text:p/>
          </table:table-cell>
          <table:table-cell table:formula="of:=IF([.G249]&gt;[.G$177];[.G249];&quot;&quot;)">
            <text:p/>
          </table:table-cell>
          <table:table-cell table:formula="of:=IF([.H249]&gt;[.H$177];[.H249];&quot;&quot;)">
            <text:p/>
          </table:table-cell>
          <table:table-cell table:formula="of:=IF([.I249]&gt;[.I$177];[.I249];&quot;&quot;)">
            <text:p/>
          </table:table-cell>
          <table:table-cell table:formula="of:=IF([.J249]&gt;[.J$177];[.J249];&quot;&quot;)">
            <text:p/>
          </table:table-cell>
          <table:table-cell table:formula="of:=IF([.K249]&gt;[.K$177];[.K249];&quot;&quot;)">
            <text:p/>
          </table:table-cell>
          <table:table-cell table:formula="of:=IF([.L249]&gt;[.L$177];[.L249];&quot;&quot;)">
            <text:p/>
          </table:table-cell>
          <table:table-cell table:formula="of:=IF([.M249]&gt;[.M$177];[.M249];&quot;&quot;)">
            <text:p/>
          </table:table-cell>
          <table:table-cell table:formula="of:=IF([.N249]&gt;[.N$177];[.N249];&quot;&quot;)">
            <text:p/>
          </table:table-cell>
          <table:table-cell table:formula="of:=IF([.O249]&gt;[.O$177];[.O249];&quot;&quot;)">
            <text:p/>
          </table:table-cell>
          <table:table-cell table:formula="of:=IF([.P249]&gt;[.P$177];[.P249];&quot;&quot;)">
            <text:p/>
          </table:table-cell>
          <table:table-cell table:formula="of:=IF([.Q249]&gt;[.Q$177];[.Q249];&quot;&quot;)">
            <text:p/>
          </table:table-cell>
          <table:table-cell table:formula="of:=IF([.R249]&gt;[.R$177];[.R249];&quot;&quot;)">
            <text:p/>
          </table:table-cell>
          <table:table-cell table:formula="of:=IF([.S249]&gt;[.S$177];[.S249];&quot;&quot;)">
            <text:p/>
          </table:table-cell>
          <table:table-cell table:formula="of:=IF([.T249]&gt;[.T$177];[.T249];&quot;&quot;)">
            <text:p/>
          </table:table-cell>
          <table:table-cell table:formula="of:=IF([.U249]&gt;[.U$177];[.U249];&quot;&quot;)">
            <text:p/>
          </table:table-cell>
          <table:table-cell table:formula="of:=IF([.V249]&gt;[.V$177];[.V24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0]&gt;[.B$177];[.B250];&quot;&quot;)">
            <text:p/>
          </table:table-cell>
          <table:table-cell table:formula="of:=IF([.C250]&gt;[.C$177];[.C250];&quot;&quot;)">
            <text:p/>
          </table:table-cell>
          <table:table-cell table:formula="of:=IF([.D250]&gt;[.D$177];[.D250];&quot;&quot;)">
            <text:p/>
          </table:table-cell>
          <table:table-cell table:formula="of:=IF([.E250]&gt;[.E$177];[.E250];&quot;&quot;)">
            <text:p/>
          </table:table-cell>
          <table:table-cell table:formula="of:=IF([.F250]&gt;[.F$177];[.F250];&quot;&quot;)">
            <text:p/>
          </table:table-cell>
          <table:table-cell table:formula="of:=IF([.G250]&gt;[.G$177];[.G250];&quot;&quot;)">
            <text:p/>
          </table:table-cell>
          <table:table-cell table:formula="of:=IF([.H250]&gt;[.H$177];[.H250];&quot;&quot;)">
            <text:p/>
          </table:table-cell>
          <table:table-cell table:formula="of:=IF([.I250]&gt;[.I$177];[.I250];&quot;&quot;)">
            <text:p/>
          </table:table-cell>
          <table:table-cell table:formula="of:=IF([.J250]&gt;[.J$177];[.J250];&quot;&quot;)">
            <text:p/>
          </table:table-cell>
          <table:table-cell table:formula="of:=IF([.K250]&gt;[.K$177];[.K250];&quot;&quot;)">
            <text:p/>
          </table:table-cell>
          <table:table-cell table:formula="of:=IF([.L250]&gt;[.L$177];[.L250];&quot;&quot;)">
            <text:p/>
          </table:table-cell>
          <table:table-cell table:formula="of:=IF([.M250]&gt;[.M$177];[.M250];&quot;&quot;)">
            <text:p/>
          </table:table-cell>
          <table:table-cell table:formula="of:=IF([.N250]&gt;[.N$177];[.N250];&quot;&quot;)">
            <text:p/>
          </table:table-cell>
          <table:table-cell table:formula="of:=IF([.O250]&gt;[.O$177];[.O250];&quot;&quot;)">
            <text:p/>
          </table:table-cell>
          <table:table-cell table:formula="of:=IF([.P250]&gt;[.P$177];[.P250];&quot;&quot;)">
            <text:p/>
          </table:table-cell>
          <table:table-cell table:formula="of:=IF([.Q250]&gt;[.Q$177];[.Q250];&quot;&quot;)">
            <text:p/>
          </table:table-cell>
          <table:table-cell table:formula="of:=IF([.R250]&gt;[.R$177];[.R250];&quot;&quot;)">
            <text:p/>
          </table:table-cell>
          <table:table-cell table:formula="of:=IF([.S250]&gt;[.S$177];[.S250];&quot;&quot;)">
            <text:p/>
          </table:table-cell>
          <table:table-cell table:formula="of:=IF([.T250]&gt;[.T$177];[.T250];&quot;&quot;)">
            <text:p/>
          </table:table-cell>
          <table:table-cell table:formula="of:=IF([.U250]&gt;[.U$177];[.U250];&quot;&quot;)">
            <text:p/>
          </table:table-cell>
          <table:table-cell table:formula="of:=IF([.V250]&gt;[.V$177];[.V25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1]&gt;[.B$177];[.B251];&quot;&quot;)">
            <text:p/>
          </table:table-cell>
          <table:table-cell table:formula="of:=IF([.C251]&gt;[.C$177];[.C251];&quot;&quot;)">
            <text:p/>
          </table:table-cell>
          <table:table-cell table:formula="of:=IF([.D251]&gt;[.D$177];[.D251];&quot;&quot;)">
            <text:p/>
          </table:table-cell>
          <table:table-cell table:formula="of:=IF([.E251]&gt;[.E$177];[.E251];&quot;&quot;)">
            <text:p/>
          </table:table-cell>
          <table:table-cell table:formula="of:=IF([.F251]&gt;[.F$177];[.F251];&quot;&quot;)">
            <text:p/>
          </table:table-cell>
          <table:table-cell table:formula="of:=IF([.G251]&gt;[.G$177];[.G251];&quot;&quot;)">
            <text:p/>
          </table:table-cell>
          <table:table-cell table:formula="of:=IF([.H251]&gt;[.H$177];[.H251];&quot;&quot;)">
            <text:p/>
          </table:table-cell>
          <table:table-cell table:formula="of:=IF([.I251]&gt;[.I$177];[.I251];&quot;&quot;)">
            <text:p/>
          </table:table-cell>
          <table:table-cell table:formula="of:=IF([.J251]&gt;[.J$177];[.J251];&quot;&quot;)">
            <text:p/>
          </table:table-cell>
          <table:table-cell table:formula="of:=IF([.K251]&gt;[.K$177];[.K251];&quot;&quot;)">
            <text:p/>
          </table:table-cell>
          <table:table-cell table:formula="of:=IF([.L251]&gt;[.L$177];[.L251];&quot;&quot;)">
            <text:p/>
          </table:table-cell>
          <table:table-cell table:formula="of:=IF([.M251]&gt;[.M$177];[.M251];&quot;&quot;)">
            <text:p/>
          </table:table-cell>
          <table:table-cell table:formula="of:=IF([.N251]&gt;[.N$177];[.N251];&quot;&quot;)">
            <text:p/>
          </table:table-cell>
          <table:table-cell table:formula="of:=IF([.O251]&gt;[.O$177];[.O251];&quot;&quot;)">
            <text:p/>
          </table:table-cell>
          <table:table-cell table:formula="of:=IF([.P251]&gt;[.P$177];[.P251];&quot;&quot;)">
            <text:p/>
          </table:table-cell>
          <table:table-cell table:formula="of:=IF([.Q251]&gt;[.Q$177];[.Q251];&quot;&quot;)">
            <text:p/>
          </table:table-cell>
          <table:table-cell table:formula="of:=IF([.R251]&gt;[.R$177];[.R251];&quot;&quot;)">
            <text:p/>
          </table:table-cell>
          <table:table-cell table:formula="of:=IF([.S251]&gt;[.S$177];[.S251];&quot;&quot;)">
            <text:p/>
          </table:table-cell>
          <table:table-cell table:formula="of:=IF([.T251]&gt;[.T$177];[.T251];&quot;&quot;)">
            <text:p/>
          </table:table-cell>
          <table:table-cell table:formula="of:=IF([.U251]&gt;[.U$177];[.U251];&quot;&quot;)">
            <text:p/>
          </table:table-cell>
          <table:table-cell table:formula="of:=IF([.V251]&gt;[.V$177];[.V25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2]&gt;[.B$177];[.B252];&quot;&quot;)">
            <text:p/>
          </table:table-cell>
          <table:table-cell table:formula="of:=IF([.C252]&gt;[.C$177];[.C252];&quot;&quot;)">
            <text:p/>
          </table:table-cell>
          <table:table-cell table:formula="of:=IF([.D252]&gt;[.D$177];[.D252];&quot;&quot;)">
            <text:p/>
          </table:table-cell>
          <table:table-cell table:formula="of:=IF([.E252]&gt;[.E$177];[.E252];&quot;&quot;)">
            <text:p/>
          </table:table-cell>
          <table:table-cell table:formula="of:=IF([.F252]&gt;[.F$177];[.F252];&quot;&quot;)">
            <text:p/>
          </table:table-cell>
          <table:table-cell table:formula="of:=IF([.G252]&gt;[.G$177];[.G252];&quot;&quot;)">
            <text:p/>
          </table:table-cell>
          <table:table-cell table:formula="of:=IF([.H252]&gt;[.H$177];[.H252];&quot;&quot;)">
            <text:p/>
          </table:table-cell>
          <table:table-cell table:formula="of:=IF([.I252]&gt;[.I$177];[.I252];&quot;&quot;)">
            <text:p/>
          </table:table-cell>
          <table:table-cell table:formula="of:=IF([.J252]&gt;[.J$177];[.J252];&quot;&quot;)">
            <text:p/>
          </table:table-cell>
          <table:table-cell table:formula="of:=IF([.K252]&gt;[.K$177];[.K252];&quot;&quot;)">
            <text:p/>
          </table:table-cell>
          <table:table-cell table:formula="of:=IF([.L252]&gt;[.L$177];[.L252];&quot;&quot;)">
            <text:p/>
          </table:table-cell>
          <table:table-cell table:formula="of:=IF([.M252]&gt;[.M$177];[.M252];&quot;&quot;)">
            <text:p/>
          </table:table-cell>
          <table:table-cell table:formula="of:=IF([.N252]&gt;[.N$177];[.N252];&quot;&quot;)">
            <text:p/>
          </table:table-cell>
          <table:table-cell table:formula="of:=IF([.O252]&gt;[.O$177];[.O252];&quot;&quot;)">
            <text:p/>
          </table:table-cell>
          <table:table-cell table:formula="of:=IF([.P252]&gt;[.P$177];[.P252];&quot;&quot;)">
            <text:p/>
          </table:table-cell>
          <table:table-cell table:formula="of:=IF([.Q252]&gt;[.Q$177];[.Q252];&quot;&quot;)">
            <text:p/>
          </table:table-cell>
          <table:table-cell table:formula="of:=IF([.R252]&gt;[.R$177];[.R252];&quot;&quot;)">
            <text:p/>
          </table:table-cell>
          <table:table-cell table:formula="of:=IF([.S252]&gt;[.S$177];[.S252];&quot;&quot;)">
            <text:p/>
          </table:table-cell>
          <table:table-cell table:formula="of:=IF([.T252]&gt;[.T$177];[.T252];&quot;&quot;)">
            <text:p/>
          </table:table-cell>
          <table:table-cell table:formula="of:=IF([.U252]&gt;[.U$177];[.U252];&quot;&quot;)">
            <text:p/>
          </table:table-cell>
          <table:table-cell table:formula="of:=IF([.V252]&gt;[.V$177];[.V25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3]&gt;[.B$177];[.B253];&quot;&quot;)">
            <text:p/>
          </table:table-cell>
          <table:table-cell table:formula="of:=IF([.C253]&gt;[.C$177];[.C253];&quot;&quot;)">
            <text:p/>
          </table:table-cell>
          <table:table-cell table:formula="of:=IF([.D253]&gt;[.D$177];[.D253];&quot;&quot;)">
            <text:p/>
          </table:table-cell>
          <table:table-cell table:formula="of:=IF([.E253]&gt;[.E$177];[.E253];&quot;&quot;)">
            <text:p/>
          </table:table-cell>
          <table:table-cell table:formula="of:=IF([.F253]&gt;[.F$177];[.F253];&quot;&quot;)">
            <text:p/>
          </table:table-cell>
          <table:table-cell table:formula="of:=IF([.G253]&gt;[.G$177];[.G253];&quot;&quot;)">
            <text:p/>
          </table:table-cell>
          <table:table-cell table:formula="of:=IF([.H253]&gt;[.H$177];[.H253];&quot;&quot;)">
            <text:p/>
          </table:table-cell>
          <table:table-cell table:formula="of:=IF([.I253]&gt;[.I$177];[.I253];&quot;&quot;)">
            <text:p/>
          </table:table-cell>
          <table:table-cell table:formula="of:=IF([.J253]&gt;[.J$177];[.J253];&quot;&quot;)">
            <text:p/>
          </table:table-cell>
          <table:table-cell table:formula="of:=IF([.K253]&gt;[.K$177];[.K253];&quot;&quot;)">
            <text:p/>
          </table:table-cell>
          <table:table-cell table:formula="of:=IF([.L253]&gt;[.L$177];[.L253];&quot;&quot;)">
            <text:p/>
          </table:table-cell>
          <table:table-cell table:formula="of:=IF([.M253]&gt;[.M$177];[.M253];&quot;&quot;)">
            <text:p/>
          </table:table-cell>
          <table:table-cell table:formula="of:=IF([.N253]&gt;[.N$177];[.N253];&quot;&quot;)">
            <text:p/>
          </table:table-cell>
          <table:table-cell table:formula="of:=IF([.O253]&gt;[.O$177];[.O253];&quot;&quot;)">
            <text:p/>
          </table:table-cell>
          <table:table-cell table:formula="of:=IF([.P253]&gt;[.P$177];[.P253];&quot;&quot;)">
            <text:p/>
          </table:table-cell>
          <table:table-cell table:formula="of:=IF([.Q253]&gt;[.Q$177];[.Q253];&quot;&quot;)">
            <text:p/>
          </table:table-cell>
          <table:table-cell table:formula="of:=IF([.R253]&gt;[.R$177];[.R253];&quot;&quot;)">
            <text:p/>
          </table:table-cell>
          <table:table-cell table:formula="of:=IF([.S253]&gt;[.S$177];[.S253];&quot;&quot;)">
            <text:p/>
          </table:table-cell>
          <table:table-cell table:formula="of:=IF([.T253]&gt;[.T$177];[.T253];&quot;&quot;)">
            <text:p/>
          </table:table-cell>
          <table:table-cell table:formula="of:=IF([.U253]&gt;[.U$177];[.U253];&quot;&quot;)">
            <text:p/>
          </table:table-cell>
          <table:table-cell table:formula="of:=IF([.V253]&gt;[.V$177];[.V25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4]&gt;[.B$177];[.B254];&quot;&quot;)">
            <text:p/>
          </table:table-cell>
          <table:table-cell table:formula="of:=IF([.C254]&gt;[.C$177];[.C254];&quot;&quot;)">
            <text:p/>
          </table:table-cell>
          <table:table-cell table:formula="of:=IF([.D254]&gt;[.D$177];[.D254];&quot;&quot;)">
            <text:p/>
          </table:table-cell>
          <table:table-cell table:formula="of:=IF([.E254]&gt;[.E$177];[.E254];&quot;&quot;)">
            <text:p/>
          </table:table-cell>
          <table:table-cell table:formula="of:=IF([.F254]&gt;[.F$177];[.F254];&quot;&quot;)">
            <text:p/>
          </table:table-cell>
          <table:table-cell table:formula="of:=IF([.G254]&gt;[.G$177];[.G254];&quot;&quot;)">
            <text:p/>
          </table:table-cell>
          <table:table-cell table:formula="of:=IF([.H254]&gt;[.H$177];[.H254];&quot;&quot;)">
            <text:p/>
          </table:table-cell>
          <table:table-cell table:formula="of:=IF([.I254]&gt;[.I$177];[.I254];&quot;&quot;)">
            <text:p/>
          </table:table-cell>
          <table:table-cell table:formula="of:=IF([.J254]&gt;[.J$177];[.J254];&quot;&quot;)">
            <text:p/>
          </table:table-cell>
          <table:table-cell table:formula="of:=IF([.K254]&gt;[.K$177];[.K254];&quot;&quot;)">
            <text:p/>
          </table:table-cell>
          <table:table-cell table:formula="of:=IF([.L254]&gt;[.L$177];[.L254];&quot;&quot;)">
            <text:p/>
          </table:table-cell>
          <table:table-cell table:formula="of:=IF([.M254]&gt;[.M$177];[.M254];&quot;&quot;)">
            <text:p/>
          </table:table-cell>
          <table:table-cell table:formula="of:=IF([.N254]&gt;[.N$177];[.N254];&quot;&quot;)">
            <text:p/>
          </table:table-cell>
          <table:table-cell table:formula="of:=IF([.O254]&gt;[.O$177];[.O254];&quot;&quot;)">
            <text:p/>
          </table:table-cell>
          <table:table-cell table:formula="of:=IF([.P254]&gt;[.P$177];[.P254];&quot;&quot;)">
            <text:p/>
          </table:table-cell>
          <table:table-cell table:formula="of:=IF([.Q254]&gt;[.Q$177];[.Q254];&quot;&quot;)">
            <text:p/>
          </table:table-cell>
          <table:table-cell table:formula="of:=IF([.R254]&gt;[.R$177];[.R254];&quot;&quot;)">
            <text:p/>
          </table:table-cell>
          <table:table-cell table:formula="of:=IF([.S254]&gt;[.S$177];[.S254];&quot;&quot;)">
            <text:p/>
          </table:table-cell>
          <table:table-cell table:formula="of:=IF([.T254]&gt;[.T$177];[.T254];&quot;&quot;)">
            <text:p/>
          </table:table-cell>
          <table:table-cell table:formula="of:=IF([.U254]&gt;[.U$177];[.U254];&quot;&quot;)">
            <text:p/>
          </table:table-cell>
          <table:table-cell table:formula="of:=IF([.V254]&gt;[.V$177];[.V25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5]&gt;[.B$177];[.B255];&quot;&quot;)">
            <text:p/>
          </table:table-cell>
          <table:table-cell table:formula="of:=IF([.C255]&gt;[.C$177];[.C255];&quot;&quot;)">
            <text:p/>
          </table:table-cell>
          <table:table-cell table:formula="of:=IF([.D255]&gt;[.D$177];[.D255];&quot;&quot;)">
            <text:p/>
          </table:table-cell>
          <table:table-cell table:formula="of:=IF([.E255]&gt;[.E$177];[.E255];&quot;&quot;)">
            <text:p/>
          </table:table-cell>
          <table:table-cell table:formula="of:=IF([.F255]&gt;[.F$177];[.F255];&quot;&quot;)">
            <text:p/>
          </table:table-cell>
          <table:table-cell table:formula="of:=IF([.G255]&gt;[.G$177];[.G255];&quot;&quot;)">
            <text:p/>
          </table:table-cell>
          <table:table-cell table:formula="of:=IF([.H255]&gt;[.H$177];[.H255];&quot;&quot;)">
            <text:p/>
          </table:table-cell>
          <table:table-cell table:formula="of:=IF([.I255]&gt;[.I$177];[.I255];&quot;&quot;)">
            <text:p/>
          </table:table-cell>
          <table:table-cell table:formula="of:=IF([.J255]&gt;[.J$177];[.J255];&quot;&quot;)">
            <text:p/>
          </table:table-cell>
          <table:table-cell table:formula="of:=IF([.K255]&gt;[.K$177];[.K255];&quot;&quot;)">
            <text:p/>
          </table:table-cell>
          <table:table-cell table:formula="of:=IF([.L255]&gt;[.L$177];[.L255];&quot;&quot;)">
            <text:p/>
          </table:table-cell>
          <table:table-cell table:formula="of:=IF([.M255]&gt;[.M$177];[.M255];&quot;&quot;)">
            <text:p/>
          </table:table-cell>
          <table:table-cell table:formula="of:=IF([.N255]&gt;[.N$177];[.N255];&quot;&quot;)">
            <text:p/>
          </table:table-cell>
          <table:table-cell table:formula="of:=IF([.O255]&gt;[.O$177];[.O255];&quot;&quot;)">
            <text:p/>
          </table:table-cell>
          <table:table-cell table:formula="of:=IF([.P255]&gt;[.P$177];[.P255];&quot;&quot;)">
            <text:p/>
          </table:table-cell>
          <table:table-cell table:formula="of:=IF([.Q255]&gt;[.Q$177];[.Q255];&quot;&quot;)">
            <text:p/>
          </table:table-cell>
          <table:table-cell table:formula="of:=IF([.R255]&gt;[.R$177];[.R255];&quot;&quot;)">
            <text:p/>
          </table:table-cell>
          <table:table-cell table:formula="of:=IF([.S255]&gt;[.S$177];[.S255];&quot;&quot;)">
            <text:p/>
          </table:table-cell>
          <table:table-cell table:formula="of:=IF([.T255]&gt;[.T$177];[.T255];&quot;&quot;)">
            <text:p/>
          </table:table-cell>
          <table:table-cell table:formula="of:=IF([.U255]&gt;[.U$177];[.U255];&quot;&quot;)">
            <text:p/>
          </table:table-cell>
          <table:table-cell table:formula="of:=IF([.V255]&gt;[.V$177];[.V25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6]&gt;[.B$177];[.B256];&quot;&quot;)">
            <text:p/>
          </table:table-cell>
          <table:table-cell table:formula="of:=IF([.C256]&gt;[.C$177];[.C256];&quot;&quot;)">
            <text:p/>
          </table:table-cell>
          <table:table-cell table:formula="of:=IF([.D256]&gt;[.D$177];[.D256];&quot;&quot;)">
            <text:p/>
          </table:table-cell>
          <table:table-cell table:formula="of:=IF([.E256]&gt;[.E$177];[.E256];&quot;&quot;)">
            <text:p/>
          </table:table-cell>
          <table:table-cell table:formula="of:=IF([.F256]&gt;[.F$177];[.F256];&quot;&quot;)">
            <text:p/>
          </table:table-cell>
          <table:table-cell table:formula="of:=IF([.G256]&gt;[.G$177];[.G256];&quot;&quot;)">
            <text:p/>
          </table:table-cell>
          <table:table-cell table:formula="of:=IF([.H256]&gt;[.H$177];[.H256];&quot;&quot;)">
            <text:p/>
          </table:table-cell>
          <table:table-cell table:formula="of:=IF([.I256]&gt;[.I$177];[.I256];&quot;&quot;)">
            <text:p/>
          </table:table-cell>
          <table:table-cell table:formula="of:=IF([.J256]&gt;[.J$177];[.J256];&quot;&quot;)">
            <text:p/>
          </table:table-cell>
          <table:table-cell table:formula="of:=IF([.K256]&gt;[.K$177];[.K256];&quot;&quot;)">
            <text:p/>
          </table:table-cell>
          <table:table-cell table:formula="of:=IF([.L256]&gt;[.L$177];[.L256];&quot;&quot;)">
            <text:p/>
          </table:table-cell>
          <table:table-cell table:formula="of:=IF([.M256]&gt;[.M$177];[.M256];&quot;&quot;)">
            <text:p/>
          </table:table-cell>
          <table:table-cell table:formula="of:=IF([.N256]&gt;[.N$177];[.N256];&quot;&quot;)">
            <text:p/>
          </table:table-cell>
          <table:table-cell table:formula="of:=IF([.O256]&gt;[.O$177];[.O256];&quot;&quot;)">
            <text:p/>
          </table:table-cell>
          <table:table-cell table:formula="of:=IF([.P256]&gt;[.P$177];[.P256];&quot;&quot;)">
            <text:p/>
          </table:table-cell>
          <table:table-cell table:formula="of:=IF([.Q256]&gt;[.Q$177];[.Q256];&quot;&quot;)">
            <text:p/>
          </table:table-cell>
          <table:table-cell table:formula="of:=IF([.R256]&gt;[.R$177];[.R256];&quot;&quot;)">
            <text:p/>
          </table:table-cell>
          <table:table-cell table:formula="of:=IF([.S256]&gt;[.S$177];[.S256];&quot;&quot;)">
            <text:p/>
          </table:table-cell>
          <table:table-cell table:formula="of:=IF([.T256]&gt;[.T$177];[.T256];&quot;&quot;)">
            <text:p/>
          </table:table-cell>
          <table:table-cell table:formula="of:=IF([.U256]&gt;[.U$177];[.U256];&quot;&quot;)">
            <text:p/>
          </table:table-cell>
          <table:table-cell table:formula="of:=IF([.V256]&gt;[.V$177];[.V25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7]&gt;[.B$177];[.B257];&quot;&quot;)">
            <text:p/>
          </table:table-cell>
          <table:table-cell table:formula="of:=IF([.C257]&gt;[.C$177];[.C257];&quot;&quot;)">
            <text:p/>
          </table:table-cell>
          <table:table-cell table:formula="of:=IF([.D257]&gt;[.D$177];[.D257];&quot;&quot;)">
            <text:p/>
          </table:table-cell>
          <table:table-cell table:formula="of:=IF([.E257]&gt;[.E$177];[.E257];&quot;&quot;)">
            <text:p/>
          </table:table-cell>
          <table:table-cell table:formula="of:=IF([.F257]&gt;[.F$177];[.F257];&quot;&quot;)">
            <text:p/>
          </table:table-cell>
          <table:table-cell table:formula="of:=IF([.G257]&gt;[.G$177];[.G257];&quot;&quot;)">
            <text:p/>
          </table:table-cell>
          <table:table-cell table:formula="of:=IF([.H257]&gt;[.H$177];[.H257];&quot;&quot;)">
            <text:p/>
          </table:table-cell>
          <table:table-cell table:formula="of:=IF([.I257]&gt;[.I$177];[.I257];&quot;&quot;)">
            <text:p/>
          </table:table-cell>
          <table:table-cell table:formula="of:=IF([.J257]&gt;[.J$177];[.J257];&quot;&quot;)">
            <text:p/>
          </table:table-cell>
          <table:table-cell table:formula="of:=IF([.K257]&gt;[.K$177];[.K257];&quot;&quot;)">
            <text:p/>
          </table:table-cell>
          <table:table-cell table:formula="of:=IF([.L257]&gt;[.L$177];[.L257];&quot;&quot;)">
            <text:p/>
          </table:table-cell>
          <table:table-cell table:formula="of:=IF([.M257]&gt;[.M$177];[.M257];&quot;&quot;)">
            <text:p/>
          </table:table-cell>
          <table:table-cell table:formula="of:=IF([.N257]&gt;[.N$177];[.N257];&quot;&quot;)">
            <text:p/>
          </table:table-cell>
          <table:table-cell table:formula="of:=IF([.O257]&gt;[.O$177];[.O257];&quot;&quot;)">
            <text:p/>
          </table:table-cell>
          <table:table-cell table:formula="of:=IF([.P257]&gt;[.P$177];[.P257];&quot;&quot;)">
            <text:p/>
          </table:table-cell>
          <table:table-cell table:formula="of:=IF([.Q257]&gt;[.Q$177];[.Q257];&quot;&quot;)">
            <text:p/>
          </table:table-cell>
          <table:table-cell table:formula="of:=IF([.R257]&gt;[.R$177];[.R257];&quot;&quot;)">
            <text:p/>
          </table:table-cell>
          <table:table-cell table:formula="of:=IF([.S257]&gt;[.S$177];[.S257];&quot;&quot;)">
            <text:p/>
          </table:table-cell>
          <table:table-cell table:formula="of:=IF([.T257]&gt;[.T$177];[.T257];&quot;&quot;)">
            <text:p/>
          </table:table-cell>
          <table:table-cell table:formula="of:=IF([.U257]&gt;[.U$177];[.U257];&quot;&quot;)">
            <text:p/>
          </table:table-cell>
          <table:table-cell table:formula="of:=IF([.V257]&gt;[.V$177];[.V25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8]&gt;[.B$177];[.B258];&quot;&quot;)">
            <text:p/>
          </table:table-cell>
          <table:table-cell table:formula="of:=IF([.C258]&gt;[.C$177];[.C258];&quot;&quot;)">
            <text:p/>
          </table:table-cell>
          <table:table-cell table:formula="of:=IF([.D258]&gt;[.D$177];[.D258];&quot;&quot;)">
            <text:p/>
          </table:table-cell>
          <table:table-cell table:formula="of:=IF([.E258]&gt;[.E$177];[.E258];&quot;&quot;)">
            <text:p/>
          </table:table-cell>
          <table:table-cell table:formula="of:=IF([.F258]&gt;[.F$177];[.F258];&quot;&quot;)">
            <text:p/>
          </table:table-cell>
          <table:table-cell table:formula="of:=IF([.G258]&gt;[.G$177];[.G258];&quot;&quot;)">
            <text:p/>
          </table:table-cell>
          <table:table-cell table:formula="of:=IF([.H258]&gt;[.H$177];[.H258];&quot;&quot;)">
            <text:p/>
          </table:table-cell>
          <table:table-cell table:formula="of:=IF([.I258]&gt;[.I$177];[.I258];&quot;&quot;)">
            <text:p/>
          </table:table-cell>
          <table:table-cell table:formula="of:=IF([.J258]&gt;[.J$177];[.J258];&quot;&quot;)">
            <text:p/>
          </table:table-cell>
          <table:table-cell table:formula="of:=IF([.K258]&gt;[.K$177];[.K258];&quot;&quot;)">
            <text:p/>
          </table:table-cell>
          <table:table-cell table:formula="of:=IF([.L258]&gt;[.L$177];[.L258];&quot;&quot;)">
            <text:p/>
          </table:table-cell>
          <table:table-cell table:formula="of:=IF([.M258]&gt;[.M$177];[.M258];&quot;&quot;)">
            <text:p/>
          </table:table-cell>
          <table:table-cell table:formula="of:=IF([.N258]&gt;[.N$177];[.N258];&quot;&quot;)">
            <text:p/>
          </table:table-cell>
          <table:table-cell table:formula="of:=IF([.O258]&gt;[.O$177];[.O258];&quot;&quot;)">
            <text:p/>
          </table:table-cell>
          <table:table-cell table:formula="of:=IF([.P258]&gt;[.P$177];[.P258];&quot;&quot;)">
            <text:p/>
          </table:table-cell>
          <table:table-cell table:formula="of:=IF([.Q258]&gt;[.Q$177];[.Q258];&quot;&quot;)">
            <text:p/>
          </table:table-cell>
          <table:table-cell table:formula="of:=IF([.R258]&gt;[.R$177];[.R258];&quot;&quot;)">
            <text:p/>
          </table:table-cell>
          <table:table-cell table:formula="of:=IF([.S258]&gt;[.S$177];[.S258];&quot;&quot;)">
            <text:p/>
          </table:table-cell>
          <table:table-cell table:formula="of:=IF([.T258]&gt;[.T$177];[.T258];&quot;&quot;)">
            <text:p/>
          </table:table-cell>
          <table:table-cell table:formula="of:=IF([.U258]&gt;[.U$177];[.U258];&quot;&quot;)">
            <text:p/>
          </table:table-cell>
          <table:table-cell table:formula="of:=IF([.V258]&gt;[.V$177];[.V25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59]&gt;[.B$177];[.B259];&quot;&quot;)">
            <text:p/>
          </table:table-cell>
          <table:table-cell table:formula="of:=IF([.C259]&gt;[.C$177];[.C259];&quot;&quot;)">
            <text:p/>
          </table:table-cell>
          <table:table-cell table:formula="of:=IF([.D259]&gt;[.D$177];[.D259];&quot;&quot;)">
            <text:p/>
          </table:table-cell>
          <table:table-cell table:formula="of:=IF([.E259]&gt;[.E$177];[.E259];&quot;&quot;)">
            <text:p/>
          </table:table-cell>
          <table:table-cell table:formula="of:=IF([.F259]&gt;[.F$177];[.F259];&quot;&quot;)">
            <text:p/>
          </table:table-cell>
          <table:table-cell table:formula="of:=IF([.G259]&gt;[.G$177];[.G259];&quot;&quot;)">
            <text:p/>
          </table:table-cell>
          <table:table-cell table:formula="of:=IF([.H259]&gt;[.H$177];[.H259];&quot;&quot;)">
            <text:p/>
          </table:table-cell>
          <table:table-cell table:formula="of:=IF([.I259]&gt;[.I$177];[.I259];&quot;&quot;)">
            <text:p/>
          </table:table-cell>
          <table:table-cell table:formula="of:=IF([.J259]&gt;[.J$177];[.J259];&quot;&quot;)">
            <text:p/>
          </table:table-cell>
          <table:table-cell table:formula="of:=IF([.K259]&gt;[.K$177];[.K259];&quot;&quot;)">
            <text:p/>
          </table:table-cell>
          <table:table-cell table:formula="of:=IF([.L259]&gt;[.L$177];[.L259];&quot;&quot;)">
            <text:p/>
          </table:table-cell>
          <table:table-cell table:formula="of:=IF([.M259]&gt;[.M$177];[.M259];&quot;&quot;)">
            <text:p/>
          </table:table-cell>
          <table:table-cell table:formula="of:=IF([.N259]&gt;[.N$177];[.N259];&quot;&quot;)">
            <text:p/>
          </table:table-cell>
          <table:table-cell table:formula="of:=IF([.O259]&gt;[.O$177];[.O259];&quot;&quot;)">
            <text:p/>
          </table:table-cell>
          <table:table-cell table:formula="of:=IF([.P259]&gt;[.P$177];[.P259];&quot;&quot;)">
            <text:p/>
          </table:table-cell>
          <table:table-cell table:formula="of:=IF([.Q259]&gt;[.Q$177];[.Q259];&quot;&quot;)">
            <text:p/>
          </table:table-cell>
          <table:table-cell table:formula="of:=IF([.R259]&gt;[.R$177];[.R259];&quot;&quot;)">
            <text:p/>
          </table:table-cell>
          <table:table-cell table:formula="of:=IF([.S259]&gt;[.S$177];[.S259];&quot;&quot;)">
            <text:p/>
          </table:table-cell>
          <table:table-cell table:formula="of:=IF([.T259]&gt;[.T$177];[.T259];&quot;&quot;)">
            <text:p/>
          </table:table-cell>
          <table:table-cell table:formula="of:=IF([.U259]&gt;[.U$177];[.U259];&quot;&quot;)">
            <text:p/>
          </table:table-cell>
          <table:table-cell table:formula="of:=IF([.V259]&gt;[.V$177];[.V25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0]&gt;[.B$177];[.B260];&quot;&quot;)">
            <text:p/>
          </table:table-cell>
          <table:table-cell table:formula="of:=IF([.C260]&gt;[.C$177];[.C260];&quot;&quot;)">
            <text:p/>
          </table:table-cell>
          <table:table-cell table:formula="of:=IF([.D260]&gt;[.D$177];[.D260];&quot;&quot;)">
            <text:p/>
          </table:table-cell>
          <table:table-cell table:formula="of:=IF([.E260]&gt;[.E$177];[.E260];&quot;&quot;)">
            <text:p/>
          </table:table-cell>
          <table:table-cell table:formula="of:=IF([.F260]&gt;[.F$177];[.F260];&quot;&quot;)">
            <text:p/>
          </table:table-cell>
          <table:table-cell table:formula="of:=IF([.G260]&gt;[.G$177];[.G260];&quot;&quot;)">
            <text:p/>
          </table:table-cell>
          <table:table-cell table:formula="of:=IF([.H260]&gt;[.H$177];[.H260];&quot;&quot;)">
            <text:p/>
          </table:table-cell>
          <table:table-cell table:formula="of:=IF([.I260]&gt;[.I$177];[.I260];&quot;&quot;)">
            <text:p/>
          </table:table-cell>
          <table:table-cell table:formula="of:=IF([.J260]&gt;[.J$177];[.J260];&quot;&quot;)">
            <text:p/>
          </table:table-cell>
          <table:table-cell table:formula="of:=IF([.K260]&gt;[.K$177];[.K260];&quot;&quot;)">
            <text:p/>
          </table:table-cell>
          <table:table-cell table:formula="of:=IF([.L260]&gt;[.L$177];[.L260];&quot;&quot;)">
            <text:p/>
          </table:table-cell>
          <table:table-cell table:formula="of:=IF([.M260]&gt;[.M$177];[.M260];&quot;&quot;)">
            <text:p/>
          </table:table-cell>
          <table:table-cell table:formula="of:=IF([.N260]&gt;[.N$177];[.N260];&quot;&quot;)">
            <text:p/>
          </table:table-cell>
          <table:table-cell table:formula="of:=IF([.O260]&gt;[.O$177];[.O260];&quot;&quot;)">
            <text:p/>
          </table:table-cell>
          <table:table-cell table:formula="of:=IF([.P260]&gt;[.P$177];[.P260];&quot;&quot;)">
            <text:p/>
          </table:table-cell>
          <table:table-cell table:formula="of:=IF([.Q260]&gt;[.Q$177];[.Q260];&quot;&quot;)">
            <text:p/>
          </table:table-cell>
          <table:table-cell table:formula="of:=IF([.R260]&gt;[.R$177];[.R260];&quot;&quot;)">
            <text:p/>
          </table:table-cell>
          <table:table-cell table:formula="of:=IF([.S260]&gt;[.S$177];[.S260];&quot;&quot;)">
            <text:p/>
          </table:table-cell>
          <table:table-cell table:formula="of:=IF([.T260]&gt;[.T$177];[.T260];&quot;&quot;)">
            <text:p/>
          </table:table-cell>
          <table:table-cell table:formula="of:=IF([.U260]&gt;[.U$177];[.U260];&quot;&quot;)">
            <text:p/>
          </table:table-cell>
          <table:table-cell table:formula="of:=IF([.V260]&gt;[.V$177];[.V26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1]&gt;[.B$177];[.B261];&quot;&quot;)">
            <text:p/>
          </table:table-cell>
          <table:table-cell table:formula="of:=IF([.C261]&gt;[.C$177];[.C261];&quot;&quot;)">
            <text:p/>
          </table:table-cell>
          <table:table-cell table:formula="of:=IF([.D261]&gt;[.D$177];[.D261];&quot;&quot;)">
            <text:p/>
          </table:table-cell>
          <table:table-cell table:formula="of:=IF([.E261]&gt;[.E$177];[.E261];&quot;&quot;)">
            <text:p/>
          </table:table-cell>
          <table:table-cell table:formula="of:=IF([.F261]&gt;[.F$177];[.F261];&quot;&quot;)">
            <text:p/>
          </table:table-cell>
          <table:table-cell table:formula="of:=IF([.G261]&gt;[.G$177];[.G261];&quot;&quot;)">
            <text:p/>
          </table:table-cell>
          <table:table-cell table:formula="of:=IF([.H261]&gt;[.H$177];[.H261];&quot;&quot;)">
            <text:p/>
          </table:table-cell>
          <table:table-cell table:formula="of:=IF([.I261]&gt;[.I$177];[.I261];&quot;&quot;)">
            <text:p/>
          </table:table-cell>
          <table:table-cell table:formula="of:=IF([.J261]&gt;[.J$177];[.J261];&quot;&quot;)">
            <text:p/>
          </table:table-cell>
          <table:table-cell table:formula="of:=IF([.K261]&gt;[.K$177];[.K261];&quot;&quot;)">
            <text:p/>
          </table:table-cell>
          <table:table-cell table:formula="of:=IF([.L261]&gt;[.L$177];[.L261];&quot;&quot;)">
            <text:p/>
          </table:table-cell>
          <table:table-cell table:formula="of:=IF([.M261]&gt;[.M$177];[.M261];&quot;&quot;)">
            <text:p/>
          </table:table-cell>
          <table:table-cell table:formula="of:=IF([.N261]&gt;[.N$177];[.N261];&quot;&quot;)">
            <text:p/>
          </table:table-cell>
          <table:table-cell table:formula="of:=IF([.O261]&gt;[.O$177];[.O261];&quot;&quot;)">
            <text:p/>
          </table:table-cell>
          <table:table-cell table:formula="of:=IF([.P261]&gt;[.P$177];[.P261];&quot;&quot;)">
            <text:p/>
          </table:table-cell>
          <table:table-cell table:formula="of:=IF([.Q261]&gt;[.Q$177];[.Q261];&quot;&quot;)">
            <text:p/>
          </table:table-cell>
          <table:table-cell table:formula="of:=IF([.R261]&gt;[.R$177];[.R261];&quot;&quot;)">
            <text:p/>
          </table:table-cell>
          <table:table-cell table:formula="of:=IF([.S261]&gt;[.S$177];[.S261];&quot;&quot;)">
            <text:p/>
          </table:table-cell>
          <table:table-cell table:formula="of:=IF([.T261]&gt;[.T$177];[.T261];&quot;&quot;)">
            <text:p/>
          </table:table-cell>
          <table:table-cell table:formula="of:=IF([.U261]&gt;[.U$177];[.U261];&quot;&quot;)">
            <text:p/>
          </table:table-cell>
          <table:table-cell table:formula="of:=IF([.V261]&gt;[.V$177];[.V26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2]&gt;[.B$177];[.B262];&quot;&quot;)">
            <text:p/>
          </table:table-cell>
          <table:table-cell table:formula="of:=IF([.C262]&gt;[.C$177];[.C262];&quot;&quot;)">
            <text:p/>
          </table:table-cell>
          <table:table-cell table:formula="of:=IF([.D262]&gt;[.D$177];[.D262];&quot;&quot;)">
            <text:p/>
          </table:table-cell>
          <table:table-cell table:formula="of:=IF([.E262]&gt;[.E$177];[.E262];&quot;&quot;)">
            <text:p/>
          </table:table-cell>
          <table:table-cell table:formula="of:=IF([.F262]&gt;[.F$177];[.F262];&quot;&quot;)">
            <text:p/>
          </table:table-cell>
          <table:table-cell table:formula="of:=IF([.G262]&gt;[.G$177];[.G262];&quot;&quot;)">
            <text:p/>
          </table:table-cell>
          <table:table-cell table:formula="of:=IF([.H262]&gt;[.H$177];[.H262];&quot;&quot;)">
            <text:p/>
          </table:table-cell>
          <table:table-cell table:formula="of:=IF([.I262]&gt;[.I$177];[.I262];&quot;&quot;)">
            <text:p/>
          </table:table-cell>
          <table:table-cell table:formula="of:=IF([.J262]&gt;[.J$177];[.J262];&quot;&quot;)">
            <text:p/>
          </table:table-cell>
          <table:table-cell table:formula="of:=IF([.K262]&gt;[.K$177];[.K262];&quot;&quot;)">
            <text:p/>
          </table:table-cell>
          <table:table-cell table:formula="of:=IF([.L262]&gt;[.L$177];[.L262];&quot;&quot;)">
            <text:p/>
          </table:table-cell>
          <table:table-cell table:formula="of:=IF([.M262]&gt;[.M$177];[.M262];&quot;&quot;)">
            <text:p/>
          </table:table-cell>
          <table:table-cell table:formula="of:=IF([.N262]&gt;[.N$177];[.N262];&quot;&quot;)">
            <text:p/>
          </table:table-cell>
          <table:table-cell table:formula="of:=IF([.O262]&gt;[.O$177];[.O262];&quot;&quot;)">
            <text:p/>
          </table:table-cell>
          <table:table-cell table:formula="of:=IF([.P262]&gt;[.P$177];[.P262];&quot;&quot;)">
            <text:p/>
          </table:table-cell>
          <table:table-cell table:formula="of:=IF([.Q262]&gt;[.Q$177];[.Q262];&quot;&quot;)">
            <text:p/>
          </table:table-cell>
          <table:table-cell table:formula="of:=IF([.R262]&gt;[.R$177];[.R262];&quot;&quot;)">
            <text:p/>
          </table:table-cell>
          <table:table-cell table:formula="of:=IF([.S262]&gt;[.S$177];[.S262];&quot;&quot;)">
            <text:p/>
          </table:table-cell>
          <table:table-cell table:formula="of:=IF([.T262]&gt;[.T$177];[.T262];&quot;&quot;)">
            <text:p/>
          </table:table-cell>
          <table:table-cell table:formula="of:=IF([.U262]&gt;[.U$177];[.U262];&quot;&quot;)">
            <text:p/>
          </table:table-cell>
          <table:table-cell table:formula="of:=IF([.V262]&gt;[.V$177];[.V26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3]&gt;[.B$177];[.B263];&quot;&quot;)">
            <text:p/>
          </table:table-cell>
          <table:table-cell table:formula="of:=IF([.C263]&gt;[.C$177];[.C263];&quot;&quot;)">
            <text:p/>
          </table:table-cell>
          <table:table-cell table:formula="of:=IF([.D263]&gt;[.D$177];[.D263];&quot;&quot;)">
            <text:p/>
          </table:table-cell>
          <table:table-cell table:formula="of:=IF([.E263]&gt;[.E$177];[.E263];&quot;&quot;)">
            <text:p/>
          </table:table-cell>
          <table:table-cell table:formula="of:=IF([.F263]&gt;[.F$177];[.F263];&quot;&quot;)">
            <text:p/>
          </table:table-cell>
          <table:table-cell table:formula="of:=IF([.G263]&gt;[.G$177];[.G263];&quot;&quot;)">
            <text:p/>
          </table:table-cell>
          <table:table-cell table:formula="of:=IF([.H263]&gt;[.H$177];[.H263];&quot;&quot;)">
            <text:p/>
          </table:table-cell>
          <table:table-cell table:formula="of:=IF([.I263]&gt;[.I$177];[.I263];&quot;&quot;)">
            <text:p/>
          </table:table-cell>
          <table:table-cell table:formula="of:=IF([.J263]&gt;[.J$177];[.J263];&quot;&quot;)">
            <text:p/>
          </table:table-cell>
          <table:table-cell table:formula="of:=IF([.K263]&gt;[.K$177];[.K263];&quot;&quot;)">
            <text:p/>
          </table:table-cell>
          <table:table-cell table:formula="of:=IF([.L263]&gt;[.L$177];[.L263];&quot;&quot;)">
            <text:p/>
          </table:table-cell>
          <table:table-cell table:formula="of:=IF([.M263]&gt;[.M$177];[.M263];&quot;&quot;)">
            <text:p/>
          </table:table-cell>
          <table:table-cell table:formula="of:=IF([.N263]&gt;[.N$177];[.N263];&quot;&quot;)">
            <text:p/>
          </table:table-cell>
          <table:table-cell table:formula="of:=IF([.O263]&gt;[.O$177];[.O263];&quot;&quot;)">
            <text:p/>
          </table:table-cell>
          <table:table-cell table:formula="of:=IF([.P263]&gt;[.P$177];[.P263];&quot;&quot;)">
            <text:p/>
          </table:table-cell>
          <table:table-cell table:formula="of:=IF([.Q263]&gt;[.Q$177];[.Q263];&quot;&quot;)">
            <text:p/>
          </table:table-cell>
          <table:table-cell table:formula="of:=IF([.R263]&gt;[.R$177];[.R263];&quot;&quot;)">
            <text:p/>
          </table:table-cell>
          <table:table-cell table:formula="of:=IF([.S263]&gt;[.S$177];[.S263];&quot;&quot;)">
            <text:p/>
          </table:table-cell>
          <table:table-cell table:formula="of:=IF([.T263]&gt;[.T$177];[.T263];&quot;&quot;)">
            <text:p/>
          </table:table-cell>
          <table:table-cell table:formula="of:=IF([.U263]&gt;[.U$177];[.U263];&quot;&quot;)">
            <text:p/>
          </table:table-cell>
          <table:table-cell table:formula="of:=IF([.V263]&gt;[.V$177];[.V26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4]&gt;[.B$177];[.B264];&quot;&quot;)">
            <text:p/>
          </table:table-cell>
          <table:table-cell table:formula="of:=IF([.C264]&gt;[.C$177];[.C264];&quot;&quot;)">
            <text:p/>
          </table:table-cell>
          <table:table-cell table:formula="of:=IF([.D264]&gt;[.D$177];[.D264];&quot;&quot;)">
            <text:p/>
          </table:table-cell>
          <table:table-cell table:formula="of:=IF([.E264]&gt;[.E$177];[.E264];&quot;&quot;)">
            <text:p/>
          </table:table-cell>
          <table:table-cell table:formula="of:=IF([.F264]&gt;[.F$177];[.F264];&quot;&quot;)">
            <text:p/>
          </table:table-cell>
          <table:table-cell table:formula="of:=IF([.G264]&gt;[.G$177];[.G264];&quot;&quot;)">
            <text:p/>
          </table:table-cell>
          <table:table-cell table:formula="of:=IF([.H264]&gt;[.H$177];[.H264];&quot;&quot;)">
            <text:p/>
          </table:table-cell>
          <table:table-cell table:formula="of:=IF([.I264]&gt;[.I$177];[.I264];&quot;&quot;)">
            <text:p/>
          </table:table-cell>
          <table:table-cell table:formula="of:=IF([.J264]&gt;[.J$177];[.J264];&quot;&quot;)">
            <text:p/>
          </table:table-cell>
          <table:table-cell table:formula="of:=IF([.K264]&gt;[.K$177];[.K264];&quot;&quot;)">
            <text:p/>
          </table:table-cell>
          <table:table-cell table:formula="of:=IF([.L264]&gt;[.L$177];[.L264];&quot;&quot;)">
            <text:p/>
          </table:table-cell>
          <table:table-cell table:formula="of:=IF([.M264]&gt;[.M$177];[.M264];&quot;&quot;)">
            <text:p/>
          </table:table-cell>
          <table:table-cell table:formula="of:=IF([.N264]&gt;[.N$177];[.N264];&quot;&quot;)">
            <text:p/>
          </table:table-cell>
          <table:table-cell table:formula="of:=IF([.O264]&gt;[.O$177];[.O264];&quot;&quot;)">
            <text:p/>
          </table:table-cell>
          <table:table-cell table:formula="of:=IF([.P264]&gt;[.P$177];[.P264];&quot;&quot;)">
            <text:p/>
          </table:table-cell>
          <table:table-cell table:formula="of:=IF([.Q264]&gt;[.Q$177];[.Q264];&quot;&quot;)">
            <text:p/>
          </table:table-cell>
          <table:table-cell table:formula="of:=IF([.R264]&gt;[.R$177];[.R264];&quot;&quot;)">
            <text:p/>
          </table:table-cell>
          <table:table-cell table:formula="of:=IF([.S264]&gt;[.S$177];[.S264];&quot;&quot;)">
            <text:p/>
          </table:table-cell>
          <table:table-cell table:formula="of:=IF([.T264]&gt;[.T$177];[.T264];&quot;&quot;)">
            <text:p/>
          </table:table-cell>
          <table:table-cell table:formula="of:=IF([.U264]&gt;[.U$177];[.U264];&quot;&quot;)">
            <text:p/>
          </table:table-cell>
          <table:table-cell table:formula="of:=IF([.V264]&gt;[.V$177];[.V26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5]&gt;[.B$177];[.B265];&quot;&quot;)">
            <text:p/>
          </table:table-cell>
          <table:table-cell table:formula="of:=IF([.C265]&gt;[.C$177];[.C265];&quot;&quot;)">
            <text:p/>
          </table:table-cell>
          <table:table-cell table:formula="of:=IF([.D265]&gt;[.D$177];[.D265];&quot;&quot;)">
            <text:p/>
          </table:table-cell>
          <table:table-cell table:formula="of:=IF([.E265]&gt;[.E$177];[.E265];&quot;&quot;)">
            <text:p/>
          </table:table-cell>
          <table:table-cell table:formula="of:=IF([.F265]&gt;[.F$177];[.F265];&quot;&quot;)">
            <text:p/>
          </table:table-cell>
          <table:table-cell table:formula="of:=IF([.G265]&gt;[.G$177];[.G265];&quot;&quot;)">
            <text:p/>
          </table:table-cell>
          <table:table-cell table:formula="of:=IF([.H265]&gt;[.H$177];[.H265];&quot;&quot;)">
            <text:p/>
          </table:table-cell>
          <table:table-cell table:formula="of:=IF([.I265]&gt;[.I$177];[.I265];&quot;&quot;)">
            <text:p/>
          </table:table-cell>
          <table:table-cell table:formula="of:=IF([.J265]&gt;[.J$177];[.J265];&quot;&quot;)">
            <text:p/>
          </table:table-cell>
          <table:table-cell table:formula="of:=IF([.K265]&gt;[.K$177];[.K265];&quot;&quot;)">
            <text:p/>
          </table:table-cell>
          <table:table-cell table:formula="of:=IF([.L265]&gt;[.L$177];[.L265];&quot;&quot;)">
            <text:p/>
          </table:table-cell>
          <table:table-cell table:formula="of:=IF([.M265]&gt;[.M$177];[.M265];&quot;&quot;)">
            <text:p/>
          </table:table-cell>
          <table:table-cell table:formula="of:=IF([.N265]&gt;[.N$177];[.N265];&quot;&quot;)">
            <text:p/>
          </table:table-cell>
          <table:table-cell table:formula="of:=IF([.O265]&gt;[.O$177];[.O265];&quot;&quot;)">
            <text:p/>
          </table:table-cell>
          <table:table-cell table:formula="of:=IF([.P265]&gt;[.P$177];[.P265];&quot;&quot;)">
            <text:p/>
          </table:table-cell>
          <table:table-cell table:formula="of:=IF([.Q265]&gt;[.Q$177];[.Q265];&quot;&quot;)">
            <text:p/>
          </table:table-cell>
          <table:table-cell table:formula="of:=IF([.R265]&gt;[.R$177];[.R265];&quot;&quot;)">
            <text:p/>
          </table:table-cell>
          <table:table-cell table:formula="of:=IF([.S265]&gt;[.S$177];[.S265];&quot;&quot;)">
            <text:p/>
          </table:table-cell>
          <table:table-cell table:formula="of:=IF([.T265]&gt;[.T$177];[.T265];&quot;&quot;)">
            <text:p/>
          </table:table-cell>
          <table:table-cell table:formula="of:=IF([.U265]&gt;[.U$177];[.U265];&quot;&quot;)">
            <text:p/>
          </table:table-cell>
          <table:table-cell table:formula="of:=IF([.V265]&gt;[.V$177];[.V26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6]&gt;[.B$177];[.B266];&quot;&quot;)">
            <text:p/>
          </table:table-cell>
          <table:table-cell table:formula="of:=IF([.C266]&gt;[.C$177];[.C266];&quot;&quot;)">
            <text:p/>
          </table:table-cell>
          <table:table-cell table:formula="of:=IF([.D266]&gt;[.D$177];[.D266];&quot;&quot;)">
            <text:p/>
          </table:table-cell>
          <table:table-cell table:formula="of:=IF([.E266]&gt;[.E$177];[.E266];&quot;&quot;)">
            <text:p/>
          </table:table-cell>
          <table:table-cell table:formula="of:=IF([.F266]&gt;[.F$177];[.F266];&quot;&quot;)">
            <text:p/>
          </table:table-cell>
          <table:table-cell table:formula="of:=IF([.G266]&gt;[.G$177];[.G266];&quot;&quot;)">
            <text:p/>
          </table:table-cell>
          <table:table-cell table:formula="of:=IF([.H266]&gt;[.H$177];[.H266];&quot;&quot;)">
            <text:p/>
          </table:table-cell>
          <table:table-cell table:formula="of:=IF([.I266]&gt;[.I$177];[.I266];&quot;&quot;)">
            <text:p/>
          </table:table-cell>
          <table:table-cell table:formula="of:=IF([.J266]&gt;[.J$177];[.J266];&quot;&quot;)">
            <text:p/>
          </table:table-cell>
          <table:table-cell table:formula="of:=IF([.K266]&gt;[.K$177];[.K266];&quot;&quot;)">
            <text:p/>
          </table:table-cell>
          <table:table-cell table:formula="of:=IF([.L266]&gt;[.L$177];[.L266];&quot;&quot;)">
            <text:p/>
          </table:table-cell>
          <table:table-cell table:formula="of:=IF([.M266]&gt;[.M$177];[.M266];&quot;&quot;)">
            <text:p/>
          </table:table-cell>
          <table:table-cell table:formula="of:=IF([.N266]&gt;[.N$177];[.N266];&quot;&quot;)">
            <text:p/>
          </table:table-cell>
          <table:table-cell table:formula="of:=IF([.O266]&gt;[.O$177];[.O266];&quot;&quot;)">
            <text:p/>
          </table:table-cell>
          <table:table-cell table:formula="of:=IF([.P266]&gt;[.P$177];[.P266];&quot;&quot;)">
            <text:p/>
          </table:table-cell>
          <table:table-cell table:formula="of:=IF([.Q266]&gt;[.Q$177];[.Q266];&quot;&quot;)">
            <text:p/>
          </table:table-cell>
          <table:table-cell table:formula="of:=IF([.R266]&gt;[.R$177];[.R266];&quot;&quot;)">
            <text:p/>
          </table:table-cell>
          <table:table-cell table:formula="of:=IF([.S266]&gt;[.S$177];[.S266];&quot;&quot;)">
            <text:p/>
          </table:table-cell>
          <table:table-cell table:formula="of:=IF([.T266]&gt;[.T$177];[.T266];&quot;&quot;)">
            <text:p/>
          </table:table-cell>
          <table:table-cell table:formula="of:=IF([.U266]&gt;[.U$177];[.U266];&quot;&quot;)">
            <text:p/>
          </table:table-cell>
          <table:table-cell table:formula="of:=IF([.V266]&gt;[.V$177];[.V26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7]&gt;[.B$177];[.B267];&quot;&quot;)">
            <text:p/>
          </table:table-cell>
          <table:table-cell table:formula="of:=IF([.C267]&gt;[.C$177];[.C267];&quot;&quot;)">
            <text:p/>
          </table:table-cell>
          <table:table-cell table:formula="of:=IF([.D267]&gt;[.D$177];[.D267];&quot;&quot;)">
            <text:p/>
          </table:table-cell>
          <table:table-cell table:formula="of:=IF([.E267]&gt;[.E$177];[.E267];&quot;&quot;)">
            <text:p/>
          </table:table-cell>
          <table:table-cell table:formula="of:=IF([.F267]&gt;[.F$177];[.F267];&quot;&quot;)">
            <text:p/>
          </table:table-cell>
          <table:table-cell table:formula="of:=IF([.G267]&gt;[.G$177];[.G267];&quot;&quot;)">
            <text:p/>
          </table:table-cell>
          <table:table-cell table:formula="of:=IF([.H267]&gt;[.H$177];[.H267];&quot;&quot;)">
            <text:p/>
          </table:table-cell>
          <table:table-cell table:formula="of:=IF([.I267]&gt;[.I$177];[.I267];&quot;&quot;)">
            <text:p/>
          </table:table-cell>
          <table:table-cell table:formula="of:=IF([.J267]&gt;[.J$177];[.J267];&quot;&quot;)">
            <text:p/>
          </table:table-cell>
          <table:table-cell table:formula="of:=IF([.K267]&gt;[.K$177];[.K267];&quot;&quot;)">
            <text:p/>
          </table:table-cell>
          <table:table-cell table:formula="of:=IF([.L267]&gt;[.L$177];[.L267];&quot;&quot;)">
            <text:p/>
          </table:table-cell>
          <table:table-cell table:formula="of:=IF([.M267]&gt;[.M$177];[.M267];&quot;&quot;)">
            <text:p/>
          </table:table-cell>
          <table:table-cell table:formula="of:=IF([.N267]&gt;[.N$177];[.N267];&quot;&quot;)">
            <text:p/>
          </table:table-cell>
          <table:table-cell table:formula="of:=IF([.O267]&gt;[.O$177];[.O267];&quot;&quot;)">
            <text:p/>
          </table:table-cell>
          <table:table-cell table:formula="of:=IF([.P267]&gt;[.P$177];[.P267];&quot;&quot;)">
            <text:p/>
          </table:table-cell>
          <table:table-cell table:formula="of:=IF([.Q267]&gt;[.Q$177];[.Q267];&quot;&quot;)">
            <text:p/>
          </table:table-cell>
          <table:table-cell table:formula="of:=IF([.R267]&gt;[.R$177];[.R267];&quot;&quot;)">
            <text:p/>
          </table:table-cell>
          <table:table-cell table:formula="of:=IF([.S267]&gt;[.S$177];[.S267];&quot;&quot;)">
            <text:p/>
          </table:table-cell>
          <table:table-cell table:formula="of:=IF([.T267]&gt;[.T$177];[.T267];&quot;&quot;)">
            <text:p/>
          </table:table-cell>
          <table:table-cell table:formula="of:=IF([.U267]&gt;[.U$177];[.U267];&quot;&quot;)">
            <text:p/>
          </table:table-cell>
          <table:table-cell table:formula="of:=IF([.V267]&gt;[.V$177];[.V26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8]&gt;[.B$177];[.B268];&quot;&quot;)">
            <text:p/>
          </table:table-cell>
          <table:table-cell table:formula="of:=IF([.C268]&gt;[.C$177];[.C268];&quot;&quot;)">
            <text:p/>
          </table:table-cell>
          <table:table-cell table:formula="of:=IF([.D268]&gt;[.D$177];[.D268];&quot;&quot;)">
            <text:p/>
          </table:table-cell>
          <table:table-cell table:formula="of:=IF([.E268]&gt;[.E$177];[.E268];&quot;&quot;)">
            <text:p/>
          </table:table-cell>
          <table:table-cell table:formula="of:=IF([.F268]&gt;[.F$177];[.F268];&quot;&quot;)">
            <text:p/>
          </table:table-cell>
          <table:table-cell table:formula="of:=IF([.G268]&gt;[.G$177];[.G268];&quot;&quot;)">
            <text:p/>
          </table:table-cell>
          <table:table-cell table:formula="of:=IF([.H268]&gt;[.H$177];[.H268];&quot;&quot;)">
            <text:p/>
          </table:table-cell>
          <table:table-cell table:formula="of:=IF([.I268]&gt;[.I$177];[.I268];&quot;&quot;)">
            <text:p/>
          </table:table-cell>
          <table:table-cell table:formula="of:=IF([.J268]&gt;[.J$177];[.J268];&quot;&quot;)">
            <text:p/>
          </table:table-cell>
          <table:table-cell table:formula="of:=IF([.K268]&gt;[.K$177];[.K268];&quot;&quot;)">
            <text:p/>
          </table:table-cell>
          <table:table-cell table:formula="of:=IF([.L268]&gt;[.L$177];[.L268];&quot;&quot;)">
            <text:p/>
          </table:table-cell>
          <table:table-cell table:formula="of:=IF([.M268]&gt;[.M$177];[.M268];&quot;&quot;)">
            <text:p/>
          </table:table-cell>
          <table:table-cell table:formula="of:=IF([.N268]&gt;[.N$177];[.N268];&quot;&quot;)">
            <text:p/>
          </table:table-cell>
          <table:table-cell table:formula="of:=IF([.O268]&gt;[.O$177];[.O268];&quot;&quot;)">
            <text:p/>
          </table:table-cell>
          <table:table-cell table:formula="of:=IF([.P268]&gt;[.P$177];[.P268];&quot;&quot;)">
            <text:p/>
          </table:table-cell>
          <table:table-cell table:formula="of:=IF([.Q268]&gt;[.Q$177];[.Q268];&quot;&quot;)">
            <text:p/>
          </table:table-cell>
          <table:table-cell table:formula="of:=IF([.R268]&gt;[.R$177];[.R268];&quot;&quot;)">
            <text:p/>
          </table:table-cell>
          <table:table-cell table:formula="of:=IF([.S268]&gt;[.S$177];[.S268];&quot;&quot;)">
            <text:p/>
          </table:table-cell>
          <table:table-cell table:formula="of:=IF([.T268]&gt;[.T$177];[.T268];&quot;&quot;)">
            <text:p/>
          </table:table-cell>
          <table:table-cell table:formula="of:=IF([.U268]&gt;[.U$177];[.U268];&quot;&quot;)">
            <text:p/>
          </table:table-cell>
          <table:table-cell table:formula="of:=IF([.V268]&gt;[.V$177];[.V26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69]&gt;[.B$177];[.B269];&quot;&quot;)">
            <text:p/>
          </table:table-cell>
          <table:table-cell table:formula="of:=IF([.C269]&gt;[.C$177];[.C269];&quot;&quot;)">
            <text:p/>
          </table:table-cell>
          <table:table-cell table:formula="of:=IF([.D269]&gt;[.D$177];[.D269];&quot;&quot;)">
            <text:p/>
          </table:table-cell>
          <table:table-cell table:formula="of:=IF([.E269]&gt;[.E$177];[.E269];&quot;&quot;)">
            <text:p/>
          </table:table-cell>
          <table:table-cell table:formula="of:=IF([.F269]&gt;[.F$177];[.F269];&quot;&quot;)">
            <text:p/>
          </table:table-cell>
          <table:table-cell table:formula="of:=IF([.G269]&gt;[.G$177];[.G269];&quot;&quot;)">
            <text:p/>
          </table:table-cell>
          <table:table-cell table:formula="of:=IF([.H269]&gt;[.H$177];[.H269];&quot;&quot;)">
            <text:p/>
          </table:table-cell>
          <table:table-cell table:formula="of:=IF([.I269]&gt;[.I$177];[.I269];&quot;&quot;)">
            <text:p/>
          </table:table-cell>
          <table:table-cell table:formula="of:=IF([.J269]&gt;[.J$177];[.J269];&quot;&quot;)">
            <text:p/>
          </table:table-cell>
          <table:table-cell table:formula="of:=IF([.K269]&gt;[.K$177];[.K269];&quot;&quot;)">
            <text:p/>
          </table:table-cell>
          <table:table-cell table:formula="of:=IF([.L269]&gt;[.L$177];[.L269];&quot;&quot;)">
            <text:p/>
          </table:table-cell>
          <table:table-cell table:formula="of:=IF([.M269]&gt;[.M$177];[.M269];&quot;&quot;)">
            <text:p/>
          </table:table-cell>
          <table:table-cell table:formula="of:=IF([.N269]&gt;[.N$177];[.N269];&quot;&quot;)">
            <text:p/>
          </table:table-cell>
          <table:table-cell table:formula="of:=IF([.O269]&gt;[.O$177];[.O269];&quot;&quot;)">
            <text:p/>
          </table:table-cell>
          <table:table-cell table:formula="of:=IF([.P269]&gt;[.P$177];[.P269];&quot;&quot;)">
            <text:p/>
          </table:table-cell>
          <table:table-cell table:formula="of:=IF([.Q269]&gt;[.Q$177];[.Q269];&quot;&quot;)">
            <text:p/>
          </table:table-cell>
          <table:table-cell table:formula="of:=IF([.R269]&gt;[.R$177];[.R269];&quot;&quot;)">
            <text:p/>
          </table:table-cell>
          <table:table-cell table:formula="of:=IF([.S269]&gt;[.S$177];[.S269];&quot;&quot;)">
            <text:p/>
          </table:table-cell>
          <table:table-cell table:formula="of:=IF([.T269]&gt;[.T$177];[.T269];&quot;&quot;)">
            <text:p/>
          </table:table-cell>
          <table:table-cell table:formula="of:=IF([.U269]&gt;[.U$177];[.U269];&quot;&quot;)">
            <text:p/>
          </table:table-cell>
          <table:table-cell table:formula="of:=IF([.V269]&gt;[.V$177];[.V26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0]&gt;[.B$177];[.B270];&quot;&quot;)">
            <text:p/>
          </table:table-cell>
          <table:table-cell table:formula="of:=IF([.C270]&gt;[.C$177];[.C270];&quot;&quot;)">
            <text:p/>
          </table:table-cell>
          <table:table-cell table:formula="of:=IF([.D270]&gt;[.D$177];[.D270];&quot;&quot;)">
            <text:p/>
          </table:table-cell>
          <table:table-cell table:formula="of:=IF([.E270]&gt;[.E$177];[.E270];&quot;&quot;)">
            <text:p/>
          </table:table-cell>
          <table:table-cell table:formula="of:=IF([.F270]&gt;[.F$177];[.F270];&quot;&quot;)">
            <text:p/>
          </table:table-cell>
          <table:table-cell table:formula="of:=IF([.G270]&gt;[.G$177];[.G270];&quot;&quot;)">
            <text:p/>
          </table:table-cell>
          <table:table-cell table:formula="of:=IF([.H270]&gt;[.H$177];[.H270];&quot;&quot;)">
            <text:p/>
          </table:table-cell>
          <table:table-cell table:formula="of:=IF([.I270]&gt;[.I$177];[.I270];&quot;&quot;)">
            <text:p/>
          </table:table-cell>
          <table:table-cell table:formula="of:=IF([.J270]&gt;[.J$177];[.J270];&quot;&quot;)">
            <text:p/>
          </table:table-cell>
          <table:table-cell table:formula="of:=IF([.K270]&gt;[.K$177];[.K270];&quot;&quot;)">
            <text:p/>
          </table:table-cell>
          <table:table-cell table:formula="of:=IF([.L270]&gt;[.L$177];[.L270];&quot;&quot;)">
            <text:p/>
          </table:table-cell>
          <table:table-cell table:formula="of:=IF([.M270]&gt;[.M$177];[.M270];&quot;&quot;)">
            <text:p/>
          </table:table-cell>
          <table:table-cell table:formula="of:=IF([.N270]&gt;[.N$177];[.N270];&quot;&quot;)">
            <text:p/>
          </table:table-cell>
          <table:table-cell table:formula="of:=IF([.O270]&gt;[.O$177];[.O270];&quot;&quot;)">
            <text:p/>
          </table:table-cell>
          <table:table-cell table:formula="of:=IF([.P270]&gt;[.P$177];[.P270];&quot;&quot;)">
            <text:p/>
          </table:table-cell>
          <table:table-cell table:formula="of:=IF([.Q270]&gt;[.Q$177];[.Q270];&quot;&quot;)">
            <text:p/>
          </table:table-cell>
          <table:table-cell table:formula="of:=IF([.R270]&gt;[.R$177];[.R270];&quot;&quot;)">
            <text:p/>
          </table:table-cell>
          <table:table-cell table:formula="of:=IF([.S270]&gt;[.S$177];[.S270];&quot;&quot;)">
            <text:p/>
          </table:table-cell>
          <table:table-cell table:formula="of:=IF([.T270]&gt;[.T$177];[.T270];&quot;&quot;)">
            <text:p/>
          </table:table-cell>
          <table:table-cell table:formula="of:=IF([.U270]&gt;[.U$177];[.U270];&quot;&quot;)">
            <text:p/>
          </table:table-cell>
          <table:table-cell table:formula="of:=IF([.V270]&gt;[.V$177];[.V27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1]&gt;[.B$177];[.B271];&quot;&quot;)">
            <text:p/>
          </table:table-cell>
          <table:table-cell table:formula="of:=IF([.C271]&gt;[.C$177];[.C271];&quot;&quot;)">
            <text:p/>
          </table:table-cell>
          <table:table-cell table:formula="of:=IF([.D271]&gt;[.D$177];[.D271];&quot;&quot;)">
            <text:p/>
          </table:table-cell>
          <table:table-cell table:formula="of:=IF([.E271]&gt;[.E$177];[.E271];&quot;&quot;)">
            <text:p/>
          </table:table-cell>
          <table:table-cell table:formula="of:=IF([.F271]&gt;[.F$177];[.F271];&quot;&quot;)">
            <text:p/>
          </table:table-cell>
          <table:table-cell table:formula="of:=IF([.G271]&gt;[.G$177];[.G271];&quot;&quot;)">
            <text:p/>
          </table:table-cell>
          <table:table-cell table:formula="of:=IF([.H271]&gt;[.H$177];[.H271];&quot;&quot;)">
            <text:p/>
          </table:table-cell>
          <table:table-cell table:formula="of:=IF([.I271]&gt;[.I$177];[.I271];&quot;&quot;)">
            <text:p/>
          </table:table-cell>
          <table:table-cell table:formula="of:=IF([.J271]&gt;[.J$177];[.J271];&quot;&quot;)">
            <text:p/>
          </table:table-cell>
          <table:table-cell table:formula="of:=IF([.K271]&gt;[.K$177];[.K271];&quot;&quot;)">
            <text:p/>
          </table:table-cell>
          <table:table-cell table:formula="of:=IF([.L271]&gt;[.L$177];[.L271];&quot;&quot;)">
            <text:p/>
          </table:table-cell>
          <table:table-cell table:formula="of:=IF([.M271]&gt;[.M$177];[.M271];&quot;&quot;)">
            <text:p/>
          </table:table-cell>
          <table:table-cell table:formula="of:=IF([.N271]&gt;[.N$177];[.N271];&quot;&quot;)">
            <text:p/>
          </table:table-cell>
          <table:table-cell table:formula="of:=IF([.O271]&gt;[.O$177];[.O271];&quot;&quot;)">
            <text:p/>
          </table:table-cell>
          <table:table-cell table:formula="of:=IF([.P271]&gt;[.P$177];[.P271];&quot;&quot;)">
            <text:p/>
          </table:table-cell>
          <table:table-cell table:formula="of:=IF([.Q271]&gt;[.Q$177];[.Q271];&quot;&quot;)">
            <text:p/>
          </table:table-cell>
          <table:table-cell table:formula="of:=IF([.R271]&gt;[.R$177];[.R271];&quot;&quot;)">
            <text:p/>
          </table:table-cell>
          <table:table-cell table:formula="of:=IF([.S271]&gt;[.S$177];[.S271];&quot;&quot;)">
            <text:p/>
          </table:table-cell>
          <table:table-cell table:formula="of:=IF([.T271]&gt;[.T$177];[.T271];&quot;&quot;)">
            <text:p/>
          </table:table-cell>
          <table:table-cell table:formula="of:=IF([.U271]&gt;[.U$177];[.U271];&quot;&quot;)">
            <text:p/>
          </table:table-cell>
          <table:table-cell table:formula="of:=IF([.V271]&gt;[.V$177];[.V27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2]&gt;[.B$177];[.B272];&quot;&quot;)">
            <text:p/>
          </table:table-cell>
          <table:table-cell table:formula="of:=IF([.C272]&gt;[.C$177];[.C272];&quot;&quot;)">
            <text:p/>
          </table:table-cell>
          <table:table-cell table:formula="of:=IF([.D272]&gt;[.D$177];[.D272];&quot;&quot;)">
            <text:p/>
          </table:table-cell>
          <table:table-cell table:formula="of:=IF([.E272]&gt;[.E$177];[.E272];&quot;&quot;)">
            <text:p/>
          </table:table-cell>
          <table:table-cell table:formula="of:=IF([.F272]&gt;[.F$177];[.F272];&quot;&quot;)">
            <text:p/>
          </table:table-cell>
          <table:table-cell table:formula="of:=IF([.G272]&gt;[.G$177];[.G272];&quot;&quot;)">
            <text:p/>
          </table:table-cell>
          <table:table-cell table:formula="of:=IF([.H272]&gt;[.H$177];[.H272];&quot;&quot;)">
            <text:p/>
          </table:table-cell>
          <table:table-cell table:formula="of:=IF([.I272]&gt;[.I$177];[.I272];&quot;&quot;)">
            <text:p/>
          </table:table-cell>
          <table:table-cell table:formula="of:=IF([.J272]&gt;[.J$177];[.J272];&quot;&quot;)">
            <text:p/>
          </table:table-cell>
          <table:table-cell table:formula="of:=IF([.K272]&gt;[.K$177];[.K272];&quot;&quot;)">
            <text:p/>
          </table:table-cell>
          <table:table-cell table:formula="of:=IF([.L272]&gt;[.L$177];[.L272];&quot;&quot;)">
            <text:p/>
          </table:table-cell>
          <table:table-cell table:formula="of:=IF([.M272]&gt;[.M$177];[.M272];&quot;&quot;)">
            <text:p/>
          </table:table-cell>
          <table:table-cell table:formula="of:=IF([.N272]&gt;[.N$177];[.N272];&quot;&quot;)">
            <text:p/>
          </table:table-cell>
          <table:table-cell table:formula="of:=IF([.O272]&gt;[.O$177];[.O272];&quot;&quot;)">
            <text:p/>
          </table:table-cell>
          <table:table-cell table:formula="of:=IF([.P272]&gt;[.P$177];[.P272];&quot;&quot;)">
            <text:p/>
          </table:table-cell>
          <table:table-cell table:formula="of:=IF([.Q272]&gt;[.Q$177];[.Q272];&quot;&quot;)">
            <text:p/>
          </table:table-cell>
          <table:table-cell table:formula="of:=IF([.R272]&gt;[.R$177];[.R272];&quot;&quot;)">
            <text:p/>
          </table:table-cell>
          <table:table-cell table:formula="of:=IF([.S272]&gt;[.S$177];[.S272];&quot;&quot;)">
            <text:p/>
          </table:table-cell>
          <table:table-cell table:formula="of:=IF([.T272]&gt;[.T$177];[.T272];&quot;&quot;)">
            <text:p/>
          </table:table-cell>
          <table:table-cell table:formula="of:=IF([.U272]&gt;[.U$177];[.U272];&quot;&quot;)">
            <text:p/>
          </table:table-cell>
          <table:table-cell table:formula="of:=IF([.V272]&gt;[.V$177];[.V27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3]&gt;[.B$177];[.B273];&quot;&quot;)">
            <text:p/>
          </table:table-cell>
          <table:table-cell table:formula="of:=IF([.C273]&gt;[.C$177];[.C273];&quot;&quot;)">
            <text:p/>
          </table:table-cell>
          <table:table-cell table:formula="of:=IF([.D273]&gt;[.D$177];[.D273];&quot;&quot;)">
            <text:p/>
          </table:table-cell>
          <table:table-cell table:formula="of:=IF([.E273]&gt;[.E$177];[.E273];&quot;&quot;)">
            <text:p/>
          </table:table-cell>
          <table:table-cell table:formula="of:=IF([.F273]&gt;[.F$177];[.F273];&quot;&quot;)">
            <text:p/>
          </table:table-cell>
          <table:table-cell table:formula="of:=IF([.G273]&gt;[.G$177];[.G273];&quot;&quot;)">
            <text:p/>
          </table:table-cell>
          <table:table-cell table:formula="of:=IF([.H273]&gt;[.H$177];[.H273];&quot;&quot;)">
            <text:p/>
          </table:table-cell>
          <table:table-cell table:formula="of:=IF([.I273]&gt;[.I$177];[.I273];&quot;&quot;)">
            <text:p/>
          </table:table-cell>
          <table:table-cell table:formula="of:=IF([.J273]&gt;[.J$177];[.J273];&quot;&quot;)">
            <text:p/>
          </table:table-cell>
          <table:table-cell table:formula="of:=IF([.K273]&gt;[.K$177];[.K273];&quot;&quot;)">
            <text:p/>
          </table:table-cell>
          <table:table-cell table:formula="of:=IF([.L273]&gt;[.L$177];[.L273];&quot;&quot;)">
            <text:p/>
          </table:table-cell>
          <table:table-cell table:formula="of:=IF([.M273]&gt;[.M$177];[.M273];&quot;&quot;)">
            <text:p/>
          </table:table-cell>
          <table:table-cell table:formula="of:=IF([.N273]&gt;[.N$177];[.N273];&quot;&quot;)">
            <text:p/>
          </table:table-cell>
          <table:table-cell table:formula="of:=IF([.O273]&gt;[.O$177];[.O273];&quot;&quot;)">
            <text:p/>
          </table:table-cell>
          <table:table-cell table:formula="of:=IF([.P273]&gt;[.P$177];[.P273];&quot;&quot;)">
            <text:p/>
          </table:table-cell>
          <table:table-cell table:formula="of:=IF([.Q273]&gt;[.Q$177];[.Q273];&quot;&quot;)">
            <text:p/>
          </table:table-cell>
          <table:table-cell table:formula="of:=IF([.R273]&gt;[.R$177];[.R273];&quot;&quot;)">
            <text:p/>
          </table:table-cell>
          <table:table-cell table:formula="of:=IF([.S273]&gt;[.S$177];[.S273];&quot;&quot;)">
            <text:p/>
          </table:table-cell>
          <table:table-cell table:formula="of:=IF([.T273]&gt;[.T$177];[.T273];&quot;&quot;)">
            <text:p/>
          </table:table-cell>
          <table:table-cell table:formula="of:=IF([.U273]&gt;[.U$177];[.U273];&quot;&quot;)">
            <text:p/>
          </table:table-cell>
          <table:table-cell table:formula="of:=IF([.V273]&gt;[.V$177];[.V27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4]&gt;[.B$177];[.B274];&quot;&quot;)">
            <text:p/>
          </table:table-cell>
          <table:table-cell table:formula="of:=IF([.C274]&gt;[.C$177];[.C274];&quot;&quot;)">
            <text:p/>
          </table:table-cell>
          <table:table-cell table:formula="of:=IF([.D274]&gt;[.D$177];[.D274];&quot;&quot;)">
            <text:p/>
          </table:table-cell>
          <table:table-cell table:formula="of:=IF([.E274]&gt;[.E$177];[.E274];&quot;&quot;)">
            <text:p/>
          </table:table-cell>
          <table:table-cell table:formula="of:=IF([.F274]&gt;[.F$177];[.F274];&quot;&quot;)">
            <text:p/>
          </table:table-cell>
          <table:table-cell table:formula="of:=IF([.G274]&gt;[.G$177];[.G274];&quot;&quot;)">
            <text:p/>
          </table:table-cell>
          <table:table-cell table:formula="of:=IF([.H274]&gt;[.H$177];[.H274];&quot;&quot;)">
            <text:p/>
          </table:table-cell>
          <table:table-cell table:formula="of:=IF([.I274]&gt;[.I$177];[.I274];&quot;&quot;)">
            <text:p/>
          </table:table-cell>
          <table:table-cell table:formula="of:=IF([.J274]&gt;[.J$177];[.J274];&quot;&quot;)">
            <text:p/>
          </table:table-cell>
          <table:table-cell table:formula="of:=IF([.K274]&gt;[.K$177];[.K274];&quot;&quot;)">
            <text:p/>
          </table:table-cell>
          <table:table-cell table:formula="of:=IF([.L274]&gt;[.L$177];[.L274];&quot;&quot;)">
            <text:p/>
          </table:table-cell>
          <table:table-cell table:formula="of:=IF([.M274]&gt;[.M$177];[.M274];&quot;&quot;)">
            <text:p/>
          </table:table-cell>
          <table:table-cell table:formula="of:=IF([.N274]&gt;[.N$177];[.N274];&quot;&quot;)">
            <text:p/>
          </table:table-cell>
          <table:table-cell table:formula="of:=IF([.O274]&gt;[.O$177];[.O274];&quot;&quot;)">
            <text:p/>
          </table:table-cell>
          <table:table-cell table:formula="of:=IF([.P274]&gt;[.P$177];[.P274];&quot;&quot;)">
            <text:p/>
          </table:table-cell>
          <table:table-cell table:formula="of:=IF([.Q274]&gt;[.Q$177];[.Q274];&quot;&quot;)">
            <text:p/>
          </table:table-cell>
          <table:table-cell table:formula="of:=IF([.R274]&gt;[.R$177];[.R274];&quot;&quot;)">
            <text:p/>
          </table:table-cell>
          <table:table-cell table:formula="of:=IF([.S274]&gt;[.S$177];[.S274];&quot;&quot;)">
            <text:p/>
          </table:table-cell>
          <table:table-cell table:formula="of:=IF([.T274]&gt;[.T$177];[.T274];&quot;&quot;)">
            <text:p/>
          </table:table-cell>
          <table:table-cell table:formula="of:=IF([.U274]&gt;[.U$177];[.U274];&quot;&quot;)">
            <text:p/>
          </table:table-cell>
          <table:table-cell table:formula="of:=IF([.V274]&gt;[.V$177];[.V27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5]&gt;[.B$177];[.B275];&quot;&quot;)">
            <text:p/>
          </table:table-cell>
          <table:table-cell table:formula="of:=IF([.C275]&gt;[.C$177];[.C275];&quot;&quot;)">
            <text:p/>
          </table:table-cell>
          <table:table-cell table:formula="of:=IF([.D275]&gt;[.D$177];[.D275];&quot;&quot;)">
            <text:p/>
          </table:table-cell>
          <table:table-cell table:formula="of:=IF([.E275]&gt;[.E$177];[.E275];&quot;&quot;)">
            <text:p/>
          </table:table-cell>
          <table:table-cell table:formula="of:=IF([.F275]&gt;[.F$177];[.F275];&quot;&quot;)">
            <text:p/>
          </table:table-cell>
          <table:table-cell table:formula="of:=IF([.G275]&gt;[.G$177];[.G275];&quot;&quot;)">
            <text:p/>
          </table:table-cell>
          <table:table-cell table:formula="of:=IF([.H275]&gt;[.H$177];[.H275];&quot;&quot;)">
            <text:p/>
          </table:table-cell>
          <table:table-cell table:formula="of:=IF([.I275]&gt;[.I$177];[.I275];&quot;&quot;)">
            <text:p/>
          </table:table-cell>
          <table:table-cell table:formula="of:=IF([.J275]&gt;[.J$177];[.J275];&quot;&quot;)">
            <text:p/>
          </table:table-cell>
          <table:table-cell table:formula="of:=IF([.K275]&gt;[.K$177];[.K275];&quot;&quot;)">
            <text:p/>
          </table:table-cell>
          <table:table-cell table:formula="of:=IF([.L275]&gt;[.L$177];[.L275];&quot;&quot;)">
            <text:p/>
          </table:table-cell>
          <table:table-cell table:formula="of:=IF([.M275]&gt;[.M$177];[.M275];&quot;&quot;)">
            <text:p/>
          </table:table-cell>
          <table:table-cell table:formula="of:=IF([.N275]&gt;[.N$177];[.N275];&quot;&quot;)">
            <text:p/>
          </table:table-cell>
          <table:table-cell table:formula="of:=IF([.O275]&gt;[.O$177];[.O275];&quot;&quot;)">
            <text:p/>
          </table:table-cell>
          <table:table-cell table:formula="of:=IF([.P275]&gt;[.P$177];[.P275];&quot;&quot;)">
            <text:p/>
          </table:table-cell>
          <table:table-cell table:formula="of:=IF([.Q275]&gt;[.Q$177];[.Q275];&quot;&quot;)">
            <text:p/>
          </table:table-cell>
          <table:table-cell table:formula="of:=IF([.R275]&gt;[.R$177];[.R275];&quot;&quot;)">
            <text:p/>
          </table:table-cell>
          <table:table-cell table:formula="of:=IF([.S275]&gt;[.S$177];[.S275];&quot;&quot;)">
            <text:p/>
          </table:table-cell>
          <table:table-cell table:formula="of:=IF([.T275]&gt;[.T$177];[.T275];&quot;&quot;)">
            <text:p/>
          </table:table-cell>
          <table:table-cell table:formula="of:=IF([.U275]&gt;[.U$177];[.U275];&quot;&quot;)">
            <text:p/>
          </table:table-cell>
          <table:table-cell table:formula="of:=IF([.V275]&gt;[.V$177];[.V27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6]&gt;[.B$177];[.B276];&quot;&quot;)">
            <text:p/>
          </table:table-cell>
          <table:table-cell table:formula="of:=IF([.C276]&gt;[.C$177];[.C276];&quot;&quot;)">
            <text:p/>
          </table:table-cell>
          <table:table-cell table:formula="of:=IF([.D276]&gt;[.D$177];[.D276];&quot;&quot;)">
            <text:p/>
          </table:table-cell>
          <table:table-cell table:formula="of:=IF([.E276]&gt;[.E$177];[.E276];&quot;&quot;)">
            <text:p/>
          </table:table-cell>
          <table:table-cell table:formula="of:=IF([.F276]&gt;[.F$177];[.F276];&quot;&quot;)">
            <text:p/>
          </table:table-cell>
          <table:table-cell table:formula="of:=IF([.G276]&gt;[.G$177];[.G276];&quot;&quot;)">
            <text:p/>
          </table:table-cell>
          <table:table-cell table:formula="of:=IF([.H276]&gt;[.H$177];[.H276];&quot;&quot;)">
            <text:p/>
          </table:table-cell>
          <table:table-cell table:formula="of:=IF([.I276]&gt;[.I$177];[.I276];&quot;&quot;)">
            <text:p/>
          </table:table-cell>
          <table:table-cell table:formula="of:=IF([.J276]&gt;[.J$177];[.J276];&quot;&quot;)">
            <text:p/>
          </table:table-cell>
          <table:table-cell table:formula="of:=IF([.K276]&gt;[.K$177];[.K276];&quot;&quot;)">
            <text:p/>
          </table:table-cell>
          <table:table-cell table:formula="of:=IF([.L276]&gt;[.L$177];[.L276];&quot;&quot;)">
            <text:p/>
          </table:table-cell>
          <table:table-cell table:formula="of:=IF([.M276]&gt;[.M$177];[.M276];&quot;&quot;)">
            <text:p/>
          </table:table-cell>
          <table:table-cell table:formula="of:=IF([.N276]&gt;[.N$177];[.N276];&quot;&quot;)">
            <text:p/>
          </table:table-cell>
          <table:table-cell table:formula="of:=IF([.O276]&gt;[.O$177];[.O276];&quot;&quot;)">
            <text:p/>
          </table:table-cell>
          <table:table-cell table:formula="of:=IF([.P276]&gt;[.P$177];[.P276];&quot;&quot;)">
            <text:p/>
          </table:table-cell>
          <table:table-cell table:formula="of:=IF([.Q276]&gt;[.Q$177];[.Q276];&quot;&quot;)">
            <text:p/>
          </table:table-cell>
          <table:table-cell table:formula="of:=IF([.R276]&gt;[.R$177];[.R276];&quot;&quot;)">
            <text:p/>
          </table:table-cell>
          <table:table-cell table:formula="of:=IF([.S276]&gt;[.S$177];[.S276];&quot;&quot;)">
            <text:p/>
          </table:table-cell>
          <table:table-cell table:formula="of:=IF([.T276]&gt;[.T$177];[.T276];&quot;&quot;)">
            <text:p/>
          </table:table-cell>
          <table:table-cell table:formula="of:=IF([.U276]&gt;[.U$177];[.U276];&quot;&quot;)">
            <text:p/>
          </table:table-cell>
          <table:table-cell table:formula="of:=IF([.V276]&gt;[.V$177];[.V27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7]&gt;[.B$177];[.B277];&quot;&quot;)">
            <text:p/>
          </table:table-cell>
          <table:table-cell table:formula="of:=IF([.C277]&gt;[.C$177];[.C277];&quot;&quot;)">
            <text:p/>
          </table:table-cell>
          <table:table-cell table:formula="of:=IF([.D277]&gt;[.D$177];[.D277];&quot;&quot;)">
            <text:p/>
          </table:table-cell>
          <table:table-cell table:formula="of:=IF([.E277]&gt;[.E$177];[.E277];&quot;&quot;)">
            <text:p/>
          </table:table-cell>
          <table:table-cell table:formula="of:=IF([.F277]&gt;[.F$177];[.F277];&quot;&quot;)">
            <text:p/>
          </table:table-cell>
          <table:table-cell table:formula="of:=IF([.G277]&gt;[.G$177];[.G277];&quot;&quot;)">
            <text:p/>
          </table:table-cell>
          <table:table-cell table:formula="of:=IF([.H277]&gt;[.H$177];[.H277];&quot;&quot;)">
            <text:p/>
          </table:table-cell>
          <table:table-cell table:formula="of:=IF([.I277]&gt;[.I$177];[.I277];&quot;&quot;)">
            <text:p/>
          </table:table-cell>
          <table:table-cell table:formula="of:=IF([.J277]&gt;[.J$177];[.J277];&quot;&quot;)">
            <text:p/>
          </table:table-cell>
          <table:table-cell table:formula="of:=IF([.K277]&gt;[.K$177];[.K277];&quot;&quot;)">
            <text:p/>
          </table:table-cell>
          <table:table-cell table:formula="of:=IF([.L277]&gt;[.L$177];[.L277];&quot;&quot;)">
            <text:p/>
          </table:table-cell>
          <table:table-cell table:formula="of:=IF([.M277]&gt;[.M$177];[.M277];&quot;&quot;)">
            <text:p/>
          </table:table-cell>
          <table:table-cell table:formula="of:=IF([.N277]&gt;[.N$177];[.N277];&quot;&quot;)">
            <text:p/>
          </table:table-cell>
          <table:table-cell table:formula="of:=IF([.O277]&gt;[.O$177];[.O277];&quot;&quot;)">
            <text:p/>
          </table:table-cell>
          <table:table-cell table:formula="of:=IF([.P277]&gt;[.P$177];[.P277];&quot;&quot;)">
            <text:p/>
          </table:table-cell>
          <table:table-cell table:formula="of:=IF([.Q277]&gt;[.Q$177];[.Q277];&quot;&quot;)">
            <text:p/>
          </table:table-cell>
          <table:table-cell table:formula="of:=IF([.R277]&gt;[.R$177];[.R277];&quot;&quot;)">
            <text:p/>
          </table:table-cell>
          <table:table-cell table:formula="of:=IF([.S277]&gt;[.S$177];[.S277];&quot;&quot;)">
            <text:p/>
          </table:table-cell>
          <table:table-cell table:formula="of:=IF([.T277]&gt;[.T$177];[.T277];&quot;&quot;)">
            <text:p/>
          </table:table-cell>
          <table:table-cell table:formula="of:=IF([.U277]&gt;[.U$177];[.U277];&quot;&quot;)">
            <text:p/>
          </table:table-cell>
          <table:table-cell table:formula="of:=IF([.V277]&gt;[.V$177];[.V27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8]&gt;[.B$177];[.B278];&quot;&quot;)">
            <text:p/>
          </table:table-cell>
          <table:table-cell table:formula="of:=IF([.C278]&gt;[.C$177];[.C278];&quot;&quot;)">
            <text:p/>
          </table:table-cell>
          <table:table-cell table:formula="of:=IF([.D278]&gt;[.D$177];[.D278];&quot;&quot;)">
            <text:p/>
          </table:table-cell>
          <table:table-cell table:formula="of:=IF([.E278]&gt;[.E$177];[.E278];&quot;&quot;)">
            <text:p/>
          </table:table-cell>
          <table:table-cell table:formula="of:=IF([.F278]&gt;[.F$177];[.F278];&quot;&quot;)">
            <text:p/>
          </table:table-cell>
          <table:table-cell table:formula="of:=IF([.G278]&gt;[.G$177];[.G278];&quot;&quot;)">
            <text:p/>
          </table:table-cell>
          <table:table-cell table:formula="of:=IF([.H278]&gt;[.H$177];[.H278];&quot;&quot;)">
            <text:p/>
          </table:table-cell>
          <table:table-cell table:formula="of:=IF([.I278]&gt;[.I$177];[.I278];&quot;&quot;)">
            <text:p/>
          </table:table-cell>
          <table:table-cell table:formula="of:=IF([.J278]&gt;[.J$177];[.J278];&quot;&quot;)">
            <text:p/>
          </table:table-cell>
          <table:table-cell table:formula="of:=IF([.K278]&gt;[.K$177];[.K278];&quot;&quot;)">
            <text:p/>
          </table:table-cell>
          <table:table-cell table:formula="of:=IF([.L278]&gt;[.L$177];[.L278];&quot;&quot;)">
            <text:p/>
          </table:table-cell>
          <table:table-cell table:formula="of:=IF([.M278]&gt;[.M$177];[.M278];&quot;&quot;)">
            <text:p/>
          </table:table-cell>
          <table:table-cell table:formula="of:=IF([.N278]&gt;[.N$177];[.N278];&quot;&quot;)">
            <text:p/>
          </table:table-cell>
          <table:table-cell table:formula="of:=IF([.O278]&gt;[.O$177];[.O278];&quot;&quot;)">
            <text:p/>
          </table:table-cell>
          <table:table-cell table:formula="of:=IF([.P278]&gt;[.P$177];[.P278];&quot;&quot;)">
            <text:p/>
          </table:table-cell>
          <table:table-cell table:formula="of:=IF([.Q278]&gt;[.Q$177];[.Q278];&quot;&quot;)">
            <text:p/>
          </table:table-cell>
          <table:table-cell table:formula="of:=IF([.R278]&gt;[.R$177];[.R278];&quot;&quot;)">
            <text:p/>
          </table:table-cell>
          <table:table-cell table:formula="of:=IF([.S278]&gt;[.S$177];[.S278];&quot;&quot;)">
            <text:p/>
          </table:table-cell>
          <table:table-cell table:formula="of:=IF([.T278]&gt;[.T$177];[.T278];&quot;&quot;)">
            <text:p/>
          </table:table-cell>
          <table:table-cell table:formula="of:=IF([.U278]&gt;[.U$177];[.U278];&quot;&quot;)">
            <text:p/>
          </table:table-cell>
          <table:table-cell table:formula="of:=IF([.V278]&gt;[.V$177];[.V278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79]&gt;[.B$177];[.B279];&quot;&quot;)">
            <text:p/>
          </table:table-cell>
          <table:table-cell table:formula="of:=IF([.C279]&gt;[.C$177];[.C279];&quot;&quot;)">
            <text:p/>
          </table:table-cell>
          <table:table-cell table:formula="of:=IF([.D279]&gt;[.D$177];[.D279];&quot;&quot;)">
            <text:p/>
          </table:table-cell>
          <table:table-cell table:formula="of:=IF([.E279]&gt;[.E$177];[.E279];&quot;&quot;)">
            <text:p/>
          </table:table-cell>
          <table:table-cell table:formula="of:=IF([.F279]&gt;[.F$177];[.F279];&quot;&quot;)">
            <text:p/>
          </table:table-cell>
          <table:table-cell table:formula="of:=IF([.G279]&gt;[.G$177];[.G279];&quot;&quot;)">
            <text:p/>
          </table:table-cell>
          <table:table-cell table:formula="of:=IF([.H279]&gt;[.H$177];[.H279];&quot;&quot;)">
            <text:p/>
          </table:table-cell>
          <table:table-cell table:formula="of:=IF([.I279]&gt;[.I$177];[.I279];&quot;&quot;)">
            <text:p/>
          </table:table-cell>
          <table:table-cell table:formula="of:=IF([.J279]&gt;[.J$177];[.J279];&quot;&quot;)">
            <text:p/>
          </table:table-cell>
          <table:table-cell table:formula="of:=IF([.K279]&gt;[.K$177];[.K279];&quot;&quot;)">
            <text:p/>
          </table:table-cell>
          <table:table-cell table:formula="of:=IF([.L279]&gt;[.L$177];[.L279];&quot;&quot;)">
            <text:p/>
          </table:table-cell>
          <table:table-cell table:formula="of:=IF([.M279]&gt;[.M$177];[.M279];&quot;&quot;)">
            <text:p/>
          </table:table-cell>
          <table:table-cell table:formula="of:=IF([.N279]&gt;[.N$177];[.N279];&quot;&quot;)">
            <text:p/>
          </table:table-cell>
          <table:table-cell table:formula="of:=IF([.O279]&gt;[.O$177];[.O279];&quot;&quot;)">
            <text:p/>
          </table:table-cell>
          <table:table-cell table:formula="of:=IF([.P279]&gt;[.P$177];[.P279];&quot;&quot;)">
            <text:p/>
          </table:table-cell>
          <table:table-cell table:formula="of:=IF([.Q279]&gt;[.Q$177];[.Q279];&quot;&quot;)">
            <text:p/>
          </table:table-cell>
          <table:table-cell table:formula="of:=IF([.R279]&gt;[.R$177];[.R279];&quot;&quot;)">
            <text:p/>
          </table:table-cell>
          <table:table-cell table:formula="of:=IF([.S279]&gt;[.S$177];[.S279];&quot;&quot;)">
            <text:p/>
          </table:table-cell>
          <table:table-cell table:formula="of:=IF([.T279]&gt;[.T$177];[.T279];&quot;&quot;)">
            <text:p/>
          </table:table-cell>
          <table:table-cell table:formula="of:=IF([.U279]&gt;[.U$177];[.U279];&quot;&quot;)">
            <text:p/>
          </table:table-cell>
          <table:table-cell table:formula="of:=IF([.V279]&gt;[.V$177];[.V279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0]&gt;[.B$177];[.B280];&quot;&quot;)">
            <text:p/>
          </table:table-cell>
          <table:table-cell table:formula="of:=IF([.C280]&gt;[.C$177];[.C280];&quot;&quot;)">
            <text:p/>
          </table:table-cell>
          <table:table-cell table:formula="of:=IF([.D280]&gt;[.D$177];[.D280];&quot;&quot;)">
            <text:p/>
          </table:table-cell>
          <table:table-cell table:formula="of:=IF([.E280]&gt;[.E$177];[.E280];&quot;&quot;)">
            <text:p/>
          </table:table-cell>
          <table:table-cell table:formula="of:=IF([.F280]&gt;[.F$177];[.F280];&quot;&quot;)">
            <text:p/>
          </table:table-cell>
          <table:table-cell table:formula="of:=IF([.G280]&gt;[.G$177];[.G280];&quot;&quot;)">
            <text:p/>
          </table:table-cell>
          <table:table-cell table:formula="of:=IF([.H280]&gt;[.H$177];[.H280];&quot;&quot;)">
            <text:p/>
          </table:table-cell>
          <table:table-cell table:formula="of:=IF([.I280]&gt;[.I$177];[.I280];&quot;&quot;)">
            <text:p/>
          </table:table-cell>
          <table:table-cell table:formula="of:=IF([.J280]&gt;[.J$177];[.J280];&quot;&quot;)">
            <text:p/>
          </table:table-cell>
          <table:table-cell table:formula="of:=IF([.K280]&gt;[.K$177];[.K280];&quot;&quot;)">
            <text:p/>
          </table:table-cell>
          <table:table-cell table:formula="of:=IF([.L280]&gt;[.L$177];[.L280];&quot;&quot;)">
            <text:p/>
          </table:table-cell>
          <table:table-cell table:formula="of:=IF([.M280]&gt;[.M$177];[.M280];&quot;&quot;)">
            <text:p/>
          </table:table-cell>
          <table:table-cell table:formula="of:=IF([.N280]&gt;[.N$177];[.N280];&quot;&quot;)">
            <text:p/>
          </table:table-cell>
          <table:table-cell table:formula="of:=IF([.O280]&gt;[.O$177];[.O280];&quot;&quot;)">
            <text:p/>
          </table:table-cell>
          <table:table-cell table:formula="of:=IF([.P280]&gt;[.P$177];[.P280];&quot;&quot;)">
            <text:p/>
          </table:table-cell>
          <table:table-cell table:formula="of:=IF([.Q280]&gt;[.Q$177];[.Q280];&quot;&quot;)">
            <text:p/>
          </table:table-cell>
          <table:table-cell table:formula="of:=IF([.R280]&gt;[.R$177];[.R280];&quot;&quot;)">
            <text:p/>
          </table:table-cell>
          <table:table-cell table:formula="of:=IF([.S280]&gt;[.S$177];[.S280];&quot;&quot;)">
            <text:p/>
          </table:table-cell>
          <table:table-cell table:formula="of:=IF([.T280]&gt;[.T$177];[.T280];&quot;&quot;)">
            <text:p/>
          </table:table-cell>
          <table:table-cell table:formula="of:=IF([.U280]&gt;[.U$177];[.U280];&quot;&quot;)">
            <text:p/>
          </table:table-cell>
          <table:table-cell table:formula="of:=IF([.V280]&gt;[.V$177];[.V280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1]&gt;[.B$177];[.B281];&quot;&quot;)">
            <text:p/>
          </table:table-cell>
          <table:table-cell table:formula="of:=IF([.C281]&gt;[.C$177];[.C281];&quot;&quot;)">
            <text:p/>
          </table:table-cell>
          <table:table-cell table:formula="of:=IF([.D281]&gt;[.D$177];[.D281];&quot;&quot;)">
            <text:p/>
          </table:table-cell>
          <table:table-cell table:formula="of:=IF([.E281]&gt;[.E$177];[.E281];&quot;&quot;)">
            <text:p/>
          </table:table-cell>
          <table:table-cell table:formula="of:=IF([.F281]&gt;[.F$177];[.F281];&quot;&quot;)">
            <text:p/>
          </table:table-cell>
          <table:table-cell table:formula="of:=IF([.G281]&gt;[.G$177];[.G281];&quot;&quot;)">
            <text:p/>
          </table:table-cell>
          <table:table-cell table:formula="of:=IF([.H281]&gt;[.H$177];[.H281];&quot;&quot;)">
            <text:p/>
          </table:table-cell>
          <table:table-cell table:formula="of:=IF([.I281]&gt;[.I$177];[.I281];&quot;&quot;)">
            <text:p/>
          </table:table-cell>
          <table:table-cell table:formula="of:=IF([.J281]&gt;[.J$177];[.J281];&quot;&quot;)">
            <text:p/>
          </table:table-cell>
          <table:table-cell table:formula="of:=IF([.K281]&gt;[.K$177];[.K281];&quot;&quot;)">
            <text:p/>
          </table:table-cell>
          <table:table-cell table:formula="of:=IF([.L281]&gt;[.L$177];[.L281];&quot;&quot;)">
            <text:p/>
          </table:table-cell>
          <table:table-cell table:formula="of:=IF([.M281]&gt;[.M$177];[.M281];&quot;&quot;)">
            <text:p/>
          </table:table-cell>
          <table:table-cell table:formula="of:=IF([.N281]&gt;[.N$177];[.N281];&quot;&quot;)">
            <text:p/>
          </table:table-cell>
          <table:table-cell table:formula="of:=IF([.O281]&gt;[.O$177];[.O281];&quot;&quot;)">
            <text:p/>
          </table:table-cell>
          <table:table-cell table:formula="of:=IF([.P281]&gt;[.P$177];[.P281];&quot;&quot;)">
            <text:p/>
          </table:table-cell>
          <table:table-cell table:formula="of:=IF([.Q281]&gt;[.Q$177];[.Q281];&quot;&quot;)">
            <text:p/>
          </table:table-cell>
          <table:table-cell table:formula="of:=IF([.R281]&gt;[.R$177];[.R281];&quot;&quot;)">
            <text:p/>
          </table:table-cell>
          <table:table-cell table:formula="of:=IF([.S281]&gt;[.S$177];[.S281];&quot;&quot;)">
            <text:p/>
          </table:table-cell>
          <table:table-cell table:formula="of:=IF([.T281]&gt;[.T$177];[.T281];&quot;&quot;)">
            <text:p/>
          </table:table-cell>
          <table:table-cell table:formula="of:=IF([.U281]&gt;[.U$177];[.U281];&quot;&quot;)">
            <text:p/>
          </table:table-cell>
          <table:table-cell table:formula="of:=IF([.V281]&gt;[.V$177];[.V281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2]&gt;[.B$177];[.B282];&quot;&quot;)">
            <text:p/>
          </table:table-cell>
          <table:table-cell table:formula="of:=IF([.C282]&gt;[.C$177];[.C282];&quot;&quot;)">
            <text:p/>
          </table:table-cell>
          <table:table-cell table:formula="of:=IF([.D282]&gt;[.D$177];[.D282];&quot;&quot;)">
            <text:p/>
          </table:table-cell>
          <table:table-cell table:formula="of:=IF([.E282]&gt;[.E$177];[.E282];&quot;&quot;)">
            <text:p/>
          </table:table-cell>
          <table:table-cell table:formula="of:=IF([.F282]&gt;[.F$177];[.F282];&quot;&quot;)">
            <text:p/>
          </table:table-cell>
          <table:table-cell table:formula="of:=IF([.G282]&gt;[.G$177];[.G282];&quot;&quot;)">
            <text:p/>
          </table:table-cell>
          <table:table-cell table:formula="of:=IF([.H282]&gt;[.H$177];[.H282];&quot;&quot;)">
            <text:p/>
          </table:table-cell>
          <table:table-cell table:formula="of:=IF([.I282]&gt;[.I$177];[.I282];&quot;&quot;)">
            <text:p/>
          </table:table-cell>
          <table:table-cell table:formula="of:=IF([.J282]&gt;[.J$177];[.J282];&quot;&quot;)">
            <text:p/>
          </table:table-cell>
          <table:table-cell table:formula="of:=IF([.K282]&gt;[.K$177];[.K282];&quot;&quot;)">
            <text:p/>
          </table:table-cell>
          <table:table-cell table:formula="of:=IF([.L282]&gt;[.L$177];[.L282];&quot;&quot;)">
            <text:p/>
          </table:table-cell>
          <table:table-cell table:formula="of:=IF([.M282]&gt;[.M$177];[.M282];&quot;&quot;)">
            <text:p/>
          </table:table-cell>
          <table:table-cell table:formula="of:=IF([.N282]&gt;[.N$177];[.N282];&quot;&quot;)">
            <text:p/>
          </table:table-cell>
          <table:table-cell table:formula="of:=IF([.O282]&gt;[.O$177];[.O282];&quot;&quot;)">
            <text:p/>
          </table:table-cell>
          <table:table-cell table:formula="of:=IF([.P282]&gt;[.P$177];[.P282];&quot;&quot;)">
            <text:p/>
          </table:table-cell>
          <table:table-cell table:formula="of:=IF([.Q282]&gt;[.Q$177];[.Q282];&quot;&quot;)">
            <text:p/>
          </table:table-cell>
          <table:table-cell table:formula="of:=IF([.R282]&gt;[.R$177];[.R282];&quot;&quot;)">
            <text:p/>
          </table:table-cell>
          <table:table-cell table:formula="of:=IF([.S282]&gt;[.S$177];[.S282];&quot;&quot;)">
            <text:p/>
          </table:table-cell>
          <table:table-cell table:formula="of:=IF([.T282]&gt;[.T$177];[.T282];&quot;&quot;)">
            <text:p/>
          </table:table-cell>
          <table:table-cell table:formula="of:=IF([.U282]&gt;[.U$177];[.U282];&quot;&quot;)">
            <text:p/>
          </table:table-cell>
          <table:table-cell table:formula="of:=IF([.V282]&gt;[.V$177];[.V282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3]&gt;[.B$177];[.B283];&quot;&quot;)">
            <text:p/>
          </table:table-cell>
          <table:table-cell table:formula="of:=IF([.C283]&gt;[.C$177];[.C283];&quot;&quot;)">
            <text:p/>
          </table:table-cell>
          <table:table-cell table:formula="of:=IF([.D283]&gt;[.D$177];[.D283];&quot;&quot;)">
            <text:p/>
          </table:table-cell>
          <table:table-cell table:formula="of:=IF([.E283]&gt;[.E$177];[.E283];&quot;&quot;)">
            <text:p/>
          </table:table-cell>
          <table:table-cell table:formula="of:=IF([.F283]&gt;[.F$177];[.F283];&quot;&quot;)">
            <text:p/>
          </table:table-cell>
          <table:table-cell table:formula="of:=IF([.G283]&gt;[.G$177];[.G283];&quot;&quot;)">
            <text:p/>
          </table:table-cell>
          <table:table-cell table:formula="of:=IF([.H283]&gt;[.H$177];[.H283];&quot;&quot;)">
            <text:p/>
          </table:table-cell>
          <table:table-cell table:formula="of:=IF([.I283]&gt;[.I$177];[.I283];&quot;&quot;)">
            <text:p/>
          </table:table-cell>
          <table:table-cell table:formula="of:=IF([.J283]&gt;[.J$177];[.J283];&quot;&quot;)">
            <text:p/>
          </table:table-cell>
          <table:table-cell table:formula="of:=IF([.K283]&gt;[.K$177];[.K283];&quot;&quot;)">
            <text:p/>
          </table:table-cell>
          <table:table-cell table:formula="of:=IF([.L283]&gt;[.L$177];[.L283];&quot;&quot;)">
            <text:p/>
          </table:table-cell>
          <table:table-cell table:formula="of:=IF([.M283]&gt;[.M$177];[.M283];&quot;&quot;)">
            <text:p/>
          </table:table-cell>
          <table:table-cell table:formula="of:=IF([.N283]&gt;[.N$177];[.N283];&quot;&quot;)">
            <text:p/>
          </table:table-cell>
          <table:table-cell table:formula="of:=IF([.O283]&gt;[.O$177];[.O283];&quot;&quot;)">
            <text:p/>
          </table:table-cell>
          <table:table-cell table:formula="of:=IF([.P283]&gt;[.P$177];[.P283];&quot;&quot;)">
            <text:p/>
          </table:table-cell>
          <table:table-cell table:formula="of:=IF([.Q283]&gt;[.Q$177];[.Q283];&quot;&quot;)">
            <text:p/>
          </table:table-cell>
          <table:table-cell table:formula="of:=IF([.R283]&gt;[.R$177];[.R283];&quot;&quot;)">
            <text:p/>
          </table:table-cell>
          <table:table-cell table:formula="of:=IF([.S283]&gt;[.S$177];[.S283];&quot;&quot;)">
            <text:p/>
          </table:table-cell>
          <table:table-cell table:formula="of:=IF([.T283]&gt;[.T$177];[.T283];&quot;&quot;)">
            <text:p/>
          </table:table-cell>
          <table:table-cell table:formula="of:=IF([.U283]&gt;[.U$177];[.U283];&quot;&quot;)">
            <text:p/>
          </table:table-cell>
          <table:table-cell table:formula="of:=IF([.V283]&gt;[.V$177];[.V283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4]&gt;[.B$177];[.B284];&quot;&quot;)">
            <text:p/>
          </table:table-cell>
          <table:table-cell table:formula="of:=IF([.C284]&gt;[.C$177];[.C284];&quot;&quot;)">
            <text:p/>
          </table:table-cell>
          <table:table-cell table:formula="of:=IF([.D284]&gt;[.D$177];[.D284];&quot;&quot;)">
            <text:p/>
          </table:table-cell>
          <table:table-cell table:formula="of:=IF([.E284]&gt;[.E$177];[.E284];&quot;&quot;)">
            <text:p/>
          </table:table-cell>
          <table:table-cell table:formula="of:=IF([.F284]&gt;[.F$177];[.F284];&quot;&quot;)">
            <text:p/>
          </table:table-cell>
          <table:table-cell table:formula="of:=IF([.G284]&gt;[.G$177];[.G284];&quot;&quot;)">
            <text:p/>
          </table:table-cell>
          <table:table-cell table:formula="of:=IF([.H284]&gt;[.H$177];[.H284];&quot;&quot;)">
            <text:p/>
          </table:table-cell>
          <table:table-cell table:formula="of:=IF([.I284]&gt;[.I$177];[.I284];&quot;&quot;)">
            <text:p/>
          </table:table-cell>
          <table:table-cell table:formula="of:=IF([.J284]&gt;[.J$177];[.J284];&quot;&quot;)">
            <text:p/>
          </table:table-cell>
          <table:table-cell table:formula="of:=IF([.K284]&gt;[.K$177];[.K284];&quot;&quot;)">
            <text:p/>
          </table:table-cell>
          <table:table-cell table:formula="of:=IF([.L284]&gt;[.L$177];[.L284];&quot;&quot;)">
            <text:p/>
          </table:table-cell>
          <table:table-cell table:formula="of:=IF([.M284]&gt;[.M$177];[.M284];&quot;&quot;)">
            <text:p/>
          </table:table-cell>
          <table:table-cell table:formula="of:=IF([.N284]&gt;[.N$177];[.N284];&quot;&quot;)">
            <text:p/>
          </table:table-cell>
          <table:table-cell table:formula="of:=IF([.O284]&gt;[.O$177];[.O284];&quot;&quot;)">
            <text:p/>
          </table:table-cell>
          <table:table-cell table:formula="of:=IF([.P284]&gt;[.P$177];[.P284];&quot;&quot;)">
            <text:p/>
          </table:table-cell>
          <table:table-cell table:formula="of:=IF([.Q284]&gt;[.Q$177];[.Q284];&quot;&quot;)">
            <text:p/>
          </table:table-cell>
          <table:table-cell table:formula="of:=IF([.R284]&gt;[.R$177];[.R284];&quot;&quot;)">
            <text:p/>
          </table:table-cell>
          <table:table-cell table:formula="of:=IF([.S284]&gt;[.S$177];[.S284];&quot;&quot;)">
            <text:p/>
          </table:table-cell>
          <table:table-cell table:formula="of:=IF([.T284]&gt;[.T$177];[.T284];&quot;&quot;)">
            <text:p/>
          </table:table-cell>
          <table:table-cell table:formula="of:=IF([.U284]&gt;[.U$177];[.U284];&quot;&quot;)">
            <text:p/>
          </table:table-cell>
          <table:table-cell table:formula="of:=IF([.V284]&gt;[.V$177];[.V284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5]&gt;[.B$177];[.B285];&quot;&quot;)">
            <text:p/>
          </table:table-cell>
          <table:table-cell table:formula="of:=IF([.C285]&gt;[.C$177];[.C285];&quot;&quot;)">
            <text:p/>
          </table:table-cell>
          <table:table-cell table:formula="of:=IF([.D285]&gt;[.D$177];[.D285];&quot;&quot;)">
            <text:p/>
          </table:table-cell>
          <table:table-cell table:formula="of:=IF([.E285]&gt;[.E$177];[.E285];&quot;&quot;)">
            <text:p/>
          </table:table-cell>
          <table:table-cell table:formula="of:=IF([.F285]&gt;[.F$177];[.F285];&quot;&quot;)">
            <text:p/>
          </table:table-cell>
          <table:table-cell table:formula="of:=IF([.G285]&gt;[.G$177];[.G285];&quot;&quot;)">
            <text:p/>
          </table:table-cell>
          <table:table-cell table:formula="of:=IF([.H285]&gt;[.H$177];[.H285];&quot;&quot;)">
            <text:p/>
          </table:table-cell>
          <table:table-cell table:formula="of:=IF([.I285]&gt;[.I$177];[.I285];&quot;&quot;)">
            <text:p/>
          </table:table-cell>
          <table:table-cell table:formula="of:=IF([.J285]&gt;[.J$177];[.J285];&quot;&quot;)">
            <text:p/>
          </table:table-cell>
          <table:table-cell table:formula="of:=IF([.K285]&gt;[.K$177];[.K285];&quot;&quot;)">
            <text:p/>
          </table:table-cell>
          <table:table-cell table:formula="of:=IF([.L285]&gt;[.L$177];[.L285];&quot;&quot;)">
            <text:p/>
          </table:table-cell>
          <table:table-cell table:formula="of:=IF([.M285]&gt;[.M$177];[.M285];&quot;&quot;)">
            <text:p/>
          </table:table-cell>
          <table:table-cell table:formula="of:=IF([.N285]&gt;[.N$177];[.N285];&quot;&quot;)">
            <text:p/>
          </table:table-cell>
          <table:table-cell table:formula="of:=IF([.O285]&gt;[.O$177];[.O285];&quot;&quot;)">
            <text:p/>
          </table:table-cell>
          <table:table-cell table:formula="of:=IF([.P285]&gt;[.P$177];[.P285];&quot;&quot;)">
            <text:p/>
          </table:table-cell>
          <table:table-cell table:formula="of:=IF([.Q285]&gt;[.Q$177];[.Q285];&quot;&quot;)">
            <text:p/>
          </table:table-cell>
          <table:table-cell table:formula="of:=IF([.R285]&gt;[.R$177];[.R285];&quot;&quot;)">
            <text:p/>
          </table:table-cell>
          <table:table-cell table:formula="of:=IF([.S285]&gt;[.S$177];[.S285];&quot;&quot;)">
            <text:p/>
          </table:table-cell>
          <table:table-cell table:formula="of:=IF([.T285]&gt;[.T$177];[.T285];&quot;&quot;)">
            <text:p/>
          </table:table-cell>
          <table:table-cell table:formula="of:=IF([.U285]&gt;[.U$177];[.U285];&quot;&quot;)">
            <text:p/>
          </table:table-cell>
          <table:table-cell table:formula="of:=IF([.V285]&gt;[.V$177];[.V285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6]&gt;[.B$177];[.B286];&quot;&quot;)">
            <text:p/>
          </table:table-cell>
          <table:table-cell table:formula="of:=IF([.C286]&gt;[.C$177];[.C286];&quot;&quot;)">
            <text:p/>
          </table:table-cell>
          <table:table-cell table:formula="of:=IF([.D286]&gt;[.D$177];[.D286];&quot;&quot;)">
            <text:p/>
          </table:table-cell>
          <table:table-cell table:formula="of:=IF([.E286]&gt;[.E$177];[.E286];&quot;&quot;)">
            <text:p/>
          </table:table-cell>
          <table:table-cell table:formula="of:=IF([.F286]&gt;[.F$177];[.F286];&quot;&quot;)">
            <text:p/>
          </table:table-cell>
          <table:table-cell table:formula="of:=IF([.G286]&gt;[.G$177];[.G286];&quot;&quot;)">
            <text:p/>
          </table:table-cell>
          <table:table-cell table:formula="of:=IF([.H286]&gt;[.H$177];[.H286];&quot;&quot;)">
            <text:p/>
          </table:table-cell>
          <table:table-cell table:formula="of:=IF([.I286]&gt;[.I$177];[.I286];&quot;&quot;)">
            <text:p/>
          </table:table-cell>
          <table:table-cell table:formula="of:=IF([.J286]&gt;[.J$177];[.J286];&quot;&quot;)">
            <text:p/>
          </table:table-cell>
          <table:table-cell table:formula="of:=IF([.K286]&gt;[.K$177];[.K286];&quot;&quot;)">
            <text:p/>
          </table:table-cell>
          <table:table-cell table:formula="of:=IF([.L286]&gt;[.L$177];[.L286];&quot;&quot;)">
            <text:p/>
          </table:table-cell>
          <table:table-cell table:formula="of:=IF([.M286]&gt;[.M$177];[.M286];&quot;&quot;)">
            <text:p/>
          </table:table-cell>
          <table:table-cell table:formula="of:=IF([.N286]&gt;[.N$177];[.N286];&quot;&quot;)">
            <text:p/>
          </table:table-cell>
          <table:table-cell table:formula="of:=IF([.O286]&gt;[.O$177];[.O286];&quot;&quot;)">
            <text:p/>
          </table:table-cell>
          <table:table-cell table:formula="of:=IF([.P286]&gt;[.P$177];[.P286];&quot;&quot;)">
            <text:p/>
          </table:table-cell>
          <table:table-cell table:formula="of:=IF([.Q286]&gt;[.Q$177];[.Q286];&quot;&quot;)">
            <text:p/>
          </table:table-cell>
          <table:table-cell table:formula="of:=IF([.R286]&gt;[.R$177];[.R286];&quot;&quot;)">
            <text:p/>
          </table:table-cell>
          <table:table-cell table:formula="of:=IF([.S286]&gt;[.S$177];[.S286];&quot;&quot;)">
            <text:p/>
          </table:table-cell>
          <table:table-cell table:formula="of:=IF([.T286]&gt;[.T$177];[.T286];&quot;&quot;)">
            <text:p/>
          </table:table-cell>
          <table:table-cell table:formula="of:=IF([.U286]&gt;[.U$177];[.U286];&quot;&quot;)">
            <text:p/>
          </table:table-cell>
          <table:table-cell table:formula="of:=IF([.V286]&gt;[.V$177];[.V286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7]&gt;[.B$177];[.B287];&quot;&quot;)">
            <text:p/>
          </table:table-cell>
          <table:table-cell table:formula="of:=IF([.C287]&gt;[.C$177];[.C287];&quot;&quot;)">
            <text:p/>
          </table:table-cell>
          <table:table-cell table:formula="of:=IF([.D287]&gt;[.D$177];[.D287];&quot;&quot;)">
            <text:p/>
          </table:table-cell>
          <table:table-cell table:formula="of:=IF([.E287]&gt;[.E$177];[.E287];&quot;&quot;)">
            <text:p/>
          </table:table-cell>
          <table:table-cell table:formula="of:=IF([.F287]&gt;[.F$177];[.F287];&quot;&quot;)">
            <text:p/>
          </table:table-cell>
          <table:table-cell table:formula="of:=IF([.G287]&gt;[.G$177];[.G287];&quot;&quot;)">
            <text:p/>
          </table:table-cell>
          <table:table-cell table:formula="of:=IF([.H287]&gt;[.H$177];[.H287];&quot;&quot;)">
            <text:p/>
          </table:table-cell>
          <table:table-cell table:formula="of:=IF([.I287]&gt;[.I$177];[.I287];&quot;&quot;)">
            <text:p/>
          </table:table-cell>
          <table:table-cell table:formula="of:=IF([.J287]&gt;[.J$177];[.J287];&quot;&quot;)">
            <text:p/>
          </table:table-cell>
          <table:table-cell table:formula="of:=IF([.K287]&gt;[.K$177];[.K287];&quot;&quot;)">
            <text:p/>
          </table:table-cell>
          <table:table-cell table:formula="of:=IF([.L287]&gt;[.L$177];[.L287];&quot;&quot;)">
            <text:p/>
          </table:table-cell>
          <table:table-cell table:formula="of:=IF([.M287]&gt;[.M$177];[.M287];&quot;&quot;)">
            <text:p/>
          </table:table-cell>
          <table:table-cell table:formula="of:=IF([.N287]&gt;[.N$177];[.N287];&quot;&quot;)">
            <text:p/>
          </table:table-cell>
          <table:table-cell table:formula="of:=IF([.O287]&gt;[.O$177];[.O287];&quot;&quot;)">
            <text:p/>
          </table:table-cell>
          <table:table-cell table:formula="of:=IF([.P287]&gt;[.P$177];[.P287];&quot;&quot;)">
            <text:p/>
          </table:table-cell>
          <table:table-cell table:formula="of:=IF([.Q287]&gt;[.Q$177];[.Q287];&quot;&quot;)">
            <text:p/>
          </table:table-cell>
          <table:table-cell table:formula="of:=IF([.R287]&gt;[.R$177];[.R287];&quot;&quot;)">
            <text:p/>
          </table:table-cell>
          <table:table-cell table:formula="of:=IF([.S287]&gt;[.S$177];[.S287];&quot;&quot;)">
            <text:p/>
          </table:table-cell>
          <table:table-cell table:formula="of:=IF([.T287]&gt;[.T$177];[.T287];&quot;&quot;)">
            <text:p/>
          </table:table-cell>
          <table:table-cell table:formula="of:=IF([.U287]&gt;[.U$177];[.U287];&quot;&quot;)">
            <text:p/>
          </table:table-cell>
          <table:table-cell table:formula="of:=IF([.V287]&gt;[.V$177];[.V287];&quot;&quot;)">
            <text:p/>
          </table:table-cell>
          <table:table-cell table:number-columns-repeated="1002"/>
        </table:table-row>
        <table:table-row table:style-name="ro2">
          <table:table-cell/>
          <table:table-cell table:formula="of:=IF([.B288]&gt;[.B$177];[.B288];&quot;&quot;)">
            <text:p/>
          </table:table-cell>
          <table:table-cell table:formula="of:=IF([.C288]&gt;[.C$177];[.C288];&quot;&quot;)">
            <text:p/>
          </table:table-cell>
          <table:table-cell table:formula="of:=IF([.D288]&gt;[.D$177];[.D288];&quot;&quot;)">
            <text:p/>
          </table:table-cell>
          <table:table-cell table:formula="of:=IF([.E288]&gt;[.E$177];[.E288];&quot;&quot;)">
            <text:p/>
          </table:table-cell>
          <table:table-cell table:formula="of:=IF([.F288]&gt;[.F$177];[.F288];&quot;&quot;)">
            <text:p/>
          </table:table-cell>
          <table:table-cell table:formula="of:=IF([.G288]&gt;[.G$177];[.G288];&quot;&quot;)">
            <text:p/>
          </table:table-cell>
          <table:table-cell table:formula="of:=IF([.H288]&gt;[.H$177];[.H288];&quot;&quot;)">
            <text:p/>
          </table:table-cell>
          <table:table-cell table:formula="of:=IF([.I288]&gt;[.I$177];[.I288];&quot;&quot;)">
            <text:p/>
          </table:table-cell>
          <table:table-cell table:formula="of:=IF([.J288]&gt;[.J$177];[.J288];&quot;&quot;)">
            <text:p/>
          </table:table-cell>
          <table:table-cell table:formula="of:=IF([.K288]&gt;[.K$177];[.K288];&quot;&quot;)">
            <text:p/>
          </table:table-cell>
          <table:table-cell table:formula="of:=IF([.L288]&gt;[.L$177];[.L288];&quot;&quot;)">
            <text:p/>
          </table:table-cell>
          <table:table-cell table:formula="of:=IF([.M288]&gt;[.M$177];[.M288];&quot;&quot;)">
            <text:p/>
          </table:table-cell>
          <table:table-cell table:formula="of:=IF([.N288]&gt;[.N$177];[.N288];&quot;&quot;)">
            <text:p/>
          </table:table-cell>
          <table:table-cell table:formula="of:=IF([.O288]&gt;[.O$177];[.O288];&quot;&quot;)">
            <text:p/>
          </table:table-cell>
          <table:table-cell table:formula="of:=IF([.P288]&gt;[.P$177];[.P288];&quot;&quot;)">
            <text:p/>
          </table:table-cell>
          <table:table-cell table:formula="of:=IF([.Q288]&gt;[.Q$177];[.Q288];&quot;&quot;)">
            <text:p/>
          </table:table-cell>
          <table:table-cell table:formula="of:=IF([.R288]&gt;[.R$177];[.R288];&quot;&quot;)">
            <text:p/>
          </table:table-cell>
          <table:table-cell table:formula="of:=IF([.S288]&gt;[.S$177];[.S288];&quot;&quot;)">
            <text:p/>
          </table:table-cell>
          <table:table-cell table:formula="of:=IF([.T288]&gt;[.T$177];[.T288];&quot;&quot;)">
            <text:p/>
          </table:table-cell>
          <table:table-cell table:formula="of:=IF([.U288]&gt;[.U$177];[.U288];&quot;&quot;)">
            <text:p/>
          </table:table-cell>
          <table:table-cell table:formula="of:=IF([.V288]&gt;[.V$177];[.V288];&quot;&quot;)">
            <text:p/>
          </table:table-cell>
          <table:table-cell table:number-columns-repeated="100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3"/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Normalisé</text:p>
          </table:table-cell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formula="of:=IFERROR([.B302]/[.$E302];&quot;&quot; )" office:value-type="float" office:value="0.0628044683218989" calcext:value-type="float">
            <text:p>0,0628044683</text:p>
          </table:table-cell>
          <table:table-cell table:formula="of:=IFERROR([.C302]/[.$E302];&quot;&quot; )" office:value-type="float" office:value="0.3390795120806" calcext:value-type="float">
            <text:p>0,3390795121</text:p>
          </table:table-cell>
          <table:table-cell table:formula="of:=IFERROR([.D302]/[.$E302];&quot;&quot; )" office:value-type="float" office:value="0.0726279021297188" calcext:value-type="float">
            <text:p>0,0726279021</text:p>
          </table:table-cell>
          <table:table-cell table:formula="of:=IFERROR([.E302]/[.$E302];&quot;&quot; )" office:value-type="float" office:value="1" calcext:value-type="float">
            <text:p>1</text:p>
          </table:table-cell>
          <table:table-cell table:formula="of:=IFERROR([.F302]/[.$E302];&quot;&quot; )" office:value-type="float" office:value="0.0151207570053097" calcext:value-type="float">
            <text:p>0,015120757</text:p>
          </table:table-cell>
          <table:table-cell table:formula="of:=IFERROR([.G302]/[.$E302];&quot;&quot; )" office:value-type="float" office:value="0.277941727142894" calcext:value-type="float">
            <text:p>0,2779417271</text:p>
          </table:table-cell>
          <table:table-cell table:formula="of:=IFERROR([.H302]/[.$E302];&quot;&quot; )" office:value-type="float" office:value="0.0226945727007366" calcext:value-type="float">
            <text:p>0,0226945727</text:p>
          </table:table-cell>
          <table:table-cell table:formula="of:=IFERROR([.I302]/[.$E302];&quot;&quot; )" office:value-type="float" office:value="0.465197758544971" calcext:value-type="float">
            <text:p>0,4651977585</text:p>
          </table:table-cell>
          <table:table-cell table:formula="of:=IFERROR([.J302]/[.$E302];&quot;&quot; )" office:value-type="float" office:value="0.0641636447620394" calcext:value-type="float">
            <text:p>0,0641636448</text:p>
          </table:table-cell>
          <table:table-cell table:formula="of:=IFERROR([.K302]/[.$E302];&quot;&quot; )" office:value-type="float" office:value="0.061737840877475" calcext:value-type="float">
            <text:p>0,0617378409</text:p>
          </table:table-cell>
          <table:table-cell table:formula="of:=IFERROR([.L302]/[.$E302];&quot;&quot; )" office:value-type="float" office:value="0.0484747168378565" calcext:value-type="float">
            <text:p>0,0484747168</text:p>
          </table:table-cell>
          <table:table-cell table:formula="of:=IFERROR([.M302]/[.$E302];&quot;&quot; )" office:value-type="float" office:value="0.237617603748695" calcext:value-type="float">
            <text:p>0,2376176037</text:p>
          </table:table-cell>
          <table:table-cell table:formula="of:=IFERROR([.N302]/[.$E302];&quot;&quot; )" office:value-type="float" office:value="0.0770071049792357" calcext:value-type="float">
            <text:p>0,077007105</text:p>
          </table:table-cell>
          <table:table-cell table:formula="of:=IFERROR([.O302]/[.$E302];&quot;&quot; )" office:value-type="float" office:value="0.250125175747804" calcext:value-type="float">
            <text:p>0,2501251757</text:p>
          </table:table-cell>
          <table:table-cell table:formula="of:=IFERROR([.P302]/[.$E302];&quot;&quot; )" office:value-type="float" office:value="0.0310398321011901" calcext:value-type="float">
            <text:p>0,0310398321</text:p>
          </table:table-cell>
          <table:table-cell table:formula="of:=IFERROR([.Q302]/[.$E302];&quot;&quot; )" office:value-type="float" office:value="0.0199485966130231" calcext:value-type="float">
            <text:p>0,0199485966</text:p>
          </table:table-cell>
          <table:table-cell table:formula="of:=IFERROR([.R302]/[.$E302];&quot;&quot; )" office:value-type="float" office:value="0.0927214373793305" calcext:value-type="float">
            <text:p>0,0927214374</text:p>
          </table:table-cell>
          <table:table-cell table:formula="of:=IFERROR([.S302]/[.$E302];&quot;&quot; )" office:value-type="float" office:value="0.360238888973889" calcext:value-type="float">
            <text:p>0,360238889</text:p>
          </table:table-cell>
          <table:table-cell table:formula="of:=IFERROR([.T302]/[.$E302];&quot;&quot; )" office:value-type="float" office:value="0.234598279937633" calcext:value-type="float">
            <text:p>0,2345982799</text:p>
          </table:table-cell>
          <table:table-cell table:formula="of:=IFERROR([.U302]/[.$E302];&quot;&quot; )" office:value-type="float" office:value="0.256500497388761" calcext:value-type="float">
            <text:p>0,2565004974</text:p>
          </table:table-cell>
          <table:table-cell table:formula="of:=IFERROR([.V302]/[.$E302];&quot;&quot; )" office:value-type="float" office:value="0.289464589114265" calcext:value-type="float">
            <text:p>0,2894645891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formula="of:=IFERROR([.B303]/[.$E303];&quot;&quot; )" office:value-type="float" office:value="0.0669947833081925" calcext:value-type="float">
            <text:p>0,0669947833</text:p>
          </table:table-cell>
          <table:table-cell table:formula="of:=IFERROR([.C303]/[.$E303];&quot;&quot; )" office:value-type="float" office:value="0.0535892871459719" calcext:value-type="float">
            <text:p>0,0535892871</text:p>
          </table:table-cell>
          <table:table-cell table:formula="of:=IFERROR([.D303]/[.$E303];&quot;&quot; )" office:value-type="float" office:value="0.0675145462116015" calcext:value-type="float">
            <text:p>0,0675145462</text:p>
          </table:table-cell>
          <table:table-cell table:formula="of:=IFERROR([.E303]/[.$E303];&quot;&quot; )" office:value-type="float" office:value="1" calcext:value-type="float">
            <text:p>1</text:p>
          </table:table-cell>
          <table:table-cell table:formula="of:=IFERROR([.F303]/[.$E303];&quot;&quot; )" office:value-type="float" office:value="0.0118463089970336" calcext:value-type="float">
            <text:p>0,011846309</text:p>
          </table:table-cell>
          <table:table-cell table:formula="of:=IFERROR([.G303]/[.$E303];&quot;&quot; )" office:value-type="float" office:value="0.277778534237041" calcext:value-type="float">
            <text:p>0,2777785342</text:p>
          </table:table-cell>
          <table:table-cell table:formula="of:=IFERROR([.H303]/[.$E303];&quot;&quot; )" office:value-type="float" office:value="0.0224693510528813" calcext:value-type="float">
            <text:p>0,0224693511</text:p>
          </table:table-cell>
          <table:table-cell table:formula="of:=IFERROR([.I303]/[.$E303];&quot;&quot; )" office:value-type="float" office:value="0.442490765055564" calcext:value-type="float">
            <text:p>0,4424907651</text:p>
          </table:table-cell>
          <table:table-cell table:formula="of:=IFERROR([.J303]/[.$E303];&quot;&quot; )" office:value-type="float" office:value="0.0609607000847393" calcext:value-type="float">
            <text:p>0,0609607001</text:p>
          </table:table-cell>
          <table:table-cell table:formula="of:=IFERROR([.K303]/[.$E303];&quot;&quot; )" office:value-type="float" office:value="0.0575756777104437" calcext:value-type="float">
            <text:p>0,0575756777</text:p>
          </table:table-cell>
          <table:table-cell table:formula="of:=IFERROR([.L303]/[.$E303];&quot;&quot; )" office:value-type="float" office:value="0.0316678915921768" calcext:value-type="float">
            <text:p>0,0316678916</text:p>
          </table:table-cell>
          <table:table-cell table:formula="of:=IFERROR([.M303]/[.$E303];&quot;&quot; )" office:value-type="float" office:value="0.239868179767769" calcext:value-type="float">
            <text:p>0,2398681798</text:p>
          </table:table-cell>
          <table:table-cell table:formula="of:=IFERROR([.N303]/[.$E303];&quot;&quot; )" office:value-type="float" office:value="0.0792807177092657" calcext:value-type="float">
            <text:p>0,0792807177</text:p>
          </table:table-cell>
          <table:table-cell table:formula="of:=IFERROR([.O303]/[.$E303];&quot;&quot; )" office:value-type="float" office:value="0.252796368084708" calcext:value-type="float">
            <text:p>0,2527963681</text:p>
          </table:table-cell>
          <table:table-cell table:formula="of:=IFERROR([.P303]/[.$E303];&quot;&quot; )" office:value-type="float" office:value="0.0246110467248886" calcext:value-type="float">
            <text:p>0,0246110467</text:p>
          </table:table-cell>
          <table:table-cell table:formula="of:=IFERROR([.Q303]/[.$E303];&quot;&quot; )" office:value-type="float" office:value="0.0184980168484454" calcext:value-type="float">
            <text:p>0,0184980168</text:p>
          </table:table-cell>
          <table:table-cell table:formula="of:=IFERROR([.R303]/[.$E303];&quot;&quot; )" office:value-type="float" office:value="0.096653504737053" calcext:value-type="float">
            <text:p>0,0966535047</text:p>
          </table:table-cell>
          <table:table-cell table:formula="of:=IFERROR([.S303]/[.$E303];&quot;&quot; )" office:value-type="float" office:value="0.347942288999677" calcext:value-type="float">
            <text:p>0,347942289</text:p>
          </table:table-cell>
          <table:table-cell table:formula="of:=IFERROR([.T303]/[.$E303];&quot;&quot; )" office:value-type="float" office:value="0.212485359628452" calcext:value-type="float">
            <text:p>0,2124853596</text:p>
          </table:table-cell>
          <table:table-cell table:formula="of:=IFERROR([.U303]/[.$E303];&quot;&quot; )" office:value-type="float" office:value="0.262808653649854" calcext:value-type="float">
            <text:p>0,2628086536</text:p>
          </table:table-cell>
          <table:table-cell table:formula="of:=IFERROR([.V303]/[.$E303];&quot;&quot; )" office:value-type="float" office:value="0.285787770035379" calcext:value-type="float">
            <text:p>0,28578777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formula="of:=IFERROR([.B304]/[.$E304];&quot;&quot; )" office:value-type="float" office:value="0.0728710349535703" calcext:value-type="float">
            <text:p>0,072871035</text:p>
          </table:table-cell>
          <table:table-cell table:formula="of:=IFERROR([.C304]/[.$E304];&quot;&quot; )" office:value-type="float" office:value="0.0751509899029853" calcext:value-type="float">
            <text:p>0,0751509899</text:p>
          </table:table-cell>
          <table:table-cell table:formula="of:=IFERROR([.D304]/[.$E304];&quot;&quot; )" office:value-type="float" office:value="0.0663909734158502" calcext:value-type="float">
            <text:p>0,0663909734</text:p>
          </table:table-cell>
          <table:table-cell table:formula="of:=IFERROR([.E304]/[.$E304];&quot;&quot; )" office:value-type="float" office:value="1" calcext:value-type="float">
            <text:p>1</text:p>
          </table:table-cell>
          <table:table-cell table:formula="of:=IFERROR([.F304]/[.$E304];&quot;&quot; )" office:value-type="float" office:value="0.0148073254740323" calcext:value-type="float">
            <text:p>0,0148073255</text:p>
          </table:table-cell>
          <table:table-cell table:formula="of:=IFERROR([.G304]/[.$E304];&quot;&quot; )" office:value-type="float" office:value="0.279087457369156" calcext:value-type="float">
            <text:p>0,2790874574</text:p>
          </table:table-cell>
          <table:table-cell table:formula="of:=IFERROR([.H304]/[.$E304];&quot;&quot; )" office:value-type="float" office:value="0.0235256357069197" calcext:value-type="float">
            <text:p>0,0235256357</text:p>
          </table:table-cell>
          <table:table-cell table:formula="of:=IFERROR([.I304]/[.$E304];&quot;&quot; )" office:value-type="float" office:value="0.417713809960681" calcext:value-type="float">
            <text:p>0,41771381</text:p>
          </table:table-cell>
          <table:table-cell table:formula="of:=IFERROR([.J304]/[.$E304];&quot;&quot; )" office:value-type="float" office:value="0.0599404909206874" calcext:value-type="float">
            <text:p>0,0599404909</text:p>
          </table:table-cell>
          <table:table-cell table:formula="of:=IFERROR([.K304]/[.$E304];&quot;&quot; )" office:value-type="float" office:value="0.0655858498871812" calcext:value-type="float">
            <text:p>0,0655858499</text:p>
          </table:table-cell>
          <table:table-cell table:formula="of:=IFERROR([.L304]/[.$E304];&quot;&quot; )" office:value-type="float" office:value="0.0362464249807014" calcext:value-type="float">
            <text:p>0,036246425</text:p>
          </table:table-cell>
          <table:table-cell table:formula="of:=IFERROR([.M304]/[.$E304];&quot;&quot; )" office:value-type="float" office:value="0.246897932169461" calcext:value-type="float">
            <text:p>0,2468979322</text:p>
          </table:table-cell>
          <table:table-cell table:formula="of:=IFERROR([.N304]/[.$E304];&quot;&quot; )" office:value-type="float" office:value="0.0806842284417842" calcext:value-type="float">
            <text:p>0,0806842284</text:p>
          </table:table-cell>
          <table:table-cell table:formula="of:=IFERROR([.O304]/[.$E304];&quot;&quot; )" office:value-type="float" office:value="0.268056392924243" calcext:value-type="float">
            <text:p>0,2680563929</text:p>
          </table:table-cell>
          <table:table-cell table:formula="of:=IFERROR([.P304]/[.$E304];&quot;&quot; )" office:value-type="float" office:value="0.0254824528300649" calcext:value-type="float">
            <text:p>0,0254824528</text:p>
          </table:table-cell>
          <table:table-cell table:formula="of:=IFERROR([.Q304]/[.$E304];&quot;&quot; )" office:value-type="float" office:value="0.0211523433154706" calcext:value-type="float">
            <text:p>0,0211523433</text:p>
          </table:table-cell>
          <table:table-cell table:formula="of:=IFERROR([.R304]/[.$E304];&quot;&quot; )" office:value-type="float" office:value="0.095700692037035" calcext:value-type="float">
            <text:p>0,095700692</text:p>
          </table:table-cell>
          <table:table-cell table:formula="of:=IFERROR([.S304]/[.$E304];&quot;&quot; )" office:value-type="float" office:value="0.367307206281845" calcext:value-type="float">
            <text:p>0,3673072063</text:p>
          </table:table-cell>
          <table:table-cell table:formula="of:=IFERROR([.T304]/[.$E304];&quot;&quot; )" office:value-type="float" office:value="0.227196762913432" calcext:value-type="float">
            <text:p>0,2271967629</text:p>
          </table:table-cell>
          <table:table-cell table:formula="of:=IFERROR([.U304]/[.$E304];&quot;&quot; )" office:value-type="float" office:value="0.269827631408445" calcext:value-type="float">
            <text:p>0,2698276314</text:p>
          </table:table-cell>
          <table:table-cell table:formula="of:=IFERROR([.V304]/[.$E304];&quot;&quot; )" office:value-type="float" office:value="0.278141818706485" calcext:value-type="float">
            <text:p>0,2781418187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formula="of:=IFERROR([.B305]/[.$E305];&quot;&quot; )" office:value-type="float" office:value="0.0601054334633219" calcext:value-type="float">
            <text:p>0,0601054335</text:p>
          </table:table-cell>
          <table:table-cell table:formula="of:=IFERROR([.C305]/[.$E305];&quot;&quot; )" office:value-type="float" office:value="0.0323416607949188" calcext:value-type="float">
            <text:p>0,0323416608</text:p>
          </table:table-cell>
          <table:table-cell table:formula="of:=IFERROR([.D305]/[.$E305];&quot;&quot; )" office:value-type="float" office:value="0.0595774582935121" calcext:value-type="float">
            <text:p>0,0595774583</text:p>
          </table:table-cell>
          <table:table-cell table:formula="of:=IFERROR([.E305]/[.$E305];&quot;&quot; )" office:value-type="float" office:value="1" calcext:value-type="float">
            <text:p>1</text:p>
          </table:table-cell>
          <table:table-cell table:formula="of:=IFERROR([.F305]/[.$E305];&quot;&quot; )" office:value-type="float" office:value="0.0118990910833865" calcext:value-type="float">
            <text:p>0,0118990911</text:p>
          </table:table-cell>
          <table:table-cell table:formula="of:=IFERROR([.G305]/[.$E305];&quot;&quot; )" office:value-type="float" office:value="0.264771700196737" calcext:value-type="float">
            <text:p>0,2647717002</text:p>
          </table:table-cell>
          <table:table-cell table:formula="of:=IFERROR([.H305]/[.$E305];&quot;&quot; )" office:value-type="float" office:value="0.0213893754399812" calcext:value-type="float">
            <text:p>0,0213893754</text:p>
          </table:table-cell>
          <table:table-cell table:formula="of:=IFERROR([.I305]/[.$E305];&quot;&quot; )" office:value-type="float" office:value="0.426608007577787" calcext:value-type="float">
            <text:p>0,4266080076</text:p>
          </table:table-cell>
          <table:table-cell table:formula="of:=IFERROR([.J305]/[.$E305];&quot;&quot; )" office:value-type="float" office:value="0.0568208214395317" calcext:value-type="float">
            <text:p>0,0568208214</text:p>
          </table:table-cell>
          <table:table-cell table:formula="of:=IFERROR([.K305]/[.$E305];&quot;&quot; )" office:value-type="float" office:value="0.0552442990292884" calcext:value-type="float">
            <text:p>0,055244299</text:p>
          </table:table-cell>
          <table:table-cell table:formula="of:=IFERROR([.L305]/[.$E305];&quot;&quot; )" office:value-type="float" office:value="0.0245554845531491" calcext:value-type="float">
            <text:p>0,0245554846</text:p>
          </table:table-cell>
          <table:table-cell table:formula="of:=IFERROR([.M305]/[.$E305];&quot;&quot; )" office:value-type="float" office:value="0.236103194154683" calcext:value-type="float">
            <text:p>0,2361031942</text:p>
          </table:table-cell>
          <table:table-cell table:formula="of:=IFERROR([.N305]/[.$E305];&quot;&quot; )" office:value-type="float" office:value="0.074186376959074" calcext:value-type="float">
            <text:p>0,074186377</text:p>
          </table:table-cell>
          <table:table-cell table:formula="of:=IFERROR([.O305]/[.$E305];&quot;&quot; )" office:value-type="float" office:value="0.251529928654831" calcext:value-type="float">
            <text:p>0,2515299287</text:p>
          </table:table-cell>
          <table:table-cell table:formula="of:=IFERROR([.P305]/[.$E305];&quot;&quot; )" office:value-type="float" office:value="0.0231091162696542" calcext:value-type="float">
            <text:p>0,0231091163</text:p>
          </table:table-cell>
          <table:table-cell table:formula="of:=IFERROR([.Q305]/[.$E305];&quot;&quot; )" office:value-type="float" office:value="0.0215728798721491" calcext:value-type="float">
            <text:p>0,0215728799</text:p>
          </table:table-cell>
          <table:table-cell table:formula="of:=IFERROR([.R305]/[.$E305];&quot;&quot; )" office:value-type="float" office:value="0.08597682111863" calcext:value-type="float">
            <text:p>0,0859768211</text:p>
          </table:table-cell>
          <table:table-cell table:formula="of:=IFERROR([.S305]/[.$E305];&quot;&quot; )" office:value-type="float" office:value="0.350510049093923" calcext:value-type="float">
            <text:p>0,3505100491</text:p>
          </table:table-cell>
          <table:table-cell table:formula="of:=IFERROR([.T305]/[.$E305];&quot;&quot; )" office:value-type="float" office:value="0.198790223390784" calcext:value-type="float">
            <text:p>0,1987902234</text:p>
          </table:table-cell>
          <table:table-cell table:formula="of:=IFERROR([.U305]/[.$E305];&quot;&quot; )" office:value-type="float" office:value="0.25418205116736" calcext:value-type="float">
            <text:p>0,2541820512</text:p>
          </table:table-cell>
          <table:table-cell table:formula="of:=IFERROR([.V305]/[.$E305];&quot;&quot; )" office:value-type="float" office:value="0.251749026619101" calcext:value-type="float">
            <text:p>0,2517490266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formula="of:=IFERROR([.B306]/[.$E306];&quot;&quot; )" office:value-type="float" office:value="0.0641265327554057" calcext:value-type="float">
            <text:p>0,0641265328</text:p>
          </table:table-cell>
          <table:table-cell table:formula="of:=IFERROR([.C306]/[.$E306];&quot;&quot; )" office:value-type="float" office:value="0.0328037104746769" calcext:value-type="float">
            <text:p>0,0328037105</text:p>
          </table:table-cell>
          <table:table-cell table:formula="of:=IFERROR([.D306]/[.$E306];&quot;&quot; )" office:value-type="float" office:value="0.0590437254683319" calcext:value-type="float">
            <text:p>0,0590437255</text:p>
          </table:table-cell>
          <table:table-cell table:formula="of:=IFERROR([.E306]/[.$E306];&quot;&quot; )" office:value-type="float" office:value="1" calcext:value-type="float">
            <text:p>1</text:p>
          </table:table-cell>
          <table:table-cell table:formula="of:=IFERROR([.F306]/[.$E306];&quot;&quot; )" office:value-type="float" office:value="0.0150208302749519" calcext:value-type="float">
            <text:p>0,0150208303</text:p>
          </table:table-cell>
          <table:table-cell table:formula="of:=IFERROR([.G306]/[.$E306];&quot;&quot; )" office:value-type="float" office:value="0.285848142984384" calcext:value-type="float">
            <text:p>0,285848143</text:p>
          </table:table-cell>
          <table:table-cell table:formula="of:=IFERROR([.H306]/[.$E306];&quot;&quot; )" office:value-type="float" office:value="0.0228109361090016" calcext:value-type="float">
            <text:p>0,0228109361</text:p>
          </table:table-cell>
          <table:table-cell table:formula="of:=IFERROR([.I306]/[.$E306];&quot;&quot; )" office:value-type="float" office:value="0.378123680071581" calcext:value-type="float">
            <text:p>0,3781236801</text:p>
          </table:table-cell>
          <table:table-cell table:formula="of:=IFERROR([.J306]/[.$E306];&quot;&quot; )" office:value-type="float" office:value="0.0679198253005007" calcext:value-type="float">
            <text:p>0,0679198253</text:p>
          </table:table-cell>
          <table:table-cell table:formula="of:=IFERROR([.K306]/[.$E306];&quot;&quot; )" office:value-type="float" office:value="0.0556614924330622" calcext:value-type="float">
            <text:p>0,0556614924</text:p>
          </table:table-cell>
          <table:table-cell table:formula="of:=IFERROR([.L306]/[.$E306];&quot;&quot; )" office:value-type="float" office:value="0.0272090575130641" calcext:value-type="float">
            <text:p>0,0272090575</text:p>
          </table:table-cell>
          <table:table-cell table:formula="of:=IFERROR([.M306]/[.$E306];&quot;&quot; )" office:value-type="float" office:value="0.230732579494586" calcext:value-type="float">
            <text:p>0,2307325795</text:p>
          </table:table-cell>
          <table:table-cell table:formula="of:=IFERROR([.N306]/[.$E306];&quot;&quot; )" office:value-type="float" office:value="0.0754721033805951" calcext:value-type="float">
            <text:p>0,0754721034</text:p>
          </table:table-cell>
          <table:table-cell table:formula="of:=IFERROR([.O306]/[.$E306];&quot;&quot; )" office:value-type="float" office:value="0.26687366285981" calcext:value-type="float">
            <text:p>0,2668736629</text:p>
          </table:table-cell>
          <table:table-cell table:formula="of:=IFERROR([.P306]/[.$E306];&quot;&quot; )" office:value-type="float" office:value="0.0235528811376674" calcext:value-type="float">
            <text:p>0,0235528811</text:p>
          </table:table-cell>
          <table:table-cell table:formula="of:=IFERROR([.Q306]/[.$E306];&quot;&quot; )" office:value-type="float" office:value="0.018426276477379" calcext:value-type="float">
            <text:p>0,0184262765</text:p>
          </table:table-cell>
          <table:table-cell table:formula="of:=IFERROR([.R306]/[.$E306];&quot;&quot; )" office:value-type="float" office:value="0.092980107984484" calcext:value-type="float">
            <text:p>0,092980108</text:p>
          </table:table-cell>
          <table:table-cell table:formula="of:=IFERROR([.S306]/[.$E306];&quot;&quot; )" office:value-type="float" office:value="0.360950411202611" calcext:value-type="float">
            <text:p>0,3609504112</text:p>
          </table:table-cell>
          <table:table-cell table:formula="of:=IFERROR([.T306]/[.$E306];&quot;&quot; )" office:value-type="float" office:value="0.212461486302549" calcext:value-type="float">
            <text:p>0,2124614863</text:p>
          </table:table-cell>
          <table:table-cell table:formula="of:=IFERROR([.U306]/[.$E306];&quot;&quot; )" office:value-type="float" office:value="0.262173322799963" calcext:value-type="float">
            <text:p>0,2621733228</text:p>
          </table:table-cell>
          <table:table-cell table:formula="of:=IFERROR([.V306]/[.$E306];&quot;&quot; )" office:value-type="float" office:value="0.265694965353975" calcext:value-type="float">
            <text:p>0,2656949654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formula="of:=IFERROR([.B307]/[.$E307];&quot;&quot; )" office:value-type="float" office:value="0.0657815113554565" calcext:value-type="float">
            <text:p>0,0657815114</text:p>
          </table:table-cell>
          <table:table-cell table:formula="of:=IFERROR([.C307]/[.$E307];&quot;&quot; )" office:value-type="float" office:value="0.0273640379582341" calcext:value-type="float">
            <text:p>0,027364038</text:p>
          </table:table-cell>
          <table:table-cell table:formula="of:=IFERROR([.D307]/[.$E307];&quot;&quot; )" office:value-type="float" office:value="0.0648251308513528" calcext:value-type="float">
            <text:p>0,0648251309</text:p>
          </table:table-cell>
          <table:table-cell table:formula="of:=IFERROR([.E307]/[.$E307];&quot;&quot; )" office:value-type="float" office:value="1" calcext:value-type="float">
            <text:p>1</text:p>
          </table:table-cell>
          <table:table-cell table:formula="of:=IFERROR([.F307]/[.$E307];&quot;&quot; )" office:value-type="float" office:value="0.0144714462670134" calcext:value-type="float">
            <text:p>0,0144714463</text:p>
          </table:table-cell>
          <table:table-cell table:formula="of:=IFERROR([.G307]/[.$E307];&quot;&quot; )" office:value-type="float" office:value="0.282289264010671" calcext:value-type="float">
            <text:p>0,282289264</text:p>
          </table:table-cell>
          <table:table-cell table:formula="of:=IFERROR([.H307]/[.$E307];&quot;&quot; )" office:value-type="float" office:value="0.0222751831254524" calcext:value-type="float">
            <text:p>0,0222751831</text:p>
          </table:table-cell>
          <table:table-cell table:formula="of:=IFERROR([.I307]/[.$E307];&quot;&quot; )" office:value-type="float" office:value="0.386434444337935" calcext:value-type="float">
            <text:p>0,3864344443</text:p>
          </table:table-cell>
          <table:table-cell table:formula="of:=IFERROR([.J307]/[.$E307];&quot;&quot; )" office:value-type="float" office:value="0.0572505512027913" calcext:value-type="float">
            <text:p>0,0572505512</text:p>
          </table:table-cell>
          <table:table-cell table:formula="of:=IFERROR([.K307]/[.$E307];&quot;&quot; )" office:value-type="float" office:value="0.0543352875668166" calcext:value-type="float">
            <text:p>0,0543352876</text:p>
          </table:table-cell>
          <table:table-cell table:formula="of:=IFERROR([.L307]/[.$E307];&quot;&quot; )" office:value-type="float" office:value="0.0266820307668257" calcext:value-type="float">
            <text:p>0,0266820308</text:p>
          </table:table-cell>
          <table:table-cell table:formula="of:=IFERROR([.M307]/[.$E307];&quot;&quot; )" office:value-type="float" office:value="0.232796959869704" calcext:value-type="float">
            <text:p>0,2327969599</text:p>
          </table:table-cell>
          <table:table-cell table:formula="of:=IFERROR([.N307]/[.$E307];&quot;&quot; )" office:value-type="float" office:value="0.0792511156349026" calcext:value-type="float">
            <text:p>0,0792511156</text:p>
          </table:table-cell>
          <table:table-cell table:formula="of:=IFERROR([.O307]/[.$E307];&quot;&quot; )" office:value-type="float" office:value="0.269490417163802" calcext:value-type="float">
            <text:p>0,2694904172</text:p>
          </table:table-cell>
          <table:table-cell table:formula="of:=IFERROR([.P307]/[.$E307];&quot;&quot; )" office:value-type="float" office:value="0.0256157008580404" calcext:value-type="float">
            <text:p>0,0256157009</text:p>
          </table:table-cell>
          <table:table-cell table:formula="of:=IFERROR([.Q307]/[.$E307];&quot;&quot; )" office:value-type="float" office:value="0.0191686641516346" calcext:value-type="float">
            <text:p>0,0191686642</text:p>
          </table:table-cell>
          <table:table-cell table:formula="of:=IFERROR([.R307]/[.$E307];&quot;&quot; )" office:value-type="float" office:value="0.0953983135195855" calcext:value-type="float">
            <text:p>0,0953983135</text:p>
          </table:table-cell>
          <table:table-cell table:formula="of:=IFERROR([.S307]/[.$E307];&quot;&quot; )" office:value-type="float" office:value="0.355884327450392" calcext:value-type="float">
            <text:p>0,3558843275</text:p>
          </table:table-cell>
          <table:table-cell table:formula="of:=IFERROR([.T307]/[.$E307];&quot;&quot; )" office:value-type="float" office:value="0.204698157881248" calcext:value-type="float">
            <text:p>0,2046981579</text:p>
          </table:table-cell>
          <table:table-cell table:formula="of:=IFERROR([.U307]/[.$E307];&quot;&quot; )" office:value-type="float" office:value="0.265548414842445" calcext:value-type="float">
            <text:p>0,2655484148</text:p>
          </table:table-cell>
          <table:table-cell table:formula="of:=IFERROR([.V307]/[.$E307];&quot;&quot; )" office:value-type="float" office:value="0.277608411127571" calcext:value-type="float">
            <text:p>0,2776084111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formula="of:=IFERROR([.B308]/[.$E308];&quot;&quot; )" office:value-type="float" office:value="0.0613536218107492" calcext:value-type="float">
            <text:p>0,0613536218</text:p>
          </table:table-cell>
          <table:table-cell table:formula="of:=IFERROR([.C308]/[.$E308];&quot;&quot; )" office:value-type="float" office:value="0.0269788402292992" calcext:value-type="float">
            <text:p>0,0269788402</text:p>
          </table:table-cell>
          <table:table-cell table:formula="of:=IFERROR([.D308]/[.$E308];&quot;&quot; )" office:value-type="float" office:value="0.0600797758450263" calcext:value-type="float">
            <text:p>0,0600797758</text:p>
          </table:table-cell>
          <table:table-cell table:formula="of:=IFERROR([.E308]/[.$E308];&quot;&quot; )" office:value-type="float" office:value="1" calcext:value-type="float">
            <text:p>1</text:p>
          </table:table-cell>
          <table:table-cell table:formula="of:=IFERROR([.F308]/[.$E308];&quot;&quot; )" office:value-type="float" office:value="0.0139844375040181" calcext:value-type="float">
            <text:p>0,0139844375</text:p>
          </table:table-cell>
          <table:table-cell table:formula="of:=IFERROR([.G308]/[.$E308];&quot;&quot; )" office:value-type="float" office:value="0.273249498522191" calcext:value-type="float">
            <text:p>0,2732494985</text:p>
          </table:table-cell>
          <table:table-cell table:formula="of:=IFERROR([.H308]/[.$E308];&quot;&quot; )" office:value-type="float" office:value="0.0206510520187513" calcext:value-type="float">
            <text:p>0,020651052</text:p>
          </table:table-cell>
          <table:table-cell table:formula="of:=IFERROR([.I308]/[.$E308];&quot;&quot; )" office:value-type="float" office:value="0.355432544743461" calcext:value-type="float">
            <text:p>0,3554325447</text:p>
          </table:table-cell>
          <table:table-cell table:formula="of:=IFERROR([.J308]/[.$E308];&quot;&quot; )" office:value-type="float" office:value="0.0564123021834794" calcext:value-type="float">
            <text:p>0,0564123022</text:p>
          </table:table-cell>
          <table:table-cell table:formula="of:=IFERROR([.K308]/[.$E308];&quot;&quot; )" office:value-type="float" office:value="0.0588214020252555" calcext:value-type="float">
            <text:p>0,058821402</text:p>
          </table:table-cell>
          <table:table-cell table:formula="of:=IFERROR([.L308]/[.$E308];&quot;&quot; )" office:value-type="float" office:value="0.023434139643301" calcext:value-type="float">
            <text:p>0,0234341396</text:p>
          </table:table-cell>
          <table:table-cell table:formula="of:=IFERROR([.M308]/[.$E308];&quot;&quot; )" office:value-type="float" office:value="0.226403738282234" calcext:value-type="float">
            <text:p>0,2264037383</text:p>
          </table:table-cell>
          <table:table-cell table:formula="of:=IFERROR([.N308]/[.$E308];&quot;&quot; )" office:value-type="float" office:value="0.0751714804407384" calcext:value-type="float">
            <text:p>0,0751714804</text:p>
          </table:table-cell>
          <table:table-cell table:formula="of:=IFERROR([.O308]/[.$E308];&quot;&quot; )" office:value-type="float" office:value="0.255706640883286" calcext:value-type="float">
            <text:p>0,2557066409</text:p>
          </table:table-cell>
          <table:table-cell table:formula="of:=IFERROR([.P308]/[.$E308];&quot;&quot; )" office:value-type="float" office:value="0.0231054364127799" calcext:value-type="float">
            <text:p>0,0231054364</text:p>
          </table:table-cell>
          <table:table-cell table:formula="of:=IFERROR([.Q308]/[.$E308];&quot;&quot; )" office:value-type="float" office:value="0.0169435059555941" calcext:value-type="float">
            <text:p>0,016943506</text:p>
          </table:table-cell>
          <table:table-cell table:formula="of:=IFERROR([.R308]/[.$E308];&quot;&quot; )" office:value-type="float" office:value="0.0864939329516792" calcext:value-type="float">
            <text:p>0,086493933</text:p>
          </table:table-cell>
          <table:table-cell table:formula="of:=IFERROR([.S308]/[.$E308];&quot;&quot; )" office:value-type="float" office:value="0.325910923505738" calcext:value-type="float">
            <text:p>0,3259109235</text:p>
          </table:table-cell>
          <table:table-cell table:formula="of:=IFERROR([.T308]/[.$E308];&quot;&quot; )" office:value-type="float" office:value="0.182501693013328" calcext:value-type="float">
            <text:p>0,182501693</text:p>
          </table:table-cell>
          <table:table-cell table:formula="of:=IFERROR([.U308]/[.$E308];&quot;&quot; )" office:value-type="float" office:value="0.250129238059248" calcext:value-type="float">
            <text:p>0,2501292381</text:p>
          </table:table-cell>
          <table:table-cell table:formula="of:=IFERROR([.V308]/[.$E308];&quot;&quot; )" office:value-type="float" office:value="0.245874178847802" calcext:value-type="float">
            <text:p>0,2458741788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formula="of:=IFERROR([.B309]/[.$E309];&quot;&quot; )" office:value-type="float" office:value="0.0670291744298585" calcext:value-type="float">
            <text:p>0,0670291744</text:p>
          </table:table-cell>
          <table:table-cell table:formula="of:=IFERROR([.C309]/[.$E309];&quot;&quot; )" office:value-type="float" office:value="0.0332704489189304" calcext:value-type="float">
            <text:p>0,0332704489</text:p>
          </table:table-cell>
          <table:table-cell table:formula="of:=IFERROR([.D309]/[.$E309];&quot;&quot; )" office:value-type="float" office:value="0.0631904194894512" calcext:value-type="float">
            <text:p>0,0631904195</text:p>
          </table:table-cell>
          <table:table-cell table:formula="of:=IFERROR([.E309]/[.$E309];&quot;&quot; )" office:value-type="float" office:value="1" calcext:value-type="float">
            <text:p>1</text:p>
          </table:table-cell>
          <table:table-cell table:formula="of:=IFERROR([.F309]/[.$E309];&quot;&quot; )" office:value-type="float" office:value="0.0160562862157055" calcext:value-type="float">
            <text:p>0,0160562862</text:p>
          </table:table-cell>
          <table:table-cell table:formula="of:=IFERROR([.G309]/[.$E309];&quot;&quot; )" office:value-type="float" office:value="0.282522726495771" calcext:value-type="float">
            <text:p>0,2825227265</text:p>
          </table:table-cell>
          <table:table-cell table:formula="of:=IFERROR([.H309]/[.$E309];&quot;&quot; )" office:value-type="float" office:value="0.0219568419450135" calcext:value-type="float">
            <text:p>0,0219568419</text:p>
          </table:table-cell>
          <table:table-cell table:formula="of:=IFERROR([.I309]/[.$E309];&quot;&quot; )" office:value-type="float" office:value="0.373664192147435" calcext:value-type="float">
            <text:p>0,3736641921</text:p>
          </table:table-cell>
          <table:table-cell table:formula="of:=IFERROR([.J309]/[.$E309];&quot;&quot; )" office:value-type="float" office:value="0.0594759941427534" calcext:value-type="float">
            <text:p>0,0594759941</text:p>
          </table:table-cell>
          <table:table-cell table:formula="of:=IFERROR([.K309]/[.$E309];&quot;&quot; )" office:value-type="float" office:value="0.0592064982175751" calcext:value-type="float">
            <text:p>0,0592064982</text:p>
          </table:table-cell>
          <table:table-cell table:formula="of:=IFERROR([.L309]/[.$E309];&quot;&quot; )" office:value-type="float" office:value="0.0236362565942154" calcext:value-type="float">
            <text:p>0,0236362566</text:p>
          </table:table-cell>
          <table:table-cell table:formula="of:=IFERROR([.M309]/[.$E309];&quot;&quot; )" office:value-type="float" office:value="0.243210588760769" calcext:value-type="float">
            <text:p>0,2432105888</text:p>
          </table:table-cell>
          <table:table-cell table:formula="of:=IFERROR([.N309]/[.$E309];&quot;&quot; )" office:value-type="float" office:value="0.0786271403944544" calcext:value-type="float">
            <text:p>0,0786271404</text:p>
          </table:table-cell>
          <table:table-cell table:formula="of:=IFERROR([.O309]/[.$E309];&quot;&quot; )" office:value-type="float" office:value="0.268464339030689" calcext:value-type="float">
            <text:p>0,268464339</text:p>
          </table:table-cell>
          <table:table-cell table:formula="of:=IFERROR([.P309]/[.$E309];&quot;&quot; )" office:value-type="float" office:value="0.0242813116050826" calcext:value-type="float">
            <text:p>0,0242813116</text:p>
          </table:table-cell>
          <table:table-cell table:formula="of:=IFERROR([.Q309]/[.$E309];&quot;&quot; )" office:value-type="float" office:value="0.0168202152726583" calcext:value-type="float">
            <text:p>0,0168202153</text:p>
          </table:table-cell>
          <table:table-cell table:formula="of:=IFERROR([.R309]/[.$E309];&quot;&quot; )" office:value-type="float" office:value="0.0893661979450466" calcext:value-type="float">
            <text:p>0,0893661979</text:p>
          </table:table-cell>
          <table:table-cell table:formula="of:=IFERROR([.S309]/[.$E309];&quot;&quot; )" office:value-type="float" office:value="0.341271202536291" calcext:value-type="float">
            <text:p>0,3412712025</text:p>
          </table:table-cell>
          <table:table-cell table:formula="of:=IFERROR([.T309]/[.$E309];&quot;&quot; )" office:value-type="float" office:value="0.213649363623577" calcext:value-type="float">
            <text:p>0,2136493636</text:p>
          </table:table-cell>
          <table:table-cell table:formula="of:=IFERROR([.U309]/[.$E309];&quot;&quot; )" office:value-type="float" office:value="0.274100092434451" calcext:value-type="float">
            <text:p>0,2741000924</text:p>
          </table:table-cell>
          <table:table-cell table:formula="of:=IFERROR([.V309]/[.$E309];&quot;&quot; )" office:value-type="float" office:value="0.265662127979528" calcext:value-type="float">
            <text:p>0,265662128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formula="of:=IFERROR([.B310]/[.$E310];&quot;&quot; )" office:value-type="float" office:value="0.0648699940046294" calcext:value-type="float">
            <text:p>0,064869994</text:p>
          </table:table-cell>
          <table:table-cell table:formula="of:=IFERROR([.C310]/[.$E310];&quot;&quot; )" office:value-type="float" office:value="0.0264301155086404" calcext:value-type="float">
            <text:p>0,0264301155</text:p>
          </table:table-cell>
          <table:table-cell table:formula="of:=IFERROR([.D310]/[.$E310];&quot;&quot; )" office:value-type="float" office:value="0.0654523702925702" calcext:value-type="float">
            <text:p>0,0654523703</text:p>
          </table:table-cell>
          <table:table-cell table:formula="of:=IFERROR([.E310]/[.$E310];&quot;&quot; )" office:value-type="float" office:value="1" calcext:value-type="float">
            <text:p>1</text:p>
          </table:table-cell>
          <table:table-cell table:formula="of:=IFERROR([.F310]/[.$E310];&quot;&quot; )" office:value-type="float" office:value="0.0100848468990421" calcext:value-type="float">
            <text:p>0,0100848469</text:p>
          </table:table-cell>
          <table:table-cell table:formula="of:=IFERROR([.G310]/[.$E310];&quot;&quot; )" office:value-type="float" office:value="0.274435170830943" calcext:value-type="float">
            <text:p>0,2744351708</text:p>
          </table:table-cell>
          <table:table-cell table:formula="of:=IFERROR([.H310]/[.$E310];&quot;&quot; )" office:value-type="float" office:value="0.0212982534973141" calcext:value-type="float">
            <text:p>0,0212982535</text:p>
          </table:table-cell>
          <table:table-cell table:formula="of:=IFERROR([.I310]/[.$E310];&quot;&quot; )" office:value-type="float" office:value="0.381045782271859" calcext:value-type="float">
            <text:p>0,3810457823</text:p>
          </table:table-cell>
          <table:table-cell table:formula="of:=IFERROR([.J310]/[.$E310];&quot;&quot; )" office:value-type="float" office:value="0.0574232890694109" calcext:value-type="float">
            <text:p>0,0574232891</text:p>
          </table:table-cell>
          <table:table-cell table:formula="of:=IFERROR([.K310]/[.$E310];&quot;&quot; )" office:value-type="float" office:value="0.0554187075242019" calcext:value-type="float">
            <text:p>0,0554187075</text:p>
          </table:table-cell>
          <table:table-cell table:formula="of:=IFERROR([.L310]/[.$E310];&quot;&quot; )" office:value-type="float" office:value="0.0258354829965608" calcext:value-type="float">
            <text:p>0,025835483</text:p>
          </table:table-cell>
          <table:table-cell table:formula="of:=IFERROR([.M310]/[.$E310];&quot;&quot; )" office:value-type="float" office:value="0.233150275178451" calcext:value-type="float">
            <text:p>0,2331502752</text:p>
          </table:table-cell>
          <table:table-cell table:formula="of:=IFERROR([.N310]/[.$E310];&quot;&quot; )" office:value-type="float" office:value="0.0758493704706659" calcext:value-type="float">
            <text:p>0,0758493705</text:p>
          </table:table-cell>
          <table:table-cell table:formula="of:=IFERROR([.O310]/[.$E310];&quot;&quot; )" office:value-type="float" office:value="0.274920052557404" calcext:value-type="float">
            <text:p>0,2749200526</text:p>
          </table:table-cell>
          <table:table-cell table:formula="of:=IFERROR([.P310]/[.$E310];&quot;&quot; )" office:value-type="float" office:value="0.0239313058378586" calcext:value-type="float">
            <text:p>0,0239313058</text:p>
          </table:table-cell>
          <table:table-cell table:formula="of:=IFERROR([.Q310]/[.$E310];&quot;&quot; )" office:value-type="float" office:value="0.0166603831240143" calcext:value-type="float">
            <text:p>0,0166603831</text:p>
          </table:table-cell>
          <table:table-cell table:formula="of:=IFERROR([.R310]/[.$E310];&quot;&quot; )" office:value-type="float" office:value="0.0891697680037635" calcext:value-type="float">
            <text:p>0,089169768</text:p>
          </table:table-cell>
          <table:table-cell table:formula="of:=IFERROR([.S310]/[.$E310];&quot;&quot; )" office:value-type="float" office:value="0.353197749127986" calcext:value-type="float">
            <text:p>0,3531977491</text:p>
          </table:table-cell>
          <table:table-cell table:formula="of:=IFERROR([.T310]/[.$E310];&quot;&quot; )" office:value-type="float" office:value="0.189110042559841" calcext:value-type="float">
            <text:p>0,1891100426</text:p>
          </table:table-cell>
          <table:table-cell table:formula="of:=IFERROR([.U310]/[.$E310];&quot;&quot; )" office:value-type="float" office:value="0.266275980329048" calcext:value-type="float">
            <text:p>0,2662759803</text:p>
          </table:table-cell>
          <table:table-cell table:formula="of:=IFERROR([.V310]/[.$E310];&quot;&quot; )" office:value-type="float" office:value="0.267173841285825" calcext:value-type="float">
            <text:p>0,2671738413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formula="of:=IFERROR([.B311]/[.$E311];&quot;&quot; )" office:value-type="float" office:value="0.0631409405556533" calcext:value-type="float">
            <text:p>0,0631409406</text:p>
          </table:table-cell>
          <table:table-cell table:formula="of:=IFERROR([.C311]/[.$E311];&quot;&quot; )" office:value-type="float" office:value="0.0195125051731952" calcext:value-type="float">
            <text:p>0,0195125052</text:p>
          </table:table-cell>
          <table:table-cell table:formula="of:=IFERROR([.D311]/[.$E311];&quot;&quot; )" office:value-type="float" office:value="0.0646904899024125" calcext:value-type="float">
            <text:p>0,0646904899</text:p>
          </table:table-cell>
          <table:table-cell table:formula="of:=IFERROR([.E311]/[.$E311];&quot;&quot; )" office:value-type="float" office:value="1" calcext:value-type="float">
            <text:p>1</text:p>
          </table:table-cell>
          <table:table-cell table:formula="of:=IFERROR([.F311]/[.$E311];&quot;&quot; )" office:value-type="float" office:value="0.0157396712322193" calcext:value-type="float">
            <text:p>0,0157396712</text:p>
          </table:table-cell>
          <table:table-cell table:formula="of:=IFERROR([.G311]/[.$E311];&quot;&quot; )" office:value-type="float" office:value="0.278092137922714" calcext:value-type="float">
            <text:p>0,2780921379</text:p>
          </table:table-cell>
          <table:table-cell table:formula="of:=IFERROR([.H311]/[.$E311];&quot;&quot; )" office:value-type="float" office:value="0.0209973746336456" calcext:value-type="float">
            <text:p>0,0209973746</text:p>
          </table:table-cell>
          <table:table-cell table:formula="of:=IFERROR([.I311]/[.$E311];&quot;&quot; )" office:value-type="float" office:value="0.379532963799789" calcext:value-type="float">
            <text:p>0,3795329638</text:p>
          </table:table-cell>
          <table:table-cell table:formula="of:=IFERROR([.J311]/[.$E311];&quot;&quot; )" office:value-type="float" office:value="0.0628403561500859" calcext:value-type="float">
            <text:p>0,0628403562</text:p>
          </table:table-cell>
          <table:table-cell table:formula="of:=IFERROR([.K311]/[.$E311];&quot;&quot; )" office:value-type="float" office:value="0.0529214269331341" calcext:value-type="float">
            <text:p>0,0529214269</text:p>
          </table:table-cell>
          <table:table-cell table:formula="of:=IFERROR([.L311]/[.$E311];&quot;&quot; )" office:value-type="float" office:value="0.0249653981434206" calcext:value-type="float">
            <text:p>0,0249653981</text:p>
          </table:table-cell>
          <table:table-cell table:formula="of:=IFERROR([.M311]/[.$E311];&quot;&quot; )" office:value-type="float" office:value="0.227043781882205" calcext:value-type="float">
            <text:p>0,2270437819</text:p>
          </table:table-cell>
          <table:table-cell table:formula="of:=IFERROR([.N311]/[.$E311];&quot;&quot; )" office:value-type="float" office:value="0.0732887425421094" calcext:value-type="float">
            <text:p>0,0732887425</text:p>
          </table:table-cell>
          <table:table-cell table:formula="of:=IFERROR([.O311]/[.$E311];&quot;&quot; )" office:value-type="float" office:value="0.265854471415891" calcext:value-type="float">
            <text:p>0,2658544714</text:p>
          </table:table-cell>
          <table:table-cell table:formula="of:=IFERROR([.P311]/[.$E311];&quot;&quot; )" office:value-type="float" office:value="0.023194964339107" calcext:value-type="float">
            <text:p>0,0231949643</text:p>
          </table:table-cell>
          <table:table-cell table:formula="of:=IFERROR([.Q311]/[.$E311];&quot;&quot; )" office:value-type="float" office:value="0.0159010554859905" calcext:value-type="float">
            <text:p>0,0159010555</text:p>
          </table:table-cell>
          <table:table-cell table:formula="of:=IFERROR([.R311]/[.$E311];&quot;&quot; )" office:value-type="float" office:value="0.0853175935569471" calcext:value-type="float">
            <text:p>0,0853175936</text:p>
          </table:table-cell>
          <table:table-cell table:formula="of:=IFERROR([.S311]/[.$E311];&quot;&quot; )" office:value-type="float" office:value="0.328946372894748" calcext:value-type="float">
            <text:p>0,3289463729</text:p>
          </table:table-cell>
          <table:table-cell table:formula="of:=IFERROR([.T311]/[.$E311];&quot;&quot; )" office:value-type="float" office:value="0.189088615117849" calcext:value-type="float">
            <text:p>0,1890886151</text:p>
          </table:table-cell>
          <table:table-cell table:formula="of:=IFERROR([.U311]/[.$E311];&quot;&quot; )" office:value-type="float" office:value="0.258980432309329" calcext:value-type="float">
            <text:p>0,2589804323</text:p>
          </table:table-cell>
          <table:table-cell table:formula="of:=IFERROR([.V311]/[.$E311];&quot;&quot; )" office:value-type="float" office:value="0.249141223392777" calcext:value-type="float">
            <text:p>0,2491412234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formula="of:=IFERROR([.B312]/[.$E312];&quot;&quot; )" office:value-type="float" office:value="0.0647166912232689" calcext:value-type="float">
            <text:p>0,0647166912</text:p>
          </table:table-cell>
          <table:table-cell table:formula="of:=IFERROR([.C312]/[.$E312];&quot;&quot; )" office:value-type="float" office:value="0.0275092723654835" calcext:value-type="float">
            <text:p>0,0275092724</text:p>
          </table:table-cell>
          <table:table-cell table:formula="of:=IFERROR([.D312]/[.$E312];&quot;&quot; )" office:value-type="float" office:value="0.0645653584692979" calcext:value-type="float">
            <text:p>0,0645653585</text:p>
          </table:table-cell>
          <table:table-cell table:formula="of:=IFERROR([.E312]/[.$E312];&quot;&quot; )" office:value-type="float" office:value="1" calcext:value-type="float">
            <text:p>1</text:p>
          </table:table-cell>
          <table:table-cell table:formula="of:=IFERROR([.F312]/[.$E312];&quot;&quot; )" office:value-type="float" office:value="0.017171864575319" calcext:value-type="float">
            <text:p>0,0171718646</text:p>
          </table:table-cell>
          <table:table-cell table:formula="of:=IFERROR([.G312]/[.$E312];&quot;&quot; )" office:value-type="float" office:value="0.292177680612679" calcext:value-type="float">
            <text:p>0,2921776806</text:p>
          </table:table-cell>
          <table:table-cell table:formula="of:=IFERROR([.H312]/[.$E312];&quot;&quot; )" office:value-type="float" office:value="0.0230076882583536" calcext:value-type="float">
            <text:p>0,0230076883</text:p>
          </table:table-cell>
          <table:table-cell table:formula="of:=IFERROR([.I312]/[.$E312];&quot;&quot; )" office:value-type="float" office:value="0.381505893753035" calcext:value-type="float">
            <text:p>0,3815058938</text:p>
          </table:table-cell>
          <table:table-cell table:formula="of:=IFERROR([.J312]/[.$E312];&quot;&quot; )" office:value-type="float" office:value="0.0591110955381397" calcext:value-type="float">
            <text:p>0,0591110955</text:p>
          </table:table-cell>
          <table:table-cell table:formula="of:=IFERROR([.K312]/[.$E312];&quot;&quot; )" office:value-type="float" office:value="0.0563284971393163" calcext:value-type="float">
            <text:p>0,0563284971</text:p>
          </table:table-cell>
          <table:table-cell table:formula="of:=IFERROR([.L312]/[.$E312];&quot;&quot; )" office:value-type="float" office:value="0.0244734851371177" calcext:value-type="float">
            <text:p>0,0244734851</text:p>
          </table:table-cell>
          <table:table-cell table:formula="of:=IFERROR([.M312]/[.$E312];&quot;&quot; )" office:value-type="float" office:value="0.242298394032245" calcext:value-type="float">
            <text:p>0,242298394</text:p>
          </table:table-cell>
          <table:table-cell table:formula="of:=IFERROR([.N312]/[.$E312];&quot;&quot; )" office:value-type="float" office:value="0.07554074470783" calcext:value-type="float">
            <text:p>0,0755407447</text:p>
          </table:table-cell>
          <table:table-cell table:formula="of:=IFERROR([.O312]/[.$E312];&quot;&quot; )" office:value-type="float" office:value="0.28400134151268" calcext:value-type="float">
            <text:p>0,2840013415</text:p>
          </table:table-cell>
          <table:table-cell table:formula="of:=IFERROR([.P312]/[.$E312];&quot;&quot; )" office:value-type="float" office:value="0.0242220248929117" calcext:value-type="float">
            <text:p>0,0242220249</text:p>
          </table:table-cell>
          <table:table-cell table:formula="of:=IFERROR([.Q312]/[.$E312];&quot;&quot; )" office:value-type="float" office:value="0.0174585596942104" calcext:value-type="float">
            <text:p>0,0174585597</text:p>
          </table:table-cell>
          <table:table-cell table:formula="of:=IFERROR([.R312]/[.$E312];&quot;&quot; )" office:value-type="float" office:value="0.0920100317525906" calcext:value-type="float">
            <text:p>0,0920100318</text:p>
          </table:table-cell>
          <table:table-cell table:formula="of:=IFERROR([.S312]/[.$E312];&quot;&quot; )" office:value-type="float" office:value="0.352898871854544" calcext:value-type="float">
            <text:p>0,3528988719</text:p>
          </table:table-cell>
          <table:table-cell table:formula="of:=IFERROR([.T312]/[.$E312];&quot;&quot; )" office:value-type="float" office:value="0.196813595369331" calcext:value-type="float">
            <text:p>0,1968135954</text:p>
          </table:table-cell>
          <table:table-cell table:formula="of:=IFERROR([.U312]/[.$E312];&quot;&quot; )" office:value-type="float" office:value="0.277183561770959" calcext:value-type="float">
            <text:p>0,2771835618</text:p>
          </table:table-cell>
          <table:table-cell table:formula="of:=IFERROR([.V312]/[.$E312];&quot;&quot; )" office:value-type="float" office:value="0.267403932592521" calcext:value-type="float">
            <text:p>0,2674039326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formula="of:=IFERROR([.B313]/[.$E313];&quot;&quot; )" office:value-type="float" office:value="0.0610980406491862" calcext:value-type="float">
            <text:p>0,0610980406</text:p>
          </table:table-cell>
          <table:table-cell table:formula="of:=IFERROR([.C313]/[.$E313];&quot;&quot; )" office:value-type="float" office:value="0.0371681455179441" calcext:value-type="float">
            <text:p>0,0371681455</text:p>
          </table:table-cell>
          <table:table-cell table:formula="of:=IFERROR([.D313]/[.$E313];&quot;&quot; )" office:value-type="float" office:value="0.064833510690105" calcext:value-type="float">
            <text:p>0,0648335107</text:p>
          </table:table-cell>
          <table:table-cell table:formula="of:=IFERROR([.E313]/[.$E313];&quot;&quot; )" office:value-type="float" office:value="1" calcext:value-type="float">
            <text:p>1</text:p>
          </table:table-cell>
          <table:table-cell table:formula="of:=IFERROR([.F313]/[.$E313];&quot;&quot; )" office:value-type="float" office:value="0.0135017709944854" calcext:value-type="float">
            <text:p>0,013501771</text:p>
          </table:table-cell>
          <table:table-cell table:formula="of:=IFERROR([.G313]/[.$E313];&quot;&quot; )" office:value-type="float" office:value="0.271350206212522" calcext:value-type="float">
            <text:p>0,2713502062</text:p>
          </table:table-cell>
          <table:table-cell table:formula="of:=IFERROR([.H313]/[.$E313];&quot;&quot; )" office:value-type="float" office:value="0.0204721238698413" calcext:value-type="float">
            <text:p>0,0204721239</text:p>
          </table:table-cell>
          <table:table-cell table:formula="of:=IFERROR([.I313]/[.$E313];&quot;&quot; )" office:value-type="float" office:value="0.382822597365599" calcext:value-type="float">
            <text:p>0,3828225974</text:p>
          </table:table-cell>
          <table:table-cell table:formula="of:=IFERROR([.J313]/[.$E313];&quot;&quot; )" office:value-type="float" office:value="0.0569430690911347" calcext:value-type="float">
            <text:p>0,0569430691</text:p>
          </table:table-cell>
          <table:table-cell table:formula="of:=IFERROR([.K313]/[.$E313];&quot;&quot; )" office:value-type="float" office:value="0.0538820238849328" calcext:value-type="float">
            <text:p>0,0538820239</text:p>
          </table:table-cell>
          <table:table-cell table:formula="of:=IFERROR([.L313]/[.$E313];&quot;&quot; )" office:value-type="float" office:value="0.0262570281402236" calcext:value-type="float">
            <text:p>0,0262570281</text:p>
          </table:table-cell>
          <table:table-cell table:formula="of:=IFERROR([.M313]/[.$E313];&quot;&quot; )" office:value-type="float" office:value="0.227378482636926" calcext:value-type="float">
            <text:p>0,2273784826</text:p>
          </table:table-cell>
          <table:table-cell table:formula="of:=IFERROR([.N313]/[.$E313];&quot;&quot; )" office:value-type="float" office:value="0.0759456869449801" calcext:value-type="float">
            <text:p>0,0759456869</text:p>
          </table:table-cell>
          <table:table-cell table:formula="of:=IFERROR([.O313]/[.$E313];&quot;&quot; )" office:value-type="float" office:value="0.272169807538098" calcext:value-type="float">
            <text:p>0,2721698075</text:p>
          </table:table-cell>
          <table:table-cell table:formula="of:=IFERROR([.P313]/[.$E313];&quot;&quot; )" office:value-type="float" office:value="0.0243102779269545" calcext:value-type="float">
            <text:p>0,0243102779</text:p>
          </table:table-cell>
          <table:table-cell table:formula="of:=IFERROR([.Q313]/[.$E313];&quot;&quot; )" office:value-type="float" office:value="0.016203747958183" calcext:value-type="float">
            <text:p>0,016203748</text:p>
          </table:table-cell>
          <table:table-cell table:formula="of:=IFERROR([.R313]/[.$E313];&quot;&quot; )" office:value-type="float" office:value="0.0852646660548157" calcext:value-type="float">
            <text:p>0,0852646661</text:p>
          </table:table-cell>
          <table:table-cell table:formula="of:=IFERROR([.S313]/[.$E313];&quot;&quot; )" office:value-type="float" office:value="0.344907076167861" calcext:value-type="float">
            <text:p>0,3449070762</text:p>
          </table:table-cell>
          <table:table-cell table:formula="of:=IFERROR([.T313]/[.$E313];&quot;&quot; )" office:value-type="float" office:value="0.182090312137233" calcext:value-type="float">
            <text:p>0,1820903121</text:p>
          </table:table-cell>
          <table:table-cell table:formula="of:=IFERROR([.U313]/[.$E313];&quot;&quot; )" office:value-type="float" office:value="0.254863588488539" calcext:value-type="float">
            <text:p>0,2548635885</text:p>
          </table:table-cell>
          <table:table-cell table:formula="of:=IFERROR([.V313]/[.$E313];&quot;&quot; )" office:value-type="float" office:value="0.255208268356615" calcext:value-type="float">
            <text:p>0,2552082684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formula="of:=IFERROR([.B314]/[.$E314];&quot;&quot; )" office:value-type="float" office:value="0.0654436886393596" calcext:value-type="float">
            <text:p>0,0654436886</text:p>
          </table:table-cell>
          <table:table-cell table:formula="of:=IFERROR([.C314]/[.$E314];&quot;&quot; )" office:value-type="float" office:value="0.0204119728033978" calcext:value-type="float">
            <text:p>0,0204119728</text:p>
          </table:table-cell>
          <table:table-cell table:formula="of:=IFERROR([.D314]/[.$E314];&quot;&quot; )" office:value-type="float" office:value="0.0638905529288913" calcext:value-type="float">
            <text:p>0,0638905529</text:p>
          </table:table-cell>
          <table:table-cell table:formula="of:=IFERROR([.E314]/[.$E314];&quot;&quot; )" office:value-type="float" office:value="1" calcext:value-type="float">
            <text:p>1</text:p>
          </table:table-cell>
          <table:table-cell table:formula="of:=IFERROR([.F314]/[.$E314];&quot;&quot; )" office:value-type="float" office:value="0.0108202643950564" calcext:value-type="float">
            <text:p>0,0108202644</text:p>
          </table:table-cell>
          <table:table-cell table:formula="of:=IFERROR([.G314]/[.$E314];&quot;&quot; )" office:value-type="float" office:value="0.284273413218449" calcext:value-type="float">
            <text:p>0,2842734132</text:p>
          </table:table-cell>
          <table:table-cell table:formula="of:=IFERROR([.H314]/[.$E314];&quot;&quot; )" office:value-type="float" office:value="0.0234045776607204" calcext:value-type="float">
            <text:p>0,0234045777</text:p>
          </table:table-cell>
          <table:table-cell table:formula="of:=IFERROR([.I314]/[.$E314];&quot;&quot; )" office:value-type="float" office:value="0.396048047589631" calcext:value-type="float">
            <text:p>0,3960480476</text:p>
          </table:table-cell>
          <table:table-cell table:formula="of:=IFERROR([.J314]/[.$E314];&quot;&quot; )" office:value-type="float" office:value="0.0565786406060715" calcext:value-type="float">
            <text:p>0,0565786406</text:p>
          </table:table-cell>
          <table:table-cell table:formula="of:=IFERROR([.K314]/[.$E314];&quot;&quot; )" office:value-type="float" office:value="0.0542802074188682" calcext:value-type="float">
            <text:p>0,0542802074</text:p>
          </table:table-cell>
          <table:table-cell table:formula="of:=IFERROR([.L314]/[.$E314];&quot;&quot; )" office:value-type="float" office:value="0.0242153464634459" calcext:value-type="float">
            <text:p>0,0242153465</text:p>
          </table:table-cell>
          <table:table-cell table:formula="of:=IFERROR([.M314]/[.$E314];&quot;&quot; )" office:value-type="float" office:value="0.23740326474386" calcext:value-type="float">
            <text:p>0,2374032647</text:p>
          </table:table-cell>
          <table:table-cell table:formula="of:=IFERROR([.N314]/[.$E314];&quot;&quot; )" office:value-type="float" office:value="0.0723559898914907" calcext:value-type="float">
            <text:p>0,0723559899</text:p>
          </table:table-cell>
          <table:table-cell table:formula="of:=IFERROR([.O314]/[.$E314];&quot;&quot; )" office:value-type="float" office:value="0.274761576535042" calcext:value-type="float">
            <text:p>0,2747615765</text:p>
          </table:table-cell>
          <table:table-cell table:formula="of:=IFERROR([.P314]/[.$E314];&quot;&quot; )" office:value-type="float" office:value="0.0241372638124659" calcext:value-type="float">
            <text:p>0,0241372638</text:p>
          </table:table-cell>
          <table:table-cell table:formula="of:=IFERROR([.Q314]/[.$E314];&quot;&quot; )" office:value-type="float" office:value="0.0161646014771363" calcext:value-type="float">
            <text:p>0,0161646015</text:p>
          </table:table-cell>
          <table:table-cell table:formula="of:=IFERROR([.R314]/[.$E314];&quot;&quot; )" office:value-type="float" office:value="0.0940620668389907" calcext:value-type="float">
            <text:p>0,0940620668</text:p>
          </table:table-cell>
          <table:table-cell table:formula="of:=IFERROR([.S314]/[.$E314];&quot;&quot; )" office:value-type="float" office:value="0.347316219490925" calcext:value-type="float">
            <text:p>0,3473162195</text:p>
          </table:table-cell>
          <table:table-cell table:formula="of:=IFERROR([.T314]/[.$E314];&quot;&quot; )" office:value-type="float" office:value="0.194844027160689" calcext:value-type="float">
            <text:p>0,1948440272</text:p>
          </table:table-cell>
          <table:table-cell table:formula="of:=IFERROR([.U314]/[.$E314];&quot;&quot; )" office:value-type="float" office:value="0.267972161614141" calcext:value-type="float">
            <text:p>0,2679721616</text:p>
          </table:table-cell>
          <table:table-cell table:formula="of:=IFERROR([.V314]/[.$E314];&quot;&quot; )" office:value-type="float" office:value="0.257395540554262" calcext:value-type="float">
            <text:p>0,2573955406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formula="of:=IFERROR([.B315]/[.$E315];&quot;&quot; )" office:value-type="float" office:value="0.0630485385390505" calcext:value-type="float">
            <text:p>0,0630485385</text:p>
          </table:table-cell>
          <table:table-cell table:formula="of:=IFERROR([.C315]/[.$E315];&quot;&quot; )" office:value-type="float" office:value="0.0193999309436264" calcext:value-type="float">
            <text:p>0,0193999309</text:p>
          </table:table-cell>
          <table:table-cell table:formula="of:=IFERROR([.D315]/[.$E315];&quot;&quot; )" office:value-type="float" office:value="0.0687918400142738" calcext:value-type="float">
            <text:p>0,06879184</text:p>
          </table:table-cell>
          <table:table-cell table:formula="of:=IFERROR([.E315]/[.$E315];&quot;&quot; )" office:value-type="float" office:value="1" calcext:value-type="float">
            <text:p>1</text:p>
          </table:table-cell>
          <table:table-cell table:formula="of:=IFERROR([.F315]/[.$E315];&quot;&quot; )" office:value-type="float" office:value="0.0111087889320475" calcext:value-type="float">
            <text:p>0,0111087889</text:p>
          </table:table-cell>
          <table:table-cell table:formula="of:=IFERROR([.G315]/[.$E315];&quot;&quot; )" office:value-type="float" office:value="0.274029574411299" calcext:value-type="float">
            <text:p>0,2740295744</text:p>
          </table:table-cell>
          <table:table-cell table:formula="of:=IFERROR([.H315]/[.$E315];&quot;&quot; )" office:value-type="float" office:value="0.0203690889987049" calcext:value-type="float">
            <text:p>0,020369089</text:p>
          </table:table-cell>
          <table:table-cell table:formula="of:=IFERROR([.I315]/[.$E315];&quot;&quot; )" office:value-type="float" office:value="0.383730996329341" calcext:value-type="float">
            <text:p>0,3837309963</text:p>
          </table:table-cell>
          <table:table-cell table:formula="of:=IFERROR([.J315]/[.$E315];&quot;&quot; )" office:value-type="float" office:value="0.0532346881518569" calcext:value-type="float">
            <text:p>0,0532346882</text:p>
          </table:table-cell>
          <table:table-cell table:formula="of:=IFERROR([.K315]/[.$E315];&quot;&quot; )" office:value-type="float" office:value="0.054302953958421" calcext:value-type="float">
            <text:p>0,054302954</text:p>
          </table:table-cell>
          <table:table-cell table:formula="of:=IFERROR([.L315]/[.$E315];&quot;&quot; )" office:value-type="float" office:value="0.023351165451967" calcext:value-type="float">
            <text:p>0,0233511655</text:p>
          </table:table-cell>
          <table:table-cell table:formula="of:=IFERROR([.M315]/[.$E315];&quot;&quot; )" office:value-type="float" office:value="0.232652787842388" calcext:value-type="float">
            <text:p>0,2326527878</text:p>
          </table:table-cell>
          <table:table-cell table:formula="of:=IFERROR([.N315]/[.$E315];&quot;&quot; )" office:value-type="float" office:value="0.0734394147866952" calcext:value-type="float">
            <text:p>0,0734394148</text:p>
          </table:table-cell>
          <table:table-cell table:formula="of:=IFERROR([.O315]/[.$E315];&quot;&quot; )" office:value-type="float" office:value="0.280924397577848" calcext:value-type="float">
            <text:p>0,2809243976</text:p>
          </table:table-cell>
          <table:table-cell table:formula="of:=IFERROR([.P315]/[.$E315];&quot;&quot; )" office:value-type="float" office:value="0.0227148294291563" calcext:value-type="float">
            <text:p>0,0227148294</text:p>
          </table:table-cell>
          <table:table-cell table:formula="of:=IFERROR([.Q315]/[.$E315];&quot;&quot; )" office:value-type="float" office:value="0.0151577654236956" calcext:value-type="float">
            <text:p>0,0151577654</text:p>
          </table:table-cell>
          <table:table-cell table:formula="of:=IFERROR([.R315]/[.$E315];&quot;&quot; )" office:value-type="float" office:value="0.0885423255868417" calcext:value-type="float">
            <text:p>0,0885423256</text:p>
          </table:table-cell>
          <table:table-cell table:formula="of:=IFERROR([.S315]/[.$E315];&quot;&quot; )" office:value-type="float" office:value="0.346630015717865" calcext:value-type="float">
            <text:p>0,3466300157</text:p>
          </table:table-cell>
          <table:table-cell table:formula="of:=IFERROR([.T315]/[.$E315];&quot;&quot; )" office:value-type="float" office:value="0.193270571359826" calcext:value-type="float">
            <text:p>0,1932705714</text:p>
          </table:table-cell>
          <table:table-cell table:formula="of:=IFERROR([.U315]/[.$E315];&quot;&quot; )" office:value-type="float" office:value="0.26965338449277" calcext:value-type="float">
            <text:p>0,2696533845</text:p>
          </table:table-cell>
          <table:table-cell table:formula="of:=IFERROR([.V315]/[.$E315];&quot;&quot; )" office:value-type="float" office:value="0.264413435760125" calcext:value-type="float">
            <text:p>0,2644134358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formula="of:=IFERROR([.B316]/[.$E316];&quot;&quot; )" office:value-type="float" office:value="0.0616687462442896" calcext:value-type="float">
            <text:p>0,0616687462</text:p>
          </table:table-cell>
          <table:table-cell table:formula="of:=IFERROR([.C316]/[.$E316];&quot;&quot; )" office:value-type="float" office:value="0.020550737683379" calcext:value-type="float">
            <text:p>0,0205507377</text:p>
          </table:table-cell>
          <table:table-cell table:formula="of:=IFERROR([.D316]/[.$E316];&quot;&quot; )" office:value-type="float" office:value="0.0664055743136219" calcext:value-type="float">
            <text:p>0,0664055743</text:p>
          </table:table-cell>
          <table:table-cell table:formula="of:=IFERROR([.E316]/[.$E316];&quot;&quot; )" office:value-type="float" office:value="1" calcext:value-type="float">
            <text:p>1</text:p>
          </table:table-cell>
          <table:table-cell table:formula="of:=IFERROR([.F316]/[.$E316];&quot;&quot; )" office:value-type="float" office:value="0.0112563761084247" calcext:value-type="float">
            <text:p>0,0112563761</text:p>
          </table:table-cell>
          <table:table-cell table:formula="of:=IFERROR([.G316]/[.$E316];&quot;&quot; )" office:value-type="float" office:value="0.278156689270903" calcext:value-type="float">
            <text:p>0,2781566893</text:p>
          </table:table-cell>
          <table:table-cell table:formula="of:=IFERROR([.H316]/[.$E316];&quot;&quot; )" office:value-type="float" office:value="0.0206584978721156" calcext:value-type="float">
            <text:p>0,0206584979</text:p>
          </table:table-cell>
          <table:table-cell table:formula="of:=IFERROR([.I316]/[.$E316];&quot;&quot; )" office:value-type="float" office:value="0.382140571897907" calcext:value-type="float">
            <text:p>0,3821405719</text:p>
          </table:table-cell>
          <table:table-cell table:formula="of:=IFERROR([.J316]/[.$E316];&quot;&quot; )" office:value-type="float" office:value="0.0558477709545638" calcext:value-type="float">
            <text:p>0,055847771</text:p>
          </table:table-cell>
          <table:table-cell table:formula="of:=IFERROR([.K316]/[.$E316];&quot;&quot; )" office:value-type="float" office:value="0.0529132988540741" calcext:value-type="float">
            <text:p>0,0529132989</text:p>
          </table:table-cell>
          <table:table-cell table:formula="of:=IFERROR([.L316]/[.$E316];&quot;&quot; )" office:value-type="float" office:value="0.0223307964883269" calcext:value-type="float">
            <text:p>0,0223307965</text:p>
          </table:table-cell>
          <table:table-cell table:formula="of:=IFERROR([.M316]/[.$E316];&quot;&quot; )" office:value-type="float" office:value="0.229072749961088" calcext:value-type="float">
            <text:p>0,22907275</text:p>
          </table:table-cell>
          <table:table-cell table:formula="of:=IFERROR([.N316]/[.$E316];&quot;&quot; )" office:value-type="float" office:value="0.0732518794193384" calcext:value-type="float">
            <text:p>0,0732518794</text:p>
          </table:table-cell>
          <table:table-cell table:formula="of:=IFERROR([.O316]/[.$E316];&quot;&quot; )" office:value-type="float" office:value="0.271869342016808" calcext:value-type="float">
            <text:p>0,271869342</text:p>
          </table:table-cell>
          <table:table-cell table:formula="of:=IFERROR([.P316]/[.$E316];&quot;&quot; )" office:value-type="float" office:value="0.0253755087566761" calcext:value-type="float">
            <text:p>0,0253755088</text:p>
          </table:table-cell>
          <table:table-cell table:formula="of:=IFERROR([.Q316]/[.$E316];&quot;&quot; )" office:value-type="float" office:value="0.016350173958079" calcext:value-type="float">
            <text:p>0,016350174</text:p>
          </table:table-cell>
          <table:table-cell table:formula="of:=IFERROR([.R316]/[.$E316];&quot;&quot; )" office:value-type="float" office:value="0.0894826067117181" calcext:value-type="float">
            <text:p>0,0894826067</text:p>
          </table:table-cell>
          <table:table-cell table:formula="of:=IFERROR([.S316]/[.$E316];&quot;&quot; )" office:value-type="float" office:value="0.338137090641368" calcext:value-type="float">
            <text:p>0,3381370906</text:p>
          </table:table-cell>
          <table:table-cell table:formula="of:=IFERROR([.T316]/[.$E316];&quot;&quot; )" office:value-type="float" office:value="0.193302980578196" calcext:value-type="float">
            <text:p>0,1933029806</text:p>
          </table:table-cell>
          <table:table-cell table:formula="of:=IFERROR([.U316]/[.$E316];&quot;&quot; )" office:value-type="float" office:value="0.270425133535269" calcext:value-type="float">
            <text:p>0,2704251335</text:p>
          </table:table-cell>
          <table:table-cell table:formula="of:=IFERROR([.V316]/[.$E316];&quot;&quot; )" office:value-type="float" office:value="0.260310204621492" calcext:value-type="float">
            <text:p>0,2603102046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formula="of:=IFERROR([.B317]/[.$E317];&quot;&quot; )" office:value-type="float" office:value="0.062638417365729" calcext:value-type="float">
            <text:p>0,0626384174</text:p>
          </table:table-cell>
          <table:table-cell table:formula="of:=IFERROR([.C317]/[.$E317];&quot;&quot; )" office:value-type="float" office:value="0.0254060641722556" calcext:value-type="float">
            <text:p>0,0254060642</text:p>
          </table:table-cell>
          <table:table-cell table:formula="of:=IFERROR([.D317]/[.$E317];&quot;&quot; )" office:value-type="float" office:value="0.0694034352405106" calcext:value-type="float">
            <text:p>0,0694034352</text:p>
          </table:table-cell>
          <table:table-cell table:formula="of:=IFERROR([.E317]/[.$E317];&quot;&quot; )" office:value-type="float" office:value="1" calcext:value-type="float">
            <text:p>1</text:p>
          </table:table-cell>
          <table:table-cell table:formula="of:=IFERROR([.F317]/[.$E317];&quot;&quot; )" office:value-type="float" office:value="0.0103794488274964" calcext:value-type="float">
            <text:p>0,0103794488</text:p>
          </table:table-cell>
          <table:table-cell table:formula="of:=IFERROR([.G317]/[.$E317];&quot;&quot; )" office:value-type="float" office:value="0.2798395332506" calcext:value-type="float">
            <text:p>0,2798395333</text:p>
          </table:table-cell>
          <table:table-cell table:formula="of:=IFERROR([.H317]/[.$E317];&quot;&quot; )" office:value-type="float" office:value="0.0209832071995924" calcext:value-type="float">
            <text:p>0,0209832072</text:p>
          </table:table-cell>
          <table:table-cell table:formula="of:=IFERROR([.I317]/[.$E317];&quot;&quot; )" office:value-type="float" office:value="0.380885621065835" calcext:value-type="float">
            <text:p>0,3808856211</text:p>
          </table:table-cell>
          <table:table-cell table:formula="of:=IFERROR([.J317]/[.$E317];&quot;&quot; )" office:value-type="float" office:value="0.0551156658665459" calcext:value-type="float">
            <text:p>0,0551156659</text:p>
          </table:table-cell>
          <table:table-cell table:formula="of:=IFERROR([.K317]/[.$E317];&quot;&quot; )" office:value-type="float" office:value="0.0552894667252992" calcext:value-type="float">
            <text:p>0,0552894667</text:p>
          </table:table-cell>
          <table:table-cell table:formula="of:=IFERROR([.L317]/[.$E317];&quot;&quot; )" office:value-type="float" office:value="0.0220709064102297" calcext:value-type="float">
            <text:p>0,0220709064</text:p>
          </table:table-cell>
          <table:table-cell table:formula="of:=IFERROR([.M317]/[.$E317];&quot;&quot; )" office:value-type="float" office:value="0.224672233476291" calcext:value-type="float">
            <text:p>0,2246722335</text:p>
          </table:table-cell>
          <table:table-cell table:formula="of:=IFERROR([.N317]/[.$E317];&quot;&quot; )" office:value-type="float" office:value="0.0747510638829702" calcext:value-type="float">
            <text:p>0,0747510639</text:p>
          </table:table-cell>
          <table:table-cell table:formula="of:=IFERROR([.O317]/[.$E317];&quot;&quot; )" office:value-type="float" office:value="0.27272645438406" calcext:value-type="float">
            <text:p>0,2727264544</text:p>
          </table:table-cell>
          <table:table-cell table:formula="of:=IFERROR([.P317]/[.$E317];&quot;&quot; )" office:value-type="float" office:value="0.0251398458521754" calcext:value-type="float">
            <text:p>0,0251398459</text:p>
          </table:table-cell>
          <table:table-cell table:formula="of:=IFERROR([.Q317]/[.$E317];&quot;&quot; )" office:value-type="float" office:value="0.0148279218215561" calcext:value-type="float">
            <text:p>0,0148279218</text:p>
          </table:table-cell>
          <table:table-cell table:formula="of:=IFERROR([.R317]/[.$E317];&quot;&quot; )" office:value-type="float" office:value="0.0874473561194522" calcext:value-type="float">
            <text:p>0,0874473561</text:p>
          </table:table-cell>
          <table:table-cell table:formula="of:=IFERROR([.S317]/[.$E317];&quot;&quot; )" office:value-type="float" office:value="0.336944097746604" calcext:value-type="float">
            <text:p>0,3369440977</text:p>
          </table:table-cell>
          <table:table-cell table:formula="of:=IFERROR([.T317]/[.$E317];&quot;&quot; )" office:value-type="float" office:value="0.190544023096167" calcext:value-type="float">
            <text:p>0,1905440231</text:p>
          </table:table-cell>
          <table:table-cell table:formula="of:=IFERROR([.U317]/[.$E317];&quot;&quot; )" office:value-type="float" office:value="0.267154010995324" calcext:value-type="float">
            <text:p>0,267154011</text:p>
          </table:table-cell>
          <table:table-cell table:formula="of:=IFERROR([.V317]/[.$E317];&quot;&quot; )" office:value-type="float" office:value="0.26052827951927" calcext:value-type="float">
            <text:p>0,2605282795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formula="of:=IFERROR([.B318]/[.$E318];&quot;&quot; )" office:value-type="float" office:value="0.0619830090151127" calcext:value-type="float">
            <text:p>0,061983009</text:p>
          </table:table-cell>
          <table:table-cell table:formula="of:=IFERROR([.C318]/[.$E318];&quot;&quot; )" office:value-type="float" office:value="0.019817120112209" calcext:value-type="float">
            <text:p>0,0198171201</text:p>
          </table:table-cell>
          <table:table-cell table:formula="of:=IFERROR([.D318]/[.$E318];&quot;&quot; )" office:value-type="float" office:value="0.0707835488213492" calcext:value-type="float">
            <text:p>0,0707835488</text:p>
          </table:table-cell>
          <table:table-cell table:formula="of:=IFERROR([.E318]/[.$E318];&quot;&quot; )" office:value-type="float" office:value="1" calcext:value-type="float">
            <text:p>1</text:p>
          </table:table-cell>
          <table:table-cell table:formula="of:=IFERROR([.F318]/[.$E318];&quot;&quot; )" office:value-type="float" office:value="0.0105877035727428" calcext:value-type="float">
            <text:p>0,0105877036</text:p>
          </table:table-cell>
          <table:table-cell table:formula="of:=IFERROR([.G318]/[.$E318];&quot;&quot; )" office:value-type="float" office:value="0.277553371154622" calcext:value-type="float">
            <text:p>0,2775533712</text:p>
          </table:table-cell>
          <table:table-cell table:formula="of:=IFERROR([.H318]/[.$E318];&quot;&quot; )" office:value-type="float" office:value="0.0220111033591056" calcext:value-type="float">
            <text:p>0,0220111034</text:p>
          </table:table-cell>
          <table:table-cell table:formula="of:=IFERROR([.I318]/[.$E318];&quot;&quot; )" office:value-type="float" office:value="0.385078958474298" calcext:value-type="float">
            <text:p>0,3850789585</text:p>
          </table:table-cell>
          <table:table-cell table:formula="of:=IFERROR([.J318]/[.$E318];&quot;&quot; )" office:value-type="float" office:value="0.0571157007583964" calcext:value-type="float">
            <text:p>0,0571157008</text:p>
          </table:table-cell>
          <table:table-cell table:formula="of:=IFERROR([.K318]/[.$E318];&quot;&quot; )" office:value-type="float" office:value="0.0553045383265527" calcext:value-type="float">
            <text:p>0,0553045383</text:p>
          </table:table-cell>
          <table:table-cell table:formula="of:=IFERROR([.L318]/[.$E318];&quot;&quot; )" office:value-type="float" office:value="0.0221805910092369" calcext:value-type="float">
            <text:p>0,022180591</text:p>
          </table:table-cell>
          <table:table-cell table:formula="of:=IFERROR([.M318]/[.$E318];&quot;&quot; )" office:value-type="float" office:value="0.233163781359294" calcext:value-type="float">
            <text:p>0,2331637814</text:p>
          </table:table-cell>
          <table:table-cell table:formula="of:=IFERROR([.N318]/[.$E318];&quot;&quot; )" office:value-type="float" office:value="0.0752028819917676" calcext:value-type="float">
            <text:p>0,075202882</text:p>
          </table:table-cell>
          <table:table-cell table:formula="of:=IFERROR([.O318]/[.$E318];&quot;&quot; )" office:value-type="float" office:value="0.280662975994727" calcext:value-type="float">
            <text:p>0,280662976</text:p>
          </table:table-cell>
          <table:table-cell table:formula="of:=IFERROR([.P318]/[.$E318];&quot;&quot; )" office:value-type="float" office:value="0.0231671794159284" calcext:value-type="float">
            <text:p>0,0231671794</text:p>
          </table:table-cell>
          <table:table-cell table:formula="of:=IFERROR([.Q318]/[.$E318];&quot;&quot; )" office:value-type="float" office:value="0.0160417511283437" calcext:value-type="float">
            <text:p>0,0160417511</text:p>
          </table:table-cell>
          <table:table-cell table:formula="of:=IFERROR([.R318]/[.$E318];&quot;&quot; )" office:value-type="float" office:value="0.0907578765648764" calcext:value-type="float">
            <text:p>0,0907578766</text:p>
          </table:table-cell>
          <table:table-cell table:formula="of:=IFERROR([.S318]/[.$E318];&quot;&quot; )" office:value-type="float" office:value="0.347007251234156" calcext:value-type="float">
            <text:p>0,3470072512</text:p>
          </table:table-cell>
          <table:table-cell table:formula="of:=IFERROR([.T318]/[.$E318];&quot;&quot; )" office:value-type="float" office:value="0.196524041265307" calcext:value-type="float">
            <text:p>0,1965240413</text:p>
          </table:table-cell>
          <table:table-cell table:formula="of:=IFERROR([.U318]/[.$E318];&quot;&quot; )" office:value-type="float" office:value="0.265702427894215" calcext:value-type="float">
            <text:p>0,2657024279</text:p>
          </table:table-cell>
          <table:table-cell table:formula="of:=IFERROR([.V318]/[.$E318];&quot;&quot; )" office:value-type="float" office:value="0.254937120163668" calcext:value-type="float">
            <text:p>0,2549371202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formula="of:=IFERROR([.B319]/[.$E319];&quot;&quot; )" office:value-type="float" office:value="0.0629384739337917" calcext:value-type="float">
            <text:p>0,0629384739</text:p>
          </table:table-cell>
          <table:table-cell table:formula="of:=IFERROR([.C319]/[.$E319];&quot;&quot; )" office:value-type="float" office:value="0.0208909793312575" calcext:value-type="float">
            <text:p>0,0208909793</text:p>
          </table:table-cell>
          <table:table-cell table:formula="of:=IFERROR([.D319]/[.$E319];&quot;&quot; )" office:value-type="float" office:value="0.0693655586187324" calcext:value-type="float">
            <text:p>0,0693655586</text:p>
          </table:table-cell>
          <table:table-cell table:formula="of:=IFERROR([.E319]/[.$E319];&quot;&quot; )" office:value-type="float" office:value="1" calcext:value-type="float">
            <text:p>1</text:p>
          </table:table-cell>
          <table:table-cell table:formula="of:=IFERROR([.F319]/[.$E319];&quot;&quot; )" office:value-type="float" office:value="0.0117415556753953" calcext:value-type="float">
            <text:p>0,0117415557</text:p>
          </table:table-cell>
          <table:table-cell table:formula="of:=IFERROR([.G319]/[.$E319];&quot;&quot; )" office:value-type="float" office:value="0.274871734360285" calcext:value-type="float">
            <text:p>0,2748717344</text:p>
          </table:table-cell>
          <table:table-cell table:formula="of:=IFERROR([.H319]/[.$E319];&quot;&quot; )" office:value-type="float" office:value="0.0219025697749226" calcext:value-type="float">
            <text:p>0,0219025698</text:p>
          </table:table-cell>
          <table:table-cell table:formula="of:=IFERROR([.I319]/[.$E319];&quot;&quot; )" office:value-type="float" office:value="0.378630641449043" calcext:value-type="float">
            <text:p>0,3786306414</text:p>
          </table:table-cell>
          <table:table-cell table:formula="of:=IFERROR([.J319]/[.$E319];&quot;&quot; )" office:value-type="float" office:value="0.0575413952031597" calcext:value-type="float">
            <text:p>0,0575413952</text:p>
          </table:table-cell>
          <table:table-cell table:formula="of:=IFERROR([.K319]/[.$E319];&quot;&quot; )" office:value-type="float" office:value="0.0544165355752705" calcext:value-type="float">
            <text:p>0,0544165356</text:p>
          </table:table-cell>
          <table:table-cell table:formula="of:=IFERROR([.L319]/[.$E319];&quot;&quot; )" office:value-type="float" office:value="0.0227060387425418" calcext:value-type="float">
            <text:p>0,0227060387</text:p>
          </table:table-cell>
          <table:table-cell table:formula="of:=IFERROR([.M319]/[.$E319];&quot;&quot; )" office:value-type="float" office:value="0.232568173630773" calcext:value-type="float">
            <text:p>0,2325681736</text:p>
          </table:table-cell>
          <table:table-cell table:formula="of:=IFERROR([.N319]/[.$E319];&quot;&quot; )" office:value-type="float" office:value="0.0774543036554038" calcext:value-type="float">
            <text:p>0,0774543037</text:p>
          </table:table-cell>
          <table:table-cell table:formula="of:=IFERROR([.O319]/[.$E319];&quot;&quot; )" office:value-type="float" office:value="0.281768974417223" calcext:value-type="float">
            <text:p>0,2817689744</text:p>
          </table:table-cell>
          <table:table-cell table:formula="of:=IFERROR([.P319]/[.$E319];&quot;&quot; )" office:value-type="float" office:value="0.0243796584556479" calcext:value-type="float">
            <text:p>0,0243796585</text:p>
          </table:table-cell>
          <table:table-cell table:formula="of:=IFERROR([.Q319]/[.$E319];&quot;&quot; )" office:value-type="float" office:value="0.015440417002443" calcext:value-type="float">
            <text:p>0,015440417</text:p>
          </table:table-cell>
          <table:table-cell table:formula="of:=IFERROR([.R319]/[.$E319];&quot;&quot; )" office:value-type="float" office:value="0.0932586950066367" calcext:value-type="float">
            <text:p>0,093258695</text:p>
          </table:table-cell>
          <table:table-cell table:formula="of:=IFERROR([.S319]/[.$E319];&quot;&quot; )" office:value-type="float" office:value="0.356504202911483" calcext:value-type="float">
            <text:p>0,3565042029</text:p>
          </table:table-cell>
          <table:table-cell table:formula="of:=IFERROR([.T319]/[.$E319];&quot;&quot; )" office:value-type="float" office:value="0.201480218733861" calcext:value-type="float">
            <text:p>0,2014802187</text:p>
          </table:table-cell>
          <table:table-cell table:formula="of:=IFERROR([.U319]/[.$E319];&quot;&quot; )" office:value-type="float" office:value="0.273599372662408" calcext:value-type="float">
            <text:p>0,2735993727</text:p>
          </table:table-cell>
          <table:table-cell table:formula="of:=IFERROR([.V319]/[.$E319];&quot;&quot; )" office:value-type="float" office:value="0.264740428076764" calcext:value-type="float">
            <text:p>0,2647404281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formula="of:=IFERROR([.B320]/[.$E320];&quot;&quot; )" office:value-type="float" office:value="0.0649415784719844" calcext:value-type="float">
            <text:p>0,0649415785</text:p>
          </table:table-cell>
          <table:table-cell table:formula="of:=IFERROR([.C320]/[.$E320];&quot;&quot; )" office:value-type="float" office:value="0.0208835159612216" calcext:value-type="float">
            <text:p>0,020883516</text:p>
          </table:table-cell>
          <table:table-cell table:formula="of:=IFERROR([.D320]/[.$E320];&quot;&quot; )" office:value-type="float" office:value="0.0722400724360031" calcext:value-type="float">
            <text:p>0,0722400724</text:p>
          </table:table-cell>
          <table:table-cell table:formula="of:=IFERROR([.E320]/[.$E320];&quot;&quot; )" office:value-type="float" office:value="1" calcext:value-type="float">
            <text:p>1</text:p>
          </table:table-cell>
          <table:table-cell table:formula="of:=IFERROR([.F320]/[.$E320];&quot;&quot; )" office:value-type="float" office:value="0.0150404242514164" calcext:value-type="float">
            <text:p>0,0150404243</text:p>
          </table:table-cell>
          <table:table-cell table:formula="of:=IFERROR([.G320]/[.$E320];&quot;&quot; )" office:value-type="float" office:value="0.277135348677629" calcext:value-type="float">
            <text:p>0,2771353487</text:p>
          </table:table-cell>
          <table:table-cell table:formula="of:=IFERROR([.H320]/[.$E320];&quot;&quot; )" office:value-type="float" office:value="0.021507423439621" calcext:value-type="float">
            <text:p>0,0215074234</text:p>
          </table:table-cell>
          <table:table-cell table:formula="of:=IFERROR([.I320]/[.$E320];&quot;&quot; )" office:value-type="float" office:value="0.369321032698442" calcext:value-type="float">
            <text:p>0,3693210327</text:p>
          </table:table-cell>
          <table:table-cell table:formula="of:=IFERROR([.J320]/[.$E320];&quot;&quot; )" office:value-type="float" office:value="0.0541332683522223" calcext:value-type="float">
            <text:p>0,0541332684</text:p>
          </table:table-cell>
          <table:table-cell table:formula="of:=IFERROR([.K320]/[.$E320];&quot;&quot; )" office:value-type="float" office:value="0.0539150282845812" calcext:value-type="float">
            <text:p>0,0539150283</text:p>
          </table:table-cell>
          <table:table-cell table:formula="of:=IFERROR([.L320]/[.$E320];&quot;&quot; )" office:value-type="float" office:value="0.019821640266555" calcext:value-type="float">
            <text:p>0,0198216403</text:p>
          </table:table-cell>
          <table:table-cell table:formula="of:=IFERROR([.M320]/[.$E320];&quot;&quot; )" office:value-type="float" office:value="0.234508383098324" calcext:value-type="float">
            <text:p>0,2345083831</text:p>
          </table:table-cell>
          <table:table-cell table:formula="of:=IFERROR([.N320]/[.$E320];&quot;&quot; )" office:value-type="float" office:value="0.0723975964374207" calcext:value-type="float">
            <text:p>0,0723975964</text:p>
          </table:table-cell>
          <table:table-cell table:formula="of:=IFERROR([.O320]/[.$E320];&quot;&quot; )" office:value-type="float" office:value="0.276634951920989" calcext:value-type="float">
            <text:p>0,2766349519</text:p>
          </table:table-cell>
          <table:table-cell table:formula="of:=IFERROR([.P320]/[.$E320];&quot;&quot; )" office:value-type="float" office:value="0.0260667382354886" calcext:value-type="float">
            <text:p>0,0260667382</text:p>
          </table:table-cell>
          <table:table-cell table:formula="of:=IFERROR([.Q320]/[.$E320];&quot;&quot; )" office:value-type="float" office:value="0.0153085977032226" calcext:value-type="float">
            <text:p>0,0153085977</text:p>
          </table:table-cell>
          <table:table-cell table:formula="of:=IFERROR([.R320]/[.$E320];&quot;&quot; )" office:value-type="float" office:value="0.0918767418740828" calcext:value-type="float">
            <text:p>0,0918767419</text:p>
          </table:table-cell>
          <table:table-cell table:formula="of:=IFERROR([.S320]/[.$E320];&quot;&quot; )" office:value-type="float" office:value="0.343960636903858" calcext:value-type="float">
            <text:p>0,3439606369</text:p>
          </table:table-cell>
          <table:table-cell table:formula="of:=IFERROR([.T320]/[.$E320];&quot;&quot; )" office:value-type="float" office:value="0.195234288371506" calcext:value-type="float">
            <text:p>0,1952342884</text:p>
          </table:table-cell>
          <table:table-cell table:formula="of:=IFERROR([.U320]/[.$E320];&quot;&quot; )" office:value-type="float" office:value="0.272802812699817" calcext:value-type="float">
            <text:p>0,2728028127</text:p>
          </table:table-cell>
          <table:table-cell table:formula="of:=IFERROR([.V320]/[.$E320];&quot;&quot; )" office:value-type="float" office:value="0.260454799357021" calcext:value-type="float">
            <text:p>0,2604547994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formula="of:=IFERROR([.B321]/[.$E321];&quot;&quot; )" office:value-type="float" office:value="0.0609153723063685" calcext:value-type="float">
            <text:p>0,0609153723</text:p>
          </table:table-cell>
          <table:table-cell table:formula="of:=IFERROR([.C321]/[.$E321];&quot;&quot; )" office:value-type="float" office:value="0.0199146091233852" calcext:value-type="float">
            <text:p>0,0199146091</text:p>
          </table:table-cell>
          <table:table-cell table:formula="of:=IFERROR([.D321]/[.$E321];&quot;&quot; )" office:value-type="float" office:value="0.0700873340583642" calcext:value-type="float">
            <text:p>0,0700873341</text:p>
          </table:table-cell>
          <table:table-cell table:formula="of:=IFERROR([.E321]/[.$E321];&quot;&quot; )" office:value-type="float" office:value="1" calcext:value-type="float">
            <text:p>1</text:p>
          </table:table-cell>
          <table:table-cell table:formula="of:=IFERROR([.F321]/[.$E321];&quot;&quot; )" office:value-type="float" office:value="0.0118691651711082" calcext:value-type="float">
            <text:p>0,0118691652</text:p>
          </table:table-cell>
          <table:table-cell table:formula="of:=IFERROR([.G321]/[.$E321];&quot;&quot; )" office:value-type="float" office:value="0.270629674225969" calcext:value-type="float">
            <text:p>0,2706296742</text:p>
          </table:table-cell>
          <table:table-cell table:formula="of:=IFERROR([.H321]/[.$E321];&quot;&quot; )" office:value-type="float" office:value="0.0209521398711936" calcext:value-type="float">
            <text:p>0,0209521399</text:p>
          </table:table-cell>
          <table:table-cell table:formula="of:=IFERROR([.I321]/[.$E321];&quot;&quot; )" office:value-type="float" office:value="0.382517000142276" calcext:value-type="float">
            <text:p>0,3825170001</text:p>
          </table:table-cell>
          <table:table-cell table:formula="of:=IFERROR([.J321]/[.$E321];&quot;&quot; )" office:value-type="float" office:value="0.0543669757191017" calcext:value-type="float">
            <text:p>0,0543669757</text:p>
          </table:table-cell>
          <table:table-cell table:formula="of:=IFERROR([.K321]/[.$E321];&quot;&quot; )" office:value-type="float" office:value="0.0531640257041995" calcext:value-type="float">
            <text:p>0,0531640257</text:p>
          </table:table-cell>
          <table:table-cell table:formula="of:=IFERROR([.L321]/[.$E321];&quot;&quot; )" office:value-type="float" office:value="0.0236271954551251" calcext:value-type="float">
            <text:p>0,0236271955</text:p>
          </table:table-cell>
          <table:table-cell table:formula="of:=IFERROR([.M321]/[.$E321];&quot;&quot; )" office:value-type="float" office:value="0.233927617589026" calcext:value-type="float">
            <text:p>0,2339276176</text:p>
          </table:table-cell>
          <table:table-cell table:formula="of:=IFERROR([.N321]/[.$E321];&quot;&quot; )" office:value-type="float" office:value="0.0738349588169578" calcext:value-type="float">
            <text:p>0,0738349588</text:p>
          </table:table-cell>
          <table:table-cell table:formula="of:=IFERROR([.O321]/[.$E321];&quot;&quot; )" office:value-type="float" office:value="0.27510344100255" calcext:value-type="float">
            <text:p>0,275103441</text:p>
          </table:table-cell>
          <table:table-cell table:formula="of:=IFERROR([.P321]/[.$E321];&quot;&quot; )" office:value-type="float" office:value="0.0240998185064649" calcext:value-type="float">
            <text:p>0,0240998185</text:p>
          </table:table-cell>
          <table:table-cell table:formula="of:=IFERROR([.Q321]/[.$E321];&quot;&quot; )" office:value-type="float" office:value="0.0162361259011498" calcext:value-type="float">
            <text:p>0,0162361259</text:p>
          </table:table-cell>
          <table:table-cell table:formula="of:=IFERROR([.R321]/[.$E321];&quot;&quot; )" office:value-type="float" office:value="0.0885419127995241" calcext:value-type="float">
            <text:p>0,0885419128</text:p>
          </table:table-cell>
          <table:table-cell table:formula="of:=IFERROR([.S321]/[.$E321];&quot;&quot; )" office:value-type="float" office:value="0.35320904684507" calcext:value-type="float">
            <text:p>0,3532090468</text:p>
          </table:table-cell>
          <table:table-cell table:formula="of:=IFERROR([.T321]/[.$E321];&quot;&quot; )" office:value-type="float" office:value="0.190627796396522" calcext:value-type="float">
            <text:p>0,1906277964</text:p>
          </table:table-cell>
          <table:table-cell table:formula="of:=IFERROR([.U321]/[.$E321];&quot;&quot; )" office:value-type="float" office:value="0.273463062249387" calcext:value-type="float">
            <text:p>0,2734630622</text:p>
          </table:table-cell>
          <table:table-cell table:formula="of:=IFERROR([.V321]/[.$E321];&quot;&quot; )" office:value-type="float" office:value="0.257272706942111" calcext:value-type="float">
            <text:p>0,2572727069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formula="of:=IFERROR([.B322]/[.$E322];&quot;&quot; )" office:value-type="float" office:value="0.0626844193810506" calcext:value-type="float">
            <text:p>0,0626844194</text:p>
          </table:table-cell>
          <table:table-cell table:formula="of:=IFERROR([.C322]/[.$E322];&quot;&quot; )" office:value-type="float" office:value="0.0201579206856281" calcext:value-type="float">
            <text:p>0,0201579207</text:p>
          </table:table-cell>
          <table:table-cell table:formula="of:=IFERROR([.D322]/[.$E322];&quot;&quot; )" office:value-type="float" office:value="0.0697281601219305" calcext:value-type="float">
            <text:p>0,0697281601</text:p>
          </table:table-cell>
          <table:table-cell table:formula="of:=IFERROR([.E322]/[.$E322];&quot;&quot; )" office:value-type="float" office:value="1" calcext:value-type="float">
            <text:p>1</text:p>
          </table:table-cell>
          <table:table-cell table:formula="of:=IFERROR([.F322]/[.$E322];&quot;&quot; )" office:value-type="float" office:value="0.0124109925460466" calcext:value-type="float">
            <text:p>0,0124109925</text:p>
          </table:table-cell>
          <table:table-cell table:formula="of:=IFERROR([.G322]/[.$E322];&quot;&quot; )" office:value-type="float" office:value="0.285439772599597" calcext:value-type="float">
            <text:p>0,2854397726</text:p>
          </table:table-cell>
          <table:table-cell table:formula="of:=IFERROR([.H322]/[.$E322];&quot;&quot; )" office:value-type="float" office:value="0.0214962577407322" calcext:value-type="float">
            <text:p>0,0214962577</text:p>
          </table:table-cell>
          <table:table-cell table:formula="of:=IFERROR([.I322]/[.$E322];&quot;&quot; )" office:value-type="float" office:value="0.404044422497275" calcext:value-type="float">
            <text:p>0,4040444225</text:p>
          </table:table-cell>
          <table:table-cell table:formula="of:=IFERROR([.J322]/[.$E322];&quot;&quot; )" office:value-type="float" office:value="0.0584546680450825" calcext:value-type="float">
            <text:p>0,058454668</text:p>
          </table:table-cell>
          <table:table-cell table:formula="of:=IFERROR([.K322]/[.$E322];&quot;&quot; )" office:value-type="float" office:value="0.0529837276315327" calcext:value-type="float">
            <text:p>0,0529837276</text:p>
          </table:table-cell>
          <table:table-cell table:formula="of:=IFERROR([.L322]/[.$E322];&quot;&quot; )" office:value-type="float" office:value="0.0227147633538397" calcext:value-type="float">
            <text:p>0,0227147634</text:p>
          </table:table-cell>
          <table:table-cell table:formula="of:=IFERROR([.M322]/[.$E322];&quot;&quot; )" office:value-type="float" office:value="0.232775460534738" calcext:value-type="float">
            <text:p>0,2327754605</text:p>
          </table:table-cell>
          <table:table-cell table:formula="of:=IFERROR([.N322]/[.$E322];&quot;&quot; )" office:value-type="float" office:value="0.0726202322612177" calcext:value-type="float">
            <text:p>0,0726202323</text:p>
          </table:table-cell>
          <table:table-cell table:formula="of:=IFERROR([.O322]/[.$E322];&quot;&quot; )" office:value-type="float" office:value="0.277438367110378" calcext:value-type="float">
            <text:p>0,2774383671</text:p>
          </table:table-cell>
          <table:table-cell table:formula="of:=IFERROR([.P322]/[.$E322];&quot;&quot; )" office:value-type="float" office:value="0.0244315461179692" calcext:value-type="float">
            <text:p>0,0244315461</text:p>
          </table:table-cell>
          <table:table-cell table:formula="of:=IFERROR([.Q322]/[.$E322];&quot;&quot; )" office:value-type="float" office:value="0.015708621752066" calcext:value-type="float">
            <text:p>0,0157086218</text:p>
          </table:table-cell>
          <table:table-cell table:formula="of:=IFERROR([.R322]/[.$E322];&quot;&quot; )" office:value-type="float" office:value="0.0907800851023368" calcext:value-type="float">
            <text:p>0,0907800851</text:p>
          </table:table-cell>
          <table:table-cell table:formula="of:=IFERROR([.S322]/[.$E322];&quot;&quot; )" office:value-type="float" office:value="0.340909041167173" calcext:value-type="float">
            <text:p>0,3409090412</text:p>
          </table:table-cell>
          <table:table-cell table:formula="of:=IFERROR([.T322]/[.$E322];&quot;&quot; )" office:value-type="float" office:value="0.203656318920553" calcext:value-type="float">
            <text:p>0,2036563189</text:p>
          </table:table-cell>
          <table:table-cell table:formula="of:=IFERROR([.U322]/[.$E322];&quot;&quot; )" office:value-type="float" office:value="0.277956784850047" calcext:value-type="float">
            <text:p>0,2779567849</text:p>
          </table:table-cell>
          <table:table-cell table:formula="of:=IFERROR([.V322]/[.$E322];&quot;&quot; )" office:value-type="float" office:value="0.262518302538538" calcext:value-type="float">
            <text:p>0,2625183025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formula="of:=IFERROR([.B323]/[.$E323];&quot;&quot; )" office:value-type="float" office:value="0.0656061605977229" calcext:value-type="float">
            <text:p>0,0656061606</text:p>
          </table:table-cell>
          <table:table-cell table:formula="of:=IFERROR([.C323]/[.$E323];&quot;&quot; )" office:value-type="float" office:value="0.0198337017119694" calcext:value-type="float">
            <text:p>0,0198337017</text:p>
          </table:table-cell>
          <table:table-cell table:formula="of:=IFERROR([.D323]/[.$E323];&quot;&quot; )" office:value-type="float" office:value="0.0752335202551651" calcext:value-type="float">
            <text:p>0,0752335203</text:p>
          </table:table-cell>
          <table:table-cell table:formula="of:=IFERROR([.E323]/[.$E323];&quot;&quot; )" office:value-type="float" office:value="1" calcext:value-type="float">
            <text:p>1</text:p>
          </table:table-cell>
          <table:table-cell table:formula="of:=IFERROR([.F323]/[.$E323];&quot;&quot; )" office:value-type="float" office:value="0.012743896205748" calcext:value-type="float">
            <text:p>0,0127438962</text:p>
          </table:table-cell>
          <table:table-cell table:formula="of:=IFERROR([.G323]/[.$E323];&quot;&quot; )" office:value-type="float" office:value="0.268068217632611" calcext:value-type="float">
            <text:p>0,2680682176</text:p>
          </table:table-cell>
          <table:table-cell table:formula="of:=IFERROR([.H323]/[.$E323];&quot;&quot; )" office:value-type="float" office:value="0.0218197942900342" calcext:value-type="float">
            <text:p>0,0218197943</text:p>
          </table:table-cell>
          <table:table-cell table:formula="of:=IFERROR([.I323]/[.$E323];&quot;&quot; )" office:value-type="float" office:value="0.385002443779492" calcext:value-type="float">
            <text:p>0,3850024438</text:p>
          </table:table-cell>
          <table:table-cell table:formula="of:=IFERROR([.J323]/[.$E323];&quot;&quot; )" office:value-type="float" office:value="0.0541091654446264" calcext:value-type="float">
            <text:p>0,0541091654</text:p>
          </table:table-cell>
          <table:table-cell table:formula="of:=IFERROR([.K323]/[.$E323];&quot;&quot; )" office:value-type="float" office:value="0.0549881932052673" calcext:value-type="float">
            <text:p>0,0549881932</text:p>
          </table:table-cell>
          <table:table-cell table:formula="of:=IFERROR([.L323]/[.$E323];&quot;&quot; )" office:value-type="float" office:value="0.021489234745235" calcext:value-type="float">
            <text:p>0,0214892347</text:p>
          </table:table-cell>
          <table:table-cell table:formula="of:=IFERROR([.M323]/[.$E323];&quot;&quot; )" office:value-type="float" office:value="0.232948072334015" calcext:value-type="float">
            <text:p>0,2329480723</text:p>
          </table:table-cell>
          <table:table-cell table:formula="of:=IFERROR([.N323]/[.$E323];&quot;&quot; )" office:value-type="float" office:value="0.0724276348450377" calcext:value-type="float">
            <text:p>0,0724276348</text:p>
          </table:table-cell>
          <table:table-cell table:formula="of:=IFERROR([.O323]/[.$E323];&quot;&quot; )" office:value-type="float" office:value="0.276505950000843" calcext:value-type="float">
            <text:p>0,27650595</text:p>
          </table:table-cell>
          <table:table-cell table:formula="of:=IFERROR([.P323]/[.$E323];&quot;&quot; )" office:value-type="float" office:value="0.0251030169725811" calcext:value-type="float">
            <text:p>0,025103017</text:p>
          </table:table-cell>
          <table:table-cell table:formula="of:=IFERROR([.Q323]/[.$E323];&quot;&quot; )" office:value-type="float" office:value="0.0156478011655179" calcext:value-type="float">
            <text:p>0,0156478012</text:p>
          </table:table-cell>
          <table:table-cell table:formula="of:=IFERROR([.R323]/[.$E323];&quot;&quot; )" office:value-type="float" office:value="0.0925526211894577" calcext:value-type="float">
            <text:p>0,0925526212</text:p>
          </table:table-cell>
          <table:table-cell table:formula="of:=IFERROR([.S323]/[.$E323];&quot;&quot; )" office:value-type="float" office:value="0.338785316503732" calcext:value-type="float">
            <text:p>0,3387853165</text:p>
          </table:table-cell>
          <table:table-cell table:formula="of:=IFERROR([.T323]/[.$E323];&quot;&quot; )" office:value-type="float" office:value="0.194823744605619" calcext:value-type="float">
            <text:p>0,1948237446</text:p>
          </table:table-cell>
          <table:table-cell table:formula="of:=IFERROR([.U323]/[.$E323];&quot;&quot; )" office:value-type="float" office:value="0.270810545809418" calcext:value-type="float">
            <text:p>0,2708105458</text:p>
          </table:table-cell>
          <table:table-cell table:formula="of:=IFERROR([.V323]/[.$E323];&quot;&quot; )" office:value-type="float" office:value="0.249887945862346" calcext:value-type="float">
            <text:p>0,2498879459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formula="of:=IFERROR([.B324]/[.$E324];&quot;&quot; )" office:value-type="float" office:value="0.0645391907431961" calcext:value-type="float">
            <text:p>0,0645391907</text:p>
          </table:table-cell>
          <table:table-cell table:formula="of:=IFERROR([.C324]/[.$E324];&quot;&quot; )" office:value-type="float" office:value="0.0200107001054703" calcext:value-type="float">
            <text:p>0,0200107001</text:p>
          </table:table-cell>
          <table:table-cell table:formula="of:=IFERROR([.D324]/[.$E324];&quot;&quot; )" office:value-type="float" office:value="0.0740202968561625" calcext:value-type="float">
            <text:p>0,0740202969</text:p>
          </table:table-cell>
          <table:table-cell table:formula="of:=IFERROR([.E324]/[.$E324];&quot;&quot; )" office:value-type="float" office:value="1" calcext:value-type="float">
            <text:p>1</text:p>
          </table:table-cell>
          <table:table-cell table:formula="of:=IFERROR([.F324]/[.$E324];&quot;&quot; )" office:value-type="float" office:value="0.0131960855091869" calcext:value-type="float">
            <text:p>0,0131960855</text:p>
          </table:table-cell>
          <table:table-cell table:formula="of:=IFERROR([.G324]/[.$E324];&quot;&quot; )" office:value-type="float" office:value="0.280539025135282" calcext:value-type="float">
            <text:p>0,2805390251</text:p>
          </table:table-cell>
          <table:table-cell table:formula="of:=IFERROR([.H324]/[.$E324];&quot;&quot; )" office:value-type="float" office:value="0.0202646781842359" calcext:value-type="float">
            <text:p>0,0202646782</text:p>
          </table:table-cell>
          <table:table-cell table:formula="of:=IFERROR([.I324]/[.$E324];&quot;&quot; )" office:value-type="float" office:value="0.402091589791051" calcext:value-type="float">
            <text:p>0,4020915898</text:p>
          </table:table-cell>
          <table:table-cell table:formula="of:=IFERROR([.J324]/[.$E324];&quot;&quot; )" office:value-type="float" office:value="0.0565991023218757" calcext:value-type="float">
            <text:p>0,0565991023</text:p>
          </table:table-cell>
          <table:table-cell table:formula="of:=IFERROR([.K324]/[.$E324];&quot;&quot; )" office:value-type="float" office:value="0.0551639883469599" calcext:value-type="float">
            <text:p>0,0551639883</text:p>
          </table:table-cell>
          <table:table-cell table:formula="of:=IFERROR([.L324]/[.$E324];&quot;&quot; )" office:value-type="float" office:value="0.0223916584502161" calcext:value-type="float">
            <text:p>0,0223916585</text:p>
          </table:table-cell>
          <table:table-cell table:formula="of:=IFERROR([.M324]/[.$E324];&quot;&quot; )" office:value-type="float" office:value="0.239340173327183" calcext:value-type="float">
            <text:p>0,2393401733</text:p>
          </table:table-cell>
          <table:table-cell table:formula="of:=IFERROR([.N324]/[.$E324];&quot;&quot; )" office:value-type="float" office:value="0.0731401204773722" calcext:value-type="float">
            <text:p>0,0731401205</text:p>
          </table:table-cell>
          <table:table-cell table:formula="of:=IFERROR([.O324]/[.$E324];&quot;&quot; )" office:value-type="float" office:value="0.280129431809132" calcext:value-type="float">
            <text:p>0,2801294318</text:p>
          </table:table-cell>
          <table:table-cell table:formula="of:=IFERROR([.P324]/[.$E324];&quot;&quot; )" office:value-type="float" office:value="0.0244025700450509" calcext:value-type="float">
            <text:p>0,02440257</text:p>
          </table:table-cell>
          <table:table-cell table:formula="of:=IFERROR([.Q324]/[.$E324];&quot;&quot; )" office:value-type="float" office:value="0.0142015413066043" calcext:value-type="float">
            <text:p>0,0142015413</text:p>
          </table:table-cell>
          <table:table-cell table:formula="of:=IFERROR([.R324]/[.$E324];&quot;&quot; )" office:value-type="float" office:value="0.0947587652885652" calcext:value-type="float">
            <text:p>0,0947587653</text:p>
          </table:table-cell>
          <table:table-cell table:formula="of:=IFERROR([.S324]/[.$E324];&quot;&quot; )" office:value-type="float" office:value="0.36568944346689" calcext:value-type="float">
            <text:p>0,3656894435</text:p>
          </table:table-cell>
          <table:table-cell table:formula="of:=IFERROR([.T324]/[.$E324];&quot;&quot; )" office:value-type="float" office:value="0.204645103206823" calcext:value-type="float">
            <text:p>0,2046451032</text:p>
          </table:table-cell>
          <table:table-cell table:formula="of:=IFERROR([.U324]/[.$E324];&quot;&quot; )" office:value-type="float" office:value="0.283926671794734" calcext:value-type="float">
            <text:p>0,2839266718</text:p>
          </table:table-cell>
          <table:table-cell table:formula="of:=IFERROR([.V324]/[.$E324];&quot;&quot; )" office:value-type="float" office:value="0.266756393925301" calcext:value-type="float">
            <text:p>0,2667563939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formula="of:=IFERROR([.B325]/[.$E325];&quot;&quot; )" office:value-type="float" office:value="0.0644302274950331" calcext:value-type="float">
            <text:p>0,0644302275</text:p>
          </table:table-cell>
          <table:table-cell table:formula="of:=IFERROR([.C325]/[.$E325];&quot;&quot; )" office:value-type="float" office:value="0.0201805699548676" calcext:value-type="float">
            <text:p>0,02018057</text:p>
          </table:table-cell>
          <table:table-cell table:formula="of:=IFERROR([.D325]/[.$E325];&quot;&quot; )" office:value-type="float" office:value="0.0712671975283016" calcext:value-type="float">
            <text:p>0,0712671975</text:p>
          </table:table-cell>
          <table:table-cell table:formula="of:=IFERROR([.E325]/[.$E325];&quot;&quot; )" office:value-type="float" office:value="1" calcext:value-type="float">
            <text:p>1</text:p>
          </table:table-cell>
          <table:table-cell table:formula="of:=IFERROR([.F325]/[.$E325];&quot;&quot; )" office:value-type="float" office:value="0.0117621084709817" calcext:value-type="float">
            <text:p>0,0117621085</text:p>
          </table:table-cell>
          <table:table-cell table:formula="of:=IFERROR([.G325]/[.$E325];&quot;&quot; )" office:value-type="float" office:value="0.271318469098642" calcext:value-type="float">
            <text:p>0,2713184691</text:p>
          </table:table-cell>
          <table:table-cell table:formula="of:=IFERROR([.H325]/[.$E325];&quot;&quot; )" office:value-type="float" office:value="0.0216355809865403" calcext:value-type="float">
            <text:p>0,021635581</text:p>
          </table:table-cell>
          <table:table-cell table:formula="of:=IFERROR([.I325]/[.$E325];&quot;&quot; )" office:value-type="float" office:value="0.394499026230431" calcext:value-type="float">
            <text:p>0,3944990262</text:p>
          </table:table-cell>
          <table:table-cell table:formula="of:=IFERROR([.J325]/[.$E325];&quot;&quot; )" office:value-type="float" office:value="0.0583892218819604" calcext:value-type="float">
            <text:p>0,0583892219</text:p>
          </table:table-cell>
          <table:table-cell table:formula="of:=IFERROR([.K325]/[.$E325];&quot;&quot; )" office:value-type="float" office:value="0.0561112129422907" calcext:value-type="float">
            <text:p>0,0561112129</text:p>
          </table:table-cell>
          <table:table-cell table:formula="of:=IFERROR([.L325]/[.$E325];&quot;&quot; )" office:value-type="float" office:value="0.0231756470205991" calcext:value-type="float">
            <text:p>0,023175647</text:p>
          </table:table-cell>
          <table:table-cell table:formula="of:=IFERROR([.M325]/[.$E325];&quot;&quot; )" office:value-type="float" office:value="0.234403755292454" calcext:value-type="float">
            <text:p>0,2344037553</text:p>
          </table:table-cell>
          <table:table-cell table:formula="of:=IFERROR([.N325]/[.$E325];&quot;&quot; )" office:value-type="float" office:value="0.0717842956388449" calcext:value-type="float">
            <text:p>0,0717842956</text:p>
          </table:table-cell>
          <table:table-cell table:formula="of:=IFERROR([.O325]/[.$E325];&quot;&quot; )" office:value-type="float" office:value="0.287531793683066" calcext:value-type="float">
            <text:p>0,2875317937</text:p>
          </table:table-cell>
          <table:table-cell table:formula="of:=IFERROR([.P325]/[.$E325];&quot;&quot; )" office:value-type="float" office:value="0.0255383868201154" calcext:value-type="float">
            <text:p>0,0255383868</text:p>
          </table:table-cell>
          <table:table-cell table:formula="of:=IFERROR([.Q325]/[.$E325];&quot;&quot; )" office:value-type="float" office:value="0.0159328505277747" calcext:value-type="float">
            <text:p>0,0159328505</text:p>
          </table:table-cell>
          <table:table-cell table:formula="of:=IFERROR([.R325]/[.$E325];&quot;&quot; )" office:value-type="float" office:value="0.0932763722402618" calcext:value-type="float">
            <text:p>0,0932763722</text:p>
          </table:table-cell>
          <table:table-cell table:formula="of:=IFERROR([.S325]/[.$E325];&quot;&quot; )" office:value-type="float" office:value="0.352243804770608" calcext:value-type="float">
            <text:p>0,3522438048</text:p>
          </table:table-cell>
          <table:table-cell table:formula="of:=IFERROR([.T325]/[.$E325];&quot;&quot; )" office:value-type="float" office:value="0.209114517393962" calcext:value-type="float">
            <text:p>0,2091145174</text:p>
          </table:table-cell>
          <table:table-cell table:formula="of:=IFERROR([.U325]/[.$E325];&quot;&quot; )" office:value-type="float" office:value="0.280480345014207" calcext:value-type="float">
            <text:p>0,280480345</text:p>
          </table:table-cell>
          <table:table-cell table:formula="of:=IFERROR([.V325]/[.$E325];&quot;&quot; )" office:value-type="float" office:value="0.271398480443113" calcext:value-type="float">
            <text:p>0,2713984804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formula="of:=IFERROR([.B326]/[.$E326];&quot;&quot; )" office:value-type="float" office:value="0.0606596331562765" calcext:value-type="float">
            <text:p>0,0606596332</text:p>
          </table:table-cell>
          <table:table-cell table:formula="of:=IFERROR([.C326]/[.$E326];&quot;&quot; )" office:value-type="float" office:value="0.0256267324155428" calcext:value-type="float">
            <text:p>0,0256267324</text:p>
          </table:table-cell>
          <table:table-cell table:formula="of:=IFERROR([.D326]/[.$E326];&quot;&quot; )" office:value-type="float" office:value="0.0738825252047418" calcext:value-type="float">
            <text:p>0,0738825252</text:p>
          </table:table-cell>
          <table:table-cell table:formula="of:=IFERROR([.E326]/[.$E326];&quot;&quot; )" office:value-type="float" office:value="1" calcext:value-type="float">
            <text:p>1</text:p>
          </table:table-cell>
          <table:table-cell table:formula="of:=IFERROR([.F326]/[.$E326];&quot;&quot; )" office:value-type="float" office:value="0.00889838964017764" calcext:value-type="float">
            <text:p>0,0088983896</text:p>
          </table:table-cell>
          <table:table-cell table:formula="of:=IFERROR([.G326]/[.$E326];&quot;&quot; )" office:value-type="float" office:value="0.274098408537677" calcext:value-type="float">
            <text:p>0,2740984085</text:p>
          </table:table-cell>
          <table:table-cell table:formula="of:=IFERROR([.H326]/[.$E326];&quot;&quot; )" office:value-type="float" office:value="0.0201313962478457" calcext:value-type="float">
            <text:p>0,0201313962</text:p>
          </table:table-cell>
          <table:table-cell table:formula="of:=IFERROR([.I326]/[.$E326];&quot;&quot; )" office:value-type="float" office:value="0.385245788852894" calcext:value-type="float">
            <text:p>0,3852457889</text:p>
          </table:table-cell>
          <table:table-cell table:formula="of:=IFERROR([.J326]/[.$E326];&quot;&quot; )" office:value-type="float" office:value="0.0577734811251876" calcext:value-type="float">
            <text:p>0,0577734811</text:p>
          </table:table-cell>
          <table:table-cell table:formula="of:=IFERROR([.K326]/[.$E326];&quot;&quot; )" office:value-type="float" office:value="0.0545804784865504" calcext:value-type="float">
            <text:p>0,0545804785</text:p>
          </table:table-cell>
          <table:table-cell table:formula="of:=IFERROR([.L326]/[.$E326];&quot;&quot; )" office:value-type="float" office:value="0.0212875350409558" calcext:value-type="float">
            <text:p>0,021287535</text:p>
          </table:table-cell>
          <table:table-cell table:formula="of:=IFERROR([.M326]/[.$E326];&quot;&quot; )" office:value-type="float" office:value="0.23485871674381" calcext:value-type="float">
            <text:p>0,2348587167</text:p>
          </table:table-cell>
          <table:table-cell table:formula="of:=IFERROR([.N326]/[.$E326];&quot;&quot; )" office:value-type="float" office:value="0.0726314440412335" calcext:value-type="float">
            <text:p>0,072631444</text:p>
          </table:table-cell>
          <table:table-cell table:formula="of:=IFERROR([.O326]/[.$E326];&quot;&quot; )" office:value-type="float" office:value="0.277738388332667" calcext:value-type="float">
            <text:p>0,2777383883</text:p>
          </table:table-cell>
          <table:table-cell table:formula="of:=IFERROR([.P326]/[.$E326];&quot;&quot; )" office:value-type="float" office:value="0.025779747068926" calcext:value-type="float">
            <text:p>0,0257797471</text:p>
          </table:table-cell>
          <table:table-cell table:formula="of:=IFERROR([.Q326]/[.$E326];&quot;&quot; )" office:value-type="float" office:value="0.0154661045566184" calcext:value-type="float">
            <text:p>0,0154661046</text:p>
          </table:table-cell>
          <table:table-cell table:formula="of:=IFERROR([.R326]/[.$E326];&quot;&quot; )" office:value-type="float" office:value="0.0923068035533313" calcext:value-type="float">
            <text:p>0,0923068036</text:p>
          </table:table-cell>
          <table:table-cell table:formula="of:=IFERROR([.S326]/[.$E326];&quot;&quot; )" office:value-type="float" office:value="0.339919689671626" calcext:value-type="float">
            <text:p>0,3399196897</text:p>
          </table:table-cell>
          <table:table-cell table:formula="of:=IFERROR([.T326]/[.$E326];&quot;&quot; )" office:value-type="float" office:value="0.202427899046769" calcext:value-type="float">
            <text:p>0,202427899</text:p>
          </table:table-cell>
          <table:table-cell table:formula="of:=IFERROR([.U326]/[.$E326];&quot;&quot; )" office:value-type="float" office:value="0.272279720086036" calcext:value-type="float">
            <text:p>0,2722797201</text:p>
          </table:table-cell>
          <table:table-cell table:formula="of:=IFERROR([.V326]/[.$E326];&quot;&quot; )" office:value-type="float" office:value="0.252320582200666" calcext:value-type="float">
            <text:p>0,2523205822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formula="of:=IFERROR([.B327]/[.$E327];&quot;&quot; )" office:value-type="float" office:value="0.0652561509891684" calcext:value-type="float">
            <text:p>0,065256151</text:p>
          </table:table-cell>
          <table:table-cell table:formula="of:=IFERROR([.C327]/[.$E327];&quot;&quot; )" office:value-type="float" office:value="0.0209326499707239" calcext:value-type="float">
            <text:p>0,02093265</text:p>
          </table:table-cell>
          <table:table-cell table:formula="of:=IFERROR([.D327]/[.$E327];&quot;&quot; )" office:value-type="float" office:value="0.075541750353561" calcext:value-type="float">
            <text:p>0,0755417504</text:p>
          </table:table-cell>
          <table:table-cell table:formula="of:=IFERROR([.E327]/[.$E327];&quot;&quot; )" office:value-type="float" office:value="1" calcext:value-type="float">
            <text:p>1</text:p>
          </table:table-cell>
          <table:table-cell table:formula="of:=IFERROR([.F327]/[.$E327];&quot;&quot; )" office:value-type="float" office:value="0.016485583509809" calcext:value-type="float">
            <text:p>0,0164855835</text:p>
          </table:table-cell>
          <table:table-cell table:formula="of:=IFERROR([.G327]/[.$E327];&quot;&quot; )" office:value-type="float" office:value="0.278028287503188" calcext:value-type="float">
            <text:p>0,2780282875</text:p>
          </table:table-cell>
          <table:table-cell table:formula="of:=IFERROR([.H327]/[.$E327];&quot;&quot; )" office:value-type="float" office:value="0.0223907727103299" calcext:value-type="float">
            <text:p>0,0223907727</text:p>
          </table:table-cell>
          <table:table-cell table:formula="of:=IFERROR([.I327]/[.$E327];&quot;&quot; )" office:value-type="float" office:value="0.393809171025519" calcext:value-type="float">
            <text:p>0,393809171</text:p>
          </table:table-cell>
          <table:table-cell table:formula="of:=IFERROR([.J327]/[.$E327];&quot;&quot; )" office:value-type="float" office:value="0.0570550876354245" calcext:value-type="float">
            <text:p>0,0570550876</text:p>
          </table:table-cell>
          <table:table-cell table:formula="of:=IFERROR([.K327]/[.$E327];&quot;&quot; )" office:value-type="float" office:value="0.0515612704357585" calcext:value-type="float">
            <text:p>0,0515612704</text:p>
          </table:table-cell>
          <table:table-cell table:formula="of:=IFERROR([.L327]/[.$E327];&quot;&quot; )" office:value-type="float" office:value="0.0227248078144984" calcext:value-type="float">
            <text:p>0,0227248078</text:p>
          </table:table-cell>
          <table:table-cell table:formula="of:=IFERROR([.M327]/[.$E327];&quot;&quot; )" office:value-type="float" office:value="0.234195717258852" calcext:value-type="float">
            <text:p>0,2341957173</text:p>
          </table:table-cell>
          <table:table-cell table:formula="of:=IFERROR([.N327]/[.$E327];&quot;&quot; )" office:value-type="float" office:value="0.0789218353048677" calcext:value-type="float">
            <text:p>0,0789218353</text:p>
          </table:table-cell>
          <table:table-cell table:formula="of:=IFERROR([.O327]/[.$E327];&quot;&quot; )" office:value-type="float" office:value="0.290798412634209" calcext:value-type="float">
            <text:p>0,2907984126</text:p>
          </table:table-cell>
          <table:table-cell table:formula="of:=IFERROR([.P327]/[.$E327];&quot;&quot; )" office:value-type="float" office:value="0.0256763694370561" calcext:value-type="float">
            <text:p>0,0256763694</text:p>
          </table:table-cell>
          <table:table-cell table:formula="of:=IFERROR([.Q327]/[.$E327];&quot;&quot; )" office:value-type="float" office:value="0.0151122688892674" calcext:value-type="float">
            <text:p>0,0151122689</text:p>
          </table:table-cell>
          <table:table-cell table:formula="of:=IFERROR([.R327]/[.$E327];&quot;&quot; )" office:value-type="float" office:value="0.0934030912487935" calcext:value-type="float">
            <text:p>0,0934030912</text:p>
          </table:table-cell>
          <table:table-cell table:formula="of:=IFERROR([.S327]/[.$E327];&quot;&quot; )" office:value-type="float" office:value="0.351140409332812" calcext:value-type="float">
            <text:p>0,3511404093</text:p>
          </table:table-cell>
          <table:table-cell table:formula="of:=IFERROR([.T327]/[.$E327];&quot;&quot; )" office:value-type="float" office:value="0.202765233234476" calcext:value-type="float">
            <text:p>0,2027652332</text:p>
          </table:table-cell>
          <table:table-cell table:formula="of:=IFERROR([.U327]/[.$E327];&quot;&quot; )" office:value-type="float" office:value="0.265277678504362" calcext:value-type="float">
            <text:p>0,2652776785</text:p>
          </table:table-cell>
          <table:table-cell table:formula="of:=IFERROR([.V327]/[.$E327];&quot;&quot; )" office:value-type="float" office:value="0.258948877491716" calcext:value-type="float">
            <text:p>0,2589488775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formula="of:=IFERROR([.B328]/[.$E328];&quot;&quot; )" office:value-type="float" office:value="0.0645771268818598" calcext:value-type="float">
            <text:p>0,0645771269</text:p>
          </table:table-cell>
          <table:table-cell table:formula="of:=IFERROR([.C328]/[.$E328];&quot;&quot; )" office:value-type="float" office:value="0.021694747771013" calcext:value-type="float">
            <text:p>0,0216947478</text:p>
          </table:table-cell>
          <table:table-cell table:formula="of:=IFERROR([.D328]/[.$E328];&quot;&quot; )" office:value-type="float" office:value="0.0908257582873503" calcext:value-type="float">
            <text:p>0,0908257583</text:p>
          </table:table-cell>
          <table:table-cell table:formula="of:=IFERROR([.E328]/[.$E328];&quot;&quot; )" office:value-type="float" office:value="1" calcext:value-type="float">
            <text:p>1</text:p>
          </table:table-cell>
          <table:table-cell table:formula="of:=IFERROR([.F328]/[.$E328];&quot;&quot; )" office:value-type="float" office:value="0.0135480223027669" calcext:value-type="float">
            <text:p>0,0135480223</text:p>
          </table:table-cell>
          <table:table-cell table:formula="of:=IFERROR([.G328]/[.$E328];&quot;&quot; )" office:value-type="float" office:value="0.281421359412579" calcext:value-type="float">
            <text:p>0,2814213594</text:p>
          </table:table-cell>
          <table:table-cell table:formula="of:=IFERROR([.H328]/[.$E328];&quot;&quot; )" office:value-type="float" office:value="0.0217152954384028" calcext:value-type="float">
            <text:p>0,0217152954</text:p>
          </table:table-cell>
          <table:table-cell table:formula="of:=IFERROR([.I328]/[.$E328];&quot;&quot; )" office:value-type="float" office:value="0.397392572240153" calcext:value-type="float">
            <text:p>0,3973925722</text:p>
          </table:table-cell>
          <table:table-cell table:formula="of:=IFERROR([.J328]/[.$E328];&quot;&quot; )" office:value-type="float" office:value="0.0565465231312557" calcext:value-type="float">
            <text:p>0,0565465231</text:p>
          </table:table-cell>
          <table:table-cell table:formula="of:=IFERROR([.K328]/[.$E328];&quot;&quot; )" office:value-type="float" office:value="0.0560733377481595" calcext:value-type="float">
            <text:p>0,0560733377</text:p>
          </table:table-cell>
          <table:table-cell table:formula="of:=IFERROR([.L328]/[.$E328];&quot;&quot; )" office:value-type="float" office:value="0.0224630661500508" calcext:value-type="float">
            <text:p>0,0224630662</text:p>
          </table:table-cell>
          <table:table-cell table:formula="of:=IFERROR([.M328]/[.$E328];&quot;&quot; )" office:value-type="float" office:value="0.234595019927607" calcext:value-type="float">
            <text:p>0,2345950199</text:p>
          </table:table-cell>
          <table:table-cell table:formula="of:=IFERROR([.N328]/[.$E328];&quot;&quot; )" office:value-type="float" office:value="0.0683895958831351" calcext:value-type="float">
            <text:p>0,0683895959</text:p>
          </table:table-cell>
          <table:table-cell table:formula="of:=IFERROR([.O328]/[.$E328];&quot;&quot; )" office:value-type="float" office:value="0.284939969373291" calcext:value-type="float">
            <text:p>0,2849399694</text:p>
          </table:table-cell>
          <table:table-cell table:formula="of:=IFERROR([.P328]/[.$E328];&quot;&quot; )" office:value-type="float" office:value="0.0257286384360803" calcext:value-type="float">
            <text:p>0,0257286384</text:p>
          </table:table-cell>
          <table:table-cell table:formula="of:=IFERROR([.Q328]/[.$E328];&quot;&quot; )" office:value-type="float" office:value="0.0151408089865963" calcext:value-type="float">
            <text:p>0,015140809</text:p>
          </table:table-cell>
          <table:table-cell table:formula="of:=IFERROR([.R328]/[.$E328];&quot;&quot; )" office:value-type="float" office:value="0.0929531267844365" calcext:value-type="float">
            <text:p>0,0929531268</text:p>
          </table:table-cell>
          <table:table-cell table:formula="of:=IFERROR([.S328]/[.$E328];&quot;&quot; )" office:value-type="float" office:value="0.35206408921567" calcext:value-type="float">
            <text:p>0,3520640892</text:p>
          </table:table-cell>
          <table:table-cell table:formula="of:=IFERROR([.T328]/[.$E328];&quot;&quot; )" office:value-type="float" office:value="0.204997502294044" calcext:value-type="float">
            <text:p>0,2049975023</text:p>
          </table:table-cell>
          <table:table-cell table:formula="of:=IFERROR([.U328]/[.$E328];&quot;&quot; )" office:value-type="float" office:value="0.274594492811447" calcext:value-type="float">
            <text:p>0,2745944928</text:p>
          </table:table-cell>
          <table:table-cell table:formula="of:=IFERROR([.V328]/[.$E328];&quot;&quot; )" office:value-type="float" office:value="0.271921802920281" calcext:value-type="float">
            <text:p>0,2719218029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formula="of:=IFERROR([.B329]/[.$E329];&quot;&quot; )" office:value-type="float" office:value="0.0623414042502912" calcext:value-type="float">
            <text:p>0,0623414043</text:p>
          </table:table-cell>
          <table:table-cell table:formula="of:=IFERROR([.C329]/[.$E329];&quot;&quot; )" office:value-type="float" office:value="0.0192863505887364" calcext:value-type="float">
            <text:p>0,0192863506</text:p>
          </table:table-cell>
          <table:table-cell table:formula="of:=IFERROR([.D329]/[.$E329];&quot;&quot; )" office:value-type="float" office:value="0.0755079319986734" calcext:value-type="float">
            <text:p>0,075507932</text:p>
          </table:table-cell>
          <table:table-cell table:formula="of:=IFERROR([.E329]/[.$E329];&quot;&quot; )" office:value-type="float" office:value="1" calcext:value-type="float">
            <text:p>1</text:p>
          </table:table-cell>
          <table:table-cell table:formula="of:=IFERROR([.F329]/[.$E329];&quot;&quot; )" office:value-type="float" office:value="0.0095973609443634" calcext:value-type="float">
            <text:p>0,0095973609</text:p>
          </table:table-cell>
          <table:table-cell table:formula="of:=IFERROR([.G329]/[.$E329];&quot;&quot; )" office:value-type="float" office:value="0.269903609775462" calcext:value-type="float">
            <text:p>0,2699036098</text:p>
          </table:table-cell>
          <table:table-cell table:formula="of:=IFERROR([.H329]/[.$E329];&quot;&quot; )" office:value-type="float" office:value="0.0207796162187005" calcext:value-type="float">
            <text:p>0,0207796162</text:p>
          </table:table-cell>
          <table:table-cell table:formula="of:=IFERROR([.I329]/[.$E329];&quot;&quot; )" office:value-type="float" office:value="0.398339321653993" calcext:value-type="float">
            <text:p>0,3983393217</text:p>
          </table:table-cell>
          <table:table-cell table:formula="of:=IFERROR([.J329]/[.$E329];&quot;&quot; )" office:value-type="float" office:value="0.0549231265953912" calcext:value-type="float">
            <text:p>0,0549231266</text:p>
          </table:table-cell>
          <table:table-cell table:formula="of:=IFERROR([.K329]/[.$E329];&quot;&quot; )" office:value-type="float" office:value="0.0498933046080997" calcext:value-type="float">
            <text:p>0,0498933046</text:p>
          </table:table-cell>
          <table:table-cell table:formula="of:=IFERROR([.L329]/[.$E329];&quot;&quot; )" office:value-type="float" office:value="0.021827143628746" calcext:value-type="float">
            <text:p>0,0218271436</text:p>
          </table:table-cell>
          <table:table-cell table:formula="of:=IFERROR([.M329]/[.$E329];&quot;&quot; )" office:value-type="float" office:value="0.220943522978965" calcext:value-type="float">
            <text:p>0,220943523</text:p>
          </table:table-cell>
          <table:table-cell table:formula="of:=IFERROR([.N329]/[.$E329];&quot;&quot; )" office:value-type="float" office:value="0.0704461783943971" calcext:value-type="float">
            <text:p>0,0704461784</text:p>
          </table:table-cell>
          <table:table-cell table:formula="of:=IFERROR([.O329]/[.$E329];&quot;&quot; )" office:value-type="float" office:value="0.270937959902967" calcext:value-type="float">
            <text:p>0,2709379599</text:p>
          </table:table-cell>
          <table:table-cell table:formula="of:=IFERROR([.P329]/[.$E329];&quot;&quot; )" office:value-type="float" office:value="0.0249999936775665" calcext:value-type="float">
            <text:p>0,0249999937</text:p>
          </table:table-cell>
          <table:table-cell table:formula="of:=IFERROR([.Q329]/[.$E329];&quot;&quot; )" office:value-type="float" office:value="0.0155450139365735" calcext:value-type="float">
            <text:p>0,0155450139</text:p>
          </table:table-cell>
          <table:table-cell table:formula="of:=IFERROR([.R329]/[.$E329];&quot;&quot; )" office:value-type="float" office:value="0.0871332767260347" calcext:value-type="float">
            <text:p>0,0871332767</text:p>
          </table:table-cell>
          <table:table-cell table:formula="of:=IFERROR([.S329]/[.$E329];&quot;&quot; )" office:value-type="float" office:value="0.341691275463651" calcext:value-type="float">
            <text:p>0,3416912755</text:p>
          </table:table-cell>
          <table:table-cell table:formula="of:=IFERROR([.T329]/[.$E329];&quot;&quot; )" office:value-type="float" office:value="0.204125051133513" calcext:value-type="float">
            <text:p>0,2041250511</text:p>
          </table:table-cell>
          <table:table-cell table:formula="of:=IFERROR([.U329]/[.$E329];&quot;&quot; )" office:value-type="float" office:value="0.255816322737152" calcext:value-type="float">
            <text:p>0,2558163227</text:p>
          </table:table-cell>
          <table:table-cell table:formula="of:=IFERROR([.V329]/[.$E329];&quot;&quot; )" office:value-type="float" office:value="0.251554802873909" calcext:value-type="float">
            <text:p>0,2515548029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formula="of:=IFERROR([.B330]/[.$E330];&quot;&quot; )" office:value-type="float" office:value="0.0631478170575053" calcext:value-type="float">
            <text:p>0,0631478171</text:p>
          </table:table-cell>
          <table:table-cell table:formula="of:=IFERROR([.C330]/[.$E330];&quot;&quot; )" office:value-type="float" office:value="0.0193467600222441" calcext:value-type="float">
            <text:p>0,01934676</text:p>
          </table:table-cell>
          <table:table-cell table:formula="of:=IFERROR([.D330]/[.$E330];&quot;&quot; )" office:value-type="float" office:value="0.0770321988927145" calcext:value-type="float">
            <text:p>0,0770321989</text:p>
          </table:table-cell>
          <table:table-cell table:formula="of:=IFERROR([.E330]/[.$E330];&quot;&quot; )" office:value-type="float" office:value="1" calcext:value-type="float">
            <text:p>1</text:p>
          </table:table-cell>
          <table:table-cell table:formula="of:=IFERROR([.F330]/[.$E330];&quot;&quot; )" office:value-type="float" office:value="0.0127481873784061" calcext:value-type="float">
            <text:p>0,0127481874</text:p>
          </table:table-cell>
          <table:table-cell table:formula="of:=IFERROR([.G330]/[.$E330];&quot;&quot; )" office:value-type="float" office:value="0.267408437595445" calcext:value-type="float">
            <text:p>0,2674084376</text:p>
          </table:table-cell>
          <table:table-cell table:formula="of:=IFERROR([.H330]/[.$E330];&quot;&quot; )" office:value-type="float" office:value="0.021713662073648" calcext:value-type="float">
            <text:p>0,0217136621</text:p>
          </table:table-cell>
          <table:table-cell table:formula="of:=IFERROR([.I330]/[.$E330];&quot;&quot; )" office:value-type="float" office:value="0.402283155264102" calcext:value-type="float">
            <text:p>0,4022831553</text:p>
          </table:table-cell>
          <table:table-cell table:formula="of:=IFERROR([.J330]/[.$E330];&quot;&quot; )" office:value-type="float" office:value="0.0551560846742026" calcext:value-type="float">
            <text:p>0,0551560847</text:p>
          </table:table-cell>
          <table:table-cell table:formula="of:=IFERROR([.K330]/[.$E330];&quot;&quot; )" office:value-type="float" office:value="0.0536093308334513" calcext:value-type="float">
            <text:p>0,0536093308</text:p>
          </table:table-cell>
          <table:table-cell table:formula="of:=IFERROR([.L330]/[.$E330];&quot;&quot; )" office:value-type="float" office:value="0.0230302844890558" calcext:value-type="float">
            <text:p>0,0230302845</text:p>
          </table:table-cell>
          <table:table-cell table:formula="of:=IFERROR([.M330]/[.$E330];&quot;&quot; )" office:value-type="float" office:value="0.225726189042324" calcext:value-type="float">
            <text:p>0,225726189</text:p>
          </table:table-cell>
          <table:table-cell table:formula="of:=IFERROR([.N330]/[.$E330];&quot;&quot; )" office:value-type="float" office:value="0.0762963524640692" calcext:value-type="float">
            <text:p>0,0762963525</text:p>
          </table:table-cell>
          <table:table-cell table:formula="of:=IFERROR([.O330]/[.$E330];&quot;&quot; )" office:value-type="float" office:value="0.289268968218775" calcext:value-type="float">
            <text:p>0,2892689682</text:p>
          </table:table-cell>
          <table:table-cell table:formula="of:=IFERROR([.P330]/[.$E330];&quot;&quot; )" office:value-type="float" office:value="0.0252144757218591" calcext:value-type="float">
            <text:p>0,0252144757</text:p>
          </table:table-cell>
          <table:table-cell table:formula="of:=IFERROR([.Q330]/[.$E330];&quot;&quot; )" office:value-type="float" office:value="0.0159645730749021" calcext:value-type="float">
            <text:p>0,0159645731</text:p>
          </table:table-cell>
          <table:table-cell table:formula="of:=IFERROR([.R330]/[.$E330];&quot;&quot; )" office:value-type="float" office:value="0.0945326856408421" calcext:value-type="float">
            <text:p>0,0945326856</text:p>
          </table:table-cell>
          <table:table-cell table:formula="of:=IFERROR([.S330]/[.$E330];&quot;&quot; )" office:value-type="float" office:value="0.352442552887612" calcext:value-type="float">
            <text:p>0,3524425529</text:p>
          </table:table-cell>
          <table:table-cell table:formula="of:=IFERROR([.T330]/[.$E330];&quot;&quot; )" office:value-type="float" office:value="0.205336394388861" calcext:value-type="float">
            <text:p>0,2053363944</text:p>
          </table:table-cell>
          <table:table-cell table:formula="of:=IFERROR([.U330]/[.$E330];&quot;&quot; )" office:value-type="float" office:value="0.279087057221362" calcext:value-type="float">
            <text:p>0,2790870572</text:p>
          </table:table-cell>
          <table:table-cell table:formula="of:=IFERROR([.V330]/[.$E330];&quot;&quot; )" office:value-type="float" office:value="0.265563709011027" calcext:value-type="float">
            <text:p>0,265563709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formula="of:=IFERROR([.B331]/[.$E331];&quot;&quot; )" office:value-type="float" office:value="0.0606092605552809" calcext:value-type="float">
            <text:p>0,0606092606</text:p>
          </table:table-cell>
          <table:table-cell table:formula="of:=IFERROR([.C331]/[.$E331];&quot;&quot; )" office:value-type="float" office:value="0.019547737578138" calcext:value-type="float">
            <text:p>0,0195477376</text:p>
          </table:table-cell>
          <table:table-cell table:formula="of:=IFERROR([.D331]/[.$E331];&quot;&quot; )" office:value-type="float" office:value="0.0751791340945496" calcext:value-type="float">
            <text:p>0,0751791341</text:p>
          </table:table-cell>
          <table:table-cell table:formula="of:=IFERROR([.E331]/[.$E331];&quot;&quot; )" office:value-type="float" office:value="1" calcext:value-type="float">
            <text:p>1</text:p>
          </table:table-cell>
          <table:table-cell table:formula="of:=IFERROR([.F331]/[.$E331];&quot;&quot; )" office:value-type="float" office:value="0.00952674499243138" calcext:value-type="float">
            <text:p>0,009526745</text:p>
          </table:table-cell>
          <table:table-cell table:formula="of:=IFERROR([.G331]/[.$E331];&quot;&quot; )" office:value-type="float" office:value="0.273025693719068" calcext:value-type="float">
            <text:p>0,2730256937</text:p>
          </table:table-cell>
          <table:table-cell table:formula="of:=IFERROR([.H331]/[.$E331];&quot;&quot; )" office:value-type="float" office:value="0.022011536765163" calcext:value-type="float">
            <text:p>0,0220115368</text:p>
          </table:table-cell>
          <table:table-cell table:formula="of:=IFERROR([.I331]/[.$E331];&quot;&quot; )" office:value-type="float" office:value="0.388945230006047" calcext:value-type="float">
            <text:p>0,38894523</text:p>
          </table:table-cell>
          <table:table-cell table:formula="of:=IFERROR([.J331]/[.$E331];&quot;&quot; )" office:value-type="float" office:value="0.0528821745999294" calcext:value-type="float">
            <text:p>0,0528821746</text:p>
          </table:table-cell>
          <table:table-cell table:formula="of:=IFERROR([.K331]/[.$E331];&quot;&quot; )" office:value-type="float" office:value="0.0536060136493785" calcext:value-type="float">
            <text:p>0,0536060136</text:p>
          </table:table-cell>
          <table:table-cell table:formula="of:=IFERROR([.L331]/[.$E331];&quot;&quot; )" office:value-type="float" office:value="0.0226609206408514" calcext:value-type="float">
            <text:p>0,0226609206</text:p>
          </table:table-cell>
          <table:table-cell table:formula="of:=IFERROR([.M331]/[.$E331];&quot;&quot; )" office:value-type="float" office:value="0.228429227756463" calcext:value-type="float">
            <text:p>0,2284292278</text:p>
          </table:table-cell>
          <table:table-cell table:formula="of:=IFERROR([.N331]/[.$E331];&quot;&quot; )" office:value-type="float" office:value="0.0754097632065387" calcext:value-type="float">
            <text:p>0,0754097632</text:p>
          </table:table-cell>
          <table:table-cell table:formula="of:=IFERROR([.O331]/[.$E331];&quot;&quot; )" office:value-type="float" office:value="0.276537956513138" calcext:value-type="float">
            <text:p>0,2765379565</text:p>
          </table:table-cell>
          <table:table-cell table:formula="of:=IFERROR([.P331]/[.$E331];&quot;&quot; )" office:value-type="float" office:value="0.0251380072127321" calcext:value-type="float">
            <text:p>0,0251380072</text:p>
          </table:table-cell>
          <table:table-cell table:formula="of:=IFERROR([.Q331]/[.$E331];&quot;&quot; )" office:value-type="float" office:value="0.0151545993292189" calcext:value-type="float">
            <text:p>0,0151545993</text:p>
          </table:table-cell>
          <table:table-cell table:formula="of:=IFERROR([.R331]/[.$E331];&quot;&quot; )" office:value-type="float" office:value="0.0918222170007022" calcext:value-type="float">
            <text:p>0,091822217</text:p>
          </table:table-cell>
          <table:table-cell table:formula="of:=IFERROR([.S331]/[.$E331];&quot;&quot; )" office:value-type="float" office:value="0.34031760596147" calcext:value-type="float">
            <text:p>0,340317606</text:p>
          </table:table-cell>
          <table:table-cell table:formula="of:=IFERROR([.T331]/[.$E331];&quot;&quot; )" office:value-type="float" office:value="0.206902801822981" calcext:value-type="float">
            <text:p>0,2069028018</text:p>
          </table:table-cell>
          <table:table-cell table:formula="of:=IFERROR([.U331]/[.$E331];&quot;&quot; )" office:value-type="float" office:value="0.275476825419516" calcext:value-type="float">
            <text:p>0,2754768254</text:p>
          </table:table-cell>
          <table:table-cell table:formula="of:=IFERROR([.V331]/[.$E331];&quot;&quot; )" office:value-type="float" office:value="0.261475034749004" calcext:value-type="float">
            <text:p>0,2614750347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formula="of:=IFERROR([.B332]/[.$E332];&quot;&quot; )" office:value-type="float" office:value="0.0599567290535047" calcext:value-type="float">
            <text:p>0,0599567291</text:p>
          </table:table-cell>
          <table:table-cell table:formula="of:=IFERROR([.C332]/[.$E332];&quot;&quot; )" office:value-type="float" office:value="0.0201824389422218" calcext:value-type="float">
            <text:p>0,0201824389</text:p>
          </table:table-cell>
          <table:table-cell table:formula="of:=IFERROR([.D332]/[.$E332];&quot;&quot; )" office:value-type="float" office:value="0.0926277220439904" calcext:value-type="float">
            <text:p>0,092627722</text:p>
          </table:table-cell>
          <table:table-cell table:formula="of:=IFERROR([.E332]/[.$E332];&quot;&quot; )" office:value-type="float" office:value="1" calcext:value-type="float">
            <text:p>1</text:p>
          </table:table-cell>
          <table:table-cell table:formula="of:=IFERROR([.F332]/[.$E332];&quot;&quot; )" office:value-type="float" office:value="0.00980218623230255" calcext:value-type="float">
            <text:p>0,0098021862</text:p>
          </table:table-cell>
          <table:table-cell table:formula="of:=IFERROR([.G332]/[.$E332];&quot;&quot; )" office:value-type="float" office:value="0.272779765259268" calcext:value-type="float">
            <text:p>0,2727797653</text:p>
          </table:table-cell>
          <table:table-cell table:formula="of:=IFERROR([.H332]/[.$E332];&quot;&quot; )" office:value-type="float" office:value="0.0241625752604948" calcext:value-type="float">
            <text:p>0,0241625753</text:p>
          </table:table-cell>
          <table:table-cell table:formula="of:=IFERROR([.I332]/[.$E332];&quot;&quot; )" office:value-type="float" office:value="0.385317404760142" calcext:value-type="float">
            <text:p>0,3853174048</text:p>
          </table:table-cell>
          <table:table-cell table:formula="of:=IFERROR([.J332]/[.$E332];&quot;&quot; )" office:value-type="float" office:value="0.0588624975480892" calcext:value-type="float">
            <text:p>0,0588624975</text:p>
          </table:table-cell>
          <table:table-cell table:formula="of:=IFERROR([.K332]/[.$E332];&quot;&quot; )" office:value-type="float" office:value="0.0517468060367704" calcext:value-type="float">
            <text:p>0,051746806</text:p>
          </table:table-cell>
          <table:table-cell table:formula="of:=IFERROR([.L332]/[.$E332];&quot;&quot; )" office:value-type="float" office:value="0.0224666165410629" calcext:value-type="float">
            <text:p>0,0224666165</text:p>
          </table:table-cell>
          <table:table-cell table:formula="of:=IFERROR([.M332]/[.$E332];&quot;&quot; )" office:value-type="float" office:value="0.218268121801015" calcext:value-type="float">
            <text:p>0,2182681218</text:p>
          </table:table-cell>
          <table:table-cell table:formula="of:=IFERROR([.N332]/[.$E332];&quot;&quot; )" office:value-type="float" office:value="0.0726374455068071" calcext:value-type="float">
            <text:p>0,0726374455</text:p>
          </table:table-cell>
          <table:table-cell table:formula="of:=IFERROR([.O332]/[.$E332];&quot;&quot; )" office:value-type="float" office:value="0.26901330879761" calcext:value-type="float">
            <text:p>0,2690133088</text:p>
          </table:table-cell>
          <table:table-cell table:formula="of:=IFERROR([.P332]/[.$E332];&quot;&quot; )" office:value-type="float" office:value="0.0234977339486685" calcext:value-type="float">
            <text:p>0,0234977339</text:p>
          </table:table-cell>
          <table:table-cell table:formula="of:=IFERROR([.Q332]/[.$E332];&quot;&quot; )" office:value-type="float" office:value="0.0161508637882004" calcext:value-type="float">
            <text:p>0,0161508638</text:p>
          </table:table-cell>
          <table:table-cell table:formula="of:=IFERROR([.R332]/[.$E332];&quot;&quot; )" office:value-type="float" office:value="0.0903296130938007" calcext:value-type="float">
            <text:p>0,0903296131</text:p>
          </table:table-cell>
          <table:table-cell table:formula="of:=IFERROR([.S332]/[.$E332];&quot;&quot; )" office:value-type="float" office:value="0.327177419806284" calcext:value-type="float">
            <text:p>0,3271774198</text:p>
          </table:table-cell>
          <table:table-cell table:formula="of:=IFERROR([.T332]/[.$E332];&quot;&quot; )" office:value-type="float" office:value="0.194952679866754" calcext:value-type="float">
            <text:p>0,1949526799</text:p>
          </table:table-cell>
          <table:table-cell table:formula="of:=IFERROR([.U332]/[.$E332];&quot;&quot; )" office:value-type="float" office:value="0.258017721835161" calcext:value-type="float">
            <text:p>0,2580177218</text:p>
          </table:table-cell>
          <table:table-cell table:formula="of:=IFERROR([.V332]/[.$E332];&quot;&quot; )" office:value-type="float" office:value="0.243728935440722" calcext:value-type="float">
            <text:p>0,2437289354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formula="of:=IFERROR([.B333]/[.$E333];&quot;&quot; )" office:value-type="float" office:value="0.0574283374009361" calcext:value-type="float">
            <text:p>0,0574283374</text:p>
          </table:table-cell>
          <table:table-cell table:formula="of:=IFERROR([.C333]/[.$E333];&quot;&quot; )" office:value-type="float" office:value="0.019661168157627" calcext:value-type="float">
            <text:p>0,0196611682</text:p>
          </table:table-cell>
          <table:table-cell table:formula="of:=IFERROR([.D333]/[.$E333];&quot;&quot; )" office:value-type="float" office:value="0.0766253033019683" calcext:value-type="float">
            <text:p>0,0766253033</text:p>
          </table:table-cell>
          <table:table-cell table:formula="of:=IFERROR([.E333]/[.$E333];&quot;&quot; )" office:value-type="float" office:value="1" calcext:value-type="float">
            <text:p>1</text:p>
          </table:table-cell>
          <table:table-cell table:formula="of:=IFERROR([.F333]/[.$E333];&quot;&quot; )" office:value-type="float" office:value="0.0133367389114996" calcext:value-type="float">
            <text:p>0,0133367389</text:p>
          </table:table-cell>
          <table:table-cell table:formula="of:=IFERROR([.G333]/[.$E333];&quot;&quot; )" office:value-type="float" office:value="0.275918818987519" calcext:value-type="float">
            <text:p>0,275918819</text:p>
          </table:table-cell>
          <table:table-cell table:formula="of:=IFERROR([.H333]/[.$E333];&quot;&quot; )" office:value-type="float" office:value="0.0214018165636856" calcext:value-type="float">
            <text:p>0,0214018166</text:p>
          </table:table-cell>
          <table:table-cell table:formula="of:=IFERROR([.I333]/[.$E333];&quot;&quot; )" office:value-type="float" office:value="0.397182010265189" calcext:value-type="float">
            <text:p>0,3971820103</text:p>
          </table:table-cell>
          <table:table-cell table:formula="of:=IFERROR([.J333]/[.$E333];&quot;&quot; )" office:value-type="float" office:value="0.052639133048505" calcext:value-type="float">
            <text:p>0,052639133</text:p>
          </table:table-cell>
          <table:table-cell table:formula="of:=IFERROR([.K333]/[.$E333];&quot;&quot; )" office:value-type="float" office:value="0.0539694480253054" calcext:value-type="float">
            <text:p>0,053969448</text:p>
          </table:table-cell>
          <table:table-cell table:formula="of:=IFERROR([.L333]/[.$E333];&quot;&quot; )" office:value-type="float" office:value="0.0250756970015079" calcext:value-type="float">
            <text:p>0,025075697</text:p>
          </table:table-cell>
          <table:table-cell table:formula="of:=IFERROR([.M333]/[.$E333];&quot;&quot; )" office:value-type="float" office:value="0.232349943289522" calcext:value-type="float">
            <text:p>0,2323499433</text:p>
          </table:table-cell>
          <table:table-cell table:formula="of:=IFERROR([.N333]/[.$E333];&quot;&quot; )" office:value-type="float" office:value="0.077334387876893" calcext:value-type="float">
            <text:p>0,0773343879</text:p>
          </table:table-cell>
          <table:table-cell table:formula="of:=IFERROR([.O333]/[.$E333];&quot;&quot; )" office:value-type="float" office:value="0.27897183587737" calcext:value-type="float">
            <text:p>0,2789718359</text:p>
          </table:table-cell>
          <table:table-cell table:formula="of:=IFERROR([.P333]/[.$E333];&quot;&quot; )" office:value-type="float" office:value="0.0253716160350316" calcext:value-type="float">
            <text:p>0,025371616</text:p>
          </table:table-cell>
          <table:table-cell table:formula="of:=IFERROR([.Q333]/[.$E333];&quot;&quot; )" office:value-type="float" office:value="0.0163368848166345" calcext:value-type="float">
            <text:p>0,0163368848</text:p>
          </table:table-cell>
          <table:table-cell table:formula="of:=IFERROR([.R333]/[.$E333];&quot;&quot; )" office:value-type="float" office:value="0.0917011204848153" calcext:value-type="float">
            <text:p>0,0917011205</text:p>
          </table:table-cell>
          <table:table-cell table:formula="of:=IFERROR([.S333]/[.$E333];&quot;&quot; )" office:value-type="float" office:value="0.344942131658026" calcext:value-type="float">
            <text:p>0,3449421317</text:p>
          </table:table-cell>
          <table:table-cell table:formula="of:=IFERROR([.T333]/[.$E333];&quot;&quot; )" office:value-type="float" office:value="0.203306735985033" calcext:value-type="float">
            <text:p>0,203306736</text:p>
          </table:table-cell>
          <table:table-cell table:formula="of:=IFERROR([.U333]/[.$E333];&quot;&quot; )" office:value-type="float" office:value="0.269738299191048" calcext:value-type="float">
            <text:p>0,2697382992</text:p>
          </table:table-cell>
          <table:table-cell table:formula="of:=IFERROR([.V333]/[.$E333];&quot;&quot; )" office:value-type="float" office:value="0.259105684432066" calcext:value-type="float">
            <text:p>0,2591056844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formula="of:=IFERROR([.B334]/[.$E334];&quot;&quot; )" office:value-type="float" office:value="0.0646261742626279" calcext:value-type="float">
            <text:p>0,0646261743</text:p>
          </table:table-cell>
          <table:table-cell table:formula="of:=IFERROR([.C334]/[.$E334];&quot;&quot; )" office:value-type="float" office:value="0.0181221289526035" calcext:value-type="float">
            <text:p>0,018122129</text:p>
          </table:table-cell>
          <table:table-cell table:formula="of:=IFERROR([.D334]/[.$E334];&quot;&quot; )" office:value-type="float" office:value="0.0753169679263037" calcext:value-type="float">
            <text:p>0,0753169679</text:p>
          </table:table-cell>
          <table:table-cell table:formula="of:=IFERROR([.E334]/[.$E334];&quot;&quot; )" office:value-type="float" office:value="1" calcext:value-type="float">
            <text:p>1</text:p>
          </table:table-cell>
          <table:table-cell table:formula="of:=IFERROR([.F334]/[.$E334];&quot;&quot; )" office:value-type="float" office:value="0.0106325409937101" calcext:value-type="float">
            <text:p>0,010632541</text:p>
          </table:table-cell>
          <table:table-cell table:formula="of:=IFERROR([.G334]/[.$E334];&quot;&quot; )" office:value-type="float" office:value="0.284231740036885" calcext:value-type="float">
            <text:p>0,28423174</text:p>
          </table:table-cell>
          <table:table-cell table:formula="of:=IFERROR([.H334]/[.$E334];&quot;&quot; )" office:value-type="float" office:value="0.0214438464747481" calcext:value-type="float">
            <text:p>0,0214438465</text:p>
          </table:table-cell>
          <table:table-cell table:formula="of:=IFERROR([.I334]/[.$E334];&quot;&quot; )" office:value-type="float" office:value="0.412825045702946" calcext:value-type="float">
            <text:p>0,4128250457</text:p>
          </table:table-cell>
          <table:table-cell table:formula="of:=IFERROR([.J334]/[.$E334];&quot;&quot; )" office:value-type="float" office:value="0.0564905455977121" calcext:value-type="float">
            <text:p>0,0564905456</text:p>
          </table:table-cell>
          <table:table-cell table:formula="of:=IFERROR([.K334]/[.$E334];&quot;&quot; )" office:value-type="float" office:value="0.057132806608045" calcext:value-type="float">
            <text:p>0,0571328066</text:p>
          </table:table-cell>
          <table:table-cell table:formula="of:=IFERROR([.L334]/[.$E334];&quot;&quot; )" office:value-type="float" office:value="0.0252774255059399" calcext:value-type="float">
            <text:p>0,0252774255</text:p>
          </table:table-cell>
          <table:table-cell table:formula="of:=IFERROR([.M334]/[.$E334];&quot;&quot; )" office:value-type="float" office:value="0.2359706351511" calcext:value-type="float">
            <text:p>0,2359706352</text:p>
          </table:table-cell>
          <table:table-cell table:formula="of:=IFERROR([.N334]/[.$E334];&quot;&quot; )" office:value-type="float" office:value="0.0732251633815038" calcext:value-type="float">
            <text:p>0,0732251634</text:p>
          </table:table-cell>
          <table:table-cell table:formula="of:=IFERROR([.O334]/[.$E334];&quot;&quot; )" office:value-type="float" office:value="0.282657421188318" calcext:value-type="float">
            <text:p>0,2826574212</text:p>
          </table:table-cell>
          <table:table-cell table:formula="of:=IFERROR([.P334]/[.$E334];&quot;&quot; )" office:value-type="float" office:value="0.0263830016138847" calcext:value-type="float">
            <text:p>0,0263830016</text:p>
          </table:table-cell>
          <table:table-cell table:formula="of:=IFERROR([.Q334]/[.$E334];&quot;&quot; )" office:value-type="float" office:value="0.0163952615860108" calcext:value-type="float">
            <text:p>0,0163952616</text:p>
          </table:table-cell>
          <table:table-cell table:formula="of:=IFERROR([.R334]/[.$E334];&quot;&quot; )" office:value-type="float" office:value="0.100580877240458" calcext:value-type="float">
            <text:p>0,1005808772</text:p>
          </table:table-cell>
          <table:table-cell table:formula="of:=IFERROR([.S334]/[.$E334];&quot;&quot; )" office:value-type="float" office:value="0.35420226793534" calcext:value-type="float">
            <text:p>0,3542022679</text:p>
          </table:table-cell>
          <table:table-cell table:formula="of:=IFERROR([.T334]/[.$E334];&quot;&quot; )" office:value-type="float" office:value="0.21856335248485" calcext:value-type="float">
            <text:p>0,2185633525</text:p>
          </table:table-cell>
          <table:table-cell table:formula="of:=IFERROR([.U334]/[.$E334];&quot;&quot; )" office:value-type="float" office:value="0.284799722467529" calcext:value-type="float">
            <text:p>0,2847997225</text:p>
          </table:table-cell>
          <table:table-cell table:formula="of:=IFERROR([.V334]/[.$E334];&quot;&quot; )" office:value-type="float" office:value="0.269503309131135" calcext:value-type="float">
            <text:p>0,2695033091</text:p>
          </table:table-cell>
          <table:table-cell table:number-columns-repeated="1002"/>
        </table:table-row>
        <table:table-row table:style-name="ro2">
          <table:table-cell/>
          <table:table-cell table:formula="of:=IFERROR([.B335]/[.$E335];&quot;&quot; )">
            <text:p/>
          </table:table-cell>
          <table:table-cell table:formula="of:=IFERROR([.C335]/[.$E335];&quot;&quot; )">
            <text:p/>
          </table:table-cell>
          <table:table-cell table:formula="of:=IFERROR([.D335]/[.$E335];&quot;&quot; )">
            <text:p/>
          </table:table-cell>
          <table:table-cell table:formula="of:=IFERROR([.E335]/[.$E335];&quot;&quot; )">
            <text:p/>
          </table:table-cell>
          <table:table-cell table:formula="of:=IFERROR([.F335]/[.$E335];&quot;&quot; )">
            <text:p/>
          </table:table-cell>
          <table:table-cell table:formula="of:=IFERROR([.G335]/[.$E335];&quot;&quot; )">
            <text:p/>
          </table:table-cell>
          <table:table-cell table:formula="of:=IFERROR([.H335]/[.$E335];&quot;&quot; )">
            <text:p/>
          </table:table-cell>
          <table:table-cell table:formula="of:=IFERROR([.I335]/[.$E335];&quot;&quot; )">
            <text:p/>
          </table:table-cell>
          <table:table-cell table:formula="of:=IFERROR([.J335]/[.$E335];&quot;&quot; )">
            <text:p/>
          </table:table-cell>
          <table:table-cell table:formula="of:=IFERROR([.K335]/[.$E335];&quot;&quot; )">
            <text:p/>
          </table:table-cell>
          <table:table-cell table:formula="of:=IFERROR([.L335]/[.$E335];&quot;&quot; )">
            <text:p/>
          </table:table-cell>
          <table:table-cell table:formula="of:=IFERROR([.M335]/[.$E335];&quot;&quot; )">
            <text:p/>
          </table:table-cell>
          <table:table-cell table:formula="of:=IFERROR([.N335]/[.$E335];&quot;&quot; )">
            <text:p/>
          </table:table-cell>
          <table:table-cell table:formula="of:=IFERROR([.O335]/[.$E335];&quot;&quot; )">
            <text:p/>
          </table:table-cell>
          <table:table-cell table:formula="of:=IFERROR([.P335]/[.$E335];&quot;&quot; )">
            <text:p/>
          </table:table-cell>
          <table:table-cell table:formula="of:=IFERROR([.Q335]/[.$E335];&quot;&quot; )">
            <text:p/>
          </table:table-cell>
          <table:table-cell table:formula="of:=IFERROR([.R335]/[.$E335];&quot;&quot; )">
            <text:p/>
          </table:table-cell>
          <table:table-cell table:formula="of:=IFERROR([.S335]/[.$E335];&quot;&quot; )">
            <text:p/>
          </table:table-cell>
          <table:table-cell table:formula="of:=IFERROR([.T335]/[.$E335];&quot;&quot; )">
            <text:p/>
          </table:table-cell>
          <table:table-cell table:formula="of:=IFERROR([.U335]/[.$E335];&quot;&quot; )">
            <text:p/>
          </table:table-cell>
          <table:table-cell table:formula="of:=IFERROR([.V335]/[.$E33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6]/[.$E336];&quot;&quot; )">
            <text:p/>
          </table:table-cell>
          <table:table-cell table:formula="of:=IFERROR([.C336]/[.$E336];&quot;&quot; )">
            <text:p/>
          </table:table-cell>
          <table:table-cell table:formula="of:=IFERROR([.D336]/[.$E336];&quot;&quot; )">
            <text:p/>
          </table:table-cell>
          <table:table-cell table:formula="of:=IFERROR([.E336]/[.$E336];&quot;&quot; )">
            <text:p/>
          </table:table-cell>
          <table:table-cell table:formula="of:=IFERROR([.F336]/[.$E336];&quot;&quot; )">
            <text:p/>
          </table:table-cell>
          <table:table-cell table:formula="of:=IFERROR([.G336]/[.$E336];&quot;&quot; )">
            <text:p/>
          </table:table-cell>
          <table:table-cell table:formula="of:=IFERROR([.H336]/[.$E336];&quot;&quot; )">
            <text:p/>
          </table:table-cell>
          <table:table-cell table:formula="of:=IFERROR([.I336]/[.$E336];&quot;&quot; )">
            <text:p/>
          </table:table-cell>
          <table:table-cell table:formula="of:=IFERROR([.J336]/[.$E336];&quot;&quot; )">
            <text:p/>
          </table:table-cell>
          <table:table-cell table:formula="of:=IFERROR([.K336]/[.$E336];&quot;&quot; )">
            <text:p/>
          </table:table-cell>
          <table:table-cell table:formula="of:=IFERROR([.L336]/[.$E336];&quot;&quot; )">
            <text:p/>
          </table:table-cell>
          <table:table-cell table:formula="of:=IFERROR([.M336]/[.$E336];&quot;&quot; )">
            <text:p/>
          </table:table-cell>
          <table:table-cell table:formula="of:=IFERROR([.N336]/[.$E336];&quot;&quot; )">
            <text:p/>
          </table:table-cell>
          <table:table-cell table:formula="of:=IFERROR([.O336]/[.$E336];&quot;&quot; )">
            <text:p/>
          </table:table-cell>
          <table:table-cell table:formula="of:=IFERROR([.P336]/[.$E336];&quot;&quot; )">
            <text:p/>
          </table:table-cell>
          <table:table-cell table:formula="of:=IFERROR([.Q336]/[.$E336];&quot;&quot; )">
            <text:p/>
          </table:table-cell>
          <table:table-cell table:formula="of:=IFERROR([.R336]/[.$E336];&quot;&quot; )">
            <text:p/>
          </table:table-cell>
          <table:table-cell table:formula="of:=IFERROR([.S336]/[.$E336];&quot;&quot; )">
            <text:p/>
          </table:table-cell>
          <table:table-cell table:formula="of:=IFERROR([.T336]/[.$E336];&quot;&quot; )">
            <text:p/>
          </table:table-cell>
          <table:table-cell table:formula="of:=IFERROR([.U336]/[.$E336];&quot;&quot; )">
            <text:p/>
          </table:table-cell>
          <table:table-cell table:formula="of:=IFERROR([.V336]/[.$E33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7]/[.$E337];&quot;&quot; )">
            <text:p/>
          </table:table-cell>
          <table:table-cell table:formula="of:=IFERROR([.C337]/[.$E337];&quot;&quot; )">
            <text:p/>
          </table:table-cell>
          <table:table-cell table:formula="of:=IFERROR([.D337]/[.$E337];&quot;&quot; )">
            <text:p/>
          </table:table-cell>
          <table:table-cell table:formula="of:=IFERROR([.E337]/[.$E337];&quot;&quot; )">
            <text:p/>
          </table:table-cell>
          <table:table-cell table:formula="of:=IFERROR([.F337]/[.$E337];&quot;&quot; )">
            <text:p/>
          </table:table-cell>
          <table:table-cell table:formula="of:=IFERROR([.G337]/[.$E337];&quot;&quot; )">
            <text:p/>
          </table:table-cell>
          <table:table-cell table:formula="of:=IFERROR([.H337]/[.$E337];&quot;&quot; )">
            <text:p/>
          </table:table-cell>
          <table:table-cell table:formula="of:=IFERROR([.I337]/[.$E337];&quot;&quot; )">
            <text:p/>
          </table:table-cell>
          <table:table-cell table:formula="of:=IFERROR([.J337]/[.$E337];&quot;&quot; )">
            <text:p/>
          </table:table-cell>
          <table:table-cell table:formula="of:=IFERROR([.K337]/[.$E337];&quot;&quot; )">
            <text:p/>
          </table:table-cell>
          <table:table-cell table:formula="of:=IFERROR([.L337]/[.$E337];&quot;&quot; )">
            <text:p/>
          </table:table-cell>
          <table:table-cell table:formula="of:=IFERROR([.M337]/[.$E337];&quot;&quot; )">
            <text:p/>
          </table:table-cell>
          <table:table-cell table:formula="of:=IFERROR([.N337]/[.$E337];&quot;&quot; )">
            <text:p/>
          </table:table-cell>
          <table:table-cell table:formula="of:=IFERROR([.O337]/[.$E337];&quot;&quot; )">
            <text:p/>
          </table:table-cell>
          <table:table-cell table:formula="of:=IFERROR([.P337]/[.$E337];&quot;&quot; )">
            <text:p/>
          </table:table-cell>
          <table:table-cell table:formula="of:=IFERROR([.Q337]/[.$E337];&quot;&quot; )">
            <text:p/>
          </table:table-cell>
          <table:table-cell table:formula="of:=IFERROR([.R337]/[.$E337];&quot;&quot; )">
            <text:p/>
          </table:table-cell>
          <table:table-cell table:formula="of:=IFERROR([.S337]/[.$E337];&quot;&quot; )">
            <text:p/>
          </table:table-cell>
          <table:table-cell table:formula="of:=IFERROR([.T337]/[.$E337];&quot;&quot; )">
            <text:p/>
          </table:table-cell>
          <table:table-cell table:formula="of:=IFERROR([.U337]/[.$E337];&quot;&quot; )">
            <text:p/>
          </table:table-cell>
          <table:table-cell table:formula="of:=IFERROR([.V337]/[.$E33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8]/[.$E338];&quot;&quot; )">
            <text:p/>
          </table:table-cell>
          <table:table-cell table:formula="of:=IFERROR([.C338]/[.$E338];&quot;&quot; )">
            <text:p/>
          </table:table-cell>
          <table:table-cell table:formula="of:=IFERROR([.D338]/[.$E338];&quot;&quot; )">
            <text:p/>
          </table:table-cell>
          <table:table-cell table:formula="of:=IFERROR([.E338]/[.$E338];&quot;&quot; )">
            <text:p/>
          </table:table-cell>
          <table:table-cell table:formula="of:=IFERROR([.F338]/[.$E338];&quot;&quot; )">
            <text:p/>
          </table:table-cell>
          <table:table-cell table:formula="of:=IFERROR([.G338]/[.$E338];&quot;&quot; )">
            <text:p/>
          </table:table-cell>
          <table:table-cell table:formula="of:=IFERROR([.H338]/[.$E338];&quot;&quot; )">
            <text:p/>
          </table:table-cell>
          <table:table-cell table:formula="of:=IFERROR([.I338]/[.$E338];&quot;&quot; )">
            <text:p/>
          </table:table-cell>
          <table:table-cell table:formula="of:=IFERROR([.J338]/[.$E338];&quot;&quot; )">
            <text:p/>
          </table:table-cell>
          <table:table-cell table:formula="of:=IFERROR([.K338]/[.$E338];&quot;&quot; )">
            <text:p/>
          </table:table-cell>
          <table:table-cell table:formula="of:=IFERROR([.L338]/[.$E338];&quot;&quot; )">
            <text:p/>
          </table:table-cell>
          <table:table-cell table:formula="of:=IFERROR([.M338]/[.$E338];&quot;&quot; )">
            <text:p/>
          </table:table-cell>
          <table:table-cell table:formula="of:=IFERROR([.N338]/[.$E338];&quot;&quot; )">
            <text:p/>
          </table:table-cell>
          <table:table-cell table:formula="of:=IFERROR([.O338]/[.$E338];&quot;&quot; )">
            <text:p/>
          </table:table-cell>
          <table:table-cell table:formula="of:=IFERROR([.P338]/[.$E338];&quot;&quot; )">
            <text:p/>
          </table:table-cell>
          <table:table-cell table:formula="of:=IFERROR([.Q338]/[.$E338];&quot;&quot; )">
            <text:p/>
          </table:table-cell>
          <table:table-cell table:formula="of:=IFERROR([.R338]/[.$E338];&quot;&quot; )">
            <text:p/>
          </table:table-cell>
          <table:table-cell table:formula="of:=IFERROR([.S338]/[.$E338];&quot;&quot; )">
            <text:p/>
          </table:table-cell>
          <table:table-cell table:formula="of:=IFERROR([.T338]/[.$E338];&quot;&quot; )">
            <text:p/>
          </table:table-cell>
          <table:table-cell table:formula="of:=IFERROR([.U338]/[.$E338];&quot;&quot; )">
            <text:p/>
          </table:table-cell>
          <table:table-cell table:formula="of:=IFERROR([.V338]/[.$E33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39]/[.$E339];&quot;&quot; )">
            <text:p/>
          </table:table-cell>
          <table:table-cell table:formula="of:=IFERROR([.C339]/[.$E339];&quot;&quot; )">
            <text:p/>
          </table:table-cell>
          <table:table-cell table:formula="of:=IFERROR([.D339]/[.$E339];&quot;&quot; )">
            <text:p/>
          </table:table-cell>
          <table:table-cell table:formula="of:=IFERROR([.E339]/[.$E339];&quot;&quot; )">
            <text:p/>
          </table:table-cell>
          <table:table-cell table:formula="of:=IFERROR([.F339]/[.$E339];&quot;&quot; )">
            <text:p/>
          </table:table-cell>
          <table:table-cell table:formula="of:=IFERROR([.G339]/[.$E339];&quot;&quot; )">
            <text:p/>
          </table:table-cell>
          <table:table-cell table:formula="of:=IFERROR([.H339]/[.$E339];&quot;&quot; )">
            <text:p/>
          </table:table-cell>
          <table:table-cell table:formula="of:=IFERROR([.I339]/[.$E339];&quot;&quot; )">
            <text:p/>
          </table:table-cell>
          <table:table-cell table:formula="of:=IFERROR([.J339]/[.$E339];&quot;&quot; )">
            <text:p/>
          </table:table-cell>
          <table:table-cell table:formula="of:=IFERROR([.K339]/[.$E339];&quot;&quot; )">
            <text:p/>
          </table:table-cell>
          <table:table-cell table:formula="of:=IFERROR([.L339]/[.$E339];&quot;&quot; )">
            <text:p/>
          </table:table-cell>
          <table:table-cell table:formula="of:=IFERROR([.M339]/[.$E339];&quot;&quot; )">
            <text:p/>
          </table:table-cell>
          <table:table-cell table:formula="of:=IFERROR([.N339]/[.$E339];&quot;&quot; )">
            <text:p/>
          </table:table-cell>
          <table:table-cell table:formula="of:=IFERROR([.O339]/[.$E339];&quot;&quot; )">
            <text:p/>
          </table:table-cell>
          <table:table-cell table:formula="of:=IFERROR([.P339]/[.$E339];&quot;&quot; )">
            <text:p/>
          </table:table-cell>
          <table:table-cell table:formula="of:=IFERROR([.Q339]/[.$E339];&quot;&quot; )">
            <text:p/>
          </table:table-cell>
          <table:table-cell table:formula="of:=IFERROR([.R339]/[.$E339];&quot;&quot; )">
            <text:p/>
          </table:table-cell>
          <table:table-cell table:formula="of:=IFERROR([.S339]/[.$E339];&quot;&quot; )">
            <text:p/>
          </table:table-cell>
          <table:table-cell table:formula="of:=IFERROR([.T339]/[.$E339];&quot;&quot; )">
            <text:p/>
          </table:table-cell>
          <table:table-cell table:formula="of:=IFERROR([.U339]/[.$E339];&quot;&quot; )">
            <text:p/>
          </table:table-cell>
          <table:table-cell table:formula="of:=IFERROR([.V339]/[.$E33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0]/[.$E340];&quot;&quot; )">
            <text:p/>
          </table:table-cell>
          <table:table-cell table:formula="of:=IFERROR([.C340]/[.$E340];&quot;&quot; )">
            <text:p/>
          </table:table-cell>
          <table:table-cell table:formula="of:=IFERROR([.D340]/[.$E340];&quot;&quot; )">
            <text:p/>
          </table:table-cell>
          <table:table-cell table:formula="of:=IFERROR([.E340]/[.$E340];&quot;&quot; )">
            <text:p/>
          </table:table-cell>
          <table:table-cell table:formula="of:=IFERROR([.F340]/[.$E340];&quot;&quot; )">
            <text:p/>
          </table:table-cell>
          <table:table-cell table:formula="of:=IFERROR([.G340]/[.$E340];&quot;&quot; )">
            <text:p/>
          </table:table-cell>
          <table:table-cell table:formula="of:=IFERROR([.H340]/[.$E340];&quot;&quot; )">
            <text:p/>
          </table:table-cell>
          <table:table-cell table:formula="of:=IFERROR([.I340]/[.$E340];&quot;&quot; )">
            <text:p/>
          </table:table-cell>
          <table:table-cell table:formula="of:=IFERROR([.J340]/[.$E340];&quot;&quot; )">
            <text:p/>
          </table:table-cell>
          <table:table-cell table:formula="of:=IFERROR([.K340]/[.$E340];&quot;&quot; )">
            <text:p/>
          </table:table-cell>
          <table:table-cell table:formula="of:=IFERROR([.L340]/[.$E340];&quot;&quot; )">
            <text:p/>
          </table:table-cell>
          <table:table-cell table:formula="of:=IFERROR([.M340]/[.$E340];&quot;&quot; )">
            <text:p/>
          </table:table-cell>
          <table:table-cell table:formula="of:=IFERROR([.N340]/[.$E340];&quot;&quot; )">
            <text:p/>
          </table:table-cell>
          <table:table-cell table:formula="of:=IFERROR([.O340]/[.$E340];&quot;&quot; )">
            <text:p/>
          </table:table-cell>
          <table:table-cell table:formula="of:=IFERROR([.P340]/[.$E340];&quot;&quot; )">
            <text:p/>
          </table:table-cell>
          <table:table-cell table:formula="of:=IFERROR([.Q340]/[.$E340];&quot;&quot; )">
            <text:p/>
          </table:table-cell>
          <table:table-cell table:formula="of:=IFERROR([.R340]/[.$E340];&quot;&quot; )">
            <text:p/>
          </table:table-cell>
          <table:table-cell table:formula="of:=IFERROR([.S340]/[.$E340];&quot;&quot; )">
            <text:p/>
          </table:table-cell>
          <table:table-cell table:formula="of:=IFERROR([.T340]/[.$E340];&quot;&quot; )">
            <text:p/>
          </table:table-cell>
          <table:table-cell table:formula="of:=IFERROR([.U340]/[.$E340];&quot;&quot; )">
            <text:p/>
          </table:table-cell>
          <table:table-cell table:formula="of:=IFERROR([.V340]/[.$E34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1]/[.$E341];&quot;&quot; )">
            <text:p/>
          </table:table-cell>
          <table:table-cell table:formula="of:=IFERROR([.C341]/[.$E341];&quot;&quot; )">
            <text:p/>
          </table:table-cell>
          <table:table-cell table:formula="of:=IFERROR([.D341]/[.$E341];&quot;&quot; )">
            <text:p/>
          </table:table-cell>
          <table:table-cell table:formula="of:=IFERROR([.E341]/[.$E341];&quot;&quot; )">
            <text:p/>
          </table:table-cell>
          <table:table-cell table:formula="of:=IFERROR([.F341]/[.$E341];&quot;&quot; )">
            <text:p/>
          </table:table-cell>
          <table:table-cell table:formula="of:=IFERROR([.G341]/[.$E341];&quot;&quot; )">
            <text:p/>
          </table:table-cell>
          <table:table-cell table:formula="of:=IFERROR([.H341]/[.$E341];&quot;&quot; )">
            <text:p/>
          </table:table-cell>
          <table:table-cell table:formula="of:=IFERROR([.I341]/[.$E341];&quot;&quot; )">
            <text:p/>
          </table:table-cell>
          <table:table-cell table:formula="of:=IFERROR([.J341]/[.$E341];&quot;&quot; )">
            <text:p/>
          </table:table-cell>
          <table:table-cell table:formula="of:=IFERROR([.K341]/[.$E341];&quot;&quot; )">
            <text:p/>
          </table:table-cell>
          <table:table-cell table:formula="of:=IFERROR([.L341]/[.$E341];&quot;&quot; )">
            <text:p/>
          </table:table-cell>
          <table:table-cell table:formula="of:=IFERROR([.M341]/[.$E341];&quot;&quot; )">
            <text:p/>
          </table:table-cell>
          <table:table-cell table:formula="of:=IFERROR([.N341]/[.$E341];&quot;&quot; )">
            <text:p/>
          </table:table-cell>
          <table:table-cell table:formula="of:=IFERROR([.O341]/[.$E341];&quot;&quot; )">
            <text:p/>
          </table:table-cell>
          <table:table-cell table:formula="of:=IFERROR([.P341]/[.$E341];&quot;&quot; )">
            <text:p/>
          </table:table-cell>
          <table:table-cell table:formula="of:=IFERROR([.Q341]/[.$E341];&quot;&quot; )">
            <text:p/>
          </table:table-cell>
          <table:table-cell table:formula="of:=IFERROR([.R341]/[.$E341];&quot;&quot; )">
            <text:p/>
          </table:table-cell>
          <table:table-cell table:formula="of:=IFERROR([.S341]/[.$E341];&quot;&quot; )">
            <text:p/>
          </table:table-cell>
          <table:table-cell table:formula="of:=IFERROR([.T341]/[.$E341];&quot;&quot; )">
            <text:p/>
          </table:table-cell>
          <table:table-cell table:formula="of:=IFERROR([.U341]/[.$E341];&quot;&quot; )">
            <text:p/>
          </table:table-cell>
          <table:table-cell table:formula="of:=IFERROR([.V341]/[.$E34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2]/[.$E342];&quot;&quot; )">
            <text:p/>
          </table:table-cell>
          <table:table-cell table:formula="of:=IFERROR([.C342]/[.$E342];&quot;&quot; )">
            <text:p/>
          </table:table-cell>
          <table:table-cell table:formula="of:=IFERROR([.D342]/[.$E342];&quot;&quot; )">
            <text:p/>
          </table:table-cell>
          <table:table-cell table:formula="of:=IFERROR([.E342]/[.$E342];&quot;&quot; )">
            <text:p/>
          </table:table-cell>
          <table:table-cell table:formula="of:=IFERROR([.F342]/[.$E342];&quot;&quot; )">
            <text:p/>
          </table:table-cell>
          <table:table-cell table:formula="of:=IFERROR([.G342]/[.$E342];&quot;&quot; )">
            <text:p/>
          </table:table-cell>
          <table:table-cell table:formula="of:=IFERROR([.H342]/[.$E342];&quot;&quot; )">
            <text:p/>
          </table:table-cell>
          <table:table-cell table:formula="of:=IFERROR([.I342]/[.$E342];&quot;&quot; )">
            <text:p/>
          </table:table-cell>
          <table:table-cell table:formula="of:=IFERROR([.J342]/[.$E342];&quot;&quot; )">
            <text:p/>
          </table:table-cell>
          <table:table-cell table:formula="of:=IFERROR([.K342]/[.$E342];&quot;&quot; )">
            <text:p/>
          </table:table-cell>
          <table:table-cell table:formula="of:=IFERROR([.L342]/[.$E342];&quot;&quot; )">
            <text:p/>
          </table:table-cell>
          <table:table-cell table:formula="of:=IFERROR([.M342]/[.$E342];&quot;&quot; )">
            <text:p/>
          </table:table-cell>
          <table:table-cell table:formula="of:=IFERROR([.N342]/[.$E342];&quot;&quot; )">
            <text:p/>
          </table:table-cell>
          <table:table-cell table:formula="of:=IFERROR([.O342]/[.$E342];&quot;&quot; )">
            <text:p/>
          </table:table-cell>
          <table:table-cell table:formula="of:=IFERROR([.P342]/[.$E342];&quot;&quot; )">
            <text:p/>
          </table:table-cell>
          <table:table-cell table:formula="of:=IFERROR([.Q342]/[.$E342];&quot;&quot; )">
            <text:p/>
          </table:table-cell>
          <table:table-cell table:formula="of:=IFERROR([.R342]/[.$E342];&quot;&quot; )">
            <text:p/>
          </table:table-cell>
          <table:table-cell table:formula="of:=IFERROR([.S342]/[.$E342];&quot;&quot; )">
            <text:p/>
          </table:table-cell>
          <table:table-cell table:formula="of:=IFERROR([.T342]/[.$E342];&quot;&quot; )">
            <text:p/>
          </table:table-cell>
          <table:table-cell table:formula="of:=IFERROR([.U342]/[.$E342];&quot;&quot; )">
            <text:p/>
          </table:table-cell>
          <table:table-cell table:formula="of:=IFERROR([.V342]/[.$E34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3]/[.$E343];&quot;&quot; )">
            <text:p/>
          </table:table-cell>
          <table:table-cell table:formula="of:=IFERROR([.C343]/[.$E343];&quot;&quot; )">
            <text:p/>
          </table:table-cell>
          <table:table-cell table:formula="of:=IFERROR([.D343]/[.$E343];&quot;&quot; )">
            <text:p/>
          </table:table-cell>
          <table:table-cell table:formula="of:=IFERROR([.E343]/[.$E343];&quot;&quot; )">
            <text:p/>
          </table:table-cell>
          <table:table-cell table:formula="of:=IFERROR([.F343]/[.$E343];&quot;&quot; )">
            <text:p/>
          </table:table-cell>
          <table:table-cell table:formula="of:=IFERROR([.G343]/[.$E343];&quot;&quot; )">
            <text:p/>
          </table:table-cell>
          <table:table-cell table:formula="of:=IFERROR([.H343]/[.$E343];&quot;&quot; )">
            <text:p/>
          </table:table-cell>
          <table:table-cell table:formula="of:=IFERROR([.I343]/[.$E343];&quot;&quot; )">
            <text:p/>
          </table:table-cell>
          <table:table-cell table:formula="of:=IFERROR([.J343]/[.$E343];&quot;&quot; )">
            <text:p/>
          </table:table-cell>
          <table:table-cell table:formula="of:=IFERROR([.K343]/[.$E343];&quot;&quot; )">
            <text:p/>
          </table:table-cell>
          <table:table-cell table:formula="of:=IFERROR([.L343]/[.$E343];&quot;&quot; )">
            <text:p/>
          </table:table-cell>
          <table:table-cell table:formula="of:=IFERROR([.M343]/[.$E343];&quot;&quot; )">
            <text:p/>
          </table:table-cell>
          <table:table-cell table:formula="of:=IFERROR([.N343]/[.$E343];&quot;&quot; )">
            <text:p/>
          </table:table-cell>
          <table:table-cell table:formula="of:=IFERROR([.O343]/[.$E343];&quot;&quot; )">
            <text:p/>
          </table:table-cell>
          <table:table-cell table:formula="of:=IFERROR([.P343]/[.$E343];&quot;&quot; )">
            <text:p/>
          </table:table-cell>
          <table:table-cell table:formula="of:=IFERROR([.Q343]/[.$E343];&quot;&quot; )">
            <text:p/>
          </table:table-cell>
          <table:table-cell table:formula="of:=IFERROR([.R343]/[.$E343];&quot;&quot; )">
            <text:p/>
          </table:table-cell>
          <table:table-cell table:formula="of:=IFERROR([.S343]/[.$E343];&quot;&quot; )">
            <text:p/>
          </table:table-cell>
          <table:table-cell table:formula="of:=IFERROR([.T343]/[.$E343];&quot;&quot; )">
            <text:p/>
          </table:table-cell>
          <table:table-cell table:formula="of:=IFERROR([.U343]/[.$E343];&quot;&quot; )">
            <text:p/>
          </table:table-cell>
          <table:table-cell table:formula="of:=IFERROR([.V343]/[.$E34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4]/[.$E344];&quot;&quot; )">
            <text:p/>
          </table:table-cell>
          <table:table-cell table:formula="of:=IFERROR([.C344]/[.$E344];&quot;&quot; )">
            <text:p/>
          </table:table-cell>
          <table:table-cell table:formula="of:=IFERROR([.D344]/[.$E344];&quot;&quot; )">
            <text:p/>
          </table:table-cell>
          <table:table-cell table:formula="of:=IFERROR([.E344]/[.$E344];&quot;&quot; )">
            <text:p/>
          </table:table-cell>
          <table:table-cell table:formula="of:=IFERROR([.F344]/[.$E344];&quot;&quot; )">
            <text:p/>
          </table:table-cell>
          <table:table-cell table:formula="of:=IFERROR([.G344]/[.$E344];&quot;&quot; )">
            <text:p/>
          </table:table-cell>
          <table:table-cell table:formula="of:=IFERROR([.H344]/[.$E344];&quot;&quot; )">
            <text:p/>
          </table:table-cell>
          <table:table-cell table:formula="of:=IFERROR([.I344]/[.$E344];&quot;&quot; )">
            <text:p/>
          </table:table-cell>
          <table:table-cell table:formula="of:=IFERROR([.J344]/[.$E344];&quot;&quot; )">
            <text:p/>
          </table:table-cell>
          <table:table-cell table:formula="of:=IFERROR([.K344]/[.$E344];&quot;&quot; )">
            <text:p/>
          </table:table-cell>
          <table:table-cell table:formula="of:=IFERROR([.L344]/[.$E344];&quot;&quot; )">
            <text:p/>
          </table:table-cell>
          <table:table-cell table:formula="of:=IFERROR([.M344]/[.$E344];&quot;&quot; )">
            <text:p/>
          </table:table-cell>
          <table:table-cell table:formula="of:=IFERROR([.N344]/[.$E344];&quot;&quot; )">
            <text:p/>
          </table:table-cell>
          <table:table-cell table:formula="of:=IFERROR([.O344]/[.$E344];&quot;&quot; )">
            <text:p/>
          </table:table-cell>
          <table:table-cell table:formula="of:=IFERROR([.P344]/[.$E344];&quot;&quot; )">
            <text:p/>
          </table:table-cell>
          <table:table-cell table:formula="of:=IFERROR([.Q344]/[.$E344];&quot;&quot; )">
            <text:p/>
          </table:table-cell>
          <table:table-cell table:formula="of:=IFERROR([.R344]/[.$E344];&quot;&quot; )">
            <text:p/>
          </table:table-cell>
          <table:table-cell table:formula="of:=IFERROR([.S344]/[.$E344];&quot;&quot; )">
            <text:p/>
          </table:table-cell>
          <table:table-cell table:formula="of:=IFERROR([.T344]/[.$E344];&quot;&quot; )">
            <text:p/>
          </table:table-cell>
          <table:table-cell table:formula="of:=IFERROR([.U344]/[.$E344];&quot;&quot; )">
            <text:p/>
          </table:table-cell>
          <table:table-cell table:formula="of:=IFERROR([.V344]/[.$E34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5]/[.$E345];&quot;&quot; )">
            <text:p/>
          </table:table-cell>
          <table:table-cell table:formula="of:=IFERROR([.C345]/[.$E345];&quot;&quot; )">
            <text:p/>
          </table:table-cell>
          <table:table-cell table:formula="of:=IFERROR([.D345]/[.$E345];&quot;&quot; )">
            <text:p/>
          </table:table-cell>
          <table:table-cell table:formula="of:=IFERROR([.E345]/[.$E345];&quot;&quot; )">
            <text:p/>
          </table:table-cell>
          <table:table-cell table:formula="of:=IFERROR([.F345]/[.$E345];&quot;&quot; )">
            <text:p/>
          </table:table-cell>
          <table:table-cell table:formula="of:=IFERROR([.G345]/[.$E345];&quot;&quot; )">
            <text:p/>
          </table:table-cell>
          <table:table-cell table:formula="of:=IFERROR([.H345]/[.$E345];&quot;&quot; )">
            <text:p/>
          </table:table-cell>
          <table:table-cell table:formula="of:=IFERROR([.I345]/[.$E345];&quot;&quot; )">
            <text:p/>
          </table:table-cell>
          <table:table-cell table:formula="of:=IFERROR([.J345]/[.$E345];&quot;&quot; )">
            <text:p/>
          </table:table-cell>
          <table:table-cell table:formula="of:=IFERROR([.K345]/[.$E345];&quot;&quot; )">
            <text:p/>
          </table:table-cell>
          <table:table-cell table:formula="of:=IFERROR([.L345]/[.$E345];&quot;&quot; )">
            <text:p/>
          </table:table-cell>
          <table:table-cell table:formula="of:=IFERROR([.M345]/[.$E345];&quot;&quot; )">
            <text:p/>
          </table:table-cell>
          <table:table-cell table:formula="of:=IFERROR([.N345]/[.$E345];&quot;&quot; )">
            <text:p/>
          </table:table-cell>
          <table:table-cell table:formula="of:=IFERROR([.O345]/[.$E345];&quot;&quot; )">
            <text:p/>
          </table:table-cell>
          <table:table-cell table:formula="of:=IFERROR([.P345]/[.$E345];&quot;&quot; )">
            <text:p/>
          </table:table-cell>
          <table:table-cell table:formula="of:=IFERROR([.Q345]/[.$E345];&quot;&quot; )">
            <text:p/>
          </table:table-cell>
          <table:table-cell table:formula="of:=IFERROR([.R345]/[.$E345];&quot;&quot; )">
            <text:p/>
          </table:table-cell>
          <table:table-cell table:formula="of:=IFERROR([.S345]/[.$E345];&quot;&quot; )">
            <text:p/>
          </table:table-cell>
          <table:table-cell table:formula="of:=IFERROR([.T345]/[.$E345];&quot;&quot; )">
            <text:p/>
          </table:table-cell>
          <table:table-cell table:formula="of:=IFERROR([.U345]/[.$E345];&quot;&quot; )">
            <text:p/>
          </table:table-cell>
          <table:table-cell table:formula="of:=IFERROR([.V345]/[.$E34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6]/[.$E346];&quot;&quot; )">
            <text:p/>
          </table:table-cell>
          <table:table-cell table:formula="of:=IFERROR([.C346]/[.$E346];&quot;&quot; )">
            <text:p/>
          </table:table-cell>
          <table:table-cell table:formula="of:=IFERROR([.D346]/[.$E346];&quot;&quot; )">
            <text:p/>
          </table:table-cell>
          <table:table-cell table:formula="of:=IFERROR([.E346]/[.$E346];&quot;&quot; )">
            <text:p/>
          </table:table-cell>
          <table:table-cell table:formula="of:=IFERROR([.F346]/[.$E346];&quot;&quot; )">
            <text:p/>
          </table:table-cell>
          <table:table-cell table:formula="of:=IFERROR([.G346]/[.$E346];&quot;&quot; )">
            <text:p/>
          </table:table-cell>
          <table:table-cell table:formula="of:=IFERROR([.H346]/[.$E346];&quot;&quot; )">
            <text:p/>
          </table:table-cell>
          <table:table-cell table:formula="of:=IFERROR([.I346]/[.$E346];&quot;&quot; )">
            <text:p/>
          </table:table-cell>
          <table:table-cell table:formula="of:=IFERROR([.J346]/[.$E346];&quot;&quot; )">
            <text:p/>
          </table:table-cell>
          <table:table-cell table:formula="of:=IFERROR([.K346]/[.$E346];&quot;&quot; )">
            <text:p/>
          </table:table-cell>
          <table:table-cell table:formula="of:=IFERROR([.L346]/[.$E346];&quot;&quot; )">
            <text:p/>
          </table:table-cell>
          <table:table-cell table:formula="of:=IFERROR([.M346]/[.$E346];&quot;&quot; )">
            <text:p/>
          </table:table-cell>
          <table:table-cell table:formula="of:=IFERROR([.N346]/[.$E346];&quot;&quot; )">
            <text:p/>
          </table:table-cell>
          <table:table-cell table:formula="of:=IFERROR([.O346]/[.$E346];&quot;&quot; )">
            <text:p/>
          </table:table-cell>
          <table:table-cell table:formula="of:=IFERROR([.P346]/[.$E346];&quot;&quot; )">
            <text:p/>
          </table:table-cell>
          <table:table-cell table:formula="of:=IFERROR([.Q346]/[.$E346];&quot;&quot; )">
            <text:p/>
          </table:table-cell>
          <table:table-cell table:formula="of:=IFERROR([.R346]/[.$E346];&quot;&quot; )">
            <text:p/>
          </table:table-cell>
          <table:table-cell table:formula="of:=IFERROR([.S346]/[.$E346];&quot;&quot; )">
            <text:p/>
          </table:table-cell>
          <table:table-cell table:formula="of:=IFERROR([.T346]/[.$E346];&quot;&quot; )">
            <text:p/>
          </table:table-cell>
          <table:table-cell table:formula="of:=IFERROR([.U346]/[.$E346];&quot;&quot; )">
            <text:p/>
          </table:table-cell>
          <table:table-cell table:formula="of:=IFERROR([.V346]/[.$E34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7]/[.$E347];&quot;&quot; )">
            <text:p/>
          </table:table-cell>
          <table:table-cell table:formula="of:=IFERROR([.C347]/[.$E347];&quot;&quot; )">
            <text:p/>
          </table:table-cell>
          <table:table-cell table:formula="of:=IFERROR([.D347]/[.$E347];&quot;&quot; )">
            <text:p/>
          </table:table-cell>
          <table:table-cell table:formula="of:=IFERROR([.E347]/[.$E347];&quot;&quot; )">
            <text:p/>
          </table:table-cell>
          <table:table-cell table:formula="of:=IFERROR([.F347]/[.$E347];&quot;&quot; )">
            <text:p/>
          </table:table-cell>
          <table:table-cell table:formula="of:=IFERROR([.G347]/[.$E347];&quot;&quot; )">
            <text:p/>
          </table:table-cell>
          <table:table-cell table:formula="of:=IFERROR([.H347]/[.$E347];&quot;&quot; )">
            <text:p/>
          </table:table-cell>
          <table:table-cell table:formula="of:=IFERROR([.I347]/[.$E347];&quot;&quot; )">
            <text:p/>
          </table:table-cell>
          <table:table-cell table:formula="of:=IFERROR([.J347]/[.$E347];&quot;&quot; )">
            <text:p/>
          </table:table-cell>
          <table:table-cell table:formula="of:=IFERROR([.K347]/[.$E347];&quot;&quot; )">
            <text:p/>
          </table:table-cell>
          <table:table-cell table:formula="of:=IFERROR([.L347]/[.$E347];&quot;&quot; )">
            <text:p/>
          </table:table-cell>
          <table:table-cell table:formula="of:=IFERROR([.M347]/[.$E347];&quot;&quot; )">
            <text:p/>
          </table:table-cell>
          <table:table-cell table:formula="of:=IFERROR([.N347]/[.$E347];&quot;&quot; )">
            <text:p/>
          </table:table-cell>
          <table:table-cell table:formula="of:=IFERROR([.O347]/[.$E347];&quot;&quot; )">
            <text:p/>
          </table:table-cell>
          <table:table-cell table:formula="of:=IFERROR([.P347]/[.$E347];&quot;&quot; )">
            <text:p/>
          </table:table-cell>
          <table:table-cell table:formula="of:=IFERROR([.Q347]/[.$E347];&quot;&quot; )">
            <text:p/>
          </table:table-cell>
          <table:table-cell table:formula="of:=IFERROR([.R347]/[.$E347];&quot;&quot; )">
            <text:p/>
          </table:table-cell>
          <table:table-cell table:formula="of:=IFERROR([.S347]/[.$E347];&quot;&quot; )">
            <text:p/>
          </table:table-cell>
          <table:table-cell table:formula="of:=IFERROR([.T347]/[.$E347];&quot;&quot; )">
            <text:p/>
          </table:table-cell>
          <table:table-cell table:formula="of:=IFERROR([.U347]/[.$E347];&quot;&quot; )">
            <text:p/>
          </table:table-cell>
          <table:table-cell table:formula="of:=IFERROR([.V347]/[.$E34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8]/[.$E348];&quot;&quot; )">
            <text:p/>
          </table:table-cell>
          <table:table-cell table:formula="of:=IFERROR([.C348]/[.$E348];&quot;&quot; )">
            <text:p/>
          </table:table-cell>
          <table:table-cell table:formula="of:=IFERROR([.D348]/[.$E348];&quot;&quot; )">
            <text:p/>
          </table:table-cell>
          <table:table-cell table:formula="of:=IFERROR([.E348]/[.$E348];&quot;&quot; )">
            <text:p/>
          </table:table-cell>
          <table:table-cell table:formula="of:=IFERROR([.F348]/[.$E348];&quot;&quot; )">
            <text:p/>
          </table:table-cell>
          <table:table-cell table:formula="of:=IFERROR([.G348]/[.$E348];&quot;&quot; )">
            <text:p/>
          </table:table-cell>
          <table:table-cell table:formula="of:=IFERROR([.H348]/[.$E348];&quot;&quot; )">
            <text:p/>
          </table:table-cell>
          <table:table-cell table:formula="of:=IFERROR([.I348]/[.$E348];&quot;&quot; )">
            <text:p/>
          </table:table-cell>
          <table:table-cell table:formula="of:=IFERROR([.J348]/[.$E348];&quot;&quot; )">
            <text:p/>
          </table:table-cell>
          <table:table-cell table:formula="of:=IFERROR([.K348]/[.$E348];&quot;&quot; )">
            <text:p/>
          </table:table-cell>
          <table:table-cell table:formula="of:=IFERROR([.L348]/[.$E348];&quot;&quot; )">
            <text:p/>
          </table:table-cell>
          <table:table-cell table:formula="of:=IFERROR([.M348]/[.$E348];&quot;&quot; )">
            <text:p/>
          </table:table-cell>
          <table:table-cell table:formula="of:=IFERROR([.N348]/[.$E348];&quot;&quot; )">
            <text:p/>
          </table:table-cell>
          <table:table-cell table:formula="of:=IFERROR([.O348]/[.$E348];&quot;&quot; )">
            <text:p/>
          </table:table-cell>
          <table:table-cell table:formula="of:=IFERROR([.P348]/[.$E348];&quot;&quot; )">
            <text:p/>
          </table:table-cell>
          <table:table-cell table:formula="of:=IFERROR([.Q348]/[.$E348];&quot;&quot; )">
            <text:p/>
          </table:table-cell>
          <table:table-cell table:formula="of:=IFERROR([.R348]/[.$E348];&quot;&quot; )">
            <text:p/>
          </table:table-cell>
          <table:table-cell table:formula="of:=IFERROR([.S348]/[.$E348];&quot;&quot; )">
            <text:p/>
          </table:table-cell>
          <table:table-cell table:formula="of:=IFERROR([.T348]/[.$E348];&quot;&quot; )">
            <text:p/>
          </table:table-cell>
          <table:table-cell table:formula="of:=IFERROR([.U348]/[.$E348];&quot;&quot; )">
            <text:p/>
          </table:table-cell>
          <table:table-cell table:formula="of:=IFERROR([.V348]/[.$E34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49]/[.$E349];&quot;&quot; )">
            <text:p/>
          </table:table-cell>
          <table:table-cell table:formula="of:=IFERROR([.C349]/[.$E349];&quot;&quot; )">
            <text:p/>
          </table:table-cell>
          <table:table-cell table:formula="of:=IFERROR([.D349]/[.$E349];&quot;&quot; )">
            <text:p/>
          </table:table-cell>
          <table:table-cell table:formula="of:=IFERROR([.E349]/[.$E349];&quot;&quot; )">
            <text:p/>
          </table:table-cell>
          <table:table-cell table:formula="of:=IFERROR([.F349]/[.$E349];&quot;&quot; )">
            <text:p/>
          </table:table-cell>
          <table:table-cell table:formula="of:=IFERROR([.G349]/[.$E349];&quot;&quot; )">
            <text:p/>
          </table:table-cell>
          <table:table-cell table:formula="of:=IFERROR([.H349]/[.$E349];&quot;&quot; )">
            <text:p/>
          </table:table-cell>
          <table:table-cell table:formula="of:=IFERROR([.I349]/[.$E349];&quot;&quot; )">
            <text:p/>
          </table:table-cell>
          <table:table-cell table:formula="of:=IFERROR([.J349]/[.$E349];&quot;&quot; )">
            <text:p/>
          </table:table-cell>
          <table:table-cell table:formula="of:=IFERROR([.K349]/[.$E349];&quot;&quot; )">
            <text:p/>
          </table:table-cell>
          <table:table-cell table:formula="of:=IFERROR([.L349]/[.$E349];&quot;&quot; )">
            <text:p/>
          </table:table-cell>
          <table:table-cell table:formula="of:=IFERROR([.M349]/[.$E349];&quot;&quot; )">
            <text:p/>
          </table:table-cell>
          <table:table-cell table:formula="of:=IFERROR([.N349]/[.$E349];&quot;&quot; )">
            <text:p/>
          </table:table-cell>
          <table:table-cell table:formula="of:=IFERROR([.O349]/[.$E349];&quot;&quot; )">
            <text:p/>
          </table:table-cell>
          <table:table-cell table:formula="of:=IFERROR([.P349]/[.$E349];&quot;&quot; )">
            <text:p/>
          </table:table-cell>
          <table:table-cell table:formula="of:=IFERROR([.Q349]/[.$E349];&quot;&quot; )">
            <text:p/>
          </table:table-cell>
          <table:table-cell table:formula="of:=IFERROR([.R349]/[.$E349];&quot;&quot; )">
            <text:p/>
          </table:table-cell>
          <table:table-cell table:formula="of:=IFERROR([.S349]/[.$E349];&quot;&quot; )">
            <text:p/>
          </table:table-cell>
          <table:table-cell table:formula="of:=IFERROR([.T349]/[.$E349];&quot;&quot; )">
            <text:p/>
          </table:table-cell>
          <table:table-cell table:formula="of:=IFERROR([.U349]/[.$E349];&quot;&quot; )">
            <text:p/>
          </table:table-cell>
          <table:table-cell table:formula="of:=IFERROR([.V349]/[.$E34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0]/[.$E350];&quot;&quot; )">
            <text:p/>
          </table:table-cell>
          <table:table-cell table:formula="of:=IFERROR([.C350]/[.$E350];&quot;&quot; )">
            <text:p/>
          </table:table-cell>
          <table:table-cell table:formula="of:=IFERROR([.D350]/[.$E350];&quot;&quot; )">
            <text:p/>
          </table:table-cell>
          <table:table-cell table:formula="of:=IFERROR([.E350]/[.$E350];&quot;&quot; )">
            <text:p/>
          </table:table-cell>
          <table:table-cell table:formula="of:=IFERROR([.F350]/[.$E350];&quot;&quot; )">
            <text:p/>
          </table:table-cell>
          <table:table-cell table:formula="of:=IFERROR([.G350]/[.$E350];&quot;&quot; )">
            <text:p/>
          </table:table-cell>
          <table:table-cell table:formula="of:=IFERROR([.H350]/[.$E350];&quot;&quot; )">
            <text:p/>
          </table:table-cell>
          <table:table-cell table:formula="of:=IFERROR([.I350]/[.$E350];&quot;&quot; )">
            <text:p/>
          </table:table-cell>
          <table:table-cell table:formula="of:=IFERROR([.J350]/[.$E350];&quot;&quot; )">
            <text:p/>
          </table:table-cell>
          <table:table-cell table:formula="of:=IFERROR([.K350]/[.$E350];&quot;&quot; )">
            <text:p/>
          </table:table-cell>
          <table:table-cell table:formula="of:=IFERROR([.L350]/[.$E350];&quot;&quot; )">
            <text:p/>
          </table:table-cell>
          <table:table-cell table:formula="of:=IFERROR([.M350]/[.$E350];&quot;&quot; )">
            <text:p/>
          </table:table-cell>
          <table:table-cell table:formula="of:=IFERROR([.N350]/[.$E350];&quot;&quot; )">
            <text:p/>
          </table:table-cell>
          <table:table-cell table:formula="of:=IFERROR([.O350]/[.$E350];&quot;&quot; )">
            <text:p/>
          </table:table-cell>
          <table:table-cell table:formula="of:=IFERROR([.P350]/[.$E350];&quot;&quot; )">
            <text:p/>
          </table:table-cell>
          <table:table-cell table:formula="of:=IFERROR([.Q350]/[.$E350];&quot;&quot; )">
            <text:p/>
          </table:table-cell>
          <table:table-cell table:formula="of:=IFERROR([.R350]/[.$E350];&quot;&quot; )">
            <text:p/>
          </table:table-cell>
          <table:table-cell table:formula="of:=IFERROR([.S350]/[.$E350];&quot;&quot; )">
            <text:p/>
          </table:table-cell>
          <table:table-cell table:formula="of:=IFERROR([.T350]/[.$E350];&quot;&quot; )">
            <text:p/>
          </table:table-cell>
          <table:table-cell table:formula="of:=IFERROR([.U350]/[.$E350];&quot;&quot; )">
            <text:p/>
          </table:table-cell>
          <table:table-cell table:formula="of:=IFERROR([.V350]/[.$E35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1]/[.$E351];&quot;&quot; )">
            <text:p/>
          </table:table-cell>
          <table:table-cell table:formula="of:=IFERROR([.C351]/[.$E351];&quot;&quot; )">
            <text:p/>
          </table:table-cell>
          <table:table-cell table:formula="of:=IFERROR([.D351]/[.$E351];&quot;&quot; )">
            <text:p/>
          </table:table-cell>
          <table:table-cell table:formula="of:=IFERROR([.E351]/[.$E351];&quot;&quot; )">
            <text:p/>
          </table:table-cell>
          <table:table-cell table:formula="of:=IFERROR([.F351]/[.$E351];&quot;&quot; )">
            <text:p/>
          </table:table-cell>
          <table:table-cell table:formula="of:=IFERROR([.G351]/[.$E351];&quot;&quot; )">
            <text:p/>
          </table:table-cell>
          <table:table-cell table:formula="of:=IFERROR([.H351]/[.$E351];&quot;&quot; )">
            <text:p/>
          </table:table-cell>
          <table:table-cell table:formula="of:=IFERROR([.I351]/[.$E351];&quot;&quot; )">
            <text:p/>
          </table:table-cell>
          <table:table-cell table:formula="of:=IFERROR([.J351]/[.$E351];&quot;&quot; )">
            <text:p/>
          </table:table-cell>
          <table:table-cell table:formula="of:=IFERROR([.K351]/[.$E351];&quot;&quot; )">
            <text:p/>
          </table:table-cell>
          <table:table-cell table:formula="of:=IFERROR([.L351]/[.$E351];&quot;&quot; )">
            <text:p/>
          </table:table-cell>
          <table:table-cell table:formula="of:=IFERROR([.M351]/[.$E351];&quot;&quot; )">
            <text:p/>
          </table:table-cell>
          <table:table-cell table:formula="of:=IFERROR([.N351]/[.$E351];&quot;&quot; )">
            <text:p/>
          </table:table-cell>
          <table:table-cell table:formula="of:=IFERROR([.O351]/[.$E351];&quot;&quot; )">
            <text:p/>
          </table:table-cell>
          <table:table-cell table:formula="of:=IFERROR([.P351]/[.$E351];&quot;&quot; )">
            <text:p/>
          </table:table-cell>
          <table:table-cell table:formula="of:=IFERROR([.Q351]/[.$E351];&quot;&quot; )">
            <text:p/>
          </table:table-cell>
          <table:table-cell table:formula="of:=IFERROR([.R351]/[.$E351];&quot;&quot; )">
            <text:p/>
          </table:table-cell>
          <table:table-cell table:formula="of:=IFERROR([.S351]/[.$E351];&quot;&quot; )">
            <text:p/>
          </table:table-cell>
          <table:table-cell table:formula="of:=IFERROR([.T351]/[.$E351];&quot;&quot; )">
            <text:p/>
          </table:table-cell>
          <table:table-cell table:formula="of:=IFERROR([.U351]/[.$E351];&quot;&quot; )">
            <text:p/>
          </table:table-cell>
          <table:table-cell table:formula="of:=IFERROR([.V351]/[.$E35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2]/[.$E352];&quot;&quot; )">
            <text:p/>
          </table:table-cell>
          <table:table-cell table:formula="of:=IFERROR([.C352]/[.$E352];&quot;&quot; )">
            <text:p/>
          </table:table-cell>
          <table:table-cell table:formula="of:=IFERROR([.D352]/[.$E352];&quot;&quot; )">
            <text:p/>
          </table:table-cell>
          <table:table-cell table:formula="of:=IFERROR([.E352]/[.$E352];&quot;&quot; )">
            <text:p/>
          </table:table-cell>
          <table:table-cell table:formula="of:=IFERROR([.F352]/[.$E352];&quot;&quot; )">
            <text:p/>
          </table:table-cell>
          <table:table-cell table:formula="of:=IFERROR([.G352]/[.$E352];&quot;&quot; )">
            <text:p/>
          </table:table-cell>
          <table:table-cell table:formula="of:=IFERROR([.H352]/[.$E352];&quot;&quot; )">
            <text:p/>
          </table:table-cell>
          <table:table-cell table:formula="of:=IFERROR([.I352]/[.$E352];&quot;&quot; )">
            <text:p/>
          </table:table-cell>
          <table:table-cell table:formula="of:=IFERROR([.J352]/[.$E352];&quot;&quot; )">
            <text:p/>
          </table:table-cell>
          <table:table-cell table:formula="of:=IFERROR([.K352]/[.$E352];&quot;&quot; )">
            <text:p/>
          </table:table-cell>
          <table:table-cell table:formula="of:=IFERROR([.L352]/[.$E352];&quot;&quot; )">
            <text:p/>
          </table:table-cell>
          <table:table-cell table:formula="of:=IFERROR([.M352]/[.$E352];&quot;&quot; )">
            <text:p/>
          </table:table-cell>
          <table:table-cell table:formula="of:=IFERROR([.N352]/[.$E352];&quot;&quot; )">
            <text:p/>
          </table:table-cell>
          <table:table-cell table:formula="of:=IFERROR([.O352]/[.$E352];&quot;&quot; )">
            <text:p/>
          </table:table-cell>
          <table:table-cell table:formula="of:=IFERROR([.P352]/[.$E352];&quot;&quot; )">
            <text:p/>
          </table:table-cell>
          <table:table-cell table:formula="of:=IFERROR([.Q352]/[.$E352];&quot;&quot; )">
            <text:p/>
          </table:table-cell>
          <table:table-cell table:formula="of:=IFERROR([.R352]/[.$E352];&quot;&quot; )">
            <text:p/>
          </table:table-cell>
          <table:table-cell table:formula="of:=IFERROR([.S352]/[.$E352];&quot;&quot; )">
            <text:p/>
          </table:table-cell>
          <table:table-cell table:formula="of:=IFERROR([.T352]/[.$E352];&quot;&quot; )">
            <text:p/>
          </table:table-cell>
          <table:table-cell table:formula="of:=IFERROR([.U352]/[.$E352];&quot;&quot; )">
            <text:p/>
          </table:table-cell>
          <table:table-cell table:formula="of:=IFERROR([.V352]/[.$E35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3]/[.$E353];&quot;&quot; )">
            <text:p/>
          </table:table-cell>
          <table:table-cell table:formula="of:=IFERROR([.C353]/[.$E353];&quot;&quot; )">
            <text:p/>
          </table:table-cell>
          <table:table-cell table:formula="of:=IFERROR([.D353]/[.$E353];&quot;&quot; )">
            <text:p/>
          </table:table-cell>
          <table:table-cell table:formula="of:=IFERROR([.E353]/[.$E353];&quot;&quot; )">
            <text:p/>
          </table:table-cell>
          <table:table-cell table:formula="of:=IFERROR([.F353]/[.$E353];&quot;&quot; )">
            <text:p/>
          </table:table-cell>
          <table:table-cell table:formula="of:=IFERROR([.G353]/[.$E353];&quot;&quot; )">
            <text:p/>
          </table:table-cell>
          <table:table-cell table:formula="of:=IFERROR([.H353]/[.$E353];&quot;&quot; )">
            <text:p/>
          </table:table-cell>
          <table:table-cell table:formula="of:=IFERROR([.I353]/[.$E353];&quot;&quot; )">
            <text:p/>
          </table:table-cell>
          <table:table-cell table:formula="of:=IFERROR([.J353]/[.$E353];&quot;&quot; )">
            <text:p/>
          </table:table-cell>
          <table:table-cell table:formula="of:=IFERROR([.K353]/[.$E353];&quot;&quot; )">
            <text:p/>
          </table:table-cell>
          <table:table-cell table:formula="of:=IFERROR([.L353]/[.$E353];&quot;&quot; )">
            <text:p/>
          </table:table-cell>
          <table:table-cell table:formula="of:=IFERROR([.M353]/[.$E353];&quot;&quot; )">
            <text:p/>
          </table:table-cell>
          <table:table-cell table:formula="of:=IFERROR([.N353]/[.$E353];&quot;&quot; )">
            <text:p/>
          </table:table-cell>
          <table:table-cell table:formula="of:=IFERROR([.O353]/[.$E353];&quot;&quot; )">
            <text:p/>
          </table:table-cell>
          <table:table-cell table:formula="of:=IFERROR([.P353]/[.$E353];&quot;&quot; )">
            <text:p/>
          </table:table-cell>
          <table:table-cell table:formula="of:=IFERROR([.Q353]/[.$E353];&quot;&quot; )">
            <text:p/>
          </table:table-cell>
          <table:table-cell table:formula="of:=IFERROR([.R353]/[.$E353];&quot;&quot; )">
            <text:p/>
          </table:table-cell>
          <table:table-cell table:formula="of:=IFERROR([.S353]/[.$E353];&quot;&quot; )">
            <text:p/>
          </table:table-cell>
          <table:table-cell table:formula="of:=IFERROR([.T353]/[.$E353];&quot;&quot; )">
            <text:p/>
          </table:table-cell>
          <table:table-cell table:formula="of:=IFERROR([.U353]/[.$E353];&quot;&quot; )">
            <text:p/>
          </table:table-cell>
          <table:table-cell table:formula="of:=IFERROR([.V353]/[.$E35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4]/[.$E354];&quot;&quot; )">
            <text:p/>
          </table:table-cell>
          <table:table-cell table:formula="of:=IFERROR([.C354]/[.$E354];&quot;&quot; )">
            <text:p/>
          </table:table-cell>
          <table:table-cell table:formula="of:=IFERROR([.D354]/[.$E354];&quot;&quot; )">
            <text:p/>
          </table:table-cell>
          <table:table-cell table:formula="of:=IFERROR([.E354]/[.$E354];&quot;&quot; )">
            <text:p/>
          </table:table-cell>
          <table:table-cell table:formula="of:=IFERROR([.F354]/[.$E354];&quot;&quot; )">
            <text:p/>
          </table:table-cell>
          <table:table-cell table:formula="of:=IFERROR([.G354]/[.$E354];&quot;&quot; )">
            <text:p/>
          </table:table-cell>
          <table:table-cell table:formula="of:=IFERROR([.H354]/[.$E354];&quot;&quot; )">
            <text:p/>
          </table:table-cell>
          <table:table-cell table:formula="of:=IFERROR([.I354]/[.$E354];&quot;&quot; )">
            <text:p/>
          </table:table-cell>
          <table:table-cell table:formula="of:=IFERROR([.J354]/[.$E354];&quot;&quot; )">
            <text:p/>
          </table:table-cell>
          <table:table-cell table:formula="of:=IFERROR([.K354]/[.$E354];&quot;&quot; )">
            <text:p/>
          </table:table-cell>
          <table:table-cell table:formula="of:=IFERROR([.L354]/[.$E354];&quot;&quot; )">
            <text:p/>
          </table:table-cell>
          <table:table-cell table:formula="of:=IFERROR([.M354]/[.$E354];&quot;&quot; )">
            <text:p/>
          </table:table-cell>
          <table:table-cell table:formula="of:=IFERROR([.N354]/[.$E354];&quot;&quot; )">
            <text:p/>
          </table:table-cell>
          <table:table-cell table:formula="of:=IFERROR([.O354]/[.$E354];&quot;&quot; )">
            <text:p/>
          </table:table-cell>
          <table:table-cell table:formula="of:=IFERROR([.P354]/[.$E354];&quot;&quot; )">
            <text:p/>
          </table:table-cell>
          <table:table-cell table:formula="of:=IFERROR([.Q354]/[.$E354];&quot;&quot; )">
            <text:p/>
          </table:table-cell>
          <table:table-cell table:formula="of:=IFERROR([.R354]/[.$E354];&quot;&quot; )">
            <text:p/>
          </table:table-cell>
          <table:table-cell table:formula="of:=IFERROR([.S354]/[.$E354];&quot;&quot; )">
            <text:p/>
          </table:table-cell>
          <table:table-cell table:formula="of:=IFERROR([.T354]/[.$E354];&quot;&quot; )">
            <text:p/>
          </table:table-cell>
          <table:table-cell table:formula="of:=IFERROR([.U354]/[.$E354];&quot;&quot; )">
            <text:p/>
          </table:table-cell>
          <table:table-cell table:formula="of:=IFERROR([.V354]/[.$E35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5]/[.$E355];&quot;&quot; )">
            <text:p/>
          </table:table-cell>
          <table:table-cell table:formula="of:=IFERROR([.C355]/[.$E355];&quot;&quot; )">
            <text:p/>
          </table:table-cell>
          <table:table-cell table:formula="of:=IFERROR([.D355]/[.$E355];&quot;&quot; )">
            <text:p/>
          </table:table-cell>
          <table:table-cell table:formula="of:=IFERROR([.E355]/[.$E355];&quot;&quot; )">
            <text:p/>
          </table:table-cell>
          <table:table-cell table:formula="of:=IFERROR([.F355]/[.$E355];&quot;&quot; )">
            <text:p/>
          </table:table-cell>
          <table:table-cell table:formula="of:=IFERROR([.G355]/[.$E355];&quot;&quot; )">
            <text:p/>
          </table:table-cell>
          <table:table-cell table:formula="of:=IFERROR([.H355]/[.$E355];&quot;&quot; )">
            <text:p/>
          </table:table-cell>
          <table:table-cell table:formula="of:=IFERROR([.I355]/[.$E355];&quot;&quot; )">
            <text:p/>
          </table:table-cell>
          <table:table-cell table:formula="of:=IFERROR([.J355]/[.$E355];&quot;&quot; )">
            <text:p/>
          </table:table-cell>
          <table:table-cell table:formula="of:=IFERROR([.K355]/[.$E355];&quot;&quot; )">
            <text:p/>
          </table:table-cell>
          <table:table-cell table:formula="of:=IFERROR([.L355]/[.$E355];&quot;&quot; )">
            <text:p/>
          </table:table-cell>
          <table:table-cell table:formula="of:=IFERROR([.M355]/[.$E355];&quot;&quot; )">
            <text:p/>
          </table:table-cell>
          <table:table-cell table:formula="of:=IFERROR([.N355]/[.$E355];&quot;&quot; )">
            <text:p/>
          </table:table-cell>
          <table:table-cell table:formula="of:=IFERROR([.O355]/[.$E355];&quot;&quot; )">
            <text:p/>
          </table:table-cell>
          <table:table-cell table:formula="of:=IFERROR([.P355]/[.$E355];&quot;&quot; )">
            <text:p/>
          </table:table-cell>
          <table:table-cell table:formula="of:=IFERROR([.Q355]/[.$E355];&quot;&quot; )">
            <text:p/>
          </table:table-cell>
          <table:table-cell table:formula="of:=IFERROR([.R355]/[.$E355];&quot;&quot; )">
            <text:p/>
          </table:table-cell>
          <table:table-cell table:formula="of:=IFERROR([.S355]/[.$E355];&quot;&quot; )">
            <text:p/>
          </table:table-cell>
          <table:table-cell table:formula="of:=IFERROR([.T355]/[.$E355];&quot;&quot; )">
            <text:p/>
          </table:table-cell>
          <table:table-cell table:formula="of:=IFERROR([.U355]/[.$E355];&quot;&quot; )">
            <text:p/>
          </table:table-cell>
          <table:table-cell table:formula="of:=IFERROR([.V355]/[.$E35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6]/[.$E356];&quot;&quot; )">
            <text:p/>
          </table:table-cell>
          <table:table-cell table:formula="of:=IFERROR([.C356]/[.$E356];&quot;&quot; )">
            <text:p/>
          </table:table-cell>
          <table:table-cell table:formula="of:=IFERROR([.D356]/[.$E356];&quot;&quot; )">
            <text:p/>
          </table:table-cell>
          <table:table-cell table:formula="of:=IFERROR([.E356]/[.$E356];&quot;&quot; )">
            <text:p/>
          </table:table-cell>
          <table:table-cell table:formula="of:=IFERROR([.F356]/[.$E356];&quot;&quot; )">
            <text:p/>
          </table:table-cell>
          <table:table-cell table:formula="of:=IFERROR([.G356]/[.$E356];&quot;&quot; )">
            <text:p/>
          </table:table-cell>
          <table:table-cell table:formula="of:=IFERROR([.H356]/[.$E356];&quot;&quot; )">
            <text:p/>
          </table:table-cell>
          <table:table-cell table:formula="of:=IFERROR([.I356]/[.$E356];&quot;&quot; )">
            <text:p/>
          </table:table-cell>
          <table:table-cell table:formula="of:=IFERROR([.J356]/[.$E356];&quot;&quot; )">
            <text:p/>
          </table:table-cell>
          <table:table-cell table:formula="of:=IFERROR([.K356]/[.$E356];&quot;&quot; )">
            <text:p/>
          </table:table-cell>
          <table:table-cell table:formula="of:=IFERROR([.L356]/[.$E356];&quot;&quot; )">
            <text:p/>
          </table:table-cell>
          <table:table-cell table:formula="of:=IFERROR([.M356]/[.$E356];&quot;&quot; )">
            <text:p/>
          </table:table-cell>
          <table:table-cell table:formula="of:=IFERROR([.N356]/[.$E356];&quot;&quot; )">
            <text:p/>
          </table:table-cell>
          <table:table-cell table:formula="of:=IFERROR([.O356]/[.$E356];&quot;&quot; )">
            <text:p/>
          </table:table-cell>
          <table:table-cell table:formula="of:=IFERROR([.P356]/[.$E356];&quot;&quot; )">
            <text:p/>
          </table:table-cell>
          <table:table-cell table:formula="of:=IFERROR([.Q356]/[.$E356];&quot;&quot; )">
            <text:p/>
          </table:table-cell>
          <table:table-cell table:formula="of:=IFERROR([.R356]/[.$E356];&quot;&quot; )">
            <text:p/>
          </table:table-cell>
          <table:table-cell table:formula="of:=IFERROR([.S356]/[.$E356];&quot;&quot; )">
            <text:p/>
          </table:table-cell>
          <table:table-cell table:formula="of:=IFERROR([.T356]/[.$E356];&quot;&quot; )">
            <text:p/>
          </table:table-cell>
          <table:table-cell table:formula="of:=IFERROR([.U356]/[.$E356];&quot;&quot; )">
            <text:p/>
          </table:table-cell>
          <table:table-cell table:formula="of:=IFERROR([.V356]/[.$E35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7]/[.$E357];&quot;&quot; )">
            <text:p/>
          </table:table-cell>
          <table:table-cell table:formula="of:=IFERROR([.C357]/[.$E357];&quot;&quot; )">
            <text:p/>
          </table:table-cell>
          <table:table-cell table:formula="of:=IFERROR([.D357]/[.$E357];&quot;&quot; )">
            <text:p/>
          </table:table-cell>
          <table:table-cell table:formula="of:=IFERROR([.E357]/[.$E357];&quot;&quot; )">
            <text:p/>
          </table:table-cell>
          <table:table-cell table:formula="of:=IFERROR([.F357]/[.$E357];&quot;&quot; )">
            <text:p/>
          </table:table-cell>
          <table:table-cell table:formula="of:=IFERROR([.G357]/[.$E357];&quot;&quot; )">
            <text:p/>
          </table:table-cell>
          <table:table-cell table:formula="of:=IFERROR([.H357]/[.$E357];&quot;&quot; )">
            <text:p/>
          </table:table-cell>
          <table:table-cell table:formula="of:=IFERROR([.I357]/[.$E357];&quot;&quot; )">
            <text:p/>
          </table:table-cell>
          <table:table-cell table:formula="of:=IFERROR([.J357]/[.$E357];&quot;&quot; )">
            <text:p/>
          </table:table-cell>
          <table:table-cell table:formula="of:=IFERROR([.K357]/[.$E357];&quot;&quot; )">
            <text:p/>
          </table:table-cell>
          <table:table-cell table:formula="of:=IFERROR([.L357]/[.$E357];&quot;&quot; )">
            <text:p/>
          </table:table-cell>
          <table:table-cell table:formula="of:=IFERROR([.M357]/[.$E357];&quot;&quot; )">
            <text:p/>
          </table:table-cell>
          <table:table-cell table:formula="of:=IFERROR([.N357]/[.$E357];&quot;&quot; )">
            <text:p/>
          </table:table-cell>
          <table:table-cell table:formula="of:=IFERROR([.O357]/[.$E357];&quot;&quot; )">
            <text:p/>
          </table:table-cell>
          <table:table-cell table:formula="of:=IFERROR([.P357]/[.$E357];&quot;&quot; )">
            <text:p/>
          </table:table-cell>
          <table:table-cell table:formula="of:=IFERROR([.Q357]/[.$E357];&quot;&quot; )">
            <text:p/>
          </table:table-cell>
          <table:table-cell table:formula="of:=IFERROR([.R357]/[.$E357];&quot;&quot; )">
            <text:p/>
          </table:table-cell>
          <table:table-cell table:formula="of:=IFERROR([.S357]/[.$E357];&quot;&quot; )">
            <text:p/>
          </table:table-cell>
          <table:table-cell table:formula="of:=IFERROR([.T357]/[.$E357];&quot;&quot; )">
            <text:p/>
          </table:table-cell>
          <table:table-cell table:formula="of:=IFERROR([.U357]/[.$E357];&quot;&quot; )">
            <text:p/>
          </table:table-cell>
          <table:table-cell table:formula="of:=IFERROR([.V357]/[.$E35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8]/[.$E358];&quot;&quot; )">
            <text:p/>
          </table:table-cell>
          <table:table-cell table:formula="of:=IFERROR([.C358]/[.$E358];&quot;&quot; )">
            <text:p/>
          </table:table-cell>
          <table:table-cell table:formula="of:=IFERROR([.D358]/[.$E358];&quot;&quot; )">
            <text:p/>
          </table:table-cell>
          <table:table-cell table:formula="of:=IFERROR([.E358]/[.$E358];&quot;&quot; )">
            <text:p/>
          </table:table-cell>
          <table:table-cell table:formula="of:=IFERROR([.F358]/[.$E358];&quot;&quot; )">
            <text:p/>
          </table:table-cell>
          <table:table-cell table:formula="of:=IFERROR([.G358]/[.$E358];&quot;&quot; )">
            <text:p/>
          </table:table-cell>
          <table:table-cell table:formula="of:=IFERROR([.H358]/[.$E358];&quot;&quot; )">
            <text:p/>
          </table:table-cell>
          <table:table-cell table:formula="of:=IFERROR([.I358]/[.$E358];&quot;&quot; )">
            <text:p/>
          </table:table-cell>
          <table:table-cell table:formula="of:=IFERROR([.J358]/[.$E358];&quot;&quot; )">
            <text:p/>
          </table:table-cell>
          <table:table-cell table:formula="of:=IFERROR([.K358]/[.$E358];&quot;&quot; )">
            <text:p/>
          </table:table-cell>
          <table:table-cell table:formula="of:=IFERROR([.L358]/[.$E358];&quot;&quot; )">
            <text:p/>
          </table:table-cell>
          <table:table-cell table:formula="of:=IFERROR([.M358]/[.$E358];&quot;&quot; )">
            <text:p/>
          </table:table-cell>
          <table:table-cell table:formula="of:=IFERROR([.N358]/[.$E358];&quot;&quot; )">
            <text:p/>
          </table:table-cell>
          <table:table-cell table:formula="of:=IFERROR([.O358]/[.$E358];&quot;&quot; )">
            <text:p/>
          </table:table-cell>
          <table:table-cell table:formula="of:=IFERROR([.P358]/[.$E358];&quot;&quot; )">
            <text:p/>
          </table:table-cell>
          <table:table-cell table:formula="of:=IFERROR([.Q358]/[.$E358];&quot;&quot; )">
            <text:p/>
          </table:table-cell>
          <table:table-cell table:formula="of:=IFERROR([.R358]/[.$E358];&quot;&quot; )">
            <text:p/>
          </table:table-cell>
          <table:table-cell table:formula="of:=IFERROR([.S358]/[.$E358];&quot;&quot; )">
            <text:p/>
          </table:table-cell>
          <table:table-cell table:formula="of:=IFERROR([.T358]/[.$E358];&quot;&quot; )">
            <text:p/>
          </table:table-cell>
          <table:table-cell table:formula="of:=IFERROR([.U358]/[.$E358];&quot;&quot; )">
            <text:p/>
          </table:table-cell>
          <table:table-cell table:formula="of:=IFERROR([.V358]/[.$E35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59]/[.$E359];&quot;&quot; )">
            <text:p/>
          </table:table-cell>
          <table:table-cell table:formula="of:=IFERROR([.C359]/[.$E359];&quot;&quot; )">
            <text:p/>
          </table:table-cell>
          <table:table-cell table:formula="of:=IFERROR([.D359]/[.$E359];&quot;&quot; )">
            <text:p/>
          </table:table-cell>
          <table:table-cell table:formula="of:=IFERROR([.E359]/[.$E359];&quot;&quot; )">
            <text:p/>
          </table:table-cell>
          <table:table-cell table:formula="of:=IFERROR([.F359]/[.$E359];&quot;&quot; )">
            <text:p/>
          </table:table-cell>
          <table:table-cell table:formula="of:=IFERROR([.G359]/[.$E359];&quot;&quot; )">
            <text:p/>
          </table:table-cell>
          <table:table-cell table:formula="of:=IFERROR([.H359]/[.$E359];&quot;&quot; )">
            <text:p/>
          </table:table-cell>
          <table:table-cell table:formula="of:=IFERROR([.I359]/[.$E359];&quot;&quot; )">
            <text:p/>
          </table:table-cell>
          <table:table-cell table:formula="of:=IFERROR([.J359]/[.$E359];&quot;&quot; )">
            <text:p/>
          </table:table-cell>
          <table:table-cell table:formula="of:=IFERROR([.K359]/[.$E359];&quot;&quot; )">
            <text:p/>
          </table:table-cell>
          <table:table-cell table:formula="of:=IFERROR([.L359]/[.$E359];&quot;&quot; )">
            <text:p/>
          </table:table-cell>
          <table:table-cell table:formula="of:=IFERROR([.M359]/[.$E359];&quot;&quot; )">
            <text:p/>
          </table:table-cell>
          <table:table-cell table:formula="of:=IFERROR([.N359]/[.$E359];&quot;&quot; )">
            <text:p/>
          </table:table-cell>
          <table:table-cell table:formula="of:=IFERROR([.O359]/[.$E359];&quot;&quot; )">
            <text:p/>
          </table:table-cell>
          <table:table-cell table:formula="of:=IFERROR([.P359]/[.$E359];&quot;&quot; )">
            <text:p/>
          </table:table-cell>
          <table:table-cell table:formula="of:=IFERROR([.Q359]/[.$E359];&quot;&quot; )">
            <text:p/>
          </table:table-cell>
          <table:table-cell table:formula="of:=IFERROR([.R359]/[.$E359];&quot;&quot; )">
            <text:p/>
          </table:table-cell>
          <table:table-cell table:formula="of:=IFERROR([.S359]/[.$E359];&quot;&quot; )">
            <text:p/>
          </table:table-cell>
          <table:table-cell table:formula="of:=IFERROR([.T359]/[.$E359];&quot;&quot; )">
            <text:p/>
          </table:table-cell>
          <table:table-cell table:formula="of:=IFERROR([.U359]/[.$E359];&quot;&quot; )">
            <text:p/>
          </table:table-cell>
          <table:table-cell table:formula="of:=IFERROR([.V359]/[.$E35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0]/[.$E360];&quot;&quot; )">
            <text:p/>
          </table:table-cell>
          <table:table-cell table:formula="of:=IFERROR([.C360]/[.$E360];&quot;&quot; )">
            <text:p/>
          </table:table-cell>
          <table:table-cell table:formula="of:=IFERROR([.D360]/[.$E360];&quot;&quot; )">
            <text:p/>
          </table:table-cell>
          <table:table-cell table:formula="of:=IFERROR([.E360]/[.$E360];&quot;&quot; )">
            <text:p/>
          </table:table-cell>
          <table:table-cell table:formula="of:=IFERROR([.F360]/[.$E360];&quot;&quot; )">
            <text:p/>
          </table:table-cell>
          <table:table-cell table:formula="of:=IFERROR([.G360]/[.$E360];&quot;&quot; )">
            <text:p/>
          </table:table-cell>
          <table:table-cell table:formula="of:=IFERROR([.H360]/[.$E360];&quot;&quot; )">
            <text:p/>
          </table:table-cell>
          <table:table-cell table:formula="of:=IFERROR([.I360]/[.$E360];&quot;&quot; )">
            <text:p/>
          </table:table-cell>
          <table:table-cell table:formula="of:=IFERROR([.J360]/[.$E360];&quot;&quot; )">
            <text:p/>
          </table:table-cell>
          <table:table-cell table:formula="of:=IFERROR([.K360]/[.$E360];&quot;&quot; )">
            <text:p/>
          </table:table-cell>
          <table:table-cell table:formula="of:=IFERROR([.L360]/[.$E360];&quot;&quot; )">
            <text:p/>
          </table:table-cell>
          <table:table-cell table:formula="of:=IFERROR([.M360]/[.$E360];&quot;&quot; )">
            <text:p/>
          </table:table-cell>
          <table:table-cell table:formula="of:=IFERROR([.N360]/[.$E360];&quot;&quot; )">
            <text:p/>
          </table:table-cell>
          <table:table-cell table:formula="of:=IFERROR([.O360]/[.$E360];&quot;&quot; )">
            <text:p/>
          </table:table-cell>
          <table:table-cell table:formula="of:=IFERROR([.P360]/[.$E360];&quot;&quot; )">
            <text:p/>
          </table:table-cell>
          <table:table-cell table:formula="of:=IFERROR([.Q360]/[.$E360];&quot;&quot; )">
            <text:p/>
          </table:table-cell>
          <table:table-cell table:formula="of:=IFERROR([.R360]/[.$E360];&quot;&quot; )">
            <text:p/>
          </table:table-cell>
          <table:table-cell table:formula="of:=IFERROR([.S360]/[.$E360];&quot;&quot; )">
            <text:p/>
          </table:table-cell>
          <table:table-cell table:formula="of:=IFERROR([.T360]/[.$E360];&quot;&quot; )">
            <text:p/>
          </table:table-cell>
          <table:table-cell table:formula="of:=IFERROR([.U360]/[.$E360];&quot;&quot; )">
            <text:p/>
          </table:table-cell>
          <table:table-cell table:formula="of:=IFERROR([.V360]/[.$E36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1]/[.$E361];&quot;&quot; )">
            <text:p/>
          </table:table-cell>
          <table:table-cell table:formula="of:=IFERROR([.C361]/[.$E361];&quot;&quot; )">
            <text:p/>
          </table:table-cell>
          <table:table-cell table:formula="of:=IFERROR([.D361]/[.$E361];&quot;&quot; )">
            <text:p/>
          </table:table-cell>
          <table:table-cell table:formula="of:=IFERROR([.E361]/[.$E361];&quot;&quot; )">
            <text:p/>
          </table:table-cell>
          <table:table-cell table:formula="of:=IFERROR([.F361]/[.$E361];&quot;&quot; )">
            <text:p/>
          </table:table-cell>
          <table:table-cell table:formula="of:=IFERROR([.G361]/[.$E361];&quot;&quot; )">
            <text:p/>
          </table:table-cell>
          <table:table-cell table:formula="of:=IFERROR([.H361]/[.$E361];&quot;&quot; )">
            <text:p/>
          </table:table-cell>
          <table:table-cell table:formula="of:=IFERROR([.I361]/[.$E361];&quot;&quot; )">
            <text:p/>
          </table:table-cell>
          <table:table-cell table:formula="of:=IFERROR([.J361]/[.$E361];&quot;&quot; )">
            <text:p/>
          </table:table-cell>
          <table:table-cell table:formula="of:=IFERROR([.K361]/[.$E361];&quot;&quot; )">
            <text:p/>
          </table:table-cell>
          <table:table-cell table:formula="of:=IFERROR([.L361]/[.$E361];&quot;&quot; )">
            <text:p/>
          </table:table-cell>
          <table:table-cell table:formula="of:=IFERROR([.M361]/[.$E361];&quot;&quot; )">
            <text:p/>
          </table:table-cell>
          <table:table-cell table:formula="of:=IFERROR([.N361]/[.$E361];&quot;&quot; )">
            <text:p/>
          </table:table-cell>
          <table:table-cell table:formula="of:=IFERROR([.O361]/[.$E361];&quot;&quot; )">
            <text:p/>
          </table:table-cell>
          <table:table-cell table:formula="of:=IFERROR([.P361]/[.$E361];&quot;&quot; )">
            <text:p/>
          </table:table-cell>
          <table:table-cell table:formula="of:=IFERROR([.Q361]/[.$E361];&quot;&quot; )">
            <text:p/>
          </table:table-cell>
          <table:table-cell table:formula="of:=IFERROR([.R361]/[.$E361];&quot;&quot; )">
            <text:p/>
          </table:table-cell>
          <table:table-cell table:formula="of:=IFERROR([.S361]/[.$E361];&quot;&quot; )">
            <text:p/>
          </table:table-cell>
          <table:table-cell table:formula="of:=IFERROR([.T361]/[.$E361];&quot;&quot; )">
            <text:p/>
          </table:table-cell>
          <table:table-cell table:formula="of:=IFERROR([.U361]/[.$E361];&quot;&quot; )">
            <text:p/>
          </table:table-cell>
          <table:table-cell table:formula="of:=IFERROR([.V361]/[.$E36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2]/[.$E362];&quot;&quot; )">
            <text:p/>
          </table:table-cell>
          <table:table-cell table:formula="of:=IFERROR([.C362]/[.$E362];&quot;&quot; )">
            <text:p/>
          </table:table-cell>
          <table:table-cell table:formula="of:=IFERROR([.D362]/[.$E362];&quot;&quot; )">
            <text:p/>
          </table:table-cell>
          <table:table-cell table:formula="of:=IFERROR([.E362]/[.$E362];&quot;&quot; )">
            <text:p/>
          </table:table-cell>
          <table:table-cell table:formula="of:=IFERROR([.F362]/[.$E362];&quot;&quot; )">
            <text:p/>
          </table:table-cell>
          <table:table-cell table:formula="of:=IFERROR([.G362]/[.$E362];&quot;&quot; )">
            <text:p/>
          </table:table-cell>
          <table:table-cell table:formula="of:=IFERROR([.H362]/[.$E362];&quot;&quot; )">
            <text:p/>
          </table:table-cell>
          <table:table-cell table:formula="of:=IFERROR([.I362]/[.$E362];&quot;&quot; )">
            <text:p/>
          </table:table-cell>
          <table:table-cell table:formula="of:=IFERROR([.J362]/[.$E362];&quot;&quot; )">
            <text:p/>
          </table:table-cell>
          <table:table-cell table:formula="of:=IFERROR([.K362]/[.$E362];&quot;&quot; )">
            <text:p/>
          </table:table-cell>
          <table:table-cell table:formula="of:=IFERROR([.L362]/[.$E362];&quot;&quot; )">
            <text:p/>
          </table:table-cell>
          <table:table-cell table:formula="of:=IFERROR([.M362]/[.$E362];&quot;&quot; )">
            <text:p/>
          </table:table-cell>
          <table:table-cell table:formula="of:=IFERROR([.N362]/[.$E362];&quot;&quot; )">
            <text:p/>
          </table:table-cell>
          <table:table-cell table:formula="of:=IFERROR([.O362]/[.$E362];&quot;&quot; )">
            <text:p/>
          </table:table-cell>
          <table:table-cell table:formula="of:=IFERROR([.P362]/[.$E362];&quot;&quot; )">
            <text:p/>
          </table:table-cell>
          <table:table-cell table:formula="of:=IFERROR([.Q362]/[.$E362];&quot;&quot; )">
            <text:p/>
          </table:table-cell>
          <table:table-cell table:formula="of:=IFERROR([.R362]/[.$E362];&quot;&quot; )">
            <text:p/>
          </table:table-cell>
          <table:table-cell table:formula="of:=IFERROR([.S362]/[.$E362];&quot;&quot; )">
            <text:p/>
          </table:table-cell>
          <table:table-cell table:formula="of:=IFERROR([.T362]/[.$E362];&quot;&quot; )">
            <text:p/>
          </table:table-cell>
          <table:table-cell table:formula="of:=IFERROR([.U362]/[.$E362];&quot;&quot; )">
            <text:p/>
          </table:table-cell>
          <table:table-cell table:formula="of:=IFERROR([.V362]/[.$E36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3]/[.$E363];&quot;&quot; )">
            <text:p/>
          </table:table-cell>
          <table:table-cell table:formula="of:=IFERROR([.C363]/[.$E363];&quot;&quot; )">
            <text:p/>
          </table:table-cell>
          <table:table-cell table:formula="of:=IFERROR([.D363]/[.$E363];&quot;&quot; )">
            <text:p/>
          </table:table-cell>
          <table:table-cell table:formula="of:=IFERROR([.E363]/[.$E363];&quot;&quot; )">
            <text:p/>
          </table:table-cell>
          <table:table-cell table:formula="of:=IFERROR([.F363]/[.$E363];&quot;&quot; )">
            <text:p/>
          </table:table-cell>
          <table:table-cell table:formula="of:=IFERROR([.G363]/[.$E363];&quot;&quot; )">
            <text:p/>
          </table:table-cell>
          <table:table-cell table:formula="of:=IFERROR([.H363]/[.$E363];&quot;&quot; )">
            <text:p/>
          </table:table-cell>
          <table:table-cell table:formula="of:=IFERROR([.I363]/[.$E363];&quot;&quot; )">
            <text:p/>
          </table:table-cell>
          <table:table-cell table:formula="of:=IFERROR([.J363]/[.$E363];&quot;&quot; )">
            <text:p/>
          </table:table-cell>
          <table:table-cell table:formula="of:=IFERROR([.K363]/[.$E363];&quot;&quot; )">
            <text:p/>
          </table:table-cell>
          <table:table-cell table:formula="of:=IFERROR([.L363]/[.$E363];&quot;&quot; )">
            <text:p/>
          </table:table-cell>
          <table:table-cell table:formula="of:=IFERROR([.M363]/[.$E363];&quot;&quot; )">
            <text:p/>
          </table:table-cell>
          <table:table-cell table:formula="of:=IFERROR([.N363]/[.$E363];&quot;&quot; )">
            <text:p/>
          </table:table-cell>
          <table:table-cell table:formula="of:=IFERROR([.O363]/[.$E363];&quot;&quot; )">
            <text:p/>
          </table:table-cell>
          <table:table-cell table:formula="of:=IFERROR([.P363]/[.$E363];&quot;&quot; )">
            <text:p/>
          </table:table-cell>
          <table:table-cell table:formula="of:=IFERROR([.Q363]/[.$E363];&quot;&quot; )">
            <text:p/>
          </table:table-cell>
          <table:table-cell table:formula="of:=IFERROR([.R363]/[.$E363];&quot;&quot; )">
            <text:p/>
          </table:table-cell>
          <table:table-cell table:formula="of:=IFERROR([.S363]/[.$E363];&quot;&quot; )">
            <text:p/>
          </table:table-cell>
          <table:table-cell table:formula="of:=IFERROR([.T363]/[.$E363];&quot;&quot; )">
            <text:p/>
          </table:table-cell>
          <table:table-cell table:formula="of:=IFERROR([.U363]/[.$E363];&quot;&quot; )">
            <text:p/>
          </table:table-cell>
          <table:table-cell table:formula="of:=IFERROR([.V363]/[.$E36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4]/[.$E364];&quot;&quot; )">
            <text:p/>
          </table:table-cell>
          <table:table-cell table:formula="of:=IFERROR([.C364]/[.$E364];&quot;&quot; )">
            <text:p/>
          </table:table-cell>
          <table:table-cell table:formula="of:=IFERROR([.D364]/[.$E364];&quot;&quot; )">
            <text:p/>
          </table:table-cell>
          <table:table-cell table:formula="of:=IFERROR([.E364]/[.$E364];&quot;&quot; )">
            <text:p/>
          </table:table-cell>
          <table:table-cell table:formula="of:=IFERROR([.F364]/[.$E364];&quot;&quot; )">
            <text:p/>
          </table:table-cell>
          <table:table-cell table:formula="of:=IFERROR([.G364]/[.$E364];&quot;&quot; )">
            <text:p/>
          </table:table-cell>
          <table:table-cell table:formula="of:=IFERROR([.H364]/[.$E364];&quot;&quot; )">
            <text:p/>
          </table:table-cell>
          <table:table-cell table:formula="of:=IFERROR([.I364]/[.$E364];&quot;&quot; )">
            <text:p/>
          </table:table-cell>
          <table:table-cell table:formula="of:=IFERROR([.J364]/[.$E364];&quot;&quot; )">
            <text:p/>
          </table:table-cell>
          <table:table-cell table:formula="of:=IFERROR([.K364]/[.$E364];&quot;&quot; )">
            <text:p/>
          </table:table-cell>
          <table:table-cell table:formula="of:=IFERROR([.L364]/[.$E364];&quot;&quot; )">
            <text:p/>
          </table:table-cell>
          <table:table-cell table:formula="of:=IFERROR([.M364]/[.$E364];&quot;&quot; )">
            <text:p/>
          </table:table-cell>
          <table:table-cell table:formula="of:=IFERROR([.N364]/[.$E364];&quot;&quot; )">
            <text:p/>
          </table:table-cell>
          <table:table-cell table:formula="of:=IFERROR([.O364]/[.$E364];&quot;&quot; )">
            <text:p/>
          </table:table-cell>
          <table:table-cell table:formula="of:=IFERROR([.P364]/[.$E364];&quot;&quot; )">
            <text:p/>
          </table:table-cell>
          <table:table-cell table:formula="of:=IFERROR([.Q364]/[.$E364];&quot;&quot; )">
            <text:p/>
          </table:table-cell>
          <table:table-cell table:formula="of:=IFERROR([.R364]/[.$E364];&quot;&quot; )">
            <text:p/>
          </table:table-cell>
          <table:table-cell table:formula="of:=IFERROR([.S364]/[.$E364];&quot;&quot; )">
            <text:p/>
          </table:table-cell>
          <table:table-cell table:formula="of:=IFERROR([.T364]/[.$E364];&quot;&quot; )">
            <text:p/>
          </table:table-cell>
          <table:table-cell table:formula="of:=IFERROR([.U364]/[.$E364];&quot;&quot; )">
            <text:p/>
          </table:table-cell>
          <table:table-cell table:formula="of:=IFERROR([.V364]/[.$E36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5]/[.$E365];&quot;&quot; )">
            <text:p/>
          </table:table-cell>
          <table:table-cell table:formula="of:=IFERROR([.C365]/[.$E365];&quot;&quot; )">
            <text:p/>
          </table:table-cell>
          <table:table-cell table:formula="of:=IFERROR([.D365]/[.$E365];&quot;&quot; )">
            <text:p/>
          </table:table-cell>
          <table:table-cell table:formula="of:=IFERROR([.E365]/[.$E365];&quot;&quot; )">
            <text:p/>
          </table:table-cell>
          <table:table-cell table:formula="of:=IFERROR([.F365]/[.$E365];&quot;&quot; )">
            <text:p/>
          </table:table-cell>
          <table:table-cell table:formula="of:=IFERROR([.G365]/[.$E365];&quot;&quot; )">
            <text:p/>
          </table:table-cell>
          <table:table-cell table:formula="of:=IFERROR([.H365]/[.$E365];&quot;&quot; )">
            <text:p/>
          </table:table-cell>
          <table:table-cell table:formula="of:=IFERROR([.I365]/[.$E365];&quot;&quot; )">
            <text:p/>
          </table:table-cell>
          <table:table-cell table:formula="of:=IFERROR([.J365]/[.$E365];&quot;&quot; )">
            <text:p/>
          </table:table-cell>
          <table:table-cell table:formula="of:=IFERROR([.K365]/[.$E365];&quot;&quot; )">
            <text:p/>
          </table:table-cell>
          <table:table-cell table:formula="of:=IFERROR([.L365]/[.$E365];&quot;&quot; )">
            <text:p/>
          </table:table-cell>
          <table:table-cell table:formula="of:=IFERROR([.M365]/[.$E365];&quot;&quot; )">
            <text:p/>
          </table:table-cell>
          <table:table-cell table:formula="of:=IFERROR([.N365]/[.$E365];&quot;&quot; )">
            <text:p/>
          </table:table-cell>
          <table:table-cell table:formula="of:=IFERROR([.O365]/[.$E365];&quot;&quot; )">
            <text:p/>
          </table:table-cell>
          <table:table-cell table:formula="of:=IFERROR([.P365]/[.$E365];&quot;&quot; )">
            <text:p/>
          </table:table-cell>
          <table:table-cell table:formula="of:=IFERROR([.Q365]/[.$E365];&quot;&quot; )">
            <text:p/>
          </table:table-cell>
          <table:table-cell table:formula="of:=IFERROR([.R365]/[.$E365];&quot;&quot; )">
            <text:p/>
          </table:table-cell>
          <table:table-cell table:formula="of:=IFERROR([.S365]/[.$E365];&quot;&quot; )">
            <text:p/>
          </table:table-cell>
          <table:table-cell table:formula="of:=IFERROR([.T365]/[.$E365];&quot;&quot; )">
            <text:p/>
          </table:table-cell>
          <table:table-cell table:formula="of:=IFERROR([.U365]/[.$E365];&quot;&quot; )">
            <text:p/>
          </table:table-cell>
          <table:table-cell table:formula="of:=IFERROR([.V365]/[.$E36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6]/[.$E366];&quot;&quot; )">
            <text:p/>
          </table:table-cell>
          <table:table-cell table:formula="of:=IFERROR([.C366]/[.$E366];&quot;&quot; )">
            <text:p/>
          </table:table-cell>
          <table:table-cell table:formula="of:=IFERROR([.D366]/[.$E366];&quot;&quot; )">
            <text:p/>
          </table:table-cell>
          <table:table-cell table:formula="of:=IFERROR([.E366]/[.$E366];&quot;&quot; )">
            <text:p/>
          </table:table-cell>
          <table:table-cell table:formula="of:=IFERROR([.F366]/[.$E366];&quot;&quot; )">
            <text:p/>
          </table:table-cell>
          <table:table-cell table:formula="of:=IFERROR([.G366]/[.$E366];&quot;&quot; )">
            <text:p/>
          </table:table-cell>
          <table:table-cell table:formula="of:=IFERROR([.H366]/[.$E366];&quot;&quot; )">
            <text:p/>
          </table:table-cell>
          <table:table-cell table:formula="of:=IFERROR([.I366]/[.$E366];&quot;&quot; )">
            <text:p/>
          </table:table-cell>
          <table:table-cell table:formula="of:=IFERROR([.J366]/[.$E366];&quot;&quot; )">
            <text:p/>
          </table:table-cell>
          <table:table-cell table:formula="of:=IFERROR([.K366]/[.$E366];&quot;&quot; )">
            <text:p/>
          </table:table-cell>
          <table:table-cell table:formula="of:=IFERROR([.L366]/[.$E366];&quot;&quot; )">
            <text:p/>
          </table:table-cell>
          <table:table-cell table:formula="of:=IFERROR([.M366]/[.$E366];&quot;&quot; )">
            <text:p/>
          </table:table-cell>
          <table:table-cell table:formula="of:=IFERROR([.N366]/[.$E366];&quot;&quot; )">
            <text:p/>
          </table:table-cell>
          <table:table-cell table:formula="of:=IFERROR([.O366]/[.$E366];&quot;&quot; )">
            <text:p/>
          </table:table-cell>
          <table:table-cell table:formula="of:=IFERROR([.P366]/[.$E366];&quot;&quot; )">
            <text:p/>
          </table:table-cell>
          <table:table-cell table:formula="of:=IFERROR([.Q366]/[.$E366];&quot;&quot; )">
            <text:p/>
          </table:table-cell>
          <table:table-cell table:formula="of:=IFERROR([.R366]/[.$E366];&quot;&quot; )">
            <text:p/>
          </table:table-cell>
          <table:table-cell table:formula="of:=IFERROR([.S366]/[.$E366];&quot;&quot; )">
            <text:p/>
          </table:table-cell>
          <table:table-cell table:formula="of:=IFERROR([.T366]/[.$E366];&quot;&quot; )">
            <text:p/>
          </table:table-cell>
          <table:table-cell table:formula="of:=IFERROR([.U366]/[.$E366];&quot;&quot; )">
            <text:p/>
          </table:table-cell>
          <table:table-cell table:formula="of:=IFERROR([.V366]/[.$E36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7]/[.$E367];&quot;&quot; )">
            <text:p/>
          </table:table-cell>
          <table:table-cell table:formula="of:=IFERROR([.C367]/[.$E367];&quot;&quot; )">
            <text:p/>
          </table:table-cell>
          <table:table-cell table:formula="of:=IFERROR([.D367]/[.$E367];&quot;&quot; )">
            <text:p/>
          </table:table-cell>
          <table:table-cell table:formula="of:=IFERROR([.E367]/[.$E367];&quot;&quot; )">
            <text:p/>
          </table:table-cell>
          <table:table-cell table:formula="of:=IFERROR([.F367]/[.$E367];&quot;&quot; )">
            <text:p/>
          </table:table-cell>
          <table:table-cell table:formula="of:=IFERROR([.G367]/[.$E367];&quot;&quot; )">
            <text:p/>
          </table:table-cell>
          <table:table-cell table:formula="of:=IFERROR([.H367]/[.$E367];&quot;&quot; )">
            <text:p/>
          </table:table-cell>
          <table:table-cell table:formula="of:=IFERROR([.I367]/[.$E367];&quot;&quot; )">
            <text:p/>
          </table:table-cell>
          <table:table-cell table:formula="of:=IFERROR([.J367]/[.$E367];&quot;&quot; )">
            <text:p/>
          </table:table-cell>
          <table:table-cell table:formula="of:=IFERROR([.K367]/[.$E367];&quot;&quot; )">
            <text:p/>
          </table:table-cell>
          <table:table-cell table:formula="of:=IFERROR([.L367]/[.$E367];&quot;&quot; )">
            <text:p/>
          </table:table-cell>
          <table:table-cell table:formula="of:=IFERROR([.M367]/[.$E367];&quot;&quot; )">
            <text:p/>
          </table:table-cell>
          <table:table-cell table:formula="of:=IFERROR([.N367]/[.$E367];&quot;&quot; )">
            <text:p/>
          </table:table-cell>
          <table:table-cell table:formula="of:=IFERROR([.O367]/[.$E367];&quot;&quot; )">
            <text:p/>
          </table:table-cell>
          <table:table-cell table:formula="of:=IFERROR([.P367]/[.$E367];&quot;&quot; )">
            <text:p/>
          </table:table-cell>
          <table:table-cell table:formula="of:=IFERROR([.Q367]/[.$E367];&quot;&quot; )">
            <text:p/>
          </table:table-cell>
          <table:table-cell table:formula="of:=IFERROR([.R367]/[.$E367];&quot;&quot; )">
            <text:p/>
          </table:table-cell>
          <table:table-cell table:formula="of:=IFERROR([.S367]/[.$E367];&quot;&quot; )">
            <text:p/>
          </table:table-cell>
          <table:table-cell table:formula="of:=IFERROR([.T367]/[.$E367];&quot;&quot; )">
            <text:p/>
          </table:table-cell>
          <table:table-cell table:formula="of:=IFERROR([.U367]/[.$E367];&quot;&quot; )">
            <text:p/>
          </table:table-cell>
          <table:table-cell table:formula="of:=IFERROR([.V367]/[.$E36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8]/[.$E368];&quot;&quot; )">
            <text:p/>
          </table:table-cell>
          <table:table-cell table:formula="of:=IFERROR([.C368]/[.$E368];&quot;&quot; )">
            <text:p/>
          </table:table-cell>
          <table:table-cell table:formula="of:=IFERROR([.D368]/[.$E368];&quot;&quot; )">
            <text:p/>
          </table:table-cell>
          <table:table-cell table:formula="of:=IFERROR([.E368]/[.$E368];&quot;&quot; )">
            <text:p/>
          </table:table-cell>
          <table:table-cell table:formula="of:=IFERROR([.F368]/[.$E368];&quot;&quot; )">
            <text:p/>
          </table:table-cell>
          <table:table-cell table:formula="of:=IFERROR([.G368]/[.$E368];&quot;&quot; )">
            <text:p/>
          </table:table-cell>
          <table:table-cell table:formula="of:=IFERROR([.H368]/[.$E368];&quot;&quot; )">
            <text:p/>
          </table:table-cell>
          <table:table-cell table:formula="of:=IFERROR([.I368]/[.$E368];&quot;&quot; )">
            <text:p/>
          </table:table-cell>
          <table:table-cell table:formula="of:=IFERROR([.J368]/[.$E368];&quot;&quot; )">
            <text:p/>
          </table:table-cell>
          <table:table-cell table:formula="of:=IFERROR([.K368]/[.$E368];&quot;&quot; )">
            <text:p/>
          </table:table-cell>
          <table:table-cell table:formula="of:=IFERROR([.L368]/[.$E368];&quot;&quot; )">
            <text:p/>
          </table:table-cell>
          <table:table-cell table:formula="of:=IFERROR([.M368]/[.$E368];&quot;&quot; )">
            <text:p/>
          </table:table-cell>
          <table:table-cell table:formula="of:=IFERROR([.N368]/[.$E368];&quot;&quot; )">
            <text:p/>
          </table:table-cell>
          <table:table-cell table:formula="of:=IFERROR([.O368]/[.$E368];&quot;&quot; )">
            <text:p/>
          </table:table-cell>
          <table:table-cell table:formula="of:=IFERROR([.P368]/[.$E368];&quot;&quot; )">
            <text:p/>
          </table:table-cell>
          <table:table-cell table:formula="of:=IFERROR([.Q368]/[.$E368];&quot;&quot; )">
            <text:p/>
          </table:table-cell>
          <table:table-cell table:formula="of:=IFERROR([.R368]/[.$E368];&quot;&quot; )">
            <text:p/>
          </table:table-cell>
          <table:table-cell table:formula="of:=IFERROR([.S368]/[.$E368];&quot;&quot; )">
            <text:p/>
          </table:table-cell>
          <table:table-cell table:formula="of:=IFERROR([.T368]/[.$E368];&quot;&quot; )">
            <text:p/>
          </table:table-cell>
          <table:table-cell table:formula="of:=IFERROR([.U368]/[.$E368];&quot;&quot; )">
            <text:p/>
          </table:table-cell>
          <table:table-cell table:formula="of:=IFERROR([.V368]/[.$E36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69]/[.$E369];&quot;&quot; )">
            <text:p/>
          </table:table-cell>
          <table:table-cell table:formula="of:=IFERROR([.C369]/[.$E369];&quot;&quot; )">
            <text:p/>
          </table:table-cell>
          <table:table-cell table:formula="of:=IFERROR([.D369]/[.$E369];&quot;&quot; )">
            <text:p/>
          </table:table-cell>
          <table:table-cell table:formula="of:=IFERROR([.E369]/[.$E369];&quot;&quot; )">
            <text:p/>
          </table:table-cell>
          <table:table-cell table:formula="of:=IFERROR([.F369]/[.$E369];&quot;&quot; )">
            <text:p/>
          </table:table-cell>
          <table:table-cell table:formula="of:=IFERROR([.G369]/[.$E369];&quot;&quot; )">
            <text:p/>
          </table:table-cell>
          <table:table-cell table:formula="of:=IFERROR([.H369]/[.$E369];&quot;&quot; )">
            <text:p/>
          </table:table-cell>
          <table:table-cell table:formula="of:=IFERROR([.I369]/[.$E369];&quot;&quot; )">
            <text:p/>
          </table:table-cell>
          <table:table-cell table:formula="of:=IFERROR([.J369]/[.$E369];&quot;&quot; )">
            <text:p/>
          </table:table-cell>
          <table:table-cell table:formula="of:=IFERROR([.K369]/[.$E369];&quot;&quot; )">
            <text:p/>
          </table:table-cell>
          <table:table-cell table:formula="of:=IFERROR([.L369]/[.$E369];&quot;&quot; )">
            <text:p/>
          </table:table-cell>
          <table:table-cell table:formula="of:=IFERROR([.M369]/[.$E369];&quot;&quot; )">
            <text:p/>
          </table:table-cell>
          <table:table-cell table:formula="of:=IFERROR([.N369]/[.$E369];&quot;&quot; )">
            <text:p/>
          </table:table-cell>
          <table:table-cell table:formula="of:=IFERROR([.O369]/[.$E369];&quot;&quot; )">
            <text:p/>
          </table:table-cell>
          <table:table-cell table:formula="of:=IFERROR([.P369]/[.$E369];&quot;&quot; )">
            <text:p/>
          </table:table-cell>
          <table:table-cell table:formula="of:=IFERROR([.Q369]/[.$E369];&quot;&quot; )">
            <text:p/>
          </table:table-cell>
          <table:table-cell table:formula="of:=IFERROR([.R369]/[.$E369];&quot;&quot; )">
            <text:p/>
          </table:table-cell>
          <table:table-cell table:formula="of:=IFERROR([.S369]/[.$E369];&quot;&quot; )">
            <text:p/>
          </table:table-cell>
          <table:table-cell table:formula="of:=IFERROR([.T369]/[.$E369];&quot;&quot; )">
            <text:p/>
          </table:table-cell>
          <table:table-cell table:formula="of:=IFERROR([.U369]/[.$E369];&quot;&quot; )">
            <text:p/>
          </table:table-cell>
          <table:table-cell table:formula="of:=IFERROR([.V369]/[.$E36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0]/[.$E370];&quot;&quot; )">
            <text:p/>
          </table:table-cell>
          <table:table-cell table:formula="of:=IFERROR([.C370]/[.$E370];&quot;&quot; )">
            <text:p/>
          </table:table-cell>
          <table:table-cell table:formula="of:=IFERROR([.D370]/[.$E370];&quot;&quot; )">
            <text:p/>
          </table:table-cell>
          <table:table-cell table:formula="of:=IFERROR([.E370]/[.$E370];&quot;&quot; )">
            <text:p/>
          </table:table-cell>
          <table:table-cell table:formula="of:=IFERROR([.F370]/[.$E370];&quot;&quot; )">
            <text:p/>
          </table:table-cell>
          <table:table-cell table:formula="of:=IFERROR([.G370]/[.$E370];&quot;&quot; )">
            <text:p/>
          </table:table-cell>
          <table:table-cell table:formula="of:=IFERROR([.H370]/[.$E370];&quot;&quot; )">
            <text:p/>
          </table:table-cell>
          <table:table-cell table:formula="of:=IFERROR([.I370]/[.$E370];&quot;&quot; )">
            <text:p/>
          </table:table-cell>
          <table:table-cell table:formula="of:=IFERROR([.J370]/[.$E370];&quot;&quot; )">
            <text:p/>
          </table:table-cell>
          <table:table-cell table:formula="of:=IFERROR([.K370]/[.$E370];&quot;&quot; )">
            <text:p/>
          </table:table-cell>
          <table:table-cell table:formula="of:=IFERROR([.L370]/[.$E370];&quot;&quot; )">
            <text:p/>
          </table:table-cell>
          <table:table-cell table:formula="of:=IFERROR([.M370]/[.$E370];&quot;&quot; )">
            <text:p/>
          </table:table-cell>
          <table:table-cell table:formula="of:=IFERROR([.N370]/[.$E370];&quot;&quot; )">
            <text:p/>
          </table:table-cell>
          <table:table-cell table:formula="of:=IFERROR([.O370]/[.$E370];&quot;&quot; )">
            <text:p/>
          </table:table-cell>
          <table:table-cell table:formula="of:=IFERROR([.P370]/[.$E370];&quot;&quot; )">
            <text:p/>
          </table:table-cell>
          <table:table-cell table:formula="of:=IFERROR([.Q370]/[.$E370];&quot;&quot; )">
            <text:p/>
          </table:table-cell>
          <table:table-cell table:formula="of:=IFERROR([.R370]/[.$E370];&quot;&quot; )">
            <text:p/>
          </table:table-cell>
          <table:table-cell table:formula="of:=IFERROR([.S370]/[.$E370];&quot;&quot; )">
            <text:p/>
          </table:table-cell>
          <table:table-cell table:formula="of:=IFERROR([.T370]/[.$E370];&quot;&quot; )">
            <text:p/>
          </table:table-cell>
          <table:table-cell table:formula="of:=IFERROR([.U370]/[.$E370];&quot;&quot; )">
            <text:p/>
          </table:table-cell>
          <table:table-cell table:formula="of:=IFERROR([.V370]/[.$E37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1]/[.$E371];&quot;&quot; )">
            <text:p/>
          </table:table-cell>
          <table:table-cell table:formula="of:=IFERROR([.C371]/[.$E371];&quot;&quot; )">
            <text:p/>
          </table:table-cell>
          <table:table-cell table:formula="of:=IFERROR([.D371]/[.$E371];&quot;&quot; )">
            <text:p/>
          </table:table-cell>
          <table:table-cell table:formula="of:=IFERROR([.E371]/[.$E371];&quot;&quot; )">
            <text:p/>
          </table:table-cell>
          <table:table-cell table:formula="of:=IFERROR([.F371]/[.$E371];&quot;&quot; )">
            <text:p/>
          </table:table-cell>
          <table:table-cell table:formula="of:=IFERROR([.G371]/[.$E371];&quot;&quot; )">
            <text:p/>
          </table:table-cell>
          <table:table-cell table:formula="of:=IFERROR([.H371]/[.$E371];&quot;&quot; )">
            <text:p/>
          </table:table-cell>
          <table:table-cell table:formula="of:=IFERROR([.I371]/[.$E371];&quot;&quot; )">
            <text:p/>
          </table:table-cell>
          <table:table-cell table:formula="of:=IFERROR([.J371]/[.$E371];&quot;&quot; )">
            <text:p/>
          </table:table-cell>
          <table:table-cell table:formula="of:=IFERROR([.K371]/[.$E371];&quot;&quot; )">
            <text:p/>
          </table:table-cell>
          <table:table-cell table:formula="of:=IFERROR([.L371]/[.$E371];&quot;&quot; )">
            <text:p/>
          </table:table-cell>
          <table:table-cell table:formula="of:=IFERROR([.M371]/[.$E371];&quot;&quot; )">
            <text:p/>
          </table:table-cell>
          <table:table-cell table:formula="of:=IFERROR([.N371]/[.$E371];&quot;&quot; )">
            <text:p/>
          </table:table-cell>
          <table:table-cell table:formula="of:=IFERROR([.O371]/[.$E371];&quot;&quot; )">
            <text:p/>
          </table:table-cell>
          <table:table-cell table:formula="of:=IFERROR([.P371]/[.$E371];&quot;&quot; )">
            <text:p/>
          </table:table-cell>
          <table:table-cell table:formula="of:=IFERROR([.Q371]/[.$E371];&quot;&quot; )">
            <text:p/>
          </table:table-cell>
          <table:table-cell table:formula="of:=IFERROR([.R371]/[.$E371];&quot;&quot; )">
            <text:p/>
          </table:table-cell>
          <table:table-cell table:formula="of:=IFERROR([.S371]/[.$E371];&quot;&quot; )">
            <text:p/>
          </table:table-cell>
          <table:table-cell table:formula="of:=IFERROR([.T371]/[.$E371];&quot;&quot; )">
            <text:p/>
          </table:table-cell>
          <table:table-cell table:formula="of:=IFERROR([.U371]/[.$E371];&quot;&quot; )">
            <text:p/>
          </table:table-cell>
          <table:table-cell table:formula="of:=IFERROR([.V371]/[.$E37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2]/[.$E372];&quot;&quot; )">
            <text:p/>
          </table:table-cell>
          <table:table-cell table:formula="of:=IFERROR([.C372]/[.$E372];&quot;&quot; )">
            <text:p/>
          </table:table-cell>
          <table:table-cell table:formula="of:=IFERROR([.D372]/[.$E372];&quot;&quot; )">
            <text:p/>
          </table:table-cell>
          <table:table-cell table:formula="of:=IFERROR([.E372]/[.$E372];&quot;&quot; )">
            <text:p/>
          </table:table-cell>
          <table:table-cell table:formula="of:=IFERROR([.F372]/[.$E372];&quot;&quot; )">
            <text:p/>
          </table:table-cell>
          <table:table-cell table:formula="of:=IFERROR([.G372]/[.$E372];&quot;&quot; )">
            <text:p/>
          </table:table-cell>
          <table:table-cell table:formula="of:=IFERROR([.H372]/[.$E372];&quot;&quot; )">
            <text:p/>
          </table:table-cell>
          <table:table-cell table:formula="of:=IFERROR([.I372]/[.$E372];&quot;&quot; )">
            <text:p/>
          </table:table-cell>
          <table:table-cell table:formula="of:=IFERROR([.J372]/[.$E372];&quot;&quot; )">
            <text:p/>
          </table:table-cell>
          <table:table-cell table:formula="of:=IFERROR([.K372]/[.$E372];&quot;&quot; )">
            <text:p/>
          </table:table-cell>
          <table:table-cell table:formula="of:=IFERROR([.L372]/[.$E372];&quot;&quot; )">
            <text:p/>
          </table:table-cell>
          <table:table-cell table:formula="of:=IFERROR([.M372]/[.$E372];&quot;&quot; )">
            <text:p/>
          </table:table-cell>
          <table:table-cell table:formula="of:=IFERROR([.N372]/[.$E372];&quot;&quot; )">
            <text:p/>
          </table:table-cell>
          <table:table-cell table:formula="of:=IFERROR([.O372]/[.$E372];&quot;&quot; )">
            <text:p/>
          </table:table-cell>
          <table:table-cell table:formula="of:=IFERROR([.P372]/[.$E372];&quot;&quot; )">
            <text:p/>
          </table:table-cell>
          <table:table-cell table:formula="of:=IFERROR([.Q372]/[.$E372];&quot;&quot; )">
            <text:p/>
          </table:table-cell>
          <table:table-cell table:formula="of:=IFERROR([.R372]/[.$E372];&quot;&quot; )">
            <text:p/>
          </table:table-cell>
          <table:table-cell table:formula="of:=IFERROR([.S372]/[.$E372];&quot;&quot; )">
            <text:p/>
          </table:table-cell>
          <table:table-cell table:formula="of:=IFERROR([.T372]/[.$E372];&quot;&quot; )">
            <text:p/>
          </table:table-cell>
          <table:table-cell table:formula="of:=IFERROR([.U372]/[.$E372];&quot;&quot; )">
            <text:p/>
          </table:table-cell>
          <table:table-cell table:formula="of:=IFERROR([.V372]/[.$E37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3]/[.$E373];&quot;&quot; )">
            <text:p/>
          </table:table-cell>
          <table:table-cell table:formula="of:=IFERROR([.C373]/[.$E373];&quot;&quot; )">
            <text:p/>
          </table:table-cell>
          <table:table-cell table:formula="of:=IFERROR([.D373]/[.$E373];&quot;&quot; )">
            <text:p/>
          </table:table-cell>
          <table:table-cell table:formula="of:=IFERROR([.E373]/[.$E373];&quot;&quot; )">
            <text:p/>
          </table:table-cell>
          <table:table-cell table:formula="of:=IFERROR([.F373]/[.$E373];&quot;&quot; )">
            <text:p/>
          </table:table-cell>
          <table:table-cell table:formula="of:=IFERROR([.G373]/[.$E373];&quot;&quot; )">
            <text:p/>
          </table:table-cell>
          <table:table-cell table:formula="of:=IFERROR([.H373]/[.$E373];&quot;&quot; )">
            <text:p/>
          </table:table-cell>
          <table:table-cell table:formula="of:=IFERROR([.I373]/[.$E373];&quot;&quot; )">
            <text:p/>
          </table:table-cell>
          <table:table-cell table:formula="of:=IFERROR([.J373]/[.$E373];&quot;&quot; )">
            <text:p/>
          </table:table-cell>
          <table:table-cell table:formula="of:=IFERROR([.K373]/[.$E373];&quot;&quot; )">
            <text:p/>
          </table:table-cell>
          <table:table-cell table:formula="of:=IFERROR([.L373]/[.$E373];&quot;&quot; )">
            <text:p/>
          </table:table-cell>
          <table:table-cell table:formula="of:=IFERROR([.M373]/[.$E373];&quot;&quot; )">
            <text:p/>
          </table:table-cell>
          <table:table-cell table:formula="of:=IFERROR([.N373]/[.$E373];&quot;&quot; )">
            <text:p/>
          </table:table-cell>
          <table:table-cell table:formula="of:=IFERROR([.O373]/[.$E373];&quot;&quot; )">
            <text:p/>
          </table:table-cell>
          <table:table-cell table:formula="of:=IFERROR([.P373]/[.$E373];&quot;&quot; )">
            <text:p/>
          </table:table-cell>
          <table:table-cell table:formula="of:=IFERROR([.Q373]/[.$E373];&quot;&quot; )">
            <text:p/>
          </table:table-cell>
          <table:table-cell table:formula="of:=IFERROR([.R373]/[.$E373];&quot;&quot; )">
            <text:p/>
          </table:table-cell>
          <table:table-cell table:formula="of:=IFERROR([.S373]/[.$E373];&quot;&quot; )">
            <text:p/>
          </table:table-cell>
          <table:table-cell table:formula="of:=IFERROR([.T373]/[.$E373];&quot;&quot; )">
            <text:p/>
          </table:table-cell>
          <table:table-cell table:formula="of:=IFERROR([.U373]/[.$E373];&quot;&quot; )">
            <text:p/>
          </table:table-cell>
          <table:table-cell table:formula="of:=IFERROR([.V373]/[.$E37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4]/[.$E374];&quot;&quot; )">
            <text:p/>
          </table:table-cell>
          <table:table-cell table:formula="of:=IFERROR([.C374]/[.$E374];&quot;&quot; )">
            <text:p/>
          </table:table-cell>
          <table:table-cell table:formula="of:=IFERROR([.D374]/[.$E374];&quot;&quot; )">
            <text:p/>
          </table:table-cell>
          <table:table-cell table:formula="of:=IFERROR([.E374]/[.$E374];&quot;&quot; )">
            <text:p/>
          </table:table-cell>
          <table:table-cell table:formula="of:=IFERROR([.F374]/[.$E374];&quot;&quot; )">
            <text:p/>
          </table:table-cell>
          <table:table-cell table:formula="of:=IFERROR([.G374]/[.$E374];&quot;&quot; )">
            <text:p/>
          </table:table-cell>
          <table:table-cell table:formula="of:=IFERROR([.H374]/[.$E374];&quot;&quot; )">
            <text:p/>
          </table:table-cell>
          <table:table-cell table:formula="of:=IFERROR([.I374]/[.$E374];&quot;&quot; )">
            <text:p/>
          </table:table-cell>
          <table:table-cell table:formula="of:=IFERROR([.J374]/[.$E374];&quot;&quot; )">
            <text:p/>
          </table:table-cell>
          <table:table-cell table:formula="of:=IFERROR([.K374]/[.$E374];&quot;&quot; )">
            <text:p/>
          </table:table-cell>
          <table:table-cell table:formula="of:=IFERROR([.L374]/[.$E374];&quot;&quot; )">
            <text:p/>
          </table:table-cell>
          <table:table-cell table:formula="of:=IFERROR([.M374]/[.$E374];&quot;&quot; )">
            <text:p/>
          </table:table-cell>
          <table:table-cell table:formula="of:=IFERROR([.N374]/[.$E374];&quot;&quot; )">
            <text:p/>
          </table:table-cell>
          <table:table-cell table:formula="of:=IFERROR([.O374]/[.$E374];&quot;&quot; )">
            <text:p/>
          </table:table-cell>
          <table:table-cell table:formula="of:=IFERROR([.P374]/[.$E374];&quot;&quot; )">
            <text:p/>
          </table:table-cell>
          <table:table-cell table:formula="of:=IFERROR([.Q374]/[.$E374];&quot;&quot; )">
            <text:p/>
          </table:table-cell>
          <table:table-cell table:formula="of:=IFERROR([.R374]/[.$E374];&quot;&quot; )">
            <text:p/>
          </table:table-cell>
          <table:table-cell table:formula="of:=IFERROR([.S374]/[.$E374];&quot;&quot; )">
            <text:p/>
          </table:table-cell>
          <table:table-cell table:formula="of:=IFERROR([.T374]/[.$E374];&quot;&quot; )">
            <text:p/>
          </table:table-cell>
          <table:table-cell table:formula="of:=IFERROR([.U374]/[.$E374];&quot;&quot; )">
            <text:p/>
          </table:table-cell>
          <table:table-cell table:formula="of:=IFERROR([.V374]/[.$E37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5]/[.$E375];&quot;&quot; )">
            <text:p/>
          </table:table-cell>
          <table:table-cell table:formula="of:=IFERROR([.C375]/[.$E375];&quot;&quot; )">
            <text:p/>
          </table:table-cell>
          <table:table-cell table:formula="of:=IFERROR([.D375]/[.$E375];&quot;&quot; )">
            <text:p/>
          </table:table-cell>
          <table:table-cell table:formula="of:=IFERROR([.E375]/[.$E375];&quot;&quot; )">
            <text:p/>
          </table:table-cell>
          <table:table-cell table:formula="of:=IFERROR([.F375]/[.$E375];&quot;&quot; )">
            <text:p/>
          </table:table-cell>
          <table:table-cell table:formula="of:=IFERROR([.G375]/[.$E375];&quot;&quot; )">
            <text:p/>
          </table:table-cell>
          <table:table-cell table:formula="of:=IFERROR([.H375]/[.$E375];&quot;&quot; )">
            <text:p/>
          </table:table-cell>
          <table:table-cell table:formula="of:=IFERROR([.I375]/[.$E375];&quot;&quot; )">
            <text:p/>
          </table:table-cell>
          <table:table-cell table:formula="of:=IFERROR([.J375]/[.$E375];&quot;&quot; )">
            <text:p/>
          </table:table-cell>
          <table:table-cell table:formula="of:=IFERROR([.K375]/[.$E375];&quot;&quot; )">
            <text:p/>
          </table:table-cell>
          <table:table-cell table:formula="of:=IFERROR([.L375]/[.$E375];&quot;&quot; )">
            <text:p/>
          </table:table-cell>
          <table:table-cell table:formula="of:=IFERROR([.M375]/[.$E375];&quot;&quot; )">
            <text:p/>
          </table:table-cell>
          <table:table-cell table:formula="of:=IFERROR([.N375]/[.$E375];&quot;&quot; )">
            <text:p/>
          </table:table-cell>
          <table:table-cell table:formula="of:=IFERROR([.O375]/[.$E375];&quot;&quot; )">
            <text:p/>
          </table:table-cell>
          <table:table-cell table:formula="of:=IFERROR([.P375]/[.$E375];&quot;&quot; )">
            <text:p/>
          </table:table-cell>
          <table:table-cell table:formula="of:=IFERROR([.Q375]/[.$E375];&quot;&quot; )">
            <text:p/>
          </table:table-cell>
          <table:table-cell table:formula="of:=IFERROR([.R375]/[.$E375];&quot;&quot; )">
            <text:p/>
          </table:table-cell>
          <table:table-cell table:formula="of:=IFERROR([.S375]/[.$E375];&quot;&quot; )">
            <text:p/>
          </table:table-cell>
          <table:table-cell table:formula="of:=IFERROR([.T375]/[.$E375];&quot;&quot; )">
            <text:p/>
          </table:table-cell>
          <table:table-cell table:formula="of:=IFERROR([.U375]/[.$E375];&quot;&quot; )">
            <text:p/>
          </table:table-cell>
          <table:table-cell table:formula="of:=IFERROR([.V375]/[.$E37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6]/[.$E376];&quot;&quot; )">
            <text:p/>
          </table:table-cell>
          <table:table-cell table:formula="of:=IFERROR([.C376]/[.$E376];&quot;&quot; )">
            <text:p/>
          </table:table-cell>
          <table:table-cell table:formula="of:=IFERROR([.D376]/[.$E376];&quot;&quot; )">
            <text:p/>
          </table:table-cell>
          <table:table-cell table:formula="of:=IFERROR([.E376]/[.$E376];&quot;&quot; )">
            <text:p/>
          </table:table-cell>
          <table:table-cell table:formula="of:=IFERROR([.F376]/[.$E376];&quot;&quot; )">
            <text:p/>
          </table:table-cell>
          <table:table-cell table:formula="of:=IFERROR([.G376]/[.$E376];&quot;&quot; )">
            <text:p/>
          </table:table-cell>
          <table:table-cell table:formula="of:=IFERROR([.H376]/[.$E376];&quot;&quot; )">
            <text:p/>
          </table:table-cell>
          <table:table-cell table:formula="of:=IFERROR([.I376]/[.$E376];&quot;&quot; )">
            <text:p/>
          </table:table-cell>
          <table:table-cell table:formula="of:=IFERROR([.J376]/[.$E376];&quot;&quot; )">
            <text:p/>
          </table:table-cell>
          <table:table-cell table:formula="of:=IFERROR([.K376]/[.$E376];&quot;&quot; )">
            <text:p/>
          </table:table-cell>
          <table:table-cell table:formula="of:=IFERROR([.L376]/[.$E376];&quot;&quot; )">
            <text:p/>
          </table:table-cell>
          <table:table-cell table:formula="of:=IFERROR([.M376]/[.$E376];&quot;&quot; )">
            <text:p/>
          </table:table-cell>
          <table:table-cell table:formula="of:=IFERROR([.N376]/[.$E376];&quot;&quot; )">
            <text:p/>
          </table:table-cell>
          <table:table-cell table:formula="of:=IFERROR([.O376]/[.$E376];&quot;&quot; )">
            <text:p/>
          </table:table-cell>
          <table:table-cell table:formula="of:=IFERROR([.P376]/[.$E376];&quot;&quot; )">
            <text:p/>
          </table:table-cell>
          <table:table-cell table:formula="of:=IFERROR([.Q376]/[.$E376];&quot;&quot; )">
            <text:p/>
          </table:table-cell>
          <table:table-cell table:formula="of:=IFERROR([.R376]/[.$E376];&quot;&quot; )">
            <text:p/>
          </table:table-cell>
          <table:table-cell table:formula="of:=IFERROR([.S376]/[.$E376];&quot;&quot; )">
            <text:p/>
          </table:table-cell>
          <table:table-cell table:formula="of:=IFERROR([.T376]/[.$E376];&quot;&quot; )">
            <text:p/>
          </table:table-cell>
          <table:table-cell table:formula="of:=IFERROR([.U376]/[.$E376];&quot;&quot; )">
            <text:p/>
          </table:table-cell>
          <table:table-cell table:formula="of:=IFERROR([.V376]/[.$E37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7]/[.$E377];&quot;&quot; )">
            <text:p/>
          </table:table-cell>
          <table:table-cell table:formula="of:=IFERROR([.C377]/[.$E377];&quot;&quot; )">
            <text:p/>
          </table:table-cell>
          <table:table-cell table:formula="of:=IFERROR([.D377]/[.$E377];&quot;&quot; )">
            <text:p/>
          </table:table-cell>
          <table:table-cell table:formula="of:=IFERROR([.E377]/[.$E377];&quot;&quot; )">
            <text:p/>
          </table:table-cell>
          <table:table-cell table:formula="of:=IFERROR([.F377]/[.$E377];&quot;&quot; )">
            <text:p/>
          </table:table-cell>
          <table:table-cell table:formula="of:=IFERROR([.G377]/[.$E377];&quot;&quot; )">
            <text:p/>
          </table:table-cell>
          <table:table-cell table:formula="of:=IFERROR([.H377]/[.$E377];&quot;&quot; )">
            <text:p/>
          </table:table-cell>
          <table:table-cell table:formula="of:=IFERROR([.I377]/[.$E377];&quot;&quot; )">
            <text:p/>
          </table:table-cell>
          <table:table-cell table:formula="of:=IFERROR([.J377]/[.$E377];&quot;&quot; )">
            <text:p/>
          </table:table-cell>
          <table:table-cell table:formula="of:=IFERROR([.K377]/[.$E377];&quot;&quot; )">
            <text:p/>
          </table:table-cell>
          <table:table-cell table:formula="of:=IFERROR([.L377]/[.$E377];&quot;&quot; )">
            <text:p/>
          </table:table-cell>
          <table:table-cell table:formula="of:=IFERROR([.M377]/[.$E377];&quot;&quot; )">
            <text:p/>
          </table:table-cell>
          <table:table-cell table:formula="of:=IFERROR([.N377]/[.$E377];&quot;&quot; )">
            <text:p/>
          </table:table-cell>
          <table:table-cell table:formula="of:=IFERROR([.O377]/[.$E377];&quot;&quot; )">
            <text:p/>
          </table:table-cell>
          <table:table-cell table:formula="of:=IFERROR([.P377]/[.$E377];&quot;&quot; )">
            <text:p/>
          </table:table-cell>
          <table:table-cell table:formula="of:=IFERROR([.Q377]/[.$E377];&quot;&quot; )">
            <text:p/>
          </table:table-cell>
          <table:table-cell table:formula="of:=IFERROR([.R377]/[.$E377];&quot;&quot; )">
            <text:p/>
          </table:table-cell>
          <table:table-cell table:formula="of:=IFERROR([.S377]/[.$E377];&quot;&quot; )">
            <text:p/>
          </table:table-cell>
          <table:table-cell table:formula="of:=IFERROR([.T377]/[.$E377];&quot;&quot; )">
            <text:p/>
          </table:table-cell>
          <table:table-cell table:formula="of:=IFERROR([.U377]/[.$E377];&quot;&quot; )">
            <text:p/>
          </table:table-cell>
          <table:table-cell table:formula="of:=IFERROR([.V377]/[.$E37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8]/[.$E378];&quot;&quot; )">
            <text:p/>
          </table:table-cell>
          <table:table-cell table:formula="of:=IFERROR([.C378]/[.$E378];&quot;&quot; )">
            <text:p/>
          </table:table-cell>
          <table:table-cell table:formula="of:=IFERROR([.D378]/[.$E378];&quot;&quot; )">
            <text:p/>
          </table:table-cell>
          <table:table-cell table:formula="of:=IFERROR([.E378]/[.$E378];&quot;&quot; )">
            <text:p/>
          </table:table-cell>
          <table:table-cell table:formula="of:=IFERROR([.F378]/[.$E378];&quot;&quot; )">
            <text:p/>
          </table:table-cell>
          <table:table-cell table:formula="of:=IFERROR([.G378]/[.$E378];&quot;&quot; )">
            <text:p/>
          </table:table-cell>
          <table:table-cell table:formula="of:=IFERROR([.H378]/[.$E378];&quot;&quot; )">
            <text:p/>
          </table:table-cell>
          <table:table-cell table:formula="of:=IFERROR([.I378]/[.$E378];&quot;&quot; )">
            <text:p/>
          </table:table-cell>
          <table:table-cell table:formula="of:=IFERROR([.J378]/[.$E378];&quot;&quot; )">
            <text:p/>
          </table:table-cell>
          <table:table-cell table:formula="of:=IFERROR([.K378]/[.$E378];&quot;&quot; )">
            <text:p/>
          </table:table-cell>
          <table:table-cell table:formula="of:=IFERROR([.L378]/[.$E378];&quot;&quot; )">
            <text:p/>
          </table:table-cell>
          <table:table-cell table:formula="of:=IFERROR([.M378]/[.$E378];&quot;&quot; )">
            <text:p/>
          </table:table-cell>
          <table:table-cell table:formula="of:=IFERROR([.N378]/[.$E378];&quot;&quot; )">
            <text:p/>
          </table:table-cell>
          <table:table-cell table:formula="of:=IFERROR([.O378]/[.$E378];&quot;&quot; )">
            <text:p/>
          </table:table-cell>
          <table:table-cell table:formula="of:=IFERROR([.P378]/[.$E378];&quot;&quot; )">
            <text:p/>
          </table:table-cell>
          <table:table-cell table:formula="of:=IFERROR([.Q378]/[.$E378];&quot;&quot; )">
            <text:p/>
          </table:table-cell>
          <table:table-cell table:formula="of:=IFERROR([.R378]/[.$E378];&quot;&quot; )">
            <text:p/>
          </table:table-cell>
          <table:table-cell table:formula="of:=IFERROR([.S378]/[.$E378];&quot;&quot; )">
            <text:p/>
          </table:table-cell>
          <table:table-cell table:formula="of:=IFERROR([.T378]/[.$E378];&quot;&quot; )">
            <text:p/>
          </table:table-cell>
          <table:table-cell table:formula="of:=IFERROR([.U378]/[.$E378];&quot;&quot; )">
            <text:p/>
          </table:table-cell>
          <table:table-cell table:formula="of:=IFERROR([.V378]/[.$E37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79]/[.$E379];&quot;&quot; )">
            <text:p/>
          </table:table-cell>
          <table:table-cell table:formula="of:=IFERROR([.C379]/[.$E379];&quot;&quot; )">
            <text:p/>
          </table:table-cell>
          <table:table-cell table:formula="of:=IFERROR([.D379]/[.$E379];&quot;&quot; )">
            <text:p/>
          </table:table-cell>
          <table:table-cell table:formula="of:=IFERROR([.E379]/[.$E379];&quot;&quot; )">
            <text:p/>
          </table:table-cell>
          <table:table-cell table:formula="of:=IFERROR([.F379]/[.$E379];&quot;&quot; )">
            <text:p/>
          </table:table-cell>
          <table:table-cell table:formula="of:=IFERROR([.G379]/[.$E379];&quot;&quot; )">
            <text:p/>
          </table:table-cell>
          <table:table-cell table:formula="of:=IFERROR([.H379]/[.$E379];&quot;&quot; )">
            <text:p/>
          </table:table-cell>
          <table:table-cell table:formula="of:=IFERROR([.I379]/[.$E379];&quot;&quot; )">
            <text:p/>
          </table:table-cell>
          <table:table-cell table:formula="of:=IFERROR([.J379]/[.$E379];&quot;&quot; )">
            <text:p/>
          </table:table-cell>
          <table:table-cell table:formula="of:=IFERROR([.K379]/[.$E379];&quot;&quot; )">
            <text:p/>
          </table:table-cell>
          <table:table-cell table:formula="of:=IFERROR([.L379]/[.$E379];&quot;&quot; )">
            <text:p/>
          </table:table-cell>
          <table:table-cell table:formula="of:=IFERROR([.M379]/[.$E379];&quot;&quot; )">
            <text:p/>
          </table:table-cell>
          <table:table-cell table:formula="of:=IFERROR([.N379]/[.$E379];&quot;&quot; )">
            <text:p/>
          </table:table-cell>
          <table:table-cell table:formula="of:=IFERROR([.O379]/[.$E379];&quot;&quot; )">
            <text:p/>
          </table:table-cell>
          <table:table-cell table:formula="of:=IFERROR([.P379]/[.$E379];&quot;&quot; )">
            <text:p/>
          </table:table-cell>
          <table:table-cell table:formula="of:=IFERROR([.Q379]/[.$E379];&quot;&quot; )">
            <text:p/>
          </table:table-cell>
          <table:table-cell table:formula="of:=IFERROR([.R379]/[.$E379];&quot;&quot; )">
            <text:p/>
          </table:table-cell>
          <table:table-cell table:formula="of:=IFERROR([.S379]/[.$E379];&quot;&quot; )">
            <text:p/>
          </table:table-cell>
          <table:table-cell table:formula="of:=IFERROR([.T379]/[.$E379];&quot;&quot; )">
            <text:p/>
          </table:table-cell>
          <table:table-cell table:formula="of:=IFERROR([.U379]/[.$E379];&quot;&quot; )">
            <text:p/>
          </table:table-cell>
          <table:table-cell table:formula="of:=IFERROR([.V379]/[.$E37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0]/[.$E380];&quot;&quot; )">
            <text:p/>
          </table:table-cell>
          <table:table-cell table:formula="of:=IFERROR([.C380]/[.$E380];&quot;&quot; )">
            <text:p/>
          </table:table-cell>
          <table:table-cell table:formula="of:=IFERROR([.D380]/[.$E380];&quot;&quot; )">
            <text:p/>
          </table:table-cell>
          <table:table-cell table:formula="of:=IFERROR([.E380]/[.$E380];&quot;&quot; )">
            <text:p/>
          </table:table-cell>
          <table:table-cell table:formula="of:=IFERROR([.F380]/[.$E380];&quot;&quot; )">
            <text:p/>
          </table:table-cell>
          <table:table-cell table:formula="of:=IFERROR([.G380]/[.$E380];&quot;&quot; )">
            <text:p/>
          </table:table-cell>
          <table:table-cell table:formula="of:=IFERROR([.H380]/[.$E380];&quot;&quot; )">
            <text:p/>
          </table:table-cell>
          <table:table-cell table:formula="of:=IFERROR([.I380]/[.$E380];&quot;&quot; )">
            <text:p/>
          </table:table-cell>
          <table:table-cell table:formula="of:=IFERROR([.J380]/[.$E380];&quot;&quot; )">
            <text:p/>
          </table:table-cell>
          <table:table-cell table:formula="of:=IFERROR([.K380]/[.$E380];&quot;&quot; )">
            <text:p/>
          </table:table-cell>
          <table:table-cell table:formula="of:=IFERROR([.L380]/[.$E380];&quot;&quot; )">
            <text:p/>
          </table:table-cell>
          <table:table-cell table:formula="of:=IFERROR([.M380]/[.$E380];&quot;&quot; )">
            <text:p/>
          </table:table-cell>
          <table:table-cell table:formula="of:=IFERROR([.N380]/[.$E380];&quot;&quot; )">
            <text:p/>
          </table:table-cell>
          <table:table-cell table:formula="of:=IFERROR([.O380]/[.$E380];&quot;&quot; )">
            <text:p/>
          </table:table-cell>
          <table:table-cell table:formula="of:=IFERROR([.P380]/[.$E380];&quot;&quot; )">
            <text:p/>
          </table:table-cell>
          <table:table-cell table:formula="of:=IFERROR([.Q380]/[.$E380];&quot;&quot; )">
            <text:p/>
          </table:table-cell>
          <table:table-cell table:formula="of:=IFERROR([.R380]/[.$E380];&quot;&quot; )">
            <text:p/>
          </table:table-cell>
          <table:table-cell table:formula="of:=IFERROR([.S380]/[.$E380];&quot;&quot; )">
            <text:p/>
          </table:table-cell>
          <table:table-cell table:formula="of:=IFERROR([.T380]/[.$E380];&quot;&quot; )">
            <text:p/>
          </table:table-cell>
          <table:table-cell table:formula="of:=IFERROR([.U380]/[.$E380];&quot;&quot; )">
            <text:p/>
          </table:table-cell>
          <table:table-cell table:formula="of:=IFERROR([.V380]/[.$E38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1]/[.$E381];&quot;&quot; )">
            <text:p/>
          </table:table-cell>
          <table:table-cell table:formula="of:=IFERROR([.C381]/[.$E381];&quot;&quot; )">
            <text:p/>
          </table:table-cell>
          <table:table-cell table:formula="of:=IFERROR([.D381]/[.$E381];&quot;&quot; )">
            <text:p/>
          </table:table-cell>
          <table:table-cell table:formula="of:=IFERROR([.E381]/[.$E381];&quot;&quot; )">
            <text:p/>
          </table:table-cell>
          <table:table-cell table:formula="of:=IFERROR([.F381]/[.$E381];&quot;&quot; )">
            <text:p/>
          </table:table-cell>
          <table:table-cell table:formula="of:=IFERROR([.G381]/[.$E381];&quot;&quot; )">
            <text:p/>
          </table:table-cell>
          <table:table-cell table:formula="of:=IFERROR([.H381]/[.$E381];&quot;&quot; )">
            <text:p/>
          </table:table-cell>
          <table:table-cell table:formula="of:=IFERROR([.I381]/[.$E381];&quot;&quot; )">
            <text:p/>
          </table:table-cell>
          <table:table-cell table:formula="of:=IFERROR([.J381]/[.$E381];&quot;&quot; )">
            <text:p/>
          </table:table-cell>
          <table:table-cell table:formula="of:=IFERROR([.K381]/[.$E381];&quot;&quot; )">
            <text:p/>
          </table:table-cell>
          <table:table-cell table:formula="of:=IFERROR([.L381]/[.$E381];&quot;&quot; )">
            <text:p/>
          </table:table-cell>
          <table:table-cell table:formula="of:=IFERROR([.M381]/[.$E381];&quot;&quot; )">
            <text:p/>
          </table:table-cell>
          <table:table-cell table:formula="of:=IFERROR([.N381]/[.$E381];&quot;&quot; )">
            <text:p/>
          </table:table-cell>
          <table:table-cell table:formula="of:=IFERROR([.O381]/[.$E381];&quot;&quot; )">
            <text:p/>
          </table:table-cell>
          <table:table-cell table:formula="of:=IFERROR([.P381]/[.$E381];&quot;&quot; )">
            <text:p/>
          </table:table-cell>
          <table:table-cell table:formula="of:=IFERROR([.Q381]/[.$E381];&quot;&quot; )">
            <text:p/>
          </table:table-cell>
          <table:table-cell table:formula="of:=IFERROR([.R381]/[.$E381];&quot;&quot; )">
            <text:p/>
          </table:table-cell>
          <table:table-cell table:formula="of:=IFERROR([.S381]/[.$E381];&quot;&quot; )">
            <text:p/>
          </table:table-cell>
          <table:table-cell table:formula="of:=IFERROR([.T381]/[.$E381];&quot;&quot; )">
            <text:p/>
          </table:table-cell>
          <table:table-cell table:formula="of:=IFERROR([.U381]/[.$E381];&quot;&quot; )">
            <text:p/>
          </table:table-cell>
          <table:table-cell table:formula="of:=IFERROR([.V381]/[.$E38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2]/[.$E382];&quot;&quot; )">
            <text:p/>
          </table:table-cell>
          <table:table-cell table:formula="of:=IFERROR([.C382]/[.$E382];&quot;&quot; )">
            <text:p/>
          </table:table-cell>
          <table:table-cell table:formula="of:=IFERROR([.D382]/[.$E382];&quot;&quot; )">
            <text:p/>
          </table:table-cell>
          <table:table-cell table:formula="of:=IFERROR([.E382]/[.$E382];&quot;&quot; )">
            <text:p/>
          </table:table-cell>
          <table:table-cell table:formula="of:=IFERROR([.F382]/[.$E382];&quot;&quot; )">
            <text:p/>
          </table:table-cell>
          <table:table-cell table:formula="of:=IFERROR([.G382]/[.$E382];&quot;&quot; )">
            <text:p/>
          </table:table-cell>
          <table:table-cell table:formula="of:=IFERROR([.H382]/[.$E382];&quot;&quot; )">
            <text:p/>
          </table:table-cell>
          <table:table-cell table:formula="of:=IFERROR([.I382]/[.$E382];&quot;&quot; )">
            <text:p/>
          </table:table-cell>
          <table:table-cell table:formula="of:=IFERROR([.J382]/[.$E382];&quot;&quot; )">
            <text:p/>
          </table:table-cell>
          <table:table-cell table:formula="of:=IFERROR([.K382]/[.$E382];&quot;&quot; )">
            <text:p/>
          </table:table-cell>
          <table:table-cell table:formula="of:=IFERROR([.L382]/[.$E382];&quot;&quot; )">
            <text:p/>
          </table:table-cell>
          <table:table-cell table:formula="of:=IFERROR([.M382]/[.$E382];&quot;&quot; )">
            <text:p/>
          </table:table-cell>
          <table:table-cell table:formula="of:=IFERROR([.N382]/[.$E382];&quot;&quot; )">
            <text:p/>
          </table:table-cell>
          <table:table-cell table:formula="of:=IFERROR([.O382]/[.$E382];&quot;&quot; )">
            <text:p/>
          </table:table-cell>
          <table:table-cell table:formula="of:=IFERROR([.P382]/[.$E382];&quot;&quot; )">
            <text:p/>
          </table:table-cell>
          <table:table-cell table:formula="of:=IFERROR([.Q382]/[.$E382];&quot;&quot; )">
            <text:p/>
          </table:table-cell>
          <table:table-cell table:formula="of:=IFERROR([.R382]/[.$E382];&quot;&quot; )">
            <text:p/>
          </table:table-cell>
          <table:table-cell table:formula="of:=IFERROR([.S382]/[.$E382];&quot;&quot; )">
            <text:p/>
          </table:table-cell>
          <table:table-cell table:formula="of:=IFERROR([.T382]/[.$E382];&quot;&quot; )">
            <text:p/>
          </table:table-cell>
          <table:table-cell table:formula="of:=IFERROR([.U382]/[.$E382];&quot;&quot; )">
            <text:p/>
          </table:table-cell>
          <table:table-cell table:formula="of:=IFERROR([.V382]/[.$E38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3]/[.$E383];&quot;&quot; )">
            <text:p/>
          </table:table-cell>
          <table:table-cell table:formula="of:=IFERROR([.C383]/[.$E383];&quot;&quot; )">
            <text:p/>
          </table:table-cell>
          <table:table-cell table:formula="of:=IFERROR([.D383]/[.$E383];&quot;&quot; )">
            <text:p/>
          </table:table-cell>
          <table:table-cell table:formula="of:=IFERROR([.E383]/[.$E383];&quot;&quot; )">
            <text:p/>
          </table:table-cell>
          <table:table-cell table:formula="of:=IFERROR([.F383]/[.$E383];&quot;&quot; )">
            <text:p/>
          </table:table-cell>
          <table:table-cell table:formula="of:=IFERROR([.G383]/[.$E383];&quot;&quot; )">
            <text:p/>
          </table:table-cell>
          <table:table-cell table:formula="of:=IFERROR([.H383]/[.$E383];&quot;&quot; )">
            <text:p/>
          </table:table-cell>
          <table:table-cell table:formula="of:=IFERROR([.I383]/[.$E383];&quot;&quot; )">
            <text:p/>
          </table:table-cell>
          <table:table-cell table:formula="of:=IFERROR([.J383]/[.$E383];&quot;&quot; )">
            <text:p/>
          </table:table-cell>
          <table:table-cell table:formula="of:=IFERROR([.K383]/[.$E383];&quot;&quot; )">
            <text:p/>
          </table:table-cell>
          <table:table-cell table:formula="of:=IFERROR([.L383]/[.$E383];&quot;&quot; )">
            <text:p/>
          </table:table-cell>
          <table:table-cell table:formula="of:=IFERROR([.M383]/[.$E383];&quot;&quot; )">
            <text:p/>
          </table:table-cell>
          <table:table-cell table:formula="of:=IFERROR([.N383]/[.$E383];&quot;&quot; )">
            <text:p/>
          </table:table-cell>
          <table:table-cell table:formula="of:=IFERROR([.O383]/[.$E383];&quot;&quot; )">
            <text:p/>
          </table:table-cell>
          <table:table-cell table:formula="of:=IFERROR([.P383]/[.$E383];&quot;&quot; )">
            <text:p/>
          </table:table-cell>
          <table:table-cell table:formula="of:=IFERROR([.Q383]/[.$E383];&quot;&quot; )">
            <text:p/>
          </table:table-cell>
          <table:table-cell table:formula="of:=IFERROR([.R383]/[.$E383];&quot;&quot; )">
            <text:p/>
          </table:table-cell>
          <table:table-cell table:formula="of:=IFERROR([.S383]/[.$E383];&quot;&quot; )">
            <text:p/>
          </table:table-cell>
          <table:table-cell table:formula="of:=IFERROR([.T383]/[.$E383];&quot;&quot; )">
            <text:p/>
          </table:table-cell>
          <table:table-cell table:formula="of:=IFERROR([.U383]/[.$E383];&quot;&quot; )">
            <text:p/>
          </table:table-cell>
          <table:table-cell table:formula="of:=IFERROR([.V383]/[.$E38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4]/[.$E384];&quot;&quot; )">
            <text:p/>
          </table:table-cell>
          <table:table-cell table:formula="of:=IFERROR([.C384]/[.$E384];&quot;&quot; )">
            <text:p/>
          </table:table-cell>
          <table:table-cell table:formula="of:=IFERROR([.D384]/[.$E384];&quot;&quot; )">
            <text:p/>
          </table:table-cell>
          <table:table-cell table:formula="of:=IFERROR([.E384]/[.$E384];&quot;&quot; )">
            <text:p/>
          </table:table-cell>
          <table:table-cell table:formula="of:=IFERROR([.F384]/[.$E384];&quot;&quot; )">
            <text:p/>
          </table:table-cell>
          <table:table-cell table:formula="of:=IFERROR([.G384]/[.$E384];&quot;&quot; )">
            <text:p/>
          </table:table-cell>
          <table:table-cell table:formula="of:=IFERROR([.H384]/[.$E384];&quot;&quot; )">
            <text:p/>
          </table:table-cell>
          <table:table-cell table:formula="of:=IFERROR([.I384]/[.$E384];&quot;&quot; )">
            <text:p/>
          </table:table-cell>
          <table:table-cell table:formula="of:=IFERROR([.J384]/[.$E384];&quot;&quot; )">
            <text:p/>
          </table:table-cell>
          <table:table-cell table:formula="of:=IFERROR([.K384]/[.$E384];&quot;&quot; )">
            <text:p/>
          </table:table-cell>
          <table:table-cell table:formula="of:=IFERROR([.L384]/[.$E384];&quot;&quot; )">
            <text:p/>
          </table:table-cell>
          <table:table-cell table:formula="of:=IFERROR([.M384]/[.$E384];&quot;&quot; )">
            <text:p/>
          </table:table-cell>
          <table:table-cell table:formula="of:=IFERROR([.N384]/[.$E384];&quot;&quot; )">
            <text:p/>
          </table:table-cell>
          <table:table-cell table:formula="of:=IFERROR([.O384]/[.$E384];&quot;&quot; )">
            <text:p/>
          </table:table-cell>
          <table:table-cell table:formula="of:=IFERROR([.P384]/[.$E384];&quot;&quot; )">
            <text:p/>
          </table:table-cell>
          <table:table-cell table:formula="of:=IFERROR([.Q384]/[.$E384];&quot;&quot; )">
            <text:p/>
          </table:table-cell>
          <table:table-cell table:formula="of:=IFERROR([.R384]/[.$E384];&quot;&quot; )">
            <text:p/>
          </table:table-cell>
          <table:table-cell table:formula="of:=IFERROR([.S384]/[.$E384];&quot;&quot; )">
            <text:p/>
          </table:table-cell>
          <table:table-cell table:formula="of:=IFERROR([.T384]/[.$E384];&quot;&quot; )">
            <text:p/>
          </table:table-cell>
          <table:table-cell table:formula="of:=IFERROR([.U384]/[.$E384];&quot;&quot; )">
            <text:p/>
          </table:table-cell>
          <table:table-cell table:formula="of:=IFERROR([.V384]/[.$E38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5]/[.$E385];&quot;&quot; )">
            <text:p/>
          </table:table-cell>
          <table:table-cell table:formula="of:=IFERROR([.C385]/[.$E385];&quot;&quot; )">
            <text:p/>
          </table:table-cell>
          <table:table-cell table:formula="of:=IFERROR([.D385]/[.$E385];&quot;&quot; )">
            <text:p/>
          </table:table-cell>
          <table:table-cell table:formula="of:=IFERROR([.E385]/[.$E385];&quot;&quot; )">
            <text:p/>
          </table:table-cell>
          <table:table-cell table:formula="of:=IFERROR([.F385]/[.$E385];&quot;&quot; )">
            <text:p/>
          </table:table-cell>
          <table:table-cell table:formula="of:=IFERROR([.G385]/[.$E385];&quot;&quot; )">
            <text:p/>
          </table:table-cell>
          <table:table-cell table:formula="of:=IFERROR([.H385]/[.$E385];&quot;&quot; )">
            <text:p/>
          </table:table-cell>
          <table:table-cell table:formula="of:=IFERROR([.I385]/[.$E385];&quot;&quot; )">
            <text:p/>
          </table:table-cell>
          <table:table-cell table:formula="of:=IFERROR([.J385]/[.$E385];&quot;&quot; )">
            <text:p/>
          </table:table-cell>
          <table:table-cell table:formula="of:=IFERROR([.K385]/[.$E385];&quot;&quot; )">
            <text:p/>
          </table:table-cell>
          <table:table-cell table:formula="of:=IFERROR([.L385]/[.$E385];&quot;&quot; )">
            <text:p/>
          </table:table-cell>
          <table:table-cell table:formula="of:=IFERROR([.M385]/[.$E385];&quot;&quot; )">
            <text:p/>
          </table:table-cell>
          <table:table-cell table:formula="of:=IFERROR([.N385]/[.$E385];&quot;&quot; )">
            <text:p/>
          </table:table-cell>
          <table:table-cell table:formula="of:=IFERROR([.O385]/[.$E385];&quot;&quot; )">
            <text:p/>
          </table:table-cell>
          <table:table-cell table:formula="of:=IFERROR([.P385]/[.$E385];&quot;&quot; )">
            <text:p/>
          </table:table-cell>
          <table:table-cell table:formula="of:=IFERROR([.Q385]/[.$E385];&quot;&quot; )">
            <text:p/>
          </table:table-cell>
          <table:table-cell table:formula="of:=IFERROR([.R385]/[.$E385];&quot;&quot; )">
            <text:p/>
          </table:table-cell>
          <table:table-cell table:formula="of:=IFERROR([.S385]/[.$E385];&quot;&quot; )">
            <text:p/>
          </table:table-cell>
          <table:table-cell table:formula="of:=IFERROR([.T385]/[.$E385];&quot;&quot; )">
            <text:p/>
          </table:table-cell>
          <table:table-cell table:formula="of:=IFERROR([.U385]/[.$E385];&quot;&quot; )">
            <text:p/>
          </table:table-cell>
          <table:table-cell table:formula="of:=IFERROR([.V385]/[.$E38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6]/[.$E386];&quot;&quot; )">
            <text:p/>
          </table:table-cell>
          <table:table-cell table:formula="of:=IFERROR([.C386]/[.$E386];&quot;&quot; )">
            <text:p/>
          </table:table-cell>
          <table:table-cell table:formula="of:=IFERROR([.D386]/[.$E386];&quot;&quot; )">
            <text:p/>
          </table:table-cell>
          <table:table-cell table:formula="of:=IFERROR([.E386]/[.$E386];&quot;&quot; )">
            <text:p/>
          </table:table-cell>
          <table:table-cell table:formula="of:=IFERROR([.F386]/[.$E386];&quot;&quot; )">
            <text:p/>
          </table:table-cell>
          <table:table-cell table:formula="of:=IFERROR([.G386]/[.$E386];&quot;&quot; )">
            <text:p/>
          </table:table-cell>
          <table:table-cell table:formula="of:=IFERROR([.H386]/[.$E386];&quot;&quot; )">
            <text:p/>
          </table:table-cell>
          <table:table-cell table:formula="of:=IFERROR([.I386]/[.$E386];&quot;&quot; )">
            <text:p/>
          </table:table-cell>
          <table:table-cell table:formula="of:=IFERROR([.J386]/[.$E386];&quot;&quot; )">
            <text:p/>
          </table:table-cell>
          <table:table-cell table:formula="of:=IFERROR([.K386]/[.$E386];&quot;&quot; )">
            <text:p/>
          </table:table-cell>
          <table:table-cell table:formula="of:=IFERROR([.L386]/[.$E386];&quot;&quot; )">
            <text:p/>
          </table:table-cell>
          <table:table-cell table:formula="of:=IFERROR([.M386]/[.$E386];&quot;&quot; )">
            <text:p/>
          </table:table-cell>
          <table:table-cell table:formula="of:=IFERROR([.N386]/[.$E386];&quot;&quot; )">
            <text:p/>
          </table:table-cell>
          <table:table-cell table:formula="of:=IFERROR([.O386]/[.$E386];&quot;&quot; )">
            <text:p/>
          </table:table-cell>
          <table:table-cell table:formula="of:=IFERROR([.P386]/[.$E386];&quot;&quot; )">
            <text:p/>
          </table:table-cell>
          <table:table-cell table:formula="of:=IFERROR([.Q386]/[.$E386];&quot;&quot; )">
            <text:p/>
          </table:table-cell>
          <table:table-cell table:formula="of:=IFERROR([.R386]/[.$E386];&quot;&quot; )">
            <text:p/>
          </table:table-cell>
          <table:table-cell table:formula="of:=IFERROR([.S386]/[.$E386];&quot;&quot; )">
            <text:p/>
          </table:table-cell>
          <table:table-cell table:formula="of:=IFERROR([.T386]/[.$E386];&quot;&quot; )">
            <text:p/>
          </table:table-cell>
          <table:table-cell table:formula="of:=IFERROR([.U386]/[.$E386];&quot;&quot; )">
            <text:p/>
          </table:table-cell>
          <table:table-cell table:formula="of:=IFERROR([.V386]/[.$E38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7]/[.$E387];&quot;&quot; )">
            <text:p/>
          </table:table-cell>
          <table:table-cell table:formula="of:=IFERROR([.C387]/[.$E387];&quot;&quot; )">
            <text:p/>
          </table:table-cell>
          <table:table-cell table:formula="of:=IFERROR([.D387]/[.$E387];&quot;&quot; )">
            <text:p/>
          </table:table-cell>
          <table:table-cell table:formula="of:=IFERROR([.E387]/[.$E387];&quot;&quot; )">
            <text:p/>
          </table:table-cell>
          <table:table-cell table:formula="of:=IFERROR([.F387]/[.$E387];&quot;&quot; )">
            <text:p/>
          </table:table-cell>
          <table:table-cell table:formula="of:=IFERROR([.G387]/[.$E387];&quot;&quot; )">
            <text:p/>
          </table:table-cell>
          <table:table-cell table:formula="of:=IFERROR([.H387]/[.$E387];&quot;&quot; )">
            <text:p/>
          </table:table-cell>
          <table:table-cell table:formula="of:=IFERROR([.I387]/[.$E387];&quot;&quot; )">
            <text:p/>
          </table:table-cell>
          <table:table-cell table:formula="of:=IFERROR([.J387]/[.$E387];&quot;&quot; )">
            <text:p/>
          </table:table-cell>
          <table:table-cell table:formula="of:=IFERROR([.K387]/[.$E387];&quot;&quot; )">
            <text:p/>
          </table:table-cell>
          <table:table-cell table:formula="of:=IFERROR([.L387]/[.$E387];&quot;&quot; )">
            <text:p/>
          </table:table-cell>
          <table:table-cell table:formula="of:=IFERROR([.M387]/[.$E387];&quot;&quot; )">
            <text:p/>
          </table:table-cell>
          <table:table-cell table:formula="of:=IFERROR([.N387]/[.$E387];&quot;&quot; )">
            <text:p/>
          </table:table-cell>
          <table:table-cell table:formula="of:=IFERROR([.O387]/[.$E387];&quot;&quot; )">
            <text:p/>
          </table:table-cell>
          <table:table-cell table:formula="of:=IFERROR([.P387]/[.$E387];&quot;&quot; )">
            <text:p/>
          </table:table-cell>
          <table:table-cell table:formula="of:=IFERROR([.Q387]/[.$E387];&quot;&quot; )">
            <text:p/>
          </table:table-cell>
          <table:table-cell table:formula="of:=IFERROR([.R387]/[.$E387];&quot;&quot; )">
            <text:p/>
          </table:table-cell>
          <table:table-cell table:formula="of:=IFERROR([.S387]/[.$E387];&quot;&quot; )">
            <text:p/>
          </table:table-cell>
          <table:table-cell table:formula="of:=IFERROR([.T387]/[.$E387];&quot;&quot; )">
            <text:p/>
          </table:table-cell>
          <table:table-cell table:formula="of:=IFERROR([.U387]/[.$E387];&quot;&quot; )">
            <text:p/>
          </table:table-cell>
          <table:table-cell table:formula="of:=IFERROR([.V387]/[.$E38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8]/[.$E388];&quot;&quot; )">
            <text:p/>
          </table:table-cell>
          <table:table-cell table:formula="of:=IFERROR([.C388]/[.$E388];&quot;&quot; )">
            <text:p/>
          </table:table-cell>
          <table:table-cell table:formula="of:=IFERROR([.D388]/[.$E388];&quot;&quot; )">
            <text:p/>
          </table:table-cell>
          <table:table-cell table:formula="of:=IFERROR([.E388]/[.$E388];&quot;&quot; )">
            <text:p/>
          </table:table-cell>
          <table:table-cell table:formula="of:=IFERROR([.F388]/[.$E388];&quot;&quot; )">
            <text:p/>
          </table:table-cell>
          <table:table-cell table:formula="of:=IFERROR([.G388]/[.$E388];&quot;&quot; )">
            <text:p/>
          </table:table-cell>
          <table:table-cell table:formula="of:=IFERROR([.H388]/[.$E388];&quot;&quot; )">
            <text:p/>
          </table:table-cell>
          <table:table-cell table:formula="of:=IFERROR([.I388]/[.$E388];&quot;&quot; )">
            <text:p/>
          </table:table-cell>
          <table:table-cell table:formula="of:=IFERROR([.J388]/[.$E388];&quot;&quot; )">
            <text:p/>
          </table:table-cell>
          <table:table-cell table:formula="of:=IFERROR([.K388]/[.$E388];&quot;&quot; )">
            <text:p/>
          </table:table-cell>
          <table:table-cell table:formula="of:=IFERROR([.L388]/[.$E388];&quot;&quot; )">
            <text:p/>
          </table:table-cell>
          <table:table-cell table:formula="of:=IFERROR([.M388]/[.$E388];&quot;&quot; )">
            <text:p/>
          </table:table-cell>
          <table:table-cell table:formula="of:=IFERROR([.N388]/[.$E388];&quot;&quot; )">
            <text:p/>
          </table:table-cell>
          <table:table-cell table:formula="of:=IFERROR([.O388]/[.$E388];&quot;&quot; )">
            <text:p/>
          </table:table-cell>
          <table:table-cell table:formula="of:=IFERROR([.P388]/[.$E388];&quot;&quot; )">
            <text:p/>
          </table:table-cell>
          <table:table-cell table:formula="of:=IFERROR([.Q388]/[.$E388];&quot;&quot; )">
            <text:p/>
          </table:table-cell>
          <table:table-cell table:formula="of:=IFERROR([.R388]/[.$E388];&quot;&quot; )">
            <text:p/>
          </table:table-cell>
          <table:table-cell table:formula="of:=IFERROR([.S388]/[.$E388];&quot;&quot; )">
            <text:p/>
          </table:table-cell>
          <table:table-cell table:formula="of:=IFERROR([.T388]/[.$E388];&quot;&quot; )">
            <text:p/>
          </table:table-cell>
          <table:table-cell table:formula="of:=IFERROR([.U388]/[.$E388];&quot;&quot; )">
            <text:p/>
          </table:table-cell>
          <table:table-cell table:formula="of:=IFERROR([.V388]/[.$E38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89]/[.$E389];&quot;&quot; )">
            <text:p/>
          </table:table-cell>
          <table:table-cell table:formula="of:=IFERROR([.C389]/[.$E389];&quot;&quot; )">
            <text:p/>
          </table:table-cell>
          <table:table-cell table:formula="of:=IFERROR([.D389]/[.$E389];&quot;&quot; )">
            <text:p/>
          </table:table-cell>
          <table:table-cell table:formula="of:=IFERROR([.E389]/[.$E389];&quot;&quot; )">
            <text:p/>
          </table:table-cell>
          <table:table-cell table:formula="of:=IFERROR([.F389]/[.$E389];&quot;&quot; )">
            <text:p/>
          </table:table-cell>
          <table:table-cell table:formula="of:=IFERROR([.G389]/[.$E389];&quot;&quot; )">
            <text:p/>
          </table:table-cell>
          <table:table-cell table:formula="of:=IFERROR([.H389]/[.$E389];&quot;&quot; )">
            <text:p/>
          </table:table-cell>
          <table:table-cell table:formula="of:=IFERROR([.I389]/[.$E389];&quot;&quot; )">
            <text:p/>
          </table:table-cell>
          <table:table-cell table:formula="of:=IFERROR([.J389]/[.$E389];&quot;&quot; )">
            <text:p/>
          </table:table-cell>
          <table:table-cell table:formula="of:=IFERROR([.K389]/[.$E389];&quot;&quot; )">
            <text:p/>
          </table:table-cell>
          <table:table-cell table:formula="of:=IFERROR([.L389]/[.$E389];&quot;&quot; )">
            <text:p/>
          </table:table-cell>
          <table:table-cell table:formula="of:=IFERROR([.M389]/[.$E389];&quot;&quot; )">
            <text:p/>
          </table:table-cell>
          <table:table-cell table:formula="of:=IFERROR([.N389]/[.$E389];&quot;&quot; )">
            <text:p/>
          </table:table-cell>
          <table:table-cell table:formula="of:=IFERROR([.O389]/[.$E389];&quot;&quot; )">
            <text:p/>
          </table:table-cell>
          <table:table-cell table:formula="of:=IFERROR([.P389]/[.$E389];&quot;&quot; )">
            <text:p/>
          </table:table-cell>
          <table:table-cell table:formula="of:=IFERROR([.Q389]/[.$E389];&quot;&quot; )">
            <text:p/>
          </table:table-cell>
          <table:table-cell table:formula="of:=IFERROR([.R389]/[.$E389];&quot;&quot; )">
            <text:p/>
          </table:table-cell>
          <table:table-cell table:formula="of:=IFERROR([.S389]/[.$E389];&quot;&quot; )">
            <text:p/>
          </table:table-cell>
          <table:table-cell table:formula="of:=IFERROR([.T389]/[.$E389];&quot;&quot; )">
            <text:p/>
          </table:table-cell>
          <table:table-cell table:formula="of:=IFERROR([.U389]/[.$E389];&quot;&quot; )">
            <text:p/>
          </table:table-cell>
          <table:table-cell table:formula="of:=IFERROR([.V389]/[.$E38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0]/[.$E390];&quot;&quot; )">
            <text:p/>
          </table:table-cell>
          <table:table-cell table:formula="of:=IFERROR([.C390]/[.$E390];&quot;&quot; )">
            <text:p/>
          </table:table-cell>
          <table:table-cell table:formula="of:=IFERROR([.D390]/[.$E390];&quot;&quot; )">
            <text:p/>
          </table:table-cell>
          <table:table-cell table:formula="of:=IFERROR([.E390]/[.$E390];&quot;&quot; )">
            <text:p/>
          </table:table-cell>
          <table:table-cell table:formula="of:=IFERROR([.F390]/[.$E390];&quot;&quot; )">
            <text:p/>
          </table:table-cell>
          <table:table-cell table:formula="of:=IFERROR([.G390]/[.$E390];&quot;&quot; )">
            <text:p/>
          </table:table-cell>
          <table:table-cell table:formula="of:=IFERROR([.H390]/[.$E390];&quot;&quot; )">
            <text:p/>
          </table:table-cell>
          <table:table-cell table:formula="of:=IFERROR([.I390]/[.$E390];&quot;&quot; )">
            <text:p/>
          </table:table-cell>
          <table:table-cell table:formula="of:=IFERROR([.J390]/[.$E390];&quot;&quot; )">
            <text:p/>
          </table:table-cell>
          <table:table-cell table:formula="of:=IFERROR([.K390]/[.$E390];&quot;&quot; )">
            <text:p/>
          </table:table-cell>
          <table:table-cell table:formula="of:=IFERROR([.L390]/[.$E390];&quot;&quot; )">
            <text:p/>
          </table:table-cell>
          <table:table-cell table:formula="of:=IFERROR([.M390]/[.$E390];&quot;&quot; )">
            <text:p/>
          </table:table-cell>
          <table:table-cell table:formula="of:=IFERROR([.N390]/[.$E390];&quot;&quot; )">
            <text:p/>
          </table:table-cell>
          <table:table-cell table:formula="of:=IFERROR([.O390]/[.$E390];&quot;&quot; )">
            <text:p/>
          </table:table-cell>
          <table:table-cell table:formula="of:=IFERROR([.P390]/[.$E390];&quot;&quot; )">
            <text:p/>
          </table:table-cell>
          <table:table-cell table:formula="of:=IFERROR([.Q390]/[.$E390];&quot;&quot; )">
            <text:p/>
          </table:table-cell>
          <table:table-cell table:formula="of:=IFERROR([.R390]/[.$E390];&quot;&quot; )">
            <text:p/>
          </table:table-cell>
          <table:table-cell table:formula="of:=IFERROR([.S390]/[.$E390];&quot;&quot; )">
            <text:p/>
          </table:table-cell>
          <table:table-cell table:formula="of:=IFERROR([.T390]/[.$E390];&quot;&quot; )">
            <text:p/>
          </table:table-cell>
          <table:table-cell table:formula="of:=IFERROR([.U390]/[.$E390];&quot;&quot; )">
            <text:p/>
          </table:table-cell>
          <table:table-cell table:formula="of:=IFERROR([.V390]/[.$E39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1]/[.$E391];&quot;&quot; )">
            <text:p/>
          </table:table-cell>
          <table:table-cell table:formula="of:=IFERROR([.C391]/[.$E391];&quot;&quot; )">
            <text:p/>
          </table:table-cell>
          <table:table-cell table:formula="of:=IFERROR([.D391]/[.$E391];&quot;&quot; )">
            <text:p/>
          </table:table-cell>
          <table:table-cell table:formula="of:=IFERROR([.E391]/[.$E391];&quot;&quot; )">
            <text:p/>
          </table:table-cell>
          <table:table-cell table:formula="of:=IFERROR([.F391]/[.$E391];&quot;&quot; )">
            <text:p/>
          </table:table-cell>
          <table:table-cell table:formula="of:=IFERROR([.G391]/[.$E391];&quot;&quot; )">
            <text:p/>
          </table:table-cell>
          <table:table-cell table:formula="of:=IFERROR([.H391]/[.$E391];&quot;&quot; )">
            <text:p/>
          </table:table-cell>
          <table:table-cell table:formula="of:=IFERROR([.I391]/[.$E391];&quot;&quot; )">
            <text:p/>
          </table:table-cell>
          <table:table-cell table:formula="of:=IFERROR([.J391]/[.$E391];&quot;&quot; )">
            <text:p/>
          </table:table-cell>
          <table:table-cell table:formula="of:=IFERROR([.K391]/[.$E391];&quot;&quot; )">
            <text:p/>
          </table:table-cell>
          <table:table-cell table:formula="of:=IFERROR([.L391]/[.$E391];&quot;&quot; )">
            <text:p/>
          </table:table-cell>
          <table:table-cell table:formula="of:=IFERROR([.M391]/[.$E391];&quot;&quot; )">
            <text:p/>
          </table:table-cell>
          <table:table-cell table:formula="of:=IFERROR([.N391]/[.$E391];&quot;&quot; )">
            <text:p/>
          </table:table-cell>
          <table:table-cell table:formula="of:=IFERROR([.O391]/[.$E391];&quot;&quot; )">
            <text:p/>
          </table:table-cell>
          <table:table-cell table:formula="of:=IFERROR([.P391]/[.$E391];&quot;&quot; )">
            <text:p/>
          </table:table-cell>
          <table:table-cell table:formula="of:=IFERROR([.Q391]/[.$E391];&quot;&quot; )">
            <text:p/>
          </table:table-cell>
          <table:table-cell table:formula="of:=IFERROR([.R391]/[.$E391];&quot;&quot; )">
            <text:p/>
          </table:table-cell>
          <table:table-cell table:formula="of:=IFERROR([.S391]/[.$E391];&quot;&quot; )">
            <text:p/>
          </table:table-cell>
          <table:table-cell table:formula="of:=IFERROR([.T391]/[.$E391];&quot;&quot; )">
            <text:p/>
          </table:table-cell>
          <table:table-cell table:formula="of:=IFERROR([.U391]/[.$E391];&quot;&quot; )">
            <text:p/>
          </table:table-cell>
          <table:table-cell table:formula="of:=IFERROR([.V391]/[.$E39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2]/[.$E392];&quot;&quot; )">
            <text:p/>
          </table:table-cell>
          <table:table-cell table:formula="of:=IFERROR([.C392]/[.$E392];&quot;&quot; )">
            <text:p/>
          </table:table-cell>
          <table:table-cell table:formula="of:=IFERROR([.D392]/[.$E392];&quot;&quot; )">
            <text:p/>
          </table:table-cell>
          <table:table-cell table:formula="of:=IFERROR([.E392]/[.$E392];&quot;&quot; )">
            <text:p/>
          </table:table-cell>
          <table:table-cell table:formula="of:=IFERROR([.F392]/[.$E392];&quot;&quot; )">
            <text:p/>
          </table:table-cell>
          <table:table-cell table:formula="of:=IFERROR([.G392]/[.$E392];&quot;&quot; )">
            <text:p/>
          </table:table-cell>
          <table:table-cell table:formula="of:=IFERROR([.H392]/[.$E392];&quot;&quot; )">
            <text:p/>
          </table:table-cell>
          <table:table-cell table:formula="of:=IFERROR([.I392]/[.$E392];&quot;&quot; )">
            <text:p/>
          </table:table-cell>
          <table:table-cell table:formula="of:=IFERROR([.J392]/[.$E392];&quot;&quot; )">
            <text:p/>
          </table:table-cell>
          <table:table-cell table:formula="of:=IFERROR([.K392]/[.$E392];&quot;&quot; )">
            <text:p/>
          </table:table-cell>
          <table:table-cell table:formula="of:=IFERROR([.L392]/[.$E392];&quot;&quot; )">
            <text:p/>
          </table:table-cell>
          <table:table-cell table:formula="of:=IFERROR([.M392]/[.$E392];&quot;&quot; )">
            <text:p/>
          </table:table-cell>
          <table:table-cell table:formula="of:=IFERROR([.N392]/[.$E392];&quot;&quot; )">
            <text:p/>
          </table:table-cell>
          <table:table-cell table:formula="of:=IFERROR([.O392]/[.$E392];&quot;&quot; )">
            <text:p/>
          </table:table-cell>
          <table:table-cell table:formula="of:=IFERROR([.P392]/[.$E392];&quot;&quot; )">
            <text:p/>
          </table:table-cell>
          <table:table-cell table:formula="of:=IFERROR([.Q392]/[.$E392];&quot;&quot; )">
            <text:p/>
          </table:table-cell>
          <table:table-cell table:formula="of:=IFERROR([.R392]/[.$E392];&quot;&quot; )">
            <text:p/>
          </table:table-cell>
          <table:table-cell table:formula="of:=IFERROR([.S392]/[.$E392];&quot;&quot; )">
            <text:p/>
          </table:table-cell>
          <table:table-cell table:formula="of:=IFERROR([.T392]/[.$E392];&quot;&quot; )">
            <text:p/>
          </table:table-cell>
          <table:table-cell table:formula="of:=IFERROR([.U392]/[.$E392];&quot;&quot; )">
            <text:p/>
          </table:table-cell>
          <table:table-cell table:formula="of:=IFERROR([.V392]/[.$E39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3]/[.$E393];&quot;&quot; )">
            <text:p/>
          </table:table-cell>
          <table:table-cell table:formula="of:=IFERROR([.C393]/[.$E393];&quot;&quot; )">
            <text:p/>
          </table:table-cell>
          <table:table-cell table:formula="of:=IFERROR([.D393]/[.$E393];&quot;&quot; )">
            <text:p/>
          </table:table-cell>
          <table:table-cell table:formula="of:=IFERROR([.E393]/[.$E393];&quot;&quot; )">
            <text:p/>
          </table:table-cell>
          <table:table-cell table:formula="of:=IFERROR([.F393]/[.$E393];&quot;&quot; )">
            <text:p/>
          </table:table-cell>
          <table:table-cell table:formula="of:=IFERROR([.G393]/[.$E393];&quot;&quot; )">
            <text:p/>
          </table:table-cell>
          <table:table-cell table:formula="of:=IFERROR([.H393]/[.$E393];&quot;&quot; )">
            <text:p/>
          </table:table-cell>
          <table:table-cell table:formula="of:=IFERROR([.I393]/[.$E393];&quot;&quot; )">
            <text:p/>
          </table:table-cell>
          <table:table-cell table:formula="of:=IFERROR([.J393]/[.$E393];&quot;&quot; )">
            <text:p/>
          </table:table-cell>
          <table:table-cell table:formula="of:=IFERROR([.K393]/[.$E393];&quot;&quot; )">
            <text:p/>
          </table:table-cell>
          <table:table-cell table:formula="of:=IFERROR([.L393]/[.$E393];&quot;&quot; )">
            <text:p/>
          </table:table-cell>
          <table:table-cell table:formula="of:=IFERROR([.M393]/[.$E393];&quot;&quot; )">
            <text:p/>
          </table:table-cell>
          <table:table-cell table:formula="of:=IFERROR([.N393]/[.$E393];&quot;&quot; )">
            <text:p/>
          </table:table-cell>
          <table:table-cell table:formula="of:=IFERROR([.O393]/[.$E393];&quot;&quot; )">
            <text:p/>
          </table:table-cell>
          <table:table-cell table:formula="of:=IFERROR([.P393]/[.$E393];&quot;&quot; )">
            <text:p/>
          </table:table-cell>
          <table:table-cell table:formula="of:=IFERROR([.Q393]/[.$E393];&quot;&quot; )">
            <text:p/>
          </table:table-cell>
          <table:table-cell table:formula="of:=IFERROR([.R393]/[.$E393];&quot;&quot; )">
            <text:p/>
          </table:table-cell>
          <table:table-cell table:formula="of:=IFERROR([.S393]/[.$E393];&quot;&quot; )">
            <text:p/>
          </table:table-cell>
          <table:table-cell table:formula="of:=IFERROR([.T393]/[.$E393];&quot;&quot; )">
            <text:p/>
          </table:table-cell>
          <table:table-cell table:formula="of:=IFERROR([.U393]/[.$E393];&quot;&quot; )">
            <text:p/>
          </table:table-cell>
          <table:table-cell table:formula="of:=IFERROR([.V393]/[.$E39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4]/[.$E394];&quot;&quot; )">
            <text:p/>
          </table:table-cell>
          <table:table-cell table:formula="of:=IFERROR([.C394]/[.$E394];&quot;&quot; )">
            <text:p/>
          </table:table-cell>
          <table:table-cell table:formula="of:=IFERROR([.D394]/[.$E394];&quot;&quot; )">
            <text:p/>
          </table:table-cell>
          <table:table-cell table:formula="of:=IFERROR([.E394]/[.$E394];&quot;&quot; )">
            <text:p/>
          </table:table-cell>
          <table:table-cell table:formula="of:=IFERROR([.F394]/[.$E394];&quot;&quot; )">
            <text:p/>
          </table:table-cell>
          <table:table-cell table:formula="of:=IFERROR([.G394]/[.$E394];&quot;&quot; )">
            <text:p/>
          </table:table-cell>
          <table:table-cell table:formula="of:=IFERROR([.H394]/[.$E394];&quot;&quot; )">
            <text:p/>
          </table:table-cell>
          <table:table-cell table:formula="of:=IFERROR([.I394]/[.$E394];&quot;&quot; )">
            <text:p/>
          </table:table-cell>
          <table:table-cell table:formula="of:=IFERROR([.J394]/[.$E394];&quot;&quot; )">
            <text:p/>
          </table:table-cell>
          <table:table-cell table:formula="of:=IFERROR([.K394]/[.$E394];&quot;&quot; )">
            <text:p/>
          </table:table-cell>
          <table:table-cell table:formula="of:=IFERROR([.L394]/[.$E394];&quot;&quot; )">
            <text:p/>
          </table:table-cell>
          <table:table-cell table:formula="of:=IFERROR([.M394]/[.$E394];&quot;&quot; )">
            <text:p/>
          </table:table-cell>
          <table:table-cell table:formula="of:=IFERROR([.N394]/[.$E394];&quot;&quot; )">
            <text:p/>
          </table:table-cell>
          <table:table-cell table:formula="of:=IFERROR([.O394]/[.$E394];&quot;&quot; )">
            <text:p/>
          </table:table-cell>
          <table:table-cell table:formula="of:=IFERROR([.P394]/[.$E394];&quot;&quot; )">
            <text:p/>
          </table:table-cell>
          <table:table-cell table:formula="of:=IFERROR([.Q394]/[.$E394];&quot;&quot; )">
            <text:p/>
          </table:table-cell>
          <table:table-cell table:formula="of:=IFERROR([.R394]/[.$E394];&quot;&quot; )">
            <text:p/>
          </table:table-cell>
          <table:table-cell table:formula="of:=IFERROR([.S394]/[.$E394];&quot;&quot; )">
            <text:p/>
          </table:table-cell>
          <table:table-cell table:formula="of:=IFERROR([.T394]/[.$E394];&quot;&quot; )">
            <text:p/>
          </table:table-cell>
          <table:table-cell table:formula="of:=IFERROR([.U394]/[.$E394];&quot;&quot; )">
            <text:p/>
          </table:table-cell>
          <table:table-cell table:formula="of:=IFERROR([.V394]/[.$E39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5]/[.$E395];&quot;&quot; )">
            <text:p/>
          </table:table-cell>
          <table:table-cell table:formula="of:=IFERROR([.C395]/[.$E395];&quot;&quot; )">
            <text:p/>
          </table:table-cell>
          <table:table-cell table:formula="of:=IFERROR([.D395]/[.$E395];&quot;&quot; )">
            <text:p/>
          </table:table-cell>
          <table:table-cell table:formula="of:=IFERROR([.E395]/[.$E395];&quot;&quot; )">
            <text:p/>
          </table:table-cell>
          <table:table-cell table:formula="of:=IFERROR([.F395]/[.$E395];&quot;&quot; )">
            <text:p/>
          </table:table-cell>
          <table:table-cell table:formula="of:=IFERROR([.G395]/[.$E395];&quot;&quot; )">
            <text:p/>
          </table:table-cell>
          <table:table-cell table:formula="of:=IFERROR([.H395]/[.$E395];&quot;&quot; )">
            <text:p/>
          </table:table-cell>
          <table:table-cell table:formula="of:=IFERROR([.I395]/[.$E395];&quot;&quot; )">
            <text:p/>
          </table:table-cell>
          <table:table-cell table:formula="of:=IFERROR([.J395]/[.$E395];&quot;&quot; )">
            <text:p/>
          </table:table-cell>
          <table:table-cell table:formula="of:=IFERROR([.K395]/[.$E395];&quot;&quot; )">
            <text:p/>
          </table:table-cell>
          <table:table-cell table:formula="of:=IFERROR([.L395]/[.$E395];&quot;&quot; )">
            <text:p/>
          </table:table-cell>
          <table:table-cell table:formula="of:=IFERROR([.M395]/[.$E395];&quot;&quot; )">
            <text:p/>
          </table:table-cell>
          <table:table-cell table:formula="of:=IFERROR([.N395]/[.$E395];&quot;&quot; )">
            <text:p/>
          </table:table-cell>
          <table:table-cell table:formula="of:=IFERROR([.O395]/[.$E395];&quot;&quot; )">
            <text:p/>
          </table:table-cell>
          <table:table-cell table:formula="of:=IFERROR([.P395]/[.$E395];&quot;&quot; )">
            <text:p/>
          </table:table-cell>
          <table:table-cell table:formula="of:=IFERROR([.Q395]/[.$E395];&quot;&quot; )">
            <text:p/>
          </table:table-cell>
          <table:table-cell table:formula="of:=IFERROR([.R395]/[.$E395];&quot;&quot; )">
            <text:p/>
          </table:table-cell>
          <table:table-cell table:formula="of:=IFERROR([.S395]/[.$E395];&quot;&quot; )">
            <text:p/>
          </table:table-cell>
          <table:table-cell table:formula="of:=IFERROR([.T395]/[.$E395];&quot;&quot; )">
            <text:p/>
          </table:table-cell>
          <table:table-cell table:formula="of:=IFERROR([.U395]/[.$E395];&quot;&quot; )">
            <text:p/>
          </table:table-cell>
          <table:table-cell table:formula="of:=IFERROR([.V395]/[.$E39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6]/[.$E396];&quot;&quot; )">
            <text:p/>
          </table:table-cell>
          <table:table-cell table:formula="of:=IFERROR([.C396]/[.$E396];&quot;&quot; )">
            <text:p/>
          </table:table-cell>
          <table:table-cell table:formula="of:=IFERROR([.D396]/[.$E396];&quot;&quot; )">
            <text:p/>
          </table:table-cell>
          <table:table-cell table:formula="of:=IFERROR([.E396]/[.$E396];&quot;&quot; )">
            <text:p/>
          </table:table-cell>
          <table:table-cell table:formula="of:=IFERROR([.F396]/[.$E396];&quot;&quot; )">
            <text:p/>
          </table:table-cell>
          <table:table-cell table:formula="of:=IFERROR([.G396]/[.$E396];&quot;&quot; )">
            <text:p/>
          </table:table-cell>
          <table:table-cell table:formula="of:=IFERROR([.H396]/[.$E396];&quot;&quot; )">
            <text:p/>
          </table:table-cell>
          <table:table-cell table:formula="of:=IFERROR([.I396]/[.$E396];&quot;&quot; )">
            <text:p/>
          </table:table-cell>
          <table:table-cell table:formula="of:=IFERROR([.J396]/[.$E396];&quot;&quot; )">
            <text:p/>
          </table:table-cell>
          <table:table-cell table:formula="of:=IFERROR([.K396]/[.$E396];&quot;&quot; )">
            <text:p/>
          </table:table-cell>
          <table:table-cell table:formula="of:=IFERROR([.L396]/[.$E396];&quot;&quot; )">
            <text:p/>
          </table:table-cell>
          <table:table-cell table:formula="of:=IFERROR([.M396]/[.$E396];&quot;&quot; )">
            <text:p/>
          </table:table-cell>
          <table:table-cell table:formula="of:=IFERROR([.N396]/[.$E396];&quot;&quot; )">
            <text:p/>
          </table:table-cell>
          <table:table-cell table:formula="of:=IFERROR([.O396]/[.$E396];&quot;&quot; )">
            <text:p/>
          </table:table-cell>
          <table:table-cell table:formula="of:=IFERROR([.P396]/[.$E396];&quot;&quot; )">
            <text:p/>
          </table:table-cell>
          <table:table-cell table:formula="of:=IFERROR([.Q396]/[.$E396];&quot;&quot; )">
            <text:p/>
          </table:table-cell>
          <table:table-cell table:formula="of:=IFERROR([.R396]/[.$E396];&quot;&quot; )">
            <text:p/>
          </table:table-cell>
          <table:table-cell table:formula="of:=IFERROR([.S396]/[.$E396];&quot;&quot; )">
            <text:p/>
          </table:table-cell>
          <table:table-cell table:formula="of:=IFERROR([.T396]/[.$E396];&quot;&quot; )">
            <text:p/>
          </table:table-cell>
          <table:table-cell table:formula="of:=IFERROR([.U396]/[.$E396];&quot;&quot; )">
            <text:p/>
          </table:table-cell>
          <table:table-cell table:formula="of:=IFERROR([.V396]/[.$E39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7]/[.$E397];&quot;&quot; )">
            <text:p/>
          </table:table-cell>
          <table:table-cell table:formula="of:=IFERROR([.C397]/[.$E397];&quot;&quot; )">
            <text:p/>
          </table:table-cell>
          <table:table-cell table:formula="of:=IFERROR([.D397]/[.$E397];&quot;&quot; )">
            <text:p/>
          </table:table-cell>
          <table:table-cell table:formula="of:=IFERROR([.E397]/[.$E397];&quot;&quot; )">
            <text:p/>
          </table:table-cell>
          <table:table-cell table:formula="of:=IFERROR([.F397]/[.$E397];&quot;&quot; )">
            <text:p/>
          </table:table-cell>
          <table:table-cell table:formula="of:=IFERROR([.G397]/[.$E397];&quot;&quot; )">
            <text:p/>
          </table:table-cell>
          <table:table-cell table:formula="of:=IFERROR([.H397]/[.$E397];&quot;&quot; )">
            <text:p/>
          </table:table-cell>
          <table:table-cell table:formula="of:=IFERROR([.I397]/[.$E397];&quot;&quot; )">
            <text:p/>
          </table:table-cell>
          <table:table-cell table:formula="of:=IFERROR([.J397]/[.$E397];&quot;&quot; )">
            <text:p/>
          </table:table-cell>
          <table:table-cell table:formula="of:=IFERROR([.K397]/[.$E397];&quot;&quot; )">
            <text:p/>
          </table:table-cell>
          <table:table-cell table:formula="of:=IFERROR([.L397]/[.$E397];&quot;&quot; )">
            <text:p/>
          </table:table-cell>
          <table:table-cell table:formula="of:=IFERROR([.M397]/[.$E397];&quot;&quot; )">
            <text:p/>
          </table:table-cell>
          <table:table-cell table:formula="of:=IFERROR([.N397]/[.$E397];&quot;&quot; )">
            <text:p/>
          </table:table-cell>
          <table:table-cell table:formula="of:=IFERROR([.O397]/[.$E397];&quot;&quot; )">
            <text:p/>
          </table:table-cell>
          <table:table-cell table:formula="of:=IFERROR([.P397]/[.$E397];&quot;&quot; )">
            <text:p/>
          </table:table-cell>
          <table:table-cell table:formula="of:=IFERROR([.Q397]/[.$E397];&quot;&quot; )">
            <text:p/>
          </table:table-cell>
          <table:table-cell table:formula="of:=IFERROR([.R397]/[.$E397];&quot;&quot; )">
            <text:p/>
          </table:table-cell>
          <table:table-cell table:formula="of:=IFERROR([.S397]/[.$E397];&quot;&quot; )">
            <text:p/>
          </table:table-cell>
          <table:table-cell table:formula="of:=IFERROR([.T397]/[.$E397];&quot;&quot; )">
            <text:p/>
          </table:table-cell>
          <table:table-cell table:formula="of:=IFERROR([.U397]/[.$E397];&quot;&quot; )">
            <text:p/>
          </table:table-cell>
          <table:table-cell table:formula="of:=IFERROR([.V397]/[.$E39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8]/[.$E398];&quot;&quot; )">
            <text:p/>
          </table:table-cell>
          <table:table-cell table:formula="of:=IFERROR([.C398]/[.$E398];&quot;&quot; )">
            <text:p/>
          </table:table-cell>
          <table:table-cell table:formula="of:=IFERROR([.D398]/[.$E398];&quot;&quot; )">
            <text:p/>
          </table:table-cell>
          <table:table-cell table:formula="of:=IFERROR([.E398]/[.$E398];&quot;&quot; )">
            <text:p/>
          </table:table-cell>
          <table:table-cell table:formula="of:=IFERROR([.F398]/[.$E398];&quot;&quot; )">
            <text:p/>
          </table:table-cell>
          <table:table-cell table:formula="of:=IFERROR([.G398]/[.$E398];&quot;&quot; )">
            <text:p/>
          </table:table-cell>
          <table:table-cell table:formula="of:=IFERROR([.H398]/[.$E398];&quot;&quot; )">
            <text:p/>
          </table:table-cell>
          <table:table-cell table:formula="of:=IFERROR([.I398]/[.$E398];&quot;&quot; )">
            <text:p/>
          </table:table-cell>
          <table:table-cell table:formula="of:=IFERROR([.J398]/[.$E398];&quot;&quot; )">
            <text:p/>
          </table:table-cell>
          <table:table-cell table:formula="of:=IFERROR([.K398]/[.$E398];&quot;&quot; )">
            <text:p/>
          </table:table-cell>
          <table:table-cell table:formula="of:=IFERROR([.L398]/[.$E398];&quot;&quot; )">
            <text:p/>
          </table:table-cell>
          <table:table-cell table:formula="of:=IFERROR([.M398]/[.$E398];&quot;&quot; )">
            <text:p/>
          </table:table-cell>
          <table:table-cell table:formula="of:=IFERROR([.N398]/[.$E398];&quot;&quot; )">
            <text:p/>
          </table:table-cell>
          <table:table-cell table:formula="of:=IFERROR([.O398]/[.$E398];&quot;&quot; )">
            <text:p/>
          </table:table-cell>
          <table:table-cell table:formula="of:=IFERROR([.P398]/[.$E398];&quot;&quot; )">
            <text:p/>
          </table:table-cell>
          <table:table-cell table:formula="of:=IFERROR([.Q398]/[.$E398];&quot;&quot; )">
            <text:p/>
          </table:table-cell>
          <table:table-cell table:formula="of:=IFERROR([.R398]/[.$E398];&quot;&quot; )">
            <text:p/>
          </table:table-cell>
          <table:table-cell table:formula="of:=IFERROR([.S398]/[.$E398];&quot;&quot; )">
            <text:p/>
          </table:table-cell>
          <table:table-cell table:formula="of:=IFERROR([.T398]/[.$E398];&quot;&quot; )">
            <text:p/>
          </table:table-cell>
          <table:table-cell table:formula="of:=IFERROR([.U398]/[.$E398];&quot;&quot; )">
            <text:p/>
          </table:table-cell>
          <table:table-cell table:formula="of:=IFERROR([.V398]/[.$E39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399]/[.$E399];&quot;&quot; )">
            <text:p/>
          </table:table-cell>
          <table:table-cell table:formula="of:=IFERROR([.C399]/[.$E399];&quot;&quot; )">
            <text:p/>
          </table:table-cell>
          <table:table-cell table:formula="of:=IFERROR([.D399]/[.$E399];&quot;&quot; )">
            <text:p/>
          </table:table-cell>
          <table:table-cell table:formula="of:=IFERROR([.E399]/[.$E399];&quot;&quot; )">
            <text:p/>
          </table:table-cell>
          <table:table-cell table:formula="of:=IFERROR([.F399]/[.$E399];&quot;&quot; )">
            <text:p/>
          </table:table-cell>
          <table:table-cell table:formula="of:=IFERROR([.G399]/[.$E399];&quot;&quot; )">
            <text:p/>
          </table:table-cell>
          <table:table-cell table:formula="of:=IFERROR([.H399]/[.$E399];&quot;&quot; )">
            <text:p/>
          </table:table-cell>
          <table:table-cell table:formula="of:=IFERROR([.I399]/[.$E399];&quot;&quot; )">
            <text:p/>
          </table:table-cell>
          <table:table-cell table:formula="of:=IFERROR([.J399]/[.$E399];&quot;&quot; )">
            <text:p/>
          </table:table-cell>
          <table:table-cell table:formula="of:=IFERROR([.K399]/[.$E399];&quot;&quot; )">
            <text:p/>
          </table:table-cell>
          <table:table-cell table:formula="of:=IFERROR([.L399]/[.$E399];&quot;&quot; )">
            <text:p/>
          </table:table-cell>
          <table:table-cell table:formula="of:=IFERROR([.M399]/[.$E399];&quot;&quot; )">
            <text:p/>
          </table:table-cell>
          <table:table-cell table:formula="of:=IFERROR([.N399]/[.$E399];&quot;&quot; )">
            <text:p/>
          </table:table-cell>
          <table:table-cell table:formula="of:=IFERROR([.O399]/[.$E399];&quot;&quot; )">
            <text:p/>
          </table:table-cell>
          <table:table-cell table:formula="of:=IFERROR([.P399]/[.$E399];&quot;&quot; )">
            <text:p/>
          </table:table-cell>
          <table:table-cell table:formula="of:=IFERROR([.Q399]/[.$E399];&quot;&quot; )">
            <text:p/>
          </table:table-cell>
          <table:table-cell table:formula="of:=IFERROR([.R399]/[.$E399];&quot;&quot; )">
            <text:p/>
          </table:table-cell>
          <table:table-cell table:formula="of:=IFERROR([.S399]/[.$E399];&quot;&quot; )">
            <text:p/>
          </table:table-cell>
          <table:table-cell table:formula="of:=IFERROR([.T399]/[.$E399];&quot;&quot; )">
            <text:p/>
          </table:table-cell>
          <table:table-cell table:formula="of:=IFERROR([.U399]/[.$E399];&quot;&quot; )">
            <text:p/>
          </table:table-cell>
          <table:table-cell table:formula="of:=IFERROR([.V399]/[.$E39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0]/[.$E400];&quot;&quot; )">
            <text:p/>
          </table:table-cell>
          <table:table-cell table:formula="of:=IFERROR([.C400]/[.$E400];&quot;&quot; )">
            <text:p/>
          </table:table-cell>
          <table:table-cell table:formula="of:=IFERROR([.D400]/[.$E400];&quot;&quot; )">
            <text:p/>
          </table:table-cell>
          <table:table-cell table:formula="of:=IFERROR([.E400]/[.$E400];&quot;&quot; )">
            <text:p/>
          </table:table-cell>
          <table:table-cell table:formula="of:=IFERROR([.F400]/[.$E400];&quot;&quot; )">
            <text:p/>
          </table:table-cell>
          <table:table-cell table:formula="of:=IFERROR([.G400]/[.$E400];&quot;&quot; )">
            <text:p/>
          </table:table-cell>
          <table:table-cell table:formula="of:=IFERROR([.H400]/[.$E400];&quot;&quot; )">
            <text:p/>
          </table:table-cell>
          <table:table-cell table:formula="of:=IFERROR([.I400]/[.$E400];&quot;&quot; )">
            <text:p/>
          </table:table-cell>
          <table:table-cell table:formula="of:=IFERROR([.J400]/[.$E400];&quot;&quot; )">
            <text:p/>
          </table:table-cell>
          <table:table-cell table:formula="of:=IFERROR([.K400]/[.$E400];&quot;&quot; )">
            <text:p/>
          </table:table-cell>
          <table:table-cell table:formula="of:=IFERROR([.L400]/[.$E400];&quot;&quot; )">
            <text:p/>
          </table:table-cell>
          <table:table-cell table:formula="of:=IFERROR([.M400]/[.$E400];&quot;&quot; )">
            <text:p/>
          </table:table-cell>
          <table:table-cell table:formula="of:=IFERROR([.N400]/[.$E400];&quot;&quot; )">
            <text:p/>
          </table:table-cell>
          <table:table-cell table:formula="of:=IFERROR([.O400]/[.$E400];&quot;&quot; )">
            <text:p/>
          </table:table-cell>
          <table:table-cell table:formula="of:=IFERROR([.P400]/[.$E400];&quot;&quot; )">
            <text:p/>
          </table:table-cell>
          <table:table-cell table:formula="of:=IFERROR([.Q400]/[.$E400];&quot;&quot; )">
            <text:p/>
          </table:table-cell>
          <table:table-cell table:formula="of:=IFERROR([.R400]/[.$E400];&quot;&quot; )">
            <text:p/>
          </table:table-cell>
          <table:table-cell table:formula="of:=IFERROR([.S400]/[.$E400];&quot;&quot; )">
            <text:p/>
          </table:table-cell>
          <table:table-cell table:formula="of:=IFERROR([.T400]/[.$E400];&quot;&quot; )">
            <text:p/>
          </table:table-cell>
          <table:table-cell table:formula="of:=IFERROR([.U400]/[.$E400];&quot;&quot; )">
            <text:p/>
          </table:table-cell>
          <table:table-cell table:formula="of:=IFERROR([.V400]/[.$E400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1]/[.$E401];&quot;&quot; )">
            <text:p/>
          </table:table-cell>
          <table:table-cell table:formula="of:=IFERROR([.C401]/[.$E401];&quot;&quot; )">
            <text:p/>
          </table:table-cell>
          <table:table-cell table:formula="of:=IFERROR([.D401]/[.$E401];&quot;&quot; )">
            <text:p/>
          </table:table-cell>
          <table:table-cell table:formula="of:=IFERROR([.E401]/[.$E401];&quot;&quot; )">
            <text:p/>
          </table:table-cell>
          <table:table-cell table:formula="of:=IFERROR([.F401]/[.$E401];&quot;&quot; )">
            <text:p/>
          </table:table-cell>
          <table:table-cell table:formula="of:=IFERROR([.G401]/[.$E401];&quot;&quot; )">
            <text:p/>
          </table:table-cell>
          <table:table-cell table:formula="of:=IFERROR([.H401]/[.$E401];&quot;&quot; )">
            <text:p/>
          </table:table-cell>
          <table:table-cell table:formula="of:=IFERROR([.I401]/[.$E401];&quot;&quot; )">
            <text:p/>
          </table:table-cell>
          <table:table-cell table:formula="of:=IFERROR([.J401]/[.$E401];&quot;&quot; )">
            <text:p/>
          </table:table-cell>
          <table:table-cell table:formula="of:=IFERROR([.K401]/[.$E401];&quot;&quot; )">
            <text:p/>
          </table:table-cell>
          <table:table-cell table:formula="of:=IFERROR([.L401]/[.$E401];&quot;&quot; )">
            <text:p/>
          </table:table-cell>
          <table:table-cell table:formula="of:=IFERROR([.M401]/[.$E401];&quot;&quot; )">
            <text:p/>
          </table:table-cell>
          <table:table-cell table:formula="of:=IFERROR([.N401]/[.$E401];&quot;&quot; )">
            <text:p/>
          </table:table-cell>
          <table:table-cell table:formula="of:=IFERROR([.O401]/[.$E401];&quot;&quot; )">
            <text:p/>
          </table:table-cell>
          <table:table-cell table:formula="of:=IFERROR([.P401]/[.$E401];&quot;&quot; )">
            <text:p/>
          </table:table-cell>
          <table:table-cell table:formula="of:=IFERROR([.Q401]/[.$E401];&quot;&quot; )">
            <text:p/>
          </table:table-cell>
          <table:table-cell table:formula="of:=IFERROR([.R401]/[.$E401];&quot;&quot; )">
            <text:p/>
          </table:table-cell>
          <table:table-cell table:formula="of:=IFERROR([.S401]/[.$E401];&quot;&quot; )">
            <text:p/>
          </table:table-cell>
          <table:table-cell table:formula="of:=IFERROR([.T401]/[.$E401];&quot;&quot; )">
            <text:p/>
          </table:table-cell>
          <table:table-cell table:formula="of:=IFERROR([.U401]/[.$E401];&quot;&quot; )">
            <text:p/>
          </table:table-cell>
          <table:table-cell table:formula="of:=IFERROR([.V401]/[.$E401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2]/[.$E402];&quot;&quot; )">
            <text:p/>
          </table:table-cell>
          <table:table-cell table:formula="of:=IFERROR([.C402]/[.$E402];&quot;&quot; )">
            <text:p/>
          </table:table-cell>
          <table:table-cell table:formula="of:=IFERROR([.D402]/[.$E402];&quot;&quot; )">
            <text:p/>
          </table:table-cell>
          <table:table-cell table:formula="of:=IFERROR([.E402]/[.$E402];&quot;&quot; )">
            <text:p/>
          </table:table-cell>
          <table:table-cell table:formula="of:=IFERROR([.F402]/[.$E402];&quot;&quot; )">
            <text:p/>
          </table:table-cell>
          <table:table-cell table:formula="of:=IFERROR([.G402]/[.$E402];&quot;&quot; )">
            <text:p/>
          </table:table-cell>
          <table:table-cell table:formula="of:=IFERROR([.H402]/[.$E402];&quot;&quot; )">
            <text:p/>
          </table:table-cell>
          <table:table-cell table:formula="of:=IFERROR([.I402]/[.$E402];&quot;&quot; )">
            <text:p/>
          </table:table-cell>
          <table:table-cell table:formula="of:=IFERROR([.J402]/[.$E402];&quot;&quot; )">
            <text:p/>
          </table:table-cell>
          <table:table-cell table:formula="of:=IFERROR([.K402]/[.$E402];&quot;&quot; )">
            <text:p/>
          </table:table-cell>
          <table:table-cell table:formula="of:=IFERROR([.L402]/[.$E402];&quot;&quot; )">
            <text:p/>
          </table:table-cell>
          <table:table-cell table:formula="of:=IFERROR([.M402]/[.$E402];&quot;&quot; )">
            <text:p/>
          </table:table-cell>
          <table:table-cell table:formula="of:=IFERROR([.N402]/[.$E402];&quot;&quot; )">
            <text:p/>
          </table:table-cell>
          <table:table-cell table:formula="of:=IFERROR([.O402]/[.$E402];&quot;&quot; )">
            <text:p/>
          </table:table-cell>
          <table:table-cell table:formula="of:=IFERROR([.P402]/[.$E402];&quot;&quot; )">
            <text:p/>
          </table:table-cell>
          <table:table-cell table:formula="of:=IFERROR([.Q402]/[.$E402];&quot;&quot; )">
            <text:p/>
          </table:table-cell>
          <table:table-cell table:formula="of:=IFERROR([.R402]/[.$E402];&quot;&quot; )">
            <text:p/>
          </table:table-cell>
          <table:table-cell table:formula="of:=IFERROR([.S402]/[.$E402];&quot;&quot; )">
            <text:p/>
          </table:table-cell>
          <table:table-cell table:formula="of:=IFERROR([.T402]/[.$E402];&quot;&quot; )">
            <text:p/>
          </table:table-cell>
          <table:table-cell table:formula="of:=IFERROR([.U402]/[.$E402];&quot;&quot; )">
            <text:p/>
          </table:table-cell>
          <table:table-cell table:formula="of:=IFERROR([.V402]/[.$E402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3]/[.$E403];&quot;&quot; )">
            <text:p/>
          </table:table-cell>
          <table:table-cell table:formula="of:=IFERROR([.C403]/[.$E403];&quot;&quot; )">
            <text:p/>
          </table:table-cell>
          <table:table-cell table:formula="of:=IFERROR([.D403]/[.$E403];&quot;&quot; )">
            <text:p/>
          </table:table-cell>
          <table:table-cell table:formula="of:=IFERROR([.E403]/[.$E403];&quot;&quot; )">
            <text:p/>
          </table:table-cell>
          <table:table-cell table:formula="of:=IFERROR([.F403]/[.$E403];&quot;&quot; )">
            <text:p/>
          </table:table-cell>
          <table:table-cell table:formula="of:=IFERROR([.G403]/[.$E403];&quot;&quot; )">
            <text:p/>
          </table:table-cell>
          <table:table-cell table:formula="of:=IFERROR([.H403]/[.$E403];&quot;&quot; )">
            <text:p/>
          </table:table-cell>
          <table:table-cell table:formula="of:=IFERROR([.I403]/[.$E403];&quot;&quot; )">
            <text:p/>
          </table:table-cell>
          <table:table-cell table:formula="of:=IFERROR([.J403]/[.$E403];&quot;&quot; )">
            <text:p/>
          </table:table-cell>
          <table:table-cell table:formula="of:=IFERROR([.K403]/[.$E403];&quot;&quot; )">
            <text:p/>
          </table:table-cell>
          <table:table-cell table:formula="of:=IFERROR([.L403]/[.$E403];&quot;&quot; )">
            <text:p/>
          </table:table-cell>
          <table:table-cell table:formula="of:=IFERROR([.M403]/[.$E403];&quot;&quot; )">
            <text:p/>
          </table:table-cell>
          <table:table-cell table:formula="of:=IFERROR([.N403]/[.$E403];&quot;&quot; )">
            <text:p/>
          </table:table-cell>
          <table:table-cell table:formula="of:=IFERROR([.O403]/[.$E403];&quot;&quot; )">
            <text:p/>
          </table:table-cell>
          <table:table-cell table:formula="of:=IFERROR([.P403]/[.$E403];&quot;&quot; )">
            <text:p/>
          </table:table-cell>
          <table:table-cell table:formula="of:=IFERROR([.Q403]/[.$E403];&quot;&quot; )">
            <text:p/>
          </table:table-cell>
          <table:table-cell table:formula="of:=IFERROR([.R403]/[.$E403];&quot;&quot; )">
            <text:p/>
          </table:table-cell>
          <table:table-cell table:formula="of:=IFERROR([.S403]/[.$E403];&quot;&quot; )">
            <text:p/>
          </table:table-cell>
          <table:table-cell table:formula="of:=IFERROR([.T403]/[.$E403];&quot;&quot; )">
            <text:p/>
          </table:table-cell>
          <table:table-cell table:formula="of:=IFERROR([.U403]/[.$E403];&quot;&quot; )">
            <text:p/>
          </table:table-cell>
          <table:table-cell table:formula="of:=IFERROR([.V403]/[.$E403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4]/[.$E404];&quot;&quot; )">
            <text:p/>
          </table:table-cell>
          <table:table-cell table:formula="of:=IFERROR([.C404]/[.$E404];&quot;&quot; )">
            <text:p/>
          </table:table-cell>
          <table:table-cell table:formula="of:=IFERROR([.D404]/[.$E404];&quot;&quot; )">
            <text:p/>
          </table:table-cell>
          <table:table-cell table:formula="of:=IFERROR([.E404]/[.$E404];&quot;&quot; )">
            <text:p/>
          </table:table-cell>
          <table:table-cell table:formula="of:=IFERROR([.F404]/[.$E404];&quot;&quot; )">
            <text:p/>
          </table:table-cell>
          <table:table-cell table:formula="of:=IFERROR([.G404]/[.$E404];&quot;&quot; )">
            <text:p/>
          </table:table-cell>
          <table:table-cell table:formula="of:=IFERROR([.H404]/[.$E404];&quot;&quot; )">
            <text:p/>
          </table:table-cell>
          <table:table-cell table:formula="of:=IFERROR([.I404]/[.$E404];&quot;&quot; )">
            <text:p/>
          </table:table-cell>
          <table:table-cell table:formula="of:=IFERROR([.J404]/[.$E404];&quot;&quot; )">
            <text:p/>
          </table:table-cell>
          <table:table-cell table:formula="of:=IFERROR([.K404]/[.$E404];&quot;&quot; )">
            <text:p/>
          </table:table-cell>
          <table:table-cell table:formula="of:=IFERROR([.L404]/[.$E404];&quot;&quot; )">
            <text:p/>
          </table:table-cell>
          <table:table-cell table:formula="of:=IFERROR([.M404]/[.$E404];&quot;&quot; )">
            <text:p/>
          </table:table-cell>
          <table:table-cell table:formula="of:=IFERROR([.N404]/[.$E404];&quot;&quot; )">
            <text:p/>
          </table:table-cell>
          <table:table-cell table:formula="of:=IFERROR([.O404]/[.$E404];&quot;&quot; )">
            <text:p/>
          </table:table-cell>
          <table:table-cell table:formula="of:=IFERROR([.P404]/[.$E404];&quot;&quot; )">
            <text:p/>
          </table:table-cell>
          <table:table-cell table:formula="of:=IFERROR([.Q404]/[.$E404];&quot;&quot; )">
            <text:p/>
          </table:table-cell>
          <table:table-cell table:formula="of:=IFERROR([.R404]/[.$E404];&quot;&quot; )">
            <text:p/>
          </table:table-cell>
          <table:table-cell table:formula="of:=IFERROR([.S404]/[.$E404];&quot;&quot; )">
            <text:p/>
          </table:table-cell>
          <table:table-cell table:formula="of:=IFERROR([.T404]/[.$E404];&quot;&quot; )">
            <text:p/>
          </table:table-cell>
          <table:table-cell table:formula="of:=IFERROR([.U404]/[.$E404];&quot;&quot; )">
            <text:p/>
          </table:table-cell>
          <table:table-cell table:formula="of:=IFERROR([.V404]/[.$E404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5]/[.$E405];&quot;&quot; )">
            <text:p/>
          </table:table-cell>
          <table:table-cell table:formula="of:=IFERROR([.C405]/[.$E405];&quot;&quot; )">
            <text:p/>
          </table:table-cell>
          <table:table-cell table:formula="of:=IFERROR([.D405]/[.$E405];&quot;&quot; )">
            <text:p/>
          </table:table-cell>
          <table:table-cell table:formula="of:=IFERROR([.E405]/[.$E405];&quot;&quot; )">
            <text:p/>
          </table:table-cell>
          <table:table-cell table:formula="of:=IFERROR([.F405]/[.$E405];&quot;&quot; )">
            <text:p/>
          </table:table-cell>
          <table:table-cell table:formula="of:=IFERROR([.G405]/[.$E405];&quot;&quot; )">
            <text:p/>
          </table:table-cell>
          <table:table-cell table:formula="of:=IFERROR([.H405]/[.$E405];&quot;&quot; )">
            <text:p/>
          </table:table-cell>
          <table:table-cell table:formula="of:=IFERROR([.I405]/[.$E405];&quot;&quot; )">
            <text:p/>
          </table:table-cell>
          <table:table-cell table:formula="of:=IFERROR([.J405]/[.$E405];&quot;&quot; )">
            <text:p/>
          </table:table-cell>
          <table:table-cell table:formula="of:=IFERROR([.K405]/[.$E405];&quot;&quot; )">
            <text:p/>
          </table:table-cell>
          <table:table-cell table:formula="of:=IFERROR([.L405]/[.$E405];&quot;&quot; )">
            <text:p/>
          </table:table-cell>
          <table:table-cell table:formula="of:=IFERROR([.M405]/[.$E405];&quot;&quot; )">
            <text:p/>
          </table:table-cell>
          <table:table-cell table:formula="of:=IFERROR([.N405]/[.$E405];&quot;&quot; )">
            <text:p/>
          </table:table-cell>
          <table:table-cell table:formula="of:=IFERROR([.O405]/[.$E405];&quot;&quot; )">
            <text:p/>
          </table:table-cell>
          <table:table-cell table:formula="of:=IFERROR([.P405]/[.$E405];&quot;&quot; )">
            <text:p/>
          </table:table-cell>
          <table:table-cell table:formula="of:=IFERROR([.Q405]/[.$E405];&quot;&quot; )">
            <text:p/>
          </table:table-cell>
          <table:table-cell table:formula="of:=IFERROR([.R405]/[.$E405];&quot;&quot; )">
            <text:p/>
          </table:table-cell>
          <table:table-cell table:formula="of:=IFERROR([.S405]/[.$E405];&quot;&quot; )">
            <text:p/>
          </table:table-cell>
          <table:table-cell table:formula="of:=IFERROR([.T405]/[.$E405];&quot;&quot; )">
            <text:p/>
          </table:table-cell>
          <table:table-cell table:formula="of:=IFERROR([.U405]/[.$E405];&quot;&quot; )">
            <text:p/>
          </table:table-cell>
          <table:table-cell table:formula="of:=IFERROR([.V405]/[.$E405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6]/[.$E406];&quot;&quot; )">
            <text:p/>
          </table:table-cell>
          <table:table-cell table:formula="of:=IFERROR([.C406]/[.$E406];&quot;&quot; )">
            <text:p/>
          </table:table-cell>
          <table:table-cell table:formula="of:=IFERROR([.D406]/[.$E406];&quot;&quot; )">
            <text:p/>
          </table:table-cell>
          <table:table-cell table:formula="of:=IFERROR([.E406]/[.$E406];&quot;&quot; )">
            <text:p/>
          </table:table-cell>
          <table:table-cell table:formula="of:=IFERROR([.F406]/[.$E406];&quot;&quot; )">
            <text:p/>
          </table:table-cell>
          <table:table-cell table:formula="of:=IFERROR([.G406]/[.$E406];&quot;&quot; )">
            <text:p/>
          </table:table-cell>
          <table:table-cell table:formula="of:=IFERROR([.H406]/[.$E406];&quot;&quot; )">
            <text:p/>
          </table:table-cell>
          <table:table-cell table:formula="of:=IFERROR([.I406]/[.$E406];&quot;&quot; )">
            <text:p/>
          </table:table-cell>
          <table:table-cell table:formula="of:=IFERROR([.J406]/[.$E406];&quot;&quot; )">
            <text:p/>
          </table:table-cell>
          <table:table-cell table:formula="of:=IFERROR([.K406]/[.$E406];&quot;&quot; )">
            <text:p/>
          </table:table-cell>
          <table:table-cell table:formula="of:=IFERROR([.L406]/[.$E406];&quot;&quot; )">
            <text:p/>
          </table:table-cell>
          <table:table-cell table:formula="of:=IFERROR([.M406]/[.$E406];&quot;&quot; )">
            <text:p/>
          </table:table-cell>
          <table:table-cell table:formula="of:=IFERROR([.N406]/[.$E406];&quot;&quot; )">
            <text:p/>
          </table:table-cell>
          <table:table-cell table:formula="of:=IFERROR([.O406]/[.$E406];&quot;&quot; )">
            <text:p/>
          </table:table-cell>
          <table:table-cell table:formula="of:=IFERROR([.P406]/[.$E406];&quot;&quot; )">
            <text:p/>
          </table:table-cell>
          <table:table-cell table:formula="of:=IFERROR([.Q406]/[.$E406];&quot;&quot; )">
            <text:p/>
          </table:table-cell>
          <table:table-cell table:formula="of:=IFERROR([.R406]/[.$E406];&quot;&quot; )">
            <text:p/>
          </table:table-cell>
          <table:table-cell table:formula="of:=IFERROR([.S406]/[.$E406];&quot;&quot; )">
            <text:p/>
          </table:table-cell>
          <table:table-cell table:formula="of:=IFERROR([.T406]/[.$E406];&quot;&quot; )">
            <text:p/>
          </table:table-cell>
          <table:table-cell table:formula="of:=IFERROR([.U406]/[.$E406];&quot;&quot; )">
            <text:p/>
          </table:table-cell>
          <table:table-cell table:formula="of:=IFERROR([.V406]/[.$E406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7]/[.$E407];&quot;&quot; )">
            <text:p/>
          </table:table-cell>
          <table:table-cell table:formula="of:=IFERROR([.C407]/[.$E407];&quot;&quot; )">
            <text:p/>
          </table:table-cell>
          <table:table-cell table:formula="of:=IFERROR([.D407]/[.$E407];&quot;&quot; )">
            <text:p/>
          </table:table-cell>
          <table:table-cell table:formula="of:=IFERROR([.E407]/[.$E407];&quot;&quot; )">
            <text:p/>
          </table:table-cell>
          <table:table-cell table:formula="of:=IFERROR([.F407]/[.$E407];&quot;&quot; )">
            <text:p/>
          </table:table-cell>
          <table:table-cell table:formula="of:=IFERROR([.G407]/[.$E407];&quot;&quot; )">
            <text:p/>
          </table:table-cell>
          <table:table-cell table:formula="of:=IFERROR([.H407]/[.$E407];&quot;&quot; )">
            <text:p/>
          </table:table-cell>
          <table:table-cell table:formula="of:=IFERROR([.I407]/[.$E407];&quot;&quot; )">
            <text:p/>
          </table:table-cell>
          <table:table-cell table:formula="of:=IFERROR([.J407]/[.$E407];&quot;&quot; )">
            <text:p/>
          </table:table-cell>
          <table:table-cell table:formula="of:=IFERROR([.K407]/[.$E407];&quot;&quot; )">
            <text:p/>
          </table:table-cell>
          <table:table-cell table:formula="of:=IFERROR([.L407]/[.$E407];&quot;&quot; )">
            <text:p/>
          </table:table-cell>
          <table:table-cell table:formula="of:=IFERROR([.M407]/[.$E407];&quot;&quot; )">
            <text:p/>
          </table:table-cell>
          <table:table-cell table:formula="of:=IFERROR([.N407]/[.$E407];&quot;&quot; )">
            <text:p/>
          </table:table-cell>
          <table:table-cell table:formula="of:=IFERROR([.O407]/[.$E407];&quot;&quot; )">
            <text:p/>
          </table:table-cell>
          <table:table-cell table:formula="of:=IFERROR([.P407]/[.$E407];&quot;&quot; )">
            <text:p/>
          </table:table-cell>
          <table:table-cell table:formula="of:=IFERROR([.Q407]/[.$E407];&quot;&quot; )">
            <text:p/>
          </table:table-cell>
          <table:table-cell table:formula="of:=IFERROR([.R407]/[.$E407];&quot;&quot; )">
            <text:p/>
          </table:table-cell>
          <table:table-cell table:formula="of:=IFERROR([.S407]/[.$E407];&quot;&quot; )">
            <text:p/>
          </table:table-cell>
          <table:table-cell table:formula="of:=IFERROR([.T407]/[.$E407];&quot;&quot; )">
            <text:p/>
          </table:table-cell>
          <table:table-cell table:formula="of:=IFERROR([.U407]/[.$E407];&quot;&quot; )">
            <text:p/>
          </table:table-cell>
          <table:table-cell table:formula="of:=IFERROR([.V407]/[.$E407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8]/[.$E408];&quot;&quot; )">
            <text:p/>
          </table:table-cell>
          <table:table-cell table:formula="of:=IFERROR([.C408]/[.$E408];&quot;&quot; )">
            <text:p/>
          </table:table-cell>
          <table:table-cell table:formula="of:=IFERROR([.D408]/[.$E408];&quot;&quot; )">
            <text:p/>
          </table:table-cell>
          <table:table-cell table:formula="of:=IFERROR([.E408]/[.$E408];&quot;&quot; )">
            <text:p/>
          </table:table-cell>
          <table:table-cell table:formula="of:=IFERROR([.F408]/[.$E408];&quot;&quot; )">
            <text:p/>
          </table:table-cell>
          <table:table-cell table:formula="of:=IFERROR([.G408]/[.$E408];&quot;&quot; )">
            <text:p/>
          </table:table-cell>
          <table:table-cell table:formula="of:=IFERROR([.H408]/[.$E408];&quot;&quot; )">
            <text:p/>
          </table:table-cell>
          <table:table-cell table:formula="of:=IFERROR([.I408]/[.$E408];&quot;&quot; )">
            <text:p/>
          </table:table-cell>
          <table:table-cell table:formula="of:=IFERROR([.J408]/[.$E408];&quot;&quot; )">
            <text:p/>
          </table:table-cell>
          <table:table-cell table:formula="of:=IFERROR([.K408]/[.$E408];&quot;&quot; )">
            <text:p/>
          </table:table-cell>
          <table:table-cell table:formula="of:=IFERROR([.L408]/[.$E408];&quot;&quot; )">
            <text:p/>
          </table:table-cell>
          <table:table-cell table:formula="of:=IFERROR([.M408]/[.$E408];&quot;&quot; )">
            <text:p/>
          </table:table-cell>
          <table:table-cell table:formula="of:=IFERROR([.N408]/[.$E408];&quot;&quot; )">
            <text:p/>
          </table:table-cell>
          <table:table-cell table:formula="of:=IFERROR([.O408]/[.$E408];&quot;&quot; )">
            <text:p/>
          </table:table-cell>
          <table:table-cell table:formula="of:=IFERROR([.P408]/[.$E408];&quot;&quot; )">
            <text:p/>
          </table:table-cell>
          <table:table-cell table:formula="of:=IFERROR([.Q408]/[.$E408];&quot;&quot; )">
            <text:p/>
          </table:table-cell>
          <table:table-cell table:formula="of:=IFERROR([.R408]/[.$E408];&quot;&quot; )">
            <text:p/>
          </table:table-cell>
          <table:table-cell table:formula="of:=IFERROR([.S408]/[.$E408];&quot;&quot; )">
            <text:p/>
          </table:table-cell>
          <table:table-cell table:formula="of:=IFERROR([.T408]/[.$E408];&quot;&quot; )">
            <text:p/>
          </table:table-cell>
          <table:table-cell table:formula="of:=IFERROR([.U408]/[.$E408];&quot;&quot; )">
            <text:p/>
          </table:table-cell>
          <table:table-cell table:formula="of:=IFERROR([.V408]/[.$E408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09]/[.$E409];&quot;&quot; )">
            <text:p/>
          </table:table-cell>
          <table:table-cell table:formula="of:=IFERROR([.C409]/[.$E409];&quot;&quot; )">
            <text:p/>
          </table:table-cell>
          <table:table-cell table:formula="of:=IFERROR([.D409]/[.$E409];&quot;&quot; )">
            <text:p/>
          </table:table-cell>
          <table:table-cell table:formula="of:=IFERROR([.E409]/[.$E409];&quot;&quot; )">
            <text:p/>
          </table:table-cell>
          <table:table-cell table:formula="of:=IFERROR([.F409]/[.$E409];&quot;&quot; )">
            <text:p/>
          </table:table-cell>
          <table:table-cell table:formula="of:=IFERROR([.G409]/[.$E409];&quot;&quot; )">
            <text:p/>
          </table:table-cell>
          <table:table-cell table:formula="of:=IFERROR([.H409]/[.$E409];&quot;&quot; )">
            <text:p/>
          </table:table-cell>
          <table:table-cell table:formula="of:=IFERROR([.I409]/[.$E409];&quot;&quot; )">
            <text:p/>
          </table:table-cell>
          <table:table-cell table:formula="of:=IFERROR([.J409]/[.$E409];&quot;&quot; )">
            <text:p/>
          </table:table-cell>
          <table:table-cell table:formula="of:=IFERROR([.K409]/[.$E409];&quot;&quot; )">
            <text:p/>
          </table:table-cell>
          <table:table-cell table:formula="of:=IFERROR([.L409]/[.$E409];&quot;&quot; )">
            <text:p/>
          </table:table-cell>
          <table:table-cell table:formula="of:=IFERROR([.M409]/[.$E409];&quot;&quot; )">
            <text:p/>
          </table:table-cell>
          <table:table-cell table:formula="of:=IFERROR([.N409]/[.$E409];&quot;&quot; )">
            <text:p/>
          </table:table-cell>
          <table:table-cell table:formula="of:=IFERROR([.O409]/[.$E409];&quot;&quot; )">
            <text:p/>
          </table:table-cell>
          <table:table-cell table:formula="of:=IFERROR([.P409]/[.$E409];&quot;&quot; )">
            <text:p/>
          </table:table-cell>
          <table:table-cell table:formula="of:=IFERROR([.Q409]/[.$E409];&quot;&quot; )">
            <text:p/>
          </table:table-cell>
          <table:table-cell table:formula="of:=IFERROR([.R409]/[.$E409];&quot;&quot; )">
            <text:p/>
          </table:table-cell>
          <table:table-cell table:formula="of:=IFERROR([.S409]/[.$E409];&quot;&quot; )">
            <text:p/>
          </table:table-cell>
          <table:table-cell table:formula="of:=IFERROR([.T409]/[.$E409];&quot;&quot; )">
            <text:p/>
          </table:table-cell>
          <table:table-cell table:formula="of:=IFERROR([.U409]/[.$E409];&quot;&quot; )">
            <text:p/>
          </table:table-cell>
          <table:table-cell table:formula="of:=IFERROR([.V409]/[.$E409];&quot;&quot; )">
            <text:p/>
          </table:table-cell>
          <table:table-cell table:number-columns-repeated="1002"/>
        </table:table-row>
        <table:table-row table:style-name="ro2">
          <table:table-cell/>
          <table:table-cell table:formula="of:=IFERROR([.B410]/[.$E410];&quot;&quot; )">
            <text:p/>
          </table:table-cell>
          <table:table-cell table:formula="of:=IFERROR([.C410]/[.$E410];&quot;&quot; )">
            <text:p/>
          </table:table-cell>
          <table:table-cell table:formula="of:=IFERROR([.D410]/[.$E410];&quot;&quot; )">
            <text:p/>
          </table:table-cell>
          <table:table-cell table:formula="of:=IFERROR([.E410]/[.$E410];&quot;&quot; )">
            <text:p/>
          </table:table-cell>
          <table:table-cell table:formula="of:=IFERROR([.F410]/[.$E410];&quot;&quot; )">
            <text:p/>
          </table:table-cell>
          <table:table-cell table:formula="of:=IFERROR([.G410]/[.$E410];&quot;&quot; )">
            <text:p/>
          </table:table-cell>
          <table:table-cell table:formula="of:=IFERROR([.H410]/[.$E410];&quot;&quot; )">
            <text:p/>
          </table:table-cell>
          <table:table-cell table:formula="of:=IFERROR([.I410]/[.$E410];&quot;&quot; )">
            <text:p/>
          </table:table-cell>
          <table:table-cell table:formula="of:=IFERROR([.J410]/[.$E410];&quot;&quot; )">
            <text:p/>
          </table:table-cell>
          <table:table-cell table:formula="of:=IFERROR([.K410]/[.$E410];&quot;&quot; )">
            <text:p/>
          </table:table-cell>
          <table:table-cell table:formula="of:=IFERROR([.L410]/[.$E410];&quot;&quot; )">
            <text:p/>
          </table:table-cell>
          <table:table-cell table:formula="of:=IFERROR([.M410]/[.$E410];&quot;&quot; )">
            <text:p/>
          </table:table-cell>
          <table:table-cell table:formula="of:=IFERROR([.N410]/[.$E410];&quot;&quot; )">
            <text:p/>
          </table:table-cell>
          <table:table-cell table:formula="of:=IFERROR([.O410]/[.$E410];&quot;&quot; )">
            <text:p/>
          </table:table-cell>
          <table:table-cell table:formula="of:=IFERROR([.P410]/[.$E410];&quot;&quot; )">
            <text:p/>
          </table:table-cell>
          <table:table-cell table:formula="of:=IFERROR([.Q410]/[.$E410];&quot;&quot; )">
            <text:p/>
          </table:table-cell>
          <table:table-cell table:formula="of:=IFERROR([.R410]/[.$E410];&quot;&quot; )">
            <text:p/>
          </table:table-cell>
          <table:table-cell table:formula="of:=IFERROR([.S410]/[.$E410];&quot;&quot; )">
            <text:p/>
          </table:table-cell>
          <table:table-cell table:formula="of:=IFERROR([.T410]/[.$E410];&quot;&quot; )">
            <text:p/>
          </table:table-cell>
          <table:table-cell table:formula="of:=IFERROR([.U410]/[.$E410];&quot;&quot; )">
            <text:p/>
          </table:table-cell>
          <table:table-cell table:formula="of:=IFERROR([.V410]/[.$E410];&quot;&quot; )">
            <text:p/>
          </table:table-cell>
          <table:table-cell table:number-columns-repeated="100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style-name="ce3"/>
          <table:table-cell/>
          <table:table-cell table:style-name="Default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valMin</text:p>
          </table:table-cell>
          <table:table-cell table:formula="of:=AVERAGE([.B422:.B530])-2*STDEV([.B422:.B530])" office:value-type="float" office:value="0.0579506389121063" calcext:value-type="float">
            <text:p>0,0579506389</text:p>
          </table:table-cell>
          <table:table-cell table:formula="of:=AVERAGE([.C422:.C530])-2*STDEV([.C422:.C530])" office:value-type="float" office:value="-0.0762081414662341" calcext:value-type="float">
            <text:p>-0,0762081415</text:p>
          </table:table-cell>
          <table:table-cell table:formula="of:=AVERAGE([.D422:.D530])-2*STDEV([.D422:.D530])" office:value-type="float" office:value="0.0555149482577041" calcext:value-type="float">
            <text:p>0,0555149483</text:p>
          </table:table-cell>
          <table:table-cell table:formula="of:=AVERAGE([.E422:.E530])-2*STDEV([.E422:.E530])" office:value-type="float" office:value="1" calcext:value-type="float">
            <text:p>1</text:p>
          </table:table-cell>
          <table:table-cell table:formula="of:=AVERAGE([.F422:.F530])-2*STDEV([.F422:.F530])" office:value-type="float" office:value="0.00819415979760979" calcext:value-type="float">
            <text:p>0,0081941598</text:p>
          </table:table-cell>
          <table:table-cell table:formula="of:=AVERAGE([.G422:.G530])-2*STDEV([.G422:.G530])" office:value-type="float" office:value="0.264942412357594" calcext:value-type="float">
            <text:p>0,2649424124</text:p>
          </table:table-cell>
          <table:table-cell table:formula="of:=AVERAGE([.H422:.H530])-2*STDEV([.H422:.H530])" office:value-type="float" office:value="0.0197426275931124" calcext:value-type="float">
            <text:p>0,0197426276</text:p>
          </table:table-cell>
          <table:table-cell table:formula="of:=AVERAGE([.I422:.I530])-2*STDEV([.I422:.I530])" office:value-type="float" office:value="0.350987243251434" calcext:value-type="float">
            <text:p>0,3509872433</text:p>
          </table:table-cell>
          <table:table-cell table:formula="of:=AVERAGE([.J422:.J530])-2*STDEV([.J422:.J530])" office:value-type="float" office:value="0.0509309994924494" calcext:value-type="float">
            <text:p>0,0509309995</text:p>
          </table:table-cell>
          <table:table-cell table:formula="of:=AVERAGE([.K422:.K530])-2*STDEV([.K422:.K530])" office:value-type="float" office:value="0.0493033342967794" calcext:value-type="float">
            <text:p>0,0493033343</text:p>
          </table:table-cell>
          <table:table-cell table:formula="of:=AVERAGE([.L422:.L530])-2*STDEV([.L422:.L530])" office:value-type="float" office:value="0.0143937689622144" calcext:value-type="float">
            <text:p>0,014393769</text:p>
          </table:table-cell>
          <table:table-cell table:formula="of:=AVERAGE([.M422:.M530])-2*STDEV([.M422:.M530])" office:value-type="float" office:value="0.220771037445585" calcext:value-type="float">
            <text:p>0,2207710374</text:p>
          </table:table-cell>
          <table:table-cell table:formula="of:=AVERAGE([.N422:.N530])-2*STDEV([.N422:.N530])" office:value-type="float" office:value="0.0692669024064998" calcext:value-type="float">
            <text:p>0,0692669024</text:p>
          </table:table-cell>
          <table:table-cell table:formula="of:=AVERAGE([.O422:.O530])-2*STDEV([.O422:.O530])" office:value-type="float" office:value="0.253346518318329" calcext:value-type="float">
            <text:p>0,2533465183</text:p>
          </table:table-cell>
          <table:table-cell table:formula="of:=AVERAGE([.P422:.P530])-2*STDEV([.P422:.P530])" office:value-type="float" office:value="0.021851950405718" calcext:value-type="float">
            <text:p>0,0218519504</text:p>
          </table:table-cell>
          <table:table-cell table:formula="of:=AVERAGE([.Q422:.Q530])-2*STDEV([.Q422:.Q530])" office:value-type="float" office:value="0.0130749296116256" calcext:value-type="float">
            <text:p>0,0130749296</text:p>
          </table:table-cell>
          <table:table-cell table:formula="of:=AVERAGE([.R422:.R530])-2*STDEV([.R422:.R530])" office:value-type="float" office:value="0.0844629237823538" calcext:value-type="float">
            <text:p>0,0844629238</text:p>
          </table:table-cell>
          <table:table-cell table:formula="of:=AVERAGE([.S422:.S530])-2*STDEV([.S422:.S530])" office:value-type="float" office:value="0.327321047418137" calcext:value-type="float">
            <text:p>0,3273210474</text:p>
          </table:table-cell>
          <table:table-cell table:formula="of:=AVERAGE([.T422:.T530])-2*STDEV([.T422:.T530])" office:value-type="float" office:value="0.178671377803917" calcext:value-type="float">
            <text:p>0,1786713778</text:p>
          </table:table-cell>
          <table:table-cell table:formula="of:=AVERAGE([.U422:.U530])-2*STDEV([.U422:.U530])" office:value-type="float" office:value="0.250931931186769" calcext:value-type="float">
            <text:p>0,2509319312</text:p>
          </table:table-cell>
          <table:table-cell table:formula="of:=AVERAGE([.V422:.V530])-2*STDEV([.V422:.V530])" office:value-type="float" office:value="0.241414042956626" calcext:value-type="float">
            <text:p>0,241414043</text:p>
          </table:table-cell>
          <table:table-cell table:number-columns-repeated="1002"/>
        </table:table-row>
        <table:table-row table:style-name="ro2">
          <table:table-cell table:style-name="Default" office:value-type="string" calcext:value-type="string">
            <text:p>ValMax</text:p>
          </table:table-cell>
          <table:table-cell table:style-name="ce5" table:formula="of:=AVERAGE([.B422:.B530])+2*STDEV([.B422:.B530])" office:value-type="float" office:value="0.0689786146134289" calcext:value-type="float">
            <text:p>0,0689786146</text:p>
          </table:table-cell>
          <table:table-cell table:style-name="ce5" table:formula="of:=AVERAGE([.C422:.C530])+2*STDEV([.C422:.C530])" office:value-type="float" office:value="0.146696448318258" calcext:value-type="float">
            <text:p>0,1466964483</text:p>
          </table:table-cell>
          <table:table-cell table:style-name="ce5" table:formula="of:=AVERAGE([.D422:.D530])+2*STDEV([.D422:.D530])" office:value-type="float" office:value="0.085487963521471" calcext:value-type="float">
            <text:p>0,0854879635</text:p>
          </table:table-cell>
          <table:table-cell table:style-name="ce5" table:formula="of:=AVERAGE([.E422:.E530])+2*STDEV([.E422:.E530])" office:value-type="float" office:value="1" calcext:value-type="float">
            <text:p>1</text:p>
          </table:table-cell>
          <table:table-cell table:style-name="ce5" table:formula="of:=AVERAGE([.F422:.F530])+2*STDEV([.F422:.F530])" office:value-type="float" office:value="0.0170905190565499" calcext:value-type="float">
            <text:p>0,0170905191</text:p>
          </table:table-cell>
          <table:table-cell table:style-name="ce5" table:formula="of:=AVERAGE([.G422:.G530])+2*STDEV([.G422:.G530])" office:value-type="float" office:value="0.288888811303053" calcext:value-type="float">
            <text:p>0,2888888113</text:p>
          </table:table-cell>
          <table:table-cell table:style-name="ce5" table:formula="of:=AVERAGE([.H422:.H530])+2*STDEV([.H422:.H530])" office:value-type="float" office:value="0.0236697254667924" calcext:value-type="float">
            <text:p>0,0236697255</text:p>
          </table:table-cell>
          <table:table-cell table:style-name="ce5" table:formula="of:=AVERAGE([.I422:.I530])+2*STDEV([.I422:.I530])" office:value-type="float" office:value="0.435431089557396" calcext:value-type="float">
            <text:p>0,4354310896</text:p>
          </table:table-cell>
          <table:table-cell table:style-name="ce5" table:formula="of:=AVERAGE([.J422:.J530])+2*STDEV([.J422:.J530])" office:value-type="float" office:value="0.0638009433649114" calcext:value-type="float">
            <text:p>0,0638009434</text:p>
          </table:table-cell>
          <table:table-cell table:style-name="ce5" table:formula="of:=AVERAGE([.K422:.K530])+2*STDEV([.K422:.K530])" office:value-type="float" office:value="0.0611042400446459" calcext:value-type="float">
            <text:p>0,06110424</text:p>
          </table:table-cell>
          <table:table-cell table:style-name="ce5" table:formula="of:=AVERAGE([.L422:.L530])+2*STDEV([.L422:.L530])" office:value-type="float" office:value="0.035322950890428" calcext:value-type="float">
            <text:p>0,0353229509</text:p>
          </table:table-cell>
          <table:table-cell table:style-name="ce5" table:formula="of:=AVERAGE([.M422:.M530])+2*STDEV([.M422:.M530])" office:value-type="float" office:value="0.245063826622102" calcext:value-type="float">
            <text:p>0,2450638266</text:p>
          </table:table-cell>
          <table:table-cell table:style-name="ce5" table:formula="of:=AVERAGE([.N422:.N530])+2*STDEV([.N422:.N530])" office:value-type="float" office:value="0.080324452185597" calcext:value-type="float">
            <text:p>0,0803244522</text:p>
          </table:table-cell>
          <table:table-cell table:style-name="ce5" table:formula="of:=AVERAGE([.O422:.O530])+2*STDEV([.O422:.O530])" office:value-type="float" office:value="0.294345025661323" calcext:value-type="float">
            <text:p>0,2943450257</text:p>
          </table:table-cell>
          <table:table-cell table:style-name="ce5" table:formula="of:=AVERAGE([.P422:.P530])+2*STDEV([.P422:.P530])" office:value-type="float" office:value="0.0277724312008107" calcext:value-type="float">
            <text:p>0,0277724312</text:p>
          </table:table-cell>
          <table:table-cell table:style-name="ce5" table:formula="of:=AVERAGE([.Q422:.Q530])+2*STDEV([.Q422:.Q530])" office:value-type="float" office:value="0.0200789366247601" calcext:value-type="float">
            <text:p>0,0200789366</text:p>
          </table:table-cell>
          <table:table-cell table:style-name="ce5" table:formula="of:=AVERAGE([.R422:.R530])+2*STDEV([.R422:.R530])" office:value-type="float" office:value="0.0983948522259443" calcext:value-type="float">
            <text:p>0,0983948522</text:p>
          </table:table-cell>
          <table:table-cell table:style-name="ce5" table:formula="of:=AVERAGE([.S422:.S530])+2*STDEV([.S422:.S530])" office:value-type="float" office:value="0.367297072425604" calcext:value-type="float">
            <text:p>0,3672970724</text:p>
          </table:table-cell>
          <table:table-cell table:style-name="ce5" table:formula="of:=AVERAGE([.T422:.T530])+2*STDEV([.T422:.T530])" office:value-type="float" office:value="0.22465766299739" calcext:value-type="float">
            <text:p>0,224657663</text:p>
          </table:table-cell>
          <table:table-cell table:style-name="ce5" table:formula="of:=AVERAGE([.U422:.U530])+2*STDEV([.U422:.U530])" office:value-type="float" office:value="0.28613522145164" calcext:value-type="float">
            <text:p>0,2861352215</text:p>
          </table:table-cell>
          <table:table-cell table:style-name="ce5" table:formula="of:=AVERAGE([.V422:.V530])+2*STDEV([.V422:.V530])" office:value-type="float" office:value="0.283655443675276" calcext:value-type="float">
            <text:p>0,2836554437</text:p>
          </table:table-cell>
          <table:table-cell table:number-columns-repeated="1002"/>
        </table:table-row>
        <table:table-row table:style-name="ro2" table:number-rows-repeated="2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Desanomalisé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style-name="Default" table:formula="of:=IF(OR([.B422]&lt;[.B$549];[.B422]&gt;[.B$550]);&quot;&quot;;[.B422])" office:value-type="float" office:value="0.0628044683218989" calcext:value-type="float">
            <text:p>0,0628044683</text:p>
          </table:table-cell>
          <table:table-cell table:style-name="Default" table:formula="of:=IF(OR([.C422]&lt;[.C$549];[.C422]&gt;[.C$550]);&quot;&quot;;[.C422])">
            <text:p/>
          </table:table-cell>
          <table:table-cell table:style-name="Default" table:formula="of:=IF(OR([.D422]&lt;[.D$549];[.D422]&gt;[.D$550]);&quot;&quot;;[.D422])" office:value-type="float" office:value="0.0726279021297188" calcext:value-type="float">
            <text:p>0,0726279021</text:p>
          </table:table-cell>
          <table:table-cell table:style-name="Default" table:formula="of:=IF(OR([.E422]&lt;[.E$549];[.E422]&gt;[.E$550]);&quot;&quot;;[.E422])" office:value-type="float" office:value="1" calcext:value-type="float">
            <text:p>1</text:p>
          </table:table-cell>
          <table:table-cell table:style-name="Default" table:formula="of:=IF(OR([.F422]&lt;[.F$549];[.F422]&gt;[.F$550]);&quot;&quot;;[.F422])" office:value-type="float" office:value="0.0151207570053097" calcext:value-type="float">
            <text:p>0,015120757</text:p>
          </table:table-cell>
          <table:table-cell table:style-name="Default" table:formula="of:=IF(OR([.G422]&lt;[.G$549];[.G422]&gt;[.G$550]);&quot;&quot;;[.G422])" office:value-type="float" office:value="0.277941727142894" calcext:value-type="float">
            <text:p>0,2779417271</text:p>
          </table:table-cell>
          <table:table-cell table:style-name="Default" table:formula="of:=IF(OR([.H422]&lt;[.H$549];[.H422]&gt;[.H$550]);&quot;&quot;;[.H422])" office:value-type="float" office:value="0.0226945727007366" calcext:value-type="float">
            <text:p>0,0226945727</text:p>
          </table:table-cell>
          <table:table-cell table:style-name="Default" table:formula="of:=IF(OR([.I422]&lt;[.I$549];[.I422]&gt;[.I$550]);&quot;&quot;;[.I422])">
            <text:p/>
          </table:table-cell>
          <table:table-cell table:style-name="Default" table:formula="of:=IF(OR([.J422]&lt;[.J$549];[.J422]&gt;[.J$550]);&quot;&quot;;[.J422])">
            <text:p/>
          </table:table-cell>
          <table:table-cell table:style-name="Default" table:formula="of:=IF(OR([.K422]&lt;[.K$549];[.K422]&gt;[.K$550]);&quot;&quot;;[.K422])">
            <text:p/>
          </table:table-cell>
          <table:table-cell table:style-name="Default" table:formula="of:=IF(OR([.L422]&lt;[.L$549];[.L422]&gt;[.L$550]);&quot;&quot;;[.L422])">
            <text:p/>
          </table:table-cell>
          <table:table-cell table:style-name="Default" table:formula="of:=IF(OR([.M422]&lt;[.M$549];[.M422]&gt;[.M$550]);&quot;&quot;;[.M422])" office:value-type="float" office:value="0.237617603748695" calcext:value-type="float">
            <text:p>0,2376176037</text:p>
          </table:table-cell>
          <table:table-cell table:style-name="Default" table:formula="of:=IF(OR([.N422]&lt;[.N$549];[.N422]&gt;[.N$550]);&quot;&quot;;[.N422])" office:value-type="float" office:value="0.0770071049792357" calcext:value-type="float">
            <text:p>0,077007105</text:p>
          </table:table-cell>
          <table:table-cell table:style-name="Default" table:formula="of:=IF(OR([.O422]&lt;[.O$549];[.O422]&gt;[.O$550]);&quot;&quot;;[.O422])">
            <text:p/>
          </table:table-cell>
          <table:table-cell table:style-name="Default" table:formula="of:=IF(OR([.P422]&lt;[.P$549];[.P422]&gt;[.P$550]);&quot;&quot;;[.P422])">
            <text:p/>
          </table:table-cell>
          <table:table-cell table:style-name="Default" table:formula="of:=IF(OR([.Q422]&lt;[.Q$549];[.Q422]&gt;[.Q$550]);&quot;&quot;;[.Q422])" office:value-type="float" office:value="0.0199485966130231" calcext:value-type="float">
            <text:p>0,0199485966</text:p>
          </table:table-cell>
          <table:table-cell table:style-name="Default" table:formula="of:=IF(OR([.R422]&lt;[.R$549];[.R422]&gt;[.R$550]);&quot;&quot;;[.R422])" office:value-type="float" office:value="0.0927214373793305" calcext:value-type="float">
            <text:p>0,0927214374</text:p>
          </table:table-cell>
          <table:table-cell table:style-name="Default" table:formula="of:=IF(OR([.S422]&lt;[.S$549];[.S422]&gt;[.S$550]);&quot;&quot;;[.S422])" office:value-type="float" office:value="0.360238888973889" calcext:value-type="float">
            <text:p>0,360238889</text:p>
          </table:table-cell>
          <table:table-cell table:style-name="Default" table:formula="of:=IF(OR([.T422]&lt;[.T$549];[.T422]&gt;[.T$550]);&quot;&quot;;[.T422])">
            <text:p/>
          </table:table-cell>
          <table:table-cell table:style-name="Default" table:formula="of:=IF(OR([.U422]&lt;[.U$549];[.U422]&gt;[.U$550]);&quot;&quot;;[.U422])" office:value-type="float" office:value="0.256500497388761" calcext:value-type="float">
            <text:p>0,2565004974</text:p>
          </table:table-cell>
          <table:table-cell table:style-name="Default"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Default" table:formula="of:=IF(OR([.B423]&lt;[.B$549];[.B423]&gt;[.B$550]);&quot;&quot;;[.B423])" office:value-type="float" office:value="0.0669947833081925" calcext:value-type="float">
            <text:p>0,0669947833</text:p>
          </table:table-cell>
          <table:table-cell table:style-name="Default" table:formula="of:=IF(OR([.C423]&lt;[.C$549];[.C423]&gt;[.C$550]);&quot;&quot;;[.C423])" office:value-type="float" office:value="0.0535892871459719" calcext:value-type="float">
            <text:p>0,0535892871</text:p>
          </table:table-cell>
          <table:table-cell table:style-name="Default" table:formula="of:=IF(OR([.D423]&lt;[.D$549];[.D423]&gt;[.D$550]);&quot;&quot;;[.D423])" office:value-type="float" office:value="0.0675145462116015" calcext:value-type="float">
            <text:p>0,0675145462</text:p>
          </table:table-cell>
          <table:table-cell table:style-name="Default" table:formula="of:=IF(OR([.E423]&lt;[.E$549];[.E423]&gt;[.E$550]);&quot;&quot;;[.E423])" office:value-type="float" office:value="1" calcext:value-type="float">
            <text:p>1</text:p>
          </table:table-cell>
          <table:table-cell table:style-name="Default" table:formula="of:=IF(OR([.F423]&lt;[.F$549];[.F423]&gt;[.F$550]);&quot;&quot;;[.F423])" office:value-type="float" office:value="0.0118463089970336" calcext:value-type="float">
            <text:p>0,011846309</text:p>
          </table:table-cell>
          <table:table-cell table:style-name="Default" table:formula="of:=IF(OR([.G423]&lt;[.G$549];[.G423]&gt;[.G$550]);&quot;&quot;;[.G423])" office:value-type="float" office:value="0.277778534237041" calcext:value-type="float">
            <text:p>0,2777785342</text:p>
          </table:table-cell>
          <table:table-cell table:style-name="Default" table:formula="of:=IF(OR([.H423]&lt;[.H$549];[.H423]&gt;[.H$550]);&quot;&quot;;[.H423])" office:value-type="float" office:value="0.0224693510528813" calcext:value-type="float">
            <text:p>0,0224693511</text:p>
          </table:table-cell>
          <table:table-cell table:style-name="Default" table:formula="of:=IF(OR([.I423]&lt;[.I$549];[.I423]&gt;[.I$550]);&quot;&quot;;[.I423])">
            <text:p/>
          </table:table-cell>
          <table:table-cell table:style-name="Default" table:formula="of:=IF(OR([.J423]&lt;[.J$549];[.J423]&gt;[.J$550]);&quot;&quot;;[.J423])" office:value-type="float" office:value="0.0609607000847393" calcext:value-type="float">
            <text:p>0,0609607001</text:p>
          </table:table-cell>
          <table:table-cell table:style-name="Default" table:formula="of:=IF(OR([.K423]&lt;[.K$549];[.K423]&gt;[.K$550]);&quot;&quot;;[.K423])" office:value-type="float" office:value="0.0575756777104437" calcext:value-type="float">
            <text:p>0,0575756777</text:p>
          </table:table-cell>
          <table:table-cell table:style-name="Default" table:formula="of:=IF(OR([.L423]&lt;[.L$549];[.L423]&gt;[.L$550]);&quot;&quot;;[.L423])" office:value-type="float" office:value="0.0316678915921768" calcext:value-type="float">
            <text:p>0,0316678916</text:p>
          </table:table-cell>
          <table:table-cell table:style-name="Default" table:formula="of:=IF(OR([.M423]&lt;[.M$549];[.M423]&gt;[.M$550]);&quot;&quot;;[.M423])" office:value-type="float" office:value="0.239868179767769" calcext:value-type="float">
            <text:p>0,2398681798</text:p>
          </table:table-cell>
          <table:table-cell table:style-name="Default" table:formula="of:=IF(OR([.N423]&lt;[.N$549];[.N423]&gt;[.N$550]);&quot;&quot;;[.N423])" office:value-type="float" office:value="0.0792807177092657" calcext:value-type="float">
            <text:p>0,0792807177</text:p>
          </table:table-cell>
          <table:table-cell table:style-name="Default" table:formula="of:=IF(OR([.O423]&lt;[.O$549];[.O423]&gt;[.O$550]);&quot;&quot;;[.O423])">
            <text:p/>
          </table:table-cell>
          <table:table-cell table:style-name="Default" table:formula="of:=IF(OR([.P423]&lt;[.P$549];[.P423]&gt;[.P$550]);&quot;&quot;;[.P423])" office:value-type="float" office:value="0.0246110467248886" calcext:value-type="float">
            <text:p>0,0246110467</text:p>
          </table:table-cell>
          <table:table-cell table:style-name="Default" table:formula="of:=IF(OR([.Q423]&lt;[.Q$549];[.Q423]&gt;[.Q$550]);&quot;&quot;;[.Q423])" office:value-type="float" office:value="0.0184980168484454" calcext:value-type="float">
            <text:p>0,0184980168</text:p>
          </table:table-cell>
          <table:table-cell table:style-name="Default" table:formula="of:=IF(OR([.R423]&lt;[.R$549];[.R423]&gt;[.R$550]);&quot;&quot;;[.R423])" office:value-type="float" office:value="0.096653504737053" calcext:value-type="float">
            <text:p>0,0966535047</text:p>
          </table:table-cell>
          <table:table-cell table:style-name="Default" table:formula="of:=IF(OR([.S423]&lt;[.S$549];[.S423]&gt;[.S$550]);&quot;&quot;;[.S423])" office:value-type="float" office:value="0.347942288999677" calcext:value-type="float">
            <text:p>0,347942289</text:p>
          </table:table-cell>
          <table:table-cell table:style-name="Default" table:formula="of:=IF(OR([.T423]&lt;[.T$549];[.T423]&gt;[.T$550]);&quot;&quot;;[.T423])" office:value-type="float" office:value="0.212485359628452" calcext:value-type="float">
            <text:p>0,2124853596</text:p>
          </table:table-cell>
          <table:table-cell table:style-name="Default" table:formula="of:=IF(OR([.U423]&lt;[.U$549];[.U423]&gt;[.U$550]);&quot;&quot;;[.U423])" office:value-type="float" office:value="0.262808653649854" calcext:value-type="float">
            <text:p>0,2628086536</text:p>
          </table:table-cell>
          <table:table-cell table:style-name="Default"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Default" table:formula="of:=IF(OR([.B424]&lt;[.B$549];[.B424]&gt;[.B$550]);&quot;&quot;;[.B424])">
            <text:p/>
          </table:table-cell>
          <table:table-cell table:style-name="Default" table:formula="of:=IF(OR([.C424]&lt;[.C$549];[.C424]&gt;[.C$550]);&quot;&quot;;[.C424])" office:value-type="float" office:value="0.0751509899029853" calcext:value-type="float">
            <text:p>0,0751509899</text:p>
          </table:table-cell>
          <table:table-cell table:style-name="Default" table:formula="of:=IF(OR([.D424]&lt;[.D$549];[.D424]&gt;[.D$550]);&quot;&quot;;[.D424])" office:value-type="float" office:value="0.0663909734158502" calcext:value-type="float">
            <text:p>0,0663909734</text:p>
          </table:table-cell>
          <table:table-cell table:style-name="Default" table:formula="of:=IF(OR([.E424]&lt;[.E$549];[.E424]&gt;[.E$550]);&quot;&quot;;[.E424])" office:value-type="float" office:value="1" calcext:value-type="float">
            <text:p>1</text:p>
          </table:table-cell>
          <table:table-cell table:style-name="Default" table:formula="of:=IF(OR([.F424]&lt;[.F$549];[.F424]&gt;[.F$550]);&quot;&quot;;[.F424])" office:value-type="float" office:value="0.0148073254740323" calcext:value-type="float">
            <text:p>0,0148073255</text:p>
          </table:table-cell>
          <table:table-cell table:style-name="Default" table:formula="of:=IF(OR([.G424]&lt;[.G$549];[.G424]&gt;[.G$550]);&quot;&quot;;[.G424])" office:value-type="float" office:value="0.279087457369156" calcext:value-type="float">
            <text:p>0,2790874574</text:p>
          </table:table-cell>
          <table:table-cell table:style-name="Default" table:formula="of:=IF(OR([.H424]&lt;[.H$549];[.H424]&gt;[.H$550]);&quot;&quot;;[.H424])" office:value-type="float" office:value="0.0235256357069197" calcext:value-type="float">
            <text:p>0,0235256357</text:p>
          </table:table-cell>
          <table:table-cell table:style-name="Default" table:formula="of:=IF(OR([.I424]&lt;[.I$549];[.I424]&gt;[.I$550]);&quot;&quot;;[.I424])" office:value-type="float" office:value="0.417713809960681" calcext:value-type="float">
            <text:p>0,41771381</text:p>
          </table:table-cell>
          <table:table-cell table:style-name="Default" table:formula="of:=IF(OR([.J424]&lt;[.J$549];[.J424]&gt;[.J$550]);&quot;&quot;;[.J424])" office:value-type="float" office:value="0.0599404909206874" calcext:value-type="float">
            <text:p>0,0599404909</text:p>
          </table:table-cell>
          <table:table-cell table:style-name="Default" table:formula="of:=IF(OR([.K424]&lt;[.K$549];[.K424]&gt;[.K$550]);&quot;&quot;;[.K424])">
            <text:p/>
          </table:table-cell>
          <table:table-cell table:style-name="Default" table:formula="of:=IF(OR([.L424]&lt;[.L$549];[.L424]&gt;[.L$550]);&quot;&quot;;[.L424])">
            <text:p/>
          </table:table-cell>
          <table:table-cell table:style-name="Default" table:formula="of:=IF(OR([.M424]&lt;[.M$549];[.M424]&gt;[.M$550]);&quot;&quot;;[.M424])">
            <text:p/>
          </table:table-cell>
          <table:table-cell table:style-name="Default" table:formula="of:=IF(OR([.N424]&lt;[.N$549];[.N424]&gt;[.N$550]);&quot;&quot;;[.N424])">
            <text:p/>
          </table:table-cell>
          <table:table-cell table:style-name="Default" table:formula="of:=IF(OR([.O424]&lt;[.O$549];[.O424]&gt;[.O$550]);&quot;&quot;;[.O424])" office:value-type="float" office:value="0.268056392924243" calcext:value-type="float">
            <text:p>0,2680563929</text:p>
          </table:table-cell>
          <table:table-cell table:style-name="Default" table:formula="of:=IF(OR([.P424]&lt;[.P$549];[.P424]&gt;[.P$550]);&quot;&quot;;[.P424])" office:value-type="float" office:value="0.0254824528300649" calcext:value-type="float">
            <text:p>0,0254824528</text:p>
          </table:table-cell>
          <table:table-cell table:style-name="Default" table:formula="of:=IF(OR([.Q424]&lt;[.Q$549];[.Q424]&gt;[.Q$550]);&quot;&quot;;[.Q424])">
            <text:p/>
          </table:table-cell>
          <table:table-cell table:style-name="Default" table:formula="of:=IF(OR([.R424]&lt;[.R$549];[.R424]&gt;[.R$550]);&quot;&quot;;[.R424])" office:value-type="float" office:value="0.095700692037035" calcext:value-type="float">
            <text:p>0,095700692</text:p>
          </table:table-cell>
          <table:table-cell table:style-name="Default" table:formula="of:=IF(OR([.S424]&lt;[.S$549];[.S424]&gt;[.S$550]);&quot;&quot;;[.S424])">
            <text:p/>
          </table:table-cell>
          <table:table-cell table:style-name="Default" table:formula="of:=IF(OR([.T424]&lt;[.T$549];[.T424]&gt;[.T$550]);&quot;&quot;;[.T424])">
            <text:p/>
          </table:table-cell>
          <table:table-cell table:style-name="Default" table:formula="of:=IF(OR([.U424]&lt;[.U$549];[.U424]&gt;[.U$550]);&quot;&quot;;[.U424])" office:value-type="float" office:value="0.269827631408445" calcext:value-type="float">
            <text:p>0,2698276314</text:p>
          </table:table-cell>
          <table:table-cell table:style-name="Default" table:formula="of:=IF(OR([.V424]&lt;[.V$549];[.V424]&gt;[.V$550]);&quot;&quot;;[.V424])" office:value-type="float" office:value="0.278141818706485" calcext:value-type="float">
            <text:p>0,2781418187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Default" table:formula="of:=IF(OR([.B425]&lt;[.B$549];[.B425]&gt;[.B$550]);&quot;&quot;;[.B425])" office:value-type="float" office:value="0.0601054334633219" calcext:value-type="float">
            <text:p>0,0601054335</text:p>
          </table:table-cell>
          <table:table-cell table:style-name="Default" table:formula="of:=IF(OR([.C425]&lt;[.C$549];[.C425]&gt;[.C$550]);&quot;&quot;;[.C425])" office:value-type="float" office:value="0.0323416607949188" calcext:value-type="float">
            <text:p>0,0323416608</text:p>
          </table:table-cell>
          <table:table-cell table:style-name="Default" table:formula="of:=IF(OR([.D425]&lt;[.D$549];[.D425]&gt;[.D$550]);&quot;&quot;;[.D425])" office:value-type="float" office:value="0.0595774582935121" calcext:value-type="float">
            <text:p>0,0595774583</text:p>
          </table:table-cell>
          <table:table-cell table:style-name="Default" table:formula="of:=IF(OR([.E425]&lt;[.E$549];[.E425]&gt;[.E$550]);&quot;&quot;;[.E425])" office:value-type="float" office:value="1" calcext:value-type="float">
            <text:p>1</text:p>
          </table:table-cell>
          <table:table-cell table:style-name="Default" table:formula="of:=IF(OR([.F425]&lt;[.F$549];[.F425]&gt;[.F$550]);&quot;&quot;;[.F425])" office:value-type="float" office:value="0.0118990910833865" calcext:value-type="float">
            <text:p>0,0118990911</text:p>
          </table:table-cell>
          <table:table-cell table:style-name="Default" table:formula="of:=IF(OR([.G425]&lt;[.G$549];[.G425]&gt;[.G$550]);&quot;&quot;;[.G425])">
            <text:p/>
          </table:table-cell>
          <table:table-cell table:style-name="Default" table:formula="of:=IF(OR([.H425]&lt;[.H$549];[.H425]&gt;[.H$550]);&quot;&quot;;[.H425])" office:value-type="float" office:value="0.0213893754399812" calcext:value-type="float">
            <text:p>0,0213893754</text:p>
          </table:table-cell>
          <table:table-cell table:style-name="Default" table:formula="of:=IF(OR([.I425]&lt;[.I$549];[.I425]&gt;[.I$550]);&quot;&quot;;[.I425])" office:value-type="float" office:value="0.426608007577787" calcext:value-type="float">
            <text:p>0,4266080076</text:p>
          </table:table-cell>
          <table:table-cell table:style-name="Default" table:formula="of:=IF(OR([.J425]&lt;[.J$549];[.J425]&gt;[.J$550]);&quot;&quot;;[.J425])" office:value-type="float" office:value="0.0568208214395317" calcext:value-type="float">
            <text:p>0,0568208214</text:p>
          </table:table-cell>
          <table:table-cell table:style-name="Default" table:formula="of:=IF(OR([.K425]&lt;[.K$549];[.K425]&gt;[.K$550]);&quot;&quot;;[.K425])" office:value-type="float" office:value="0.0552442990292884" calcext:value-type="float">
            <text:p>0,055244299</text:p>
          </table:table-cell>
          <table:table-cell table:style-name="Default" table:formula="of:=IF(OR([.L425]&lt;[.L$549];[.L425]&gt;[.L$550]);&quot;&quot;;[.L425])" office:value-type="float" office:value="0.0245554845531491" calcext:value-type="float">
            <text:p>0,0245554846</text:p>
          </table:table-cell>
          <table:table-cell table:style-name="Default" table:formula="of:=IF(OR([.M425]&lt;[.M$549];[.M425]&gt;[.M$550]);&quot;&quot;;[.M425])" office:value-type="float" office:value="0.236103194154683" calcext:value-type="float">
            <text:p>0,2361031942</text:p>
          </table:table-cell>
          <table:table-cell table:style-name="Default" table:formula="of:=IF(OR([.N425]&lt;[.N$549];[.N425]&gt;[.N$550]);&quot;&quot;;[.N425])" office:value-type="float" office:value="0.074186376959074" calcext:value-type="float">
            <text:p>0,074186377</text:p>
          </table:table-cell>
          <table:table-cell table:style-name="Default" table:formula="of:=IF(OR([.O425]&lt;[.O$549];[.O425]&gt;[.O$550]);&quot;&quot;;[.O425])">
            <text:p/>
          </table:table-cell>
          <table:table-cell table:style-name="Default" table:formula="of:=IF(OR([.P425]&lt;[.P$549];[.P425]&gt;[.P$550]);&quot;&quot;;[.P425])" office:value-type="float" office:value="0.0231091162696542" calcext:value-type="float">
            <text:p>0,0231091163</text:p>
          </table:table-cell>
          <table:table-cell table:style-name="Default" table:formula="of:=IF(OR([.Q425]&lt;[.Q$549];[.Q425]&gt;[.Q$550]);&quot;&quot;;[.Q425])">
            <text:p/>
          </table:table-cell>
          <table:table-cell table:style-name="Default" table:formula="of:=IF(OR([.R425]&lt;[.R$549];[.R425]&gt;[.R$550]);&quot;&quot;;[.R425])" office:value-type="float" office:value="0.08597682111863" calcext:value-type="float">
            <text:p>0,0859768211</text:p>
          </table:table-cell>
          <table:table-cell table:style-name="Default" table:formula="of:=IF(OR([.S425]&lt;[.S$549];[.S425]&gt;[.S$550]);&quot;&quot;;[.S425])" office:value-type="float" office:value="0.350510049093923" calcext:value-type="float">
            <text:p>0,3505100491</text:p>
          </table:table-cell>
          <table:table-cell table:style-name="Default" table:formula="of:=IF(OR([.T425]&lt;[.T$549];[.T425]&gt;[.T$550]);&quot;&quot;;[.T425])" office:value-type="float" office:value="0.198790223390784" calcext:value-type="float">
            <text:p>0,1987902234</text:p>
          </table:table-cell>
          <table:table-cell table:style-name="Default" table:formula="of:=IF(OR([.U425]&lt;[.U$549];[.U425]&gt;[.U$550]);&quot;&quot;;[.U425])" office:value-type="float" office:value="0.25418205116736" calcext:value-type="float">
            <text:p>0,2541820512</text:p>
          </table:table-cell>
          <table:table-cell table:style-name="Default" table:formula="of:=IF(OR([.V425]&lt;[.V$549];[.V425]&gt;[.V$550]);&quot;&quot;;[.V425])" office:value-type="float" office:value="0.251749026619101" calcext:value-type="float">
            <text:p>0,2517490266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Default" table:formula="of:=IF(OR([.B426]&lt;[.B$549];[.B426]&gt;[.B$550]);&quot;&quot;;[.B426])" office:value-type="float" office:value="0.0641265327554057" calcext:value-type="float">
            <text:p>0,0641265328</text:p>
          </table:table-cell>
          <table:table-cell table:style-name="Default" table:formula="of:=IF(OR([.C426]&lt;[.C$549];[.C426]&gt;[.C$550]);&quot;&quot;;[.C426])" office:value-type="float" office:value="0.0328037104746769" calcext:value-type="float">
            <text:p>0,0328037105</text:p>
          </table:table-cell>
          <table:table-cell table:style-name="Default" table:formula="of:=IF(OR([.D426]&lt;[.D$549];[.D426]&gt;[.D$550]);&quot;&quot;;[.D426])" office:value-type="float" office:value="0.0590437254683319" calcext:value-type="float">
            <text:p>0,0590437255</text:p>
          </table:table-cell>
          <table:table-cell table:style-name="Default" table:formula="of:=IF(OR([.E426]&lt;[.E$549];[.E426]&gt;[.E$550]);&quot;&quot;;[.E426])" office:value-type="float" office:value="1" calcext:value-type="float">
            <text:p>1</text:p>
          </table:table-cell>
          <table:table-cell table:style-name="Default" table:formula="of:=IF(OR([.F426]&lt;[.F$549];[.F426]&gt;[.F$550]);&quot;&quot;;[.F426])" office:value-type="float" office:value="0.0150208302749519" calcext:value-type="float">
            <text:p>0,0150208303</text:p>
          </table:table-cell>
          <table:table-cell table:style-name="Default" table:formula="of:=IF(OR([.G426]&lt;[.G$549];[.G426]&gt;[.G$550]);&quot;&quot;;[.G426])" office:value-type="float" office:value="0.285848142984384" calcext:value-type="float">
            <text:p>0,285848143</text:p>
          </table:table-cell>
          <table:table-cell table:style-name="Default" table:formula="of:=IF(OR([.H426]&lt;[.H$549];[.H426]&gt;[.H$550]);&quot;&quot;;[.H426])" office:value-type="float" office:value="0.0228109361090016" calcext:value-type="float">
            <text:p>0,0228109361</text:p>
          </table:table-cell>
          <table:table-cell table:style-name="Default" table:formula="of:=IF(OR([.I426]&lt;[.I$549];[.I426]&gt;[.I$550]);&quot;&quot;;[.I426])" office:value-type="float" office:value="0.378123680071581" calcext:value-type="float">
            <text:p>0,3781236801</text:p>
          </table:table-cell>
          <table:table-cell table:style-name="Default" table:formula="of:=IF(OR([.J426]&lt;[.J$549];[.J426]&gt;[.J$550]);&quot;&quot;;[.J426])">
            <text:p/>
          </table:table-cell>
          <table:table-cell table:style-name="Default" table:formula="of:=IF(OR([.K426]&lt;[.K$549];[.K426]&gt;[.K$550]);&quot;&quot;;[.K426])" office:value-type="float" office:value="0.0556614924330622" calcext:value-type="float">
            <text:p>0,0556614924</text:p>
          </table:table-cell>
          <table:table-cell table:style-name="Default" table:formula="of:=IF(OR([.L426]&lt;[.L$549];[.L426]&gt;[.L$550]);&quot;&quot;;[.L426])" office:value-type="float" office:value="0.0272090575130641" calcext:value-type="float">
            <text:p>0,0272090575</text:p>
          </table:table-cell>
          <table:table-cell table:style-name="Default" table:formula="of:=IF(OR([.M426]&lt;[.M$549];[.M426]&gt;[.M$550]);&quot;&quot;;[.M426])" office:value-type="float" office:value="0.230732579494586" calcext:value-type="float">
            <text:p>0,2307325795</text:p>
          </table:table-cell>
          <table:table-cell table:style-name="Default" table:formula="of:=IF(OR([.N426]&lt;[.N$549];[.N426]&gt;[.N$550]);&quot;&quot;;[.N426])" office:value-type="float" office:value="0.0754721033805951" calcext:value-type="float">
            <text:p>0,0754721034</text:p>
          </table:table-cell>
          <table:table-cell table:style-name="Default" table:formula="of:=IF(OR([.O426]&lt;[.O$549];[.O426]&gt;[.O$550]);&quot;&quot;;[.O426])" office:value-type="float" office:value="0.26687366285981" calcext:value-type="float">
            <text:p>0,2668736629</text:p>
          </table:table-cell>
          <table:table-cell table:style-name="Default" table:formula="of:=IF(OR([.P426]&lt;[.P$549];[.P426]&gt;[.P$550]);&quot;&quot;;[.P426])" office:value-type="float" office:value="0.0235528811376674" calcext:value-type="float">
            <text:p>0,0235528811</text:p>
          </table:table-cell>
          <table:table-cell table:style-name="Default" table:formula="of:=IF(OR([.Q426]&lt;[.Q$549];[.Q426]&gt;[.Q$550]);&quot;&quot;;[.Q426])" office:value-type="float" office:value="0.018426276477379" calcext:value-type="float">
            <text:p>0,0184262765</text:p>
          </table:table-cell>
          <table:table-cell table:style-name="Default" table:formula="of:=IF(OR([.R426]&lt;[.R$549];[.R426]&gt;[.R$550]);&quot;&quot;;[.R426])" office:value-type="float" office:value="0.092980107984484" calcext:value-type="float">
            <text:p>0,092980108</text:p>
          </table:table-cell>
          <table:table-cell table:style-name="Default" table:formula="of:=IF(OR([.S426]&lt;[.S$549];[.S426]&gt;[.S$550]);&quot;&quot;;[.S426])" office:value-type="float" office:value="0.360950411202611" calcext:value-type="float">
            <text:p>0,3609504112</text:p>
          </table:table-cell>
          <table:table-cell table:style-name="Default" table:formula="of:=IF(OR([.T426]&lt;[.T$549];[.T426]&gt;[.T$550]);&quot;&quot;;[.T426])" office:value-type="float" office:value="0.212461486302549" calcext:value-type="float">
            <text:p>0,2124614863</text:p>
          </table:table-cell>
          <table:table-cell table:style-name="Default" table:formula="of:=IF(OR([.U426]&lt;[.U$549];[.U426]&gt;[.U$550]);&quot;&quot;;[.U426])" office:value-type="float" office:value="0.262173322799963" calcext:value-type="float">
            <text:p>0,2621733228</text:p>
          </table:table-cell>
          <table:table-cell table:style-name="Default" table:formula="of:=IF(OR([.V426]&lt;[.V$549];[.V426]&gt;[.V$550]);&quot;&quot;;[.V426])" office:value-type="float" office:value="0.265694965353975" calcext:value-type="float">
            <text:p>0,2656949654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Default" table:formula="of:=IF(OR([.B427]&lt;[.B$549];[.B427]&gt;[.B$550]);&quot;&quot;;[.B427])" office:value-type="float" office:value="0.0657815113554565" calcext:value-type="float">
            <text:p>0,0657815114</text:p>
          </table:table-cell>
          <table:table-cell table:style-name="Default" table:formula="of:=IF(OR([.C427]&lt;[.C$549];[.C427]&gt;[.C$550]);&quot;&quot;;[.C427])" office:value-type="float" office:value="0.0273640379582341" calcext:value-type="float">
            <text:p>0,027364038</text:p>
          </table:table-cell>
          <table:table-cell table:style-name="Default" table:formula="of:=IF(OR([.D427]&lt;[.D$549];[.D427]&gt;[.D$550]);&quot;&quot;;[.D427])" office:value-type="float" office:value="0.0648251308513528" calcext:value-type="float">
            <text:p>0,0648251309</text:p>
          </table:table-cell>
          <table:table-cell table:style-name="Default" table:formula="of:=IF(OR([.E427]&lt;[.E$549];[.E427]&gt;[.E$550]);&quot;&quot;;[.E427])" office:value-type="float" office:value="1" calcext:value-type="float">
            <text:p>1</text:p>
          </table:table-cell>
          <table:table-cell table:style-name="Default" table:formula="of:=IF(OR([.F427]&lt;[.F$549];[.F427]&gt;[.F$550]);&quot;&quot;;[.F427])" office:value-type="float" office:value="0.0144714462670134" calcext:value-type="float">
            <text:p>0,0144714463</text:p>
          </table:table-cell>
          <table:table-cell table:style-name="Default" table:formula="of:=IF(OR([.G427]&lt;[.G$549];[.G427]&gt;[.G$550]);&quot;&quot;;[.G427])" office:value-type="float" office:value="0.282289264010671" calcext:value-type="float">
            <text:p>0,282289264</text:p>
          </table:table-cell>
          <table:table-cell table:style-name="Default" table:formula="of:=IF(OR([.H427]&lt;[.H$549];[.H427]&gt;[.H$550]);&quot;&quot;;[.H427])" office:value-type="float" office:value="0.0222751831254524" calcext:value-type="float">
            <text:p>0,0222751831</text:p>
          </table:table-cell>
          <table:table-cell table:style-name="Default" table:formula="of:=IF(OR([.I427]&lt;[.I$549];[.I427]&gt;[.I$550]);&quot;&quot;;[.I427])" office:value-type="float" office:value="0.386434444337935" calcext:value-type="float">
            <text:p>0,3864344443</text:p>
          </table:table-cell>
          <table:table-cell table:style-name="Default" table:formula="of:=IF(OR([.J427]&lt;[.J$549];[.J427]&gt;[.J$550]);&quot;&quot;;[.J427])" office:value-type="float" office:value="0.0572505512027913" calcext:value-type="float">
            <text:p>0,0572505512</text:p>
          </table:table-cell>
          <table:table-cell table:style-name="Default" table:formula="of:=IF(OR([.K427]&lt;[.K$549];[.K427]&gt;[.K$550]);&quot;&quot;;[.K427])" office:value-type="float" office:value="0.0543352875668166" calcext:value-type="float">
            <text:p>0,0543352876</text:p>
          </table:table-cell>
          <table:table-cell table:style-name="Default" table:formula="of:=IF(OR([.L427]&lt;[.L$549];[.L427]&gt;[.L$550]);&quot;&quot;;[.L427])" office:value-type="float" office:value="0.0266820307668257" calcext:value-type="float">
            <text:p>0,0266820308</text:p>
          </table:table-cell>
          <table:table-cell table:style-name="Default" table:formula="of:=IF(OR([.M427]&lt;[.M$549];[.M427]&gt;[.M$550]);&quot;&quot;;[.M427])" office:value-type="float" office:value="0.232796959869704" calcext:value-type="float">
            <text:p>0,2327969599</text:p>
          </table:table-cell>
          <table:table-cell table:style-name="Default" table:formula="of:=IF(OR([.N427]&lt;[.N$549];[.N427]&gt;[.N$550]);&quot;&quot;;[.N427])" office:value-type="float" office:value="0.0792511156349026" calcext:value-type="float">
            <text:p>0,0792511156</text:p>
          </table:table-cell>
          <table:table-cell table:style-name="Default" table:formula="of:=IF(OR([.O427]&lt;[.O$549];[.O427]&gt;[.O$550]);&quot;&quot;;[.O427])" office:value-type="float" office:value="0.269490417163802" calcext:value-type="float">
            <text:p>0,2694904172</text:p>
          </table:table-cell>
          <table:table-cell table:style-name="Default" table:formula="of:=IF(OR([.P427]&lt;[.P$549];[.P427]&gt;[.P$550]);&quot;&quot;;[.P427])" office:value-type="float" office:value="0.0256157008580404" calcext:value-type="float">
            <text:p>0,0256157009</text:p>
          </table:table-cell>
          <table:table-cell table:style-name="Default" table:formula="of:=IF(OR([.Q427]&lt;[.Q$549];[.Q427]&gt;[.Q$550]);&quot;&quot;;[.Q427])" office:value-type="float" office:value="0.0191686641516346" calcext:value-type="float">
            <text:p>0,0191686642</text:p>
          </table:table-cell>
          <table:table-cell table:style-name="Default" table:formula="of:=IF(OR([.R427]&lt;[.R$549];[.R427]&gt;[.R$550]);&quot;&quot;;[.R427])" office:value-type="float" office:value="0.0953983135195855" calcext:value-type="float">
            <text:p>0,0953983135</text:p>
          </table:table-cell>
          <table:table-cell table:style-name="Default" table:formula="of:=IF(OR([.S427]&lt;[.S$549];[.S427]&gt;[.S$550]);&quot;&quot;;[.S427])" office:value-type="float" office:value="0.355884327450392" calcext:value-type="float">
            <text:p>0,3558843275</text:p>
          </table:table-cell>
          <table:table-cell table:style-name="Default" table:formula="of:=IF(OR([.T427]&lt;[.T$549];[.T427]&gt;[.T$550]);&quot;&quot;;[.T427])" office:value-type="float" office:value="0.204698157881248" calcext:value-type="float">
            <text:p>0,2046981579</text:p>
          </table:table-cell>
          <table:table-cell table:style-name="Default" table:formula="of:=IF(OR([.U427]&lt;[.U$549];[.U427]&gt;[.U$550]);&quot;&quot;;[.U427])" office:value-type="float" office:value="0.265548414842445" calcext:value-type="float">
            <text:p>0,2655484148</text:p>
          </table:table-cell>
          <table:table-cell table:style-name="Default" table:formula="of:=IF(OR([.V427]&lt;[.V$549];[.V427]&gt;[.V$550]);&quot;&quot;;[.V427])" office:value-type="float" office:value="0.277608411127571" calcext:value-type="float">
            <text:p>0,2776084111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Default" table:formula="of:=IF(OR([.B428]&lt;[.B$549];[.B428]&gt;[.B$550]);&quot;&quot;;[.B428])" office:value-type="float" office:value="0.0613536218107492" calcext:value-type="float">
            <text:p>0,0613536218</text:p>
          </table:table-cell>
          <table:table-cell table:style-name="Default" table:formula="of:=IF(OR([.C428]&lt;[.C$549];[.C428]&gt;[.C$550]);&quot;&quot;;[.C428])" office:value-type="float" office:value="0.0269788402292992" calcext:value-type="float">
            <text:p>0,0269788402</text:p>
          </table:table-cell>
          <table:table-cell table:style-name="Default" table:formula="of:=IF(OR([.D428]&lt;[.D$549];[.D428]&gt;[.D$550]);&quot;&quot;;[.D428])" office:value-type="float" office:value="0.0600797758450263" calcext:value-type="float">
            <text:p>0,0600797758</text:p>
          </table:table-cell>
          <table:table-cell table:style-name="Default" table:formula="of:=IF(OR([.E428]&lt;[.E$549];[.E428]&gt;[.E$550]);&quot;&quot;;[.E428])" office:value-type="float" office:value="1" calcext:value-type="float">
            <text:p>1</text:p>
          </table:table-cell>
          <table:table-cell table:style-name="Default" table:formula="of:=IF(OR([.F428]&lt;[.F$549];[.F428]&gt;[.F$550]);&quot;&quot;;[.F428])" office:value-type="float" office:value="0.0139844375040181" calcext:value-type="float">
            <text:p>0,0139844375</text:p>
          </table:table-cell>
          <table:table-cell table:style-name="Default" table:formula="of:=IF(OR([.G428]&lt;[.G$549];[.G428]&gt;[.G$550]);&quot;&quot;;[.G428])" office:value-type="float" office:value="0.273249498522191" calcext:value-type="float">
            <text:p>0,2732494985</text:p>
          </table:table-cell>
          <table:table-cell table:style-name="Default" table:formula="of:=IF(OR([.H428]&lt;[.H$549];[.H428]&gt;[.H$550]);&quot;&quot;;[.H428])" office:value-type="float" office:value="0.0206510520187513" calcext:value-type="float">
            <text:p>0,020651052</text:p>
          </table:table-cell>
          <table:table-cell table:style-name="Default" table:formula="of:=IF(OR([.I428]&lt;[.I$549];[.I428]&gt;[.I$550]);&quot;&quot;;[.I428])" office:value-type="float" office:value="0.355432544743461" calcext:value-type="float">
            <text:p>0,3554325447</text:p>
          </table:table-cell>
          <table:table-cell table:style-name="Default" table:formula="of:=IF(OR([.J428]&lt;[.J$549];[.J428]&gt;[.J$550]);&quot;&quot;;[.J428])" office:value-type="float" office:value="0.0564123021834794" calcext:value-type="float">
            <text:p>0,0564123022</text:p>
          </table:table-cell>
          <table:table-cell table:style-name="Default" table:formula="of:=IF(OR([.K428]&lt;[.K$549];[.K428]&gt;[.K$550]);&quot;&quot;;[.K428])" office:value-type="float" office:value="0.0588214020252555" calcext:value-type="float">
            <text:p>0,058821402</text:p>
          </table:table-cell>
          <table:table-cell table:style-name="Default" table:formula="of:=IF(OR([.L428]&lt;[.L$549];[.L428]&gt;[.L$550]);&quot;&quot;;[.L428])" office:value-type="float" office:value="0.023434139643301" calcext:value-type="float">
            <text:p>0,0234341396</text:p>
          </table:table-cell>
          <table:table-cell table:style-name="Default" table:formula="of:=IF(OR([.M428]&lt;[.M$549];[.M428]&gt;[.M$550]);&quot;&quot;;[.M428])" office:value-type="float" office:value="0.226403738282234" calcext:value-type="float">
            <text:p>0,2264037383</text:p>
          </table:table-cell>
          <table:table-cell table:style-name="Default" table:formula="of:=IF(OR([.N428]&lt;[.N$549];[.N428]&gt;[.N$550]);&quot;&quot;;[.N428])" office:value-type="float" office:value="0.0751714804407384" calcext:value-type="float">
            <text:p>0,0751714804</text:p>
          </table:table-cell>
          <table:table-cell table:style-name="Default" table:formula="of:=IF(OR([.O428]&lt;[.O$549];[.O428]&gt;[.O$550]);&quot;&quot;;[.O428])" office:value-type="float" office:value="0.255706640883286" calcext:value-type="float">
            <text:p>0,2557066409</text:p>
          </table:table-cell>
          <table:table-cell table:style-name="Default" table:formula="of:=IF(OR([.P428]&lt;[.P$549];[.P428]&gt;[.P$550]);&quot;&quot;;[.P428])" office:value-type="float" office:value="0.0231054364127799" calcext:value-type="float">
            <text:p>0,0231054364</text:p>
          </table:table-cell>
          <table:table-cell table:style-name="Default" table:formula="of:=IF(OR([.Q428]&lt;[.Q$549];[.Q428]&gt;[.Q$550]);&quot;&quot;;[.Q428])" office:value-type="float" office:value="0.0169435059555941" calcext:value-type="float">
            <text:p>0,016943506</text:p>
          </table:table-cell>
          <table:table-cell table:style-name="Default" table:formula="of:=IF(OR([.R428]&lt;[.R$549];[.R428]&gt;[.R$550]);&quot;&quot;;[.R428])" office:value-type="float" office:value="0.0864939329516792" calcext:value-type="float">
            <text:p>0,086493933</text:p>
          </table:table-cell>
          <table:table-cell table:style-name="Default" table:formula="of:=IF(OR([.S428]&lt;[.S$549];[.S428]&gt;[.S$550]);&quot;&quot;;[.S428])">
            <text:p/>
          </table:table-cell>
          <table:table-cell table:style-name="Default" table:formula="of:=IF(OR([.T428]&lt;[.T$549];[.T428]&gt;[.T$550]);&quot;&quot;;[.T428])" office:value-type="float" office:value="0.182501693013328" calcext:value-type="float">
            <text:p>0,182501693</text:p>
          </table:table-cell>
          <table:table-cell table:style-name="Default" table:formula="of:=IF(OR([.U428]&lt;[.U$549];[.U428]&gt;[.U$550]);&quot;&quot;;[.U428])">
            <text:p/>
          </table:table-cell>
          <table:table-cell table:style-name="Default" table:formula="of:=IF(OR([.V428]&lt;[.V$549];[.V428]&gt;[.V$550]);&quot;&quot;;[.V428])" office:value-type="float" office:value="0.245874178847802" calcext:value-type="float">
            <text:p>0,2458741788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Default" table:formula="of:=IF(OR([.B429]&lt;[.B$549];[.B429]&gt;[.B$550]);&quot;&quot;;[.B429])" office:value-type="float" office:value="0.0670291744298585" calcext:value-type="float">
            <text:p>0,0670291744</text:p>
          </table:table-cell>
          <table:table-cell table:style-name="Default" table:formula="of:=IF(OR([.C429]&lt;[.C$549];[.C429]&gt;[.C$550]);&quot;&quot;;[.C429])" office:value-type="float" office:value="0.0332704489189304" calcext:value-type="float">
            <text:p>0,0332704489</text:p>
          </table:table-cell>
          <table:table-cell table:style-name="Default" table:formula="of:=IF(OR([.D429]&lt;[.D$549];[.D429]&gt;[.D$550]);&quot;&quot;;[.D429])" office:value-type="float" office:value="0.0631904194894512" calcext:value-type="float">
            <text:p>0,0631904195</text:p>
          </table:table-cell>
          <table:table-cell table:style-name="Default" table:formula="of:=IF(OR([.E429]&lt;[.E$549];[.E429]&gt;[.E$550]);&quot;&quot;;[.E429])" office:value-type="float" office:value="1" calcext:value-type="float">
            <text:p>1</text:p>
          </table:table-cell>
          <table:table-cell table:style-name="Default" table:formula="of:=IF(OR([.F429]&lt;[.F$549];[.F429]&gt;[.F$550]);&quot;&quot;;[.F429])" office:value-type="float" office:value="0.0160562862157055" calcext:value-type="float">
            <text:p>0,0160562862</text:p>
          </table:table-cell>
          <table:table-cell table:style-name="Default" table:formula="of:=IF(OR([.G429]&lt;[.G$549];[.G429]&gt;[.G$550]);&quot;&quot;;[.G429])" office:value-type="float" office:value="0.282522726495771" calcext:value-type="float">
            <text:p>0,2825227265</text:p>
          </table:table-cell>
          <table:table-cell table:style-name="Default" table:formula="of:=IF(OR([.H429]&lt;[.H$549];[.H429]&gt;[.H$550]);&quot;&quot;;[.H429])" office:value-type="float" office:value="0.0219568419450135" calcext:value-type="float">
            <text:p>0,0219568419</text:p>
          </table:table-cell>
          <table:table-cell table:style-name="Default" table:formula="of:=IF(OR([.I429]&lt;[.I$549];[.I429]&gt;[.I$550]);&quot;&quot;;[.I429])" office:value-type="float" office:value="0.373664192147435" calcext:value-type="float">
            <text:p>0,3736641921</text:p>
          </table:table-cell>
          <table:table-cell table:style-name="Default" table:formula="of:=IF(OR([.J429]&lt;[.J$549];[.J429]&gt;[.J$550]);&quot;&quot;;[.J429])" office:value-type="float" office:value="0.0594759941427534" calcext:value-type="float">
            <text:p>0,0594759941</text:p>
          </table:table-cell>
          <table:table-cell table:style-name="Default" table:formula="of:=IF(OR([.K429]&lt;[.K$549];[.K429]&gt;[.K$550]);&quot;&quot;;[.K429])" office:value-type="float" office:value="0.0592064982175751" calcext:value-type="float">
            <text:p>0,0592064982</text:p>
          </table:table-cell>
          <table:table-cell table:style-name="Default" table:formula="of:=IF(OR([.L429]&lt;[.L$549];[.L429]&gt;[.L$550]);&quot;&quot;;[.L429])" office:value-type="float" office:value="0.0236362565942154" calcext:value-type="float">
            <text:p>0,0236362566</text:p>
          </table:table-cell>
          <table:table-cell table:style-name="Default" table:formula="of:=IF(OR([.M429]&lt;[.M$549];[.M429]&gt;[.M$550]);&quot;&quot;;[.M429])" office:value-type="float" office:value="0.243210588760769" calcext:value-type="float">
            <text:p>0,2432105888</text:p>
          </table:table-cell>
          <table:table-cell table:style-name="Default" table:formula="of:=IF(OR([.N429]&lt;[.N$549];[.N429]&gt;[.N$550]);&quot;&quot;;[.N429])" office:value-type="float" office:value="0.0786271403944544" calcext:value-type="float">
            <text:p>0,0786271404</text:p>
          </table:table-cell>
          <table:table-cell table:style-name="Default" table:formula="of:=IF(OR([.O429]&lt;[.O$549];[.O429]&gt;[.O$550]);&quot;&quot;;[.O429])" office:value-type="float" office:value="0.268464339030689" calcext:value-type="float">
            <text:p>0,268464339</text:p>
          </table:table-cell>
          <table:table-cell table:style-name="Default" table:formula="of:=IF(OR([.P429]&lt;[.P$549];[.P429]&gt;[.P$550]);&quot;&quot;;[.P429])" office:value-type="float" office:value="0.0242813116050826" calcext:value-type="float">
            <text:p>0,0242813116</text:p>
          </table:table-cell>
          <table:table-cell table:style-name="Default" table:formula="of:=IF(OR([.Q429]&lt;[.Q$549];[.Q429]&gt;[.Q$550]);&quot;&quot;;[.Q429])" office:value-type="float" office:value="0.0168202152726583" calcext:value-type="float">
            <text:p>0,0168202153</text:p>
          </table:table-cell>
          <table:table-cell table:style-name="Default" table:formula="of:=IF(OR([.R429]&lt;[.R$549];[.R429]&gt;[.R$550]);&quot;&quot;;[.R429])" office:value-type="float" office:value="0.0893661979450466" calcext:value-type="float">
            <text:p>0,0893661979</text:p>
          </table:table-cell>
          <table:table-cell table:style-name="Default" table:formula="of:=IF(OR([.S429]&lt;[.S$549];[.S429]&gt;[.S$550]);&quot;&quot;;[.S429])" office:value-type="float" office:value="0.341271202536291" calcext:value-type="float">
            <text:p>0,3412712025</text:p>
          </table:table-cell>
          <table:table-cell table:style-name="Default" table:formula="of:=IF(OR([.T429]&lt;[.T$549];[.T429]&gt;[.T$550]);&quot;&quot;;[.T429])" office:value-type="float" office:value="0.213649363623577" calcext:value-type="float">
            <text:p>0,2136493636</text:p>
          </table:table-cell>
          <table:table-cell table:style-name="Default" table:formula="of:=IF(OR([.U429]&lt;[.U$549];[.U429]&gt;[.U$550]);&quot;&quot;;[.U429])" office:value-type="float" office:value="0.274100092434451" calcext:value-type="float">
            <text:p>0,2741000924</text:p>
          </table:table-cell>
          <table:table-cell table:style-name="Default" table:formula="of:=IF(OR([.V429]&lt;[.V$549];[.V429]&gt;[.V$550]);&quot;&quot;;[.V429])" office:value-type="float" office:value="0.265662127979528" calcext:value-type="float">
            <text:p>0,265662128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Default" table:formula="of:=IF(OR([.B430]&lt;[.B$549];[.B430]&gt;[.B$550]);&quot;&quot;;[.B430])" office:value-type="float" office:value="0.0648699940046294" calcext:value-type="float">
            <text:p>0,064869994</text:p>
          </table:table-cell>
          <table:table-cell table:style-name="Default" table:formula="of:=IF(OR([.C430]&lt;[.C$549];[.C430]&gt;[.C$550]);&quot;&quot;;[.C430])" office:value-type="float" office:value="0.0264301155086404" calcext:value-type="float">
            <text:p>0,0264301155</text:p>
          </table:table-cell>
          <table:table-cell table:style-name="Default" table:formula="of:=IF(OR([.D430]&lt;[.D$549];[.D430]&gt;[.D$550]);&quot;&quot;;[.D430])" office:value-type="float" office:value="0.0654523702925702" calcext:value-type="float">
            <text:p>0,0654523703</text:p>
          </table:table-cell>
          <table:table-cell table:style-name="Default" table:formula="of:=IF(OR([.E430]&lt;[.E$549];[.E430]&gt;[.E$550]);&quot;&quot;;[.E430])" office:value-type="float" office:value="1" calcext:value-type="float">
            <text:p>1</text:p>
          </table:table-cell>
          <table:table-cell table:style-name="Default" table:formula="of:=IF(OR([.F430]&lt;[.F$549];[.F430]&gt;[.F$550]);&quot;&quot;;[.F430])" office:value-type="float" office:value="0.0100848468990421" calcext:value-type="float">
            <text:p>0,0100848469</text:p>
          </table:table-cell>
          <table:table-cell table:style-name="Default" table:formula="of:=IF(OR([.G430]&lt;[.G$549];[.G430]&gt;[.G$550]);&quot;&quot;;[.G430])" office:value-type="float" office:value="0.274435170830943" calcext:value-type="float">
            <text:p>0,2744351708</text:p>
          </table:table-cell>
          <table:table-cell table:style-name="Default" table:formula="of:=IF(OR([.H430]&lt;[.H$549];[.H430]&gt;[.H$550]);&quot;&quot;;[.H430])" office:value-type="float" office:value="0.0212982534973141" calcext:value-type="float">
            <text:p>0,0212982535</text:p>
          </table:table-cell>
          <table:table-cell table:style-name="Default" table:formula="of:=IF(OR([.I430]&lt;[.I$549];[.I430]&gt;[.I$550]);&quot;&quot;;[.I430])" office:value-type="float" office:value="0.381045782271859" calcext:value-type="float">
            <text:p>0,3810457823</text:p>
          </table:table-cell>
          <table:table-cell table:style-name="Default" table:formula="of:=IF(OR([.J430]&lt;[.J$549];[.J430]&gt;[.J$550]);&quot;&quot;;[.J430])" office:value-type="float" office:value="0.0574232890694109" calcext:value-type="float">
            <text:p>0,0574232891</text:p>
          </table:table-cell>
          <table:table-cell table:style-name="Default" table:formula="of:=IF(OR([.K430]&lt;[.K$549];[.K430]&gt;[.K$550]);&quot;&quot;;[.K430])" office:value-type="float" office:value="0.0554187075242019" calcext:value-type="float">
            <text:p>0,0554187075</text:p>
          </table:table-cell>
          <table:table-cell table:style-name="Default" table:formula="of:=IF(OR([.L430]&lt;[.L$549];[.L430]&gt;[.L$550]);&quot;&quot;;[.L430])" office:value-type="float" office:value="0.0258354829965608" calcext:value-type="float">
            <text:p>0,025835483</text:p>
          </table:table-cell>
          <table:table-cell table:style-name="Default" table:formula="of:=IF(OR([.M430]&lt;[.M$549];[.M430]&gt;[.M$550]);&quot;&quot;;[.M430])" office:value-type="float" office:value="0.233150275178451" calcext:value-type="float">
            <text:p>0,2331502752</text:p>
          </table:table-cell>
          <table:table-cell table:style-name="Default" table:formula="of:=IF(OR([.N430]&lt;[.N$549];[.N430]&gt;[.N$550]);&quot;&quot;;[.N430])" office:value-type="float" office:value="0.0758493704706659" calcext:value-type="float">
            <text:p>0,0758493705</text:p>
          </table:table-cell>
          <table:table-cell table:style-name="Default" table:formula="of:=IF(OR([.O430]&lt;[.O$549];[.O430]&gt;[.O$550]);&quot;&quot;;[.O430])" office:value-type="float" office:value="0.274920052557404" calcext:value-type="float">
            <text:p>0,2749200526</text:p>
          </table:table-cell>
          <table:table-cell table:style-name="Default" table:formula="of:=IF(OR([.P430]&lt;[.P$549];[.P430]&gt;[.P$550]);&quot;&quot;;[.P430])" office:value-type="float" office:value="0.0239313058378586" calcext:value-type="float">
            <text:p>0,0239313058</text:p>
          </table:table-cell>
          <table:table-cell table:style-name="Default" table:formula="of:=IF(OR([.Q430]&lt;[.Q$549];[.Q430]&gt;[.Q$550]);&quot;&quot;;[.Q430])" office:value-type="float" office:value="0.0166603831240143" calcext:value-type="float">
            <text:p>0,0166603831</text:p>
          </table:table-cell>
          <table:table-cell table:style-name="Default" table:formula="of:=IF(OR([.R430]&lt;[.R$549];[.R430]&gt;[.R$550]);&quot;&quot;;[.R430])" office:value-type="float" office:value="0.0891697680037635" calcext:value-type="float">
            <text:p>0,089169768</text:p>
          </table:table-cell>
          <table:table-cell table:style-name="Default" table:formula="of:=IF(OR([.S430]&lt;[.S$549];[.S430]&gt;[.S$550]);&quot;&quot;;[.S430])" office:value-type="float" office:value="0.353197749127986" calcext:value-type="float">
            <text:p>0,3531977491</text:p>
          </table:table-cell>
          <table:table-cell table:style-name="Default" table:formula="of:=IF(OR([.T430]&lt;[.T$549];[.T430]&gt;[.T$550]);&quot;&quot;;[.T430])" office:value-type="float" office:value="0.189110042559841" calcext:value-type="float">
            <text:p>0,1891100426</text:p>
          </table:table-cell>
          <table:table-cell table:style-name="Default" table:formula="of:=IF(OR([.U430]&lt;[.U$549];[.U430]&gt;[.U$550]);&quot;&quot;;[.U430])" office:value-type="float" office:value="0.266275980329048" calcext:value-type="float">
            <text:p>0,2662759803</text:p>
          </table:table-cell>
          <table:table-cell table:style-name="Default" table:formula="of:=IF(OR([.V430]&lt;[.V$549];[.V430]&gt;[.V$550]);&quot;&quot;;[.V430])" office:value-type="float" office:value="0.267173841285825" calcext:value-type="float">
            <text:p>0,2671738413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Default" table:formula="of:=IF(OR([.B431]&lt;[.B$549];[.B431]&gt;[.B$550]);&quot;&quot;;[.B431])" office:value-type="float" office:value="0.0631409405556533" calcext:value-type="float">
            <text:p>0,0631409406</text:p>
          </table:table-cell>
          <table:table-cell table:style-name="Default" table:formula="of:=IF(OR([.C431]&lt;[.C$549];[.C431]&gt;[.C$550]);&quot;&quot;;[.C431])" office:value-type="float" office:value="0.0195125051731952" calcext:value-type="float">
            <text:p>0,0195125052</text:p>
          </table:table-cell>
          <table:table-cell table:style-name="Default" table:formula="of:=IF(OR([.D431]&lt;[.D$549];[.D431]&gt;[.D$550]);&quot;&quot;;[.D431])" office:value-type="float" office:value="0.0646904899024125" calcext:value-type="float">
            <text:p>0,0646904899</text:p>
          </table:table-cell>
          <table:table-cell table:style-name="Default" table:formula="of:=IF(OR([.E431]&lt;[.E$549];[.E431]&gt;[.E$550]);&quot;&quot;;[.E431])" office:value-type="float" office:value="1" calcext:value-type="float">
            <text:p>1</text:p>
          </table:table-cell>
          <table:table-cell table:style-name="Default" table:formula="of:=IF(OR([.F431]&lt;[.F$549];[.F431]&gt;[.F$550]);&quot;&quot;;[.F431])" office:value-type="float" office:value="0.0157396712322193" calcext:value-type="float">
            <text:p>0,0157396712</text:p>
          </table:table-cell>
          <table:table-cell table:style-name="Default" table:formula="of:=IF(OR([.G431]&lt;[.G$549];[.G431]&gt;[.G$550]);&quot;&quot;;[.G431])" office:value-type="float" office:value="0.278092137922714" calcext:value-type="float">
            <text:p>0,2780921379</text:p>
          </table:table-cell>
          <table:table-cell table:style-name="Default" table:formula="of:=IF(OR([.H431]&lt;[.H$549];[.H431]&gt;[.H$550]);&quot;&quot;;[.H431])" office:value-type="float" office:value="0.0209973746336456" calcext:value-type="float">
            <text:p>0,0209973746</text:p>
          </table:table-cell>
          <table:table-cell table:style-name="Default" table:formula="of:=IF(OR([.I431]&lt;[.I$549];[.I431]&gt;[.I$550]);&quot;&quot;;[.I431])" office:value-type="float" office:value="0.379532963799789" calcext:value-type="float">
            <text:p>0,3795329638</text:p>
          </table:table-cell>
          <table:table-cell table:style-name="Default" table:formula="of:=IF(OR([.J431]&lt;[.J$549];[.J431]&gt;[.J$550]);&quot;&quot;;[.J431])" office:value-type="float" office:value="0.0628403561500859" calcext:value-type="float">
            <text:p>0,0628403562</text:p>
          </table:table-cell>
          <table:table-cell table:style-name="Default" table:formula="of:=IF(OR([.K431]&lt;[.K$549];[.K431]&gt;[.K$550]);&quot;&quot;;[.K431])" office:value-type="float" office:value="0.0529214269331341" calcext:value-type="float">
            <text:p>0,0529214269</text:p>
          </table:table-cell>
          <table:table-cell table:style-name="Default" table:formula="of:=IF(OR([.L431]&lt;[.L$549];[.L431]&gt;[.L$550]);&quot;&quot;;[.L431])" office:value-type="float" office:value="0.0249653981434206" calcext:value-type="float">
            <text:p>0,0249653981</text:p>
          </table:table-cell>
          <table:table-cell table:style-name="Default" table:formula="of:=IF(OR([.M431]&lt;[.M$549];[.M431]&gt;[.M$550]);&quot;&quot;;[.M431])" office:value-type="float" office:value="0.227043781882205" calcext:value-type="float">
            <text:p>0,2270437819</text:p>
          </table:table-cell>
          <table:table-cell table:style-name="Default" table:formula="of:=IF(OR([.N431]&lt;[.N$549];[.N431]&gt;[.N$550]);&quot;&quot;;[.N431])" office:value-type="float" office:value="0.0732887425421094" calcext:value-type="float">
            <text:p>0,0732887425</text:p>
          </table:table-cell>
          <table:table-cell table:style-name="Default" table:formula="of:=IF(OR([.O431]&lt;[.O$549];[.O431]&gt;[.O$550]);&quot;&quot;;[.O431])" office:value-type="float" office:value="0.265854471415891" calcext:value-type="float">
            <text:p>0,2658544714</text:p>
          </table:table-cell>
          <table:table-cell table:style-name="Default" table:formula="of:=IF(OR([.P431]&lt;[.P$549];[.P431]&gt;[.P$550]);&quot;&quot;;[.P431])" office:value-type="float" office:value="0.023194964339107" calcext:value-type="float">
            <text:p>0,0231949643</text:p>
          </table:table-cell>
          <table:table-cell table:style-name="Default" table:formula="of:=IF(OR([.Q431]&lt;[.Q$549];[.Q431]&gt;[.Q$550]);&quot;&quot;;[.Q431])" office:value-type="float" office:value="0.0159010554859905" calcext:value-type="float">
            <text:p>0,0159010555</text:p>
          </table:table-cell>
          <table:table-cell table:style-name="Default" table:formula="of:=IF(OR([.R431]&lt;[.R$549];[.R431]&gt;[.R$550]);&quot;&quot;;[.R431])" office:value-type="float" office:value="0.0853175935569471" calcext:value-type="float">
            <text:p>0,0853175936</text:p>
          </table:table-cell>
          <table:table-cell table:style-name="Default" table:formula="of:=IF(OR([.S431]&lt;[.S$549];[.S431]&gt;[.S$550]);&quot;&quot;;[.S431])" office:value-type="float" office:value="0.328946372894748" calcext:value-type="float">
            <text:p>0,3289463729</text:p>
          </table:table-cell>
          <table:table-cell table:style-name="Default" table:formula="of:=IF(OR([.T431]&lt;[.T$549];[.T431]&gt;[.T$550]);&quot;&quot;;[.T431])" office:value-type="float" office:value="0.189088615117849" calcext:value-type="float">
            <text:p>0,1890886151</text:p>
          </table:table-cell>
          <table:table-cell table:style-name="Default" table:formula="of:=IF(OR([.U431]&lt;[.U$549];[.U431]&gt;[.U$550]);&quot;&quot;;[.U431])" office:value-type="float" office:value="0.258980432309329" calcext:value-type="float">
            <text:p>0,2589804323</text:p>
          </table:table-cell>
          <table:table-cell table:style-name="Default" table:formula="of:=IF(OR([.V431]&lt;[.V$549];[.V431]&gt;[.V$550]);&quot;&quot;;[.V431])" office:value-type="float" office:value="0.249141223392777" calcext:value-type="float">
            <text:p>0,2491412234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Default" table:formula="of:=IF(OR([.B432]&lt;[.B$549];[.B432]&gt;[.B$550]);&quot;&quot;;[.B432])" office:value-type="float" office:value="0.0647166912232689" calcext:value-type="float">
            <text:p>0,0647166912</text:p>
          </table:table-cell>
          <table:table-cell table:style-name="Default" table:formula="of:=IF(OR([.C432]&lt;[.C$549];[.C432]&gt;[.C$550]);&quot;&quot;;[.C432])" office:value-type="float" office:value="0.0275092723654835" calcext:value-type="float">
            <text:p>0,0275092724</text:p>
          </table:table-cell>
          <table:table-cell table:style-name="Default" table:formula="of:=IF(OR([.D432]&lt;[.D$549];[.D432]&gt;[.D$550]);&quot;&quot;;[.D432])" office:value-type="float" office:value="0.0645653584692979" calcext:value-type="float">
            <text:p>0,0645653585</text:p>
          </table:table-cell>
          <table:table-cell table:style-name="Default" table:formula="of:=IF(OR([.E432]&lt;[.E$549];[.E432]&gt;[.E$550]);&quot;&quot;;[.E432])" office:value-type="float" office:value="1" calcext:value-type="float">
            <text:p>1</text:p>
          </table:table-cell>
          <table:table-cell table:style-name="Default" table:formula="of:=IF(OR([.F432]&lt;[.F$549];[.F432]&gt;[.F$550]);&quot;&quot;;[.F432])">
            <text:p/>
          </table:table-cell>
          <table:table-cell table:style-name="Default" table:formula="of:=IF(OR([.G432]&lt;[.G$549];[.G432]&gt;[.G$550]);&quot;&quot;;[.G432])">
            <text:p/>
          </table:table-cell>
          <table:table-cell table:style-name="Default" table:formula="of:=IF(OR([.H432]&lt;[.H$549];[.H432]&gt;[.H$550]);&quot;&quot;;[.H432])" office:value-type="float" office:value="0.0230076882583536" calcext:value-type="float">
            <text:p>0,0230076883</text:p>
          </table:table-cell>
          <table:table-cell table:style-name="Default" table:formula="of:=IF(OR([.I432]&lt;[.I$549];[.I432]&gt;[.I$550]);&quot;&quot;;[.I432])" office:value-type="float" office:value="0.381505893753035" calcext:value-type="float">
            <text:p>0,3815058938</text:p>
          </table:table-cell>
          <table:table-cell table:style-name="Default" table:formula="of:=IF(OR([.J432]&lt;[.J$549];[.J432]&gt;[.J$550]);&quot;&quot;;[.J432])" office:value-type="float" office:value="0.0591110955381397" calcext:value-type="float">
            <text:p>0,0591110955</text:p>
          </table:table-cell>
          <table:table-cell table:style-name="Default" table:formula="of:=IF(OR([.K432]&lt;[.K$549];[.K432]&gt;[.K$550]);&quot;&quot;;[.K432])" office:value-type="float" office:value="0.0563284971393163" calcext:value-type="float">
            <text:p>0,0563284971</text:p>
          </table:table-cell>
          <table:table-cell table:style-name="Default" table:formula="of:=IF(OR([.L432]&lt;[.L$549];[.L432]&gt;[.L$550]);&quot;&quot;;[.L432])" office:value-type="float" office:value="0.0244734851371177" calcext:value-type="float">
            <text:p>0,0244734851</text:p>
          </table:table-cell>
          <table:table-cell table:style-name="Default" table:formula="of:=IF(OR([.M432]&lt;[.M$549];[.M432]&gt;[.M$550]);&quot;&quot;;[.M432])" office:value-type="float" office:value="0.242298394032245" calcext:value-type="float">
            <text:p>0,242298394</text:p>
          </table:table-cell>
          <table:table-cell table:style-name="Default" table:formula="of:=IF(OR([.N432]&lt;[.N$549];[.N432]&gt;[.N$550]);&quot;&quot;;[.N432])" office:value-type="float" office:value="0.07554074470783" calcext:value-type="float">
            <text:p>0,0755407447</text:p>
          </table:table-cell>
          <table:table-cell table:style-name="Default" table:formula="of:=IF(OR([.O432]&lt;[.O$549];[.O432]&gt;[.O$550]);&quot;&quot;;[.O432])" office:value-type="float" office:value="0.28400134151268" calcext:value-type="float">
            <text:p>0,2840013415</text:p>
          </table:table-cell>
          <table:table-cell table:style-name="Default" table:formula="of:=IF(OR([.P432]&lt;[.P$549];[.P432]&gt;[.P$550]);&quot;&quot;;[.P432])" office:value-type="float" office:value="0.0242220248929117" calcext:value-type="float">
            <text:p>0,0242220249</text:p>
          </table:table-cell>
          <table:table-cell table:style-name="Default" table:formula="of:=IF(OR([.Q432]&lt;[.Q$549];[.Q432]&gt;[.Q$550]);&quot;&quot;;[.Q432])" office:value-type="float" office:value="0.0174585596942104" calcext:value-type="float">
            <text:p>0,0174585597</text:p>
          </table:table-cell>
          <table:table-cell table:style-name="Default" table:formula="of:=IF(OR([.R432]&lt;[.R$549];[.R432]&gt;[.R$550]);&quot;&quot;;[.R432])" office:value-type="float" office:value="0.0920100317525906" calcext:value-type="float">
            <text:p>0,0920100318</text:p>
          </table:table-cell>
          <table:table-cell table:style-name="Default" table:formula="of:=IF(OR([.S432]&lt;[.S$549];[.S432]&gt;[.S$550]);&quot;&quot;;[.S432])" office:value-type="float" office:value="0.352898871854544" calcext:value-type="float">
            <text:p>0,3528988719</text:p>
          </table:table-cell>
          <table:table-cell table:style-name="Default" table:formula="of:=IF(OR([.T432]&lt;[.T$549];[.T432]&gt;[.T$550]);&quot;&quot;;[.T432])" office:value-type="float" office:value="0.196813595369331" calcext:value-type="float">
            <text:p>0,1968135954</text:p>
          </table:table-cell>
          <table:table-cell table:style-name="Default" table:formula="of:=IF(OR([.U432]&lt;[.U$549];[.U432]&gt;[.U$550]);&quot;&quot;;[.U432])" office:value-type="float" office:value="0.277183561770959" calcext:value-type="float">
            <text:p>0,2771835618</text:p>
          </table:table-cell>
          <table:table-cell table:style-name="Default" table:formula="of:=IF(OR([.V432]&lt;[.V$549];[.V432]&gt;[.V$550]);&quot;&quot;;[.V432])" office:value-type="float" office:value="0.267403932592521" calcext:value-type="float">
            <text:p>0,2674039326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Default" table:formula="of:=IF(OR([.B433]&lt;[.B$549];[.B433]&gt;[.B$550]);&quot;&quot;;[.B433])" office:value-type="float" office:value="0.0610980406491862" calcext:value-type="float">
            <text:p>0,0610980406</text:p>
          </table:table-cell>
          <table:table-cell table:style-name="Default" table:formula="of:=IF(OR([.C433]&lt;[.C$549];[.C433]&gt;[.C$550]);&quot;&quot;;[.C433])" office:value-type="float" office:value="0.0371681455179441" calcext:value-type="float">
            <text:p>0,0371681455</text:p>
          </table:table-cell>
          <table:table-cell table:style-name="Default" table:formula="of:=IF(OR([.D433]&lt;[.D$549];[.D433]&gt;[.D$550]);&quot;&quot;;[.D433])" office:value-type="float" office:value="0.064833510690105" calcext:value-type="float">
            <text:p>0,0648335107</text:p>
          </table:table-cell>
          <table:table-cell table:style-name="Default" table:formula="of:=IF(OR([.E433]&lt;[.E$549];[.E433]&gt;[.E$550]);&quot;&quot;;[.E433])" office:value-type="float" office:value="1" calcext:value-type="float">
            <text:p>1</text:p>
          </table:table-cell>
          <table:table-cell table:style-name="Default" table:formula="of:=IF(OR([.F433]&lt;[.F$549];[.F433]&gt;[.F$550]);&quot;&quot;;[.F433])" office:value-type="float" office:value="0.0135017709944854" calcext:value-type="float">
            <text:p>0,013501771</text:p>
          </table:table-cell>
          <table:table-cell table:style-name="Default" table:formula="of:=IF(OR([.G433]&lt;[.G$549];[.G433]&gt;[.G$550]);&quot;&quot;;[.G433])" office:value-type="float" office:value="0.271350206212522" calcext:value-type="float">
            <text:p>0,2713502062</text:p>
          </table:table-cell>
          <table:table-cell table:style-name="Default" table:formula="of:=IF(OR([.H433]&lt;[.H$549];[.H433]&gt;[.H$550]);&quot;&quot;;[.H433])" office:value-type="float" office:value="0.0204721238698413" calcext:value-type="float">
            <text:p>0,0204721239</text:p>
          </table:table-cell>
          <table:table-cell table:style-name="Default" table:formula="of:=IF(OR([.I433]&lt;[.I$549];[.I433]&gt;[.I$550]);&quot;&quot;;[.I433])" office:value-type="float" office:value="0.382822597365599" calcext:value-type="float">
            <text:p>0,3828225974</text:p>
          </table:table-cell>
          <table:table-cell table:style-name="Default" table:formula="of:=IF(OR([.J433]&lt;[.J$549];[.J433]&gt;[.J$550]);&quot;&quot;;[.J433])" office:value-type="float" office:value="0.0569430690911347" calcext:value-type="float">
            <text:p>0,0569430691</text:p>
          </table:table-cell>
          <table:table-cell table:style-name="Default" table:formula="of:=IF(OR([.K433]&lt;[.K$549];[.K433]&gt;[.K$550]);&quot;&quot;;[.K433])" office:value-type="float" office:value="0.0538820238849328" calcext:value-type="float">
            <text:p>0,0538820239</text:p>
          </table:table-cell>
          <table:table-cell table:style-name="Default" table:formula="of:=IF(OR([.L433]&lt;[.L$549];[.L433]&gt;[.L$550]);&quot;&quot;;[.L433])" office:value-type="float" office:value="0.0262570281402236" calcext:value-type="float">
            <text:p>0,0262570281</text:p>
          </table:table-cell>
          <table:table-cell table:style-name="Default" table:formula="of:=IF(OR([.M433]&lt;[.M$549];[.M433]&gt;[.M$550]);&quot;&quot;;[.M433])" office:value-type="float" office:value="0.227378482636926" calcext:value-type="float">
            <text:p>0,2273784826</text:p>
          </table:table-cell>
          <table:table-cell table:style-name="Default" table:formula="of:=IF(OR([.N433]&lt;[.N$549];[.N433]&gt;[.N$550]);&quot;&quot;;[.N433])" office:value-type="float" office:value="0.0759456869449801" calcext:value-type="float">
            <text:p>0,0759456869</text:p>
          </table:table-cell>
          <table:table-cell table:style-name="Default" table:formula="of:=IF(OR([.O433]&lt;[.O$549];[.O433]&gt;[.O$550]);&quot;&quot;;[.O433])" office:value-type="float" office:value="0.272169807538098" calcext:value-type="float">
            <text:p>0,2721698075</text:p>
          </table:table-cell>
          <table:table-cell table:style-name="Default" table:formula="of:=IF(OR([.P433]&lt;[.P$549];[.P433]&gt;[.P$550]);&quot;&quot;;[.P433])" office:value-type="float" office:value="0.0243102779269545" calcext:value-type="float">
            <text:p>0,0243102779</text:p>
          </table:table-cell>
          <table:table-cell table:style-name="Default" table:formula="of:=IF(OR([.Q433]&lt;[.Q$549];[.Q433]&gt;[.Q$550]);&quot;&quot;;[.Q433])" office:value-type="float" office:value="0.016203747958183" calcext:value-type="float">
            <text:p>0,016203748</text:p>
          </table:table-cell>
          <table:table-cell table:style-name="Default" table:formula="of:=IF(OR([.R433]&lt;[.R$549];[.R433]&gt;[.R$550]);&quot;&quot;;[.R433])" office:value-type="float" office:value="0.0852646660548157" calcext:value-type="float">
            <text:p>0,0852646661</text:p>
          </table:table-cell>
          <table:table-cell table:style-name="Default" table:formula="of:=IF(OR([.S433]&lt;[.S$549];[.S433]&gt;[.S$550]);&quot;&quot;;[.S433])" office:value-type="float" office:value="0.344907076167861" calcext:value-type="float">
            <text:p>0,3449070762</text:p>
          </table:table-cell>
          <table:table-cell table:style-name="Default" table:formula="of:=IF(OR([.T433]&lt;[.T$549];[.T433]&gt;[.T$550]);&quot;&quot;;[.T433])" office:value-type="float" office:value="0.182090312137233" calcext:value-type="float">
            <text:p>0,1820903121</text:p>
          </table:table-cell>
          <table:table-cell table:style-name="Default" table:formula="of:=IF(OR([.U433]&lt;[.U$549];[.U433]&gt;[.U$550]);&quot;&quot;;[.U433])" office:value-type="float" office:value="0.254863588488539" calcext:value-type="float">
            <text:p>0,2548635885</text:p>
          </table:table-cell>
          <table:table-cell table:style-name="Default" table:formula="of:=IF(OR([.V433]&lt;[.V$549];[.V433]&gt;[.V$550]);&quot;&quot;;[.V433])" office:value-type="float" office:value="0.255208268356615" calcext:value-type="float">
            <text:p>0,2552082684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Default" table:formula="of:=IF(OR([.B434]&lt;[.B$549];[.B434]&gt;[.B$550]);&quot;&quot;;[.B434])" office:value-type="float" office:value="0.0654436886393596" calcext:value-type="float">
            <text:p>0,0654436886</text:p>
          </table:table-cell>
          <table:table-cell table:style-name="Default" table:formula="of:=IF(OR([.C434]&lt;[.C$549];[.C434]&gt;[.C$550]);&quot;&quot;;[.C434])" office:value-type="float" office:value="0.0204119728033978" calcext:value-type="float">
            <text:p>0,0204119728</text:p>
          </table:table-cell>
          <table:table-cell table:style-name="Default" table:formula="of:=IF(OR([.D434]&lt;[.D$549];[.D434]&gt;[.D$550]);&quot;&quot;;[.D434])" office:value-type="float" office:value="0.0638905529288913" calcext:value-type="float">
            <text:p>0,0638905529</text:p>
          </table:table-cell>
          <table:table-cell table:style-name="Default" table:formula="of:=IF(OR([.E434]&lt;[.E$549];[.E434]&gt;[.E$550]);&quot;&quot;;[.E434])" office:value-type="float" office:value="1" calcext:value-type="float">
            <text:p>1</text:p>
          </table:table-cell>
          <table:table-cell table:style-name="Default" table:formula="of:=IF(OR([.F434]&lt;[.F$549];[.F434]&gt;[.F$550]);&quot;&quot;;[.F434])" office:value-type="float" office:value="0.0108202643950564" calcext:value-type="float">
            <text:p>0,0108202644</text:p>
          </table:table-cell>
          <table:table-cell table:style-name="Default" table:formula="of:=IF(OR([.G434]&lt;[.G$549];[.G434]&gt;[.G$550]);&quot;&quot;;[.G434])" office:value-type="float" office:value="0.284273413218449" calcext:value-type="float">
            <text:p>0,2842734132</text:p>
          </table:table-cell>
          <table:table-cell table:style-name="Default" table:formula="of:=IF(OR([.H434]&lt;[.H$549];[.H434]&gt;[.H$550]);&quot;&quot;;[.H434])" office:value-type="float" office:value="0.0234045776607204" calcext:value-type="float">
            <text:p>0,0234045777</text:p>
          </table:table-cell>
          <table:table-cell table:style-name="Default" table:formula="of:=IF(OR([.I434]&lt;[.I$549];[.I434]&gt;[.I$550]);&quot;&quot;;[.I434])" office:value-type="float" office:value="0.396048047589631" calcext:value-type="float">
            <text:p>0,3960480476</text:p>
          </table:table-cell>
          <table:table-cell table:style-name="Default" table:formula="of:=IF(OR([.J434]&lt;[.J$549];[.J434]&gt;[.J$550]);&quot;&quot;;[.J434])" office:value-type="float" office:value="0.0565786406060715" calcext:value-type="float">
            <text:p>0,0565786406</text:p>
          </table:table-cell>
          <table:table-cell table:style-name="Default" table:formula="of:=IF(OR([.K434]&lt;[.K$549];[.K434]&gt;[.K$550]);&quot;&quot;;[.K434])" office:value-type="float" office:value="0.0542802074188682" calcext:value-type="float">
            <text:p>0,0542802074</text:p>
          </table:table-cell>
          <table:table-cell table:style-name="Default" table:formula="of:=IF(OR([.L434]&lt;[.L$549];[.L434]&gt;[.L$550]);&quot;&quot;;[.L434])" office:value-type="float" office:value="0.0242153464634459" calcext:value-type="float">
            <text:p>0,0242153465</text:p>
          </table:table-cell>
          <table:table-cell table:style-name="Default" table:formula="of:=IF(OR([.M434]&lt;[.M$549];[.M434]&gt;[.M$550]);&quot;&quot;;[.M434])" office:value-type="float" office:value="0.23740326474386" calcext:value-type="float">
            <text:p>0,2374032647</text:p>
          </table:table-cell>
          <table:table-cell table:style-name="Default" table:formula="of:=IF(OR([.N434]&lt;[.N$549];[.N434]&gt;[.N$550]);&quot;&quot;;[.N434])" office:value-type="float" office:value="0.0723559898914907" calcext:value-type="float">
            <text:p>0,0723559899</text:p>
          </table:table-cell>
          <table:table-cell table:style-name="Default" table:formula="of:=IF(OR([.O434]&lt;[.O$549];[.O434]&gt;[.O$550]);&quot;&quot;;[.O434])" office:value-type="float" office:value="0.274761576535042" calcext:value-type="float">
            <text:p>0,2747615765</text:p>
          </table:table-cell>
          <table:table-cell table:style-name="Default" table:formula="of:=IF(OR([.P434]&lt;[.P$549];[.P434]&gt;[.P$550]);&quot;&quot;;[.P434])" office:value-type="float" office:value="0.0241372638124659" calcext:value-type="float">
            <text:p>0,0241372638</text:p>
          </table:table-cell>
          <table:table-cell table:style-name="Default" table:formula="of:=IF(OR([.Q434]&lt;[.Q$549];[.Q434]&gt;[.Q$550]);&quot;&quot;;[.Q434])" office:value-type="float" office:value="0.0161646014771363" calcext:value-type="float">
            <text:p>0,0161646015</text:p>
          </table:table-cell>
          <table:table-cell table:style-name="Default" table:formula="of:=IF(OR([.R434]&lt;[.R$549];[.R434]&gt;[.R$550]);&quot;&quot;;[.R434])" office:value-type="float" office:value="0.0940620668389907" calcext:value-type="float">
            <text:p>0,0940620668</text:p>
          </table:table-cell>
          <table:table-cell table:style-name="Default" table:formula="of:=IF(OR([.S434]&lt;[.S$549];[.S434]&gt;[.S$550]);&quot;&quot;;[.S434])" office:value-type="float" office:value="0.347316219490925" calcext:value-type="float">
            <text:p>0,3473162195</text:p>
          </table:table-cell>
          <table:table-cell table:style-name="Default" table:formula="of:=IF(OR([.T434]&lt;[.T$549];[.T434]&gt;[.T$550]);&quot;&quot;;[.T434])" office:value-type="float" office:value="0.194844027160689" calcext:value-type="float">
            <text:p>0,1948440272</text:p>
          </table:table-cell>
          <table:table-cell table:style-name="Default" table:formula="of:=IF(OR([.U434]&lt;[.U$549];[.U434]&gt;[.U$550]);&quot;&quot;;[.U434])" office:value-type="float" office:value="0.267972161614141" calcext:value-type="float">
            <text:p>0,2679721616</text:p>
          </table:table-cell>
          <table:table-cell table:style-name="Default" table:formula="of:=IF(OR([.V434]&lt;[.V$549];[.V434]&gt;[.V$550]);&quot;&quot;;[.V434])" office:value-type="float" office:value="0.257395540554262" calcext:value-type="float">
            <text:p>0,2573955406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Default" table:formula="of:=IF(OR([.B435]&lt;[.B$549];[.B435]&gt;[.B$550]);&quot;&quot;;[.B435])" office:value-type="float" office:value="0.0630485385390505" calcext:value-type="float">
            <text:p>0,0630485385</text:p>
          </table:table-cell>
          <table:table-cell table:style-name="Default" table:formula="of:=IF(OR([.C435]&lt;[.C$549];[.C435]&gt;[.C$550]);&quot;&quot;;[.C435])" office:value-type="float" office:value="0.0193999309436264" calcext:value-type="float">
            <text:p>0,0193999309</text:p>
          </table:table-cell>
          <table:table-cell table:style-name="Default" table:formula="of:=IF(OR([.D435]&lt;[.D$549];[.D435]&gt;[.D$550]);&quot;&quot;;[.D435])" office:value-type="float" office:value="0.0687918400142738" calcext:value-type="float">
            <text:p>0,06879184</text:p>
          </table:table-cell>
          <table:table-cell table:style-name="Default" table:formula="of:=IF(OR([.E435]&lt;[.E$549];[.E435]&gt;[.E$550]);&quot;&quot;;[.E435])" office:value-type="float" office:value="1" calcext:value-type="float">
            <text:p>1</text:p>
          </table:table-cell>
          <table:table-cell table:style-name="Default" table:formula="of:=IF(OR([.F435]&lt;[.F$549];[.F435]&gt;[.F$550]);&quot;&quot;;[.F435])" office:value-type="float" office:value="0.0111087889320475" calcext:value-type="float">
            <text:p>0,0111087889</text:p>
          </table:table-cell>
          <table:table-cell table:style-name="Default" table:formula="of:=IF(OR([.G435]&lt;[.G$549];[.G435]&gt;[.G$550]);&quot;&quot;;[.G435])" office:value-type="float" office:value="0.274029574411299" calcext:value-type="float">
            <text:p>0,2740295744</text:p>
          </table:table-cell>
          <table:table-cell table:style-name="Default" table:formula="of:=IF(OR([.H435]&lt;[.H$549];[.H435]&gt;[.H$550]);&quot;&quot;;[.H435])" office:value-type="float" office:value="0.0203690889987049" calcext:value-type="float">
            <text:p>0,020369089</text:p>
          </table:table-cell>
          <table:table-cell table:style-name="Default" table:formula="of:=IF(OR([.I435]&lt;[.I$549];[.I435]&gt;[.I$550]);&quot;&quot;;[.I435])" office:value-type="float" office:value="0.383730996329341" calcext:value-type="float">
            <text:p>0,3837309963</text:p>
          </table:table-cell>
          <table:table-cell table:style-name="Default" table:formula="of:=IF(OR([.J435]&lt;[.J$549];[.J435]&gt;[.J$550]);&quot;&quot;;[.J435])" office:value-type="float" office:value="0.0532346881518569" calcext:value-type="float">
            <text:p>0,0532346882</text:p>
          </table:table-cell>
          <table:table-cell table:style-name="Default" table:formula="of:=IF(OR([.K435]&lt;[.K$549];[.K435]&gt;[.K$550]);&quot;&quot;;[.K435])" office:value-type="float" office:value="0.054302953958421" calcext:value-type="float">
            <text:p>0,054302954</text:p>
          </table:table-cell>
          <table:table-cell table:style-name="Default" table:formula="of:=IF(OR([.L435]&lt;[.L$549];[.L435]&gt;[.L$550]);&quot;&quot;;[.L435])" office:value-type="float" office:value="0.023351165451967" calcext:value-type="float">
            <text:p>0,0233511655</text:p>
          </table:table-cell>
          <table:table-cell table:style-name="Default" table:formula="of:=IF(OR([.M435]&lt;[.M$549];[.M435]&gt;[.M$550]);&quot;&quot;;[.M435])" office:value-type="float" office:value="0.232652787842388" calcext:value-type="float">
            <text:p>0,2326527878</text:p>
          </table:table-cell>
          <table:table-cell table:style-name="Default" table:formula="of:=IF(OR([.N435]&lt;[.N$549];[.N435]&gt;[.N$550]);&quot;&quot;;[.N435])" office:value-type="float" office:value="0.0734394147866952" calcext:value-type="float">
            <text:p>0,0734394148</text:p>
          </table:table-cell>
          <table:table-cell table:style-name="Default" table:formula="of:=IF(OR([.O435]&lt;[.O$549];[.O435]&gt;[.O$550]);&quot;&quot;;[.O435])" office:value-type="float" office:value="0.280924397577848" calcext:value-type="float">
            <text:p>0,2809243976</text:p>
          </table:table-cell>
          <table:table-cell table:style-name="Default" table:formula="of:=IF(OR([.P435]&lt;[.P$549];[.P435]&gt;[.P$550]);&quot;&quot;;[.P435])" office:value-type="float" office:value="0.0227148294291563" calcext:value-type="float">
            <text:p>0,0227148294</text:p>
          </table:table-cell>
          <table:table-cell table:style-name="Default" table:formula="of:=IF(OR([.Q435]&lt;[.Q$549];[.Q435]&gt;[.Q$550]);&quot;&quot;;[.Q435])" office:value-type="float" office:value="0.0151577654236956" calcext:value-type="float">
            <text:p>0,0151577654</text:p>
          </table:table-cell>
          <table:table-cell table:style-name="Default" table:formula="of:=IF(OR([.R435]&lt;[.R$549];[.R435]&gt;[.R$550]);&quot;&quot;;[.R435])" office:value-type="float" office:value="0.0885423255868417" calcext:value-type="float">
            <text:p>0,0885423256</text:p>
          </table:table-cell>
          <table:table-cell table:style-name="Default" table:formula="of:=IF(OR([.S435]&lt;[.S$549];[.S435]&gt;[.S$550]);&quot;&quot;;[.S435])" office:value-type="float" office:value="0.346630015717865" calcext:value-type="float">
            <text:p>0,3466300157</text:p>
          </table:table-cell>
          <table:table-cell table:style-name="Default" table:formula="of:=IF(OR([.T435]&lt;[.T$549];[.T435]&gt;[.T$550]);&quot;&quot;;[.T435])" office:value-type="float" office:value="0.193270571359826" calcext:value-type="float">
            <text:p>0,1932705714</text:p>
          </table:table-cell>
          <table:table-cell table:style-name="Default" table:formula="of:=IF(OR([.U435]&lt;[.U$549];[.U435]&gt;[.U$550]);&quot;&quot;;[.U435])" office:value-type="float" office:value="0.26965338449277" calcext:value-type="float">
            <text:p>0,2696533845</text:p>
          </table:table-cell>
          <table:table-cell table:style-name="Default" table:formula="of:=IF(OR([.V435]&lt;[.V$549];[.V435]&gt;[.V$550]);&quot;&quot;;[.V435])" office:value-type="float" office:value="0.264413435760125" calcext:value-type="float">
            <text:p>0,2644134358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Default" table:formula="of:=IF(OR([.B436]&lt;[.B$549];[.B436]&gt;[.B$550]);&quot;&quot;;[.B436])" office:value-type="float" office:value="0.0616687462442896" calcext:value-type="float">
            <text:p>0,0616687462</text:p>
          </table:table-cell>
          <table:table-cell table:style-name="Default" table:formula="of:=IF(OR([.C436]&lt;[.C$549];[.C436]&gt;[.C$550]);&quot;&quot;;[.C436])" office:value-type="float" office:value="0.020550737683379" calcext:value-type="float">
            <text:p>0,0205507377</text:p>
          </table:table-cell>
          <table:table-cell table:style-name="Default" table:formula="of:=IF(OR([.D436]&lt;[.D$549];[.D436]&gt;[.D$550]);&quot;&quot;;[.D436])" office:value-type="float" office:value="0.0664055743136219" calcext:value-type="float">
            <text:p>0,0664055743</text:p>
          </table:table-cell>
          <table:table-cell table:style-name="Default" table:formula="of:=IF(OR([.E436]&lt;[.E$549];[.E436]&gt;[.E$550]);&quot;&quot;;[.E436])" office:value-type="float" office:value="1" calcext:value-type="float">
            <text:p>1</text:p>
          </table:table-cell>
          <table:table-cell table:style-name="Default" table:formula="of:=IF(OR([.F436]&lt;[.F$549];[.F436]&gt;[.F$550]);&quot;&quot;;[.F436])" office:value-type="float" office:value="0.0112563761084247" calcext:value-type="float">
            <text:p>0,0112563761</text:p>
          </table:table-cell>
          <table:table-cell table:style-name="Default" table:formula="of:=IF(OR([.G436]&lt;[.G$549];[.G436]&gt;[.G$550]);&quot;&quot;;[.G436])" office:value-type="float" office:value="0.278156689270903" calcext:value-type="float">
            <text:p>0,2781566893</text:p>
          </table:table-cell>
          <table:table-cell table:style-name="Default" table:formula="of:=IF(OR([.H436]&lt;[.H$549];[.H436]&gt;[.H$550]);&quot;&quot;;[.H436])" office:value-type="float" office:value="0.0206584978721156" calcext:value-type="float">
            <text:p>0,0206584979</text:p>
          </table:table-cell>
          <table:table-cell table:style-name="Default" table:formula="of:=IF(OR([.I436]&lt;[.I$549];[.I436]&gt;[.I$550]);&quot;&quot;;[.I436])" office:value-type="float" office:value="0.382140571897907" calcext:value-type="float">
            <text:p>0,3821405719</text:p>
          </table:table-cell>
          <table:table-cell table:style-name="Default" table:formula="of:=IF(OR([.J436]&lt;[.J$549];[.J436]&gt;[.J$550]);&quot;&quot;;[.J436])" office:value-type="float" office:value="0.0558477709545638" calcext:value-type="float">
            <text:p>0,055847771</text:p>
          </table:table-cell>
          <table:table-cell table:style-name="Default" table:formula="of:=IF(OR([.K436]&lt;[.K$549];[.K436]&gt;[.K$550]);&quot;&quot;;[.K436])" office:value-type="float" office:value="0.0529132988540741" calcext:value-type="float">
            <text:p>0,0529132989</text:p>
          </table:table-cell>
          <table:table-cell table:style-name="Default" table:formula="of:=IF(OR([.L436]&lt;[.L$549];[.L436]&gt;[.L$550]);&quot;&quot;;[.L436])" office:value-type="float" office:value="0.0223307964883269" calcext:value-type="float">
            <text:p>0,0223307965</text:p>
          </table:table-cell>
          <table:table-cell table:style-name="Default" table:formula="of:=IF(OR([.M436]&lt;[.M$549];[.M436]&gt;[.M$550]);&quot;&quot;;[.M436])" office:value-type="float" office:value="0.229072749961088" calcext:value-type="float">
            <text:p>0,22907275</text:p>
          </table:table-cell>
          <table:table-cell table:style-name="Default" table:formula="of:=IF(OR([.N436]&lt;[.N$549];[.N436]&gt;[.N$550]);&quot;&quot;;[.N436])" office:value-type="float" office:value="0.0732518794193384" calcext:value-type="float">
            <text:p>0,0732518794</text:p>
          </table:table-cell>
          <table:table-cell table:style-name="Default" table:formula="of:=IF(OR([.O436]&lt;[.O$549];[.O436]&gt;[.O$550]);&quot;&quot;;[.O436])" office:value-type="float" office:value="0.271869342016808" calcext:value-type="float">
            <text:p>0,271869342</text:p>
          </table:table-cell>
          <table:table-cell table:style-name="Default" table:formula="of:=IF(OR([.P436]&lt;[.P$549];[.P436]&gt;[.P$550]);&quot;&quot;;[.P436])" office:value-type="float" office:value="0.0253755087566761" calcext:value-type="float">
            <text:p>0,0253755088</text:p>
          </table:table-cell>
          <table:table-cell table:style-name="Default" table:formula="of:=IF(OR([.Q436]&lt;[.Q$549];[.Q436]&gt;[.Q$550]);&quot;&quot;;[.Q436])" office:value-type="float" office:value="0.016350173958079" calcext:value-type="float">
            <text:p>0,016350174</text:p>
          </table:table-cell>
          <table:table-cell table:style-name="Default" table:formula="of:=IF(OR([.R436]&lt;[.R$549];[.R436]&gt;[.R$550]);&quot;&quot;;[.R436])" office:value-type="float" office:value="0.0894826067117181" calcext:value-type="float">
            <text:p>0,0894826067</text:p>
          </table:table-cell>
          <table:table-cell table:style-name="Default" table:formula="of:=IF(OR([.S436]&lt;[.S$549];[.S436]&gt;[.S$550]);&quot;&quot;;[.S436])" office:value-type="float" office:value="0.338137090641368" calcext:value-type="float">
            <text:p>0,3381370906</text:p>
          </table:table-cell>
          <table:table-cell table:style-name="Default" table:formula="of:=IF(OR([.T436]&lt;[.T$549];[.T436]&gt;[.T$550]);&quot;&quot;;[.T436])" office:value-type="float" office:value="0.193302980578196" calcext:value-type="float">
            <text:p>0,1933029806</text:p>
          </table:table-cell>
          <table:table-cell table:style-name="Default" table:formula="of:=IF(OR([.U436]&lt;[.U$549];[.U436]&gt;[.U$550]);&quot;&quot;;[.U436])" office:value-type="float" office:value="0.270425133535269" calcext:value-type="float">
            <text:p>0,2704251335</text:p>
          </table:table-cell>
          <table:table-cell table:style-name="Default" table:formula="of:=IF(OR([.V436]&lt;[.V$549];[.V436]&gt;[.V$550]);&quot;&quot;;[.V436])" office:value-type="float" office:value="0.260310204621492" calcext:value-type="float">
            <text:p>0,2603102046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Default" table:formula="of:=IF(OR([.B437]&lt;[.B$549];[.B437]&gt;[.B$550]);&quot;&quot;;[.B437])" office:value-type="float" office:value="0.062638417365729" calcext:value-type="float">
            <text:p>0,0626384174</text:p>
          </table:table-cell>
          <table:table-cell table:style-name="Default" table:formula="of:=IF(OR([.C437]&lt;[.C$549];[.C437]&gt;[.C$550]);&quot;&quot;;[.C437])" office:value-type="float" office:value="0.0254060641722556" calcext:value-type="float">
            <text:p>0,0254060642</text:p>
          </table:table-cell>
          <table:table-cell table:style-name="Default" table:formula="of:=IF(OR([.D437]&lt;[.D$549];[.D437]&gt;[.D$550]);&quot;&quot;;[.D437])" office:value-type="float" office:value="0.0694034352405106" calcext:value-type="float">
            <text:p>0,0694034352</text:p>
          </table:table-cell>
          <table:table-cell table:style-name="Default" table:formula="of:=IF(OR([.E437]&lt;[.E$549];[.E437]&gt;[.E$550]);&quot;&quot;;[.E437])" office:value-type="float" office:value="1" calcext:value-type="float">
            <text:p>1</text:p>
          </table:table-cell>
          <table:table-cell table:style-name="Default" table:formula="of:=IF(OR([.F437]&lt;[.F$549];[.F437]&gt;[.F$550]);&quot;&quot;;[.F437])" office:value-type="float" office:value="0.0103794488274964" calcext:value-type="float">
            <text:p>0,0103794488</text:p>
          </table:table-cell>
          <table:table-cell table:style-name="Default" table:formula="of:=IF(OR([.G437]&lt;[.G$549];[.G437]&gt;[.G$550]);&quot;&quot;;[.G437])" office:value-type="float" office:value="0.2798395332506" calcext:value-type="float">
            <text:p>0,2798395333</text:p>
          </table:table-cell>
          <table:table-cell table:style-name="Default" table:formula="of:=IF(OR([.H437]&lt;[.H$549];[.H437]&gt;[.H$550]);&quot;&quot;;[.H437])" office:value-type="float" office:value="0.0209832071995924" calcext:value-type="float">
            <text:p>0,0209832072</text:p>
          </table:table-cell>
          <table:table-cell table:style-name="Default" table:formula="of:=IF(OR([.I437]&lt;[.I$549];[.I437]&gt;[.I$550]);&quot;&quot;;[.I437])" office:value-type="float" office:value="0.380885621065835" calcext:value-type="float">
            <text:p>0,3808856211</text:p>
          </table:table-cell>
          <table:table-cell table:style-name="Default" table:formula="of:=IF(OR([.J437]&lt;[.J$549];[.J437]&gt;[.J$550]);&quot;&quot;;[.J437])" office:value-type="float" office:value="0.0551156658665459" calcext:value-type="float">
            <text:p>0,0551156659</text:p>
          </table:table-cell>
          <table:table-cell table:style-name="Default" table:formula="of:=IF(OR([.K437]&lt;[.K$549];[.K437]&gt;[.K$550]);&quot;&quot;;[.K437])" office:value-type="float" office:value="0.0552894667252992" calcext:value-type="float">
            <text:p>0,0552894667</text:p>
          </table:table-cell>
          <table:table-cell table:style-name="Default" table:formula="of:=IF(OR([.L437]&lt;[.L$549];[.L437]&gt;[.L$550]);&quot;&quot;;[.L437])" office:value-type="float" office:value="0.0220709064102297" calcext:value-type="float">
            <text:p>0,0220709064</text:p>
          </table:table-cell>
          <table:table-cell table:style-name="Default" table:formula="of:=IF(OR([.M437]&lt;[.M$549];[.M437]&gt;[.M$550]);&quot;&quot;;[.M437])" office:value-type="float" office:value="0.224672233476291" calcext:value-type="float">
            <text:p>0,2246722335</text:p>
          </table:table-cell>
          <table:table-cell table:style-name="Default" table:formula="of:=IF(OR([.N437]&lt;[.N$549];[.N437]&gt;[.N$550]);&quot;&quot;;[.N437])" office:value-type="float" office:value="0.0747510638829702" calcext:value-type="float">
            <text:p>0,0747510639</text:p>
          </table:table-cell>
          <table:table-cell table:style-name="Default" table:formula="of:=IF(OR([.O437]&lt;[.O$549];[.O437]&gt;[.O$550]);&quot;&quot;;[.O437])" office:value-type="float" office:value="0.27272645438406" calcext:value-type="float">
            <text:p>0,2727264544</text:p>
          </table:table-cell>
          <table:table-cell table:style-name="Default" table:formula="of:=IF(OR([.P437]&lt;[.P$549];[.P437]&gt;[.P$550]);&quot;&quot;;[.P437])" office:value-type="float" office:value="0.0251398458521754" calcext:value-type="float">
            <text:p>0,0251398459</text:p>
          </table:table-cell>
          <table:table-cell table:style-name="Default" table:formula="of:=IF(OR([.Q437]&lt;[.Q$549];[.Q437]&gt;[.Q$550]);&quot;&quot;;[.Q437])" office:value-type="float" office:value="0.0148279218215561" calcext:value-type="float">
            <text:p>0,0148279218</text:p>
          </table:table-cell>
          <table:table-cell table:style-name="Default" table:formula="of:=IF(OR([.R437]&lt;[.R$549];[.R437]&gt;[.R$550]);&quot;&quot;;[.R437])" office:value-type="float" office:value="0.0874473561194522" calcext:value-type="float">
            <text:p>0,0874473561</text:p>
          </table:table-cell>
          <table:table-cell table:style-name="Default" table:formula="of:=IF(OR([.S437]&lt;[.S$549];[.S437]&gt;[.S$550]);&quot;&quot;;[.S437])" office:value-type="float" office:value="0.336944097746604" calcext:value-type="float">
            <text:p>0,3369440977</text:p>
          </table:table-cell>
          <table:table-cell table:style-name="Default" table:formula="of:=IF(OR([.T437]&lt;[.T$549];[.T437]&gt;[.T$550]);&quot;&quot;;[.T437])" office:value-type="float" office:value="0.190544023096167" calcext:value-type="float">
            <text:p>0,1905440231</text:p>
          </table:table-cell>
          <table:table-cell table:style-name="Default" table:formula="of:=IF(OR([.U437]&lt;[.U$549];[.U437]&gt;[.U$550]);&quot;&quot;;[.U437])" office:value-type="float" office:value="0.267154010995324" calcext:value-type="float">
            <text:p>0,267154011</text:p>
          </table:table-cell>
          <table:table-cell table:style-name="Default" table:formula="of:=IF(OR([.V437]&lt;[.V$549];[.V437]&gt;[.V$550]);&quot;&quot;;[.V437])" office:value-type="float" office:value="0.26052827951927" calcext:value-type="float">
            <text:p>0,2605282795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Default" table:formula="of:=IF(OR([.B438]&lt;[.B$549];[.B438]&gt;[.B$550]);&quot;&quot;;[.B438])" office:value-type="float" office:value="0.0619830090151127" calcext:value-type="float">
            <text:p>0,061983009</text:p>
          </table:table-cell>
          <table:table-cell table:style-name="Default" table:formula="of:=IF(OR([.C438]&lt;[.C$549];[.C438]&gt;[.C$550]);&quot;&quot;;[.C438])" office:value-type="float" office:value="0.019817120112209" calcext:value-type="float">
            <text:p>0,0198171201</text:p>
          </table:table-cell>
          <table:table-cell table:style-name="Default" table:formula="of:=IF(OR([.D438]&lt;[.D$549];[.D438]&gt;[.D$550]);&quot;&quot;;[.D438])" office:value-type="float" office:value="0.0707835488213492" calcext:value-type="float">
            <text:p>0,0707835488</text:p>
          </table:table-cell>
          <table:table-cell table:style-name="Default" table:formula="of:=IF(OR([.E438]&lt;[.E$549];[.E438]&gt;[.E$550]);&quot;&quot;;[.E438])" office:value-type="float" office:value="1" calcext:value-type="float">
            <text:p>1</text:p>
          </table:table-cell>
          <table:table-cell table:style-name="Default" table:formula="of:=IF(OR([.F438]&lt;[.F$549];[.F438]&gt;[.F$550]);&quot;&quot;;[.F438])" office:value-type="float" office:value="0.0105877035727428" calcext:value-type="float">
            <text:p>0,0105877036</text:p>
          </table:table-cell>
          <table:table-cell table:style-name="Default" table:formula="of:=IF(OR([.G438]&lt;[.G$549];[.G438]&gt;[.G$550]);&quot;&quot;;[.G438])" office:value-type="float" office:value="0.277553371154622" calcext:value-type="float">
            <text:p>0,2775533712</text:p>
          </table:table-cell>
          <table:table-cell table:style-name="Default" table:formula="of:=IF(OR([.H438]&lt;[.H$549];[.H438]&gt;[.H$550]);&quot;&quot;;[.H438])" office:value-type="float" office:value="0.0220111033591056" calcext:value-type="float">
            <text:p>0,0220111034</text:p>
          </table:table-cell>
          <table:table-cell table:style-name="Default" table:formula="of:=IF(OR([.I438]&lt;[.I$549];[.I438]&gt;[.I$550]);&quot;&quot;;[.I438])" office:value-type="float" office:value="0.385078958474298" calcext:value-type="float">
            <text:p>0,3850789585</text:p>
          </table:table-cell>
          <table:table-cell table:style-name="Default" table:formula="of:=IF(OR([.J438]&lt;[.J$549];[.J438]&gt;[.J$550]);&quot;&quot;;[.J438])" office:value-type="float" office:value="0.0571157007583964" calcext:value-type="float">
            <text:p>0,0571157008</text:p>
          </table:table-cell>
          <table:table-cell table:style-name="Default" table:formula="of:=IF(OR([.K438]&lt;[.K$549];[.K438]&gt;[.K$550]);&quot;&quot;;[.K438])" office:value-type="float" office:value="0.0553045383265527" calcext:value-type="float">
            <text:p>0,0553045383</text:p>
          </table:table-cell>
          <table:table-cell table:style-name="Default" table:formula="of:=IF(OR([.L438]&lt;[.L$549];[.L438]&gt;[.L$550]);&quot;&quot;;[.L438])" office:value-type="float" office:value="0.0221805910092369" calcext:value-type="float">
            <text:p>0,022180591</text:p>
          </table:table-cell>
          <table:table-cell table:style-name="Default" table:formula="of:=IF(OR([.M438]&lt;[.M$549];[.M438]&gt;[.M$550]);&quot;&quot;;[.M438])" office:value-type="float" office:value="0.233163781359294" calcext:value-type="float">
            <text:p>0,2331637814</text:p>
          </table:table-cell>
          <table:table-cell table:style-name="Default" table:formula="of:=IF(OR([.N438]&lt;[.N$549];[.N438]&gt;[.N$550]);&quot;&quot;;[.N438])" office:value-type="float" office:value="0.0752028819917676" calcext:value-type="float">
            <text:p>0,075202882</text:p>
          </table:table-cell>
          <table:table-cell table:style-name="Default" table:formula="of:=IF(OR([.O438]&lt;[.O$549];[.O438]&gt;[.O$550]);&quot;&quot;;[.O438])" office:value-type="float" office:value="0.280662975994727" calcext:value-type="float">
            <text:p>0,280662976</text:p>
          </table:table-cell>
          <table:table-cell table:style-name="Default" table:formula="of:=IF(OR([.P438]&lt;[.P$549];[.P438]&gt;[.P$550]);&quot;&quot;;[.P438])" office:value-type="float" office:value="0.0231671794159284" calcext:value-type="float">
            <text:p>0,0231671794</text:p>
          </table:table-cell>
          <table:table-cell table:style-name="Default" table:formula="of:=IF(OR([.Q438]&lt;[.Q$549];[.Q438]&gt;[.Q$550]);&quot;&quot;;[.Q438])" office:value-type="float" office:value="0.0160417511283437" calcext:value-type="float">
            <text:p>0,0160417511</text:p>
          </table:table-cell>
          <table:table-cell table:style-name="Default" table:formula="of:=IF(OR([.R438]&lt;[.R$549];[.R438]&gt;[.R$550]);&quot;&quot;;[.R438])" office:value-type="float" office:value="0.0907578765648764" calcext:value-type="float">
            <text:p>0,0907578766</text:p>
          </table:table-cell>
          <table:table-cell table:style-name="Default" table:formula="of:=IF(OR([.S438]&lt;[.S$549];[.S438]&gt;[.S$550]);&quot;&quot;;[.S438])" office:value-type="float" office:value="0.347007251234156" calcext:value-type="float">
            <text:p>0,3470072512</text:p>
          </table:table-cell>
          <table:table-cell table:style-name="Default" table:formula="of:=IF(OR([.T438]&lt;[.T$549];[.T438]&gt;[.T$550]);&quot;&quot;;[.T438])" office:value-type="float" office:value="0.196524041265307" calcext:value-type="float">
            <text:p>0,1965240413</text:p>
          </table:table-cell>
          <table:table-cell table:style-name="Default" table:formula="of:=IF(OR([.U438]&lt;[.U$549];[.U438]&gt;[.U$550]);&quot;&quot;;[.U438])" office:value-type="float" office:value="0.265702427894215" calcext:value-type="float">
            <text:p>0,2657024279</text:p>
          </table:table-cell>
          <table:table-cell table:style-name="Default" table:formula="of:=IF(OR([.V438]&lt;[.V$549];[.V438]&gt;[.V$550]);&quot;&quot;;[.V438])" office:value-type="float" office:value="0.254937120163668" calcext:value-type="float">
            <text:p>0,2549371202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Default" table:formula="of:=IF(OR([.B439]&lt;[.B$549];[.B439]&gt;[.B$550]);&quot;&quot;;[.B439])" office:value-type="float" office:value="0.0629384739337917" calcext:value-type="float">
            <text:p>0,0629384739</text:p>
          </table:table-cell>
          <table:table-cell table:style-name="Default" table:formula="of:=IF(OR([.C439]&lt;[.C$549];[.C439]&gt;[.C$550]);&quot;&quot;;[.C439])" office:value-type="float" office:value="0.0208909793312575" calcext:value-type="float">
            <text:p>0,0208909793</text:p>
          </table:table-cell>
          <table:table-cell table:style-name="Default" table:formula="of:=IF(OR([.D439]&lt;[.D$549];[.D439]&gt;[.D$550]);&quot;&quot;;[.D439])" office:value-type="float" office:value="0.0693655586187324" calcext:value-type="float">
            <text:p>0,0693655586</text:p>
          </table:table-cell>
          <table:table-cell table:style-name="Default" table:formula="of:=IF(OR([.E439]&lt;[.E$549];[.E439]&gt;[.E$550]);&quot;&quot;;[.E439])" office:value-type="float" office:value="1" calcext:value-type="float">
            <text:p>1</text:p>
          </table:table-cell>
          <table:table-cell table:style-name="Default" table:formula="of:=IF(OR([.F439]&lt;[.F$549];[.F439]&gt;[.F$550]);&quot;&quot;;[.F439])" office:value-type="float" office:value="0.0117415556753953" calcext:value-type="float">
            <text:p>0,0117415557</text:p>
          </table:table-cell>
          <table:table-cell table:style-name="Default" table:formula="of:=IF(OR([.G439]&lt;[.G$549];[.G439]&gt;[.G$550]);&quot;&quot;;[.G439])" office:value-type="float" office:value="0.274871734360285" calcext:value-type="float">
            <text:p>0,2748717344</text:p>
          </table:table-cell>
          <table:table-cell table:style-name="Default" table:formula="of:=IF(OR([.H439]&lt;[.H$549];[.H439]&gt;[.H$550]);&quot;&quot;;[.H439])" office:value-type="float" office:value="0.0219025697749226" calcext:value-type="float">
            <text:p>0,0219025698</text:p>
          </table:table-cell>
          <table:table-cell table:style-name="Default" table:formula="of:=IF(OR([.I439]&lt;[.I$549];[.I439]&gt;[.I$550]);&quot;&quot;;[.I439])" office:value-type="float" office:value="0.378630641449043" calcext:value-type="float">
            <text:p>0,3786306414</text:p>
          </table:table-cell>
          <table:table-cell table:style-name="Default" table:formula="of:=IF(OR([.J439]&lt;[.J$549];[.J439]&gt;[.J$550]);&quot;&quot;;[.J439])" office:value-type="float" office:value="0.0575413952031597" calcext:value-type="float">
            <text:p>0,0575413952</text:p>
          </table:table-cell>
          <table:table-cell table:style-name="Default" table:formula="of:=IF(OR([.K439]&lt;[.K$549];[.K439]&gt;[.K$550]);&quot;&quot;;[.K439])" office:value-type="float" office:value="0.0544165355752705" calcext:value-type="float">
            <text:p>0,0544165356</text:p>
          </table:table-cell>
          <table:table-cell table:style-name="Default" table:formula="of:=IF(OR([.L439]&lt;[.L$549];[.L439]&gt;[.L$550]);&quot;&quot;;[.L439])" office:value-type="float" office:value="0.0227060387425418" calcext:value-type="float">
            <text:p>0,0227060387</text:p>
          </table:table-cell>
          <table:table-cell table:style-name="Default" table:formula="of:=IF(OR([.M439]&lt;[.M$549];[.M439]&gt;[.M$550]);&quot;&quot;;[.M439])" office:value-type="float" office:value="0.232568173630773" calcext:value-type="float">
            <text:p>0,2325681736</text:p>
          </table:table-cell>
          <table:table-cell table:style-name="Default" table:formula="of:=IF(OR([.N439]&lt;[.N$549];[.N439]&gt;[.N$550]);&quot;&quot;;[.N439])" office:value-type="float" office:value="0.0774543036554038" calcext:value-type="float">
            <text:p>0,0774543037</text:p>
          </table:table-cell>
          <table:table-cell table:style-name="Default" table:formula="of:=IF(OR([.O439]&lt;[.O$549];[.O439]&gt;[.O$550]);&quot;&quot;;[.O439])" office:value-type="float" office:value="0.281768974417223" calcext:value-type="float">
            <text:p>0,2817689744</text:p>
          </table:table-cell>
          <table:table-cell table:style-name="Default" table:formula="of:=IF(OR([.P439]&lt;[.P$549];[.P439]&gt;[.P$550]);&quot;&quot;;[.P439])" office:value-type="float" office:value="0.0243796584556479" calcext:value-type="float">
            <text:p>0,0243796585</text:p>
          </table:table-cell>
          <table:table-cell table:style-name="Default" table:formula="of:=IF(OR([.Q439]&lt;[.Q$549];[.Q439]&gt;[.Q$550]);&quot;&quot;;[.Q439])" office:value-type="float" office:value="0.015440417002443" calcext:value-type="float">
            <text:p>0,015440417</text:p>
          </table:table-cell>
          <table:table-cell table:style-name="Default" table:formula="of:=IF(OR([.R439]&lt;[.R$549];[.R439]&gt;[.R$550]);&quot;&quot;;[.R439])" office:value-type="float" office:value="0.0932586950066367" calcext:value-type="float">
            <text:p>0,093258695</text:p>
          </table:table-cell>
          <table:table-cell table:style-name="Default" table:formula="of:=IF(OR([.S439]&lt;[.S$549];[.S439]&gt;[.S$550]);&quot;&quot;;[.S439])" office:value-type="float" office:value="0.356504202911483" calcext:value-type="float">
            <text:p>0,3565042029</text:p>
          </table:table-cell>
          <table:table-cell table:style-name="Default" table:formula="of:=IF(OR([.T439]&lt;[.T$549];[.T439]&gt;[.T$550]);&quot;&quot;;[.T439])" office:value-type="float" office:value="0.201480218733861" calcext:value-type="float">
            <text:p>0,2014802187</text:p>
          </table:table-cell>
          <table:table-cell table:style-name="Default" table:formula="of:=IF(OR([.U439]&lt;[.U$549];[.U439]&gt;[.U$550]);&quot;&quot;;[.U439])" office:value-type="float" office:value="0.273599372662408" calcext:value-type="float">
            <text:p>0,2735993727</text:p>
          </table:table-cell>
          <table:table-cell table:style-name="Default" table:formula="of:=IF(OR([.V439]&lt;[.V$549];[.V439]&gt;[.V$550]);&quot;&quot;;[.V439])" office:value-type="float" office:value="0.264740428076764" calcext:value-type="float">
            <text:p>0,2647404281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Default" table:formula="of:=IF(OR([.B440]&lt;[.B$549];[.B440]&gt;[.B$550]);&quot;&quot;;[.B440])" office:value-type="float" office:value="0.0649415784719844" calcext:value-type="float">
            <text:p>0,0649415785</text:p>
          </table:table-cell>
          <table:table-cell table:style-name="Default" table:formula="of:=IF(OR([.C440]&lt;[.C$549];[.C440]&gt;[.C$550]);&quot;&quot;;[.C440])" office:value-type="float" office:value="0.0208835159612216" calcext:value-type="float">
            <text:p>0,020883516</text:p>
          </table:table-cell>
          <table:table-cell table:style-name="Default" table:formula="of:=IF(OR([.D440]&lt;[.D$549];[.D440]&gt;[.D$550]);&quot;&quot;;[.D440])" office:value-type="float" office:value="0.0722400724360031" calcext:value-type="float">
            <text:p>0,0722400724</text:p>
          </table:table-cell>
          <table:table-cell table:style-name="Default" table:formula="of:=IF(OR([.E440]&lt;[.E$549];[.E440]&gt;[.E$550]);&quot;&quot;;[.E440])" office:value-type="float" office:value="1" calcext:value-type="float">
            <text:p>1</text:p>
          </table:table-cell>
          <table:table-cell table:style-name="Default" table:formula="of:=IF(OR([.F440]&lt;[.F$549];[.F440]&gt;[.F$550]);&quot;&quot;;[.F440])" office:value-type="float" office:value="0.0150404242514164" calcext:value-type="float">
            <text:p>0,0150404243</text:p>
          </table:table-cell>
          <table:table-cell table:style-name="Default" table:formula="of:=IF(OR([.G440]&lt;[.G$549];[.G440]&gt;[.G$550]);&quot;&quot;;[.G440])" office:value-type="float" office:value="0.277135348677629" calcext:value-type="float">
            <text:p>0,2771353487</text:p>
          </table:table-cell>
          <table:table-cell table:style-name="Default" table:formula="of:=IF(OR([.H440]&lt;[.H$549];[.H440]&gt;[.H$550]);&quot;&quot;;[.H440])" office:value-type="float" office:value="0.021507423439621" calcext:value-type="float">
            <text:p>0,0215074234</text:p>
          </table:table-cell>
          <table:table-cell table:style-name="Default" table:formula="of:=IF(OR([.I440]&lt;[.I$549];[.I440]&gt;[.I$550]);&quot;&quot;;[.I440])" office:value-type="float" office:value="0.369321032698442" calcext:value-type="float">
            <text:p>0,3693210327</text:p>
          </table:table-cell>
          <table:table-cell table:style-name="Default" table:formula="of:=IF(OR([.J440]&lt;[.J$549];[.J440]&gt;[.J$550]);&quot;&quot;;[.J440])" office:value-type="float" office:value="0.0541332683522223" calcext:value-type="float">
            <text:p>0,0541332684</text:p>
          </table:table-cell>
          <table:table-cell table:style-name="Default" table:formula="of:=IF(OR([.K440]&lt;[.K$549];[.K440]&gt;[.K$550]);&quot;&quot;;[.K440])" office:value-type="float" office:value="0.0539150282845812" calcext:value-type="float">
            <text:p>0,0539150283</text:p>
          </table:table-cell>
          <table:table-cell table:style-name="Default" table:formula="of:=IF(OR([.L440]&lt;[.L$549];[.L440]&gt;[.L$550]);&quot;&quot;;[.L440])" office:value-type="float" office:value="0.019821640266555" calcext:value-type="float">
            <text:p>0,0198216403</text:p>
          </table:table-cell>
          <table:table-cell table:style-name="Default" table:formula="of:=IF(OR([.M440]&lt;[.M$549];[.M440]&gt;[.M$550]);&quot;&quot;;[.M440])" office:value-type="float" office:value="0.234508383098324" calcext:value-type="float">
            <text:p>0,2345083831</text:p>
          </table:table-cell>
          <table:table-cell table:style-name="Default" table:formula="of:=IF(OR([.N440]&lt;[.N$549];[.N440]&gt;[.N$550]);&quot;&quot;;[.N440])" office:value-type="float" office:value="0.0723975964374207" calcext:value-type="float">
            <text:p>0,0723975964</text:p>
          </table:table-cell>
          <table:table-cell table:style-name="Default" table:formula="of:=IF(OR([.O440]&lt;[.O$549];[.O440]&gt;[.O$550]);&quot;&quot;;[.O440])" office:value-type="float" office:value="0.276634951920989" calcext:value-type="float">
            <text:p>0,2766349519</text:p>
          </table:table-cell>
          <table:table-cell table:style-name="Default" table:formula="of:=IF(OR([.P440]&lt;[.P$549];[.P440]&gt;[.P$550]);&quot;&quot;;[.P440])" office:value-type="float" office:value="0.0260667382354886" calcext:value-type="float">
            <text:p>0,0260667382</text:p>
          </table:table-cell>
          <table:table-cell table:style-name="Default" table:formula="of:=IF(OR([.Q440]&lt;[.Q$549];[.Q440]&gt;[.Q$550]);&quot;&quot;;[.Q440])" office:value-type="float" office:value="0.0153085977032226" calcext:value-type="float">
            <text:p>0,0153085977</text:p>
          </table:table-cell>
          <table:table-cell table:style-name="Default" table:formula="of:=IF(OR([.R440]&lt;[.R$549];[.R440]&gt;[.R$550]);&quot;&quot;;[.R440])" office:value-type="float" office:value="0.0918767418740828" calcext:value-type="float">
            <text:p>0,0918767419</text:p>
          </table:table-cell>
          <table:table-cell table:style-name="Default" table:formula="of:=IF(OR([.S440]&lt;[.S$549];[.S440]&gt;[.S$550]);&quot;&quot;;[.S440])" office:value-type="float" office:value="0.343960636903858" calcext:value-type="float">
            <text:p>0,3439606369</text:p>
          </table:table-cell>
          <table:table-cell table:style-name="Default" table:formula="of:=IF(OR([.T440]&lt;[.T$549];[.T440]&gt;[.T$550]);&quot;&quot;;[.T440])" office:value-type="float" office:value="0.195234288371506" calcext:value-type="float">
            <text:p>0,1952342884</text:p>
          </table:table-cell>
          <table:table-cell table:style-name="Default" table:formula="of:=IF(OR([.U440]&lt;[.U$549];[.U440]&gt;[.U$550]);&quot;&quot;;[.U440])" office:value-type="float" office:value="0.272802812699817" calcext:value-type="float">
            <text:p>0,2728028127</text:p>
          </table:table-cell>
          <table:table-cell table:style-name="Default" table:formula="of:=IF(OR([.V440]&lt;[.V$549];[.V440]&gt;[.V$550]);&quot;&quot;;[.V440])" office:value-type="float" office:value="0.260454799357021" calcext:value-type="float">
            <text:p>0,2604547994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Default" table:formula="of:=IF(OR([.B441]&lt;[.B$549];[.B441]&gt;[.B$550]);&quot;&quot;;[.B441])" office:value-type="float" office:value="0.0609153723063685" calcext:value-type="float">
            <text:p>0,0609153723</text:p>
          </table:table-cell>
          <table:table-cell table:style-name="Default" table:formula="of:=IF(OR([.C441]&lt;[.C$549];[.C441]&gt;[.C$550]);&quot;&quot;;[.C441])" office:value-type="float" office:value="0.0199146091233852" calcext:value-type="float">
            <text:p>0,0199146091</text:p>
          </table:table-cell>
          <table:table-cell table:style-name="Default" table:formula="of:=IF(OR([.D441]&lt;[.D$549];[.D441]&gt;[.D$550]);&quot;&quot;;[.D441])" office:value-type="float" office:value="0.0700873340583642" calcext:value-type="float">
            <text:p>0,0700873341</text:p>
          </table:table-cell>
          <table:table-cell table:style-name="Default" table:formula="of:=IF(OR([.E441]&lt;[.E$549];[.E441]&gt;[.E$550]);&quot;&quot;;[.E441])" office:value-type="float" office:value="1" calcext:value-type="float">
            <text:p>1</text:p>
          </table:table-cell>
          <table:table-cell table:style-name="Default" table:formula="of:=IF(OR([.F441]&lt;[.F$549];[.F441]&gt;[.F$550]);&quot;&quot;;[.F441])" office:value-type="float" office:value="0.0118691651711082" calcext:value-type="float">
            <text:p>0,0118691652</text:p>
          </table:table-cell>
          <table:table-cell table:style-name="Default" table:formula="of:=IF(OR([.G441]&lt;[.G$549];[.G441]&gt;[.G$550]);&quot;&quot;;[.G441])" office:value-type="float" office:value="0.270629674225969" calcext:value-type="float">
            <text:p>0,2706296742</text:p>
          </table:table-cell>
          <table:table-cell table:style-name="Default" table:formula="of:=IF(OR([.H441]&lt;[.H$549];[.H441]&gt;[.H$550]);&quot;&quot;;[.H441])" office:value-type="float" office:value="0.0209521398711936" calcext:value-type="float">
            <text:p>0,0209521399</text:p>
          </table:table-cell>
          <table:table-cell table:style-name="Default" table:formula="of:=IF(OR([.I441]&lt;[.I$549];[.I441]&gt;[.I$550]);&quot;&quot;;[.I441])" office:value-type="float" office:value="0.382517000142276" calcext:value-type="float">
            <text:p>0,3825170001</text:p>
          </table:table-cell>
          <table:table-cell table:style-name="Default" table:formula="of:=IF(OR([.J441]&lt;[.J$549];[.J441]&gt;[.J$550]);&quot;&quot;;[.J441])" office:value-type="float" office:value="0.0543669757191017" calcext:value-type="float">
            <text:p>0,0543669757</text:p>
          </table:table-cell>
          <table:table-cell table:style-name="Default" table:formula="of:=IF(OR([.K441]&lt;[.K$549];[.K441]&gt;[.K$550]);&quot;&quot;;[.K441])" office:value-type="float" office:value="0.0531640257041995" calcext:value-type="float">
            <text:p>0,0531640257</text:p>
          </table:table-cell>
          <table:table-cell table:style-name="Default" table:formula="of:=IF(OR([.L441]&lt;[.L$549];[.L441]&gt;[.L$550]);&quot;&quot;;[.L441])" office:value-type="float" office:value="0.0236271954551251" calcext:value-type="float">
            <text:p>0,0236271955</text:p>
          </table:table-cell>
          <table:table-cell table:style-name="Default" table:formula="of:=IF(OR([.M441]&lt;[.M$549];[.M441]&gt;[.M$550]);&quot;&quot;;[.M441])" office:value-type="float" office:value="0.233927617589026" calcext:value-type="float">
            <text:p>0,2339276176</text:p>
          </table:table-cell>
          <table:table-cell table:style-name="Default" table:formula="of:=IF(OR([.N441]&lt;[.N$549];[.N441]&gt;[.N$550]);&quot;&quot;;[.N441])" office:value-type="float" office:value="0.0738349588169578" calcext:value-type="float">
            <text:p>0,0738349588</text:p>
          </table:table-cell>
          <table:table-cell table:style-name="Default" table:formula="of:=IF(OR([.O441]&lt;[.O$549];[.O441]&gt;[.O$550]);&quot;&quot;;[.O441])" office:value-type="float" office:value="0.27510344100255" calcext:value-type="float">
            <text:p>0,275103441</text:p>
          </table:table-cell>
          <table:table-cell table:style-name="Default" table:formula="of:=IF(OR([.P441]&lt;[.P$549];[.P441]&gt;[.P$550]);&quot;&quot;;[.P441])" office:value-type="float" office:value="0.0240998185064649" calcext:value-type="float">
            <text:p>0,0240998185</text:p>
          </table:table-cell>
          <table:table-cell table:style-name="Default" table:formula="of:=IF(OR([.Q441]&lt;[.Q$549];[.Q441]&gt;[.Q$550]);&quot;&quot;;[.Q441])" office:value-type="float" office:value="0.0162361259011498" calcext:value-type="float">
            <text:p>0,0162361259</text:p>
          </table:table-cell>
          <table:table-cell table:style-name="Default" table:formula="of:=IF(OR([.R441]&lt;[.R$549];[.R441]&gt;[.R$550]);&quot;&quot;;[.R441])" office:value-type="float" office:value="0.0885419127995241" calcext:value-type="float">
            <text:p>0,0885419128</text:p>
          </table:table-cell>
          <table:table-cell table:style-name="Default" table:formula="of:=IF(OR([.S441]&lt;[.S$549];[.S441]&gt;[.S$550]);&quot;&quot;;[.S441])" office:value-type="float" office:value="0.35320904684507" calcext:value-type="float">
            <text:p>0,3532090468</text:p>
          </table:table-cell>
          <table:table-cell table:style-name="Default" table:formula="of:=IF(OR([.T441]&lt;[.T$549];[.T441]&gt;[.T$550]);&quot;&quot;;[.T441])" office:value-type="float" office:value="0.190627796396522" calcext:value-type="float">
            <text:p>0,1906277964</text:p>
          </table:table-cell>
          <table:table-cell table:style-name="Default" table:formula="of:=IF(OR([.U441]&lt;[.U$549];[.U441]&gt;[.U$550]);&quot;&quot;;[.U441])" office:value-type="float" office:value="0.273463062249387" calcext:value-type="float">
            <text:p>0,2734630622</text:p>
          </table:table-cell>
          <table:table-cell table:style-name="Default" table:formula="of:=IF(OR([.V441]&lt;[.V$549];[.V441]&gt;[.V$550]);&quot;&quot;;[.V441])" office:value-type="float" office:value="0.257272706942111" calcext:value-type="float">
            <text:p>0,2572727069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Default" table:formula="of:=IF(OR([.B442]&lt;[.B$549];[.B442]&gt;[.B$550]);&quot;&quot;;[.B442])" office:value-type="float" office:value="0.0626844193810506" calcext:value-type="float">
            <text:p>0,0626844194</text:p>
          </table:table-cell>
          <table:table-cell table:style-name="Default" table:formula="of:=IF(OR([.C442]&lt;[.C$549];[.C442]&gt;[.C$550]);&quot;&quot;;[.C442])" office:value-type="float" office:value="0.0201579206856281" calcext:value-type="float">
            <text:p>0,0201579207</text:p>
          </table:table-cell>
          <table:table-cell table:style-name="Default" table:formula="of:=IF(OR([.D442]&lt;[.D$549];[.D442]&gt;[.D$550]);&quot;&quot;;[.D442])" office:value-type="float" office:value="0.0697281601219305" calcext:value-type="float">
            <text:p>0,0697281601</text:p>
          </table:table-cell>
          <table:table-cell table:style-name="Default" table:formula="of:=IF(OR([.E442]&lt;[.E$549];[.E442]&gt;[.E$550]);&quot;&quot;;[.E442])" office:value-type="float" office:value="1" calcext:value-type="float">
            <text:p>1</text:p>
          </table:table-cell>
          <table:table-cell table:style-name="Default" table:formula="of:=IF(OR([.F442]&lt;[.F$549];[.F442]&gt;[.F$550]);&quot;&quot;;[.F442])" office:value-type="float" office:value="0.0124109925460466" calcext:value-type="float">
            <text:p>0,0124109925</text:p>
          </table:table-cell>
          <table:table-cell table:style-name="Default" table:formula="of:=IF(OR([.G442]&lt;[.G$549];[.G442]&gt;[.G$550]);&quot;&quot;;[.G442])" office:value-type="float" office:value="0.285439772599597" calcext:value-type="float">
            <text:p>0,2854397726</text:p>
          </table:table-cell>
          <table:table-cell table:style-name="Default" table:formula="of:=IF(OR([.H442]&lt;[.H$549];[.H442]&gt;[.H$550]);&quot;&quot;;[.H442])" office:value-type="float" office:value="0.0214962577407322" calcext:value-type="float">
            <text:p>0,0214962577</text:p>
          </table:table-cell>
          <table:table-cell table:style-name="Default" table:formula="of:=IF(OR([.I442]&lt;[.I$549];[.I442]&gt;[.I$550]);&quot;&quot;;[.I442])" office:value-type="float" office:value="0.404044422497275" calcext:value-type="float">
            <text:p>0,4040444225</text:p>
          </table:table-cell>
          <table:table-cell table:style-name="Default" table:formula="of:=IF(OR([.J442]&lt;[.J$549];[.J442]&gt;[.J$550]);&quot;&quot;;[.J442])" office:value-type="float" office:value="0.0584546680450825" calcext:value-type="float">
            <text:p>0,058454668</text:p>
          </table:table-cell>
          <table:table-cell table:style-name="Default" table:formula="of:=IF(OR([.K442]&lt;[.K$549];[.K442]&gt;[.K$550]);&quot;&quot;;[.K442])" office:value-type="float" office:value="0.0529837276315327" calcext:value-type="float">
            <text:p>0,0529837276</text:p>
          </table:table-cell>
          <table:table-cell table:style-name="Default" table:formula="of:=IF(OR([.L442]&lt;[.L$549];[.L442]&gt;[.L$550]);&quot;&quot;;[.L442])" office:value-type="float" office:value="0.0227147633538397" calcext:value-type="float">
            <text:p>0,0227147634</text:p>
          </table:table-cell>
          <table:table-cell table:style-name="Default" table:formula="of:=IF(OR([.M442]&lt;[.M$549];[.M442]&gt;[.M$550]);&quot;&quot;;[.M442])" office:value-type="float" office:value="0.232775460534738" calcext:value-type="float">
            <text:p>0,2327754605</text:p>
          </table:table-cell>
          <table:table-cell table:style-name="Default" table:formula="of:=IF(OR([.N442]&lt;[.N$549];[.N442]&gt;[.N$550]);&quot;&quot;;[.N442])" office:value-type="float" office:value="0.0726202322612177" calcext:value-type="float">
            <text:p>0,0726202323</text:p>
          </table:table-cell>
          <table:table-cell table:style-name="Default" table:formula="of:=IF(OR([.O442]&lt;[.O$549];[.O442]&gt;[.O$550]);&quot;&quot;;[.O442])" office:value-type="float" office:value="0.277438367110378" calcext:value-type="float">
            <text:p>0,2774383671</text:p>
          </table:table-cell>
          <table:table-cell table:style-name="Default" table:formula="of:=IF(OR([.P442]&lt;[.P$549];[.P442]&gt;[.P$550]);&quot;&quot;;[.P442])" office:value-type="float" office:value="0.0244315461179692" calcext:value-type="float">
            <text:p>0,0244315461</text:p>
          </table:table-cell>
          <table:table-cell table:style-name="Default" table:formula="of:=IF(OR([.Q442]&lt;[.Q$549];[.Q442]&gt;[.Q$550]);&quot;&quot;;[.Q442])" office:value-type="float" office:value="0.015708621752066" calcext:value-type="float">
            <text:p>0,0157086218</text:p>
          </table:table-cell>
          <table:table-cell table:style-name="Default" table:formula="of:=IF(OR([.R442]&lt;[.R$549];[.R442]&gt;[.R$550]);&quot;&quot;;[.R442])" office:value-type="float" office:value="0.0907800851023368" calcext:value-type="float">
            <text:p>0,0907800851</text:p>
          </table:table-cell>
          <table:table-cell table:style-name="Default" table:formula="of:=IF(OR([.S442]&lt;[.S$549];[.S442]&gt;[.S$550]);&quot;&quot;;[.S442])" office:value-type="float" office:value="0.340909041167173" calcext:value-type="float">
            <text:p>0,3409090412</text:p>
          </table:table-cell>
          <table:table-cell table:style-name="Default" table:formula="of:=IF(OR([.T442]&lt;[.T$549];[.T442]&gt;[.T$550]);&quot;&quot;;[.T442])" office:value-type="float" office:value="0.203656318920553" calcext:value-type="float">
            <text:p>0,2036563189</text:p>
          </table:table-cell>
          <table:table-cell table:style-name="Default" table:formula="of:=IF(OR([.U442]&lt;[.U$549];[.U442]&gt;[.U$550]);&quot;&quot;;[.U442])" office:value-type="float" office:value="0.277956784850047" calcext:value-type="float">
            <text:p>0,2779567849</text:p>
          </table:table-cell>
          <table:table-cell table:style-name="Default" table:formula="of:=IF(OR([.V442]&lt;[.V$549];[.V442]&gt;[.V$550]);&quot;&quot;;[.V442])" office:value-type="float" office:value="0.262518302538538" calcext:value-type="float">
            <text:p>0,2625183025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Default" table:formula="of:=IF(OR([.B443]&lt;[.B$549];[.B443]&gt;[.B$550]);&quot;&quot;;[.B443])" office:value-type="float" office:value="0.0656061605977229" calcext:value-type="float">
            <text:p>0,0656061606</text:p>
          </table:table-cell>
          <table:table-cell table:style-name="Default" table:formula="of:=IF(OR([.C443]&lt;[.C$549];[.C443]&gt;[.C$550]);&quot;&quot;;[.C443])" office:value-type="float" office:value="0.0198337017119694" calcext:value-type="float">
            <text:p>0,0198337017</text:p>
          </table:table-cell>
          <table:table-cell table:style-name="Default" table:formula="of:=IF(OR([.D443]&lt;[.D$549];[.D443]&gt;[.D$550]);&quot;&quot;;[.D443])" office:value-type="float" office:value="0.0752335202551651" calcext:value-type="float">
            <text:p>0,0752335203</text:p>
          </table:table-cell>
          <table:table-cell table:style-name="Default" table:formula="of:=IF(OR([.E443]&lt;[.E$549];[.E443]&gt;[.E$550]);&quot;&quot;;[.E443])" office:value-type="float" office:value="1" calcext:value-type="float">
            <text:p>1</text:p>
          </table:table-cell>
          <table:table-cell table:style-name="Default" table:formula="of:=IF(OR([.F443]&lt;[.F$549];[.F443]&gt;[.F$550]);&quot;&quot;;[.F443])" office:value-type="float" office:value="0.012743896205748" calcext:value-type="float">
            <text:p>0,0127438962</text:p>
          </table:table-cell>
          <table:table-cell table:style-name="Default" table:formula="of:=IF(OR([.G443]&lt;[.G$549];[.G443]&gt;[.G$550]);&quot;&quot;;[.G443])" office:value-type="float" office:value="0.268068217632611" calcext:value-type="float">
            <text:p>0,2680682176</text:p>
          </table:table-cell>
          <table:table-cell table:style-name="Default" table:formula="of:=IF(OR([.H443]&lt;[.H$549];[.H443]&gt;[.H$550]);&quot;&quot;;[.H443])" office:value-type="float" office:value="0.0218197942900342" calcext:value-type="float">
            <text:p>0,0218197943</text:p>
          </table:table-cell>
          <table:table-cell table:style-name="Default" table:formula="of:=IF(OR([.I443]&lt;[.I$549];[.I443]&gt;[.I$550]);&quot;&quot;;[.I443])" office:value-type="float" office:value="0.385002443779492" calcext:value-type="float">
            <text:p>0,3850024438</text:p>
          </table:table-cell>
          <table:table-cell table:style-name="Default" table:formula="of:=IF(OR([.J443]&lt;[.J$549];[.J443]&gt;[.J$550]);&quot;&quot;;[.J443])" office:value-type="float" office:value="0.0541091654446264" calcext:value-type="float">
            <text:p>0,0541091654</text:p>
          </table:table-cell>
          <table:table-cell table:style-name="Default" table:formula="of:=IF(OR([.K443]&lt;[.K$549];[.K443]&gt;[.K$550]);&quot;&quot;;[.K443])" office:value-type="float" office:value="0.0549881932052673" calcext:value-type="float">
            <text:p>0,0549881932</text:p>
          </table:table-cell>
          <table:table-cell table:style-name="Default" table:formula="of:=IF(OR([.L443]&lt;[.L$549];[.L443]&gt;[.L$550]);&quot;&quot;;[.L443])" office:value-type="float" office:value="0.021489234745235" calcext:value-type="float">
            <text:p>0,0214892347</text:p>
          </table:table-cell>
          <table:table-cell table:style-name="Default" table:formula="of:=IF(OR([.M443]&lt;[.M$549];[.M443]&gt;[.M$550]);&quot;&quot;;[.M443])" office:value-type="float" office:value="0.232948072334015" calcext:value-type="float">
            <text:p>0,2329480723</text:p>
          </table:table-cell>
          <table:table-cell table:style-name="Default" table:formula="of:=IF(OR([.N443]&lt;[.N$549];[.N443]&gt;[.N$550]);&quot;&quot;;[.N443])" office:value-type="float" office:value="0.0724276348450377" calcext:value-type="float">
            <text:p>0,0724276348</text:p>
          </table:table-cell>
          <table:table-cell table:style-name="Default" table:formula="of:=IF(OR([.O443]&lt;[.O$549];[.O443]&gt;[.O$550]);&quot;&quot;;[.O443])" office:value-type="float" office:value="0.276505950000843" calcext:value-type="float">
            <text:p>0,27650595</text:p>
          </table:table-cell>
          <table:table-cell table:style-name="Default" table:formula="of:=IF(OR([.P443]&lt;[.P$549];[.P443]&gt;[.P$550]);&quot;&quot;;[.P443])" office:value-type="float" office:value="0.0251030169725811" calcext:value-type="float">
            <text:p>0,025103017</text:p>
          </table:table-cell>
          <table:table-cell table:style-name="Default" table:formula="of:=IF(OR([.Q443]&lt;[.Q$549];[.Q443]&gt;[.Q$550]);&quot;&quot;;[.Q443])" office:value-type="float" office:value="0.0156478011655179" calcext:value-type="float">
            <text:p>0,0156478012</text:p>
          </table:table-cell>
          <table:table-cell table:style-name="Default" table:formula="of:=IF(OR([.R443]&lt;[.R$549];[.R443]&gt;[.R$550]);&quot;&quot;;[.R443])" office:value-type="float" office:value="0.0925526211894577" calcext:value-type="float">
            <text:p>0,0925526212</text:p>
          </table:table-cell>
          <table:table-cell table:style-name="Default" table:formula="of:=IF(OR([.S443]&lt;[.S$549];[.S443]&gt;[.S$550]);&quot;&quot;;[.S443])" office:value-type="float" office:value="0.338785316503732" calcext:value-type="float">
            <text:p>0,3387853165</text:p>
          </table:table-cell>
          <table:table-cell table:style-name="Default" table:formula="of:=IF(OR([.T443]&lt;[.T$549];[.T443]&gt;[.T$550]);&quot;&quot;;[.T443])" office:value-type="float" office:value="0.194823744605619" calcext:value-type="float">
            <text:p>0,1948237446</text:p>
          </table:table-cell>
          <table:table-cell table:style-name="Default" table:formula="of:=IF(OR([.U443]&lt;[.U$549];[.U443]&gt;[.U$550]);&quot;&quot;;[.U443])" office:value-type="float" office:value="0.270810545809418" calcext:value-type="float">
            <text:p>0,2708105458</text:p>
          </table:table-cell>
          <table:table-cell table:style-name="Default" table:formula="of:=IF(OR([.V443]&lt;[.V$549];[.V443]&gt;[.V$550]);&quot;&quot;;[.V443])" office:value-type="float" office:value="0.249887945862346" calcext:value-type="float">
            <text:p>0,2498879459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Default" table:formula="of:=IF(OR([.B444]&lt;[.B$549];[.B444]&gt;[.B$550]);&quot;&quot;;[.B444])" office:value-type="float" office:value="0.0645391907431961" calcext:value-type="float">
            <text:p>0,0645391907</text:p>
          </table:table-cell>
          <table:table-cell table:style-name="Default" table:formula="of:=IF(OR([.C444]&lt;[.C$549];[.C444]&gt;[.C$550]);&quot;&quot;;[.C444])" office:value-type="float" office:value="0.0200107001054703" calcext:value-type="float">
            <text:p>0,0200107001</text:p>
          </table:table-cell>
          <table:table-cell table:style-name="Default" table:formula="of:=IF(OR([.D444]&lt;[.D$549];[.D444]&gt;[.D$550]);&quot;&quot;;[.D444])" office:value-type="float" office:value="0.0740202968561625" calcext:value-type="float">
            <text:p>0,0740202969</text:p>
          </table:table-cell>
          <table:table-cell table:style-name="Default" table:formula="of:=IF(OR([.E444]&lt;[.E$549];[.E444]&gt;[.E$550]);&quot;&quot;;[.E444])" office:value-type="float" office:value="1" calcext:value-type="float">
            <text:p>1</text:p>
          </table:table-cell>
          <table:table-cell table:style-name="Default" table:formula="of:=IF(OR([.F444]&lt;[.F$549];[.F444]&gt;[.F$550]);&quot;&quot;;[.F444])" office:value-type="float" office:value="0.0131960855091869" calcext:value-type="float">
            <text:p>0,0131960855</text:p>
          </table:table-cell>
          <table:table-cell table:style-name="Default" table:formula="of:=IF(OR([.G444]&lt;[.G$549];[.G444]&gt;[.G$550]);&quot;&quot;;[.G444])" office:value-type="float" office:value="0.280539025135282" calcext:value-type="float">
            <text:p>0,2805390251</text:p>
          </table:table-cell>
          <table:table-cell table:style-name="Default" table:formula="of:=IF(OR([.H444]&lt;[.H$549];[.H444]&gt;[.H$550]);&quot;&quot;;[.H444])" office:value-type="float" office:value="0.0202646781842359" calcext:value-type="float">
            <text:p>0,0202646782</text:p>
          </table:table-cell>
          <table:table-cell table:style-name="Default" table:formula="of:=IF(OR([.I444]&lt;[.I$549];[.I444]&gt;[.I$550]);&quot;&quot;;[.I444])" office:value-type="float" office:value="0.402091589791051" calcext:value-type="float">
            <text:p>0,4020915898</text:p>
          </table:table-cell>
          <table:table-cell table:style-name="Default" table:formula="of:=IF(OR([.J444]&lt;[.J$549];[.J444]&gt;[.J$550]);&quot;&quot;;[.J444])" office:value-type="float" office:value="0.0565991023218757" calcext:value-type="float">
            <text:p>0,0565991023</text:p>
          </table:table-cell>
          <table:table-cell table:style-name="Default" table:formula="of:=IF(OR([.K444]&lt;[.K$549];[.K444]&gt;[.K$550]);&quot;&quot;;[.K444])" office:value-type="float" office:value="0.0551639883469599" calcext:value-type="float">
            <text:p>0,0551639883</text:p>
          </table:table-cell>
          <table:table-cell table:style-name="Default" table:formula="of:=IF(OR([.L444]&lt;[.L$549];[.L444]&gt;[.L$550]);&quot;&quot;;[.L444])" office:value-type="float" office:value="0.0223916584502161" calcext:value-type="float">
            <text:p>0,0223916585</text:p>
          </table:table-cell>
          <table:table-cell table:style-name="Default" table:formula="of:=IF(OR([.M444]&lt;[.M$549];[.M444]&gt;[.M$550]);&quot;&quot;;[.M444])" office:value-type="float" office:value="0.239340173327183" calcext:value-type="float">
            <text:p>0,2393401733</text:p>
          </table:table-cell>
          <table:table-cell table:style-name="Default" table:formula="of:=IF(OR([.N444]&lt;[.N$549];[.N444]&gt;[.N$550]);&quot;&quot;;[.N444])" office:value-type="float" office:value="0.0731401204773722" calcext:value-type="float">
            <text:p>0,0731401205</text:p>
          </table:table-cell>
          <table:table-cell table:style-name="Default" table:formula="of:=IF(OR([.O444]&lt;[.O$549];[.O444]&gt;[.O$550]);&quot;&quot;;[.O444])" office:value-type="float" office:value="0.280129431809132" calcext:value-type="float">
            <text:p>0,2801294318</text:p>
          </table:table-cell>
          <table:table-cell table:style-name="Default" table:formula="of:=IF(OR([.P444]&lt;[.P$549];[.P444]&gt;[.P$550]);&quot;&quot;;[.P444])" office:value-type="float" office:value="0.0244025700450509" calcext:value-type="float">
            <text:p>0,02440257</text:p>
          </table:table-cell>
          <table:table-cell table:style-name="Default" table:formula="of:=IF(OR([.Q444]&lt;[.Q$549];[.Q444]&gt;[.Q$550]);&quot;&quot;;[.Q444])" office:value-type="float" office:value="0.0142015413066043" calcext:value-type="float">
            <text:p>0,0142015413</text:p>
          </table:table-cell>
          <table:table-cell table:style-name="Default" table:formula="of:=IF(OR([.R444]&lt;[.R$549];[.R444]&gt;[.R$550]);&quot;&quot;;[.R444])" office:value-type="float" office:value="0.0947587652885652" calcext:value-type="float">
            <text:p>0,0947587653</text:p>
          </table:table-cell>
          <table:table-cell table:style-name="Default" table:formula="of:=IF(OR([.S444]&lt;[.S$549];[.S444]&gt;[.S$550]);&quot;&quot;;[.S444])" office:value-type="float" office:value="0.36568944346689" calcext:value-type="float">
            <text:p>0,3656894435</text:p>
          </table:table-cell>
          <table:table-cell table:style-name="Default" table:formula="of:=IF(OR([.T444]&lt;[.T$549];[.T444]&gt;[.T$550]);&quot;&quot;;[.T444])" office:value-type="float" office:value="0.204645103206823" calcext:value-type="float">
            <text:p>0,2046451032</text:p>
          </table:table-cell>
          <table:table-cell table:style-name="Default" table:formula="of:=IF(OR([.U444]&lt;[.U$549];[.U444]&gt;[.U$550]);&quot;&quot;;[.U444])" office:value-type="float" office:value="0.283926671794734" calcext:value-type="float">
            <text:p>0,2839266718</text:p>
          </table:table-cell>
          <table:table-cell table:style-name="Default" table:formula="of:=IF(OR([.V444]&lt;[.V$549];[.V444]&gt;[.V$550]);&quot;&quot;;[.V444])" office:value-type="float" office:value="0.266756393925301" calcext:value-type="float">
            <text:p>0,2667563939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Default" table:formula="of:=IF(OR([.B445]&lt;[.B$549];[.B445]&gt;[.B$550]);&quot;&quot;;[.B445])" office:value-type="float" office:value="0.0644302274950331" calcext:value-type="float">
            <text:p>0,0644302275</text:p>
          </table:table-cell>
          <table:table-cell table:style-name="Default" table:formula="of:=IF(OR([.C445]&lt;[.C$549];[.C445]&gt;[.C$550]);&quot;&quot;;[.C445])" office:value-type="float" office:value="0.0201805699548676" calcext:value-type="float">
            <text:p>0,02018057</text:p>
          </table:table-cell>
          <table:table-cell table:style-name="Default" table:formula="of:=IF(OR([.D445]&lt;[.D$549];[.D445]&gt;[.D$550]);&quot;&quot;;[.D445])" office:value-type="float" office:value="0.0712671975283016" calcext:value-type="float">
            <text:p>0,0712671975</text:p>
          </table:table-cell>
          <table:table-cell table:style-name="Default" table:formula="of:=IF(OR([.E445]&lt;[.E$549];[.E445]&gt;[.E$550]);&quot;&quot;;[.E445])" office:value-type="float" office:value="1" calcext:value-type="float">
            <text:p>1</text:p>
          </table:table-cell>
          <table:table-cell table:style-name="Default" table:formula="of:=IF(OR([.F445]&lt;[.F$549];[.F445]&gt;[.F$550]);&quot;&quot;;[.F445])" office:value-type="float" office:value="0.0117621084709817" calcext:value-type="float">
            <text:p>0,0117621085</text:p>
          </table:table-cell>
          <table:table-cell table:style-name="Default" table:formula="of:=IF(OR([.G445]&lt;[.G$549];[.G445]&gt;[.G$550]);&quot;&quot;;[.G445])" office:value-type="float" office:value="0.271318469098642" calcext:value-type="float">
            <text:p>0,2713184691</text:p>
          </table:table-cell>
          <table:table-cell table:style-name="Default" table:formula="of:=IF(OR([.H445]&lt;[.H$549];[.H445]&gt;[.H$550]);&quot;&quot;;[.H445])" office:value-type="float" office:value="0.0216355809865403" calcext:value-type="float">
            <text:p>0,021635581</text:p>
          </table:table-cell>
          <table:table-cell table:style-name="Default" table:formula="of:=IF(OR([.I445]&lt;[.I$549];[.I445]&gt;[.I$550]);&quot;&quot;;[.I445])" office:value-type="float" office:value="0.394499026230431" calcext:value-type="float">
            <text:p>0,3944990262</text:p>
          </table:table-cell>
          <table:table-cell table:style-name="Default" table:formula="of:=IF(OR([.J445]&lt;[.J$549];[.J445]&gt;[.J$550]);&quot;&quot;;[.J445])" office:value-type="float" office:value="0.0583892218819604" calcext:value-type="float">
            <text:p>0,0583892219</text:p>
          </table:table-cell>
          <table:table-cell table:style-name="Default" table:formula="of:=IF(OR([.K445]&lt;[.K$549];[.K445]&gt;[.K$550]);&quot;&quot;;[.K445])" office:value-type="float" office:value="0.0561112129422907" calcext:value-type="float">
            <text:p>0,0561112129</text:p>
          </table:table-cell>
          <table:table-cell table:style-name="Default" table:formula="of:=IF(OR([.L445]&lt;[.L$549];[.L445]&gt;[.L$550]);&quot;&quot;;[.L445])" office:value-type="float" office:value="0.0231756470205991" calcext:value-type="float">
            <text:p>0,023175647</text:p>
          </table:table-cell>
          <table:table-cell table:style-name="Default" table:formula="of:=IF(OR([.M445]&lt;[.M$549];[.M445]&gt;[.M$550]);&quot;&quot;;[.M445])" office:value-type="float" office:value="0.234403755292454" calcext:value-type="float">
            <text:p>0,2344037553</text:p>
          </table:table-cell>
          <table:table-cell table:style-name="Default" table:formula="of:=IF(OR([.N445]&lt;[.N$549];[.N445]&gt;[.N$550]);&quot;&quot;;[.N445])" office:value-type="float" office:value="0.0717842956388449" calcext:value-type="float">
            <text:p>0,0717842956</text:p>
          </table:table-cell>
          <table:table-cell table:style-name="Default" table:formula="of:=IF(OR([.O445]&lt;[.O$549];[.O445]&gt;[.O$550]);&quot;&quot;;[.O445])" office:value-type="float" office:value="0.287531793683066" calcext:value-type="float">
            <text:p>0,2875317937</text:p>
          </table:table-cell>
          <table:table-cell table:style-name="Default" table:formula="of:=IF(OR([.P445]&lt;[.P$549];[.P445]&gt;[.P$550]);&quot;&quot;;[.P445])" office:value-type="float" office:value="0.0255383868201154" calcext:value-type="float">
            <text:p>0,0255383868</text:p>
          </table:table-cell>
          <table:table-cell table:style-name="Default" table:formula="of:=IF(OR([.Q445]&lt;[.Q$549];[.Q445]&gt;[.Q$550]);&quot;&quot;;[.Q445])" office:value-type="float" office:value="0.0159328505277747" calcext:value-type="float">
            <text:p>0,0159328505</text:p>
          </table:table-cell>
          <table:table-cell table:style-name="Default" table:formula="of:=IF(OR([.R445]&lt;[.R$549];[.R445]&gt;[.R$550]);&quot;&quot;;[.R445])" office:value-type="float" office:value="0.0932763722402618" calcext:value-type="float">
            <text:p>0,0932763722</text:p>
          </table:table-cell>
          <table:table-cell table:style-name="Default" table:formula="of:=IF(OR([.S445]&lt;[.S$549];[.S445]&gt;[.S$550]);&quot;&quot;;[.S445])" office:value-type="float" office:value="0.352243804770608" calcext:value-type="float">
            <text:p>0,3522438048</text:p>
          </table:table-cell>
          <table:table-cell table:style-name="Default" table:formula="of:=IF(OR([.T445]&lt;[.T$549];[.T445]&gt;[.T$550]);&quot;&quot;;[.T445])" office:value-type="float" office:value="0.209114517393962" calcext:value-type="float">
            <text:p>0,2091145174</text:p>
          </table:table-cell>
          <table:table-cell table:style-name="Default" table:formula="of:=IF(OR([.U445]&lt;[.U$549];[.U445]&gt;[.U$550]);&quot;&quot;;[.U445])" office:value-type="float" office:value="0.280480345014207" calcext:value-type="float">
            <text:p>0,280480345</text:p>
          </table:table-cell>
          <table:table-cell table:style-name="Default" table:formula="of:=IF(OR([.V445]&lt;[.V$549];[.V445]&gt;[.V$550]);&quot;&quot;;[.V445])" office:value-type="float" office:value="0.271398480443113" calcext:value-type="float">
            <text:p>0,2713984804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Default" table:formula="of:=IF(OR([.B446]&lt;[.B$549];[.B446]&gt;[.B$550]);&quot;&quot;;[.B446])" office:value-type="float" office:value="0.0606596331562765" calcext:value-type="float">
            <text:p>0,0606596332</text:p>
          </table:table-cell>
          <table:table-cell table:style-name="Default" table:formula="of:=IF(OR([.C446]&lt;[.C$549];[.C446]&gt;[.C$550]);&quot;&quot;;[.C446])" office:value-type="float" office:value="0.0256267324155428" calcext:value-type="float">
            <text:p>0,0256267324</text:p>
          </table:table-cell>
          <table:table-cell table:style-name="Default" table:formula="of:=IF(OR([.D446]&lt;[.D$549];[.D446]&gt;[.D$550]);&quot;&quot;;[.D446])" office:value-type="float" office:value="0.0738825252047418" calcext:value-type="float">
            <text:p>0,0738825252</text:p>
          </table:table-cell>
          <table:table-cell table:style-name="Default" table:formula="of:=IF(OR([.E446]&lt;[.E$549];[.E446]&gt;[.E$550]);&quot;&quot;;[.E446])" office:value-type="float" office:value="1" calcext:value-type="float">
            <text:p>1</text:p>
          </table:table-cell>
          <table:table-cell table:style-name="Default" table:formula="of:=IF(OR([.F446]&lt;[.F$549];[.F446]&gt;[.F$550]);&quot;&quot;;[.F446])" office:value-type="float" office:value="0.00889838964017764" calcext:value-type="float">
            <text:p>0,0088983896</text:p>
          </table:table-cell>
          <table:table-cell table:style-name="Default" table:formula="of:=IF(OR([.G446]&lt;[.G$549];[.G446]&gt;[.G$550]);&quot;&quot;;[.G446])" office:value-type="float" office:value="0.274098408537677" calcext:value-type="float">
            <text:p>0,2740984085</text:p>
          </table:table-cell>
          <table:table-cell table:style-name="Default" table:formula="of:=IF(OR([.H446]&lt;[.H$549];[.H446]&gt;[.H$550]);&quot;&quot;;[.H446])" office:value-type="float" office:value="0.0201313962478457" calcext:value-type="float">
            <text:p>0,0201313962</text:p>
          </table:table-cell>
          <table:table-cell table:style-name="Default" table:formula="of:=IF(OR([.I446]&lt;[.I$549];[.I446]&gt;[.I$550]);&quot;&quot;;[.I446])" office:value-type="float" office:value="0.385245788852894" calcext:value-type="float">
            <text:p>0,3852457889</text:p>
          </table:table-cell>
          <table:table-cell table:style-name="Default" table:formula="of:=IF(OR([.J446]&lt;[.J$549];[.J446]&gt;[.J$550]);&quot;&quot;;[.J446])" office:value-type="float" office:value="0.0577734811251876" calcext:value-type="float">
            <text:p>0,0577734811</text:p>
          </table:table-cell>
          <table:table-cell table:style-name="Default" table:formula="of:=IF(OR([.K446]&lt;[.K$549];[.K446]&gt;[.K$550]);&quot;&quot;;[.K446])" office:value-type="float" office:value="0.0545804784865504" calcext:value-type="float">
            <text:p>0,0545804785</text:p>
          </table:table-cell>
          <table:table-cell table:style-name="Default" table:formula="of:=IF(OR([.L446]&lt;[.L$549];[.L446]&gt;[.L$550]);&quot;&quot;;[.L446])" office:value-type="float" office:value="0.0212875350409558" calcext:value-type="float">
            <text:p>0,021287535</text:p>
          </table:table-cell>
          <table:table-cell table:style-name="Default" table:formula="of:=IF(OR([.M446]&lt;[.M$549];[.M446]&gt;[.M$550]);&quot;&quot;;[.M446])" office:value-type="float" office:value="0.23485871674381" calcext:value-type="float">
            <text:p>0,2348587167</text:p>
          </table:table-cell>
          <table:table-cell table:style-name="Default" table:formula="of:=IF(OR([.N446]&lt;[.N$549];[.N446]&gt;[.N$550]);&quot;&quot;;[.N446])" office:value-type="float" office:value="0.0726314440412335" calcext:value-type="float">
            <text:p>0,072631444</text:p>
          </table:table-cell>
          <table:table-cell table:style-name="Default" table:formula="of:=IF(OR([.O446]&lt;[.O$549];[.O446]&gt;[.O$550]);&quot;&quot;;[.O446])" office:value-type="float" office:value="0.277738388332667" calcext:value-type="float">
            <text:p>0,2777383883</text:p>
          </table:table-cell>
          <table:table-cell table:style-name="Default" table:formula="of:=IF(OR([.P446]&lt;[.P$549];[.P446]&gt;[.P$550]);&quot;&quot;;[.P446])" office:value-type="float" office:value="0.025779747068926" calcext:value-type="float">
            <text:p>0,0257797471</text:p>
          </table:table-cell>
          <table:table-cell table:style-name="Default" table:formula="of:=IF(OR([.Q446]&lt;[.Q$549];[.Q446]&gt;[.Q$550]);&quot;&quot;;[.Q446])" office:value-type="float" office:value="0.0154661045566184" calcext:value-type="float">
            <text:p>0,0154661046</text:p>
          </table:table-cell>
          <table:table-cell table:style-name="Default" table:formula="of:=IF(OR([.R446]&lt;[.R$549];[.R446]&gt;[.R$550]);&quot;&quot;;[.R446])" office:value-type="float" office:value="0.0923068035533313" calcext:value-type="float">
            <text:p>0,0923068036</text:p>
          </table:table-cell>
          <table:table-cell table:style-name="Default" table:formula="of:=IF(OR([.S446]&lt;[.S$549];[.S446]&gt;[.S$550]);&quot;&quot;;[.S446])" office:value-type="float" office:value="0.339919689671626" calcext:value-type="float">
            <text:p>0,3399196897</text:p>
          </table:table-cell>
          <table:table-cell table:style-name="Default" table:formula="of:=IF(OR([.T446]&lt;[.T$549];[.T446]&gt;[.T$550]);&quot;&quot;;[.T446])" office:value-type="float" office:value="0.202427899046769" calcext:value-type="float">
            <text:p>0,202427899</text:p>
          </table:table-cell>
          <table:table-cell table:style-name="Default" table:formula="of:=IF(OR([.U446]&lt;[.U$549];[.U446]&gt;[.U$550]);&quot;&quot;;[.U446])" office:value-type="float" office:value="0.272279720086036" calcext:value-type="float">
            <text:p>0,2722797201</text:p>
          </table:table-cell>
          <table:table-cell table:style-name="Default" table:formula="of:=IF(OR([.V446]&lt;[.V$549];[.V446]&gt;[.V$550]);&quot;&quot;;[.V446])" office:value-type="float" office:value="0.252320582200666" calcext:value-type="float">
            <text:p>0,2523205822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Default" table:formula="of:=IF(OR([.B447]&lt;[.B$549];[.B447]&gt;[.B$550]);&quot;&quot;;[.B447])" office:value-type="float" office:value="0.0652561509891684" calcext:value-type="float">
            <text:p>0,065256151</text:p>
          </table:table-cell>
          <table:table-cell table:style-name="Default" table:formula="of:=IF(OR([.C447]&lt;[.C$549];[.C447]&gt;[.C$550]);&quot;&quot;;[.C447])" office:value-type="float" office:value="0.0209326499707239" calcext:value-type="float">
            <text:p>0,02093265</text:p>
          </table:table-cell>
          <table:table-cell table:style-name="Default" table:formula="of:=IF(OR([.D447]&lt;[.D$549];[.D447]&gt;[.D$550]);&quot;&quot;;[.D447])" office:value-type="float" office:value="0.075541750353561" calcext:value-type="float">
            <text:p>0,0755417504</text:p>
          </table:table-cell>
          <table:table-cell table:style-name="Default" table:formula="of:=IF(OR([.E447]&lt;[.E$549];[.E447]&gt;[.E$550]);&quot;&quot;;[.E447])" office:value-type="float" office:value="1" calcext:value-type="float">
            <text:p>1</text:p>
          </table:table-cell>
          <table:table-cell table:style-name="Default" table:formula="of:=IF(OR([.F447]&lt;[.F$549];[.F447]&gt;[.F$550]);&quot;&quot;;[.F447])" office:value-type="float" office:value="0.016485583509809" calcext:value-type="float">
            <text:p>0,0164855835</text:p>
          </table:table-cell>
          <table:table-cell table:style-name="Default" table:formula="of:=IF(OR([.G447]&lt;[.G$549];[.G447]&gt;[.G$550]);&quot;&quot;;[.G447])" office:value-type="float" office:value="0.278028287503188" calcext:value-type="float">
            <text:p>0,2780282875</text:p>
          </table:table-cell>
          <table:table-cell table:style-name="Default" table:formula="of:=IF(OR([.H447]&lt;[.H$549];[.H447]&gt;[.H$550]);&quot;&quot;;[.H447])" office:value-type="float" office:value="0.0223907727103299" calcext:value-type="float">
            <text:p>0,0223907727</text:p>
          </table:table-cell>
          <table:table-cell table:style-name="Default" table:formula="of:=IF(OR([.I447]&lt;[.I$549];[.I447]&gt;[.I$550]);&quot;&quot;;[.I447])" office:value-type="float" office:value="0.393809171025519" calcext:value-type="float">
            <text:p>0,393809171</text:p>
          </table:table-cell>
          <table:table-cell table:style-name="Default" table:formula="of:=IF(OR([.J447]&lt;[.J$549];[.J447]&gt;[.J$550]);&quot;&quot;;[.J447])" office:value-type="float" office:value="0.0570550876354245" calcext:value-type="float">
            <text:p>0,0570550876</text:p>
          </table:table-cell>
          <table:table-cell table:style-name="Default" table:formula="of:=IF(OR([.K447]&lt;[.K$549];[.K447]&gt;[.K$550]);&quot;&quot;;[.K447])" office:value-type="float" office:value="0.0515612704357585" calcext:value-type="float">
            <text:p>0,0515612704</text:p>
          </table:table-cell>
          <table:table-cell table:style-name="Default" table:formula="of:=IF(OR([.L447]&lt;[.L$549];[.L447]&gt;[.L$550]);&quot;&quot;;[.L447])" office:value-type="float" office:value="0.0227248078144984" calcext:value-type="float">
            <text:p>0,0227248078</text:p>
          </table:table-cell>
          <table:table-cell table:style-name="Default" table:formula="of:=IF(OR([.M447]&lt;[.M$549];[.M447]&gt;[.M$550]);&quot;&quot;;[.M447])" office:value-type="float" office:value="0.234195717258852" calcext:value-type="float">
            <text:p>0,2341957173</text:p>
          </table:table-cell>
          <table:table-cell table:style-name="Default" table:formula="of:=IF(OR([.N447]&lt;[.N$549];[.N447]&gt;[.N$550]);&quot;&quot;;[.N447])" office:value-type="float" office:value="0.0789218353048677" calcext:value-type="float">
            <text:p>0,0789218353</text:p>
          </table:table-cell>
          <table:table-cell table:style-name="Default" table:formula="of:=IF(OR([.O447]&lt;[.O$549];[.O447]&gt;[.O$550]);&quot;&quot;;[.O447])" office:value-type="float" office:value="0.290798412634209" calcext:value-type="float">
            <text:p>0,2907984126</text:p>
          </table:table-cell>
          <table:table-cell table:style-name="Default" table:formula="of:=IF(OR([.P447]&lt;[.P$549];[.P447]&gt;[.P$550]);&quot;&quot;;[.P447])" office:value-type="float" office:value="0.0256763694370561" calcext:value-type="float">
            <text:p>0,0256763694</text:p>
          </table:table-cell>
          <table:table-cell table:style-name="Default" table:formula="of:=IF(OR([.Q447]&lt;[.Q$549];[.Q447]&gt;[.Q$550]);&quot;&quot;;[.Q447])" office:value-type="float" office:value="0.0151122688892674" calcext:value-type="float">
            <text:p>0,0151122689</text:p>
          </table:table-cell>
          <table:table-cell table:style-name="Default" table:formula="of:=IF(OR([.R447]&lt;[.R$549];[.R447]&gt;[.R$550]);&quot;&quot;;[.R447])" office:value-type="float" office:value="0.0934030912487935" calcext:value-type="float">
            <text:p>0,0934030912</text:p>
          </table:table-cell>
          <table:table-cell table:style-name="Default" table:formula="of:=IF(OR([.S447]&lt;[.S$549];[.S447]&gt;[.S$550]);&quot;&quot;;[.S447])" office:value-type="float" office:value="0.351140409332812" calcext:value-type="float">
            <text:p>0,3511404093</text:p>
          </table:table-cell>
          <table:table-cell table:style-name="Default" table:formula="of:=IF(OR([.T447]&lt;[.T$549];[.T447]&gt;[.T$550]);&quot;&quot;;[.T447])" office:value-type="float" office:value="0.202765233234476" calcext:value-type="float">
            <text:p>0,2027652332</text:p>
          </table:table-cell>
          <table:table-cell table:style-name="Default" table:formula="of:=IF(OR([.U447]&lt;[.U$549];[.U447]&gt;[.U$550]);&quot;&quot;;[.U447])" office:value-type="float" office:value="0.265277678504362" calcext:value-type="float">
            <text:p>0,2652776785</text:p>
          </table:table-cell>
          <table:table-cell table:style-name="Default" table:formula="of:=IF(OR([.V447]&lt;[.V$549];[.V447]&gt;[.V$550]);&quot;&quot;;[.V447])" office:value-type="float" office:value="0.258948877491716" calcext:value-type="float">
            <text:p>0,2589488775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Default" table:formula="of:=IF(OR([.B448]&lt;[.B$549];[.B448]&gt;[.B$550]);&quot;&quot;;[.B448])" office:value-type="float" office:value="0.0645771268818598" calcext:value-type="float">
            <text:p>0,0645771269</text:p>
          </table:table-cell>
          <table:table-cell table:style-name="Default" table:formula="of:=IF(OR([.C448]&lt;[.C$549];[.C448]&gt;[.C$550]);&quot;&quot;;[.C448])" office:value-type="float" office:value="0.021694747771013" calcext:value-type="float">
            <text:p>0,0216947478</text:p>
          </table:table-cell>
          <table:table-cell table:style-name="Default" table:formula="of:=IF(OR([.D448]&lt;[.D$549];[.D448]&gt;[.D$550]);&quot;&quot;;[.D448])">
            <text:p/>
          </table:table-cell>
          <table:table-cell table:style-name="Default" table:formula="of:=IF(OR([.E448]&lt;[.E$549];[.E448]&gt;[.E$550]);&quot;&quot;;[.E448])" office:value-type="float" office:value="1" calcext:value-type="float">
            <text:p>1</text:p>
          </table:table-cell>
          <table:table-cell table:style-name="Default" table:formula="of:=IF(OR([.F448]&lt;[.F$549];[.F448]&gt;[.F$550]);&quot;&quot;;[.F448])" office:value-type="float" office:value="0.0135480223027669" calcext:value-type="float">
            <text:p>0,0135480223</text:p>
          </table:table-cell>
          <table:table-cell table:style-name="Default" table:formula="of:=IF(OR([.G448]&lt;[.G$549];[.G448]&gt;[.G$550]);&quot;&quot;;[.G448])" office:value-type="float" office:value="0.281421359412579" calcext:value-type="float">
            <text:p>0,2814213594</text:p>
          </table:table-cell>
          <table:table-cell table:style-name="Default" table:formula="of:=IF(OR([.H448]&lt;[.H$549];[.H448]&gt;[.H$550]);&quot;&quot;;[.H448])" office:value-type="float" office:value="0.0217152954384028" calcext:value-type="float">
            <text:p>0,0217152954</text:p>
          </table:table-cell>
          <table:table-cell table:style-name="Default" table:formula="of:=IF(OR([.I448]&lt;[.I$549];[.I448]&gt;[.I$550]);&quot;&quot;;[.I448])" office:value-type="float" office:value="0.397392572240153" calcext:value-type="float">
            <text:p>0,3973925722</text:p>
          </table:table-cell>
          <table:table-cell table:style-name="Default" table:formula="of:=IF(OR([.J448]&lt;[.J$549];[.J448]&gt;[.J$550]);&quot;&quot;;[.J448])" office:value-type="float" office:value="0.0565465231312557" calcext:value-type="float">
            <text:p>0,0565465231</text:p>
          </table:table-cell>
          <table:table-cell table:style-name="Default" table:formula="of:=IF(OR([.K448]&lt;[.K$549];[.K448]&gt;[.K$550]);&quot;&quot;;[.K448])" office:value-type="float" office:value="0.0560733377481595" calcext:value-type="float">
            <text:p>0,0560733377</text:p>
          </table:table-cell>
          <table:table-cell table:style-name="Default" table:formula="of:=IF(OR([.L448]&lt;[.L$549];[.L448]&gt;[.L$550]);&quot;&quot;;[.L448])" office:value-type="float" office:value="0.0224630661500508" calcext:value-type="float">
            <text:p>0,0224630662</text:p>
          </table:table-cell>
          <table:table-cell table:style-name="Default" table:formula="of:=IF(OR([.M448]&lt;[.M$549];[.M448]&gt;[.M$550]);&quot;&quot;;[.M448])" office:value-type="float" office:value="0.234595019927607" calcext:value-type="float">
            <text:p>0,2345950199</text:p>
          </table:table-cell>
          <table:table-cell table:style-name="Default" table:formula="of:=IF(OR([.N448]&lt;[.N$549];[.N448]&gt;[.N$550]);&quot;&quot;;[.N448])">
            <text:p/>
          </table:table-cell>
          <table:table-cell table:style-name="Default" table:formula="of:=IF(OR([.O448]&lt;[.O$549];[.O448]&gt;[.O$550]);&quot;&quot;;[.O448])" office:value-type="float" office:value="0.284939969373291" calcext:value-type="float">
            <text:p>0,2849399694</text:p>
          </table:table-cell>
          <table:table-cell table:style-name="Default" table:formula="of:=IF(OR([.P448]&lt;[.P$549];[.P448]&gt;[.P$550]);&quot;&quot;;[.P448])" office:value-type="float" office:value="0.0257286384360803" calcext:value-type="float">
            <text:p>0,0257286384</text:p>
          </table:table-cell>
          <table:table-cell table:style-name="Default" table:formula="of:=IF(OR([.Q448]&lt;[.Q$549];[.Q448]&gt;[.Q$550]);&quot;&quot;;[.Q448])" office:value-type="float" office:value="0.0151408089865963" calcext:value-type="float">
            <text:p>0,015140809</text:p>
          </table:table-cell>
          <table:table-cell table:style-name="Default" table:formula="of:=IF(OR([.R448]&lt;[.R$549];[.R448]&gt;[.R$550]);&quot;&quot;;[.R448])" office:value-type="float" office:value="0.0929531267844365" calcext:value-type="float">
            <text:p>0,0929531268</text:p>
          </table:table-cell>
          <table:table-cell table:style-name="Default" table:formula="of:=IF(OR([.S448]&lt;[.S$549];[.S448]&gt;[.S$550]);&quot;&quot;;[.S448])" office:value-type="float" office:value="0.35206408921567" calcext:value-type="float">
            <text:p>0,3520640892</text:p>
          </table:table-cell>
          <table:table-cell table:style-name="Default" table:formula="of:=IF(OR([.T448]&lt;[.T$549];[.T448]&gt;[.T$550]);&quot;&quot;;[.T448])" office:value-type="float" office:value="0.204997502294044" calcext:value-type="float">
            <text:p>0,2049975023</text:p>
          </table:table-cell>
          <table:table-cell table:style-name="Default" table:formula="of:=IF(OR([.U448]&lt;[.U$549];[.U448]&gt;[.U$550]);&quot;&quot;;[.U448])" office:value-type="float" office:value="0.274594492811447" calcext:value-type="float">
            <text:p>0,2745944928</text:p>
          </table:table-cell>
          <table:table-cell table:style-name="Default" table:formula="of:=IF(OR([.V448]&lt;[.V$549];[.V448]&gt;[.V$550]);&quot;&quot;;[.V448])" office:value-type="float" office:value="0.271921802920281" calcext:value-type="float">
            <text:p>0,2719218029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Default" table:formula="of:=IF(OR([.B449]&lt;[.B$549];[.B449]&gt;[.B$550]);&quot;&quot;;[.B449])" office:value-type="float" office:value="0.0623414042502912" calcext:value-type="float">
            <text:p>0,0623414043</text:p>
          </table:table-cell>
          <table:table-cell table:style-name="Default" table:formula="of:=IF(OR([.C449]&lt;[.C$549];[.C449]&gt;[.C$550]);&quot;&quot;;[.C449])" office:value-type="float" office:value="0.0192863505887364" calcext:value-type="float">
            <text:p>0,0192863506</text:p>
          </table:table-cell>
          <table:table-cell table:style-name="Default" table:formula="of:=IF(OR([.D449]&lt;[.D$549];[.D449]&gt;[.D$550]);&quot;&quot;;[.D449])" office:value-type="float" office:value="0.0755079319986734" calcext:value-type="float">
            <text:p>0,075507932</text:p>
          </table:table-cell>
          <table:table-cell table:style-name="Default" table:formula="of:=IF(OR([.E449]&lt;[.E$549];[.E449]&gt;[.E$550]);&quot;&quot;;[.E449])" office:value-type="float" office:value="1" calcext:value-type="float">
            <text:p>1</text:p>
          </table:table-cell>
          <table:table-cell table:style-name="Default" table:formula="of:=IF(OR([.F449]&lt;[.F$549];[.F449]&gt;[.F$550]);&quot;&quot;;[.F449])" office:value-type="float" office:value="0.0095973609443634" calcext:value-type="float">
            <text:p>0,0095973609</text:p>
          </table:table-cell>
          <table:table-cell table:style-name="Default" table:formula="of:=IF(OR([.G449]&lt;[.G$549];[.G449]&gt;[.G$550]);&quot;&quot;;[.G449])" office:value-type="float" office:value="0.269903609775462" calcext:value-type="float">
            <text:p>0,2699036098</text:p>
          </table:table-cell>
          <table:table-cell table:style-name="Default" table:formula="of:=IF(OR([.H449]&lt;[.H$549];[.H449]&gt;[.H$550]);&quot;&quot;;[.H449])" office:value-type="float" office:value="0.0207796162187005" calcext:value-type="float">
            <text:p>0,0207796162</text:p>
          </table:table-cell>
          <table:table-cell table:style-name="Default" table:formula="of:=IF(OR([.I449]&lt;[.I$549];[.I449]&gt;[.I$550]);&quot;&quot;;[.I449])" office:value-type="float" office:value="0.398339321653993" calcext:value-type="float">
            <text:p>0,3983393217</text:p>
          </table:table-cell>
          <table:table-cell table:style-name="Default" table:formula="of:=IF(OR([.J449]&lt;[.J$549];[.J449]&gt;[.J$550]);&quot;&quot;;[.J449])" office:value-type="float" office:value="0.0549231265953912" calcext:value-type="float">
            <text:p>0,0549231266</text:p>
          </table:table-cell>
          <table:table-cell table:style-name="Default" table:formula="of:=IF(OR([.K449]&lt;[.K$549];[.K449]&gt;[.K$550]);&quot;&quot;;[.K449])" office:value-type="float" office:value="0.0498933046080997" calcext:value-type="float">
            <text:p>0,0498933046</text:p>
          </table:table-cell>
          <table:table-cell table:style-name="Default" table:formula="of:=IF(OR([.L449]&lt;[.L$549];[.L449]&gt;[.L$550]);&quot;&quot;;[.L449])" office:value-type="float" office:value="0.021827143628746" calcext:value-type="float">
            <text:p>0,0218271436</text:p>
          </table:table-cell>
          <table:table-cell table:style-name="Default" table:formula="of:=IF(OR([.M449]&lt;[.M$549];[.M449]&gt;[.M$550]);&quot;&quot;;[.M449])" office:value-type="float" office:value="0.220943522978965" calcext:value-type="float">
            <text:p>0,220943523</text:p>
          </table:table-cell>
          <table:table-cell table:style-name="Default" table:formula="of:=IF(OR([.N449]&lt;[.N$549];[.N449]&gt;[.N$550]);&quot;&quot;;[.N449])" office:value-type="float" office:value="0.0704461783943971" calcext:value-type="float">
            <text:p>0,0704461784</text:p>
          </table:table-cell>
          <table:table-cell table:style-name="Default" table:formula="of:=IF(OR([.O449]&lt;[.O$549];[.O449]&gt;[.O$550]);&quot;&quot;;[.O449])" office:value-type="float" office:value="0.270937959902967" calcext:value-type="float">
            <text:p>0,2709379599</text:p>
          </table:table-cell>
          <table:table-cell table:style-name="Default" table:formula="of:=IF(OR([.P449]&lt;[.P$549];[.P449]&gt;[.P$550]);&quot;&quot;;[.P449])" office:value-type="float" office:value="0.0249999936775665" calcext:value-type="float">
            <text:p>0,0249999937</text:p>
          </table:table-cell>
          <table:table-cell table:style-name="Default" table:formula="of:=IF(OR([.Q449]&lt;[.Q$549];[.Q449]&gt;[.Q$550]);&quot;&quot;;[.Q449])" office:value-type="float" office:value="0.0155450139365735" calcext:value-type="float">
            <text:p>0,0155450139</text:p>
          </table:table-cell>
          <table:table-cell table:style-name="Default" table:formula="of:=IF(OR([.R449]&lt;[.R$549];[.R449]&gt;[.R$550]);&quot;&quot;;[.R449])" office:value-type="float" office:value="0.0871332767260347" calcext:value-type="float">
            <text:p>0,0871332767</text:p>
          </table:table-cell>
          <table:table-cell table:style-name="Default" table:formula="of:=IF(OR([.S449]&lt;[.S$549];[.S449]&gt;[.S$550]);&quot;&quot;;[.S449])" office:value-type="float" office:value="0.341691275463651" calcext:value-type="float">
            <text:p>0,3416912755</text:p>
          </table:table-cell>
          <table:table-cell table:style-name="Default" table:formula="of:=IF(OR([.T449]&lt;[.T$549];[.T449]&gt;[.T$550]);&quot;&quot;;[.T449])" office:value-type="float" office:value="0.204125051133513" calcext:value-type="float">
            <text:p>0,2041250511</text:p>
          </table:table-cell>
          <table:table-cell table:style-name="Default" table:formula="of:=IF(OR([.U449]&lt;[.U$549];[.U449]&gt;[.U$550]);&quot;&quot;;[.U449])" office:value-type="float" office:value="0.255816322737152" calcext:value-type="float">
            <text:p>0,2558163227</text:p>
          </table:table-cell>
          <table:table-cell table:style-name="Default" table:formula="of:=IF(OR([.V449]&lt;[.V$549];[.V449]&gt;[.V$550]);&quot;&quot;;[.V449])" office:value-type="float" office:value="0.251554802873909" calcext:value-type="float">
            <text:p>0,2515548029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Default" table:formula="of:=IF(OR([.B450]&lt;[.B$549];[.B450]&gt;[.B$550]);&quot;&quot;;[.B450])" office:value-type="float" office:value="0.0631478170575053" calcext:value-type="float">
            <text:p>0,0631478171</text:p>
          </table:table-cell>
          <table:table-cell table:style-name="Default" table:formula="of:=IF(OR([.C450]&lt;[.C$549];[.C450]&gt;[.C$550]);&quot;&quot;;[.C450])" office:value-type="float" office:value="0.0193467600222441" calcext:value-type="float">
            <text:p>0,01934676</text:p>
          </table:table-cell>
          <table:table-cell table:style-name="Default" table:formula="of:=IF(OR([.D450]&lt;[.D$549];[.D450]&gt;[.D$550]);&quot;&quot;;[.D450])" office:value-type="float" office:value="0.0770321988927145" calcext:value-type="float">
            <text:p>0,0770321989</text:p>
          </table:table-cell>
          <table:table-cell table:style-name="Default" table:formula="of:=IF(OR([.E450]&lt;[.E$549];[.E450]&gt;[.E$550]);&quot;&quot;;[.E450])" office:value-type="float" office:value="1" calcext:value-type="float">
            <text:p>1</text:p>
          </table:table-cell>
          <table:table-cell table:style-name="Default" table:formula="of:=IF(OR([.F450]&lt;[.F$549];[.F450]&gt;[.F$550]);&quot;&quot;;[.F450])" office:value-type="float" office:value="0.0127481873784061" calcext:value-type="float">
            <text:p>0,0127481874</text:p>
          </table:table-cell>
          <table:table-cell table:style-name="Default" table:formula="of:=IF(OR([.G450]&lt;[.G$549];[.G450]&gt;[.G$550]);&quot;&quot;;[.G450])" office:value-type="float" office:value="0.267408437595445" calcext:value-type="float">
            <text:p>0,2674084376</text:p>
          </table:table-cell>
          <table:table-cell table:style-name="Default" table:formula="of:=IF(OR([.H450]&lt;[.H$549];[.H450]&gt;[.H$550]);&quot;&quot;;[.H450])" office:value-type="float" office:value="0.021713662073648" calcext:value-type="float">
            <text:p>0,0217136621</text:p>
          </table:table-cell>
          <table:table-cell table:style-name="Default" table:formula="of:=IF(OR([.I450]&lt;[.I$549];[.I450]&gt;[.I$550]);&quot;&quot;;[.I450])" office:value-type="float" office:value="0.402283155264102" calcext:value-type="float">
            <text:p>0,4022831553</text:p>
          </table:table-cell>
          <table:table-cell table:style-name="Default" table:formula="of:=IF(OR([.J450]&lt;[.J$549];[.J450]&gt;[.J$550]);&quot;&quot;;[.J450])" office:value-type="float" office:value="0.0551560846742026" calcext:value-type="float">
            <text:p>0,0551560847</text:p>
          </table:table-cell>
          <table:table-cell table:style-name="Default" table:formula="of:=IF(OR([.K450]&lt;[.K$549];[.K450]&gt;[.K$550]);&quot;&quot;;[.K450])" office:value-type="float" office:value="0.0536093308334513" calcext:value-type="float">
            <text:p>0,0536093308</text:p>
          </table:table-cell>
          <table:table-cell table:style-name="Default" table:formula="of:=IF(OR([.L450]&lt;[.L$549];[.L450]&gt;[.L$550]);&quot;&quot;;[.L450])" office:value-type="float" office:value="0.0230302844890558" calcext:value-type="float">
            <text:p>0,0230302845</text:p>
          </table:table-cell>
          <table:table-cell table:style-name="Default" table:formula="of:=IF(OR([.M450]&lt;[.M$549];[.M450]&gt;[.M$550]);&quot;&quot;;[.M450])" office:value-type="float" office:value="0.225726189042324" calcext:value-type="float">
            <text:p>0,225726189</text:p>
          </table:table-cell>
          <table:table-cell table:style-name="Default" table:formula="of:=IF(OR([.N450]&lt;[.N$549];[.N450]&gt;[.N$550]);&quot;&quot;;[.N450])" office:value-type="float" office:value="0.0762963524640692" calcext:value-type="float">
            <text:p>0,0762963525</text:p>
          </table:table-cell>
          <table:table-cell table:style-name="Default" table:formula="of:=IF(OR([.O450]&lt;[.O$549];[.O450]&gt;[.O$550]);&quot;&quot;;[.O450])" office:value-type="float" office:value="0.289268968218775" calcext:value-type="float">
            <text:p>0,2892689682</text:p>
          </table:table-cell>
          <table:table-cell table:style-name="Default" table:formula="of:=IF(OR([.P450]&lt;[.P$549];[.P450]&gt;[.P$550]);&quot;&quot;;[.P450])" office:value-type="float" office:value="0.0252144757218591" calcext:value-type="float">
            <text:p>0,0252144757</text:p>
          </table:table-cell>
          <table:table-cell table:style-name="Default" table:formula="of:=IF(OR([.Q450]&lt;[.Q$549];[.Q450]&gt;[.Q$550]);&quot;&quot;;[.Q450])" office:value-type="float" office:value="0.0159645730749021" calcext:value-type="float">
            <text:p>0,0159645731</text:p>
          </table:table-cell>
          <table:table-cell table:style-name="Default" table:formula="of:=IF(OR([.R450]&lt;[.R$549];[.R450]&gt;[.R$550]);&quot;&quot;;[.R450])" office:value-type="float" office:value="0.0945326856408421" calcext:value-type="float">
            <text:p>0,0945326856</text:p>
          </table:table-cell>
          <table:table-cell table:style-name="Default" table:formula="of:=IF(OR([.S450]&lt;[.S$549];[.S450]&gt;[.S$550]);&quot;&quot;;[.S450])" office:value-type="float" office:value="0.352442552887612" calcext:value-type="float">
            <text:p>0,3524425529</text:p>
          </table:table-cell>
          <table:table-cell table:style-name="Default" table:formula="of:=IF(OR([.T450]&lt;[.T$549];[.T450]&gt;[.T$550]);&quot;&quot;;[.T450])" office:value-type="float" office:value="0.205336394388861" calcext:value-type="float">
            <text:p>0,2053363944</text:p>
          </table:table-cell>
          <table:table-cell table:style-name="Default" table:formula="of:=IF(OR([.U450]&lt;[.U$549];[.U450]&gt;[.U$550]);&quot;&quot;;[.U450])" office:value-type="float" office:value="0.279087057221362" calcext:value-type="float">
            <text:p>0,2790870572</text:p>
          </table:table-cell>
          <table:table-cell table:style-name="Default" table:formula="of:=IF(OR([.V450]&lt;[.V$549];[.V450]&gt;[.V$550]);&quot;&quot;;[.V450])" office:value-type="float" office:value="0.265563709011027" calcext:value-type="float">
            <text:p>0,265563709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Default" table:formula="of:=IF(OR([.B451]&lt;[.B$549];[.B451]&gt;[.B$550]);&quot;&quot;;[.B451])" office:value-type="float" office:value="0.0606092605552809" calcext:value-type="float">
            <text:p>0,0606092606</text:p>
          </table:table-cell>
          <table:table-cell table:style-name="Default" table:formula="of:=IF(OR([.C451]&lt;[.C$549];[.C451]&gt;[.C$550]);&quot;&quot;;[.C451])" office:value-type="float" office:value="0.019547737578138" calcext:value-type="float">
            <text:p>0,0195477376</text:p>
          </table:table-cell>
          <table:table-cell table:style-name="Default" table:formula="of:=IF(OR([.D451]&lt;[.D$549];[.D451]&gt;[.D$550]);&quot;&quot;;[.D451])" office:value-type="float" office:value="0.0751791340945496" calcext:value-type="float">
            <text:p>0,0751791341</text:p>
          </table:table-cell>
          <table:table-cell table:style-name="Default" table:formula="of:=IF(OR([.E451]&lt;[.E$549];[.E451]&gt;[.E$550]);&quot;&quot;;[.E451])" office:value-type="float" office:value="1" calcext:value-type="float">
            <text:p>1</text:p>
          </table:table-cell>
          <table:table-cell table:style-name="Default" table:formula="of:=IF(OR([.F451]&lt;[.F$549];[.F451]&gt;[.F$550]);&quot;&quot;;[.F451])" office:value-type="float" office:value="0.00952674499243138" calcext:value-type="float">
            <text:p>0,009526745</text:p>
          </table:table-cell>
          <table:table-cell table:style-name="Default" table:formula="of:=IF(OR([.G451]&lt;[.G$549];[.G451]&gt;[.G$550]);&quot;&quot;;[.G451])" office:value-type="float" office:value="0.273025693719068" calcext:value-type="float">
            <text:p>0,2730256937</text:p>
          </table:table-cell>
          <table:table-cell table:style-name="Default" table:formula="of:=IF(OR([.H451]&lt;[.H$549];[.H451]&gt;[.H$550]);&quot;&quot;;[.H451])" office:value-type="float" office:value="0.022011536765163" calcext:value-type="float">
            <text:p>0,0220115368</text:p>
          </table:table-cell>
          <table:table-cell table:style-name="Default" table:formula="of:=IF(OR([.I451]&lt;[.I$549];[.I451]&gt;[.I$550]);&quot;&quot;;[.I451])" office:value-type="float" office:value="0.388945230006047" calcext:value-type="float">
            <text:p>0,38894523</text:p>
          </table:table-cell>
          <table:table-cell table:style-name="Default" table:formula="of:=IF(OR([.J451]&lt;[.J$549];[.J451]&gt;[.J$550]);&quot;&quot;;[.J451])" office:value-type="float" office:value="0.0528821745999294" calcext:value-type="float">
            <text:p>0,0528821746</text:p>
          </table:table-cell>
          <table:table-cell table:style-name="Default" table:formula="of:=IF(OR([.K451]&lt;[.K$549];[.K451]&gt;[.K$550]);&quot;&quot;;[.K451])" office:value-type="float" office:value="0.0536060136493785" calcext:value-type="float">
            <text:p>0,0536060136</text:p>
          </table:table-cell>
          <table:table-cell table:style-name="Default" table:formula="of:=IF(OR([.L451]&lt;[.L$549];[.L451]&gt;[.L$550]);&quot;&quot;;[.L451])" office:value-type="float" office:value="0.0226609206408514" calcext:value-type="float">
            <text:p>0,0226609206</text:p>
          </table:table-cell>
          <table:table-cell table:style-name="Default" table:formula="of:=IF(OR([.M451]&lt;[.M$549];[.M451]&gt;[.M$550]);&quot;&quot;;[.M451])" office:value-type="float" office:value="0.228429227756463" calcext:value-type="float">
            <text:p>0,2284292278</text:p>
          </table:table-cell>
          <table:table-cell table:style-name="Default" table:formula="of:=IF(OR([.N451]&lt;[.N$549];[.N451]&gt;[.N$550]);&quot;&quot;;[.N451])" office:value-type="float" office:value="0.0754097632065387" calcext:value-type="float">
            <text:p>0,0754097632</text:p>
          </table:table-cell>
          <table:table-cell table:style-name="Default" table:formula="of:=IF(OR([.O451]&lt;[.O$549];[.O451]&gt;[.O$550]);&quot;&quot;;[.O451])" office:value-type="float" office:value="0.276537956513138" calcext:value-type="float">
            <text:p>0,2765379565</text:p>
          </table:table-cell>
          <table:table-cell table:style-name="Default" table:formula="of:=IF(OR([.P451]&lt;[.P$549];[.P451]&gt;[.P$550]);&quot;&quot;;[.P451])" office:value-type="float" office:value="0.0251380072127321" calcext:value-type="float">
            <text:p>0,0251380072</text:p>
          </table:table-cell>
          <table:table-cell table:style-name="Default" table:formula="of:=IF(OR([.Q451]&lt;[.Q$549];[.Q451]&gt;[.Q$550]);&quot;&quot;;[.Q451])" office:value-type="float" office:value="0.0151545993292189" calcext:value-type="float">
            <text:p>0,0151545993</text:p>
          </table:table-cell>
          <table:table-cell table:style-name="Default" table:formula="of:=IF(OR([.R451]&lt;[.R$549];[.R451]&gt;[.R$550]);&quot;&quot;;[.R451])" office:value-type="float" office:value="0.0918222170007022" calcext:value-type="float">
            <text:p>0,091822217</text:p>
          </table:table-cell>
          <table:table-cell table:style-name="Default" table:formula="of:=IF(OR([.S451]&lt;[.S$549];[.S451]&gt;[.S$550]);&quot;&quot;;[.S451])" office:value-type="float" office:value="0.34031760596147" calcext:value-type="float">
            <text:p>0,340317606</text:p>
          </table:table-cell>
          <table:table-cell table:style-name="Default" table:formula="of:=IF(OR([.T451]&lt;[.T$549];[.T451]&gt;[.T$550]);&quot;&quot;;[.T451])" office:value-type="float" office:value="0.206902801822981" calcext:value-type="float">
            <text:p>0,2069028018</text:p>
          </table:table-cell>
          <table:table-cell table:style-name="Default" table:formula="of:=IF(OR([.U451]&lt;[.U$549];[.U451]&gt;[.U$550]);&quot;&quot;;[.U451])" office:value-type="float" office:value="0.275476825419516" calcext:value-type="float">
            <text:p>0,2754768254</text:p>
          </table:table-cell>
          <table:table-cell table:style-name="Default" table:formula="of:=IF(OR([.V451]&lt;[.V$549];[.V451]&gt;[.V$550]);&quot;&quot;;[.V451])" office:value-type="float" office:value="0.261475034749004" calcext:value-type="float">
            <text:p>0,2614750347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Default" table:formula="of:=IF(OR([.B452]&lt;[.B$549];[.B452]&gt;[.B$550]);&quot;&quot;;[.B452])" office:value-type="float" office:value="0.0599567290535047" calcext:value-type="float">
            <text:p>0,0599567291</text:p>
          </table:table-cell>
          <table:table-cell table:style-name="Default" table:formula="of:=IF(OR([.C452]&lt;[.C$549];[.C452]&gt;[.C$550]);&quot;&quot;;[.C452])" office:value-type="float" office:value="0.0201824389422218" calcext:value-type="float">
            <text:p>0,0201824389</text:p>
          </table:table-cell>
          <table:table-cell table:style-name="Default" table:formula="of:=IF(OR([.D452]&lt;[.D$549];[.D452]&gt;[.D$550]);&quot;&quot;;[.D452])">
            <text:p/>
          </table:table-cell>
          <table:table-cell table:style-name="Default" table:formula="of:=IF(OR([.E452]&lt;[.E$549];[.E452]&gt;[.E$550]);&quot;&quot;;[.E452])" office:value-type="float" office:value="1" calcext:value-type="float">
            <text:p>1</text:p>
          </table:table-cell>
          <table:table-cell table:style-name="Default" table:formula="of:=IF(OR([.F452]&lt;[.F$549];[.F452]&gt;[.F$550]);&quot;&quot;;[.F452])" office:value-type="float" office:value="0.00980218623230255" calcext:value-type="float">
            <text:p>0,0098021862</text:p>
          </table:table-cell>
          <table:table-cell table:style-name="Default" table:formula="of:=IF(OR([.G452]&lt;[.G$549];[.G452]&gt;[.G$550]);&quot;&quot;;[.G452])" office:value-type="float" office:value="0.272779765259268" calcext:value-type="float">
            <text:p>0,2727797653</text:p>
          </table:table-cell>
          <table:table-cell table:style-name="Default" table:formula="of:=IF(OR([.H452]&lt;[.H$549];[.H452]&gt;[.H$550]);&quot;&quot;;[.H452])">
            <text:p/>
          </table:table-cell>
          <table:table-cell table:style-name="Default" table:formula="of:=IF(OR([.I452]&lt;[.I$549];[.I452]&gt;[.I$550]);&quot;&quot;;[.I452])" office:value-type="float" office:value="0.385317404760142" calcext:value-type="float">
            <text:p>0,3853174048</text:p>
          </table:table-cell>
          <table:table-cell table:style-name="Default" table:formula="of:=IF(OR([.J452]&lt;[.J$549];[.J452]&gt;[.J$550]);&quot;&quot;;[.J452])" office:value-type="float" office:value="0.0588624975480892" calcext:value-type="float">
            <text:p>0,0588624975</text:p>
          </table:table-cell>
          <table:table-cell table:style-name="Default" table:formula="of:=IF(OR([.K452]&lt;[.K$549];[.K452]&gt;[.K$550]);&quot;&quot;;[.K452])" office:value-type="float" office:value="0.0517468060367704" calcext:value-type="float">
            <text:p>0,051746806</text:p>
          </table:table-cell>
          <table:table-cell table:style-name="Default" table:formula="of:=IF(OR([.L452]&lt;[.L$549];[.L452]&gt;[.L$550]);&quot;&quot;;[.L452])" office:value-type="float" office:value="0.0224666165410629" calcext:value-type="float">
            <text:p>0,0224666165</text:p>
          </table:table-cell>
          <table:table-cell table:style-name="Default" table:formula="of:=IF(OR([.M452]&lt;[.M$549];[.M452]&gt;[.M$550]);&quot;&quot;;[.M452])">
            <text:p/>
          </table:table-cell>
          <table:table-cell table:style-name="Default" table:formula="of:=IF(OR([.N452]&lt;[.N$549];[.N452]&gt;[.N$550]);&quot;&quot;;[.N452])" office:value-type="float" office:value="0.0726374455068071" calcext:value-type="float">
            <text:p>0,0726374455</text:p>
          </table:table-cell>
          <table:table-cell table:style-name="Default" table:formula="of:=IF(OR([.O452]&lt;[.O$549];[.O452]&gt;[.O$550]);&quot;&quot;;[.O452])" office:value-type="float" office:value="0.26901330879761" calcext:value-type="float">
            <text:p>0,2690133088</text:p>
          </table:table-cell>
          <table:table-cell table:style-name="Default" table:formula="of:=IF(OR([.P452]&lt;[.P$549];[.P452]&gt;[.P$550]);&quot;&quot;;[.P452])" office:value-type="float" office:value="0.0234977339486685" calcext:value-type="float">
            <text:p>0,0234977339</text:p>
          </table:table-cell>
          <table:table-cell table:style-name="Default" table:formula="of:=IF(OR([.Q452]&lt;[.Q$549];[.Q452]&gt;[.Q$550]);&quot;&quot;;[.Q452])" office:value-type="float" office:value="0.0161508637882004" calcext:value-type="float">
            <text:p>0,0161508638</text:p>
          </table:table-cell>
          <table:table-cell table:style-name="Default" table:formula="of:=IF(OR([.R452]&lt;[.R$549];[.R452]&gt;[.R$550]);&quot;&quot;;[.R452])" office:value-type="float" office:value="0.0903296130938007" calcext:value-type="float">
            <text:p>0,0903296131</text:p>
          </table:table-cell>
          <table:table-cell table:style-name="Default" table:formula="of:=IF(OR([.S452]&lt;[.S$549];[.S452]&gt;[.S$550]);&quot;&quot;;[.S452])">
            <text:p/>
          </table:table-cell>
          <table:table-cell table:style-name="Default" table:formula="of:=IF(OR([.T452]&lt;[.T$549];[.T452]&gt;[.T$550]);&quot;&quot;;[.T452])" office:value-type="float" office:value="0.194952679866754" calcext:value-type="float">
            <text:p>0,1949526799</text:p>
          </table:table-cell>
          <table:table-cell table:style-name="Default" table:formula="of:=IF(OR([.U452]&lt;[.U$549];[.U452]&gt;[.U$550]);&quot;&quot;;[.U452])" office:value-type="float" office:value="0.258017721835161" calcext:value-type="float">
            <text:p>0,2580177218</text:p>
          </table:table-cell>
          <table:table-cell table:style-name="Default" table:formula="of:=IF(OR([.V452]&lt;[.V$549];[.V452]&gt;[.V$550]);&quot;&quot;;[.V452])" office:value-type="float" office:value="0.243728935440722" calcext:value-type="float">
            <text:p>0,2437289354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Default" table:formula="of:=IF(OR([.B453]&lt;[.B$549];[.B453]&gt;[.B$550]);&quot;&quot;;[.B453])">
            <text:p/>
          </table:table-cell>
          <table:table-cell table:style-name="Default" table:formula="of:=IF(OR([.C453]&lt;[.C$549];[.C453]&gt;[.C$550]);&quot;&quot;;[.C453])" office:value-type="float" office:value="0.019661168157627" calcext:value-type="float">
            <text:p>0,0196611682</text:p>
          </table:table-cell>
          <table:table-cell table:style-name="Default" table:formula="of:=IF(OR([.D453]&lt;[.D$549];[.D453]&gt;[.D$550]);&quot;&quot;;[.D453])" office:value-type="float" office:value="0.0766253033019683" calcext:value-type="float">
            <text:p>0,0766253033</text:p>
          </table:table-cell>
          <table:table-cell table:style-name="Default" table:formula="of:=IF(OR([.E453]&lt;[.E$549];[.E453]&gt;[.E$550]);&quot;&quot;;[.E453])" office:value-type="float" office:value="1" calcext:value-type="float">
            <text:p>1</text:p>
          </table:table-cell>
          <table:table-cell table:style-name="Default" table:formula="of:=IF(OR([.F453]&lt;[.F$549];[.F453]&gt;[.F$550]);&quot;&quot;;[.F453])" office:value-type="float" office:value="0.0133367389114996" calcext:value-type="float">
            <text:p>0,0133367389</text:p>
          </table:table-cell>
          <table:table-cell table:style-name="Default" table:formula="of:=IF(OR([.G453]&lt;[.G$549];[.G453]&gt;[.G$550]);&quot;&quot;;[.G453])" office:value-type="float" office:value="0.275918818987519" calcext:value-type="float">
            <text:p>0,275918819</text:p>
          </table:table-cell>
          <table:table-cell table:style-name="Default" table:formula="of:=IF(OR([.H453]&lt;[.H$549];[.H453]&gt;[.H$550]);&quot;&quot;;[.H453])" office:value-type="float" office:value="0.0214018165636856" calcext:value-type="float">
            <text:p>0,0214018166</text:p>
          </table:table-cell>
          <table:table-cell table:style-name="Default" table:formula="of:=IF(OR([.I453]&lt;[.I$549];[.I453]&gt;[.I$550]);&quot;&quot;;[.I453])" office:value-type="float" office:value="0.397182010265189" calcext:value-type="float">
            <text:p>0,3971820103</text:p>
          </table:table-cell>
          <table:table-cell table:style-name="Default" table:formula="of:=IF(OR([.J453]&lt;[.J$549];[.J453]&gt;[.J$550]);&quot;&quot;;[.J453])" office:value-type="float" office:value="0.052639133048505" calcext:value-type="float">
            <text:p>0,052639133</text:p>
          </table:table-cell>
          <table:table-cell table:style-name="Default" table:formula="of:=IF(OR([.K453]&lt;[.K$549];[.K453]&gt;[.K$550]);&quot;&quot;;[.K453])" office:value-type="float" office:value="0.0539694480253054" calcext:value-type="float">
            <text:p>0,053969448</text:p>
          </table:table-cell>
          <table:table-cell table:style-name="Default" table:formula="of:=IF(OR([.L453]&lt;[.L$549];[.L453]&gt;[.L$550]);&quot;&quot;;[.L453])" office:value-type="float" office:value="0.0250756970015079" calcext:value-type="float">
            <text:p>0,025075697</text:p>
          </table:table-cell>
          <table:table-cell table:style-name="Default" table:formula="of:=IF(OR([.M453]&lt;[.M$549];[.M453]&gt;[.M$550]);&quot;&quot;;[.M453])" office:value-type="float" office:value="0.232349943289522" calcext:value-type="float">
            <text:p>0,2323499433</text:p>
          </table:table-cell>
          <table:table-cell table:style-name="Default" table:formula="of:=IF(OR([.N453]&lt;[.N$549];[.N453]&gt;[.N$550]);&quot;&quot;;[.N453])" office:value-type="float" office:value="0.077334387876893" calcext:value-type="float">
            <text:p>0,0773343879</text:p>
          </table:table-cell>
          <table:table-cell table:style-name="Default" table:formula="of:=IF(OR([.O453]&lt;[.O$549];[.O453]&gt;[.O$550]);&quot;&quot;;[.O453])" office:value-type="float" office:value="0.27897183587737" calcext:value-type="float">
            <text:p>0,2789718359</text:p>
          </table:table-cell>
          <table:table-cell table:style-name="Default" table:formula="of:=IF(OR([.P453]&lt;[.P$549];[.P453]&gt;[.P$550]);&quot;&quot;;[.P453])" office:value-type="float" office:value="0.0253716160350316" calcext:value-type="float">
            <text:p>0,025371616</text:p>
          </table:table-cell>
          <table:table-cell table:style-name="Default" table:formula="of:=IF(OR([.Q453]&lt;[.Q$549];[.Q453]&gt;[.Q$550]);&quot;&quot;;[.Q453])" office:value-type="float" office:value="0.0163368848166345" calcext:value-type="float">
            <text:p>0,0163368848</text:p>
          </table:table-cell>
          <table:table-cell table:style-name="Default" table:formula="of:=IF(OR([.R453]&lt;[.R$549];[.R453]&gt;[.R$550]);&quot;&quot;;[.R453])" office:value-type="float" office:value="0.0917011204848153" calcext:value-type="float">
            <text:p>0,0917011205</text:p>
          </table:table-cell>
          <table:table-cell table:style-name="Default" table:formula="of:=IF(OR([.S453]&lt;[.S$549];[.S453]&gt;[.S$550]);&quot;&quot;;[.S453])" office:value-type="float" office:value="0.344942131658026" calcext:value-type="float">
            <text:p>0,3449421317</text:p>
          </table:table-cell>
          <table:table-cell table:style-name="Default" table:formula="of:=IF(OR([.T453]&lt;[.T$549];[.T453]&gt;[.T$550]);&quot;&quot;;[.T453])" office:value-type="float" office:value="0.203306735985033" calcext:value-type="float">
            <text:p>0,203306736</text:p>
          </table:table-cell>
          <table:table-cell table:style-name="Default" table:formula="of:=IF(OR([.U453]&lt;[.U$549];[.U453]&gt;[.U$550]);&quot;&quot;;[.U453])" office:value-type="float" office:value="0.269738299191048" calcext:value-type="float">
            <text:p>0,2697382992</text:p>
          </table:table-cell>
          <table:table-cell table:style-name="Default" table:formula="of:=IF(OR([.V453]&lt;[.V$549];[.V453]&gt;[.V$550]);&quot;&quot;;[.V453])" office:value-type="float" office:value="0.259105684432066" calcext:value-type="float">
            <text:p>0,2591056844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Default" table:formula="of:=IF(OR([.B454]&lt;[.B$549];[.B454]&gt;[.B$550]);&quot;&quot;;[.B454])" office:value-type="float" office:value="0.0646261742626279" calcext:value-type="float">
            <text:p>0,0646261743</text:p>
          </table:table-cell>
          <table:table-cell table:style-name="Default" table:formula="of:=IF(OR([.C454]&lt;[.C$549];[.C454]&gt;[.C$550]);&quot;&quot;;[.C454])" office:value-type="float" office:value="0.0181221289526035" calcext:value-type="float">
            <text:p>0,018122129</text:p>
          </table:table-cell>
          <table:table-cell table:style-name="Default" table:formula="of:=IF(OR([.D454]&lt;[.D$549];[.D454]&gt;[.D$550]);&quot;&quot;;[.D454])" office:value-type="float" office:value="0.0753169679263037" calcext:value-type="float">
            <text:p>0,0753169679</text:p>
          </table:table-cell>
          <table:table-cell table:style-name="Default" table:formula="of:=IF(OR([.E454]&lt;[.E$549];[.E454]&gt;[.E$550]);&quot;&quot;;[.E454])" office:value-type="float" office:value="1" calcext:value-type="float">
            <text:p>1</text:p>
          </table:table-cell>
          <table:table-cell table:style-name="Default" table:formula="of:=IF(OR([.F454]&lt;[.F$549];[.F454]&gt;[.F$550]);&quot;&quot;;[.F454])" office:value-type="float" office:value="0.0106325409937101" calcext:value-type="float">
            <text:p>0,010632541</text:p>
          </table:table-cell>
          <table:table-cell table:style-name="Default" table:formula="of:=IF(OR([.G454]&lt;[.G$549];[.G454]&gt;[.G$550]);&quot;&quot;;[.G454])" office:value-type="float" office:value="0.284231740036885" calcext:value-type="float">
            <text:p>0,28423174</text:p>
          </table:table-cell>
          <table:table-cell table:style-name="Default" table:formula="of:=IF(OR([.H454]&lt;[.H$549];[.H454]&gt;[.H$550]);&quot;&quot;;[.H454])" office:value-type="float" office:value="0.0214438464747481" calcext:value-type="float">
            <text:p>0,0214438465</text:p>
          </table:table-cell>
          <table:table-cell table:style-name="Default" table:formula="of:=IF(OR([.I454]&lt;[.I$549];[.I454]&gt;[.I$550]);&quot;&quot;;[.I454])" office:value-type="float" office:value="0.412825045702946" calcext:value-type="float">
            <text:p>0,4128250457</text:p>
          </table:table-cell>
          <table:table-cell table:style-name="Default" table:formula="of:=IF(OR([.J454]&lt;[.J$549];[.J454]&gt;[.J$550]);&quot;&quot;;[.J454])" office:value-type="float" office:value="0.0564905455977121" calcext:value-type="float">
            <text:p>0,0564905456</text:p>
          </table:table-cell>
          <table:table-cell table:style-name="Default" table:formula="of:=IF(OR([.K454]&lt;[.K$549];[.K454]&gt;[.K$550]);&quot;&quot;;[.K454])" office:value-type="float" office:value="0.057132806608045" calcext:value-type="float">
            <text:p>0,0571328066</text:p>
          </table:table-cell>
          <table:table-cell table:style-name="Default" table:formula="of:=IF(OR([.L454]&lt;[.L$549];[.L454]&gt;[.L$550]);&quot;&quot;;[.L454])" office:value-type="float" office:value="0.0252774255059399" calcext:value-type="float">
            <text:p>0,0252774255</text:p>
          </table:table-cell>
          <table:table-cell table:style-name="Default" table:formula="of:=IF(OR([.M454]&lt;[.M$549];[.M454]&gt;[.M$550]);&quot;&quot;;[.M454])" office:value-type="float" office:value="0.2359706351511" calcext:value-type="float">
            <text:p>0,2359706352</text:p>
          </table:table-cell>
          <table:table-cell table:style-name="Default" table:formula="of:=IF(OR([.N454]&lt;[.N$549];[.N454]&gt;[.N$550]);&quot;&quot;;[.N454])" office:value-type="float" office:value="0.0732251633815038" calcext:value-type="float">
            <text:p>0,0732251634</text:p>
          </table:table-cell>
          <table:table-cell table:style-name="Default" table:formula="of:=IF(OR([.O454]&lt;[.O$549];[.O454]&gt;[.O$550]);&quot;&quot;;[.O454])" office:value-type="float" office:value="0.282657421188318" calcext:value-type="float">
            <text:p>0,2826574212</text:p>
          </table:table-cell>
          <table:table-cell table:style-name="Default" table:formula="of:=IF(OR([.P454]&lt;[.P$549];[.P454]&gt;[.P$550]);&quot;&quot;;[.P454])" office:value-type="float" office:value="0.0263830016138847" calcext:value-type="float">
            <text:p>0,0263830016</text:p>
          </table:table-cell>
          <table:table-cell table:style-name="Default" table:formula="of:=IF(OR([.Q454]&lt;[.Q$549];[.Q454]&gt;[.Q$550]);&quot;&quot;;[.Q454])" office:value-type="float" office:value="0.0163952615860108" calcext:value-type="float">
            <text:p>0,0163952616</text:p>
          </table:table-cell>
          <table:table-cell table:style-name="Default" table:formula="of:=IF(OR([.R454]&lt;[.R$549];[.R454]&gt;[.R$550]);&quot;&quot;;[.R454])">
            <text:p/>
          </table:table-cell>
          <table:table-cell table:style-name="Default" table:formula="of:=IF(OR([.S454]&lt;[.S$549];[.S454]&gt;[.S$550]);&quot;&quot;;[.S454])" office:value-type="float" office:value="0.35420226793534" calcext:value-type="float">
            <text:p>0,3542022679</text:p>
          </table:table-cell>
          <table:table-cell table:style-name="Default" table:formula="of:=IF(OR([.T454]&lt;[.T$549];[.T454]&gt;[.T$550]);&quot;&quot;;[.T454])" office:value-type="float" office:value="0.21856335248485" calcext:value-type="float">
            <text:p>0,2185633525</text:p>
          </table:table-cell>
          <table:table-cell table:style-name="Default" table:formula="of:=IF(OR([.U454]&lt;[.U$549];[.U454]&gt;[.U$550]);&quot;&quot;;[.U454])" office:value-type="float" office:value="0.284799722467529" calcext:value-type="float">
            <text:p>0,2847997225</text:p>
          </table:table-cell>
          <table:table-cell table:style-name="Default" table:formula="of:=IF(OR([.V454]&lt;[.V$549];[.V454]&gt;[.V$550]);&quot;&quot;;[.V454])" office:value-type="float" office:value="0.269503309131135" calcext:value-type="float">
            <text:p>0,2695033091</text:p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5]&lt;[.B$549];[.B455]&gt;[.B$550]);&quot;&quot;;[.B455])">
            <text:p/>
          </table:table-cell>
          <table:table-cell table:style-name="Default" table:formula="of:=IF(OR([.C455]&lt;[.C$549];[.C455]&gt;[.C$550]);&quot;&quot;;[.C455])">
            <text:p/>
          </table:table-cell>
          <table:table-cell table:style-name="Default" table:formula="of:=IF(OR([.D455]&lt;[.D$549];[.D455]&gt;[.D$550]);&quot;&quot;;[.D455])">
            <text:p/>
          </table:table-cell>
          <table:table-cell table:style-name="Default" table:formula="of:=IF(OR([.E455]&lt;[.E$549];[.E455]&gt;[.E$550]);&quot;&quot;;[.E455])">
            <text:p/>
          </table:table-cell>
          <table:table-cell table:style-name="Default" table:formula="of:=IF(OR([.F455]&lt;[.F$549];[.F455]&gt;[.F$550]);&quot;&quot;;[.F455])">
            <text:p/>
          </table:table-cell>
          <table:table-cell table:style-name="Default" table:formula="of:=IF(OR([.G455]&lt;[.G$549];[.G455]&gt;[.G$550]);&quot;&quot;;[.G455])">
            <text:p/>
          </table:table-cell>
          <table:table-cell table:style-name="Default" table:formula="of:=IF(OR([.H455]&lt;[.H$549];[.H455]&gt;[.H$550]);&quot;&quot;;[.H455])">
            <text:p/>
          </table:table-cell>
          <table:table-cell table:style-name="Default" table:formula="of:=IF(OR([.I455]&lt;[.I$549];[.I455]&gt;[.I$550]);&quot;&quot;;[.I455])">
            <text:p/>
          </table:table-cell>
          <table:table-cell table:style-name="Default" table:formula="of:=IF(OR([.J455]&lt;[.J$549];[.J455]&gt;[.J$550]);&quot;&quot;;[.J455])">
            <text:p/>
          </table:table-cell>
          <table:table-cell table:style-name="Default" table:formula="of:=IF(OR([.K455]&lt;[.K$549];[.K455]&gt;[.K$550]);&quot;&quot;;[.K455])">
            <text:p/>
          </table:table-cell>
          <table:table-cell table:style-name="Default" table:formula="of:=IF(OR([.L455]&lt;[.L$549];[.L455]&gt;[.L$550]);&quot;&quot;;[.L455])">
            <text:p/>
          </table:table-cell>
          <table:table-cell table:style-name="Default" table:formula="of:=IF(OR([.M455]&lt;[.M$549];[.M455]&gt;[.M$550]);&quot;&quot;;[.M455])">
            <text:p/>
          </table:table-cell>
          <table:table-cell table:style-name="Default" table:formula="of:=IF(OR([.N455]&lt;[.N$549];[.N455]&gt;[.N$550]);&quot;&quot;;[.N455])">
            <text:p/>
          </table:table-cell>
          <table:table-cell table:style-name="Default" table:formula="of:=IF(OR([.O455]&lt;[.O$549];[.O455]&gt;[.O$550]);&quot;&quot;;[.O455])">
            <text:p/>
          </table:table-cell>
          <table:table-cell table:style-name="Default" table:formula="of:=IF(OR([.P455]&lt;[.P$549];[.P455]&gt;[.P$550]);&quot;&quot;;[.P455])">
            <text:p/>
          </table:table-cell>
          <table:table-cell table:style-name="Default" table:formula="of:=IF(OR([.Q455]&lt;[.Q$549];[.Q455]&gt;[.Q$550]);&quot;&quot;;[.Q455])">
            <text:p/>
          </table:table-cell>
          <table:table-cell table:style-name="Default" table:formula="of:=IF(OR([.R455]&lt;[.R$549];[.R455]&gt;[.R$550]);&quot;&quot;;[.R455])">
            <text:p/>
          </table:table-cell>
          <table:table-cell table:style-name="Default" table:formula="of:=IF(OR([.S455]&lt;[.S$549];[.S455]&gt;[.S$550]);&quot;&quot;;[.S455])">
            <text:p/>
          </table:table-cell>
          <table:table-cell table:style-name="Default" table:formula="of:=IF(OR([.T455]&lt;[.T$549];[.T455]&gt;[.T$550]);&quot;&quot;;[.T455])">
            <text:p/>
          </table:table-cell>
          <table:table-cell table:style-name="Default" table:formula="of:=IF(OR([.U455]&lt;[.U$549];[.U455]&gt;[.U$550]);&quot;&quot;;[.U455])">
            <text:p/>
          </table:table-cell>
          <table:table-cell table:style-name="Default"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6]&lt;[.B$549];[.B456]&gt;[.B$550]);&quot;&quot;;[.B456])">
            <text:p/>
          </table:table-cell>
          <table:table-cell table:style-name="Default" table:formula="of:=IF(OR([.C456]&lt;[.C$549];[.C456]&gt;[.C$550]);&quot;&quot;;[.C456])">
            <text:p/>
          </table:table-cell>
          <table:table-cell table:style-name="Default" table:formula="of:=IF(OR([.D456]&lt;[.D$549];[.D456]&gt;[.D$550]);&quot;&quot;;[.D456])">
            <text:p/>
          </table:table-cell>
          <table:table-cell table:style-name="Default" table:formula="of:=IF(OR([.E456]&lt;[.E$549];[.E456]&gt;[.E$550]);&quot;&quot;;[.E456])">
            <text:p/>
          </table:table-cell>
          <table:table-cell table:style-name="Default" table:formula="of:=IF(OR([.F456]&lt;[.F$549];[.F456]&gt;[.F$550]);&quot;&quot;;[.F456])">
            <text:p/>
          </table:table-cell>
          <table:table-cell table:style-name="Default" table:formula="of:=IF(OR([.G456]&lt;[.G$549];[.G456]&gt;[.G$550]);&quot;&quot;;[.G456])">
            <text:p/>
          </table:table-cell>
          <table:table-cell table:style-name="Default" table:formula="of:=IF(OR([.H456]&lt;[.H$549];[.H456]&gt;[.H$550]);&quot;&quot;;[.H456])">
            <text:p/>
          </table:table-cell>
          <table:table-cell table:style-name="Default" table:formula="of:=IF(OR([.I456]&lt;[.I$549];[.I456]&gt;[.I$550]);&quot;&quot;;[.I456])">
            <text:p/>
          </table:table-cell>
          <table:table-cell table:style-name="Default" table:formula="of:=IF(OR([.J456]&lt;[.J$549];[.J456]&gt;[.J$550]);&quot;&quot;;[.J456])">
            <text:p/>
          </table:table-cell>
          <table:table-cell table:style-name="Default" table:formula="of:=IF(OR([.K456]&lt;[.K$549];[.K456]&gt;[.K$550]);&quot;&quot;;[.K456])">
            <text:p/>
          </table:table-cell>
          <table:table-cell table:style-name="Default" table:formula="of:=IF(OR([.L456]&lt;[.L$549];[.L456]&gt;[.L$550]);&quot;&quot;;[.L456])">
            <text:p/>
          </table:table-cell>
          <table:table-cell table:style-name="Default" table:formula="of:=IF(OR([.M456]&lt;[.M$549];[.M456]&gt;[.M$550]);&quot;&quot;;[.M456])">
            <text:p/>
          </table:table-cell>
          <table:table-cell table:style-name="Default" table:formula="of:=IF(OR([.N456]&lt;[.N$549];[.N456]&gt;[.N$550]);&quot;&quot;;[.N456])">
            <text:p/>
          </table:table-cell>
          <table:table-cell table:style-name="Default" table:formula="of:=IF(OR([.O456]&lt;[.O$549];[.O456]&gt;[.O$550]);&quot;&quot;;[.O456])">
            <text:p/>
          </table:table-cell>
          <table:table-cell table:style-name="Default" table:formula="of:=IF(OR([.P456]&lt;[.P$549];[.P456]&gt;[.P$550]);&quot;&quot;;[.P456])">
            <text:p/>
          </table:table-cell>
          <table:table-cell table:style-name="Default" table:formula="of:=IF(OR([.Q456]&lt;[.Q$549];[.Q456]&gt;[.Q$550]);&quot;&quot;;[.Q456])">
            <text:p/>
          </table:table-cell>
          <table:table-cell table:style-name="Default" table:formula="of:=IF(OR([.R456]&lt;[.R$549];[.R456]&gt;[.R$550]);&quot;&quot;;[.R456])">
            <text:p/>
          </table:table-cell>
          <table:table-cell table:style-name="Default" table:formula="of:=IF(OR([.S456]&lt;[.S$549];[.S456]&gt;[.S$550]);&quot;&quot;;[.S456])">
            <text:p/>
          </table:table-cell>
          <table:table-cell table:style-name="Default" table:formula="of:=IF(OR([.T456]&lt;[.T$549];[.T456]&gt;[.T$550]);&quot;&quot;;[.T456])">
            <text:p/>
          </table:table-cell>
          <table:table-cell table:style-name="Default" table:formula="of:=IF(OR([.U456]&lt;[.U$549];[.U456]&gt;[.U$550]);&quot;&quot;;[.U456])">
            <text:p/>
          </table:table-cell>
          <table:table-cell table:style-name="Default"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7]&lt;[.B$549];[.B457]&gt;[.B$550]);&quot;&quot;;[.B457])">
            <text:p/>
          </table:table-cell>
          <table:table-cell table:style-name="Default" table:formula="of:=IF(OR([.C457]&lt;[.C$549];[.C457]&gt;[.C$550]);&quot;&quot;;[.C457])">
            <text:p/>
          </table:table-cell>
          <table:table-cell table:style-name="Default" table:formula="of:=IF(OR([.D457]&lt;[.D$549];[.D457]&gt;[.D$550]);&quot;&quot;;[.D457])">
            <text:p/>
          </table:table-cell>
          <table:table-cell table:style-name="Default" table:formula="of:=IF(OR([.E457]&lt;[.E$549];[.E457]&gt;[.E$550]);&quot;&quot;;[.E457])">
            <text:p/>
          </table:table-cell>
          <table:table-cell table:style-name="Default" table:formula="of:=IF(OR([.F457]&lt;[.F$549];[.F457]&gt;[.F$550]);&quot;&quot;;[.F457])">
            <text:p/>
          </table:table-cell>
          <table:table-cell table:style-name="Default" table:formula="of:=IF(OR([.G457]&lt;[.G$549];[.G457]&gt;[.G$550]);&quot;&quot;;[.G457])">
            <text:p/>
          </table:table-cell>
          <table:table-cell table:style-name="Default" table:formula="of:=IF(OR([.H457]&lt;[.H$549];[.H457]&gt;[.H$550]);&quot;&quot;;[.H457])">
            <text:p/>
          </table:table-cell>
          <table:table-cell table:style-name="Default" table:formula="of:=IF(OR([.I457]&lt;[.I$549];[.I457]&gt;[.I$550]);&quot;&quot;;[.I457])">
            <text:p/>
          </table:table-cell>
          <table:table-cell table:style-name="Default" table:formula="of:=IF(OR([.J457]&lt;[.J$549];[.J457]&gt;[.J$550]);&quot;&quot;;[.J457])">
            <text:p/>
          </table:table-cell>
          <table:table-cell table:style-name="Default" table:formula="of:=IF(OR([.K457]&lt;[.K$549];[.K457]&gt;[.K$550]);&quot;&quot;;[.K457])">
            <text:p/>
          </table:table-cell>
          <table:table-cell table:style-name="Default" table:formula="of:=IF(OR([.L457]&lt;[.L$549];[.L457]&gt;[.L$550]);&quot;&quot;;[.L457])">
            <text:p/>
          </table:table-cell>
          <table:table-cell table:style-name="Default" table:formula="of:=IF(OR([.M457]&lt;[.M$549];[.M457]&gt;[.M$550]);&quot;&quot;;[.M457])">
            <text:p/>
          </table:table-cell>
          <table:table-cell table:style-name="Default" table:formula="of:=IF(OR([.N457]&lt;[.N$549];[.N457]&gt;[.N$550]);&quot;&quot;;[.N457])">
            <text:p/>
          </table:table-cell>
          <table:table-cell table:style-name="Default" table:formula="of:=IF(OR([.O457]&lt;[.O$549];[.O457]&gt;[.O$550]);&quot;&quot;;[.O457])">
            <text:p/>
          </table:table-cell>
          <table:table-cell table:style-name="Default" table:formula="of:=IF(OR([.P457]&lt;[.P$549];[.P457]&gt;[.P$550]);&quot;&quot;;[.P457])">
            <text:p/>
          </table:table-cell>
          <table:table-cell table:style-name="Default" table:formula="of:=IF(OR([.Q457]&lt;[.Q$549];[.Q457]&gt;[.Q$550]);&quot;&quot;;[.Q457])">
            <text:p/>
          </table:table-cell>
          <table:table-cell table:style-name="Default" table:formula="of:=IF(OR([.R457]&lt;[.R$549];[.R457]&gt;[.R$550]);&quot;&quot;;[.R457])">
            <text:p/>
          </table:table-cell>
          <table:table-cell table:style-name="Default" table:formula="of:=IF(OR([.S457]&lt;[.S$549];[.S457]&gt;[.S$550]);&quot;&quot;;[.S457])">
            <text:p/>
          </table:table-cell>
          <table:table-cell table:style-name="Default" table:formula="of:=IF(OR([.T457]&lt;[.T$549];[.T457]&gt;[.T$550]);&quot;&quot;;[.T457])">
            <text:p/>
          </table:table-cell>
          <table:table-cell table:style-name="Default" table:formula="of:=IF(OR([.U457]&lt;[.U$549];[.U457]&gt;[.U$550]);&quot;&quot;;[.U457])">
            <text:p/>
          </table:table-cell>
          <table:table-cell table:style-name="Default"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8]&lt;[.B$549];[.B458]&gt;[.B$550]);&quot;&quot;;[.B458])">
            <text:p/>
          </table:table-cell>
          <table:table-cell table:style-name="Default" table:formula="of:=IF(OR([.C458]&lt;[.C$549];[.C458]&gt;[.C$550]);&quot;&quot;;[.C458])">
            <text:p/>
          </table:table-cell>
          <table:table-cell table:style-name="Default" table:formula="of:=IF(OR([.D458]&lt;[.D$549];[.D458]&gt;[.D$550]);&quot;&quot;;[.D458])">
            <text:p/>
          </table:table-cell>
          <table:table-cell table:style-name="Default" table:formula="of:=IF(OR([.E458]&lt;[.E$549];[.E458]&gt;[.E$550]);&quot;&quot;;[.E458])">
            <text:p/>
          </table:table-cell>
          <table:table-cell table:style-name="Default" table:formula="of:=IF(OR([.F458]&lt;[.F$549];[.F458]&gt;[.F$550]);&quot;&quot;;[.F458])">
            <text:p/>
          </table:table-cell>
          <table:table-cell table:style-name="Default" table:formula="of:=IF(OR([.G458]&lt;[.G$549];[.G458]&gt;[.G$550]);&quot;&quot;;[.G458])">
            <text:p/>
          </table:table-cell>
          <table:table-cell table:style-name="Default" table:formula="of:=IF(OR([.H458]&lt;[.H$549];[.H458]&gt;[.H$550]);&quot;&quot;;[.H458])">
            <text:p/>
          </table:table-cell>
          <table:table-cell table:style-name="Default" table:formula="of:=IF(OR([.I458]&lt;[.I$549];[.I458]&gt;[.I$550]);&quot;&quot;;[.I458])">
            <text:p/>
          </table:table-cell>
          <table:table-cell table:style-name="Default" table:formula="of:=IF(OR([.J458]&lt;[.J$549];[.J458]&gt;[.J$550]);&quot;&quot;;[.J458])">
            <text:p/>
          </table:table-cell>
          <table:table-cell table:style-name="Default" table:formula="of:=IF(OR([.K458]&lt;[.K$549];[.K458]&gt;[.K$550]);&quot;&quot;;[.K458])">
            <text:p/>
          </table:table-cell>
          <table:table-cell table:style-name="Default" table:formula="of:=IF(OR([.L458]&lt;[.L$549];[.L458]&gt;[.L$550]);&quot;&quot;;[.L458])">
            <text:p/>
          </table:table-cell>
          <table:table-cell table:style-name="Default" table:formula="of:=IF(OR([.M458]&lt;[.M$549];[.M458]&gt;[.M$550]);&quot;&quot;;[.M458])">
            <text:p/>
          </table:table-cell>
          <table:table-cell table:style-name="Default" table:formula="of:=IF(OR([.N458]&lt;[.N$549];[.N458]&gt;[.N$550]);&quot;&quot;;[.N458])">
            <text:p/>
          </table:table-cell>
          <table:table-cell table:style-name="Default" table:formula="of:=IF(OR([.O458]&lt;[.O$549];[.O458]&gt;[.O$550]);&quot;&quot;;[.O458])">
            <text:p/>
          </table:table-cell>
          <table:table-cell table:style-name="Default" table:formula="of:=IF(OR([.P458]&lt;[.P$549];[.P458]&gt;[.P$550]);&quot;&quot;;[.P458])">
            <text:p/>
          </table:table-cell>
          <table:table-cell table:style-name="Default" table:formula="of:=IF(OR([.Q458]&lt;[.Q$549];[.Q458]&gt;[.Q$550]);&quot;&quot;;[.Q458])">
            <text:p/>
          </table:table-cell>
          <table:table-cell table:style-name="Default" table:formula="of:=IF(OR([.R458]&lt;[.R$549];[.R458]&gt;[.R$550]);&quot;&quot;;[.R458])">
            <text:p/>
          </table:table-cell>
          <table:table-cell table:style-name="Default" table:formula="of:=IF(OR([.S458]&lt;[.S$549];[.S458]&gt;[.S$550]);&quot;&quot;;[.S458])">
            <text:p/>
          </table:table-cell>
          <table:table-cell table:style-name="Default" table:formula="of:=IF(OR([.T458]&lt;[.T$549];[.T458]&gt;[.T$550]);&quot;&quot;;[.T458])">
            <text:p/>
          </table:table-cell>
          <table:table-cell table:style-name="Default" table:formula="of:=IF(OR([.U458]&lt;[.U$549];[.U458]&gt;[.U$550]);&quot;&quot;;[.U458])">
            <text:p/>
          </table:table-cell>
          <table:table-cell table:style-name="Default"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59]&lt;[.B$549];[.B459]&gt;[.B$550]);&quot;&quot;;[.B459])">
            <text:p/>
          </table:table-cell>
          <table:table-cell table:style-name="Default" table:formula="of:=IF(OR([.C459]&lt;[.C$549];[.C459]&gt;[.C$550]);&quot;&quot;;[.C459])">
            <text:p/>
          </table:table-cell>
          <table:table-cell table:style-name="Default" table:formula="of:=IF(OR([.D459]&lt;[.D$549];[.D459]&gt;[.D$550]);&quot;&quot;;[.D459])">
            <text:p/>
          </table:table-cell>
          <table:table-cell table:style-name="Default" table:formula="of:=IF(OR([.E459]&lt;[.E$549];[.E459]&gt;[.E$550]);&quot;&quot;;[.E459])">
            <text:p/>
          </table:table-cell>
          <table:table-cell table:style-name="Default" table:formula="of:=IF(OR([.F459]&lt;[.F$549];[.F459]&gt;[.F$550]);&quot;&quot;;[.F459])">
            <text:p/>
          </table:table-cell>
          <table:table-cell table:style-name="Default" table:formula="of:=IF(OR([.G459]&lt;[.G$549];[.G459]&gt;[.G$550]);&quot;&quot;;[.G459])">
            <text:p/>
          </table:table-cell>
          <table:table-cell table:style-name="Default" table:formula="of:=IF(OR([.H459]&lt;[.H$549];[.H459]&gt;[.H$550]);&quot;&quot;;[.H459])">
            <text:p/>
          </table:table-cell>
          <table:table-cell table:style-name="Default" table:formula="of:=IF(OR([.I459]&lt;[.I$549];[.I459]&gt;[.I$550]);&quot;&quot;;[.I459])">
            <text:p/>
          </table:table-cell>
          <table:table-cell table:style-name="Default" table:formula="of:=IF(OR([.J459]&lt;[.J$549];[.J459]&gt;[.J$550]);&quot;&quot;;[.J459])">
            <text:p/>
          </table:table-cell>
          <table:table-cell table:style-name="Default" table:formula="of:=IF(OR([.K459]&lt;[.K$549];[.K459]&gt;[.K$550]);&quot;&quot;;[.K459])">
            <text:p/>
          </table:table-cell>
          <table:table-cell table:style-name="Default" table:formula="of:=IF(OR([.L459]&lt;[.L$549];[.L459]&gt;[.L$550]);&quot;&quot;;[.L459])">
            <text:p/>
          </table:table-cell>
          <table:table-cell table:style-name="Default" table:formula="of:=IF(OR([.M459]&lt;[.M$549];[.M459]&gt;[.M$550]);&quot;&quot;;[.M459])">
            <text:p/>
          </table:table-cell>
          <table:table-cell table:style-name="Default" table:formula="of:=IF(OR([.N459]&lt;[.N$549];[.N459]&gt;[.N$550]);&quot;&quot;;[.N459])">
            <text:p/>
          </table:table-cell>
          <table:table-cell table:style-name="Default" table:formula="of:=IF(OR([.O459]&lt;[.O$549];[.O459]&gt;[.O$550]);&quot;&quot;;[.O459])">
            <text:p/>
          </table:table-cell>
          <table:table-cell table:style-name="Default" table:formula="of:=IF(OR([.P459]&lt;[.P$549];[.P459]&gt;[.P$550]);&quot;&quot;;[.P459])">
            <text:p/>
          </table:table-cell>
          <table:table-cell table:style-name="Default" table:formula="of:=IF(OR([.Q459]&lt;[.Q$549];[.Q459]&gt;[.Q$550]);&quot;&quot;;[.Q459])">
            <text:p/>
          </table:table-cell>
          <table:table-cell table:style-name="Default" table:formula="of:=IF(OR([.R459]&lt;[.R$549];[.R459]&gt;[.R$550]);&quot;&quot;;[.R459])">
            <text:p/>
          </table:table-cell>
          <table:table-cell table:style-name="Default" table:formula="of:=IF(OR([.S459]&lt;[.S$549];[.S459]&gt;[.S$550]);&quot;&quot;;[.S459])">
            <text:p/>
          </table:table-cell>
          <table:table-cell table:style-name="Default" table:formula="of:=IF(OR([.T459]&lt;[.T$549];[.T459]&gt;[.T$550]);&quot;&quot;;[.T459])">
            <text:p/>
          </table:table-cell>
          <table:table-cell table:style-name="Default" table:formula="of:=IF(OR([.U459]&lt;[.U$549];[.U459]&gt;[.U$550]);&quot;&quot;;[.U459])">
            <text:p/>
          </table:table-cell>
          <table:table-cell table:style-name="Default"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0]&lt;[.B$549];[.B460]&gt;[.B$550]);&quot;&quot;;[.B460])">
            <text:p/>
          </table:table-cell>
          <table:table-cell table:style-name="Default" table:formula="of:=IF(OR([.C460]&lt;[.C$549];[.C460]&gt;[.C$550]);&quot;&quot;;[.C460])">
            <text:p/>
          </table:table-cell>
          <table:table-cell table:style-name="Default" table:formula="of:=IF(OR([.D460]&lt;[.D$549];[.D460]&gt;[.D$550]);&quot;&quot;;[.D460])">
            <text:p/>
          </table:table-cell>
          <table:table-cell table:style-name="Default" table:formula="of:=IF(OR([.E460]&lt;[.E$549];[.E460]&gt;[.E$550]);&quot;&quot;;[.E460])">
            <text:p/>
          </table:table-cell>
          <table:table-cell table:style-name="Default" table:formula="of:=IF(OR([.F460]&lt;[.F$549];[.F460]&gt;[.F$550]);&quot;&quot;;[.F460])">
            <text:p/>
          </table:table-cell>
          <table:table-cell table:style-name="Default" table:formula="of:=IF(OR([.G460]&lt;[.G$549];[.G460]&gt;[.G$550]);&quot;&quot;;[.G460])">
            <text:p/>
          </table:table-cell>
          <table:table-cell table:style-name="Default" table:formula="of:=IF(OR([.H460]&lt;[.H$549];[.H460]&gt;[.H$550]);&quot;&quot;;[.H460])">
            <text:p/>
          </table:table-cell>
          <table:table-cell table:style-name="Default" table:formula="of:=IF(OR([.I460]&lt;[.I$549];[.I460]&gt;[.I$550]);&quot;&quot;;[.I460])">
            <text:p/>
          </table:table-cell>
          <table:table-cell table:style-name="Default" table:formula="of:=IF(OR([.J460]&lt;[.J$549];[.J460]&gt;[.J$550]);&quot;&quot;;[.J460])">
            <text:p/>
          </table:table-cell>
          <table:table-cell table:style-name="Default" table:formula="of:=IF(OR([.K460]&lt;[.K$549];[.K460]&gt;[.K$550]);&quot;&quot;;[.K460])">
            <text:p/>
          </table:table-cell>
          <table:table-cell table:style-name="Default" table:formula="of:=IF(OR([.L460]&lt;[.L$549];[.L460]&gt;[.L$550]);&quot;&quot;;[.L460])">
            <text:p/>
          </table:table-cell>
          <table:table-cell table:style-name="Default" table:formula="of:=IF(OR([.M460]&lt;[.M$549];[.M460]&gt;[.M$550]);&quot;&quot;;[.M460])">
            <text:p/>
          </table:table-cell>
          <table:table-cell table:style-name="Default" table:formula="of:=IF(OR([.N460]&lt;[.N$549];[.N460]&gt;[.N$550]);&quot;&quot;;[.N460])">
            <text:p/>
          </table:table-cell>
          <table:table-cell table:style-name="Default" table:formula="of:=IF(OR([.O460]&lt;[.O$549];[.O460]&gt;[.O$550]);&quot;&quot;;[.O460])">
            <text:p/>
          </table:table-cell>
          <table:table-cell table:style-name="Default" table:formula="of:=IF(OR([.P460]&lt;[.P$549];[.P460]&gt;[.P$550]);&quot;&quot;;[.P460])">
            <text:p/>
          </table:table-cell>
          <table:table-cell table:style-name="Default" table:formula="of:=IF(OR([.Q460]&lt;[.Q$549];[.Q460]&gt;[.Q$550]);&quot;&quot;;[.Q460])">
            <text:p/>
          </table:table-cell>
          <table:table-cell table:style-name="Default" table:formula="of:=IF(OR([.R460]&lt;[.R$549];[.R460]&gt;[.R$550]);&quot;&quot;;[.R460])">
            <text:p/>
          </table:table-cell>
          <table:table-cell table:style-name="Default" table:formula="of:=IF(OR([.S460]&lt;[.S$549];[.S460]&gt;[.S$550]);&quot;&quot;;[.S460])">
            <text:p/>
          </table:table-cell>
          <table:table-cell table:style-name="Default" table:formula="of:=IF(OR([.T460]&lt;[.T$549];[.T460]&gt;[.T$550]);&quot;&quot;;[.T460])">
            <text:p/>
          </table:table-cell>
          <table:table-cell table:style-name="Default" table:formula="of:=IF(OR([.U460]&lt;[.U$549];[.U460]&gt;[.U$550]);&quot;&quot;;[.U460])">
            <text:p/>
          </table:table-cell>
          <table:table-cell table:style-name="Default"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1]&lt;[.B$549];[.B461]&gt;[.B$550]);&quot;&quot;;[.B461])">
            <text:p/>
          </table:table-cell>
          <table:table-cell table:style-name="Default" table:formula="of:=IF(OR([.C461]&lt;[.C$549];[.C461]&gt;[.C$550]);&quot;&quot;;[.C461])">
            <text:p/>
          </table:table-cell>
          <table:table-cell table:style-name="Default" table:formula="of:=IF(OR([.D461]&lt;[.D$549];[.D461]&gt;[.D$550]);&quot;&quot;;[.D461])">
            <text:p/>
          </table:table-cell>
          <table:table-cell table:style-name="Default" table:formula="of:=IF(OR([.E461]&lt;[.E$549];[.E461]&gt;[.E$550]);&quot;&quot;;[.E461])">
            <text:p/>
          </table:table-cell>
          <table:table-cell table:style-name="Default" table:formula="of:=IF(OR([.F461]&lt;[.F$549];[.F461]&gt;[.F$550]);&quot;&quot;;[.F461])">
            <text:p/>
          </table:table-cell>
          <table:table-cell table:style-name="Default" table:formula="of:=IF(OR([.G461]&lt;[.G$549];[.G461]&gt;[.G$550]);&quot;&quot;;[.G461])">
            <text:p/>
          </table:table-cell>
          <table:table-cell table:style-name="Default" table:formula="of:=IF(OR([.H461]&lt;[.H$549];[.H461]&gt;[.H$550]);&quot;&quot;;[.H461])">
            <text:p/>
          </table:table-cell>
          <table:table-cell table:style-name="Default" table:formula="of:=IF(OR([.I461]&lt;[.I$549];[.I461]&gt;[.I$550]);&quot;&quot;;[.I461])">
            <text:p/>
          </table:table-cell>
          <table:table-cell table:style-name="Default" table:formula="of:=IF(OR([.J461]&lt;[.J$549];[.J461]&gt;[.J$550]);&quot;&quot;;[.J461])">
            <text:p/>
          </table:table-cell>
          <table:table-cell table:style-name="Default" table:formula="of:=IF(OR([.K461]&lt;[.K$549];[.K461]&gt;[.K$550]);&quot;&quot;;[.K461])">
            <text:p/>
          </table:table-cell>
          <table:table-cell table:style-name="Default" table:formula="of:=IF(OR([.L461]&lt;[.L$549];[.L461]&gt;[.L$550]);&quot;&quot;;[.L461])">
            <text:p/>
          </table:table-cell>
          <table:table-cell table:style-name="Default" table:formula="of:=IF(OR([.M461]&lt;[.M$549];[.M461]&gt;[.M$550]);&quot;&quot;;[.M461])">
            <text:p/>
          </table:table-cell>
          <table:table-cell table:style-name="Default" table:formula="of:=IF(OR([.N461]&lt;[.N$549];[.N461]&gt;[.N$550]);&quot;&quot;;[.N461])">
            <text:p/>
          </table:table-cell>
          <table:table-cell table:style-name="Default" table:formula="of:=IF(OR([.O461]&lt;[.O$549];[.O461]&gt;[.O$550]);&quot;&quot;;[.O461])">
            <text:p/>
          </table:table-cell>
          <table:table-cell table:style-name="Default" table:formula="of:=IF(OR([.P461]&lt;[.P$549];[.P461]&gt;[.P$550]);&quot;&quot;;[.P461])">
            <text:p/>
          </table:table-cell>
          <table:table-cell table:style-name="Default" table:formula="of:=IF(OR([.Q461]&lt;[.Q$549];[.Q461]&gt;[.Q$550]);&quot;&quot;;[.Q461])">
            <text:p/>
          </table:table-cell>
          <table:table-cell table:style-name="Default" table:formula="of:=IF(OR([.R461]&lt;[.R$549];[.R461]&gt;[.R$550]);&quot;&quot;;[.R461])">
            <text:p/>
          </table:table-cell>
          <table:table-cell table:style-name="Default" table:formula="of:=IF(OR([.S461]&lt;[.S$549];[.S461]&gt;[.S$550]);&quot;&quot;;[.S461])">
            <text:p/>
          </table:table-cell>
          <table:table-cell table:style-name="Default" table:formula="of:=IF(OR([.T461]&lt;[.T$549];[.T461]&gt;[.T$550]);&quot;&quot;;[.T461])">
            <text:p/>
          </table:table-cell>
          <table:table-cell table:style-name="Default" table:formula="of:=IF(OR([.U461]&lt;[.U$549];[.U461]&gt;[.U$550]);&quot;&quot;;[.U461])">
            <text:p/>
          </table:table-cell>
          <table:table-cell table:style-name="Default"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2]&lt;[.B$549];[.B462]&gt;[.B$550]);&quot;&quot;;[.B462])">
            <text:p/>
          </table:table-cell>
          <table:table-cell table:style-name="Default" table:formula="of:=IF(OR([.C462]&lt;[.C$549];[.C462]&gt;[.C$550]);&quot;&quot;;[.C462])">
            <text:p/>
          </table:table-cell>
          <table:table-cell table:style-name="Default" table:formula="of:=IF(OR([.D462]&lt;[.D$549];[.D462]&gt;[.D$550]);&quot;&quot;;[.D462])">
            <text:p/>
          </table:table-cell>
          <table:table-cell table:style-name="Default" table:formula="of:=IF(OR([.E462]&lt;[.E$549];[.E462]&gt;[.E$550]);&quot;&quot;;[.E462])">
            <text:p/>
          </table:table-cell>
          <table:table-cell table:style-name="Default" table:formula="of:=IF(OR([.F462]&lt;[.F$549];[.F462]&gt;[.F$550]);&quot;&quot;;[.F462])">
            <text:p/>
          </table:table-cell>
          <table:table-cell table:style-name="Default" table:formula="of:=IF(OR([.G462]&lt;[.G$549];[.G462]&gt;[.G$550]);&quot;&quot;;[.G462])">
            <text:p/>
          </table:table-cell>
          <table:table-cell table:style-name="Default" table:formula="of:=IF(OR([.H462]&lt;[.H$549];[.H462]&gt;[.H$550]);&quot;&quot;;[.H462])">
            <text:p/>
          </table:table-cell>
          <table:table-cell table:style-name="Default" table:formula="of:=IF(OR([.I462]&lt;[.I$549];[.I462]&gt;[.I$550]);&quot;&quot;;[.I462])">
            <text:p/>
          </table:table-cell>
          <table:table-cell table:style-name="Default" table:formula="of:=IF(OR([.J462]&lt;[.J$549];[.J462]&gt;[.J$550]);&quot;&quot;;[.J462])">
            <text:p/>
          </table:table-cell>
          <table:table-cell table:style-name="Default" table:formula="of:=IF(OR([.K462]&lt;[.K$549];[.K462]&gt;[.K$550]);&quot;&quot;;[.K462])">
            <text:p/>
          </table:table-cell>
          <table:table-cell table:style-name="Default" table:formula="of:=IF(OR([.L462]&lt;[.L$549];[.L462]&gt;[.L$550]);&quot;&quot;;[.L462])">
            <text:p/>
          </table:table-cell>
          <table:table-cell table:style-name="Default" table:formula="of:=IF(OR([.M462]&lt;[.M$549];[.M462]&gt;[.M$550]);&quot;&quot;;[.M462])">
            <text:p/>
          </table:table-cell>
          <table:table-cell table:style-name="Default" table:formula="of:=IF(OR([.N462]&lt;[.N$549];[.N462]&gt;[.N$550]);&quot;&quot;;[.N462])">
            <text:p/>
          </table:table-cell>
          <table:table-cell table:style-name="Default" table:formula="of:=IF(OR([.O462]&lt;[.O$549];[.O462]&gt;[.O$550]);&quot;&quot;;[.O462])">
            <text:p/>
          </table:table-cell>
          <table:table-cell table:style-name="Default" table:formula="of:=IF(OR([.P462]&lt;[.P$549];[.P462]&gt;[.P$550]);&quot;&quot;;[.P462])">
            <text:p/>
          </table:table-cell>
          <table:table-cell table:style-name="Default" table:formula="of:=IF(OR([.Q462]&lt;[.Q$549];[.Q462]&gt;[.Q$550]);&quot;&quot;;[.Q462])">
            <text:p/>
          </table:table-cell>
          <table:table-cell table:style-name="Default" table:formula="of:=IF(OR([.R462]&lt;[.R$549];[.R462]&gt;[.R$550]);&quot;&quot;;[.R462])">
            <text:p/>
          </table:table-cell>
          <table:table-cell table:style-name="Default" table:formula="of:=IF(OR([.S462]&lt;[.S$549];[.S462]&gt;[.S$550]);&quot;&quot;;[.S462])">
            <text:p/>
          </table:table-cell>
          <table:table-cell table:style-name="Default" table:formula="of:=IF(OR([.T462]&lt;[.T$549];[.T462]&gt;[.T$550]);&quot;&quot;;[.T462])">
            <text:p/>
          </table:table-cell>
          <table:table-cell table:style-name="Default" table:formula="of:=IF(OR([.U462]&lt;[.U$549];[.U462]&gt;[.U$550]);&quot;&quot;;[.U462])">
            <text:p/>
          </table:table-cell>
          <table:table-cell table:style-name="Default"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3]&lt;[.B$549];[.B463]&gt;[.B$550]);&quot;&quot;;[.B463])">
            <text:p/>
          </table:table-cell>
          <table:table-cell table:style-name="Default" table:formula="of:=IF(OR([.C463]&lt;[.C$549];[.C463]&gt;[.C$550]);&quot;&quot;;[.C463])">
            <text:p/>
          </table:table-cell>
          <table:table-cell table:style-name="Default" table:formula="of:=IF(OR([.D463]&lt;[.D$549];[.D463]&gt;[.D$550]);&quot;&quot;;[.D463])">
            <text:p/>
          </table:table-cell>
          <table:table-cell table:style-name="Default" table:formula="of:=IF(OR([.E463]&lt;[.E$549];[.E463]&gt;[.E$550]);&quot;&quot;;[.E463])">
            <text:p/>
          </table:table-cell>
          <table:table-cell table:style-name="Default" table:formula="of:=IF(OR([.F463]&lt;[.F$549];[.F463]&gt;[.F$550]);&quot;&quot;;[.F463])">
            <text:p/>
          </table:table-cell>
          <table:table-cell table:style-name="Default" table:formula="of:=IF(OR([.G463]&lt;[.G$549];[.G463]&gt;[.G$550]);&quot;&quot;;[.G463])">
            <text:p/>
          </table:table-cell>
          <table:table-cell table:style-name="Default" table:formula="of:=IF(OR([.H463]&lt;[.H$549];[.H463]&gt;[.H$550]);&quot;&quot;;[.H463])">
            <text:p/>
          </table:table-cell>
          <table:table-cell table:style-name="Default" table:formula="of:=IF(OR([.I463]&lt;[.I$549];[.I463]&gt;[.I$550]);&quot;&quot;;[.I463])">
            <text:p/>
          </table:table-cell>
          <table:table-cell table:style-name="Default" table:formula="of:=IF(OR([.J463]&lt;[.J$549];[.J463]&gt;[.J$550]);&quot;&quot;;[.J463])">
            <text:p/>
          </table:table-cell>
          <table:table-cell table:style-name="Default" table:formula="of:=IF(OR([.K463]&lt;[.K$549];[.K463]&gt;[.K$550]);&quot;&quot;;[.K463])">
            <text:p/>
          </table:table-cell>
          <table:table-cell table:style-name="Default" table:formula="of:=IF(OR([.L463]&lt;[.L$549];[.L463]&gt;[.L$550]);&quot;&quot;;[.L463])">
            <text:p/>
          </table:table-cell>
          <table:table-cell table:style-name="Default" table:formula="of:=IF(OR([.M463]&lt;[.M$549];[.M463]&gt;[.M$550]);&quot;&quot;;[.M463])">
            <text:p/>
          </table:table-cell>
          <table:table-cell table:style-name="Default" table:formula="of:=IF(OR([.N463]&lt;[.N$549];[.N463]&gt;[.N$550]);&quot;&quot;;[.N463])">
            <text:p/>
          </table:table-cell>
          <table:table-cell table:style-name="Default" table:formula="of:=IF(OR([.O463]&lt;[.O$549];[.O463]&gt;[.O$550]);&quot;&quot;;[.O463])">
            <text:p/>
          </table:table-cell>
          <table:table-cell table:style-name="Default" table:formula="of:=IF(OR([.P463]&lt;[.P$549];[.P463]&gt;[.P$550]);&quot;&quot;;[.P463])">
            <text:p/>
          </table:table-cell>
          <table:table-cell table:style-name="Default" table:formula="of:=IF(OR([.Q463]&lt;[.Q$549];[.Q463]&gt;[.Q$550]);&quot;&quot;;[.Q463])">
            <text:p/>
          </table:table-cell>
          <table:table-cell table:style-name="Default" table:formula="of:=IF(OR([.R463]&lt;[.R$549];[.R463]&gt;[.R$550]);&quot;&quot;;[.R463])">
            <text:p/>
          </table:table-cell>
          <table:table-cell table:style-name="Default" table:formula="of:=IF(OR([.S463]&lt;[.S$549];[.S463]&gt;[.S$550]);&quot;&quot;;[.S463])">
            <text:p/>
          </table:table-cell>
          <table:table-cell table:style-name="Default" table:formula="of:=IF(OR([.T463]&lt;[.T$549];[.T463]&gt;[.T$550]);&quot;&quot;;[.T463])">
            <text:p/>
          </table:table-cell>
          <table:table-cell table:style-name="Default" table:formula="of:=IF(OR([.U463]&lt;[.U$549];[.U463]&gt;[.U$550]);&quot;&quot;;[.U463])">
            <text:p/>
          </table:table-cell>
          <table:table-cell table:style-name="Default"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4]&lt;[.B$549];[.B464]&gt;[.B$550]);&quot;&quot;;[.B464])">
            <text:p/>
          </table:table-cell>
          <table:table-cell table:style-name="Default" table:formula="of:=IF(OR([.C464]&lt;[.C$549];[.C464]&gt;[.C$550]);&quot;&quot;;[.C464])">
            <text:p/>
          </table:table-cell>
          <table:table-cell table:style-name="Default" table:formula="of:=IF(OR([.D464]&lt;[.D$549];[.D464]&gt;[.D$550]);&quot;&quot;;[.D464])">
            <text:p/>
          </table:table-cell>
          <table:table-cell table:style-name="Default" table:formula="of:=IF(OR([.E464]&lt;[.E$549];[.E464]&gt;[.E$550]);&quot;&quot;;[.E464])">
            <text:p/>
          </table:table-cell>
          <table:table-cell table:style-name="Default" table:formula="of:=IF(OR([.F464]&lt;[.F$549];[.F464]&gt;[.F$550]);&quot;&quot;;[.F464])">
            <text:p/>
          </table:table-cell>
          <table:table-cell table:style-name="Default" table:formula="of:=IF(OR([.G464]&lt;[.G$549];[.G464]&gt;[.G$550]);&quot;&quot;;[.G464])">
            <text:p/>
          </table:table-cell>
          <table:table-cell table:style-name="Default" table:formula="of:=IF(OR([.H464]&lt;[.H$549];[.H464]&gt;[.H$550]);&quot;&quot;;[.H464])">
            <text:p/>
          </table:table-cell>
          <table:table-cell table:style-name="Default" table:formula="of:=IF(OR([.I464]&lt;[.I$549];[.I464]&gt;[.I$550]);&quot;&quot;;[.I464])">
            <text:p/>
          </table:table-cell>
          <table:table-cell table:style-name="Default" table:formula="of:=IF(OR([.J464]&lt;[.J$549];[.J464]&gt;[.J$550]);&quot;&quot;;[.J464])">
            <text:p/>
          </table:table-cell>
          <table:table-cell table:style-name="Default" table:formula="of:=IF(OR([.K464]&lt;[.K$549];[.K464]&gt;[.K$550]);&quot;&quot;;[.K464])">
            <text:p/>
          </table:table-cell>
          <table:table-cell table:style-name="Default" table:formula="of:=IF(OR([.L464]&lt;[.L$549];[.L464]&gt;[.L$550]);&quot;&quot;;[.L464])">
            <text:p/>
          </table:table-cell>
          <table:table-cell table:style-name="Default" table:formula="of:=IF(OR([.M464]&lt;[.M$549];[.M464]&gt;[.M$550]);&quot;&quot;;[.M464])">
            <text:p/>
          </table:table-cell>
          <table:table-cell table:style-name="Default" table:formula="of:=IF(OR([.N464]&lt;[.N$549];[.N464]&gt;[.N$550]);&quot;&quot;;[.N464])">
            <text:p/>
          </table:table-cell>
          <table:table-cell table:style-name="Default" table:formula="of:=IF(OR([.O464]&lt;[.O$549];[.O464]&gt;[.O$550]);&quot;&quot;;[.O464])">
            <text:p/>
          </table:table-cell>
          <table:table-cell table:style-name="Default" table:formula="of:=IF(OR([.P464]&lt;[.P$549];[.P464]&gt;[.P$550]);&quot;&quot;;[.P464])">
            <text:p/>
          </table:table-cell>
          <table:table-cell table:style-name="Default" table:formula="of:=IF(OR([.Q464]&lt;[.Q$549];[.Q464]&gt;[.Q$550]);&quot;&quot;;[.Q464])">
            <text:p/>
          </table:table-cell>
          <table:table-cell table:style-name="Default" table:formula="of:=IF(OR([.R464]&lt;[.R$549];[.R464]&gt;[.R$550]);&quot;&quot;;[.R464])">
            <text:p/>
          </table:table-cell>
          <table:table-cell table:style-name="Default" table:formula="of:=IF(OR([.S464]&lt;[.S$549];[.S464]&gt;[.S$550]);&quot;&quot;;[.S464])">
            <text:p/>
          </table:table-cell>
          <table:table-cell table:style-name="Default" table:formula="of:=IF(OR([.T464]&lt;[.T$549];[.T464]&gt;[.T$550]);&quot;&quot;;[.T464])">
            <text:p/>
          </table:table-cell>
          <table:table-cell table:style-name="Default" table:formula="of:=IF(OR([.U464]&lt;[.U$549];[.U464]&gt;[.U$550]);&quot;&quot;;[.U464])">
            <text:p/>
          </table:table-cell>
          <table:table-cell table:style-name="Default"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5]&lt;[.B$549];[.B465]&gt;[.B$550]);&quot;&quot;;[.B465])">
            <text:p/>
          </table:table-cell>
          <table:table-cell table:style-name="Default" table:formula="of:=IF(OR([.C465]&lt;[.C$549];[.C465]&gt;[.C$550]);&quot;&quot;;[.C465])">
            <text:p/>
          </table:table-cell>
          <table:table-cell table:style-name="Default" table:formula="of:=IF(OR([.D465]&lt;[.D$549];[.D465]&gt;[.D$550]);&quot;&quot;;[.D465])">
            <text:p/>
          </table:table-cell>
          <table:table-cell table:style-name="Default" table:formula="of:=IF(OR([.E465]&lt;[.E$549];[.E465]&gt;[.E$550]);&quot;&quot;;[.E465])">
            <text:p/>
          </table:table-cell>
          <table:table-cell table:style-name="Default" table:formula="of:=IF(OR([.F465]&lt;[.F$549];[.F465]&gt;[.F$550]);&quot;&quot;;[.F465])">
            <text:p/>
          </table:table-cell>
          <table:table-cell table:style-name="Default" table:formula="of:=IF(OR([.G465]&lt;[.G$549];[.G465]&gt;[.G$550]);&quot;&quot;;[.G465])">
            <text:p/>
          </table:table-cell>
          <table:table-cell table:style-name="Default" table:formula="of:=IF(OR([.H465]&lt;[.H$549];[.H465]&gt;[.H$550]);&quot;&quot;;[.H465])">
            <text:p/>
          </table:table-cell>
          <table:table-cell table:style-name="Default" table:formula="of:=IF(OR([.I465]&lt;[.I$549];[.I465]&gt;[.I$550]);&quot;&quot;;[.I465])">
            <text:p/>
          </table:table-cell>
          <table:table-cell table:style-name="Default" table:formula="of:=IF(OR([.J465]&lt;[.J$549];[.J465]&gt;[.J$550]);&quot;&quot;;[.J465])">
            <text:p/>
          </table:table-cell>
          <table:table-cell table:style-name="Default" table:formula="of:=IF(OR([.K465]&lt;[.K$549];[.K465]&gt;[.K$550]);&quot;&quot;;[.K465])">
            <text:p/>
          </table:table-cell>
          <table:table-cell table:style-name="Default" table:formula="of:=IF(OR([.L465]&lt;[.L$549];[.L465]&gt;[.L$550]);&quot;&quot;;[.L465])">
            <text:p/>
          </table:table-cell>
          <table:table-cell table:style-name="Default" table:formula="of:=IF(OR([.M465]&lt;[.M$549];[.M465]&gt;[.M$550]);&quot;&quot;;[.M465])">
            <text:p/>
          </table:table-cell>
          <table:table-cell table:style-name="Default" table:formula="of:=IF(OR([.N465]&lt;[.N$549];[.N465]&gt;[.N$550]);&quot;&quot;;[.N465])">
            <text:p/>
          </table:table-cell>
          <table:table-cell table:style-name="Default" table:formula="of:=IF(OR([.O465]&lt;[.O$549];[.O465]&gt;[.O$550]);&quot;&quot;;[.O465])">
            <text:p/>
          </table:table-cell>
          <table:table-cell table:style-name="Default" table:formula="of:=IF(OR([.P465]&lt;[.P$549];[.P465]&gt;[.P$550]);&quot;&quot;;[.P465])">
            <text:p/>
          </table:table-cell>
          <table:table-cell table:style-name="Default" table:formula="of:=IF(OR([.Q465]&lt;[.Q$549];[.Q465]&gt;[.Q$550]);&quot;&quot;;[.Q465])">
            <text:p/>
          </table:table-cell>
          <table:table-cell table:style-name="Default" table:formula="of:=IF(OR([.R465]&lt;[.R$549];[.R465]&gt;[.R$550]);&quot;&quot;;[.R465])">
            <text:p/>
          </table:table-cell>
          <table:table-cell table:style-name="Default" table:formula="of:=IF(OR([.S465]&lt;[.S$549];[.S465]&gt;[.S$550]);&quot;&quot;;[.S465])">
            <text:p/>
          </table:table-cell>
          <table:table-cell table:style-name="Default" table:formula="of:=IF(OR([.T465]&lt;[.T$549];[.T465]&gt;[.T$550]);&quot;&quot;;[.T465])">
            <text:p/>
          </table:table-cell>
          <table:table-cell table:style-name="Default" table:formula="of:=IF(OR([.U465]&lt;[.U$549];[.U465]&gt;[.U$550]);&quot;&quot;;[.U465])">
            <text:p/>
          </table:table-cell>
          <table:table-cell table:style-name="Default"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6]&lt;[.B$549];[.B466]&gt;[.B$550]);&quot;&quot;;[.B466])">
            <text:p/>
          </table:table-cell>
          <table:table-cell table:style-name="Default" table:formula="of:=IF(OR([.C466]&lt;[.C$549];[.C466]&gt;[.C$550]);&quot;&quot;;[.C466])">
            <text:p/>
          </table:table-cell>
          <table:table-cell table:style-name="Default" table:formula="of:=IF(OR([.D466]&lt;[.D$549];[.D466]&gt;[.D$550]);&quot;&quot;;[.D466])">
            <text:p/>
          </table:table-cell>
          <table:table-cell table:style-name="Default" table:formula="of:=IF(OR([.E466]&lt;[.E$549];[.E466]&gt;[.E$550]);&quot;&quot;;[.E466])">
            <text:p/>
          </table:table-cell>
          <table:table-cell table:style-name="Default" table:formula="of:=IF(OR([.F466]&lt;[.F$549];[.F466]&gt;[.F$550]);&quot;&quot;;[.F466])">
            <text:p/>
          </table:table-cell>
          <table:table-cell table:style-name="Default" table:formula="of:=IF(OR([.G466]&lt;[.G$549];[.G466]&gt;[.G$550]);&quot;&quot;;[.G466])">
            <text:p/>
          </table:table-cell>
          <table:table-cell table:style-name="Default" table:formula="of:=IF(OR([.H466]&lt;[.H$549];[.H466]&gt;[.H$550]);&quot;&quot;;[.H466])">
            <text:p/>
          </table:table-cell>
          <table:table-cell table:style-name="Default" table:formula="of:=IF(OR([.I466]&lt;[.I$549];[.I466]&gt;[.I$550]);&quot;&quot;;[.I466])">
            <text:p/>
          </table:table-cell>
          <table:table-cell table:style-name="Default" table:formula="of:=IF(OR([.J466]&lt;[.J$549];[.J466]&gt;[.J$550]);&quot;&quot;;[.J466])">
            <text:p/>
          </table:table-cell>
          <table:table-cell table:style-name="Default" table:formula="of:=IF(OR([.K466]&lt;[.K$549];[.K466]&gt;[.K$550]);&quot;&quot;;[.K466])">
            <text:p/>
          </table:table-cell>
          <table:table-cell table:style-name="Default" table:formula="of:=IF(OR([.L466]&lt;[.L$549];[.L466]&gt;[.L$550]);&quot;&quot;;[.L466])">
            <text:p/>
          </table:table-cell>
          <table:table-cell table:style-name="Default" table:formula="of:=IF(OR([.M466]&lt;[.M$549];[.M466]&gt;[.M$550]);&quot;&quot;;[.M466])">
            <text:p/>
          </table:table-cell>
          <table:table-cell table:style-name="Default" table:formula="of:=IF(OR([.N466]&lt;[.N$549];[.N466]&gt;[.N$550]);&quot;&quot;;[.N466])">
            <text:p/>
          </table:table-cell>
          <table:table-cell table:style-name="Default" table:formula="of:=IF(OR([.O466]&lt;[.O$549];[.O466]&gt;[.O$550]);&quot;&quot;;[.O466])">
            <text:p/>
          </table:table-cell>
          <table:table-cell table:style-name="Default" table:formula="of:=IF(OR([.P466]&lt;[.P$549];[.P466]&gt;[.P$550]);&quot;&quot;;[.P466])">
            <text:p/>
          </table:table-cell>
          <table:table-cell table:style-name="Default" table:formula="of:=IF(OR([.Q466]&lt;[.Q$549];[.Q466]&gt;[.Q$550]);&quot;&quot;;[.Q466])">
            <text:p/>
          </table:table-cell>
          <table:table-cell table:style-name="Default" table:formula="of:=IF(OR([.R466]&lt;[.R$549];[.R466]&gt;[.R$550]);&quot;&quot;;[.R466])">
            <text:p/>
          </table:table-cell>
          <table:table-cell table:style-name="Default" table:formula="of:=IF(OR([.S466]&lt;[.S$549];[.S466]&gt;[.S$550]);&quot;&quot;;[.S466])">
            <text:p/>
          </table:table-cell>
          <table:table-cell table:style-name="Default" table:formula="of:=IF(OR([.T466]&lt;[.T$549];[.T466]&gt;[.T$550]);&quot;&quot;;[.T466])">
            <text:p/>
          </table:table-cell>
          <table:table-cell table:style-name="Default" table:formula="of:=IF(OR([.U466]&lt;[.U$549];[.U466]&gt;[.U$550]);&quot;&quot;;[.U466])">
            <text:p/>
          </table:table-cell>
          <table:table-cell table:style-name="Default"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7]&lt;[.B$549];[.B467]&gt;[.B$550]);&quot;&quot;;[.B467])">
            <text:p/>
          </table:table-cell>
          <table:table-cell table:style-name="Default" table:formula="of:=IF(OR([.C467]&lt;[.C$549];[.C467]&gt;[.C$550]);&quot;&quot;;[.C467])">
            <text:p/>
          </table:table-cell>
          <table:table-cell table:style-name="Default" table:formula="of:=IF(OR([.D467]&lt;[.D$549];[.D467]&gt;[.D$550]);&quot;&quot;;[.D467])">
            <text:p/>
          </table:table-cell>
          <table:table-cell table:style-name="Default" table:formula="of:=IF(OR([.E467]&lt;[.E$549];[.E467]&gt;[.E$550]);&quot;&quot;;[.E467])">
            <text:p/>
          </table:table-cell>
          <table:table-cell table:style-name="Default" table:formula="of:=IF(OR([.F467]&lt;[.F$549];[.F467]&gt;[.F$550]);&quot;&quot;;[.F467])">
            <text:p/>
          </table:table-cell>
          <table:table-cell table:style-name="Default" table:formula="of:=IF(OR([.G467]&lt;[.G$549];[.G467]&gt;[.G$550]);&quot;&quot;;[.G467])">
            <text:p/>
          </table:table-cell>
          <table:table-cell table:style-name="Default" table:formula="of:=IF(OR([.H467]&lt;[.H$549];[.H467]&gt;[.H$550]);&quot;&quot;;[.H467])">
            <text:p/>
          </table:table-cell>
          <table:table-cell table:style-name="Default" table:formula="of:=IF(OR([.I467]&lt;[.I$549];[.I467]&gt;[.I$550]);&quot;&quot;;[.I467])">
            <text:p/>
          </table:table-cell>
          <table:table-cell table:style-name="Default" table:formula="of:=IF(OR([.J467]&lt;[.J$549];[.J467]&gt;[.J$550]);&quot;&quot;;[.J467])">
            <text:p/>
          </table:table-cell>
          <table:table-cell table:style-name="Default" table:formula="of:=IF(OR([.K467]&lt;[.K$549];[.K467]&gt;[.K$550]);&quot;&quot;;[.K467])">
            <text:p/>
          </table:table-cell>
          <table:table-cell table:style-name="Default" table:formula="of:=IF(OR([.L467]&lt;[.L$549];[.L467]&gt;[.L$550]);&quot;&quot;;[.L467])">
            <text:p/>
          </table:table-cell>
          <table:table-cell table:style-name="Default" table:formula="of:=IF(OR([.M467]&lt;[.M$549];[.M467]&gt;[.M$550]);&quot;&quot;;[.M467])">
            <text:p/>
          </table:table-cell>
          <table:table-cell table:style-name="Default" table:formula="of:=IF(OR([.N467]&lt;[.N$549];[.N467]&gt;[.N$550]);&quot;&quot;;[.N467])">
            <text:p/>
          </table:table-cell>
          <table:table-cell table:style-name="Default" table:formula="of:=IF(OR([.O467]&lt;[.O$549];[.O467]&gt;[.O$550]);&quot;&quot;;[.O467])">
            <text:p/>
          </table:table-cell>
          <table:table-cell table:style-name="Default" table:formula="of:=IF(OR([.P467]&lt;[.P$549];[.P467]&gt;[.P$550]);&quot;&quot;;[.P467])">
            <text:p/>
          </table:table-cell>
          <table:table-cell table:style-name="Default" table:formula="of:=IF(OR([.Q467]&lt;[.Q$549];[.Q467]&gt;[.Q$550]);&quot;&quot;;[.Q467])">
            <text:p/>
          </table:table-cell>
          <table:table-cell table:style-name="Default" table:formula="of:=IF(OR([.R467]&lt;[.R$549];[.R467]&gt;[.R$550]);&quot;&quot;;[.R467])">
            <text:p/>
          </table:table-cell>
          <table:table-cell table:style-name="Default" table:formula="of:=IF(OR([.S467]&lt;[.S$549];[.S467]&gt;[.S$550]);&quot;&quot;;[.S467])">
            <text:p/>
          </table:table-cell>
          <table:table-cell table:style-name="Default" table:formula="of:=IF(OR([.T467]&lt;[.T$549];[.T467]&gt;[.T$550]);&quot;&quot;;[.T467])">
            <text:p/>
          </table:table-cell>
          <table:table-cell table:style-name="Default" table:formula="of:=IF(OR([.U467]&lt;[.U$549];[.U467]&gt;[.U$550]);&quot;&quot;;[.U467])">
            <text:p/>
          </table:table-cell>
          <table:table-cell table:style-name="Default" table:formula="of:=IF(OR([.V467]&lt;[.V$549];[.V467]&gt;[.V$550]);&quot;&quot;;[.V46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8]&lt;[.B$549];[.B468]&gt;[.B$550]);&quot;&quot;;[.B468])">
            <text:p/>
          </table:table-cell>
          <table:table-cell table:style-name="Default" table:formula="of:=IF(OR([.C468]&lt;[.C$549];[.C468]&gt;[.C$550]);&quot;&quot;;[.C468])">
            <text:p/>
          </table:table-cell>
          <table:table-cell table:style-name="Default" table:formula="of:=IF(OR([.D468]&lt;[.D$549];[.D468]&gt;[.D$550]);&quot;&quot;;[.D468])">
            <text:p/>
          </table:table-cell>
          <table:table-cell table:style-name="Default" table:formula="of:=IF(OR([.E468]&lt;[.E$549];[.E468]&gt;[.E$550]);&quot;&quot;;[.E468])">
            <text:p/>
          </table:table-cell>
          <table:table-cell table:style-name="Default" table:formula="of:=IF(OR([.F468]&lt;[.F$549];[.F468]&gt;[.F$550]);&quot;&quot;;[.F468])">
            <text:p/>
          </table:table-cell>
          <table:table-cell table:style-name="Default" table:formula="of:=IF(OR([.G468]&lt;[.G$549];[.G468]&gt;[.G$550]);&quot;&quot;;[.G468])">
            <text:p/>
          </table:table-cell>
          <table:table-cell table:style-name="Default" table:formula="of:=IF(OR([.H468]&lt;[.H$549];[.H468]&gt;[.H$550]);&quot;&quot;;[.H468])">
            <text:p/>
          </table:table-cell>
          <table:table-cell table:style-name="Default" table:formula="of:=IF(OR([.I468]&lt;[.I$549];[.I468]&gt;[.I$550]);&quot;&quot;;[.I468])">
            <text:p/>
          </table:table-cell>
          <table:table-cell table:style-name="Default" table:formula="of:=IF(OR([.J468]&lt;[.J$549];[.J468]&gt;[.J$550]);&quot;&quot;;[.J468])">
            <text:p/>
          </table:table-cell>
          <table:table-cell table:style-name="Default" table:formula="of:=IF(OR([.K468]&lt;[.K$549];[.K468]&gt;[.K$550]);&quot;&quot;;[.K468])">
            <text:p/>
          </table:table-cell>
          <table:table-cell table:style-name="Default" table:formula="of:=IF(OR([.L468]&lt;[.L$549];[.L468]&gt;[.L$550]);&quot;&quot;;[.L468])">
            <text:p/>
          </table:table-cell>
          <table:table-cell table:style-name="Default" table:formula="of:=IF(OR([.M468]&lt;[.M$549];[.M468]&gt;[.M$550]);&quot;&quot;;[.M468])">
            <text:p/>
          </table:table-cell>
          <table:table-cell table:style-name="Default" table:formula="of:=IF(OR([.N468]&lt;[.N$549];[.N468]&gt;[.N$550]);&quot;&quot;;[.N468])">
            <text:p/>
          </table:table-cell>
          <table:table-cell table:style-name="Default" table:formula="of:=IF(OR([.O468]&lt;[.O$549];[.O468]&gt;[.O$550]);&quot;&quot;;[.O468])">
            <text:p/>
          </table:table-cell>
          <table:table-cell table:style-name="Default" table:formula="of:=IF(OR([.P468]&lt;[.P$549];[.P468]&gt;[.P$550]);&quot;&quot;;[.P468])">
            <text:p/>
          </table:table-cell>
          <table:table-cell table:style-name="Default" table:formula="of:=IF(OR([.Q468]&lt;[.Q$549];[.Q468]&gt;[.Q$550]);&quot;&quot;;[.Q468])">
            <text:p/>
          </table:table-cell>
          <table:table-cell table:style-name="Default" table:formula="of:=IF(OR([.R468]&lt;[.R$549];[.R468]&gt;[.R$550]);&quot;&quot;;[.R468])">
            <text:p/>
          </table:table-cell>
          <table:table-cell table:style-name="Default" table:formula="of:=IF(OR([.S468]&lt;[.S$549];[.S468]&gt;[.S$550]);&quot;&quot;;[.S468])">
            <text:p/>
          </table:table-cell>
          <table:table-cell table:style-name="Default" table:formula="of:=IF(OR([.T468]&lt;[.T$549];[.T468]&gt;[.T$550]);&quot;&quot;;[.T468])">
            <text:p/>
          </table:table-cell>
          <table:table-cell table:style-name="Default" table:formula="of:=IF(OR([.U468]&lt;[.U$549];[.U468]&gt;[.U$550]);&quot;&quot;;[.U468])">
            <text:p/>
          </table:table-cell>
          <table:table-cell table:style-name="Default"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69]&lt;[.B$549];[.B469]&gt;[.B$550]);&quot;&quot;;[.B469])">
            <text:p/>
          </table:table-cell>
          <table:table-cell table:style-name="Default" table:formula="of:=IF(OR([.C469]&lt;[.C$549];[.C469]&gt;[.C$550]);&quot;&quot;;[.C469])">
            <text:p/>
          </table:table-cell>
          <table:table-cell table:style-name="Default" table:formula="of:=IF(OR([.D469]&lt;[.D$549];[.D469]&gt;[.D$550]);&quot;&quot;;[.D469])">
            <text:p/>
          </table:table-cell>
          <table:table-cell table:style-name="Default" table:formula="of:=IF(OR([.E469]&lt;[.E$549];[.E469]&gt;[.E$550]);&quot;&quot;;[.E469])">
            <text:p/>
          </table:table-cell>
          <table:table-cell table:style-name="Default" table:formula="of:=IF(OR([.F469]&lt;[.F$549];[.F469]&gt;[.F$550]);&quot;&quot;;[.F469])">
            <text:p/>
          </table:table-cell>
          <table:table-cell table:style-name="Default" table:formula="of:=IF(OR([.G469]&lt;[.G$549];[.G469]&gt;[.G$550]);&quot;&quot;;[.G469])">
            <text:p/>
          </table:table-cell>
          <table:table-cell table:style-name="Default" table:formula="of:=IF(OR([.H469]&lt;[.H$549];[.H469]&gt;[.H$550]);&quot;&quot;;[.H469])">
            <text:p/>
          </table:table-cell>
          <table:table-cell table:style-name="Default" table:formula="of:=IF(OR([.I469]&lt;[.I$549];[.I469]&gt;[.I$550]);&quot;&quot;;[.I469])">
            <text:p/>
          </table:table-cell>
          <table:table-cell table:style-name="Default" table:formula="of:=IF(OR([.J469]&lt;[.J$549];[.J469]&gt;[.J$550]);&quot;&quot;;[.J469])">
            <text:p/>
          </table:table-cell>
          <table:table-cell table:style-name="Default" table:formula="of:=IF(OR([.K469]&lt;[.K$549];[.K469]&gt;[.K$550]);&quot;&quot;;[.K469])">
            <text:p/>
          </table:table-cell>
          <table:table-cell table:style-name="Default" table:formula="of:=IF(OR([.L469]&lt;[.L$549];[.L469]&gt;[.L$550]);&quot;&quot;;[.L469])">
            <text:p/>
          </table:table-cell>
          <table:table-cell table:style-name="Default" table:formula="of:=IF(OR([.M469]&lt;[.M$549];[.M469]&gt;[.M$550]);&quot;&quot;;[.M469])">
            <text:p/>
          </table:table-cell>
          <table:table-cell table:style-name="Default" table:formula="of:=IF(OR([.N469]&lt;[.N$549];[.N469]&gt;[.N$550]);&quot;&quot;;[.N469])">
            <text:p/>
          </table:table-cell>
          <table:table-cell table:style-name="Default" table:formula="of:=IF(OR([.O469]&lt;[.O$549];[.O469]&gt;[.O$550]);&quot;&quot;;[.O469])">
            <text:p/>
          </table:table-cell>
          <table:table-cell table:style-name="Default" table:formula="of:=IF(OR([.P469]&lt;[.P$549];[.P469]&gt;[.P$550]);&quot;&quot;;[.P469])">
            <text:p/>
          </table:table-cell>
          <table:table-cell table:style-name="Default" table:formula="of:=IF(OR([.Q469]&lt;[.Q$549];[.Q469]&gt;[.Q$550]);&quot;&quot;;[.Q469])">
            <text:p/>
          </table:table-cell>
          <table:table-cell table:style-name="Default" table:formula="of:=IF(OR([.R469]&lt;[.R$549];[.R469]&gt;[.R$550]);&quot;&quot;;[.R469])">
            <text:p/>
          </table:table-cell>
          <table:table-cell table:style-name="Default" table:formula="of:=IF(OR([.S469]&lt;[.S$549];[.S469]&gt;[.S$550]);&quot;&quot;;[.S469])">
            <text:p/>
          </table:table-cell>
          <table:table-cell table:style-name="Default" table:formula="of:=IF(OR([.T469]&lt;[.T$549];[.T469]&gt;[.T$550]);&quot;&quot;;[.T469])">
            <text:p/>
          </table:table-cell>
          <table:table-cell table:style-name="Default" table:formula="of:=IF(OR([.U469]&lt;[.U$549];[.U469]&gt;[.U$550]);&quot;&quot;;[.U469])">
            <text:p/>
          </table:table-cell>
          <table:table-cell table:style-name="Default"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0]&lt;[.B$549];[.B470]&gt;[.B$550]);&quot;&quot;;[.B470])">
            <text:p/>
          </table:table-cell>
          <table:table-cell table:style-name="Default" table:formula="of:=IF(OR([.C470]&lt;[.C$549];[.C470]&gt;[.C$550]);&quot;&quot;;[.C470])">
            <text:p/>
          </table:table-cell>
          <table:table-cell table:style-name="Default" table:formula="of:=IF(OR([.D470]&lt;[.D$549];[.D470]&gt;[.D$550]);&quot;&quot;;[.D470])">
            <text:p/>
          </table:table-cell>
          <table:table-cell table:style-name="Default" table:formula="of:=IF(OR([.E470]&lt;[.E$549];[.E470]&gt;[.E$550]);&quot;&quot;;[.E470])">
            <text:p/>
          </table:table-cell>
          <table:table-cell table:style-name="Default" table:formula="of:=IF(OR([.F470]&lt;[.F$549];[.F470]&gt;[.F$550]);&quot;&quot;;[.F470])">
            <text:p/>
          </table:table-cell>
          <table:table-cell table:style-name="Default" table:formula="of:=IF(OR([.G470]&lt;[.G$549];[.G470]&gt;[.G$550]);&quot;&quot;;[.G470])">
            <text:p/>
          </table:table-cell>
          <table:table-cell table:style-name="Default" table:formula="of:=IF(OR([.H470]&lt;[.H$549];[.H470]&gt;[.H$550]);&quot;&quot;;[.H470])">
            <text:p/>
          </table:table-cell>
          <table:table-cell table:style-name="Default" table:formula="of:=IF(OR([.I470]&lt;[.I$549];[.I470]&gt;[.I$550]);&quot;&quot;;[.I470])">
            <text:p/>
          </table:table-cell>
          <table:table-cell table:style-name="Default" table:formula="of:=IF(OR([.J470]&lt;[.J$549];[.J470]&gt;[.J$550]);&quot;&quot;;[.J470])">
            <text:p/>
          </table:table-cell>
          <table:table-cell table:style-name="Default" table:formula="of:=IF(OR([.K470]&lt;[.K$549];[.K470]&gt;[.K$550]);&quot;&quot;;[.K470])">
            <text:p/>
          </table:table-cell>
          <table:table-cell table:style-name="Default" table:formula="of:=IF(OR([.L470]&lt;[.L$549];[.L470]&gt;[.L$550]);&quot;&quot;;[.L470])">
            <text:p/>
          </table:table-cell>
          <table:table-cell table:style-name="Default" table:formula="of:=IF(OR([.M470]&lt;[.M$549];[.M470]&gt;[.M$550]);&quot;&quot;;[.M470])">
            <text:p/>
          </table:table-cell>
          <table:table-cell table:style-name="Default" table:formula="of:=IF(OR([.N470]&lt;[.N$549];[.N470]&gt;[.N$550]);&quot;&quot;;[.N470])">
            <text:p/>
          </table:table-cell>
          <table:table-cell table:style-name="Default" table:formula="of:=IF(OR([.O470]&lt;[.O$549];[.O470]&gt;[.O$550]);&quot;&quot;;[.O470])">
            <text:p/>
          </table:table-cell>
          <table:table-cell table:style-name="Default" table:formula="of:=IF(OR([.P470]&lt;[.P$549];[.P470]&gt;[.P$550]);&quot;&quot;;[.P470])">
            <text:p/>
          </table:table-cell>
          <table:table-cell table:style-name="Default" table:formula="of:=IF(OR([.Q470]&lt;[.Q$549];[.Q470]&gt;[.Q$550]);&quot;&quot;;[.Q470])">
            <text:p/>
          </table:table-cell>
          <table:table-cell table:style-name="Default" table:formula="of:=IF(OR([.R470]&lt;[.R$549];[.R470]&gt;[.R$550]);&quot;&quot;;[.R470])">
            <text:p/>
          </table:table-cell>
          <table:table-cell table:style-name="Default" table:formula="of:=IF(OR([.S470]&lt;[.S$549];[.S470]&gt;[.S$550]);&quot;&quot;;[.S470])">
            <text:p/>
          </table:table-cell>
          <table:table-cell table:style-name="Default" table:formula="of:=IF(OR([.T470]&lt;[.T$549];[.T470]&gt;[.T$550]);&quot;&quot;;[.T470])">
            <text:p/>
          </table:table-cell>
          <table:table-cell table:style-name="Default" table:formula="of:=IF(OR([.U470]&lt;[.U$549];[.U470]&gt;[.U$550]);&quot;&quot;;[.U470])">
            <text:p/>
          </table:table-cell>
          <table:table-cell table:style-name="Default"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1]&lt;[.B$549];[.B471]&gt;[.B$550]);&quot;&quot;;[.B471])">
            <text:p/>
          </table:table-cell>
          <table:table-cell table:style-name="Default" table:formula="of:=IF(OR([.C471]&lt;[.C$549];[.C471]&gt;[.C$550]);&quot;&quot;;[.C471])">
            <text:p/>
          </table:table-cell>
          <table:table-cell table:style-name="Default" table:formula="of:=IF(OR([.D471]&lt;[.D$549];[.D471]&gt;[.D$550]);&quot;&quot;;[.D471])">
            <text:p/>
          </table:table-cell>
          <table:table-cell table:style-name="Default" table:formula="of:=IF(OR([.E471]&lt;[.E$549];[.E471]&gt;[.E$550]);&quot;&quot;;[.E471])">
            <text:p/>
          </table:table-cell>
          <table:table-cell table:style-name="Default" table:formula="of:=IF(OR([.F471]&lt;[.F$549];[.F471]&gt;[.F$550]);&quot;&quot;;[.F471])">
            <text:p/>
          </table:table-cell>
          <table:table-cell table:style-name="Default" table:formula="of:=IF(OR([.G471]&lt;[.G$549];[.G471]&gt;[.G$550]);&quot;&quot;;[.G471])">
            <text:p/>
          </table:table-cell>
          <table:table-cell table:style-name="Default" table:formula="of:=IF(OR([.H471]&lt;[.H$549];[.H471]&gt;[.H$550]);&quot;&quot;;[.H471])">
            <text:p/>
          </table:table-cell>
          <table:table-cell table:style-name="Default" table:formula="of:=IF(OR([.I471]&lt;[.I$549];[.I471]&gt;[.I$550]);&quot;&quot;;[.I471])">
            <text:p/>
          </table:table-cell>
          <table:table-cell table:style-name="Default" table:formula="of:=IF(OR([.J471]&lt;[.J$549];[.J471]&gt;[.J$550]);&quot;&quot;;[.J471])">
            <text:p/>
          </table:table-cell>
          <table:table-cell table:style-name="Default" table:formula="of:=IF(OR([.K471]&lt;[.K$549];[.K471]&gt;[.K$550]);&quot;&quot;;[.K471])">
            <text:p/>
          </table:table-cell>
          <table:table-cell table:style-name="Default" table:formula="of:=IF(OR([.L471]&lt;[.L$549];[.L471]&gt;[.L$550]);&quot;&quot;;[.L471])">
            <text:p/>
          </table:table-cell>
          <table:table-cell table:style-name="Default" table:formula="of:=IF(OR([.M471]&lt;[.M$549];[.M471]&gt;[.M$550]);&quot;&quot;;[.M471])">
            <text:p/>
          </table:table-cell>
          <table:table-cell table:style-name="Default" table:formula="of:=IF(OR([.N471]&lt;[.N$549];[.N471]&gt;[.N$550]);&quot;&quot;;[.N471])">
            <text:p/>
          </table:table-cell>
          <table:table-cell table:style-name="Default" table:formula="of:=IF(OR([.O471]&lt;[.O$549];[.O471]&gt;[.O$550]);&quot;&quot;;[.O471])">
            <text:p/>
          </table:table-cell>
          <table:table-cell table:style-name="Default" table:formula="of:=IF(OR([.P471]&lt;[.P$549];[.P471]&gt;[.P$550]);&quot;&quot;;[.P471])">
            <text:p/>
          </table:table-cell>
          <table:table-cell table:style-name="Default" table:formula="of:=IF(OR([.Q471]&lt;[.Q$549];[.Q471]&gt;[.Q$550]);&quot;&quot;;[.Q471])">
            <text:p/>
          </table:table-cell>
          <table:table-cell table:style-name="Default" table:formula="of:=IF(OR([.R471]&lt;[.R$549];[.R471]&gt;[.R$550]);&quot;&quot;;[.R471])">
            <text:p/>
          </table:table-cell>
          <table:table-cell table:style-name="Default" table:formula="of:=IF(OR([.S471]&lt;[.S$549];[.S471]&gt;[.S$550]);&quot;&quot;;[.S471])">
            <text:p/>
          </table:table-cell>
          <table:table-cell table:style-name="Default" table:formula="of:=IF(OR([.T471]&lt;[.T$549];[.T471]&gt;[.T$550]);&quot;&quot;;[.T471])">
            <text:p/>
          </table:table-cell>
          <table:table-cell table:style-name="Default" table:formula="of:=IF(OR([.U471]&lt;[.U$549];[.U471]&gt;[.U$550]);&quot;&quot;;[.U471])">
            <text:p/>
          </table:table-cell>
          <table:table-cell table:style-name="Default"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2]&lt;[.B$549];[.B472]&gt;[.B$550]);&quot;&quot;;[.B472])">
            <text:p/>
          </table:table-cell>
          <table:table-cell table:style-name="Default" table:formula="of:=IF(OR([.C472]&lt;[.C$549];[.C472]&gt;[.C$550]);&quot;&quot;;[.C472])">
            <text:p/>
          </table:table-cell>
          <table:table-cell table:style-name="Default" table:formula="of:=IF(OR([.D472]&lt;[.D$549];[.D472]&gt;[.D$550]);&quot;&quot;;[.D472])">
            <text:p/>
          </table:table-cell>
          <table:table-cell table:style-name="Default" table:formula="of:=IF(OR([.E472]&lt;[.E$549];[.E472]&gt;[.E$550]);&quot;&quot;;[.E472])">
            <text:p/>
          </table:table-cell>
          <table:table-cell table:style-name="Default" table:formula="of:=IF(OR([.F472]&lt;[.F$549];[.F472]&gt;[.F$550]);&quot;&quot;;[.F472])">
            <text:p/>
          </table:table-cell>
          <table:table-cell table:style-name="Default" table:formula="of:=IF(OR([.G472]&lt;[.G$549];[.G472]&gt;[.G$550]);&quot;&quot;;[.G472])">
            <text:p/>
          </table:table-cell>
          <table:table-cell table:style-name="Default" table:formula="of:=IF(OR([.H472]&lt;[.H$549];[.H472]&gt;[.H$550]);&quot;&quot;;[.H472])">
            <text:p/>
          </table:table-cell>
          <table:table-cell table:style-name="Default" table:formula="of:=IF(OR([.I472]&lt;[.I$549];[.I472]&gt;[.I$550]);&quot;&quot;;[.I472])">
            <text:p/>
          </table:table-cell>
          <table:table-cell table:style-name="Default" table:formula="of:=IF(OR([.J472]&lt;[.J$549];[.J472]&gt;[.J$550]);&quot;&quot;;[.J472])">
            <text:p/>
          </table:table-cell>
          <table:table-cell table:style-name="Default" table:formula="of:=IF(OR([.K472]&lt;[.K$549];[.K472]&gt;[.K$550]);&quot;&quot;;[.K472])">
            <text:p/>
          </table:table-cell>
          <table:table-cell table:style-name="Default" table:formula="of:=IF(OR([.L472]&lt;[.L$549];[.L472]&gt;[.L$550]);&quot;&quot;;[.L472])">
            <text:p/>
          </table:table-cell>
          <table:table-cell table:style-name="Default" table:formula="of:=IF(OR([.M472]&lt;[.M$549];[.M472]&gt;[.M$550]);&quot;&quot;;[.M472])">
            <text:p/>
          </table:table-cell>
          <table:table-cell table:style-name="Default" table:formula="of:=IF(OR([.N472]&lt;[.N$549];[.N472]&gt;[.N$550]);&quot;&quot;;[.N472])">
            <text:p/>
          </table:table-cell>
          <table:table-cell table:style-name="Default" table:formula="of:=IF(OR([.O472]&lt;[.O$549];[.O472]&gt;[.O$550]);&quot;&quot;;[.O472])">
            <text:p/>
          </table:table-cell>
          <table:table-cell table:style-name="Default" table:formula="of:=IF(OR([.P472]&lt;[.P$549];[.P472]&gt;[.P$550]);&quot;&quot;;[.P472])">
            <text:p/>
          </table:table-cell>
          <table:table-cell table:style-name="Default" table:formula="of:=IF(OR([.Q472]&lt;[.Q$549];[.Q472]&gt;[.Q$550]);&quot;&quot;;[.Q472])">
            <text:p/>
          </table:table-cell>
          <table:table-cell table:style-name="Default" table:formula="of:=IF(OR([.R472]&lt;[.R$549];[.R472]&gt;[.R$550]);&quot;&quot;;[.R472])">
            <text:p/>
          </table:table-cell>
          <table:table-cell table:style-name="Default" table:formula="of:=IF(OR([.S472]&lt;[.S$549];[.S472]&gt;[.S$550]);&quot;&quot;;[.S472])">
            <text:p/>
          </table:table-cell>
          <table:table-cell table:style-name="Default" table:formula="of:=IF(OR([.T472]&lt;[.T$549];[.T472]&gt;[.T$550]);&quot;&quot;;[.T472])">
            <text:p/>
          </table:table-cell>
          <table:table-cell table:style-name="Default" table:formula="of:=IF(OR([.U472]&lt;[.U$549];[.U472]&gt;[.U$550]);&quot;&quot;;[.U472])">
            <text:p/>
          </table:table-cell>
          <table:table-cell table:style-name="Default"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3]&lt;[.B$549];[.B473]&gt;[.B$550]);&quot;&quot;;[.B473])">
            <text:p/>
          </table:table-cell>
          <table:table-cell table:style-name="Default" table:formula="of:=IF(OR([.C473]&lt;[.C$549];[.C473]&gt;[.C$550]);&quot;&quot;;[.C473])">
            <text:p/>
          </table:table-cell>
          <table:table-cell table:style-name="Default" table:formula="of:=IF(OR([.D473]&lt;[.D$549];[.D473]&gt;[.D$550]);&quot;&quot;;[.D473])">
            <text:p/>
          </table:table-cell>
          <table:table-cell table:style-name="Default" table:formula="of:=IF(OR([.E473]&lt;[.E$549];[.E473]&gt;[.E$550]);&quot;&quot;;[.E473])">
            <text:p/>
          </table:table-cell>
          <table:table-cell table:style-name="Default" table:formula="of:=IF(OR([.F473]&lt;[.F$549];[.F473]&gt;[.F$550]);&quot;&quot;;[.F473])">
            <text:p/>
          </table:table-cell>
          <table:table-cell table:style-name="Default" table:formula="of:=IF(OR([.G473]&lt;[.G$549];[.G473]&gt;[.G$550]);&quot;&quot;;[.G473])">
            <text:p/>
          </table:table-cell>
          <table:table-cell table:style-name="Default" table:formula="of:=IF(OR([.H473]&lt;[.H$549];[.H473]&gt;[.H$550]);&quot;&quot;;[.H473])">
            <text:p/>
          </table:table-cell>
          <table:table-cell table:style-name="Default" table:formula="of:=IF(OR([.I473]&lt;[.I$549];[.I473]&gt;[.I$550]);&quot;&quot;;[.I473])">
            <text:p/>
          </table:table-cell>
          <table:table-cell table:style-name="Default" table:formula="of:=IF(OR([.J473]&lt;[.J$549];[.J473]&gt;[.J$550]);&quot;&quot;;[.J473])">
            <text:p/>
          </table:table-cell>
          <table:table-cell table:style-name="Default" table:formula="of:=IF(OR([.K473]&lt;[.K$549];[.K473]&gt;[.K$550]);&quot;&quot;;[.K473])">
            <text:p/>
          </table:table-cell>
          <table:table-cell table:style-name="Default" table:formula="of:=IF(OR([.L473]&lt;[.L$549];[.L473]&gt;[.L$550]);&quot;&quot;;[.L473])">
            <text:p/>
          </table:table-cell>
          <table:table-cell table:style-name="Default" table:formula="of:=IF(OR([.M473]&lt;[.M$549];[.M473]&gt;[.M$550]);&quot;&quot;;[.M473])">
            <text:p/>
          </table:table-cell>
          <table:table-cell table:style-name="Default" table:formula="of:=IF(OR([.N473]&lt;[.N$549];[.N473]&gt;[.N$550]);&quot;&quot;;[.N473])">
            <text:p/>
          </table:table-cell>
          <table:table-cell table:style-name="Default" table:formula="of:=IF(OR([.O473]&lt;[.O$549];[.O473]&gt;[.O$550]);&quot;&quot;;[.O473])">
            <text:p/>
          </table:table-cell>
          <table:table-cell table:style-name="Default" table:formula="of:=IF(OR([.P473]&lt;[.P$549];[.P473]&gt;[.P$550]);&quot;&quot;;[.P473])">
            <text:p/>
          </table:table-cell>
          <table:table-cell table:style-name="Default" table:formula="of:=IF(OR([.Q473]&lt;[.Q$549];[.Q473]&gt;[.Q$550]);&quot;&quot;;[.Q473])">
            <text:p/>
          </table:table-cell>
          <table:table-cell table:style-name="Default" table:formula="of:=IF(OR([.R473]&lt;[.R$549];[.R473]&gt;[.R$550]);&quot;&quot;;[.R473])">
            <text:p/>
          </table:table-cell>
          <table:table-cell table:style-name="Default" table:formula="of:=IF(OR([.S473]&lt;[.S$549];[.S473]&gt;[.S$550]);&quot;&quot;;[.S473])">
            <text:p/>
          </table:table-cell>
          <table:table-cell table:style-name="Default" table:formula="of:=IF(OR([.T473]&lt;[.T$549];[.T473]&gt;[.T$550]);&quot;&quot;;[.T473])">
            <text:p/>
          </table:table-cell>
          <table:table-cell table:style-name="Default" table:formula="of:=IF(OR([.U473]&lt;[.U$549];[.U473]&gt;[.U$550]);&quot;&quot;;[.U473])">
            <text:p/>
          </table:table-cell>
          <table:table-cell table:style-name="Default"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4]&lt;[.B$549];[.B474]&gt;[.B$550]);&quot;&quot;;[.B474])">
            <text:p/>
          </table:table-cell>
          <table:table-cell table:style-name="Default" table:formula="of:=IF(OR([.C474]&lt;[.C$549];[.C474]&gt;[.C$550]);&quot;&quot;;[.C474])">
            <text:p/>
          </table:table-cell>
          <table:table-cell table:style-name="Default" table:formula="of:=IF(OR([.D474]&lt;[.D$549];[.D474]&gt;[.D$550]);&quot;&quot;;[.D474])">
            <text:p/>
          </table:table-cell>
          <table:table-cell table:style-name="Default" table:formula="of:=IF(OR([.E474]&lt;[.E$549];[.E474]&gt;[.E$550]);&quot;&quot;;[.E474])">
            <text:p/>
          </table:table-cell>
          <table:table-cell table:style-name="Default" table:formula="of:=IF(OR([.F474]&lt;[.F$549];[.F474]&gt;[.F$550]);&quot;&quot;;[.F474])">
            <text:p/>
          </table:table-cell>
          <table:table-cell table:style-name="Default" table:formula="of:=IF(OR([.G474]&lt;[.G$549];[.G474]&gt;[.G$550]);&quot;&quot;;[.G474])">
            <text:p/>
          </table:table-cell>
          <table:table-cell table:style-name="Default" table:formula="of:=IF(OR([.H474]&lt;[.H$549];[.H474]&gt;[.H$550]);&quot;&quot;;[.H474])">
            <text:p/>
          </table:table-cell>
          <table:table-cell table:style-name="Default" table:formula="of:=IF(OR([.I474]&lt;[.I$549];[.I474]&gt;[.I$550]);&quot;&quot;;[.I474])">
            <text:p/>
          </table:table-cell>
          <table:table-cell table:style-name="Default" table:formula="of:=IF(OR([.J474]&lt;[.J$549];[.J474]&gt;[.J$550]);&quot;&quot;;[.J474])">
            <text:p/>
          </table:table-cell>
          <table:table-cell table:style-name="Default" table:formula="of:=IF(OR([.K474]&lt;[.K$549];[.K474]&gt;[.K$550]);&quot;&quot;;[.K474])">
            <text:p/>
          </table:table-cell>
          <table:table-cell table:style-name="Default" table:formula="of:=IF(OR([.L474]&lt;[.L$549];[.L474]&gt;[.L$550]);&quot;&quot;;[.L474])">
            <text:p/>
          </table:table-cell>
          <table:table-cell table:style-name="Default" table:formula="of:=IF(OR([.M474]&lt;[.M$549];[.M474]&gt;[.M$550]);&quot;&quot;;[.M474])">
            <text:p/>
          </table:table-cell>
          <table:table-cell table:style-name="Default" table:formula="of:=IF(OR([.N474]&lt;[.N$549];[.N474]&gt;[.N$550]);&quot;&quot;;[.N474])">
            <text:p/>
          </table:table-cell>
          <table:table-cell table:style-name="Default" table:formula="of:=IF(OR([.O474]&lt;[.O$549];[.O474]&gt;[.O$550]);&quot;&quot;;[.O474])">
            <text:p/>
          </table:table-cell>
          <table:table-cell table:style-name="Default" table:formula="of:=IF(OR([.P474]&lt;[.P$549];[.P474]&gt;[.P$550]);&quot;&quot;;[.P474])">
            <text:p/>
          </table:table-cell>
          <table:table-cell table:style-name="Default" table:formula="of:=IF(OR([.Q474]&lt;[.Q$549];[.Q474]&gt;[.Q$550]);&quot;&quot;;[.Q474])">
            <text:p/>
          </table:table-cell>
          <table:table-cell table:style-name="Default" table:formula="of:=IF(OR([.R474]&lt;[.R$549];[.R474]&gt;[.R$550]);&quot;&quot;;[.R474])">
            <text:p/>
          </table:table-cell>
          <table:table-cell table:style-name="Default" table:formula="of:=IF(OR([.S474]&lt;[.S$549];[.S474]&gt;[.S$550]);&quot;&quot;;[.S474])">
            <text:p/>
          </table:table-cell>
          <table:table-cell table:style-name="Default" table:formula="of:=IF(OR([.T474]&lt;[.T$549];[.T474]&gt;[.T$550]);&quot;&quot;;[.T474])">
            <text:p/>
          </table:table-cell>
          <table:table-cell table:style-name="Default" table:formula="of:=IF(OR([.U474]&lt;[.U$549];[.U474]&gt;[.U$550]);&quot;&quot;;[.U474])">
            <text:p/>
          </table:table-cell>
          <table:table-cell table:style-name="Default"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5]&lt;[.B$549];[.B475]&gt;[.B$550]);&quot;&quot;;[.B475])">
            <text:p/>
          </table:table-cell>
          <table:table-cell table:style-name="Default" table:formula="of:=IF(OR([.C475]&lt;[.C$549];[.C475]&gt;[.C$550]);&quot;&quot;;[.C475])">
            <text:p/>
          </table:table-cell>
          <table:table-cell table:style-name="Default" table:formula="of:=IF(OR([.D475]&lt;[.D$549];[.D475]&gt;[.D$550]);&quot;&quot;;[.D475])">
            <text:p/>
          </table:table-cell>
          <table:table-cell table:style-name="Default" table:formula="of:=IF(OR([.E475]&lt;[.E$549];[.E475]&gt;[.E$550]);&quot;&quot;;[.E475])">
            <text:p/>
          </table:table-cell>
          <table:table-cell table:style-name="Default" table:formula="of:=IF(OR([.F475]&lt;[.F$549];[.F475]&gt;[.F$550]);&quot;&quot;;[.F475])">
            <text:p/>
          </table:table-cell>
          <table:table-cell table:style-name="Default" table:formula="of:=IF(OR([.G475]&lt;[.G$549];[.G475]&gt;[.G$550]);&quot;&quot;;[.G475])">
            <text:p/>
          </table:table-cell>
          <table:table-cell table:style-name="Default" table:formula="of:=IF(OR([.H475]&lt;[.H$549];[.H475]&gt;[.H$550]);&quot;&quot;;[.H475])">
            <text:p/>
          </table:table-cell>
          <table:table-cell table:style-name="Default" table:formula="of:=IF(OR([.I475]&lt;[.I$549];[.I475]&gt;[.I$550]);&quot;&quot;;[.I475])">
            <text:p/>
          </table:table-cell>
          <table:table-cell table:style-name="Default" table:formula="of:=IF(OR([.J475]&lt;[.J$549];[.J475]&gt;[.J$550]);&quot;&quot;;[.J475])">
            <text:p/>
          </table:table-cell>
          <table:table-cell table:style-name="Default" table:formula="of:=IF(OR([.K475]&lt;[.K$549];[.K475]&gt;[.K$550]);&quot;&quot;;[.K475])">
            <text:p/>
          </table:table-cell>
          <table:table-cell table:style-name="Default" table:formula="of:=IF(OR([.L475]&lt;[.L$549];[.L475]&gt;[.L$550]);&quot;&quot;;[.L475])">
            <text:p/>
          </table:table-cell>
          <table:table-cell table:style-name="Default" table:formula="of:=IF(OR([.M475]&lt;[.M$549];[.M475]&gt;[.M$550]);&quot;&quot;;[.M475])">
            <text:p/>
          </table:table-cell>
          <table:table-cell table:style-name="Default" table:formula="of:=IF(OR([.N475]&lt;[.N$549];[.N475]&gt;[.N$550]);&quot;&quot;;[.N475])">
            <text:p/>
          </table:table-cell>
          <table:table-cell table:style-name="Default" table:formula="of:=IF(OR([.O475]&lt;[.O$549];[.O475]&gt;[.O$550]);&quot;&quot;;[.O475])">
            <text:p/>
          </table:table-cell>
          <table:table-cell table:style-name="Default" table:formula="of:=IF(OR([.P475]&lt;[.P$549];[.P475]&gt;[.P$550]);&quot;&quot;;[.P475])">
            <text:p/>
          </table:table-cell>
          <table:table-cell table:style-name="Default" table:formula="of:=IF(OR([.Q475]&lt;[.Q$549];[.Q475]&gt;[.Q$550]);&quot;&quot;;[.Q475])">
            <text:p/>
          </table:table-cell>
          <table:table-cell table:style-name="Default" table:formula="of:=IF(OR([.R475]&lt;[.R$549];[.R475]&gt;[.R$550]);&quot;&quot;;[.R475])">
            <text:p/>
          </table:table-cell>
          <table:table-cell table:style-name="Default" table:formula="of:=IF(OR([.S475]&lt;[.S$549];[.S475]&gt;[.S$550]);&quot;&quot;;[.S475])">
            <text:p/>
          </table:table-cell>
          <table:table-cell table:style-name="Default" table:formula="of:=IF(OR([.T475]&lt;[.T$549];[.T475]&gt;[.T$550]);&quot;&quot;;[.T475])">
            <text:p/>
          </table:table-cell>
          <table:table-cell table:style-name="Default" table:formula="of:=IF(OR([.U475]&lt;[.U$549];[.U475]&gt;[.U$550]);&quot;&quot;;[.U475])">
            <text:p/>
          </table:table-cell>
          <table:table-cell table:style-name="Default"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6]&lt;[.B$549];[.B476]&gt;[.B$550]);&quot;&quot;;[.B476])">
            <text:p/>
          </table:table-cell>
          <table:table-cell table:style-name="Default" table:formula="of:=IF(OR([.C476]&lt;[.C$549];[.C476]&gt;[.C$550]);&quot;&quot;;[.C476])">
            <text:p/>
          </table:table-cell>
          <table:table-cell table:style-name="Default" table:formula="of:=IF(OR([.D476]&lt;[.D$549];[.D476]&gt;[.D$550]);&quot;&quot;;[.D476])">
            <text:p/>
          </table:table-cell>
          <table:table-cell table:style-name="Default" table:formula="of:=IF(OR([.E476]&lt;[.E$549];[.E476]&gt;[.E$550]);&quot;&quot;;[.E476])">
            <text:p/>
          </table:table-cell>
          <table:table-cell table:style-name="Default" table:formula="of:=IF(OR([.F476]&lt;[.F$549];[.F476]&gt;[.F$550]);&quot;&quot;;[.F476])">
            <text:p/>
          </table:table-cell>
          <table:table-cell table:style-name="Default" table:formula="of:=IF(OR([.G476]&lt;[.G$549];[.G476]&gt;[.G$550]);&quot;&quot;;[.G476])">
            <text:p/>
          </table:table-cell>
          <table:table-cell table:style-name="Default" table:formula="of:=IF(OR([.H476]&lt;[.H$549];[.H476]&gt;[.H$550]);&quot;&quot;;[.H476])">
            <text:p/>
          </table:table-cell>
          <table:table-cell table:style-name="Default" table:formula="of:=IF(OR([.I476]&lt;[.I$549];[.I476]&gt;[.I$550]);&quot;&quot;;[.I476])">
            <text:p/>
          </table:table-cell>
          <table:table-cell table:style-name="Default" table:formula="of:=IF(OR([.J476]&lt;[.J$549];[.J476]&gt;[.J$550]);&quot;&quot;;[.J476])">
            <text:p/>
          </table:table-cell>
          <table:table-cell table:style-name="Default" table:formula="of:=IF(OR([.K476]&lt;[.K$549];[.K476]&gt;[.K$550]);&quot;&quot;;[.K476])">
            <text:p/>
          </table:table-cell>
          <table:table-cell table:style-name="Default" table:formula="of:=IF(OR([.L476]&lt;[.L$549];[.L476]&gt;[.L$550]);&quot;&quot;;[.L476])">
            <text:p/>
          </table:table-cell>
          <table:table-cell table:style-name="Default" table:formula="of:=IF(OR([.M476]&lt;[.M$549];[.M476]&gt;[.M$550]);&quot;&quot;;[.M476])">
            <text:p/>
          </table:table-cell>
          <table:table-cell table:style-name="Default" table:formula="of:=IF(OR([.N476]&lt;[.N$549];[.N476]&gt;[.N$550]);&quot;&quot;;[.N476])">
            <text:p/>
          </table:table-cell>
          <table:table-cell table:style-name="Default" table:formula="of:=IF(OR([.O476]&lt;[.O$549];[.O476]&gt;[.O$550]);&quot;&quot;;[.O476])">
            <text:p/>
          </table:table-cell>
          <table:table-cell table:style-name="Default" table:formula="of:=IF(OR([.P476]&lt;[.P$549];[.P476]&gt;[.P$550]);&quot;&quot;;[.P476])">
            <text:p/>
          </table:table-cell>
          <table:table-cell table:style-name="Default" table:formula="of:=IF(OR([.Q476]&lt;[.Q$549];[.Q476]&gt;[.Q$550]);&quot;&quot;;[.Q476])">
            <text:p/>
          </table:table-cell>
          <table:table-cell table:style-name="Default" table:formula="of:=IF(OR([.R476]&lt;[.R$549];[.R476]&gt;[.R$550]);&quot;&quot;;[.R476])">
            <text:p/>
          </table:table-cell>
          <table:table-cell table:style-name="Default" table:formula="of:=IF(OR([.S476]&lt;[.S$549];[.S476]&gt;[.S$550]);&quot;&quot;;[.S476])">
            <text:p/>
          </table:table-cell>
          <table:table-cell table:style-name="Default" table:formula="of:=IF(OR([.T476]&lt;[.T$549];[.T476]&gt;[.T$550]);&quot;&quot;;[.T476])">
            <text:p/>
          </table:table-cell>
          <table:table-cell table:style-name="Default" table:formula="of:=IF(OR([.U476]&lt;[.U$549];[.U476]&gt;[.U$550]);&quot;&quot;;[.U476])">
            <text:p/>
          </table:table-cell>
          <table:table-cell table:style-name="Default"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7]&lt;[.B$549];[.B477]&gt;[.B$550]);&quot;&quot;;[.B477])">
            <text:p/>
          </table:table-cell>
          <table:table-cell table:style-name="Default" table:formula="of:=IF(OR([.C477]&lt;[.C$549];[.C477]&gt;[.C$550]);&quot;&quot;;[.C477])">
            <text:p/>
          </table:table-cell>
          <table:table-cell table:style-name="Default" table:formula="of:=IF(OR([.D477]&lt;[.D$549];[.D477]&gt;[.D$550]);&quot;&quot;;[.D477])">
            <text:p/>
          </table:table-cell>
          <table:table-cell table:style-name="Default" table:formula="of:=IF(OR([.E477]&lt;[.E$549];[.E477]&gt;[.E$550]);&quot;&quot;;[.E477])">
            <text:p/>
          </table:table-cell>
          <table:table-cell table:style-name="Default" table:formula="of:=IF(OR([.F477]&lt;[.F$549];[.F477]&gt;[.F$550]);&quot;&quot;;[.F477])">
            <text:p/>
          </table:table-cell>
          <table:table-cell table:style-name="Default" table:formula="of:=IF(OR([.G477]&lt;[.G$549];[.G477]&gt;[.G$550]);&quot;&quot;;[.G477])">
            <text:p/>
          </table:table-cell>
          <table:table-cell table:style-name="Default" table:formula="of:=IF(OR([.H477]&lt;[.H$549];[.H477]&gt;[.H$550]);&quot;&quot;;[.H477])">
            <text:p/>
          </table:table-cell>
          <table:table-cell table:style-name="Default" table:formula="of:=IF(OR([.I477]&lt;[.I$549];[.I477]&gt;[.I$550]);&quot;&quot;;[.I477])">
            <text:p/>
          </table:table-cell>
          <table:table-cell table:style-name="Default" table:formula="of:=IF(OR([.J477]&lt;[.J$549];[.J477]&gt;[.J$550]);&quot;&quot;;[.J477])">
            <text:p/>
          </table:table-cell>
          <table:table-cell table:style-name="Default" table:formula="of:=IF(OR([.K477]&lt;[.K$549];[.K477]&gt;[.K$550]);&quot;&quot;;[.K477])">
            <text:p/>
          </table:table-cell>
          <table:table-cell table:style-name="Default" table:formula="of:=IF(OR([.L477]&lt;[.L$549];[.L477]&gt;[.L$550]);&quot;&quot;;[.L477])">
            <text:p/>
          </table:table-cell>
          <table:table-cell table:style-name="Default" table:formula="of:=IF(OR([.M477]&lt;[.M$549];[.M477]&gt;[.M$550]);&quot;&quot;;[.M477])">
            <text:p/>
          </table:table-cell>
          <table:table-cell table:style-name="Default" table:formula="of:=IF(OR([.N477]&lt;[.N$549];[.N477]&gt;[.N$550]);&quot;&quot;;[.N477])">
            <text:p/>
          </table:table-cell>
          <table:table-cell table:style-name="Default" table:formula="of:=IF(OR([.O477]&lt;[.O$549];[.O477]&gt;[.O$550]);&quot;&quot;;[.O477])">
            <text:p/>
          </table:table-cell>
          <table:table-cell table:style-name="Default" table:formula="of:=IF(OR([.P477]&lt;[.P$549];[.P477]&gt;[.P$550]);&quot;&quot;;[.P477])">
            <text:p/>
          </table:table-cell>
          <table:table-cell table:style-name="Default" table:formula="of:=IF(OR([.Q477]&lt;[.Q$549];[.Q477]&gt;[.Q$550]);&quot;&quot;;[.Q477])">
            <text:p/>
          </table:table-cell>
          <table:table-cell table:style-name="Default" table:formula="of:=IF(OR([.R477]&lt;[.R$549];[.R477]&gt;[.R$550]);&quot;&quot;;[.R477])">
            <text:p/>
          </table:table-cell>
          <table:table-cell table:style-name="Default" table:formula="of:=IF(OR([.S477]&lt;[.S$549];[.S477]&gt;[.S$550]);&quot;&quot;;[.S477])">
            <text:p/>
          </table:table-cell>
          <table:table-cell table:style-name="Default" table:formula="of:=IF(OR([.T477]&lt;[.T$549];[.T477]&gt;[.T$550]);&quot;&quot;;[.T477])">
            <text:p/>
          </table:table-cell>
          <table:table-cell table:style-name="Default" table:formula="of:=IF(OR([.U477]&lt;[.U$549];[.U477]&gt;[.U$550]);&quot;&quot;;[.U477])">
            <text:p/>
          </table:table-cell>
          <table:table-cell table:style-name="Default"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8]&lt;[.B$549];[.B478]&gt;[.B$550]);&quot;&quot;;[.B478])">
            <text:p/>
          </table:table-cell>
          <table:table-cell table:style-name="Default" table:formula="of:=IF(OR([.C478]&lt;[.C$549];[.C478]&gt;[.C$550]);&quot;&quot;;[.C478])">
            <text:p/>
          </table:table-cell>
          <table:table-cell table:style-name="Default" table:formula="of:=IF(OR([.D478]&lt;[.D$549];[.D478]&gt;[.D$550]);&quot;&quot;;[.D478])">
            <text:p/>
          </table:table-cell>
          <table:table-cell table:style-name="Default" table:formula="of:=IF(OR([.E478]&lt;[.E$549];[.E478]&gt;[.E$550]);&quot;&quot;;[.E478])">
            <text:p/>
          </table:table-cell>
          <table:table-cell table:style-name="Default" table:formula="of:=IF(OR([.F478]&lt;[.F$549];[.F478]&gt;[.F$550]);&quot;&quot;;[.F478])">
            <text:p/>
          </table:table-cell>
          <table:table-cell table:style-name="Default" table:formula="of:=IF(OR([.G478]&lt;[.G$549];[.G478]&gt;[.G$550]);&quot;&quot;;[.G478])">
            <text:p/>
          </table:table-cell>
          <table:table-cell table:style-name="Default" table:formula="of:=IF(OR([.H478]&lt;[.H$549];[.H478]&gt;[.H$550]);&quot;&quot;;[.H478])">
            <text:p/>
          </table:table-cell>
          <table:table-cell table:style-name="Default" table:formula="of:=IF(OR([.I478]&lt;[.I$549];[.I478]&gt;[.I$550]);&quot;&quot;;[.I478])">
            <text:p/>
          </table:table-cell>
          <table:table-cell table:style-name="Default" table:formula="of:=IF(OR([.J478]&lt;[.J$549];[.J478]&gt;[.J$550]);&quot;&quot;;[.J478])">
            <text:p/>
          </table:table-cell>
          <table:table-cell table:style-name="Default" table:formula="of:=IF(OR([.K478]&lt;[.K$549];[.K478]&gt;[.K$550]);&quot;&quot;;[.K478])">
            <text:p/>
          </table:table-cell>
          <table:table-cell table:style-name="Default" table:formula="of:=IF(OR([.L478]&lt;[.L$549];[.L478]&gt;[.L$550]);&quot;&quot;;[.L478])">
            <text:p/>
          </table:table-cell>
          <table:table-cell table:style-name="Default" table:formula="of:=IF(OR([.M478]&lt;[.M$549];[.M478]&gt;[.M$550]);&quot;&quot;;[.M478])">
            <text:p/>
          </table:table-cell>
          <table:table-cell table:style-name="Default" table:formula="of:=IF(OR([.N478]&lt;[.N$549];[.N478]&gt;[.N$550]);&quot;&quot;;[.N478])">
            <text:p/>
          </table:table-cell>
          <table:table-cell table:style-name="Default" table:formula="of:=IF(OR([.O478]&lt;[.O$549];[.O478]&gt;[.O$550]);&quot;&quot;;[.O478])">
            <text:p/>
          </table:table-cell>
          <table:table-cell table:style-name="Default" table:formula="of:=IF(OR([.P478]&lt;[.P$549];[.P478]&gt;[.P$550]);&quot;&quot;;[.P478])">
            <text:p/>
          </table:table-cell>
          <table:table-cell table:style-name="Default" table:formula="of:=IF(OR([.Q478]&lt;[.Q$549];[.Q478]&gt;[.Q$550]);&quot;&quot;;[.Q478])">
            <text:p/>
          </table:table-cell>
          <table:table-cell table:style-name="Default" table:formula="of:=IF(OR([.R478]&lt;[.R$549];[.R478]&gt;[.R$550]);&quot;&quot;;[.R478])">
            <text:p/>
          </table:table-cell>
          <table:table-cell table:style-name="Default" table:formula="of:=IF(OR([.S478]&lt;[.S$549];[.S478]&gt;[.S$550]);&quot;&quot;;[.S478])">
            <text:p/>
          </table:table-cell>
          <table:table-cell table:style-name="Default" table:formula="of:=IF(OR([.T478]&lt;[.T$549];[.T478]&gt;[.T$550]);&quot;&quot;;[.T478])">
            <text:p/>
          </table:table-cell>
          <table:table-cell table:style-name="Default" table:formula="of:=IF(OR([.U478]&lt;[.U$549];[.U478]&gt;[.U$550]);&quot;&quot;;[.U478])">
            <text:p/>
          </table:table-cell>
          <table:table-cell table:style-name="Default"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79]&lt;[.B$549];[.B479]&gt;[.B$550]);&quot;&quot;;[.B479])">
            <text:p/>
          </table:table-cell>
          <table:table-cell table:style-name="Default" table:formula="of:=IF(OR([.C479]&lt;[.C$549];[.C479]&gt;[.C$550]);&quot;&quot;;[.C479])">
            <text:p/>
          </table:table-cell>
          <table:table-cell table:style-name="Default" table:formula="of:=IF(OR([.D479]&lt;[.D$549];[.D479]&gt;[.D$550]);&quot;&quot;;[.D479])">
            <text:p/>
          </table:table-cell>
          <table:table-cell table:style-name="Default" table:formula="of:=IF(OR([.E479]&lt;[.E$549];[.E479]&gt;[.E$550]);&quot;&quot;;[.E479])">
            <text:p/>
          </table:table-cell>
          <table:table-cell table:style-name="Default" table:formula="of:=IF(OR([.F479]&lt;[.F$549];[.F479]&gt;[.F$550]);&quot;&quot;;[.F479])">
            <text:p/>
          </table:table-cell>
          <table:table-cell table:style-name="Default" table:formula="of:=IF(OR([.G479]&lt;[.G$549];[.G479]&gt;[.G$550]);&quot;&quot;;[.G479])">
            <text:p/>
          </table:table-cell>
          <table:table-cell table:style-name="Default" table:formula="of:=IF(OR([.H479]&lt;[.H$549];[.H479]&gt;[.H$550]);&quot;&quot;;[.H479])">
            <text:p/>
          </table:table-cell>
          <table:table-cell table:style-name="Default" table:formula="of:=IF(OR([.I479]&lt;[.I$549];[.I479]&gt;[.I$550]);&quot;&quot;;[.I479])">
            <text:p/>
          </table:table-cell>
          <table:table-cell table:style-name="Default" table:formula="of:=IF(OR([.J479]&lt;[.J$549];[.J479]&gt;[.J$550]);&quot;&quot;;[.J479])">
            <text:p/>
          </table:table-cell>
          <table:table-cell table:style-name="Default" table:formula="of:=IF(OR([.K479]&lt;[.K$549];[.K479]&gt;[.K$550]);&quot;&quot;;[.K479])">
            <text:p/>
          </table:table-cell>
          <table:table-cell table:style-name="Default" table:formula="of:=IF(OR([.L479]&lt;[.L$549];[.L479]&gt;[.L$550]);&quot;&quot;;[.L479])">
            <text:p/>
          </table:table-cell>
          <table:table-cell table:style-name="Default" table:formula="of:=IF(OR([.M479]&lt;[.M$549];[.M479]&gt;[.M$550]);&quot;&quot;;[.M479])">
            <text:p/>
          </table:table-cell>
          <table:table-cell table:style-name="Default" table:formula="of:=IF(OR([.N479]&lt;[.N$549];[.N479]&gt;[.N$550]);&quot;&quot;;[.N479])">
            <text:p/>
          </table:table-cell>
          <table:table-cell table:style-name="Default" table:formula="of:=IF(OR([.O479]&lt;[.O$549];[.O479]&gt;[.O$550]);&quot;&quot;;[.O479])">
            <text:p/>
          </table:table-cell>
          <table:table-cell table:style-name="Default" table:formula="of:=IF(OR([.P479]&lt;[.P$549];[.P479]&gt;[.P$550]);&quot;&quot;;[.P479])">
            <text:p/>
          </table:table-cell>
          <table:table-cell table:style-name="Default" table:formula="of:=IF(OR([.Q479]&lt;[.Q$549];[.Q479]&gt;[.Q$550]);&quot;&quot;;[.Q479])">
            <text:p/>
          </table:table-cell>
          <table:table-cell table:style-name="Default" table:formula="of:=IF(OR([.R479]&lt;[.R$549];[.R479]&gt;[.R$550]);&quot;&quot;;[.R479])">
            <text:p/>
          </table:table-cell>
          <table:table-cell table:style-name="Default" table:formula="of:=IF(OR([.S479]&lt;[.S$549];[.S479]&gt;[.S$550]);&quot;&quot;;[.S479])">
            <text:p/>
          </table:table-cell>
          <table:table-cell table:style-name="Default" table:formula="of:=IF(OR([.T479]&lt;[.T$549];[.T479]&gt;[.T$550]);&quot;&quot;;[.T479])">
            <text:p/>
          </table:table-cell>
          <table:table-cell table:style-name="Default" table:formula="of:=IF(OR([.U479]&lt;[.U$549];[.U479]&gt;[.U$550]);&quot;&quot;;[.U479])">
            <text:p/>
          </table:table-cell>
          <table:table-cell table:style-name="Default"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0]&lt;[.B$549];[.B480]&gt;[.B$550]);&quot;&quot;;[.B480])">
            <text:p/>
          </table:table-cell>
          <table:table-cell table:style-name="Default" table:formula="of:=IF(OR([.C480]&lt;[.C$549];[.C480]&gt;[.C$550]);&quot;&quot;;[.C480])">
            <text:p/>
          </table:table-cell>
          <table:table-cell table:style-name="Default" table:formula="of:=IF(OR([.D480]&lt;[.D$549];[.D480]&gt;[.D$550]);&quot;&quot;;[.D480])">
            <text:p/>
          </table:table-cell>
          <table:table-cell table:style-name="Default" table:formula="of:=IF(OR([.E480]&lt;[.E$549];[.E480]&gt;[.E$550]);&quot;&quot;;[.E480])">
            <text:p/>
          </table:table-cell>
          <table:table-cell table:style-name="Default" table:formula="of:=IF(OR([.F480]&lt;[.F$549];[.F480]&gt;[.F$550]);&quot;&quot;;[.F480])">
            <text:p/>
          </table:table-cell>
          <table:table-cell table:style-name="Default" table:formula="of:=IF(OR([.G480]&lt;[.G$549];[.G480]&gt;[.G$550]);&quot;&quot;;[.G480])">
            <text:p/>
          </table:table-cell>
          <table:table-cell table:style-name="Default" table:formula="of:=IF(OR([.H480]&lt;[.H$549];[.H480]&gt;[.H$550]);&quot;&quot;;[.H480])">
            <text:p/>
          </table:table-cell>
          <table:table-cell table:style-name="Default" table:formula="of:=IF(OR([.I480]&lt;[.I$549];[.I480]&gt;[.I$550]);&quot;&quot;;[.I480])">
            <text:p/>
          </table:table-cell>
          <table:table-cell table:style-name="Default" table:formula="of:=IF(OR([.J480]&lt;[.J$549];[.J480]&gt;[.J$550]);&quot;&quot;;[.J480])">
            <text:p/>
          </table:table-cell>
          <table:table-cell table:style-name="Default" table:formula="of:=IF(OR([.K480]&lt;[.K$549];[.K480]&gt;[.K$550]);&quot;&quot;;[.K480])">
            <text:p/>
          </table:table-cell>
          <table:table-cell table:style-name="Default" table:formula="of:=IF(OR([.L480]&lt;[.L$549];[.L480]&gt;[.L$550]);&quot;&quot;;[.L480])">
            <text:p/>
          </table:table-cell>
          <table:table-cell table:style-name="Default" table:formula="of:=IF(OR([.M480]&lt;[.M$549];[.M480]&gt;[.M$550]);&quot;&quot;;[.M480])">
            <text:p/>
          </table:table-cell>
          <table:table-cell table:style-name="Default" table:formula="of:=IF(OR([.N480]&lt;[.N$549];[.N480]&gt;[.N$550]);&quot;&quot;;[.N480])">
            <text:p/>
          </table:table-cell>
          <table:table-cell table:style-name="Default" table:formula="of:=IF(OR([.O480]&lt;[.O$549];[.O480]&gt;[.O$550]);&quot;&quot;;[.O480])">
            <text:p/>
          </table:table-cell>
          <table:table-cell table:style-name="Default" table:formula="of:=IF(OR([.P480]&lt;[.P$549];[.P480]&gt;[.P$550]);&quot;&quot;;[.P480])">
            <text:p/>
          </table:table-cell>
          <table:table-cell table:style-name="Default" table:formula="of:=IF(OR([.Q480]&lt;[.Q$549];[.Q480]&gt;[.Q$550]);&quot;&quot;;[.Q480])">
            <text:p/>
          </table:table-cell>
          <table:table-cell table:style-name="Default" table:formula="of:=IF(OR([.R480]&lt;[.R$549];[.R480]&gt;[.R$550]);&quot;&quot;;[.R480])">
            <text:p/>
          </table:table-cell>
          <table:table-cell table:style-name="Default" table:formula="of:=IF(OR([.S480]&lt;[.S$549];[.S480]&gt;[.S$550]);&quot;&quot;;[.S480])">
            <text:p/>
          </table:table-cell>
          <table:table-cell table:style-name="Default" table:formula="of:=IF(OR([.T480]&lt;[.T$549];[.T480]&gt;[.T$550]);&quot;&quot;;[.T480])">
            <text:p/>
          </table:table-cell>
          <table:table-cell table:style-name="Default" table:formula="of:=IF(OR([.U480]&lt;[.U$549];[.U480]&gt;[.U$550]);&quot;&quot;;[.U480])">
            <text:p/>
          </table:table-cell>
          <table:table-cell table:style-name="Default"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1]&lt;[.B$549];[.B481]&gt;[.B$550]);&quot;&quot;;[.B481])">
            <text:p/>
          </table:table-cell>
          <table:table-cell table:style-name="Default" table:formula="of:=IF(OR([.C481]&lt;[.C$549];[.C481]&gt;[.C$550]);&quot;&quot;;[.C481])">
            <text:p/>
          </table:table-cell>
          <table:table-cell table:style-name="Default" table:formula="of:=IF(OR([.D481]&lt;[.D$549];[.D481]&gt;[.D$550]);&quot;&quot;;[.D481])">
            <text:p/>
          </table:table-cell>
          <table:table-cell table:style-name="Default" table:formula="of:=IF(OR([.E481]&lt;[.E$549];[.E481]&gt;[.E$550]);&quot;&quot;;[.E481])">
            <text:p/>
          </table:table-cell>
          <table:table-cell table:style-name="Default" table:formula="of:=IF(OR([.F481]&lt;[.F$549];[.F481]&gt;[.F$550]);&quot;&quot;;[.F481])">
            <text:p/>
          </table:table-cell>
          <table:table-cell table:style-name="Default" table:formula="of:=IF(OR([.G481]&lt;[.G$549];[.G481]&gt;[.G$550]);&quot;&quot;;[.G481])">
            <text:p/>
          </table:table-cell>
          <table:table-cell table:style-name="Default" table:formula="of:=IF(OR([.H481]&lt;[.H$549];[.H481]&gt;[.H$550]);&quot;&quot;;[.H481])">
            <text:p/>
          </table:table-cell>
          <table:table-cell table:style-name="Default" table:formula="of:=IF(OR([.I481]&lt;[.I$549];[.I481]&gt;[.I$550]);&quot;&quot;;[.I481])">
            <text:p/>
          </table:table-cell>
          <table:table-cell table:style-name="Default" table:formula="of:=IF(OR([.J481]&lt;[.J$549];[.J481]&gt;[.J$550]);&quot;&quot;;[.J481])">
            <text:p/>
          </table:table-cell>
          <table:table-cell table:style-name="Default" table:formula="of:=IF(OR([.K481]&lt;[.K$549];[.K481]&gt;[.K$550]);&quot;&quot;;[.K481])">
            <text:p/>
          </table:table-cell>
          <table:table-cell table:style-name="Default" table:formula="of:=IF(OR([.L481]&lt;[.L$549];[.L481]&gt;[.L$550]);&quot;&quot;;[.L481])">
            <text:p/>
          </table:table-cell>
          <table:table-cell table:style-name="Default" table:formula="of:=IF(OR([.M481]&lt;[.M$549];[.M481]&gt;[.M$550]);&quot;&quot;;[.M481])">
            <text:p/>
          </table:table-cell>
          <table:table-cell table:style-name="Default" table:formula="of:=IF(OR([.N481]&lt;[.N$549];[.N481]&gt;[.N$550]);&quot;&quot;;[.N481])">
            <text:p/>
          </table:table-cell>
          <table:table-cell table:style-name="Default" table:formula="of:=IF(OR([.O481]&lt;[.O$549];[.O481]&gt;[.O$550]);&quot;&quot;;[.O481])">
            <text:p/>
          </table:table-cell>
          <table:table-cell table:style-name="Default" table:formula="of:=IF(OR([.P481]&lt;[.P$549];[.P481]&gt;[.P$550]);&quot;&quot;;[.P481])">
            <text:p/>
          </table:table-cell>
          <table:table-cell table:style-name="Default" table:formula="of:=IF(OR([.Q481]&lt;[.Q$549];[.Q481]&gt;[.Q$550]);&quot;&quot;;[.Q481])">
            <text:p/>
          </table:table-cell>
          <table:table-cell table:style-name="Default" table:formula="of:=IF(OR([.R481]&lt;[.R$549];[.R481]&gt;[.R$550]);&quot;&quot;;[.R481])">
            <text:p/>
          </table:table-cell>
          <table:table-cell table:style-name="Default" table:formula="of:=IF(OR([.S481]&lt;[.S$549];[.S481]&gt;[.S$550]);&quot;&quot;;[.S481])">
            <text:p/>
          </table:table-cell>
          <table:table-cell table:style-name="Default" table:formula="of:=IF(OR([.T481]&lt;[.T$549];[.T481]&gt;[.T$550]);&quot;&quot;;[.T481])">
            <text:p/>
          </table:table-cell>
          <table:table-cell table:style-name="Default" table:formula="of:=IF(OR([.U481]&lt;[.U$549];[.U481]&gt;[.U$550]);&quot;&quot;;[.U481])">
            <text:p/>
          </table:table-cell>
          <table:table-cell table:style-name="Default"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2]&lt;[.B$549];[.B482]&gt;[.B$550]);&quot;&quot;;[.B482])">
            <text:p/>
          </table:table-cell>
          <table:table-cell table:style-name="Default" table:formula="of:=IF(OR([.C482]&lt;[.C$549];[.C482]&gt;[.C$550]);&quot;&quot;;[.C482])">
            <text:p/>
          </table:table-cell>
          <table:table-cell table:style-name="Default" table:formula="of:=IF(OR([.D482]&lt;[.D$549];[.D482]&gt;[.D$550]);&quot;&quot;;[.D482])">
            <text:p/>
          </table:table-cell>
          <table:table-cell table:style-name="Default" table:formula="of:=IF(OR([.E482]&lt;[.E$549];[.E482]&gt;[.E$550]);&quot;&quot;;[.E482])">
            <text:p/>
          </table:table-cell>
          <table:table-cell table:style-name="Default" table:formula="of:=IF(OR([.F482]&lt;[.F$549];[.F482]&gt;[.F$550]);&quot;&quot;;[.F482])">
            <text:p/>
          </table:table-cell>
          <table:table-cell table:style-name="Default" table:formula="of:=IF(OR([.G482]&lt;[.G$549];[.G482]&gt;[.G$550]);&quot;&quot;;[.G482])">
            <text:p/>
          </table:table-cell>
          <table:table-cell table:style-name="Default" table:formula="of:=IF(OR([.H482]&lt;[.H$549];[.H482]&gt;[.H$550]);&quot;&quot;;[.H482])">
            <text:p/>
          </table:table-cell>
          <table:table-cell table:style-name="Default" table:formula="of:=IF(OR([.I482]&lt;[.I$549];[.I482]&gt;[.I$550]);&quot;&quot;;[.I482])">
            <text:p/>
          </table:table-cell>
          <table:table-cell table:style-name="Default" table:formula="of:=IF(OR([.J482]&lt;[.J$549];[.J482]&gt;[.J$550]);&quot;&quot;;[.J482])">
            <text:p/>
          </table:table-cell>
          <table:table-cell table:style-name="Default" table:formula="of:=IF(OR([.K482]&lt;[.K$549];[.K482]&gt;[.K$550]);&quot;&quot;;[.K482])">
            <text:p/>
          </table:table-cell>
          <table:table-cell table:style-name="Default" table:formula="of:=IF(OR([.L482]&lt;[.L$549];[.L482]&gt;[.L$550]);&quot;&quot;;[.L482])">
            <text:p/>
          </table:table-cell>
          <table:table-cell table:style-name="Default" table:formula="of:=IF(OR([.M482]&lt;[.M$549];[.M482]&gt;[.M$550]);&quot;&quot;;[.M482])">
            <text:p/>
          </table:table-cell>
          <table:table-cell table:style-name="Default" table:formula="of:=IF(OR([.N482]&lt;[.N$549];[.N482]&gt;[.N$550]);&quot;&quot;;[.N482])">
            <text:p/>
          </table:table-cell>
          <table:table-cell table:style-name="Default" table:formula="of:=IF(OR([.O482]&lt;[.O$549];[.O482]&gt;[.O$550]);&quot;&quot;;[.O482])">
            <text:p/>
          </table:table-cell>
          <table:table-cell table:style-name="Default" table:formula="of:=IF(OR([.P482]&lt;[.P$549];[.P482]&gt;[.P$550]);&quot;&quot;;[.P482])">
            <text:p/>
          </table:table-cell>
          <table:table-cell table:style-name="Default" table:formula="of:=IF(OR([.Q482]&lt;[.Q$549];[.Q482]&gt;[.Q$550]);&quot;&quot;;[.Q482])">
            <text:p/>
          </table:table-cell>
          <table:table-cell table:style-name="Default" table:formula="of:=IF(OR([.R482]&lt;[.R$549];[.R482]&gt;[.R$550]);&quot;&quot;;[.R482])">
            <text:p/>
          </table:table-cell>
          <table:table-cell table:style-name="Default" table:formula="of:=IF(OR([.S482]&lt;[.S$549];[.S482]&gt;[.S$550]);&quot;&quot;;[.S482])">
            <text:p/>
          </table:table-cell>
          <table:table-cell table:style-name="Default" table:formula="of:=IF(OR([.T482]&lt;[.T$549];[.T482]&gt;[.T$550]);&quot;&quot;;[.T482])">
            <text:p/>
          </table:table-cell>
          <table:table-cell table:style-name="Default" table:formula="of:=IF(OR([.U482]&lt;[.U$549];[.U482]&gt;[.U$550]);&quot;&quot;;[.U482])">
            <text:p/>
          </table:table-cell>
          <table:table-cell table:style-name="Default"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3]&lt;[.B$549];[.B483]&gt;[.B$550]);&quot;&quot;;[.B483])">
            <text:p/>
          </table:table-cell>
          <table:table-cell table:style-name="Default" table:formula="of:=IF(OR([.C483]&lt;[.C$549];[.C483]&gt;[.C$550]);&quot;&quot;;[.C483])">
            <text:p/>
          </table:table-cell>
          <table:table-cell table:style-name="Default" table:formula="of:=IF(OR([.D483]&lt;[.D$549];[.D483]&gt;[.D$550]);&quot;&quot;;[.D483])">
            <text:p/>
          </table:table-cell>
          <table:table-cell table:style-name="Default" table:formula="of:=IF(OR([.E483]&lt;[.E$549];[.E483]&gt;[.E$550]);&quot;&quot;;[.E483])">
            <text:p/>
          </table:table-cell>
          <table:table-cell table:style-name="Default" table:formula="of:=IF(OR([.F483]&lt;[.F$549];[.F483]&gt;[.F$550]);&quot;&quot;;[.F483])">
            <text:p/>
          </table:table-cell>
          <table:table-cell table:style-name="Default" table:formula="of:=IF(OR([.G483]&lt;[.G$549];[.G483]&gt;[.G$550]);&quot;&quot;;[.G483])">
            <text:p/>
          </table:table-cell>
          <table:table-cell table:style-name="Default" table:formula="of:=IF(OR([.H483]&lt;[.H$549];[.H483]&gt;[.H$550]);&quot;&quot;;[.H483])">
            <text:p/>
          </table:table-cell>
          <table:table-cell table:style-name="Default" table:formula="of:=IF(OR([.I483]&lt;[.I$549];[.I483]&gt;[.I$550]);&quot;&quot;;[.I483])">
            <text:p/>
          </table:table-cell>
          <table:table-cell table:style-name="Default" table:formula="of:=IF(OR([.J483]&lt;[.J$549];[.J483]&gt;[.J$550]);&quot;&quot;;[.J483])">
            <text:p/>
          </table:table-cell>
          <table:table-cell table:style-name="Default" table:formula="of:=IF(OR([.K483]&lt;[.K$549];[.K483]&gt;[.K$550]);&quot;&quot;;[.K483])">
            <text:p/>
          </table:table-cell>
          <table:table-cell table:style-name="Default" table:formula="of:=IF(OR([.L483]&lt;[.L$549];[.L483]&gt;[.L$550]);&quot;&quot;;[.L483])">
            <text:p/>
          </table:table-cell>
          <table:table-cell table:style-name="Default" table:formula="of:=IF(OR([.M483]&lt;[.M$549];[.M483]&gt;[.M$550]);&quot;&quot;;[.M483])">
            <text:p/>
          </table:table-cell>
          <table:table-cell table:style-name="Default" table:formula="of:=IF(OR([.N483]&lt;[.N$549];[.N483]&gt;[.N$550]);&quot;&quot;;[.N483])">
            <text:p/>
          </table:table-cell>
          <table:table-cell table:style-name="Default" table:formula="of:=IF(OR([.O483]&lt;[.O$549];[.O483]&gt;[.O$550]);&quot;&quot;;[.O483])">
            <text:p/>
          </table:table-cell>
          <table:table-cell table:style-name="Default" table:formula="of:=IF(OR([.P483]&lt;[.P$549];[.P483]&gt;[.P$550]);&quot;&quot;;[.P483])">
            <text:p/>
          </table:table-cell>
          <table:table-cell table:style-name="Default" table:formula="of:=IF(OR([.Q483]&lt;[.Q$549];[.Q483]&gt;[.Q$550]);&quot;&quot;;[.Q483])">
            <text:p/>
          </table:table-cell>
          <table:table-cell table:style-name="Default" table:formula="of:=IF(OR([.R483]&lt;[.R$549];[.R483]&gt;[.R$550]);&quot;&quot;;[.R483])">
            <text:p/>
          </table:table-cell>
          <table:table-cell table:style-name="Default" table:formula="of:=IF(OR([.S483]&lt;[.S$549];[.S483]&gt;[.S$550]);&quot;&quot;;[.S483])">
            <text:p/>
          </table:table-cell>
          <table:table-cell table:style-name="Default" table:formula="of:=IF(OR([.T483]&lt;[.T$549];[.T483]&gt;[.T$550]);&quot;&quot;;[.T483])">
            <text:p/>
          </table:table-cell>
          <table:table-cell table:style-name="Default" table:formula="of:=IF(OR([.U483]&lt;[.U$549];[.U483]&gt;[.U$550]);&quot;&quot;;[.U483])">
            <text:p/>
          </table:table-cell>
          <table:table-cell table:style-name="Default"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4]&lt;[.B$549];[.B484]&gt;[.B$550]);&quot;&quot;;[.B484])">
            <text:p/>
          </table:table-cell>
          <table:table-cell table:style-name="Default" table:formula="of:=IF(OR([.C484]&lt;[.C$549];[.C484]&gt;[.C$550]);&quot;&quot;;[.C484])">
            <text:p/>
          </table:table-cell>
          <table:table-cell table:style-name="Default" table:formula="of:=IF(OR([.D484]&lt;[.D$549];[.D484]&gt;[.D$550]);&quot;&quot;;[.D484])">
            <text:p/>
          </table:table-cell>
          <table:table-cell table:style-name="Default" table:formula="of:=IF(OR([.E484]&lt;[.E$549];[.E484]&gt;[.E$550]);&quot;&quot;;[.E484])">
            <text:p/>
          </table:table-cell>
          <table:table-cell table:style-name="Default" table:formula="of:=IF(OR([.F484]&lt;[.F$549];[.F484]&gt;[.F$550]);&quot;&quot;;[.F484])">
            <text:p/>
          </table:table-cell>
          <table:table-cell table:style-name="Default" table:formula="of:=IF(OR([.G484]&lt;[.G$549];[.G484]&gt;[.G$550]);&quot;&quot;;[.G484])">
            <text:p/>
          </table:table-cell>
          <table:table-cell table:style-name="Default" table:formula="of:=IF(OR([.H484]&lt;[.H$549];[.H484]&gt;[.H$550]);&quot;&quot;;[.H484])">
            <text:p/>
          </table:table-cell>
          <table:table-cell table:style-name="Default" table:formula="of:=IF(OR([.I484]&lt;[.I$549];[.I484]&gt;[.I$550]);&quot;&quot;;[.I484])">
            <text:p/>
          </table:table-cell>
          <table:table-cell table:style-name="Default" table:formula="of:=IF(OR([.J484]&lt;[.J$549];[.J484]&gt;[.J$550]);&quot;&quot;;[.J484])">
            <text:p/>
          </table:table-cell>
          <table:table-cell table:style-name="Default" table:formula="of:=IF(OR([.K484]&lt;[.K$549];[.K484]&gt;[.K$550]);&quot;&quot;;[.K484])">
            <text:p/>
          </table:table-cell>
          <table:table-cell table:style-name="Default" table:formula="of:=IF(OR([.L484]&lt;[.L$549];[.L484]&gt;[.L$550]);&quot;&quot;;[.L484])">
            <text:p/>
          </table:table-cell>
          <table:table-cell table:style-name="Default" table:formula="of:=IF(OR([.M484]&lt;[.M$549];[.M484]&gt;[.M$550]);&quot;&quot;;[.M484])">
            <text:p/>
          </table:table-cell>
          <table:table-cell table:style-name="Default" table:formula="of:=IF(OR([.N484]&lt;[.N$549];[.N484]&gt;[.N$550]);&quot;&quot;;[.N484])">
            <text:p/>
          </table:table-cell>
          <table:table-cell table:style-name="Default" table:formula="of:=IF(OR([.O484]&lt;[.O$549];[.O484]&gt;[.O$550]);&quot;&quot;;[.O484])">
            <text:p/>
          </table:table-cell>
          <table:table-cell table:style-name="Default" table:formula="of:=IF(OR([.P484]&lt;[.P$549];[.P484]&gt;[.P$550]);&quot;&quot;;[.P484])">
            <text:p/>
          </table:table-cell>
          <table:table-cell table:style-name="Default" table:formula="of:=IF(OR([.Q484]&lt;[.Q$549];[.Q484]&gt;[.Q$550]);&quot;&quot;;[.Q484])">
            <text:p/>
          </table:table-cell>
          <table:table-cell table:style-name="Default" table:formula="of:=IF(OR([.R484]&lt;[.R$549];[.R484]&gt;[.R$550]);&quot;&quot;;[.R484])">
            <text:p/>
          </table:table-cell>
          <table:table-cell table:style-name="Default" table:formula="of:=IF(OR([.S484]&lt;[.S$549];[.S484]&gt;[.S$550]);&quot;&quot;;[.S484])">
            <text:p/>
          </table:table-cell>
          <table:table-cell table:style-name="Default" table:formula="of:=IF(OR([.T484]&lt;[.T$549];[.T484]&gt;[.T$550]);&quot;&quot;;[.T484])">
            <text:p/>
          </table:table-cell>
          <table:table-cell table:style-name="Default" table:formula="of:=IF(OR([.U484]&lt;[.U$549];[.U484]&gt;[.U$550]);&quot;&quot;;[.U484])">
            <text:p/>
          </table:table-cell>
          <table:table-cell table:style-name="Default"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5]&lt;[.B$549];[.B485]&gt;[.B$550]);&quot;&quot;;[.B485])">
            <text:p/>
          </table:table-cell>
          <table:table-cell table:style-name="Default" table:formula="of:=IF(OR([.C485]&lt;[.C$549];[.C485]&gt;[.C$550]);&quot;&quot;;[.C485])">
            <text:p/>
          </table:table-cell>
          <table:table-cell table:style-name="Default" table:formula="of:=IF(OR([.D485]&lt;[.D$549];[.D485]&gt;[.D$550]);&quot;&quot;;[.D485])">
            <text:p/>
          </table:table-cell>
          <table:table-cell table:style-name="Default" table:formula="of:=IF(OR([.E485]&lt;[.E$549];[.E485]&gt;[.E$550]);&quot;&quot;;[.E485])">
            <text:p/>
          </table:table-cell>
          <table:table-cell table:style-name="Default" table:formula="of:=IF(OR([.F485]&lt;[.F$549];[.F485]&gt;[.F$550]);&quot;&quot;;[.F485])">
            <text:p/>
          </table:table-cell>
          <table:table-cell table:style-name="Default" table:formula="of:=IF(OR([.G485]&lt;[.G$549];[.G485]&gt;[.G$550]);&quot;&quot;;[.G485])">
            <text:p/>
          </table:table-cell>
          <table:table-cell table:style-name="Default" table:formula="of:=IF(OR([.H485]&lt;[.H$549];[.H485]&gt;[.H$550]);&quot;&quot;;[.H485])">
            <text:p/>
          </table:table-cell>
          <table:table-cell table:style-name="Default" table:formula="of:=IF(OR([.I485]&lt;[.I$549];[.I485]&gt;[.I$550]);&quot;&quot;;[.I485])">
            <text:p/>
          </table:table-cell>
          <table:table-cell table:style-name="Default" table:formula="of:=IF(OR([.J485]&lt;[.J$549];[.J485]&gt;[.J$550]);&quot;&quot;;[.J485])">
            <text:p/>
          </table:table-cell>
          <table:table-cell table:style-name="Default" table:formula="of:=IF(OR([.K485]&lt;[.K$549];[.K485]&gt;[.K$550]);&quot;&quot;;[.K485])">
            <text:p/>
          </table:table-cell>
          <table:table-cell table:style-name="Default" table:formula="of:=IF(OR([.L485]&lt;[.L$549];[.L485]&gt;[.L$550]);&quot;&quot;;[.L485])">
            <text:p/>
          </table:table-cell>
          <table:table-cell table:style-name="Default" table:formula="of:=IF(OR([.M485]&lt;[.M$549];[.M485]&gt;[.M$550]);&quot;&quot;;[.M485])">
            <text:p/>
          </table:table-cell>
          <table:table-cell table:style-name="Default" table:formula="of:=IF(OR([.N485]&lt;[.N$549];[.N485]&gt;[.N$550]);&quot;&quot;;[.N485])">
            <text:p/>
          </table:table-cell>
          <table:table-cell table:style-name="Default" table:formula="of:=IF(OR([.O485]&lt;[.O$549];[.O485]&gt;[.O$550]);&quot;&quot;;[.O485])">
            <text:p/>
          </table:table-cell>
          <table:table-cell table:style-name="Default" table:formula="of:=IF(OR([.P485]&lt;[.P$549];[.P485]&gt;[.P$550]);&quot;&quot;;[.P485])">
            <text:p/>
          </table:table-cell>
          <table:table-cell table:style-name="Default" table:formula="of:=IF(OR([.Q485]&lt;[.Q$549];[.Q485]&gt;[.Q$550]);&quot;&quot;;[.Q485])">
            <text:p/>
          </table:table-cell>
          <table:table-cell table:style-name="Default" table:formula="of:=IF(OR([.R485]&lt;[.R$549];[.R485]&gt;[.R$550]);&quot;&quot;;[.R485])">
            <text:p/>
          </table:table-cell>
          <table:table-cell table:style-name="Default" table:formula="of:=IF(OR([.S485]&lt;[.S$549];[.S485]&gt;[.S$550]);&quot;&quot;;[.S485])">
            <text:p/>
          </table:table-cell>
          <table:table-cell table:style-name="Default" table:formula="of:=IF(OR([.T485]&lt;[.T$549];[.T485]&gt;[.T$550]);&quot;&quot;;[.T485])">
            <text:p/>
          </table:table-cell>
          <table:table-cell table:style-name="Default" table:formula="of:=IF(OR([.U485]&lt;[.U$549];[.U485]&gt;[.U$550]);&quot;&quot;;[.U485])">
            <text:p/>
          </table:table-cell>
          <table:table-cell table:style-name="Default"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6]&lt;[.B$549];[.B486]&gt;[.B$550]);&quot;&quot;;[.B486])">
            <text:p/>
          </table:table-cell>
          <table:table-cell table:style-name="Default" table:formula="of:=IF(OR([.C486]&lt;[.C$549];[.C486]&gt;[.C$550]);&quot;&quot;;[.C486])">
            <text:p/>
          </table:table-cell>
          <table:table-cell table:style-name="Default" table:formula="of:=IF(OR([.D486]&lt;[.D$549];[.D486]&gt;[.D$550]);&quot;&quot;;[.D486])">
            <text:p/>
          </table:table-cell>
          <table:table-cell table:style-name="Default" table:formula="of:=IF(OR([.E486]&lt;[.E$549];[.E486]&gt;[.E$550]);&quot;&quot;;[.E486])">
            <text:p/>
          </table:table-cell>
          <table:table-cell table:style-name="Default" table:formula="of:=IF(OR([.F486]&lt;[.F$549];[.F486]&gt;[.F$550]);&quot;&quot;;[.F486])">
            <text:p/>
          </table:table-cell>
          <table:table-cell table:style-name="Default" table:formula="of:=IF(OR([.G486]&lt;[.G$549];[.G486]&gt;[.G$550]);&quot;&quot;;[.G486])">
            <text:p/>
          </table:table-cell>
          <table:table-cell table:style-name="Default" table:formula="of:=IF(OR([.H486]&lt;[.H$549];[.H486]&gt;[.H$550]);&quot;&quot;;[.H486])">
            <text:p/>
          </table:table-cell>
          <table:table-cell table:style-name="Default" table:formula="of:=IF(OR([.I486]&lt;[.I$549];[.I486]&gt;[.I$550]);&quot;&quot;;[.I486])">
            <text:p/>
          </table:table-cell>
          <table:table-cell table:style-name="Default" table:formula="of:=IF(OR([.J486]&lt;[.J$549];[.J486]&gt;[.J$550]);&quot;&quot;;[.J486])">
            <text:p/>
          </table:table-cell>
          <table:table-cell table:style-name="Default" table:formula="of:=IF(OR([.K486]&lt;[.K$549];[.K486]&gt;[.K$550]);&quot;&quot;;[.K486])">
            <text:p/>
          </table:table-cell>
          <table:table-cell table:style-name="Default" table:formula="of:=IF(OR([.L486]&lt;[.L$549];[.L486]&gt;[.L$550]);&quot;&quot;;[.L486])">
            <text:p/>
          </table:table-cell>
          <table:table-cell table:style-name="Default" table:formula="of:=IF(OR([.M486]&lt;[.M$549];[.M486]&gt;[.M$550]);&quot;&quot;;[.M486])">
            <text:p/>
          </table:table-cell>
          <table:table-cell table:style-name="Default" table:formula="of:=IF(OR([.N486]&lt;[.N$549];[.N486]&gt;[.N$550]);&quot;&quot;;[.N486])">
            <text:p/>
          </table:table-cell>
          <table:table-cell table:style-name="Default" table:formula="of:=IF(OR([.O486]&lt;[.O$549];[.O486]&gt;[.O$550]);&quot;&quot;;[.O486])">
            <text:p/>
          </table:table-cell>
          <table:table-cell table:style-name="Default" table:formula="of:=IF(OR([.P486]&lt;[.P$549];[.P486]&gt;[.P$550]);&quot;&quot;;[.P486])">
            <text:p/>
          </table:table-cell>
          <table:table-cell table:style-name="Default" table:formula="of:=IF(OR([.Q486]&lt;[.Q$549];[.Q486]&gt;[.Q$550]);&quot;&quot;;[.Q486])">
            <text:p/>
          </table:table-cell>
          <table:table-cell table:style-name="Default" table:formula="of:=IF(OR([.R486]&lt;[.R$549];[.R486]&gt;[.R$550]);&quot;&quot;;[.R486])">
            <text:p/>
          </table:table-cell>
          <table:table-cell table:style-name="Default" table:formula="of:=IF(OR([.S486]&lt;[.S$549];[.S486]&gt;[.S$550]);&quot;&quot;;[.S486])">
            <text:p/>
          </table:table-cell>
          <table:table-cell table:style-name="Default" table:formula="of:=IF(OR([.T486]&lt;[.T$549];[.T486]&gt;[.T$550]);&quot;&quot;;[.T486])">
            <text:p/>
          </table:table-cell>
          <table:table-cell table:style-name="Default" table:formula="of:=IF(OR([.U486]&lt;[.U$549];[.U486]&gt;[.U$550]);&quot;&quot;;[.U486])">
            <text:p/>
          </table:table-cell>
          <table:table-cell table:style-name="Default"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7]&lt;[.B$549];[.B487]&gt;[.B$550]);&quot;&quot;;[.B487])">
            <text:p/>
          </table:table-cell>
          <table:table-cell table:style-name="Default" table:formula="of:=IF(OR([.C487]&lt;[.C$549];[.C487]&gt;[.C$550]);&quot;&quot;;[.C487])">
            <text:p/>
          </table:table-cell>
          <table:table-cell table:style-name="Default" table:formula="of:=IF(OR([.D487]&lt;[.D$549];[.D487]&gt;[.D$550]);&quot;&quot;;[.D487])">
            <text:p/>
          </table:table-cell>
          <table:table-cell table:style-name="Default" table:formula="of:=IF(OR([.E487]&lt;[.E$549];[.E487]&gt;[.E$550]);&quot;&quot;;[.E487])">
            <text:p/>
          </table:table-cell>
          <table:table-cell table:style-name="Default" table:formula="of:=IF(OR([.F487]&lt;[.F$549];[.F487]&gt;[.F$550]);&quot;&quot;;[.F487])">
            <text:p/>
          </table:table-cell>
          <table:table-cell table:style-name="Default" table:formula="of:=IF(OR([.G487]&lt;[.G$549];[.G487]&gt;[.G$550]);&quot;&quot;;[.G487])">
            <text:p/>
          </table:table-cell>
          <table:table-cell table:style-name="Default" table:formula="of:=IF(OR([.H487]&lt;[.H$549];[.H487]&gt;[.H$550]);&quot;&quot;;[.H487])">
            <text:p/>
          </table:table-cell>
          <table:table-cell table:style-name="Default" table:formula="of:=IF(OR([.I487]&lt;[.I$549];[.I487]&gt;[.I$550]);&quot;&quot;;[.I487])">
            <text:p/>
          </table:table-cell>
          <table:table-cell table:style-name="Default" table:formula="of:=IF(OR([.J487]&lt;[.J$549];[.J487]&gt;[.J$550]);&quot;&quot;;[.J487])">
            <text:p/>
          </table:table-cell>
          <table:table-cell table:style-name="Default" table:formula="of:=IF(OR([.K487]&lt;[.K$549];[.K487]&gt;[.K$550]);&quot;&quot;;[.K487])">
            <text:p/>
          </table:table-cell>
          <table:table-cell table:style-name="Default" table:formula="of:=IF(OR([.L487]&lt;[.L$549];[.L487]&gt;[.L$550]);&quot;&quot;;[.L487])">
            <text:p/>
          </table:table-cell>
          <table:table-cell table:style-name="Default" table:formula="of:=IF(OR([.M487]&lt;[.M$549];[.M487]&gt;[.M$550]);&quot;&quot;;[.M487])">
            <text:p/>
          </table:table-cell>
          <table:table-cell table:style-name="Default" table:formula="of:=IF(OR([.N487]&lt;[.N$549];[.N487]&gt;[.N$550]);&quot;&quot;;[.N487])">
            <text:p/>
          </table:table-cell>
          <table:table-cell table:style-name="Default" table:formula="of:=IF(OR([.O487]&lt;[.O$549];[.O487]&gt;[.O$550]);&quot;&quot;;[.O487])">
            <text:p/>
          </table:table-cell>
          <table:table-cell table:style-name="Default" table:formula="of:=IF(OR([.P487]&lt;[.P$549];[.P487]&gt;[.P$550]);&quot;&quot;;[.P487])">
            <text:p/>
          </table:table-cell>
          <table:table-cell table:style-name="Default" table:formula="of:=IF(OR([.Q487]&lt;[.Q$549];[.Q487]&gt;[.Q$550]);&quot;&quot;;[.Q487])">
            <text:p/>
          </table:table-cell>
          <table:table-cell table:style-name="Default" table:formula="of:=IF(OR([.R487]&lt;[.R$549];[.R487]&gt;[.R$550]);&quot;&quot;;[.R487])">
            <text:p/>
          </table:table-cell>
          <table:table-cell table:style-name="Default" table:formula="of:=IF(OR([.S487]&lt;[.S$549];[.S487]&gt;[.S$550]);&quot;&quot;;[.S487])">
            <text:p/>
          </table:table-cell>
          <table:table-cell table:style-name="Default" table:formula="of:=IF(OR([.T487]&lt;[.T$549];[.T487]&gt;[.T$550]);&quot;&quot;;[.T487])">
            <text:p/>
          </table:table-cell>
          <table:table-cell table:style-name="Default" table:formula="of:=IF(OR([.U487]&lt;[.U$549];[.U487]&gt;[.U$550]);&quot;&quot;;[.U487])">
            <text:p/>
          </table:table-cell>
          <table:table-cell table:style-name="Default"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8]&lt;[.B$549];[.B488]&gt;[.B$550]);&quot;&quot;;[.B488])">
            <text:p/>
          </table:table-cell>
          <table:table-cell table:style-name="Default" table:formula="of:=IF(OR([.C488]&lt;[.C$549];[.C488]&gt;[.C$550]);&quot;&quot;;[.C488])">
            <text:p/>
          </table:table-cell>
          <table:table-cell table:style-name="Default" table:formula="of:=IF(OR([.D488]&lt;[.D$549];[.D488]&gt;[.D$550]);&quot;&quot;;[.D488])">
            <text:p/>
          </table:table-cell>
          <table:table-cell table:style-name="Default" table:formula="of:=IF(OR([.E488]&lt;[.E$549];[.E488]&gt;[.E$550]);&quot;&quot;;[.E488])">
            <text:p/>
          </table:table-cell>
          <table:table-cell table:style-name="Default" table:formula="of:=IF(OR([.F488]&lt;[.F$549];[.F488]&gt;[.F$550]);&quot;&quot;;[.F488])">
            <text:p/>
          </table:table-cell>
          <table:table-cell table:style-name="Default" table:formula="of:=IF(OR([.G488]&lt;[.G$549];[.G488]&gt;[.G$550]);&quot;&quot;;[.G488])">
            <text:p/>
          </table:table-cell>
          <table:table-cell table:style-name="Default" table:formula="of:=IF(OR([.H488]&lt;[.H$549];[.H488]&gt;[.H$550]);&quot;&quot;;[.H488])">
            <text:p/>
          </table:table-cell>
          <table:table-cell table:style-name="Default" table:formula="of:=IF(OR([.I488]&lt;[.I$549];[.I488]&gt;[.I$550]);&quot;&quot;;[.I488])">
            <text:p/>
          </table:table-cell>
          <table:table-cell table:style-name="Default" table:formula="of:=IF(OR([.J488]&lt;[.J$549];[.J488]&gt;[.J$550]);&quot;&quot;;[.J488])">
            <text:p/>
          </table:table-cell>
          <table:table-cell table:style-name="Default" table:formula="of:=IF(OR([.K488]&lt;[.K$549];[.K488]&gt;[.K$550]);&quot;&quot;;[.K488])">
            <text:p/>
          </table:table-cell>
          <table:table-cell table:style-name="Default" table:formula="of:=IF(OR([.L488]&lt;[.L$549];[.L488]&gt;[.L$550]);&quot;&quot;;[.L488])">
            <text:p/>
          </table:table-cell>
          <table:table-cell table:style-name="Default" table:formula="of:=IF(OR([.M488]&lt;[.M$549];[.M488]&gt;[.M$550]);&quot;&quot;;[.M488])">
            <text:p/>
          </table:table-cell>
          <table:table-cell table:style-name="Default" table:formula="of:=IF(OR([.N488]&lt;[.N$549];[.N488]&gt;[.N$550]);&quot;&quot;;[.N488])">
            <text:p/>
          </table:table-cell>
          <table:table-cell table:style-name="Default" table:formula="of:=IF(OR([.O488]&lt;[.O$549];[.O488]&gt;[.O$550]);&quot;&quot;;[.O488])">
            <text:p/>
          </table:table-cell>
          <table:table-cell table:style-name="Default" table:formula="of:=IF(OR([.P488]&lt;[.P$549];[.P488]&gt;[.P$550]);&quot;&quot;;[.P488])">
            <text:p/>
          </table:table-cell>
          <table:table-cell table:style-name="Default" table:formula="of:=IF(OR([.Q488]&lt;[.Q$549];[.Q488]&gt;[.Q$550]);&quot;&quot;;[.Q488])">
            <text:p/>
          </table:table-cell>
          <table:table-cell table:style-name="Default" table:formula="of:=IF(OR([.R488]&lt;[.R$549];[.R488]&gt;[.R$550]);&quot;&quot;;[.R488])">
            <text:p/>
          </table:table-cell>
          <table:table-cell table:style-name="Default" table:formula="of:=IF(OR([.S488]&lt;[.S$549];[.S488]&gt;[.S$550]);&quot;&quot;;[.S488])">
            <text:p/>
          </table:table-cell>
          <table:table-cell table:style-name="Default" table:formula="of:=IF(OR([.T488]&lt;[.T$549];[.T488]&gt;[.T$550]);&quot;&quot;;[.T488])">
            <text:p/>
          </table:table-cell>
          <table:table-cell table:style-name="Default" table:formula="of:=IF(OR([.U488]&lt;[.U$549];[.U488]&gt;[.U$550]);&quot;&quot;;[.U488])">
            <text:p/>
          </table:table-cell>
          <table:table-cell table:style-name="Default"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89]&lt;[.B$549];[.B489]&gt;[.B$550]);&quot;&quot;;[.B489])">
            <text:p/>
          </table:table-cell>
          <table:table-cell table:style-name="Default" table:formula="of:=IF(OR([.C489]&lt;[.C$549];[.C489]&gt;[.C$550]);&quot;&quot;;[.C489])">
            <text:p/>
          </table:table-cell>
          <table:table-cell table:style-name="Default" table:formula="of:=IF(OR([.D489]&lt;[.D$549];[.D489]&gt;[.D$550]);&quot;&quot;;[.D489])">
            <text:p/>
          </table:table-cell>
          <table:table-cell table:style-name="Default" table:formula="of:=IF(OR([.E489]&lt;[.E$549];[.E489]&gt;[.E$550]);&quot;&quot;;[.E489])">
            <text:p/>
          </table:table-cell>
          <table:table-cell table:style-name="Default" table:formula="of:=IF(OR([.F489]&lt;[.F$549];[.F489]&gt;[.F$550]);&quot;&quot;;[.F489])">
            <text:p/>
          </table:table-cell>
          <table:table-cell table:style-name="Default" table:formula="of:=IF(OR([.G489]&lt;[.G$549];[.G489]&gt;[.G$550]);&quot;&quot;;[.G489])">
            <text:p/>
          </table:table-cell>
          <table:table-cell table:style-name="Default" table:formula="of:=IF(OR([.H489]&lt;[.H$549];[.H489]&gt;[.H$550]);&quot;&quot;;[.H489])">
            <text:p/>
          </table:table-cell>
          <table:table-cell table:style-name="Default" table:formula="of:=IF(OR([.I489]&lt;[.I$549];[.I489]&gt;[.I$550]);&quot;&quot;;[.I489])">
            <text:p/>
          </table:table-cell>
          <table:table-cell table:style-name="Default" table:formula="of:=IF(OR([.J489]&lt;[.J$549];[.J489]&gt;[.J$550]);&quot;&quot;;[.J489])">
            <text:p/>
          </table:table-cell>
          <table:table-cell table:style-name="Default" table:formula="of:=IF(OR([.K489]&lt;[.K$549];[.K489]&gt;[.K$550]);&quot;&quot;;[.K489])">
            <text:p/>
          </table:table-cell>
          <table:table-cell table:style-name="Default" table:formula="of:=IF(OR([.L489]&lt;[.L$549];[.L489]&gt;[.L$550]);&quot;&quot;;[.L489])">
            <text:p/>
          </table:table-cell>
          <table:table-cell table:style-name="Default" table:formula="of:=IF(OR([.M489]&lt;[.M$549];[.M489]&gt;[.M$550]);&quot;&quot;;[.M489])">
            <text:p/>
          </table:table-cell>
          <table:table-cell table:style-name="Default" table:formula="of:=IF(OR([.N489]&lt;[.N$549];[.N489]&gt;[.N$550]);&quot;&quot;;[.N489])">
            <text:p/>
          </table:table-cell>
          <table:table-cell table:style-name="Default" table:formula="of:=IF(OR([.O489]&lt;[.O$549];[.O489]&gt;[.O$550]);&quot;&quot;;[.O489])">
            <text:p/>
          </table:table-cell>
          <table:table-cell table:style-name="Default" table:formula="of:=IF(OR([.P489]&lt;[.P$549];[.P489]&gt;[.P$550]);&quot;&quot;;[.P489])">
            <text:p/>
          </table:table-cell>
          <table:table-cell table:style-name="Default" table:formula="of:=IF(OR([.Q489]&lt;[.Q$549];[.Q489]&gt;[.Q$550]);&quot;&quot;;[.Q489])">
            <text:p/>
          </table:table-cell>
          <table:table-cell table:style-name="Default" table:formula="of:=IF(OR([.R489]&lt;[.R$549];[.R489]&gt;[.R$550]);&quot;&quot;;[.R489])">
            <text:p/>
          </table:table-cell>
          <table:table-cell table:style-name="Default" table:formula="of:=IF(OR([.S489]&lt;[.S$549];[.S489]&gt;[.S$550]);&quot;&quot;;[.S489])">
            <text:p/>
          </table:table-cell>
          <table:table-cell table:style-name="Default" table:formula="of:=IF(OR([.T489]&lt;[.T$549];[.T489]&gt;[.T$550]);&quot;&quot;;[.T489])">
            <text:p/>
          </table:table-cell>
          <table:table-cell table:style-name="Default" table:formula="of:=IF(OR([.U489]&lt;[.U$549];[.U489]&gt;[.U$550]);&quot;&quot;;[.U489])">
            <text:p/>
          </table:table-cell>
          <table:table-cell table:style-name="Default"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0]&lt;[.B$549];[.B490]&gt;[.B$550]);&quot;&quot;;[.B490])">
            <text:p/>
          </table:table-cell>
          <table:table-cell table:style-name="Default" table:formula="of:=IF(OR([.C490]&lt;[.C$549];[.C490]&gt;[.C$550]);&quot;&quot;;[.C490])">
            <text:p/>
          </table:table-cell>
          <table:table-cell table:style-name="Default" table:formula="of:=IF(OR([.D490]&lt;[.D$549];[.D490]&gt;[.D$550]);&quot;&quot;;[.D490])">
            <text:p/>
          </table:table-cell>
          <table:table-cell table:style-name="Default" table:formula="of:=IF(OR([.E490]&lt;[.E$549];[.E490]&gt;[.E$550]);&quot;&quot;;[.E490])">
            <text:p/>
          </table:table-cell>
          <table:table-cell table:style-name="Default" table:formula="of:=IF(OR([.F490]&lt;[.F$549];[.F490]&gt;[.F$550]);&quot;&quot;;[.F490])">
            <text:p/>
          </table:table-cell>
          <table:table-cell table:style-name="Default" table:formula="of:=IF(OR([.G490]&lt;[.G$549];[.G490]&gt;[.G$550]);&quot;&quot;;[.G490])">
            <text:p/>
          </table:table-cell>
          <table:table-cell table:style-name="Default" table:formula="of:=IF(OR([.H490]&lt;[.H$549];[.H490]&gt;[.H$550]);&quot;&quot;;[.H490])">
            <text:p/>
          </table:table-cell>
          <table:table-cell table:style-name="Default" table:formula="of:=IF(OR([.I490]&lt;[.I$549];[.I490]&gt;[.I$550]);&quot;&quot;;[.I490])">
            <text:p/>
          </table:table-cell>
          <table:table-cell table:style-name="Default" table:formula="of:=IF(OR([.J490]&lt;[.J$549];[.J490]&gt;[.J$550]);&quot;&quot;;[.J490])">
            <text:p/>
          </table:table-cell>
          <table:table-cell table:style-name="Default" table:formula="of:=IF(OR([.K490]&lt;[.K$549];[.K490]&gt;[.K$550]);&quot;&quot;;[.K490])">
            <text:p/>
          </table:table-cell>
          <table:table-cell table:style-name="Default" table:formula="of:=IF(OR([.L490]&lt;[.L$549];[.L490]&gt;[.L$550]);&quot;&quot;;[.L490])">
            <text:p/>
          </table:table-cell>
          <table:table-cell table:style-name="Default" table:formula="of:=IF(OR([.M490]&lt;[.M$549];[.M490]&gt;[.M$550]);&quot;&quot;;[.M490])">
            <text:p/>
          </table:table-cell>
          <table:table-cell table:style-name="Default" table:formula="of:=IF(OR([.N490]&lt;[.N$549];[.N490]&gt;[.N$550]);&quot;&quot;;[.N490])">
            <text:p/>
          </table:table-cell>
          <table:table-cell table:style-name="Default" table:formula="of:=IF(OR([.O490]&lt;[.O$549];[.O490]&gt;[.O$550]);&quot;&quot;;[.O490])">
            <text:p/>
          </table:table-cell>
          <table:table-cell table:style-name="Default" table:formula="of:=IF(OR([.P490]&lt;[.P$549];[.P490]&gt;[.P$550]);&quot;&quot;;[.P490])">
            <text:p/>
          </table:table-cell>
          <table:table-cell table:style-name="Default" table:formula="of:=IF(OR([.Q490]&lt;[.Q$549];[.Q490]&gt;[.Q$550]);&quot;&quot;;[.Q490])">
            <text:p/>
          </table:table-cell>
          <table:table-cell table:style-name="Default" table:formula="of:=IF(OR([.R490]&lt;[.R$549];[.R490]&gt;[.R$550]);&quot;&quot;;[.R490])">
            <text:p/>
          </table:table-cell>
          <table:table-cell table:style-name="Default" table:formula="of:=IF(OR([.S490]&lt;[.S$549];[.S490]&gt;[.S$550]);&quot;&quot;;[.S490])">
            <text:p/>
          </table:table-cell>
          <table:table-cell table:style-name="Default" table:formula="of:=IF(OR([.T490]&lt;[.T$549];[.T490]&gt;[.T$550]);&quot;&quot;;[.T490])">
            <text:p/>
          </table:table-cell>
          <table:table-cell table:style-name="Default" table:formula="of:=IF(OR([.U490]&lt;[.U$549];[.U490]&gt;[.U$550]);&quot;&quot;;[.U490])">
            <text:p/>
          </table:table-cell>
          <table:table-cell table:style-name="Default"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1]&lt;[.B$549];[.B491]&gt;[.B$550]);&quot;&quot;;[.B491])">
            <text:p/>
          </table:table-cell>
          <table:table-cell table:style-name="Default" table:formula="of:=IF(OR([.C491]&lt;[.C$549];[.C491]&gt;[.C$550]);&quot;&quot;;[.C491])">
            <text:p/>
          </table:table-cell>
          <table:table-cell table:style-name="Default" table:formula="of:=IF(OR([.D491]&lt;[.D$549];[.D491]&gt;[.D$550]);&quot;&quot;;[.D491])">
            <text:p/>
          </table:table-cell>
          <table:table-cell table:style-name="Default" table:formula="of:=IF(OR([.E491]&lt;[.E$549];[.E491]&gt;[.E$550]);&quot;&quot;;[.E491])">
            <text:p/>
          </table:table-cell>
          <table:table-cell table:style-name="Default" table:formula="of:=IF(OR([.F491]&lt;[.F$549];[.F491]&gt;[.F$550]);&quot;&quot;;[.F491])">
            <text:p/>
          </table:table-cell>
          <table:table-cell table:style-name="Default" table:formula="of:=IF(OR([.G491]&lt;[.G$549];[.G491]&gt;[.G$550]);&quot;&quot;;[.G491])">
            <text:p/>
          </table:table-cell>
          <table:table-cell table:style-name="Default" table:formula="of:=IF(OR([.H491]&lt;[.H$549];[.H491]&gt;[.H$550]);&quot;&quot;;[.H491])">
            <text:p/>
          </table:table-cell>
          <table:table-cell table:style-name="Default" table:formula="of:=IF(OR([.I491]&lt;[.I$549];[.I491]&gt;[.I$550]);&quot;&quot;;[.I491])">
            <text:p/>
          </table:table-cell>
          <table:table-cell table:style-name="Default" table:formula="of:=IF(OR([.J491]&lt;[.J$549];[.J491]&gt;[.J$550]);&quot;&quot;;[.J491])">
            <text:p/>
          </table:table-cell>
          <table:table-cell table:style-name="Default" table:formula="of:=IF(OR([.K491]&lt;[.K$549];[.K491]&gt;[.K$550]);&quot;&quot;;[.K491])">
            <text:p/>
          </table:table-cell>
          <table:table-cell table:style-name="Default" table:formula="of:=IF(OR([.L491]&lt;[.L$549];[.L491]&gt;[.L$550]);&quot;&quot;;[.L491])">
            <text:p/>
          </table:table-cell>
          <table:table-cell table:style-name="Default" table:formula="of:=IF(OR([.M491]&lt;[.M$549];[.M491]&gt;[.M$550]);&quot;&quot;;[.M491])">
            <text:p/>
          </table:table-cell>
          <table:table-cell table:style-name="Default" table:formula="of:=IF(OR([.N491]&lt;[.N$549];[.N491]&gt;[.N$550]);&quot;&quot;;[.N491])">
            <text:p/>
          </table:table-cell>
          <table:table-cell table:style-name="Default" table:formula="of:=IF(OR([.O491]&lt;[.O$549];[.O491]&gt;[.O$550]);&quot;&quot;;[.O491])">
            <text:p/>
          </table:table-cell>
          <table:table-cell table:style-name="Default" table:formula="of:=IF(OR([.P491]&lt;[.P$549];[.P491]&gt;[.P$550]);&quot;&quot;;[.P491])">
            <text:p/>
          </table:table-cell>
          <table:table-cell table:style-name="Default" table:formula="of:=IF(OR([.Q491]&lt;[.Q$549];[.Q491]&gt;[.Q$550]);&quot;&quot;;[.Q491])">
            <text:p/>
          </table:table-cell>
          <table:table-cell table:style-name="Default" table:formula="of:=IF(OR([.R491]&lt;[.R$549];[.R491]&gt;[.R$550]);&quot;&quot;;[.R491])">
            <text:p/>
          </table:table-cell>
          <table:table-cell table:style-name="Default" table:formula="of:=IF(OR([.S491]&lt;[.S$549];[.S491]&gt;[.S$550]);&quot;&quot;;[.S491])">
            <text:p/>
          </table:table-cell>
          <table:table-cell table:style-name="Default" table:formula="of:=IF(OR([.T491]&lt;[.T$549];[.T491]&gt;[.T$550]);&quot;&quot;;[.T491])">
            <text:p/>
          </table:table-cell>
          <table:table-cell table:style-name="Default" table:formula="of:=IF(OR([.U491]&lt;[.U$549];[.U491]&gt;[.U$550]);&quot;&quot;;[.U491])">
            <text:p/>
          </table:table-cell>
          <table:table-cell table:style-name="Default"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2]&lt;[.B$549];[.B492]&gt;[.B$550]);&quot;&quot;;[.B492])">
            <text:p/>
          </table:table-cell>
          <table:table-cell table:style-name="Default" table:formula="of:=IF(OR([.C492]&lt;[.C$549];[.C492]&gt;[.C$550]);&quot;&quot;;[.C492])">
            <text:p/>
          </table:table-cell>
          <table:table-cell table:style-name="Default" table:formula="of:=IF(OR([.D492]&lt;[.D$549];[.D492]&gt;[.D$550]);&quot;&quot;;[.D492])">
            <text:p/>
          </table:table-cell>
          <table:table-cell table:style-name="Default" table:formula="of:=IF(OR([.E492]&lt;[.E$549];[.E492]&gt;[.E$550]);&quot;&quot;;[.E492])">
            <text:p/>
          </table:table-cell>
          <table:table-cell table:style-name="Default" table:formula="of:=IF(OR([.F492]&lt;[.F$549];[.F492]&gt;[.F$550]);&quot;&quot;;[.F492])">
            <text:p/>
          </table:table-cell>
          <table:table-cell table:style-name="Default" table:formula="of:=IF(OR([.G492]&lt;[.G$549];[.G492]&gt;[.G$550]);&quot;&quot;;[.G492])">
            <text:p/>
          </table:table-cell>
          <table:table-cell table:style-name="Default" table:formula="of:=IF(OR([.H492]&lt;[.H$549];[.H492]&gt;[.H$550]);&quot;&quot;;[.H492])">
            <text:p/>
          </table:table-cell>
          <table:table-cell table:style-name="Default" table:formula="of:=IF(OR([.I492]&lt;[.I$549];[.I492]&gt;[.I$550]);&quot;&quot;;[.I492])">
            <text:p/>
          </table:table-cell>
          <table:table-cell table:style-name="Default" table:formula="of:=IF(OR([.J492]&lt;[.J$549];[.J492]&gt;[.J$550]);&quot;&quot;;[.J492])">
            <text:p/>
          </table:table-cell>
          <table:table-cell table:style-name="Default" table:formula="of:=IF(OR([.K492]&lt;[.K$549];[.K492]&gt;[.K$550]);&quot;&quot;;[.K492])">
            <text:p/>
          </table:table-cell>
          <table:table-cell table:style-name="Default" table:formula="of:=IF(OR([.L492]&lt;[.L$549];[.L492]&gt;[.L$550]);&quot;&quot;;[.L492])">
            <text:p/>
          </table:table-cell>
          <table:table-cell table:style-name="Default" table:formula="of:=IF(OR([.M492]&lt;[.M$549];[.M492]&gt;[.M$550]);&quot;&quot;;[.M492])">
            <text:p/>
          </table:table-cell>
          <table:table-cell table:style-name="Default" table:formula="of:=IF(OR([.N492]&lt;[.N$549];[.N492]&gt;[.N$550]);&quot;&quot;;[.N492])">
            <text:p/>
          </table:table-cell>
          <table:table-cell table:style-name="Default" table:formula="of:=IF(OR([.O492]&lt;[.O$549];[.O492]&gt;[.O$550]);&quot;&quot;;[.O492])">
            <text:p/>
          </table:table-cell>
          <table:table-cell table:style-name="Default" table:formula="of:=IF(OR([.P492]&lt;[.P$549];[.P492]&gt;[.P$550]);&quot;&quot;;[.P492])">
            <text:p/>
          </table:table-cell>
          <table:table-cell table:style-name="Default" table:formula="of:=IF(OR([.Q492]&lt;[.Q$549];[.Q492]&gt;[.Q$550]);&quot;&quot;;[.Q492])">
            <text:p/>
          </table:table-cell>
          <table:table-cell table:style-name="Default" table:formula="of:=IF(OR([.R492]&lt;[.R$549];[.R492]&gt;[.R$550]);&quot;&quot;;[.R492])">
            <text:p/>
          </table:table-cell>
          <table:table-cell table:style-name="Default" table:formula="of:=IF(OR([.S492]&lt;[.S$549];[.S492]&gt;[.S$550]);&quot;&quot;;[.S492])">
            <text:p/>
          </table:table-cell>
          <table:table-cell table:style-name="Default" table:formula="of:=IF(OR([.T492]&lt;[.T$549];[.T492]&gt;[.T$550]);&quot;&quot;;[.T492])">
            <text:p/>
          </table:table-cell>
          <table:table-cell table:style-name="Default" table:formula="of:=IF(OR([.U492]&lt;[.U$549];[.U492]&gt;[.U$550]);&quot;&quot;;[.U492])">
            <text:p/>
          </table:table-cell>
          <table:table-cell table:style-name="Default"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3]&lt;[.B$549];[.B493]&gt;[.B$550]);&quot;&quot;;[.B493])">
            <text:p/>
          </table:table-cell>
          <table:table-cell table:style-name="Default" table:formula="of:=IF(OR([.C493]&lt;[.C$549];[.C493]&gt;[.C$550]);&quot;&quot;;[.C493])">
            <text:p/>
          </table:table-cell>
          <table:table-cell table:style-name="Default" table:formula="of:=IF(OR([.D493]&lt;[.D$549];[.D493]&gt;[.D$550]);&quot;&quot;;[.D493])">
            <text:p/>
          </table:table-cell>
          <table:table-cell table:style-name="Default" table:formula="of:=IF(OR([.E493]&lt;[.E$549];[.E493]&gt;[.E$550]);&quot;&quot;;[.E493])">
            <text:p/>
          </table:table-cell>
          <table:table-cell table:style-name="Default" table:formula="of:=IF(OR([.F493]&lt;[.F$549];[.F493]&gt;[.F$550]);&quot;&quot;;[.F493])">
            <text:p/>
          </table:table-cell>
          <table:table-cell table:style-name="Default" table:formula="of:=IF(OR([.G493]&lt;[.G$549];[.G493]&gt;[.G$550]);&quot;&quot;;[.G493])">
            <text:p/>
          </table:table-cell>
          <table:table-cell table:style-name="Default" table:formula="of:=IF(OR([.H493]&lt;[.H$549];[.H493]&gt;[.H$550]);&quot;&quot;;[.H493])">
            <text:p/>
          </table:table-cell>
          <table:table-cell table:style-name="Default" table:formula="of:=IF(OR([.I493]&lt;[.I$549];[.I493]&gt;[.I$550]);&quot;&quot;;[.I493])">
            <text:p/>
          </table:table-cell>
          <table:table-cell table:style-name="Default" table:formula="of:=IF(OR([.J493]&lt;[.J$549];[.J493]&gt;[.J$550]);&quot;&quot;;[.J493])">
            <text:p/>
          </table:table-cell>
          <table:table-cell table:style-name="Default" table:formula="of:=IF(OR([.K493]&lt;[.K$549];[.K493]&gt;[.K$550]);&quot;&quot;;[.K493])">
            <text:p/>
          </table:table-cell>
          <table:table-cell table:style-name="Default" table:formula="of:=IF(OR([.L493]&lt;[.L$549];[.L493]&gt;[.L$550]);&quot;&quot;;[.L493])">
            <text:p/>
          </table:table-cell>
          <table:table-cell table:style-name="Default" table:formula="of:=IF(OR([.M493]&lt;[.M$549];[.M493]&gt;[.M$550]);&quot;&quot;;[.M493])">
            <text:p/>
          </table:table-cell>
          <table:table-cell table:style-name="Default" table:formula="of:=IF(OR([.N493]&lt;[.N$549];[.N493]&gt;[.N$550]);&quot;&quot;;[.N493])">
            <text:p/>
          </table:table-cell>
          <table:table-cell table:style-name="Default" table:formula="of:=IF(OR([.O493]&lt;[.O$549];[.O493]&gt;[.O$550]);&quot;&quot;;[.O493])">
            <text:p/>
          </table:table-cell>
          <table:table-cell table:style-name="Default" table:formula="of:=IF(OR([.P493]&lt;[.P$549];[.P493]&gt;[.P$550]);&quot;&quot;;[.P493])">
            <text:p/>
          </table:table-cell>
          <table:table-cell table:style-name="Default" table:formula="of:=IF(OR([.Q493]&lt;[.Q$549];[.Q493]&gt;[.Q$550]);&quot;&quot;;[.Q493])">
            <text:p/>
          </table:table-cell>
          <table:table-cell table:style-name="Default" table:formula="of:=IF(OR([.R493]&lt;[.R$549];[.R493]&gt;[.R$550]);&quot;&quot;;[.R493])">
            <text:p/>
          </table:table-cell>
          <table:table-cell table:style-name="Default" table:formula="of:=IF(OR([.S493]&lt;[.S$549];[.S493]&gt;[.S$550]);&quot;&quot;;[.S493])">
            <text:p/>
          </table:table-cell>
          <table:table-cell table:style-name="Default" table:formula="of:=IF(OR([.T493]&lt;[.T$549];[.T493]&gt;[.T$550]);&quot;&quot;;[.T493])">
            <text:p/>
          </table:table-cell>
          <table:table-cell table:style-name="Default" table:formula="of:=IF(OR([.U493]&lt;[.U$549];[.U493]&gt;[.U$550]);&quot;&quot;;[.U493])">
            <text:p/>
          </table:table-cell>
          <table:table-cell table:style-name="Default"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4]&lt;[.B$549];[.B494]&gt;[.B$550]);&quot;&quot;;[.B494])">
            <text:p/>
          </table:table-cell>
          <table:table-cell table:style-name="Default" table:formula="of:=IF(OR([.C494]&lt;[.C$549];[.C494]&gt;[.C$550]);&quot;&quot;;[.C494])">
            <text:p/>
          </table:table-cell>
          <table:table-cell table:style-name="Default" table:formula="of:=IF(OR([.D494]&lt;[.D$549];[.D494]&gt;[.D$550]);&quot;&quot;;[.D494])">
            <text:p/>
          </table:table-cell>
          <table:table-cell table:style-name="Default" table:formula="of:=IF(OR([.E494]&lt;[.E$549];[.E494]&gt;[.E$550]);&quot;&quot;;[.E494])">
            <text:p/>
          </table:table-cell>
          <table:table-cell table:style-name="Default" table:formula="of:=IF(OR([.F494]&lt;[.F$549];[.F494]&gt;[.F$550]);&quot;&quot;;[.F494])">
            <text:p/>
          </table:table-cell>
          <table:table-cell table:style-name="Default" table:formula="of:=IF(OR([.G494]&lt;[.G$549];[.G494]&gt;[.G$550]);&quot;&quot;;[.G494])">
            <text:p/>
          </table:table-cell>
          <table:table-cell table:style-name="Default" table:formula="of:=IF(OR([.H494]&lt;[.H$549];[.H494]&gt;[.H$550]);&quot;&quot;;[.H494])">
            <text:p/>
          </table:table-cell>
          <table:table-cell table:style-name="Default" table:formula="of:=IF(OR([.I494]&lt;[.I$549];[.I494]&gt;[.I$550]);&quot;&quot;;[.I494])">
            <text:p/>
          </table:table-cell>
          <table:table-cell table:style-name="Default" table:formula="of:=IF(OR([.J494]&lt;[.J$549];[.J494]&gt;[.J$550]);&quot;&quot;;[.J494])">
            <text:p/>
          </table:table-cell>
          <table:table-cell table:style-name="Default" table:formula="of:=IF(OR([.K494]&lt;[.K$549];[.K494]&gt;[.K$550]);&quot;&quot;;[.K494])">
            <text:p/>
          </table:table-cell>
          <table:table-cell table:style-name="Default" table:formula="of:=IF(OR([.L494]&lt;[.L$549];[.L494]&gt;[.L$550]);&quot;&quot;;[.L494])">
            <text:p/>
          </table:table-cell>
          <table:table-cell table:style-name="Default" table:formula="of:=IF(OR([.M494]&lt;[.M$549];[.M494]&gt;[.M$550]);&quot;&quot;;[.M494])">
            <text:p/>
          </table:table-cell>
          <table:table-cell table:style-name="Default" table:formula="of:=IF(OR([.N494]&lt;[.N$549];[.N494]&gt;[.N$550]);&quot;&quot;;[.N494])">
            <text:p/>
          </table:table-cell>
          <table:table-cell table:style-name="Default" table:formula="of:=IF(OR([.O494]&lt;[.O$549];[.O494]&gt;[.O$550]);&quot;&quot;;[.O494])">
            <text:p/>
          </table:table-cell>
          <table:table-cell table:style-name="Default" table:formula="of:=IF(OR([.P494]&lt;[.P$549];[.P494]&gt;[.P$550]);&quot;&quot;;[.P494])">
            <text:p/>
          </table:table-cell>
          <table:table-cell table:style-name="Default" table:formula="of:=IF(OR([.Q494]&lt;[.Q$549];[.Q494]&gt;[.Q$550]);&quot;&quot;;[.Q494])">
            <text:p/>
          </table:table-cell>
          <table:table-cell table:style-name="Default" table:formula="of:=IF(OR([.R494]&lt;[.R$549];[.R494]&gt;[.R$550]);&quot;&quot;;[.R494])">
            <text:p/>
          </table:table-cell>
          <table:table-cell table:style-name="Default" table:formula="of:=IF(OR([.S494]&lt;[.S$549];[.S494]&gt;[.S$550]);&quot;&quot;;[.S494])">
            <text:p/>
          </table:table-cell>
          <table:table-cell table:style-name="Default" table:formula="of:=IF(OR([.T494]&lt;[.T$549];[.T494]&gt;[.T$550]);&quot;&quot;;[.T494])">
            <text:p/>
          </table:table-cell>
          <table:table-cell table:style-name="Default" table:formula="of:=IF(OR([.U494]&lt;[.U$549];[.U494]&gt;[.U$550]);&quot;&quot;;[.U494])">
            <text:p/>
          </table:table-cell>
          <table:table-cell table:style-name="Default" table:formula="of:=IF(OR([.V494]&lt;[.V$549];[.V494]&gt;[.V$550]);&quot;&quot;;[.V49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5]&lt;[.B$549];[.B495]&gt;[.B$550]);&quot;&quot;;[.B495])">
            <text:p/>
          </table:table-cell>
          <table:table-cell table:style-name="Default" table:formula="of:=IF(OR([.C495]&lt;[.C$549];[.C495]&gt;[.C$550]);&quot;&quot;;[.C495])">
            <text:p/>
          </table:table-cell>
          <table:table-cell table:style-name="Default" table:formula="of:=IF(OR([.D495]&lt;[.D$549];[.D495]&gt;[.D$550]);&quot;&quot;;[.D495])">
            <text:p/>
          </table:table-cell>
          <table:table-cell table:style-name="Default" table:formula="of:=IF(OR([.E495]&lt;[.E$549];[.E495]&gt;[.E$550]);&quot;&quot;;[.E495])">
            <text:p/>
          </table:table-cell>
          <table:table-cell table:style-name="Default" table:formula="of:=IF(OR([.F495]&lt;[.F$549];[.F495]&gt;[.F$550]);&quot;&quot;;[.F495])">
            <text:p/>
          </table:table-cell>
          <table:table-cell table:style-name="Default" table:formula="of:=IF(OR([.G495]&lt;[.G$549];[.G495]&gt;[.G$550]);&quot;&quot;;[.G495])">
            <text:p/>
          </table:table-cell>
          <table:table-cell table:style-name="Default" table:formula="of:=IF(OR([.H495]&lt;[.H$549];[.H495]&gt;[.H$550]);&quot;&quot;;[.H495])">
            <text:p/>
          </table:table-cell>
          <table:table-cell table:style-name="Default" table:formula="of:=IF(OR([.I495]&lt;[.I$549];[.I495]&gt;[.I$550]);&quot;&quot;;[.I495])">
            <text:p/>
          </table:table-cell>
          <table:table-cell table:style-name="Default" table:formula="of:=IF(OR([.J495]&lt;[.J$549];[.J495]&gt;[.J$550]);&quot;&quot;;[.J495])">
            <text:p/>
          </table:table-cell>
          <table:table-cell table:style-name="Default" table:formula="of:=IF(OR([.K495]&lt;[.K$549];[.K495]&gt;[.K$550]);&quot;&quot;;[.K495])">
            <text:p/>
          </table:table-cell>
          <table:table-cell table:style-name="Default" table:formula="of:=IF(OR([.L495]&lt;[.L$549];[.L495]&gt;[.L$550]);&quot;&quot;;[.L495])">
            <text:p/>
          </table:table-cell>
          <table:table-cell table:style-name="Default" table:formula="of:=IF(OR([.M495]&lt;[.M$549];[.M495]&gt;[.M$550]);&quot;&quot;;[.M495])">
            <text:p/>
          </table:table-cell>
          <table:table-cell table:style-name="Default" table:formula="of:=IF(OR([.N495]&lt;[.N$549];[.N495]&gt;[.N$550]);&quot;&quot;;[.N495])">
            <text:p/>
          </table:table-cell>
          <table:table-cell table:style-name="Default" table:formula="of:=IF(OR([.O495]&lt;[.O$549];[.O495]&gt;[.O$550]);&quot;&quot;;[.O495])">
            <text:p/>
          </table:table-cell>
          <table:table-cell table:style-name="Default" table:formula="of:=IF(OR([.P495]&lt;[.P$549];[.P495]&gt;[.P$550]);&quot;&quot;;[.P495])">
            <text:p/>
          </table:table-cell>
          <table:table-cell table:style-name="Default" table:formula="of:=IF(OR([.Q495]&lt;[.Q$549];[.Q495]&gt;[.Q$550]);&quot;&quot;;[.Q495])">
            <text:p/>
          </table:table-cell>
          <table:table-cell table:style-name="Default" table:formula="of:=IF(OR([.R495]&lt;[.R$549];[.R495]&gt;[.R$550]);&quot;&quot;;[.R495])">
            <text:p/>
          </table:table-cell>
          <table:table-cell table:style-name="Default" table:formula="of:=IF(OR([.S495]&lt;[.S$549];[.S495]&gt;[.S$550]);&quot;&quot;;[.S495])">
            <text:p/>
          </table:table-cell>
          <table:table-cell table:style-name="Default" table:formula="of:=IF(OR([.T495]&lt;[.T$549];[.T495]&gt;[.T$550]);&quot;&quot;;[.T495])">
            <text:p/>
          </table:table-cell>
          <table:table-cell table:style-name="Default" table:formula="of:=IF(OR([.U495]&lt;[.U$549];[.U495]&gt;[.U$550]);&quot;&quot;;[.U495])">
            <text:p/>
          </table:table-cell>
          <table:table-cell table:style-name="Default"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6]&lt;[.B$549];[.B496]&gt;[.B$550]);&quot;&quot;;[.B496])">
            <text:p/>
          </table:table-cell>
          <table:table-cell table:style-name="Default" table:formula="of:=IF(OR([.C496]&lt;[.C$549];[.C496]&gt;[.C$550]);&quot;&quot;;[.C496])">
            <text:p/>
          </table:table-cell>
          <table:table-cell table:style-name="Default" table:formula="of:=IF(OR([.D496]&lt;[.D$549];[.D496]&gt;[.D$550]);&quot;&quot;;[.D496])">
            <text:p/>
          </table:table-cell>
          <table:table-cell table:style-name="Default" table:formula="of:=IF(OR([.E496]&lt;[.E$549];[.E496]&gt;[.E$550]);&quot;&quot;;[.E496])">
            <text:p/>
          </table:table-cell>
          <table:table-cell table:style-name="Default" table:formula="of:=IF(OR([.F496]&lt;[.F$549];[.F496]&gt;[.F$550]);&quot;&quot;;[.F496])">
            <text:p/>
          </table:table-cell>
          <table:table-cell table:style-name="Default" table:formula="of:=IF(OR([.G496]&lt;[.G$549];[.G496]&gt;[.G$550]);&quot;&quot;;[.G496])">
            <text:p/>
          </table:table-cell>
          <table:table-cell table:style-name="Default" table:formula="of:=IF(OR([.H496]&lt;[.H$549];[.H496]&gt;[.H$550]);&quot;&quot;;[.H496])">
            <text:p/>
          </table:table-cell>
          <table:table-cell table:style-name="Default" table:formula="of:=IF(OR([.I496]&lt;[.I$549];[.I496]&gt;[.I$550]);&quot;&quot;;[.I496])">
            <text:p/>
          </table:table-cell>
          <table:table-cell table:style-name="Default" table:formula="of:=IF(OR([.J496]&lt;[.J$549];[.J496]&gt;[.J$550]);&quot;&quot;;[.J496])">
            <text:p/>
          </table:table-cell>
          <table:table-cell table:style-name="Default" table:formula="of:=IF(OR([.K496]&lt;[.K$549];[.K496]&gt;[.K$550]);&quot;&quot;;[.K496])">
            <text:p/>
          </table:table-cell>
          <table:table-cell table:style-name="Default" table:formula="of:=IF(OR([.L496]&lt;[.L$549];[.L496]&gt;[.L$550]);&quot;&quot;;[.L496])">
            <text:p/>
          </table:table-cell>
          <table:table-cell table:style-name="Default" table:formula="of:=IF(OR([.M496]&lt;[.M$549];[.M496]&gt;[.M$550]);&quot;&quot;;[.M496])">
            <text:p/>
          </table:table-cell>
          <table:table-cell table:style-name="Default" table:formula="of:=IF(OR([.N496]&lt;[.N$549];[.N496]&gt;[.N$550]);&quot;&quot;;[.N496])">
            <text:p/>
          </table:table-cell>
          <table:table-cell table:style-name="Default" table:formula="of:=IF(OR([.O496]&lt;[.O$549];[.O496]&gt;[.O$550]);&quot;&quot;;[.O496])">
            <text:p/>
          </table:table-cell>
          <table:table-cell table:style-name="Default" table:formula="of:=IF(OR([.P496]&lt;[.P$549];[.P496]&gt;[.P$550]);&quot;&quot;;[.P496])">
            <text:p/>
          </table:table-cell>
          <table:table-cell table:style-name="Default" table:formula="of:=IF(OR([.Q496]&lt;[.Q$549];[.Q496]&gt;[.Q$550]);&quot;&quot;;[.Q496])">
            <text:p/>
          </table:table-cell>
          <table:table-cell table:style-name="Default" table:formula="of:=IF(OR([.R496]&lt;[.R$549];[.R496]&gt;[.R$550]);&quot;&quot;;[.R496])">
            <text:p/>
          </table:table-cell>
          <table:table-cell table:style-name="Default" table:formula="of:=IF(OR([.S496]&lt;[.S$549];[.S496]&gt;[.S$550]);&quot;&quot;;[.S496])">
            <text:p/>
          </table:table-cell>
          <table:table-cell table:style-name="Default" table:formula="of:=IF(OR([.T496]&lt;[.T$549];[.T496]&gt;[.T$550]);&quot;&quot;;[.T496])">
            <text:p/>
          </table:table-cell>
          <table:table-cell table:style-name="Default" table:formula="of:=IF(OR([.U496]&lt;[.U$549];[.U496]&gt;[.U$550]);&quot;&quot;;[.U496])">
            <text:p/>
          </table:table-cell>
          <table:table-cell table:style-name="Default"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7]&lt;[.B$549];[.B497]&gt;[.B$550]);&quot;&quot;;[.B497])">
            <text:p/>
          </table:table-cell>
          <table:table-cell table:style-name="Default" table:formula="of:=IF(OR([.C497]&lt;[.C$549];[.C497]&gt;[.C$550]);&quot;&quot;;[.C497])">
            <text:p/>
          </table:table-cell>
          <table:table-cell table:style-name="Default" table:formula="of:=IF(OR([.D497]&lt;[.D$549];[.D497]&gt;[.D$550]);&quot;&quot;;[.D497])">
            <text:p/>
          </table:table-cell>
          <table:table-cell table:style-name="Default" table:formula="of:=IF(OR([.E497]&lt;[.E$549];[.E497]&gt;[.E$550]);&quot;&quot;;[.E497])">
            <text:p/>
          </table:table-cell>
          <table:table-cell table:style-name="Default" table:formula="of:=IF(OR([.F497]&lt;[.F$549];[.F497]&gt;[.F$550]);&quot;&quot;;[.F497])">
            <text:p/>
          </table:table-cell>
          <table:table-cell table:style-name="Default" table:formula="of:=IF(OR([.G497]&lt;[.G$549];[.G497]&gt;[.G$550]);&quot;&quot;;[.G497])">
            <text:p/>
          </table:table-cell>
          <table:table-cell table:style-name="Default" table:formula="of:=IF(OR([.H497]&lt;[.H$549];[.H497]&gt;[.H$550]);&quot;&quot;;[.H497])">
            <text:p/>
          </table:table-cell>
          <table:table-cell table:style-name="Default" table:formula="of:=IF(OR([.I497]&lt;[.I$549];[.I497]&gt;[.I$550]);&quot;&quot;;[.I497])">
            <text:p/>
          </table:table-cell>
          <table:table-cell table:style-name="Default" table:formula="of:=IF(OR([.J497]&lt;[.J$549];[.J497]&gt;[.J$550]);&quot;&quot;;[.J497])">
            <text:p/>
          </table:table-cell>
          <table:table-cell table:style-name="Default" table:formula="of:=IF(OR([.K497]&lt;[.K$549];[.K497]&gt;[.K$550]);&quot;&quot;;[.K497])">
            <text:p/>
          </table:table-cell>
          <table:table-cell table:style-name="Default" table:formula="of:=IF(OR([.L497]&lt;[.L$549];[.L497]&gt;[.L$550]);&quot;&quot;;[.L497])">
            <text:p/>
          </table:table-cell>
          <table:table-cell table:style-name="Default" table:formula="of:=IF(OR([.M497]&lt;[.M$549];[.M497]&gt;[.M$550]);&quot;&quot;;[.M497])">
            <text:p/>
          </table:table-cell>
          <table:table-cell table:style-name="Default" table:formula="of:=IF(OR([.N497]&lt;[.N$549];[.N497]&gt;[.N$550]);&quot;&quot;;[.N497])">
            <text:p/>
          </table:table-cell>
          <table:table-cell table:style-name="Default" table:formula="of:=IF(OR([.O497]&lt;[.O$549];[.O497]&gt;[.O$550]);&quot;&quot;;[.O497])">
            <text:p/>
          </table:table-cell>
          <table:table-cell table:style-name="Default" table:formula="of:=IF(OR([.P497]&lt;[.P$549];[.P497]&gt;[.P$550]);&quot;&quot;;[.P497])">
            <text:p/>
          </table:table-cell>
          <table:table-cell table:style-name="Default" table:formula="of:=IF(OR([.Q497]&lt;[.Q$549];[.Q497]&gt;[.Q$550]);&quot;&quot;;[.Q497])">
            <text:p/>
          </table:table-cell>
          <table:table-cell table:style-name="Default" table:formula="of:=IF(OR([.R497]&lt;[.R$549];[.R497]&gt;[.R$550]);&quot;&quot;;[.R497])">
            <text:p/>
          </table:table-cell>
          <table:table-cell table:style-name="Default" table:formula="of:=IF(OR([.S497]&lt;[.S$549];[.S497]&gt;[.S$550]);&quot;&quot;;[.S497])">
            <text:p/>
          </table:table-cell>
          <table:table-cell table:style-name="Default" table:formula="of:=IF(OR([.T497]&lt;[.T$549];[.T497]&gt;[.T$550]);&quot;&quot;;[.T497])">
            <text:p/>
          </table:table-cell>
          <table:table-cell table:style-name="Default" table:formula="of:=IF(OR([.U497]&lt;[.U$549];[.U497]&gt;[.U$550]);&quot;&quot;;[.U497])">
            <text:p/>
          </table:table-cell>
          <table:table-cell table:style-name="Default"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8]&lt;[.B$549];[.B498]&gt;[.B$550]);&quot;&quot;;[.B498])">
            <text:p/>
          </table:table-cell>
          <table:table-cell table:style-name="Default" table:formula="of:=IF(OR([.C498]&lt;[.C$549];[.C498]&gt;[.C$550]);&quot;&quot;;[.C498])">
            <text:p/>
          </table:table-cell>
          <table:table-cell table:style-name="Default" table:formula="of:=IF(OR([.D498]&lt;[.D$549];[.D498]&gt;[.D$550]);&quot;&quot;;[.D498])">
            <text:p/>
          </table:table-cell>
          <table:table-cell table:style-name="Default" table:formula="of:=IF(OR([.E498]&lt;[.E$549];[.E498]&gt;[.E$550]);&quot;&quot;;[.E498])">
            <text:p/>
          </table:table-cell>
          <table:table-cell table:style-name="Default" table:formula="of:=IF(OR([.F498]&lt;[.F$549];[.F498]&gt;[.F$550]);&quot;&quot;;[.F498])">
            <text:p/>
          </table:table-cell>
          <table:table-cell table:style-name="Default" table:formula="of:=IF(OR([.G498]&lt;[.G$549];[.G498]&gt;[.G$550]);&quot;&quot;;[.G498])">
            <text:p/>
          </table:table-cell>
          <table:table-cell table:style-name="Default" table:formula="of:=IF(OR([.H498]&lt;[.H$549];[.H498]&gt;[.H$550]);&quot;&quot;;[.H498])">
            <text:p/>
          </table:table-cell>
          <table:table-cell table:style-name="Default" table:formula="of:=IF(OR([.I498]&lt;[.I$549];[.I498]&gt;[.I$550]);&quot;&quot;;[.I498])">
            <text:p/>
          </table:table-cell>
          <table:table-cell table:style-name="Default" table:formula="of:=IF(OR([.J498]&lt;[.J$549];[.J498]&gt;[.J$550]);&quot;&quot;;[.J498])">
            <text:p/>
          </table:table-cell>
          <table:table-cell table:style-name="Default" table:formula="of:=IF(OR([.K498]&lt;[.K$549];[.K498]&gt;[.K$550]);&quot;&quot;;[.K498])">
            <text:p/>
          </table:table-cell>
          <table:table-cell table:style-name="Default" table:formula="of:=IF(OR([.L498]&lt;[.L$549];[.L498]&gt;[.L$550]);&quot;&quot;;[.L498])">
            <text:p/>
          </table:table-cell>
          <table:table-cell table:style-name="Default" table:formula="of:=IF(OR([.M498]&lt;[.M$549];[.M498]&gt;[.M$550]);&quot;&quot;;[.M498])">
            <text:p/>
          </table:table-cell>
          <table:table-cell table:style-name="Default" table:formula="of:=IF(OR([.N498]&lt;[.N$549];[.N498]&gt;[.N$550]);&quot;&quot;;[.N498])">
            <text:p/>
          </table:table-cell>
          <table:table-cell table:style-name="Default" table:formula="of:=IF(OR([.O498]&lt;[.O$549];[.O498]&gt;[.O$550]);&quot;&quot;;[.O498])">
            <text:p/>
          </table:table-cell>
          <table:table-cell table:style-name="Default" table:formula="of:=IF(OR([.P498]&lt;[.P$549];[.P498]&gt;[.P$550]);&quot;&quot;;[.P498])">
            <text:p/>
          </table:table-cell>
          <table:table-cell table:style-name="Default" table:formula="of:=IF(OR([.Q498]&lt;[.Q$549];[.Q498]&gt;[.Q$550]);&quot;&quot;;[.Q498])">
            <text:p/>
          </table:table-cell>
          <table:table-cell table:style-name="Default" table:formula="of:=IF(OR([.R498]&lt;[.R$549];[.R498]&gt;[.R$550]);&quot;&quot;;[.R498])">
            <text:p/>
          </table:table-cell>
          <table:table-cell table:style-name="Default" table:formula="of:=IF(OR([.S498]&lt;[.S$549];[.S498]&gt;[.S$550]);&quot;&quot;;[.S498])">
            <text:p/>
          </table:table-cell>
          <table:table-cell table:style-name="Default" table:formula="of:=IF(OR([.T498]&lt;[.T$549];[.T498]&gt;[.T$550]);&quot;&quot;;[.T498])">
            <text:p/>
          </table:table-cell>
          <table:table-cell table:style-name="Default" table:formula="of:=IF(OR([.U498]&lt;[.U$549];[.U498]&gt;[.U$550]);&quot;&quot;;[.U498])">
            <text:p/>
          </table:table-cell>
          <table:table-cell table:style-name="Default"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499]&lt;[.B$549];[.B499]&gt;[.B$550]);&quot;&quot;;[.B499])">
            <text:p/>
          </table:table-cell>
          <table:table-cell table:style-name="Default" table:formula="of:=IF(OR([.C499]&lt;[.C$549];[.C499]&gt;[.C$550]);&quot;&quot;;[.C499])">
            <text:p/>
          </table:table-cell>
          <table:table-cell table:style-name="Default" table:formula="of:=IF(OR([.D499]&lt;[.D$549];[.D499]&gt;[.D$550]);&quot;&quot;;[.D499])">
            <text:p/>
          </table:table-cell>
          <table:table-cell table:style-name="Default" table:formula="of:=IF(OR([.E499]&lt;[.E$549];[.E499]&gt;[.E$550]);&quot;&quot;;[.E499])">
            <text:p/>
          </table:table-cell>
          <table:table-cell table:style-name="Default" table:formula="of:=IF(OR([.F499]&lt;[.F$549];[.F499]&gt;[.F$550]);&quot;&quot;;[.F499])">
            <text:p/>
          </table:table-cell>
          <table:table-cell table:style-name="Default" table:formula="of:=IF(OR([.G499]&lt;[.G$549];[.G499]&gt;[.G$550]);&quot;&quot;;[.G499])">
            <text:p/>
          </table:table-cell>
          <table:table-cell table:style-name="Default" table:formula="of:=IF(OR([.H499]&lt;[.H$549];[.H499]&gt;[.H$550]);&quot;&quot;;[.H499])">
            <text:p/>
          </table:table-cell>
          <table:table-cell table:style-name="Default" table:formula="of:=IF(OR([.I499]&lt;[.I$549];[.I499]&gt;[.I$550]);&quot;&quot;;[.I499])">
            <text:p/>
          </table:table-cell>
          <table:table-cell table:style-name="Default" table:formula="of:=IF(OR([.J499]&lt;[.J$549];[.J499]&gt;[.J$550]);&quot;&quot;;[.J499])">
            <text:p/>
          </table:table-cell>
          <table:table-cell table:style-name="Default" table:formula="of:=IF(OR([.K499]&lt;[.K$549];[.K499]&gt;[.K$550]);&quot;&quot;;[.K499])">
            <text:p/>
          </table:table-cell>
          <table:table-cell table:style-name="Default" table:formula="of:=IF(OR([.L499]&lt;[.L$549];[.L499]&gt;[.L$550]);&quot;&quot;;[.L499])">
            <text:p/>
          </table:table-cell>
          <table:table-cell table:style-name="Default" table:formula="of:=IF(OR([.M499]&lt;[.M$549];[.M499]&gt;[.M$550]);&quot;&quot;;[.M499])">
            <text:p/>
          </table:table-cell>
          <table:table-cell table:style-name="Default" table:formula="of:=IF(OR([.N499]&lt;[.N$549];[.N499]&gt;[.N$550]);&quot;&quot;;[.N499])">
            <text:p/>
          </table:table-cell>
          <table:table-cell table:style-name="Default" table:formula="of:=IF(OR([.O499]&lt;[.O$549];[.O499]&gt;[.O$550]);&quot;&quot;;[.O499])">
            <text:p/>
          </table:table-cell>
          <table:table-cell table:style-name="Default" table:formula="of:=IF(OR([.P499]&lt;[.P$549];[.P499]&gt;[.P$550]);&quot;&quot;;[.P499])">
            <text:p/>
          </table:table-cell>
          <table:table-cell table:style-name="Default" table:formula="of:=IF(OR([.Q499]&lt;[.Q$549];[.Q499]&gt;[.Q$550]);&quot;&quot;;[.Q499])">
            <text:p/>
          </table:table-cell>
          <table:table-cell table:style-name="Default" table:formula="of:=IF(OR([.R499]&lt;[.R$549];[.R499]&gt;[.R$550]);&quot;&quot;;[.R499])">
            <text:p/>
          </table:table-cell>
          <table:table-cell table:style-name="Default" table:formula="of:=IF(OR([.S499]&lt;[.S$549];[.S499]&gt;[.S$550]);&quot;&quot;;[.S499])">
            <text:p/>
          </table:table-cell>
          <table:table-cell table:style-name="Default" table:formula="of:=IF(OR([.T499]&lt;[.T$549];[.T499]&gt;[.T$550]);&quot;&quot;;[.T499])">
            <text:p/>
          </table:table-cell>
          <table:table-cell table:style-name="Default" table:formula="of:=IF(OR([.U499]&lt;[.U$549];[.U499]&gt;[.U$550]);&quot;&quot;;[.U499])">
            <text:p/>
          </table:table-cell>
          <table:table-cell table:style-name="Default"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0]&lt;[.B$549];[.B500]&gt;[.B$550]);&quot;&quot;;[.B500])">
            <text:p/>
          </table:table-cell>
          <table:table-cell table:style-name="Default" table:formula="of:=IF(OR([.C500]&lt;[.C$549];[.C500]&gt;[.C$550]);&quot;&quot;;[.C500])">
            <text:p/>
          </table:table-cell>
          <table:table-cell table:style-name="Default" table:formula="of:=IF(OR([.D500]&lt;[.D$549];[.D500]&gt;[.D$550]);&quot;&quot;;[.D500])">
            <text:p/>
          </table:table-cell>
          <table:table-cell table:style-name="Default" table:formula="of:=IF(OR([.E500]&lt;[.E$549];[.E500]&gt;[.E$550]);&quot;&quot;;[.E500])">
            <text:p/>
          </table:table-cell>
          <table:table-cell table:style-name="Default" table:formula="of:=IF(OR([.F500]&lt;[.F$549];[.F500]&gt;[.F$550]);&quot;&quot;;[.F500])">
            <text:p/>
          </table:table-cell>
          <table:table-cell table:style-name="Default" table:formula="of:=IF(OR([.G500]&lt;[.G$549];[.G500]&gt;[.G$550]);&quot;&quot;;[.G500])">
            <text:p/>
          </table:table-cell>
          <table:table-cell table:style-name="Default" table:formula="of:=IF(OR([.H500]&lt;[.H$549];[.H500]&gt;[.H$550]);&quot;&quot;;[.H500])">
            <text:p/>
          </table:table-cell>
          <table:table-cell table:style-name="Default" table:formula="of:=IF(OR([.I500]&lt;[.I$549];[.I500]&gt;[.I$550]);&quot;&quot;;[.I500])">
            <text:p/>
          </table:table-cell>
          <table:table-cell table:style-name="Default" table:formula="of:=IF(OR([.J500]&lt;[.J$549];[.J500]&gt;[.J$550]);&quot;&quot;;[.J500])">
            <text:p/>
          </table:table-cell>
          <table:table-cell table:style-name="Default" table:formula="of:=IF(OR([.K500]&lt;[.K$549];[.K500]&gt;[.K$550]);&quot;&quot;;[.K500])">
            <text:p/>
          </table:table-cell>
          <table:table-cell table:style-name="Default" table:formula="of:=IF(OR([.L500]&lt;[.L$549];[.L500]&gt;[.L$550]);&quot;&quot;;[.L500])">
            <text:p/>
          </table:table-cell>
          <table:table-cell table:style-name="Default" table:formula="of:=IF(OR([.M500]&lt;[.M$549];[.M500]&gt;[.M$550]);&quot;&quot;;[.M500])">
            <text:p/>
          </table:table-cell>
          <table:table-cell table:style-name="Default" table:formula="of:=IF(OR([.N500]&lt;[.N$549];[.N500]&gt;[.N$550]);&quot;&quot;;[.N500])">
            <text:p/>
          </table:table-cell>
          <table:table-cell table:style-name="Default" table:formula="of:=IF(OR([.O500]&lt;[.O$549];[.O500]&gt;[.O$550]);&quot;&quot;;[.O500])">
            <text:p/>
          </table:table-cell>
          <table:table-cell table:style-name="Default" table:formula="of:=IF(OR([.P500]&lt;[.P$549];[.P500]&gt;[.P$550]);&quot;&quot;;[.P500])">
            <text:p/>
          </table:table-cell>
          <table:table-cell table:style-name="Default" table:formula="of:=IF(OR([.Q500]&lt;[.Q$549];[.Q500]&gt;[.Q$550]);&quot;&quot;;[.Q500])">
            <text:p/>
          </table:table-cell>
          <table:table-cell table:style-name="Default" table:formula="of:=IF(OR([.R500]&lt;[.R$549];[.R500]&gt;[.R$550]);&quot;&quot;;[.R500])">
            <text:p/>
          </table:table-cell>
          <table:table-cell table:style-name="Default" table:formula="of:=IF(OR([.S500]&lt;[.S$549];[.S500]&gt;[.S$550]);&quot;&quot;;[.S500])">
            <text:p/>
          </table:table-cell>
          <table:table-cell table:style-name="Default" table:formula="of:=IF(OR([.T500]&lt;[.T$549];[.T500]&gt;[.T$550]);&quot;&quot;;[.T500])">
            <text:p/>
          </table:table-cell>
          <table:table-cell table:style-name="Default" table:formula="of:=IF(OR([.U500]&lt;[.U$549];[.U500]&gt;[.U$550]);&quot;&quot;;[.U500])">
            <text:p/>
          </table:table-cell>
          <table:table-cell table:style-name="Default"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1]&lt;[.B$549];[.B501]&gt;[.B$550]);&quot;&quot;;[.B501])">
            <text:p/>
          </table:table-cell>
          <table:table-cell table:style-name="Default" table:formula="of:=IF(OR([.C501]&lt;[.C$549];[.C501]&gt;[.C$550]);&quot;&quot;;[.C501])">
            <text:p/>
          </table:table-cell>
          <table:table-cell table:style-name="Default" table:formula="of:=IF(OR([.D501]&lt;[.D$549];[.D501]&gt;[.D$550]);&quot;&quot;;[.D501])">
            <text:p/>
          </table:table-cell>
          <table:table-cell table:style-name="Default" table:formula="of:=IF(OR([.E501]&lt;[.E$549];[.E501]&gt;[.E$550]);&quot;&quot;;[.E501])">
            <text:p/>
          </table:table-cell>
          <table:table-cell table:style-name="Default" table:formula="of:=IF(OR([.F501]&lt;[.F$549];[.F501]&gt;[.F$550]);&quot;&quot;;[.F501])">
            <text:p/>
          </table:table-cell>
          <table:table-cell table:style-name="Default" table:formula="of:=IF(OR([.G501]&lt;[.G$549];[.G501]&gt;[.G$550]);&quot;&quot;;[.G501])">
            <text:p/>
          </table:table-cell>
          <table:table-cell table:style-name="Default" table:formula="of:=IF(OR([.H501]&lt;[.H$549];[.H501]&gt;[.H$550]);&quot;&quot;;[.H501])">
            <text:p/>
          </table:table-cell>
          <table:table-cell table:style-name="Default" table:formula="of:=IF(OR([.I501]&lt;[.I$549];[.I501]&gt;[.I$550]);&quot;&quot;;[.I501])">
            <text:p/>
          </table:table-cell>
          <table:table-cell table:style-name="Default" table:formula="of:=IF(OR([.J501]&lt;[.J$549];[.J501]&gt;[.J$550]);&quot;&quot;;[.J501])">
            <text:p/>
          </table:table-cell>
          <table:table-cell table:style-name="Default" table:formula="of:=IF(OR([.K501]&lt;[.K$549];[.K501]&gt;[.K$550]);&quot;&quot;;[.K501])">
            <text:p/>
          </table:table-cell>
          <table:table-cell table:style-name="Default" table:formula="of:=IF(OR([.L501]&lt;[.L$549];[.L501]&gt;[.L$550]);&quot;&quot;;[.L501])">
            <text:p/>
          </table:table-cell>
          <table:table-cell table:style-name="Default" table:formula="of:=IF(OR([.M501]&lt;[.M$549];[.M501]&gt;[.M$550]);&quot;&quot;;[.M501])">
            <text:p/>
          </table:table-cell>
          <table:table-cell table:style-name="Default" table:formula="of:=IF(OR([.N501]&lt;[.N$549];[.N501]&gt;[.N$550]);&quot;&quot;;[.N501])">
            <text:p/>
          </table:table-cell>
          <table:table-cell table:style-name="Default" table:formula="of:=IF(OR([.O501]&lt;[.O$549];[.O501]&gt;[.O$550]);&quot;&quot;;[.O501])">
            <text:p/>
          </table:table-cell>
          <table:table-cell table:style-name="Default" table:formula="of:=IF(OR([.P501]&lt;[.P$549];[.P501]&gt;[.P$550]);&quot;&quot;;[.P501])">
            <text:p/>
          </table:table-cell>
          <table:table-cell table:style-name="Default" table:formula="of:=IF(OR([.Q501]&lt;[.Q$549];[.Q501]&gt;[.Q$550]);&quot;&quot;;[.Q501])">
            <text:p/>
          </table:table-cell>
          <table:table-cell table:style-name="Default" table:formula="of:=IF(OR([.R501]&lt;[.R$549];[.R501]&gt;[.R$550]);&quot;&quot;;[.R501])">
            <text:p/>
          </table:table-cell>
          <table:table-cell table:style-name="Default" table:formula="of:=IF(OR([.S501]&lt;[.S$549];[.S501]&gt;[.S$550]);&quot;&quot;;[.S501])">
            <text:p/>
          </table:table-cell>
          <table:table-cell table:style-name="Default" table:formula="of:=IF(OR([.T501]&lt;[.T$549];[.T501]&gt;[.T$550]);&quot;&quot;;[.T501])">
            <text:p/>
          </table:table-cell>
          <table:table-cell table:style-name="Default" table:formula="of:=IF(OR([.U501]&lt;[.U$549];[.U501]&gt;[.U$550]);&quot;&quot;;[.U501])">
            <text:p/>
          </table:table-cell>
          <table:table-cell table:style-name="Default"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2]&lt;[.B$549];[.B502]&gt;[.B$550]);&quot;&quot;;[.B502])">
            <text:p/>
          </table:table-cell>
          <table:table-cell table:style-name="Default" table:formula="of:=IF(OR([.C502]&lt;[.C$549];[.C502]&gt;[.C$550]);&quot;&quot;;[.C502])">
            <text:p/>
          </table:table-cell>
          <table:table-cell table:style-name="Default" table:formula="of:=IF(OR([.D502]&lt;[.D$549];[.D502]&gt;[.D$550]);&quot;&quot;;[.D502])">
            <text:p/>
          </table:table-cell>
          <table:table-cell table:style-name="Default" table:formula="of:=IF(OR([.E502]&lt;[.E$549];[.E502]&gt;[.E$550]);&quot;&quot;;[.E502])">
            <text:p/>
          </table:table-cell>
          <table:table-cell table:style-name="Default" table:formula="of:=IF(OR([.F502]&lt;[.F$549];[.F502]&gt;[.F$550]);&quot;&quot;;[.F502])">
            <text:p/>
          </table:table-cell>
          <table:table-cell table:style-name="Default" table:formula="of:=IF(OR([.G502]&lt;[.G$549];[.G502]&gt;[.G$550]);&quot;&quot;;[.G502])">
            <text:p/>
          </table:table-cell>
          <table:table-cell table:style-name="Default" table:formula="of:=IF(OR([.H502]&lt;[.H$549];[.H502]&gt;[.H$550]);&quot;&quot;;[.H502])">
            <text:p/>
          </table:table-cell>
          <table:table-cell table:style-name="Default" table:formula="of:=IF(OR([.I502]&lt;[.I$549];[.I502]&gt;[.I$550]);&quot;&quot;;[.I502])">
            <text:p/>
          </table:table-cell>
          <table:table-cell table:style-name="Default" table:formula="of:=IF(OR([.J502]&lt;[.J$549];[.J502]&gt;[.J$550]);&quot;&quot;;[.J502])">
            <text:p/>
          </table:table-cell>
          <table:table-cell table:style-name="Default" table:formula="of:=IF(OR([.K502]&lt;[.K$549];[.K502]&gt;[.K$550]);&quot;&quot;;[.K502])">
            <text:p/>
          </table:table-cell>
          <table:table-cell table:style-name="Default" table:formula="of:=IF(OR([.L502]&lt;[.L$549];[.L502]&gt;[.L$550]);&quot;&quot;;[.L502])">
            <text:p/>
          </table:table-cell>
          <table:table-cell table:style-name="Default" table:formula="of:=IF(OR([.M502]&lt;[.M$549];[.M502]&gt;[.M$550]);&quot;&quot;;[.M502])">
            <text:p/>
          </table:table-cell>
          <table:table-cell table:style-name="Default" table:formula="of:=IF(OR([.N502]&lt;[.N$549];[.N502]&gt;[.N$550]);&quot;&quot;;[.N502])">
            <text:p/>
          </table:table-cell>
          <table:table-cell table:style-name="Default" table:formula="of:=IF(OR([.O502]&lt;[.O$549];[.O502]&gt;[.O$550]);&quot;&quot;;[.O502])">
            <text:p/>
          </table:table-cell>
          <table:table-cell table:style-name="Default" table:formula="of:=IF(OR([.P502]&lt;[.P$549];[.P502]&gt;[.P$550]);&quot;&quot;;[.P502])">
            <text:p/>
          </table:table-cell>
          <table:table-cell table:style-name="Default" table:formula="of:=IF(OR([.Q502]&lt;[.Q$549];[.Q502]&gt;[.Q$550]);&quot;&quot;;[.Q502])">
            <text:p/>
          </table:table-cell>
          <table:table-cell table:style-name="Default" table:formula="of:=IF(OR([.R502]&lt;[.R$549];[.R502]&gt;[.R$550]);&quot;&quot;;[.R502])">
            <text:p/>
          </table:table-cell>
          <table:table-cell table:style-name="Default" table:formula="of:=IF(OR([.S502]&lt;[.S$549];[.S502]&gt;[.S$550]);&quot;&quot;;[.S502])">
            <text:p/>
          </table:table-cell>
          <table:table-cell table:style-name="Default" table:formula="of:=IF(OR([.T502]&lt;[.T$549];[.T502]&gt;[.T$550]);&quot;&quot;;[.T502])">
            <text:p/>
          </table:table-cell>
          <table:table-cell table:style-name="Default" table:formula="of:=IF(OR([.U502]&lt;[.U$549];[.U502]&gt;[.U$550]);&quot;&quot;;[.U502])">
            <text:p/>
          </table:table-cell>
          <table:table-cell table:style-name="Default"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3]&lt;[.B$549];[.B503]&gt;[.B$550]);&quot;&quot;;[.B503])">
            <text:p/>
          </table:table-cell>
          <table:table-cell table:style-name="Default" table:formula="of:=IF(OR([.C503]&lt;[.C$549];[.C503]&gt;[.C$550]);&quot;&quot;;[.C503])">
            <text:p/>
          </table:table-cell>
          <table:table-cell table:style-name="Default" table:formula="of:=IF(OR([.D503]&lt;[.D$549];[.D503]&gt;[.D$550]);&quot;&quot;;[.D503])">
            <text:p/>
          </table:table-cell>
          <table:table-cell table:style-name="Default" table:formula="of:=IF(OR([.E503]&lt;[.E$549];[.E503]&gt;[.E$550]);&quot;&quot;;[.E503])">
            <text:p/>
          </table:table-cell>
          <table:table-cell table:style-name="Default" table:formula="of:=IF(OR([.F503]&lt;[.F$549];[.F503]&gt;[.F$550]);&quot;&quot;;[.F503])">
            <text:p/>
          </table:table-cell>
          <table:table-cell table:style-name="Default" table:formula="of:=IF(OR([.G503]&lt;[.G$549];[.G503]&gt;[.G$550]);&quot;&quot;;[.G503])">
            <text:p/>
          </table:table-cell>
          <table:table-cell table:style-name="Default" table:formula="of:=IF(OR([.H503]&lt;[.H$549];[.H503]&gt;[.H$550]);&quot;&quot;;[.H503])">
            <text:p/>
          </table:table-cell>
          <table:table-cell table:style-name="Default" table:formula="of:=IF(OR([.I503]&lt;[.I$549];[.I503]&gt;[.I$550]);&quot;&quot;;[.I503])">
            <text:p/>
          </table:table-cell>
          <table:table-cell table:style-name="Default" table:formula="of:=IF(OR([.J503]&lt;[.J$549];[.J503]&gt;[.J$550]);&quot;&quot;;[.J503])">
            <text:p/>
          </table:table-cell>
          <table:table-cell table:style-name="Default" table:formula="of:=IF(OR([.K503]&lt;[.K$549];[.K503]&gt;[.K$550]);&quot;&quot;;[.K503])">
            <text:p/>
          </table:table-cell>
          <table:table-cell table:style-name="Default" table:formula="of:=IF(OR([.L503]&lt;[.L$549];[.L503]&gt;[.L$550]);&quot;&quot;;[.L503])">
            <text:p/>
          </table:table-cell>
          <table:table-cell table:style-name="Default" table:formula="of:=IF(OR([.M503]&lt;[.M$549];[.M503]&gt;[.M$550]);&quot;&quot;;[.M503])">
            <text:p/>
          </table:table-cell>
          <table:table-cell table:style-name="Default" table:formula="of:=IF(OR([.N503]&lt;[.N$549];[.N503]&gt;[.N$550]);&quot;&quot;;[.N503])">
            <text:p/>
          </table:table-cell>
          <table:table-cell table:style-name="Default" table:formula="of:=IF(OR([.O503]&lt;[.O$549];[.O503]&gt;[.O$550]);&quot;&quot;;[.O503])">
            <text:p/>
          </table:table-cell>
          <table:table-cell table:style-name="Default" table:formula="of:=IF(OR([.P503]&lt;[.P$549];[.P503]&gt;[.P$550]);&quot;&quot;;[.P503])">
            <text:p/>
          </table:table-cell>
          <table:table-cell table:style-name="Default" table:formula="of:=IF(OR([.Q503]&lt;[.Q$549];[.Q503]&gt;[.Q$550]);&quot;&quot;;[.Q503])">
            <text:p/>
          </table:table-cell>
          <table:table-cell table:style-name="Default" table:formula="of:=IF(OR([.R503]&lt;[.R$549];[.R503]&gt;[.R$550]);&quot;&quot;;[.R503])">
            <text:p/>
          </table:table-cell>
          <table:table-cell table:style-name="Default" table:formula="of:=IF(OR([.S503]&lt;[.S$549];[.S503]&gt;[.S$550]);&quot;&quot;;[.S503])">
            <text:p/>
          </table:table-cell>
          <table:table-cell table:style-name="Default" table:formula="of:=IF(OR([.T503]&lt;[.T$549];[.T503]&gt;[.T$550]);&quot;&quot;;[.T503])">
            <text:p/>
          </table:table-cell>
          <table:table-cell table:style-name="Default" table:formula="of:=IF(OR([.U503]&lt;[.U$549];[.U503]&gt;[.U$550]);&quot;&quot;;[.U503])">
            <text:p/>
          </table:table-cell>
          <table:table-cell table:style-name="Default"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4]&lt;[.B$549];[.B504]&gt;[.B$550]);&quot;&quot;;[.B504])">
            <text:p/>
          </table:table-cell>
          <table:table-cell table:style-name="Default" table:formula="of:=IF(OR([.C504]&lt;[.C$549];[.C504]&gt;[.C$550]);&quot;&quot;;[.C504])">
            <text:p/>
          </table:table-cell>
          <table:table-cell table:style-name="Default" table:formula="of:=IF(OR([.D504]&lt;[.D$549];[.D504]&gt;[.D$550]);&quot;&quot;;[.D504])">
            <text:p/>
          </table:table-cell>
          <table:table-cell table:style-name="Default" table:formula="of:=IF(OR([.E504]&lt;[.E$549];[.E504]&gt;[.E$550]);&quot;&quot;;[.E504])">
            <text:p/>
          </table:table-cell>
          <table:table-cell table:style-name="Default" table:formula="of:=IF(OR([.F504]&lt;[.F$549];[.F504]&gt;[.F$550]);&quot;&quot;;[.F504])">
            <text:p/>
          </table:table-cell>
          <table:table-cell table:style-name="Default" table:formula="of:=IF(OR([.G504]&lt;[.G$549];[.G504]&gt;[.G$550]);&quot;&quot;;[.G504])">
            <text:p/>
          </table:table-cell>
          <table:table-cell table:style-name="Default" table:formula="of:=IF(OR([.H504]&lt;[.H$549];[.H504]&gt;[.H$550]);&quot;&quot;;[.H504])">
            <text:p/>
          </table:table-cell>
          <table:table-cell table:style-name="Default" table:formula="of:=IF(OR([.I504]&lt;[.I$549];[.I504]&gt;[.I$550]);&quot;&quot;;[.I504])">
            <text:p/>
          </table:table-cell>
          <table:table-cell table:style-name="Default" table:formula="of:=IF(OR([.J504]&lt;[.J$549];[.J504]&gt;[.J$550]);&quot;&quot;;[.J504])">
            <text:p/>
          </table:table-cell>
          <table:table-cell table:style-name="Default" table:formula="of:=IF(OR([.K504]&lt;[.K$549];[.K504]&gt;[.K$550]);&quot;&quot;;[.K504])">
            <text:p/>
          </table:table-cell>
          <table:table-cell table:style-name="Default" table:formula="of:=IF(OR([.L504]&lt;[.L$549];[.L504]&gt;[.L$550]);&quot;&quot;;[.L504])">
            <text:p/>
          </table:table-cell>
          <table:table-cell table:style-name="Default" table:formula="of:=IF(OR([.M504]&lt;[.M$549];[.M504]&gt;[.M$550]);&quot;&quot;;[.M504])">
            <text:p/>
          </table:table-cell>
          <table:table-cell table:style-name="Default" table:formula="of:=IF(OR([.N504]&lt;[.N$549];[.N504]&gt;[.N$550]);&quot;&quot;;[.N504])">
            <text:p/>
          </table:table-cell>
          <table:table-cell table:style-name="Default" table:formula="of:=IF(OR([.O504]&lt;[.O$549];[.O504]&gt;[.O$550]);&quot;&quot;;[.O504])">
            <text:p/>
          </table:table-cell>
          <table:table-cell table:style-name="Default" table:formula="of:=IF(OR([.P504]&lt;[.P$549];[.P504]&gt;[.P$550]);&quot;&quot;;[.P504])">
            <text:p/>
          </table:table-cell>
          <table:table-cell table:style-name="Default" table:formula="of:=IF(OR([.Q504]&lt;[.Q$549];[.Q504]&gt;[.Q$550]);&quot;&quot;;[.Q504])">
            <text:p/>
          </table:table-cell>
          <table:table-cell table:style-name="Default" table:formula="of:=IF(OR([.R504]&lt;[.R$549];[.R504]&gt;[.R$550]);&quot;&quot;;[.R504])">
            <text:p/>
          </table:table-cell>
          <table:table-cell table:style-name="Default" table:formula="of:=IF(OR([.S504]&lt;[.S$549];[.S504]&gt;[.S$550]);&quot;&quot;;[.S504])">
            <text:p/>
          </table:table-cell>
          <table:table-cell table:style-name="Default" table:formula="of:=IF(OR([.T504]&lt;[.T$549];[.T504]&gt;[.T$550]);&quot;&quot;;[.T504])">
            <text:p/>
          </table:table-cell>
          <table:table-cell table:style-name="Default" table:formula="of:=IF(OR([.U504]&lt;[.U$549];[.U504]&gt;[.U$550]);&quot;&quot;;[.U504])">
            <text:p/>
          </table:table-cell>
          <table:table-cell table:style-name="Default"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5]&lt;[.B$549];[.B505]&gt;[.B$550]);&quot;&quot;;[.B505])">
            <text:p/>
          </table:table-cell>
          <table:table-cell table:style-name="Default" table:formula="of:=IF(OR([.C505]&lt;[.C$549];[.C505]&gt;[.C$550]);&quot;&quot;;[.C505])">
            <text:p/>
          </table:table-cell>
          <table:table-cell table:style-name="Default" table:formula="of:=IF(OR([.D505]&lt;[.D$549];[.D505]&gt;[.D$550]);&quot;&quot;;[.D505])">
            <text:p/>
          </table:table-cell>
          <table:table-cell table:style-name="Default" table:formula="of:=IF(OR([.E505]&lt;[.E$549];[.E505]&gt;[.E$550]);&quot;&quot;;[.E505])">
            <text:p/>
          </table:table-cell>
          <table:table-cell table:style-name="Default" table:formula="of:=IF(OR([.F505]&lt;[.F$549];[.F505]&gt;[.F$550]);&quot;&quot;;[.F505])">
            <text:p/>
          </table:table-cell>
          <table:table-cell table:style-name="Default" table:formula="of:=IF(OR([.G505]&lt;[.G$549];[.G505]&gt;[.G$550]);&quot;&quot;;[.G505])">
            <text:p/>
          </table:table-cell>
          <table:table-cell table:style-name="Default" table:formula="of:=IF(OR([.H505]&lt;[.H$549];[.H505]&gt;[.H$550]);&quot;&quot;;[.H505])">
            <text:p/>
          </table:table-cell>
          <table:table-cell table:style-name="Default" table:formula="of:=IF(OR([.I505]&lt;[.I$549];[.I505]&gt;[.I$550]);&quot;&quot;;[.I505])">
            <text:p/>
          </table:table-cell>
          <table:table-cell table:style-name="Default" table:formula="of:=IF(OR([.J505]&lt;[.J$549];[.J505]&gt;[.J$550]);&quot;&quot;;[.J505])">
            <text:p/>
          </table:table-cell>
          <table:table-cell table:style-name="Default" table:formula="of:=IF(OR([.K505]&lt;[.K$549];[.K505]&gt;[.K$550]);&quot;&quot;;[.K505])">
            <text:p/>
          </table:table-cell>
          <table:table-cell table:style-name="Default" table:formula="of:=IF(OR([.L505]&lt;[.L$549];[.L505]&gt;[.L$550]);&quot;&quot;;[.L505])">
            <text:p/>
          </table:table-cell>
          <table:table-cell table:style-name="Default" table:formula="of:=IF(OR([.M505]&lt;[.M$549];[.M505]&gt;[.M$550]);&quot;&quot;;[.M505])">
            <text:p/>
          </table:table-cell>
          <table:table-cell table:style-name="Default" table:formula="of:=IF(OR([.N505]&lt;[.N$549];[.N505]&gt;[.N$550]);&quot;&quot;;[.N505])">
            <text:p/>
          </table:table-cell>
          <table:table-cell table:style-name="Default" table:formula="of:=IF(OR([.O505]&lt;[.O$549];[.O505]&gt;[.O$550]);&quot;&quot;;[.O505])">
            <text:p/>
          </table:table-cell>
          <table:table-cell table:style-name="Default" table:formula="of:=IF(OR([.P505]&lt;[.P$549];[.P505]&gt;[.P$550]);&quot;&quot;;[.P505])">
            <text:p/>
          </table:table-cell>
          <table:table-cell table:style-name="Default" table:formula="of:=IF(OR([.Q505]&lt;[.Q$549];[.Q505]&gt;[.Q$550]);&quot;&quot;;[.Q505])">
            <text:p/>
          </table:table-cell>
          <table:table-cell table:style-name="Default" table:formula="of:=IF(OR([.R505]&lt;[.R$549];[.R505]&gt;[.R$550]);&quot;&quot;;[.R505])">
            <text:p/>
          </table:table-cell>
          <table:table-cell table:style-name="Default" table:formula="of:=IF(OR([.S505]&lt;[.S$549];[.S505]&gt;[.S$550]);&quot;&quot;;[.S505])">
            <text:p/>
          </table:table-cell>
          <table:table-cell table:style-name="Default" table:formula="of:=IF(OR([.T505]&lt;[.T$549];[.T505]&gt;[.T$550]);&quot;&quot;;[.T505])">
            <text:p/>
          </table:table-cell>
          <table:table-cell table:style-name="Default" table:formula="of:=IF(OR([.U505]&lt;[.U$549];[.U505]&gt;[.U$550]);&quot;&quot;;[.U505])">
            <text:p/>
          </table:table-cell>
          <table:table-cell table:style-name="Default"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6]&lt;[.B$549];[.B506]&gt;[.B$550]);&quot;&quot;;[.B506])">
            <text:p/>
          </table:table-cell>
          <table:table-cell table:style-name="Default" table:formula="of:=IF(OR([.C506]&lt;[.C$549];[.C506]&gt;[.C$550]);&quot;&quot;;[.C506])">
            <text:p/>
          </table:table-cell>
          <table:table-cell table:style-name="Default" table:formula="of:=IF(OR([.D506]&lt;[.D$549];[.D506]&gt;[.D$550]);&quot;&quot;;[.D506])">
            <text:p/>
          </table:table-cell>
          <table:table-cell table:style-name="Default" table:formula="of:=IF(OR([.E506]&lt;[.E$549];[.E506]&gt;[.E$550]);&quot;&quot;;[.E506])">
            <text:p/>
          </table:table-cell>
          <table:table-cell table:style-name="Default" table:formula="of:=IF(OR([.F506]&lt;[.F$549];[.F506]&gt;[.F$550]);&quot;&quot;;[.F506])">
            <text:p/>
          </table:table-cell>
          <table:table-cell table:style-name="Default" table:formula="of:=IF(OR([.G506]&lt;[.G$549];[.G506]&gt;[.G$550]);&quot;&quot;;[.G506])">
            <text:p/>
          </table:table-cell>
          <table:table-cell table:style-name="Default" table:formula="of:=IF(OR([.H506]&lt;[.H$549];[.H506]&gt;[.H$550]);&quot;&quot;;[.H506])">
            <text:p/>
          </table:table-cell>
          <table:table-cell table:style-name="Default" table:formula="of:=IF(OR([.I506]&lt;[.I$549];[.I506]&gt;[.I$550]);&quot;&quot;;[.I506])">
            <text:p/>
          </table:table-cell>
          <table:table-cell table:style-name="Default" table:formula="of:=IF(OR([.J506]&lt;[.J$549];[.J506]&gt;[.J$550]);&quot;&quot;;[.J506])">
            <text:p/>
          </table:table-cell>
          <table:table-cell table:style-name="Default" table:formula="of:=IF(OR([.K506]&lt;[.K$549];[.K506]&gt;[.K$550]);&quot;&quot;;[.K506])">
            <text:p/>
          </table:table-cell>
          <table:table-cell table:style-name="Default" table:formula="of:=IF(OR([.L506]&lt;[.L$549];[.L506]&gt;[.L$550]);&quot;&quot;;[.L506])">
            <text:p/>
          </table:table-cell>
          <table:table-cell table:style-name="Default" table:formula="of:=IF(OR([.M506]&lt;[.M$549];[.M506]&gt;[.M$550]);&quot;&quot;;[.M506])">
            <text:p/>
          </table:table-cell>
          <table:table-cell table:style-name="Default" table:formula="of:=IF(OR([.N506]&lt;[.N$549];[.N506]&gt;[.N$550]);&quot;&quot;;[.N506])">
            <text:p/>
          </table:table-cell>
          <table:table-cell table:style-name="Default" table:formula="of:=IF(OR([.O506]&lt;[.O$549];[.O506]&gt;[.O$550]);&quot;&quot;;[.O506])">
            <text:p/>
          </table:table-cell>
          <table:table-cell table:style-name="Default" table:formula="of:=IF(OR([.P506]&lt;[.P$549];[.P506]&gt;[.P$550]);&quot;&quot;;[.P506])">
            <text:p/>
          </table:table-cell>
          <table:table-cell table:style-name="Default" table:formula="of:=IF(OR([.Q506]&lt;[.Q$549];[.Q506]&gt;[.Q$550]);&quot;&quot;;[.Q506])">
            <text:p/>
          </table:table-cell>
          <table:table-cell table:style-name="Default" table:formula="of:=IF(OR([.R506]&lt;[.R$549];[.R506]&gt;[.R$550]);&quot;&quot;;[.R506])">
            <text:p/>
          </table:table-cell>
          <table:table-cell table:style-name="Default" table:formula="of:=IF(OR([.S506]&lt;[.S$549];[.S506]&gt;[.S$550]);&quot;&quot;;[.S506])">
            <text:p/>
          </table:table-cell>
          <table:table-cell table:style-name="Default" table:formula="of:=IF(OR([.T506]&lt;[.T$549];[.T506]&gt;[.T$550]);&quot;&quot;;[.T506])">
            <text:p/>
          </table:table-cell>
          <table:table-cell table:style-name="Default" table:formula="of:=IF(OR([.U506]&lt;[.U$549];[.U506]&gt;[.U$550]);&quot;&quot;;[.U506])">
            <text:p/>
          </table:table-cell>
          <table:table-cell table:style-name="Default"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7]&lt;[.B$549];[.B507]&gt;[.B$550]);&quot;&quot;;[.B507])">
            <text:p/>
          </table:table-cell>
          <table:table-cell table:style-name="Default" table:formula="of:=IF(OR([.C507]&lt;[.C$549];[.C507]&gt;[.C$550]);&quot;&quot;;[.C507])">
            <text:p/>
          </table:table-cell>
          <table:table-cell table:style-name="Default" table:formula="of:=IF(OR([.D507]&lt;[.D$549];[.D507]&gt;[.D$550]);&quot;&quot;;[.D507])">
            <text:p/>
          </table:table-cell>
          <table:table-cell table:style-name="Default" table:formula="of:=IF(OR([.E507]&lt;[.E$549];[.E507]&gt;[.E$550]);&quot;&quot;;[.E507])">
            <text:p/>
          </table:table-cell>
          <table:table-cell table:style-name="Default" table:formula="of:=IF(OR([.F507]&lt;[.F$549];[.F507]&gt;[.F$550]);&quot;&quot;;[.F507])">
            <text:p/>
          </table:table-cell>
          <table:table-cell table:style-name="Default" table:formula="of:=IF(OR([.G507]&lt;[.G$549];[.G507]&gt;[.G$550]);&quot;&quot;;[.G507])">
            <text:p/>
          </table:table-cell>
          <table:table-cell table:style-name="Default" table:formula="of:=IF(OR([.H507]&lt;[.H$549];[.H507]&gt;[.H$550]);&quot;&quot;;[.H507])">
            <text:p/>
          </table:table-cell>
          <table:table-cell table:style-name="Default" table:formula="of:=IF(OR([.I507]&lt;[.I$549];[.I507]&gt;[.I$550]);&quot;&quot;;[.I507])">
            <text:p/>
          </table:table-cell>
          <table:table-cell table:style-name="Default" table:formula="of:=IF(OR([.J507]&lt;[.J$549];[.J507]&gt;[.J$550]);&quot;&quot;;[.J507])">
            <text:p/>
          </table:table-cell>
          <table:table-cell table:style-name="Default" table:formula="of:=IF(OR([.K507]&lt;[.K$549];[.K507]&gt;[.K$550]);&quot;&quot;;[.K507])">
            <text:p/>
          </table:table-cell>
          <table:table-cell table:style-name="Default" table:formula="of:=IF(OR([.L507]&lt;[.L$549];[.L507]&gt;[.L$550]);&quot;&quot;;[.L507])">
            <text:p/>
          </table:table-cell>
          <table:table-cell table:style-name="Default" table:formula="of:=IF(OR([.M507]&lt;[.M$549];[.M507]&gt;[.M$550]);&quot;&quot;;[.M507])">
            <text:p/>
          </table:table-cell>
          <table:table-cell table:style-name="Default" table:formula="of:=IF(OR([.N507]&lt;[.N$549];[.N507]&gt;[.N$550]);&quot;&quot;;[.N507])">
            <text:p/>
          </table:table-cell>
          <table:table-cell table:style-name="Default" table:formula="of:=IF(OR([.O507]&lt;[.O$549];[.O507]&gt;[.O$550]);&quot;&quot;;[.O507])">
            <text:p/>
          </table:table-cell>
          <table:table-cell table:style-name="Default" table:formula="of:=IF(OR([.P507]&lt;[.P$549];[.P507]&gt;[.P$550]);&quot;&quot;;[.P507])">
            <text:p/>
          </table:table-cell>
          <table:table-cell table:style-name="Default" table:formula="of:=IF(OR([.Q507]&lt;[.Q$549];[.Q507]&gt;[.Q$550]);&quot;&quot;;[.Q507])">
            <text:p/>
          </table:table-cell>
          <table:table-cell table:style-name="Default" table:formula="of:=IF(OR([.R507]&lt;[.R$549];[.R507]&gt;[.R$550]);&quot;&quot;;[.R507])">
            <text:p/>
          </table:table-cell>
          <table:table-cell table:style-name="Default" table:formula="of:=IF(OR([.S507]&lt;[.S$549];[.S507]&gt;[.S$550]);&quot;&quot;;[.S507])">
            <text:p/>
          </table:table-cell>
          <table:table-cell table:style-name="Default" table:formula="of:=IF(OR([.T507]&lt;[.T$549];[.T507]&gt;[.T$550]);&quot;&quot;;[.T507])">
            <text:p/>
          </table:table-cell>
          <table:table-cell table:style-name="Default" table:formula="of:=IF(OR([.U507]&lt;[.U$549];[.U507]&gt;[.U$550]);&quot;&quot;;[.U507])">
            <text:p/>
          </table:table-cell>
          <table:table-cell table:style-name="Default"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8]&lt;[.B$549];[.B508]&gt;[.B$550]);&quot;&quot;;[.B508])">
            <text:p/>
          </table:table-cell>
          <table:table-cell table:style-name="Default" table:formula="of:=IF(OR([.C508]&lt;[.C$549];[.C508]&gt;[.C$550]);&quot;&quot;;[.C508])">
            <text:p/>
          </table:table-cell>
          <table:table-cell table:style-name="Default" table:formula="of:=IF(OR([.D508]&lt;[.D$549];[.D508]&gt;[.D$550]);&quot;&quot;;[.D508])">
            <text:p/>
          </table:table-cell>
          <table:table-cell table:style-name="Default" table:formula="of:=IF(OR([.E508]&lt;[.E$549];[.E508]&gt;[.E$550]);&quot;&quot;;[.E508])">
            <text:p/>
          </table:table-cell>
          <table:table-cell table:style-name="Default" table:formula="of:=IF(OR([.F508]&lt;[.F$549];[.F508]&gt;[.F$550]);&quot;&quot;;[.F508])">
            <text:p/>
          </table:table-cell>
          <table:table-cell table:style-name="Default" table:formula="of:=IF(OR([.G508]&lt;[.G$549];[.G508]&gt;[.G$550]);&quot;&quot;;[.G508])">
            <text:p/>
          </table:table-cell>
          <table:table-cell table:style-name="Default" table:formula="of:=IF(OR([.H508]&lt;[.H$549];[.H508]&gt;[.H$550]);&quot;&quot;;[.H508])">
            <text:p/>
          </table:table-cell>
          <table:table-cell table:style-name="Default" table:formula="of:=IF(OR([.I508]&lt;[.I$549];[.I508]&gt;[.I$550]);&quot;&quot;;[.I508])">
            <text:p/>
          </table:table-cell>
          <table:table-cell table:style-name="Default" table:formula="of:=IF(OR([.J508]&lt;[.J$549];[.J508]&gt;[.J$550]);&quot;&quot;;[.J508])">
            <text:p/>
          </table:table-cell>
          <table:table-cell table:style-name="Default" table:formula="of:=IF(OR([.K508]&lt;[.K$549];[.K508]&gt;[.K$550]);&quot;&quot;;[.K508])">
            <text:p/>
          </table:table-cell>
          <table:table-cell table:style-name="Default" table:formula="of:=IF(OR([.L508]&lt;[.L$549];[.L508]&gt;[.L$550]);&quot;&quot;;[.L508])">
            <text:p/>
          </table:table-cell>
          <table:table-cell table:style-name="Default" table:formula="of:=IF(OR([.M508]&lt;[.M$549];[.M508]&gt;[.M$550]);&quot;&quot;;[.M508])">
            <text:p/>
          </table:table-cell>
          <table:table-cell table:style-name="Default" table:formula="of:=IF(OR([.N508]&lt;[.N$549];[.N508]&gt;[.N$550]);&quot;&quot;;[.N508])">
            <text:p/>
          </table:table-cell>
          <table:table-cell table:style-name="Default" table:formula="of:=IF(OR([.O508]&lt;[.O$549];[.O508]&gt;[.O$550]);&quot;&quot;;[.O508])">
            <text:p/>
          </table:table-cell>
          <table:table-cell table:style-name="Default" table:formula="of:=IF(OR([.P508]&lt;[.P$549];[.P508]&gt;[.P$550]);&quot;&quot;;[.P508])">
            <text:p/>
          </table:table-cell>
          <table:table-cell table:style-name="Default" table:formula="of:=IF(OR([.Q508]&lt;[.Q$549];[.Q508]&gt;[.Q$550]);&quot;&quot;;[.Q508])">
            <text:p/>
          </table:table-cell>
          <table:table-cell table:style-name="Default" table:formula="of:=IF(OR([.R508]&lt;[.R$549];[.R508]&gt;[.R$550]);&quot;&quot;;[.R508])">
            <text:p/>
          </table:table-cell>
          <table:table-cell table:style-name="Default" table:formula="of:=IF(OR([.S508]&lt;[.S$549];[.S508]&gt;[.S$550]);&quot;&quot;;[.S508])">
            <text:p/>
          </table:table-cell>
          <table:table-cell table:style-name="Default" table:formula="of:=IF(OR([.T508]&lt;[.T$549];[.T508]&gt;[.T$550]);&quot;&quot;;[.T508])">
            <text:p/>
          </table:table-cell>
          <table:table-cell table:style-name="Default" table:formula="of:=IF(OR([.U508]&lt;[.U$549];[.U508]&gt;[.U$550]);&quot;&quot;;[.U508])">
            <text:p/>
          </table:table-cell>
          <table:table-cell table:style-name="Default" table:formula="of:=IF(OR([.V508]&lt;[.V$549];[.V508]&gt;[.V$550]);&quot;&quot;;[.V50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09]&lt;[.B$549];[.B509]&gt;[.B$550]);&quot;&quot;;[.B509])">
            <text:p/>
          </table:table-cell>
          <table:table-cell table:style-name="Default" table:formula="of:=IF(OR([.C509]&lt;[.C$549];[.C509]&gt;[.C$550]);&quot;&quot;;[.C509])">
            <text:p/>
          </table:table-cell>
          <table:table-cell table:style-name="Default" table:formula="of:=IF(OR([.D509]&lt;[.D$549];[.D509]&gt;[.D$550]);&quot;&quot;;[.D509])">
            <text:p/>
          </table:table-cell>
          <table:table-cell table:style-name="Default" table:formula="of:=IF(OR([.E509]&lt;[.E$549];[.E509]&gt;[.E$550]);&quot;&quot;;[.E509])">
            <text:p/>
          </table:table-cell>
          <table:table-cell table:style-name="Default" table:formula="of:=IF(OR([.F509]&lt;[.F$549];[.F509]&gt;[.F$550]);&quot;&quot;;[.F509])">
            <text:p/>
          </table:table-cell>
          <table:table-cell table:style-name="Default" table:formula="of:=IF(OR([.G509]&lt;[.G$549];[.G509]&gt;[.G$550]);&quot;&quot;;[.G509])">
            <text:p/>
          </table:table-cell>
          <table:table-cell table:style-name="Default" table:formula="of:=IF(OR([.H509]&lt;[.H$549];[.H509]&gt;[.H$550]);&quot;&quot;;[.H509])">
            <text:p/>
          </table:table-cell>
          <table:table-cell table:style-name="Default" table:formula="of:=IF(OR([.I509]&lt;[.I$549];[.I509]&gt;[.I$550]);&quot;&quot;;[.I509])">
            <text:p/>
          </table:table-cell>
          <table:table-cell table:style-name="Default" table:formula="of:=IF(OR([.J509]&lt;[.J$549];[.J509]&gt;[.J$550]);&quot;&quot;;[.J509])">
            <text:p/>
          </table:table-cell>
          <table:table-cell table:style-name="Default" table:formula="of:=IF(OR([.K509]&lt;[.K$549];[.K509]&gt;[.K$550]);&quot;&quot;;[.K509])">
            <text:p/>
          </table:table-cell>
          <table:table-cell table:style-name="Default" table:formula="of:=IF(OR([.L509]&lt;[.L$549];[.L509]&gt;[.L$550]);&quot;&quot;;[.L509])">
            <text:p/>
          </table:table-cell>
          <table:table-cell table:style-name="Default" table:formula="of:=IF(OR([.M509]&lt;[.M$549];[.M509]&gt;[.M$550]);&quot;&quot;;[.M509])">
            <text:p/>
          </table:table-cell>
          <table:table-cell table:style-name="Default" table:formula="of:=IF(OR([.N509]&lt;[.N$549];[.N509]&gt;[.N$550]);&quot;&quot;;[.N509])">
            <text:p/>
          </table:table-cell>
          <table:table-cell table:style-name="Default" table:formula="of:=IF(OR([.O509]&lt;[.O$549];[.O509]&gt;[.O$550]);&quot;&quot;;[.O509])">
            <text:p/>
          </table:table-cell>
          <table:table-cell table:style-name="Default" table:formula="of:=IF(OR([.P509]&lt;[.P$549];[.P509]&gt;[.P$550]);&quot;&quot;;[.P509])">
            <text:p/>
          </table:table-cell>
          <table:table-cell table:style-name="Default" table:formula="of:=IF(OR([.Q509]&lt;[.Q$549];[.Q509]&gt;[.Q$550]);&quot;&quot;;[.Q509])">
            <text:p/>
          </table:table-cell>
          <table:table-cell table:style-name="Default" table:formula="of:=IF(OR([.R509]&lt;[.R$549];[.R509]&gt;[.R$550]);&quot;&quot;;[.R509])">
            <text:p/>
          </table:table-cell>
          <table:table-cell table:style-name="Default" table:formula="of:=IF(OR([.S509]&lt;[.S$549];[.S509]&gt;[.S$550]);&quot;&quot;;[.S509])">
            <text:p/>
          </table:table-cell>
          <table:table-cell table:style-name="Default" table:formula="of:=IF(OR([.T509]&lt;[.T$549];[.T509]&gt;[.T$550]);&quot;&quot;;[.T509])">
            <text:p/>
          </table:table-cell>
          <table:table-cell table:style-name="Default" table:formula="of:=IF(OR([.U509]&lt;[.U$549];[.U509]&gt;[.U$550]);&quot;&quot;;[.U509])">
            <text:p/>
          </table:table-cell>
          <table:table-cell table:style-name="Default"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0]&lt;[.B$549];[.B510]&gt;[.B$550]);&quot;&quot;;[.B510])">
            <text:p/>
          </table:table-cell>
          <table:table-cell table:style-name="Default" table:formula="of:=IF(OR([.C510]&lt;[.C$549];[.C510]&gt;[.C$550]);&quot;&quot;;[.C510])">
            <text:p/>
          </table:table-cell>
          <table:table-cell table:style-name="Default" table:formula="of:=IF(OR([.D510]&lt;[.D$549];[.D510]&gt;[.D$550]);&quot;&quot;;[.D510])">
            <text:p/>
          </table:table-cell>
          <table:table-cell table:style-name="Default" table:formula="of:=IF(OR([.E510]&lt;[.E$549];[.E510]&gt;[.E$550]);&quot;&quot;;[.E510])">
            <text:p/>
          </table:table-cell>
          <table:table-cell table:style-name="Default" table:formula="of:=IF(OR([.F510]&lt;[.F$549];[.F510]&gt;[.F$550]);&quot;&quot;;[.F510])">
            <text:p/>
          </table:table-cell>
          <table:table-cell table:style-name="Default" table:formula="of:=IF(OR([.G510]&lt;[.G$549];[.G510]&gt;[.G$550]);&quot;&quot;;[.G510])">
            <text:p/>
          </table:table-cell>
          <table:table-cell table:style-name="Default" table:formula="of:=IF(OR([.H510]&lt;[.H$549];[.H510]&gt;[.H$550]);&quot;&quot;;[.H510])">
            <text:p/>
          </table:table-cell>
          <table:table-cell table:style-name="Default" table:formula="of:=IF(OR([.I510]&lt;[.I$549];[.I510]&gt;[.I$550]);&quot;&quot;;[.I510])">
            <text:p/>
          </table:table-cell>
          <table:table-cell table:style-name="Default" table:formula="of:=IF(OR([.J510]&lt;[.J$549];[.J510]&gt;[.J$550]);&quot;&quot;;[.J510])">
            <text:p/>
          </table:table-cell>
          <table:table-cell table:style-name="Default" table:formula="of:=IF(OR([.K510]&lt;[.K$549];[.K510]&gt;[.K$550]);&quot;&quot;;[.K510])">
            <text:p/>
          </table:table-cell>
          <table:table-cell table:style-name="Default" table:formula="of:=IF(OR([.L510]&lt;[.L$549];[.L510]&gt;[.L$550]);&quot;&quot;;[.L510])">
            <text:p/>
          </table:table-cell>
          <table:table-cell table:style-name="Default" table:formula="of:=IF(OR([.M510]&lt;[.M$549];[.M510]&gt;[.M$550]);&quot;&quot;;[.M510])">
            <text:p/>
          </table:table-cell>
          <table:table-cell table:style-name="Default" table:formula="of:=IF(OR([.N510]&lt;[.N$549];[.N510]&gt;[.N$550]);&quot;&quot;;[.N510])">
            <text:p/>
          </table:table-cell>
          <table:table-cell table:style-name="Default" table:formula="of:=IF(OR([.O510]&lt;[.O$549];[.O510]&gt;[.O$550]);&quot;&quot;;[.O510])">
            <text:p/>
          </table:table-cell>
          <table:table-cell table:style-name="Default" table:formula="of:=IF(OR([.P510]&lt;[.P$549];[.P510]&gt;[.P$550]);&quot;&quot;;[.P510])">
            <text:p/>
          </table:table-cell>
          <table:table-cell table:style-name="Default" table:formula="of:=IF(OR([.Q510]&lt;[.Q$549];[.Q510]&gt;[.Q$550]);&quot;&quot;;[.Q510])">
            <text:p/>
          </table:table-cell>
          <table:table-cell table:style-name="Default" table:formula="of:=IF(OR([.R510]&lt;[.R$549];[.R510]&gt;[.R$550]);&quot;&quot;;[.R510])">
            <text:p/>
          </table:table-cell>
          <table:table-cell table:style-name="Default" table:formula="of:=IF(OR([.S510]&lt;[.S$549];[.S510]&gt;[.S$550]);&quot;&quot;;[.S510])">
            <text:p/>
          </table:table-cell>
          <table:table-cell table:style-name="Default" table:formula="of:=IF(OR([.T510]&lt;[.T$549];[.T510]&gt;[.T$550]);&quot;&quot;;[.T510])">
            <text:p/>
          </table:table-cell>
          <table:table-cell table:style-name="Default" table:formula="of:=IF(OR([.U510]&lt;[.U$549];[.U510]&gt;[.U$550]);&quot;&quot;;[.U510])">
            <text:p/>
          </table:table-cell>
          <table:table-cell table:style-name="Default"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1]&lt;[.B$549];[.B511]&gt;[.B$550]);&quot;&quot;;[.B511])">
            <text:p/>
          </table:table-cell>
          <table:table-cell table:style-name="Default" table:formula="of:=IF(OR([.C511]&lt;[.C$549];[.C511]&gt;[.C$550]);&quot;&quot;;[.C511])">
            <text:p/>
          </table:table-cell>
          <table:table-cell table:style-name="Default" table:formula="of:=IF(OR([.D511]&lt;[.D$549];[.D511]&gt;[.D$550]);&quot;&quot;;[.D511])">
            <text:p/>
          </table:table-cell>
          <table:table-cell table:style-name="Default" table:formula="of:=IF(OR([.E511]&lt;[.E$549];[.E511]&gt;[.E$550]);&quot;&quot;;[.E511])">
            <text:p/>
          </table:table-cell>
          <table:table-cell table:style-name="Default" table:formula="of:=IF(OR([.F511]&lt;[.F$549];[.F511]&gt;[.F$550]);&quot;&quot;;[.F511])">
            <text:p/>
          </table:table-cell>
          <table:table-cell table:style-name="Default" table:formula="of:=IF(OR([.G511]&lt;[.G$549];[.G511]&gt;[.G$550]);&quot;&quot;;[.G511])">
            <text:p/>
          </table:table-cell>
          <table:table-cell table:style-name="Default" table:formula="of:=IF(OR([.H511]&lt;[.H$549];[.H511]&gt;[.H$550]);&quot;&quot;;[.H511])">
            <text:p/>
          </table:table-cell>
          <table:table-cell table:style-name="Default" table:formula="of:=IF(OR([.I511]&lt;[.I$549];[.I511]&gt;[.I$550]);&quot;&quot;;[.I511])">
            <text:p/>
          </table:table-cell>
          <table:table-cell table:style-name="Default" table:formula="of:=IF(OR([.J511]&lt;[.J$549];[.J511]&gt;[.J$550]);&quot;&quot;;[.J511])">
            <text:p/>
          </table:table-cell>
          <table:table-cell table:style-name="Default" table:formula="of:=IF(OR([.K511]&lt;[.K$549];[.K511]&gt;[.K$550]);&quot;&quot;;[.K511])">
            <text:p/>
          </table:table-cell>
          <table:table-cell table:style-name="Default" table:formula="of:=IF(OR([.L511]&lt;[.L$549];[.L511]&gt;[.L$550]);&quot;&quot;;[.L511])">
            <text:p/>
          </table:table-cell>
          <table:table-cell table:style-name="Default" table:formula="of:=IF(OR([.M511]&lt;[.M$549];[.M511]&gt;[.M$550]);&quot;&quot;;[.M511])">
            <text:p/>
          </table:table-cell>
          <table:table-cell table:style-name="Default" table:formula="of:=IF(OR([.N511]&lt;[.N$549];[.N511]&gt;[.N$550]);&quot;&quot;;[.N511])">
            <text:p/>
          </table:table-cell>
          <table:table-cell table:style-name="Default" table:formula="of:=IF(OR([.O511]&lt;[.O$549];[.O511]&gt;[.O$550]);&quot;&quot;;[.O511])">
            <text:p/>
          </table:table-cell>
          <table:table-cell table:style-name="Default" table:formula="of:=IF(OR([.P511]&lt;[.P$549];[.P511]&gt;[.P$550]);&quot;&quot;;[.P511])">
            <text:p/>
          </table:table-cell>
          <table:table-cell table:style-name="Default" table:formula="of:=IF(OR([.Q511]&lt;[.Q$549];[.Q511]&gt;[.Q$550]);&quot;&quot;;[.Q511])">
            <text:p/>
          </table:table-cell>
          <table:table-cell table:style-name="Default" table:formula="of:=IF(OR([.R511]&lt;[.R$549];[.R511]&gt;[.R$550]);&quot;&quot;;[.R511])">
            <text:p/>
          </table:table-cell>
          <table:table-cell table:style-name="Default" table:formula="of:=IF(OR([.S511]&lt;[.S$549];[.S511]&gt;[.S$550]);&quot;&quot;;[.S511])">
            <text:p/>
          </table:table-cell>
          <table:table-cell table:style-name="Default" table:formula="of:=IF(OR([.T511]&lt;[.T$549];[.T511]&gt;[.T$550]);&quot;&quot;;[.T511])">
            <text:p/>
          </table:table-cell>
          <table:table-cell table:style-name="Default" table:formula="of:=IF(OR([.U511]&lt;[.U$549];[.U511]&gt;[.U$550]);&quot;&quot;;[.U511])">
            <text:p/>
          </table:table-cell>
          <table:table-cell table:style-name="Default"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2]&lt;[.B$549];[.B512]&gt;[.B$550]);&quot;&quot;;[.B512])">
            <text:p/>
          </table:table-cell>
          <table:table-cell table:style-name="Default" table:formula="of:=IF(OR([.C512]&lt;[.C$549];[.C512]&gt;[.C$550]);&quot;&quot;;[.C512])">
            <text:p/>
          </table:table-cell>
          <table:table-cell table:style-name="Default" table:formula="of:=IF(OR([.D512]&lt;[.D$549];[.D512]&gt;[.D$550]);&quot;&quot;;[.D512])">
            <text:p/>
          </table:table-cell>
          <table:table-cell table:style-name="Default" table:formula="of:=IF(OR([.E512]&lt;[.E$549];[.E512]&gt;[.E$550]);&quot;&quot;;[.E512])">
            <text:p/>
          </table:table-cell>
          <table:table-cell table:style-name="Default" table:formula="of:=IF(OR([.F512]&lt;[.F$549];[.F512]&gt;[.F$550]);&quot;&quot;;[.F512])">
            <text:p/>
          </table:table-cell>
          <table:table-cell table:style-name="Default" table:formula="of:=IF(OR([.G512]&lt;[.G$549];[.G512]&gt;[.G$550]);&quot;&quot;;[.G512])">
            <text:p/>
          </table:table-cell>
          <table:table-cell table:style-name="Default" table:formula="of:=IF(OR([.H512]&lt;[.H$549];[.H512]&gt;[.H$550]);&quot;&quot;;[.H512])">
            <text:p/>
          </table:table-cell>
          <table:table-cell table:style-name="Default" table:formula="of:=IF(OR([.I512]&lt;[.I$549];[.I512]&gt;[.I$550]);&quot;&quot;;[.I512])">
            <text:p/>
          </table:table-cell>
          <table:table-cell table:style-name="Default" table:formula="of:=IF(OR([.J512]&lt;[.J$549];[.J512]&gt;[.J$550]);&quot;&quot;;[.J512])">
            <text:p/>
          </table:table-cell>
          <table:table-cell table:style-name="Default" table:formula="of:=IF(OR([.K512]&lt;[.K$549];[.K512]&gt;[.K$550]);&quot;&quot;;[.K512])">
            <text:p/>
          </table:table-cell>
          <table:table-cell table:style-name="Default" table:formula="of:=IF(OR([.L512]&lt;[.L$549];[.L512]&gt;[.L$550]);&quot;&quot;;[.L512])">
            <text:p/>
          </table:table-cell>
          <table:table-cell table:style-name="Default" table:formula="of:=IF(OR([.M512]&lt;[.M$549];[.M512]&gt;[.M$550]);&quot;&quot;;[.M512])">
            <text:p/>
          </table:table-cell>
          <table:table-cell table:style-name="Default" table:formula="of:=IF(OR([.N512]&lt;[.N$549];[.N512]&gt;[.N$550]);&quot;&quot;;[.N512])">
            <text:p/>
          </table:table-cell>
          <table:table-cell table:style-name="Default" table:formula="of:=IF(OR([.O512]&lt;[.O$549];[.O512]&gt;[.O$550]);&quot;&quot;;[.O512])">
            <text:p/>
          </table:table-cell>
          <table:table-cell table:style-name="Default" table:formula="of:=IF(OR([.P512]&lt;[.P$549];[.P512]&gt;[.P$550]);&quot;&quot;;[.P512])">
            <text:p/>
          </table:table-cell>
          <table:table-cell table:style-name="Default" table:formula="of:=IF(OR([.Q512]&lt;[.Q$549];[.Q512]&gt;[.Q$550]);&quot;&quot;;[.Q512])">
            <text:p/>
          </table:table-cell>
          <table:table-cell table:style-name="Default" table:formula="of:=IF(OR([.R512]&lt;[.R$549];[.R512]&gt;[.R$550]);&quot;&quot;;[.R512])">
            <text:p/>
          </table:table-cell>
          <table:table-cell table:style-name="Default" table:formula="of:=IF(OR([.S512]&lt;[.S$549];[.S512]&gt;[.S$550]);&quot;&quot;;[.S512])">
            <text:p/>
          </table:table-cell>
          <table:table-cell table:style-name="Default" table:formula="of:=IF(OR([.T512]&lt;[.T$549];[.T512]&gt;[.T$550]);&quot;&quot;;[.T512])">
            <text:p/>
          </table:table-cell>
          <table:table-cell table:style-name="Default" table:formula="of:=IF(OR([.U512]&lt;[.U$549];[.U512]&gt;[.U$550]);&quot;&quot;;[.U512])">
            <text:p/>
          </table:table-cell>
          <table:table-cell table:style-name="Default"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3]&lt;[.B$549];[.B513]&gt;[.B$550]);&quot;&quot;;[.B513])">
            <text:p/>
          </table:table-cell>
          <table:table-cell table:style-name="Default" table:formula="of:=IF(OR([.C513]&lt;[.C$549];[.C513]&gt;[.C$550]);&quot;&quot;;[.C513])">
            <text:p/>
          </table:table-cell>
          <table:table-cell table:style-name="Default" table:formula="of:=IF(OR([.D513]&lt;[.D$549];[.D513]&gt;[.D$550]);&quot;&quot;;[.D513])">
            <text:p/>
          </table:table-cell>
          <table:table-cell table:style-name="Default" table:formula="of:=IF(OR([.E513]&lt;[.E$549];[.E513]&gt;[.E$550]);&quot;&quot;;[.E513])">
            <text:p/>
          </table:table-cell>
          <table:table-cell table:style-name="Default" table:formula="of:=IF(OR([.F513]&lt;[.F$549];[.F513]&gt;[.F$550]);&quot;&quot;;[.F513])">
            <text:p/>
          </table:table-cell>
          <table:table-cell table:style-name="Default" table:formula="of:=IF(OR([.G513]&lt;[.G$549];[.G513]&gt;[.G$550]);&quot;&quot;;[.G513])">
            <text:p/>
          </table:table-cell>
          <table:table-cell table:style-name="Default" table:formula="of:=IF(OR([.H513]&lt;[.H$549];[.H513]&gt;[.H$550]);&quot;&quot;;[.H513])">
            <text:p/>
          </table:table-cell>
          <table:table-cell table:style-name="Default" table:formula="of:=IF(OR([.I513]&lt;[.I$549];[.I513]&gt;[.I$550]);&quot;&quot;;[.I513])">
            <text:p/>
          </table:table-cell>
          <table:table-cell table:style-name="Default" table:formula="of:=IF(OR([.J513]&lt;[.J$549];[.J513]&gt;[.J$550]);&quot;&quot;;[.J513])">
            <text:p/>
          </table:table-cell>
          <table:table-cell table:style-name="Default" table:formula="of:=IF(OR([.K513]&lt;[.K$549];[.K513]&gt;[.K$550]);&quot;&quot;;[.K513])">
            <text:p/>
          </table:table-cell>
          <table:table-cell table:style-name="Default" table:formula="of:=IF(OR([.L513]&lt;[.L$549];[.L513]&gt;[.L$550]);&quot;&quot;;[.L513])">
            <text:p/>
          </table:table-cell>
          <table:table-cell table:style-name="Default" table:formula="of:=IF(OR([.M513]&lt;[.M$549];[.M513]&gt;[.M$550]);&quot;&quot;;[.M513])">
            <text:p/>
          </table:table-cell>
          <table:table-cell table:style-name="Default" table:formula="of:=IF(OR([.N513]&lt;[.N$549];[.N513]&gt;[.N$550]);&quot;&quot;;[.N513])">
            <text:p/>
          </table:table-cell>
          <table:table-cell table:style-name="Default" table:formula="of:=IF(OR([.O513]&lt;[.O$549];[.O513]&gt;[.O$550]);&quot;&quot;;[.O513])">
            <text:p/>
          </table:table-cell>
          <table:table-cell table:style-name="Default" table:formula="of:=IF(OR([.P513]&lt;[.P$549];[.P513]&gt;[.P$550]);&quot;&quot;;[.P513])">
            <text:p/>
          </table:table-cell>
          <table:table-cell table:style-name="Default" table:formula="of:=IF(OR([.Q513]&lt;[.Q$549];[.Q513]&gt;[.Q$550]);&quot;&quot;;[.Q513])">
            <text:p/>
          </table:table-cell>
          <table:table-cell table:style-name="Default" table:formula="of:=IF(OR([.R513]&lt;[.R$549];[.R513]&gt;[.R$550]);&quot;&quot;;[.R513])">
            <text:p/>
          </table:table-cell>
          <table:table-cell table:style-name="Default" table:formula="of:=IF(OR([.S513]&lt;[.S$549];[.S513]&gt;[.S$550]);&quot;&quot;;[.S513])">
            <text:p/>
          </table:table-cell>
          <table:table-cell table:style-name="Default" table:formula="of:=IF(OR([.T513]&lt;[.T$549];[.T513]&gt;[.T$550]);&quot;&quot;;[.T513])">
            <text:p/>
          </table:table-cell>
          <table:table-cell table:style-name="Default" table:formula="of:=IF(OR([.U513]&lt;[.U$549];[.U513]&gt;[.U$550]);&quot;&quot;;[.U513])">
            <text:p/>
          </table:table-cell>
          <table:table-cell table:style-name="Default"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4]&lt;[.B$549];[.B514]&gt;[.B$550]);&quot;&quot;;[.B514])">
            <text:p/>
          </table:table-cell>
          <table:table-cell table:style-name="Default" table:formula="of:=IF(OR([.C514]&lt;[.C$549];[.C514]&gt;[.C$550]);&quot;&quot;;[.C514])">
            <text:p/>
          </table:table-cell>
          <table:table-cell table:style-name="Default" table:formula="of:=IF(OR([.D514]&lt;[.D$549];[.D514]&gt;[.D$550]);&quot;&quot;;[.D514])">
            <text:p/>
          </table:table-cell>
          <table:table-cell table:style-name="Default" table:formula="of:=IF(OR([.E514]&lt;[.E$549];[.E514]&gt;[.E$550]);&quot;&quot;;[.E514])">
            <text:p/>
          </table:table-cell>
          <table:table-cell table:style-name="Default" table:formula="of:=IF(OR([.F514]&lt;[.F$549];[.F514]&gt;[.F$550]);&quot;&quot;;[.F514])">
            <text:p/>
          </table:table-cell>
          <table:table-cell table:style-name="Default" table:formula="of:=IF(OR([.G514]&lt;[.G$549];[.G514]&gt;[.G$550]);&quot;&quot;;[.G514])">
            <text:p/>
          </table:table-cell>
          <table:table-cell table:style-name="Default" table:formula="of:=IF(OR([.H514]&lt;[.H$549];[.H514]&gt;[.H$550]);&quot;&quot;;[.H514])">
            <text:p/>
          </table:table-cell>
          <table:table-cell table:style-name="Default" table:formula="of:=IF(OR([.I514]&lt;[.I$549];[.I514]&gt;[.I$550]);&quot;&quot;;[.I514])">
            <text:p/>
          </table:table-cell>
          <table:table-cell table:style-name="Default" table:formula="of:=IF(OR([.J514]&lt;[.J$549];[.J514]&gt;[.J$550]);&quot;&quot;;[.J514])">
            <text:p/>
          </table:table-cell>
          <table:table-cell table:style-name="Default" table:formula="of:=IF(OR([.K514]&lt;[.K$549];[.K514]&gt;[.K$550]);&quot;&quot;;[.K514])">
            <text:p/>
          </table:table-cell>
          <table:table-cell table:style-name="Default" table:formula="of:=IF(OR([.L514]&lt;[.L$549];[.L514]&gt;[.L$550]);&quot;&quot;;[.L514])">
            <text:p/>
          </table:table-cell>
          <table:table-cell table:style-name="Default" table:formula="of:=IF(OR([.M514]&lt;[.M$549];[.M514]&gt;[.M$550]);&quot;&quot;;[.M514])">
            <text:p/>
          </table:table-cell>
          <table:table-cell table:style-name="Default" table:formula="of:=IF(OR([.N514]&lt;[.N$549];[.N514]&gt;[.N$550]);&quot;&quot;;[.N514])">
            <text:p/>
          </table:table-cell>
          <table:table-cell table:style-name="Default" table:formula="of:=IF(OR([.O514]&lt;[.O$549];[.O514]&gt;[.O$550]);&quot;&quot;;[.O514])">
            <text:p/>
          </table:table-cell>
          <table:table-cell table:style-name="Default" table:formula="of:=IF(OR([.P514]&lt;[.P$549];[.P514]&gt;[.P$550]);&quot;&quot;;[.P514])">
            <text:p/>
          </table:table-cell>
          <table:table-cell table:style-name="Default" table:formula="of:=IF(OR([.Q514]&lt;[.Q$549];[.Q514]&gt;[.Q$550]);&quot;&quot;;[.Q514])">
            <text:p/>
          </table:table-cell>
          <table:table-cell table:style-name="Default" table:formula="of:=IF(OR([.R514]&lt;[.R$549];[.R514]&gt;[.R$550]);&quot;&quot;;[.R514])">
            <text:p/>
          </table:table-cell>
          <table:table-cell table:style-name="Default" table:formula="of:=IF(OR([.S514]&lt;[.S$549];[.S514]&gt;[.S$550]);&quot;&quot;;[.S514])">
            <text:p/>
          </table:table-cell>
          <table:table-cell table:style-name="Default" table:formula="of:=IF(OR([.T514]&lt;[.T$549];[.T514]&gt;[.T$550]);&quot;&quot;;[.T514])">
            <text:p/>
          </table:table-cell>
          <table:table-cell table:style-name="Default" table:formula="of:=IF(OR([.U514]&lt;[.U$549];[.U514]&gt;[.U$550]);&quot;&quot;;[.U514])">
            <text:p/>
          </table:table-cell>
          <table:table-cell table:style-name="Default"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5]&lt;[.B$549];[.B515]&gt;[.B$550]);&quot;&quot;;[.B515])">
            <text:p/>
          </table:table-cell>
          <table:table-cell table:style-name="Default" table:formula="of:=IF(OR([.C515]&lt;[.C$549];[.C515]&gt;[.C$550]);&quot;&quot;;[.C515])">
            <text:p/>
          </table:table-cell>
          <table:table-cell table:style-name="Default" table:formula="of:=IF(OR([.D515]&lt;[.D$549];[.D515]&gt;[.D$550]);&quot;&quot;;[.D515])">
            <text:p/>
          </table:table-cell>
          <table:table-cell table:style-name="Default" table:formula="of:=IF(OR([.E515]&lt;[.E$549];[.E515]&gt;[.E$550]);&quot;&quot;;[.E515])">
            <text:p/>
          </table:table-cell>
          <table:table-cell table:style-name="Default" table:formula="of:=IF(OR([.F515]&lt;[.F$549];[.F515]&gt;[.F$550]);&quot;&quot;;[.F515])">
            <text:p/>
          </table:table-cell>
          <table:table-cell table:style-name="Default" table:formula="of:=IF(OR([.G515]&lt;[.G$549];[.G515]&gt;[.G$550]);&quot;&quot;;[.G515])">
            <text:p/>
          </table:table-cell>
          <table:table-cell table:style-name="Default" table:formula="of:=IF(OR([.H515]&lt;[.H$549];[.H515]&gt;[.H$550]);&quot;&quot;;[.H515])">
            <text:p/>
          </table:table-cell>
          <table:table-cell table:style-name="Default" table:formula="of:=IF(OR([.I515]&lt;[.I$549];[.I515]&gt;[.I$550]);&quot;&quot;;[.I515])">
            <text:p/>
          </table:table-cell>
          <table:table-cell table:style-name="Default" table:formula="of:=IF(OR([.J515]&lt;[.J$549];[.J515]&gt;[.J$550]);&quot;&quot;;[.J515])">
            <text:p/>
          </table:table-cell>
          <table:table-cell table:style-name="Default" table:formula="of:=IF(OR([.K515]&lt;[.K$549];[.K515]&gt;[.K$550]);&quot;&quot;;[.K515])">
            <text:p/>
          </table:table-cell>
          <table:table-cell table:style-name="Default" table:formula="of:=IF(OR([.L515]&lt;[.L$549];[.L515]&gt;[.L$550]);&quot;&quot;;[.L515])">
            <text:p/>
          </table:table-cell>
          <table:table-cell table:style-name="Default" table:formula="of:=IF(OR([.M515]&lt;[.M$549];[.M515]&gt;[.M$550]);&quot;&quot;;[.M515])">
            <text:p/>
          </table:table-cell>
          <table:table-cell table:style-name="Default" table:formula="of:=IF(OR([.N515]&lt;[.N$549];[.N515]&gt;[.N$550]);&quot;&quot;;[.N515])">
            <text:p/>
          </table:table-cell>
          <table:table-cell table:style-name="Default" table:formula="of:=IF(OR([.O515]&lt;[.O$549];[.O515]&gt;[.O$550]);&quot;&quot;;[.O515])">
            <text:p/>
          </table:table-cell>
          <table:table-cell table:style-name="Default" table:formula="of:=IF(OR([.P515]&lt;[.P$549];[.P515]&gt;[.P$550]);&quot;&quot;;[.P515])">
            <text:p/>
          </table:table-cell>
          <table:table-cell table:style-name="Default" table:formula="of:=IF(OR([.Q515]&lt;[.Q$549];[.Q515]&gt;[.Q$550]);&quot;&quot;;[.Q515])">
            <text:p/>
          </table:table-cell>
          <table:table-cell table:style-name="Default" table:formula="of:=IF(OR([.R515]&lt;[.R$549];[.R515]&gt;[.R$550]);&quot;&quot;;[.R515])">
            <text:p/>
          </table:table-cell>
          <table:table-cell table:style-name="Default" table:formula="of:=IF(OR([.S515]&lt;[.S$549];[.S515]&gt;[.S$550]);&quot;&quot;;[.S515])">
            <text:p/>
          </table:table-cell>
          <table:table-cell table:style-name="Default" table:formula="of:=IF(OR([.T515]&lt;[.T$549];[.T515]&gt;[.T$550]);&quot;&quot;;[.T515])">
            <text:p/>
          </table:table-cell>
          <table:table-cell table:style-name="Default" table:formula="of:=IF(OR([.U515]&lt;[.U$549];[.U515]&gt;[.U$550]);&quot;&quot;;[.U515])">
            <text:p/>
          </table:table-cell>
          <table:table-cell table:style-name="Default"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6]&lt;[.B$549];[.B516]&gt;[.B$550]);&quot;&quot;;[.B516])">
            <text:p/>
          </table:table-cell>
          <table:table-cell table:style-name="Default" table:formula="of:=IF(OR([.C516]&lt;[.C$549];[.C516]&gt;[.C$550]);&quot;&quot;;[.C516])">
            <text:p/>
          </table:table-cell>
          <table:table-cell table:style-name="Default" table:formula="of:=IF(OR([.D516]&lt;[.D$549];[.D516]&gt;[.D$550]);&quot;&quot;;[.D516])">
            <text:p/>
          </table:table-cell>
          <table:table-cell table:style-name="Default" table:formula="of:=IF(OR([.E516]&lt;[.E$549];[.E516]&gt;[.E$550]);&quot;&quot;;[.E516])">
            <text:p/>
          </table:table-cell>
          <table:table-cell table:style-name="Default" table:formula="of:=IF(OR([.F516]&lt;[.F$549];[.F516]&gt;[.F$550]);&quot;&quot;;[.F516])">
            <text:p/>
          </table:table-cell>
          <table:table-cell table:style-name="Default" table:formula="of:=IF(OR([.G516]&lt;[.G$549];[.G516]&gt;[.G$550]);&quot;&quot;;[.G516])">
            <text:p/>
          </table:table-cell>
          <table:table-cell table:style-name="Default" table:formula="of:=IF(OR([.H516]&lt;[.H$549];[.H516]&gt;[.H$550]);&quot;&quot;;[.H516])">
            <text:p/>
          </table:table-cell>
          <table:table-cell table:style-name="Default" table:formula="of:=IF(OR([.I516]&lt;[.I$549];[.I516]&gt;[.I$550]);&quot;&quot;;[.I516])">
            <text:p/>
          </table:table-cell>
          <table:table-cell table:style-name="Default" table:formula="of:=IF(OR([.J516]&lt;[.J$549];[.J516]&gt;[.J$550]);&quot;&quot;;[.J516])">
            <text:p/>
          </table:table-cell>
          <table:table-cell table:style-name="Default" table:formula="of:=IF(OR([.K516]&lt;[.K$549];[.K516]&gt;[.K$550]);&quot;&quot;;[.K516])">
            <text:p/>
          </table:table-cell>
          <table:table-cell table:style-name="Default" table:formula="of:=IF(OR([.L516]&lt;[.L$549];[.L516]&gt;[.L$550]);&quot;&quot;;[.L516])">
            <text:p/>
          </table:table-cell>
          <table:table-cell table:style-name="Default" table:formula="of:=IF(OR([.M516]&lt;[.M$549];[.M516]&gt;[.M$550]);&quot;&quot;;[.M516])">
            <text:p/>
          </table:table-cell>
          <table:table-cell table:style-name="Default" table:formula="of:=IF(OR([.N516]&lt;[.N$549];[.N516]&gt;[.N$550]);&quot;&quot;;[.N516])">
            <text:p/>
          </table:table-cell>
          <table:table-cell table:style-name="Default" table:formula="of:=IF(OR([.O516]&lt;[.O$549];[.O516]&gt;[.O$550]);&quot;&quot;;[.O516])">
            <text:p/>
          </table:table-cell>
          <table:table-cell table:style-name="Default" table:formula="of:=IF(OR([.P516]&lt;[.P$549];[.P516]&gt;[.P$550]);&quot;&quot;;[.P516])">
            <text:p/>
          </table:table-cell>
          <table:table-cell table:style-name="Default" table:formula="of:=IF(OR([.Q516]&lt;[.Q$549];[.Q516]&gt;[.Q$550]);&quot;&quot;;[.Q516])">
            <text:p/>
          </table:table-cell>
          <table:table-cell table:style-name="Default" table:formula="of:=IF(OR([.R516]&lt;[.R$549];[.R516]&gt;[.R$550]);&quot;&quot;;[.R516])">
            <text:p/>
          </table:table-cell>
          <table:table-cell table:style-name="Default" table:formula="of:=IF(OR([.S516]&lt;[.S$549];[.S516]&gt;[.S$550]);&quot;&quot;;[.S516])">
            <text:p/>
          </table:table-cell>
          <table:table-cell table:style-name="Default" table:formula="of:=IF(OR([.T516]&lt;[.T$549];[.T516]&gt;[.T$550]);&quot;&quot;;[.T516])">
            <text:p/>
          </table:table-cell>
          <table:table-cell table:style-name="Default" table:formula="of:=IF(OR([.U516]&lt;[.U$549];[.U516]&gt;[.U$550]);&quot;&quot;;[.U516])">
            <text:p/>
          </table:table-cell>
          <table:table-cell table:style-name="Default"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7]&lt;[.B$549];[.B517]&gt;[.B$550]);&quot;&quot;;[.B517])">
            <text:p/>
          </table:table-cell>
          <table:table-cell table:style-name="Default" table:formula="of:=IF(OR([.C517]&lt;[.C$549];[.C517]&gt;[.C$550]);&quot;&quot;;[.C517])">
            <text:p/>
          </table:table-cell>
          <table:table-cell table:style-name="Default" table:formula="of:=IF(OR([.D517]&lt;[.D$549];[.D517]&gt;[.D$550]);&quot;&quot;;[.D517])">
            <text:p/>
          </table:table-cell>
          <table:table-cell table:style-name="Default" table:formula="of:=IF(OR([.E517]&lt;[.E$549];[.E517]&gt;[.E$550]);&quot;&quot;;[.E517])">
            <text:p/>
          </table:table-cell>
          <table:table-cell table:style-name="Default" table:formula="of:=IF(OR([.F517]&lt;[.F$549];[.F517]&gt;[.F$550]);&quot;&quot;;[.F517])">
            <text:p/>
          </table:table-cell>
          <table:table-cell table:style-name="Default" table:formula="of:=IF(OR([.G517]&lt;[.G$549];[.G517]&gt;[.G$550]);&quot;&quot;;[.G517])">
            <text:p/>
          </table:table-cell>
          <table:table-cell table:style-name="Default" table:formula="of:=IF(OR([.H517]&lt;[.H$549];[.H517]&gt;[.H$550]);&quot;&quot;;[.H517])">
            <text:p/>
          </table:table-cell>
          <table:table-cell table:style-name="Default" table:formula="of:=IF(OR([.I517]&lt;[.I$549];[.I517]&gt;[.I$550]);&quot;&quot;;[.I517])">
            <text:p/>
          </table:table-cell>
          <table:table-cell table:style-name="Default" table:formula="of:=IF(OR([.J517]&lt;[.J$549];[.J517]&gt;[.J$550]);&quot;&quot;;[.J517])">
            <text:p/>
          </table:table-cell>
          <table:table-cell table:style-name="Default" table:formula="of:=IF(OR([.K517]&lt;[.K$549];[.K517]&gt;[.K$550]);&quot;&quot;;[.K517])">
            <text:p/>
          </table:table-cell>
          <table:table-cell table:style-name="Default" table:formula="of:=IF(OR([.L517]&lt;[.L$549];[.L517]&gt;[.L$550]);&quot;&quot;;[.L517])">
            <text:p/>
          </table:table-cell>
          <table:table-cell table:style-name="Default" table:formula="of:=IF(OR([.M517]&lt;[.M$549];[.M517]&gt;[.M$550]);&quot;&quot;;[.M517])">
            <text:p/>
          </table:table-cell>
          <table:table-cell table:style-name="Default" table:formula="of:=IF(OR([.N517]&lt;[.N$549];[.N517]&gt;[.N$550]);&quot;&quot;;[.N517])">
            <text:p/>
          </table:table-cell>
          <table:table-cell table:style-name="Default" table:formula="of:=IF(OR([.O517]&lt;[.O$549];[.O517]&gt;[.O$550]);&quot;&quot;;[.O517])">
            <text:p/>
          </table:table-cell>
          <table:table-cell table:style-name="Default" table:formula="of:=IF(OR([.P517]&lt;[.P$549];[.P517]&gt;[.P$550]);&quot;&quot;;[.P517])">
            <text:p/>
          </table:table-cell>
          <table:table-cell table:style-name="Default" table:formula="of:=IF(OR([.Q517]&lt;[.Q$549];[.Q517]&gt;[.Q$550]);&quot;&quot;;[.Q517])">
            <text:p/>
          </table:table-cell>
          <table:table-cell table:style-name="Default" table:formula="of:=IF(OR([.R517]&lt;[.R$549];[.R517]&gt;[.R$550]);&quot;&quot;;[.R517])">
            <text:p/>
          </table:table-cell>
          <table:table-cell table:style-name="Default" table:formula="of:=IF(OR([.S517]&lt;[.S$549];[.S517]&gt;[.S$550]);&quot;&quot;;[.S517])">
            <text:p/>
          </table:table-cell>
          <table:table-cell table:style-name="Default" table:formula="of:=IF(OR([.T517]&lt;[.T$549];[.T517]&gt;[.T$550]);&quot;&quot;;[.T517])">
            <text:p/>
          </table:table-cell>
          <table:table-cell table:style-name="Default" table:formula="of:=IF(OR([.U517]&lt;[.U$549];[.U517]&gt;[.U$550]);&quot;&quot;;[.U517])">
            <text:p/>
          </table:table-cell>
          <table:table-cell table:style-name="Default"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8]&lt;[.B$549];[.B518]&gt;[.B$550]);&quot;&quot;;[.B518])">
            <text:p/>
          </table:table-cell>
          <table:table-cell table:style-name="Default" table:formula="of:=IF(OR([.C518]&lt;[.C$549];[.C518]&gt;[.C$550]);&quot;&quot;;[.C518])">
            <text:p/>
          </table:table-cell>
          <table:table-cell table:style-name="Default" table:formula="of:=IF(OR([.D518]&lt;[.D$549];[.D518]&gt;[.D$550]);&quot;&quot;;[.D518])">
            <text:p/>
          </table:table-cell>
          <table:table-cell table:style-name="Default" table:formula="of:=IF(OR([.E518]&lt;[.E$549];[.E518]&gt;[.E$550]);&quot;&quot;;[.E518])">
            <text:p/>
          </table:table-cell>
          <table:table-cell table:style-name="Default" table:formula="of:=IF(OR([.F518]&lt;[.F$549];[.F518]&gt;[.F$550]);&quot;&quot;;[.F518])">
            <text:p/>
          </table:table-cell>
          <table:table-cell table:style-name="Default" table:formula="of:=IF(OR([.G518]&lt;[.G$549];[.G518]&gt;[.G$550]);&quot;&quot;;[.G518])">
            <text:p/>
          </table:table-cell>
          <table:table-cell table:style-name="Default" table:formula="of:=IF(OR([.H518]&lt;[.H$549];[.H518]&gt;[.H$550]);&quot;&quot;;[.H518])">
            <text:p/>
          </table:table-cell>
          <table:table-cell table:style-name="Default" table:formula="of:=IF(OR([.I518]&lt;[.I$549];[.I518]&gt;[.I$550]);&quot;&quot;;[.I518])">
            <text:p/>
          </table:table-cell>
          <table:table-cell table:style-name="Default" table:formula="of:=IF(OR([.J518]&lt;[.J$549];[.J518]&gt;[.J$550]);&quot;&quot;;[.J518])">
            <text:p/>
          </table:table-cell>
          <table:table-cell table:style-name="Default" table:formula="of:=IF(OR([.K518]&lt;[.K$549];[.K518]&gt;[.K$550]);&quot;&quot;;[.K518])">
            <text:p/>
          </table:table-cell>
          <table:table-cell table:style-name="Default" table:formula="of:=IF(OR([.L518]&lt;[.L$549];[.L518]&gt;[.L$550]);&quot;&quot;;[.L518])">
            <text:p/>
          </table:table-cell>
          <table:table-cell table:style-name="Default" table:formula="of:=IF(OR([.M518]&lt;[.M$549];[.M518]&gt;[.M$550]);&quot;&quot;;[.M518])">
            <text:p/>
          </table:table-cell>
          <table:table-cell table:style-name="Default" table:formula="of:=IF(OR([.N518]&lt;[.N$549];[.N518]&gt;[.N$550]);&quot;&quot;;[.N518])">
            <text:p/>
          </table:table-cell>
          <table:table-cell table:style-name="Default" table:formula="of:=IF(OR([.O518]&lt;[.O$549];[.O518]&gt;[.O$550]);&quot;&quot;;[.O518])">
            <text:p/>
          </table:table-cell>
          <table:table-cell table:style-name="Default" table:formula="of:=IF(OR([.P518]&lt;[.P$549];[.P518]&gt;[.P$550]);&quot;&quot;;[.P518])">
            <text:p/>
          </table:table-cell>
          <table:table-cell table:style-name="Default" table:formula="of:=IF(OR([.Q518]&lt;[.Q$549];[.Q518]&gt;[.Q$550]);&quot;&quot;;[.Q518])">
            <text:p/>
          </table:table-cell>
          <table:table-cell table:style-name="Default" table:formula="of:=IF(OR([.R518]&lt;[.R$549];[.R518]&gt;[.R$550]);&quot;&quot;;[.R518])">
            <text:p/>
          </table:table-cell>
          <table:table-cell table:style-name="Default" table:formula="of:=IF(OR([.S518]&lt;[.S$549];[.S518]&gt;[.S$550]);&quot;&quot;;[.S518])">
            <text:p/>
          </table:table-cell>
          <table:table-cell table:style-name="Default" table:formula="of:=IF(OR([.T518]&lt;[.T$549];[.T518]&gt;[.T$550]);&quot;&quot;;[.T518])">
            <text:p/>
          </table:table-cell>
          <table:table-cell table:style-name="Default" table:formula="of:=IF(OR([.U518]&lt;[.U$549];[.U518]&gt;[.U$550]);&quot;&quot;;[.U518])">
            <text:p/>
          </table:table-cell>
          <table:table-cell table:style-name="Default"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19]&lt;[.B$549];[.B519]&gt;[.B$550]);&quot;&quot;;[.B519])">
            <text:p/>
          </table:table-cell>
          <table:table-cell table:style-name="Default" table:formula="of:=IF(OR([.C519]&lt;[.C$549];[.C519]&gt;[.C$550]);&quot;&quot;;[.C519])">
            <text:p/>
          </table:table-cell>
          <table:table-cell table:style-name="Default" table:formula="of:=IF(OR([.D519]&lt;[.D$549];[.D519]&gt;[.D$550]);&quot;&quot;;[.D519])">
            <text:p/>
          </table:table-cell>
          <table:table-cell table:style-name="Default" table:formula="of:=IF(OR([.E519]&lt;[.E$549];[.E519]&gt;[.E$550]);&quot;&quot;;[.E519])">
            <text:p/>
          </table:table-cell>
          <table:table-cell table:style-name="Default" table:formula="of:=IF(OR([.F519]&lt;[.F$549];[.F519]&gt;[.F$550]);&quot;&quot;;[.F519])">
            <text:p/>
          </table:table-cell>
          <table:table-cell table:style-name="Default" table:formula="of:=IF(OR([.G519]&lt;[.G$549];[.G519]&gt;[.G$550]);&quot;&quot;;[.G519])">
            <text:p/>
          </table:table-cell>
          <table:table-cell table:style-name="Default" table:formula="of:=IF(OR([.H519]&lt;[.H$549];[.H519]&gt;[.H$550]);&quot;&quot;;[.H519])">
            <text:p/>
          </table:table-cell>
          <table:table-cell table:style-name="Default" table:formula="of:=IF(OR([.I519]&lt;[.I$549];[.I519]&gt;[.I$550]);&quot;&quot;;[.I519])">
            <text:p/>
          </table:table-cell>
          <table:table-cell table:style-name="Default" table:formula="of:=IF(OR([.J519]&lt;[.J$549];[.J519]&gt;[.J$550]);&quot;&quot;;[.J519])">
            <text:p/>
          </table:table-cell>
          <table:table-cell table:style-name="Default" table:formula="of:=IF(OR([.K519]&lt;[.K$549];[.K519]&gt;[.K$550]);&quot;&quot;;[.K519])">
            <text:p/>
          </table:table-cell>
          <table:table-cell table:style-name="Default" table:formula="of:=IF(OR([.L519]&lt;[.L$549];[.L519]&gt;[.L$550]);&quot;&quot;;[.L519])">
            <text:p/>
          </table:table-cell>
          <table:table-cell table:style-name="Default" table:formula="of:=IF(OR([.M519]&lt;[.M$549];[.M519]&gt;[.M$550]);&quot;&quot;;[.M519])">
            <text:p/>
          </table:table-cell>
          <table:table-cell table:style-name="Default" table:formula="of:=IF(OR([.N519]&lt;[.N$549];[.N519]&gt;[.N$550]);&quot;&quot;;[.N519])">
            <text:p/>
          </table:table-cell>
          <table:table-cell table:style-name="Default" table:formula="of:=IF(OR([.O519]&lt;[.O$549];[.O519]&gt;[.O$550]);&quot;&quot;;[.O519])">
            <text:p/>
          </table:table-cell>
          <table:table-cell table:style-name="Default" table:formula="of:=IF(OR([.P519]&lt;[.P$549];[.P519]&gt;[.P$550]);&quot;&quot;;[.P519])">
            <text:p/>
          </table:table-cell>
          <table:table-cell table:style-name="Default" table:formula="of:=IF(OR([.Q519]&lt;[.Q$549];[.Q519]&gt;[.Q$550]);&quot;&quot;;[.Q519])">
            <text:p/>
          </table:table-cell>
          <table:table-cell table:style-name="Default" table:formula="of:=IF(OR([.R519]&lt;[.R$549];[.R519]&gt;[.R$550]);&quot;&quot;;[.R519])">
            <text:p/>
          </table:table-cell>
          <table:table-cell table:style-name="Default" table:formula="of:=IF(OR([.S519]&lt;[.S$549];[.S519]&gt;[.S$550]);&quot;&quot;;[.S519])">
            <text:p/>
          </table:table-cell>
          <table:table-cell table:style-name="Default" table:formula="of:=IF(OR([.T519]&lt;[.T$549];[.T519]&gt;[.T$550]);&quot;&quot;;[.T519])">
            <text:p/>
          </table:table-cell>
          <table:table-cell table:style-name="Default" table:formula="of:=IF(OR([.U519]&lt;[.U$549];[.U519]&gt;[.U$550]);&quot;&quot;;[.U519])">
            <text:p/>
          </table:table-cell>
          <table:table-cell table:style-name="Default" table:formula="of:=IF(OR([.V519]&lt;[.V$549];[.V519]&gt;[.V$550]);&quot;&quot;;[.V51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0]&lt;[.B$549];[.B520]&gt;[.B$550]);&quot;&quot;;[.B520])">
            <text:p/>
          </table:table-cell>
          <table:table-cell table:style-name="Default" table:formula="of:=IF(OR([.C520]&lt;[.C$549];[.C520]&gt;[.C$550]);&quot;&quot;;[.C520])">
            <text:p/>
          </table:table-cell>
          <table:table-cell table:style-name="Default" table:formula="of:=IF(OR([.D520]&lt;[.D$549];[.D520]&gt;[.D$550]);&quot;&quot;;[.D520])">
            <text:p/>
          </table:table-cell>
          <table:table-cell table:style-name="Default" table:formula="of:=IF(OR([.E520]&lt;[.E$549];[.E520]&gt;[.E$550]);&quot;&quot;;[.E520])">
            <text:p/>
          </table:table-cell>
          <table:table-cell table:style-name="Default" table:formula="of:=IF(OR([.F520]&lt;[.F$549];[.F520]&gt;[.F$550]);&quot;&quot;;[.F520])">
            <text:p/>
          </table:table-cell>
          <table:table-cell table:style-name="Default" table:formula="of:=IF(OR([.G520]&lt;[.G$549];[.G520]&gt;[.G$550]);&quot;&quot;;[.G520])">
            <text:p/>
          </table:table-cell>
          <table:table-cell table:style-name="Default" table:formula="of:=IF(OR([.H520]&lt;[.H$549];[.H520]&gt;[.H$550]);&quot;&quot;;[.H520])">
            <text:p/>
          </table:table-cell>
          <table:table-cell table:style-name="Default" table:formula="of:=IF(OR([.I520]&lt;[.I$549];[.I520]&gt;[.I$550]);&quot;&quot;;[.I520])">
            <text:p/>
          </table:table-cell>
          <table:table-cell table:style-name="Default" table:formula="of:=IF(OR([.J520]&lt;[.J$549];[.J520]&gt;[.J$550]);&quot;&quot;;[.J520])">
            <text:p/>
          </table:table-cell>
          <table:table-cell table:style-name="Default" table:formula="of:=IF(OR([.K520]&lt;[.K$549];[.K520]&gt;[.K$550]);&quot;&quot;;[.K520])">
            <text:p/>
          </table:table-cell>
          <table:table-cell table:style-name="Default" table:formula="of:=IF(OR([.L520]&lt;[.L$549];[.L520]&gt;[.L$550]);&quot;&quot;;[.L520])">
            <text:p/>
          </table:table-cell>
          <table:table-cell table:style-name="Default" table:formula="of:=IF(OR([.M520]&lt;[.M$549];[.M520]&gt;[.M$550]);&quot;&quot;;[.M520])">
            <text:p/>
          </table:table-cell>
          <table:table-cell table:style-name="Default" table:formula="of:=IF(OR([.N520]&lt;[.N$549];[.N520]&gt;[.N$550]);&quot;&quot;;[.N520])">
            <text:p/>
          </table:table-cell>
          <table:table-cell table:style-name="Default" table:formula="of:=IF(OR([.O520]&lt;[.O$549];[.O520]&gt;[.O$550]);&quot;&quot;;[.O520])">
            <text:p/>
          </table:table-cell>
          <table:table-cell table:style-name="Default" table:formula="of:=IF(OR([.P520]&lt;[.P$549];[.P520]&gt;[.P$550]);&quot;&quot;;[.P520])">
            <text:p/>
          </table:table-cell>
          <table:table-cell table:style-name="Default" table:formula="of:=IF(OR([.Q520]&lt;[.Q$549];[.Q520]&gt;[.Q$550]);&quot;&quot;;[.Q520])">
            <text:p/>
          </table:table-cell>
          <table:table-cell table:style-name="Default" table:formula="of:=IF(OR([.R520]&lt;[.R$549];[.R520]&gt;[.R$550]);&quot;&quot;;[.R520])">
            <text:p/>
          </table:table-cell>
          <table:table-cell table:style-name="Default" table:formula="of:=IF(OR([.S520]&lt;[.S$549];[.S520]&gt;[.S$550]);&quot;&quot;;[.S520])">
            <text:p/>
          </table:table-cell>
          <table:table-cell table:style-name="Default" table:formula="of:=IF(OR([.T520]&lt;[.T$549];[.T520]&gt;[.T$550]);&quot;&quot;;[.T520])">
            <text:p/>
          </table:table-cell>
          <table:table-cell table:style-name="Default" table:formula="of:=IF(OR([.U520]&lt;[.U$549];[.U520]&gt;[.U$550]);&quot;&quot;;[.U520])">
            <text:p/>
          </table:table-cell>
          <table:table-cell table:style-name="Default" table:formula="of:=IF(OR([.V520]&lt;[.V$549];[.V520]&gt;[.V$550]);&quot;&quot;;[.V520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1]&lt;[.B$549];[.B521]&gt;[.B$550]);&quot;&quot;;[.B521])">
            <text:p/>
          </table:table-cell>
          <table:table-cell table:style-name="Default" table:formula="of:=IF(OR([.C521]&lt;[.C$549];[.C521]&gt;[.C$550]);&quot;&quot;;[.C521])">
            <text:p/>
          </table:table-cell>
          <table:table-cell table:style-name="Default" table:formula="of:=IF(OR([.D521]&lt;[.D$549];[.D521]&gt;[.D$550]);&quot;&quot;;[.D521])">
            <text:p/>
          </table:table-cell>
          <table:table-cell table:style-name="Default" table:formula="of:=IF(OR([.E521]&lt;[.E$549];[.E521]&gt;[.E$550]);&quot;&quot;;[.E521])">
            <text:p/>
          </table:table-cell>
          <table:table-cell table:style-name="Default" table:formula="of:=IF(OR([.F521]&lt;[.F$549];[.F521]&gt;[.F$550]);&quot;&quot;;[.F521])">
            <text:p/>
          </table:table-cell>
          <table:table-cell table:style-name="Default" table:formula="of:=IF(OR([.G521]&lt;[.G$549];[.G521]&gt;[.G$550]);&quot;&quot;;[.G521])">
            <text:p/>
          </table:table-cell>
          <table:table-cell table:style-name="Default" table:formula="of:=IF(OR([.H521]&lt;[.H$549];[.H521]&gt;[.H$550]);&quot;&quot;;[.H521])">
            <text:p/>
          </table:table-cell>
          <table:table-cell table:style-name="Default" table:formula="of:=IF(OR([.I521]&lt;[.I$549];[.I521]&gt;[.I$550]);&quot;&quot;;[.I521])">
            <text:p/>
          </table:table-cell>
          <table:table-cell table:style-name="Default" table:formula="of:=IF(OR([.J521]&lt;[.J$549];[.J521]&gt;[.J$550]);&quot;&quot;;[.J521])">
            <text:p/>
          </table:table-cell>
          <table:table-cell table:style-name="Default" table:formula="of:=IF(OR([.K521]&lt;[.K$549];[.K521]&gt;[.K$550]);&quot;&quot;;[.K521])">
            <text:p/>
          </table:table-cell>
          <table:table-cell table:style-name="Default" table:formula="of:=IF(OR([.L521]&lt;[.L$549];[.L521]&gt;[.L$550]);&quot;&quot;;[.L521])">
            <text:p/>
          </table:table-cell>
          <table:table-cell table:style-name="Default" table:formula="of:=IF(OR([.M521]&lt;[.M$549];[.M521]&gt;[.M$550]);&quot;&quot;;[.M521])">
            <text:p/>
          </table:table-cell>
          <table:table-cell table:style-name="Default" table:formula="of:=IF(OR([.N521]&lt;[.N$549];[.N521]&gt;[.N$550]);&quot;&quot;;[.N521])">
            <text:p/>
          </table:table-cell>
          <table:table-cell table:style-name="Default" table:formula="of:=IF(OR([.O521]&lt;[.O$549];[.O521]&gt;[.O$550]);&quot;&quot;;[.O521])">
            <text:p/>
          </table:table-cell>
          <table:table-cell table:style-name="Default" table:formula="of:=IF(OR([.P521]&lt;[.P$549];[.P521]&gt;[.P$550]);&quot;&quot;;[.P521])">
            <text:p/>
          </table:table-cell>
          <table:table-cell table:style-name="Default" table:formula="of:=IF(OR([.Q521]&lt;[.Q$549];[.Q521]&gt;[.Q$550]);&quot;&quot;;[.Q521])">
            <text:p/>
          </table:table-cell>
          <table:table-cell table:style-name="Default" table:formula="of:=IF(OR([.R521]&lt;[.R$549];[.R521]&gt;[.R$550]);&quot;&quot;;[.R521])">
            <text:p/>
          </table:table-cell>
          <table:table-cell table:style-name="Default" table:formula="of:=IF(OR([.S521]&lt;[.S$549];[.S521]&gt;[.S$550]);&quot;&quot;;[.S521])">
            <text:p/>
          </table:table-cell>
          <table:table-cell table:style-name="Default" table:formula="of:=IF(OR([.T521]&lt;[.T$549];[.T521]&gt;[.T$550]);&quot;&quot;;[.T521])">
            <text:p/>
          </table:table-cell>
          <table:table-cell table:style-name="Default" table:formula="of:=IF(OR([.U521]&lt;[.U$549];[.U521]&gt;[.U$550]);&quot;&quot;;[.U521])">
            <text:p/>
          </table:table-cell>
          <table:table-cell table:style-name="Default" table:formula="of:=IF(OR([.V521]&lt;[.V$549];[.V521]&gt;[.V$550]);&quot;&quot;;[.V521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2]&lt;[.B$549];[.B522]&gt;[.B$550]);&quot;&quot;;[.B522])">
            <text:p/>
          </table:table-cell>
          <table:table-cell table:style-name="Default" table:formula="of:=IF(OR([.C522]&lt;[.C$549];[.C522]&gt;[.C$550]);&quot;&quot;;[.C522])">
            <text:p/>
          </table:table-cell>
          <table:table-cell table:style-name="Default" table:formula="of:=IF(OR([.D522]&lt;[.D$549];[.D522]&gt;[.D$550]);&quot;&quot;;[.D522])">
            <text:p/>
          </table:table-cell>
          <table:table-cell table:style-name="Default" table:formula="of:=IF(OR([.E522]&lt;[.E$549];[.E522]&gt;[.E$550]);&quot;&quot;;[.E522])">
            <text:p/>
          </table:table-cell>
          <table:table-cell table:style-name="Default" table:formula="of:=IF(OR([.F522]&lt;[.F$549];[.F522]&gt;[.F$550]);&quot;&quot;;[.F522])">
            <text:p/>
          </table:table-cell>
          <table:table-cell table:style-name="Default" table:formula="of:=IF(OR([.G522]&lt;[.G$549];[.G522]&gt;[.G$550]);&quot;&quot;;[.G522])">
            <text:p/>
          </table:table-cell>
          <table:table-cell table:style-name="Default" table:formula="of:=IF(OR([.H522]&lt;[.H$549];[.H522]&gt;[.H$550]);&quot;&quot;;[.H522])">
            <text:p/>
          </table:table-cell>
          <table:table-cell table:style-name="Default" table:formula="of:=IF(OR([.I522]&lt;[.I$549];[.I522]&gt;[.I$550]);&quot;&quot;;[.I522])">
            <text:p/>
          </table:table-cell>
          <table:table-cell table:style-name="Default" table:formula="of:=IF(OR([.J522]&lt;[.J$549];[.J522]&gt;[.J$550]);&quot;&quot;;[.J522])">
            <text:p/>
          </table:table-cell>
          <table:table-cell table:style-name="Default" table:formula="of:=IF(OR([.K522]&lt;[.K$549];[.K522]&gt;[.K$550]);&quot;&quot;;[.K522])">
            <text:p/>
          </table:table-cell>
          <table:table-cell table:style-name="Default" table:formula="of:=IF(OR([.L522]&lt;[.L$549];[.L522]&gt;[.L$550]);&quot;&quot;;[.L522])">
            <text:p/>
          </table:table-cell>
          <table:table-cell table:style-name="Default" table:formula="of:=IF(OR([.M522]&lt;[.M$549];[.M522]&gt;[.M$550]);&quot;&quot;;[.M522])">
            <text:p/>
          </table:table-cell>
          <table:table-cell table:style-name="Default" table:formula="of:=IF(OR([.N522]&lt;[.N$549];[.N522]&gt;[.N$550]);&quot;&quot;;[.N522])">
            <text:p/>
          </table:table-cell>
          <table:table-cell table:style-name="Default" table:formula="of:=IF(OR([.O522]&lt;[.O$549];[.O522]&gt;[.O$550]);&quot;&quot;;[.O522])">
            <text:p/>
          </table:table-cell>
          <table:table-cell table:style-name="Default" table:formula="of:=IF(OR([.P522]&lt;[.P$549];[.P522]&gt;[.P$550]);&quot;&quot;;[.P522])">
            <text:p/>
          </table:table-cell>
          <table:table-cell table:style-name="Default" table:formula="of:=IF(OR([.Q522]&lt;[.Q$549];[.Q522]&gt;[.Q$550]);&quot;&quot;;[.Q522])">
            <text:p/>
          </table:table-cell>
          <table:table-cell table:style-name="Default" table:formula="of:=IF(OR([.R522]&lt;[.R$549];[.R522]&gt;[.R$550]);&quot;&quot;;[.R522])">
            <text:p/>
          </table:table-cell>
          <table:table-cell table:style-name="Default" table:formula="of:=IF(OR([.S522]&lt;[.S$549];[.S522]&gt;[.S$550]);&quot;&quot;;[.S522])">
            <text:p/>
          </table:table-cell>
          <table:table-cell table:style-name="Default" table:formula="of:=IF(OR([.T522]&lt;[.T$549];[.T522]&gt;[.T$550]);&quot;&quot;;[.T522])">
            <text:p/>
          </table:table-cell>
          <table:table-cell table:style-name="Default" table:formula="of:=IF(OR([.U522]&lt;[.U$549];[.U522]&gt;[.U$550]);&quot;&quot;;[.U522])">
            <text:p/>
          </table:table-cell>
          <table:table-cell table:style-name="Default" table:formula="of:=IF(OR([.V522]&lt;[.V$549];[.V522]&gt;[.V$550]);&quot;&quot;;[.V522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3]&lt;[.B$549];[.B523]&gt;[.B$550]);&quot;&quot;;[.B523])">
            <text:p/>
          </table:table-cell>
          <table:table-cell table:style-name="Default" table:formula="of:=IF(OR([.C523]&lt;[.C$549];[.C523]&gt;[.C$550]);&quot;&quot;;[.C523])">
            <text:p/>
          </table:table-cell>
          <table:table-cell table:style-name="Default" table:formula="of:=IF(OR([.D523]&lt;[.D$549];[.D523]&gt;[.D$550]);&quot;&quot;;[.D523])">
            <text:p/>
          </table:table-cell>
          <table:table-cell table:style-name="Default" table:formula="of:=IF(OR([.E523]&lt;[.E$549];[.E523]&gt;[.E$550]);&quot;&quot;;[.E523])">
            <text:p/>
          </table:table-cell>
          <table:table-cell table:style-name="Default" table:formula="of:=IF(OR([.F523]&lt;[.F$549];[.F523]&gt;[.F$550]);&quot;&quot;;[.F523])">
            <text:p/>
          </table:table-cell>
          <table:table-cell table:style-name="Default" table:formula="of:=IF(OR([.G523]&lt;[.G$549];[.G523]&gt;[.G$550]);&quot;&quot;;[.G523])">
            <text:p/>
          </table:table-cell>
          <table:table-cell table:style-name="Default" table:formula="of:=IF(OR([.H523]&lt;[.H$549];[.H523]&gt;[.H$550]);&quot;&quot;;[.H523])">
            <text:p/>
          </table:table-cell>
          <table:table-cell table:style-name="Default" table:formula="of:=IF(OR([.I523]&lt;[.I$549];[.I523]&gt;[.I$550]);&quot;&quot;;[.I523])">
            <text:p/>
          </table:table-cell>
          <table:table-cell table:style-name="Default" table:formula="of:=IF(OR([.J523]&lt;[.J$549];[.J523]&gt;[.J$550]);&quot;&quot;;[.J523])">
            <text:p/>
          </table:table-cell>
          <table:table-cell table:style-name="Default" table:formula="of:=IF(OR([.K523]&lt;[.K$549];[.K523]&gt;[.K$550]);&quot;&quot;;[.K523])">
            <text:p/>
          </table:table-cell>
          <table:table-cell table:style-name="Default" table:formula="of:=IF(OR([.L523]&lt;[.L$549];[.L523]&gt;[.L$550]);&quot;&quot;;[.L523])">
            <text:p/>
          </table:table-cell>
          <table:table-cell table:style-name="Default" table:formula="of:=IF(OR([.M523]&lt;[.M$549];[.M523]&gt;[.M$550]);&quot;&quot;;[.M523])">
            <text:p/>
          </table:table-cell>
          <table:table-cell table:style-name="Default" table:formula="of:=IF(OR([.N523]&lt;[.N$549];[.N523]&gt;[.N$550]);&quot;&quot;;[.N523])">
            <text:p/>
          </table:table-cell>
          <table:table-cell table:style-name="Default" table:formula="of:=IF(OR([.O523]&lt;[.O$549];[.O523]&gt;[.O$550]);&quot;&quot;;[.O523])">
            <text:p/>
          </table:table-cell>
          <table:table-cell table:style-name="Default" table:formula="of:=IF(OR([.P523]&lt;[.P$549];[.P523]&gt;[.P$550]);&quot;&quot;;[.P523])">
            <text:p/>
          </table:table-cell>
          <table:table-cell table:style-name="Default" table:formula="of:=IF(OR([.Q523]&lt;[.Q$549];[.Q523]&gt;[.Q$550]);&quot;&quot;;[.Q523])">
            <text:p/>
          </table:table-cell>
          <table:table-cell table:style-name="Default" table:formula="of:=IF(OR([.R523]&lt;[.R$549];[.R523]&gt;[.R$550]);&quot;&quot;;[.R523])">
            <text:p/>
          </table:table-cell>
          <table:table-cell table:style-name="Default" table:formula="of:=IF(OR([.S523]&lt;[.S$549];[.S523]&gt;[.S$550]);&quot;&quot;;[.S523])">
            <text:p/>
          </table:table-cell>
          <table:table-cell table:style-name="Default" table:formula="of:=IF(OR([.T523]&lt;[.T$549];[.T523]&gt;[.T$550]);&quot;&quot;;[.T523])">
            <text:p/>
          </table:table-cell>
          <table:table-cell table:style-name="Default" table:formula="of:=IF(OR([.U523]&lt;[.U$549];[.U523]&gt;[.U$550]);&quot;&quot;;[.U523])">
            <text:p/>
          </table:table-cell>
          <table:table-cell table:style-name="Default" table:formula="of:=IF(OR([.V523]&lt;[.V$549];[.V523]&gt;[.V$550]);&quot;&quot;;[.V523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4]&lt;[.B$549];[.B524]&gt;[.B$550]);&quot;&quot;;[.B524])">
            <text:p/>
          </table:table-cell>
          <table:table-cell table:style-name="Default" table:formula="of:=IF(OR([.C524]&lt;[.C$549];[.C524]&gt;[.C$550]);&quot;&quot;;[.C524])">
            <text:p/>
          </table:table-cell>
          <table:table-cell table:style-name="Default" table:formula="of:=IF(OR([.D524]&lt;[.D$549];[.D524]&gt;[.D$550]);&quot;&quot;;[.D524])">
            <text:p/>
          </table:table-cell>
          <table:table-cell table:style-name="Default" table:formula="of:=IF(OR([.E524]&lt;[.E$549];[.E524]&gt;[.E$550]);&quot;&quot;;[.E524])">
            <text:p/>
          </table:table-cell>
          <table:table-cell table:style-name="Default" table:formula="of:=IF(OR([.F524]&lt;[.F$549];[.F524]&gt;[.F$550]);&quot;&quot;;[.F524])">
            <text:p/>
          </table:table-cell>
          <table:table-cell table:style-name="Default" table:formula="of:=IF(OR([.G524]&lt;[.G$549];[.G524]&gt;[.G$550]);&quot;&quot;;[.G524])">
            <text:p/>
          </table:table-cell>
          <table:table-cell table:style-name="Default" table:formula="of:=IF(OR([.H524]&lt;[.H$549];[.H524]&gt;[.H$550]);&quot;&quot;;[.H524])">
            <text:p/>
          </table:table-cell>
          <table:table-cell table:style-name="Default" table:formula="of:=IF(OR([.I524]&lt;[.I$549];[.I524]&gt;[.I$550]);&quot;&quot;;[.I524])">
            <text:p/>
          </table:table-cell>
          <table:table-cell table:style-name="Default" table:formula="of:=IF(OR([.J524]&lt;[.J$549];[.J524]&gt;[.J$550]);&quot;&quot;;[.J524])">
            <text:p/>
          </table:table-cell>
          <table:table-cell table:style-name="Default" table:formula="of:=IF(OR([.K524]&lt;[.K$549];[.K524]&gt;[.K$550]);&quot;&quot;;[.K524])">
            <text:p/>
          </table:table-cell>
          <table:table-cell table:style-name="Default" table:formula="of:=IF(OR([.L524]&lt;[.L$549];[.L524]&gt;[.L$550]);&quot;&quot;;[.L524])">
            <text:p/>
          </table:table-cell>
          <table:table-cell table:style-name="Default" table:formula="of:=IF(OR([.M524]&lt;[.M$549];[.M524]&gt;[.M$550]);&quot;&quot;;[.M524])">
            <text:p/>
          </table:table-cell>
          <table:table-cell table:style-name="Default" table:formula="of:=IF(OR([.N524]&lt;[.N$549];[.N524]&gt;[.N$550]);&quot;&quot;;[.N524])">
            <text:p/>
          </table:table-cell>
          <table:table-cell table:style-name="Default" table:formula="of:=IF(OR([.O524]&lt;[.O$549];[.O524]&gt;[.O$550]);&quot;&quot;;[.O524])">
            <text:p/>
          </table:table-cell>
          <table:table-cell table:style-name="Default" table:formula="of:=IF(OR([.P524]&lt;[.P$549];[.P524]&gt;[.P$550]);&quot;&quot;;[.P524])">
            <text:p/>
          </table:table-cell>
          <table:table-cell table:style-name="Default" table:formula="of:=IF(OR([.Q524]&lt;[.Q$549];[.Q524]&gt;[.Q$550]);&quot;&quot;;[.Q524])">
            <text:p/>
          </table:table-cell>
          <table:table-cell table:style-name="Default" table:formula="of:=IF(OR([.R524]&lt;[.R$549];[.R524]&gt;[.R$550]);&quot;&quot;;[.R524])">
            <text:p/>
          </table:table-cell>
          <table:table-cell table:style-name="Default" table:formula="of:=IF(OR([.S524]&lt;[.S$549];[.S524]&gt;[.S$550]);&quot;&quot;;[.S524])">
            <text:p/>
          </table:table-cell>
          <table:table-cell table:style-name="Default" table:formula="of:=IF(OR([.T524]&lt;[.T$549];[.T524]&gt;[.T$550]);&quot;&quot;;[.T524])">
            <text:p/>
          </table:table-cell>
          <table:table-cell table:style-name="Default" table:formula="of:=IF(OR([.U524]&lt;[.U$549];[.U524]&gt;[.U$550]);&quot;&quot;;[.U524])">
            <text:p/>
          </table:table-cell>
          <table:table-cell table:style-name="Default" table:formula="of:=IF(OR([.V524]&lt;[.V$549];[.V524]&gt;[.V$550]);&quot;&quot;;[.V524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5]&lt;[.B$549];[.B525]&gt;[.B$550]);&quot;&quot;;[.B525])">
            <text:p/>
          </table:table-cell>
          <table:table-cell table:style-name="Default" table:formula="of:=IF(OR([.C525]&lt;[.C$549];[.C525]&gt;[.C$550]);&quot;&quot;;[.C525])">
            <text:p/>
          </table:table-cell>
          <table:table-cell table:style-name="Default" table:formula="of:=IF(OR([.D525]&lt;[.D$549];[.D525]&gt;[.D$550]);&quot;&quot;;[.D525])">
            <text:p/>
          </table:table-cell>
          <table:table-cell table:style-name="Default" table:formula="of:=IF(OR([.E525]&lt;[.E$549];[.E525]&gt;[.E$550]);&quot;&quot;;[.E525])">
            <text:p/>
          </table:table-cell>
          <table:table-cell table:style-name="Default" table:formula="of:=IF(OR([.F525]&lt;[.F$549];[.F525]&gt;[.F$550]);&quot;&quot;;[.F525])">
            <text:p/>
          </table:table-cell>
          <table:table-cell table:style-name="Default" table:formula="of:=IF(OR([.G525]&lt;[.G$549];[.G525]&gt;[.G$550]);&quot;&quot;;[.G525])">
            <text:p/>
          </table:table-cell>
          <table:table-cell table:style-name="Default" table:formula="of:=IF(OR([.H525]&lt;[.H$549];[.H525]&gt;[.H$550]);&quot;&quot;;[.H525])">
            <text:p/>
          </table:table-cell>
          <table:table-cell table:style-name="Default" table:formula="of:=IF(OR([.I525]&lt;[.I$549];[.I525]&gt;[.I$550]);&quot;&quot;;[.I525])">
            <text:p/>
          </table:table-cell>
          <table:table-cell table:style-name="Default" table:formula="of:=IF(OR([.J525]&lt;[.J$549];[.J525]&gt;[.J$550]);&quot;&quot;;[.J525])">
            <text:p/>
          </table:table-cell>
          <table:table-cell table:style-name="Default" table:formula="of:=IF(OR([.K525]&lt;[.K$549];[.K525]&gt;[.K$550]);&quot;&quot;;[.K525])">
            <text:p/>
          </table:table-cell>
          <table:table-cell table:style-name="Default" table:formula="of:=IF(OR([.L525]&lt;[.L$549];[.L525]&gt;[.L$550]);&quot;&quot;;[.L525])">
            <text:p/>
          </table:table-cell>
          <table:table-cell table:style-name="Default" table:formula="of:=IF(OR([.M525]&lt;[.M$549];[.M525]&gt;[.M$550]);&quot;&quot;;[.M525])">
            <text:p/>
          </table:table-cell>
          <table:table-cell table:style-name="Default" table:formula="of:=IF(OR([.N525]&lt;[.N$549];[.N525]&gt;[.N$550]);&quot;&quot;;[.N525])">
            <text:p/>
          </table:table-cell>
          <table:table-cell table:style-name="Default" table:formula="of:=IF(OR([.O525]&lt;[.O$549];[.O525]&gt;[.O$550]);&quot;&quot;;[.O525])">
            <text:p/>
          </table:table-cell>
          <table:table-cell table:style-name="Default" table:formula="of:=IF(OR([.P525]&lt;[.P$549];[.P525]&gt;[.P$550]);&quot;&quot;;[.P525])">
            <text:p/>
          </table:table-cell>
          <table:table-cell table:style-name="Default" table:formula="of:=IF(OR([.Q525]&lt;[.Q$549];[.Q525]&gt;[.Q$550]);&quot;&quot;;[.Q525])">
            <text:p/>
          </table:table-cell>
          <table:table-cell table:style-name="Default" table:formula="of:=IF(OR([.R525]&lt;[.R$549];[.R525]&gt;[.R$550]);&quot;&quot;;[.R525])">
            <text:p/>
          </table:table-cell>
          <table:table-cell table:style-name="Default" table:formula="of:=IF(OR([.S525]&lt;[.S$549];[.S525]&gt;[.S$550]);&quot;&quot;;[.S525])">
            <text:p/>
          </table:table-cell>
          <table:table-cell table:style-name="Default" table:formula="of:=IF(OR([.T525]&lt;[.T$549];[.T525]&gt;[.T$550]);&quot;&quot;;[.T525])">
            <text:p/>
          </table:table-cell>
          <table:table-cell table:style-name="Default" table:formula="of:=IF(OR([.U525]&lt;[.U$549];[.U525]&gt;[.U$550]);&quot;&quot;;[.U525])">
            <text:p/>
          </table:table-cell>
          <table:table-cell table:style-name="Default" table:formula="of:=IF(OR([.V525]&lt;[.V$549];[.V525]&gt;[.V$550]);&quot;&quot;;[.V525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6]&lt;[.B$549];[.B526]&gt;[.B$550]);&quot;&quot;;[.B526])">
            <text:p/>
          </table:table-cell>
          <table:table-cell table:style-name="Default" table:formula="of:=IF(OR([.C526]&lt;[.C$549];[.C526]&gt;[.C$550]);&quot;&quot;;[.C526])">
            <text:p/>
          </table:table-cell>
          <table:table-cell table:style-name="Default" table:formula="of:=IF(OR([.D526]&lt;[.D$549];[.D526]&gt;[.D$550]);&quot;&quot;;[.D526])">
            <text:p/>
          </table:table-cell>
          <table:table-cell table:style-name="Default" table:formula="of:=IF(OR([.E526]&lt;[.E$549];[.E526]&gt;[.E$550]);&quot;&quot;;[.E526])">
            <text:p/>
          </table:table-cell>
          <table:table-cell table:style-name="Default" table:formula="of:=IF(OR([.F526]&lt;[.F$549];[.F526]&gt;[.F$550]);&quot;&quot;;[.F526])">
            <text:p/>
          </table:table-cell>
          <table:table-cell table:style-name="Default" table:formula="of:=IF(OR([.G526]&lt;[.G$549];[.G526]&gt;[.G$550]);&quot;&quot;;[.G526])">
            <text:p/>
          </table:table-cell>
          <table:table-cell table:style-name="Default" table:formula="of:=IF(OR([.H526]&lt;[.H$549];[.H526]&gt;[.H$550]);&quot;&quot;;[.H526])">
            <text:p/>
          </table:table-cell>
          <table:table-cell table:style-name="Default" table:formula="of:=IF(OR([.I526]&lt;[.I$549];[.I526]&gt;[.I$550]);&quot;&quot;;[.I526])">
            <text:p/>
          </table:table-cell>
          <table:table-cell table:style-name="Default" table:formula="of:=IF(OR([.J526]&lt;[.J$549];[.J526]&gt;[.J$550]);&quot;&quot;;[.J526])">
            <text:p/>
          </table:table-cell>
          <table:table-cell table:style-name="Default" table:formula="of:=IF(OR([.K526]&lt;[.K$549];[.K526]&gt;[.K$550]);&quot;&quot;;[.K526])">
            <text:p/>
          </table:table-cell>
          <table:table-cell table:style-name="Default" table:formula="of:=IF(OR([.L526]&lt;[.L$549];[.L526]&gt;[.L$550]);&quot;&quot;;[.L526])">
            <text:p/>
          </table:table-cell>
          <table:table-cell table:style-name="Default" table:formula="of:=IF(OR([.M526]&lt;[.M$549];[.M526]&gt;[.M$550]);&quot;&quot;;[.M526])">
            <text:p/>
          </table:table-cell>
          <table:table-cell table:style-name="Default" table:formula="of:=IF(OR([.N526]&lt;[.N$549];[.N526]&gt;[.N$550]);&quot;&quot;;[.N526])">
            <text:p/>
          </table:table-cell>
          <table:table-cell table:style-name="Default" table:formula="of:=IF(OR([.O526]&lt;[.O$549];[.O526]&gt;[.O$550]);&quot;&quot;;[.O526])">
            <text:p/>
          </table:table-cell>
          <table:table-cell table:style-name="Default" table:formula="of:=IF(OR([.P526]&lt;[.P$549];[.P526]&gt;[.P$550]);&quot;&quot;;[.P526])">
            <text:p/>
          </table:table-cell>
          <table:table-cell table:style-name="Default" table:formula="of:=IF(OR([.Q526]&lt;[.Q$549];[.Q526]&gt;[.Q$550]);&quot;&quot;;[.Q526])">
            <text:p/>
          </table:table-cell>
          <table:table-cell table:style-name="Default" table:formula="of:=IF(OR([.R526]&lt;[.R$549];[.R526]&gt;[.R$550]);&quot;&quot;;[.R526])">
            <text:p/>
          </table:table-cell>
          <table:table-cell table:style-name="Default" table:formula="of:=IF(OR([.S526]&lt;[.S$549];[.S526]&gt;[.S$550]);&quot;&quot;;[.S526])">
            <text:p/>
          </table:table-cell>
          <table:table-cell table:style-name="Default" table:formula="of:=IF(OR([.T526]&lt;[.T$549];[.T526]&gt;[.T$550]);&quot;&quot;;[.T526])">
            <text:p/>
          </table:table-cell>
          <table:table-cell table:style-name="Default" table:formula="of:=IF(OR([.U526]&lt;[.U$549];[.U526]&gt;[.U$550]);&quot;&quot;;[.U526])">
            <text:p/>
          </table:table-cell>
          <table:table-cell table:style-name="Default" table:formula="of:=IF(OR([.V526]&lt;[.V$549];[.V526]&gt;[.V$550]);&quot;&quot;;[.V526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7]&lt;[.B$549];[.B527]&gt;[.B$550]);&quot;&quot;;[.B527])">
            <text:p/>
          </table:table-cell>
          <table:table-cell table:style-name="Default" table:formula="of:=IF(OR([.C527]&lt;[.C$549];[.C527]&gt;[.C$550]);&quot;&quot;;[.C527])">
            <text:p/>
          </table:table-cell>
          <table:table-cell table:style-name="Default" table:formula="of:=IF(OR([.D527]&lt;[.D$549];[.D527]&gt;[.D$550]);&quot;&quot;;[.D527])">
            <text:p/>
          </table:table-cell>
          <table:table-cell table:style-name="Default" table:formula="of:=IF(OR([.E527]&lt;[.E$549];[.E527]&gt;[.E$550]);&quot;&quot;;[.E527])">
            <text:p/>
          </table:table-cell>
          <table:table-cell table:style-name="Default" table:formula="of:=IF(OR([.F527]&lt;[.F$549];[.F527]&gt;[.F$550]);&quot;&quot;;[.F527])">
            <text:p/>
          </table:table-cell>
          <table:table-cell table:style-name="Default" table:formula="of:=IF(OR([.G527]&lt;[.G$549];[.G527]&gt;[.G$550]);&quot;&quot;;[.G527])">
            <text:p/>
          </table:table-cell>
          <table:table-cell table:style-name="Default" table:formula="of:=IF(OR([.H527]&lt;[.H$549];[.H527]&gt;[.H$550]);&quot;&quot;;[.H527])">
            <text:p/>
          </table:table-cell>
          <table:table-cell table:style-name="Default" table:formula="of:=IF(OR([.I527]&lt;[.I$549];[.I527]&gt;[.I$550]);&quot;&quot;;[.I527])">
            <text:p/>
          </table:table-cell>
          <table:table-cell table:style-name="Default" table:formula="of:=IF(OR([.J527]&lt;[.J$549];[.J527]&gt;[.J$550]);&quot;&quot;;[.J527])">
            <text:p/>
          </table:table-cell>
          <table:table-cell table:style-name="Default" table:formula="of:=IF(OR([.K527]&lt;[.K$549];[.K527]&gt;[.K$550]);&quot;&quot;;[.K527])">
            <text:p/>
          </table:table-cell>
          <table:table-cell table:style-name="Default" table:formula="of:=IF(OR([.L527]&lt;[.L$549];[.L527]&gt;[.L$550]);&quot;&quot;;[.L527])">
            <text:p/>
          </table:table-cell>
          <table:table-cell table:style-name="Default" table:formula="of:=IF(OR([.M527]&lt;[.M$549];[.M527]&gt;[.M$550]);&quot;&quot;;[.M527])">
            <text:p/>
          </table:table-cell>
          <table:table-cell table:style-name="Default" table:formula="of:=IF(OR([.N527]&lt;[.N$549];[.N527]&gt;[.N$550]);&quot;&quot;;[.N527])">
            <text:p/>
          </table:table-cell>
          <table:table-cell table:style-name="Default" table:formula="of:=IF(OR([.O527]&lt;[.O$549];[.O527]&gt;[.O$550]);&quot;&quot;;[.O527])">
            <text:p/>
          </table:table-cell>
          <table:table-cell table:style-name="Default" table:formula="of:=IF(OR([.P527]&lt;[.P$549];[.P527]&gt;[.P$550]);&quot;&quot;;[.P527])">
            <text:p/>
          </table:table-cell>
          <table:table-cell table:style-name="Default" table:formula="of:=IF(OR([.Q527]&lt;[.Q$549];[.Q527]&gt;[.Q$550]);&quot;&quot;;[.Q527])">
            <text:p/>
          </table:table-cell>
          <table:table-cell table:style-name="Default" table:formula="of:=IF(OR([.R527]&lt;[.R$549];[.R527]&gt;[.R$550]);&quot;&quot;;[.R527])">
            <text:p/>
          </table:table-cell>
          <table:table-cell table:style-name="Default" table:formula="of:=IF(OR([.S527]&lt;[.S$549];[.S527]&gt;[.S$550]);&quot;&quot;;[.S527])">
            <text:p/>
          </table:table-cell>
          <table:table-cell table:style-name="Default" table:formula="of:=IF(OR([.T527]&lt;[.T$549];[.T527]&gt;[.T$550]);&quot;&quot;;[.T527])">
            <text:p/>
          </table:table-cell>
          <table:table-cell table:style-name="Default" table:formula="of:=IF(OR([.U527]&lt;[.U$549];[.U527]&gt;[.U$550]);&quot;&quot;;[.U527])">
            <text:p/>
          </table:table-cell>
          <table:table-cell table:style-name="Default" table:formula="of:=IF(OR([.V527]&lt;[.V$549];[.V527]&gt;[.V$550]);&quot;&quot;;[.V527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8]&lt;[.B$549];[.B528]&gt;[.B$550]);&quot;&quot;;[.B528])">
            <text:p/>
          </table:table-cell>
          <table:table-cell table:style-name="Default" table:formula="of:=IF(OR([.C528]&lt;[.C$549];[.C528]&gt;[.C$550]);&quot;&quot;;[.C528])">
            <text:p/>
          </table:table-cell>
          <table:table-cell table:style-name="Default" table:formula="of:=IF(OR([.D528]&lt;[.D$549];[.D528]&gt;[.D$550]);&quot;&quot;;[.D528])">
            <text:p/>
          </table:table-cell>
          <table:table-cell table:style-name="Default" table:formula="of:=IF(OR([.E528]&lt;[.E$549];[.E528]&gt;[.E$550]);&quot;&quot;;[.E528])">
            <text:p/>
          </table:table-cell>
          <table:table-cell table:style-name="Default" table:formula="of:=IF(OR([.F528]&lt;[.F$549];[.F528]&gt;[.F$550]);&quot;&quot;;[.F528])">
            <text:p/>
          </table:table-cell>
          <table:table-cell table:style-name="Default" table:formula="of:=IF(OR([.G528]&lt;[.G$549];[.G528]&gt;[.G$550]);&quot;&quot;;[.G528])">
            <text:p/>
          </table:table-cell>
          <table:table-cell table:style-name="Default" table:formula="of:=IF(OR([.H528]&lt;[.H$549];[.H528]&gt;[.H$550]);&quot;&quot;;[.H528])">
            <text:p/>
          </table:table-cell>
          <table:table-cell table:style-name="Default" table:formula="of:=IF(OR([.I528]&lt;[.I$549];[.I528]&gt;[.I$550]);&quot;&quot;;[.I528])">
            <text:p/>
          </table:table-cell>
          <table:table-cell table:style-name="Default" table:formula="of:=IF(OR([.J528]&lt;[.J$549];[.J528]&gt;[.J$550]);&quot;&quot;;[.J528])">
            <text:p/>
          </table:table-cell>
          <table:table-cell table:style-name="Default" table:formula="of:=IF(OR([.K528]&lt;[.K$549];[.K528]&gt;[.K$550]);&quot;&quot;;[.K528])">
            <text:p/>
          </table:table-cell>
          <table:table-cell table:style-name="Default" table:formula="of:=IF(OR([.L528]&lt;[.L$549];[.L528]&gt;[.L$550]);&quot;&quot;;[.L528])">
            <text:p/>
          </table:table-cell>
          <table:table-cell table:style-name="Default" table:formula="of:=IF(OR([.M528]&lt;[.M$549];[.M528]&gt;[.M$550]);&quot;&quot;;[.M528])">
            <text:p/>
          </table:table-cell>
          <table:table-cell table:style-name="Default" table:formula="of:=IF(OR([.N528]&lt;[.N$549];[.N528]&gt;[.N$550]);&quot;&quot;;[.N528])">
            <text:p/>
          </table:table-cell>
          <table:table-cell table:style-name="Default" table:formula="of:=IF(OR([.O528]&lt;[.O$549];[.O528]&gt;[.O$550]);&quot;&quot;;[.O528])">
            <text:p/>
          </table:table-cell>
          <table:table-cell table:style-name="Default" table:formula="of:=IF(OR([.P528]&lt;[.P$549];[.P528]&gt;[.P$550]);&quot;&quot;;[.P528])">
            <text:p/>
          </table:table-cell>
          <table:table-cell table:style-name="Default" table:formula="of:=IF(OR([.Q528]&lt;[.Q$549];[.Q528]&gt;[.Q$550]);&quot;&quot;;[.Q528])">
            <text:p/>
          </table:table-cell>
          <table:table-cell table:style-name="Default" table:formula="of:=IF(OR([.R528]&lt;[.R$549];[.R528]&gt;[.R$550]);&quot;&quot;;[.R528])">
            <text:p/>
          </table:table-cell>
          <table:table-cell table:style-name="Default" table:formula="of:=IF(OR([.S528]&lt;[.S$549];[.S528]&gt;[.S$550]);&quot;&quot;;[.S528])">
            <text:p/>
          </table:table-cell>
          <table:table-cell table:style-name="Default" table:formula="of:=IF(OR([.T528]&lt;[.T$549];[.T528]&gt;[.T$550]);&quot;&quot;;[.T528])">
            <text:p/>
          </table:table-cell>
          <table:table-cell table:style-name="Default" table:formula="of:=IF(OR([.U528]&lt;[.U$549];[.U528]&gt;[.U$550]);&quot;&quot;;[.U528])">
            <text:p/>
          </table:table-cell>
          <table:table-cell table:style-name="Default" table:formula="of:=IF(OR([.V528]&lt;[.V$549];[.V528]&gt;[.V$550]);&quot;&quot;;[.V528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29]&lt;[.B$549];[.B529]&gt;[.B$550]);&quot;&quot;;[.B529])">
            <text:p/>
          </table:table-cell>
          <table:table-cell table:style-name="Default" table:formula="of:=IF(OR([.C529]&lt;[.C$549];[.C529]&gt;[.C$550]);&quot;&quot;;[.C529])">
            <text:p/>
          </table:table-cell>
          <table:table-cell table:style-name="Default" table:formula="of:=IF(OR([.D529]&lt;[.D$549];[.D529]&gt;[.D$550]);&quot;&quot;;[.D529])">
            <text:p/>
          </table:table-cell>
          <table:table-cell table:style-name="Default" table:formula="of:=IF(OR([.E529]&lt;[.E$549];[.E529]&gt;[.E$550]);&quot;&quot;;[.E529])">
            <text:p/>
          </table:table-cell>
          <table:table-cell table:style-name="Default" table:formula="of:=IF(OR([.F529]&lt;[.F$549];[.F529]&gt;[.F$550]);&quot;&quot;;[.F529])">
            <text:p/>
          </table:table-cell>
          <table:table-cell table:style-name="Default" table:formula="of:=IF(OR([.G529]&lt;[.G$549];[.G529]&gt;[.G$550]);&quot;&quot;;[.G529])">
            <text:p/>
          </table:table-cell>
          <table:table-cell table:style-name="Default" table:formula="of:=IF(OR([.H529]&lt;[.H$549];[.H529]&gt;[.H$550]);&quot;&quot;;[.H529])">
            <text:p/>
          </table:table-cell>
          <table:table-cell table:style-name="Default" table:formula="of:=IF(OR([.I529]&lt;[.I$549];[.I529]&gt;[.I$550]);&quot;&quot;;[.I529])">
            <text:p/>
          </table:table-cell>
          <table:table-cell table:style-name="Default" table:formula="of:=IF(OR([.J529]&lt;[.J$549];[.J529]&gt;[.J$550]);&quot;&quot;;[.J529])">
            <text:p/>
          </table:table-cell>
          <table:table-cell table:style-name="Default" table:formula="of:=IF(OR([.K529]&lt;[.K$549];[.K529]&gt;[.K$550]);&quot;&quot;;[.K529])">
            <text:p/>
          </table:table-cell>
          <table:table-cell table:style-name="Default" table:formula="of:=IF(OR([.L529]&lt;[.L$549];[.L529]&gt;[.L$550]);&quot;&quot;;[.L529])">
            <text:p/>
          </table:table-cell>
          <table:table-cell table:style-name="Default" table:formula="of:=IF(OR([.M529]&lt;[.M$549];[.M529]&gt;[.M$550]);&quot;&quot;;[.M529])">
            <text:p/>
          </table:table-cell>
          <table:table-cell table:style-name="Default" table:formula="of:=IF(OR([.N529]&lt;[.N$549];[.N529]&gt;[.N$550]);&quot;&quot;;[.N529])">
            <text:p/>
          </table:table-cell>
          <table:table-cell table:style-name="Default" table:formula="of:=IF(OR([.O529]&lt;[.O$549];[.O529]&gt;[.O$550]);&quot;&quot;;[.O529])">
            <text:p/>
          </table:table-cell>
          <table:table-cell table:style-name="Default" table:formula="of:=IF(OR([.P529]&lt;[.P$549];[.P529]&gt;[.P$550]);&quot;&quot;;[.P529])">
            <text:p/>
          </table:table-cell>
          <table:table-cell table:style-name="Default" table:formula="of:=IF(OR([.Q529]&lt;[.Q$549];[.Q529]&gt;[.Q$550]);&quot;&quot;;[.Q529])">
            <text:p/>
          </table:table-cell>
          <table:table-cell table:style-name="Default" table:formula="of:=IF(OR([.R529]&lt;[.R$549];[.R529]&gt;[.R$550]);&quot;&quot;;[.R529])">
            <text:p/>
          </table:table-cell>
          <table:table-cell table:style-name="Default" table:formula="of:=IF(OR([.S529]&lt;[.S$549];[.S529]&gt;[.S$550]);&quot;&quot;;[.S529])">
            <text:p/>
          </table:table-cell>
          <table:table-cell table:style-name="Default" table:formula="of:=IF(OR([.T529]&lt;[.T$549];[.T529]&gt;[.T$550]);&quot;&quot;;[.T529])">
            <text:p/>
          </table:table-cell>
          <table:table-cell table:style-name="Default" table:formula="of:=IF(OR([.U529]&lt;[.U$549];[.U529]&gt;[.U$550]);&quot;&quot;;[.U529])">
            <text:p/>
          </table:table-cell>
          <table:table-cell table:style-name="Default" table:formula="of:=IF(OR([.V529]&lt;[.V$549];[.V529]&gt;[.V$550]);&quot;&quot;;[.V529])">
            <text:p/>
          </table:table-cell>
          <table:table-cell table:number-columns-repeated="1002"/>
        </table:table-row>
        <table:table-row table:style-name="ro2">
          <table:table-cell/>
          <table:table-cell table:style-name="Default" table:formula="of:=IF(OR([.B530]&lt;[.B$549];[.B530]&gt;[.B$550]);&quot;&quot;;[.B530])">
            <text:p/>
          </table:table-cell>
          <table:table-cell table:style-name="Default" table:formula="of:=IF(OR([.C530]&lt;[.C$549];[.C530]&gt;[.C$550]);&quot;&quot;;[.C530])">
            <text:p/>
          </table:table-cell>
          <table:table-cell table:style-name="Default" table:formula="of:=IF(OR([.D530]&lt;[.D$549];[.D530]&gt;[.D$550]);&quot;&quot;;[.D530])">
            <text:p/>
          </table:table-cell>
          <table:table-cell table:style-name="Default" table:formula="of:=IF(OR([.E530]&lt;[.E$549];[.E530]&gt;[.E$550]);&quot;&quot;;[.E530])">
            <text:p/>
          </table:table-cell>
          <table:table-cell table:style-name="Default" table:formula="of:=IF(OR([.F530]&lt;[.F$549];[.F530]&gt;[.F$550]);&quot;&quot;;[.F530])">
            <text:p/>
          </table:table-cell>
          <table:table-cell table:style-name="Default" table:formula="of:=IF(OR([.G530]&lt;[.G$549];[.G530]&gt;[.G$550]);&quot;&quot;;[.G530])">
            <text:p/>
          </table:table-cell>
          <table:table-cell table:style-name="Default" table:formula="of:=IF(OR([.H530]&lt;[.H$549];[.H530]&gt;[.H$550]);&quot;&quot;;[.H530])">
            <text:p/>
          </table:table-cell>
          <table:table-cell table:style-name="Default" table:formula="of:=IF(OR([.I530]&lt;[.I$549];[.I530]&gt;[.I$550]);&quot;&quot;;[.I530])">
            <text:p/>
          </table:table-cell>
          <table:table-cell table:style-name="Default" table:formula="of:=IF(OR([.J530]&lt;[.J$549];[.J530]&gt;[.J$550]);&quot;&quot;;[.J530])">
            <text:p/>
          </table:table-cell>
          <table:table-cell table:style-name="Default" table:formula="of:=IF(OR([.K530]&lt;[.K$549];[.K530]&gt;[.K$550]);&quot;&quot;;[.K530])">
            <text:p/>
          </table:table-cell>
          <table:table-cell table:style-name="Default" table:formula="of:=IF(OR([.L530]&lt;[.L$549];[.L530]&gt;[.L$550]);&quot;&quot;;[.L530])">
            <text:p/>
          </table:table-cell>
          <table:table-cell table:style-name="Default" table:formula="of:=IF(OR([.M530]&lt;[.M$549];[.M530]&gt;[.M$550]);&quot;&quot;;[.M530])">
            <text:p/>
          </table:table-cell>
          <table:table-cell table:style-name="Default" table:formula="of:=IF(OR([.N530]&lt;[.N$549];[.N530]&gt;[.N$550]);&quot;&quot;;[.N530])">
            <text:p/>
          </table:table-cell>
          <table:table-cell table:style-name="Default" table:formula="of:=IF(OR([.O530]&lt;[.O$549];[.O530]&gt;[.O$550]);&quot;&quot;;[.O530])">
            <text:p/>
          </table:table-cell>
          <table:table-cell table:style-name="Default" table:formula="of:=IF(OR([.P530]&lt;[.P$549];[.P530]&gt;[.P$550]);&quot;&quot;;[.P530])">
            <text:p/>
          </table:table-cell>
          <table:table-cell table:style-name="Default" table:formula="of:=IF(OR([.Q530]&lt;[.Q$549];[.Q530]&gt;[.Q$550]);&quot;&quot;;[.Q530])">
            <text:p/>
          </table:table-cell>
          <table:table-cell table:style-name="Default" table:formula="of:=IF(OR([.R530]&lt;[.R$549];[.R530]&gt;[.R$550]);&quot;&quot;;[.R530])">
            <text:p/>
          </table:table-cell>
          <table:table-cell table:style-name="Default" table:formula="of:=IF(OR([.S530]&lt;[.S$549];[.S530]&gt;[.S$550]);&quot;&quot;;[.S530])">
            <text:p/>
          </table:table-cell>
          <table:table-cell table:style-name="Default" table:formula="of:=IF(OR([.T530]&lt;[.T$549];[.T530]&gt;[.T$550]);&quot;&quot;;[.T530])">
            <text:p/>
          </table:table-cell>
          <table:table-cell table:style-name="Default" table:formula="of:=IF(OR([.U530]&lt;[.U$549];[.U530]&gt;[.U$550]);&quot;&quot;;[.U530])">
            <text:p/>
          </table:table-cell>
          <table:table-cell table:style-name="Default" table:formula="of:=IF(OR([.V530]&lt;[.V$549];[.V530]&gt;[.V$550]);&quot;&quot;;[.V530])">
            <text:p/>
          </table:table-cell>
          <table:table-cell table:number-columns-repeated="1002"/>
        </table:table-row>
        <table:table-row table:style-name="ro2" table:number-rows-repeated="11">
          <table:table-cell/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Default" office:value-type="string" calcext:value-type="string">
            <text:p>Traité par elementR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Default"/>
          <table:table-cell table:style-name="Default" office:value-type="string" calcext:value-type="string">
            <text:p>Li7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Mg25</text:p>
          </table:table-cell>
          <table:table-cell table:style-name="Default" office:value-type="string" calcext:value-type="string">
            <text:p>Ca43</text:p>
          </table:table-cell>
          <table:table-cell table:style-name="Default" office:value-type="string" calcext:value-type="string">
            <text:p>Ti49</text:p>
          </table:table-cell>
          <table:table-cell table:style-name="Default" office:value-type="string" calcext:value-type="string">
            <text:p>V51</text:p>
          </table:table-cell>
          <table:table-cell table:style-name="Default" office:value-type="string" calcext:value-type="string">
            <text:p>Cr53</text:p>
          </table:table-cell>
          <table:table-cell table:style-name="Default" office:value-type="string" calcext:value-type="string">
            <text:p>Mn55</text:p>
          </table:table-cell>
          <table:table-cell table:style-name="Default" office:value-type="string" calcext:value-type="string">
            <text:p>Ni60</text:p>
          </table:table-cell>
          <table:table-cell table:style-name="Default" office:value-type="string" calcext:value-type="string">
            <text:p>Cu65</text:p>
          </table:table-cell>
          <table:table-cell table:style-name="Default" office:value-type="string" calcext:value-type="string">
            <text:p>Zn66</text:p>
          </table:table-cell>
          <table:table-cell table:style-name="Default" office:value-type="string" calcext:value-type="string">
            <text:p>Rb85</text:p>
          </table:table-cell>
          <table:table-cell table:style-name="Default" office:value-type="string" calcext:value-type="string">
            <text:p>Sr86</text:p>
          </table:table-cell>
          <table:table-cell table:style-name="Default" office:value-type="string" calcext:value-type="string">
            <text:p>Y89</text:p>
          </table:table-cell>
          <table:table-cell table:style-name="Default" office:value-type="string" calcext:value-type="string">
            <text:p>Mo97</text:p>
          </table:table-cell>
          <table:table-cell table:style-name="Default" office:value-type="string" calcext:value-type="string">
            <text:p>Cd111</text:p>
          </table:table-cell>
          <table:table-cell table:style-name="Default" office:value-type="string" calcext:value-type="string">
            <text:p>Sn118</text:p>
          </table:table-cell>
          <table:table-cell table:style-name="Default" office:value-type="string" calcext:value-type="string">
            <text:p>Ba138</text:p>
          </table:table-cell>
          <table:table-cell table:style-name="Default" office:value-type="string" calcext:value-type="string">
            <text:p>Pb208</text:p>
          </table:table-cell>
          <table:table-cell table:style-name="Default" office:value-type="string" calcext:value-type="string">
            <text:p>Th232</text:p>
          </table:table-cell>
          <table:table-cell table:style-name="Default" office:value-type="string" calcext:value-type="string">
            <text:p>U238</text:p>
          </table:table-cell>
          <table:table-cell table:number-columns-repeated="1002"/>
        </table:table-row>
        <table:table-row table:style-name="ro2">
          <table:table-cell table:style-name="Default" office:value-type="float" office:value="28.3" calcext:value-type="float">
            <text:p>28,3</text:p>
          </table:table-cell>
          <table:table-cell table:style-name="Default" office:value-type="float" office:value="0.0628044683218989" calcext:value-type="float">
            <text:p>0,062804468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26279021297188" calcext:value-type="float">
            <text:p>0,072627902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51207570053097" calcext:value-type="float">
            <text:p>0,015120757</text:p>
          </table:table-cell>
          <table:table-cell table:style-name="Default" office:value-type="float" office:value="0.277941727142894" calcext:value-type="float">
            <text:p>0,2779417271</text:p>
          </table:table-cell>
          <table:table-cell table:style-name="Default" office:value-type="float" office:value="0.0226945727007366" calcext:value-type="float">
            <text:p>0,0226945727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237617603748695" calcext:value-type="float">
            <text:p>0,2376176037</text:p>
          </table:table-cell>
          <table:table-cell table:style-name="Default" office:value-type="float" office:value="0.0770071049792357" calcext:value-type="float">
            <text:p>0,077007105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199485966130231" calcext:value-type="float">
            <text:p>0,0199485966</text:p>
          </table:table-cell>
          <table:table-cell table:style-name="Default" office:value-type="float" office:value="0.0927214373793305" calcext:value-type="float">
            <text:p>0,0927214374</text:p>
          </table:table-cell>
          <table:table-cell table:style-name="Default" office:value-type="float" office:value="0.360238888973889" calcext:value-type="float">
            <text:p>0,36023888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56500497388761" calcext:value-type="float">
            <text:p>0,2565004974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0.1" calcext:value-type="float">
            <text:p>30,1</text:p>
          </table:table-cell>
          <table:table-cell table:style-name="Default" office:value-type="float" office:value="0.0669947833081925" calcext:value-type="float">
            <text:p>0,0669947833</text:p>
          </table:table-cell>
          <table:table-cell table:style-name="Default" office:value-type="float" office:value="0.0535892871459719" calcext:value-type="float">
            <text:p>0,0535892871</text:p>
          </table:table-cell>
          <table:table-cell table:style-name="Default" office:value-type="float" office:value="0.0675145462116015" calcext:value-type="float">
            <text:p>0,06751454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8463089970336" calcext:value-type="float">
            <text:p>0,011846309</text:p>
          </table:table-cell>
          <table:table-cell table:style-name="Default" office:value-type="float" office:value="0.277778534237041" calcext:value-type="float">
            <text:p>0,2777785342</text:p>
          </table:table-cell>
          <table:table-cell table:style-name="Default" office:value-type="float" office:value="0.0224693510528813" calcext:value-type="float">
            <text:p>0,02246935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609607000847393" calcext:value-type="float">
            <text:p>0,0609607001</text:p>
          </table:table-cell>
          <table:table-cell table:style-name="Default" office:value-type="float" office:value="0.0575756777104437" calcext:value-type="float">
            <text:p>0,0575756777</text:p>
          </table:table-cell>
          <table:table-cell table:style-name="Default" office:value-type="float" office:value="0.0316678915921768" calcext:value-type="float">
            <text:p>0,0316678916</text:p>
          </table:table-cell>
          <table:table-cell table:style-name="Default" office:value-type="float" office:value="0.239868179767769" calcext:value-type="float">
            <text:p>0,2398681798</text:p>
          </table:table-cell>
          <table:table-cell table:style-name="Default" office:value-type="float" office:value="0.0792807177092658" calcext:value-type="float">
            <text:p>0,07928071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246110467248886" calcext:value-type="float">
            <text:p>0,0246110467</text:p>
          </table:table-cell>
          <table:table-cell table:style-name="Default" office:value-type="float" office:value="0.0184980168484454" calcext:value-type="float">
            <text:p>0,0184980168</text:p>
          </table:table-cell>
          <table:table-cell table:style-name="Default" office:value-type="float" office:value="0.096653504737053" calcext:value-type="float">
            <text:p>0,0966535047</text:p>
          </table:table-cell>
          <table:table-cell table:style-name="Default" office:value-type="float" office:value="0.347942288999677" calcext:value-type="float">
            <text:p>0,347942289</text:p>
          </table:table-cell>
          <table:table-cell table:style-name="Default" office:value-type="float" office:value="0.212485359628452" calcext:value-type="float">
            <text:p>0,2124853596</text:p>
          </table:table-cell>
          <table:table-cell table:style-name="Default" office:value-type="float" office:value="0.262808653649854" calcext:value-type="float">
            <text:p>0,2628086536</text:p>
          </table:table-cell>
          <table:table-cell table:style-name="Default" office:value-type="string" calcext:value-type="string">
            <text:p>NA</text:p>
          </table:table-cell>
          <table:table-cell table:number-columns-repeated="1002"/>
        </table:table-row>
        <table:table-row table:style-name="ro2">
          <table:table-cell table:style-name="Default" office:value-type="float" office:value="31.8" calcext:value-type="float">
            <text:p>31,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51509899029853" calcext:value-type="float">
            <text:p>0,0751509899</text:p>
          </table:table-cell>
          <table:table-cell table:style-name="Default" office:value-type="float" office:value="0.0663909734158502" calcext:value-type="float">
            <text:p>0,06639097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48073254740323" calcext:value-type="float">
            <text:p>0,0148073255</text:p>
          </table:table-cell>
          <table:table-cell table:style-name="Default" office:value-type="float" office:value="0.279087457369156" calcext:value-type="float">
            <text:p>0,2790874574</text:p>
          </table:table-cell>
          <table:table-cell table:style-name="Default" office:value-type="float" office:value="0.0235256357069197" calcext:value-type="float">
            <text:p>0,0235256357</text:p>
          </table:table-cell>
          <table:table-cell table:style-name="Default" office:value-type="float" office:value="0.417713809960681" calcext:value-type="float">
            <text:p>0,41771381</text:p>
          </table:table-cell>
          <table:table-cell table:style-name="Default" office:value-type="float" office:value="0.0599404909206874" calcext:value-type="float">
            <text:p>0,0599404909</text:p>
          </table:table-cell>
          <table:table-cell table:number-columns-repeated="4" table:style-name="Default" office:value-type="string" calcext:value-type="string">
            <text:p>NA</text:p>
          </table:table-cell>
          <table:table-cell table:style-name="Default" office:value-type="float" office:value="0.268056392924243" calcext:value-type="float">
            <text:p>0,2680563929</text:p>
          </table:table-cell>
          <table:table-cell table:style-name="Default" office:value-type="float" office:value="0.0254824528300649" calcext:value-type="float">
            <text:p>0,025482452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95700692037035" calcext:value-type="float">
            <text:p>0,095700692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269827631408445" calcext:value-type="float">
            <text:p>0,2698276314</text:p>
          </table:table-cell>
          <table:table-cell table:style-name="Default" office:value-type="float" office:value="0.278141818706485" calcext:value-type="float">
            <text:p>0,2781418187</text:p>
          </table:table-cell>
          <table:table-cell table:number-columns-repeated="1002"/>
        </table:table-row>
        <table:table-row table:style-name="ro2">
          <table:table-cell table:style-name="Default" office:value-type="float" office:value="33.6" calcext:value-type="float">
            <text:p>33,6</text:p>
          </table:table-cell>
          <table:table-cell table:style-name="Default" office:value-type="float" office:value="0.0601054334633219" calcext:value-type="float">
            <text:p>0,0601054335</text:p>
          </table:table-cell>
          <table:table-cell table:style-name="Default" office:value-type="float" office:value="0.0323416607949188" calcext:value-type="float">
            <text:p>0,0323416608</text:p>
          </table:table-cell>
          <table:table-cell table:style-name="Default" office:value-type="float" office:value="0.0595774582935121" calcext:value-type="float">
            <text:p>0,05957745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8990910833865" calcext:value-type="float">
            <text:p>0,011899091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213893754399812" calcext:value-type="float">
            <text:p>0,0213893754</text:p>
          </table:table-cell>
          <table:table-cell table:style-name="Default" office:value-type="float" office:value="0.426608007577787" calcext:value-type="float">
            <text:p>0,4266080076</text:p>
          </table:table-cell>
          <table:table-cell table:style-name="Default" office:value-type="float" office:value="0.0568208214395317" calcext:value-type="float">
            <text:p>0,0568208214</text:p>
          </table:table-cell>
          <table:table-cell table:style-name="Default" office:value-type="float" office:value="0.0552442990292884" calcext:value-type="float">
            <text:p>0,055244299</text:p>
          </table:table-cell>
          <table:table-cell table:style-name="Default" office:value-type="float" office:value="0.0245554845531492" calcext:value-type="float">
            <text:p>0,0245554846</text:p>
          </table:table-cell>
          <table:table-cell table:style-name="Default" office:value-type="float" office:value="0.236103194154683" calcext:value-type="float">
            <text:p>0,2361031942</text:p>
          </table:table-cell>
          <table:table-cell table:style-name="Default" office:value-type="float" office:value="0.074186376959074" calcext:value-type="float">
            <text:p>0,07418637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231091162696542" calcext:value-type="float">
            <text:p>0,023109116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8597682111863" calcext:value-type="float">
            <text:p>0,0859768211</text:p>
          </table:table-cell>
          <table:table-cell table:style-name="Default" office:value-type="float" office:value="0.350510049093923" calcext:value-type="float">
            <text:p>0,3505100491</text:p>
          </table:table-cell>
          <table:table-cell table:style-name="Default" office:value-type="float" office:value="0.198790223390784" calcext:value-type="float">
            <text:p>0,1987902234</text:p>
          </table:table-cell>
          <table:table-cell table:style-name="Default" office:value-type="float" office:value="0.25418205116736" calcext:value-type="float">
            <text:p>0,2541820512</text:p>
          </table:table-cell>
          <table:table-cell table:style-name="Default" office:value-type="float" office:value="0.251749026619101" calcext:value-type="float">
            <text:p>0,2517490266</text:p>
          </table:table-cell>
          <table:table-cell table:number-columns-repeated="1002"/>
        </table:table-row>
        <table:table-row table:style-name="ro2">
          <table:table-cell table:style-name="Default" office:value-type="float" office:value="35.4" calcext:value-type="float">
            <text:p>35,4</text:p>
          </table:table-cell>
          <table:table-cell table:style-name="Default" office:value-type="float" office:value="0.0641265327554057" calcext:value-type="float">
            <text:p>0,0641265328</text:p>
          </table:table-cell>
          <table:table-cell table:style-name="Default" office:value-type="float" office:value="0.0328037104746769" calcext:value-type="float">
            <text:p>0,0328037105</text:p>
          </table:table-cell>
          <table:table-cell table:style-name="Default" office:value-type="float" office:value="0.0590437254683319" calcext:value-type="float">
            <text:p>0,05904372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50208302749519" calcext:value-type="float">
            <text:p>0,0150208303</text:p>
          </table:table-cell>
          <table:table-cell table:style-name="Default" office:value-type="float" office:value="0.285848142984384" calcext:value-type="float">
            <text:p>0,285848143</text:p>
          </table:table-cell>
          <table:table-cell table:style-name="Default" office:value-type="float" office:value="0.0228109361090017" calcext:value-type="float">
            <text:p>0,0228109361</text:p>
          </table:table-cell>
          <table:table-cell table:style-name="Default" office:value-type="float" office:value="0.378123680071581" calcext:value-type="float">
            <text:p>0,378123680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556614924330622" calcext:value-type="float">
            <text:p>0,0556614924</text:p>
          </table:table-cell>
          <table:table-cell table:style-name="Default" office:value-type="float" office:value="0.0272090575130641" calcext:value-type="float">
            <text:p>0,0272090575</text:p>
          </table:table-cell>
          <table:table-cell table:style-name="Default" office:value-type="float" office:value="0.230732579494586" calcext:value-type="float">
            <text:p>0,2307325795</text:p>
          </table:table-cell>
          <table:table-cell table:style-name="Default" office:value-type="float" office:value="0.0754721033805951" calcext:value-type="float">
            <text:p>0,0754721034</text:p>
          </table:table-cell>
          <table:table-cell table:style-name="Default" office:value-type="float" office:value="0.26687366285981" calcext:value-type="float">
            <text:p>0,2668736629</text:p>
          </table:table-cell>
          <table:table-cell table:style-name="Default" office:value-type="float" office:value="0.0235528811376674" calcext:value-type="float">
            <text:p>0,0235528811</text:p>
          </table:table-cell>
          <table:table-cell table:style-name="Default" office:value-type="float" office:value="0.018426276477379" calcext:value-type="float">
            <text:p>0,0184262765</text:p>
          </table:table-cell>
          <table:table-cell table:style-name="Default" office:value-type="float" office:value="0.092980107984484" calcext:value-type="float">
            <text:p>0,092980108</text:p>
          </table:table-cell>
          <table:table-cell table:style-name="Default" office:value-type="float" office:value="0.360950411202611" calcext:value-type="float">
            <text:p>0,3609504112</text:p>
          </table:table-cell>
          <table:table-cell table:style-name="Default" office:value-type="float" office:value="0.212461486302549" calcext:value-type="float">
            <text:p>0,2124614863</text:p>
          </table:table-cell>
          <table:table-cell table:style-name="Default" office:value-type="float" office:value="0.262173322799963" calcext:value-type="float">
            <text:p>0,2621733228</text:p>
          </table:table-cell>
          <table:table-cell table:style-name="Default" office:value-type="float" office:value="0.265694965353975" calcext:value-type="float">
            <text:p>0,2656949654</text:p>
          </table:table-cell>
          <table:table-cell table:number-columns-repeated="1002"/>
        </table:table-row>
        <table:table-row table:style-name="ro2">
          <table:table-cell table:style-name="Default" office:value-type="float" office:value="37.1" calcext:value-type="float">
            <text:p>37,1</text:p>
          </table:table-cell>
          <table:table-cell table:style-name="Default" office:value-type="float" office:value="0.0657815113554565" calcext:value-type="float">
            <text:p>0,0657815114</text:p>
          </table:table-cell>
          <table:table-cell table:style-name="Default" office:value-type="float" office:value="0.0273640379582341" calcext:value-type="float">
            <text:p>0,027364038</text:p>
          </table:table-cell>
          <table:table-cell table:style-name="Default" office:value-type="float" office:value="0.0648251308513528" calcext:value-type="float">
            <text:p>0,06482513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44714462670134" calcext:value-type="float">
            <text:p>0,0144714463</text:p>
          </table:table-cell>
          <table:table-cell table:style-name="Default" office:value-type="float" office:value="0.282289264010671" calcext:value-type="float">
            <text:p>0,282289264</text:p>
          </table:table-cell>
          <table:table-cell table:style-name="Default" office:value-type="float" office:value="0.0222751831254524" calcext:value-type="float">
            <text:p>0,0222751831</text:p>
          </table:table-cell>
          <table:table-cell table:style-name="Default" office:value-type="float" office:value="0.386434444337935" calcext:value-type="float">
            <text:p>0,3864344443</text:p>
          </table:table-cell>
          <table:table-cell table:style-name="Default" office:value-type="float" office:value="0.0572505512027913" calcext:value-type="float">
            <text:p>0,0572505512</text:p>
          </table:table-cell>
          <table:table-cell table:style-name="Default" office:value-type="float" office:value="0.0543352875668166" calcext:value-type="float">
            <text:p>0,0543352876</text:p>
          </table:table-cell>
          <table:table-cell table:style-name="Default" office:value-type="float" office:value="0.0266820307668258" calcext:value-type="float">
            <text:p>0,0266820308</text:p>
          </table:table-cell>
          <table:table-cell table:style-name="Default" office:value-type="float" office:value="0.232796959869704" calcext:value-type="float">
            <text:p>0,2327969599</text:p>
          </table:table-cell>
          <table:table-cell table:style-name="Default" office:value-type="float" office:value="0.0792511156349026" calcext:value-type="float">
            <text:p>0,0792511156</text:p>
          </table:table-cell>
          <table:table-cell table:style-name="Default" office:value-type="float" office:value="0.269490417163802" calcext:value-type="float">
            <text:p>0,2694904172</text:p>
          </table:table-cell>
          <table:table-cell table:style-name="Default" office:value-type="float" office:value="0.0256157008580404" calcext:value-type="float">
            <text:p>0,0256157009</text:p>
          </table:table-cell>
          <table:table-cell table:style-name="Default" office:value-type="float" office:value="0.0191686641516346" calcext:value-type="float">
            <text:p>0,0191686642</text:p>
          </table:table-cell>
          <table:table-cell table:style-name="Default" office:value-type="float" office:value="0.0953983135195855" calcext:value-type="float">
            <text:p>0,0953983135</text:p>
          </table:table-cell>
          <table:table-cell table:style-name="Default" office:value-type="float" office:value="0.355884327450392" calcext:value-type="float">
            <text:p>0,3558843275</text:p>
          </table:table-cell>
          <table:table-cell table:style-name="Default" office:value-type="float" office:value="0.204698157881248" calcext:value-type="float">
            <text:p>0,2046981579</text:p>
          </table:table-cell>
          <table:table-cell table:style-name="Default" office:value-type="float" office:value="0.265548414842445" calcext:value-type="float">
            <text:p>0,2655484148</text:p>
          </table:table-cell>
          <table:table-cell table:style-name="Default" office:value-type="float" office:value="0.277608411127571" calcext:value-type="float">
            <text:p>0,2776084111</text:p>
          </table:table-cell>
          <table:table-cell table:number-columns-repeated="1002"/>
        </table:table-row>
        <table:table-row table:style-name="ro2">
          <table:table-cell table:style-name="Default" office:value-type="float" office:value="38.9" calcext:value-type="float">
            <text:p>38,9</text:p>
          </table:table-cell>
          <table:table-cell table:style-name="Default" office:value-type="float" office:value="0.0613536218107492" calcext:value-type="float">
            <text:p>0,0613536218</text:p>
          </table:table-cell>
          <table:table-cell table:style-name="Default" office:value-type="float" office:value="0.0269788402292992" calcext:value-type="float">
            <text:p>0,0269788402</text:p>
          </table:table-cell>
          <table:table-cell table:style-name="Default" office:value-type="float" office:value="0.0600797758450263" calcext:value-type="float">
            <text:p>0,06007977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9844375040181" calcext:value-type="float">
            <text:p>0,0139844375</text:p>
          </table:table-cell>
          <table:table-cell table:style-name="Default" office:value-type="float" office:value="0.273249498522191" calcext:value-type="float">
            <text:p>0,2732494985</text:p>
          </table:table-cell>
          <table:table-cell table:style-name="Default" office:value-type="float" office:value="0.0206510520187513" calcext:value-type="float">
            <text:p>0,020651052</text:p>
          </table:table-cell>
          <table:table-cell table:style-name="Default" office:value-type="float" office:value="0.355432544743461" calcext:value-type="float">
            <text:p>0,3554325447</text:p>
          </table:table-cell>
          <table:table-cell table:style-name="Default" office:value-type="float" office:value="0.0564123021834794" calcext:value-type="float">
            <text:p>0,0564123022</text:p>
          </table:table-cell>
          <table:table-cell table:style-name="Default" office:value-type="float" office:value="0.0588214020252555" calcext:value-type="float">
            <text:p>0,058821402</text:p>
          </table:table-cell>
          <table:table-cell table:style-name="Default" office:value-type="float" office:value="0.023434139643301" calcext:value-type="float">
            <text:p>0,0234341396</text:p>
          </table:table-cell>
          <table:table-cell table:style-name="Default" office:value-type="float" office:value="0.226403738282234" calcext:value-type="float">
            <text:p>0,2264037383</text:p>
          </table:table-cell>
          <table:table-cell table:style-name="Default" office:value-type="float" office:value="0.0751714804407384" calcext:value-type="float">
            <text:p>0,0751714804</text:p>
          </table:table-cell>
          <table:table-cell table:style-name="Default" office:value-type="float" office:value="0.255706640883286" calcext:value-type="float">
            <text:p>0,2557066409</text:p>
          </table:table-cell>
          <table:table-cell table:style-name="Default" office:value-type="float" office:value="0.0231054364127799" calcext:value-type="float">
            <text:p>0,0231054364</text:p>
          </table:table-cell>
          <table:table-cell table:style-name="Default" office:value-type="float" office:value="0.0169435059555941" calcext:value-type="float">
            <text:p>0,016943506</text:p>
          </table:table-cell>
          <table:table-cell table:style-name="Default" office:value-type="float" office:value="0.0864939329516792" calcext:value-type="float">
            <text:p>0,08649393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182501693013327" calcext:value-type="float">
            <text:p>0,18250169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45874178847802" calcext:value-type="float">
            <text:p>0,2458741788</text:p>
          </table:table-cell>
          <table:table-cell table:number-columns-repeated="1002"/>
        </table:table-row>
        <table:table-row table:style-name="ro2">
          <table:table-cell table:style-name="Default" office:value-type="float" office:value="40.7" calcext:value-type="float">
            <text:p>40,7</text:p>
          </table:table-cell>
          <table:table-cell table:style-name="Default" office:value-type="float" office:value="0.0670291744298585" calcext:value-type="float">
            <text:p>0,0670291744</text:p>
          </table:table-cell>
          <table:table-cell table:style-name="Default" office:value-type="float" office:value="0.0332704489189304" calcext:value-type="float">
            <text:p>0,0332704489</text:p>
          </table:table-cell>
          <table:table-cell table:style-name="Default" office:value-type="float" office:value="0.0631904194894512" calcext:value-type="float">
            <text:p>0,06319041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60562862157055" calcext:value-type="float">
            <text:p>0,0160562862</text:p>
          </table:table-cell>
          <table:table-cell table:style-name="Default" office:value-type="float" office:value="0.282522726495771" calcext:value-type="float">
            <text:p>0,2825227265</text:p>
          </table:table-cell>
          <table:table-cell table:style-name="Default" office:value-type="float" office:value="0.0219568419450135" calcext:value-type="float">
            <text:p>0,0219568419</text:p>
          </table:table-cell>
          <table:table-cell table:style-name="Default" office:value-type="float" office:value="0.373664192147435" calcext:value-type="float">
            <text:p>0,3736641921</text:p>
          </table:table-cell>
          <table:table-cell table:style-name="Default" office:value-type="float" office:value="0.0594759941427534" calcext:value-type="float">
            <text:p>0,0594759941</text:p>
          </table:table-cell>
          <table:table-cell table:style-name="Default" office:value-type="float" office:value="0.0592064982175751" calcext:value-type="float">
            <text:p>0,0592064982</text:p>
          </table:table-cell>
          <table:table-cell table:style-name="Default" office:value-type="float" office:value="0.0236362565942154" calcext:value-type="float">
            <text:p>0,0236362566</text:p>
          </table:table-cell>
          <table:table-cell table:style-name="Default" office:value-type="float" office:value="0.243210588760769" calcext:value-type="float">
            <text:p>0,2432105888</text:p>
          </table:table-cell>
          <table:table-cell table:style-name="Default" office:value-type="float" office:value="0.0786271403944544" calcext:value-type="float">
            <text:p>0,0786271404</text:p>
          </table:table-cell>
          <table:table-cell table:style-name="Default" office:value-type="float" office:value="0.268464339030689" calcext:value-type="float">
            <text:p>0,268464339</text:p>
          </table:table-cell>
          <table:table-cell table:style-name="Default" office:value-type="float" office:value="0.0242813116050826" calcext:value-type="float">
            <text:p>0,0242813116</text:p>
          </table:table-cell>
          <table:table-cell table:style-name="Default" office:value-type="float" office:value="0.0168202152726583" calcext:value-type="float">
            <text:p>0,0168202153</text:p>
          </table:table-cell>
          <table:table-cell table:style-name="Default" office:value-type="float" office:value="0.0893661979450466" calcext:value-type="float">
            <text:p>0,0893661979</text:p>
          </table:table-cell>
          <table:table-cell table:style-name="Default" office:value-type="float" office:value="0.341271202536291" calcext:value-type="float">
            <text:p>0,3412712025</text:p>
          </table:table-cell>
          <table:table-cell table:style-name="Default" office:value-type="float" office:value="0.213649363623577" calcext:value-type="float">
            <text:p>0,2136493636</text:p>
          </table:table-cell>
          <table:table-cell table:style-name="Default" office:value-type="float" office:value="0.274100092434451" calcext:value-type="float">
            <text:p>0,2741000924</text:p>
          </table:table-cell>
          <table:table-cell table:style-name="Default" office:value-type="float" office:value="0.265662127979528" calcext:value-type="float">
            <text:p>0,265662128</text:p>
          </table:table-cell>
          <table:table-cell table:number-columns-repeated="1002"/>
        </table:table-row>
        <table:table-row table:style-name="ro2">
          <table:table-cell table:style-name="Default" office:value-type="float" office:value="42.4" calcext:value-type="float">
            <text:p>42,4</text:p>
          </table:table-cell>
          <table:table-cell table:style-name="Default" office:value-type="float" office:value="0.0648699940046294" calcext:value-type="float">
            <text:p>0,064869994</text:p>
          </table:table-cell>
          <table:table-cell table:style-name="Default" office:value-type="float" office:value="0.0264301155086404" calcext:value-type="float">
            <text:p>0,0264301155</text:p>
          </table:table-cell>
          <table:table-cell table:style-name="Default" office:value-type="float" office:value="0.0654523702925702" calcext:value-type="float">
            <text:p>0,06545237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0848468990421" calcext:value-type="float">
            <text:p>0,0100848469</text:p>
          </table:table-cell>
          <table:table-cell table:style-name="Default" office:value-type="float" office:value="0.274435170830943" calcext:value-type="float">
            <text:p>0,2744351708</text:p>
          </table:table-cell>
          <table:table-cell table:style-name="Default" office:value-type="float" office:value="0.0212982534973141" calcext:value-type="float">
            <text:p>0,0212982535</text:p>
          </table:table-cell>
          <table:table-cell table:style-name="Default" office:value-type="float" office:value="0.381045782271859" calcext:value-type="float">
            <text:p>0,3810457823</text:p>
          </table:table-cell>
          <table:table-cell table:style-name="Default" office:value-type="float" office:value="0.0574232890694109" calcext:value-type="float">
            <text:p>0,0574232891</text:p>
          </table:table-cell>
          <table:table-cell table:style-name="Default" office:value-type="float" office:value="0.0554187075242019" calcext:value-type="float">
            <text:p>0,0554187075</text:p>
          </table:table-cell>
          <table:table-cell table:style-name="Default" office:value-type="float" office:value="0.0258354829965608" calcext:value-type="float">
            <text:p>0,025835483</text:p>
          </table:table-cell>
          <table:table-cell table:style-name="Default" office:value-type="float" office:value="0.233150275178451" calcext:value-type="float">
            <text:p>0,2331502752</text:p>
          </table:table-cell>
          <table:table-cell table:style-name="Default" office:value-type="float" office:value="0.0758493704706659" calcext:value-type="float">
            <text:p>0,0758493705</text:p>
          </table:table-cell>
          <table:table-cell table:style-name="Default" office:value-type="float" office:value="0.274920052557404" calcext:value-type="float">
            <text:p>0,2749200526</text:p>
          </table:table-cell>
          <table:table-cell table:style-name="Default" office:value-type="float" office:value="0.0239313058378586" calcext:value-type="float">
            <text:p>0,0239313058</text:p>
          </table:table-cell>
          <table:table-cell table:style-name="Default" office:value-type="float" office:value="0.0166603831240143" calcext:value-type="float">
            <text:p>0,0166603831</text:p>
          </table:table-cell>
          <table:table-cell table:style-name="Default" office:value-type="float" office:value="0.0891697680037635" calcext:value-type="float">
            <text:p>0,089169768</text:p>
          </table:table-cell>
          <table:table-cell table:style-name="Default" office:value-type="float" office:value="0.353197749127986" calcext:value-type="float">
            <text:p>0,3531977491</text:p>
          </table:table-cell>
          <table:table-cell table:style-name="Default" office:value-type="float" office:value="0.189110042559841" calcext:value-type="float">
            <text:p>0,1891100426</text:p>
          </table:table-cell>
          <table:table-cell table:style-name="Default" office:value-type="float" office:value="0.266275980329048" calcext:value-type="float">
            <text:p>0,2662759803</text:p>
          </table:table-cell>
          <table:table-cell table:style-name="Default" office:value-type="float" office:value="0.267173841285825" calcext:value-type="float">
            <text:p>0,2671738413</text:p>
          </table:table-cell>
          <table:table-cell table:number-columns-repeated="1002"/>
        </table:table-row>
        <table:table-row table:style-name="ro2">
          <table:table-cell table:style-name="Default" office:value-type="float" office:value="44.2" calcext:value-type="float">
            <text:p>44,2</text:p>
          </table:table-cell>
          <table:table-cell table:style-name="Default" office:value-type="float" office:value="0.0631409405556533" calcext:value-type="float">
            <text:p>0,0631409406</text:p>
          </table:table-cell>
          <table:table-cell table:style-name="Default" office:value-type="float" office:value="0.0195125051731952" calcext:value-type="float">
            <text:p>0,0195125052</text:p>
          </table:table-cell>
          <table:table-cell table:style-name="Default" office:value-type="float" office:value="0.0646904899024125" calcext:value-type="float">
            <text:p>0,06469048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57396712322193" calcext:value-type="float">
            <text:p>0,0157396712</text:p>
          </table:table-cell>
          <table:table-cell table:style-name="Default" office:value-type="float" office:value="0.278092137922714" calcext:value-type="float">
            <text:p>0,2780921379</text:p>
          </table:table-cell>
          <table:table-cell table:style-name="Default" office:value-type="float" office:value="0.0209973746336456" calcext:value-type="float">
            <text:p>0,0209973746</text:p>
          </table:table-cell>
          <table:table-cell table:style-name="Default" office:value-type="float" office:value="0.379532963799789" calcext:value-type="float">
            <text:p>0,3795329638</text:p>
          </table:table-cell>
          <table:table-cell table:style-name="Default" office:value-type="float" office:value="0.0628403561500859" calcext:value-type="float">
            <text:p>0,0628403562</text:p>
          </table:table-cell>
          <table:table-cell table:style-name="Default" office:value-type="float" office:value="0.0529214269331341" calcext:value-type="float">
            <text:p>0,0529214269</text:p>
          </table:table-cell>
          <table:table-cell table:style-name="Default" office:value-type="float" office:value="0.0249653981434206" calcext:value-type="float">
            <text:p>0,0249653981</text:p>
          </table:table-cell>
          <table:table-cell table:style-name="Default" office:value-type="float" office:value="0.227043781882205" calcext:value-type="float">
            <text:p>0,2270437819</text:p>
          </table:table-cell>
          <table:table-cell table:style-name="Default" office:value-type="float" office:value="0.0732887425421094" calcext:value-type="float">
            <text:p>0,0732887425</text:p>
          </table:table-cell>
          <table:table-cell table:style-name="Default" office:value-type="float" office:value="0.265854471415891" calcext:value-type="float">
            <text:p>0,2658544714</text:p>
          </table:table-cell>
          <table:table-cell table:style-name="Default" office:value-type="float" office:value="0.023194964339107" calcext:value-type="float">
            <text:p>0,0231949643</text:p>
          </table:table-cell>
          <table:table-cell table:style-name="Default" office:value-type="float" office:value="0.0159010554859905" calcext:value-type="float">
            <text:p>0,0159010555</text:p>
          </table:table-cell>
          <table:table-cell table:style-name="Default" office:value-type="float" office:value="0.0853175935569471" calcext:value-type="float">
            <text:p>0,0853175936</text:p>
          </table:table-cell>
          <table:table-cell table:style-name="Default" office:value-type="float" office:value="0.328946372894748" calcext:value-type="float">
            <text:p>0,3289463729</text:p>
          </table:table-cell>
          <table:table-cell table:style-name="Default" office:value-type="float" office:value="0.189088615117849" calcext:value-type="float">
            <text:p>0,1890886151</text:p>
          </table:table-cell>
          <table:table-cell table:style-name="Default" office:value-type="float" office:value="0.258980432309329" calcext:value-type="float">
            <text:p>0,2589804323</text:p>
          </table:table-cell>
          <table:table-cell table:style-name="Default" office:value-type="float" office:value="0.249141223392777" calcext:value-type="float">
            <text:p>0,2491412234</text:p>
          </table:table-cell>
          <table:table-cell table:number-columns-repeated="1002"/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.0647166912232689" calcext:value-type="float">
            <text:p>0,0647166912</text:p>
          </table:table-cell>
          <table:table-cell table:style-name="Default" office:value-type="float" office:value="0.0275092723654835" calcext:value-type="float">
            <text:p>0,0275092724</text:p>
          </table:table-cell>
          <table:table-cell table:style-name="Default" office:value-type="float" office:value="0.0645653584692979" calcext:value-type="float">
            <text:p>0,064565358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float" office:value="0.0230076882583536" calcext:value-type="float">
            <text:p>0,0230076883</text:p>
          </table:table-cell>
          <table:table-cell table:style-name="Default" office:value-type="float" office:value="0.381505893753035" calcext:value-type="float">
            <text:p>0,3815058938</text:p>
          </table:table-cell>
          <table:table-cell table:style-name="Default" office:value-type="float" office:value="0.0591110955381397" calcext:value-type="float">
            <text:p>0,0591110955</text:p>
          </table:table-cell>
          <table:table-cell table:style-name="Default" office:value-type="float" office:value="0.0563284971393163" calcext:value-type="float">
            <text:p>0,0563284971</text:p>
          </table:table-cell>
          <table:table-cell table:style-name="Default" office:value-type="float" office:value="0.0244734851371177" calcext:value-type="float">
            <text:p>0,0244734851</text:p>
          </table:table-cell>
          <table:table-cell table:style-name="Default" office:value-type="float" office:value="0.242298394032245" calcext:value-type="float">
            <text:p>0,242298394</text:p>
          </table:table-cell>
          <table:table-cell table:style-name="Default" office:value-type="float" office:value="0.07554074470783" calcext:value-type="float">
            <text:p>0,0755407447</text:p>
          </table:table-cell>
          <table:table-cell table:style-name="Default" office:value-type="float" office:value="0.28400134151268" calcext:value-type="float">
            <text:p>0,2840013415</text:p>
          </table:table-cell>
          <table:table-cell table:style-name="Default" office:value-type="float" office:value="0.0242220248929117" calcext:value-type="float">
            <text:p>0,0242220249</text:p>
          </table:table-cell>
          <table:table-cell table:style-name="Default" office:value-type="float" office:value="0.0174585596942104" calcext:value-type="float">
            <text:p>0,0174585597</text:p>
          </table:table-cell>
          <table:table-cell table:style-name="Default" office:value-type="float" office:value="0.0920100317525906" calcext:value-type="float">
            <text:p>0,0920100318</text:p>
          </table:table-cell>
          <table:table-cell table:style-name="Default" office:value-type="float" office:value="0.352898871854544" calcext:value-type="float">
            <text:p>0,3528988719</text:p>
          </table:table-cell>
          <table:table-cell table:style-name="Default" office:value-type="float" office:value="0.196813595369331" calcext:value-type="float">
            <text:p>0,1968135954</text:p>
          </table:table-cell>
          <table:table-cell table:style-name="Default" office:value-type="float" office:value="0.277183561770959" calcext:value-type="float">
            <text:p>0,2771835618</text:p>
          </table:table-cell>
          <table:table-cell table:style-name="Default" office:value-type="float" office:value="0.267403932592521" calcext:value-type="float">
            <text:p>0,2674039326</text:p>
          </table:table-cell>
          <table:table-cell table:number-columns-repeated="1002"/>
        </table:table-row>
        <table:table-row table:style-name="ro2"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0.0610980406491862" calcext:value-type="float">
            <text:p>0,0610980406</text:p>
          </table:table-cell>
          <table:table-cell table:style-name="Default" office:value-type="float" office:value="0.0371681455179441" calcext:value-type="float">
            <text:p>0,0371681455</text:p>
          </table:table-cell>
          <table:table-cell table:style-name="Default" office:value-type="float" office:value="0.064833510690105" calcext:value-type="float">
            <text:p>0,06483351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5017709944854" calcext:value-type="float">
            <text:p>0,013501771</text:p>
          </table:table-cell>
          <table:table-cell table:style-name="Default" office:value-type="float" office:value="0.271350206212522" calcext:value-type="float">
            <text:p>0,2713502062</text:p>
          </table:table-cell>
          <table:table-cell table:style-name="Default" office:value-type="float" office:value="0.0204721238698413" calcext:value-type="float">
            <text:p>0,0204721239</text:p>
          </table:table-cell>
          <table:table-cell table:style-name="Default" office:value-type="float" office:value="0.382822597365599" calcext:value-type="float">
            <text:p>0,3828225974</text:p>
          </table:table-cell>
          <table:table-cell table:style-name="Default" office:value-type="float" office:value="0.0569430690911347" calcext:value-type="float">
            <text:p>0,0569430691</text:p>
          </table:table-cell>
          <table:table-cell table:style-name="Default" office:value-type="float" office:value="0.0538820238849328" calcext:value-type="float">
            <text:p>0,0538820239</text:p>
          </table:table-cell>
          <table:table-cell table:style-name="Default" office:value-type="float" office:value="0.0262570281402236" calcext:value-type="float">
            <text:p>0,0262570281</text:p>
          </table:table-cell>
          <table:table-cell table:style-name="Default" office:value-type="float" office:value="0.227378482636926" calcext:value-type="float">
            <text:p>0,2273784826</text:p>
          </table:table-cell>
          <table:table-cell table:style-name="Default" office:value-type="float" office:value="0.0759456869449801" calcext:value-type="float">
            <text:p>0,0759456869</text:p>
          </table:table-cell>
          <table:table-cell table:style-name="Default" office:value-type="float" office:value="0.272169807538098" calcext:value-type="float">
            <text:p>0,2721698075</text:p>
          </table:table-cell>
          <table:table-cell table:style-name="Default" office:value-type="float" office:value="0.0243102779269545" calcext:value-type="float">
            <text:p>0,0243102779</text:p>
          </table:table-cell>
          <table:table-cell table:style-name="Default" office:value-type="float" office:value="0.016203747958183" calcext:value-type="float">
            <text:p>0,016203748</text:p>
          </table:table-cell>
          <table:table-cell table:style-name="Default" office:value-type="float" office:value="0.0852646660548157" calcext:value-type="float">
            <text:p>0,0852646661</text:p>
          </table:table-cell>
          <table:table-cell table:style-name="Default" office:value-type="float" office:value="0.344907076167861" calcext:value-type="float">
            <text:p>0,3449070762</text:p>
          </table:table-cell>
          <table:table-cell table:style-name="Default" office:value-type="float" office:value="0.182090312137233" calcext:value-type="float">
            <text:p>0,1820903121</text:p>
          </table:table-cell>
          <table:table-cell table:style-name="Default" office:value-type="float" office:value="0.254863588488539" calcext:value-type="float">
            <text:p>0,2548635885</text:p>
          </table:table-cell>
          <table:table-cell table:style-name="Default" office:value-type="float" office:value="0.255208268356615" calcext:value-type="float">
            <text:p>0,2552082684</text:p>
          </table:table-cell>
          <table:table-cell table:number-columns-repeated="1002"/>
        </table:table-row>
        <table:table-row table:style-name="ro2">
          <table:table-cell table:style-name="Default" office:value-type="float" office:value="49.5" calcext:value-type="float">
            <text:p>49,5</text:p>
          </table:table-cell>
          <table:table-cell table:style-name="Default" office:value-type="float" office:value="0.0654436886393596" calcext:value-type="float">
            <text:p>0,0654436886</text:p>
          </table:table-cell>
          <table:table-cell table:style-name="Default" office:value-type="float" office:value="0.0204119728033978" calcext:value-type="float">
            <text:p>0,0204119728</text:p>
          </table:table-cell>
          <table:table-cell table:style-name="Default" office:value-type="float" office:value="0.0638905529288913" calcext:value-type="float">
            <text:p>0,06389055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8202643950564" calcext:value-type="float">
            <text:p>0,0108202644</text:p>
          </table:table-cell>
          <table:table-cell table:style-name="Default" office:value-type="float" office:value="0.284273413218449" calcext:value-type="float">
            <text:p>0,2842734132</text:p>
          </table:table-cell>
          <table:table-cell table:style-name="Default" office:value-type="float" office:value="0.0234045776607204" calcext:value-type="float">
            <text:p>0,0234045777</text:p>
          </table:table-cell>
          <table:table-cell table:style-name="Default" office:value-type="float" office:value="0.396048047589631" calcext:value-type="float">
            <text:p>0,3960480476</text:p>
          </table:table-cell>
          <table:table-cell table:style-name="Default" office:value-type="float" office:value="0.0565786406060715" calcext:value-type="float">
            <text:p>0,0565786406</text:p>
          </table:table-cell>
          <table:table-cell table:style-name="Default" office:value-type="float" office:value="0.0542802074188682" calcext:value-type="float">
            <text:p>0,0542802074</text:p>
          </table:table-cell>
          <table:table-cell table:style-name="Default" office:value-type="float" office:value="0.0242153464634459" calcext:value-type="float">
            <text:p>0,0242153465</text:p>
          </table:table-cell>
          <table:table-cell table:style-name="Default" office:value-type="float" office:value="0.23740326474386" calcext:value-type="float">
            <text:p>0,2374032647</text:p>
          </table:table-cell>
          <table:table-cell table:style-name="Default" office:value-type="float" office:value="0.0723559898914907" calcext:value-type="float">
            <text:p>0,0723559899</text:p>
          </table:table-cell>
          <table:table-cell table:style-name="Default" office:value-type="float" office:value="0.274761576535042" calcext:value-type="float">
            <text:p>0,2747615765</text:p>
          </table:table-cell>
          <table:table-cell table:style-name="Default" office:value-type="float" office:value="0.0241372638124659" calcext:value-type="float">
            <text:p>0,0241372638</text:p>
          </table:table-cell>
          <table:table-cell table:style-name="Default" office:value-type="float" office:value="0.0161646014771363" calcext:value-type="float">
            <text:p>0,0161646015</text:p>
          </table:table-cell>
          <table:table-cell table:style-name="Default" office:value-type="float" office:value="0.0940620668389907" calcext:value-type="float">
            <text:p>0,0940620668</text:p>
          </table:table-cell>
          <table:table-cell table:style-name="Default" office:value-type="float" office:value="0.347316219490925" calcext:value-type="float">
            <text:p>0,3473162195</text:p>
          </table:table-cell>
          <table:table-cell table:style-name="Default" office:value-type="float" office:value="0.194844027160689" calcext:value-type="float">
            <text:p>0,1948440272</text:p>
          </table:table-cell>
          <table:table-cell table:style-name="Default" office:value-type="float" office:value="0.267972161614141" calcext:value-type="float">
            <text:p>0,2679721616</text:p>
          </table:table-cell>
          <table:table-cell table:style-name="Default" office:value-type="float" office:value="0.257395540554262" calcext:value-type="float">
            <text:p>0,2573955406</text:p>
          </table:table-cell>
          <table:table-cell table:number-columns-repeated="1002"/>
        </table:table-row>
        <table:table-row table:style-name="ro2">
          <table:table-cell table:style-name="Default" office:value-type="float" office:value="51.3" calcext:value-type="float">
            <text:p>51,3</text:p>
          </table:table-cell>
          <table:table-cell table:style-name="Default" office:value-type="float" office:value="0.0630485385390505" calcext:value-type="float">
            <text:p>0,0630485385</text:p>
          </table:table-cell>
          <table:table-cell table:style-name="Default" office:value-type="float" office:value="0.0193999309436264" calcext:value-type="float">
            <text:p>0,0193999309</text:p>
          </table:table-cell>
          <table:table-cell table:style-name="Default" office:value-type="float" office:value="0.0687918400142738" calcext:value-type="float">
            <text:p>0,06879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1087889320475" calcext:value-type="float">
            <text:p>0,0111087889</text:p>
          </table:table-cell>
          <table:table-cell table:style-name="Default" office:value-type="float" office:value="0.274029574411299" calcext:value-type="float">
            <text:p>0,2740295744</text:p>
          </table:table-cell>
          <table:table-cell table:style-name="Default" office:value-type="float" office:value="0.0203690889987049" calcext:value-type="float">
            <text:p>0,020369089</text:p>
          </table:table-cell>
          <table:table-cell table:style-name="Default" office:value-type="float" office:value="0.383730996329341" calcext:value-type="float">
            <text:p>0,3837309963</text:p>
          </table:table-cell>
          <table:table-cell table:style-name="Default" office:value-type="float" office:value="0.0532346881518569" calcext:value-type="float">
            <text:p>0,0532346882</text:p>
          </table:table-cell>
          <table:table-cell table:style-name="Default" office:value-type="float" office:value="0.054302953958421" calcext:value-type="float">
            <text:p>0,054302954</text:p>
          </table:table-cell>
          <table:table-cell table:style-name="Default" office:value-type="float" office:value="0.023351165451967" calcext:value-type="float">
            <text:p>0,0233511655</text:p>
          </table:table-cell>
          <table:table-cell table:style-name="Default" office:value-type="float" office:value="0.232652787842388" calcext:value-type="float">
            <text:p>0,2326527878</text:p>
          </table:table-cell>
          <table:table-cell table:style-name="Default" office:value-type="float" office:value="0.0734394147866951" calcext:value-type="float">
            <text:p>0,0734394148</text:p>
          </table:table-cell>
          <table:table-cell table:style-name="Default" office:value-type="float" office:value="0.280924397577848" calcext:value-type="float">
            <text:p>0,2809243976</text:p>
          </table:table-cell>
          <table:table-cell table:style-name="Default" office:value-type="float" office:value="0.0227148294291563" calcext:value-type="float">
            <text:p>0,0227148294</text:p>
          </table:table-cell>
          <table:table-cell table:style-name="Default" office:value-type="float" office:value="0.0151577654236956" calcext:value-type="float">
            <text:p>0,0151577654</text:p>
          </table:table-cell>
          <table:table-cell table:style-name="Default" office:value-type="float" office:value="0.0885423255868417" calcext:value-type="float">
            <text:p>0,0885423256</text:p>
          </table:table-cell>
          <table:table-cell table:style-name="Default" office:value-type="float" office:value="0.346630015717865" calcext:value-type="float">
            <text:p>0,3466300157</text:p>
          </table:table-cell>
          <table:table-cell table:style-name="Default" office:value-type="float" office:value="0.193270571359826" calcext:value-type="float">
            <text:p>0,1932705714</text:p>
          </table:table-cell>
          <table:table-cell table:style-name="Default" office:value-type="float" office:value="0.26965338449277" calcext:value-type="float">
            <text:p>0,2696533845</text:p>
          </table:table-cell>
          <table:table-cell table:style-name="Default" office:value-type="float" office:value="0.264413435760125" calcext:value-type="float">
            <text:p>0,2644134358</text:p>
          </table:table-cell>
          <table:table-cell table:number-columns-repeated="1002"/>
        </table:table-row>
        <table:table-row table:style-name="ro2"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0.0616687462442896" calcext:value-type="float">
            <text:p>0,0616687462</text:p>
          </table:table-cell>
          <table:table-cell table:style-name="Default" office:value-type="float" office:value="0.020550737683379" calcext:value-type="float">
            <text:p>0,0205507377</text:p>
          </table:table-cell>
          <table:table-cell table:style-name="Default" office:value-type="float" office:value="0.0664055743136219" calcext:value-type="float">
            <text:p>0,066405574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2563761084247" calcext:value-type="float">
            <text:p>0,0112563761</text:p>
          </table:table-cell>
          <table:table-cell table:style-name="Default" office:value-type="float" office:value="0.278156689270903" calcext:value-type="float">
            <text:p>0,2781566893</text:p>
          </table:table-cell>
          <table:table-cell table:style-name="Default" office:value-type="float" office:value="0.0206584978721156" calcext:value-type="float">
            <text:p>0,0206584979</text:p>
          </table:table-cell>
          <table:table-cell table:style-name="Default" office:value-type="float" office:value="0.382140571897907" calcext:value-type="float">
            <text:p>0,3821405719</text:p>
          </table:table-cell>
          <table:table-cell table:style-name="Default" office:value-type="float" office:value="0.0558477709545638" calcext:value-type="float">
            <text:p>0,055847771</text:p>
          </table:table-cell>
          <table:table-cell table:style-name="Default" office:value-type="float" office:value="0.0529132988540741" calcext:value-type="float">
            <text:p>0,0529132989</text:p>
          </table:table-cell>
          <table:table-cell table:style-name="Default" office:value-type="float" office:value="0.0223307964883269" calcext:value-type="float">
            <text:p>0,0223307965</text:p>
          </table:table-cell>
          <table:table-cell table:style-name="Default" office:value-type="float" office:value="0.229072749961088" calcext:value-type="float">
            <text:p>0,22907275</text:p>
          </table:table-cell>
          <table:table-cell table:style-name="Default" office:value-type="float" office:value="0.0732518794193384" calcext:value-type="float">
            <text:p>0,0732518794</text:p>
          </table:table-cell>
          <table:table-cell table:style-name="Default" office:value-type="float" office:value="0.271869342016808" calcext:value-type="float">
            <text:p>0,271869342</text:p>
          </table:table-cell>
          <table:table-cell table:style-name="Default" office:value-type="float" office:value="0.0253755087566761" calcext:value-type="float">
            <text:p>0,0253755088</text:p>
          </table:table-cell>
          <table:table-cell table:style-name="Default" office:value-type="float" office:value="0.016350173958079" calcext:value-type="float">
            <text:p>0,016350174</text:p>
          </table:table-cell>
          <table:table-cell table:style-name="Default" office:value-type="float" office:value="0.0894826067117181" calcext:value-type="float">
            <text:p>0,0894826067</text:p>
          </table:table-cell>
          <table:table-cell table:style-name="Default" office:value-type="float" office:value="0.338137090641368" calcext:value-type="float">
            <text:p>0,3381370906</text:p>
          </table:table-cell>
          <table:table-cell table:style-name="Default" office:value-type="float" office:value="0.193302980578196" calcext:value-type="float">
            <text:p>0,1933029806</text:p>
          </table:table-cell>
          <table:table-cell table:style-name="Default" office:value-type="float" office:value="0.270425133535269" calcext:value-type="float">
            <text:p>0,2704251335</text:p>
          </table:table-cell>
          <table:table-cell table:style-name="Default" office:value-type="float" office:value="0.260310204621492" calcext:value-type="float">
            <text:p>0,2603102046</text:p>
          </table:table-cell>
          <table:table-cell table:number-columns-repeated="1002"/>
        </table:table-row>
        <table:table-row table:style-name="ro2">
          <table:table-cell table:style-name="Default" office:value-type="float" office:value="54.8" calcext:value-type="float">
            <text:p>54,8</text:p>
          </table:table-cell>
          <table:table-cell table:style-name="Default" office:value-type="float" office:value="0.062638417365729" calcext:value-type="float">
            <text:p>0,0626384174</text:p>
          </table:table-cell>
          <table:table-cell table:style-name="Default" office:value-type="float" office:value="0.0254060641722556" calcext:value-type="float">
            <text:p>0,0254060642</text:p>
          </table:table-cell>
          <table:table-cell table:style-name="Default" office:value-type="float" office:value="0.0694034352405106" calcext:value-type="float">
            <text:p>0,06940343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3794488274964" calcext:value-type="float">
            <text:p>0,0103794488</text:p>
          </table:table-cell>
          <table:table-cell table:style-name="Default" office:value-type="float" office:value="0.2798395332506" calcext:value-type="float">
            <text:p>0,2798395333</text:p>
          </table:table-cell>
          <table:table-cell table:style-name="Default" office:value-type="float" office:value="0.0209832071995924" calcext:value-type="float">
            <text:p>0,0209832072</text:p>
          </table:table-cell>
          <table:table-cell table:style-name="Default" office:value-type="float" office:value="0.380885621065835" calcext:value-type="float">
            <text:p>0,3808856211</text:p>
          </table:table-cell>
          <table:table-cell table:style-name="Default" office:value-type="float" office:value="0.0551156658665459" calcext:value-type="float">
            <text:p>0,0551156659</text:p>
          </table:table-cell>
          <table:table-cell table:style-name="Default" office:value-type="float" office:value="0.0552894667252991" calcext:value-type="float">
            <text:p>0,0552894667</text:p>
          </table:table-cell>
          <table:table-cell table:style-name="Default" office:value-type="float" office:value="0.0220709064102297" calcext:value-type="float">
            <text:p>0,0220709064</text:p>
          </table:table-cell>
          <table:table-cell table:style-name="Default" office:value-type="float" office:value="0.224672233476291" calcext:value-type="float">
            <text:p>0,2246722335</text:p>
          </table:table-cell>
          <table:table-cell table:style-name="Default" office:value-type="float" office:value="0.0747510638829702" calcext:value-type="float">
            <text:p>0,0747510639</text:p>
          </table:table-cell>
          <table:table-cell table:style-name="Default" office:value-type="float" office:value="0.27272645438406" calcext:value-type="float">
            <text:p>0,2727264544</text:p>
          </table:table-cell>
          <table:table-cell table:style-name="Default" office:value-type="float" office:value="0.0251398458521754" calcext:value-type="float">
            <text:p>0,0251398459</text:p>
          </table:table-cell>
          <table:table-cell table:style-name="Default" office:value-type="float" office:value="0.0148279218215561" calcext:value-type="float">
            <text:p>0,0148279218</text:p>
          </table:table-cell>
          <table:table-cell table:style-name="Default" office:value-type="float" office:value="0.0874473561194522" calcext:value-type="float">
            <text:p>0,0874473561</text:p>
          </table:table-cell>
          <table:table-cell table:style-name="Default" office:value-type="float" office:value="0.336944097746604" calcext:value-type="float">
            <text:p>0,3369440977</text:p>
          </table:table-cell>
          <table:table-cell table:style-name="Default" office:value-type="float" office:value="0.190544023096167" calcext:value-type="float">
            <text:p>0,1905440231</text:p>
          </table:table-cell>
          <table:table-cell table:style-name="Default" office:value-type="float" office:value="0.267154010995324" calcext:value-type="float">
            <text:p>0,267154011</text:p>
          </table:table-cell>
          <table:table-cell table:style-name="Default" office:value-type="float" office:value="0.26052827951927" calcext:value-type="float">
            <text:p>0,2605282795</text:p>
          </table:table-cell>
          <table:table-cell table:number-columns-repeated="1002"/>
        </table:table-row>
        <table:table-row table:style-name="ro2">
          <table:table-cell table:style-name="Default" office:value-type="float" office:value="56.6" calcext:value-type="float">
            <text:p>56,6</text:p>
          </table:table-cell>
          <table:table-cell table:style-name="Default" office:value-type="float" office:value="0.0619830090151127" calcext:value-type="float">
            <text:p>0,061983009</text:p>
          </table:table-cell>
          <table:table-cell table:style-name="Default" office:value-type="float" office:value="0.019817120112209" calcext:value-type="float">
            <text:p>0,0198171201</text:p>
          </table:table-cell>
          <table:table-cell table:style-name="Default" office:value-type="float" office:value="0.0707835488213492" calcext:value-type="float">
            <text:p>0,07078354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5877035727428" calcext:value-type="float">
            <text:p>0,0105877036</text:p>
          </table:table-cell>
          <table:table-cell table:style-name="Default" office:value-type="float" office:value="0.277553371154622" calcext:value-type="float">
            <text:p>0,2775533712</text:p>
          </table:table-cell>
          <table:table-cell table:style-name="Default" office:value-type="float" office:value="0.0220111033591056" calcext:value-type="float">
            <text:p>0,0220111034</text:p>
          </table:table-cell>
          <table:table-cell table:style-name="Default" office:value-type="float" office:value="0.385078958474298" calcext:value-type="float">
            <text:p>0,3850789585</text:p>
          </table:table-cell>
          <table:table-cell table:style-name="Default" office:value-type="float" office:value="0.0571157007583964" calcext:value-type="float">
            <text:p>0,0571157008</text:p>
          </table:table-cell>
          <table:table-cell table:style-name="Default" office:value-type="float" office:value="0.0553045383265527" calcext:value-type="float">
            <text:p>0,0553045383</text:p>
          </table:table-cell>
          <table:table-cell table:style-name="Default" office:value-type="float" office:value="0.0221805910092369" calcext:value-type="float">
            <text:p>0,022180591</text:p>
          </table:table-cell>
          <table:table-cell table:style-name="Default" office:value-type="float" office:value="0.233163781359294" calcext:value-type="float">
            <text:p>0,2331637814</text:p>
          </table:table-cell>
          <table:table-cell table:style-name="Default" office:value-type="float" office:value="0.0752028819917676" calcext:value-type="float">
            <text:p>0,075202882</text:p>
          </table:table-cell>
          <table:table-cell table:style-name="Default" office:value-type="float" office:value="0.280662975994727" calcext:value-type="float">
            <text:p>0,280662976</text:p>
          </table:table-cell>
          <table:table-cell table:style-name="Default" office:value-type="float" office:value="0.0231671794159284" calcext:value-type="float">
            <text:p>0,0231671794</text:p>
          </table:table-cell>
          <table:table-cell table:style-name="Default" office:value-type="float" office:value="0.0160417511283437" calcext:value-type="float">
            <text:p>0,0160417511</text:p>
          </table:table-cell>
          <table:table-cell table:style-name="Default" office:value-type="float" office:value="0.0907578765648764" calcext:value-type="float">
            <text:p>0,0907578766</text:p>
          </table:table-cell>
          <table:table-cell table:style-name="Default" office:value-type="float" office:value="0.347007251234156" calcext:value-type="float">
            <text:p>0,3470072512</text:p>
          </table:table-cell>
          <table:table-cell table:style-name="Default" office:value-type="float" office:value="0.196524041265307" calcext:value-type="float">
            <text:p>0,1965240413</text:p>
          </table:table-cell>
          <table:table-cell table:style-name="Default" office:value-type="float" office:value="0.265702427894215" calcext:value-type="float">
            <text:p>0,2657024279</text:p>
          </table:table-cell>
          <table:table-cell table:style-name="Default" office:value-type="float" office:value="0.254937120163668" calcext:value-type="float">
            <text:p>0,2549371202</text:p>
          </table:table-cell>
          <table:table-cell table:number-columns-repeated="1002"/>
        </table:table-row>
        <table:table-row table:style-name="ro2">
          <table:table-cell table:style-name="Default" office:value-type="float" office:value="58.3" calcext:value-type="float">
            <text:p>58,3</text:p>
          </table:table-cell>
          <table:table-cell table:style-name="Default" office:value-type="float" office:value="0.0629384739337917" calcext:value-type="float">
            <text:p>0,0629384739</text:p>
          </table:table-cell>
          <table:table-cell table:style-name="Default" office:value-type="float" office:value="0.0208909793312575" calcext:value-type="float">
            <text:p>0,0208909793</text:p>
          </table:table-cell>
          <table:table-cell table:style-name="Default" office:value-type="float" office:value="0.0693655586187324" calcext:value-type="float">
            <text:p>0,06936555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7415556753953" calcext:value-type="float">
            <text:p>0,0117415557</text:p>
          </table:table-cell>
          <table:table-cell table:style-name="Default" office:value-type="float" office:value="0.274871734360285" calcext:value-type="float">
            <text:p>0,2748717344</text:p>
          </table:table-cell>
          <table:table-cell table:style-name="Default" office:value-type="float" office:value="0.0219025697749226" calcext:value-type="float">
            <text:p>0,0219025698</text:p>
          </table:table-cell>
          <table:table-cell table:style-name="Default" office:value-type="float" office:value="0.378630641449043" calcext:value-type="float">
            <text:p>0,3786306414</text:p>
          </table:table-cell>
          <table:table-cell table:style-name="Default" office:value-type="float" office:value="0.0575413952031597" calcext:value-type="float">
            <text:p>0,0575413952</text:p>
          </table:table-cell>
          <table:table-cell table:style-name="Default" office:value-type="float" office:value="0.0544165355752705" calcext:value-type="float">
            <text:p>0,0544165356</text:p>
          </table:table-cell>
          <table:table-cell table:style-name="Default" office:value-type="float" office:value="0.0227060387425418" calcext:value-type="float">
            <text:p>0,0227060387</text:p>
          </table:table-cell>
          <table:table-cell table:style-name="Default" office:value-type="float" office:value="0.232568173630773" calcext:value-type="float">
            <text:p>0,2325681736</text:p>
          </table:table-cell>
          <table:table-cell table:style-name="Default" office:value-type="float" office:value="0.0774543036554038" calcext:value-type="float">
            <text:p>0,0774543037</text:p>
          </table:table-cell>
          <table:table-cell table:style-name="Default" office:value-type="float" office:value="0.281768974417223" calcext:value-type="float">
            <text:p>0,2817689744</text:p>
          </table:table-cell>
          <table:table-cell table:style-name="Default" office:value-type="float" office:value="0.0243796584556479" calcext:value-type="float">
            <text:p>0,0243796585</text:p>
          </table:table-cell>
          <table:table-cell table:style-name="Default" office:value-type="float" office:value="0.015440417002443" calcext:value-type="float">
            <text:p>0,015440417</text:p>
          </table:table-cell>
          <table:table-cell table:style-name="Default" office:value-type="float" office:value="0.0932586950066367" calcext:value-type="float">
            <text:p>0,093258695</text:p>
          </table:table-cell>
          <table:table-cell table:style-name="Default" office:value-type="float" office:value="0.356504202911483" calcext:value-type="float">
            <text:p>0,3565042029</text:p>
          </table:table-cell>
          <table:table-cell table:style-name="Default" office:value-type="float" office:value="0.201480218733861" calcext:value-type="float">
            <text:p>0,2014802187</text:p>
          </table:table-cell>
          <table:table-cell table:style-name="Default" office:value-type="float" office:value="0.273599372662408" calcext:value-type="float">
            <text:p>0,2735993727</text:p>
          </table:table-cell>
          <table:table-cell table:style-name="Default" office:value-type="float" office:value="0.264740428076764" calcext:value-type="float">
            <text:p>0,2647404281</text:p>
          </table:table-cell>
          <table:table-cell table:number-columns-repeated="1002"/>
        </table:table-row>
        <table:table-row table:style-name="ro2">
          <table:table-cell table:style-name="Default" office:value-type="float" office:value="60.1" calcext:value-type="float">
            <text:p>60,1</text:p>
          </table:table-cell>
          <table:table-cell table:style-name="Default" office:value-type="float" office:value="0.0649415784719844" calcext:value-type="float">
            <text:p>0,0649415785</text:p>
          </table:table-cell>
          <table:table-cell table:style-name="Default" office:value-type="float" office:value="0.0208835159612216" calcext:value-type="float">
            <text:p>0,020883516</text:p>
          </table:table-cell>
          <table:table-cell table:style-name="Default" office:value-type="float" office:value="0.0722400724360031" calcext:value-type="float">
            <text:p>0,07224007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50404242514164" calcext:value-type="float">
            <text:p>0,0150404243</text:p>
          </table:table-cell>
          <table:table-cell table:style-name="Default" office:value-type="float" office:value="0.277135348677629" calcext:value-type="float">
            <text:p>0,2771353487</text:p>
          </table:table-cell>
          <table:table-cell table:style-name="Default" office:value-type="float" office:value="0.021507423439621" calcext:value-type="float">
            <text:p>0,0215074234</text:p>
          </table:table-cell>
          <table:table-cell table:style-name="Default" office:value-type="float" office:value="0.369321032698442" calcext:value-type="float">
            <text:p>0,3693210327</text:p>
          </table:table-cell>
          <table:table-cell table:style-name="Default" office:value-type="float" office:value="0.0541332683522223" calcext:value-type="float">
            <text:p>0,0541332684</text:p>
          </table:table-cell>
          <table:table-cell table:style-name="Default" office:value-type="float" office:value="0.0539150282845812" calcext:value-type="float">
            <text:p>0,0539150283</text:p>
          </table:table-cell>
          <table:table-cell table:style-name="Default" office:value-type="float" office:value="0.019821640266555" calcext:value-type="float">
            <text:p>0,0198216403</text:p>
          </table:table-cell>
          <table:table-cell table:style-name="Default" office:value-type="float" office:value="0.234508383098324" calcext:value-type="float">
            <text:p>0,2345083831</text:p>
          </table:table-cell>
          <table:table-cell table:style-name="Default" office:value-type="float" office:value="0.0723975964374207" calcext:value-type="float">
            <text:p>0,0723975964</text:p>
          </table:table-cell>
          <table:table-cell table:style-name="Default" office:value-type="float" office:value="0.276634951920989" calcext:value-type="float">
            <text:p>0,2766349519</text:p>
          </table:table-cell>
          <table:table-cell table:style-name="Default" office:value-type="float" office:value="0.0260667382354886" calcext:value-type="float">
            <text:p>0,0260667382</text:p>
          </table:table-cell>
          <table:table-cell table:style-name="Default" office:value-type="float" office:value="0.0153085977032226" calcext:value-type="float">
            <text:p>0,0153085977</text:p>
          </table:table-cell>
          <table:table-cell table:style-name="Default" office:value-type="float" office:value="0.0918767418740828" calcext:value-type="float">
            <text:p>0,0918767419</text:p>
          </table:table-cell>
          <table:table-cell table:style-name="Default" office:value-type="float" office:value="0.343960636903858" calcext:value-type="float">
            <text:p>0,3439606369</text:p>
          </table:table-cell>
          <table:table-cell table:style-name="Default" office:value-type="float" office:value="0.195234288371506" calcext:value-type="float">
            <text:p>0,1952342884</text:p>
          </table:table-cell>
          <table:table-cell table:style-name="Default" office:value-type="float" office:value="0.272802812699817" calcext:value-type="float">
            <text:p>0,2728028127</text:p>
          </table:table-cell>
          <table:table-cell table:style-name="Default" office:value-type="float" office:value="0.260454799357021" calcext:value-type="float">
            <text:p>0,2604547994</text:p>
          </table:table-cell>
          <table:table-cell table:number-columns-repeated="1002"/>
        </table:table-row>
        <table:table-row table:style-name="ro2">
          <table:table-cell table:style-name="Default" office:value-type="float" office:value="61.9" calcext:value-type="float">
            <text:p>61,9</text:p>
          </table:table-cell>
          <table:table-cell table:style-name="Default" office:value-type="float" office:value="0.0609153723063685" calcext:value-type="float">
            <text:p>0,0609153723</text:p>
          </table:table-cell>
          <table:table-cell table:style-name="Default" office:value-type="float" office:value="0.0199146091233852" calcext:value-type="float">
            <text:p>0,0199146091</text:p>
          </table:table-cell>
          <table:table-cell table:style-name="Default" office:value-type="float" office:value="0.0700873340583642" calcext:value-type="float">
            <text:p>0,07008733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8691651711082" calcext:value-type="float">
            <text:p>0,0118691652</text:p>
          </table:table-cell>
          <table:table-cell table:style-name="Default" office:value-type="float" office:value="0.270629674225969" calcext:value-type="float">
            <text:p>0,2706296742</text:p>
          </table:table-cell>
          <table:table-cell table:style-name="Default" office:value-type="float" office:value="0.0209521398711936" calcext:value-type="float">
            <text:p>0,0209521399</text:p>
          </table:table-cell>
          <table:table-cell table:style-name="Default" office:value-type="float" office:value="0.382517000142276" calcext:value-type="float">
            <text:p>0,3825170001</text:p>
          </table:table-cell>
          <table:table-cell table:style-name="Default" office:value-type="float" office:value="0.0543669757191017" calcext:value-type="float">
            <text:p>0,0543669757</text:p>
          </table:table-cell>
          <table:table-cell table:style-name="Default" office:value-type="float" office:value="0.0531640257041995" calcext:value-type="float">
            <text:p>0,0531640257</text:p>
          </table:table-cell>
          <table:table-cell table:style-name="Default" office:value-type="float" office:value="0.0236271954551251" calcext:value-type="float">
            <text:p>0,0236271955</text:p>
          </table:table-cell>
          <table:table-cell table:style-name="Default" office:value-type="float" office:value="0.233927617589026" calcext:value-type="float">
            <text:p>0,2339276176</text:p>
          </table:table-cell>
          <table:table-cell table:style-name="Default" office:value-type="float" office:value="0.0738349588169578" calcext:value-type="float">
            <text:p>0,0738349588</text:p>
          </table:table-cell>
          <table:table-cell table:style-name="Default" office:value-type="float" office:value="0.27510344100255" calcext:value-type="float">
            <text:p>0,275103441</text:p>
          </table:table-cell>
          <table:table-cell table:style-name="Default" office:value-type="float" office:value="0.0240998185064649" calcext:value-type="float">
            <text:p>0,0240998185</text:p>
          </table:table-cell>
          <table:table-cell table:style-name="Default" office:value-type="float" office:value="0.0162361259011498" calcext:value-type="float">
            <text:p>0,0162361259</text:p>
          </table:table-cell>
          <table:table-cell table:style-name="Default" office:value-type="float" office:value="0.0885419127995241" calcext:value-type="float">
            <text:p>0,0885419128</text:p>
          </table:table-cell>
          <table:table-cell table:style-name="Default" office:value-type="float" office:value="0.35320904684507" calcext:value-type="float">
            <text:p>0,3532090468</text:p>
          </table:table-cell>
          <table:table-cell table:style-name="Default" office:value-type="float" office:value="0.190627796396522" calcext:value-type="float">
            <text:p>0,1906277964</text:p>
          </table:table-cell>
          <table:table-cell table:style-name="Default" office:value-type="float" office:value="0.273463062249387" calcext:value-type="float">
            <text:p>0,2734630622</text:p>
          </table:table-cell>
          <table:table-cell table:style-name="Default" office:value-type="float" office:value="0.257272706942111" calcext:value-type="float">
            <text:p>0,2572727069</text:p>
          </table:table-cell>
          <table:table-cell table:number-columns-repeated="1002"/>
        </table:table-row>
        <table:table-row table:style-name="ro2">
          <table:table-cell table:style-name="Default" office:value-type="float" office:value="63.6" calcext:value-type="float">
            <text:p>63,6</text:p>
          </table:table-cell>
          <table:table-cell table:style-name="Default" office:value-type="float" office:value="0.0626844193810506" calcext:value-type="float">
            <text:p>0,0626844194</text:p>
          </table:table-cell>
          <table:table-cell table:style-name="Default" office:value-type="float" office:value="0.0201579206856281" calcext:value-type="float">
            <text:p>0,0201579207</text:p>
          </table:table-cell>
          <table:table-cell table:style-name="Default" office:value-type="float" office:value="0.0697281601219305" calcext:value-type="float">
            <text:p>0,06972816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4109925460466" calcext:value-type="float">
            <text:p>0,0124109925</text:p>
          </table:table-cell>
          <table:table-cell table:style-name="Default" office:value-type="float" office:value="0.285439772599597" calcext:value-type="float">
            <text:p>0,2854397726</text:p>
          </table:table-cell>
          <table:table-cell table:style-name="Default" office:value-type="float" office:value="0.0214962577407323" calcext:value-type="float">
            <text:p>0,0214962577</text:p>
          </table:table-cell>
          <table:table-cell table:style-name="Default" office:value-type="float" office:value="0.404044422497275" calcext:value-type="float">
            <text:p>0,4040444225</text:p>
          </table:table-cell>
          <table:table-cell table:style-name="Default" office:value-type="float" office:value="0.0584546680450825" calcext:value-type="float">
            <text:p>0,058454668</text:p>
          </table:table-cell>
          <table:table-cell table:style-name="Default" office:value-type="float" office:value="0.0529837276315327" calcext:value-type="float">
            <text:p>0,0529837276</text:p>
          </table:table-cell>
          <table:table-cell table:style-name="Default" office:value-type="float" office:value="0.0227147633538397" calcext:value-type="float">
            <text:p>0,0227147634</text:p>
          </table:table-cell>
          <table:table-cell table:style-name="Default" office:value-type="float" office:value="0.232775460534738" calcext:value-type="float">
            <text:p>0,2327754605</text:p>
          </table:table-cell>
          <table:table-cell table:style-name="Default" office:value-type="float" office:value="0.0726202322612177" calcext:value-type="float">
            <text:p>0,0726202323</text:p>
          </table:table-cell>
          <table:table-cell table:style-name="Default" office:value-type="float" office:value="0.277438367110378" calcext:value-type="float">
            <text:p>0,2774383671</text:p>
          </table:table-cell>
          <table:table-cell table:style-name="Default" office:value-type="float" office:value="0.0244315461179692" calcext:value-type="float">
            <text:p>0,0244315461</text:p>
          </table:table-cell>
          <table:table-cell table:style-name="Default" office:value-type="float" office:value="0.015708621752066" calcext:value-type="float">
            <text:p>0,0157086218</text:p>
          </table:table-cell>
          <table:table-cell table:style-name="Default" office:value-type="float" office:value="0.0907800851023368" calcext:value-type="float">
            <text:p>0,0907800851</text:p>
          </table:table-cell>
          <table:table-cell table:style-name="Default" office:value-type="float" office:value="0.340909041167173" calcext:value-type="float">
            <text:p>0,3409090412</text:p>
          </table:table-cell>
          <table:table-cell table:style-name="Default" office:value-type="float" office:value="0.203656318920554" calcext:value-type="float">
            <text:p>0,2036563189</text:p>
          </table:table-cell>
          <table:table-cell table:style-name="Default" office:value-type="float" office:value="0.277956784850047" calcext:value-type="float">
            <text:p>0,2779567849</text:p>
          </table:table-cell>
          <table:table-cell table:style-name="Default" office:value-type="float" office:value="0.262518302538538" calcext:value-type="float">
            <text:p>0,2625183025</text:p>
          </table:table-cell>
          <table:table-cell table:number-columns-repeated="1002"/>
        </table:table-row>
        <table:table-row table:style-name="ro2">
          <table:table-cell table:style-name="Default" office:value-type="float" office:value="65.4" calcext:value-type="float">
            <text:p>65,4</text:p>
          </table:table-cell>
          <table:table-cell table:style-name="Default" office:value-type="float" office:value="0.0656061605977229" calcext:value-type="float">
            <text:p>0,0656061606</text:p>
          </table:table-cell>
          <table:table-cell table:style-name="Default" office:value-type="float" office:value="0.0198337017119694" calcext:value-type="float">
            <text:p>0,0198337017</text:p>
          </table:table-cell>
          <table:table-cell table:style-name="Default" office:value-type="float" office:value="0.0752335202551651" calcext:value-type="float">
            <text:p>0,07523352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743896205748" calcext:value-type="float">
            <text:p>0,0127438962</text:p>
          </table:table-cell>
          <table:table-cell table:style-name="Default" office:value-type="float" office:value="0.268068217632611" calcext:value-type="float">
            <text:p>0,2680682176</text:p>
          </table:table-cell>
          <table:table-cell table:style-name="Default" office:value-type="float" office:value="0.0218197942900342" calcext:value-type="float">
            <text:p>0,0218197943</text:p>
          </table:table-cell>
          <table:table-cell table:style-name="Default" office:value-type="float" office:value="0.385002443779492" calcext:value-type="float">
            <text:p>0,3850024438</text:p>
          </table:table-cell>
          <table:table-cell table:style-name="Default" office:value-type="float" office:value="0.0541091654446264" calcext:value-type="float">
            <text:p>0,0541091654</text:p>
          </table:table-cell>
          <table:table-cell table:style-name="Default" office:value-type="float" office:value="0.0549881932052673" calcext:value-type="float">
            <text:p>0,0549881932</text:p>
          </table:table-cell>
          <table:table-cell table:style-name="Default" office:value-type="float" office:value="0.021489234745235" calcext:value-type="float">
            <text:p>0,0214892347</text:p>
          </table:table-cell>
          <table:table-cell table:style-name="Default" office:value-type="float" office:value="0.232948072334015" calcext:value-type="float">
            <text:p>0,2329480723</text:p>
          </table:table-cell>
          <table:table-cell table:style-name="Default" office:value-type="float" office:value="0.0724276348450377" calcext:value-type="float">
            <text:p>0,0724276348</text:p>
          </table:table-cell>
          <table:table-cell table:style-name="Default" office:value-type="float" office:value="0.276505950000843" calcext:value-type="float">
            <text:p>0,27650595</text:p>
          </table:table-cell>
          <table:table-cell table:style-name="Default" office:value-type="float" office:value="0.0251030169725811" calcext:value-type="float">
            <text:p>0,025103017</text:p>
          </table:table-cell>
          <table:table-cell table:style-name="Default" office:value-type="float" office:value="0.0156478011655179" calcext:value-type="float">
            <text:p>0,0156478012</text:p>
          </table:table-cell>
          <table:table-cell table:style-name="Default" office:value-type="float" office:value="0.0925526211894577" calcext:value-type="float">
            <text:p>0,0925526212</text:p>
          </table:table-cell>
          <table:table-cell table:style-name="Default" office:value-type="float" office:value="0.338785316503732" calcext:value-type="float">
            <text:p>0,3387853165</text:p>
          </table:table-cell>
          <table:table-cell table:style-name="Default" office:value-type="float" office:value="0.194823744605619" calcext:value-type="float">
            <text:p>0,1948237446</text:p>
          </table:table-cell>
          <table:table-cell table:style-name="Default" office:value-type="float" office:value="0.270810545809418" calcext:value-type="float">
            <text:p>0,2708105458</text:p>
          </table:table-cell>
          <table:table-cell table:style-name="Default" office:value-type="float" office:value="0.249887945862346" calcext:value-type="float">
            <text:p>0,2498879459</text:p>
          </table:table-cell>
          <table:table-cell table:number-columns-repeated="1002"/>
        </table:table-row>
        <table:table-row table:style-name="ro2">
          <table:table-cell table:style-name="Default" office:value-type="float" office:value="67.2" calcext:value-type="float">
            <text:p>67,2</text:p>
          </table:table-cell>
          <table:table-cell table:style-name="Default" office:value-type="float" office:value="0.0645391907431961" calcext:value-type="float">
            <text:p>0,0645391907</text:p>
          </table:table-cell>
          <table:table-cell table:style-name="Default" office:value-type="float" office:value="0.0200107001054703" calcext:value-type="float">
            <text:p>0,0200107001</text:p>
          </table:table-cell>
          <table:table-cell table:style-name="Default" office:value-type="float" office:value="0.0740202968561625" calcext:value-type="float">
            <text:p>0,07402029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1960855091869" calcext:value-type="float">
            <text:p>0,0131960855</text:p>
          </table:table-cell>
          <table:table-cell table:style-name="Default" office:value-type="float" office:value="0.280539025135282" calcext:value-type="float">
            <text:p>0,2805390251</text:p>
          </table:table-cell>
          <table:table-cell table:style-name="Default" office:value-type="float" office:value="0.0202646781842359" calcext:value-type="float">
            <text:p>0,0202646782</text:p>
          </table:table-cell>
          <table:table-cell table:style-name="Default" office:value-type="float" office:value="0.402091589791051" calcext:value-type="float">
            <text:p>0,4020915898</text:p>
          </table:table-cell>
          <table:table-cell table:style-name="Default" office:value-type="float" office:value="0.0565991023218757" calcext:value-type="float">
            <text:p>0,0565991023</text:p>
          </table:table-cell>
          <table:table-cell table:style-name="Default" office:value-type="float" office:value="0.0551639883469599" calcext:value-type="float">
            <text:p>0,0551639883</text:p>
          </table:table-cell>
          <table:table-cell table:style-name="Default" office:value-type="float" office:value="0.0223916584502161" calcext:value-type="float">
            <text:p>0,0223916585</text:p>
          </table:table-cell>
          <table:table-cell table:style-name="Default" office:value-type="float" office:value="0.239340173327183" calcext:value-type="float">
            <text:p>0,2393401733</text:p>
          </table:table-cell>
          <table:table-cell table:style-name="Default" office:value-type="float" office:value="0.0731401204773722" calcext:value-type="float">
            <text:p>0,0731401205</text:p>
          </table:table-cell>
          <table:table-cell table:style-name="Default" office:value-type="float" office:value="0.280129431809132" calcext:value-type="float">
            <text:p>0,2801294318</text:p>
          </table:table-cell>
          <table:table-cell table:style-name="Default" office:value-type="float" office:value="0.0244025700450509" calcext:value-type="float">
            <text:p>0,02440257</text:p>
          </table:table-cell>
          <table:table-cell table:style-name="Default" office:value-type="float" office:value="0.0142015413066043" calcext:value-type="float">
            <text:p>0,0142015413</text:p>
          </table:table-cell>
          <table:table-cell table:style-name="Default" office:value-type="float" office:value="0.0947587652885652" calcext:value-type="float">
            <text:p>0,0947587653</text:p>
          </table:table-cell>
          <table:table-cell table:style-name="Default" office:value-type="float" office:value="0.36568944346689" calcext:value-type="float">
            <text:p>0,3656894435</text:p>
          </table:table-cell>
          <table:table-cell table:style-name="Default" office:value-type="float" office:value="0.204645103206823" calcext:value-type="float">
            <text:p>0,2046451032</text:p>
          </table:table-cell>
          <table:table-cell table:style-name="Default" office:value-type="float" office:value="0.283926671794734" calcext:value-type="float">
            <text:p>0,2839266718</text:p>
          </table:table-cell>
          <table:table-cell table:style-name="Default" office:value-type="float" office:value="0.266756393925301" calcext:value-type="float">
            <text:p>0,2667563939</text:p>
          </table:table-cell>
          <table:table-cell table:number-columns-repeated="1002"/>
        </table:table-row>
        <table:table-row table:style-name="ro2">
          <table:table-cell table:style-name="Default" office:value-type="float" office:value="68.9" calcext:value-type="float">
            <text:p>68,9</text:p>
          </table:table-cell>
          <table:table-cell table:style-name="Default" office:value-type="float" office:value="0.0644302274950331" calcext:value-type="float">
            <text:p>0,0644302275</text:p>
          </table:table-cell>
          <table:table-cell table:style-name="Default" office:value-type="float" office:value="0.0201805699548676" calcext:value-type="float">
            <text:p>0,02018057</text:p>
          </table:table-cell>
          <table:table-cell table:style-name="Default" office:value-type="float" office:value="0.0712671975283016" calcext:value-type="float">
            <text:p>0,07126719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17621084709817" calcext:value-type="float">
            <text:p>0,0117621085</text:p>
          </table:table-cell>
          <table:table-cell table:style-name="Default" office:value-type="float" office:value="0.271318469098642" calcext:value-type="float">
            <text:p>0,2713184691</text:p>
          </table:table-cell>
          <table:table-cell table:style-name="Default" office:value-type="float" office:value="0.0216355809865403" calcext:value-type="float">
            <text:p>0,021635581</text:p>
          </table:table-cell>
          <table:table-cell table:style-name="Default" office:value-type="float" office:value="0.394499026230431" calcext:value-type="float">
            <text:p>0,3944990262</text:p>
          </table:table-cell>
          <table:table-cell table:style-name="Default" office:value-type="float" office:value="0.0583892218819604" calcext:value-type="float">
            <text:p>0,0583892219</text:p>
          </table:table-cell>
          <table:table-cell table:style-name="Default" office:value-type="float" office:value="0.0561112129422907" calcext:value-type="float">
            <text:p>0,0561112129</text:p>
          </table:table-cell>
          <table:table-cell table:style-name="Default" office:value-type="float" office:value="0.0231756470205991" calcext:value-type="float">
            <text:p>0,023175647</text:p>
          </table:table-cell>
          <table:table-cell table:style-name="Default" office:value-type="float" office:value="0.234403755292454" calcext:value-type="float">
            <text:p>0,2344037553</text:p>
          </table:table-cell>
          <table:table-cell table:style-name="Default" office:value-type="float" office:value="0.071784295638845" calcext:value-type="float">
            <text:p>0,0717842956</text:p>
          </table:table-cell>
          <table:table-cell table:style-name="Default" office:value-type="float" office:value="0.287531793683066" calcext:value-type="float">
            <text:p>0,2875317937</text:p>
          </table:table-cell>
          <table:table-cell table:style-name="Default" office:value-type="float" office:value="0.0255383868201154" calcext:value-type="float">
            <text:p>0,0255383868</text:p>
          </table:table-cell>
          <table:table-cell table:style-name="Default" office:value-type="float" office:value="0.0159328505277747" calcext:value-type="float">
            <text:p>0,0159328505</text:p>
          </table:table-cell>
          <table:table-cell table:style-name="Default" office:value-type="float" office:value="0.0932763722402618" calcext:value-type="float">
            <text:p>0,0932763722</text:p>
          </table:table-cell>
          <table:table-cell table:style-name="Default" office:value-type="float" office:value="0.352243804770608" calcext:value-type="float">
            <text:p>0,3522438048</text:p>
          </table:table-cell>
          <table:table-cell table:style-name="Default" office:value-type="float" office:value="0.209114517393962" calcext:value-type="float">
            <text:p>0,2091145174</text:p>
          </table:table-cell>
          <table:table-cell table:style-name="Default" office:value-type="float" office:value="0.280480345014207" calcext:value-type="float">
            <text:p>0,280480345</text:p>
          </table:table-cell>
          <table:table-cell table:style-name="Default" office:value-type="float" office:value="0.271398480443113" calcext:value-type="float">
            <text:p>0,2713984804</text:p>
          </table:table-cell>
          <table:table-cell table:number-columns-repeated="1002"/>
        </table:table-row>
        <table:table-row table:style-name="ro2">
          <table:table-cell table:style-name="Default" office:value-type="float" office:value="70.7" calcext:value-type="float">
            <text:p>70,7</text:p>
          </table:table-cell>
          <table:table-cell table:style-name="Default" office:value-type="float" office:value="0.0606596331562765" calcext:value-type="float">
            <text:p>0,0606596332</text:p>
          </table:table-cell>
          <table:table-cell table:style-name="Default" office:value-type="float" office:value="0.0256267324155428" calcext:value-type="float">
            <text:p>0,0256267324</text:p>
          </table:table-cell>
          <table:table-cell table:style-name="Default" office:value-type="float" office:value="0.0738825252047418" calcext:value-type="float">
            <text:p>0,07388252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89838964017764" calcext:value-type="float">
            <text:p>0,0088983896</text:p>
          </table:table-cell>
          <table:table-cell table:style-name="Default" office:value-type="float" office:value="0.274098408537677" calcext:value-type="float">
            <text:p>0,2740984085</text:p>
          </table:table-cell>
          <table:table-cell table:style-name="Default" office:value-type="float" office:value="0.0201313962478457" calcext:value-type="float">
            <text:p>0,0201313962</text:p>
          </table:table-cell>
          <table:table-cell table:style-name="Default" office:value-type="float" office:value="0.385245788852894" calcext:value-type="float">
            <text:p>0,3852457889</text:p>
          </table:table-cell>
          <table:table-cell table:style-name="Default" office:value-type="float" office:value="0.0577734811251876" calcext:value-type="float">
            <text:p>0,0577734811</text:p>
          </table:table-cell>
          <table:table-cell table:style-name="Default" office:value-type="float" office:value="0.0545804784865504" calcext:value-type="float">
            <text:p>0,0545804785</text:p>
          </table:table-cell>
          <table:table-cell table:style-name="Default" office:value-type="float" office:value="0.0212875350409558" calcext:value-type="float">
            <text:p>0,021287535</text:p>
          </table:table-cell>
          <table:table-cell table:style-name="Default" office:value-type="float" office:value="0.23485871674381" calcext:value-type="float">
            <text:p>0,2348587167</text:p>
          </table:table-cell>
          <table:table-cell table:style-name="Default" office:value-type="float" office:value="0.0726314440412335" calcext:value-type="float">
            <text:p>0,072631444</text:p>
          </table:table-cell>
          <table:table-cell table:style-name="Default" office:value-type="float" office:value="0.277738388332667" calcext:value-type="float">
            <text:p>0,2777383883</text:p>
          </table:table-cell>
          <table:table-cell table:style-name="Default" office:value-type="float" office:value="0.025779747068926" calcext:value-type="float">
            <text:p>0,0257797471</text:p>
          </table:table-cell>
          <table:table-cell table:style-name="Default" office:value-type="float" office:value="0.0154661045566184" calcext:value-type="float">
            <text:p>0,0154661046</text:p>
          </table:table-cell>
          <table:table-cell table:style-name="Default" office:value-type="float" office:value="0.0923068035533313" calcext:value-type="float">
            <text:p>0,0923068036</text:p>
          </table:table-cell>
          <table:table-cell table:style-name="Default" office:value-type="float" office:value="0.339919689671626" calcext:value-type="float">
            <text:p>0,3399196897</text:p>
          </table:table-cell>
          <table:table-cell table:style-name="Default" office:value-type="float" office:value="0.202427899046769" calcext:value-type="float">
            <text:p>0,202427899</text:p>
          </table:table-cell>
          <table:table-cell table:style-name="Default" office:value-type="float" office:value="0.272279720086036" calcext:value-type="float">
            <text:p>0,2722797201</text:p>
          </table:table-cell>
          <table:table-cell table:style-name="Default" office:value-type="float" office:value="0.252320582200666" calcext:value-type="float">
            <text:p>0,2523205822</text:p>
          </table:table-cell>
          <table:table-cell table:number-columns-repeated="1002"/>
        </table:table-row>
        <table:table-row table:style-name="ro2">
          <table:table-cell table:style-name="Default" office:value-type="float" office:value="72.5" calcext:value-type="float">
            <text:p>72,5</text:p>
          </table:table-cell>
          <table:table-cell table:style-name="Default" office:value-type="float" office:value="0.0652561509891684" calcext:value-type="float">
            <text:p>0,065256151</text:p>
          </table:table-cell>
          <table:table-cell table:style-name="Default" office:value-type="float" office:value="0.0209326499707239" calcext:value-type="float">
            <text:p>0,02093265</text:p>
          </table:table-cell>
          <table:table-cell table:style-name="Default" office:value-type="float" office:value="0.075541750353561" calcext:value-type="float">
            <text:p>0,07554175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6485583509809" calcext:value-type="float">
            <text:p>0,0164855835</text:p>
          </table:table-cell>
          <table:table-cell table:style-name="Default" office:value-type="float" office:value="0.278028287503188" calcext:value-type="float">
            <text:p>0,2780282875</text:p>
          </table:table-cell>
          <table:table-cell table:style-name="Default" office:value-type="float" office:value="0.0223907727103299" calcext:value-type="float">
            <text:p>0,0223907727</text:p>
          </table:table-cell>
          <table:table-cell table:style-name="Default" office:value-type="float" office:value="0.393809171025519" calcext:value-type="float">
            <text:p>0,393809171</text:p>
          </table:table-cell>
          <table:table-cell table:style-name="Default" office:value-type="float" office:value="0.0570550876354245" calcext:value-type="float">
            <text:p>0,0570550876</text:p>
          </table:table-cell>
          <table:table-cell table:style-name="Default" office:value-type="float" office:value="0.0515612704357585" calcext:value-type="float">
            <text:p>0,0515612704</text:p>
          </table:table-cell>
          <table:table-cell table:style-name="Default" office:value-type="float" office:value="0.0227248078144984" calcext:value-type="float">
            <text:p>0,0227248078</text:p>
          </table:table-cell>
          <table:table-cell table:style-name="Default" office:value-type="float" office:value="0.234195717258852" calcext:value-type="float">
            <text:p>0,2341957173</text:p>
          </table:table-cell>
          <table:table-cell table:style-name="Default" office:value-type="float" office:value="0.0789218353048677" calcext:value-type="float">
            <text:p>0,0789218353</text:p>
          </table:table-cell>
          <table:table-cell table:style-name="Default" office:value-type="float" office:value="0.290798412634209" calcext:value-type="float">
            <text:p>0,2907984126</text:p>
          </table:table-cell>
          <table:table-cell table:style-name="Default" office:value-type="float" office:value="0.0256763694370561" calcext:value-type="float">
            <text:p>0,0256763694</text:p>
          </table:table-cell>
          <table:table-cell table:style-name="Default" office:value-type="float" office:value="0.0151122688892674" calcext:value-type="float">
            <text:p>0,0151122689</text:p>
          </table:table-cell>
          <table:table-cell table:style-name="Default" office:value-type="float" office:value="0.0934030912487935" calcext:value-type="float">
            <text:p>0,0934030912</text:p>
          </table:table-cell>
          <table:table-cell table:style-name="Default" office:value-type="float" office:value="0.351140409332812" calcext:value-type="float">
            <text:p>0,3511404093</text:p>
          </table:table-cell>
          <table:table-cell table:style-name="Default" office:value-type="float" office:value="0.202765233234476" calcext:value-type="float">
            <text:p>0,2027652332</text:p>
          </table:table-cell>
          <table:table-cell table:style-name="Default" office:value-type="float" office:value="0.265277678504362" calcext:value-type="float">
            <text:p>0,2652776785</text:p>
          </table:table-cell>
          <table:table-cell table:style-name="Default" office:value-type="float" office:value="0.258948877491716" calcext:value-type="float">
            <text:p>0,2589488775</text:p>
          </table:table-cell>
          <table:table-cell table:number-columns-repeated="1002"/>
        </table:table-row>
        <table:table-row table:style-name="ro2">
          <table:table-cell table:style-name="Default" office:value-type="float" office:value="74.2" calcext:value-type="float">
            <text:p>74,2</text:p>
          </table:table-cell>
          <table:table-cell table:style-name="Default" office:value-type="float" office:value="0.0645771268818598" calcext:value-type="float">
            <text:p>0,0645771269</text:p>
          </table:table-cell>
          <table:table-cell table:style-name="Default" office:value-type="float" office:value="0.021694747771013" calcext:value-type="float">
            <text:p>0,0216947478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5480223027669" calcext:value-type="float">
            <text:p>0,0135480223</text:p>
          </table:table-cell>
          <table:table-cell table:style-name="Default" office:value-type="float" office:value="0.281421359412579" calcext:value-type="float">
            <text:p>0,2814213594</text:p>
          </table:table-cell>
          <table:table-cell table:style-name="Default" office:value-type="float" office:value="0.0217152954384028" calcext:value-type="float">
            <text:p>0,0217152954</text:p>
          </table:table-cell>
          <table:table-cell table:style-name="Default" office:value-type="float" office:value="0.397392572240153" calcext:value-type="float">
            <text:p>0,3973925722</text:p>
          </table:table-cell>
          <table:table-cell table:style-name="Default" office:value-type="float" office:value="0.0565465231312557" calcext:value-type="float">
            <text:p>0,0565465231</text:p>
          </table:table-cell>
          <table:table-cell table:style-name="Default" office:value-type="float" office:value="0.0560733377481595" calcext:value-type="float">
            <text:p>0,0560733377</text:p>
          </table:table-cell>
          <table:table-cell table:style-name="Default" office:value-type="float" office:value="0.0224630661500508" calcext:value-type="float">
            <text:p>0,0224630662</text:p>
          </table:table-cell>
          <table:table-cell table:style-name="Default" office:value-type="float" office:value="0.234595019927607" calcext:value-type="float">
            <text:p>0,234595019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284939969373291" calcext:value-type="float">
            <text:p>0,2849399694</text:p>
          </table:table-cell>
          <table:table-cell table:style-name="Default" office:value-type="float" office:value="0.0257286384360803" calcext:value-type="float">
            <text:p>0,0257286384</text:p>
          </table:table-cell>
          <table:table-cell table:style-name="Default" office:value-type="float" office:value="0.0151408089865963" calcext:value-type="float">
            <text:p>0,015140809</text:p>
          </table:table-cell>
          <table:table-cell table:style-name="Default" office:value-type="float" office:value="0.0929531267844365" calcext:value-type="float">
            <text:p>0,0929531268</text:p>
          </table:table-cell>
          <table:table-cell table:style-name="Default" office:value-type="float" office:value="0.35206408921567" calcext:value-type="float">
            <text:p>0,3520640892</text:p>
          </table:table-cell>
          <table:table-cell table:style-name="Default" office:value-type="float" office:value="0.204997502294044" calcext:value-type="float">
            <text:p>0,2049975023</text:p>
          </table:table-cell>
          <table:table-cell table:style-name="Default" office:value-type="float" office:value="0.274594492811447" calcext:value-type="float">
            <text:p>0,2745944928</text:p>
          </table:table-cell>
          <table:table-cell table:style-name="Default" office:value-type="float" office:value="0.271921802920281" calcext:value-type="float">
            <text:p>0,2719218029</text:p>
          </table:table-cell>
          <table:table-cell table:number-columns-repeated="1002"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0.0623414042502912" calcext:value-type="float">
            <text:p>0,0623414043</text:p>
          </table:table-cell>
          <table:table-cell table:style-name="Default" office:value-type="float" office:value="0.0192863505887364" calcext:value-type="float">
            <text:p>0,0192863506</text:p>
          </table:table-cell>
          <table:table-cell table:style-name="Default" office:value-type="float" office:value="0.0755079319986734" calcext:value-type="float">
            <text:p>0,0755079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95973609443634" calcext:value-type="float">
            <text:p>0,0095973609</text:p>
          </table:table-cell>
          <table:table-cell table:style-name="Default" office:value-type="float" office:value="0.269903609775462" calcext:value-type="float">
            <text:p>0,2699036098</text:p>
          </table:table-cell>
          <table:table-cell table:style-name="Default" office:value-type="float" office:value="0.0207796162187005" calcext:value-type="float">
            <text:p>0,0207796162</text:p>
          </table:table-cell>
          <table:table-cell table:style-name="Default" office:value-type="float" office:value="0.398339321653993" calcext:value-type="float">
            <text:p>0,3983393217</text:p>
          </table:table-cell>
          <table:table-cell table:style-name="Default" office:value-type="float" office:value="0.0549231265953912" calcext:value-type="float">
            <text:p>0,0549231266</text:p>
          </table:table-cell>
          <table:table-cell table:style-name="Default" office:value-type="float" office:value="0.0498933046080997" calcext:value-type="float">
            <text:p>0,0498933046</text:p>
          </table:table-cell>
          <table:table-cell table:style-name="Default" office:value-type="float" office:value="0.021827143628746" calcext:value-type="float">
            <text:p>0,0218271436</text:p>
          </table:table-cell>
          <table:table-cell table:style-name="Default" office:value-type="float" office:value="0.220943522978965" calcext:value-type="float">
            <text:p>0,220943523</text:p>
          </table:table-cell>
          <table:table-cell table:style-name="Default" office:value-type="float" office:value="0.0704461783943971" calcext:value-type="float">
            <text:p>0,0704461784</text:p>
          </table:table-cell>
          <table:table-cell table:style-name="Default" office:value-type="float" office:value="0.270937959902967" calcext:value-type="float">
            <text:p>0,2709379599</text:p>
          </table:table-cell>
          <table:table-cell table:style-name="Default" office:value-type="float" office:value="0.0249999936775665" calcext:value-type="float">
            <text:p>0,0249999937</text:p>
          </table:table-cell>
          <table:table-cell table:style-name="Default" office:value-type="float" office:value="0.0155450139365735" calcext:value-type="float">
            <text:p>0,0155450139</text:p>
          </table:table-cell>
          <table:table-cell table:style-name="Default" office:value-type="float" office:value="0.0871332767260347" calcext:value-type="float">
            <text:p>0,0871332767</text:p>
          </table:table-cell>
          <table:table-cell table:style-name="Default" office:value-type="float" office:value="0.341691275463651" calcext:value-type="float">
            <text:p>0,3416912755</text:p>
          </table:table-cell>
          <table:table-cell table:style-name="Default" office:value-type="float" office:value="0.204125051133513" calcext:value-type="float">
            <text:p>0,2041250511</text:p>
          </table:table-cell>
          <table:table-cell table:style-name="Default" office:value-type="float" office:value="0.255816322737152" calcext:value-type="float">
            <text:p>0,2558163227</text:p>
          </table:table-cell>
          <table:table-cell table:style-name="Default" office:value-type="float" office:value="0.251554802873909" calcext:value-type="float">
            <text:p>0,2515548029</text:p>
          </table:table-cell>
          <table:table-cell table:number-columns-repeated="1002"/>
        </table:table-row>
        <table:table-row table:style-name="ro2">
          <table:table-cell table:style-name="Default" office:value-type="float" office:value="77.8" calcext:value-type="float">
            <text:p>77,8</text:p>
          </table:table-cell>
          <table:table-cell table:style-name="Default" office:value-type="float" office:value="0.0631478170575053" calcext:value-type="float">
            <text:p>0,0631478171</text:p>
          </table:table-cell>
          <table:table-cell table:style-name="Default" office:value-type="float" office:value="0.0193467600222441" calcext:value-type="float">
            <text:p>0,01934676</text:p>
          </table:table-cell>
          <table:table-cell table:style-name="Default" office:value-type="float" office:value="0.0770321988927145" calcext:value-type="float">
            <text:p>0,07703219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27481873784061" calcext:value-type="float">
            <text:p>0,0127481874</text:p>
          </table:table-cell>
          <table:table-cell table:style-name="Default" office:value-type="float" office:value="0.267408437595445" calcext:value-type="float">
            <text:p>0,2674084376</text:p>
          </table:table-cell>
          <table:table-cell table:style-name="Default" office:value-type="float" office:value="0.021713662073648" calcext:value-type="float">
            <text:p>0,0217136621</text:p>
          </table:table-cell>
          <table:table-cell table:style-name="Default" office:value-type="float" office:value="0.402283155264102" calcext:value-type="float">
            <text:p>0,4022831553</text:p>
          </table:table-cell>
          <table:table-cell table:style-name="Default" office:value-type="float" office:value="0.0551560846742026" calcext:value-type="float">
            <text:p>0,0551560847</text:p>
          </table:table-cell>
          <table:table-cell table:style-name="Default" office:value-type="float" office:value="0.0536093308334513" calcext:value-type="float">
            <text:p>0,0536093308</text:p>
          </table:table-cell>
          <table:table-cell table:style-name="Default" office:value-type="float" office:value="0.0230302844890558" calcext:value-type="float">
            <text:p>0,0230302845</text:p>
          </table:table-cell>
          <table:table-cell table:style-name="Default" office:value-type="float" office:value="0.225726189042324" calcext:value-type="float">
            <text:p>0,225726189</text:p>
          </table:table-cell>
          <table:table-cell table:style-name="Default" office:value-type="float" office:value="0.0762963524640692" calcext:value-type="float">
            <text:p>0,0762963525</text:p>
          </table:table-cell>
          <table:table-cell table:style-name="Default" office:value-type="float" office:value="0.289268968218775" calcext:value-type="float">
            <text:p>0,2892689682</text:p>
          </table:table-cell>
          <table:table-cell table:style-name="Default" office:value-type="float" office:value="0.0252144757218591" calcext:value-type="float">
            <text:p>0,0252144757</text:p>
          </table:table-cell>
          <table:table-cell table:style-name="Default" office:value-type="float" office:value="0.0159645730749021" calcext:value-type="float">
            <text:p>0,0159645731</text:p>
          </table:table-cell>
          <table:table-cell table:style-name="Default" office:value-type="float" office:value="0.0945326856408421" calcext:value-type="float">
            <text:p>0,0945326856</text:p>
          </table:table-cell>
          <table:table-cell table:style-name="Default" office:value-type="float" office:value="0.352442552887612" calcext:value-type="float">
            <text:p>0,3524425529</text:p>
          </table:table-cell>
          <table:table-cell table:style-name="Default" office:value-type="float" office:value="0.205336394388861" calcext:value-type="float">
            <text:p>0,2053363944</text:p>
          </table:table-cell>
          <table:table-cell table:style-name="Default" office:value-type="float" office:value="0.279087057221362" calcext:value-type="float">
            <text:p>0,2790870572</text:p>
          </table:table-cell>
          <table:table-cell table:style-name="Default" office:value-type="float" office:value="0.265563709011027" calcext:value-type="float">
            <text:p>0,265563709</text:p>
          </table:table-cell>
          <table:table-cell table:number-columns-repeated="1002"/>
        </table:table-row>
        <table:table-row table:style-name="ro2">
          <table:table-cell table:style-name="Default" office:value-type="float" office:value="79.5" calcext:value-type="float">
            <text:p>79,5</text:p>
          </table:table-cell>
          <table:table-cell table:style-name="Default" office:value-type="float" office:value="0.0606092605552809" calcext:value-type="float">
            <text:p>0,0606092606</text:p>
          </table:table-cell>
          <table:table-cell table:style-name="Default" office:value-type="float" office:value="0.019547737578138" calcext:value-type="float">
            <text:p>0,0195477376</text:p>
          </table:table-cell>
          <table:table-cell table:style-name="Default" office:value-type="float" office:value="0.0751791340945496" calcext:value-type="float">
            <text:p>0,07517913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952674499243138" calcext:value-type="float">
            <text:p>0,009526745</text:p>
          </table:table-cell>
          <table:table-cell table:style-name="Default" office:value-type="float" office:value="0.273025693719068" calcext:value-type="float">
            <text:p>0,2730256937</text:p>
          </table:table-cell>
          <table:table-cell table:style-name="Default" office:value-type="float" office:value="0.022011536765163" calcext:value-type="float">
            <text:p>0,0220115368</text:p>
          </table:table-cell>
          <table:table-cell table:style-name="Default" office:value-type="float" office:value="0.388945230006047" calcext:value-type="float">
            <text:p>0,38894523</text:p>
          </table:table-cell>
          <table:table-cell table:style-name="Default" office:value-type="float" office:value="0.0528821745999294" calcext:value-type="float">
            <text:p>0,0528821746</text:p>
          </table:table-cell>
          <table:table-cell table:style-name="Default" office:value-type="float" office:value="0.0536060136493785" calcext:value-type="float">
            <text:p>0,0536060136</text:p>
          </table:table-cell>
          <table:table-cell table:style-name="Default" office:value-type="float" office:value="0.0226609206408514" calcext:value-type="float">
            <text:p>0,0226609206</text:p>
          </table:table-cell>
          <table:table-cell table:style-name="Default" office:value-type="float" office:value="0.228429227756463" calcext:value-type="float">
            <text:p>0,2284292278</text:p>
          </table:table-cell>
          <table:table-cell table:style-name="Default" office:value-type="float" office:value="0.0754097632065387" calcext:value-type="float">
            <text:p>0,0754097632</text:p>
          </table:table-cell>
          <table:table-cell table:style-name="Default" office:value-type="float" office:value="0.276537956513138" calcext:value-type="float">
            <text:p>0,2765379565</text:p>
          </table:table-cell>
          <table:table-cell table:style-name="Default" office:value-type="float" office:value="0.0251380072127321" calcext:value-type="float">
            <text:p>0,0251380072</text:p>
          </table:table-cell>
          <table:table-cell table:style-name="Default" office:value-type="float" office:value="0.0151545993292189" calcext:value-type="float">
            <text:p>0,0151545993</text:p>
          </table:table-cell>
          <table:table-cell table:style-name="Default" office:value-type="float" office:value="0.0918222170007022" calcext:value-type="float">
            <text:p>0,091822217</text:p>
          </table:table-cell>
          <table:table-cell table:style-name="Default" office:value-type="float" office:value="0.34031760596147" calcext:value-type="float">
            <text:p>0,340317606</text:p>
          </table:table-cell>
          <table:table-cell table:style-name="Default" office:value-type="float" office:value="0.206902801822981" calcext:value-type="float">
            <text:p>0,2069028018</text:p>
          </table:table-cell>
          <table:table-cell table:style-name="Default" office:value-type="float" office:value="0.275476825419517" calcext:value-type="float">
            <text:p>0,2754768254</text:p>
          </table:table-cell>
          <table:table-cell table:style-name="Default" office:value-type="float" office:value="0.261475034749004" calcext:value-type="float">
            <text:p>0,2614750347</text:p>
          </table:table-cell>
          <table:table-cell table:number-columns-repeated="1002"/>
        </table:table-row>
        <table:table-row table:style-name="ro2">
          <table:table-cell table:style-name="Default" office:value-type="float" office:value="81.3" calcext:value-type="float">
            <text:p>81,3</text:p>
          </table:table-cell>
          <table:table-cell table:style-name="Default" office:value-type="float" office:value="0.0599567290535047" calcext:value-type="float">
            <text:p>0,0599567291</text:p>
          </table:table-cell>
          <table:table-cell table:style-name="Default" office:value-type="float" office:value="0.0201824389422218" calcext:value-type="float">
            <text:p>0,020182438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980218623230255" calcext:value-type="float">
            <text:p>0,0098021862</text:p>
          </table:table-cell>
          <table:table-cell table:style-name="Default" office:value-type="float" office:value="0.272779765259268" calcext:value-type="float">
            <text:p>0,2727797653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385317404760142" calcext:value-type="float">
            <text:p>0,3853174048</text:p>
          </table:table-cell>
          <table:table-cell table:style-name="Default" office:value-type="float" office:value="0.0588624975480892" calcext:value-type="float">
            <text:p>0,0588624975</text:p>
          </table:table-cell>
          <table:table-cell table:style-name="Default" office:value-type="float" office:value="0.0517468060367704" calcext:value-type="float">
            <text:p>0,051746806</text:p>
          </table:table-cell>
          <table:table-cell table:style-name="Default" office:value-type="float" office:value="0.0224666165410629" calcext:value-type="float">
            <text:p>0,022466616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726374455068071" calcext:value-type="float">
            <text:p>0,0726374455</text:p>
          </table:table-cell>
          <table:table-cell table:style-name="Default" office:value-type="float" office:value="0.26901330879761" calcext:value-type="float">
            <text:p>0,2690133088</text:p>
          </table:table-cell>
          <table:table-cell table:style-name="Default" office:value-type="float" office:value="0.0234977339486685" calcext:value-type="float">
            <text:p>0,0234977339</text:p>
          </table:table-cell>
          <table:table-cell table:style-name="Default" office:value-type="float" office:value="0.0161508637882004" calcext:value-type="float">
            <text:p>0,0161508638</text:p>
          </table:table-cell>
          <table:table-cell table:style-name="Default" office:value-type="float" office:value="0.0903296130938007" calcext:value-type="float">
            <text:p>0,090329613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194952679866754" calcext:value-type="float">
            <text:p>0,1949526799</text:p>
          </table:table-cell>
          <table:table-cell table:style-name="Default" office:value-type="float" office:value="0.258017721835161" calcext:value-type="float">
            <text:p>0,2580177218</text:p>
          </table:table-cell>
          <table:table-cell table:style-name="Default" office:value-type="float" office:value="0.243728935440722" calcext:value-type="float">
            <text:p>0,2437289354</text:p>
          </table:table-cell>
          <table:table-cell table:number-columns-repeated="1002"/>
        </table:table-row>
        <table:table-row table:style-name="ro2">
          <table:table-cell table:style-name="Default" office:value-type="float" office:value="83.1" calcext:value-type="float">
            <text:p>83,1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019661168157627" calcext:value-type="float">
            <text:p>0,0196611682</text:p>
          </table:table-cell>
          <table:table-cell table:style-name="Default" office:value-type="float" office:value="0.0766253033019683" calcext:value-type="float">
            <text:p>0,0766253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33367389114996" calcext:value-type="float">
            <text:p>0,0133367389</text:p>
          </table:table-cell>
          <table:table-cell table:style-name="Default" office:value-type="float" office:value="0.275918818987519" calcext:value-type="float">
            <text:p>0,275918819</text:p>
          </table:table-cell>
          <table:table-cell table:style-name="Default" office:value-type="float" office:value="0.0214018165636856" calcext:value-type="float">
            <text:p>0,0214018166</text:p>
          </table:table-cell>
          <table:table-cell table:style-name="Default" office:value-type="float" office:value="0.397182010265189" calcext:value-type="float">
            <text:p>0,3971820103</text:p>
          </table:table-cell>
          <table:table-cell table:style-name="Default" office:value-type="float" office:value="0.052639133048505" calcext:value-type="float">
            <text:p>0,052639133</text:p>
          </table:table-cell>
          <table:table-cell table:style-name="Default" office:value-type="float" office:value="0.0539694480253054" calcext:value-type="float">
            <text:p>0,053969448</text:p>
          </table:table-cell>
          <table:table-cell table:style-name="Default" office:value-type="float" office:value="0.0250756970015079" calcext:value-type="float">
            <text:p>0,025075697</text:p>
          </table:table-cell>
          <table:table-cell table:style-name="Default" office:value-type="float" office:value="0.232349943289522" calcext:value-type="float">
            <text:p>0,2323499433</text:p>
          </table:table-cell>
          <table:table-cell table:style-name="Default" office:value-type="float" office:value="0.077334387876893" calcext:value-type="float">
            <text:p>0,0773343879</text:p>
          </table:table-cell>
          <table:table-cell table:style-name="Default" office:value-type="float" office:value="0.27897183587737" calcext:value-type="float">
            <text:p>0,2789718359</text:p>
          </table:table-cell>
          <table:table-cell table:style-name="Default" office:value-type="float" office:value="0.0253716160350316" calcext:value-type="float">
            <text:p>0,025371616</text:p>
          </table:table-cell>
          <table:table-cell table:style-name="Default" office:value-type="float" office:value="0.0163368848166345" calcext:value-type="float">
            <text:p>0,0163368848</text:p>
          </table:table-cell>
          <table:table-cell table:style-name="Default" office:value-type="float" office:value="0.0917011204848153" calcext:value-type="float">
            <text:p>0,0917011205</text:p>
          </table:table-cell>
          <table:table-cell table:style-name="Default" office:value-type="float" office:value="0.344942131658026" calcext:value-type="float">
            <text:p>0,3449421317</text:p>
          </table:table-cell>
          <table:table-cell table:style-name="Default" office:value-type="float" office:value="0.203306735985033" calcext:value-type="float">
            <text:p>0,203306736</text:p>
          </table:table-cell>
          <table:table-cell table:style-name="Default" office:value-type="float" office:value="0.269738299191048" calcext:value-type="float">
            <text:p>0,2697382992</text:p>
          </table:table-cell>
          <table:table-cell table:style-name="Default" office:value-type="float" office:value="0.259105684432066" calcext:value-type="float">
            <text:p>0,2591056844</text:p>
          </table:table-cell>
          <table:table-cell table:number-columns-repeated="1002"/>
        </table:table-row>
        <table:table-row table:style-name="ro2">
          <table:table-cell table:style-name="Default" office:value-type="float" office:value="84.8" calcext:value-type="float">
            <text:p>84,8</text:p>
          </table:table-cell>
          <table:table-cell table:style-name="Default" office:value-type="float" office:value="0.0646261742626279" calcext:value-type="float">
            <text:p>0,0646261743</text:p>
          </table:table-cell>
          <table:table-cell table:style-name="Default" office:value-type="float" office:value="0.0181221289526035" calcext:value-type="float">
            <text:p>0,018122129</text:p>
          </table:table-cell>
          <table:table-cell table:style-name="Default" office:value-type="float" office:value="0.0753169679263037" calcext:value-type="float">
            <text:p>0,07531696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06325409937101" calcext:value-type="float">
            <text:p>0,010632541</text:p>
          </table:table-cell>
          <table:table-cell table:style-name="Default" office:value-type="float" office:value="0.284231740036885" calcext:value-type="float">
            <text:p>0,28423174</text:p>
          </table:table-cell>
          <table:table-cell table:style-name="Default" office:value-type="float" office:value="0.0214438464747481" calcext:value-type="float">
            <text:p>0,0214438465</text:p>
          </table:table-cell>
          <table:table-cell table:style-name="Default" office:value-type="float" office:value="0.412825045702946" calcext:value-type="float">
            <text:p>0,4128250457</text:p>
          </table:table-cell>
          <table:table-cell table:style-name="Default" office:value-type="float" office:value="0.0564905455977121" calcext:value-type="float">
            <text:p>0,0564905456</text:p>
          </table:table-cell>
          <table:table-cell table:style-name="Default" office:value-type="float" office:value="0.057132806608045" calcext:value-type="float">
            <text:p>0,0571328066</text:p>
          </table:table-cell>
          <table:table-cell table:style-name="Default" office:value-type="float" office:value="0.0252774255059399" calcext:value-type="float">
            <text:p>0,0252774255</text:p>
          </table:table-cell>
          <table:table-cell table:style-name="Default" office:value-type="float" office:value="0.2359706351511" calcext:value-type="float">
            <text:p>0,2359706352</text:p>
          </table:table-cell>
          <table:table-cell table:style-name="Default" office:value-type="float" office:value="0.0732251633815038" calcext:value-type="float">
            <text:p>0,0732251634</text:p>
          </table:table-cell>
          <table:table-cell table:style-name="Default" office:value-type="float" office:value="0.282657421188318" calcext:value-type="float">
            <text:p>0,2826574212</text:p>
          </table:table-cell>
          <table:table-cell table:style-name="Default" office:value-type="float" office:value="0.0263830016138847" calcext:value-type="float">
            <text:p>0,0263830016</text:p>
          </table:table-cell>
          <table:table-cell table:style-name="Default" office:value-type="float" office:value="0.0163952615860108" calcext:value-type="float">
            <text:p>0,0163952616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0.35420226793534" calcext:value-type="float">
            <text:p>0,3542022679</text:p>
          </table:table-cell>
          <table:table-cell table:style-name="Default" office:value-type="float" office:value="0.21856335248485" calcext:value-type="float">
            <text:p>0,2185633525</text:p>
          </table:table-cell>
          <table:table-cell table:style-name="Default" office:value-type="float" office:value="0.284799722467529" calcext:value-type="float">
            <text:p>0,2847997225</text:p>
          </table:table-cell>
          <table:table-cell table:style-name="Default" office:value-type="float" office:value="0.269503309131136" calcext:value-type="float">
            <text:p>0,2695033091</text:p>
          </table:table-cell>
          <table:table-cell table:number-columns-repeated="1002"/>
        </table:table-row>
        <table:table-row table:style-name="ro2" table:number-rows-repeated="77">
          <table:table-cell/>
          <table:table-cell table:style-name="Default" table:number-columns-repeated="21"/>
          <table:table-cell table:number-columns-repeated="1002"/>
        </table:table-row>
        <table:table-row table:style-name="ro2" table:number-rows-repeated="47">
          <table:table-cell table:style-name="Default" table:number-columns-repeated="22"/>
          <table:table-cell table:number-columns-repeated="1002"/>
        </table:table-row>
        <table:table-row table:style-name="ro2">
          <table:table-cell table:style-name="Default" office:value-type="string" calcext:value-type="string">
            <text:p>Comparaison 2 types de traitements</text:p>
          </table:table-cell>
          <table:table-cell table:style-name="Default" table:number-columns-repeated="21"/>
          <table:table-cell table:number-columns-repeated="1002"/>
        </table:table-row>
        <table:table-row table:style-name="ro2">
          <table:table-cell table:style-name="ce2" office:value-type="float" office:value="28.3" calcext:value-type="float">
            <text:p>28,3</text:p>
          </table:table-cell>
          <table:table-cell table:style-name="Default" table:formula="of:=[.B554]-[.B676]" office:value-type="float" office:value="0" calcext:value-type="float">
            <text:p>0</text:p>
          </table:table-cell>
          <table:table-cell table:style-name="Default" table:formula="of:=[.C554]-[.C676]" office:value-type="string" office:string-value="" calcext:value-type="error">
            <text:p>#VALEUR !</text:p>
          </table:table-cell>
          <table:table-cell table:style-name="Default" table:formula="of:=[.D554]-[.D676]" office:value-type="float" office:value="0" calcext:value-type="float">
            <text:p>0</text:p>
          </table:table-cell>
          <table:table-cell table:style-name="Default" table:formula="of:=[.E554]-[.E676]" office:value-type="float" office:value="0" calcext:value-type="float">
            <text:p>0</text:p>
          </table:table-cell>
          <table:table-cell table:style-name="Default" table:formula="of:=[.F554]-[.F676]" office:value-type="float" office:value="0" calcext:value-type="float">
            <text:p>0</text:p>
          </table:table-cell>
          <table:table-cell table:style-name="Default" table:formula="of:=[.G554]-[.G676]" office:value-type="float" office:value="0" calcext:value-type="float">
            <text:p>0</text:p>
          </table:table-cell>
          <table:table-cell table:style-name="Default" table:formula="of:=[.H554]-[.H676]" office:value-type="float" office:value="0" calcext:value-type="float">
            <text:p>0</text:p>
          </table:table-cell>
          <table:table-cell table:style-name="Default" table:formula="of:=[.I554]-[.I676]" office:value-type="string" office:string-value="" calcext:value-type="error">
            <text:p>#VALEUR !</text:p>
          </table:table-cell>
          <table:table-cell table:style-name="Default" table:formula="of:=[.J554]-[.J676]" office:value-type="string" office:string-value="" calcext:value-type="error">
            <text:p>#VALEUR !</text:p>
          </table:table-cell>
          <table:table-cell table:style-name="Default" table:formula="of:=[.K554]-[.K676]" office:value-type="string" office:string-value="" calcext:value-type="error">
            <text:p>#VALEUR !</text:p>
          </table:table-cell>
          <table:table-cell table:style-name="Default" table:formula="of:=[.L554]-[.L676]" office:value-type="string" office:string-value="" calcext:value-type="error">
            <text:p>#VALEUR !</text:p>
          </table:table-cell>
          <table:table-cell table:style-name="Default" table:formula="of:=[.M554]-[.M676]" office:value-type="float" office:value="0" calcext:value-type="float">
            <text:p>0</text:p>
          </table:table-cell>
          <table:table-cell table:style-name="Default" table:formula="of:=[.N554]-[.N676]" office:value-type="float" office:value="0" calcext:value-type="float">
            <text:p>0</text:p>
          </table:table-cell>
          <table:table-cell table:style-name="Default" table:formula="of:=[.O554]-[.O676]" office:value-type="string" office:string-value="" calcext:value-type="error">
            <text:p>#VALEUR !</text:p>
          </table:table-cell>
          <table:table-cell table:style-name="Default" table:formula="of:=[.P554]-[.P676]" office:value-type="string" office:string-value="" calcext:value-type="error">
            <text:p>#VALEUR !</text:p>
          </table:table-cell>
          <table:table-cell table:style-name="Default" table:formula="of:=[.Q554]-[.Q676]" office:value-type="float" office:value="0" calcext:value-type="float">
            <text:p>0</text:p>
          </table:table-cell>
          <table:table-cell table:style-name="Default" table:formula="of:=[.R554]-[.R676]" office:value-type="float" office:value="0" calcext:value-type="float">
            <text:p>0</text:p>
          </table:table-cell>
          <table:table-cell table:style-name="Default" table:formula="of:=[.S554]-[.S676]" office:value-type="float" office:value="0" calcext:value-type="float">
            <text:p>0</text:p>
          </table:table-cell>
          <table:table-cell table:style-name="Default" table:formula="of:=[.T554]-[.T676]" office:value-type="string" office:string-value="" calcext:value-type="error">
            <text:p>#VALEUR !</text:p>
          </table:table-cell>
          <table:table-cell table:style-name="Default" table:formula="of:=[.U554]-[.U676]" office:value-type="float" office:value="0" calcext:value-type="float">
            <text:p>0</text:p>
          </table:table-cell>
          <table:table-cell table:style-name="Default"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0.1" calcext:value-type="float">
            <text:p>30,1</text:p>
          </table:table-cell>
          <table:table-cell table:style-name="Default" table:formula="of:=[.B555]-[.B677]" office:value-type="float" office:value="0" calcext:value-type="float">
            <text:p>0</text:p>
          </table:table-cell>
          <table:table-cell table:style-name="Default" table:formula="of:=[.C555]-[.C677]" office:value-type="float" office:value="0" calcext:value-type="float">
            <text:p>0</text:p>
          </table:table-cell>
          <table:table-cell table:style-name="Default" table:formula="of:=[.D555]-[.D677]" office:value-type="float" office:value="0" calcext:value-type="float">
            <text:p>0</text:p>
          </table:table-cell>
          <table:table-cell table:style-name="Default" table:formula="of:=[.E555]-[.E677]" office:value-type="float" office:value="0" calcext:value-type="float">
            <text:p>0</text:p>
          </table:table-cell>
          <table:table-cell table:style-name="Default" table:formula="of:=[.F555]-[.F677]" office:value-type="float" office:value="0" calcext:value-type="float">
            <text:p>0</text:p>
          </table:table-cell>
          <table:table-cell table:style-name="Default" table:formula="of:=[.G555]-[.G677]" office:value-type="float" office:value="0" calcext:value-type="float">
            <text:p>0</text:p>
          </table:table-cell>
          <table:table-cell table:style-name="Default" table:formula="of:=[.H555]-[.H677]" office:value-type="float" office:value="0" calcext:value-type="float">
            <text:p>0</text:p>
          </table:table-cell>
          <table:table-cell table:style-name="Default" table:formula="of:=[.I555]-[.I677]" office:value-type="string" office:string-value="" calcext:value-type="error">
            <text:p>#VALEUR !</text:p>
          </table:table-cell>
          <table:table-cell table:style-name="Default" table:formula="of:=[.J555]-[.J677]" office:value-type="float" office:value="0" calcext:value-type="float">
            <text:p>0</text:p>
          </table:table-cell>
          <table:table-cell table:style-name="Default" table:formula="of:=[.K555]-[.K677]" office:value-type="float" office:value="0" calcext:value-type="float">
            <text:p>0</text:p>
          </table:table-cell>
          <table:table-cell table:style-name="Default" table:formula="of:=[.L555]-[.L677]" office:value-type="float" office:value="0" calcext:value-type="float">
            <text:p>0</text:p>
          </table:table-cell>
          <table:table-cell table:style-name="Default" table:formula="of:=[.M555]-[.M677]" office:value-type="float" office:value="0" calcext:value-type="float">
            <text:p>0</text:p>
          </table:table-cell>
          <table:table-cell table:style-name="Default" table:formula="of:=[.N555]-[.N677]" office:value-type="float" office:value="0" calcext:value-type="float">
            <text:p>0</text:p>
          </table:table-cell>
          <table:table-cell table:style-name="Default" table:formula="of:=[.O555]-[.O677]" office:value-type="string" office:string-value="" calcext:value-type="error">
            <text:p>#VALEUR !</text:p>
          </table:table-cell>
          <table:table-cell table:style-name="Default" table:formula="of:=[.P555]-[.P677]" office:value-type="float" office:value="0" calcext:value-type="float">
            <text:p>0</text:p>
          </table:table-cell>
          <table:table-cell table:style-name="Default" table:formula="of:=[.Q555]-[.Q677]" office:value-type="float" office:value="0" calcext:value-type="float">
            <text:p>0</text:p>
          </table:table-cell>
          <table:table-cell table:style-name="Default" table:formula="of:=[.R555]-[.R677]" office:value-type="float" office:value="0" calcext:value-type="float">
            <text:p>0</text:p>
          </table:table-cell>
          <table:table-cell table:style-name="Default" table:formula="of:=[.S555]-[.S677]" office:value-type="float" office:value="0" calcext:value-type="float">
            <text:p>0</text:p>
          </table:table-cell>
          <table:table-cell table:style-name="Default" table:formula="of:=[.T555]-[.T677]" office:value-type="float" office:value="0" calcext:value-type="float">
            <text:p>0</text:p>
          </table:table-cell>
          <table:table-cell table:style-name="Default" table:formula="of:=[.U555]-[.U677]" office:value-type="float" office:value="0" calcext:value-type="float">
            <text:p>0</text:p>
          </table:table-cell>
          <table:table-cell table:style-name="Default"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2">
          <table:table-cell table:style-name="ce2" office:value-type="float" office:value="31.8" calcext:value-type="float">
            <text:p>31,8</text:p>
          </table:table-cell>
          <table:table-cell table:style-name="Default" table:formula="of:=[.B556]-[.B678]" office:value-type="string" office:string-value="" calcext:value-type="error">
            <text:p>#VALEUR !</text:p>
          </table:table-cell>
          <table:table-cell table:style-name="Default" table:formula="of:=[.C556]-[.C678]" office:value-type="float" office:value="0" calcext:value-type="float">
            <text:p>0</text:p>
          </table:table-cell>
          <table:table-cell table:style-name="Default" table:formula="of:=[.D556]-[.D678]" office:value-type="float" office:value="0" calcext:value-type="float">
            <text:p>0</text:p>
          </table:table-cell>
          <table:table-cell table:style-name="Default" table:formula="of:=[.E556]-[.E678]" office:value-type="float" office:value="0" calcext:value-type="float">
            <text:p>0</text:p>
          </table:table-cell>
          <table:table-cell table:style-name="Default" table:formula="of:=[.F556]-[.F678]" office:value-type="float" office:value="0" calcext:value-type="float">
            <text:p>0</text:p>
          </table:table-cell>
          <table:table-cell table:style-name="Default" table:formula="of:=[.G556]-[.G678]" office:value-type="float" office:value="0" calcext:value-type="float">
            <text:p>0</text:p>
          </table:table-cell>
          <table:table-cell table:style-name="Default" table:formula="of:=[.H556]-[.H678]" office:value-type="float" office:value="0" calcext:value-type="float">
            <text:p>0</text:p>
          </table:table-cell>
          <table:table-cell table:style-name="Default" table:formula="of:=[.I556]-[.I678]" office:value-type="float" office:value="0" calcext:value-type="float">
            <text:p>0</text:p>
          </table:table-cell>
          <table:table-cell table:style-name="Default" table:formula="of:=[.J556]-[.J678]" office:value-type="float" office:value="0" calcext:value-type="float">
            <text:p>0</text:p>
          </table:table-cell>
          <table:table-cell table:style-name="Default" table:formula="of:=[.K556]-[.K678]" office:value-type="string" office:string-value="" calcext:value-type="error">
            <text:p>#VALEUR !</text:p>
          </table:table-cell>
          <table:table-cell table:style-name="Default" table:formula="of:=[.L556]-[.L678]" office:value-type="string" office:string-value="" calcext:value-type="error">
            <text:p>#VALEUR !</text:p>
          </table:table-cell>
          <table:table-cell table:style-name="Default" table:formula="of:=[.M556]-[.M678]" office:value-type="string" office:string-value="" calcext:value-type="error">
            <text:p>#VALEUR !</text:p>
          </table:table-cell>
          <table:table-cell table:style-name="Default" table:formula="of:=[.N556]-[.N678]" office:value-type="string" office:string-value="" calcext:value-type="error">
            <text:p>#VALEUR !</text:p>
          </table:table-cell>
          <table:table-cell table:style-name="Default" table:formula="of:=[.O556]-[.O678]" office:value-type="float" office:value="0" calcext:value-type="float">
            <text:p>0</text:p>
          </table:table-cell>
          <table:table-cell table:style-name="Default" table:formula="of:=[.P556]-[.P678]" office:value-type="float" office:value="0" calcext:value-type="float">
            <text:p>0</text:p>
          </table:table-cell>
          <table:table-cell table:style-name="Default" table:formula="of:=[.Q556]-[.Q678]" office:value-type="string" office:string-value="" calcext:value-type="error">
            <text:p>#VALEUR !</text:p>
          </table:table-cell>
          <table:table-cell table:style-name="Default" table:formula="of:=[.R556]-[.R678]" office:value-type="float" office:value="0" calcext:value-type="float">
            <text:p>0</text:p>
          </table:table-cell>
          <table:table-cell table:style-name="Default" table:formula="of:=[.S556]-[.S678]" office:value-type="string" office:string-value="" calcext:value-type="error">
            <text:p>#VALEUR !</text:p>
          </table:table-cell>
          <table:table-cell table:style-name="Default" table:formula="of:=[.T556]-[.T678]" office:value-type="string" office:string-value="" calcext:value-type="error">
            <text:p>#VALEUR !</text:p>
          </table:table-cell>
          <table:table-cell table:style-name="Default" table:formula="of:=[.U556]-[.U678]" office:value-type="float" office:value="0" calcext:value-type="float">
            <text:p>0</text:p>
          </table:table-cell>
          <table:table-cell table:style-name="Default" table:formula="of:=[.V556]-[.V67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3.6" calcext:value-type="float">
            <text:p>33,6</text:p>
          </table:table-cell>
          <table:table-cell table:style-name="Default" table:formula="of:=[.B557]-[.B679]" office:value-type="float" office:value="0" calcext:value-type="float">
            <text:p>0</text:p>
          </table:table-cell>
          <table:table-cell table:style-name="Default" table:formula="of:=[.C557]-[.C679]" office:value-type="float" office:value="0" calcext:value-type="float">
            <text:p>0</text:p>
          </table:table-cell>
          <table:table-cell table:style-name="Default" table:formula="of:=[.D557]-[.D679]" office:value-type="float" office:value="0" calcext:value-type="float">
            <text:p>0</text:p>
          </table:table-cell>
          <table:table-cell table:style-name="Default" table:formula="of:=[.E557]-[.E679]" office:value-type="float" office:value="0" calcext:value-type="float">
            <text:p>0</text:p>
          </table:table-cell>
          <table:table-cell table:style-name="Default" table:formula="of:=[.F557]-[.F679]" office:value-type="float" office:value="0" calcext:value-type="float">
            <text:p>0</text:p>
          </table:table-cell>
          <table:table-cell table:style-name="Default" table:formula="of:=[.G557]-[.G679]" office:value-type="string" office:string-value="" calcext:value-type="error">
            <text:p>#VALEUR !</text:p>
          </table:table-cell>
          <table:table-cell table:style-name="Default" table:formula="of:=[.H557]-[.H679]" office:value-type="float" office:value="0" calcext:value-type="float">
            <text:p>0</text:p>
          </table:table-cell>
          <table:table-cell table:style-name="Default" table:formula="of:=[.I557]-[.I679]" office:value-type="float" office:value="0" calcext:value-type="float">
            <text:p>0</text:p>
          </table:table-cell>
          <table:table-cell table:style-name="Default" table:formula="of:=[.J557]-[.J679]" office:value-type="float" office:value="0" calcext:value-type="float">
            <text:p>0</text:p>
          </table:table-cell>
          <table:table-cell table:style-name="Default" table:formula="of:=[.K557]-[.K679]" office:value-type="float" office:value="0" calcext:value-type="float">
            <text:p>0</text:p>
          </table:table-cell>
          <table:table-cell table:style-name="Default" table:formula="of:=[.L557]-[.L679]" office:value-type="float" office:value="0" calcext:value-type="float">
            <text:p>0</text:p>
          </table:table-cell>
          <table:table-cell table:style-name="Default" table:formula="of:=[.M557]-[.M679]" office:value-type="float" office:value="0" calcext:value-type="float">
            <text:p>0</text:p>
          </table:table-cell>
          <table:table-cell table:style-name="Default" table:formula="of:=[.N557]-[.N679]" office:value-type="float" office:value="0" calcext:value-type="float">
            <text:p>0</text:p>
          </table:table-cell>
          <table:table-cell table:style-name="Default" table:formula="of:=[.O557]-[.O679]" office:value-type="string" office:string-value="" calcext:value-type="error">
            <text:p>#VALEUR !</text:p>
          </table:table-cell>
          <table:table-cell table:style-name="Default" table:formula="of:=[.P557]-[.P679]" office:value-type="float" office:value="0" calcext:value-type="float">
            <text:p>0</text:p>
          </table:table-cell>
          <table:table-cell table:style-name="Default" table:formula="of:=[.Q557]-[.Q679]" office:value-type="string" office:string-value="" calcext:value-type="error">
            <text:p>#VALEUR !</text:p>
          </table:table-cell>
          <table:table-cell table:style-name="Default" table:formula="of:=[.R557]-[.R679]" office:value-type="float" office:value="0" calcext:value-type="float">
            <text:p>0</text:p>
          </table:table-cell>
          <table:table-cell table:style-name="Default" table:formula="of:=[.S557]-[.S679]" office:value-type="float" office:value="0" calcext:value-type="float">
            <text:p>0</text:p>
          </table:table-cell>
          <table:table-cell table:style-name="Default" table:formula="of:=[.T557]-[.T679]" office:value-type="float" office:value="0" calcext:value-type="float">
            <text:p>0</text:p>
          </table:table-cell>
          <table:table-cell table:style-name="Default" table:formula="of:=[.U557]-[.U679]" office:value-type="float" office:value="0" calcext:value-type="float">
            <text:p>0</text:p>
          </table:table-cell>
          <table:table-cell table:style-name="Default" table:formula="of:=[.V557]-[.V67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5.4" calcext:value-type="float">
            <text:p>35,4</text:p>
          </table:table-cell>
          <table:table-cell table:style-name="Default" table:formula="of:=[.B558]-[.B680]" office:value-type="float" office:value="0" calcext:value-type="float">
            <text:p>0</text:p>
          </table:table-cell>
          <table:table-cell table:style-name="Default" table:formula="of:=[.C558]-[.C680]" office:value-type="float" office:value="0" calcext:value-type="float">
            <text:p>0</text:p>
          </table:table-cell>
          <table:table-cell table:style-name="Default" table:formula="of:=[.D558]-[.D680]" office:value-type="float" office:value="0" calcext:value-type="float">
            <text:p>0</text:p>
          </table:table-cell>
          <table:table-cell table:style-name="Default" table:formula="of:=[.E558]-[.E680]" office:value-type="float" office:value="0" calcext:value-type="float">
            <text:p>0</text:p>
          </table:table-cell>
          <table:table-cell table:style-name="Default" table:formula="of:=[.F558]-[.F680]" office:value-type="float" office:value="0" calcext:value-type="float">
            <text:p>0</text:p>
          </table:table-cell>
          <table:table-cell table:style-name="Default" table:formula="of:=[.G558]-[.G680]" office:value-type="float" office:value="0" calcext:value-type="float">
            <text:p>0</text:p>
          </table:table-cell>
          <table:table-cell table:style-name="Default" table:formula="of:=[.H558]-[.H680]" office:value-type="float" office:value="0" calcext:value-type="float">
            <text:p>0</text:p>
          </table:table-cell>
          <table:table-cell table:style-name="Default" table:formula="of:=[.I558]-[.I680]" office:value-type="float" office:value="0" calcext:value-type="float">
            <text:p>0</text:p>
          </table:table-cell>
          <table:table-cell table:style-name="Default" table:formula="of:=[.J558]-[.J680]" office:value-type="string" office:string-value="" calcext:value-type="error">
            <text:p>#VALEUR !</text:p>
          </table:table-cell>
          <table:table-cell table:style-name="Default" table:formula="of:=[.K558]-[.K680]" office:value-type="float" office:value="0" calcext:value-type="float">
            <text:p>0</text:p>
          </table:table-cell>
          <table:table-cell table:style-name="Default" table:formula="of:=[.L558]-[.L680]" office:value-type="float" office:value="0" calcext:value-type="float">
            <text:p>0</text:p>
          </table:table-cell>
          <table:table-cell table:style-name="Default" table:formula="of:=[.M558]-[.M680]" office:value-type="float" office:value="0" calcext:value-type="float">
            <text:p>0</text:p>
          </table:table-cell>
          <table:table-cell table:style-name="Default" table:formula="of:=[.N558]-[.N680]" office:value-type="float" office:value="0" calcext:value-type="float">
            <text:p>0</text:p>
          </table:table-cell>
          <table:table-cell table:style-name="Default" table:formula="of:=[.O558]-[.O680]" office:value-type="float" office:value="0" calcext:value-type="float">
            <text:p>0</text:p>
          </table:table-cell>
          <table:table-cell table:style-name="Default" table:formula="of:=[.P558]-[.P680]" office:value-type="float" office:value="0" calcext:value-type="float">
            <text:p>0</text:p>
          </table:table-cell>
          <table:table-cell table:style-name="Default" table:formula="of:=[.Q558]-[.Q680]" office:value-type="float" office:value="0" calcext:value-type="float">
            <text:p>0</text:p>
          </table:table-cell>
          <table:table-cell table:style-name="Default" table:formula="of:=[.R558]-[.R680]" office:value-type="float" office:value="0" calcext:value-type="float">
            <text:p>0</text:p>
          </table:table-cell>
          <table:table-cell table:style-name="Default" table:formula="of:=[.S558]-[.S680]" office:value-type="float" office:value="0" calcext:value-type="float">
            <text:p>0</text:p>
          </table:table-cell>
          <table:table-cell table:style-name="Default" table:formula="of:=[.T558]-[.T680]" office:value-type="float" office:value="0" calcext:value-type="float">
            <text:p>0</text:p>
          </table:table-cell>
          <table:table-cell table:style-name="Default" table:formula="of:=[.U558]-[.U680]" office:value-type="float" office:value="0" calcext:value-type="float">
            <text:p>0</text:p>
          </table:table-cell>
          <table:table-cell table:style-name="Default" table:formula="of:=[.V558]-[.V68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7.1" calcext:value-type="float">
            <text:p>37,1</text:p>
          </table:table-cell>
          <table:table-cell table:style-name="Default" table:formula="of:=[.B559]-[.B681]" office:value-type="float" office:value="0" calcext:value-type="float">
            <text:p>0</text:p>
          </table:table-cell>
          <table:table-cell table:style-name="Default" table:formula="of:=[.C559]-[.C681]" office:value-type="float" office:value="0" calcext:value-type="float">
            <text:p>0</text:p>
          </table:table-cell>
          <table:table-cell table:style-name="Default" table:formula="of:=[.D559]-[.D681]" office:value-type="float" office:value="0" calcext:value-type="float">
            <text:p>0</text:p>
          </table:table-cell>
          <table:table-cell table:style-name="Default" table:formula="of:=[.E559]-[.E681]" office:value-type="float" office:value="0" calcext:value-type="float">
            <text:p>0</text:p>
          </table:table-cell>
          <table:table-cell table:style-name="Default" table:formula="of:=[.F559]-[.F681]" office:value-type="float" office:value="0" calcext:value-type="float">
            <text:p>0</text:p>
          </table:table-cell>
          <table:table-cell table:style-name="Default" table:formula="of:=[.G559]-[.G681]" office:value-type="float" office:value="0" calcext:value-type="float">
            <text:p>0</text:p>
          </table:table-cell>
          <table:table-cell table:style-name="Default" table:formula="of:=[.H559]-[.H681]" office:value-type="float" office:value="0" calcext:value-type="float">
            <text:p>0</text:p>
          </table:table-cell>
          <table:table-cell table:style-name="Default" table:formula="of:=[.I559]-[.I681]" office:value-type="float" office:value="0" calcext:value-type="float">
            <text:p>0</text:p>
          </table:table-cell>
          <table:table-cell table:style-name="Default" table:formula="of:=[.J559]-[.J681]" office:value-type="float" office:value="0" calcext:value-type="float">
            <text:p>0</text:p>
          </table:table-cell>
          <table:table-cell table:style-name="Default" table:formula="of:=[.K559]-[.K681]" office:value-type="float" office:value="0" calcext:value-type="float">
            <text:p>0</text:p>
          </table:table-cell>
          <table:table-cell table:style-name="Default" table:formula="of:=[.L559]-[.L681]" office:value-type="float" office:value="0" calcext:value-type="float">
            <text:p>0</text:p>
          </table:table-cell>
          <table:table-cell table:style-name="Default" table:formula="of:=[.M559]-[.M681]" office:value-type="float" office:value="0" calcext:value-type="float">
            <text:p>0</text:p>
          </table:table-cell>
          <table:table-cell table:style-name="Default" table:formula="of:=[.N559]-[.N681]" office:value-type="float" office:value="0" calcext:value-type="float">
            <text:p>0</text:p>
          </table:table-cell>
          <table:table-cell table:style-name="Default" table:formula="of:=[.O559]-[.O681]" office:value-type="float" office:value="0" calcext:value-type="float">
            <text:p>0</text:p>
          </table:table-cell>
          <table:table-cell table:style-name="Default" table:formula="of:=[.P559]-[.P681]" office:value-type="float" office:value="0" calcext:value-type="float">
            <text:p>0</text:p>
          </table:table-cell>
          <table:table-cell table:style-name="Default" table:formula="of:=[.Q559]-[.Q681]" office:value-type="float" office:value="0" calcext:value-type="float">
            <text:p>0</text:p>
          </table:table-cell>
          <table:table-cell table:style-name="Default" table:formula="of:=[.R559]-[.R681]" office:value-type="float" office:value="0" calcext:value-type="float">
            <text:p>0</text:p>
          </table:table-cell>
          <table:table-cell table:style-name="Default" table:formula="of:=[.S559]-[.S681]" office:value-type="float" office:value="0" calcext:value-type="float">
            <text:p>0</text:p>
          </table:table-cell>
          <table:table-cell table:style-name="Default" table:formula="of:=[.T559]-[.T681]" office:value-type="float" office:value="0" calcext:value-type="float">
            <text:p>0</text:p>
          </table:table-cell>
          <table:table-cell table:style-name="Default" table:formula="of:=[.U559]-[.U681]" office:value-type="float" office:value="0" calcext:value-type="float">
            <text:p>0</text:p>
          </table:table-cell>
          <table:table-cell table:style-name="Default" table:formula="of:=[.V559]-[.V68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38.9" calcext:value-type="float">
            <text:p>38,9</text:p>
          </table:table-cell>
          <table:table-cell table:style-name="Default" table:formula="of:=[.B560]-[.B682]" office:value-type="float" office:value="0" calcext:value-type="float">
            <text:p>0</text:p>
          </table:table-cell>
          <table:table-cell table:style-name="Default" table:formula="of:=[.C560]-[.C682]" office:value-type="float" office:value="0" calcext:value-type="float">
            <text:p>0</text:p>
          </table:table-cell>
          <table:table-cell table:style-name="Default" table:formula="of:=[.D560]-[.D682]" office:value-type="float" office:value="0" calcext:value-type="float">
            <text:p>0</text:p>
          </table:table-cell>
          <table:table-cell table:style-name="Default" table:formula="of:=[.E560]-[.E682]" office:value-type="float" office:value="0" calcext:value-type="float">
            <text:p>0</text:p>
          </table:table-cell>
          <table:table-cell table:style-name="Default" table:formula="of:=[.F560]-[.F682]" office:value-type="float" office:value="0" calcext:value-type="float">
            <text:p>0</text:p>
          </table:table-cell>
          <table:table-cell table:style-name="Default" table:formula="of:=[.G560]-[.G682]" office:value-type="float" office:value="0" calcext:value-type="float">
            <text:p>0</text:p>
          </table:table-cell>
          <table:table-cell table:style-name="Default" table:formula="of:=[.H560]-[.H682]" office:value-type="float" office:value="0" calcext:value-type="float">
            <text:p>0</text:p>
          </table:table-cell>
          <table:table-cell table:style-name="Default" table:formula="of:=[.I560]-[.I682]" office:value-type="float" office:value="0" calcext:value-type="float">
            <text:p>0</text:p>
          </table:table-cell>
          <table:table-cell table:style-name="Default" table:formula="of:=[.J560]-[.J682]" office:value-type="float" office:value="0" calcext:value-type="float">
            <text:p>0</text:p>
          </table:table-cell>
          <table:table-cell table:style-name="Default" table:formula="of:=[.K560]-[.K682]" office:value-type="float" office:value="0" calcext:value-type="float">
            <text:p>0</text:p>
          </table:table-cell>
          <table:table-cell table:style-name="Default" table:formula="of:=[.L560]-[.L682]" office:value-type="float" office:value="0" calcext:value-type="float">
            <text:p>0</text:p>
          </table:table-cell>
          <table:table-cell table:style-name="Default" table:formula="of:=[.M560]-[.M682]" office:value-type="float" office:value="0" calcext:value-type="float">
            <text:p>0</text:p>
          </table:table-cell>
          <table:table-cell table:style-name="Default" table:formula="of:=[.N560]-[.N682]" office:value-type="float" office:value="0" calcext:value-type="float">
            <text:p>0</text:p>
          </table:table-cell>
          <table:table-cell table:style-name="Default" table:formula="of:=[.O560]-[.O682]" office:value-type="float" office:value="0" calcext:value-type="float">
            <text:p>0</text:p>
          </table:table-cell>
          <table:table-cell table:style-name="Default" table:formula="of:=[.P560]-[.P682]" office:value-type="float" office:value="0" calcext:value-type="float">
            <text:p>0</text:p>
          </table:table-cell>
          <table:table-cell table:style-name="Default" table:formula="of:=[.Q560]-[.Q682]" office:value-type="float" office:value="0" calcext:value-type="float">
            <text:p>0</text:p>
          </table:table-cell>
          <table:table-cell table:style-name="Default" table:formula="of:=[.R560]-[.R682]" office:value-type="float" office:value="0" calcext:value-type="float">
            <text:p>0</text:p>
          </table:table-cell>
          <table:table-cell table:style-name="Default" table:formula="of:=[.S560]-[.S682]" office:value-type="string" office:string-value="" calcext:value-type="error">
            <text:p>#VALEUR !</text:p>
          </table:table-cell>
          <table:table-cell table:style-name="Default" table:formula="of:=[.T560]-[.T682]" office:value-type="float" office:value="0" calcext:value-type="float">
            <text:p>0</text:p>
          </table:table-cell>
          <table:table-cell table:style-name="Default" table:formula="of:=[.U560]-[.U682]" office:value-type="string" office:string-value="" calcext:value-type="error">
            <text:p>#VALEUR !</text:p>
          </table:table-cell>
          <table:table-cell table:style-name="Default" table:formula="of:=[.V560]-[.V68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0.7" calcext:value-type="float">
            <text:p>40,7</text:p>
          </table:table-cell>
          <table:table-cell table:style-name="Default" table:formula="of:=[.B561]-[.B683]" office:value-type="float" office:value="0" calcext:value-type="float">
            <text:p>0</text:p>
          </table:table-cell>
          <table:table-cell table:style-name="Default" table:formula="of:=[.C561]-[.C683]" office:value-type="float" office:value="0" calcext:value-type="float">
            <text:p>0</text:p>
          </table:table-cell>
          <table:table-cell table:style-name="Default" table:formula="of:=[.D561]-[.D683]" office:value-type="float" office:value="0" calcext:value-type="float">
            <text:p>0</text:p>
          </table:table-cell>
          <table:table-cell table:style-name="Default" table:formula="of:=[.E561]-[.E683]" office:value-type="float" office:value="0" calcext:value-type="float">
            <text:p>0</text:p>
          </table:table-cell>
          <table:table-cell table:style-name="Default" table:formula="of:=[.F561]-[.F683]" office:value-type="float" office:value="0" calcext:value-type="float">
            <text:p>0</text:p>
          </table:table-cell>
          <table:table-cell table:style-name="Default" table:formula="of:=[.G561]-[.G683]" office:value-type="float" office:value="0" calcext:value-type="float">
            <text:p>0</text:p>
          </table:table-cell>
          <table:table-cell table:style-name="Default" table:formula="of:=[.H561]-[.H683]" office:value-type="float" office:value="0" calcext:value-type="float">
            <text:p>0</text:p>
          </table:table-cell>
          <table:table-cell table:style-name="Default" table:formula="of:=[.I561]-[.I683]" office:value-type="float" office:value="0" calcext:value-type="float">
            <text:p>0</text:p>
          </table:table-cell>
          <table:table-cell table:style-name="Default" table:formula="of:=[.J561]-[.J683]" office:value-type="float" office:value="0" calcext:value-type="float">
            <text:p>0</text:p>
          </table:table-cell>
          <table:table-cell table:style-name="Default" table:formula="of:=[.K561]-[.K683]" office:value-type="float" office:value="0" calcext:value-type="float">
            <text:p>0</text:p>
          </table:table-cell>
          <table:table-cell table:style-name="Default" table:formula="of:=[.L561]-[.L683]" office:value-type="float" office:value="0" calcext:value-type="float">
            <text:p>0</text:p>
          </table:table-cell>
          <table:table-cell table:style-name="Default" table:formula="of:=[.M561]-[.M683]" office:value-type="float" office:value="0" calcext:value-type="float">
            <text:p>0</text:p>
          </table:table-cell>
          <table:table-cell table:style-name="Default" table:formula="of:=[.N561]-[.N683]" office:value-type="float" office:value="0" calcext:value-type="float">
            <text:p>0</text:p>
          </table:table-cell>
          <table:table-cell table:style-name="Default" table:formula="of:=[.O561]-[.O683]" office:value-type="float" office:value="0" calcext:value-type="float">
            <text:p>0</text:p>
          </table:table-cell>
          <table:table-cell table:style-name="Default" table:formula="of:=[.P561]-[.P683]" office:value-type="float" office:value="0" calcext:value-type="float">
            <text:p>0</text:p>
          </table:table-cell>
          <table:table-cell table:style-name="Default" table:formula="of:=[.Q561]-[.Q683]" office:value-type="float" office:value="0" calcext:value-type="float">
            <text:p>0</text:p>
          </table:table-cell>
          <table:table-cell table:style-name="Default" table:formula="of:=[.R561]-[.R683]" office:value-type="float" office:value="0" calcext:value-type="float">
            <text:p>0</text:p>
          </table:table-cell>
          <table:table-cell table:style-name="Default" table:formula="of:=[.S561]-[.S683]" office:value-type="float" office:value="0" calcext:value-type="float">
            <text:p>0</text:p>
          </table:table-cell>
          <table:table-cell table:style-name="Default" table:formula="of:=[.T561]-[.T683]" office:value-type="float" office:value="0" calcext:value-type="float">
            <text:p>0</text:p>
          </table:table-cell>
          <table:table-cell table:style-name="Default" table:formula="of:=[.U561]-[.U683]" office:value-type="float" office:value="0" calcext:value-type="float">
            <text:p>0</text:p>
          </table:table-cell>
          <table:table-cell table:style-name="Default" table:formula="of:=[.V561]-[.V68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2.4" calcext:value-type="float">
            <text:p>42,4</text:p>
          </table:table-cell>
          <table:table-cell table:style-name="Default" table:formula="of:=[.B562]-[.B684]" office:value-type="float" office:value="0" calcext:value-type="float">
            <text:p>0</text:p>
          </table:table-cell>
          <table:table-cell table:style-name="Default" table:formula="of:=[.C562]-[.C684]" office:value-type="float" office:value="0" calcext:value-type="float">
            <text:p>0</text:p>
          </table:table-cell>
          <table:table-cell table:style-name="Default" table:formula="of:=[.D562]-[.D684]" office:value-type="float" office:value="0" calcext:value-type="float">
            <text:p>0</text:p>
          </table:table-cell>
          <table:table-cell table:style-name="Default" table:formula="of:=[.E562]-[.E684]" office:value-type="float" office:value="0" calcext:value-type="float">
            <text:p>0</text:p>
          </table:table-cell>
          <table:table-cell table:style-name="Default" table:formula="of:=[.F562]-[.F684]" office:value-type="float" office:value="4.16333634234434E-017" calcext:value-type="float">
            <text:p>4,16333634234434E-017</text:p>
          </table:table-cell>
          <table:table-cell table:style-name="Default" table:formula="of:=[.G562]-[.G684]" office:value-type="float" office:value="0" calcext:value-type="float">
            <text:p>0</text:p>
          </table:table-cell>
          <table:table-cell table:style-name="Default" table:formula="of:=[.H562]-[.H684]" office:value-type="float" office:value="0" calcext:value-type="float">
            <text:p>0</text:p>
          </table:table-cell>
          <table:table-cell table:style-name="Default" table:formula="of:=[.I562]-[.I684]" office:value-type="float" office:value="0" calcext:value-type="float">
            <text:p>0</text:p>
          </table:table-cell>
          <table:table-cell table:style-name="Default" table:formula="of:=[.J562]-[.J684]" office:value-type="float" office:value="0" calcext:value-type="float">
            <text:p>0</text:p>
          </table:table-cell>
          <table:table-cell table:style-name="Default" table:formula="of:=[.K562]-[.K684]" office:value-type="float" office:value="0" calcext:value-type="float">
            <text:p>0</text:p>
          </table:table-cell>
          <table:table-cell table:style-name="Default" table:formula="of:=[.L562]-[.L684]" office:value-type="float" office:value="0" calcext:value-type="float">
            <text:p>0</text:p>
          </table:table-cell>
          <table:table-cell table:style-name="Default" table:formula="of:=[.M562]-[.M684]" office:value-type="float" office:value="0" calcext:value-type="float">
            <text:p>0</text:p>
          </table:table-cell>
          <table:table-cell table:style-name="Default" table:formula="of:=[.N562]-[.N684]" office:value-type="float" office:value="0" calcext:value-type="float">
            <text:p>0</text:p>
          </table:table-cell>
          <table:table-cell table:style-name="Default" table:formula="of:=[.O562]-[.O684]" office:value-type="float" office:value="0" calcext:value-type="float">
            <text:p>0</text:p>
          </table:table-cell>
          <table:table-cell table:style-name="Default" table:formula="of:=[.P562]-[.P684]" office:value-type="float" office:value="0" calcext:value-type="float">
            <text:p>0</text:p>
          </table:table-cell>
          <table:table-cell table:style-name="Default" table:formula="of:=[.Q562]-[.Q684]" office:value-type="float" office:value="0" calcext:value-type="float">
            <text:p>0</text:p>
          </table:table-cell>
          <table:table-cell table:style-name="Default" table:formula="of:=[.R562]-[.R684]" office:value-type="float" office:value="0" calcext:value-type="float">
            <text:p>0</text:p>
          </table:table-cell>
          <table:table-cell table:style-name="Default" table:formula="of:=[.S562]-[.S684]" office:value-type="float" office:value="0" calcext:value-type="float">
            <text:p>0</text:p>
          </table:table-cell>
          <table:table-cell table:style-name="Default" table:formula="of:=[.T562]-[.T684]" office:value-type="float" office:value="0" calcext:value-type="float">
            <text:p>0</text:p>
          </table:table-cell>
          <table:table-cell table:style-name="Default" table:formula="of:=[.U562]-[.U684]" office:value-type="float" office:value="0" calcext:value-type="float">
            <text:p>0</text:p>
          </table:table-cell>
          <table:table-cell table:style-name="Default" table:formula="of:=[.V562]-[.V68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4.2" calcext:value-type="float">
            <text:p>44,2</text:p>
          </table:table-cell>
          <table:table-cell table:style-name="Default" table:formula="of:=[.B563]-[.B685]" office:value-type="float" office:value="0" calcext:value-type="float">
            <text:p>0</text:p>
          </table:table-cell>
          <table:table-cell table:style-name="Default" table:formula="of:=[.C563]-[.C685]" office:value-type="float" office:value="0" calcext:value-type="float">
            <text:p>0</text:p>
          </table:table-cell>
          <table:table-cell table:style-name="Default" table:formula="of:=[.D563]-[.D685]" office:value-type="float" office:value="0" calcext:value-type="float">
            <text:p>0</text:p>
          </table:table-cell>
          <table:table-cell table:style-name="Default" table:formula="of:=[.E563]-[.E685]" office:value-type="float" office:value="0" calcext:value-type="float">
            <text:p>0</text:p>
          </table:table-cell>
          <table:table-cell table:style-name="Default" table:formula="of:=[.F563]-[.F685]" office:value-type="float" office:value="0" calcext:value-type="float">
            <text:p>0</text:p>
          </table:table-cell>
          <table:table-cell table:style-name="Default" table:formula="of:=[.G563]-[.G685]" office:value-type="float" office:value="0" calcext:value-type="float">
            <text:p>0</text:p>
          </table:table-cell>
          <table:table-cell table:style-name="Default" table:formula="of:=[.H563]-[.H685]" office:value-type="float" office:value="0" calcext:value-type="float">
            <text:p>0</text:p>
          </table:table-cell>
          <table:table-cell table:style-name="Default" table:formula="of:=[.I563]-[.I685]" office:value-type="float" office:value="0" calcext:value-type="float">
            <text:p>0</text:p>
          </table:table-cell>
          <table:table-cell table:style-name="Default" table:formula="of:=[.J563]-[.J685]" office:value-type="float" office:value="0" calcext:value-type="float">
            <text:p>0</text:p>
          </table:table-cell>
          <table:table-cell table:style-name="Default" table:formula="of:=[.K563]-[.K685]" office:value-type="float" office:value="0" calcext:value-type="float">
            <text:p>0</text:p>
          </table:table-cell>
          <table:table-cell table:style-name="Default" table:formula="of:=[.L563]-[.L685]" office:value-type="float" office:value="0" calcext:value-type="float">
            <text:p>0</text:p>
          </table:table-cell>
          <table:table-cell table:style-name="Default" table:formula="of:=[.M563]-[.M685]" office:value-type="float" office:value="0" calcext:value-type="float">
            <text:p>0</text:p>
          </table:table-cell>
          <table:table-cell table:style-name="Default" table:formula="of:=[.N563]-[.N685]" office:value-type="float" office:value="0" calcext:value-type="float">
            <text:p>0</text:p>
          </table:table-cell>
          <table:table-cell table:style-name="Default" table:formula="of:=[.O563]-[.O685]" office:value-type="float" office:value="0" calcext:value-type="float">
            <text:p>0</text:p>
          </table:table-cell>
          <table:table-cell table:style-name="Default" table:formula="of:=[.P563]-[.P685]" office:value-type="float" office:value="0" calcext:value-type="float">
            <text:p>0</text:p>
          </table:table-cell>
          <table:table-cell table:style-name="Default" table:formula="of:=[.Q563]-[.Q685]" office:value-type="float" office:value="0" calcext:value-type="float">
            <text:p>0</text:p>
          </table:table-cell>
          <table:table-cell table:style-name="Default" table:formula="of:=[.R563]-[.R685]" office:value-type="float" office:value="0" calcext:value-type="float">
            <text:p>0</text:p>
          </table:table-cell>
          <table:table-cell table:style-name="Default" table:formula="of:=[.S563]-[.S685]" office:value-type="float" office:value="0" calcext:value-type="float">
            <text:p>0</text:p>
          </table:table-cell>
          <table:table-cell table:style-name="Default" table:formula="of:=[.T563]-[.T685]" office:value-type="float" office:value="0" calcext:value-type="float">
            <text:p>0</text:p>
          </table:table-cell>
          <table:table-cell table:style-name="Default" table:formula="of:=[.U563]-[.U685]" office:value-type="float" office:value="0" calcext:value-type="float">
            <text:p>0</text:p>
          </table:table-cell>
          <table:table-cell table:style-name="Default" table:formula="of:=[.V563]-[.V68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Default" table:formula="of:=[.B564]-[.B686]" office:value-type="float" office:value="0" calcext:value-type="float">
            <text:p>0</text:p>
          </table:table-cell>
          <table:table-cell table:style-name="Default" table:formula="of:=[.C564]-[.C686]" office:value-type="float" office:value="0" calcext:value-type="float">
            <text:p>0</text:p>
          </table:table-cell>
          <table:table-cell table:style-name="Default" table:formula="of:=[.D564]-[.D686]" office:value-type="float" office:value="0" calcext:value-type="float">
            <text:p>0</text:p>
          </table:table-cell>
          <table:table-cell table:style-name="Default" table:formula="of:=[.E564]-[.E686]" office:value-type="float" office:value="0" calcext:value-type="float">
            <text:p>0</text:p>
          </table:table-cell>
          <table:table-cell table:style-name="Default" table:formula="of:=[.F564]-[.F686]" office:value-type="string" office:string-value="" calcext:value-type="error">
            <text:p>#VALEUR !</text:p>
          </table:table-cell>
          <table:table-cell table:style-name="Default" table:formula="of:=[.G564]-[.G686]" office:value-type="string" office:string-value="" calcext:value-type="error">
            <text:p>#VALEUR !</text:p>
          </table:table-cell>
          <table:table-cell table:style-name="Default" table:formula="of:=[.H564]-[.H686]" office:value-type="float" office:value="0" calcext:value-type="float">
            <text:p>0</text:p>
          </table:table-cell>
          <table:table-cell table:style-name="Default" table:formula="of:=[.I564]-[.I686]" office:value-type="float" office:value="0" calcext:value-type="float">
            <text:p>0</text:p>
          </table:table-cell>
          <table:table-cell table:style-name="Default" table:formula="of:=[.J564]-[.J686]" office:value-type="float" office:value="0" calcext:value-type="float">
            <text:p>0</text:p>
          </table:table-cell>
          <table:table-cell table:style-name="Default" table:formula="of:=[.K564]-[.K686]" office:value-type="float" office:value="0" calcext:value-type="float">
            <text:p>0</text:p>
          </table:table-cell>
          <table:table-cell table:style-name="Default" table:formula="of:=[.L564]-[.L686]" office:value-type="float" office:value="0" calcext:value-type="float">
            <text:p>0</text:p>
          </table:table-cell>
          <table:table-cell table:style-name="Default" table:formula="of:=[.M564]-[.M686]" office:value-type="float" office:value="0" calcext:value-type="float">
            <text:p>0</text:p>
          </table:table-cell>
          <table:table-cell table:style-name="Default" table:formula="of:=[.N564]-[.N686]" office:value-type="float" office:value="0" calcext:value-type="float">
            <text:p>0</text:p>
          </table:table-cell>
          <table:table-cell table:style-name="Default" table:formula="of:=[.O564]-[.O686]" office:value-type="float" office:value="0" calcext:value-type="float">
            <text:p>0</text:p>
          </table:table-cell>
          <table:table-cell table:style-name="Default" table:formula="of:=[.P564]-[.P686]" office:value-type="float" office:value="0" calcext:value-type="float">
            <text:p>0</text:p>
          </table:table-cell>
          <table:table-cell table:style-name="Default" table:formula="of:=[.Q564]-[.Q686]" office:value-type="float" office:value="0" calcext:value-type="float">
            <text:p>0</text:p>
          </table:table-cell>
          <table:table-cell table:style-name="Default" table:formula="of:=[.R564]-[.R686]" office:value-type="float" office:value="0" calcext:value-type="float">
            <text:p>0</text:p>
          </table:table-cell>
          <table:table-cell table:style-name="Default" table:formula="of:=[.S564]-[.S686]" office:value-type="float" office:value="0" calcext:value-type="float">
            <text:p>0</text:p>
          </table:table-cell>
          <table:table-cell table:style-name="Default" table:formula="of:=[.T564]-[.T686]" office:value-type="float" office:value="0" calcext:value-type="float">
            <text:p>0</text:p>
          </table:table-cell>
          <table:table-cell table:style-name="Default" table:formula="of:=[.U564]-[.U686]" office:value-type="float" office:value="0" calcext:value-type="float">
            <text:p>0</text:p>
          </table:table-cell>
          <table:table-cell table:style-name="Default" table:formula="of:=[.V564]-[.V68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Default" table:formula="of:=[.B565]-[.B687]" office:value-type="float" office:value="0" calcext:value-type="float">
            <text:p>0</text:p>
          </table:table-cell>
          <table:table-cell table:style-name="Default" table:formula="of:=[.C565]-[.C687]" office:value-type="float" office:value="0" calcext:value-type="float">
            <text:p>0</text:p>
          </table:table-cell>
          <table:table-cell table:style-name="Default" table:formula="of:=[.D565]-[.D687]" office:value-type="float" office:value="0" calcext:value-type="float">
            <text:p>0</text:p>
          </table:table-cell>
          <table:table-cell table:style-name="Default" table:formula="of:=[.E565]-[.E687]" office:value-type="float" office:value="0" calcext:value-type="float">
            <text:p>0</text:p>
          </table:table-cell>
          <table:table-cell table:style-name="Default" table:formula="of:=[.F565]-[.F687]" office:value-type="float" office:value="0" calcext:value-type="float">
            <text:p>0</text:p>
          </table:table-cell>
          <table:table-cell table:style-name="Default" table:formula="of:=[.G565]-[.G687]" office:value-type="float" office:value="0" calcext:value-type="float">
            <text:p>0</text:p>
          </table:table-cell>
          <table:table-cell table:style-name="Default" table:formula="of:=[.H565]-[.H687]" office:value-type="float" office:value="0" calcext:value-type="float">
            <text:p>0</text:p>
          </table:table-cell>
          <table:table-cell table:style-name="Default" table:formula="of:=[.I565]-[.I687]" office:value-type="float" office:value="0" calcext:value-type="float">
            <text:p>0</text:p>
          </table:table-cell>
          <table:table-cell table:style-name="Default" table:formula="of:=[.J565]-[.J687]" office:value-type="float" office:value="0" calcext:value-type="float">
            <text:p>0</text:p>
          </table:table-cell>
          <table:table-cell table:style-name="Default" table:formula="of:=[.K565]-[.K687]" office:value-type="float" office:value="0" calcext:value-type="float">
            <text:p>0</text:p>
          </table:table-cell>
          <table:table-cell table:style-name="Default" table:formula="of:=[.L565]-[.L687]" office:value-type="float" office:value="0" calcext:value-type="float">
            <text:p>0</text:p>
          </table:table-cell>
          <table:table-cell table:style-name="Default" table:formula="of:=[.M565]-[.M687]" office:value-type="float" office:value="0" calcext:value-type="float">
            <text:p>0</text:p>
          </table:table-cell>
          <table:table-cell table:style-name="Default" table:formula="of:=[.N565]-[.N687]" office:value-type="float" office:value="0" calcext:value-type="float">
            <text:p>0</text:p>
          </table:table-cell>
          <table:table-cell table:style-name="Default" table:formula="of:=[.O565]-[.O687]" office:value-type="float" office:value="0" calcext:value-type="float">
            <text:p>0</text:p>
          </table:table-cell>
          <table:table-cell table:style-name="Default" table:formula="of:=[.P565]-[.P687]" office:value-type="float" office:value="0" calcext:value-type="float">
            <text:p>0</text:p>
          </table:table-cell>
          <table:table-cell table:style-name="Default" table:formula="of:=[.Q565]-[.Q687]" office:value-type="float" office:value="0" calcext:value-type="float">
            <text:p>0</text:p>
          </table:table-cell>
          <table:table-cell table:style-name="Default" table:formula="of:=[.R565]-[.R687]" office:value-type="float" office:value="0" calcext:value-type="float">
            <text:p>0</text:p>
          </table:table-cell>
          <table:table-cell table:style-name="Default" table:formula="of:=[.S565]-[.S687]" office:value-type="float" office:value="0" calcext:value-type="float">
            <text:p>0</text:p>
          </table:table-cell>
          <table:table-cell table:style-name="Default" table:formula="of:=[.T565]-[.T687]" office:value-type="float" office:value="0" calcext:value-type="float">
            <text:p>0</text:p>
          </table:table-cell>
          <table:table-cell table:style-name="Default" table:formula="of:=[.U565]-[.U687]" office:value-type="float" office:value="0" calcext:value-type="float">
            <text:p>0</text:p>
          </table:table-cell>
          <table:table-cell table:style-name="Default" table:formula="of:=[.V565]-[.V68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49.5" calcext:value-type="float">
            <text:p>49,5</text:p>
          </table:table-cell>
          <table:table-cell table:style-name="Default" table:formula="of:=[.B566]-[.B688]" office:value-type="float" office:value="0" calcext:value-type="float">
            <text:p>0</text:p>
          </table:table-cell>
          <table:table-cell table:style-name="Default" table:formula="of:=[.C566]-[.C688]" office:value-type="float" office:value="0" calcext:value-type="float">
            <text:p>0</text:p>
          </table:table-cell>
          <table:table-cell table:style-name="Default" table:formula="of:=[.D566]-[.D688]" office:value-type="float" office:value="0" calcext:value-type="float">
            <text:p>0</text:p>
          </table:table-cell>
          <table:table-cell table:style-name="Default" table:formula="of:=[.E566]-[.E688]" office:value-type="float" office:value="0" calcext:value-type="float">
            <text:p>0</text:p>
          </table:table-cell>
          <table:table-cell table:style-name="Default" table:formula="of:=[.F566]-[.F688]" office:value-type="float" office:value="0" calcext:value-type="float">
            <text:p>0</text:p>
          </table:table-cell>
          <table:table-cell table:style-name="Default" table:formula="of:=[.G566]-[.G688]" office:value-type="float" office:value="0" calcext:value-type="float">
            <text:p>0</text:p>
          </table:table-cell>
          <table:table-cell table:style-name="Default" table:formula="of:=[.H566]-[.H688]" office:value-type="float" office:value="0" calcext:value-type="float">
            <text:p>0</text:p>
          </table:table-cell>
          <table:table-cell table:style-name="Default" table:formula="of:=[.I566]-[.I688]" office:value-type="float" office:value="0" calcext:value-type="float">
            <text:p>0</text:p>
          </table:table-cell>
          <table:table-cell table:style-name="Default" table:formula="of:=[.J566]-[.J688]" office:value-type="float" office:value="0" calcext:value-type="float">
            <text:p>0</text:p>
          </table:table-cell>
          <table:table-cell table:style-name="Default" table:formula="of:=[.K566]-[.K688]" office:value-type="float" office:value="0" calcext:value-type="float">
            <text:p>0</text:p>
          </table:table-cell>
          <table:table-cell table:style-name="Default" table:formula="of:=[.L566]-[.L688]" office:value-type="float" office:value="0" calcext:value-type="float">
            <text:p>0</text:p>
          </table:table-cell>
          <table:table-cell table:style-name="Default" table:formula="of:=[.M566]-[.M688]" office:value-type="float" office:value="0" calcext:value-type="float">
            <text:p>0</text:p>
          </table:table-cell>
          <table:table-cell table:style-name="Default" table:formula="of:=[.N566]-[.N688]" office:value-type="float" office:value="0" calcext:value-type="float">
            <text:p>0</text:p>
          </table:table-cell>
          <table:table-cell table:style-name="Default" table:formula="of:=[.O566]-[.O688]" office:value-type="float" office:value="0" calcext:value-type="float">
            <text:p>0</text:p>
          </table:table-cell>
          <table:table-cell table:style-name="Default" table:formula="of:=[.P566]-[.P688]" office:value-type="float" office:value="0" calcext:value-type="float">
            <text:p>0</text:p>
          </table:table-cell>
          <table:table-cell table:style-name="Default" table:formula="of:=[.Q566]-[.Q688]" office:value-type="float" office:value="0" calcext:value-type="float">
            <text:p>0</text:p>
          </table:table-cell>
          <table:table-cell table:style-name="Default" table:formula="of:=[.R566]-[.R688]" office:value-type="float" office:value="0" calcext:value-type="float">
            <text:p>0</text:p>
          </table:table-cell>
          <table:table-cell table:style-name="Default" table:formula="of:=[.S566]-[.S688]" office:value-type="float" office:value="0" calcext:value-type="float">
            <text:p>0</text:p>
          </table:table-cell>
          <table:table-cell table:style-name="Default" table:formula="of:=[.T566]-[.T688]" office:value-type="float" office:value="0" calcext:value-type="float">
            <text:p>0</text:p>
          </table:table-cell>
          <table:table-cell table:style-name="Default" table:formula="of:=[.U566]-[.U688]" office:value-type="float" office:value="0" calcext:value-type="float">
            <text:p>0</text:p>
          </table:table-cell>
          <table:table-cell table:style-name="Default" table:formula="of:=[.V566]-[.V68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1.3" calcext:value-type="float">
            <text:p>51,3</text:p>
          </table:table-cell>
          <table:table-cell table:style-name="Default" table:formula="of:=[.B567]-[.B689]" office:value-type="float" office:value="0" calcext:value-type="float">
            <text:p>0</text:p>
          </table:table-cell>
          <table:table-cell table:style-name="Default" table:formula="of:=[.C567]-[.C689]" office:value-type="float" office:value="0" calcext:value-type="float">
            <text:p>0</text:p>
          </table:table-cell>
          <table:table-cell table:style-name="Default" table:formula="of:=[.D567]-[.D689]" office:value-type="float" office:value="0" calcext:value-type="float">
            <text:p>0</text:p>
          </table:table-cell>
          <table:table-cell table:style-name="Default" table:formula="of:=[.E567]-[.E689]" office:value-type="float" office:value="0" calcext:value-type="float">
            <text:p>0</text:p>
          </table:table-cell>
          <table:table-cell table:style-name="Default" table:formula="of:=[.F567]-[.F689]" office:value-type="float" office:value="0" calcext:value-type="float">
            <text:p>0</text:p>
          </table:table-cell>
          <table:table-cell table:style-name="Default" table:formula="of:=[.G567]-[.G689]" office:value-type="float" office:value="0" calcext:value-type="float">
            <text:p>0</text:p>
          </table:table-cell>
          <table:table-cell table:style-name="Default" table:formula="of:=[.H567]-[.H689]" office:value-type="float" office:value="0" calcext:value-type="float">
            <text:p>0</text:p>
          </table:table-cell>
          <table:table-cell table:style-name="Default" table:formula="of:=[.I567]-[.I689]" office:value-type="float" office:value="0" calcext:value-type="float">
            <text:p>0</text:p>
          </table:table-cell>
          <table:table-cell table:style-name="Default" table:formula="of:=[.J567]-[.J689]" office:value-type="float" office:value="0" calcext:value-type="float">
            <text:p>0</text:p>
          </table:table-cell>
          <table:table-cell table:style-name="Default" table:formula="of:=[.K567]-[.K689]" office:value-type="float" office:value="0" calcext:value-type="float">
            <text:p>0</text:p>
          </table:table-cell>
          <table:table-cell table:style-name="Default" table:formula="of:=[.L567]-[.L689]" office:value-type="float" office:value="0" calcext:value-type="float">
            <text:p>0</text:p>
          </table:table-cell>
          <table:table-cell table:style-name="Default" table:formula="of:=[.M567]-[.M689]" office:value-type="float" office:value="0" calcext:value-type="float">
            <text:p>0</text:p>
          </table:table-cell>
          <table:table-cell table:style-name="Default" table:formula="of:=[.N567]-[.N689]" office:value-type="float" office:value="0" calcext:value-type="float">
            <text:p>0</text:p>
          </table:table-cell>
          <table:table-cell table:style-name="Default" table:formula="of:=[.O567]-[.O689]" office:value-type="float" office:value="0" calcext:value-type="float">
            <text:p>0</text:p>
          </table:table-cell>
          <table:table-cell table:style-name="Default" table:formula="of:=[.P567]-[.P689]" office:value-type="float" office:value="0" calcext:value-type="float">
            <text:p>0</text:p>
          </table:table-cell>
          <table:table-cell table:style-name="Default" table:formula="of:=[.Q567]-[.Q689]" office:value-type="float" office:value="0" calcext:value-type="float">
            <text:p>0</text:p>
          </table:table-cell>
          <table:table-cell table:style-name="Default" table:formula="of:=[.R567]-[.R689]" office:value-type="float" office:value="0" calcext:value-type="float">
            <text:p>0</text:p>
          </table:table-cell>
          <table:table-cell table:style-name="Default" table:formula="of:=[.S567]-[.S689]" office:value-type="float" office:value="0" calcext:value-type="float">
            <text:p>0</text:p>
          </table:table-cell>
          <table:table-cell table:style-name="Default" table:formula="of:=[.T567]-[.T689]" office:value-type="float" office:value="0" calcext:value-type="float">
            <text:p>0</text:p>
          </table:table-cell>
          <table:table-cell table:style-name="Default" table:formula="of:=[.U567]-[.U689]" office:value-type="float" office:value="0" calcext:value-type="float">
            <text:p>0</text:p>
          </table:table-cell>
          <table:table-cell table:style-name="Default" table:formula="of:=[.V567]-[.V68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Default" table:formula="of:=[.B568]-[.B690]" office:value-type="float" office:value="0" calcext:value-type="float">
            <text:p>0</text:p>
          </table:table-cell>
          <table:table-cell table:style-name="Default" table:formula="of:=[.C568]-[.C690]" office:value-type="float" office:value="0" calcext:value-type="float">
            <text:p>0</text:p>
          </table:table-cell>
          <table:table-cell table:style-name="Default" table:formula="of:=[.D568]-[.D690]" office:value-type="float" office:value="0" calcext:value-type="float">
            <text:p>0</text:p>
          </table:table-cell>
          <table:table-cell table:style-name="Default" table:formula="of:=[.E568]-[.E690]" office:value-type="float" office:value="0" calcext:value-type="float">
            <text:p>0</text:p>
          </table:table-cell>
          <table:table-cell table:style-name="Default" table:formula="of:=[.F568]-[.F690]" office:value-type="float" office:value="0" calcext:value-type="float">
            <text:p>0</text:p>
          </table:table-cell>
          <table:table-cell table:style-name="Default" table:formula="of:=[.G568]-[.G690]" office:value-type="float" office:value="0" calcext:value-type="float">
            <text:p>0</text:p>
          </table:table-cell>
          <table:table-cell table:style-name="Default" table:formula="of:=[.H568]-[.H690]" office:value-type="float" office:value="0" calcext:value-type="float">
            <text:p>0</text:p>
          </table:table-cell>
          <table:table-cell table:style-name="Default" table:formula="of:=[.I568]-[.I690]" office:value-type="float" office:value="0" calcext:value-type="float">
            <text:p>0</text:p>
          </table:table-cell>
          <table:table-cell table:style-name="Default" table:formula="of:=[.J568]-[.J690]" office:value-type="float" office:value="0" calcext:value-type="float">
            <text:p>0</text:p>
          </table:table-cell>
          <table:table-cell table:style-name="Default" table:formula="of:=[.K568]-[.K690]" office:value-type="float" office:value="0" calcext:value-type="float">
            <text:p>0</text:p>
          </table:table-cell>
          <table:table-cell table:style-name="Default" table:formula="of:=[.L568]-[.L690]" office:value-type="float" office:value="0" calcext:value-type="float">
            <text:p>0</text:p>
          </table:table-cell>
          <table:table-cell table:style-name="Default" table:formula="of:=[.M568]-[.M690]" office:value-type="float" office:value="0" calcext:value-type="float">
            <text:p>0</text:p>
          </table:table-cell>
          <table:table-cell table:style-name="Default" table:formula="of:=[.N568]-[.N690]" office:value-type="float" office:value="0" calcext:value-type="float">
            <text:p>0</text:p>
          </table:table-cell>
          <table:table-cell table:style-name="Default" table:formula="of:=[.O568]-[.O690]" office:value-type="float" office:value="0" calcext:value-type="float">
            <text:p>0</text:p>
          </table:table-cell>
          <table:table-cell table:style-name="Default" table:formula="of:=[.P568]-[.P690]" office:value-type="float" office:value="0" calcext:value-type="float">
            <text:p>0</text:p>
          </table:table-cell>
          <table:table-cell table:style-name="Default" table:formula="of:=[.Q568]-[.Q690]" office:value-type="float" office:value="0" calcext:value-type="float">
            <text:p>0</text:p>
          </table:table-cell>
          <table:table-cell table:style-name="Default" table:formula="of:=[.R568]-[.R690]" office:value-type="float" office:value="0" calcext:value-type="float">
            <text:p>0</text:p>
          </table:table-cell>
          <table:table-cell table:style-name="Default" table:formula="of:=[.S568]-[.S690]" office:value-type="float" office:value="0" calcext:value-type="float">
            <text:p>0</text:p>
          </table:table-cell>
          <table:table-cell table:style-name="Default" table:formula="of:=[.T568]-[.T690]" office:value-type="float" office:value="0" calcext:value-type="float">
            <text:p>0</text:p>
          </table:table-cell>
          <table:table-cell table:style-name="Default" table:formula="of:=[.U568]-[.U690]" office:value-type="float" office:value="0" calcext:value-type="float">
            <text:p>0</text:p>
          </table:table-cell>
          <table:table-cell table:style-name="Default" table:formula="of:=[.V568]-[.V69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4.8" calcext:value-type="float">
            <text:p>54,8</text:p>
          </table:table-cell>
          <table:table-cell table:style-name="Default" table:formula="of:=[.B569]-[.B691]" office:value-type="float" office:value="0" calcext:value-type="float">
            <text:p>0</text:p>
          </table:table-cell>
          <table:table-cell table:style-name="Default" table:formula="of:=[.C569]-[.C691]" office:value-type="float" office:value="0" calcext:value-type="float">
            <text:p>0</text:p>
          </table:table-cell>
          <table:table-cell table:style-name="Default" table:formula="of:=[.D569]-[.D691]" office:value-type="float" office:value="0" calcext:value-type="float">
            <text:p>0</text:p>
          </table:table-cell>
          <table:table-cell table:style-name="Default" table:formula="of:=[.E569]-[.E691]" office:value-type="float" office:value="0" calcext:value-type="float">
            <text:p>0</text:p>
          </table:table-cell>
          <table:table-cell table:style-name="Default" table:formula="of:=[.F569]-[.F691]" office:value-type="float" office:value="0" calcext:value-type="float">
            <text:p>0</text:p>
          </table:table-cell>
          <table:table-cell table:style-name="Default" table:formula="of:=[.G569]-[.G691]" office:value-type="float" office:value="0" calcext:value-type="float">
            <text:p>0</text:p>
          </table:table-cell>
          <table:table-cell table:style-name="Default" table:formula="of:=[.H569]-[.H691]" office:value-type="float" office:value="0" calcext:value-type="float">
            <text:p>0</text:p>
          </table:table-cell>
          <table:table-cell table:style-name="Default" table:formula="of:=[.I569]-[.I691]" office:value-type="float" office:value="0" calcext:value-type="float">
            <text:p>0</text:p>
          </table:table-cell>
          <table:table-cell table:style-name="Default" table:formula="of:=[.J569]-[.J691]" office:value-type="float" office:value="0" calcext:value-type="float">
            <text:p>0</text:p>
          </table:table-cell>
          <table:table-cell table:style-name="Default" table:formula="of:=[.K569]-[.K691]" office:value-type="float" office:value="0" calcext:value-type="float">
            <text:p>0</text:p>
          </table:table-cell>
          <table:table-cell table:style-name="Default" table:formula="of:=[.L569]-[.L691]" office:value-type="float" office:value="0" calcext:value-type="float">
            <text:p>0</text:p>
          </table:table-cell>
          <table:table-cell table:style-name="Default" table:formula="of:=[.M569]-[.M691]" office:value-type="float" office:value="0" calcext:value-type="float">
            <text:p>0</text:p>
          </table:table-cell>
          <table:table-cell table:style-name="Default" table:formula="of:=[.N569]-[.N691]" office:value-type="float" office:value="0" calcext:value-type="float">
            <text:p>0</text:p>
          </table:table-cell>
          <table:table-cell table:style-name="Default" table:formula="of:=[.O569]-[.O691]" office:value-type="float" office:value="0" calcext:value-type="float">
            <text:p>0</text:p>
          </table:table-cell>
          <table:table-cell table:style-name="Default" table:formula="of:=[.P569]-[.P691]" office:value-type="float" office:value="0" calcext:value-type="float">
            <text:p>0</text:p>
          </table:table-cell>
          <table:table-cell table:style-name="Default" table:formula="of:=[.Q569]-[.Q691]" office:value-type="float" office:value="0" calcext:value-type="float">
            <text:p>0</text:p>
          </table:table-cell>
          <table:table-cell table:style-name="Default" table:formula="of:=[.R569]-[.R691]" office:value-type="float" office:value="0" calcext:value-type="float">
            <text:p>0</text:p>
          </table:table-cell>
          <table:table-cell table:style-name="Default" table:formula="of:=[.S569]-[.S691]" office:value-type="float" office:value="0" calcext:value-type="float">
            <text:p>0</text:p>
          </table:table-cell>
          <table:table-cell table:style-name="Default" table:formula="of:=[.T569]-[.T691]" office:value-type="float" office:value="0" calcext:value-type="float">
            <text:p>0</text:p>
          </table:table-cell>
          <table:table-cell table:style-name="Default" table:formula="of:=[.U569]-[.U691]" office:value-type="float" office:value="0" calcext:value-type="float">
            <text:p>0</text:p>
          </table:table-cell>
          <table:table-cell table:style-name="Default" table:formula="of:=[.V569]-[.V69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6.6" calcext:value-type="float">
            <text:p>56,6</text:p>
          </table:table-cell>
          <table:table-cell table:style-name="Default" table:formula="of:=[.B570]-[.B692]" office:value-type="float" office:value="0" calcext:value-type="float">
            <text:p>0</text:p>
          </table:table-cell>
          <table:table-cell table:style-name="Default" table:formula="of:=[.C570]-[.C692]" office:value-type="float" office:value="0" calcext:value-type="float">
            <text:p>0</text:p>
          </table:table-cell>
          <table:table-cell table:style-name="Default" table:formula="of:=[.D570]-[.D692]" office:value-type="float" office:value="0" calcext:value-type="float">
            <text:p>0</text:p>
          </table:table-cell>
          <table:table-cell table:style-name="Default" table:formula="of:=[.E570]-[.E692]" office:value-type="float" office:value="0" calcext:value-type="float">
            <text:p>0</text:p>
          </table:table-cell>
          <table:table-cell table:style-name="Default" table:formula="of:=[.F570]-[.F692]" office:value-type="float" office:value="0" calcext:value-type="float">
            <text:p>0</text:p>
          </table:table-cell>
          <table:table-cell table:style-name="Default" table:formula="of:=[.G570]-[.G692]" office:value-type="float" office:value="0" calcext:value-type="float">
            <text:p>0</text:p>
          </table:table-cell>
          <table:table-cell table:style-name="Default" table:formula="of:=[.H570]-[.H692]" office:value-type="float" office:value="0" calcext:value-type="float">
            <text:p>0</text:p>
          </table:table-cell>
          <table:table-cell table:style-name="Default" table:formula="of:=[.I570]-[.I692]" office:value-type="float" office:value="0" calcext:value-type="float">
            <text:p>0</text:p>
          </table:table-cell>
          <table:table-cell table:style-name="Default" table:formula="of:=[.J570]-[.J692]" office:value-type="float" office:value="0" calcext:value-type="float">
            <text:p>0</text:p>
          </table:table-cell>
          <table:table-cell table:style-name="Default" table:formula="of:=[.K570]-[.K692]" office:value-type="float" office:value="0" calcext:value-type="float">
            <text:p>0</text:p>
          </table:table-cell>
          <table:table-cell table:style-name="Default" table:formula="of:=[.L570]-[.L692]" office:value-type="float" office:value="0" calcext:value-type="float">
            <text:p>0</text:p>
          </table:table-cell>
          <table:table-cell table:style-name="Default" table:formula="of:=[.M570]-[.M692]" office:value-type="float" office:value="0" calcext:value-type="float">
            <text:p>0</text:p>
          </table:table-cell>
          <table:table-cell table:style-name="Default" table:formula="of:=[.N570]-[.N692]" office:value-type="float" office:value="0" calcext:value-type="float">
            <text:p>0</text:p>
          </table:table-cell>
          <table:table-cell table:style-name="Default" table:formula="of:=[.O570]-[.O692]" office:value-type="float" office:value="0" calcext:value-type="float">
            <text:p>0</text:p>
          </table:table-cell>
          <table:table-cell table:style-name="Default" table:formula="of:=[.P570]-[.P692]" office:value-type="float" office:value="0" calcext:value-type="float">
            <text:p>0</text:p>
          </table:table-cell>
          <table:table-cell table:style-name="Default" table:formula="of:=[.Q570]-[.Q692]" office:value-type="float" office:value="0" calcext:value-type="float">
            <text:p>0</text:p>
          </table:table-cell>
          <table:table-cell table:style-name="Default" table:formula="of:=[.R570]-[.R692]" office:value-type="float" office:value="0" calcext:value-type="float">
            <text:p>0</text:p>
          </table:table-cell>
          <table:table-cell table:style-name="Default" table:formula="of:=[.S570]-[.S692]" office:value-type="float" office:value="0" calcext:value-type="float">
            <text:p>0</text:p>
          </table:table-cell>
          <table:table-cell table:style-name="Default" table:formula="of:=[.T570]-[.T692]" office:value-type="float" office:value="0" calcext:value-type="float">
            <text:p>0</text:p>
          </table:table-cell>
          <table:table-cell table:style-name="Default" table:formula="of:=[.U570]-[.U692]" office:value-type="float" office:value="0" calcext:value-type="float">
            <text:p>0</text:p>
          </table:table-cell>
          <table:table-cell table:style-name="Default" table:formula="of:=[.V570]-[.V69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58.3" calcext:value-type="float">
            <text:p>58,3</text:p>
          </table:table-cell>
          <table:table-cell table:style-name="Default" table:formula="of:=[.B571]-[.B693]" office:value-type="float" office:value="0" calcext:value-type="float">
            <text:p>0</text:p>
          </table:table-cell>
          <table:table-cell table:style-name="Default" table:formula="of:=[.C571]-[.C693]" office:value-type="float" office:value="0" calcext:value-type="float">
            <text:p>0</text:p>
          </table:table-cell>
          <table:table-cell table:style-name="Default" table:formula="of:=[.D571]-[.D693]" office:value-type="float" office:value="0" calcext:value-type="float">
            <text:p>0</text:p>
          </table:table-cell>
          <table:table-cell table:style-name="Default" table:formula="of:=[.E571]-[.E693]" office:value-type="float" office:value="0" calcext:value-type="float">
            <text:p>0</text:p>
          </table:table-cell>
          <table:table-cell table:style-name="Default" table:formula="of:=[.F571]-[.F693]" office:value-type="float" office:value="4.5102810375397E-017" calcext:value-type="float">
            <text:p>4,5102810375397E-017</text:p>
          </table:table-cell>
          <table:table-cell table:style-name="Default" table:formula="of:=[.G571]-[.G693]" office:value-type="float" office:value="0" calcext:value-type="float">
            <text:p>0</text:p>
          </table:table-cell>
          <table:table-cell table:style-name="Default" table:formula="of:=[.H571]-[.H693]" office:value-type="float" office:value="0" calcext:value-type="float">
            <text:p>0</text:p>
          </table:table-cell>
          <table:table-cell table:style-name="Default" table:formula="of:=[.I571]-[.I693]" office:value-type="float" office:value="0" calcext:value-type="float">
            <text:p>0</text:p>
          </table:table-cell>
          <table:table-cell table:style-name="Default" table:formula="of:=[.J571]-[.J693]" office:value-type="float" office:value="0" calcext:value-type="float">
            <text:p>0</text:p>
          </table:table-cell>
          <table:table-cell table:style-name="Default" table:formula="of:=[.K571]-[.K693]" office:value-type="float" office:value="0" calcext:value-type="float">
            <text:p>0</text:p>
          </table:table-cell>
          <table:table-cell table:style-name="Default" table:formula="of:=[.L571]-[.L693]" office:value-type="float" office:value="0" calcext:value-type="float">
            <text:p>0</text:p>
          </table:table-cell>
          <table:table-cell table:style-name="Default" table:formula="of:=[.M571]-[.M693]" office:value-type="float" office:value="0" calcext:value-type="float">
            <text:p>0</text:p>
          </table:table-cell>
          <table:table-cell table:style-name="Default" table:formula="of:=[.N571]-[.N693]" office:value-type="float" office:value="0" calcext:value-type="float">
            <text:p>0</text:p>
          </table:table-cell>
          <table:table-cell table:style-name="Default" table:formula="of:=[.O571]-[.O693]" office:value-type="float" office:value="0" calcext:value-type="float">
            <text:p>0</text:p>
          </table:table-cell>
          <table:table-cell table:style-name="Default" table:formula="of:=[.P571]-[.P693]" office:value-type="float" office:value="0" calcext:value-type="float">
            <text:p>0</text:p>
          </table:table-cell>
          <table:table-cell table:style-name="Default" table:formula="of:=[.Q571]-[.Q693]" office:value-type="float" office:value="0" calcext:value-type="float">
            <text:p>0</text:p>
          </table:table-cell>
          <table:table-cell table:style-name="Default" table:formula="of:=[.R571]-[.R693]" office:value-type="float" office:value="0" calcext:value-type="float">
            <text:p>0</text:p>
          </table:table-cell>
          <table:table-cell table:style-name="Default" table:formula="of:=[.S571]-[.S693]" office:value-type="float" office:value="0" calcext:value-type="float">
            <text:p>0</text:p>
          </table:table-cell>
          <table:table-cell table:style-name="Default" table:formula="of:=[.T571]-[.T693]" office:value-type="float" office:value="0" calcext:value-type="float">
            <text:p>0</text:p>
          </table:table-cell>
          <table:table-cell table:style-name="Default" table:formula="of:=[.U571]-[.U693]" office:value-type="float" office:value="0" calcext:value-type="float">
            <text:p>0</text:p>
          </table:table-cell>
          <table:table-cell table:style-name="Default" table:formula="of:=[.V571]-[.V69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0.1" calcext:value-type="float">
            <text:p>60,1</text:p>
          </table:table-cell>
          <table:table-cell table:style-name="Default" table:formula="of:=[.B572]-[.B694]" office:value-type="float" office:value="0" calcext:value-type="float">
            <text:p>0</text:p>
          </table:table-cell>
          <table:table-cell table:style-name="Default" table:formula="of:=[.C572]-[.C694]" office:value-type="float" office:value="0" calcext:value-type="float">
            <text:p>0</text:p>
          </table:table-cell>
          <table:table-cell table:style-name="Default" table:formula="of:=[.D572]-[.D694]" office:value-type="float" office:value="0" calcext:value-type="float">
            <text:p>0</text:p>
          </table:table-cell>
          <table:table-cell table:style-name="Default" table:formula="of:=[.E572]-[.E694]" office:value-type="float" office:value="0" calcext:value-type="float">
            <text:p>0</text:p>
          </table:table-cell>
          <table:table-cell table:style-name="Default" table:formula="of:=[.F572]-[.F694]" office:value-type="float" office:value="0" calcext:value-type="float">
            <text:p>0</text:p>
          </table:table-cell>
          <table:table-cell table:style-name="Default" table:formula="of:=[.G572]-[.G694]" office:value-type="float" office:value="0" calcext:value-type="float">
            <text:p>0</text:p>
          </table:table-cell>
          <table:table-cell table:style-name="Default" table:formula="of:=[.H572]-[.H694]" office:value-type="float" office:value="0" calcext:value-type="float">
            <text:p>0</text:p>
          </table:table-cell>
          <table:table-cell table:style-name="Default" table:formula="of:=[.I572]-[.I694]" office:value-type="float" office:value="0" calcext:value-type="float">
            <text:p>0</text:p>
          </table:table-cell>
          <table:table-cell table:style-name="Default" table:formula="of:=[.J572]-[.J694]" office:value-type="float" office:value="0" calcext:value-type="float">
            <text:p>0</text:p>
          </table:table-cell>
          <table:table-cell table:style-name="Default" table:formula="of:=[.K572]-[.K694]" office:value-type="float" office:value="0" calcext:value-type="float">
            <text:p>0</text:p>
          </table:table-cell>
          <table:table-cell table:style-name="Default" table:formula="of:=[.L572]-[.L694]" office:value-type="float" office:value="0" calcext:value-type="float">
            <text:p>0</text:p>
          </table:table-cell>
          <table:table-cell table:style-name="Default" table:formula="of:=[.M572]-[.M694]" office:value-type="float" office:value="0" calcext:value-type="float">
            <text:p>0</text:p>
          </table:table-cell>
          <table:table-cell table:style-name="Default" table:formula="of:=[.N572]-[.N694]" office:value-type="float" office:value="0" calcext:value-type="float">
            <text:p>0</text:p>
          </table:table-cell>
          <table:table-cell table:style-name="Default" table:formula="of:=[.O572]-[.O694]" office:value-type="float" office:value="0" calcext:value-type="float">
            <text:p>0</text:p>
          </table:table-cell>
          <table:table-cell table:style-name="Default" table:formula="of:=[.P572]-[.P694]" office:value-type="float" office:value="0" calcext:value-type="float">
            <text:p>0</text:p>
          </table:table-cell>
          <table:table-cell table:style-name="Default" table:formula="of:=[.Q572]-[.Q694]" office:value-type="float" office:value="0" calcext:value-type="float">
            <text:p>0</text:p>
          </table:table-cell>
          <table:table-cell table:style-name="Default" table:formula="of:=[.R572]-[.R694]" office:value-type="float" office:value="0" calcext:value-type="float">
            <text:p>0</text:p>
          </table:table-cell>
          <table:table-cell table:style-name="Default" table:formula="of:=[.S572]-[.S694]" office:value-type="float" office:value="0" calcext:value-type="float">
            <text:p>0</text:p>
          </table:table-cell>
          <table:table-cell table:style-name="Default" table:formula="of:=[.T572]-[.T694]" office:value-type="float" office:value="0" calcext:value-type="float">
            <text:p>0</text:p>
          </table:table-cell>
          <table:table-cell table:style-name="Default" table:formula="of:=[.U572]-[.U694]" office:value-type="float" office:value="0" calcext:value-type="float">
            <text:p>0</text:p>
          </table:table-cell>
          <table:table-cell table:style-name="Default" table:formula="of:=[.V572]-[.V69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1.9" calcext:value-type="float">
            <text:p>61,9</text:p>
          </table:table-cell>
          <table:table-cell table:style-name="Default" table:formula="of:=[.B573]-[.B695]" office:value-type="float" office:value="0" calcext:value-type="float">
            <text:p>0</text:p>
          </table:table-cell>
          <table:table-cell table:style-name="Default" table:formula="of:=[.C573]-[.C695]" office:value-type="float" office:value="0" calcext:value-type="float">
            <text:p>0</text:p>
          </table:table-cell>
          <table:table-cell table:style-name="Default" table:formula="of:=[.D573]-[.D695]" office:value-type="float" office:value="0" calcext:value-type="float">
            <text:p>0</text:p>
          </table:table-cell>
          <table:table-cell table:style-name="Default" table:formula="of:=[.E573]-[.E695]" office:value-type="float" office:value="0" calcext:value-type="float">
            <text:p>0</text:p>
          </table:table-cell>
          <table:table-cell table:style-name="Default" table:formula="of:=[.F573]-[.F695]" office:value-type="float" office:value="0" calcext:value-type="float">
            <text:p>0</text:p>
          </table:table-cell>
          <table:table-cell table:style-name="Default" table:formula="of:=[.G573]-[.G695]" office:value-type="float" office:value="0" calcext:value-type="float">
            <text:p>0</text:p>
          </table:table-cell>
          <table:table-cell table:style-name="Default" table:formula="of:=[.H573]-[.H695]" office:value-type="float" office:value="0" calcext:value-type="float">
            <text:p>0</text:p>
          </table:table-cell>
          <table:table-cell table:style-name="Default" table:formula="of:=[.I573]-[.I695]" office:value-type="float" office:value="0" calcext:value-type="float">
            <text:p>0</text:p>
          </table:table-cell>
          <table:table-cell table:style-name="Default" table:formula="of:=[.J573]-[.J695]" office:value-type="float" office:value="0" calcext:value-type="float">
            <text:p>0</text:p>
          </table:table-cell>
          <table:table-cell table:style-name="Default" table:formula="of:=[.K573]-[.K695]" office:value-type="float" office:value="0" calcext:value-type="float">
            <text:p>0</text:p>
          </table:table-cell>
          <table:table-cell table:style-name="Default" table:formula="of:=[.L573]-[.L695]" office:value-type="float" office:value="0" calcext:value-type="float">
            <text:p>0</text:p>
          </table:table-cell>
          <table:table-cell table:style-name="Default" table:formula="of:=[.M573]-[.M695]" office:value-type="float" office:value="0" calcext:value-type="float">
            <text:p>0</text:p>
          </table:table-cell>
          <table:table-cell table:style-name="Default" table:formula="of:=[.N573]-[.N695]" office:value-type="float" office:value="0" calcext:value-type="float">
            <text:p>0</text:p>
          </table:table-cell>
          <table:table-cell table:style-name="Default" table:formula="of:=[.O573]-[.O695]" office:value-type="float" office:value="0" calcext:value-type="float">
            <text:p>0</text:p>
          </table:table-cell>
          <table:table-cell table:style-name="Default" table:formula="of:=[.P573]-[.P695]" office:value-type="float" office:value="0" calcext:value-type="float">
            <text:p>0</text:p>
          </table:table-cell>
          <table:table-cell table:style-name="Default" table:formula="of:=[.Q573]-[.Q695]" office:value-type="float" office:value="0" calcext:value-type="float">
            <text:p>0</text:p>
          </table:table-cell>
          <table:table-cell table:style-name="Default" table:formula="of:=[.R573]-[.R695]" office:value-type="float" office:value="0" calcext:value-type="float">
            <text:p>0</text:p>
          </table:table-cell>
          <table:table-cell table:style-name="Default" table:formula="of:=[.S573]-[.S695]" office:value-type="float" office:value="0" calcext:value-type="float">
            <text:p>0</text:p>
          </table:table-cell>
          <table:table-cell table:style-name="Default" table:formula="of:=[.T573]-[.T695]" office:value-type="float" office:value="0" calcext:value-type="float">
            <text:p>0</text:p>
          </table:table-cell>
          <table:table-cell table:style-name="Default" table:formula="of:=[.U573]-[.U695]" office:value-type="float" office:value="0" calcext:value-type="float">
            <text:p>0</text:p>
          </table:table-cell>
          <table:table-cell table:style-name="Default" table:formula="of:=[.V573]-[.V69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3.6" calcext:value-type="float">
            <text:p>63,6</text:p>
          </table:table-cell>
          <table:table-cell table:style-name="Default" table:formula="of:=[.B574]-[.B696]" office:value-type="float" office:value="0" calcext:value-type="float">
            <text:p>0</text:p>
          </table:table-cell>
          <table:table-cell table:style-name="Default" table:formula="of:=[.C574]-[.C696]" office:value-type="float" office:value="0" calcext:value-type="float">
            <text:p>0</text:p>
          </table:table-cell>
          <table:table-cell table:style-name="Default" table:formula="of:=[.D574]-[.D696]" office:value-type="float" office:value="0" calcext:value-type="float">
            <text:p>0</text:p>
          </table:table-cell>
          <table:table-cell table:style-name="Default" table:formula="of:=[.E574]-[.E696]" office:value-type="float" office:value="0" calcext:value-type="float">
            <text:p>0</text:p>
          </table:table-cell>
          <table:table-cell table:style-name="Default" table:formula="of:=[.F574]-[.F696]" office:value-type="float" office:value="0" calcext:value-type="float">
            <text:p>0</text:p>
          </table:table-cell>
          <table:table-cell table:style-name="Default" table:formula="of:=[.G574]-[.G696]" office:value-type="float" office:value="0" calcext:value-type="float">
            <text:p>0</text:p>
          </table:table-cell>
          <table:table-cell table:style-name="Default" table:formula="of:=[.H574]-[.H696]" office:value-type="float" office:value="0" calcext:value-type="float">
            <text:p>0</text:p>
          </table:table-cell>
          <table:table-cell table:style-name="Default" table:formula="of:=[.I574]-[.I696]" office:value-type="float" office:value="0" calcext:value-type="float">
            <text:p>0</text:p>
          </table:table-cell>
          <table:table-cell table:style-name="Default" table:formula="of:=[.J574]-[.J696]" office:value-type="float" office:value="0" calcext:value-type="float">
            <text:p>0</text:p>
          </table:table-cell>
          <table:table-cell table:style-name="Default" table:formula="of:=[.K574]-[.K696]" office:value-type="float" office:value="0" calcext:value-type="float">
            <text:p>0</text:p>
          </table:table-cell>
          <table:table-cell table:style-name="Default" table:formula="of:=[.L574]-[.L696]" office:value-type="float" office:value="0" calcext:value-type="float">
            <text:p>0</text:p>
          </table:table-cell>
          <table:table-cell table:style-name="Default" table:formula="of:=[.M574]-[.M696]" office:value-type="float" office:value="0" calcext:value-type="float">
            <text:p>0</text:p>
          </table:table-cell>
          <table:table-cell table:style-name="Default" table:formula="of:=[.N574]-[.N696]" office:value-type="float" office:value="0" calcext:value-type="float">
            <text:p>0</text:p>
          </table:table-cell>
          <table:table-cell table:style-name="Default" table:formula="of:=[.O574]-[.O696]" office:value-type="float" office:value="0" calcext:value-type="float">
            <text:p>0</text:p>
          </table:table-cell>
          <table:table-cell table:style-name="Default" table:formula="of:=[.P574]-[.P696]" office:value-type="float" office:value="0" calcext:value-type="float">
            <text:p>0</text:p>
          </table:table-cell>
          <table:table-cell table:style-name="Default" table:formula="of:=[.Q574]-[.Q696]" office:value-type="float" office:value="0" calcext:value-type="float">
            <text:p>0</text:p>
          </table:table-cell>
          <table:table-cell table:style-name="Default" table:formula="of:=[.R574]-[.R696]" office:value-type="float" office:value="0" calcext:value-type="float">
            <text:p>0</text:p>
          </table:table-cell>
          <table:table-cell table:style-name="Default" table:formula="of:=[.S574]-[.S696]" office:value-type="float" office:value="0" calcext:value-type="float">
            <text:p>0</text:p>
          </table:table-cell>
          <table:table-cell table:style-name="Default" table:formula="of:=[.T574]-[.T696]" office:value-type="float" office:value="0" calcext:value-type="float">
            <text:p>0</text:p>
          </table:table-cell>
          <table:table-cell table:style-name="Default" table:formula="of:=[.U574]-[.U696]" office:value-type="float" office:value="0" calcext:value-type="float">
            <text:p>0</text:p>
          </table:table-cell>
          <table:table-cell table:style-name="Default" table:formula="of:=[.V574]-[.V69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5.4" calcext:value-type="float">
            <text:p>65,4</text:p>
          </table:table-cell>
          <table:table-cell table:style-name="Default" table:formula="of:=[.B575]-[.B697]" office:value-type="float" office:value="0" calcext:value-type="float">
            <text:p>0</text:p>
          </table:table-cell>
          <table:table-cell table:style-name="Default" table:formula="of:=[.C575]-[.C697]" office:value-type="float" office:value="0" calcext:value-type="float">
            <text:p>0</text:p>
          </table:table-cell>
          <table:table-cell table:style-name="Default" table:formula="of:=[.D575]-[.D697]" office:value-type="float" office:value="0" calcext:value-type="float">
            <text:p>0</text:p>
          </table:table-cell>
          <table:table-cell table:style-name="Default" table:formula="of:=[.E575]-[.E697]" office:value-type="float" office:value="0" calcext:value-type="float">
            <text:p>0</text:p>
          </table:table-cell>
          <table:table-cell table:style-name="Default" table:formula="of:=[.F575]-[.F697]" office:value-type="float" office:value="0" calcext:value-type="float">
            <text:p>0</text:p>
          </table:table-cell>
          <table:table-cell table:style-name="Default" table:formula="of:=[.G575]-[.G697]" office:value-type="float" office:value="0" calcext:value-type="float">
            <text:p>0</text:p>
          </table:table-cell>
          <table:table-cell table:style-name="Default" table:formula="of:=[.H575]-[.H697]" office:value-type="float" office:value="0" calcext:value-type="float">
            <text:p>0</text:p>
          </table:table-cell>
          <table:table-cell table:style-name="Default" table:formula="of:=[.I575]-[.I697]" office:value-type="float" office:value="0" calcext:value-type="float">
            <text:p>0</text:p>
          </table:table-cell>
          <table:table-cell table:style-name="Default" table:formula="of:=[.J575]-[.J697]" office:value-type="float" office:value="0" calcext:value-type="float">
            <text:p>0</text:p>
          </table:table-cell>
          <table:table-cell table:style-name="Default" table:formula="of:=[.K575]-[.K697]" office:value-type="float" office:value="0" calcext:value-type="float">
            <text:p>0</text:p>
          </table:table-cell>
          <table:table-cell table:style-name="Default" table:formula="of:=[.L575]-[.L697]" office:value-type="float" office:value="0" calcext:value-type="float">
            <text:p>0</text:p>
          </table:table-cell>
          <table:table-cell table:style-name="Default" table:formula="of:=[.M575]-[.M697]" office:value-type="float" office:value="0" calcext:value-type="float">
            <text:p>0</text:p>
          </table:table-cell>
          <table:table-cell table:style-name="Default" table:formula="of:=[.N575]-[.N697]" office:value-type="float" office:value="0" calcext:value-type="float">
            <text:p>0</text:p>
          </table:table-cell>
          <table:table-cell table:style-name="Default" table:formula="of:=[.O575]-[.O697]" office:value-type="float" office:value="0" calcext:value-type="float">
            <text:p>0</text:p>
          </table:table-cell>
          <table:table-cell table:style-name="Default" table:formula="of:=[.P575]-[.P697]" office:value-type="float" office:value="0" calcext:value-type="float">
            <text:p>0</text:p>
          </table:table-cell>
          <table:table-cell table:style-name="Default" table:formula="of:=[.Q575]-[.Q697]" office:value-type="float" office:value="0" calcext:value-type="float">
            <text:p>0</text:p>
          </table:table-cell>
          <table:table-cell table:style-name="Default" table:formula="of:=[.R575]-[.R697]" office:value-type="float" office:value="0" calcext:value-type="float">
            <text:p>0</text:p>
          </table:table-cell>
          <table:table-cell table:style-name="Default" table:formula="of:=[.S575]-[.S697]" office:value-type="float" office:value="0" calcext:value-type="float">
            <text:p>0</text:p>
          </table:table-cell>
          <table:table-cell table:style-name="Default" table:formula="of:=[.T575]-[.T697]" office:value-type="float" office:value="0" calcext:value-type="float">
            <text:p>0</text:p>
          </table:table-cell>
          <table:table-cell table:style-name="Default" table:formula="of:=[.U575]-[.U697]" office:value-type="float" office:value="0" calcext:value-type="float">
            <text:p>0</text:p>
          </table:table-cell>
          <table:table-cell table:style-name="Default" table:formula="of:=[.V575]-[.V69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7.2" calcext:value-type="float">
            <text:p>67,2</text:p>
          </table:table-cell>
          <table:table-cell table:style-name="Default" table:formula="of:=[.B576]-[.B698]" office:value-type="float" office:value="0" calcext:value-type="float">
            <text:p>0</text:p>
          </table:table-cell>
          <table:table-cell table:style-name="Default" table:formula="of:=[.C576]-[.C698]" office:value-type="float" office:value="0" calcext:value-type="float">
            <text:p>0</text:p>
          </table:table-cell>
          <table:table-cell table:style-name="Default" table:formula="of:=[.D576]-[.D698]" office:value-type="float" office:value="0" calcext:value-type="float">
            <text:p>0</text:p>
          </table:table-cell>
          <table:table-cell table:style-name="Default" table:formula="of:=[.E576]-[.E698]" office:value-type="float" office:value="0" calcext:value-type="float">
            <text:p>0</text:p>
          </table:table-cell>
          <table:table-cell table:style-name="Default" table:formula="of:=[.F576]-[.F698]" office:value-type="float" office:value="0" calcext:value-type="float">
            <text:p>0</text:p>
          </table:table-cell>
          <table:table-cell table:style-name="Default" table:formula="of:=[.G576]-[.G698]" office:value-type="float" office:value="0" calcext:value-type="float">
            <text:p>0</text:p>
          </table:table-cell>
          <table:table-cell table:style-name="Default" table:formula="of:=[.H576]-[.H698]" office:value-type="float" office:value="0" calcext:value-type="float">
            <text:p>0</text:p>
          </table:table-cell>
          <table:table-cell table:style-name="Default" table:formula="of:=[.I576]-[.I698]" office:value-type="float" office:value="0" calcext:value-type="float">
            <text:p>0</text:p>
          </table:table-cell>
          <table:table-cell table:style-name="Default" table:formula="of:=[.J576]-[.J698]" office:value-type="float" office:value="0" calcext:value-type="float">
            <text:p>0</text:p>
          </table:table-cell>
          <table:table-cell table:style-name="Default" table:formula="of:=[.K576]-[.K698]" office:value-type="float" office:value="0" calcext:value-type="float">
            <text:p>0</text:p>
          </table:table-cell>
          <table:table-cell table:style-name="Default" table:formula="of:=[.L576]-[.L698]" office:value-type="float" office:value="0" calcext:value-type="float">
            <text:p>0</text:p>
          </table:table-cell>
          <table:table-cell table:style-name="Default" table:formula="of:=[.M576]-[.M698]" office:value-type="float" office:value="0" calcext:value-type="float">
            <text:p>0</text:p>
          </table:table-cell>
          <table:table-cell table:style-name="Default" table:formula="of:=[.N576]-[.N698]" office:value-type="float" office:value="0" calcext:value-type="float">
            <text:p>0</text:p>
          </table:table-cell>
          <table:table-cell table:style-name="Default" table:formula="of:=[.O576]-[.O698]" office:value-type="float" office:value="0" calcext:value-type="float">
            <text:p>0</text:p>
          </table:table-cell>
          <table:table-cell table:style-name="Default" table:formula="of:=[.P576]-[.P698]" office:value-type="float" office:value="0" calcext:value-type="float">
            <text:p>0</text:p>
          </table:table-cell>
          <table:table-cell table:style-name="Default" table:formula="of:=[.Q576]-[.Q698]" office:value-type="float" office:value="0" calcext:value-type="float">
            <text:p>0</text:p>
          </table:table-cell>
          <table:table-cell table:style-name="Default" table:formula="of:=[.R576]-[.R698]" office:value-type="float" office:value="0" calcext:value-type="float">
            <text:p>0</text:p>
          </table:table-cell>
          <table:table-cell table:style-name="Default" table:formula="of:=[.S576]-[.S698]" office:value-type="float" office:value="0" calcext:value-type="float">
            <text:p>0</text:p>
          </table:table-cell>
          <table:table-cell table:style-name="Default" table:formula="of:=[.T576]-[.T698]" office:value-type="float" office:value="0" calcext:value-type="float">
            <text:p>0</text:p>
          </table:table-cell>
          <table:table-cell table:style-name="Default" table:formula="of:=[.U576]-[.U698]" office:value-type="float" office:value="0" calcext:value-type="float">
            <text:p>0</text:p>
          </table:table-cell>
          <table:table-cell table:style-name="Default" table:formula="of:=[.V576]-[.V69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68.9" calcext:value-type="float">
            <text:p>68,9</text:p>
          </table:table-cell>
          <table:table-cell table:style-name="Default" table:formula="of:=[.B577]-[.B699]" office:value-type="float" office:value="0" calcext:value-type="float">
            <text:p>0</text:p>
          </table:table-cell>
          <table:table-cell table:style-name="Default" table:formula="of:=[.C577]-[.C699]" office:value-type="float" office:value="0" calcext:value-type="float">
            <text:p>0</text:p>
          </table:table-cell>
          <table:table-cell table:style-name="Default" table:formula="of:=[.D577]-[.D699]" office:value-type="float" office:value="0" calcext:value-type="float">
            <text:p>0</text:p>
          </table:table-cell>
          <table:table-cell table:style-name="Default" table:formula="of:=[.E577]-[.E699]" office:value-type="float" office:value="0" calcext:value-type="float">
            <text:p>0</text:p>
          </table:table-cell>
          <table:table-cell table:style-name="Default" table:formula="of:=[.F577]-[.F699]" office:value-type="float" office:value="-4.85722573273506E-017" calcext:value-type="float">
            <text:p>-4,85722573273506E-017</text:p>
          </table:table-cell>
          <table:table-cell table:style-name="Default" table:formula="of:=[.G577]-[.G699]" office:value-type="float" office:value="0" calcext:value-type="float">
            <text:p>0</text:p>
          </table:table-cell>
          <table:table-cell table:style-name="Default" table:formula="of:=[.H577]-[.H699]" office:value-type="float" office:value="0" calcext:value-type="float">
            <text:p>0</text:p>
          </table:table-cell>
          <table:table-cell table:style-name="Default" table:formula="of:=[.I577]-[.I699]" office:value-type="float" office:value="0" calcext:value-type="float">
            <text:p>0</text:p>
          </table:table-cell>
          <table:table-cell table:style-name="Default" table:formula="of:=[.J577]-[.J699]" office:value-type="float" office:value="0" calcext:value-type="float">
            <text:p>0</text:p>
          </table:table-cell>
          <table:table-cell table:style-name="Default" table:formula="of:=[.K577]-[.K699]" office:value-type="float" office:value="0" calcext:value-type="float">
            <text:p>0</text:p>
          </table:table-cell>
          <table:table-cell table:style-name="Default" table:formula="of:=[.L577]-[.L699]" office:value-type="float" office:value="0" calcext:value-type="float">
            <text:p>0</text:p>
          </table:table-cell>
          <table:table-cell table:style-name="Default" table:formula="of:=[.M577]-[.M699]" office:value-type="float" office:value="0" calcext:value-type="float">
            <text:p>0</text:p>
          </table:table-cell>
          <table:table-cell table:style-name="Default" table:formula="of:=[.N577]-[.N699]" office:value-type="float" office:value="0" calcext:value-type="float">
            <text:p>0</text:p>
          </table:table-cell>
          <table:table-cell table:style-name="Default" table:formula="of:=[.O577]-[.O699]" office:value-type="float" office:value="0" calcext:value-type="float">
            <text:p>0</text:p>
          </table:table-cell>
          <table:table-cell table:style-name="Default" table:formula="of:=[.P577]-[.P699]" office:value-type="float" office:value="0" calcext:value-type="float">
            <text:p>0</text:p>
          </table:table-cell>
          <table:table-cell table:style-name="Default" table:formula="of:=[.Q577]-[.Q699]" office:value-type="float" office:value="0" calcext:value-type="float">
            <text:p>0</text:p>
          </table:table-cell>
          <table:table-cell table:style-name="Default" table:formula="of:=[.R577]-[.R699]" office:value-type="float" office:value="0" calcext:value-type="float">
            <text:p>0</text:p>
          </table:table-cell>
          <table:table-cell table:style-name="Default" table:formula="of:=[.S577]-[.S699]" office:value-type="float" office:value="0" calcext:value-type="float">
            <text:p>0</text:p>
          </table:table-cell>
          <table:table-cell table:style-name="Default" table:formula="of:=[.T577]-[.T699]" office:value-type="float" office:value="0" calcext:value-type="float">
            <text:p>0</text:p>
          </table:table-cell>
          <table:table-cell table:style-name="Default" table:formula="of:=[.U577]-[.U699]" office:value-type="float" office:value="0" calcext:value-type="float">
            <text:p>0</text:p>
          </table:table-cell>
          <table:table-cell table:style-name="Default" table:formula="of:=[.V577]-[.V699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0.7" calcext:value-type="float">
            <text:p>70,7</text:p>
          </table:table-cell>
          <table:table-cell table:style-name="Default" table:formula="of:=[.B578]-[.B700]" office:value-type="float" office:value="0" calcext:value-type="float">
            <text:p>0</text:p>
          </table:table-cell>
          <table:table-cell table:style-name="Default" table:formula="of:=[.C578]-[.C700]" office:value-type="float" office:value="0" calcext:value-type="float">
            <text:p>0</text:p>
          </table:table-cell>
          <table:table-cell table:style-name="Default" table:formula="of:=[.D578]-[.D700]" office:value-type="float" office:value="0" calcext:value-type="float">
            <text:p>0</text:p>
          </table:table-cell>
          <table:table-cell table:style-name="Default" table:formula="of:=[.E578]-[.E700]" office:value-type="float" office:value="0" calcext:value-type="float">
            <text:p>0</text:p>
          </table:table-cell>
          <table:table-cell table:style-name="Default" table:formula="of:=[.F578]-[.F700]" office:value-type="float" office:value="0" calcext:value-type="float">
            <text:p>0</text:p>
          </table:table-cell>
          <table:table-cell table:style-name="Default" table:formula="of:=[.G578]-[.G700]" office:value-type="float" office:value="0" calcext:value-type="float">
            <text:p>0</text:p>
          </table:table-cell>
          <table:table-cell table:style-name="Default" table:formula="of:=[.H578]-[.H700]" office:value-type="float" office:value="0" calcext:value-type="float">
            <text:p>0</text:p>
          </table:table-cell>
          <table:table-cell table:style-name="Default" table:formula="of:=[.I578]-[.I700]" office:value-type="float" office:value="0" calcext:value-type="float">
            <text:p>0</text:p>
          </table:table-cell>
          <table:table-cell table:style-name="Default" table:formula="of:=[.J578]-[.J700]" office:value-type="float" office:value="0" calcext:value-type="float">
            <text:p>0</text:p>
          </table:table-cell>
          <table:table-cell table:style-name="Default" table:formula="of:=[.K578]-[.K700]" office:value-type="float" office:value="0" calcext:value-type="float">
            <text:p>0</text:p>
          </table:table-cell>
          <table:table-cell table:style-name="Default" table:formula="of:=[.L578]-[.L700]" office:value-type="float" office:value="0" calcext:value-type="float">
            <text:p>0</text:p>
          </table:table-cell>
          <table:table-cell table:style-name="Default" table:formula="of:=[.M578]-[.M700]" office:value-type="float" office:value="0" calcext:value-type="float">
            <text:p>0</text:p>
          </table:table-cell>
          <table:table-cell table:style-name="Default" table:formula="of:=[.N578]-[.N700]" office:value-type="float" office:value="0" calcext:value-type="float">
            <text:p>0</text:p>
          </table:table-cell>
          <table:table-cell table:style-name="Default" table:formula="of:=[.O578]-[.O700]" office:value-type="float" office:value="0" calcext:value-type="float">
            <text:p>0</text:p>
          </table:table-cell>
          <table:table-cell table:style-name="Default" table:formula="of:=[.P578]-[.P700]" office:value-type="float" office:value="0" calcext:value-type="float">
            <text:p>0</text:p>
          </table:table-cell>
          <table:table-cell table:style-name="Default" table:formula="of:=[.Q578]-[.Q700]" office:value-type="float" office:value="0" calcext:value-type="float">
            <text:p>0</text:p>
          </table:table-cell>
          <table:table-cell table:style-name="Default" table:formula="of:=[.R578]-[.R700]" office:value-type="float" office:value="0" calcext:value-type="float">
            <text:p>0</text:p>
          </table:table-cell>
          <table:table-cell table:style-name="Default" table:formula="of:=[.S578]-[.S700]" office:value-type="float" office:value="0" calcext:value-type="float">
            <text:p>0</text:p>
          </table:table-cell>
          <table:table-cell table:style-name="Default" table:formula="of:=[.T578]-[.T700]" office:value-type="float" office:value="0" calcext:value-type="float">
            <text:p>0</text:p>
          </table:table-cell>
          <table:table-cell table:style-name="Default" table:formula="of:=[.U578]-[.U700]" office:value-type="float" office:value="0" calcext:value-type="float">
            <text:p>0</text:p>
          </table:table-cell>
          <table:table-cell table:style-name="Default" table:formula="of:=[.V578]-[.V700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2.5" calcext:value-type="float">
            <text:p>72,5</text:p>
          </table:table-cell>
          <table:table-cell table:style-name="Default" table:formula="of:=[.B579]-[.B701]" office:value-type="float" office:value="0" calcext:value-type="float">
            <text:p>0</text:p>
          </table:table-cell>
          <table:table-cell table:style-name="Default" table:formula="of:=[.C579]-[.C701]" office:value-type="float" office:value="0" calcext:value-type="float">
            <text:p>0</text:p>
          </table:table-cell>
          <table:table-cell table:style-name="Default" table:formula="of:=[.D579]-[.D701]" office:value-type="float" office:value="0" calcext:value-type="float">
            <text:p>0</text:p>
          </table:table-cell>
          <table:table-cell table:style-name="Default" table:formula="of:=[.E579]-[.E701]" office:value-type="float" office:value="0" calcext:value-type="float">
            <text:p>0</text:p>
          </table:table-cell>
          <table:table-cell table:style-name="Default" table:formula="of:=[.F579]-[.F701]" office:value-type="float" office:value="0" calcext:value-type="float">
            <text:p>0</text:p>
          </table:table-cell>
          <table:table-cell table:style-name="Default" table:formula="of:=[.G579]-[.G701]" office:value-type="float" office:value="0" calcext:value-type="float">
            <text:p>0</text:p>
          </table:table-cell>
          <table:table-cell table:style-name="Default" table:formula="of:=[.H579]-[.H701]" office:value-type="float" office:value="0" calcext:value-type="float">
            <text:p>0</text:p>
          </table:table-cell>
          <table:table-cell table:style-name="Default" table:formula="of:=[.I579]-[.I701]" office:value-type="float" office:value="0" calcext:value-type="float">
            <text:p>0</text:p>
          </table:table-cell>
          <table:table-cell table:style-name="Default" table:formula="of:=[.J579]-[.J701]" office:value-type="float" office:value="0" calcext:value-type="float">
            <text:p>0</text:p>
          </table:table-cell>
          <table:table-cell table:style-name="Default" table:formula="of:=[.K579]-[.K701]" office:value-type="float" office:value="0" calcext:value-type="float">
            <text:p>0</text:p>
          </table:table-cell>
          <table:table-cell table:style-name="Default" table:formula="of:=[.L579]-[.L701]" office:value-type="float" office:value="0" calcext:value-type="float">
            <text:p>0</text:p>
          </table:table-cell>
          <table:table-cell table:style-name="Default" table:formula="of:=[.M579]-[.M701]" office:value-type="float" office:value="0" calcext:value-type="float">
            <text:p>0</text:p>
          </table:table-cell>
          <table:table-cell table:style-name="Default" table:formula="of:=[.N579]-[.N701]" office:value-type="float" office:value="0" calcext:value-type="float">
            <text:p>0</text:p>
          </table:table-cell>
          <table:table-cell table:style-name="Default" table:formula="of:=[.O579]-[.O701]" office:value-type="float" office:value="0" calcext:value-type="float">
            <text:p>0</text:p>
          </table:table-cell>
          <table:table-cell table:style-name="Default" table:formula="of:=[.P579]-[.P701]" office:value-type="float" office:value="0" calcext:value-type="float">
            <text:p>0</text:p>
          </table:table-cell>
          <table:table-cell table:style-name="Default" table:formula="of:=[.Q579]-[.Q701]" office:value-type="float" office:value="0" calcext:value-type="float">
            <text:p>0</text:p>
          </table:table-cell>
          <table:table-cell table:style-name="Default" table:formula="of:=[.R579]-[.R701]" office:value-type="float" office:value="0" calcext:value-type="float">
            <text:p>0</text:p>
          </table:table-cell>
          <table:table-cell table:style-name="Default" table:formula="of:=[.S579]-[.S701]" office:value-type="float" office:value="0" calcext:value-type="float">
            <text:p>0</text:p>
          </table:table-cell>
          <table:table-cell table:style-name="Default" table:formula="of:=[.T579]-[.T701]" office:value-type="float" office:value="0" calcext:value-type="float">
            <text:p>0</text:p>
          </table:table-cell>
          <table:table-cell table:style-name="Default" table:formula="of:=[.U579]-[.U701]" office:value-type="float" office:value="0" calcext:value-type="float">
            <text:p>0</text:p>
          </table:table-cell>
          <table:table-cell table:style-name="Default" table:formula="of:=[.V579]-[.V701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4.2" calcext:value-type="float">
            <text:p>74,2</text:p>
          </table:table-cell>
          <table:table-cell table:style-name="Default" table:formula="of:=[.B580]-[.B702]" office:value-type="float" office:value="0" calcext:value-type="float">
            <text:p>0</text:p>
          </table:table-cell>
          <table:table-cell table:style-name="Default" table:formula="of:=[.C580]-[.C702]" office:value-type="float" office:value="0" calcext:value-type="float">
            <text:p>0</text:p>
          </table:table-cell>
          <table:table-cell table:style-name="Default" table:formula="of:=[.D580]-[.D702]" office:value-type="string" office:string-value="" calcext:value-type="error">
            <text:p>#VALEUR !</text:p>
          </table:table-cell>
          <table:table-cell table:style-name="Default" table:formula="of:=[.E580]-[.E702]" office:value-type="float" office:value="0" calcext:value-type="float">
            <text:p>0</text:p>
          </table:table-cell>
          <table:table-cell table:style-name="Default" table:formula="of:=[.F580]-[.F702]" office:value-type="float" office:value="0" calcext:value-type="float">
            <text:p>0</text:p>
          </table:table-cell>
          <table:table-cell table:style-name="Default" table:formula="of:=[.G580]-[.G702]" office:value-type="float" office:value="0" calcext:value-type="float">
            <text:p>0</text:p>
          </table:table-cell>
          <table:table-cell table:style-name="Default" table:formula="of:=[.H580]-[.H702]" office:value-type="float" office:value="0" calcext:value-type="float">
            <text:p>0</text:p>
          </table:table-cell>
          <table:table-cell table:style-name="Default" table:formula="of:=[.I580]-[.I702]" office:value-type="float" office:value="0" calcext:value-type="float">
            <text:p>0</text:p>
          </table:table-cell>
          <table:table-cell table:style-name="Default" table:formula="of:=[.J580]-[.J702]" office:value-type="float" office:value="0" calcext:value-type="float">
            <text:p>0</text:p>
          </table:table-cell>
          <table:table-cell table:style-name="Default" table:formula="of:=[.K580]-[.K702]" office:value-type="float" office:value="0" calcext:value-type="float">
            <text:p>0</text:p>
          </table:table-cell>
          <table:table-cell table:style-name="Default" table:formula="of:=[.L580]-[.L702]" office:value-type="float" office:value="0" calcext:value-type="float">
            <text:p>0</text:p>
          </table:table-cell>
          <table:table-cell table:style-name="Default" table:formula="of:=[.M580]-[.M702]" office:value-type="float" office:value="0" calcext:value-type="float">
            <text:p>0</text:p>
          </table:table-cell>
          <table:table-cell table:style-name="Default" table:formula="of:=[.N580]-[.N702]" office:value-type="string" office:string-value="" calcext:value-type="error">
            <text:p>#VALEUR !</text:p>
          </table:table-cell>
          <table:table-cell table:style-name="Default" table:formula="of:=[.O580]-[.O702]" office:value-type="float" office:value="0" calcext:value-type="float">
            <text:p>0</text:p>
          </table:table-cell>
          <table:table-cell table:style-name="Default" table:formula="of:=[.P580]-[.P702]" office:value-type="float" office:value="0" calcext:value-type="float">
            <text:p>0</text:p>
          </table:table-cell>
          <table:table-cell table:style-name="Default" table:formula="of:=[.Q580]-[.Q702]" office:value-type="float" office:value="0" calcext:value-type="float">
            <text:p>0</text:p>
          </table:table-cell>
          <table:table-cell table:style-name="Default" table:formula="of:=[.R580]-[.R702]" office:value-type="float" office:value="0" calcext:value-type="float">
            <text:p>0</text:p>
          </table:table-cell>
          <table:table-cell table:style-name="Default" table:formula="of:=[.S580]-[.S702]" office:value-type="float" office:value="0" calcext:value-type="float">
            <text:p>0</text:p>
          </table:table-cell>
          <table:table-cell table:style-name="Default" table:formula="of:=[.T580]-[.T702]" office:value-type="float" office:value="0" calcext:value-type="float">
            <text:p>0</text:p>
          </table:table-cell>
          <table:table-cell table:style-name="Default" table:formula="of:=[.U580]-[.U702]" office:value-type="float" office:value="0" calcext:value-type="float">
            <text:p>0</text:p>
          </table:table-cell>
          <table:table-cell table:style-name="Default" table:formula="of:=[.V580]-[.V702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Default" table:formula="of:=[.B581]-[.B703]" office:value-type="float" office:value="0" calcext:value-type="float">
            <text:p>0</text:p>
          </table:table-cell>
          <table:table-cell table:style-name="Default" table:formula="of:=[.C581]-[.C703]" office:value-type="float" office:value="0" calcext:value-type="float">
            <text:p>0</text:p>
          </table:table-cell>
          <table:table-cell table:style-name="Default" table:formula="of:=[.D581]-[.D703]" office:value-type="float" office:value="0" calcext:value-type="float">
            <text:p>0</text:p>
          </table:table-cell>
          <table:table-cell table:style-name="Default" table:formula="of:=[.E581]-[.E703]" office:value-type="float" office:value="0" calcext:value-type="float">
            <text:p>0</text:p>
          </table:table-cell>
          <table:table-cell table:style-name="Default" table:formula="of:=[.F581]-[.F703]" office:value-type="float" office:value="0" calcext:value-type="float">
            <text:p>0</text:p>
          </table:table-cell>
          <table:table-cell table:style-name="Default" table:formula="of:=[.G581]-[.G703]" office:value-type="float" office:value="0" calcext:value-type="float">
            <text:p>0</text:p>
          </table:table-cell>
          <table:table-cell table:style-name="Default" table:formula="of:=[.H581]-[.H703]" office:value-type="float" office:value="0" calcext:value-type="float">
            <text:p>0</text:p>
          </table:table-cell>
          <table:table-cell table:style-name="Default" table:formula="of:=[.I581]-[.I703]" office:value-type="float" office:value="0" calcext:value-type="float">
            <text:p>0</text:p>
          </table:table-cell>
          <table:table-cell table:style-name="Default" table:formula="of:=[.J581]-[.J703]" office:value-type="float" office:value="0" calcext:value-type="float">
            <text:p>0</text:p>
          </table:table-cell>
          <table:table-cell table:style-name="Default" table:formula="of:=[.K581]-[.K703]" office:value-type="float" office:value="0" calcext:value-type="float">
            <text:p>0</text:p>
          </table:table-cell>
          <table:table-cell table:style-name="Default" table:formula="of:=[.L581]-[.L703]" office:value-type="float" office:value="0" calcext:value-type="float">
            <text:p>0</text:p>
          </table:table-cell>
          <table:table-cell table:style-name="Default" table:formula="of:=[.M581]-[.M703]" office:value-type="float" office:value="0" calcext:value-type="float">
            <text:p>0</text:p>
          </table:table-cell>
          <table:table-cell table:style-name="Default" table:formula="of:=[.N581]-[.N703]" office:value-type="float" office:value="0" calcext:value-type="float">
            <text:p>0</text:p>
          </table:table-cell>
          <table:table-cell table:style-name="Default" table:formula="of:=[.O581]-[.O703]" office:value-type="float" office:value="0" calcext:value-type="float">
            <text:p>0</text:p>
          </table:table-cell>
          <table:table-cell table:style-name="Default" table:formula="of:=[.P581]-[.P703]" office:value-type="float" office:value="0" calcext:value-type="float">
            <text:p>0</text:p>
          </table:table-cell>
          <table:table-cell table:style-name="Default" table:formula="of:=[.Q581]-[.Q703]" office:value-type="float" office:value="0" calcext:value-type="float">
            <text:p>0</text:p>
          </table:table-cell>
          <table:table-cell table:style-name="Default" table:formula="of:=[.R581]-[.R703]" office:value-type="float" office:value="0" calcext:value-type="float">
            <text:p>0</text:p>
          </table:table-cell>
          <table:table-cell table:style-name="Default" table:formula="of:=[.S581]-[.S703]" office:value-type="float" office:value="0" calcext:value-type="float">
            <text:p>0</text:p>
          </table:table-cell>
          <table:table-cell table:style-name="Default" table:formula="of:=[.T581]-[.T703]" office:value-type="float" office:value="0" calcext:value-type="float">
            <text:p>0</text:p>
          </table:table-cell>
          <table:table-cell table:style-name="Default" table:formula="of:=[.U581]-[.U703]" office:value-type="float" office:value="0" calcext:value-type="float">
            <text:p>0</text:p>
          </table:table-cell>
          <table:table-cell table:style-name="Default" table:formula="of:=[.V581]-[.V703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7.8" calcext:value-type="float">
            <text:p>77,8</text:p>
          </table:table-cell>
          <table:table-cell table:style-name="Default" table:formula="of:=[.B582]-[.B704]" office:value-type="float" office:value="0" calcext:value-type="float">
            <text:p>0</text:p>
          </table:table-cell>
          <table:table-cell table:style-name="Default" table:formula="of:=[.C582]-[.C704]" office:value-type="float" office:value="0" calcext:value-type="float">
            <text:p>0</text:p>
          </table:table-cell>
          <table:table-cell table:style-name="Default" table:formula="of:=[.D582]-[.D704]" office:value-type="float" office:value="0" calcext:value-type="float">
            <text:p>0</text:p>
          </table:table-cell>
          <table:table-cell table:style-name="Default" table:formula="of:=[.E582]-[.E704]" office:value-type="float" office:value="0" calcext:value-type="float">
            <text:p>0</text:p>
          </table:table-cell>
          <table:table-cell table:style-name="Default" table:formula="of:=[.F582]-[.F704]" office:value-type="float" office:value="0" calcext:value-type="float">
            <text:p>0</text:p>
          </table:table-cell>
          <table:table-cell table:style-name="Default" table:formula="of:=[.G582]-[.G704]" office:value-type="float" office:value="0" calcext:value-type="float">
            <text:p>0</text:p>
          </table:table-cell>
          <table:table-cell table:style-name="Default" table:formula="of:=[.H582]-[.H704]" office:value-type="float" office:value="0" calcext:value-type="float">
            <text:p>0</text:p>
          </table:table-cell>
          <table:table-cell table:style-name="Default" table:formula="of:=[.I582]-[.I704]" office:value-type="float" office:value="0" calcext:value-type="float">
            <text:p>0</text:p>
          </table:table-cell>
          <table:table-cell table:style-name="Default" table:formula="of:=[.J582]-[.J704]" office:value-type="float" office:value="0" calcext:value-type="float">
            <text:p>0</text:p>
          </table:table-cell>
          <table:table-cell table:style-name="Default" table:formula="of:=[.K582]-[.K704]" office:value-type="float" office:value="0" calcext:value-type="float">
            <text:p>0</text:p>
          </table:table-cell>
          <table:table-cell table:style-name="Default" table:formula="of:=[.L582]-[.L704]" office:value-type="float" office:value="0" calcext:value-type="float">
            <text:p>0</text:p>
          </table:table-cell>
          <table:table-cell table:style-name="Default" table:formula="of:=[.M582]-[.M704]" office:value-type="float" office:value="0" calcext:value-type="float">
            <text:p>0</text:p>
          </table:table-cell>
          <table:table-cell table:style-name="Default" table:formula="of:=[.N582]-[.N704]" office:value-type="float" office:value="0" calcext:value-type="float">
            <text:p>0</text:p>
          </table:table-cell>
          <table:table-cell table:style-name="Default" table:formula="of:=[.O582]-[.O704]" office:value-type="float" office:value="0" calcext:value-type="float">
            <text:p>0</text:p>
          </table:table-cell>
          <table:table-cell table:style-name="Default" table:formula="of:=[.P582]-[.P704]" office:value-type="float" office:value="0" calcext:value-type="float">
            <text:p>0</text:p>
          </table:table-cell>
          <table:table-cell table:style-name="Default" table:formula="of:=[.Q582]-[.Q704]" office:value-type="float" office:value="0" calcext:value-type="float">
            <text:p>0</text:p>
          </table:table-cell>
          <table:table-cell table:style-name="Default" table:formula="of:=[.R582]-[.R704]" office:value-type="float" office:value="0" calcext:value-type="float">
            <text:p>0</text:p>
          </table:table-cell>
          <table:table-cell table:style-name="Default" table:formula="of:=[.S582]-[.S704]" office:value-type="float" office:value="0" calcext:value-type="float">
            <text:p>0</text:p>
          </table:table-cell>
          <table:table-cell table:style-name="Default" table:formula="of:=[.T582]-[.T704]" office:value-type="float" office:value="0" calcext:value-type="float">
            <text:p>0</text:p>
          </table:table-cell>
          <table:table-cell table:style-name="Default" table:formula="of:=[.U582]-[.U704]" office:value-type="float" office:value="0" calcext:value-type="float">
            <text:p>0</text:p>
          </table:table-cell>
          <table:table-cell table:style-name="Default" table:formula="of:=[.V582]-[.V704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79.5" calcext:value-type="float">
            <text:p>79,5</text:p>
          </table:table-cell>
          <table:table-cell table:style-name="Default" table:formula="of:=[.B583]-[.B705]" office:value-type="float" office:value="0" calcext:value-type="float">
            <text:p>0</text:p>
          </table:table-cell>
          <table:table-cell table:style-name="Default" table:formula="of:=[.C583]-[.C705]" office:value-type="float" office:value="0" calcext:value-type="float">
            <text:p>0</text:p>
          </table:table-cell>
          <table:table-cell table:style-name="Default" table:formula="of:=[.D583]-[.D705]" office:value-type="float" office:value="0" calcext:value-type="float">
            <text:p>0</text:p>
          </table:table-cell>
          <table:table-cell table:style-name="Default" table:formula="of:=[.E583]-[.E705]" office:value-type="float" office:value="0" calcext:value-type="float">
            <text:p>0</text:p>
          </table:table-cell>
          <table:table-cell table:style-name="Default" table:formula="of:=[.F583]-[.F705]" office:value-type="float" office:value="0" calcext:value-type="float">
            <text:p>0</text:p>
          </table:table-cell>
          <table:table-cell table:style-name="Default" table:formula="of:=[.G583]-[.G705]" office:value-type="float" office:value="0" calcext:value-type="float">
            <text:p>0</text:p>
          </table:table-cell>
          <table:table-cell table:style-name="Default" table:formula="of:=[.H583]-[.H705]" office:value-type="float" office:value="0" calcext:value-type="float">
            <text:p>0</text:p>
          </table:table-cell>
          <table:table-cell table:style-name="Default" table:formula="of:=[.I583]-[.I705]" office:value-type="float" office:value="0" calcext:value-type="float">
            <text:p>0</text:p>
          </table:table-cell>
          <table:table-cell table:style-name="Default" table:formula="of:=[.J583]-[.J705]" office:value-type="float" office:value="0" calcext:value-type="float">
            <text:p>0</text:p>
          </table:table-cell>
          <table:table-cell table:style-name="Default" table:formula="of:=[.K583]-[.K705]" office:value-type="float" office:value="0" calcext:value-type="float">
            <text:p>0</text:p>
          </table:table-cell>
          <table:table-cell table:style-name="Default" table:formula="of:=[.L583]-[.L705]" office:value-type="float" office:value="0" calcext:value-type="float">
            <text:p>0</text:p>
          </table:table-cell>
          <table:table-cell table:style-name="Default" table:formula="of:=[.M583]-[.M705]" office:value-type="float" office:value="0" calcext:value-type="float">
            <text:p>0</text:p>
          </table:table-cell>
          <table:table-cell table:style-name="Default" table:formula="of:=[.N583]-[.N705]" office:value-type="float" office:value="0" calcext:value-type="float">
            <text:p>0</text:p>
          </table:table-cell>
          <table:table-cell table:style-name="Default" table:formula="of:=[.O583]-[.O705]" office:value-type="float" office:value="0" calcext:value-type="float">
            <text:p>0</text:p>
          </table:table-cell>
          <table:table-cell table:style-name="Default" table:formula="of:=[.P583]-[.P705]" office:value-type="float" office:value="0" calcext:value-type="float">
            <text:p>0</text:p>
          </table:table-cell>
          <table:table-cell table:style-name="Default" table:formula="of:=[.Q583]-[.Q705]" office:value-type="float" office:value="0" calcext:value-type="float">
            <text:p>0</text:p>
          </table:table-cell>
          <table:table-cell table:style-name="Default" table:formula="of:=[.R583]-[.R705]" office:value-type="float" office:value="0" calcext:value-type="float">
            <text:p>0</text:p>
          </table:table-cell>
          <table:table-cell table:style-name="Default" table:formula="of:=[.S583]-[.S705]" office:value-type="float" office:value="0" calcext:value-type="float">
            <text:p>0</text:p>
          </table:table-cell>
          <table:table-cell table:style-name="Default" table:formula="of:=[.T583]-[.T705]" office:value-type="float" office:value="0" calcext:value-type="float">
            <text:p>0</text:p>
          </table:table-cell>
          <table:table-cell table:style-name="Default" table:formula="of:=[.U583]-[.U705]" office:value-type="float" office:value="0" calcext:value-type="float">
            <text:p>0</text:p>
          </table:table-cell>
          <table:table-cell table:style-name="Default" table:formula="of:=[.V583]-[.V705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1.3" calcext:value-type="float">
            <text:p>81,3</text:p>
          </table:table-cell>
          <table:table-cell table:style-name="Default" table:formula="of:=[.B584]-[.B706]" office:value-type="float" office:value="0" calcext:value-type="float">
            <text:p>0</text:p>
          </table:table-cell>
          <table:table-cell table:style-name="Default" table:formula="of:=[.C584]-[.C706]" office:value-type="float" office:value="0" calcext:value-type="float">
            <text:p>0</text:p>
          </table:table-cell>
          <table:table-cell table:style-name="Default" table:formula="of:=[.D584]-[.D706]" office:value-type="string" office:string-value="" calcext:value-type="error">
            <text:p>#VALEUR !</text:p>
          </table:table-cell>
          <table:table-cell table:style-name="Default" table:formula="of:=[.E584]-[.E706]" office:value-type="float" office:value="0" calcext:value-type="float">
            <text:p>0</text:p>
          </table:table-cell>
          <table:table-cell table:style-name="Default" table:formula="of:=[.F584]-[.F706]" office:value-type="float" office:value="0" calcext:value-type="float">
            <text:p>0</text:p>
          </table:table-cell>
          <table:table-cell table:style-name="Default" table:formula="of:=[.G584]-[.G706]" office:value-type="float" office:value="0" calcext:value-type="float">
            <text:p>0</text:p>
          </table:table-cell>
          <table:table-cell table:style-name="Default" table:formula="of:=[.H584]-[.H706]" office:value-type="string" office:string-value="" calcext:value-type="error">
            <text:p>#VALEUR !</text:p>
          </table:table-cell>
          <table:table-cell table:style-name="Default" table:formula="of:=[.I584]-[.I706]" office:value-type="float" office:value="0" calcext:value-type="float">
            <text:p>0</text:p>
          </table:table-cell>
          <table:table-cell table:style-name="Default" table:formula="of:=[.J584]-[.J706]" office:value-type="float" office:value="0" calcext:value-type="float">
            <text:p>0</text:p>
          </table:table-cell>
          <table:table-cell table:style-name="Default" table:formula="of:=[.K584]-[.K706]" office:value-type="float" office:value="0" calcext:value-type="float">
            <text:p>0</text:p>
          </table:table-cell>
          <table:table-cell table:style-name="Default" table:formula="of:=[.L584]-[.L706]" office:value-type="float" office:value="0" calcext:value-type="float">
            <text:p>0</text:p>
          </table:table-cell>
          <table:table-cell table:style-name="Default" table:formula="of:=[.M584]-[.M706]" office:value-type="string" office:string-value="" calcext:value-type="error">
            <text:p>#VALEUR !</text:p>
          </table:table-cell>
          <table:table-cell table:style-name="Default" table:formula="of:=[.N584]-[.N706]" office:value-type="float" office:value="0" calcext:value-type="float">
            <text:p>0</text:p>
          </table:table-cell>
          <table:table-cell table:style-name="Default" table:formula="of:=[.O584]-[.O706]" office:value-type="float" office:value="0" calcext:value-type="float">
            <text:p>0</text:p>
          </table:table-cell>
          <table:table-cell table:style-name="Default" table:formula="of:=[.P584]-[.P706]" office:value-type="float" office:value="0" calcext:value-type="float">
            <text:p>0</text:p>
          </table:table-cell>
          <table:table-cell table:style-name="Default" table:formula="of:=[.Q584]-[.Q706]" office:value-type="float" office:value="0" calcext:value-type="float">
            <text:p>0</text:p>
          </table:table-cell>
          <table:table-cell table:style-name="Default" table:formula="of:=[.R584]-[.R706]" office:value-type="float" office:value="0" calcext:value-type="float">
            <text:p>0</text:p>
          </table:table-cell>
          <table:table-cell table:style-name="Default" table:formula="of:=[.S584]-[.S706]" office:value-type="string" office:string-value="" calcext:value-type="error">
            <text:p>#VALEUR !</text:p>
          </table:table-cell>
          <table:table-cell table:style-name="Default" table:formula="of:=[.T584]-[.T706]" office:value-type="float" office:value="0" calcext:value-type="float">
            <text:p>0</text:p>
          </table:table-cell>
          <table:table-cell table:style-name="Default" table:formula="of:=[.U584]-[.U706]" office:value-type="float" office:value="0" calcext:value-type="float">
            <text:p>0</text:p>
          </table:table-cell>
          <table:table-cell table:style-name="Default" table:formula="of:=[.V584]-[.V706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3.1" calcext:value-type="float">
            <text:p>83,1</text:p>
          </table:table-cell>
          <table:table-cell table:style-name="Default" table:formula="of:=[.B585]-[.B707]" office:value-type="string" office:string-value="" calcext:value-type="error">
            <text:p>#VALEUR !</text:p>
          </table:table-cell>
          <table:table-cell table:style-name="Default" table:formula="of:=[.C585]-[.C707]" office:value-type="float" office:value="0" calcext:value-type="float">
            <text:p>0</text:p>
          </table:table-cell>
          <table:table-cell table:style-name="Default" table:formula="of:=[.D585]-[.D707]" office:value-type="float" office:value="0" calcext:value-type="float">
            <text:p>0</text:p>
          </table:table-cell>
          <table:table-cell table:style-name="Default" table:formula="of:=[.E585]-[.E707]" office:value-type="float" office:value="0" calcext:value-type="float">
            <text:p>0</text:p>
          </table:table-cell>
          <table:table-cell table:style-name="Default" table:formula="of:=[.F585]-[.F707]" office:value-type="float" office:value="0" calcext:value-type="float">
            <text:p>0</text:p>
          </table:table-cell>
          <table:table-cell table:style-name="Default" table:formula="of:=[.G585]-[.G707]" office:value-type="float" office:value="0" calcext:value-type="float">
            <text:p>0</text:p>
          </table:table-cell>
          <table:table-cell table:style-name="Default" table:formula="of:=[.H585]-[.H707]" office:value-type="float" office:value="0" calcext:value-type="float">
            <text:p>0</text:p>
          </table:table-cell>
          <table:table-cell table:style-name="Default" table:formula="of:=[.I585]-[.I707]" office:value-type="float" office:value="0" calcext:value-type="float">
            <text:p>0</text:p>
          </table:table-cell>
          <table:table-cell table:style-name="Default" table:formula="of:=[.J585]-[.J707]" office:value-type="float" office:value="0" calcext:value-type="float">
            <text:p>0</text:p>
          </table:table-cell>
          <table:table-cell table:style-name="Default" table:formula="of:=[.K585]-[.K707]" office:value-type="float" office:value="0" calcext:value-type="float">
            <text:p>0</text:p>
          </table:table-cell>
          <table:table-cell table:style-name="Default" table:formula="of:=[.L585]-[.L707]" office:value-type="float" office:value="0" calcext:value-type="float">
            <text:p>0</text:p>
          </table:table-cell>
          <table:table-cell table:style-name="Default" table:formula="of:=[.M585]-[.M707]" office:value-type="float" office:value="0" calcext:value-type="float">
            <text:p>0</text:p>
          </table:table-cell>
          <table:table-cell table:style-name="Default" table:formula="of:=[.N585]-[.N707]" office:value-type="float" office:value="0" calcext:value-type="float">
            <text:p>0</text:p>
          </table:table-cell>
          <table:table-cell table:style-name="Default" table:formula="of:=[.O585]-[.O707]" office:value-type="float" office:value="0" calcext:value-type="float">
            <text:p>0</text:p>
          </table:table-cell>
          <table:table-cell table:style-name="Default" table:formula="of:=[.P585]-[.P707]" office:value-type="float" office:value="0" calcext:value-type="float">
            <text:p>0</text:p>
          </table:table-cell>
          <table:table-cell table:style-name="Default" table:formula="of:=[.Q585]-[.Q707]" office:value-type="float" office:value="0" calcext:value-type="float">
            <text:p>0</text:p>
          </table:table-cell>
          <table:table-cell table:style-name="Default" table:formula="of:=[.R585]-[.R707]" office:value-type="float" office:value="0" calcext:value-type="float">
            <text:p>0</text:p>
          </table:table-cell>
          <table:table-cell table:style-name="Default" table:formula="of:=[.S585]-[.S707]" office:value-type="float" office:value="0" calcext:value-type="float">
            <text:p>0</text:p>
          </table:table-cell>
          <table:table-cell table:style-name="Default" table:formula="of:=[.T585]-[.T707]" office:value-type="float" office:value="0" calcext:value-type="float">
            <text:p>0</text:p>
          </table:table-cell>
          <table:table-cell table:style-name="Default" table:formula="of:=[.U585]-[.U707]" office:value-type="float" office:value="0" calcext:value-type="float">
            <text:p>0</text:p>
          </table:table-cell>
          <table:table-cell table:style-name="Default" table:formula="of:=[.V585]-[.V707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" office:value-type="float" office:value="84.8" calcext:value-type="float">
            <text:p>84,8</text:p>
          </table:table-cell>
          <table:table-cell table:style-name="Default" table:formula="of:=[.B586]-[.B708]" office:value-type="float" office:value="0" calcext:value-type="float">
            <text:p>0</text:p>
          </table:table-cell>
          <table:table-cell table:style-name="Default" table:formula="of:=[.C586]-[.C708]" office:value-type="float" office:value="0" calcext:value-type="float">
            <text:p>0</text:p>
          </table:table-cell>
          <table:table-cell table:style-name="Default" table:formula="of:=[.D586]-[.D708]" office:value-type="float" office:value="0" calcext:value-type="float">
            <text:p>0</text:p>
          </table:table-cell>
          <table:table-cell table:style-name="Default" table:formula="of:=[.E586]-[.E708]" office:value-type="float" office:value="0" calcext:value-type="float">
            <text:p>0</text:p>
          </table:table-cell>
          <table:table-cell table:style-name="Default" table:formula="of:=[.F586]-[.F708]" office:value-type="float" office:value="0" calcext:value-type="float">
            <text:p>0</text:p>
          </table:table-cell>
          <table:table-cell table:style-name="Default" table:formula="of:=[.G586]-[.G708]" office:value-type="float" office:value="0" calcext:value-type="float">
            <text:p>0</text:p>
          </table:table-cell>
          <table:table-cell table:style-name="Default" table:formula="of:=[.H586]-[.H708]" office:value-type="float" office:value="0" calcext:value-type="float">
            <text:p>0</text:p>
          </table:table-cell>
          <table:table-cell table:style-name="Default" table:formula="of:=[.I586]-[.I708]" office:value-type="float" office:value="0" calcext:value-type="float">
            <text:p>0</text:p>
          </table:table-cell>
          <table:table-cell table:style-name="Default" table:formula="of:=[.J586]-[.J708]" office:value-type="float" office:value="0" calcext:value-type="float">
            <text:p>0</text:p>
          </table:table-cell>
          <table:table-cell table:style-name="Default" table:formula="of:=[.K586]-[.K708]" office:value-type="float" office:value="0" calcext:value-type="float">
            <text:p>0</text:p>
          </table:table-cell>
          <table:table-cell table:style-name="Default" table:formula="of:=[.L586]-[.L708]" office:value-type="float" office:value="0" calcext:value-type="float">
            <text:p>0</text:p>
          </table:table-cell>
          <table:table-cell table:style-name="Default" table:formula="of:=[.M586]-[.M708]" office:value-type="float" office:value="0" calcext:value-type="float">
            <text:p>0</text:p>
          </table:table-cell>
          <table:table-cell table:style-name="Default" table:formula="of:=[.N586]-[.N708]" office:value-type="float" office:value="0" calcext:value-type="float">
            <text:p>0</text:p>
          </table:table-cell>
          <table:table-cell table:style-name="Default" table:formula="of:=[.O586]-[.O708]" office:value-type="float" office:value="0" calcext:value-type="float">
            <text:p>0</text:p>
          </table:table-cell>
          <table:table-cell table:style-name="Default" table:formula="of:=[.P586]-[.P708]" office:value-type="float" office:value="0" calcext:value-type="float">
            <text:p>0</text:p>
          </table:table-cell>
          <table:table-cell table:style-name="Default" table:formula="of:=[.Q586]-[.Q708]" office:value-type="float" office:value="0" calcext:value-type="float">
            <text:p>0</text:p>
          </table:table-cell>
          <table:table-cell table:style-name="Default" table:formula="of:=[.R586]-[.R708]" office:value-type="string" office:string-value="" calcext:value-type="error">
            <text:p>#VALEUR !</text:p>
          </table:table-cell>
          <table:table-cell table:style-name="Default" table:formula="of:=[.S586]-[.S708]" office:value-type="float" office:value="0" calcext:value-type="float">
            <text:p>0</text:p>
          </table:table-cell>
          <table:table-cell table:style-name="Default" table:formula="of:=[.T586]-[.T708]" office:value-type="float" office:value="0" calcext:value-type="float">
            <text:p>0</text:p>
          </table:table-cell>
          <table:table-cell table:style-name="Default" table:formula="of:=[.U586]-[.U708]" office:value-type="float" office:value="0" calcext:value-type="float">
            <text:p>0</text:p>
          </table:table-cell>
          <table:table-cell table:style-name="Default" table:formula="of:=[.V586]-[.V708]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/>
          <table:table-cell table:style-name="Default" table:number-columns-repeated="21"/>
          <table:table-cell table:number-columns-repeated="1002"/>
        </table:table-row>
        <table:table-row table:style-name="ro2">
          <table:table-cell office:value-type="string" calcext:value-type="string">
            <text:p>Conclusions: traitements identiques</text:p>
          </table:table-cell>
          <table:table-cell table:style-name="Default" table:number-columns-repeated="21"/>
          <table:table-cell table:number-columns-repeated="1002"/>
        </table:table-row>
        <table:table-row table:style-name="ro2" table:number-rows-repeated="74">
          <table:table-cell/>
          <table:table-cell table:style-name="Default" table:number-columns-repeated="21"/>
          <table:table-cell table:number-columns-repeated="1002"/>
        </table:table-row>
        <table:table-row table:style-name="ro2">
          <table:table-cell/>
          <table:table-cell table:style-name="Default" table:number-columns-repeated="21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1:25:38.911074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1:26:34.307536572</dc:date>
    <meta:generator>LibreOffice/4.2.8.2$Linux_X86_64 LibreOffice_project/420m0$Build-2</meta:generator>
    <meta:editing-duration>PT57M28S</meta:editing-duration>
    <meta:editing-cycles>14</meta:editing-cycles>
    <meta:document-statistic meta:table-count="1" meta:cell-count="10382" meta:object-count="0"/>
  </office:meta>
</office:document-meta>
</file>